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2.5193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5008in"/>
    </style:style>
    <style:style style:name="co10" style:family="table-column">
      <style:table-column-properties fo:break-before="auto" style:column-width="1.7366in"/>
    </style:style>
    <style:style style:name="co11" style:family="table-column">
      <style:table-column-properties fo:break-before="auto" style:column-width="1.6189in"/>
    </style:style>
    <style:style style:name="co12" style:family="table-column">
      <style:table-column-properties fo:break-before="auto" style:column-width="1.5972in"/>
    </style:style>
    <style:style style:name="co13" style:family="table-column">
      <style:table-column-properties fo:break-before="auto" style:column-width="1.8335in"/>
    </style:style>
    <style:style style:name="co14" style:family="table-column">
      <style:table-column-properties fo:break-before="auto" style:column-width="2.7126in"/>
    </style:style>
    <style:style style:name="co15" style:family="table-column">
      <style:table-column-properties fo:break-before="auto" style:column-width="2.529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8.7409in"/>
    </style:style>
    <style:style style:name="co18" style:family="table-column">
      <style:table-column-properties fo:break-before="auto" style:column-width="1.5898in"/>
    </style:style>
    <style:style style:name="co19" style:family="table-column">
      <style:table-column-properties fo:break-before="auto" style:column-width="0.7752in"/>
    </style:style>
    <style:style style:name="co20" style:family="table-column">
      <style:table-column-properties fo:break-before="auto" style:column-width="0.9362in"/>
    </style:style>
    <style:style style:name="co21" style:family="table-column">
      <style:table-column-properties fo:break-before="auto" style:column-width="0.9146in"/>
    </style:style>
    <style:style style:name="co22" style:family="table-column">
      <style:table-column-properties fo:break-before="auto" style:column-width="1.372in"/>
    </style:style>
    <style:style style:name="co23" style:family="table-column">
      <style:table-column-properties fo:break-before="auto" style:column-width="1.9402in"/>
    </style:style>
    <style:style style:name="co24" style:family="table-column">
      <style:table-column-properties fo:break-before="auto" style:column-width="1.9189in"/>
    </style:style>
    <style:style style:name="co25" style:family="table-column">
      <style:table-column-properties fo:break-before="auto" style:column-width="2.8728in"/>
    </style:style>
    <style:style style:name="co26" style:family="table-column">
      <style:table-column-properties fo:break-before="auto" style:column-width="3.1409in"/>
    </style:style>
    <style:style style:name="co27" style:family="table-column">
      <style:table-column-properties fo:break-before="auto" style:column-width="3.1193in"/>
    </style:style>
    <style:style style:name="co28" style:family="table-column">
      <style:table-column-properties fo:break-before="auto" style:column-width="1.6402in"/>
    </style:style>
    <style:style style:name="co29" style:family="table-column">
      <style:table-column-properties fo:break-before="auto" style:column-width="6.5508in"/>
    </style:style>
    <style:style style:name="co30" style:family="table-column">
      <style:table-column-properties fo:break-before="auto" style:column-width="1.7689in"/>
    </style:style>
    <style:style style:name="co31" style:family="table-column">
      <style:table-column-properties fo:break-before="auto" style:column-width="2.0472in"/>
    </style:style>
    <style:style style:name="co32" style:family="table-column">
      <style:table-column-properties fo:break-before="auto" style:column-width="1.8437in"/>
    </style:style>
    <style:style style:name="co33" style:family="table-column">
      <style:table-column-properties fo:break-before="auto" style:column-width="2.8193in"/>
    </style:style>
    <style:style style:name="co34" style:family="table-column">
      <style:table-column-properties fo:break-before="auto" style:column-width="2.7874in"/>
    </style:style>
    <style:style style:name="co35" style:family="table-column">
      <style:table-column-properties fo:break-before="auto" style:column-width="2.3583in"/>
    </style:style>
    <style:style style:name="co36" style:family="table-column">
      <style:table-column-properties fo:break-before="auto" style:column-width="6.872in"/>
    </style:style>
    <style:style style:name="co37" style:family="table-column">
      <style:table-column-properties fo:break-before="auto" style:column-width="5.8646in"/>
    </style:style>
    <style:style style:name="co38" style:family="table-column">
      <style:table-column-properties fo:break-before="auto" style:column-width="6.6146in"/>
    </style:style>
    <style:style style:name="co39" style:family="table-column">
      <style:table-column-properties fo:break-before="auto" style:column-width="1.4575in"/>
    </style:style>
    <style:style style:name="co40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bold" style:font-weight-complex="bold" style:font-style-asian="italic" style:font-style-complex="italic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style:text-outline="false" fo:text-shadow="none" style:text-position="0% 100%" style:font-name-complex="Calibri" style:font-size-asian="11pt" style:font-size-complex="11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aster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ample_key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genotype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host_id</text:p>
          </table:table-cell>
          <table:table-cell office:value-type="string" calcext:value-type="string">
            <text:p>nmdc_biosample_id</text:p>
          </table:table-cell>
          <table:table-cell office:value-type="string" calcext:value-type="string">
            <text:p>metagenome_accession</text:p>
          </table:table-cell>
          <table:table-cell office:value-type="string" calcext:value-type="string">
            <text:p>metabolomics_id</text:p>
          </table:table-cell>
          <table:table-cell office:value-type="string" calcext:value-type="string">
            <text:p>soil_pH</text:p>
          </table:table-cell>
          <table:table-cell office:value-type="string" calcext:value-type="string">
            <text:p>soil_NH4</text:p>
          </table:table-cell>
          <table:table-cell office:value-type="string" calcext:value-type="string">
            <text:p>soil_NO3</text:p>
          </table:table-cell>
          <table:table-cell office:value-type="string" calcext:value-type="string">
            <text:p>soil_total_C</text:p>
          </table:table-cell>
          <table:table-cell office:value-type="string" calcext:value-type="string">
            <text:p>soil_total_N</text:p>
          </table:table-cell>
          <table:table-cell office:value-type="string" calcext:value-type="string">
            <text:p>keep_for_analysi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gold_project_id</text:p>
          </table:table-cell>
          <table:table-cell table:number-columns-repeated="3"/>
        </table:table-row>
        <table:table-row table:style-name="ro1" table:visibility="filter">
          <table:table-cell table:formula="of:=[.F2]" office:value-type="string" office:string-value="BESC-833-CL2_42_16" calcext:value-type="string">
            <text:p>BESC-833-CL2_42_16</text:p>
          </table:table-cell>
          <table:table-cell table:formula="of:=[metag_raw.E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];[metagenome_map.$A$2:.$A$319];0));&quot;&quot;)" office:value-type="string" office:string-value="endosphere" calcext:value-type="string">
            <text:p>endosphere</text:p>
          </table:table-cell>
          <table:table-cell table:formula="of:=[metag_raw.F2]" office:value-type="string" office:string-value="BESC-833-CL2_42_16" calcext:value-type="string">
            <text:p>BESC-833-CL2_42_16</text:p>
          </table:table-cell>
          <table:table-cell table:formula="of:=IFERROR(INDEX([metagenome_map.$C$2:.$C$319];MATCH([.Q2];[metagenome_map.$A$2:.$A$319];0));&quot;&quot;)" office:value-type="string" office:string-value="nmdc:bsm-11-nm187g36" calcext:value-type="string">
            <text:p>nmdc:bsm-11-nm187g36</text:p>
          </table:table-cell>
          <table:table-cell table:formula="of:=[metag_raw.C2]" office:value-type="string" office:string-value="SRX21828371" calcext:value-type="string">
            <text:p>SRX2182837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];[metag_raw.$C$2:.$C$319];0));&quot;&quot;)" office:value-type="string" office:string-value="Gp0587788" calcext:value-type="string">
            <text:p>Gp0587788</text:p>
          </table:table-cell>
          <table:table-cell table:number-columns-repeated="3"/>
        </table:table-row>
        <table:table-row table:style-name="ro1" table:visibility="filter">
          <table:table-cell table:formula="of:=[.F3]" office:value-type="string" office:string-value="GW-9591-CL3_98_5" calcext:value-type="string">
            <text:p>GW-9591-CL3_98_5</text:p>
          </table:table-cell>
          <table:table-cell table:formula="of:=[metag_raw.E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3];[metagenome_map.$A$2:.$A$319];0));&quot;&quot;)" office:value-type="string" office:string-value="endosphere" calcext:value-type="string">
            <text:p>endosphere</text:p>
          </table:table-cell>
          <table:table-cell table:formula="of:=[metag_raw.F3]" office:value-type="string" office:string-value="GW-9591-CL3_98_5" calcext:value-type="string">
            <text:p>GW-9591-CL3_98_5</text:p>
          </table:table-cell>
          <table:table-cell table:formula="of:=IFERROR(INDEX([metagenome_map.$C$2:.$C$319];MATCH([.Q3];[metagenome_map.$A$2:.$A$319];0));&quot;&quot;)" office:value-type="string" office:string-value="nmdc:bsm-11-j1bay453" calcext:value-type="string">
            <text:p>nmdc:bsm-11-j1bay453</text:p>
          </table:table-cell>
          <table:table-cell table:formula="of:=[metag_raw.C3]" office:value-type="string" office:string-value="SRX21828372" calcext:value-type="string">
            <text:p>SRX2182837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];[metag_raw.$C$2:.$C$319];0));&quot;&quot;)" office:value-type="string" office:string-value="Gp0587830" calcext:value-type="string">
            <text:p>Gp0587830</text:p>
          </table:table-cell>
          <table:table-cell table:number-columns-repeated="3"/>
        </table:table-row>
        <table:table-row table:style-name="ro1" table:visibility="filter">
          <table:table-cell table:formula="of:=[.F4]" office:value-type="string" office:string-value="GW-4579-Co2_44_8" calcext:value-type="string">
            <text:p>GW-4579-Co2_44_8</text:p>
          </table:table-cell>
          <table:table-cell table:formula="of:=[metag_raw.E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4];[metagenome_map.$A$2:.$A$319];0));&quot;&quot;)" office:value-type="string" office:string-value="endosphere" calcext:value-type="string">
            <text:p>endosphere</text:p>
          </table:table-cell>
          <table:table-cell table:formula="of:=[metag_raw.F4]" office:value-type="string" office:string-value="GW-4579-Co2_44_8" calcext:value-type="string">
            <text:p>GW-4579-Co2_44_8</text:p>
          </table:table-cell>
          <table:table-cell table:formula="of:=IFERROR(INDEX([metagenome_map.$C$2:.$C$319];MATCH([.Q4];[metagenome_map.$A$2:.$A$319];0));&quot;&quot;)" office:value-type="string" office:string-value="nmdc:bsm-11-y80cxc26" calcext:value-type="string">
            <text:p>nmdc:bsm-11-y80cxc26</text:p>
          </table:table-cell>
          <table:table-cell table:formula="of:=[metag_raw.C4]" office:value-type="string" office:string-value="SRX21828373" calcext:value-type="string">
            <text:p>SRX2182837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];[metag_raw.$C$2:.$C$319];0));&quot;&quot;)" office:value-type="string" office:string-value="Gp0587823" calcext:value-type="string">
            <text:p>Gp0587823</text:p>
          </table:table-cell>
          <table:table-cell table:number-columns-repeated="3"/>
        </table:table-row>
        <table:table-row table:style-name="ro1" table:visibility="filter">
          <table:table-cell table:formula="of:=[.F5]" office:value-type="string" office:string-value="BESC-845-Co2_60_28" calcext:value-type="string">
            <text:p>BESC-845-Co2_60_28</text:p>
          </table:table-cell>
          <table:table-cell table:formula="of:=[metag_raw.E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5];[metagenome_map.$A$2:.$A$319];0));&quot;&quot;)" office:value-type="string" office:string-value="endosphere" calcext:value-type="string">
            <text:p>endosphere</text:p>
          </table:table-cell>
          <table:table-cell table:formula="of:=[metag_raw.F5]" office:value-type="string" office:string-value="BESC-845-Co2_60_28" calcext:value-type="string">
            <text:p>BESC-845-Co2_60_28</text:p>
          </table:table-cell>
          <table:table-cell table:formula="of:=IFERROR(INDEX([metagenome_map.$C$2:.$C$319];MATCH([.Q5];[metagenome_map.$A$2:.$A$319];0));&quot;&quot;)" office:value-type="string" office:string-value="nmdc:bsm-11-r7k97q10" calcext:value-type="string">
            <text:p>nmdc:bsm-11-r7k97q10</text:p>
          </table:table-cell>
          <table:table-cell table:formula="of:=[metag_raw.C5]" office:value-type="string" office:string-value="SRX21828374" calcext:value-type="string">
            <text:p>SRX2182837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];[metag_raw.$C$2:.$C$319];0));&quot;&quot;)" office:value-type="string" office:string-value="Gp0587797" calcext:value-type="string">
            <text:p>Gp0587797</text:p>
          </table:table-cell>
          <table:table-cell table:number-columns-repeated="3"/>
        </table:table-row>
        <table:table-row table:style-name="ro1" table:visibility="filter">
          <table:table-cell table:formula="of:=[.F6]" office:value-type="string" office:string-value="BESC-833-Co1_6_4" calcext:value-type="string">
            <text:p>BESC-833-Co1_6_4</text:p>
          </table:table-cell>
          <table:table-cell table:formula="of:=[metag_raw.E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6];[metagenome_map.$A$2:.$A$319];0));&quot;&quot;)" office:value-type="string" office:string-value="endosphere" calcext:value-type="string">
            <text:p>endosphere</text:p>
          </table:table-cell>
          <table:table-cell table:formula="of:=[metag_raw.F6]" office:value-type="string" office:string-value="BESC-833-Co1_6_4" calcext:value-type="string">
            <text:p>BESC-833-Co1_6_4</text:p>
          </table:table-cell>
          <table:table-cell table:formula="of:=IFERROR(INDEX([metagenome_map.$C$2:.$C$319];MATCH([.Q6];[metagenome_map.$A$2:.$A$319];0));&quot;&quot;)" office:value-type="string" office:string-value="nmdc:bsm-11-gch9pp73" calcext:value-type="string">
            <text:p>nmdc:bsm-11-gch9pp73</text:p>
          </table:table-cell>
          <table:table-cell table:formula="of:=[metag_raw.C6]" office:value-type="string" office:string-value="SRX21828375" calcext:value-type="string">
            <text:p>SRX2182837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];[metag_raw.$C$2:.$C$319];0));&quot;&quot;)" office:value-type="string" office:string-value="Gp0587790" calcext:value-type="string">
            <text:p>Gp0587790</text:p>
          </table:table-cell>
          <table:table-cell table:number-columns-repeated="3"/>
        </table:table-row>
        <table:table-row table:style-name="ro1" table:visibility="filter">
          <table:table-cell table:formula="of:=[.F7]" office:value-type="string" office:string-value="BESC-866-CL3_75_7" calcext:value-type="string">
            <text:p>BESC-866-CL3_75_7</text:p>
          </table:table-cell>
          <table:table-cell table:formula="of:=[metag_raw.E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7];[metagenome_map.$A$2:.$A$319];0));&quot;&quot;)" office:value-type="string" office:string-value="endosphere" calcext:value-type="string">
            <text:p>endosphere</text:p>
          </table:table-cell>
          <table:table-cell table:formula="of:=[metag_raw.F7]" office:value-type="string" office:string-value="BESC-866-CL3_75_7" calcext:value-type="string">
            <text:p>BESC-866-CL3_75_7</text:p>
          </table:table-cell>
          <table:table-cell table:formula="of:=IFERROR(INDEX([metagenome_map.$C$2:.$C$319];MATCH([.Q7];[metagenome_map.$A$2:.$A$319];0));&quot;&quot;)" office:value-type="string" office:string-value="nmdc:bsm-11-n2a7p974" calcext:value-type="string">
            <text:p>nmdc:bsm-11-n2a7p974</text:p>
          </table:table-cell>
          <table:table-cell table:formula="of:=[metag_raw.C7]" office:value-type="string" office:string-value="SRX21828376" calcext:value-type="string">
            <text:p>SRX2182837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];[metag_raw.$C$2:.$C$319];0));&quot;&quot;)" office:value-type="string" office:string-value="Gp0587807" calcext:value-type="string">
            <text:p>Gp0587807</text:p>
          </table:table-cell>
          <table:table-cell table:number-columns-repeated="3"/>
        </table:table-row>
        <table:table-row table:style-name="ro1" table:visibility="filter">
          <table:table-cell table:formula="of:=[.F8]" office:value-type="string" office:string-value="BESC-388-CL3_88_3" calcext:value-type="string">
            <text:p>BESC-388-CL3_88_3</text:p>
          </table:table-cell>
          <table:table-cell table:formula="of:=[metag_raw.E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8];[metagenome_map.$A$2:.$A$319];0));&quot;&quot;)" office:value-type="string" office:string-value="endosphere" calcext:value-type="string">
            <text:p>endosphere</text:p>
          </table:table-cell>
          <table:table-cell table:formula="of:=[metag_raw.F8]" office:value-type="string" office:string-value="BESC-388-CL3_88_3" calcext:value-type="string">
            <text:p>BESC-388-CL3_88_3</text:p>
          </table:table-cell>
          <table:table-cell table:formula="of:=IFERROR(INDEX([metagenome_map.$C$2:.$C$319];MATCH([.Q8];[metagenome_map.$A$2:.$A$319];0));&quot;&quot;)" office:value-type="string" office:string-value="nmdc:bsm-11-ht2v0s47" calcext:value-type="string">
            <text:p>nmdc:bsm-11-ht2v0s47</text:p>
          </table:table-cell>
          <table:table-cell table:formula="of:=[metag_raw.C8]" office:value-type="string" office:string-value="SRX21828377" calcext:value-type="string">
            <text:p>SRX2182837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];[metag_raw.$C$2:.$C$319];0));&quot;&quot;)" office:value-type="string" office:string-value="Gp0587778" calcext:value-type="string">
            <text:p>Gp0587778</text:p>
          </table:table-cell>
          <table:table-cell table:number-columns-repeated="3"/>
        </table:table-row>
        <table:table-row table:style-name="ro1" table:visibility="filter">
          <table:table-cell table:formula="of:=[.F9]" office:value-type="string" office:string-value="BESC-56-Co1_22_4" calcext:value-type="string">
            <text:p>BESC-56-Co1_22_4</text:p>
          </table:table-cell>
          <table:table-cell table:formula="of:=[metag_raw.E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9];[metagenome_map.$A$2:.$A$319];0));&quot;&quot;)" office:value-type="string" office:string-value="endosphere" calcext:value-type="string">
            <text:p>endosphere</text:p>
          </table:table-cell>
          <table:table-cell table:formula="of:=[metag_raw.F9]" office:value-type="string" office:string-value="BESC-56-Co1_22_4" calcext:value-type="string">
            <text:p>BESC-56-Co1_22_4</text:p>
          </table:table-cell>
          <table:table-cell table:formula="of:=IFERROR(INDEX([metagenome_map.$C$2:.$C$319];MATCH([.Q9];[metagenome_map.$A$2:.$A$319];0));&quot;&quot;)" office:value-type="string" office:string-value="nmdc:bsm-11-tkwn9650" calcext:value-type="string">
            <text:p>nmdc:bsm-11-tkwn9650</text:p>
          </table:table-cell>
          <table:table-cell table:formula="of:=[metag_raw.C9]" office:value-type="string" office:string-value="SRX21828378" calcext:value-type="string">
            <text:p>SRX2182837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];[metag_raw.$C$2:.$C$319];0));&quot;&quot;)" office:value-type="string" office:string-value="Gp0587785" calcext:value-type="string">
            <text:p>Gp0587785</text:p>
          </table:table-cell>
          <table:table-cell table:number-columns-repeated="3"/>
        </table:table-row>
        <table:table-row table:style-name="ro1" table:visibility="filter">
          <table:table-cell table:formula="of:=[.F10]" office:value-type="string" office:string-value="BESC-847-CL2_38_7" calcext:value-type="string">
            <text:p>BESC-847-CL2_38_7</text:p>
          </table:table-cell>
          <table:table-cell table:formula="of:=[metag_raw.E1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0];[metagenome_map.$A$2:.$A$319];0));&quot;&quot;)" office:value-type="string" office:string-value="endosphere" calcext:value-type="string">
            <text:p>endosphere</text:p>
          </table:table-cell>
          <table:table-cell table:formula="of:=[metag_raw.F10]" office:value-type="string" office:string-value="BESC-847-CL2_38_7" calcext:value-type="string">
            <text:p>BESC-847-CL2_38_7</text:p>
          </table:table-cell>
          <table:table-cell table:formula="of:=IFERROR(INDEX([metagenome_map.$C$2:.$C$319];MATCH([.Q10];[metagenome_map.$A$2:.$A$319];0));&quot;&quot;)" office:value-type="string" office:string-value="nmdc:bsm-11-dqnfvd06" calcext:value-type="string">
            <text:p>nmdc:bsm-11-dqnfvd06</text:p>
          </table:table-cell>
          <table:table-cell table:formula="of:=[metag_raw.C10]" office:value-type="string" office:string-value="SRX21828380" calcext:value-type="string">
            <text:p>SRX2182838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];[metag_raw.$C$2:.$C$319];0));&quot;&quot;)" office:value-type="string" office:string-value="Gp0587800" calcext:value-type="string">
            <text:p>Gp0587800</text:p>
          </table:table-cell>
          <table:table-cell table:number-columns-repeated="3"/>
        </table:table-row>
        <table:table-row table:style-name="ro1" table:visibility="filter">
          <table:table-cell table:formula="of:=[.F11]" office:value-type="string" office:string-value="GW-9591-Co2_62_24" calcext:value-type="string">
            <text:p>GW-9591-Co2_62_24</text:p>
          </table:table-cell>
          <table:table-cell table:formula="of:=[metag_raw.E1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1];[metagenome_map.$A$2:.$A$319];0));&quot;&quot;)" office:value-type="string" office:string-value="endosphere" calcext:value-type="string">
            <text:p>endosphere</text:p>
          </table:table-cell>
          <table:table-cell table:formula="of:=[metag_raw.F11]" office:value-type="string" office:string-value="GW-9591-Co2_62_24" calcext:value-type="string">
            <text:p>GW-9591-Co2_62_24</text:p>
          </table:table-cell>
          <table:table-cell table:formula="of:=IFERROR(INDEX([metagenome_map.$C$2:.$C$319];MATCH([.Q11];[metagenome_map.$A$2:.$A$319];0));&quot;&quot;)" office:value-type="string" office:string-value="nmdc:bsm-11-5ak8ja54" calcext:value-type="string">
            <text:p>nmdc:bsm-11-5ak8ja54</text:p>
          </table:table-cell>
          <table:table-cell table:formula="of:=[metag_raw.C11]" office:value-type="string" office:string-value="SRX21828382" calcext:value-type="string">
            <text:p>SRX2182838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];[metag_raw.$C$2:.$C$319];0));&quot;&quot;)" office:value-type="string" office:string-value="Gp0587832" calcext:value-type="string">
            <text:p>Gp0587832</text:p>
          </table:table-cell>
          <table:table-cell table:number-columns-repeated="3"/>
        </table:table-row>
        <table:table-row table:style-name="ro1" table:visibility="filter">
          <table:table-cell table:formula="of:=[.F12]" office:value-type="string" office:string-value="GW-9591-CL1_34_16" calcext:value-type="string">
            <text:p>GW-9591-CL1_34_16</text:p>
          </table:table-cell>
          <table:table-cell table:formula="of:=[metag_raw.E1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2];[metagenome_map.$A$2:.$A$319];0));&quot;&quot;)" office:value-type="string" office:string-value="endosphere" calcext:value-type="string">
            <text:p>endosphere</text:p>
          </table:table-cell>
          <table:table-cell table:formula="of:=[metag_raw.F12]" office:value-type="string" office:string-value="GW-9591-CL1_34_16" calcext:value-type="string">
            <text:p>GW-9591-CL1_34_16</text:p>
          </table:table-cell>
          <table:table-cell table:formula="of:=IFERROR(INDEX([metagenome_map.$C$2:.$C$319];MATCH([.Q12];[metagenome_map.$A$2:.$A$319];0));&quot;&quot;)" office:value-type="string" office:string-value="nmdc:bsm-11-jxazjs92" calcext:value-type="string">
            <text:p>nmdc:bsm-11-jxazjs92</text:p>
          </table:table-cell>
          <table:table-cell table:formula="of:=[metag_raw.C12]" office:value-type="string" office:string-value="SRX21828383" calcext:value-type="string">
            <text:p>SRX2182838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];[metag_raw.$C$2:.$C$319];0));&quot;&quot;)" office:value-type="string" office:string-value="Gp0587828" calcext:value-type="string">
            <text:p>Gp0587828</text:p>
          </table:table-cell>
          <table:table-cell table:number-columns-repeated="3"/>
        </table:table-row>
        <table:table-row table:style-name="ro1" table:visibility="filter">
          <table:table-cell table:formula="of:=[.F13]" office:value-type="string" office:string-value="BESC-388-Co2_54_7" calcext:value-type="string">
            <text:p>BESC-388-Co2_54_7</text:p>
          </table:table-cell>
          <table:table-cell table:formula="of:=[metag_raw.E1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3];[metagenome_map.$A$2:.$A$319];0));&quot;&quot;)" office:value-type="string" office:string-value="endosphere" calcext:value-type="string">
            <text:p>endosphere</text:p>
          </table:table-cell>
          <table:table-cell table:formula="of:=[metag_raw.F13]" office:value-type="string" office:string-value="BESC-388-Co2_54_7" calcext:value-type="string">
            <text:p>BESC-388-Co2_54_7</text:p>
          </table:table-cell>
          <table:table-cell table:formula="of:=IFERROR(INDEX([metagenome_map.$C$2:.$C$319];MATCH([.Q13];[metagenome_map.$A$2:.$A$319];0));&quot;&quot;)" office:value-type="string" office:string-value="nmdc:bsm-11-y5w1j489" calcext:value-type="string">
            <text:p>nmdc:bsm-11-y5w1j489</text:p>
          </table:table-cell>
          <table:table-cell table:formula="of:=[metag_raw.C13]" office:value-type="string" office:string-value="SRX21828384" calcext:value-type="string">
            <text:p>SRX2182838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];[metag_raw.$C$2:.$C$319];0));&quot;&quot;)" office:value-type="string" office:string-value="Gp0587780" calcext:value-type="string">
            <text:p>Gp0587780</text:p>
          </table:table-cell>
          <table:table-cell table:number-columns-repeated="3"/>
        </table:table-row>
        <table:table-row table:style-name="ro1" table:visibility="filter">
          <table:table-cell table:formula="of:=[.F14]" office:value-type="string" office:string-value="GW-4579-CL1_25_23" calcext:value-type="string">
            <text:p>GW-4579-CL1_25_23</text:p>
          </table:table-cell>
          <table:table-cell table:formula="of:=[metag_raw.E1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4];[metagenome_map.$A$2:.$A$319];0));&quot;&quot;)" office:value-type="string" office:string-value="endosphere" calcext:value-type="string">
            <text:p>endosphere</text:p>
          </table:table-cell>
          <table:table-cell table:formula="of:=[metag_raw.F14]" office:value-type="string" office:string-value="GW-4579-CL1_25_23" calcext:value-type="string">
            <text:p>GW-4579-CL1_25_23</text:p>
          </table:table-cell>
          <table:table-cell table:formula="of:=IFERROR(INDEX([metagenome_map.$C$2:.$C$319];MATCH([.Q14];[metagenome_map.$A$2:.$A$319];0));&quot;&quot;)" office:value-type="string" office:string-value="nmdc:bsm-11-bcns6e03" calcext:value-type="string">
            <text:p>nmdc:bsm-11-bcns6e03</text:p>
          </table:table-cell>
          <table:table-cell table:formula="of:=[metag_raw.C14]" office:value-type="string" office:string-value="SRX21828393" calcext:value-type="string">
            <text:p>SRX2182839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];[metag_raw.$C$2:.$C$319];0));&quot;&quot;)" office:value-type="string" office:string-value="Gp0587842" calcext:value-type="string">
            <text:p>Gp0587842</text:p>
          </table:table-cell>
          <table:table-cell table:number-columns-repeated="3"/>
        </table:table-row>
        <table:table-row table:style-name="ro1" table:visibility="filter">
          <table:table-cell table:formula="of:=[.F15]" office:value-type="string" office:string-value="GW-7986-Co3_31_39" calcext:value-type="string">
            <text:p>GW-7986-Co3_31_39</text:p>
          </table:table-cell>
          <table:table-cell table:formula="of:=[metag_raw.E1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5];[metagenome_map.$A$2:.$A$319];0));&quot;&quot;)" office:value-type="string" office:string-value="endosphere" calcext:value-type="string">
            <text:p>endosphere</text:p>
          </table:table-cell>
          <table:table-cell table:formula="of:=[metag_raw.F15]" office:value-type="string" office:string-value="GW-7986-Co3_31_39" calcext:value-type="string">
            <text:p>GW-7986-Co3_31_39</text:p>
          </table:table-cell>
          <table:table-cell table:formula="of:=IFERROR(INDEX([metagenome_map.$C$2:.$C$319];MATCH([.Q15];[metagenome_map.$A$2:.$A$319];0));&quot;&quot;)" office:value-type="string" office:string-value="nmdc:bsm-11-e0rz6p82" calcext:value-type="string">
            <text:p>nmdc:bsm-11-e0rz6p82</text:p>
          </table:table-cell>
          <table:table-cell table:formula="of:=[metag_raw.C15]" office:value-type="string" office:string-value="SRX21828394" calcext:value-type="string">
            <text:p>SRX2182839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];[metag_raw.$C$2:.$C$319];0));&quot;&quot;)" office:value-type="string" office:string-value="Gp0587827" calcext:value-type="string">
            <text:p>Gp0587827</text:p>
          </table:table-cell>
          <table:table-cell table:number-columns-repeated="3"/>
        </table:table-row>
        <table:table-row table:style-name="ro1" table:visibility="filter">
          <table:table-cell table:formula="of:=[.F16]" office:value-type="string" office:string-value="BESC-866-CL2_50_11" calcext:value-type="string">
            <text:p>BESC-866-CL2_50_11</text:p>
          </table:table-cell>
          <table:table-cell table:formula="of:=[metag_raw.E1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6];[metagenome_map.$A$2:.$A$319];0));&quot;&quot;)" office:value-type="string" office:string-value="endosphere" calcext:value-type="string">
            <text:p>endosphere</text:p>
          </table:table-cell>
          <table:table-cell table:formula="of:=[metag_raw.F16]" office:value-type="string" office:string-value="BESC-866-CL2_50_11" calcext:value-type="string">
            <text:p>BESC-866-CL2_50_11</text:p>
          </table:table-cell>
          <table:table-cell table:formula="of:=IFERROR(INDEX([metagenome_map.$C$2:.$C$319];MATCH([.Q16];[metagenome_map.$A$2:.$A$319];0));&quot;&quot;)" office:value-type="string" office:string-value="nmdc:bsm-11-5rgay328" calcext:value-type="string">
            <text:p>nmdc:bsm-11-5rgay328</text:p>
          </table:table-cell>
          <table:table-cell table:formula="of:=[metag_raw.C16]" office:value-type="string" office:string-value="SRX21828395" calcext:value-type="string">
            <text:p>SRX2182839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];[metag_raw.$C$2:.$C$319];0));&quot;&quot;)" office:value-type="string" office:string-value="Gp0587806" calcext:value-type="string">
            <text:p>Gp0587806</text:p>
          </table:table-cell>
          <table:table-cell table:number-columns-repeated="3"/>
        </table:table-row>
        <table:table-row table:style-name="ro1" table:visibility="filter">
          <table:table-cell table:formula="of:=[.F17]" office:value-type="string" office:string-value="GW-11047-CL1_23_5" calcext:value-type="string">
            <text:p>GW-11047-CL1_23_5</text:p>
          </table:table-cell>
          <table:table-cell table:formula="of:=[metag_raw.E1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7];[metagenome_map.$A$2:.$A$319];0));&quot;&quot;)" office:value-type="string" office:string-value="endosphere" calcext:value-type="string">
            <text:p>endosphere</text:p>
          </table:table-cell>
          <table:table-cell table:formula="of:=[metag_raw.F17]" office:value-type="string" office:string-value="GW-11047-CL1_23_5" calcext:value-type="string">
            <text:p>GW-11047-CL1_23_5</text:p>
          </table:table-cell>
          <table:table-cell table:formula="of:=IFERROR(INDEX([metagenome_map.$C$2:.$C$319];MATCH([.Q17];[metagenome_map.$A$2:.$A$319];0));&quot;&quot;)" office:value-type="string" office:string-value="nmdc:bsm-11-bgar5122" calcext:value-type="string">
            <text:p>nmdc:bsm-11-bgar5122</text:p>
          </table:table-cell>
          <table:table-cell table:formula="of:=[metag_raw.C17]" office:value-type="string" office:string-value="SRX21828396" calcext:value-type="string">
            <text:p>SRX2182839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];[metag_raw.$C$2:.$C$319];0));&quot;&quot;)" office:value-type="string" office:string-value="Gp0587817" calcext:value-type="string">
            <text:p>Gp0587817</text:p>
          </table:table-cell>
          <table:table-cell table:number-columns-repeated="3"/>
        </table:table-row>
        <table:table-row table:style-name="ro1" table:visibility="filter">
          <table:table-cell table:formula="of:=[.F18]" office:value-type="string" office:string-value="SKWD-24-1-Co2_54_22" calcext:value-type="string">
            <text:p>SKWD-24-1-Co2_54_22</text:p>
          </table:table-cell>
          <table:table-cell table:formula="of:=[metag_raw.E1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8];[metagenome_map.$A$2:.$A$319];0));&quot;&quot;)" office:value-type="string" office:string-value="endosphere" calcext:value-type="string">
            <text:p>endosphere</text:p>
          </table:table-cell>
          <table:table-cell table:formula="of:=[metag_raw.F18]" office:value-type="string" office:string-value="SKWD-24-1-Co2_54_22" calcext:value-type="string">
            <text:p>SKWD-24-1-Co2_54_22</text:p>
          </table:table-cell>
          <table:table-cell table:formula="of:=IFERROR(INDEX([metagenome_map.$C$2:.$C$319];MATCH([.Q18];[metagenome_map.$A$2:.$A$319];0));&quot;&quot;)" office:value-type="string" office:string-value="nmdc:bsm-11-pvr0ez88" calcext:value-type="string">
            <text:p>nmdc:bsm-11-pvr0ez88</text:p>
          </table:table-cell>
          <table:table-cell table:formula="of:=[metag_raw.C18]" office:value-type="string" office:string-value="SRX21828397" calcext:value-type="string">
            <text:p>SRX2182839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];[metag_raw.$C$2:.$C$319];0));&quot;&quot;)" office:value-type="string" office:string-value="Gp0587840" calcext:value-type="string">
            <text:p>Gp0587840</text:p>
          </table:table-cell>
          <table:table-cell table:number-columns-repeated="3"/>
        </table:table-row>
        <table:table-row table:style-name="ro1" table:visibility="filter">
          <table:table-cell table:formula="of:=[.F19]" office:value-type="string" office:string-value="BESC-448-CL1_35_3" calcext:value-type="string">
            <text:p>BESC-448-CL1_35_3</text:p>
          </table:table-cell>
          <table:table-cell table:formula="of:=[metag_raw.E1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9];[metagenome_map.$A$2:.$A$319];0));&quot;&quot;)" office:value-type="string" office:string-value="endosphere" calcext:value-type="string">
            <text:p>endosphere</text:p>
          </table:table-cell>
          <table:table-cell table:formula="of:=[metag_raw.F19]" office:value-type="string" office:string-value="BESC-448-CL1_35_3" calcext:value-type="string">
            <text:p>BESC-448-CL1_35_3</text:p>
          </table:table-cell>
          <table:table-cell table:formula="of:=IFERROR(INDEX([metagenome_map.$C$2:.$C$319];MATCH([.Q19];[metagenome_map.$A$2:.$A$319];0));&quot;&quot;)" office:value-type="string" office:string-value="nmdc:bsm-11-w1t8bv92" calcext:value-type="string">
            <text:p>nmdc:bsm-11-w1t8bv92</text:p>
          </table:table-cell>
          <table:table-cell table:formula="of:=[metag_raw.C19]" office:value-type="string" office:string-value="SRX21828398" calcext:value-type="string">
            <text:p>SRX2182839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];[metag_raw.$C$2:.$C$319];0));&quot;&quot;)" office:value-type="string" office:string-value="Gp0587782" calcext:value-type="string">
            <text:p>Gp0587782</text:p>
          </table:table-cell>
          <table:table-cell table:number-columns-repeated="3"/>
        </table:table-row>
        <table:table-row table:style-name="ro1" table:visibility="filter">
          <table:table-cell table:formula="of:=[.F20]" office:value-type="string" office:string-value="GW-4579-CL1_25_23" calcext:value-type="string">
            <text:p>GW-4579-CL1_25_23</text:p>
          </table:table-cell>
          <table:table-cell table:formula="of:=[metag_raw.E2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0];[metagenome_map.$A$2:.$A$319];0));&quot;&quot;)" office:value-type="string" office:string-value="endosphere" calcext:value-type="string">
            <text:p>endosphere</text:p>
          </table:table-cell>
          <table:table-cell table:formula="of:=[metag_raw.F20]" office:value-type="string" office:string-value="GW-4579-CL1_25_23" calcext:value-type="string">
            <text:p>GW-4579-CL1_25_23</text:p>
          </table:table-cell>
          <table:table-cell table:formula="of:=IFERROR(INDEX([metagenome_map.$C$2:.$C$319];MATCH([.Q20];[metagenome_map.$A$2:.$A$319];0));&quot;&quot;)" office:value-type="string" office:string-value="nmdc:bsm-11-h2k7nv93" calcext:value-type="string">
            <text:p>nmdc:bsm-11-h2k7nv93</text:p>
          </table:table-cell>
          <table:table-cell table:formula="of:=[metag_raw.C20]" office:value-type="string" office:string-value="SRX21828400" calcext:value-type="string">
            <text:p>SRX2182840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];[metag_raw.$C$2:.$C$319];0));&quot;&quot;)" office:value-type="string" office:string-value="Gp0587819" calcext:value-type="string">
            <text:p>Gp0587819</text:p>
          </table:table-cell>
          <table:table-cell table:number-columns-repeated="3"/>
        </table:table-row>
        <table:table-row table:style-name="ro1" table:visibility="filter">
          <table:table-cell table:formula="of:=[.F21]" office:value-type="string" office:string-value="SKWA-24-3-Co2_41_10" calcext:value-type="string">
            <text:p>SKWA-24-3-Co2_41_10</text:p>
          </table:table-cell>
          <table:table-cell table:formula="of:=[metag_raw.E2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1];[metagenome_map.$A$2:.$A$319];0));&quot;&quot;)" office:value-type="string" office:string-value="endosphere" calcext:value-type="string">
            <text:p>endosphere</text:p>
          </table:table-cell>
          <table:table-cell table:formula="of:=[metag_raw.F21]" office:value-type="string" office:string-value="SKWA-24-3-Co2_41_10" calcext:value-type="string">
            <text:p>SKWA-24-3-Co2_41_10</text:p>
          </table:table-cell>
          <table:table-cell table:formula="of:=IFERROR(INDEX([metagenome_map.$C$2:.$C$319];MATCH([.Q21];[metagenome_map.$A$2:.$A$319];0));&quot;&quot;)" office:value-type="string" office:string-value="nmdc:bsm-11-n6vwc542" calcext:value-type="string">
            <text:p>nmdc:bsm-11-n6vwc542</text:p>
          </table:table-cell>
          <table:table-cell table:formula="of:=[metag_raw.C21]" office:value-type="string" office:string-value="SRX21828401" calcext:value-type="string">
            <text:p>SRX2182840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];[metag_raw.$C$2:.$C$319];0));&quot;&quot;)" office:value-type="string" office:string-value="Gp0587836" calcext:value-type="string">
            <text:p>Gp0587836</text:p>
          </table:table-cell>
          <table:table-cell table:number-columns-repeated="3"/>
        </table:table-row>
        <table:table-row table:style-name="ro1" table:visibility="filter">
          <table:table-cell table:formula="of:=[.F22]" office:value-type="string" office:string-value="GW-4579-CL3_72_14" calcext:value-type="string">
            <text:p>GW-4579-CL3_72_14</text:p>
          </table:table-cell>
          <table:table-cell table:formula="of:=[metag_raw.E2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2];[metagenome_map.$A$2:.$A$319];0));&quot;&quot;)" office:value-type="string" office:string-value="endosphere" calcext:value-type="string">
            <text:p>endosphere</text:p>
          </table:table-cell>
          <table:table-cell table:formula="of:=[metag_raw.F22]" office:value-type="string" office:string-value="GW-4579-CL3_72_14" calcext:value-type="string">
            <text:p>GW-4579-CL3_72_14</text:p>
          </table:table-cell>
          <table:table-cell table:formula="of:=IFERROR(INDEX([metagenome_map.$C$2:.$C$319];MATCH([.Q22];[metagenome_map.$A$2:.$A$319];0));&quot;&quot;)" office:value-type="string" office:string-value="nmdc:bsm-11-pgmhxj86" calcext:value-type="string">
            <text:p>nmdc:bsm-11-pgmhxj86</text:p>
          </table:table-cell>
          <table:table-cell table:formula="of:=[metag_raw.C22]" office:value-type="string" office:string-value="SRX21828402" calcext:value-type="string">
            <text:p>SRX2182840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];[metag_raw.$C$2:.$C$319];0));&quot;&quot;)" office:value-type="string" office:string-value="Gp0587821" calcext:value-type="string">
            <text:p>Gp0587821</text:p>
          </table:table-cell>
          <table:table-cell table:number-columns-repeated="3"/>
        </table:table-row>
        <table:table-row table:style-name="ro1" table:visibility="filter">
          <table:table-cell table:formula="of:=[.F23]" office:value-type="string" office:string-value="BESC-833-Co3_31_37" calcext:value-type="string">
            <text:p>BESC-833-Co3_31_37</text:p>
          </table:table-cell>
          <table:table-cell table:formula="of:=[metag_raw.E2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3];[metagenome_map.$A$2:.$A$319];0));&quot;&quot;)" office:value-type="string" office:string-value="endosphere" calcext:value-type="string">
            <text:p>endosphere</text:p>
          </table:table-cell>
          <table:table-cell table:formula="of:=[metag_raw.F23]" office:value-type="string" office:string-value="BESC-833-Co3_31_37" calcext:value-type="string">
            <text:p>BESC-833-Co3_31_37</text:p>
          </table:table-cell>
          <table:table-cell table:formula="of:=IFERROR(INDEX([metagenome_map.$C$2:.$C$319];MATCH([.Q23];[metagenome_map.$A$2:.$A$319];0));&quot;&quot;)" office:value-type="string" office:string-value="nmdc:bsm-11-d8cgz835" calcext:value-type="string">
            <text:p>nmdc:bsm-11-d8cgz835</text:p>
          </table:table-cell>
          <table:table-cell table:formula="of:=[metag_raw.C23]" office:value-type="string" office:string-value="SRX21828404" calcext:value-type="string">
            <text:p>SRX2182840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];[metag_raw.$C$2:.$C$319];0));&quot;&quot;)" office:value-type="string" office:string-value="Gp0587792" calcext:value-type="string">
            <text:p>Gp0587792</text:p>
          </table:table-cell>
          <table:table-cell table:number-columns-repeated="3"/>
        </table:table-row>
        <table:table-row table:style-name="ro1" table:visibility="filter">
          <table:table-cell table:formula="of:=[.F24]" office:value-type="string" office:string-value="SKWA-24-3-Co3_23_35" calcext:value-type="string">
            <text:p>SKWA-24-3-Co3_23_35</text:p>
          </table:table-cell>
          <table:table-cell table:formula="of:=[metag_raw.E2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4];[metagenome_map.$A$2:.$A$319];0));&quot;&quot;)" office:value-type="string" office:string-value="endosphere" calcext:value-type="string">
            <text:p>endosphere</text:p>
          </table:table-cell>
          <table:table-cell table:formula="of:=[metag_raw.F24]" office:value-type="string" office:string-value="SKWA-24-3-Co3_23_35" calcext:value-type="string">
            <text:p>SKWA-24-3-Co3_23_35</text:p>
          </table:table-cell>
          <table:table-cell table:formula="of:=IFERROR(INDEX([metagenome_map.$C$2:.$C$319];MATCH([.Q24];[metagenome_map.$A$2:.$A$319];0));&quot;&quot;)" office:value-type="string" office:string-value="nmdc:bsm-11-q3sa0t28" calcext:value-type="string">
            <text:p>nmdc:bsm-11-q3sa0t28</text:p>
          </table:table-cell>
          <table:table-cell table:formula="of:=[metag_raw.C24]" office:value-type="string" office:string-value="SRX21828406" calcext:value-type="string">
            <text:p>SRX2182840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];[metag_raw.$C$2:.$C$319];0));&quot;&quot;)" office:value-type="string" office:string-value="Gp0587837" calcext:value-type="string">
            <text:p>Gp0587837</text:p>
          </table:table-cell>
          <table:table-cell table:number-columns-repeated="3"/>
        </table:table-row>
        <table:table-row table:style-name="ro1" table:visibility="filter">
          <table:table-cell table:formula="of:=[.F25]" office:value-type="string" office:string-value="BESC-285-CL2_56_7" calcext:value-type="string">
            <text:p>BESC-285-CL2_56_7</text:p>
          </table:table-cell>
          <table:table-cell table:formula="of:=[metag_raw.E2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5];[metagenome_map.$A$2:.$A$319];0));&quot;&quot;)" office:value-type="string" office:string-value="endosphere" calcext:value-type="string">
            <text:p>endosphere</text:p>
          </table:table-cell>
          <table:table-cell table:formula="of:=[metag_raw.F25]" office:value-type="string" office:string-value="BESC-285-CL2_56_7" calcext:value-type="string">
            <text:p>BESC-285-CL2_56_7</text:p>
          </table:table-cell>
          <table:table-cell table:formula="of:=IFERROR(INDEX([metagenome_map.$C$2:.$C$319];MATCH([.Q25];[metagenome_map.$A$2:.$A$319];0));&quot;&quot;)" office:value-type="string" office:string-value="nmdc:bsm-11-m4p1ck60" calcext:value-type="string">
            <text:p>nmdc:bsm-11-m4p1ck60</text:p>
          </table:table-cell>
          <table:table-cell table:formula="of:=[metag_raw.C25]" office:value-type="string" office:string-value="SRX21828447" calcext:value-type="string">
            <text:p>SRX2182844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];[metag_raw.$C$2:.$C$319];0));&quot;&quot;)" office:value-type="string" office:string-value="Gp0587755" calcext:value-type="string">
            <text:p>Gp0587755</text:p>
          </table:table-cell>
          <table:table-cell table:number-columns-repeated="3"/>
        </table:table-row>
        <table:table-row table:style-name="ro1" table:visibility="filter">
          <table:table-cell table:formula="of:=[.F26]" office:value-type="string" office:string-value="BESC-56-Co3_6_53" calcext:value-type="string">
            <text:p>BESC-56-Co3_6_53</text:p>
          </table:table-cell>
          <table:table-cell table:formula="of:=[metag_raw.E2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6];[metagenome_map.$A$2:.$A$319];0));&quot;&quot;)" office:value-type="string" office:string-value="endosphere" calcext:value-type="string">
            <text:p>endosphere</text:p>
          </table:table-cell>
          <table:table-cell table:formula="of:=[metag_raw.F26]" office:value-type="string" office:string-value="BESC-56-Co3_6_53" calcext:value-type="string">
            <text:p>BESC-56-Co3_6_53</text:p>
          </table:table-cell>
          <table:table-cell table:formula="of:=IFERROR(INDEX([metagenome_map.$C$2:.$C$319];MATCH([.Q26];[metagenome_map.$A$2:.$A$319];0));&quot;&quot;)" office:value-type="string" office:string-value="nmdc:bsm-11-qhq2kh40" calcext:value-type="string">
            <text:p>nmdc:bsm-11-qhq2kh40</text:p>
          </table:table-cell>
          <table:table-cell table:formula="of:=[metag_raw.C26]" office:value-type="string" office:string-value="SRX21828449" calcext:value-type="string">
            <text:p>SRX2182844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];[metag_raw.$C$2:.$C$319];0));&quot;&quot;)" office:value-type="string" office:string-value="Gp0587787" calcext:value-type="string">
            <text:p>Gp0587787</text:p>
          </table:table-cell>
          <table:table-cell table:number-columns-repeated="3"/>
        </table:table-row>
        <table:table-row table:style-name="ro1" table:visibility="filter">
          <table:table-cell table:formula="of:=[.F27]" office:value-type="string" office:string-value="BESC-845-CL2_37_16" calcext:value-type="string">
            <text:p>BESC-845-CL2_37_16</text:p>
          </table:table-cell>
          <table:table-cell table:formula="of:=[metag_raw.E2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7];[metagenome_map.$A$2:.$A$319];0));&quot;&quot;)" office:value-type="string" office:string-value="endosphere" calcext:value-type="string">
            <text:p>endosphere</text:p>
          </table:table-cell>
          <table:table-cell table:formula="of:=[metag_raw.F27]" office:value-type="string" office:string-value="BESC-845-CL2_37_16" calcext:value-type="string">
            <text:p>BESC-845-CL2_37_16</text:p>
          </table:table-cell>
          <table:table-cell table:formula="of:=IFERROR(INDEX([metagenome_map.$C$2:.$C$319];MATCH([.Q27];[metagenome_map.$A$2:.$A$319];0));&quot;&quot;)" office:value-type="string" office:string-value="nmdc:bsm-11-sjtd0y05" calcext:value-type="string">
            <text:p>nmdc:bsm-11-sjtd0y05</text:p>
          </table:table-cell>
          <table:table-cell table:formula="of:=[metag_raw.C27]" office:value-type="string" office:string-value="SRX21828450" calcext:value-type="string">
            <text:p>SRX2182845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];[metag_raw.$C$2:.$C$319];0));&quot;&quot;)" office:value-type="string" office:string-value="Gp0587794" calcext:value-type="string">
            <text:p>Gp0587794</text:p>
          </table:table-cell>
          <table:table-cell table:number-columns-repeated="3"/>
        </table:table-row>
        <table:table-row table:style-name="ro1" table:visibility="filter">
          <table:table-cell table:formula="of:=[.F28]" office:value-type="string" office:string-value="GW-7986-Co1_37_5" calcext:value-type="string">
            <text:p>GW-7986-Co1_37_5</text:p>
          </table:table-cell>
          <table:table-cell table:formula="of:=[metag_raw.E2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8];[metagenome_map.$A$2:.$A$319];0));&quot;&quot;)" office:value-type="string" office:string-value="endosphere" calcext:value-type="string">
            <text:p>endosphere</text:p>
          </table:table-cell>
          <table:table-cell table:formula="of:=[metag_raw.F28]" office:value-type="string" office:string-value="GW-7986-Co1_37_5" calcext:value-type="string">
            <text:p>GW-7986-Co1_37_5</text:p>
          </table:table-cell>
          <table:table-cell table:formula="of:=IFERROR(INDEX([metagenome_map.$C$2:.$C$319];MATCH([.Q28];[metagenome_map.$A$2:.$A$319];0));&quot;&quot;)" office:value-type="string" office:string-value="nmdc:bsm-11-6k8cmy53" calcext:value-type="string">
            <text:p>nmdc:bsm-11-6k8cmy53</text:p>
          </table:table-cell>
          <table:table-cell table:formula="of:=[metag_raw.C28]" office:value-type="string" office:string-value="SRX21828451" calcext:value-type="string">
            <text:p>SRX2182845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];[metag_raw.$C$2:.$C$319];0));&quot;&quot;)" office:value-type="string" office:string-value="Gp0587825" calcext:value-type="string">
            <text:p>Gp0587825</text:p>
          </table:table-cell>
          <table:table-cell table:number-columns-repeated="3"/>
        </table:table-row>
        <table:table-row table:style-name="ro1" table:visibility="filter">
          <table:table-cell table:formula="of:=[.F29]" office:value-type="string" office:string-value="BESC-833-Co2_47_23" calcext:value-type="string">
            <text:p>BESC-833-Co2_47_23</text:p>
          </table:table-cell>
          <table:table-cell table:formula="of:=[metag_raw.E2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9];[metagenome_map.$A$2:.$A$319];0));&quot;&quot;)" office:value-type="string" office:string-value="endosphere" calcext:value-type="string">
            <text:p>endosphere</text:p>
          </table:table-cell>
          <table:table-cell table:formula="of:=[metag_raw.F29]" office:value-type="string" office:string-value="BESC-833-Co2_47_23" calcext:value-type="string">
            <text:p>BESC-833-Co2_47_23</text:p>
          </table:table-cell>
          <table:table-cell table:formula="of:=IFERROR(INDEX([metagenome_map.$C$2:.$C$319];MATCH([.Q29];[metagenome_map.$A$2:.$A$319];0));&quot;&quot;)" office:value-type="string" office:string-value="nmdc:bsm-11-acehgb61" calcext:value-type="string">
            <text:p>nmdc:bsm-11-acehgb61</text:p>
          </table:table-cell>
          <table:table-cell table:formula="of:=[metag_raw.C29]" office:value-type="string" office:string-value="SRX21828452" calcext:value-type="string">
            <text:p>SRX2182845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];[metag_raw.$C$2:.$C$319];0));&quot;&quot;)" office:value-type="string" office:string-value="Gp0587791" calcext:value-type="string">
            <text:p>Gp0587791</text:p>
          </table:table-cell>
          <table:table-cell table:number-columns-repeated="3"/>
        </table:table-row>
        <table:table-row table:style-name="ro1" table:visibility="filter">
          <table:table-cell table:formula="of:=[.F30]" office:value-type="string" office:string-value="BESC-866-Co1_10_5" calcext:value-type="string">
            <text:p>BESC-866-Co1_10_5</text:p>
          </table:table-cell>
          <table:table-cell table:formula="of:=[metag_raw.E3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0];[metagenome_map.$A$2:.$A$319];0));&quot;&quot;)" office:value-type="string" office:string-value="endosphere" calcext:value-type="string">
            <text:p>endosphere</text:p>
          </table:table-cell>
          <table:table-cell table:formula="of:=[metag_raw.F30]" office:value-type="string" office:string-value="BESC-866-Co1_10_5" calcext:value-type="string">
            <text:p>BESC-866-Co1_10_5</text:p>
          </table:table-cell>
          <table:table-cell table:formula="of:=IFERROR(INDEX([metagenome_map.$C$2:.$C$319];MATCH([.Q30];[metagenome_map.$A$2:.$A$319];0));&quot;&quot;)" office:value-type="string" office:string-value="nmdc:bsm-11-mb9s8c17" calcext:value-type="string">
            <text:p>nmdc:bsm-11-mb9s8c17</text:p>
          </table:table-cell>
          <table:table-cell table:formula="of:=[metag_raw.C30]" office:value-type="string" office:string-value="SRX21828454" calcext:value-type="string">
            <text:p>SRX2182845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];[metag_raw.$C$2:.$C$319];0));&quot;&quot;)" office:value-type="string" office:string-value="Gp0587808" calcext:value-type="string">
            <text:p>Gp0587808</text:p>
          </table:table-cell>
          <table:table-cell table:number-columns-repeated="3"/>
        </table:table-row>
        <table:table-row table:style-name="ro1" table:visibility="filter">
          <table:table-cell table:formula="of:=[.F31]" office:value-type="string" office:string-value="SKWA-24-3-CL2_69_25" calcext:value-type="string">
            <text:p>SKWA-24-3-CL2_69_25</text:p>
          </table:table-cell>
          <table:table-cell table:formula="of:=[metag_raw.E3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31];[metagenome_map.$A$2:.$A$319];0));&quot;&quot;)" office:value-type="string" office:string-value="endosphere" calcext:value-type="string">
            <text:p>endosphere</text:p>
          </table:table-cell>
          <table:table-cell table:formula="of:=[metag_raw.F31]" office:value-type="string" office:string-value="SKWA-24-3-CL2_69_25" calcext:value-type="string">
            <text:p>SKWA-24-3-CL2_69_25</text:p>
          </table:table-cell>
          <table:table-cell table:formula="of:=IFERROR(INDEX([metagenome_map.$C$2:.$C$319];MATCH([.Q31];[metagenome_map.$A$2:.$A$319];0));&quot;&quot;)" office:value-type="string" office:string-value="nmdc:bsm-11-x0sc5x81" calcext:value-type="string">
            <text:p>nmdc:bsm-11-x0sc5x81</text:p>
          </table:table-cell>
          <table:table-cell table:formula="of:=[metag_raw.C31]" office:value-type="string" office:string-value="SRX21828456" calcext:value-type="string">
            <text:p>SRX2182845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];[metag_raw.$C$2:.$C$319];0));&quot;&quot;)" office:value-type="string" office:string-value="Gp0587834" calcext:value-type="string">
            <text:p>Gp0587834</text:p>
          </table:table-cell>
          <table:table-cell table:number-columns-repeated="3"/>
        </table:table-row>
        <table:table-row table:style-name="ro1" table:visibility="filter">
          <table:table-cell table:formula="of:=[.F32]" office:value-type="string" office:string-value="BESC-847-Co2_69_13" calcext:value-type="string">
            <text:p>BESC-847-Co2_69_13</text:p>
          </table:table-cell>
          <table:table-cell table:formula="of:=[metag_raw.E3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2];[metagenome_map.$A$2:.$A$319];0));&quot;&quot;)" office:value-type="string" office:string-value="endosphere" calcext:value-type="string">
            <text:p>endosphere</text:p>
          </table:table-cell>
          <table:table-cell table:formula="of:=[metag_raw.F32]" office:value-type="string" office:string-value="BESC-847-Co2_69_13" calcext:value-type="string">
            <text:p>BESC-847-Co2_69_13</text:p>
          </table:table-cell>
          <table:table-cell table:formula="of:=IFERROR(INDEX([metagenome_map.$C$2:.$C$319];MATCH([.Q32];[metagenome_map.$A$2:.$A$319];0));&quot;&quot;)" office:value-type="string" office:string-value="nmdc:bsm-11-tnbabs47" calcext:value-type="string">
            <text:p>nmdc:bsm-11-tnbabs47</text:p>
          </table:table-cell>
          <table:table-cell table:formula="of:=[metag_raw.C32]" office:value-type="string" office:string-value="SRX21828457" calcext:value-type="string">
            <text:p>SRX2182845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2];[metag_raw.$C$2:.$C$319];0));&quot;&quot;)" office:value-type="string" office:string-value="Gp0587803" calcext:value-type="string">
            <text:p>Gp0587803</text:p>
          </table:table-cell>
          <table:table-cell table:number-columns-repeated="3"/>
        </table:table-row>
        <table:table-row table:style-name="ro1" table:visibility="filter">
          <table:table-cell table:formula="of:=[.F33]" office:value-type="string" office:string-value="BESC-845-Co3_28_42" calcext:value-type="string">
            <text:p>BESC-845-Co3_28_42</text:p>
          </table:table-cell>
          <table:table-cell table:formula="of:=[metag_raw.E3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3];[metagenome_map.$A$2:.$A$319];0));&quot;&quot;)" office:value-type="string" office:string-value="endosphere" calcext:value-type="string">
            <text:p>endosphere</text:p>
          </table:table-cell>
          <table:table-cell table:formula="of:=[metag_raw.F33]" office:value-type="string" office:string-value="BESC-845-Co3_28_42" calcext:value-type="string">
            <text:p>BESC-845-Co3_28_42</text:p>
          </table:table-cell>
          <table:table-cell table:formula="of:=IFERROR(INDEX([metagenome_map.$C$2:.$C$319];MATCH([.Q33];[metagenome_map.$A$2:.$A$319];0));&quot;&quot;)" office:value-type="string" office:string-value="nmdc:bsm-11-pq105b36" calcext:value-type="string">
            <text:p>nmdc:bsm-11-pq105b36</text:p>
          </table:table-cell>
          <table:table-cell table:formula="of:=[metag_raw.C33]" office:value-type="string" office:string-value="SRX21828489" calcext:value-type="string">
            <text:p>SRX2182848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3];[metag_raw.$C$2:.$C$319];0));&quot;&quot;)" office:value-type="string" office:string-value="Gp0587798" calcext:value-type="string">
            <text:p>Gp0587798</text:p>
          </table:table-cell>
          <table:table-cell table:number-columns-repeated="3"/>
        </table:table-row>
        <table:table-row table:style-name="ro1" table:visibility="filter">
          <table:table-cell table:formula="of:=[.F34]" office:value-type="string" office:string-value="BESC-847-Co3_9_34" calcext:value-type="string">
            <text:p>BESC-847-Co3_9_34</text:p>
          </table:table-cell>
          <table:table-cell table:formula="of:=[metag_raw.E3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4];[metagenome_map.$A$2:.$A$319];0));&quot;&quot;)" office:value-type="string" office:string-value="endosphere" calcext:value-type="string">
            <text:p>endosphere</text:p>
          </table:table-cell>
          <table:table-cell table:formula="of:=[metag_raw.F34]" office:value-type="string" office:string-value="BESC-847-Co3_9_34" calcext:value-type="string">
            <text:p>BESC-847-Co3_9_34</text:p>
          </table:table-cell>
          <table:table-cell table:formula="of:=IFERROR(INDEX([metagenome_map.$C$2:.$C$319];MATCH([.Q34];[metagenome_map.$A$2:.$A$319];0));&quot;&quot;)" office:value-type="string" office:string-value="nmdc:bsm-11-h96d6881" calcext:value-type="string">
            <text:p>nmdc:bsm-11-h96d6881</text:p>
          </table:table-cell>
          <table:table-cell table:formula="of:=[metag_raw.C34]" office:value-type="string" office:string-value="SRX21828490" calcext:value-type="string">
            <text:p>SRX2182849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4];[metag_raw.$C$2:.$C$319];0));&quot;&quot;)" office:value-type="string" office:string-value="Gp0587804" calcext:value-type="string">
            <text:p>Gp0587804</text:p>
          </table:table-cell>
          <table:table-cell table:number-columns-repeated="3"/>
        </table:table-row>
        <table:table-row table:style-name="ro1" table:visibility="filter">
          <table:table-cell table:formula="of:=[.F35]" office:value-type="string" office:string-value="BESC-904-Co2_51_17" calcext:value-type="string">
            <text:p>BESC-904-Co2_51_17</text:p>
          </table:table-cell>
          <table:table-cell table:formula="of:=[metag_raw.E3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5];[metagenome_map.$A$2:.$A$319];0));&quot;&quot;)" office:value-type="string" office:string-value="endosphere" calcext:value-type="string">
            <text:p>endosphere</text:p>
          </table:table-cell>
          <table:table-cell table:formula="of:=[metag_raw.F35]" office:value-type="string" office:string-value="BESC-904-Co2_51_17" calcext:value-type="string">
            <text:p>BESC-904-Co2_51_17</text:p>
          </table:table-cell>
          <table:table-cell table:formula="of:=IFERROR(INDEX([metagenome_map.$C$2:.$C$319];MATCH([.Q35];[metagenome_map.$A$2:.$A$319];0));&quot;&quot;)" office:value-type="string" office:string-value="nmdc:bsm-11-q3qsx507" calcext:value-type="string">
            <text:p>nmdc:bsm-11-q3qsx507</text:p>
          </table:table-cell>
          <table:table-cell table:formula="of:=[metag_raw.C35]" office:value-type="string" office:string-value="SRX21828492" calcext:value-type="string">
            <text:p>SRX2182849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5];[metag_raw.$C$2:.$C$319];0));&quot;&quot;)" office:value-type="string" office:string-value="Gp0587814" calcext:value-type="string">
            <text:p>Gp0587814</text:p>
          </table:table-cell>
          <table:table-cell table:number-columns-repeated="3"/>
        </table:table-row>
        <table:table-row table:style-name="ro1" table:visibility="filter">
          <table:table-cell table:formula="of:=[.F36]" office:value-type="string" office:string-value="BESC-351-Co2_42_17" calcext:value-type="string">
            <text:p>BESC-351-Co2_42_17</text:p>
          </table:table-cell>
          <table:table-cell table:formula="of:=[metag_raw.E3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6];[metagenome_map.$A$2:.$A$319];0));&quot;&quot;)" office:value-type="string" office:string-value="endosphere" calcext:value-type="string">
            <text:p>endosphere</text:p>
          </table:table-cell>
          <table:table-cell table:formula="of:=[metag_raw.F36]" office:value-type="string" office:string-value="BESC-351-Co2_42_17" calcext:value-type="string">
            <text:p>BESC-351-Co2_42_17</text:p>
          </table:table-cell>
          <table:table-cell table:formula="of:=IFERROR(INDEX([metagenome_map.$C$2:.$C$319];MATCH([.Q36];[metagenome_map.$A$2:.$A$319];0));&quot;&quot;)" office:value-type="string" office:string-value="nmdc:bsm-11-tcxb3w32" calcext:value-type="string">
            <text:p>nmdc:bsm-11-tcxb3w32</text:p>
          </table:table-cell>
          <table:table-cell table:formula="of:=[metag_raw.C36]" office:value-type="string" office:string-value="SRX21828493" calcext:value-type="string">
            <text:p>SRX2182849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6];[metag_raw.$C$2:.$C$319];0));&quot;&quot;)" office:value-type="string" office:string-value="Gp0587769" calcext:value-type="string">
            <text:p>Gp0587769</text:p>
          </table:table-cell>
          <table:table-cell table:number-columns-repeated="3"/>
        </table:table-row>
        <table:table-row table:style-name="ro1" table:visibility="filter">
          <table:table-cell table:formula="of:=[.F37]" office:value-type="string" office:string-value="BESC-351-CL3_84_27" calcext:value-type="string">
            <text:p>BESC-351-CL3_84_27</text:p>
          </table:table-cell>
          <table:table-cell table:formula="of:=[metag_raw.E3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37];[metagenome_map.$A$2:.$A$319];0));&quot;&quot;)" office:value-type="string" office:string-value="endosphere" calcext:value-type="string">
            <text:p>endosphere</text:p>
          </table:table-cell>
          <table:table-cell table:formula="of:=[metag_raw.F37]" office:value-type="string" office:string-value="BESC-351-CL3_84_27" calcext:value-type="string">
            <text:p>BESC-351-CL3_84_27</text:p>
          </table:table-cell>
          <table:table-cell table:formula="of:=IFERROR(INDEX([metagenome_map.$C$2:.$C$319];MATCH([.Q37];[metagenome_map.$A$2:.$A$319];0));&quot;&quot;)" office:value-type="string" office:string-value="nmdc:bsm-11-aesqd647" calcext:value-type="string">
            <text:p>nmdc:bsm-11-aesqd647</text:p>
          </table:table-cell>
          <table:table-cell table:formula="of:=[metag_raw.C37]" office:value-type="string" office:string-value="SRX21828494" calcext:value-type="string">
            <text:p>SRX2182849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7];[metag_raw.$C$2:.$C$319];0));&quot;&quot;)" office:value-type="string" office:string-value="Gp0587767" calcext:value-type="string">
            <text:p>Gp0587767</text:p>
          </table:table-cell>
          <table:table-cell table:number-columns-repeated="3"/>
        </table:table-row>
        <table:table-row table:style-name="ro1" table:visibility="filter">
          <table:table-cell table:formula="of:=[.F38]" office:value-type="string" office:string-value="BESC-351-CL2_54_28" calcext:value-type="string">
            <text:p>BESC-351-CL2_54_28</text:p>
          </table:table-cell>
          <table:table-cell table:formula="of:=[metag_raw.E3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38];[metagenome_map.$A$2:.$A$319];0));&quot;&quot;)" office:value-type="string" office:string-value="endosphere" calcext:value-type="string">
            <text:p>endosphere</text:p>
          </table:table-cell>
          <table:table-cell table:formula="of:=[metag_raw.F38]" office:value-type="string" office:string-value="BESC-351-CL2_54_28" calcext:value-type="string">
            <text:p>BESC-351-CL2_54_28</text:p>
          </table:table-cell>
          <table:table-cell table:formula="of:=IFERROR(INDEX([metagenome_map.$C$2:.$C$319];MATCH([.Q38];[metagenome_map.$A$2:.$A$319];0));&quot;&quot;)" office:value-type="string" office:string-value="nmdc:bsm-11-bqp0m764" calcext:value-type="string">
            <text:p>nmdc:bsm-11-bqp0m764</text:p>
          </table:table-cell>
          <table:table-cell table:formula="of:=[metag_raw.C38]" office:value-type="string" office:string-value="SRX21828496" calcext:value-type="string">
            <text:p>SRX2182849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8];[metag_raw.$C$2:.$C$319];0));&quot;&quot;)" office:value-type="string" office:string-value="Gp0587766" calcext:value-type="string">
            <text:p>Gp0587766</text:p>
          </table:table-cell>
          <table:table-cell table:number-columns-repeated="3"/>
        </table:table-row>
        <table:table-row table:style-name="ro1" table:visibility="filter">
          <table:table-cell table:formula="of:=[.F39]" office:value-type="string" office:string-value="BESC-360-Co1_23_6" calcext:value-type="string">
            <text:p>BESC-360-Co1_23_6</text:p>
          </table:table-cell>
          <table:table-cell table:formula="of:=[metag_raw.E3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9];[metagenome_map.$A$2:.$A$319];0));&quot;&quot;)" office:value-type="string" office:string-value="endosphere" calcext:value-type="string">
            <text:p>endosphere</text:p>
          </table:table-cell>
          <table:table-cell table:formula="of:=[metag_raw.F39]" office:value-type="string" office:string-value="BESC-360-Co1_23_6" calcext:value-type="string">
            <text:p>BESC-360-Co1_23_6</text:p>
          </table:table-cell>
          <table:table-cell table:formula="of:=IFERROR(INDEX([metagenome_map.$C$2:.$C$319];MATCH([.Q39];[metagenome_map.$A$2:.$A$319];0));&quot;&quot;)" office:value-type="string" office:string-value="nmdc:bsm-11-r3b0ak56" calcext:value-type="string">
            <text:p>nmdc:bsm-11-r3b0ak56</text:p>
          </table:table-cell>
          <table:table-cell table:formula="of:=[metag_raw.C39]" office:value-type="string" office:string-value="SRX21828497" calcext:value-type="string">
            <text:p>SRX2182849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9];[metag_raw.$C$2:.$C$319];0));&quot;&quot;)" office:value-type="string" office:string-value="Gp0587773" calcext:value-type="string">
            <text:p>Gp0587773</text:p>
          </table:table-cell>
          <table:table-cell table:number-columns-repeated="3"/>
        </table:table-row>
        <table:table-row table:style-name="ro1" table:visibility="filter">
          <table:table-cell table:formula="of:=[.F40]" office:value-type="string" office:string-value="BESC-331-Co1_12_7" calcext:value-type="string">
            <text:p>BESC-331-Co1_12_7</text:p>
          </table:table-cell>
          <table:table-cell table:formula="of:=[metag_raw.E4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40];[metagenome_map.$A$2:.$A$319];0));&quot;&quot;)" office:value-type="string" office:string-value="endosphere" calcext:value-type="string">
            <text:p>endosphere</text:p>
          </table:table-cell>
          <table:table-cell table:formula="of:=[metag_raw.F40]" office:value-type="string" office:string-value="BESC-331-Co1_12_7" calcext:value-type="string">
            <text:p>BESC-331-Co1_12_7</text:p>
          </table:table-cell>
          <table:table-cell table:formula="of:=IFERROR(INDEX([metagenome_map.$C$2:.$C$319];MATCH([.Q40];[metagenome_map.$A$2:.$A$319];0));&quot;&quot;)" office:value-type="string" office:string-value="nmdc:bsm-11-9f2ahd94" calcext:value-type="string">
            <text:p>nmdc:bsm-11-9f2ahd94</text:p>
          </table:table-cell>
          <table:table-cell table:formula="of:=[metag_raw.C40]" office:value-type="string" office:string-value="SRX21828498" calcext:value-type="string">
            <text:p>SRX2182849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0];[metag_raw.$C$2:.$C$319];0));&quot;&quot;)" office:value-type="string" office:string-value="Gp0587762" calcext:value-type="string">
            <text:p>Gp0587762</text:p>
          </table:table-cell>
          <table:table-cell table:number-columns-repeated="2"/>
          <table:table-cell table:style-name="ce2"/>
        </table:table-row>
        <table:table-row table:style-name="ro1" table:visibility="filter">
          <table:table-cell table:formula="of:=[.F41]" office:value-type="string" office:string-value="BESC-904-CL2_57_20" calcext:value-type="string">
            <text:p>BESC-904-CL2_57_20</text:p>
          </table:table-cell>
          <table:table-cell table:formula="of:=[metag_raw.E4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41];[metagenome_map.$A$2:.$A$319];0));&quot;&quot;)" office:value-type="string" office:string-value="endosphere" calcext:value-type="string">
            <text:p>endosphere</text:p>
          </table:table-cell>
          <table:table-cell table:formula="of:=[metag_raw.F41]" office:value-type="string" office:string-value="BESC-904-CL2_57_20" calcext:value-type="string">
            <text:p>BESC-904-CL2_57_20</text:p>
          </table:table-cell>
          <table:table-cell table:formula="of:=IFERROR(INDEX([metagenome_map.$C$2:.$C$319];MATCH([.Q41];[metagenome_map.$A$2:.$A$319];0));&quot;&quot;)" office:value-type="string" office:string-value="nmdc:bsm-11-k0vz1j87" calcext:value-type="string">
            <text:p>nmdc:bsm-11-k0vz1j87</text:p>
          </table:table-cell>
          <table:table-cell table:formula="of:=[metag_raw.C41]" office:value-type="string" office:string-value="SRX21828499" calcext:value-type="string">
            <text:p>SRX2182849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1];[metag_raw.$C$2:.$C$319];0));&quot;&quot;)" office:value-type="string" office:string-value="Gp0587811" calcext:value-type="string">
            <text:p>Gp0587811</text:p>
          </table:table-cell>
          <table:table-cell table:number-columns-repeated="3"/>
        </table:table-row>
        <table:table-row table:style-name="ro1" table:visibility="filter">
          <table:table-cell table:formula="of:=[.F42]" office:value-type="string" office:string-value="BESC-351-Co3_11_46" calcext:value-type="string">
            <text:p>BESC-351-Co3_11_46</text:p>
          </table:table-cell>
          <table:table-cell table:formula="of:=[metag_raw.E4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42];[metagenome_map.$A$2:.$A$319];0));&quot;&quot;)" office:value-type="string" office:string-value="endosphere" calcext:value-type="string">
            <text:p>endosphere</text:p>
          </table:table-cell>
          <table:table-cell table:formula="of:=[metag_raw.F42]" office:value-type="string" office:string-value="BESC-351-Co3_11_46" calcext:value-type="string">
            <text:p>BESC-351-Co3_11_46</text:p>
          </table:table-cell>
          <table:table-cell table:formula="of:=IFERROR(INDEX([metagenome_map.$C$2:.$C$319];MATCH([.Q42];[metagenome_map.$A$2:.$A$319];0));&quot;&quot;)" office:value-type="string" office:string-value="nmdc:bsm-11-p4wss361" calcext:value-type="string">
            <text:p>nmdc:bsm-11-p4wss361</text:p>
          </table:table-cell>
          <table:table-cell table:formula="of:=[metag_raw.C42]" office:value-type="string" office:string-value="SRX21828500" calcext:value-type="string">
            <text:p>SRX2182850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2];[metag_raw.$C$2:.$C$319];0));&quot;&quot;)" office:value-type="string" office:string-value="Gp0587770" calcext:value-type="string">
            <text:p>Gp0587770</text:p>
          </table:table-cell>
          <table:table-cell table:number-columns-repeated="3"/>
        </table:table-row>
        <table:table-row table:style-name="ro1" table:visibility="filter">
          <table:table-cell table:formula="of:=[.F43]" office:value-type="string" office:string-value="BESC-307-CL1_26_33" calcext:value-type="string">
            <text:p>BESC-307-CL1_26_33</text:p>
          </table:table-cell>
          <table:table-cell table:formula="of:=[metag_raw.E4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43];[metagenome_map.$A$2:.$A$319];0));&quot;&quot;)" office:value-type="string" office:string-value="endosphere" calcext:value-type="string">
            <text:p>endosphere</text:p>
          </table:table-cell>
          <table:table-cell table:formula="of:=[metag_raw.F43]" office:value-type="string" office:string-value="BESC-307-CL1_26_33" calcext:value-type="string">
            <text:p>BESC-307-CL1_26_33</text:p>
          </table:table-cell>
          <table:table-cell table:formula="of:=IFERROR(INDEX([metagenome_map.$C$2:.$C$319];MATCH([.Q43];[metagenome_map.$A$2:.$A$319];0));&quot;&quot;)" office:value-type="string" office:string-value="nmdc:bsm-11-1yvac190" calcext:value-type="string">
            <text:p>nmdc:bsm-11-1yvac190</text:p>
          </table:table-cell>
          <table:table-cell table:formula="of:=[metag_raw.C43]" office:value-type="string" office:string-value="SRX21828504" calcext:value-type="string">
            <text:p>SRX2182850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3];[metag_raw.$C$2:.$C$319];0));&quot;&quot;)" office:value-type="string" office:string-value="Gp0587756" calcext:value-type="string">
            <text:p>Gp0587756</text:p>
          </table:table-cell>
          <table:table-cell table:number-columns-repeated="3"/>
        </table:table-row>
        <table:table-row table:style-name="ro1" table:visibility="filter">
          <table:table-cell table:formula="of:=[.F44]" office:value-type="string" office:string-value="BESC-331-CL2_55_18" calcext:value-type="string">
            <text:p>BESC-331-CL2_55_18</text:p>
          </table:table-cell>
          <table:table-cell table:formula="of:=[metag_raw.E4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44];[metagenome_map.$A$2:.$A$319];0));&quot;&quot;)" office:value-type="string" office:string-value="endosphere" calcext:value-type="string">
            <text:p>endosphere</text:p>
          </table:table-cell>
          <table:table-cell table:formula="of:=[metag_raw.F44]" office:value-type="string" office:string-value="BESC-331-CL2_55_18" calcext:value-type="string">
            <text:p>BESC-331-CL2_55_18</text:p>
          </table:table-cell>
          <table:table-cell table:formula="of:=IFERROR(INDEX([metagenome_map.$C$2:.$C$319];MATCH([.Q44];[metagenome_map.$A$2:.$A$319];0));&quot;&quot;)" office:value-type="string" office:string-value="nmdc:bsm-11-8g7xbe66" calcext:value-type="string">
            <text:p>nmdc:bsm-11-8g7xbe66</text:p>
          </table:table-cell>
          <table:table-cell table:formula="of:=[metag_raw.C44]" office:value-type="string" office:string-value="SRX21828505" calcext:value-type="string">
            <text:p>SRX2182850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4];[metag_raw.$C$2:.$C$319];0));&quot;&quot;)" office:value-type="string" office:string-value="Gp0587761" calcext:value-type="string">
            <text:p>Gp0587761</text:p>
          </table:table-cell>
          <table:table-cell table:number-columns-repeated="3"/>
        </table:table-row>
        <table:table-row table:style-name="ro1" table:visibility="filter">
          <table:table-cell table:formula="of:=[.F45]" office:value-type="string" office:string-value="BESC-307-Co1_31_6" calcext:value-type="string">
            <text:p>BESC-307-Co1_31_6</text:p>
          </table:table-cell>
          <table:table-cell table:formula="of:=[metag_raw.E4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45];[metagenome_map.$A$2:.$A$319];0));&quot;&quot;)" office:value-type="string" office:string-value="endosphere" calcext:value-type="string">
            <text:p>endosphere</text:p>
          </table:table-cell>
          <table:table-cell table:formula="of:=[metag_raw.F45]" office:value-type="string" office:string-value="BESC-307-Co1_31_6" calcext:value-type="string">
            <text:p>BESC-307-Co1_31_6</text:p>
          </table:table-cell>
          <table:table-cell table:formula="of:=IFERROR(INDEX([metagenome_map.$C$2:.$C$319];MATCH([.Q45];[metagenome_map.$A$2:.$A$319];0));&quot;&quot;)" office:value-type="string" office:string-value="nmdc:bsm-11-gwx12029" calcext:value-type="string">
            <text:p>nmdc:bsm-11-gwx12029</text:p>
          </table:table-cell>
          <table:table-cell table:formula="of:=[metag_raw.C45]" office:value-type="string" office:string-value="SRX21828506" calcext:value-type="string">
            <text:p>SRX2182850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5];[metag_raw.$C$2:.$C$319];0));&quot;&quot;)" office:value-type="string" office:string-value="Gp0587758" calcext:value-type="string">
            <text:p>Gp0587758</text:p>
          </table:table-cell>
          <table:table-cell table:number-columns-repeated="3"/>
        </table:table-row>
        <table:table-row table:style-name="ro1" table:visibility="filter">
          <table:table-cell table:formula="of:=[.F46]" office:value-type="string" office:string-value="BESC-866-Co2_58_19" calcext:value-type="string">
            <text:p>BESC-866-Co2_58_19</text:p>
          </table:table-cell>
          <table:table-cell table:formula="of:=[metag_raw.E4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46];[metagenome_map.$A$2:.$A$319];0));&quot;&quot;)" office:value-type="string" office:string-value="endosphere" calcext:value-type="string">
            <text:p>endosphere</text:p>
          </table:table-cell>
          <table:table-cell table:formula="of:=[metag_raw.F46]" office:value-type="string" office:string-value="BESC-866-Co2_58_19" calcext:value-type="string">
            <text:p>BESC-866-Co2_58_19</text:p>
          </table:table-cell>
          <table:table-cell table:formula="of:=IFERROR(INDEX([metagenome_map.$C$2:.$C$319];MATCH([.Q46];[metagenome_map.$A$2:.$A$319];0));&quot;&quot;)" office:value-type="string" office:string-value="nmdc:bsm-11-5w4ba396" calcext:value-type="string">
            <text:p>nmdc:bsm-11-5w4ba396</text:p>
          </table:table-cell>
          <table:table-cell table:formula="of:=[metag_raw.C46]" office:value-type="string" office:string-value="SRX21828507" calcext:value-type="string">
            <text:p>SRX2182850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6];[metag_raw.$C$2:.$C$319];0));&quot;&quot;)" office:value-type="string" office:string-value="Gp0587809" calcext:value-type="string">
            <text:p>Gp0587809</text:p>
          </table:table-cell>
          <table:table-cell table:number-columns-repeated="3"/>
        </table:table-row>
        <table:table-row table:style-name="ro1" table:visibility="filter">
          <table:table-cell table:formula="of:=[.F47]" office:value-type="string" office:string-value="BESC-331-Co2_50_17" calcext:value-type="string">
            <text:p>BESC-331-Co2_50_17</text:p>
          </table:table-cell>
          <table:table-cell table:formula="of:=[metag_raw.E4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47];[metagenome_map.$A$2:.$A$319];0));&quot;&quot;)" office:value-type="string" office:string-value="endosphere" calcext:value-type="string">
            <text:p>endosphere</text:p>
          </table:table-cell>
          <table:table-cell table:formula="of:=[metag_raw.F47]" office:value-type="string" office:string-value="BESC-331-Co2_50_17" calcext:value-type="string">
            <text:p>BESC-331-Co2_50_17</text:p>
          </table:table-cell>
          <table:table-cell table:formula="of:=IFERROR(INDEX([metagenome_map.$C$2:.$C$319];MATCH([.Q47];[metagenome_map.$A$2:.$A$319];0));&quot;&quot;)" office:value-type="string" office:string-value="nmdc:bsm-11-j2pfz414" calcext:value-type="string">
            <text:p>nmdc:bsm-11-j2pfz414</text:p>
          </table:table-cell>
          <table:table-cell table:formula="of:=[metag_raw.C47]" office:value-type="string" office:string-value="SRX21828508" calcext:value-type="string">
            <text:p>SRX2182850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7];[metag_raw.$C$2:.$C$319];0));&quot;&quot;)" office:value-type="string" office:string-value="Gp0587763" calcext:value-type="string">
            <text:p>Gp0587763</text:p>
          </table:table-cell>
          <table:table-cell table:number-columns-repeated="3"/>
        </table:table-row>
        <table:table-row table:style-name="ro1" table:visibility="filter">
          <table:table-cell table:formula="of:=[.F48]" office:value-type="string" office:string-value="BESC-307-Co2_62_14" calcext:value-type="string">
            <text:p>BESC-307-Co2_62_14</text:p>
          </table:table-cell>
          <table:table-cell table:formula="of:=[metag_raw.E4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48];[metagenome_map.$A$2:.$A$319];0));&quot;&quot;)" office:value-type="string" office:string-value="endosphere" calcext:value-type="string">
            <text:p>endosphere</text:p>
          </table:table-cell>
          <table:table-cell table:formula="of:=[metag_raw.F48]" office:value-type="string" office:string-value="BESC-307-Co2_62_14" calcext:value-type="string">
            <text:p>BESC-307-Co2_62_14</text:p>
          </table:table-cell>
          <table:table-cell table:formula="of:=IFERROR(INDEX([metagenome_map.$C$2:.$C$319];MATCH([.Q48];[metagenome_map.$A$2:.$A$319];0));&quot;&quot;)" office:value-type="string" office:string-value="nmdc:bsm-11-jy6ece20" calcext:value-type="string">
            <text:p>nmdc:bsm-11-jy6ece20</text:p>
          </table:table-cell>
          <table:table-cell table:formula="of:=[metag_raw.C48]" office:value-type="string" office:string-value="SRX21828519" calcext:value-type="string">
            <text:p>SRX2182851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8];[metag_raw.$C$2:.$C$319];0));&quot;&quot;)" office:value-type="string" office:string-value="Gp0587759" calcext:value-type="string">
            <text:p>Gp0587759</text:p>
          </table:table-cell>
          <table:table-cell table:number-columns-repeated="3"/>
        </table:table-row>
        <table:table-row table:style-name="ro1" table:visibility="filter">
          <table:table-cell table:formula="of:=[.F49]" office:value-type="string" office:string-value="BESC-360-Co3_13_34" calcext:value-type="string">
            <text:p>BESC-360-Co3_13_34</text:p>
          </table:table-cell>
          <table:table-cell table:formula="of:=[metag_raw.E4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49];[metagenome_map.$A$2:.$A$319];0));&quot;&quot;)" office:value-type="string" office:string-value="endosphere" calcext:value-type="string">
            <text:p>endosphere</text:p>
          </table:table-cell>
          <table:table-cell table:formula="of:=[metag_raw.F49]" office:value-type="string" office:string-value="BESC-360-Co3_13_34" calcext:value-type="string">
            <text:p>BESC-360-Co3_13_34</text:p>
          </table:table-cell>
          <table:table-cell table:formula="of:=IFERROR(INDEX([metagenome_map.$C$2:.$C$319];MATCH([.Q49];[metagenome_map.$A$2:.$A$319];0));&quot;&quot;)" office:value-type="string" office:string-value="nmdc:bsm-11-3nffqc45" calcext:value-type="string">
            <text:p>nmdc:bsm-11-3nffqc45</text:p>
          </table:table-cell>
          <table:table-cell table:formula="of:=[metag_raw.C49]" office:value-type="string" office:string-value="SRX21828520" calcext:value-type="string">
            <text:p>SRX2182852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9];[metag_raw.$C$2:.$C$319];0));&quot;&quot;)" office:value-type="string" office:string-value="Gp0587775" calcext:value-type="string">
            <text:p>Gp0587775</text:p>
          </table:table-cell>
          <table:table-cell table:number-columns-repeated="3"/>
        </table:table-row>
        <table:table-row table:style-name="ro1" table:visibility="filter">
          <table:table-cell table:formula="of:=[.F50]" office:value-type="string" office:string-value="BESC-388-CL1_25_34" calcext:value-type="string">
            <text:p>BESC-388-CL1_25_34</text:p>
          </table:table-cell>
          <table:table-cell table:formula="of:=[metag_raw.E5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50];[metagenome_map.$A$2:.$A$319];0));&quot;&quot;)" office:value-type="string" office:string-value="endosphere" calcext:value-type="string">
            <text:p>endosphere</text:p>
          </table:table-cell>
          <table:table-cell table:formula="of:=[metag_raw.F50]" office:value-type="string" office:string-value="BESC-388-CL1_25_34" calcext:value-type="string">
            <text:p>BESC-388-CL1_25_34</text:p>
          </table:table-cell>
          <table:table-cell table:formula="of:=IFERROR(INDEX([metagenome_map.$C$2:.$C$319];MATCH([.Q50];[metagenome_map.$A$2:.$A$319];0));&quot;&quot;)" office:value-type="string" office:string-value="nmdc:bsm-11-k9192006" calcext:value-type="string">
            <text:p>nmdc:bsm-11-k9192006</text:p>
          </table:table-cell>
          <table:table-cell table:formula="of:=[metag_raw.C50]" office:value-type="string" office:string-value="SRX21828529" calcext:value-type="string">
            <text:p>SRX2182852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0];[metag_raw.$C$2:.$C$319];0));&quot;&quot;)" office:value-type="string" office:string-value="Gp0587776" calcext:value-type="string">
            <text:p>Gp0587776</text:p>
          </table:table-cell>
          <table:table-cell table:number-columns-repeated="3"/>
        </table:table-row>
        <table:table-row table:style-name="ro1" table:visibility="filter">
          <table:table-cell table:formula="of:=[.F51]" office:value-type="string" office:string-value="BESC-388-CL2_50_4" calcext:value-type="string">
            <text:p>BESC-388-CL2_50_4</text:p>
          </table:table-cell>
          <table:table-cell table:formula="of:=[metag_raw.E5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51];[metagenome_map.$A$2:.$A$319];0));&quot;&quot;)" office:value-type="string" office:string-value="endosphere" calcext:value-type="string">
            <text:p>endosphere</text:p>
          </table:table-cell>
          <table:table-cell table:formula="of:=[metag_raw.F51]" office:value-type="string" office:string-value="BESC-388-CL2_50_4" calcext:value-type="string">
            <text:p>BESC-388-CL2_50_4</text:p>
          </table:table-cell>
          <table:table-cell table:formula="of:=IFERROR(INDEX([metagenome_map.$C$2:.$C$319];MATCH([.Q51];[metagenome_map.$A$2:.$A$319];0));&quot;&quot;)" office:value-type="string" office:string-value="nmdc:bsm-11-v0p16d89" calcext:value-type="string">
            <text:p>nmdc:bsm-11-v0p16d89</text:p>
          </table:table-cell>
          <table:table-cell table:formula="of:=[metag_raw.C51]" office:value-type="string" office:string-value="SRX21828532" calcext:value-type="string">
            <text:p>SRX2182853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1];[metag_raw.$C$2:.$C$319];0));&quot;&quot;)" office:value-type="string" office:string-value="Gp0587777" calcext:value-type="string">
            <text:p>Gp0587777</text:p>
          </table:table-cell>
          <table:table-cell table:number-columns-repeated="3"/>
        </table:table-row>
        <table:table-row table:style-name="ro1" table:visibility="filter">
          <table:table-cell table:formula="of:=[.F52]" office:value-type="string" office:string-value="BESC-331-Co3_15_40" calcext:value-type="string">
            <text:p>BESC-331-Co3_15_40</text:p>
          </table:table-cell>
          <table:table-cell table:formula="of:=[metag_raw.E5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52];[metagenome_map.$A$2:.$A$319];0));&quot;&quot;)" office:value-type="string" office:string-value="endosphere" calcext:value-type="string">
            <text:p>endosphere</text:p>
          </table:table-cell>
          <table:table-cell table:formula="of:=[metag_raw.F52]" office:value-type="string" office:string-value="BESC-331-Co3_15_40" calcext:value-type="string">
            <text:p>BESC-331-Co3_15_40</text:p>
          </table:table-cell>
          <table:table-cell table:formula="of:=IFERROR(INDEX([metagenome_map.$C$2:.$C$319];MATCH([.Q52];[metagenome_map.$A$2:.$A$319];0));&quot;&quot;)" office:value-type="string" office:string-value="nmdc:bsm-11-kdja3v28" calcext:value-type="string">
            <text:p>nmdc:bsm-11-kdja3v28</text:p>
          </table:table-cell>
          <table:table-cell table:formula="of:=[metag_raw.C52]" office:value-type="string" office:string-value="SRX21828575" calcext:value-type="string">
            <text:p>SRX2182857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2];[metag_raw.$C$2:.$C$319];0));&quot;&quot;)" office:value-type="string" office:string-value="Gp0587764" calcext:value-type="string">
            <text:p>Gp0587764</text:p>
          </table:table-cell>
          <table:table-cell table:number-columns-repeated="3"/>
        </table:table-row>
        <table:table-row table:style-name="ro1" table:visibility="filter">
          <table:table-cell table:formula="of:=[.F53]" office:value-type="string" office:string-value="BESC-360-CL3_72_12" calcext:value-type="string">
            <text:p>BESC-360-CL3_72_12</text:p>
          </table:table-cell>
          <table:table-cell table:formula="of:=[metag_raw.E5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53];[metagenome_map.$A$2:.$A$319];0));&quot;&quot;)" office:value-type="string" office:string-value="endosphere" calcext:value-type="string">
            <text:p>endosphere</text:p>
          </table:table-cell>
          <table:table-cell table:formula="of:=[metag_raw.F53]" office:value-type="string" office:string-value="BESC-360-CL3_72_12" calcext:value-type="string">
            <text:p>BESC-360-CL3_72_12</text:p>
          </table:table-cell>
          <table:table-cell table:formula="of:=IFERROR(INDEX([metagenome_map.$C$2:.$C$319];MATCH([.Q53];[metagenome_map.$A$2:.$A$319];0));&quot;&quot;)" office:value-type="string" office:string-value="nmdc:bsm-11-g3r2dm95" calcext:value-type="string">
            <text:p>nmdc:bsm-11-g3r2dm95</text:p>
          </table:table-cell>
          <table:table-cell table:formula="of:=[metag_raw.C53]" office:value-type="string" office:string-value="SRX21828576" calcext:value-type="string">
            <text:p>SRX2182857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3];[metag_raw.$C$2:.$C$319];0));&quot;&quot;)" office:value-type="string" office:string-value="Gp0587772" calcext:value-type="string">
            <text:p>Gp0587772</text:p>
          </table:table-cell>
          <table:table-cell table:number-columns-repeated="3"/>
        </table:table-row>
        <table:table-row table:style-name="ro1" table:visibility="filter">
          <table:table-cell table:formula="of:=[.F54]" office:value-type="string" office:string-value="BESC-351-CL1_27_10" calcext:value-type="string">
            <text:p>BESC-351-CL1_27_10</text:p>
          </table:table-cell>
          <table:table-cell table:formula="of:=[metag_raw.E5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54];[metagenome_map.$A$2:.$A$319];0));&quot;&quot;)" office:value-type="string" office:string-value="endosphere" calcext:value-type="string">
            <text:p>endosphere</text:p>
          </table:table-cell>
          <table:table-cell table:formula="of:=[metag_raw.F54]" office:value-type="string" office:string-value="BESC-351-CL1_27_10" calcext:value-type="string">
            <text:p>BESC-351-CL1_27_10</text:p>
          </table:table-cell>
          <table:table-cell table:formula="of:=IFERROR(INDEX([metagenome_map.$C$2:.$C$319];MATCH([.Q54];[metagenome_map.$A$2:.$A$319];0));&quot;&quot;)" office:value-type="string" office:string-value="nmdc:bsm-11-spav5m37" calcext:value-type="string">
            <text:p>nmdc:bsm-11-spav5m37</text:p>
          </table:table-cell>
          <table:table-cell table:formula="of:=[metag_raw.C54]" office:value-type="string" office:string-value="SRX21828990" calcext:value-type="string">
            <text:p>SRX2182899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4];[metag_raw.$C$2:.$C$319];0));&quot;&quot;)" office:value-type="string" office:string-value="Gp0587765" calcext:value-type="string">
            <text:p>Gp0587765</text:p>
          </table:table-cell>
          <table:table-cell table:number-columns-repeated="3"/>
        </table:table-row>
        <table:table-row table:style-name="ro1" table:visibility="filter">
          <table:table-cell table:formula="of:=[.F55]" office:value-type="string" office:string-value="SKWA-24-3-Co2_41_10" calcext:value-type="string">
            <text:p>SKWA-24-3-Co2_41_10</text:p>
          </table:table-cell>
          <table:table-cell table:formula="of:=[metag_raw.E5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55];[metagenome_map.$A$2:.$A$319];0));&quot;&quot;)" office:value-type="string" office:string-value="soil" calcext:value-type="string">
            <text:p>soil</text:p>
          </table:table-cell>
          <table:table-cell table:formula="of:=[metag_raw.F55]" office:value-type="string" office:string-value="SKWA-24-3-Co2_41_10" calcext:value-type="string">
            <text:p>SKWA-24-3-Co2_41_10</text:p>
          </table:table-cell>
          <table:table-cell table:formula="of:=IFERROR(INDEX([metagenome_map.$C$2:.$C$319];MATCH([.Q55];[metagenome_map.$A$2:.$A$319];0));&quot;&quot;)" office:value-type="string" office:string-value="nmdc:bsm-11-fa3kp606" calcext:value-type="string">
            <text:p>nmdc:bsm-11-fa3kp606</text:p>
          </table:table-cell>
          <table:table-cell table:formula="of:=[metag_raw.C55]" office:value-type="string" office:string-value="SRX21828991" calcext:value-type="string">
            <text:p>SRX2182899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5];[metag_raw.$C$2:.$C$319];0));&quot;&quot;)" office:value-type="string" office:string-value="Gp0566735" calcext:value-type="string">
            <text:p>Gp0566735</text:p>
          </table:table-cell>
          <table:table-cell table:number-columns-repeated="3"/>
        </table:table-row>
        <table:table-row table:style-name="ro1" table:visibility="filter">
          <table:table-cell table:formula="of:=[.F56]" office:value-type="string" office:string-value="BESC-351-Co1_10_3" calcext:value-type="string">
            <text:p>BESC-351-Co1_10_3</text:p>
          </table:table-cell>
          <table:table-cell table:formula="of:=[metag_raw.E5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56];[metagenome_map.$A$2:.$A$319];0));&quot;&quot;)" office:value-type="string" office:string-value="endosphere" calcext:value-type="string">
            <text:p>endosphere</text:p>
          </table:table-cell>
          <table:table-cell table:formula="of:=[metag_raw.F56]" office:value-type="string" office:string-value="BESC-351-Co1_10_3" calcext:value-type="string">
            <text:p>BESC-351-Co1_10_3</text:p>
          </table:table-cell>
          <table:table-cell table:formula="of:=IFERROR(INDEX([metagenome_map.$C$2:.$C$319];MATCH([.Q56];[metagenome_map.$A$2:.$A$319];0));&quot;&quot;)" office:value-type="string" office:string-value="nmdc:bsm-11-nrkha596" calcext:value-type="string">
            <text:p>nmdc:bsm-11-nrkha596</text:p>
          </table:table-cell>
          <table:table-cell table:formula="of:=[metag_raw.C56]" office:value-type="string" office:string-value="SRX21828994" calcext:value-type="string">
            <text:p>SRX2182899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6];[metag_raw.$C$2:.$C$319];0));&quot;&quot;)" office:value-type="string" office:string-value="Gp0587768" calcext:value-type="string">
            <text:p>Gp0587768</text:p>
          </table:table-cell>
          <table:table-cell table:number-columns-repeated="3"/>
        </table:table-row>
        <table:table-row table:style-name="ro1" table:visibility="filter">
          <table:table-cell table:formula="of:=[.F57]" office:value-type="string" office:string-value="BESC-847-CL3_83_27" calcext:value-type="string">
            <text:p>BESC-847-CL3_83_27</text:p>
          </table:table-cell>
          <table:table-cell table:formula="of:=[metag_raw.E5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57];[metagenome_map.$A$2:.$A$319];0));&quot;&quot;)" office:value-type="string" office:string-value="endosphere" calcext:value-type="string">
            <text:p>endosphere</text:p>
          </table:table-cell>
          <table:table-cell table:formula="of:=[metag_raw.F57]" office:value-type="string" office:string-value="BESC-847-CL3_83_27" calcext:value-type="string">
            <text:p>BESC-847-CL3_83_27</text:p>
          </table:table-cell>
          <table:table-cell table:formula="of:=IFERROR(INDEX([metagenome_map.$C$2:.$C$319];MATCH([.Q57];[metagenome_map.$A$2:.$A$319];0));&quot;&quot;)" office:value-type="string" office:string-value="nmdc:bsm-11-rpj4zm44" calcext:value-type="string">
            <text:p>nmdc:bsm-11-rpj4zm44</text:p>
          </table:table-cell>
          <table:table-cell table:formula="of:=[metag_raw.C57]" office:value-type="string" office:string-value="SRX21828995" calcext:value-type="string">
            <text:p>SRX2182899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7];[metag_raw.$C$2:.$C$319];0));&quot;&quot;)" office:value-type="string" office:string-value="Gp0587801" calcext:value-type="string">
            <text:p>Gp0587801</text:p>
          </table:table-cell>
          <table:table-cell table:number-columns-repeated="3"/>
        </table:table-row>
        <table:table-row table:style-name="ro1" table:visibility="filter">
          <table:table-cell table:formula="of:=[.F58]" office:value-type="string" office:string-value="GW-9591-Co1_16_8" calcext:value-type="string">
            <text:p>GW-9591-Co1_16_8</text:p>
          </table:table-cell>
          <table:table-cell table:formula="of:=[metag_raw.E5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58];[metagenome_map.$A$2:.$A$319];0));&quot;&quot;)" office:value-type="string" office:string-value="endosphere" calcext:value-type="string">
            <text:p>endosphere</text:p>
          </table:table-cell>
          <table:table-cell table:formula="of:=[metag_raw.F58]" office:value-type="string" office:string-value="GW-9591-Co1_16_8" calcext:value-type="string">
            <text:p>GW-9591-Co1_16_8</text:p>
          </table:table-cell>
          <table:table-cell table:formula="of:=IFERROR(INDEX([metagenome_map.$C$2:.$C$319];MATCH([.Q58];[metagenome_map.$A$2:.$A$319];0));&quot;&quot;)" office:value-type="string" office:string-value="nmdc:bsm-11-cv5vxb38" calcext:value-type="string">
            <text:p>nmdc:bsm-11-cv5vxb38</text:p>
          </table:table-cell>
          <table:table-cell table:formula="of:=[metag_raw.C58]" office:value-type="string" office:string-value="SRX21828996" calcext:value-type="string">
            <text:p>SRX2182899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8];[metag_raw.$C$2:.$C$319];0));&quot;&quot;)" office:value-type="string" office:string-value="Gp0587831" calcext:value-type="string">
            <text:p>Gp0587831</text:p>
          </table:table-cell>
          <table:table-cell table:number-columns-repeated="3"/>
        </table:table-row>
        <table:table-row table:style-name="ro1" table:visibility="filter">
          <table:table-cell table:formula="of:=[.F59]" office:value-type="string" office:string-value="GW-4579-Co1_14_4" calcext:value-type="string">
            <text:p>GW-4579-Co1_14_4</text:p>
          </table:table-cell>
          <table:table-cell table:formula="of:=[metag_raw.E5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59];[metagenome_map.$A$2:.$A$319];0));&quot;&quot;)" office:value-type="string" office:string-value="endosphere" calcext:value-type="string">
            <text:p>endosphere</text:p>
          </table:table-cell>
          <table:table-cell table:formula="of:=[metag_raw.F59]" office:value-type="string" office:string-value="GW-4579-Co1_14_4" calcext:value-type="string">
            <text:p>GW-4579-Co1_14_4</text:p>
          </table:table-cell>
          <table:table-cell table:formula="of:=IFERROR(INDEX([metagenome_map.$C$2:.$C$319];MATCH([.Q59];[metagenome_map.$A$2:.$A$319];0));&quot;&quot;)" office:value-type="string" office:string-value="nmdc:bsm-11-h3e54f51" calcext:value-type="string">
            <text:p>nmdc:bsm-11-h3e54f51</text:p>
          </table:table-cell>
          <table:table-cell table:formula="of:=[metag_raw.C59]" office:value-type="string" office:string-value="SRX21828997" calcext:value-type="string">
            <text:p>SRX2182899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9];[metag_raw.$C$2:.$C$319];0));&quot;&quot;)" office:value-type="string" office:string-value="Gp0587822" calcext:value-type="string">
            <text:p>Gp0587822</text:p>
          </table:table-cell>
          <table:table-cell table:number-columns-repeated="3"/>
        </table:table-row>
        <table:table-row table:style-name="ro1" table:visibility="filter">
          <table:table-cell table:formula="of:=[.F60]" office:value-type="string" office:string-value="SKWA-24-3-Co1_3_5" calcext:value-type="string">
            <text:p>SKWA-24-3-Co1_3_5</text:p>
          </table:table-cell>
          <table:table-cell table:formula="of:=[metag_raw.E6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60];[metagenome_map.$A$2:.$A$319];0));&quot;&quot;)" office:value-type="string" office:string-value="endosphere" calcext:value-type="string">
            <text:p>endosphere</text:p>
          </table:table-cell>
          <table:table-cell table:formula="of:=[metag_raw.F60]" office:value-type="string" office:string-value="SKWA-24-3-Co1_3_5" calcext:value-type="string">
            <text:p>SKWA-24-3-Co1_3_5</text:p>
          </table:table-cell>
          <table:table-cell table:formula="of:=IFERROR(INDEX([metagenome_map.$C$2:.$C$319];MATCH([.Q60];[metagenome_map.$A$2:.$A$319];0));&quot;&quot;)" office:value-type="string" office:string-value="nmdc:bsm-11-899bm454" calcext:value-type="string">
            <text:p>nmdc:bsm-11-899bm454</text:p>
          </table:table-cell>
          <table:table-cell table:formula="of:=[metag_raw.C60]" office:value-type="string" office:string-value="SRX21828998" calcext:value-type="string">
            <text:p>SRX2182899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0];[metag_raw.$C$2:.$C$319];0));&quot;&quot;)" office:value-type="string" office:string-value="Gp0587835" calcext:value-type="string">
            <text:p>Gp0587835</text:p>
          </table:table-cell>
          <table:table-cell table:number-columns-repeated="3"/>
        </table:table-row>
        <table:table-row table:style-name="ro1" table:visibility="filter">
          <table:table-cell table:formula="of:=[.F61]" office:value-type="string" office:string-value="GW-9591-CL2_56_12" calcext:value-type="string">
            <text:p>GW-9591-CL2_56_12</text:p>
          </table:table-cell>
          <table:table-cell table:formula="of:=[metag_raw.E6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61];[metagenome_map.$A$2:.$A$319];0));&quot;&quot;)" office:value-type="string" office:string-value="endosphere" calcext:value-type="string">
            <text:p>endosphere</text:p>
          </table:table-cell>
          <table:table-cell table:formula="of:=[metag_raw.F61]" office:value-type="string" office:string-value="GW-9591-CL2_56_12" calcext:value-type="string">
            <text:p>GW-9591-CL2_56_12</text:p>
          </table:table-cell>
          <table:table-cell table:formula="of:=IFERROR(INDEX([metagenome_map.$C$2:.$C$319];MATCH([.Q61];[metagenome_map.$A$2:.$A$319];0));&quot;&quot;)" office:value-type="string" office:string-value="nmdc:bsm-11-3xthwx28" calcext:value-type="string">
            <text:p>nmdc:bsm-11-3xthwx28</text:p>
          </table:table-cell>
          <table:table-cell table:formula="of:=[metag_raw.C61]" office:value-type="string" office:string-value="SRX21828999" calcext:value-type="string">
            <text:p>SRX2182899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1];[metag_raw.$C$2:.$C$319];0));&quot;&quot;)" office:value-type="string" office:string-value="Gp0587829" calcext:value-type="string">
            <text:p>Gp0587829</text:p>
          </table:table-cell>
          <table:table-cell table:number-columns-repeated="3"/>
        </table:table-row>
        <table:table-row table:style-name="ro1" table:visibility="filter">
          <table:table-cell table:formula="of:=[.F62]" office:value-type="string" office:string-value="BESC-234-Co1_23_3" calcext:value-type="string">
            <text:p>BESC-234-Co1_23_3</text:p>
          </table:table-cell>
          <table:table-cell table:formula="of:=[metag_raw.E6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62];[metagenome_map.$A$2:.$A$319];0));&quot;&quot;)" office:value-type="string" office:string-value="endosphere" calcext:value-type="string">
            <text:p>endosphere</text:p>
          </table:table-cell>
          <table:table-cell table:formula="of:=[metag_raw.F62]" office:value-type="string" office:string-value="BESC-234-Co1_23_3" calcext:value-type="string">
            <text:p>BESC-234-Co1_23_3</text:p>
          </table:table-cell>
          <table:table-cell table:formula="of:=IFERROR(INDEX([metagenome_map.$C$2:.$C$319];MATCH([.Q62];[metagenome_map.$A$2:.$A$319];0));&quot;&quot;)" office:value-type="string" office:string-value="nmdc:bsm-11-62fxv990" calcext:value-type="string">
            <text:p>nmdc:bsm-11-62fxv990</text:p>
          </table:table-cell>
          <table:table-cell table:formula="of:=[metag_raw.C62]" office:value-type="string" office:string-value="SRX21829000" calcext:value-type="string">
            <text:p>SRX2182900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2];[metag_raw.$C$2:.$C$319];0));&quot;&quot;)" office:value-type="string" office:string-value="Gp0587749" calcext:value-type="string">
            <text:p>Gp0587749</text:p>
          </table:table-cell>
          <table:table-cell table:number-columns-repeated="3"/>
        </table:table-row>
        <table:table-row table:style-name="ro1" table:visibility="filter">
          <table:table-cell table:formula="of:=[.F63]" office:value-type="string" office:string-value="BESC-360-CL2_44_14" calcext:value-type="string">
            <text:p>BESC-360-CL2_44_14</text:p>
          </table:table-cell>
          <table:table-cell table:formula="of:=[metag_raw.E6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63];[metagenome_map.$A$2:.$A$319];0));&quot;&quot;)" office:value-type="string" office:string-value="endosphere" calcext:value-type="string">
            <text:p>endosphere</text:p>
          </table:table-cell>
          <table:table-cell table:formula="of:=[metag_raw.F63]" office:value-type="string" office:string-value="BESC-360-CL2_44_14" calcext:value-type="string">
            <text:p>BESC-360-CL2_44_14</text:p>
          </table:table-cell>
          <table:table-cell table:formula="of:=IFERROR(INDEX([metagenome_map.$C$2:.$C$319];MATCH([.Q63];[metagenome_map.$A$2:.$A$319];0));&quot;&quot;)" office:value-type="string" office:string-value="nmdc:bsm-11-m0h9cb45" calcext:value-type="string">
            <text:p>nmdc:bsm-11-m0h9cb45</text:p>
          </table:table-cell>
          <table:table-cell table:formula="of:=[metag_raw.C63]" office:value-type="string" office:string-value="SRX21829001" calcext:value-type="string">
            <text:p>SRX2182900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3];[metag_raw.$C$2:.$C$319];0));&quot;&quot;)" office:value-type="string" office:string-value="Gp0587771" calcext:value-type="string">
            <text:p>Gp0587771</text:p>
          </table:table-cell>
          <table:table-cell table:number-columns-repeated="3"/>
        </table:table-row>
        <table:table-row table:style-name="ro1" table:visibility="filter">
          <table:table-cell table:formula="of:=[.F64]" office:value-type="string" office:string-value="GW-4579-Co3_14_51" calcext:value-type="string">
            <text:p>GW-4579-Co3_14_51</text:p>
          </table:table-cell>
          <table:table-cell table:formula="of:=[metag_raw.E6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64];[metagenome_map.$A$2:.$A$319];0));&quot;&quot;)" office:value-type="string" office:string-value="endosphere" calcext:value-type="string">
            <text:p>endosphere</text:p>
          </table:table-cell>
          <table:table-cell table:formula="of:=[metag_raw.F64]" office:value-type="string" office:string-value="GW-4579-Co3_14_51" calcext:value-type="string">
            <text:p>GW-4579-Co3_14_51</text:p>
          </table:table-cell>
          <table:table-cell table:formula="of:=IFERROR(INDEX([metagenome_map.$C$2:.$C$319];MATCH([.Q64];[metagenome_map.$A$2:.$A$319];0));&quot;&quot;)" office:value-type="string" office:string-value="nmdc:bsm-11-qam3hk28" calcext:value-type="string">
            <text:p>nmdc:bsm-11-qam3hk28</text:p>
          </table:table-cell>
          <table:table-cell table:formula="of:=[metag_raw.C64]" office:value-type="string" office:string-value="SRX21829002" calcext:value-type="string">
            <text:p>SRX2182900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4];[metag_raw.$C$2:.$C$319];0));&quot;&quot;)" office:value-type="string" office:string-value="Gp0587824" calcext:value-type="string">
            <text:p>Gp0587824</text:p>
          </table:table-cell>
          <table:table-cell table:number-columns-repeated="3"/>
        </table:table-row>
        <table:table-row table:style-name="ro1" table:visibility="filter">
          <table:table-cell table:formula="of:=[.F65]" office:value-type="string" office:string-value="BESC-847-CL1_28_5" calcext:value-type="string">
            <text:p>BESC-847-CL1_28_5</text:p>
          </table:table-cell>
          <table:table-cell table:formula="of:=[metag_raw.E6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65];[metagenome_map.$A$2:.$A$319];0));&quot;&quot;)" office:value-type="string" office:string-value="endosphere" calcext:value-type="string">
            <text:p>endosphere</text:p>
          </table:table-cell>
          <table:table-cell table:formula="of:=[metag_raw.F65]" office:value-type="string" office:string-value="BESC-847-CL1_28_5" calcext:value-type="string">
            <text:p>BESC-847-CL1_28_5</text:p>
          </table:table-cell>
          <table:table-cell table:formula="of:=IFERROR(INDEX([metagenome_map.$C$2:.$C$319];MATCH([.Q65];[metagenome_map.$A$2:.$A$319];0));&quot;&quot;)" office:value-type="string" office:string-value="nmdc:bsm-11-ta8dt754" calcext:value-type="string">
            <text:p>nmdc:bsm-11-ta8dt754</text:p>
          </table:table-cell>
          <table:table-cell table:formula="of:=[metag_raw.C65]" office:value-type="string" office:string-value="SRX21829004" calcext:value-type="string">
            <text:p>SRX2182900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5];[metag_raw.$C$2:.$C$319];0));&quot;&quot;)" office:value-type="string" office:string-value="Gp0587799" calcext:value-type="string">
            <text:p>Gp0587799</text:p>
          </table:table-cell>
          <table:table-cell table:number-columns-repeated="3"/>
        </table:table-row>
        <table:table-row table:style-name="ro1" table:visibility="filter">
          <table:table-cell table:formula="of:=[.F66]" office:value-type="string" office:string-value="GW-4579-CL2_50_20" calcext:value-type="string">
            <text:p>GW-4579-CL2_50_20</text:p>
          </table:table-cell>
          <table:table-cell table:formula="of:=[metag_raw.E6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66];[metagenome_map.$A$2:.$A$319];0));&quot;&quot;)" office:value-type="string" office:string-value="endosphere" calcext:value-type="string">
            <text:p>endosphere</text:p>
          </table:table-cell>
          <table:table-cell table:formula="of:=[metag_raw.F66]" office:value-type="string" office:string-value="GW-4579-CL2_50_20" calcext:value-type="string">
            <text:p>GW-4579-CL2_50_20</text:p>
          </table:table-cell>
          <table:table-cell table:formula="of:=IFERROR(INDEX([metagenome_map.$C$2:.$C$319];MATCH([.Q66];[metagenome_map.$A$2:.$A$319];0));&quot;&quot;)" office:value-type="string" office:string-value="nmdc:bsm-11-rk62cv25" calcext:value-type="string">
            <text:p>nmdc:bsm-11-rk62cv25</text:p>
          </table:table-cell>
          <table:table-cell table:formula="of:=[metag_raw.C66]" office:value-type="string" office:string-value="SRX21829005" calcext:value-type="string">
            <text:p>SRX2182900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6];[metag_raw.$C$2:.$C$319];0));&quot;&quot;)" office:value-type="string" office:string-value="Gp0587820" calcext:value-type="string">
            <text:p>Gp0587820</text:p>
          </table:table-cell>
          <table:table-cell table:number-columns-repeated="3"/>
        </table:table-row>
        <table:table-row table:style-name="ro1" table:visibility="filter">
          <table:table-cell table:formula="of:=[.F67]" office:value-type="string" office:string-value="BESC-86-CL2_69_17" calcext:value-type="string">
            <text:p>BESC-86-CL2_69_17</text:p>
          </table:table-cell>
          <table:table-cell table:formula="of:=[metag_raw.E6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67];[metagenome_map.$A$2:.$A$319];0));&quot;&quot;)" office:value-type="string" office:string-value="endosphere" calcext:value-type="string">
            <text:p>endosphere</text:p>
          </table:table-cell>
          <table:table-cell table:formula="of:=[metag_raw.F67]" office:value-type="string" office:string-value="BESC-86-CL2_69_17" calcext:value-type="string">
            <text:p>BESC-86-CL2_69_17</text:p>
          </table:table-cell>
          <table:table-cell table:formula="of:=IFERROR(INDEX([metagenome_map.$C$2:.$C$319];MATCH([.Q67];[metagenome_map.$A$2:.$A$319];0));&quot;&quot;)" office:value-type="string" office:string-value="nmdc:bsm-11-xy5ern23" calcext:value-type="string">
            <text:p>nmdc:bsm-11-xy5ern23</text:p>
          </table:table-cell>
          <table:table-cell table:formula="of:=[metag_raw.C67]" office:value-type="string" office:string-value="SRX21829160" calcext:value-type="string">
            <text:p>SRX2182916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7];[metag_raw.$C$2:.$C$319];0));&quot;&quot;)" office:value-type="string" office:string-value="Gp0587805" calcext:value-type="string">
            <text:p>Gp0587805</text:p>
          </table:table-cell>
          <table:table-cell table:number-columns-repeated="3"/>
        </table:table-row>
        <table:table-row table:style-name="ro1" table:visibility="filter">
          <table:table-cell table:formula="of:=[.F68]" office:value-type="string" office:string-value="BESC-307-CL2_57_8" calcext:value-type="string">
            <text:p>BESC-307-CL2_57_8</text:p>
          </table:table-cell>
          <table:table-cell table:formula="of:=[metag_raw.E6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68];[metagenome_map.$A$2:.$A$319];0));&quot;&quot;)" office:value-type="string" office:string-value="endosphere" calcext:value-type="string">
            <text:p>endosphere</text:p>
          </table:table-cell>
          <table:table-cell table:formula="of:=[metag_raw.F68]" office:value-type="string" office:string-value="BESC-307-CL2_57_8" calcext:value-type="string">
            <text:p>BESC-307-CL2_57_8</text:p>
          </table:table-cell>
          <table:table-cell table:formula="of:=IFERROR(INDEX([metagenome_map.$C$2:.$C$319];MATCH([.Q68];[metagenome_map.$A$2:.$A$319];0));&quot;&quot;)" office:value-type="string" office:string-value="nmdc:bsm-11-acfvxq24" calcext:value-type="string">
            <text:p>nmdc:bsm-11-acfvxq24</text:p>
          </table:table-cell>
          <table:table-cell table:formula="of:=[metag_raw.C68]" office:value-type="string" office:string-value="SRX21829161" calcext:value-type="string">
            <text:p>SRX2182916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8];[metag_raw.$C$2:.$C$319];0));&quot;&quot;)" office:value-type="string" office:string-value="Gp0587757" calcext:value-type="string">
            <text:p>Gp0587757</text:p>
          </table:table-cell>
          <table:table-cell table:number-columns-repeated="3"/>
        </table:table-row>
        <table:table-row table:style-name="ro1" table:visibility="filter">
          <table:table-cell table:formula="of:=[.F69]" office:value-type="string" office:string-value="BESC-847-Co1_12_9" calcext:value-type="string">
            <text:p>BESC-847-Co1_12_9</text:p>
          </table:table-cell>
          <table:table-cell table:formula="of:=[metag_raw.E6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69];[metagenome_map.$A$2:.$A$319];0));&quot;&quot;)" office:value-type="string" office:string-value="endosphere" calcext:value-type="string">
            <text:p>endosphere</text:p>
          </table:table-cell>
          <table:table-cell table:formula="of:=[metag_raw.F69]" office:value-type="string" office:string-value="BESC-847-Co1_12_9" calcext:value-type="string">
            <text:p>BESC-847-Co1_12_9</text:p>
          </table:table-cell>
          <table:table-cell table:formula="of:=IFERROR(INDEX([metagenome_map.$C$2:.$C$319];MATCH([.Q69];[metagenome_map.$A$2:.$A$319];0));&quot;&quot;)" office:value-type="string" office:string-value="nmdc:bsm-11-ck98jg55" calcext:value-type="string">
            <text:p>nmdc:bsm-11-ck98jg55</text:p>
          </table:table-cell>
          <table:table-cell table:formula="of:=[metag_raw.C69]" office:value-type="string" office:string-value="SRX21829180" calcext:value-type="string">
            <text:p>SRX2182918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9];[metag_raw.$C$2:.$C$319];0));&quot;&quot;)" office:value-type="string" office:string-value="Gp0587802" calcext:value-type="string">
            <text:p>Gp0587802</text:p>
          </table:table-cell>
          <table:table-cell table:number-columns-repeated="3"/>
        </table:table-row>
        <table:table-row table:style-name="ro1" table:visibility="filter">
          <table:table-cell table:formula="of:=[.F70]" office:value-type="string" office:string-value="BESC-388-Co3_8_57" calcext:value-type="string">
            <text:p>BESC-388-Co3_8_57</text:p>
          </table:table-cell>
          <table:table-cell table:formula="of:=[metag_raw.E7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70];[metagenome_map.$A$2:.$A$319];0));&quot;&quot;)" office:value-type="string" office:string-value="endosphere" calcext:value-type="string">
            <text:p>endosphere</text:p>
          </table:table-cell>
          <table:table-cell table:formula="of:=[metag_raw.F70]" office:value-type="string" office:string-value="BESC-388-Co3_8_57" calcext:value-type="string">
            <text:p>BESC-388-Co3_8_57</text:p>
          </table:table-cell>
          <table:table-cell table:formula="of:=IFERROR(INDEX([metagenome_map.$C$2:.$C$319];MATCH([.Q70];[metagenome_map.$A$2:.$A$319];0));&quot;&quot;)" office:value-type="string" office:string-value="nmdc:bsm-11-z66zfk92" calcext:value-type="string">
            <text:p>nmdc:bsm-11-z66zfk92</text:p>
          </table:table-cell>
          <table:table-cell table:formula="of:=[metag_raw.C70]" office:value-type="string" office:string-value="SRX21829196" calcext:value-type="string">
            <text:p>SRX2182919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0];[metag_raw.$C$2:.$C$319];0));&quot;&quot;)" office:value-type="string" office:string-value="Gp0587781" calcext:value-type="string">
            <text:p>Gp0587781</text:p>
          </table:table-cell>
          <table:table-cell table:number-columns-repeated="3"/>
        </table:table-row>
        <table:table-row table:style-name="ro1" table:visibility="filter">
          <table:table-cell table:formula="of:=[.F71]" office:value-type="string" office:string-value="BESC-470-CL2_38_23" calcext:value-type="string">
            <text:p>BESC-470-CL2_38_23</text:p>
          </table:table-cell>
          <table:table-cell table:formula="of:=[metag_raw.E7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71];[metagenome_map.$A$2:.$A$319];0));&quot;&quot;)" office:value-type="string" office:string-value="endosphere" calcext:value-type="string">
            <text:p>endosphere</text:p>
          </table:table-cell>
          <table:table-cell table:formula="of:=[metag_raw.F71]" office:value-type="string" office:string-value="BESC-470-CL2_38_23" calcext:value-type="string">
            <text:p>BESC-470-CL2_38_23</text:p>
          </table:table-cell>
          <table:table-cell table:formula="of:=IFERROR(INDEX([metagenome_map.$C$2:.$C$319];MATCH([.Q71];[metagenome_map.$A$2:.$A$319];0));&quot;&quot;)" office:value-type="string" office:string-value="nmdc:bsm-11-8aktkq28" calcext:value-type="string">
            <text:p>nmdc:bsm-11-8aktkq28</text:p>
          </table:table-cell>
          <table:table-cell table:formula="of:=[metag_raw.C71]" office:value-type="string" office:string-value="SRX21829197" calcext:value-type="string">
            <text:p>SRX2182919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1];[metag_raw.$C$2:.$C$319];0));&quot;&quot;)" office:value-type="string" office:string-value="Gp0587784" calcext:value-type="string">
            <text:p>Gp0587784</text:p>
          </table:table-cell>
          <table:table-cell table:number-columns-repeated="3"/>
        </table:table-row>
        <table:table-row table:style-name="ro1" table:visibility="filter">
          <table:table-cell table:formula="of:=[.F72]" office:value-type="string" office:string-value="BESC-845-CL3_80_19" calcext:value-type="string">
            <text:p>BESC-845-CL3_80_19</text:p>
          </table:table-cell>
          <table:table-cell table:formula="of:=[metag_raw.E7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72];[metagenome_map.$A$2:.$A$319];0));&quot;&quot;)" office:value-type="string" office:string-value="endosphere" calcext:value-type="string">
            <text:p>endosphere</text:p>
          </table:table-cell>
          <table:table-cell table:formula="of:=[metag_raw.F72]" office:value-type="string" office:string-value="BESC-845-CL3_80_19" calcext:value-type="string">
            <text:p>BESC-845-CL3_80_19</text:p>
          </table:table-cell>
          <table:table-cell table:formula="of:=IFERROR(INDEX([metagenome_map.$C$2:.$C$319];MATCH([.Q72];[metagenome_map.$A$2:.$A$319];0));&quot;&quot;)" office:value-type="string" office:string-value="nmdc:bsm-11-3nhng665" calcext:value-type="string">
            <text:p>nmdc:bsm-11-3nhng665</text:p>
          </table:table-cell>
          <table:table-cell table:formula="of:=[metag_raw.C72]" office:value-type="string" office:string-value="SRX21829198" calcext:value-type="string">
            <text:p>SRX2182919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2];[metag_raw.$C$2:.$C$319];0));&quot;&quot;)" office:value-type="string" office:string-value="Gp0587795" calcext:value-type="string">
            <text:p>Gp0587795</text:p>
          </table:table-cell>
          <table:table-cell table:number-columns-repeated="3"/>
        </table:table-row>
        <table:table-row table:style-name="ro1" table:visibility="filter">
          <table:table-cell table:formula="of:=[.F73]" office:value-type="string" office:string-value="BESC-360-Co2_62_25" calcext:value-type="string">
            <text:p>BESC-360-Co2_62_25</text:p>
          </table:table-cell>
          <table:table-cell table:formula="of:=[metag_raw.E7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73];[metagenome_map.$A$2:.$A$319];0));&quot;&quot;)" office:value-type="string" office:string-value="endosphere" calcext:value-type="string">
            <text:p>endosphere</text:p>
          </table:table-cell>
          <table:table-cell table:formula="of:=[metag_raw.F73]" office:value-type="string" office:string-value="BESC-360-Co2_62_25" calcext:value-type="string">
            <text:p>BESC-360-Co2_62_25</text:p>
          </table:table-cell>
          <table:table-cell table:formula="of:=IFERROR(INDEX([metagenome_map.$C$2:.$C$319];MATCH([.Q73];[metagenome_map.$A$2:.$A$319];0));&quot;&quot;)" office:value-type="string" office:string-value="nmdc:bsm-11-cz68sy30" calcext:value-type="string">
            <text:p>nmdc:bsm-11-cz68sy30</text:p>
          </table:table-cell>
          <table:table-cell table:formula="of:=[metag_raw.C73]" office:value-type="string" office:string-value="SRX21829199" calcext:value-type="string">
            <text:p>SRX2182919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3];[metag_raw.$C$2:.$C$319];0));&quot;&quot;)" office:value-type="string" office:string-value="Gp0587774" calcext:value-type="string">
            <text:p>Gp0587774</text:p>
          </table:table-cell>
          <table:table-cell table:number-columns-repeated="3"/>
        </table:table-row>
        <table:table-row table:style-name="ro1" table:visibility="filter">
          <table:table-cell table:formula="of:=[.F74]" office:value-type="string" office:string-value="BESC-904-Co3_16_51" calcext:value-type="string">
            <text:p>BESC-904-Co3_16_51</text:p>
          </table:table-cell>
          <table:table-cell table:formula="of:=[metag_raw.E7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74];[metagenome_map.$A$2:.$A$319];0));&quot;&quot;)" office:value-type="string" office:string-value="endosphere" calcext:value-type="string">
            <text:p>endosphere</text:p>
          </table:table-cell>
          <table:table-cell table:formula="of:=[metag_raw.F74]" office:value-type="string" office:string-value="BESC-904-Co3_16_51" calcext:value-type="string">
            <text:p>BESC-904-Co3_16_51</text:p>
          </table:table-cell>
          <table:table-cell table:formula="of:=IFERROR(INDEX([metagenome_map.$C$2:.$C$319];MATCH([.Q74];[metagenome_map.$A$2:.$A$319];0));&quot;&quot;)" office:value-type="string" office:string-value="nmdc:bsm-11-zvh2hc82" calcext:value-type="string">
            <text:p>nmdc:bsm-11-zvh2hc82</text:p>
          </table:table-cell>
          <table:table-cell table:formula="of:=[metag_raw.C74]" office:value-type="string" office:string-value="SRX21829200" calcext:value-type="string">
            <text:p>SRX2182920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4];[metag_raw.$C$2:.$C$319];0));&quot;&quot;)" office:value-type="string" office:string-value="Gp0587815" calcext:value-type="string">
            <text:p>Gp0587815</text:p>
          </table:table-cell>
          <table:table-cell table:number-columns-repeated="3"/>
        </table:table-row>
        <table:table-row table:style-name="ro1" table:visibility="filter">
          <table:table-cell table:formula="of:=[.F75]" office:value-type="string" office:string-value="BESC-833-CL3_77_6" calcext:value-type="string">
            <text:p>BESC-833-CL3_77_6</text:p>
          </table:table-cell>
          <table:table-cell table:formula="of:=[metag_raw.E7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75];[metagenome_map.$A$2:.$A$319];0));&quot;&quot;)" office:value-type="string" office:string-value="endosphere" calcext:value-type="string">
            <text:p>endosphere</text:p>
          </table:table-cell>
          <table:table-cell table:formula="of:=[metag_raw.F75]" office:value-type="string" office:string-value="BESC-833-CL3_77_6" calcext:value-type="string">
            <text:p>BESC-833-CL3_77_6</text:p>
          </table:table-cell>
          <table:table-cell table:formula="of:=IFERROR(INDEX([metagenome_map.$C$2:.$C$319];MATCH([.Q75];[metagenome_map.$A$2:.$A$319];0));&quot;&quot;)" office:value-type="string" office:string-value="nmdc:bsm-11-c52npq37" calcext:value-type="string">
            <text:p>nmdc:bsm-11-c52npq37</text:p>
          </table:table-cell>
          <table:table-cell table:formula="of:=[metag_raw.C75]" office:value-type="string" office:string-value="SRX21829201" calcext:value-type="string">
            <text:p>SRX2182920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5];[metag_raw.$C$2:.$C$319];0));&quot;&quot;)" office:value-type="string" office:string-value="Gp0587789" calcext:value-type="string">
            <text:p>Gp0587789</text:p>
          </table:table-cell>
          <table:table-cell table:number-columns-repeated="3"/>
        </table:table-row>
        <table:table-row table:style-name="ro1" table:visibility="filter">
          <table:table-cell table:formula="of:=[.F76]" office:value-type="string" office:string-value="BESC-905-CL1_32_20" calcext:value-type="string">
            <text:p>BESC-905-CL1_32_20</text:p>
          </table:table-cell>
          <table:table-cell table:formula="of:=[metag_raw.E7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76];[metagenome_map.$A$2:.$A$319];0));&quot;&quot;)" office:value-type="string" office:string-value="endosphere" calcext:value-type="string">
            <text:p>endosphere</text:p>
          </table:table-cell>
          <table:table-cell table:formula="of:=[metag_raw.F76]" office:value-type="string" office:string-value="BESC-905-CL1_32_20" calcext:value-type="string">
            <text:p>BESC-905-CL1_32_20</text:p>
          </table:table-cell>
          <table:table-cell table:formula="of:=IFERROR(INDEX([metagenome_map.$C$2:.$C$319];MATCH([.Q76];[metagenome_map.$A$2:.$A$319];0));&quot;&quot;)" office:value-type="string" office:string-value="nmdc:bsm-11-rzz0z710" calcext:value-type="string">
            <text:p>nmdc:bsm-11-rzz0z710</text:p>
          </table:table-cell>
          <table:table-cell table:formula="of:=[metag_raw.C76]" office:value-type="string" office:string-value="SRX21829202" calcext:value-type="string">
            <text:p>SRX2182920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6];[metag_raw.$C$2:.$C$319];0));&quot;&quot;)" office:value-type="string" office:string-value="Gp0587816" calcext:value-type="string">
            <text:p>Gp0587816</text:p>
          </table:table-cell>
          <table:table-cell table:number-columns-repeated="3"/>
        </table:table-row>
        <table:table-row table:style-name="ro1" table:visibility="filter">
          <table:table-cell table:formula="of:=[.F77]" office:value-type="string" office:string-value="BESC-285-CL1_33_12" calcext:value-type="string">
            <text:p>BESC-285-CL1_33_12</text:p>
          </table:table-cell>
          <table:table-cell table:formula="of:=[metag_raw.E7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77];[metagenome_map.$A$2:.$A$319];0));&quot;&quot;)" office:value-type="string" office:string-value="endosphere" calcext:value-type="string">
            <text:p>endosphere</text:p>
          </table:table-cell>
          <table:table-cell table:formula="of:=[metag_raw.F77]" office:value-type="string" office:string-value="BESC-285-CL1_33_12" calcext:value-type="string">
            <text:p>BESC-285-CL1_33_12</text:p>
          </table:table-cell>
          <table:table-cell table:formula="of:=IFERROR(INDEX([metagenome_map.$C$2:.$C$319];MATCH([.Q77];[metagenome_map.$A$2:.$A$319];0));&quot;&quot;)" office:value-type="string" office:string-value="nmdc:bsm-11-42c9kj17" calcext:value-type="string">
            <text:p>nmdc:bsm-11-42c9kj17</text:p>
          </table:table-cell>
          <table:table-cell table:formula="of:=[metag_raw.C77]" office:value-type="string" office:string-value="SRX21829206" calcext:value-type="string">
            <text:p>SRX2182920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7];[metag_raw.$C$2:.$C$319];0));&quot;&quot;)" office:value-type="string" office:string-value="Gp0587754" calcext:value-type="string">
            <text:p>Gp0587754</text:p>
          </table:table-cell>
          <table:table-cell table:number-columns-repeated="3"/>
        </table:table-row>
        <table:table-row table:style-name="ro1" table:visibility="filter">
          <table:table-cell table:formula="of:=[.F78]" office:value-type="string" office:string-value="BESC-307-Co3_27_41" calcext:value-type="string">
            <text:p>BESC-307-Co3_27_41</text:p>
          </table:table-cell>
          <table:table-cell table:formula="of:=[metag_raw.E7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78];[metagenome_map.$A$2:.$A$319];0));&quot;&quot;)" office:value-type="string" office:string-value="endosphere" calcext:value-type="string">
            <text:p>endosphere</text:p>
          </table:table-cell>
          <table:table-cell table:formula="of:=[metag_raw.F78]" office:value-type="string" office:string-value="BESC-307-Co3_27_41" calcext:value-type="string">
            <text:p>BESC-307-Co3_27_41</text:p>
          </table:table-cell>
          <table:table-cell table:formula="of:=IFERROR(INDEX([metagenome_map.$C$2:.$C$319];MATCH([.Q78];[metagenome_map.$A$2:.$A$319];0));&quot;&quot;)" office:value-type="string" office:string-value="nmdc:bsm-11-t7xb8h63" calcext:value-type="string">
            <text:p>nmdc:bsm-11-t7xb8h63</text:p>
          </table:table-cell>
          <table:table-cell table:formula="of:=[metag_raw.C78]" office:value-type="string" office:string-value="SRX21829207" calcext:value-type="string">
            <text:p>SRX2182920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8];[metag_raw.$C$2:.$C$319];0));&quot;&quot;)" office:value-type="string" office:string-value="Gp0587760" calcext:value-type="string">
            <text:p>Gp0587760</text:p>
          </table:table-cell>
          <table:table-cell table:number-columns-repeated="3"/>
        </table:table-row>
        <table:table-row table:style-name="ro1" table:visibility="filter">
          <table:table-cell table:formula="of:=[.F79]" office:value-type="string" office:string-value="SKWD-24-1-CL2_58_25" calcext:value-type="string">
            <text:p>SKWD-24-1-CL2_58_25</text:p>
          </table:table-cell>
          <table:table-cell table:formula="of:=[metag_raw.E7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79];[metagenome_map.$A$2:.$A$319];0));&quot;&quot;)" office:value-type="string" office:string-value="endosphere" calcext:value-type="string">
            <text:p>endosphere</text:p>
          </table:table-cell>
          <table:table-cell table:formula="of:=[metag_raw.F79]" office:value-type="string" office:string-value="SKWD-24-1-CL2_58_25" calcext:value-type="string">
            <text:p>SKWD-24-1-CL2_58_25</text:p>
          </table:table-cell>
          <table:table-cell table:formula="of:=IFERROR(INDEX([metagenome_map.$C$2:.$C$319];MATCH([.Q79];[metagenome_map.$A$2:.$A$319];0));&quot;&quot;)" office:value-type="string" office:string-value="nmdc:bsm-11-krcjqt76" calcext:value-type="string">
            <text:p>nmdc:bsm-11-krcjqt76</text:p>
          </table:table-cell>
          <table:table-cell table:formula="of:=[metag_raw.C79]" office:value-type="string" office:string-value="SRX21829339" calcext:value-type="string">
            <text:p>SRX2182933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9];[metag_raw.$C$2:.$C$319];0));&quot;&quot;)" office:value-type="string" office:string-value="Gp0587838" calcext:value-type="string">
            <text:p>Gp0587838</text:p>
          </table:table-cell>
          <table:table-cell table:number-columns-repeated="3"/>
        </table:table-row>
        <table:table-row table:style-name="ro1" table:visibility="filter">
          <table:table-cell table:formula="of:=[.F80]" office:value-type="string" office:string-value="SKWD-24-1-Co3_24_32" calcext:value-type="string">
            <text:p>SKWD-24-1-Co3_24_32</text:p>
          </table:table-cell>
          <table:table-cell table:formula="of:=[metag_raw.E8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80];[metagenome_map.$A$2:.$A$319];0));&quot;&quot;)" office:value-type="string" office:string-value="endosphere" calcext:value-type="string">
            <text:p>endosphere</text:p>
          </table:table-cell>
          <table:table-cell table:formula="of:=[metag_raw.F80]" office:value-type="string" office:string-value="SKWD-24-1-Co3_24_32" calcext:value-type="string">
            <text:p>SKWD-24-1-Co3_24_32</text:p>
          </table:table-cell>
          <table:table-cell table:formula="of:=IFERROR(INDEX([metagenome_map.$C$2:.$C$319];MATCH([.Q80];[metagenome_map.$A$2:.$A$319];0));&quot;&quot;)" office:value-type="string" office:string-value="nmdc:bsm-11-qzncy838" calcext:value-type="string">
            <text:p>nmdc:bsm-11-qzncy838</text:p>
          </table:table-cell>
          <table:table-cell table:formula="of:=[metag_raw.C80]" office:value-type="string" office:string-value="SRX21829340" calcext:value-type="string">
            <text:p>SRX2182934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0];[metag_raw.$C$2:.$C$319];0));&quot;&quot;)" office:value-type="string" office:string-value="Gp0587841" calcext:value-type="string">
            <text:p>Gp0587841</text:p>
          </table:table-cell>
          <table:table-cell table:number-columns-repeated="3"/>
        </table:table-row>
        <table:table-row table:style-name="ro1" table:visibility="filter">
          <table:table-cell table:formula="of:=[.F81]" office:value-type="string" office:string-value="GW-9591-Co3_35_48" calcext:value-type="string">
            <text:p>GW-9591-Co3_35_48</text:p>
          </table:table-cell>
          <table:table-cell table:formula="of:=[metag_raw.E8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81];[metagenome_map.$A$2:.$A$319];0));&quot;&quot;)" office:value-type="string" office:string-value="endosphere" calcext:value-type="string">
            <text:p>endosphere</text:p>
          </table:table-cell>
          <table:table-cell table:formula="of:=[metag_raw.F81]" office:value-type="string" office:string-value="GW-9591-Co3_35_48" calcext:value-type="string">
            <text:p>GW-9591-Co3_35_48</text:p>
          </table:table-cell>
          <table:table-cell table:formula="of:=IFERROR(INDEX([metagenome_map.$C$2:.$C$319];MATCH([.Q81];[metagenome_map.$A$2:.$A$319];0));&quot;&quot;)" office:value-type="string" office:string-value="nmdc:bsm-11-3636w778" calcext:value-type="string">
            <text:p>nmdc:bsm-11-3636w778</text:p>
          </table:table-cell>
          <table:table-cell table:formula="of:=[metag_raw.C81]" office:value-type="string" office:string-value="SRX21829343" calcext:value-type="string">
            <text:p>SRX2182934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1];[metag_raw.$C$2:.$C$319];0));&quot;&quot;)" office:value-type="string" office:string-value="Gp0587833" calcext:value-type="string">
            <text:p>Gp0587833</text:p>
          </table:table-cell>
          <table:table-cell table:number-columns-repeated="3"/>
        </table:table-row>
        <table:table-row table:style-name="ro1" table:visibility="filter">
          <table:table-cell table:formula="of:=[.F82]" office:value-type="string" office:string-value="GW-7986-Co2_68_28" calcext:value-type="string">
            <text:p>GW-7986-Co2_68_28</text:p>
          </table:table-cell>
          <table:table-cell table:formula="of:=[metag_raw.E8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82];[metagenome_map.$A$2:.$A$319];0));&quot;&quot;)" office:value-type="string" office:string-value="endosphere" calcext:value-type="string">
            <text:p>endosphere</text:p>
          </table:table-cell>
          <table:table-cell table:formula="of:=[metag_raw.F82]" office:value-type="string" office:string-value="GW-7986-Co2_68_28" calcext:value-type="string">
            <text:p>GW-7986-Co2_68_28</text:p>
          </table:table-cell>
          <table:table-cell table:formula="of:=IFERROR(INDEX([metagenome_map.$C$2:.$C$319];MATCH([.Q82];[metagenome_map.$A$2:.$A$319];0));&quot;&quot;)" office:value-type="string" office:string-value="nmdc:bsm-11-fy3j8w19" calcext:value-type="string">
            <text:p>nmdc:bsm-11-fy3j8w19</text:p>
          </table:table-cell>
          <table:table-cell table:formula="of:=[metag_raw.C82]" office:value-type="string" office:string-value="SRX21829350" calcext:value-type="string">
            <text:p>SRX2182935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2];[metag_raw.$C$2:.$C$319];0));&quot;&quot;)" office:value-type="string" office:string-value="Gp0587826" calcext:value-type="string">
            <text:p>Gp0587826</text:p>
          </table:table-cell>
          <table:table-cell table:number-columns-repeated="3"/>
        </table:table-row>
        <table:table-row table:style-name="ro1" table:visibility="filter">
          <table:table-cell table:formula="of:=[.F83]" office:value-type="string" office:string-value="GW-11047-CL2_41_30" calcext:value-type="string">
            <text:p>GW-11047-CL2_41_30</text:p>
          </table:table-cell>
          <table:table-cell table:formula="of:=[metag_raw.E8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83];[metagenome_map.$A$2:.$A$319];0));&quot;&quot;)" office:value-type="string" office:string-value="endosphere" calcext:value-type="string">
            <text:p>endosphere</text:p>
          </table:table-cell>
          <table:table-cell table:formula="of:=[metag_raw.F83]" office:value-type="string" office:string-value="GW-11047-CL2_41_30" calcext:value-type="string">
            <text:p>GW-11047-CL2_41_30</text:p>
          </table:table-cell>
          <table:table-cell table:formula="of:=IFERROR(INDEX([metagenome_map.$C$2:.$C$319];MATCH([.Q83];[metagenome_map.$A$2:.$A$319];0));&quot;&quot;)" office:value-type="string" office:string-value="nmdc:bsm-11-5g2kjf44" calcext:value-type="string">
            <text:p>nmdc:bsm-11-5g2kjf44</text:p>
          </table:table-cell>
          <table:table-cell table:formula="of:=[metag_raw.C83]" office:value-type="string" office:string-value="SRX21829357" calcext:value-type="string">
            <text:p>SRX2182935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3];[metag_raw.$C$2:.$C$319];0));&quot;&quot;)" office:value-type="string" office:string-value="Gp0587818" calcext:value-type="string">
            <text:p>Gp0587818</text:p>
          </table:table-cell>
          <table:table-cell table:number-columns-repeated="3"/>
        </table:table-row>
        <table:table-row table:style-name="ro1" table:visibility="filter">
          <table:table-cell table:formula="of:=[.F84]" office:value-type="string" office:string-value="SKWD-24-1-Co1_7_5" calcext:value-type="string">
            <text:p>SKWD-24-1-Co1_7_5</text:p>
          </table:table-cell>
          <table:table-cell table:formula="of:=[metag_raw.E8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84];[metagenome_map.$A$2:.$A$319];0));&quot;&quot;)" office:value-type="string" office:string-value="endosphere" calcext:value-type="string">
            <text:p>endosphere</text:p>
          </table:table-cell>
          <table:table-cell table:formula="of:=[metag_raw.F84]" office:value-type="string" office:string-value="SKWD-24-1-Co1_7_5" calcext:value-type="string">
            <text:p>SKWD-24-1-Co1_7_5</text:p>
          </table:table-cell>
          <table:table-cell table:formula="of:=IFERROR(INDEX([metagenome_map.$C$2:.$C$319];MATCH([.Q84];[metagenome_map.$A$2:.$A$319];0));&quot;&quot;)" office:value-type="string" office:string-value="nmdc:bsm-11-43rwvm93" calcext:value-type="string">
            <text:p>nmdc:bsm-11-43rwvm93</text:p>
          </table:table-cell>
          <table:table-cell table:formula="of:=[metag_raw.C84]" office:value-type="string" office:string-value="SRX21836134" calcext:value-type="string">
            <text:p>SRX2183613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4];[metag_raw.$C$2:.$C$319];0));&quot;&quot;)" office:value-type="string" office:string-value="Gp0587839" calcext:value-type="string">
            <text:p>Gp0587839</text:p>
          </table:table-cell>
          <table:table-cell table:number-columns-repeated="3"/>
        </table:table-row>
        <table:table-row table:style-name="ro1">
          <table:table-cell table:formula="of:=[.F85]" office:value-type="string" office:string-value="BESC-833-Co3_31_37" calcext:value-type="string">
            <text:p>BESC-833-Co3_31_37</text:p>
          </table:table-cell>
          <table:table-cell table:formula="of:=[metag_raw.E8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85];[metagenome_map.$A$2:.$A$319];0));&quot;&quot;)" office:value-type="string" office:string-value="rhizosphere" calcext:value-type="string">
            <text:p>rhizosphere</text:p>
          </table:table-cell>
          <table:table-cell table:formula="of:=[metag_raw.F85]" office:value-type="string" office:string-value="BESC-833-Co3_31_37" calcext:value-type="string">
            <text:p>BESC-833-Co3_31_37</text:p>
          </table:table-cell>
          <table:table-cell table:formula="of:=IFERROR(INDEX([metagenome_map.$C$2:.$C$319];MATCH([.Q85];[metagenome_map.$A$2:.$A$319];0));&quot;&quot;)" office:value-type="string" office:string-value="nmdc:bsm-11-pejvvs20" calcext:value-type="string">
            <text:p>nmdc:bsm-11-pejvvs20</text:p>
          </table:table-cell>
          <table:table-cell table:formula="of:=[metag_raw.C85]" office:value-type="string" office:string-value="SRX21791942" calcext:value-type="string">
            <text:p>SRX2179194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5];[metag_raw.$C$2:.$C$319];0));&quot;&quot;)" office:value-type="string" office:string-value="Gp0566814" calcext:value-type="string">
            <text:p>Gp0566814</text:p>
          </table:table-cell>
          <table:table-cell table:number-columns-repeated="3"/>
        </table:table-row>
        <table:table-row table:style-name="ro1">
          <table:table-cell table:formula="of:=[.F86]" office:value-type="string" office:string-value="BESC-833-Co2_47_23" calcext:value-type="string">
            <text:p>BESC-833-Co2_47_23</text:p>
          </table:table-cell>
          <table:table-cell table:formula="of:=[metag_raw.E8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86];[metagenome_map.$A$2:.$A$319];0));&quot;&quot;)" office:value-type="string" office:string-value="rhizosphere" calcext:value-type="string">
            <text:p>rhizosphere</text:p>
          </table:table-cell>
          <table:table-cell table:formula="of:=[metag_raw.F86]" office:value-type="string" office:string-value="BESC-833-Co2_47_23" calcext:value-type="string">
            <text:p>BESC-833-Co2_47_23</text:p>
          </table:table-cell>
          <table:table-cell table:formula="of:=IFERROR(INDEX([metagenome_map.$C$2:.$C$319];MATCH([.Q86];[metagenome_map.$A$2:.$A$319];0));&quot;&quot;)" office:value-type="string" office:string-value="nmdc:bsm-11-bd18tk15" calcext:value-type="string">
            <text:p>nmdc:bsm-11-bd18tk15</text:p>
          </table:table-cell>
          <table:table-cell table:formula="of:=[metag_raw.C86]" office:value-type="string" office:string-value="SRX21792390" calcext:value-type="string">
            <text:p>SRX2179239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6];[metag_raw.$C$2:.$C$319];0));&quot;&quot;)" office:value-type="string" office:string-value="Gp0566813" calcext:value-type="string">
            <text:p>Gp0566813</text:p>
          </table:table-cell>
          <table:table-cell table:number-columns-repeated="3"/>
        </table:table-row>
        <table:table-row table:style-name="ro1">
          <table:table-cell table:formula="of:=[.F87]" office:value-type="string" office:string-value="BESC-833-Co1_6_4" calcext:value-type="string">
            <text:p>BESC-833-Co1_6_4</text:p>
          </table:table-cell>
          <table:table-cell table:formula="of:=[metag_raw.E8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87];[metagenome_map.$A$2:.$A$319];0));&quot;&quot;)" office:value-type="string" office:string-value="rhizosphere" calcext:value-type="string">
            <text:p>rhizosphere</text:p>
          </table:table-cell>
          <table:table-cell table:formula="of:=[metag_raw.F87]" office:value-type="string" office:string-value="BESC-833-Co1_6_4" calcext:value-type="string">
            <text:p>BESC-833-Co1_6_4</text:p>
          </table:table-cell>
          <table:table-cell table:formula="of:=IFERROR(INDEX([metagenome_map.$C$2:.$C$319];MATCH([.Q87];[metagenome_map.$A$2:.$A$319];0));&quot;&quot;)" office:value-type="string" office:string-value="nmdc:bsm-11-j8ezj858" calcext:value-type="string">
            <text:p>nmdc:bsm-11-j8ezj858</text:p>
          </table:table-cell>
          <table:table-cell table:formula="of:=[metag_raw.C87]" office:value-type="string" office:string-value="SRX21792392" calcext:value-type="string">
            <text:p>SRX2179239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7];[metag_raw.$C$2:.$C$319];0));&quot;&quot;)" office:value-type="string" office:string-value="Gp0566812" calcext:value-type="string">
            <text:p>Gp0566812</text:p>
          </table:table-cell>
          <table:table-cell table:number-columns-repeated="3"/>
        </table:table-row>
        <table:table-row table:style-name="ro1" table:visibility="filter">
          <table:table-cell table:formula="of:=[.F88]" office:value-type="string" office:string-value="GW-4579-CL3_72_14" calcext:value-type="string">
            <text:p>GW-4579-CL3_72_14</text:p>
          </table:table-cell>
          <table:table-cell table:formula="of:=[metag_raw.E8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88];[metagenome_map.$A$2:.$A$319];0));&quot;&quot;)" office:value-type="string" office:string-value="soil" calcext:value-type="string">
            <text:p>soil</text:p>
          </table:table-cell>
          <table:table-cell table:formula="of:=[metag_raw.F88]" office:value-type="string" office:string-value="GW-4579-CL3_72_14" calcext:value-type="string">
            <text:p>GW-4579-CL3_72_14</text:p>
          </table:table-cell>
          <table:table-cell table:formula="of:=IFERROR(INDEX([metagenome_map.$C$2:.$C$319];MATCH([.Q88];[metagenome_map.$A$2:.$A$319];0));&quot;&quot;)" office:value-type="string" office:string-value="nmdc:bsm-11-s0np7e14" calcext:value-type="string">
            <text:p>nmdc:bsm-11-s0np7e14</text:p>
          </table:table-cell>
          <table:table-cell table:formula="of:=[metag_raw.C88]" office:value-type="string" office:string-value="SRX21792394" calcext:value-type="string">
            <text:p>SRX2179239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8];[metag_raw.$C$2:.$C$319];0));&quot;&quot;)" office:value-type="string" office:string-value="Gp0566720" calcext:value-type="string">
            <text:p>Gp0566720</text:p>
          </table:table-cell>
          <table:table-cell table:number-columns-repeated="3"/>
        </table:table-row>
        <table:table-row table:style-name="ro1">
          <table:table-cell table:formula="of:=[.F89]" office:value-type="string" office:string-value="BESC-258-CL1_34_5" calcext:value-type="string">
            <text:p>BESC-258-CL1_34_5</text:p>
          </table:table-cell>
          <table:table-cell table:formula="of:=[metag_raw.E8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89];[metagenome_map.$A$2:.$A$319];0));&quot;&quot;)" office:value-type="string" office:string-value="rhizosphere" calcext:value-type="string">
            <text:p>rhizosphere</text:p>
          </table:table-cell>
          <table:table-cell table:formula="of:=[metag_raw.F89]" office:value-type="string" office:string-value="BESC-258-CL1_34_5" calcext:value-type="string">
            <text:p>BESC-258-CL1_34_5</text:p>
          </table:table-cell>
          <table:table-cell table:formula="of:=IFERROR(INDEX([metagenome_map.$C$2:.$C$319];MATCH([.Q89];[metagenome_map.$A$2:.$A$319];0));&quot;&quot;)" office:value-type="string" office:string-value="nmdc:bsm-11-yxxvqg27" calcext:value-type="string">
            <text:p>nmdc:bsm-11-yxxvqg27</text:p>
          </table:table-cell>
          <table:table-cell table:formula="of:=[metag_raw.C89]" office:value-type="string" office:string-value="SRX21792395" calcext:value-type="string">
            <text:p>SRX2179239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9];[metag_raw.$C$2:.$C$319];0));&quot;&quot;)" office:value-type="string" office:string-value="Gp0566775" calcext:value-type="string">
            <text:p>Gp0566775</text:p>
          </table:table-cell>
          <table:table-cell table:number-columns-repeated="3"/>
        </table:table-row>
        <table:table-row table:style-name="ro1" table:visibility="filter">
          <table:table-cell table:formula="of:=[.F90]" office:value-type="string" office:string-value="GW-4579-CL1_25_23" calcext:value-type="string">
            <text:p>GW-4579-CL1_25_23</text:p>
          </table:table-cell>
          <table:table-cell table:formula="of:=[metag_raw.E9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90];[metagenome_map.$A$2:.$A$319];0));&quot;&quot;)" office:value-type="string" office:string-value="soil" calcext:value-type="string">
            <text:p>soil</text:p>
          </table:table-cell>
          <table:table-cell table:formula="of:=[metag_raw.F90]" office:value-type="string" office:string-value="GW-4579-CL1_25_23" calcext:value-type="string">
            <text:p>GW-4579-CL1_25_23</text:p>
          </table:table-cell>
          <table:table-cell table:formula="of:=IFERROR(INDEX([metagenome_map.$C$2:.$C$319];MATCH([.Q90];[metagenome_map.$A$2:.$A$319];0));&quot;&quot;)" office:value-type="string" office:string-value="nmdc:bsm-11-5w16mg36" calcext:value-type="string">
            <text:p>nmdc:bsm-11-5w16mg36</text:p>
          </table:table-cell>
          <table:table-cell table:formula="of:=[metag_raw.C90]" office:value-type="string" office:string-value="SRX21792397" calcext:value-type="string">
            <text:p>SRX2179239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0];[metag_raw.$C$2:.$C$319];0));&quot;&quot;)" office:value-type="string" office:string-value="Gp0566718" calcext:value-type="string">
            <text:p>Gp0566718</text:p>
          </table:table-cell>
          <table:table-cell table:number-columns-repeated="3"/>
        </table:table-row>
        <table:table-row table:style-name="ro1" table:visibility="filter">
          <table:table-cell table:formula="of:=[.F91]" office:value-type="string" office:string-value="BESC-905-CL1_32_20" calcext:value-type="string">
            <text:p>BESC-905-CL1_32_20</text:p>
          </table:table-cell>
          <table:table-cell table:formula="of:=[metag_raw.E9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91];[metagenome_map.$A$2:.$A$319];0));&quot;&quot;)" office:value-type="string" office:string-value="soil" calcext:value-type="string">
            <text:p>soil</text:p>
          </table:table-cell>
          <table:table-cell table:formula="of:=[metag_raw.F91]" office:value-type="string" office:string-value="BESC-905-CL1_32_20" calcext:value-type="string">
            <text:p>BESC-905-CL1_32_20</text:p>
          </table:table-cell>
          <table:table-cell table:formula="of:=IFERROR(INDEX([metagenome_map.$C$2:.$C$319];MATCH([.Q91];[metagenome_map.$A$2:.$A$319];0));&quot;&quot;)" office:value-type="string" office:string-value="nmdc:bsm-11-ygtdv867" calcext:value-type="string">
            <text:p>nmdc:bsm-11-ygtdv867</text:p>
          </table:table-cell>
          <table:table-cell table:formula="of:=[metag_raw.C91]" office:value-type="string" office:string-value="SRX21792399" calcext:value-type="string">
            <text:p>SRX2179239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1];[metag_raw.$C$2:.$C$319];0));&quot;&quot;)" office:value-type="string" office:string-value="Gp0566714" calcext:value-type="string">
            <text:p>Gp0566714</text:p>
          </table:table-cell>
          <table:table-cell table:number-columns-repeated="3"/>
        </table:table-row>
        <table:table-row table:style-name="ro1">
          <table:table-cell table:formula="of:=[.F92]" office:value-type="string" office:string-value="BESC-234-Co1_23_3" calcext:value-type="string">
            <text:p>BESC-234-Co1_23_3</text:p>
          </table:table-cell>
          <table:table-cell table:formula="of:=[metag_raw.E9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92];[metagenome_map.$A$2:.$A$319];0));&quot;&quot;)" office:value-type="string" office:string-value="rhizosphere" calcext:value-type="string">
            <text:p>rhizosphere</text:p>
          </table:table-cell>
          <table:table-cell table:formula="of:=[metag_raw.F92]" office:value-type="string" office:string-value="BESC-234-Co1_23_3" calcext:value-type="string">
            <text:p>BESC-234-Co1_23_3</text:p>
          </table:table-cell>
          <table:table-cell table:formula="of:=IFERROR(INDEX([metagenome_map.$C$2:.$C$319];MATCH([.Q92];[metagenome_map.$A$2:.$A$319];0));&quot;&quot;)" office:value-type="string" office:string-value="nmdc:bsm-11-v0hqhp22" calcext:value-type="string">
            <text:p>nmdc:bsm-11-v0hqhp22</text:p>
          </table:table-cell>
          <table:table-cell table:formula="of:=[metag_raw.C92]" office:value-type="string" office:string-value="SRX21792401" calcext:value-type="string">
            <text:p>SRX2179240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2];[metag_raw.$C$2:.$C$319];0));&quot;&quot;)" office:value-type="string" office:string-value="Gp0566772" calcext:value-type="string">
            <text:p>Gp0566772</text:p>
          </table:table-cell>
          <table:table-cell table:number-columns-repeated="3"/>
        </table:table-row>
        <table:table-row table:style-name="ro1" table:visibility="filter">
          <table:table-cell table:formula="of:=[.F93]" office:value-type="string" office:string-value="GW-11047-CL1_23_5" calcext:value-type="string">
            <text:p>GW-11047-CL1_23_5</text:p>
          </table:table-cell>
          <table:table-cell table:formula="of:=[metag_raw.E9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93];[metagenome_map.$A$2:.$A$319];0));&quot;&quot;)" office:value-type="string" office:string-value="soil" calcext:value-type="string">
            <text:p>soil</text:p>
          </table:table-cell>
          <table:table-cell table:formula="of:=[metag_raw.F93]" office:value-type="string" office:string-value="GW-11047-CL1_23_5" calcext:value-type="string">
            <text:p>GW-11047-CL1_23_5</text:p>
          </table:table-cell>
          <table:table-cell table:formula="of:=IFERROR(INDEX([metagenome_map.$C$2:.$C$319];MATCH([.Q93];[metagenome_map.$A$2:.$A$319];0));&quot;&quot;)" office:value-type="string" office:string-value="nmdc:bsm-11-pnb58t51" calcext:value-type="string">
            <text:p>nmdc:bsm-11-pnb58t51</text:p>
          </table:table-cell>
          <table:table-cell table:formula="of:=[metag_raw.C93]" office:value-type="string" office:string-value="SRX21792403" calcext:value-type="string">
            <text:p>SRX2179240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3];[metag_raw.$C$2:.$C$319];0));&quot;&quot;)" office:value-type="string" office:string-value="Gp0566716" calcext:value-type="string">
            <text:p>Gp0566716</text:p>
          </table:table-cell>
          <table:table-cell table:number-columns-repeated="3"/>
        </table:table-row>
        <table:table-row table:style-name="ro1">
          <table:table-cell table:formula="of:=[.F94]" office:value-type="string" office:string-value="BESC-331-CL2_55_18" calcext:value-type="string">
            <text:p>BESC-331-CL2_55_18</text:p>
          </table:table-cell>
          <table:table-cell table:formula="of:=[metag_raw.E9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94];[metagenome_map.$A$2:.$A$319];0));&quot;&quot;)" office:value-type="string" office:string-value="rhizosphere" calcext:value-type="string">
            <text:p>rhizosphere</text:p>
          </table:table-cell>
          <table:table-cell table:formula="of:=[metag_raw.F94]" office:value-type="string" office:string-value="BESC-331-CL2_55_18" calcext:value-type="string">
            <text:p>BESC-331-CL2_55_18</text:p>
          </table:table-cell>
          <table:table-cell table:formula="of:=IFERROR(INDEX([metagenome_map.$C$2:.$C$319];MATCH([.Q94];[metagenome_map.$A$2:.$A$319];0));&quot;&quot;)" office:value-type="string" office:string-value="nmdc:bsm-11-2g6d7w97" calcext:value-type="string">
            <text:p>nmdc:bsm-11-2g6d7w97</text:p>
          </table:table-cell>
          <table:table-cell table:formula="of:=[metag_raw.C94]" office:value-type="string" office:string-value="SRX21792405" calcext:value-type="string">
            <text:p>SRX2179240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4];[metag_raw.$C$2:.$C$319];0));&quot;&quot;)" office:value-type="string" office:string-value="Gp0566784" calcext:value-type="string">
            <text:p>Gp0566784</text:p>
          </table:table-cell>
          <table:table-cell table:number-columns-repeated="3"/>
        </table:table-row>
        <table:table-row table:style-name="ro1">
          <table:table-cell table:formula="of:=[.F95]" office:value-type="string" office:string-value="BESC-331-Co1_12_7" calcext:value-type="string">
            <text:p>BESC-331-Co1_12_7</text:p>
          </table:table-cell>
          <table:table-cell table:formula="of:=[metag_raw.E9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95];[metagenome_map.$A$2:.$A$319];0));&quot;&quot;)" office:value-type="string" office:string-value="rhizosphere" calcext:value-type="string">
            <text:p>rhizosphere</text:p>
          </table:table-cell>
          <table:table-cell table:formula="of:=[metag_raw.F95]" office:value-type="string" office:string-value="BESC-331-Co1_12_7" calcext:value-type="string">
            <text:p>BESC-331-Co1_12_7</text:p>
          </table:table-cell>
          <table:table-cell table:formula="of:=IFERROR(INDEX([metagenome_map.$C$2:.$C$319];MATCH([.Q95];[metagenome_map.$A$2:.$A$319];0));&quot;&quot;)" office:value-type="string" office:string-value="nmdc:bsm-11-ga8cav80" calcext:value-type="string">
            <text:p>nmdc:bsm-11-ga8cav80</text:p>
          </table:table-cell>
          <table:table-cell table:formula="of:=[metag_raw.C95]" office:value-type="string" office:string-value="SRX21792406" calcext:value-type="string">
            <text:p>SRX2179240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5];[metag_raw.$C$2:.$C$319];0));&quot;&quot;)" office:value-type="string" office:string-value="Gp0566785" calcext:value-type="string">
            <text:p>Gp0566785</text:p>
          </table:table-cell>
          <table:table-cell table:number-columns-repeated="3"/>
        </table:table-row>
        <table:table-row table:style-name="ro1" table:visibility="filter">
          <table:table-cell table:formula="of:=[.F96]" office:value-type="string" office:string-value="GW-9591-CL1_34_16" calcext:value-type="string">
            <text:p>GW-9591-CL1_34_16</text:p>
          </table:table-cell>
          <table:table-cell table:formula="of:=[metag_raw.E9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96];[metagenome_map.$A$2:.$A$319];0));&quot;&quot;)" office:value-type="string" office:string-value="soil" calcext:value-type="string">
            <text:p>soil</text:p>
          </table:table-cell>
          <table:table-cell table:formula="of:=[metag_raw.F96]" office:value-type="string" office:string-value="GW-9591-CL1_34_16" calcext:value-type="string">
            <text:p>GW-9591-CL1_34_16</text:p>
          </table:table-cell>
          <table:table-cell table:formula="of:=IFERROR(INDEX([metagenome_map.$C$2:.$C$319];MATCH([.Q96];[metagenome_map.$A$2:.$A$319];0));&quot;&quot;)" office:value-type="string" office:string-value="nmdc:bsm-11-6hgyxc93" calcext:value-type="string">
            <text:p>nmdc:bsm-11-6hgyxc93</text:p>
          </table:table-cell>
          <table:table-cell table:formula="of:=[metag_raw.C96]" office:value-type="string" office:string-value="SRX21792410" calcext:value-type="string">
            <text:p>SRX2179241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6];[metag_raw.$C$2:.$C$319];0));&quot;&quot;)" office:value-type="string" office:string-value="Gp0566727" calcext:value-type="string">
            <text:p>Gp0566727</text:p>
          </table:table-cell>
          <table:table-cell table:number-columns-repeated="3"/>
        </table:table-row>
        <table:table-row table:style-name="ro1">
          <table:table-cell table:formula="of:=[.F97]" office:value-type="string" office:string-value="BESC-13-Co2_41_23" calcext:value-type="string">
            <text:p>BESC-13-Co2_41_23</text:p>
          </table:table-cell>
          <table:table-cell table:formula="of:=[metag_raw.E9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97];[metagenome_map.$A$2:.$A$319];0));&quot;&quot;)" office:value-type="string" office:string-value="rhizosphere" calcext:value-type="string">
            <text:p>rhizosphere</text:p>
          </table:table-cell>
          <table:table-cell table:formula="of:=[metag_raw.F97]" office:value-type="string" office:string-value="BESC-13-Co2_41_23" calcext:value-type="string">
            <text:p>BESC-13-Co2_41_23</text:p>
          </table:table-cell>
          <table:table-cell table:formula="of:=IFERROR(INDEX([metagenome_map.$C$2:.$C$319];MATCH([.Q97];[metagenome_map.$A$2:.$A$319];0));&quot;&quot;)" office:value-type="string" office:string-value="nmdc:bsm-11-nz6f9964" calcext:value-type="string">
            <text:p>nmdc:bsm-11-nz6f9964</text:p>
          </table:table-cell>
          <table:table-cell table:formula="of:=[metag_raw.C97]" office:value-type="string" office:string-value="SRX21792412" calcext:value-type="string">
            <text:p>SRX2179241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7];[metag_raw.$C$2:.$C$319];0));&quot;&quot;)" office:value-type="string" office:string-value="Gp0566760" calcext:value-type="string">
            <text:p>Gp0566760</text:p>
          </table:table-cell>
          <table:table-cell table:number-columns-repeated="3"/>
        </table:table-row>
        <table:table-row table:style-name="ro1">
          <table:table-cell table:formula="of:=[.F98]" office:value-type="string" office:string-value="BESC-331-Co2_50_17" calcext:value-type="string">
            <text:p>BESC-331-Co2_50_17</text:p>
          </table:table-cell>
          <table:table-cell table:formula="of:=[metag_raw.E9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98];[metagenome_map.$A$2:.$A$319];0));&quot;&quot;)" office:value-type="string" office:string-value="rhizosphere" calcext:value-type="string">
            <text:p>rhizosphere</text:p>
          </table:table-cell>
          <table:table-cell table:formula="of:=[metag_raw.F98]" office:value-type="string" office:string-value="BESC-331-Co2_50_17" calcext:value-type="string">
            <text:p>BESC-331-Co2_50_17</text:p>
          </table:table-cell>
          <table:table-cell table:formula="of:=IFERROR(INDEX([metagenome_map.$C$2:.$C$319];MATCH([.Q98];[metagenome_map.$A$2:.$A$319];0));&quot;&quot;)" office:value-type="string" office:string-value="nmdc:bsm-11-wpsg6186" calcext:value-type="string">
            <text:p>nmdc:bsm-11-wpsg6186</text:p>
          </table:table-cell>
          <table:table-cell table:formula="of:=[metag_raw.C98]" office:value-type="string" office:string-value="SRX21792776" calcext:value-type="string">
            <text:p>SRX2179277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8];[metag_raw.$C$2:.$C$319];0));&quot;&quot;)" office:value-type="string" office:string-value="Gp0566786" calcext:value-type="string">
            <text:p>Gp0566786</text:p>
          </table:table-cell>
          <table:table-cell table:number-columns-repeated="3"/>
        </table:table-row>
        <table:table-row table:style-name="ro1">
          <table:table-cell table:formula="of:=[.F99]" office:value-type="string" office:string-value="BESC-331-Co3_15_40" calcext:value-type="string">
            <text:p>BESC-331-Co3_15_40</text:p>
          </table:table-cell>
          <table:table-cell table:formula="of:=[metag_raw.E9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99];[metagenome_map.$A$2:.$A$319];0));&quot;&quot;)" office:value-type="string" office:string-value="rhizosphere" calcext:value-type="string">
            <text:p>rhizosphere</text:p>
          </table:table-cell>
          <table:table-cell table:formula="of:=[metag_raw.F99]" office:value-type="string" office:string-value="BESC-331-Co3_15_40" calcext:value-type="string">
            <text:p>BESC-331-Co3_15_40</text:p>
          </table:table-cell>
          <table:table-cell table:formula="of:=IFERROR(INDEX([metagenome_map.$C$2:.$C$319];MATCH([.Q99];[metagenome_map.$A$2:.$A$319];0));&quot;&quot;)" office:value-type="string" office:string-value="nmdc:bsm-11-azfn2405" calcext:value-type="string">
            <text:p>nmdc:bsm-11-azfn2405</text:p>
          </table:table-cell>
          <table:table-cell table:formula="of:=[metag_raw.C99]" office:value-type="string" office:string-value="SRX21792778" calcext:value-type="string">
            <text:p>SRX2179277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9];[metag_raw.$C$2:.$C$319];0));&quot;&quot;)" office:value-type="string" office:string-value="Gp0566787" calcext:value-type="string">
            <text:p>Gp0566787</text:p>
          </table:table-cell>
          <table:table-cell table:number-columns-repeated="3"/>
        </table:table-row>
        <table:table-row table:style-name="ro1">
          <table:table-cell table:formula="of:=[.F100]" office:value-type="string" office:string-value="BESC-307-Co1_31_6" calcext:value-type="string">
            <text:p>BESC-307-Co1_31_6</text:p>
          </table:table-cell>
          <table:table-cell table:formula="of:=[metag_raw.E10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00];[metagenome_map.$A$2:.$A$319];0));&quot;&quot;)" office:value-type="string" office:string-value="rhizosphere" calcext:value-type="string">
            <text:p>rhizosphere</text:p>
          </table:table-cell>
          <table:table-cell table:formula="of:=[metag_raw.F100]" office:value-type="string" office:string-value="BESC-307-Co1_31_6" calcext:value-type="string">
            <text:p>BESC-307-Co1_31_6</text:p>
          </table:table-cell>
          <table:table-cell table:formula="of:=IFERROR(INDEX([metagenome_map.$C$2:.$C$319];MATCH([.Q100];[metagenome_map.$A$2:.$A$319];0));&quot;&quot;)" office:value-type="string" office:string-value="nmdc:bsm-11-6ntzv433" calcext:value-type="string">
            <text:p>nmdc:bsm-11-6ntzv433</text:p>
          </table:table-cell>
          <table:table-cell table:formula="of:=[metag_raw.C100]" office:value-type="string" office:string-value="SRX21792780" calcext:value-type="string">
            <text:p>SRX2179278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0];[metag_raw.$C$2:.$C$319];0));&quot;&quot;)" office:value-type="string" office:string-value="Gp0566781" calcext:value-type="string">
            <text:p>Gp0566781</text:p>
          </table:table-cell>
          <table:table-cell table:number-columns-repeated="3"/>
        </table:table-row>
        <table:table-row table:style-name="ro1" table:visibility="filter">
          <table:table-cell table:formula="of:=[.F101]" office:value-type="string" office:string-value="SKWD-24-1-Co3_24_32" calcext:value-type="string">
            <text:p>SKWD-24-1-Co3_24_32</text:p>
          </table:table-cell>
          <table:table-cell table:formula="of:=[metag_raw.E10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01];[metagenome_map.$A$2:.$A$319];0));&quot;&quot;)" office:value-type="string" office:string-value="soil" calcext:value-type="string">
            <text:p>soil</text:p>
          </table:table-cell>
          <table:table-cell table:formula="of:=[metag_raw.F101]" office:value-type="string" office:string-value="SKWD-24-1-Co3_24_32" calcext:value-type="string">
            <text:p>SKWD-24-1-Co3_24_32</text:p>
          </table:table-cell>
          <table:table-cell table:formula="of:=IFERROR(INDEX([metagenome_map.$C$2:.$C$319];MATCH([.Q101];[metagenome_map.$A$2:.$A$319];0));&quot;&quot;)" office:value-type="string" office:string-value="nmdc:bsm-11-9413qr84" calcext:value-type="string">
            <text:p>nmdc:bsm-11-9413qr84</text:p>
          </table:table-cell>
          <table:table-cell table:formula="of:=[metag_raw.C101]" office:value-type="string" office:string-value="SRX21792793" calcext:value-type="string">
            <text:p>SRX2179279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1];[metag_raw.$C$2:.$C$319];0));&quot;&quot;)" office:value-type="string" office:string-value="Gp0566740" calcext:value-type="string">
            <text:p>Gp0566740</text:p>
          </table:table-cell>
          <table:table-cell table:number-columns-repeated="3"/>
        </table:table-row>
        <table:table-row table:style-name="ro1">
          <table:table-cell table:formula="of:=[.F102]" office:value-type="string" office:string-value="BESC-13-CL1_35_33" calcext:value-type="string">
            <text:p>BESC-13-CL1_35_33</text:p>
          </table:table-cell>
          <table:table-cell table:formula="of:=[metag_raw.E10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02];[metagenome_map.$A$2:.$A$319];0));&quot;&quot;)" office:value-type="string" office:string-value="rhizosphere" calcext:value-type="string">
            <text:p>rhizosphere</text:p>
          </table:table-cell>
          <table:table-cell table:formula="of:=[metag_raw.F102]" office:value-type="string" office:string-value="BESC-13-CL1_35_33" calcext:value-type="string">
            <text:p>BESC-13-CL1_35_33</text:p>
          </table:table-cell>
          <table:table-cell table:formula="of:=IFERROR(INDEX([metagenome_map.$C$2:.$C$319];MATCH([.Q102];[metagenome_map.$A$2:.$A$319];0));&quot;&quot;)" office:value-type="string" office:string-value="nmdc:bsm-11-vnkf4228" calcext:value-type="string">
            <text:p>nmdc:bsm-11-vnkf4228</text:p>
          </table:table-cell>
          <table:table-cell table:formula="of:=[metag_raw.C102]" office:value-type="string" office:string-value="SRX21792795" calcext:value-type="string">
            <text:p>SRX2179279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2];[metag_raw.$C$2:.$C$319];0));&quot;&quot;)" office:value-type="string" office:string-value="Gp0566756" calcext:value-type="string">
            <text:p>Gp0566756</text:p>
          </table:table-cell>
          <table:table-cell table:number-columns-repeated="3"/>
        </table:table-row>
        <table:table-row table:style-name="ro1" table:visibility="filter">
          <table:table-cell table:formula="of:=[.F103]" office:value-type="string" office:string-value="GW-9591-CL3_98_5" calcext:value-type="string">
            <text:p>GW-9591-CL3_98_5</text:p>
          </table:table-cell>
          <table:table-cell table:formula="of:=[metag_raw.E10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03];[metagenome_map.$A$2:.$A$319];0));&quot;&quot;)" office:value-type="string" office:string-value="soil" calcext:value-type="string">
            <text:p>soil</text:p>
          </table:table-cell>
          <table:table-cell table:formula="of:=[metag_raw.F103]" office:value-type="string" office:string-value="GW-9591-CL3_98_5" calcext:value-type="string">
            <text:p>GW-9591-CL3_98_5</text:p>
          </table:table-cell>
          <table:table-cell table:formula="of:=IFERROR(INDEX([metagenome_map.$C$2:.$C$319];MATCH([.Q103];[metagenome_map.$A$2:.$A$319];0));&quot;&quot;)" office:value-type="string" office:string-value="nmdc:bsm-11-bxtp7j54" calcext:value-type="string">
            <text:p>nmdc:bsm-11-bxtp7j54</text:p>
          </table:table-cell>
          <table:table-cell table:formula="of:=[metag_raw.C103]" office:value-type="string" office:string-value="SRX21792797" calcext:value-type="string">
            <text:p>SRX2179279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3];[metag_raw.$C$2:.$C$319];0));&quot;&quot;)" office:value-type="string" office:string-value="Gp0566729" calcext:value-type="string">
            <text:p>Gp0566729</text:p>
          </table:table-cell>
          <table:table-cell table:number-columns-repeated="3"/>
        </table:table-row>
        <table:table-row table:style-name="ro1">
          <table:table-cell table:formula="of:=[.F104]" office:value-type="string" office:string-value="BESC-13-CL2_39_29" calcext:value-type="string">
            <text:p>BESC-13-CL2_39_29</text:p>
          </table:table-cell>
          <table:table-cell table:formula="of:=[metag_raw.E10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04];[metagenome_map.$A$2:.$A$319];0));&quot;&quot;)" office:value-type="string" office:string-value="rhizosphere" calcext:value-type="string">
            <text:p>rhizosphere</text:p>
          </table:table-cell>
          <table:table-cell table:formula="of:=[metag_raw.F104]" office:value-type="string" office:string-value="BESC-13-CL2_39_29" calcext:value-type="string">
            <text:p>BESC-13-CL2_39_29</text:p>
          </table:table-cell>
          <table:table-cell table:formula="of:=IFERROR(INDEX([metagenome_map.$C$2:.$C$319];MATCH([.Q104];[metagenome_map.$A$2:.$A$319];0));&quot;&quot;)" office:value-type="string" office:string-value="nmdc:bsm-11-k7jqh647" calcext:value-type="string">
            <text:p>nmdc:bsm-11-k7jqh647</text:p>
          </table:table-cell>
          <table:table-cell table:formula="of:=[metag_raw.C104]" office:value-type="string" office:string-value="SRX21792799" calcext:value-type="string">
            <text:p>SRX2179279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4];[metag_raw.$C$2:.$C$319];0));&quot;&quot;)" office:value-type="string" office:string-value="Gp0566757" calcext:value-type="string">
            <text:p>Gp0566757</text:p>
          </table:table-cell>
          <table:table-cell table:number-columns-repeated="3"/>
        </table:table-row>
        <table:table-row table:style-name="ro1" table:visibility="filter">
          <table:table-cell table:formula="of:=[.F105]" office:value-type="string" office:string-value="BESC-13-Co1_30_3" calcext:value-type="string">
            <text:p>BESC-13-Co1_30_3</text:p>
          </table:table-cell>
          <table:table-cell table:formula="of:=[metag_raw.E10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05];[metagenome_map.$A$2:.$A$319];0));&quot;&quot;)" office:value-type="string" office:string-value="endosphere" calcext:value-type="string">
            <text:p>endosphere</text:p>
          </table:table-cell>
          <table:table-cell table:formula="of:=[metag_raw.F105]" office:value-type="string" office:string-value="BESC-13-Co1_30_3" calcext:value-type="string">
            <text:p>BESC-13-Co1_30_3</text:p>
          </table:table-cell>
          <table:table-cell table:formula="of:=IFERROR(INDEX([metagenome_map.$C$2:.$C$319];MATCH([.Q105];[metagenome_map.$A$2:.$A$319];0));&quot;&quot;)" office:value-type="string" office:string-value="nmdc:bsm-11-epzqzg45" calcext:value-type="string">
            <text:p>nmdc:bsm-11-epzqzg45</text:p>
          </table:table-cell>
          <table:table-cell table:formula="of:=[metag_raw.C105]" office:value-type="string" office:string-value="SRX21827942" calcext:value-type="string">
            <text:p>SRX2182794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5];[metag_raw.$C$2:.$C$319];0));&quot;&quot;)" office:value-type="string" office:string-value="Gp0587736" calcext:value-type="string">
            <text:p>Gp0587736</text:p>
          </table:table-cell>
          <table:table-cell table:number-columns-repeated="3"/>
        </table:table-row>
        <table:table-row table:style-name="ro1" table:visibility="filter">
          <table:table-cell table:formula="of:=[.F106]" office:value-type="string" office:string-value="BESC-234-Co2_52_27" calcext:value-type="string">
            <text:p>BESC-234-Co2_52_27</text:p>
          </table:table-cell>
          <table:table-cell table:formula="of:=[metag_raw.E10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06];[metagenome_map.$A$2:.$A$319];0));&quot;&quot;)" office:value-type="string" office:string-value="endosphere" calcext:value-type="string">
            <text:p>endosphere</text:p>
          </table:table-cell>
          <table:table-cell table:formula="of:=[metag_raw.F106]" office:value-type="string" office:string-value="BESC-234-Co2_52_27" calcext:value-type="string">
            <text:p>BESC-234-Co2_52_27</text:p>
          </table:table-cell>
          <table:table-cell table:formula="of:=IFERROR(INDEX([metagenome_map.$C$2:.$C$319];MATCH([.Q106];[metagenome_map.$A$2:.$A$319];0));&quot;&quot;)" office:value-type="string" office:string-value="nmdc:bsm-11-dtyb1w45" calcext:value-type="string">
            <text:p>nmdc:bsm-11-dtyb1w45</text:p>
          </table:table-cell>
          <table:table-cell table:formula="of:=[metag_raw.C106]" office:value-type="string" office:string-value="SRX21827943" calcext:value-type="string">
            <text:p>SRX2182794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6];[metag_raw.$C$2:.$C$319];0));&quot;&quot;)" office:value-type="string" office:string-value="Gp0587750" calcext:value-type="string">
            <text:p>Gp0587750</text:p>
          </table:table-cell>
          <table:table-cell table:number-columns-repeated="3"/>
        </table:table-row>
        <table:table-row table:style-name="ro1" table:visibility="filter">
          <table:table-cell table:formula="of:=[.F107]" office:value-type="string" office:string-value="BESC-258-CL1_34_5" calcext:value-type="string">
            <text:p>BESC-258-CL1_34_5</text:p>
          </table:table-cell>
          <table:table-cell table:formula="of:=[metag_raw.E10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07];[metagenome_map.$A$2:.$A$319];0));&quot;&quot;)" office:value-type="string" office:string-value="endosphere" calcext:value-type="string">
            <text:p>endosphere</text:p>
          </table:table-cell>
          <table:table-cell table:formula="of:=[metag_raw.F107]" office:value-type="string" office:string-value="BESC-258-CL1_34_5" calcext:value-type="string">
            <text:p>BESC-258-CL1_34_5</text:p>
          </table:table-cell>
          <table:table-cell table:formula="of:=IFERROR(INDEX([metagenome_map.$C$2:.$C$319];MATCH([.Q107];[metagenome_map.$A$2:.$A$319];0));&quot;&quot;)" office:value-type="string" office:string-value="nmdc:bsm-11-nx7zwq61" calcext:value-type="string">
            <text:p>nmdc:bsm-11-nx7zwq61</text:p>
          </table:table-cell>
          <table:table-cell table:formula="of:=[metag_raw.C107]" office:value-type="string" office:string-value="SRX21827944" calcext:value-type="string">
            <text:p>SRX2182794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7];[metag_raw.$C$2:.$C$319];0));&quot;&quot;)" office:value-type="string" office:string-value="Gp0587752" calcext:value-type="string">
            <text:p>Gp0587752</text:p>
          </table:table-cell>
          <table:table-cell table:number-columns-repeated="3"/>
        </table:table-row>
        <table:table-row table:style-name="ro1" table:visibility="filter">
          <table:table-cell table:formula="of:=[.F108]" office:value-type="string" office:string-value="BESC-258-CL2_67_23" calcext:value-type="string">
            <text:p>BESC-258-CL2_67_23</text:p>
          </table:table-cell>
          <table:table-cell table:formula="of:=[metag_raw.E10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08];[metagenome_map.$A$2:.$A$319];0));&quot;&quot;)" office:value-type="string" office:string-value="endosphere" calcext:value-type="string">
            <text:p>endosphere</text:p>
          </table:table-cell>
          <table:table-cell table:formula="of:=[metag_raw.F108]" office:value-type="string" office:string-value="BESC-258-CL2_67_23" calcext:value-type="string">
            <text:p>BESC-258-CL2_67_23</text:p>
          </table:table-cell>
          <table:table-cell table:formula="of:=IFERROR(INDEX([metagenome_map.$C$2:.$C$319];MATCH([.Q108];[metagenome_map.$A$2:.$A$319];0));&quot;&quot;)" office:value-type="string" office:string-value="nmdc:bsm-11-wh35sj59" calcext:value-type="string">
            <text:p>nmdc:bsm-11-wh35sj59</text:p>
          </table:table-cell>
          <table:table-cell table:formula="of:=[metag_raw.C108]" office:value-type="string" office:string-value="SRX21827945" calcext:value-type="string">
            <text:p>SRX2182794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8];[metag_raw.$C$2:.$C$319];0));&quot;&quot;)" office:value-type="string" office:string-value="Gp0587753" calcext:value-type="string">
            <text:p>Gp0587753</text:p>
          </table:table-cell>
          <table:table-cell table:number-columns-repeated="3"/>
        </table:table-row>
        <table:table-row table:style-name="ro1" table:visibility="filter">
          <table:table-cell table:formula="of:=[.F109]" office:value-type="string" office:string-value="BESC-133-CL1_28_16" calcext:value-type="string">
            <text:p>BESC-133-CL1_28_16</text:p>
          </table:table-cell>
          <table:table-cell table:formula="of:=[metag_raw.E10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09];[metagenome_map.$A$2:.$A$319];0));&quot;&quot;)" office:value-type="string" office:string-value="endosphere" calcext:value-type="string">
            <text:p>endosphere</text:p>
          </table:table-cell>
          <table:table-cell table:formula="of:=[metag_raw.F109]" office:value-type="string" office:string-value="BESC-133-CL1_28_16" calcext:value-type="string">
            <text:p>BESC-133-CL1_28_16</text:p>
          </table:table-cell>
          <table:table-cell table:formula="of:=IFERROR(INDEX([metagenome_map.$C$2:.$C$319];MATCH([.Q109];[metagenome_map.$A$2:.$A$319];0));&quot;&quot;)" office:value-type="string" office:string-value="nmdc:bsm-11-7pyrek52" calcext:value-type="string">
            <text:p>nmdc:bsm-11-7pyrek52</text:p>
          </table:table-cell>
          <table:table-cell table:formula="of:=[metag_raw.C109]" office:value-type="string" office:string-value="SRX21827970" calcext:value-type="string">
            <text:p>SRX2182797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9];[metag_raw.$C$2:.$C$319];0));&quot;&quot;)" office:value-type="string" office:string-value="Gp0587739" calcext:value-type="string">
            <text:p>Gp0587739</text:p>
          </table:table-cell>
          <table:table-cell table:number-columns-repeated="3"/>
        </table:table-row>
        <table:table-row table:style-name="ro1" table:visibility="filter">
          <table:table-cell table:formula="of:=[.F110]" office:value-type="string" office:string-value="BESC-234-CL2_65_22" calcext:value-type="string">
            <text:p>BESC-234-CL2_65_22</text:p>
          </table:table-cell>
          <table:table-cell table:formula="of:=[metag_raw.E11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10];[metagenome_map.$A$2:.$A$319];0));&quot;&quot;)" office:value-type="string" office:string-value="endosphere" calcext:value-type="string">
            <text:p>endosphere</text:p>
          </table:table-cell>
          <table:table-cell table:formula="of:=[metag_raw.F110]" office:value-type="string" office:string-value="BESC-234-CL2_65_22" calcext:value-type="string">
            <text:p>BESC-234-CL2_65_22</text:p>
          </table:table-cell>
          <table:table-cell table:formula="of:=IFERROR(INDEX([metagenome_map.$C$2:.$C$319];MATCH([.Q110];[metagenome_map.$A$2:.$A$319];0));&quot;&quot;)" office:value-type="string" office:string-value="nmdc:bsm-11-vp7n5531" calcext:value-type="string">
            <text:p>nmdc:bsm-11-vp7n5531</text:p>
          </table:table-cell>
          <table:table-cell table:formula="of:=[metag_raw.C110]" office:value-type="string" office:string-value="SRX21827971" calcext:value-type="string">
            <text:p>SRX2182797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0];[metag_raw.$C$2:.$C$319];0));&quot;&quot;)" office:value-type="string" office:string-value="Gp0587748" calcext:value-type="string">
            <text:p>Gp0587748</text:p>
          </table:table-cell>
          <table:table-cell table:number-columns-repeated="3"/>
        </table:table-row>
        <table:table-row table:style-name="ro1" table:visibility="filter">
          <table:table-cell table:formula="of:=[.F111]" office:value-type="string" office:string-value="BESC-13-Co3_21_57" calcext:value-type="string">
            <text:p>BESC-13-Co3_21_57</text:p>
          </table:table-cell>
          <table:table-cell table:formula="of:=[metag_raw.E11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11];[metagenome_map.$A$2:.$A$319];0));&quot;&quot;)" office:value-type="string" office:string-value="endosphere" calcext:value-type="string">
            <text:p>endosphere</text:p>
          </table:table-cell>
          <table:table-cell table:formula="of:=[metag_raw.F111]" office:value-type="string" office:string-value="BESC-13-Co3_21_57" calcext:value-type="string">
            <text:p>BESC-13-Co3_21_57</text:p>
          </table:table-cell>
          <table:table-cell table:formula="of:=IFERROR(INDEX([metagenome_map.$C$2:.$C$319];MATCH([.Q111];[metagenome_map.$A$2:.$A$319];0));&quot;&quot;)" office:value-type="string" office:string-value="nmdc:bsm-11-4838sk73" calcext:value-type="string">
            <text:p>nmdc:bsm-11-4838sk73</text:p>
          </table:table-cell>
          <table:table-cell table:formula="of:=[metag_raw.C111]" office:value-type="string" office:string-value="SRX21827972" calcext:value-type="string">
            <text:p>SRX2182797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1];[metag_raw.$C$2:.$C$319];0));&quot;&quot;)" office:value-type="string" office:string-value="Gp0587738" calcext:value-type="string">
            <text:p>Gp0587738</text:p>
          </table:table-cell>
          <table:table-cell table:number-columns-repeated="3"/>
        </table:table-row>
        <table:table-row table:style-name="ro1" table:visibility="filter">
          <table:table-cell table:formula="of:=[.F112]" office:value-type="string" office:string-value="BESC-234-Co3_21_62" calcext:value-type="string">
            <text:p>BESC-234-Co3_21_62</text:p>
          </table:table-cell>
          <table:table-cell table:formula="of:=[metag_raw.E11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12];[metagenome_map.$A$2:.$A$319];0));&quot;&quot;)" office:value-type="string" office:string-value="endosphere" calcext:value-type="string">
            <text:p>endosphere</text:p>
          </table:table-cell>
          <table:table-cell table:formula="of:=[metag_raw.F112]" office:value-type="string" office:string-value="BESC-234-Co3_21_62" calcext:value-type="string">
            <text:p>BESC-234-Co3_21_62</text:p>
          </table:table-cell>
          <table:table-cell table:formula="of:=IFERROR(INDEX([metagenome_map.$C$2:.$C$319];MATCH([.Q112];[metagenome_map.$A$2:.$A$319];0));&quot;&quot;)" office:value-type="string" office:string-value="nmdc:bsm-11-qvm0vt03" calcext:value-type="string">
            <text:p>nmdc:bsm-11-qvm0vt03</text:p>
          </table:table-cell>
          <table:table-cell table:formula="of:=[metag_raw.C112]" office:value-type="string" office:string-value="SRX21827973" calcext:value-type="string">
            <text:p>SRX2182797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2];[metag_raw.$C$2:.$C$319];0));&quot;&quot;)" office:value-type="string" office:string-value="Gp0587751" calcext:value-type="string">
            <text:p>Gp0587751</text:p>
          </table:table-cell>
          <table:table-cell table:number-columns-repeated="3"/>
        </table:table-row>
        <table:table-row table:style-name="ro1" table:visibility="filter">
          <table:table-cell table:formula="of:=[.F113]" office:value-type="string" office:string-value="BESC-13-CL1_35_33" calcext:value-type="string">
            <text:p>BESC-13-CL1_35_33</text:p>
          </table:table-cell>
          <table:table-cell table:formula="of:=[metag_raw.E11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13];[metagenome_map.$A$2:.$A$319];0));&quot;&quot;)" office:value-type="string" office:string-value="endosphere" calcext:value-type="string">
            <text:p>endosphere</text:p>
          </table:table-cell>
          <table:table-cell table:formula="of:=[metag_raw.F113]" office:value-type="string" office:string-value="BESC-13-CL1_35_33" calcext:value-type="string">
            <text:p>BESC-13-CL1_35_33</text:p>
          </table:table-cell>
          <table:table-cell table:formula="of:=IFERROR(INDEX([metagenome_map.$C$2:.$C$319];MATCH([.Q113];[metagenome_map.$A$2:.$A$319];0));&quot;&quot;)" office:value-type="string" office:string-value="nmdc:bsm-11-g4rxzh95" calcext:value-type="string">
            <text:p>nmdc:bsm-11-g4rxzh95</text:p>
          </table:table-cell>
          <table:table-cell table:formula="of:=[metag_raw.C113]" office:value-type="string" office:string-value="SRX21827976" calcext:value-type="string">
            <text:p>SRX2182797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3];[metag_raw.$C$2:.$C$319];0));&quot;&quot;)" office:value-type="string" office:string-value="Gp0587733" calcext:value-type="string">
            <text:p>Gp0587733</text:p>
          </table:table-cell>
          <table:table-cell table:number-columns-repeated="3"/>
        </table:table-row>
        <table:table-row table:style-name="ro1" table:visibility="filter">
          <table:table-cell table:formula="of:=[.F114]" office:value-type="string" office:string-value="BESC-13-CL3_85_26" calcext:value-type="string">
            <text:p>BESC-13-CL3_85_26</text:p>
          </table:table-cell>
          <table:table-cell table:formula="of:=[metag_raw.E11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14];[metagenome_map.$A$2:.$A$319];0));&quot;&quot;)" office:value-type="string" office:string-value="endosphere" calcext:value-type="string">
            <text:p>endosphere</text:p>
          </table:table-cell>
          <table:table-cell table:formula="of:=[metag_raw.F114]" office:value-type="string" office:string-value="BESC-13-CL3_85_26" calcext:value-type="string">
            <text:p>BESC-13-CL3_85_26</text:p>
          </table:table-cell>
          <table:table-cell table:formula="of:=IFERROR(INDEX([metagenome_map.$C$2:.$C$319];MATCH([.Q114];[metagenome_map.$A$2:.$A$319];0));&quot;&quot;)" office:value-type="string" office:string-value="nmdc:bsm-11-jq2e3v76" calcext:value-type="string">
            <text:p>nmdc:bsm-11-jq2e3v76</text:p>
          </table:table-cell>
          <table:table-cell table:formula="of:=[metag_raw.C114]" office:value-type="string" office:string-value="SRX21827977" calcext:value-type="string">
            <text:p>SRX2182797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4];[metag_raw.$C$2:.$C$319];0));&quot;&quot;)" office:value-type="string" office:string-value="Gp0587735" calcext:value-type="string">
            <text:p>Gp0587735</text:p>
          </table:table-cell>
          <table:table-cell table:number-columns-repeated="3"/>
        </table:table-row>
        <table:table-row table:style-name="ro1" table:visibility="filter">
          <table:table-cell table:formula="of:=[.F115]" office:value-type="string" office:string-value="BESC-198-CL2_38_5" calcext:value-type="string">
            <text:p>BESC-198-CL2_38_5</text:p>
          </table:table-cell>
          <table:table-cell table:formula="of:=[metag_raw.E11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15];[metagenome_map.$A$2:.$A$319];0));&quot;&quot;)" office:value-type="string" office:string-value="endosphere" calcext:value-type="string">
            <text:p>endosphere</text:p>
          </table:table-cell>
          <table:table-cell table:formula="of:=[metag_raw.F115]" office:value-type="string" office:string-value="BESC-198-CL2_38_5" calcext:value-type="string">
            <text:p>BESC-198-CL2_38_5</text:p>
          </table:table-cell>
          <table:table-cell table:formula="of:=IFERROR(INDEX([metagenome_map.$C$2:.$C$319];MATCH([.Q115];[metagenome_map.$A$2:.$A$319];0));&quot;&quot;)" office:value-type="string" office:string-value="nmdc:bsm-11-766dwa91" calcext:value-type="string">
            <text:p>nmdc:bsm-11-766dwa91</text:p>
          </table:table-cell>
          <table:table-cell table:formula="of:=[metag_raw.C115]" office:value-type="string" office:string-value="SRX21827978" calcext:value-type="string">
            <text:p>SRX2182797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5];[metag_raw.$C$2:.$C$319];0));&quot;&quot;)" office:value-type="string" office:string-value="Gp0587745" calcext:value-type="string">
            <text:p>Gp0587745</text:p>
          </table:table-cell>
          <table:table-cell table:number-columns-repeated="3"/>
        </table:table-row>
        <table:table-row table:style-name="ro1" table:visibility="filter">
          <table:table-cell table:formula="of:=[.F116]" office:value-type="string" office:string-value="BESC-133-Co1_27_3" calcext:value-type="string">
            <text:p>BESC-133-Co1_27_3</text:p>
          </table:table-cell>
          <table:table-cell table:formula="of:=[metag_raw.E11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16];[metagenome_map.$A$2:.$A$319];0));&quot;&quot;)" office:value-type="string" office:string-value="endosphere" calcext:value-type="string">
            <text:p>endosphere</text:p>
          </table:table-cell>
          <table:table-cell table:formula="of:=[metag_raw.F116]" office:value-type="string" office:string-value="BESC-133-Co1_27_3" calcext:value-type="string">
            <text:p>BESC-133-Co1_27_3</text:p>
          </table:table-cell>
          <table:table-cell table:formula="of:=IFERROR(INDEX([metagenome_map.$C$2:.$C$319];MATCH([.Q116];[metagenome_map.$A$2:.$A$319];0));&quot;&quot;)" office:value-type="string" office:string-value="nmdc:bsm-11-sdjyhj66" calcext:value-type="string">
            <text:p>nmdc:bsm-11-sdjyhj66</text:p>
          </table:table-cell>
          <table:table-cell table:formula="of:=[metag_raw.C116]" office:value-type="string" office:string-value="SRX21828001" calcext:value-type="string">
            <text:p>SRX2182800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6];[metag_raw.$C$2:.$C$319];0));&quot;&quot;)" office:value-type="string" office:string-value="Gp0587742" calcext:value-type="string">
            <text:p>Gp0587742</text:p>
          </table:table-cell>
          <table:table-cell table:number-columns-repeated="3"/>
        </table:table-row>
        <table:table-row table:style-name="ro1" table:visibility="filter">
          <table:table-cell table:formula="of:=[.F117]" office:value-type="string" office:string-value="BESC-198-CL3_81_33" calcext:value-type="string">
            <text:p>BESC-198-CL3_81_33</text:p>
          </table:table-cell>
          <table:table-cell table:formula="of:=[metag_raw.E11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17];[metagenome_map.$A$2:.$A$319];0));&quot;&quot;)" office:value-type="string" office:string-value="endosphere" calcext:value-type="string">
            <text:p>endosphere</text:p>
          </table:table-cell>
          <table:table-cell table:formula="of:=[metag_raw.F117]" office:value-type="string" office:string-value="BESC-198-CL3_81_33" calcext:value-type="string">
            <text:p>BESC-198-CL3_81_33</text:p>
          </table:table-cell>
          <table:table-cell table:formula="of:=IFERROR(INDEX([metagenome_map.$C$2:.$C$319];MATCH([.Q117];[metagenome_map.$A$2:.$A$319];0));&quot;&quot;)" office:value-type="string" office:string-value="nmdc:bsm-11-cqbpqf62" calcext:value-type="string">
            <text:p>nmdc:bsm-11-cqbpqf62</text:p>
          </table:table-cell>
          <table:table-cell table:formula="of:=[metag_raw.C117]" office:value-type="string" office:string-value="SRX21828002" calcext:value-type="string">
            <text:p>SRX2182800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7];[metag_raw.$C$2:.$C$319];0));&quot;&quot;)" office:value-type="string" office:string-value="Gp0587746" calcext:value-type="string">
            <text:p>Gp0587746</text:p>
          </table:table-cell>
          <table:table-cell table:number-columns-repeated="3"/>
        </table:table-row>
        <table:table-row table:style-name="ro1" table:visibility="filter">
          <table:table-cell table:formula="of:=[.F118]" office:value-type="string" office:string-value="BESC-133-CL3_93_10" calcext:value-type="string">
            <text:p>BESC-133-CL3_93_10</text:p>
          </table:table-cell>
          <table:table-cell table:formula="of:=[metag_raw.E11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18];[metagenome_map.$A$2:.$A$319];0));&quot;&quot;)" office:value-type="string" office:string-value="endosphere" calcext:value-type="string">
            <text:p>endosphere</text:p>
          </table:table-cell>
          <table:table-cell table:formula="of:=[metag_raw.F118]" office:value-type="string" office:string-value="BESC-133-CL3_93_10" calcext:value-type="string">
            <text:p>BESC-133-CL3_93_10</text:p>
          </table:table-cell>
          <table:table-cell table:formula="of:=IFERROR(INDEX([metagenome_map.$C$2:.$C$319];MATCH([.Q118];[metagenome_map.$A$2:.$A$319];0));&quot;&quot;)" office:value-type="string" office:string-value="nmdc:bsm-11-fgjpsy56" calcext:value-type="string">
            <text:p>nmdc:bsm-11-fgjpsy56</text:p>
          </table:table-cell>
          <table:table-cell table:formula="of:=[metag_raw.C118]" office:value-type="string" office:string-value="SRX21828021" calcext:value-type="string">
            <text:p>SRX2182802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8];[metag_raw.$C$2:.$C$319];0));&quot;&quot;)" office:value-type="string" office:string-value="Gp0587741" calcext:value-type="string">
            <text:p>Gp0587741</text:p>
          </table:table-cell>
          <table:table-cell table:number-columns-repeated="3"/>
        </table:table-row>
        <table:table-row table:style-name="ro1" table:visibility="filter">
          <table:table-cell table:formula="of:=[.F119]" office:value-type="string" office:string-value="BESC-234-CL1_24_28" calcext:value-type="string">
            <text:p>BESC-234-CL1_24_28</text:p>
          </table:table-cell>
          <table:table-cell table:formula="of:=[metag_raw.E11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19];[metagenome_map.$A$2:.$A$319];0));&quot;&quot;)" office:value-type="string" office:string-value="endosphere" calcext:value-type="string">
            <text:p>endosphere</text:p>
          </table:table-cell>
          <table:table-cell table:formula="of:=[metag_raw.F119]" office:value-type="string" office:string-value="BESC-234-CL1_24_28" calcext:value-type="string">
            <text:p>BESC-234-CL1_24_28</text:p>
          </table:table-cell>
          <table:table-cell table:formula="of:=IFERROR(INDEX([metagenome_map.$C$2:.$C$319];MATCH([.Q119];[metagenome_map.$A$2:.$A$319];0));&quot;&quot;)" office:value-type="string" office:string-value="nmdc:bsm-11-69g1rw32" calcext:value-type="string">
            <text:p>nmdc:bsm-11-69g1rw32</text:p>
          </table:table-cell>
          <table:table-cell table:formula="of:=[metag_raw.C119]" office:value-type="string" office:string-value="SRX21828022" calcext:value-type="string">
            <text:p>SRX2182802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9];[metag_raw.$C$2:.$C$319];0));&quot;&quot;)" office:value-type="string" office:string-value="Gp0587747" calcext:value-type="string">
            <text:p>Gp0587747</text:p>
          </table:table-cell>
          <table:table-cell table:number-columns-repeated="3"/>
        </table:table-row>
        <table:table-row table:style-name="ro1" table:visibility="filter">
          <table:table-cell table:formula="of:=[.F120]" office:value-type="string" office:string-value="BESC-13-CL2_39_29" calcext:value-type="string">
            <text:p>BESC-13-CL2_39_29</text:p>
          </table:table-cell>
          <table:table-cell table:formula="of:=[metag_raw.E12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20];[metagenome_map.$A$2:.$A$319];0));&quot;&quot;)" office:value-type="string" office:string-value="endosphere" calcext:value-type="string">
            <text:p>endosphere</text:p>
          </table:table-cell>
          <table:table-cell table:formula="of:=[metag_raw.F120]" office:value-type="string" office:string-value="BESC-13-CL2_39_29" calcext:value-type="string">
            <text:p>BESC-13-CL2_39_29</text:p>
          </table:table-cell>
          <table:table-cell table:formula="of:=IFERROR(INDEX([metagenome_map.$C$2:.$C$319];MATCH([.Q120];[metagenome_map.$A$2:.$A$319];0));&quot;&quot;)" office:value-type="string" office:string-value="nmdc:bsm-11-b7pv2a25" calcext:value-type="string">
            <text:p>nmdc:bsm-11-b7pv2a25</text:p>
          </table:table-cell>
          <table:table-cell table:formula="of:=[metag_raw.C120]" office:value-type="string" office:string-value="SRX21828219" calcext:value-type="string">
            <text:p>SRX2182821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0];[metag_raw.$C$2:.$C$319];0));&quot;&quot;)" office:value-type="string" office:string-value="Gp0587734" calcext:value-type="string">
            <text:p>Gp0587734</text:p>
          </table:table-cell>
          <table:table-cell table:number-columns-repeated="3"/>
        </table:table-row>
        <table:table-row table:style-name="ro1" table:visibility="filter">
          <table:table-cell table:formula="of:=[.F121]" office:value-type="string" office:string-value="BESC-13-Co2_41_23" calcext:value-type="string">
            <text:p>BESC-13-Co2_41_23</text:p>
          </table:table-cell>
          <table:table-cell table:formula="of:=[metag_raw.E12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21];[metagenome_map.$A$2:.$A$319];0));&quot;&quot;)" office:value-type="string" office:string-value="endosphere" calcext:value-type="string">
            <text:p>endosphere</text:p>
          </table:table-cell>
          <table:table-cell table:formula="of:=[metag_raw.F121]" office:value-type="string" office:string-value="BESC-13-Co2_41_23" calcext:value-type="string">
            <text:p>BESC-13-Co2_41_23</text:p>
          </table:table-cell>
          <table:table-cell table:formula="of:=IFERROR(INDEX([metagenome_map.$C$2:.$C$319];MATCH([.Q121];[metagenome_map.$A$2:.$A$319];0));&quot;&quot;)" office:value-type="string" office:string-value="nmdc:bsm-11-ahfq0n74" calcext:value-type="string">
            <text:p>nmdc:bsm-11-ahfq0n74</text:p>
          </table:table-cell>
          <table:table-cell table:formula="of:=[metag_raw.C121]" office:value-type="string" office:string-value="SRX21828221" calcext:value-type="string">
            <text:p>SRX2182822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1];[metag_raw.$C$2:.$C$319];0));&quot;&quot;)" office:value-type="string" office:string-value="Gp0587737" calcext:value-type="string">
            <text:p>Gp0587737</text:p>
          </table:table-cell>
          <table:table-cell table:number-columns-repeated="3"/>
        </table:table-row>
        <table:table-row table:style-name="ro1" table:visibility="filter">
          <table:table-cell table:formula="of:=[.F122]" office:value-type="string" office:string-value="BESC-133-Co2_50_25" calcext:value-type="string">
            <text:p>BESC-133-Co2_50_25</text:p>
          </table:table-cell>
          <table:table-cell table:formula="of:=[metag_raw.E12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22];[metagenome_map.$A$2:.$A$319];0));&quot;&quot;)" office:value-type="string" office:string-value="endosphere" calcext:value-type="string">
            <text:p>endosphere</text:p>
          </table:table-cell>
          <table:table-cell table:formula="of:=[metag_raw.F122]" office:value-type="string" office:string-value="BESC-133-Co2_50_25" calcext:value-type="string">
            <text:p>BESC-133-Co2_50_25</text:p>
          </table:table-cell>
          <table:table-cell table:formula="of:=IFERROR(INDEX([metagenome_map.$C$2:.$C$319];MATCH([.Q122];[metagenome_map.$A$2:.$A$319];0));&quot;&quot;)" office:value-type="string" office:string-value="nmdc:bsm-11-dz264p50" calcext:value-type="string">
            <text:p>nmdc:bsm-11-dz264p50</text:p>
          </table:table-cell>
          <table:table-cell table:formula="of:=[metag_raw.C122]" office:value-type="string" office:string-value="SRX21828270" calcext:value-type="string">
            <text:p>SRX2182827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2];[metag_raw.$C$2:.$C$319];0));&quot;&quot;)" office:value-type="string" office:string-value="Gp0587743" calcext:value-type="string">
            <text:p>Gp0587743</text:p>
          </table:table-cell>
          <table:table-cell table:number-columns-repeated="3"/>
        </table:table-row>
        <table:table-row table:style-name="ro1" table:visibility="filter">
          <table:table-cell table:formula="of:=[.F123]" office:value-type="string" office:string-value="BESC-133-CL2_62_7" calcext:value-type="string">
            <text:p>BESC-133-CL2_62_7</text:p>
          </table:table-cell>
          <table:table-cell table:formula="of:=[metag_raw.E12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23];[metagenome_map.$A$2:.$A$319];0));&quot;&quot;)" office:value-type="string" office:string-value="endosphere" calcext:value-type="string">
            <text:p>endosphere</text:p>
          </table:table-cell>
          <table:table-cell table:formula="of:=[metag_raw.F123]" office:value-type="string" office:string-value="BESC-133-CL2_62_7" calcext:value-type="string">
            <text:p>BESC-133-CL2_62_7</text:p>
          </table:table-cell>
          <table:table-cell table:formula="of:=IFERROR(INDEX([metagenome_map.$C$2:.$C$319];MATCH([.Q123];[metagenome_map.$A$2:.$A$319];0));&quot;&quot;)" office:value-type="string" office:string-value="nmdc:bsm-11-m9k8tx16" calcext:value-type="string">
            <text:p>nmdc:bsm-11-m9k8tx16</text:p>
          </table:table-cell>
          <table:table-cell table:formula="of:=[metag_raw.C123]" office:value-type="string" office:string-value="SRX21828309" calcext:value-type="string">
            <text:p>SRX2182830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3];[metag_raw.$C$2:.$C$319];0));&quot;&quot;)" office:value-type="string" office:string-value="Gp0587740" calcext:value-type="string">
            <text:p>Gp0587740</text:p>
          </table:table-cell>
          <table:table-cell table:number-columns-repeated="3"/>
        </table:table-row>
        <table:table-row table:style-name="ro1" table:visibility="filter">
          <table:table-cell table:formula="of:=[.F124]" office:value-type="string" office:string-value="BESC-56-Co3_6_53" calcext:value-type="string">
            <text:p>BESC-56-Co3_6_53</text:p>
          </table:table-cell>
          <table:table-cell table:formula="of:=[metag_raw.E12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24];[metagenome_map.$A$2:.$A$319];0));&quot;&quot;)" office:value-type="string" office:string-value="soil" calcext:value-type="string">
            <text:p>soil</text:p>
          </table:table-cell>
          <table:table-cell table:formula="of:=[metag_raw.F124]" office:value-type="string" office:string-value="BESC-56-Co3_6_53" calcext:value-type="string">
            <text:p>BESC-56-Co3_6_53</text:p>
          </table:table-cell>
          <table:table-cell table:formula="of:=IFERROR(INDEX([metagenome_map.$C$2:.$C$319];MATCH([.Q124];[metagenome_map.$A$2:.$A$319];0));&quot;&quot;)" office:value-type="string" office:string-value="nmdc:bsm-11-61a55c09" calcext:value-type="string">
            <text:p>nmdc:bsm-11-61a55c09</text:p>
          </table:table-cell>
          <table:table-cell table:formula="of:=[metag_raw.C124]" office:value-type="string" office:string-value="SRX21789541" calcext:value-type="string">
            <text:p>SRX2178954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4];[metag_raw.$C$2:.$C$319];0));&quot;&quot;)" office:value-type="string" office:string-value="Gp0566685" calcext:value-type="string">
            <text:p>Gp0566685</text:p>
          </table:table-cell>
          <table:table-cell table:number-columns-repeated="3"/>
        </table:table-row>
        <table:table-row table:style-name="ro1" table:visibility="filter">
          <table:table-cell table:formula="of:=[.F125]" office:value-type="string" office:string-value="BESC-833-CL2_42_16" calcext:value-type="string">
            <text:p>BESC-833-CL2_42_16</text:p>
          </table:table-cell>
          <table:table-cell table:formula="of:=[metag_raw.E12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25];[metagenome_map.$A$2:.$A$319];0));&quot;&quot;)" office:value-type="string" office:string-value="soil" calcext:value-type="string">
            <text:p>soil</text:p>
          </table:table-cell>
          <table:table-cell table:formula="of:=[metag_raw.F125]" office:value-type="string" office:string-value="BESC-833-CL2_42_16" calcext:value-type="string">
            <text:p>BESC-833-CL2_42_16</text:p>
          </table:table-cell>
          <table:table-cell table:formula="of:=IFERROR(INDEX([metagenome_map.$C$2:.$C$319];MATCH([.Q125];[metagenome_map.$A$2:.$A$319];0));&quot;&quot;)" office:value-type="string" office:string-value="nmdc:bsm-11-1eybv881" calcext:value-type="string">
            <text:p>nmdc:bsm-11-1eybv881</text:p>
          </table:table-cell>
          <table:table-cell table:formula="of:=[metag_raw.C125]" office:value-type="string" office:string-value="SRX21789542" calcext:value-type="string">
            <text:p>SRX2178954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5];[metag_raw.$C$2:.$C$319];0));&quot;&quot;)" office:value-type="string" office:string-value="Gp0566686" calcext:value-type="string">
            <text:p>Gp0566686</text:p>
          </table:table-cell>
          <table:table-cell table:number-columns-repeated="3"/>
        </table:table-row>
        <table:table-row table:style-name="ro1" table:visibility="filter">
          <table:table-cell table:formula="of:=[.F126]" office:value-type="string" office:string-value="BESC-56-Co1_22_4" calcext:value-type="string">
            <text:p>BESC-56-Co1_22_4</text:p>
          </table:table-cell>
          <table:table-cell table:formula="of:=[metag_raw.E12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26];[metagenome_map.$A$2:.$A$319];0));&quot;&quot;)" office:value-type="string" office:string-value="soil" calcext:value-type="string">
            <text:p>soil</text:p>
          </table:table-cell>
          <table:table-cell table:formula="of:=[metag_raw.F126]" office:value-type="string" office:string-value="BESC-56-Co1_22_4" calcext:value-type="string">
            <text:p>BESC-56-Co1_22_4</text:p>
          </table:table-cell>
          <table:table-cell table:formula="of:=IFERROR(INDEX([metagenome_map.$C$2:.$C$319];MATCH([.Q126];[metagenome_map.$A$2:.$A$319];0));&quot;&quot;)" office:value-type="string" office:string-value="nmdc:bsm-11-6v9t8f56" calcext:value-type="string">
            <text:p>nmdc:bsm-11-6v9t8f56</text:p>
          </table:table-cell>
          <table:table-cell table:formula="of:=[metag_raw.C126]" office:value-type="string" office:string-value="SRX21789543" calcext:value-type="string">
            <text:p>SRX2178954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6];[metag_raw.$C$2:.$C$319];0));&quot;&quot;)" office:value-type="string" office:string-value="Gp0566683" calcext:value-type="string">
            <text:p>Gp0566683</text:p>
          </table:table-cell>
          <table:table-cell table:number-columns-repeated="3"/>
        </table:table-row>
        <table:table-row table:style-name="ro1" table:visibility="filter">
          <table:table-cell table:formula="of:=[.F127]" office:value-type="string" office:string-value="BESC-833-Co2_47_23" calcext:value-type="string">
            <text:p>BESC-833-Co2_47_23</text:p>
          </table:table-cell>
          <table:table-cell table:formula="of:=[metag_raw.E12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27];[metagenome_map.$A$2:.$A$319];0));&quot;&quot;)" office:value-type="string" office:string-value="soil" calcext:value-type="string">
            <text:p>soil</text:p>
          </table:table-cell>
          <table:table-cell table:formula="of:=[metag_raw.F127]" office:value-type="string" office:string-value="BESC-833-Co2_47_23" calcext:value-type="string">
            <text:p>BESC-833-Co2_47_23</text:p>
          </table:table-cell>
          <table:table-cell table:formula="of:=IFERROR(INDEX([metagenome_map.$C$2:.$C$319];MATCH([.Q127];[metagenome_map.$A$2:.$A$319];0));&quot;&quot;)" office:value-type="string" office:string-value="nmdc:bsm-11-gq2m5921" calcext:value-type="string">
            <text:p>nmdc:bsm-11-gq2m5921</text:p>
          </table:table-cell>
          <table:table-cell table:formula="of:=[metag_raw.C127]" office:value-type="string" office:string-value="SRX21789544" calcext:value-type="string">
            <text:p>SRX2178954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7];[metag_raw.$C$2:.$C$319];0));&quot;&quot;)" office:value-type="string" office:string-value="Gp0566689" calcext:value-type="string">
            <text:p>Gp0566689</text:p>
          </table:table-cell>
          <table:table-cell table:number-columns-repeated="3"/>
        </table:table-row>
        <table:table-row table:style-name="ro1" table:visibility="filter">
          <table:table-cell table:formula="of:=[.F128]" office:value-type="string" office:string-value="BESC-56-Co2_51_16" calcext:value-type="string">
            <text:p>BESC-56-Co2_51_16</text:p>
          </table:table-cell>
          <table:table-cell table:formula="of:=[metag_raw.E12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28];[metagenome_map.$A$2:.$A$319];0));&quot;&quot;)" office:value-type="string" office:string-value="soil" calcext:value-type="string">
            <text:p>soil</text:p>
          </table:table-cell>
          <table:table-cell table:formula="of:=[metag_raw.F128]" office:value-type="string" office:string-value="BESC-56-Co2_51_16" calcext:value-type="string">
            <text:p>BESC-56-Co2_51_16</text:p>
          </table:table-cell>
          <table:table-cell table:formula="of:=IFERROR(INDEX([metagenome_map.$C$2:.$C$319];MATCH([.Q128];[metagenome_map.$A$2:.$A$319];0));&quot;&quot;)" office:value-type="string" office:string-value="nmdc:bsm-11-gng9wj69" calcext:value-type="string">
            <text:p>nmdc:bsm-11-gng9wj69</text:p>
          </table:table-cell>
          <table:table-cell table:formula="of:=[metag_raw.C128]" office:value-type="string" office:string-value="SRX21789545" calcext:value-type="string">
            <text:p>SRX2178954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8];[metag_raw.$C$2:.$C$319];0));&quot;&quot;)" office:value-type="string" office:string-value="Gp0566684" calcext:value-type="string">
            <text:p>Gp0566684</text:p>
          </table:table-cell>
          <table:table-cell table:number-columns-repeated="3"/>
        </table:table-row>
        <table:table-row table:style-name="ro1" table:visibility="filter">
          <table:table-cell table:formula="of:=[.F129]" office:value-type="string" office:string-value="BESC-833-CL3_77_6" calcext:value-type="string">
            <text:p>BESC-833-CL3_77_6</text:p>
          </table:table-cell>
          <table:table-cell table:formula="of:=[metag_raw.E12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29];[metagenome_map.$A$2:.$A$319];0));&quot;&quot;)" office:value-type="string" office:string-value="soil" calcext:value-type="string">
            <text:p>soil</text:p>
          </table:table-cell>
          <table:table-cell table:formula="of:=[metag_raw.F129]" office:value-type="string" office:string-value="BESC-833-CL3_77_6" calcext:value-type="string">
            <text:p>BESC-833-CL3_77_6</text:p>
          </table:table-cell>
          <table:table-cell table:formula="of:=IFERROR(INDEX([metagenome_map.$C$2:.$C$319];MATCH([.Q129];[metagenome_map.$A$2:.$A$319];0));&quot;&quot;)" office:value-type="string" office:string-value="nmdc:bsm-11-535b4v37" calcext:value-type="string">
            <text:p>nmdc:bsm-11-535b4v37</text:p>
          </table:table-cell>
          <table:table-cell table:formula="of:=[metag_raw.C129]" office:value-type="string" office:string-value="SRX21789546" calcext:value-type="string">
            <text:p>SRX2178954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9];[metag_raw.$C$2:.$C$319];0));&quot;&quot;)" office:value-type="string" office:string-value="Gp0566687" calcext:value-type="string">
            <text:p>Gp0566687</text:p>
          </table:table-cell>
          <table:table-cell table:number-columns-repeated="3"/>
        </table:table-row>
        <table:table-row table:style-name="ro1" table:visibility="filter">
          <table:table-cell table:formula="of:=[.F130]" office:value-type="string" office:string-value="BESC-833-Co3_31_37" calcext:value-type="string">
            <text:p>BESC-833-Co3_31_37</text:p>
          </table:table-cell>
          <table:table-cell table:formula="of:=[metag_raw.E13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30];[metagenome_map.$A$2:.$A$319];0));&quot;&quot;)" office:value-type="string" office:string-value="soil" calcext:value-type="string">
            <text:p>soil</text:p>
          </table:table-cell>
          <table:table-cell table:formula="of:=[metag_raw.F130]" office:value-type="string" office:string-value="BESC-833-Co3_31_37" calcext:value-type="string">
            <text:p>BESC-833-Co3_31_37</text:p>
          </table:table-cell>
          <table:table-cell table:formula="of:=IFERROR(INDEX([metagenome_map.$C$2:.$C$319];MATCH([.Q130];[metagenome_map.$A$2:.$A$319];0));&quot;&quot;)" office:value-type="string" office:string-value="nmdc:bsm-11-w4cc0w75" calcext:value-type="string">
            <text:p>nmdc:bsm-11-w4cc0w75</text:p>
          </table:table-cell>
          <table:table-cell table:formula="of:=[metag_raw.C130]" office:value-type="string" office:string-value="SRX21789547" calcext:value-type="string">
            <text:p>SRX2178954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0];[metag_raw.$C$2:.$C$319];0));&quot;&quot;)" office:value-type="string" office:string-value="Gp0566690" calcext:value-type="string">
            <text:p>Gp0566690</text:p>
          </table:table-cell>
          <table:table-cell table:number-columns-repeated="3"/>
        </table:table-row>
        <table:table-row table:style-name="ro1" table:visibility="filter">
          <table:table-cell table:formula="of:=[.F131]" office:value-type="string" office:string-value="BESC-845-CL1_31_22" calcext:value-type="string">
            <text:p>BESC-845-CL1_31_22</text:p>
          </table:table-cell>
          <table:table-cell table:formula="of:=[metag_raw.E13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31];[metagenome_map.$A$2:.$A$319];0));&quot;&quot;)" office:value-type="string" office:string-value="soil" calcext:value-type="string">
            <text:p>soil</text:p>
          </table:table-cell>
          <table:table-cell table:formula="of:=[metag_raw.F131]" office:value-type="string" office:string-value="BESC-845-CL1_31_22" calcext:value-type="string">
            <text:p>BESC-845-CL1_31_22</text:p>
          </table:table-cell>
          <table:table-cell table:formula="of:=IFERROR(INDEX([metagenome_map.$C$2:.$C$319];MATCH([.Q131];[metagenome_map.$A$2:.$A$319];0));&quot;&quot;)" office:value-type="string" office:string-value="nmdc:bsm-11-66de0v28" calcext:value-type="string">
            <text:p>nmdc:bsm-11-66de0v28</text:p>
          </table:table-cell>
          <table:table-cell table:formula="of:=[metag_raw.C131]" office:value-type="string" office:string-value="SRX21789548" calcext:value-type="string">
            <text:p>SRX2178954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1];[metag_raw.$C$2:.$C$319];0));&quot;&quot;)" office:value-type="string" office:string-value="Gp0566691" calcext:value-type="string">
            <text:p>Gp0566691</text:p>
          </table:table-cell>
          <table:table-cell table:number-columns-repeated="3"/>
        </table:table-row>
        <table:table-row table:style-name="ro1" table:visibility="filter">
          <table:table-cell table:formula="of:=[.F132]" office:value-type="string" office:string-value="BESC-833-Co1_6_4" calcext:value-type="string">
            <text:p>BESC-833-Co1_6_4</text:p>
          </table:table-cell>
          <table:table-cell table:formula="of:=[metag_raw.E13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32];[metagenome_map.$A$2:.$A$319];0));&quot;&quot;)" office:value-type="string" office:string-value="soil" calcext:value-type="string">
            <text:p>soil</text:p>
          </table:table-cell>
          <table:table-cell table:formula="of:=[metag_raw.F132]" office:value-type="string" office:string-value="BESC-833-Co1_6_4" calcext:value-type="string">
            <text:p>BESC-833-Co1_6_4</text:p>
          </table:table-cell>
          <table:table-cell table:formula="of:=IFERROR(INDEX([metagenome_map.$C$2:.$C$319];MATCH([.Q132];[metagenome_map.$A$2:.$A$319];0));&quot;&quot;)" office:value-type="string" office:string-value="nmdc:bsm-11-1dpnqj50" calcext:value-type="string">
            <text:p>nmdc:bsm-11-1dpnqj50</text:p>
          </table:table-cell>
          <table:table-cell table:formula="of:=[metag_raw.C132]" office:value-type="string" office:string-value="SRX21789549" calcext:value-type="string">
            <text:p>SRX2178954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2];[metag_raw.$C$2:.$C$319];0));&quot;&quot;)" office:value-type="string" office:string-value="Gp0566688" calcext:value-type="string">
            <text:p>Gp0566688</text:p>
          </table:table-cell>
          <table:table-cell table:number-columns-repeated="3"/>
        </table:table-row>
        <table:table-row table:style-name="ro1" table:visibility="filter">
          <table:table-cell table:formula="of:=[.F133]" office:value-type="string" office:string-value="BESC-845-CL3_80_19" calcext:value-type="string">
            <text:p>BESC-845-CL3_80_19</text:p>
          </table:table-cell>
          <table:table-cell table:formula="of:=[metag_raw.E13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33];[metagenome_map.$A$2:.$A$319];0));&quot;&quot;)" office:value-type="string" office:string-value="soil" calcext:value-type="string">
            <text:p>soil</text:p>
          </table:table-cell>
          <table:table-cell table:formula="of:=[metag_raw.F133]" office:value-type="string" office:string-value="BESC-845-CL3_80_19" calcext:value-type="string">
            <text:p>BESC-845-CL3_80_19</text:p>
          </table:table-cell>
          <table:table-cell table:formula="of:=IFERROR(INDEX([metagenome_map.$C$2:.$C$319];MATCH([.Q133];[metagenome_map.$A$2:.$A$319];0));&quot;&quot;)" office:value-type="string" office:string-value="nmdc:bsm-11-2k7det13" calcext:value-type="string">
            <text:p>nmdc:bsm-11-2k7det13</text:p>
          </table:table-cell>
          <table:table-cell table:formula="of:=[metag_raw.C133]" office:value-type="string" office:string-value="SRX21789550" calcext:value-type="string">
            <text:p>SRX2178955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3];[metag_raw.$C$2:.$C$319];0));&quot;&quot;)" office:value-type="string" office:string-value="Gp0566693" calcext:value-type="string">
            <text:p>Gp0566693</text:p>
          </table:table-cell>
          <table:table-cell table:number-columns-repeated="3"/>
        </table:table-row>
        <table:table-row table:style-name="ro1" table:visibility="filter">
          <table:table-cell table:formula="of:=[.F134]" office:value-type="string" office:string-value="BESC-845-CL2_37_16" calcext:value-type="string">
            <text:p>BESC-845-CL2_37_16</text:p>
          </table:table-cell>
          <table:table-cell table:formula="of:=[metag_raw.E13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34];[metagenome_map.$A$2:.$A$319];0));&quot;&quot;)" office:value-type="string" office:string-value="soil" calcext:value-type="string">
            <text:p>soil</text:p>
          </table:table-cell>
          <table:table-cell table:formula="of:=[metag_raw.F134]" office:value-type="string" office:string-value="BESC-845-CL2_37_16" calcext:value-type="string">
            <text:p>BESC-845-CL2_37_16</text:p>
          </table:table-cell>
          <table:table-cell table:formula="of:=IFERROR(INDEX([metagenome_map.$C$2:.$C$319];MATCH([.Q134];[metagenome_map.$A$2:.$A$319];0));&quot;&quot;)" office:value-type="string" office:string-value="nmdc:bsm-11-g2zcz598" calcext:value-type="string">
            <text:p>nmdc:bsm-11-g2zcz598</text:p>
          </table:table-cell>
          <table:table-cell table:formula="of:=[metag_raw.C134]" office:value-type="string" office:string-value="SRX21789551" calcext:value-type="string">
            <text:p>SRX2178955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4];[metag_raw.$C$2:.$C$319];0));&quot;&quot;)" office:value-type="string" office:string-value="Gp0566692" calcext:value-type="string">
            <text:p>Gp0566692</text:p>
          </table:table-cell>
          <table:table-cell table:number-columns-repeated="3"/>
        </table:table-row>
        <table:table-row table:style-name="ro1" table:visibility="filter">
          <table:table-cell table:formula="of:=[.F135]" office:value-type="string" office:string-value="BESC-845-Co1_24_3" calcext:value-type="string">
            <text:p>BESC-845-Co1_24_3</text:p>
          </table:table-cell>
          <table:table-cell table:formula="of:=[metag_raw.E13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35];[metagenome_map.$A$2:.$A$319];0));&quot;&quot;)" office:value-type="string" office:string-value="soil" calcext:value-type="string">
            <text:p>soil</text:p>
          </table:table-cell>
          <table:table-cell table:formula="of:=[metag_raw.F135]" office:value-type="string" office:string-value="BESC-845-Co1_24_3" calcext:value-type="string">
            <text:p>BESC-845-Co1_24_3</text:p>
          </table:table-cell>
          <table:table-cell table:formula="of:=IFERROR(INDEX([metagenome_map.$C$2:.$C$319];MATCH([.Q135];[metagenome_map.$A$2:.$A$319];0));&quot;&quot;)" office:value-type="string" office:string-value="nmdc:bsm-11-hx03gs06" calcext:value-type="string">
            <text:p>nmdc:bsm-11-hx03gs06</text:p>
          </table:table-cell>
          <table:table-cell table:formula="of:=[metag_raw.C135]" office:value-type="string" office:string-value="SRX21789583" calcext:value-type="string">
            <text:p>SRX2178958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5];[metag_raw.$C$2:.$C$319];0));&quot;&quot;)" office:value-type="string" office:string-value="Gp0566694" calcext:value-type="string">
            <text:p>Gp0566694</text:p>
          </table:table-cell>
          <table:table-cell table:number-columns-repeated="3"/>
        </table:table-row>
        <table:table-row table:style-name="ro1" table:visibility="filter">
          <table:table-cell table:formula="of:=[.F136]" office:value-type="string" office:string-value="BESC-866-CL2_50_11" calcext:value-type="string">
            <text:p>BESC-866-CL2_50_11</text:p>
          </table:table-cell>
          <table:table-cell table:formula="of:=[metag_raw.E13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36];[metagenome_map.$A$2:.$A$319];0));&quot;&quot;)" office:value-type="string" office:string-value="soil" calcext:value-type="string">
            <text:p>soil</text:p>
          </table:table-cell>
          <table:table-cell table:formula="of:=[metag_raw.F136]" office:value-type="string" office:string-value="BESC-866-CL2_50_11" calcext:value-type="string">
            <text:p>BESC-866-CL2_50_11</text:p>
          </table:table-cell>
          <table:table-cell table:formula="of:=IFERROR(INDEX([metagenome_map.$C$2:.$C$319];MATCH([.Q136];[metagenome_map.$A$2:.$A$319];0));&quot;&quot;)" office:value-type="string" office:string-value="nmdc:bsm-11-nsaqf095" calcext:value-type="string">
            <text:p>nmdc:bsm-11-nsaqf095</text:p>
          </table:table-cell>
          <table:table-cell table:formula="of:=[metag_raw.C136]" office:value-type="string" office:string-value="SRX21789674" calcext:value-type="string">
            <text:p>SRX2178967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6];[metag_raw.$C$2:.$C$319];0));&quot;&quot;)" office:value-type="string" office:string-value="Gp0566704" calcext:value-type="string">
            <text:p>Gp0566704</text:p>
          </table:table-cell>
          <table:table-cell table:number-columns-repeated="3"/>
        </table:table-row>
        <table:table-row table:style-name="ro1" table:visibility="filter">
          <table:table-cell table:formula="of:=[.F137]" office:value-type="string" office:string-value="BESC-904-CL3_91_3" calcext:value-type="string">
            <text:p>BESC-904-CL3_91_3</text:p>
          </table:table-cell>
          <table:table-cell table:formula="of:=[metag_raw.E13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37];[metagenome_map.$A$2:.$A$319];0));&quot;&quot;)" office:value-type="string" office:string-value="soil" calcext:value-type="string">
            <text:p>soil</text:p>
          </table:table-cell>
          <table:table-cell table:formula="of:=[metag_raw.F137]" office:value-type="string" office:string-value="BESC-904-CL3_91_3" calcext:value-type="string">
            <text:p>BESC-904-CL3_91_3</text:p>
          </table:table-cell>
          <table:table-cell table:formula="of:=IFERROR(INDEX([metagenome_map.$C$2:.$C$319];MATCH([.Q137];[metagenome_map.$A$2:.$A$319];0));&quot;&quot;)" office:value-type="string" office:string-value="nmdc:bsm-11-35peqt55" calcext:value-type="string">
            <text:p>nmdc:bsm-11-35peqt55</text:p>
          </table:table-cell>
          <table:table-cell table:formula="of:=[metag_raw.C137]" office:value-type="string" office:string-value="SRX21789675" calcext:value-type="string">
            <text:p>SRX2178967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7];[metag_raw.$C$2:.$C$319];0));&quot;&quot;)" office:value-type="string" office:string-value="Gp0566710" calcext:value-type="string">
            <text:p>Gp0566710</text:p>
          </table:table-cell>
          <table:table-cell table:number-columns-repeated="3"/>
        </table:table-row>
        <table:table-row table:style-name="ro1" table:visibility="filter">
          <table:table-cell table:formula="of:=[.F138]" office:value-type="string" office:string-value="BESC-845-Co3_28_42" calcext:value-type="string">
            <text:p>BESC-845-Co3_28_42</text:p>
          </table:table-cell>
          <table:table-cell table:formula="of:=[metag_raw.E13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38];[metagenome_map.$A$2:.$A$319];0));&quot;&quot;)" office:value-type="string" office:string-value="soil" calcext:value-type="string">
            <text:p>soil</text:p>
          </table:table-cell>
          <table:table-cell table:formula="of:=[metag_raw.F138]" office:value-type="string" office:string-value="BESC-845-Co3_28_42" calcext:value-type="string">
            <text:p>BESC-845-Co3_28_42</text:p>
          </table:table-cell>
          <table:table-cell table:formula="of:=IFERROR(INDEX([metagenome_map.$C$2:.$C$319];MATCH([.Q138];[metagenome_map.$A$2:.$A$319];0));&quot;&quot;)" office:value-type="string" office:string-value="nmdc:bsm-11-w11dzv86" calcext:value-type="string">
            <text:p>nmdc:bsm-11-w11dzv86</text:p>
          </table:table-cell>
          <table:table-cell table:formula="of:=[metag_raw.C138]" office:value-type="string" office:string-value="SRX21789676" calcext:value-type="string">
            <text:p>SRX2178967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8];[metag_raw.$C$2:.$C$319];0));&quot;&quot;)" office:value-type="string" office:string-value="Gp0566696" calcext:value-type="string">
            <text:p>Gp0566696</text:p>
          </table:table-cell>
          <table:table-cell table:number-columns-repeated="3"/>
        </table:table-row>
        <table:table-row table:style-name="ro1" table:visibility="filter">
          <table:table-cell table:formula="of:=[.F139]" office:value-type="string" office:string-value="BESC-847-CL1_28_5" calcext:value-type="string">
            <text:p>BESC-847-CL1_28_5</text:p>
          </table:table-cell>
          <table:table-cell table:formula="of:=[metag_raw.E13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39];[metagenome_map.$A$2:.$A$319];0));&quot;&quot;)" office:value-type="string" office:string-value="soil" calcext:value-type="string">
            <text:p>soil</text:p>
          </table:table-cell>
          <table:table-cell table:formula="of:=[metag_raw.F139]" office:value-type="string" office:string-value="BESC-847-CL1_28_5" calcext:value-type="string">
            <text:p>BESC-847-CL1_28_5</text:p>
          </table:table-cell>
          <table:table-cell table:formula="of:=IFERROR(INDEX([metagenome_map.$C$2:.$C$319];MATCH([.Q139];[metagenome_map.$A$2:.$A$319];0));&quot;&quot;)" office:value-type="string" office:string-value="nmdc:bsm-11-eqbpgh61" calcext:value-type="string">
            <text:p>nmdc:bsm-11-eqbpgh61</text:p>
          </table:table-cell>
          <table:table-cell table:formula="of:=[metag_raw.C139]" office:value-type="string" office:string-value="SRX21789677" calcext:value-type="string">
            <text:p>SRX2178967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9];[metag_raw.$C$2:.$C$319];0));&quot;&quot;)" office:value-type="string" office:string-value="Gp0566697" calcext:value-type="string">
            <text:p>Gp0566697</text:p>
          </table:table-cell>
          <table:table-cell table:number-columns-repeated="3"/>
        </table:table-row>
        <table:table-row table:style-name="ro1" table:visibility="filter">
          <table:table-cell table:formula="of:=[.F140]" office:value-type="string" office:string-value="BESC-866-Co3_27_48" calcext:value-type="string">
            <text:p>BESC-866-Co3_27_48</text:p>
          </table:table-cell>
          <table:table-cell table:formula="of:=[metag_raw.E14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40];[metagenome_map.$A$2:.$A$319];0));&quot;&quot;)" office:value-type="string" office:string-value="soil" calcext:value-type="string">
            <text:p>soil</text:p>
          </table:table-cell>
          <table:table-cell table:formula="of:=[metag_raw.F140]" office:value-type="string" office:string-value="BESC-866-Co3_27_48" calcext:value-type="string">
            <text:p>BESC-866-Co3_27_48</text:p>
          </table:table-cell>
          <table:table-cell table:formula="of:=IFERROR(INDEX([metagenome_map.$C$2:.$C$319];MATCH([.Q140];[metagenome_map.$A$2:.$A$319];0));&quot;&quot;)" office:value-type="string" office:string-value="nmdc:bsm-11-54rdaf84" calcext:value-type="string">
            <text:p>nmdc:bsm-11-54rdaf84</text:p>
          </table:table-cell>
          <table:table-cell table:formula="of:=[metag_raw.C140]" office:value-type="string" office:string-value="SRX21789678" calcext:value-type="string">
            <text:p>SRX2178967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0];[metag_raw.$C$2:.$C$319];0));&quot;&quot;)" office:value-type="string" office:string-value="Gp0566708" calcext:value-type="string">
            <text:p>Gp0566708</text:p>
          </table:table-cell>
          <table:table-cell table:number-columns-repeated="3"/>
        </table:table-row>
        <table:table-row table:style-name="ro1" table:visibility="filter">
          <table:table-cell table:formula="of:=[.F141]" office:value-type="string" office:string-value="BESC-847-Co2_69_13" calcext:value-type="string">
            <text:p>BESC-847-Co2_69_13</text:p>
          </table:table-cell>
          <table:table-cell table:formula="of:=[metag_raw.E14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41];[metagenome_map.$A$2:.$A$319];0));&quot;&quot;)" office:value-type="string" office:string-value="soil" calcext:value-type="string">
            <text:p>soil</text:p>
          </table:table-cell>
          <table:table-cell table:formula="of:=[metag_raw.F141]" office:value-type="string" office:string-value="BESC-847-Co2_69_13" calcext:value-type="string">
            <text:p>BESC-847-Co2_69_13</text:p>
          </table:table-cell>
          <table:table-cell table:formula="of:=IFERROR(INDEX([metagenome_map.$C$2:.$C$319];MATCH([.Q141];[metagenome_map.$A$2:.$A$319];0));&quot;&quot;)" office:value-type="string" office:string-value="nmdc:bsm-11-2q2qmz79" calcext:value-type="string">
            <text:p>nmdc:bsm-11-2q2qmz79</text:p>
          </table:table-cell>
          <table:table-cell table:formula="of:=[metag_raw.C141]" office:value-type="string" office:string-value="SRX21789679" calcext:value-type="string">
            <text:p>SRX2178967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1];[metag_raw.$C$2:.$C$319];0));&quot;&quot;)" office:value-type="string" office:string-value="Gp0566701" calcext:value-type="string">
            <text:p>Gp0566701</text:p>
          </table:table-cell>
          <table:table-cell table:number-columns-repeated="3"/>
        </table:table-row>
        <table:table-row table:style-name="ro1" table:visibility="filter">
          <table:table-cell table:formula="of:=[.F142]" office:value-type="string" office:string-value="BESC-845-Co2_60_28" calcext:value-type="string">
            <text:p>BESC-845-Co2_60_28</text:p>
          </table:table-cell>
          <table:table-cell table:formula="of:=[metag_raw.E14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42];[metagenome_map.$A$2:.$A$319];0));&quot;&quot;)" office:value-type="string" office:string-value="soil" calcext:value-type="string">
            <text:p>soil</text:p>
          </table:table-cell>
          <table:table-cell table:formula="of:=[metag_raw.F142]" office:value-type="string" office:string-value="BESC-845-Co2_60_28" calcext:value-type="string">
            <text:p>BESC-845-Co2_60_28</text:p>
          </table:table-cell>
          <table:table-cell table:formula="of:=IFERROR(INDEX([metagenome_map.$C$2:.$C$319];MATCH([.Q142];[metagenome_map.$A$2:.$A$319];0));&quot;&quot;)" office:value-type="string" office:string-value="nmdc:bsm-11-n3g6kk24" calcext:value-type="string">
            <text:p>nmdc:bsm-11-n3g6kk24</text:p>
          </table:table-cell>
          <table:table-cell table:formula="of:=[metag_raw.C142]" office:value-type="string" office:string-value="SRX21789680" calcext:value-type="string">
            <text:p>SRX2178968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2];[metag_raw.$C$2:.$C$319];0));&quot;&quot;)" office:value-type="string" office:string-value="Gp0566695" calcext:value-type="string">
            <text:p>Gp0566695</text:p>
          </table:table-cell>
          <table:table-cell table:number-columns-repeated="3"/>
        </table:table-row>
        <table:table-row table:style-name="ro1" table:visibility="filter">
          <table:table-cell table:formula="of:=[.F143]" office:value-type="string" office:string-value="BESC-866-Co2_58_19" calcext:value-type="string">
            <text:p>BESC-866-Co2_58_19</text:p>
          </table:table-cell>
          <table:table-cell table:formula="of:=[metag_raw.E14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43];[metagenome_map.$A$2:.$A$319];0));&quot;&quot;)" office:value-type="string" office:string-value="soil" calcext:value-type="string">
            <text:p>soil</text:p>
          </table:table-cell>
          <table:table-cell table:formula="of:=[metag_raw.F143]" office:value-type="string" office:string-value="BESC-866-Co2_58_19" calcext:value-type="string">
            <text:p>BESC-866-Co2_58_19</text:p>
          </table:table-cell>
          <table:table-cell table:formula="of:=IFERROR(INDEX([metagenome_map.$C$2:.$C$319];MATCH([.Q143];[metagenome_map.$A$2:.$A$319];0));&quot;&quot;)" office:value-type="string" office:string-value="nmdc:bsm-11-m03j3183" calcext:value-type="string">
            <text:p>nmdc:bsm-11-m03j3183</text:p>
          </table:table-cell>
          <table:table-cell table:formula="of:=[metag_raw.C143]" office:value-type="string" office:string-value="SRX21789681" calcext:value-type="string">
            <text:p>SRX2178968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3];[metag_raw.$C$2:.$C$319];0));&quot;&quot;)" office:value-type="string" office:string-value="Gp0566707" calcext:value-type="string">
            <text:p>Gp0566707</text:p>
          </table:table-cell>
          <table:table-cell table:number-columns-repeated="3"/>
        </table:table-row>
        <table:table-row table:style-name="ro1" table:visibility="filter">
          <table:table-cell table:formula="of:=[.F144]" office:value-type="string" office:string-value="BESC-847-CL3_83_27" calcext:value-type="string">
            <text:p>BESC-847-CL3_83_27</text:p>
          </table:table-cell>
          <table:table-cell table:formula="of:=[metag_raw.E14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44];[metagenome_map.$A$2:.$A$319];0));&quot;&quot;)" office:value-type="string" office:string-value="soil" calcext:value-type="string">
            <text:p>soil</text:p>
          </table:table-cell>
          <table:table-cell table:formula="of:=[metag_raw.F144]" office:value-type="string" office:string-value="BESC-847-CL3_83_27" calcext:value-type="string">
            <text:p>BESC-847-CL3_83_27</text:p>
          </table:table-cell>
          <table:table-cell table:formula="of:=IFERROR(INDEX([metagenome_map.$C$2:.$C$319];MATCH([.Q144];[metagenome_map.$A$2:.$A$319];0));&quot;&quot;)" office:value-type="string" office:string-value="nmdc:bsm-11-hejnp838" calcext:value-type="string">
            <text:p>nmdc:bsm-11-hejnp838</text:p>
          </table:table-cell>
          <table:table-cell table:formula="of:=[metag_raw.C144]" office:value-type="string" office:string-value="SRX21789682" calcext:value-type="string">
            <text:p>SRX2178968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4];[metag_raw.$C$2:.$C$319];0));&quot;&quot;)" office:value-type="string" office:string-value="Gp0566699" calcext:value-type="string">
            <text:p>Gp0566699</text:p>
          </table:table-cell>
          <table:table-cell table:number-columns-repeated="3"/>
        </table:table-row>
        <table:table-row table:style-name="ro1" table:visibility="filter">
          <table:table-cell table:formula="of:=[.F145]" office:value-type="string" office:string-value="BESC-904-CL2_57_20" calcext:value-type="string">
            <text:p>BESC-904-CL2_57_20</text:p>
          </table:table-cell>
          <table:table-cell table:formula="of:=[metag_raw.E14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45];[metagenome_map.$A$2:.$A$319];0));&quot;&quot;)" office:value-type="string" office:string-value="soil" calcext:value-type="string">
            <text:p>soil</text:p>
          </table:table-cell>
          <table:table-cell table:formula="of:=[metag_raw.F145]" office:value-type="string" office:string-value="BESC-904-CL2_57_20" calcext:value-type="string">
            <text:p>BESC-904-CL2_57_20</text:p>
          </table:table-cell>
          <table:table-cell table:formula="of:=IFERROR(INDEX([metagenome_map.$C$2:.$C$319];MATCH([.Q145];[metagenome_map.$A$2:.$A$319];0));&quot;&quot;)" office:value-type="string" office:string-value="nmdc:bsm-11-nrt24197" calcext:value-type="string">
            <text:p>nmdc:bsm-11-nrt24197</text:p>
          </table:table-cell>
          <table:table-cell table:formula="of:=[metag_raw.C145]" office:value-type="string" office:string-value="SRX21789683" calcext:value-type="string">
            <text:p>SRX2178968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5];[metag_raw.$C$2:.$C$319];0));&quot;&quot;)" office:value-type="string" office:string-value="Gp0566709" calcext:value-type="string">
            <text:p>Gp0566709</text:p>
          </table:table-cell>
          <table:table-cell table:number-columns-repeated="3"/>
        </table:table-row>
        <table:table-row table:style-name="ro1" table:visibility="filter">
          <table:table-cell table:formula="of:=[.F146]" office:value-type="string" office:string-value="BESC-866-CL3_75_7" calcext:value-type="string">
            <text:p>BESC-866-CL3_75_7</text:p>
          </table:table-cell>
          <table:table-cell table:formula="of:=[metag_raw.E14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46];[metagenome_map.$A$2:.$A$319];0));&quot;&quot;)" office:value-type="string" office:string-value="soil" calcext:value-type="string">
            <text:p>soil</text:p>
          </table:table-cell>
          <table:table-cell table:formula="of:=[metag_raw.F146]" office:value-type="string" office:string-value="BESC-866-CL3_75_7" calcext:value-type="string">
            <text:p>BESC-866-CL3_75_7</text:p>
          </table:table-cell>
          <table:table-cell table:formula="of:=IFERROR(INDEX([metagenome_map.$C$2:.$C$319];MATCH([.Q146];[metagenome_map.$A$2:.$A$319];0));&quot;&quot;)" office:value-type="string" office:string-value="nmdc:bsm-11-mnkv7h37" calcext:value-type="string">
            <text:p>nmdc:bsm-11-mnkv7h37</text:p>
          </table:table-cell>
          <table:table-cell table:formula="of:=[metag_raw.C146]" office:value-type="string" office:string-value="SRX21789684" calcext:value-type="string">
            <text:p>SRX2178968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6];[metag_raw.$C$2:.$C$319];0));&quot;&quot;)" office:value-type="string" office:string-value="Gp0566705" calcext:value-type="string">
            <text:p>Gp0566705</text:p>
          </table:table-cell>
          <table:table-cell table:number-columns-repeated="3"/>
        </table:table-row>
        <table:table-row table:style-name="ro1" table:visibility="filter">
          <table:table-cell table:formula="of:=[.F147]" office:value-type="string" office:string-value="BESC-847-Co3_9_34" calcext:value-type="string">
            <text:p>BESC-847-Co3_9_34</text:p>
          </table:table-cell>
          <table:table-cell table:formula="of:=[metag_raw.E14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47];[metagenome_map.$A$2:.$A$319];0));&quot;&quot;)" office:value-type="string" office:string-value="soil" calcext:value-type="string">
            <text:p>soil</text:p>
          </table:table-cell>
          <table:table-cell table:formula="of:=[metag_raw.F147]" office:value-type="string" office:string-value="BESC-847-Co3_9_34" calcext:value-type="string">
            <text:p>BESC-847-Co3_9_34</text:p>
          </table:table-cell>
          <table:table-cell table:formula="of:=IFERROR(INDEX([metagenome_map.$C$2:.$C$319];MATCH([.Q147];[metagenome_map.$A$2:.$A$319];0));&quot;&quot;)" office:value-type="string" office:string-value="nmdc:bsm-11-gpd0g516" calcext:value-type="string">
            <text:p>nmdc:bsm-11-gpd0g516</text:p>
          </table:table-cell>
          <table:table-cell table:formula="of:=[metag_raw.C147]" office:value-type="string" office:string-value="SRX21789693" calcext:value-type="string">
            <text:p>SRX2178969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7];[metag_raw.$C$2:.$C$319];0));&quot;&quot;)" office:value-type="string" office:string-value="Gp0566702" calcext:value-type="string">
            <text:p>Gp0566702</text:p>
          </table:table-cell>
          <table:table-cell table:number-columns-repeated="3"/>
        </table:table-row>
        <table:table-row table:style-name="ro1" table:visibility="filter">
          <table:table-cell table:formula="of:=[.F148]" office:value-type="string" office:string-value="BESC-307-Co3_27_41" calcext:value-type="string">
            <text:p>BESC-307-Co3_27_41</text:p>
          </table:table-cell>
          <table:table-cell table:formula="of:=[metag_raw.E14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48];[metagenome_map.$A$2:.$A$319];0));&quot;&quot;)" office:value-type="string" office:string-value="soil" calcext:value-type="string">
            <text:p>soil</text:p>
          </table:table-cell>
          <table:table-cell table:formula="of:=[metag_raw.F148]" office:value-type="string" office:string-value="BESC-307-Co3_27_41" calcext:value-type="string">
            <text:p>BESC-307-Co3_27_41</text:p>
          </table:table-cell>
          <table:table-cell table:formula="of:=IFERROR(INDEX([metagenome_map.$C$2:.$C$319];MATCH([.Q148];[metagenome_map.$A$2:.$A$319];0));&quot;&quot;)" office:value-type="string" office:string-value="nmdc:bsm-11-bdn1fa14" calcext:value-type="string">
            <text:p>nmdc:bsm-11-bdn1fa14</text:p>
          </table:table-cell>
          <table:table-cell table:formula="of:=[metag_raw.C148]" office:value-type="string" office:string-value="SRX21789694" calcext:value-type="string">
            <text:p>SRX2178969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8];[metag_raw.$C$2:.$C$319];0));&quot;&quot;)" office:value-type="string" office:string-value="Gp0566659" calcext:value-type="string">
            <text:p>Gp0566659</text:p>
          </table:table-cell>
          <table:table-cell table:number-columns-repeated="3"/>
        </table:table-row>
        <table:table-row table:style-name="ro1" table:visibility="filter">
          <table:table-cell table:formula="of:=[.F149]" office:value-type="string" office:string-value="BESC-847-CL2_38_7" calcext:value-type="string">
            <text:p>BESC-847-CL2_38_7</text:p>
          </table:table-cell>
          <table:table-cell table:formula="of:=[metag_raw.E14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49];[metagenome_map.$A$2:.$A$319];0));&quot;&quot;)" office:value-type="string" office:string-value="soil" calcext:value-type="string">
            <text:p>soil</text:p>
          </table:table-cell>
          <table:table-cell table:formula="of:=[metag_raw.F149]" office:value-type="string" office:string-value="BESC-847-CL2_38_7" calcext:value-type="string">
            <text:p>BESC-847-CL2_38_7</text:p>
          </table:table-cell>
          <table:table-cell table:formula="of:=IFERROR(INDEX([metagenome_map.$C$2:.$C$319];MATCH([.Q149];[metagenome_map.$A$2:.$A$319];0));&quot;&quot;)" office:value-type="string" office:string-value="nmdc:bsm-11-nk3r8t63" calcext:value-type="string">
            <text:p>nmdc:bsm-11-nk3r8t63</text:p>
          </table:table-cell>
          <table:table-cell table:formula="of:=[metag_raw.C149]" office:value-type="string" office:string-value="SRX21789695" calcext:value-type="string">
            <text:p>SRX2178969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9];[metag_raw.$C$2:.$C$319];0));&quot;&quot;)" office:value-type="string" office:string-value="Gp0566698" calcext:value-type="string">
            <text:p>Gp0566698</text:p>
          </table:table-cell>
          <table:table-cell table:number-columns-repeated="3"/>
        </table:table-row>
        <table:table-row table:style-name="ro1" table:visibility="filter">
          <table:table-cell table:formula="of:=[.F150]" office:value-type="string" office:string-value="BESC-307-Co1_31_6" calcext:value-type="string">
            <text:p>BESC-307-Co1_31_6</text:p>
          </table:table-cell>
          <table:table-cell table:formula="of:=[metag_raw.E15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50];[metagenome_map.$A$2:.$A$319];0));&quot;&quot;)" office:value-type="string" office:string-value="soil" calcext:value-type="string">
            <text:p>soil</text:p>
          </table:table-cell>
          <table:table-cell table:formula="of:=[metag_raw.F150]" office:value-type="string" office:string-value="BESC-307-Co1_31_6" calcext:value-type="string">
            <text:p>BESC-307-Co1_31_6</text:p>
          </table:table-cell>
          <table:table-cell table:formula="of:=IFERROR(INDEX([metagenome_map.$C$2:.$C$319];MATCH([.Q150];[metagenome_map.$A$2:.$A$319];0));&quot;&quot;)" office:value-type="string" office:string-value="nmdc:bsm-11-kxtgzv04" calcext:value-type="string">
            <text:p>nmdc:bsm-11-kxtgzv04</text:p>
          </table:table-cell>
          <table:table-cell table:formula="of:=[metag_raw.C150]" office:value-type="string" office:string-value="SRX21789696" calcext:value-type="string">
            <text:p>SRX2178969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0];[metag_raw.$C$2:.$C$319];0));&quot;&quot;)" office:value-type="string" office:string-value="Gp0566657" calcext:value-type="string">
            <text:p>Gp0566657</text:p>
          </table:table-cell>
          <table:table-cell table:number-columns-repeated="3"/>
        </table:table-row>
        <table:table-row table:style-name="ro1" table:visibility="filter">
          <table:table-cell table:formula="of:=[.F151]" office:value-type="string" office:string-value="BESC-307-CL1_26_33" calcext:value-type="string">
            <text:p>BESC-307-CL1_26_33</text:p>
          </table:table-cell>
          <table:table-cell table:formula="of:=[metag_raw.E15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51];[metagenome_map.$A$2:.$A$319];0));&quot;&quot;)" office:value-type="string" office:string-value="soil" calcext:value-type="string">
            <text:p>soil</text:p>
          </table:table-cell>
          <table:table-cell table:formula="of:=[metag_raw.F151]" office:value-type="string" office:string-value="BESC-307-CL1_26_33" calcext:value-type="string">
            <text:p>BESC-307-CL1_26_33</text:p>
          </table:table-cell>
          <table:table-cell table:formula="of:=IFERROR(INDEX([metagenome_map.$C$2:.$C$319];MATCH([.Q151];[metagenome_map.$A$2:.$A$319];0));&quot;&quot;)" office:value-type="string" office:string-value="nmdc:bsm-11-vsd0et60" calcext:value-type="string">
            <text:p>nmdc:bsm-11-vsd0et60</text:p>
          </table:table-cell>
          <table:table-cell table:formula="of:=[metag_raw.C151]" office:value-type="string" office:string-value="SRX21789697" calcext:value-type="string">
            <text:p>SRX2178969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1];[metag_raw.$C$2:.$C$319];0));&quot;&quot;)" office:value-type="string" office:string-value="Gp0566655" calcext:value-type="string">
            <text:p>Gp0566655</text:p>
          </table:table-cell>
          <table:table-cell table:number-columns-repeated="3"/>
        </table:table-row>
        <table:table-row table:style-name="ro1" table:visibility="filter">
          <table:table-cell table:formula="of:=[.F152]" office:value-type="string" office:string-value="BESC-86-CL2_69_17" calcext:value-type="string">
            <text:p>BESC-86-CL2_69_17</text:p>
          </table:table-cell>
          <table:table-cell table:formula="of:=[metag_raw.E15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52];[metagenome_map.$A$2:.$A$319];0));&quot;&quot;)" office:value-type="string" office:string-value="soil" calcext:value-type="string">
            <text:p>soil</text:p>
          </table:table-cell>
          <table:table-cell table:formula="of:=[metag_raw.F152]" office:value-type="string" office:string-value="BESC-86-CL2_69_17" calcext:value-type="string">
            <text:p>BESC-86-CL2_69_17</text:p>
          </table:table-cell>
          <table:table-cell table:formula="of:=IFERROR(INDEX([metagenome_map.$C$2:.$C$319];MATCH([.Q152];[metagenome_map.$A$2:.$A$319];0));&quot;&quot;)" office:value-type="string" office:string-value="nmdc:bsm-11-ye5khf03" calcext:value-type="string">
            <text:p>nmdc:bsm-11-ye5khf03</text:p>
          </table:table-cell>
          <table:table-cell table:formula="of:=[metag_raw.C152]" office:value-type="string" office:string-value="SRX21789729" calcext:value-type="string">
            <text:p>SRX2178972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2];[metag_raw.$C$2:.$C$319];0));&quot;&quot;)" office:value-type="string" office:string-value="Gp0566703" calcext:value-type="string">
            <text:p>Gp0566703</text:p>
          </table:table-cell>
          <table:table-cell table:number-columns-repeated="3"/>
        </table:table-row>
        <table:table-row table:style-name="ro1" table:visibility="filter">
          <table:table-cell table:formula="of:=[.F153]" office:value-type="string" office:string-value="BESC-285-CL1_33_12" calcext:value-type="string">
            <text:p>BESC-285-CL1_33_12</text:p>
          </table:table-cell>
          <table:table-cell table:formula="of:=[metag_raw.E15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53];[metagenome_map.$A$2:.$A$319];0));&quot;&quot;)" office:value-type="string" office:string-value="soil" calcext:value-type="string">
            <text:p>soil</text:p>
          </table:table-cell>
          <table:table-cell table:formula="of:=[metag_raw.F153]" office:value-type="string" office:string-value="BESC-285-CL1_33_12" calcext:value-type="string">
            <text:p>BESC-285-CL1_33_12</text:p>
          </table:table-cell>
          <table:table-cell table:formula="of:=IFERROR(INDEX([metagenome_map.$C$2:.$C$319];MATCH([.Q153];[metagenome_map.$A$2:.$A$319];0));&quot;&quot;)" office:value-type="string" office:string-value="nmdc:bsm-11-zaph9002" calcext:value-type="string">
            <text:p>nmdc:bsm-11-zaph9002</text:p>
          </table:table-cell>
          <table:table-cell table:formula="of:=[metag_raw.C153]" office:value-type="string" office:string-value="SRX21789730" calcext:value-type="string">
            <text:p>SRX2178973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3];[metag_raw.$C$2:.$C$319];0));&quot;&quot;)" office:value-type="string" office:string-value="Gp0566653" calcext:value-type="string">
            <text:p>Gp0566653</text:p>
          </table:table-cell>
          <table:table-cell table:number-columns-repeated="3"/>
        </table:table-row>
        <table:table-row table:style-name="ro1" table:visibility="filter">
          <table:table-cell table:formula="of:=[.F154]" office:value-type="string" office:string-value="BESC-307-Co2_62_14" calcext:value-type="string">
            <text:p>BESC-307-Co2_62_14</text:p>
          </table:table-cell>
          <table:table-cell table:formula="of:=[metag_raw.E15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54];[metagenome_map.$A$2:.$A$319];0));&quot;&quot;)" office:value-type="string" office:string-value="soil" calcext:value-type="string">
            <text:p>soil</text:p>
          </table:table-cell>
          <table:table-cell table:formula="of:=[metag_raw.F154]" office:value-type="string" office:string-value="BESC-307-Co2_62_14" calcext:value-type="string">
            <text:p>BESC-307-Co2_62_14</text:p>
          </table:table-cell>
          <table:table-cell table:formula="of:=IFERROR(INDEX([metagenome_map.$C$2:.$C$319];MATCH([.Q154];[metagenome_map.$A$2:.$A$319];0));&quot;&quot;)" office:value-type="string" office:string-value="nmdc:bsm-11-1zdsxs32" calcext:value-type="string">
            <text:p>nmdc:bsm-11-1zdsxs32</text:p>
          </table:table-cell>
          <table:table-cell table:formula="of:=[metag_raw.C154]" office:value-type="string" office:string-value="SRX21789731" calcext:value-type="string">
            <text:p>SRX2178973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4];[metag_raw.$C$2:.$C$319];0));&quot;&quot;)" office:value-type="string" office:string-value="Gp0566658" calcext:value-type="string">
            <text:p>Gp0566658</text:p>
          </table:table-cell>
          <table:table-cell table:number-columns-repeated="3"/>
        </table:table-row>
        <table:table-row table:style-name="ro1" table:visibility="filter">
          <table:table-cell table:formula="of:=[.F155]" office:value-type="string" office:string-value="BESC-331-Co2_50_17" calcext:value-type="string">
            <text:p>BESC-331-Co2_50_17</text:p>
          </table:table-cell>
          <table:table-cell table:formula="of:=[metag_raw.E15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55];[metagenome_map.$A$2:.$A$319];0));&quot;&quot;)" office:value-type="string" office:string-value="soil" calcext:value-type="string">
            <text:p>soil</text:p>
          </table:table-cell>
          <table:table-cell table:formula="of:=[metag_raw.F155]" office:value-type="string" office:string-value="BESC-331-Co2_50_17" calcext:value-type="string">
            <text:p>BESC-331-Co2_50_17</text:p>
          </table:table-cell>
          <table:table-cell table:formula="of:=IFERROR(INDEX([metagenome_map.$C$2:.$C$319];MATCH([.Q155];[metagenome_map.$A$2:.$A$319];0));&quot;&quot;)" office:value-type="string" office:string-value="nmdc:bsm-11-6m6v8582" calcext:value-type="string">
            <text:p>nmdc:bsm-11-6m6v8582</text:p>
          </table:table-cell>
          <table:table-cell table:formula="of:=[metag_raw.C155]" office:value-type="string" office:string-value="SRX21789732" calcext:value-type="string">
            <text:p>SRX2178973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5];[metag_raw.$C$2:.$C$319];0));&quot;&quot;)" office:value-type="string" office:string-value="Gp0566662" calcext:value-type="string">
            <text:p>Gp0566662</text:p>
          </table:table-cell>
          <table:table-cell table:number-columns-repeated="3"/>
        </table:table-row>
        <table:table-row table:style-name="ro1" table:visibility="filter">
          <table:table-cell table:formula="of:=[.F156]" office:value-type="string" office:string-value="BESC-866-Co1_10_5" calcext:value-type="string">
            <text:p>BESC-866-Co1_10_5</text:p>
          </table:table-cell>
          <table:table-cell table:formula="of:=[metag_raw.E15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56];[metagenome_map.$A$2:.$A$319];0));&quot;&quot;)" office:value-type="string" office:string-value="soil" calcext:value-type="string">
            <text:p>soil</text:p>
          </table:table-cell>
          <table:table-cell table:formula="of:=[metag_raw.F156]" office:value-type="string" office:string-value="BESC-866-Co1_10_5" calcext:value-type="string">
            <text:p>BESC-866-Co1_10_5</text:p>
          </table:table-cell>
          <table:table-cell table:formula="of:=IFERROR(INDEX([metagenome_map.$C$2:.$C$319];MATCH([.Q156];[metagenome_map.$A$2:.$A$319];0));&quot;&quot;)" office:value-type="string" office:string-value="nmdc:bsm-11-a93af105" calcext:value-type="string">
            <text:p>nmdc:bsm-11-a93af105</text:p>
          </table:table-cell>
          <table:table-cell table:formula="of:=[metag_raw.C156]" office:value-type="string" office:string-value="SRX21789875" calcext:value-type="string">
            <text:p>SRX2178987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6];[metag_raw.$C$2:.$C$319];0));&quot;&quot;)" office:value-type="string" office:string-value="Gp0566706" calcext:value-type="string">
            <text:p>Gp0566706</text:p>
          </table:table-cell>
          <table:table-cell table:number-columns-repeated="3"/>
        </table:table-row>
        <table:table-row table:style-name="ro1" table:visibility="filter">
          <table:table-cell table:formula="of:=[.F157]" office:value-type="string" office:string-value="BESC-847-Co1_12_9" calcext:value-type="string">
            <text:p>BESC-847-Co1_12_9</text:p>
          </table:table-cell>
          <table:table-cell table:formula="of:=[metag_raw.E15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57];[metagenome_map.$A$2:.$A$319];0));&quot;&quot;)" office:value-type="string" office:string-value="soil" calcext:value-type="string">
            <text:p>soil</text:p>
          </table:table-cell>
          <table:table-cell table:formula="of:=[metag_raw.F157]" office:value-type="string" office:string-value="BESC-847-Co1_12_9" calcext:value-type="string">
            <text:p>BESC-847-Co1_12_9</text:p>
          </table:table-cell>
          <table:table-cell table:formula="of:=IFERROR(INDEX([metagenome_map.$C$2:.$C$319];MATCH([.Q157];[metagenome_map.$A$2:.$A$319];0));&quot;&quot;)" office:value-type="string" office:string-value="nmdc:bsm-11-y46kr968" calcext:value-type="string">
            <text:p>nmdc:bsm-11-y46kr968</text:p>
          </table:table-cell>
          <table:table-cell table:formula="of:=[metag_raw.C157]" office:value-type="string" office:string-value="SRX21789876" calcext:value-type="string">
            <text:p>SRX2178987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7];[metag_raw.$C$2:.$C$319];0));&quot;&quot;)" office:value-type="string" office:string-value="Gp0566700" calcext:value-type="string">
            <text:p>Gp0566700</text:p>
          </table:table-cell>
          <table:table-cell table:number-columns-repeated="3"/>
        </table:table-row>
        <table:table-row table:style-name="ro1" table:visibility="filter">
          <table:table-cell table:formula="of:=[.F158]" office:value-type="string" office:string-value="BESC-904-Co1_5_9" calcext:value-type="string">
            <text:p>BESC-904-Co1_5_9</text:p>
          </table:table-cell>
          <table:table-cell table:formula="of:=[metag_raw.E15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58];[metagenome_map.$A$2:.$A$319];0));&quot;&quot;)" office:value-type="string" office:string-value="soil" calcext:value-type="string">
            <text:p>soil</text:p>
          </table:table-cell>
          <table:table-cell table:formula="of:=[metag_raw.F158]" office:value-type="string" office:string-value="BESC-904-Co1_5_9" calcext:value-type="string">
            <text:p>BESC-904-Co1_5_9</text:p>
          </table:table-cell>
          <table:table-cell table:formula="of:=IFERROR(INDEX([metagenome_map.$C$2:.$C$319];MATCH([.Q158];[metagenome_map.$A$2:.$A$319];0));&quot;&quot;)" office:value-type="string" office:string-value="nmdc:bsm-11-3x6bd477" calcext:value-type="string">
            <text:p>nmdc:bsm-11-3x6bd477</text:p>
          </table:table-cell>
          <table:table-cell table:formula="of:=[metag_raw.C158]" office:value-type="string" office:string-value="SRX21789877" calcext:value-type="string">
            <text:p>SRX2178987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8];[metag_raw.$C$2:.$C$319];0));&quot;&quot;)" office:value-type="string" office:string-value="Gp0566711" calcext:value-type="string">
            <text:p>Gp0566711</text:p>
          </table:table-cell>
          <table:table-cell table:number-columns-repeated="3"/>
        </table:table-row>
        <table:table-row table:style-name="ro1" table:visibility="filter">
          <table:table-cell table:formula="of:=[.F159]" office:value-type="string" office:string-value="BESC-904-Co2_51_17" calcext:value-type="string">
            <text:p>BESC-904-Co2_51_17</text:p>
          </table:table-cell>
          <table:table-cell table:formula="of:=[metag_raw.E15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59];[metagenome_map.$A$2:.$A$319];0));&quot;&quot;)" office:value-type="string" office:string-value="soil" calcext:value-type="string">
            <text:p>soil</text:p>
          </table:table-cell>
          <table:table-cell table:formula="of:=[metag_raw.F159]" office:value-type="string" office:string-value="BESC-904-Co2_51_17" calcext:value-type="string">
            <text:p>BESC-904-Co2_51_17</text:p>
          </table:table-cell>
          <table:table-cell table:formula="of:=IFERROR(INDEX([metagenome_map.$C$2:.$C$319];MATCH([.Q159];[metagenome_map.$A$2:.$A$319];0));&quot;&quot;)" office:value-type="string" office:string-value="nmdc:bsm-11-jt9qtx26" calcext:value-type="string">
            <text:p>nmdc:bsm-11-jt9qtx26</text:p>
          </table:table-cell>
          <table:table-cell table:formula="of:=[metag_raw.C159]" office:value-type="string" office:string-value="SRX21789878" calcext:value-type="string">
            <text:p>SRX2178987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9];[metag_raw.$C$2:.$C$319];0));&quot;&quot;)" office:value-type="string" office:string-value="Gp0566712" calcext:value-type="string">
            <text:p>Gp0566712</text:p>
          </table:table-cell>
          <table:table-cell table:number-columns-repeated="3"/>
        </table:table-row>
        <table:table-row table:style-name="ro1" table:visibility="filter">
          <table:table-cell table:formula="of:=[.F160]" office:value-type="string" office:string-value="BESC-331-Co3_15_40" calcext:value-type="string">
            <text:p>BESC-331-Co3_15_40</text:p>
          </table:table-cell>
          <table:table-cell table:formula="of:=[metag_raw.E16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60];[metagenome_map.$A$2:.$A$319];0));&quot;&quot;)" office:value-type="string" office:string-value="soil" calcext:value-type="string">
            <text:p>soil</text:p>
          </table:table-cell>
          <table:table-cell table:formula="of:=[metag_raw.F160]" office:value-type="string" office:string-value="BESC-331-Co3_15_40" calcext:value-type="string">
            <text:p>BESC-331-Co3_15_40</text:p>
          </table:table-cell>
          <table:table-cell table:formula="of:=IFERROR(INDEX([metagenome_map.$C$2:.$C$319];MATCH([.Q160];[metagenome_map.$A$2:.$A$319];0));&quot;&quot;)" office:value-type="string" office:string-value="nmdc:bsm-11-r7rgv593" calcext:value-type="string">
            <text:p>nmdc:bsm-11-r7rgv593</text:p>
          </table:table-cell>
          <table:table-cell table:formula="of:=[metag_raw.C160]" office:value-type="string" office:string-value="SRX21789879" calcext:value-type="string">
            <text:p>SRX2178987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0];[metag_raw.$C$2:.$C$319];0));&quot;&quot;)" office:value-type="string" office:string-value="Gp0566663" calcext:value-type="string">
            <text:p>Gp0566663</text:p>
          </table:table-cell>
          <table:table-cell table:number-columns-repeated="3"/>
        </table:table-row>
        <table:table-row table:style-name="ro1" table:visibility="filter">
          <table:table-cell table:formula="of:=[.F161]" office:value-type="string" office:string-value="BESC-307-CL2_57_8" calcext:value-type="string">
            <text:p>BESC-307-CL2_57_8</text:p>
          </table:table-cell>
          <table:table-cell table:formula="of:=[metag_raw.E16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61];[metagenome_map.$A$2:.$A$319];0));&quot;&quot;)" office:value-type="string" office:string-value="soil" calcext:value-type="string">
            <text:p>soil</text:p>
          </table:table-cell>
          <table:table-cell table:formula="of:=[metag_raw.F161]" office:value-type="string" office:string-value="BESC-307-CL2_57_8" calcext:value-type="string">
            <text:p>BESC-307-CL2_57_8</text:p>
          </table:table-cell>
          <table:table-cell table:formula="of:=IFERROR(INDEX([metagenome_map.$C$2:.$C$319];MATCH([.Q161];[metagenome_map.$A$2:.$A$319];0));&quot;&quot;)" office:value-type="string" office:string-value="nmdc:bsm-11-q4qc4d09" calcext:value-type="string">
            <text:p>nmdc:bsm-11-q4qc4d09</text:p>
          </table:table-cell>
          <table:table-cell table:formula="of:=[metag_raw.C161]" office:value-type="string" office:string-value="SRX21789880" calcext:value-type="string">
            <text:p>SRX2178988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1];[metag_raw.$C$2:.$C$319];0));&quot;&quot;)" office:value-type="string" office:string-value="Gp0566656" calcext:value-type="string">
            <text:p>Gp0566656</text:p>
          </table:table-cell>
          <table:table-cell table:number-columns-repeated="3"/>
        </table:table-row>
        <table:table-row table:style-name="ro1" table:visibility="filter">
          <table:table-cell table:formula="of:=[.F162]" office:value-type="string" office:string-value="BESC-13-Co1_30_3" calcext:value-type="string">
            <text:p>BESC-13-Co1_30_3</text:p>
          </table:table-cell>
          <table:table-cell table:formula="of:=[metag_raw.E16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62];[metagenome_map.$A$2:.$A$319];0));&quot;&quot;)" office:value-type="string" office:string-value="soil" calcext:value-type="string">
            <text:p>soil</text:p>
          </table:table-cell>
          <table:table-cell table:formula="of:=[metag_raw.F162]" office:value-type="string" office:string-value="BESC-13-Co1_30_3" calcext:value-type="string">
            <text:p>BESC-13-Co1_30_3</text:p>
          </table:table-cell>
          <table:table-cell table:formula="of:=IFERROR(INDEX([metagenome_map.$C$2:.$C$319];MATCH([.Q162];[metagenome_map.$A$2:.$A$319];0));&quot;&quot;)" office:value-type="string" office:string-value="nmdc:bsm-11-w2q32794" calcext:value-type="string">
            <text:p>nmdc:bsm-11-w2q32794</text:p>
          </table:table-cell>
          <table:table-cell table:formula="of:=[metag_raw.C162]" office:value-type="string" office:string-value="SRX21789881" calcext:value-type="string">
            <text:p>SRX2178988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2];[metag_raw.$C$2:.$C$319];0));&quot;&quot;)" office:value-type="string" office:string-value="Gp0566635" calcext:value-type="string">
            <text:p>Gp0566635</text:p>
          </table:table-cell>
          <table:table-cell table:number-columns-repeated="3"/>
        </table:table-row>
        <table:table-row table:style-name="ro1" table:visibility="filter">
          <table:table-cell table:formula="of:=[.F163]" office:value-type="string" office:string-value="BESC-351-Co2_42_17" calcext:value-type="string">
            <text:p>BESC-351-Co2_42_17</text:p>
          </table:table-cell>
          <table:table-cell table:formula="of:=[metag_raw.E16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63];[metagenome_map.$A$2:.$A$319];0));&quot;&quot;)" office:value-type="string" office:string-value="soil" calcext:value-type="string">
            <text:p>soil</text:p>
          </table:table-cell>
          <table:table-cell table:formula="of:=[metag_raw.F163]" office:value-type="string" office:string-value="BESC-351-Co2_42_17" calcext:value-type="string">
            <text:p>BESC-351-Co2_42_17</text:p>
          </table:table-cell>
          <table:table-cell table:formula="of:=IFERROR(INDEX([metagenome_map.$C$2:.$C$319];MATCH([.Q163];[metagenome_map.$A$2:.$A$319];0));&quot;&quot;)" office:value-type="string" office:string-value="nmdc:bsm-11-01teww33" calcext:value-type="string">
            <text:p>nmdc:bsm-11-01teww33</text:p>
          </table:table-cell>
          <table:table-cell table:formula="of:=[metag_raw.C163]" office:value-type="string" office:string-value="SRX21789882" calcext:value-type="string">
            <text:p>SRX2178988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3];[metag_raw.$C$2:.$C$319];0));&quot;&quot;)" office:value-type="string" office:string-value="Gp0566668" calcext:value-type="string">
            <text:p>Gp0566668</text:p>
          </table:table-cell>
          <table:table-cell table:number-columns-repeated="3"/>
        </table:table-row>
        <table:table-row table:style-name="ro1" table:visibility="filter">
          <table:table-cell table:formula="of:=[.F164]" office:value-type="string" office:string-value="BESC-285-CL2_56_7" calcext:value-type="string">
            <text:p>BESC-285-CL2_56_7</text:p>
          </table:table-cell>
          <table:table-cell table:formula="of:=[metag_raw.E16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64];[metagenome_map.$A$2:.$A$319];0));&quot;&quot;)" office:value-type="string" office:string-value="soil" calcext:value-type="string">
            <text:p>soil</text:p>
          </table:table-cell>
          <table:table-cell table:formula="of:=[metag_raw.F164]" office:value-type="string" office:string-value="BESC-285-CL2_56_7" calcext:value-type="string">
            <text:p>BESC-285-CL2_56_7</text:p>
          </table:table-cell>
          <table:table-cell table:formula="of:=IFERROR(INDEX([metagenome_map.$C$2:.$C$319];MATCH([.Q164];[metagenome_map.$A$2:.$A$319];0));&quot;&quot;)" office:value-type="string" office:string-value="nmdc:bsm-11-nw51xc15" calcext:value-type="string">
            <text:p>nmdc:bsm-11-nw51xc15</text:p>
          </table:table-cell>
          <table:table-cell table:formula="of:=[metag_raw.C164]" office:value-type="string" office:string-value="SRX21789883" calcext:value-type="string">
            <text:p>SRX2178988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4];[metag_raw.$C$2:.$C$319];0));&quot;&quot;)" office:value-type="string" office:string-value="Gp0566654" calcext:value-type="string">
            <text:p>Gp0566654</text:p>
          </table:table-cell>
          <table:table-cell table:number-columns-repeated="3"/>
        </table:table-row>
        <table:table-row table:style-name="ro1" table:visibility="filter">
          <table:table-cell table:formula="of:=[.F165]" office:value-type="string" office:string-value="BESC-351-CL2_54_28" calcext:value-type="string">
            <text:p>BESC-351-CL2_54_28</text:p>
          </table:table-cell>
          <table:table-cell table:formula="of:=[metag_raw.E16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65];[metagenome_map.$A$2:.$A$319];0));&quot;&quot;)" office:value-type="string" office:string-value="soil" calcext:value-type="string">
            <text:p>soil</text:p>
          </table:table-cell>
          <table:table-cell table:formula="of:=[metag_raw.F165]" office:value-type="string" office:string-value="BESC-351-CL2_54_28" calcext:value-type="string">
            <text:p>BESC-351-CL2_54_28</text:p>
          </table:table-cell>
          <table:table-cell table:formula="of:=IFERROR(INDEX([metagenome_map.$C$2:.$C$319];MATCH([.Q165];[metagenome_map.$A$2:.$A$319];0));&quot;&quot;)" office:value-type="string" office:string-value="nmdc:bsm-11-ftte8s50" calcext:value-type="string">
            <text:p>nmdc:bsm-11-ftte8s50</text:p>
          </table:table-cell>
          <table:table-cell table:formula="of:=[metag_raw.C165]" office:value-type="string" office:string-value="SRX21789884" calcext:value-type="string">
            <text:p>SRX2178988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5];[metag_raw.$C$2:.$C$319];0));&quot;&quot;)" office:value-type="string" office:string-value="Gp0566665" calcext:value-type="string">
            <text:p>Gp0566665</text:p>
          </table:table-cell>
          <table:table-cell table:number-columns-repeated="3"/>
        </table:table-row>
        <table:table-row table:style-name="ro1" table:visibility="filter">
          <table:table-cell table:formula="of:=[.F166]" office:value-type="string" office:string-value="BESC-331-Co1_12_7" calcext:value-type="string">
            <text:p>BESC-331-Co1_12_7</text:p>
          </table:table-cell>
          <table:table-cell table:formula="of:=[metag_raw.E16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66];[metagenome_map.$A$2:.$A$319];0));&quot;&quot;)" office:value-type="string" office:string-value="soil" calcext:value-type="string">
            <text:p>soil</text:p>
          </table:table-cell>
          <table:table-cell table:formula="of:=[metag_raw.F166]" office:value-type="string" office:string-value="BESC-331-Co1_12_7" calcext:value-type="string">
            <text:p>BESC-331-Co1_12_7</text:p>
          </table:table-cell>
          <table:table-cell table:formula="of:=IFERROR(INDEX([metagenome_map.$C$2:.$C$319];MATCH([.Q166];[metagenome_map.$A$2:.$A$319];0));&quot;&quot;)" office:value-type="string" office:string-value="nmdc:bsm-11-xpv2fm92" calcext:value-type="string">
            <text:p>nmdc:bsm-11-xpv2fm92</text:p>
          </table:table-cell>
          <table:table-cell table:formula="of:=[metag_raw.C166]" office:value-type="string" office:string-value="SRX21789885" calcext:value-type="string">
            <text:p>SRX2178988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6];[metag_raw.$C$2:.$C$319];0));&quot;&quot;)" office:value-type="string" office:string-value="Gp0566661" calcext:value-type="string">
            <text:p>Gp0566661</text:p>
          </table:table-cell>
          <table:table-cell table:number-columns-repeated="3"/>
        </table:table-row>
        <table:table-row table:style-name="ro1" table:visibility="filter">
          <table:table-cell table:formula="of:=[.F167]" office:value-type="string" office:string-value="BESC-360-Co2_62_25" calcext:value-type="string">
            <text:p>BESC-360-Co2_62_25</text:p>
          </table:table-cell>
          <table:table-cell table:formula="of:=[metag_raw.E16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67];[metagenome_map.$A$2:.$A$319];0));&quot;&quot;)" office:value-type="string" office:string-value="soil" calcext:value-type="string">
            <text:p>soil</text:p>
          </table:table-cell>
          <table:table-cell table:formula="of:=[metag_raw.F167]" office:value-type="string" office:string-value="BESC-360-Co2_62_25" calcext:value-type="string">
            <text:p>BESC-360-Co2_62_25</text:p>
          </table:table-cell>
          <table:table-cell table:formula="of:=IFERROR(INDEX([metagenome_map.$C$2:.$C$319];MATCH([.Q167];[metagenome_map.$A$2:.$A$319];0));&quot;&quot;)" office:value-type="string" office:string-value="nmdc:bsm-11-ce878p31" calcext:value-type="string">
            <text:p>nmdc:bsm-11-ce878p31</text:p>
          </table:table-cell>
          <table:table-cell table:formula="of:=[metag_raw.C167]" office:value-type="string" office:string-value="SRX21789887" calcext:value-type="string">
            <text:p>SRX2178988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7];[metag_raw.$C$2:.$C$319];0));&quot;&quot;)" office:value-type="string" office:string-value="Gp0566672" calcext:value-type="string">
            <text:p>Gp0566672</text:p>
          </table:table-cell>
          <table:table-cell table:number-columns-repeated="3"/>
        </table:table-row>
        <table:table-row table:style-name="ro1" table:visibility="filter">
          <table:table-cell table:formula="of:=[.F168]" office:value-type="string" office:string-value="BESC-331-CL2_55_18" calcext:value-type="string">
            <text:p>BESC-331-CL2_55_18</text:p>
          </table:table-cell>
          <table:table-cell table:formula="of:=[metag_raw.E16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68];[metagenome_map.$A$2:.$A$319];0));&quot;&quot;)" office:value-type="string" office:string-value="soil" calcext:value-type="string">
            <text:p>soil</text:p>
          </table:table-cell>
          <table:table-cell table:formula="of:=[metag_raw.F168]" office:value-type="string" office:string-value="BESC-331-CL2_55_18" calcext:value-type="string">
            <text:p>BESC-331-CL2_55_18</text:p>
          </table:table-cell>
          <table:table-cell table:formula="of:=IFERROR(INDEX([metagenome_map.$C$2:.$C$319];MATCH([.Q168];[metagenome_map.$A$2:.$A$319];0));&quot;&quot;)" office:value-type="string" office:string-value="nmdc:bsm-11-yqjjes90" calcext:value-type="string">
            <text:p>nmdc:bsm-11-yqjjes90</text:p>
          </table:table-cell>
          <table:table-cell table:formula="of:=[metag_raw.C168]" office:value-type="string" office:string-value="SRX21789888" calcext:value-type="string">
            <text:p>SRX2178988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8];[metag_raw.$C$2:.$C$319];0));&quot;&quot;)" office:value-type="string" office:string-value="Gp0566660" calcext:value-type="string">
            <text:p>Gp0566660</text:p>
          </table:table-cell>
          <table:table-cell table:number-columns-repeated="3"/>
        </table:table-row>
        <table:table-row table:style-name="ro1" table:visibility="filter">
          <table:table-cell table:formula="of:=[.F169]" office:value-type="string" office:string-value="BESC-351-CL1_27_10" calcext:value-type="string">
            <text:p>BESC-351-CL1_27_10</text:p>
          </table:table-cell>
          <table:table-cell table:formula="of:=[metag_raw.E16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69];[metagenome_map.$A$2:.$A$319];0));&quot;&quot;)" office:value-type="string" office:string-value="soil" calcext:value-type="string">
            <text:p>soil</text:p>
          </table:table-cell>
          <table:table-cell table:formula="of:=[metag_raw.F169]" office:value-type="string" office:string-value="BESC-351-CL1_27_10" calcext:value-type="string">
            <text:p>BESC-351-CL1_27_10</text:p>
          </table:table-cell>
          <table:table-cell table:formula="of:=IFERROR(INDEX([metagenome_map.$C$2:.$C$319];MATCH([.Q169];[metagenome_map.$A$2:.$A$319];0));&quot;&quot;)" office:value-type="string" office:string-value="nmdc:bsm-11-dnrvw725" calcext:value-type="string">
            <text:p>nmdc:bsm-11-dnrvw725</text:p>
          </table:table-cell>
          <table:table-cell table:formula="of:=[metag_raw.C169]" office:value-type="string" office:string-value="SRX21789889" calcext:value-type="string">
            <text:p>SRX2178988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9];[metag_raw.$C$2:.$C$319];0));&quot;&quot;)" office:value-type="string" office:string-value="Gp0566664" calcext:value-type="string">
            <text:p>Gp0566664</text:p>
          </table:table-cell>
          <table:table-cell table:number-columns-repeated="3"/>
        </table:table-row>
        <table:table-row table:style-name="ro1" table:visibility="filter">
          <table:table-cell table:formula="of:=[.F170]" office:value-type="string" office:string-value="BESC-360-CL2_44_14" calcext:value-type="string">
            <text:p>BESC-360-CL2_44_14</text:p>
          </table:table-cell>
          <table:table-cell table:formula="of:=[metag_raw.E17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70];[metagenome_map.$A$2:.$A$319];0));&quot;&quot;)" office:value-type="string" office:string-value="soil" calcext:value-type="string">
            <text:p>soil</text:p>
          </table:table-cell>
          <table:table-cell table:formula="of:=[metag_raw.F170]" office:value-type="string" office:string-value="BESC-360-CL2_44_14" calcext:value-type="string">
            <text:p>BESC-360-CL2_44_14</text:p>
          </table:table-cell>
          <table:table-cell table:formula="of:=IFERROR(INDEX([metagenome_map.$C$2:.$C$319];MATCH([.Q170];[metagenome_map.$A$2:.$A$319];0));&quot;&quot;)" office:value-type="string" office:string-value="nmdc:bsm-11-6swq9777" calcext:value-type="string">
            <text:p>nmdc:bsm-11-6swq9777</text:p>
          </table:table-cell>
          <table:table-cell table:formula="of:=[metag_raw.C170]" office:value-type="string" office:string-value="SRX21789904" calcext:value-type="string">
            <text:p>SRX2178990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0];[metag_raw.$C$2:.$C$319];0));&quot;&quot;)" office:value-type="string" office:string-value="Gp0566670" calcext:value-type="string">
            <text:p>Gp0566670</text:p>
          </table:table-cell>
          <table:table-cell table:number-columns-repeated="3"/>
        </table:table-row>
        <table:table-row table:style-name="ro1" table:visibility="filter">
          <table:table-cell table:formula="of:=[.F171]" office:value-type="string" office:string-value="BESC-351-Co1_10_3" calcext:value-type="string">
            <text:p>BESC-351-Co1_10_3</text:p>
          </table:table-cell>
          <table:table-cell table:formula="of:=[metag_raw.E17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71];[metagenome_map.$A$2:.$A$319];0));&quot;&quot;)" office:value-type="string" office:string-value="soil" calcext:value-type="string">
            <text:p>soil</text:p>
          </table:table-cell>
          <table:table-cell table:formula="of:=[metag_raw.F171]" office:value-type="string" office:string-value="BESC-351-Co1_10_3" calcext:value-type="string">
            <text:p>BESC-351-Co1_10_3</text:p>
          </table:table-cell>
          <table:table-cell table:formula="of:=IFERROR(INDEX([metagenome_map.$C$2:.$C$319];MATCH([.Q171];[metagenome_map.$A$2:.$A$319];0));&quot;&quot;)" office:value-type="string" office:string-value="nmdc:bsm-11-wrgc0v31" calcext:value-type="string">
            <text:p>nmdc:bsm-11-wrgc0v31</text:p>
          </table:table-cell>
          <table:table-cell table:formula="of:=[metag_raw.C171]" office:value-type="string" office:string-value="SRX21789905" calcext:value-type="string">
            <text:p>SRX2178990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1];[metag_raw.$C$2:.$C$319];0));&quot;&quot;)" office:value-type="string" office:string-value="Gp0566667" calcext:value-type="string">
            <text:p>Gp0566667</text:p>
          </table:table-cell>
          <table:table-cell table:number-columns-repeated="3"/>
        </table:table-row>
        <table:table-row table:style-name="ro1" table:visibility="filter">
          <table:table-cell table:formula="of:=[.F172]" office:value-type="string" office:string-value="BESC-133-CL1_28_16" calcext:value-type="string">
            <text:p>BESC-133-CL1_28_16</text:p>
          </table:table-cell>
          <table:table-cell table:formula="of:=[metag_raw.E17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72];[metagenome_map.$A$2:.$A$319];0));&quot;&quot;)" office:value-type="string" office:string-value="soil" calcext:value-type="string">
            <text:p>soil</text:p>
          </table:table-cell>
          <table:table-cell table:formula="of:=[metag_raw.F172]" office:value-type="string" office:string-value="BESC-133-CL1_28_16" calcext:value-type="string">
            <text:p>BESC-133-CL1_28_16</text:p>
          </table:table-cell>
          <table:table-cell table:formula="of:=IFERROR(INDEX([metagenome_map.$C$2:.$C$319];MATCH([.Q172];[metagenome_map.$A$2:.$A$319];0));&quot;&quot;)" office:value-type="string" office:string-value="nmdc:bsm-11-swme4v31" calcext:value-type="string">
            <text:p>nmdc:bsm-11-swme4v31</text:p>
          </table:table-cell>
          <table:table-cell table:formula="of:=[metag_raw.C172]" office:value-type="string" office:string-value="SRX21789906" calcext:value-type="string">
            <text:p>SRX2178990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2];[metag_raw.$C$2:.$C$319];0));&quot;&quot;)" office:value-type="string" office:string-value="Gp0566638" calcext:value-type="string">
            <text:p>Gp0566638</text:p>
          </table:table-cell>
          <table:table-cell table:number-columns-repeated="3"/>
        </table:table-row>
        <table:table-row table:style-name="ro1" table:visibility="filter">
          <table:table-cell table:formula="of:=[.F173]" office:value-type="string" office:string-value="BESC-13-CL3_85_26" calcext:value-type="string">
            <text:p>BESC-13-CL3_85_26</text:p>
          </table:table-cell>
          <table:table-cell table:formula="of:=[metag_raw.E17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73];[metagenome_map.$A$2:.$A$319];0));&quot;&quot;)" office:value-type="string" office:string-value="soil" calcext:value-type="string">
            <text:p>soil</text:p>
          </table:table-cell>
          <table:table-cell table:formula="of:=[metag_raw.F173]" office:value-type="string" office:string-value="BESC-13-CL3_85_26" calcext:value-type="string">
            <text:p>BESC-13-CL3_85_26</text:p>
          </table:table-cell>
          <table:table-cell table:formula="of:=IFERROR(INDEX([metagenome_map.$C$2:.$C$319];MATCH([.Q173];[metagenome_map.$A$2:.$A$319];0));&quot;&quot;)" office:value-type="string" office:string-value="nmdc:bsm-11-m53pa616" calcext:value-type="string">
            <text:p>nmdc:bsm-11-m53pa616</text:p>
          </table:table-cell>
          <table:table-cell table:formula="of:=[metag_raw.C173]" office:value-type="string" office:string-value="SRX21789907" calcext:value-type="string">
            <text:p>SRX2178990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3];[metag_raw.$C$2:.$C$319];0));&quot;&quot;)" office:value-type="string" office:string-value="Gp0566634" calcext:value-type="string">
            <text:p>Gp0566634</text:p>
          </table:table-cell>
          <table:table-cell table:number-columns-repeated="3"/>
        </table:table-row>
        <table:table-row table:style-name="ro1" table:visibility="filter">
          <table:table-cell table:formula="of:=[.F174]" office:value-type="string" office:string-value="BESC-13-CL1_35_33" calcext:value-type="string">
            <text:p>BESC-13-CL1_35_33</text:p>
          </table:table-cell>
          <table:table-cell table:formula="of:=[metag_raw.E17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74];[metagenome_map.$A$2:.$A$319];0));&quot;&quot;)" office:value-type="string" office:string-value="soil" calcext:value-type="string">
            <text:p>soil</text:p>
          </table:table-cell>
          <table:table-cell table:formula="of:=[metag_raw.F174]" office:value-type="string" office:string-value="BESC-13-CL1_35_33" calcext:value-type="string">
            <text:p>BESC-13-CL1_35_33</text:p>
          </table:table-cell>
          <table:table-cell table:formula="of:=IFERROR(INDEX([metagenome_map.$C$2:.$C$319];MATCH([.Q174];[metagenome_map.$A$2:.$A$319];0));&quot;&quot;)" office:value-type="string" office:string-value="nmdc:bsm-11-5nhz3402" calcext:value-type="string">
            <text:p>nmdc:bsm-11-5nhz3402</text:p>
          </table:table-cell>
          <table:table-cell table:formula="of:=[metag_raw.C174]" office:value-type="string" office:string-value="SRX21789908" calcext:value-type="string">
            <text:p>SRX2178990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4];[metag_raw.$C$2:.$C$319];0));&quot;&quot;)" office:value-type="string" office:string-value="Gp0566632" calcext:value-type="string">
            <text:p>Gp0566632</text:p>
          </table:table-cell>
          <table:table-cell table:number-columns-repeated="3"/>
        </table:table-row>
        <table:table-row table:style-name="ro1" table:visibility="filter">
          <table:table-cell table:formula="of:=[.F175]" office:value-type="string" office:string-value="BESC-13-CL2_39_29" calcext:value-type="string">
            <text:p>BESC-13-CL2_39_29</text:p>
          </table:table-cell>
          <table:table-cell table:formula="of:=[metag_raw.E17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75];[metagenome_map.$A$2:.$A$319];0));&quot;&quot;)" office:value-type="string" office:string-value="soil" calcext:value-type="string">
            <text:p>soil</text:p>
          </table:table-cell>
          <table:table-cell table:formula="of:=[metag_raw.F175]" office:value-type="string" office:string-value="BESC-13-CL2_39_29" calcext:value-type="string">
            <text:p>BESC-13-CL2_39_29</text:p>
          </table:table-cell>
          <table:table-cell table:formula="of:=IFERROR(INDEX([metagenome_map.$C$2:.$C$319];MATCH([.Q175];[metagenome_map.$A$2:.$A$319];0));&quot;&quot;)" office:value-type="string" office:string-value="nmdc:bsm-11-b4k9w367" calcext:value-type="string">
            <text:p>nmdc:bsm-11-b4k9w367</text:p>
          </table:table-cell>
          <table:table-cell table:formula="of:=[metag_raw.C175]" office:value-type="string" office:string-value="SRX21789909" calcext:value-type="string">
            <text:p>SRX2178990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5];[metag_raw.$C$2:.$C$319];0));&quot;&quot;)" office:value-type="string" office:string-value="Gp0566633" calcext:value-type="string">
            <text:p>Gp0566633</text:p>
          </table:table-cell>
          <table:table-cell table:number-columns-repeated="3"/>
        </table:table-row>
        <table:table-row table:style-name="ro1" table:visibility="filter">
          <table:table-cell table:formula="of:=[.F176]" office:value-type="string" office:string-value="BESC-388-CL3_88_3" calcext:value-type="string">
            <text:p>BESC-388-CL3_88_3</text:p>
          </table:table-cell>
          <table:table-cell table:formula="of:=[metag_raw.E17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76];[metagenome_map.$A$2:.$A$319];0));&quot;&quot;)" office:value-type="string" office:string-value="soil" calcext:value-type="string">
            <text:p>soil</text:p>
          </table:table-cell>
          <table:table-cell table:formula="of:=[metag_raw.F176]" office:value-type="string" office:string-value="BESC-388-CL3_88_3" calcext:value-type="string">
            <text:p>BESC-388-CL3_88_3</text:p>
          </table:table-cell>
          <table:table-cell table:formula="of:=IFERROR(INDEX([metagenome_map.$C$2:.$C$319];MATCH([.Q176];[metagenome_map.$A$2:.$A$319];0));&quot;&quot;)" office:value-type="string" office:string-value="nmdc:bsm-11-0pp1y564" calcext:value-type="string">
            <text:p>nmdc:bsm-11-0pp1y564</text:p>
          </table:table-cell>
          <table:table-cell table:formula="of:=[metag_raw.C176]" office:value-type="string" office:string-value="SRX21789911" calcext:value-type="string">
            <text:p>SRX2178991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6];[metag_raw.$C$2:.$C$319];0));&quot;&quot;)" office:value-type="string" office:string-value="Gp0566676" calcext:value-type="string">
            <text:p>Gp0566676</text:p>
          </table:table-cell>
          <table:table-cell table:number-columns-repeated="3"/>
        </table:table-row>
        <table:table-row table:style-name="ro1" table:visibility="filter">
          <table:table-cell table:formula="of:=[.F177]" office:value-type="string" office:string-value="BESC-133-CL2_62_7" calcext:value-type="string">
            <text:p>BESC-133-CL2_62_7</text:p>
          </table:table-cell>
          <table:table-cell table:formula="of:=[metag_raw.E17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77];[metagenome_map.$A$2:.$A$319];0));&quot;&quot;)" office:value-type="string" office:string-value="soil" calcext:value-type="string">
            <text:p>soil</text:p>
          </table:table-cell>
          <table:table-cell table:formula="of:=[metag_raw.F177]" office:value-type="string" office:string-value="BESC-133-CL2_62_7" calcext:value-type="string">
            <text:p>BESC-133-CL2_62_7</text:p>
          </table:table-cell>
          <table:table-cell table:formula="of:=IFERROR(INDEX([metagenome_map.$C$2:.$C$319];MATCH([.Q177];[metagenome_map.$A$2:.$A$319];0));&quot;&quot;)" office:value-type="string" office:string-value="nmdc:bsm-11-83t8kn59" calcext:value-type="string">
            <text:p>nmdc:bsm-11-83t8kn59</text:p>
          </table:table-cell>
          <table:table-cell table:formula="of:=[metag_raw.C177]" office:value-type="string" office:string-value="SRX21789912" calcext:value-type="string">
            <text:p>SRX2178991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7];[metag_raw.$C$2:.$C$319];0));&quot;&quot;)" office:value-type="string" office:string-value="Gp0566639" calcext:value-type="string">
            <text:p>Gp0566639</text:p>
          </table:table-cell>
          <table:table-cell table:number-columns-repeated="3"/>
        </table:table-row>
        <table:table-row table:style-name="ro1" table:visibility="filter">
          <table:table-cell table:formula="of:=[.F178]" office:value-type="string" office:string-value="BESC-351-CL3_84_27" calcext:value-type="string">
            <text:p>BESC-351-CL3_84_27</text:p>
          </table:table-cell>
          <table:table-cell table:formula="of:=[metag_raw.E17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78];[metagenome_map.$A$2:.$A$319];0));&quot;&quot;)" office:value-type="string" office:string-value="soil" calcext:value-type="string">
            <text:p>soil</text:p>
          </table:table-cell>
          <table:table-cell table:formula="of:=[metag_raw.F178]" office:value-type="string" office:string-value="BESC-351-CL3_84_27" calcext:value-type="string">
            <text:p>BESC-351-CL3_84_27</text:p>
          </table:table-cell>
          <table:table-cell table:formula="of:=IFERROR(INDEX([metagenome_map.$C$2:.$C$319];MATCH([.Q178];[metagenome_map.$A$2:.$A$319];0));&quot;&quot;)" office:value-type="string" office:string-value="nmdc:bsm-11-fmq0nm61" calcext:value-type="string">
            <text:p>nmdc:bsm-11-fmq0nm61</text:p>
          </table:table-cell>
          <table:table-cell table:formula="of:=[metag_raw.C178]" office:value-type="string" office:string-value="SRX21789925" calcext:value-type="string">
            <text:p>SRX2178992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8];[metag_raw.$C$2:.$C$319];0));&quot;&quot;)" office:value-type="string" office:string-value="Gp0566666" calcext:value-type="string">
            <text:p>Gp0566666</text:p>
          </table:table-cell>
          <table:table-cell table:number-columns-repeated="3"/>
        </table:table-row>
        <table:table-row table:style-name="ro1" table:visibility="filter">
          <table:table-cell table:formula="of:=[.F179]" office:value-type="string" office:string-value="BESC-470-CL2_38_23" calcext:value-type="string">
            <text:p>BESC-470-CL2_38_23</text:p>
          </table:table-cell>
          <table:table-cell table:formula="of:=[metag_raw.E17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79];[metagenome_map.$A$2:.$A$319];0));&quot;&quot;)" office:value-type="string" office:string-value="soil" calcext:value-type="string">
            <text:p>soil</text:p>
          </table:table-cell>
          <table:table-cell table:formula="of:=[metag_raw.F179]" office:value-type="string" office:string-value="BESC-470-CL2_38_23" calcext:value-type="string">
            <text:p>BESC-470-CL2_38_23</text:p>
          </table:table-cell>
          <table:table-cell table:formula="of:=IFERROR(INDEX([metagenome_map.$C$2:.$C$319];MATCH([.Q179];[metagenome_map.$A$2:.$A$319];0));&quot;&quot;)" office:value-type="string" office:string-value="nmdc:bsm-11-f07yn383" calcext:value-type="string">
            <text:p>nmdc:bsm-11-f07yn383</text:p>
          </table:table-cell>
          <table:table-cell table:formula="of:=[metag_raw.C179]" office:value-type="string" office:string-value="SRX21789926" calcext:value-type="string">
            <text:p>SRX2178992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9];[metag_raw.$C$2:.$C$319];0));&quot;&quot;)" office:value-type="string" office:string-value="Gp0566682" calcext:value-type="string">
            <text:p>Gp0566682</text:p>
          </table:table-cell>
          <table:table-cell table:number-columns-repeated="3"/>
        </table:table-row>
        <table:table-row table:style-name="ro1" table:visibility="filter">
          <table:table-cell table:formula="of:=[.F180]" office:value-type="string" office:string-value="BESC-133-Co3_19_46" calcext:value-type="string">
            <text:p>BESC-133-Co3_19_46</text:p>
          </table:table-cell>
          <table:table-cell table:formula="of:=[metag_raw.E18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80];[metagenome_map.$A$2:.$A$319];0));&quot;&quot;)" office:value-type="string" office:string-value="soil" calcext:value-type="string">
            <text:p>soil</text:p>
          </table:table-cell>
          <table:table-cell table:formula="of:=[metag_raw.F180]" office:value-type="string" office:string-value="BESC-133-Co3_19_46" calcext:value-type="string">
            <text:p>BESC-133-Co3_19_46</text:p>
          </table:table-cell>
          <table:table-cell table:formula="of:=IFERROR(INDEX([metagenome_map.$C$2:.$C$319];MATCH([.Q180];[metagenome_map.$A$2:.$A$319];0));&quot;&quot;)" office:value-type="string" office:string-value="nmdc:bsm-11-axr9kj21" calcext:value-type="string">
            <text:p>nmdc:bsm-11-axr9kj21</text:p>
          </table:table-cell>
          <table:table-cell table:formula="of:=[metag_raw.C180]" office:value-type="string" office:string-value="SRX21789927" calcext:value-type="string">
            <text:p>SRX2178992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0];[metag_raw.$C$2:.$C$319];0));&quot;&quot;)" office:value-type="string" office:string-value="Gp0566643" calcext:value-type="string">
            <text:p>Gp0566643</text:p>
          </table:table-cell>
          <table:table-cell table:number-columns-repeated="3"/>
        </table:table-row>
        <table:table-row table:style-name="ro1" table:visibility="filter">
          <table:table-cell table:formula="of:=[.F181]" office:value-type="string" office:string-value="BESC-448-CL3_88_32" calcext:value-type="string">
            <text:p>BESC-448-CL3_88_32</text:p>
          </table:table-cell>
          <table:table-cell table:formula="of:=[metag_raw.E18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81];[metagenome_map.$A$2:.$A$319];0));&quot;&quot;)" office:value-type="string" office:string-value="soil" calcext:value-type="string">
            <text:p>soil</text:p>
          </table:table-cell>
          <table:table-cell table:formula="of:=[metag_raw.F181]" office:value-type="string" office:string-value="BESC-448-CL3_88_32" calcext:value-type="string">
            <text:p>BESC-448-CL3_88_32</text:p>
          </table:table-cell>
          <table:table-cell table:formula="of:=IFERROR(INDEX([metagenome_map.$C$2:.$C$319];MATCH([.Q181];[metagenome_map.$A$2:.$A$319];0));&quot;&quot;)" office:value-type="string" office:string-value="nmdc:bsm-11-qs0hz846" calcext:value-type="string">
            <text:p>nmdc:bsm-11-qs0hz846</text:p>
          </table:table-cell>
          <table:table-cell table:formula="of:=[metag_raw.C181]" office:value-type="string" office:string-value="SRX21789928" calcext:value-type="string">
            <text:p>SRX2178992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1];[metag_raw.$C$2:.$C$319];0));&quot;&quot;)" office:value-type="string" office:string-value="Gp0566681" calcext:value-type="string">
            <text:p>Gp0566681</text:p>
          </table:table-cell>
          <table:table-cell table:number-columns-repeated="3"/>
        </table:table-row>
        <table:table-row table:style-name="ro1" table:visibility="filter">
          <table:table-cell table:formula="of:=[.F182]" office:value-type="string" office:string-value="BESC-388-Co2_54_7" calcext:value-type="string">
            <text:p>BESC-388-Co2_54_7</text:p>
          </table:table-cell>
          <table:table-cell table:formula="of:=[metag_raw.E18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82];[metagenome_map.$A$2:.$A$319];0));&quot;&quot;)" office:value-type="string" office:string-value="soil" calcext:value-type="string">
            <text:p>soil</text:p>
          </table:table-cell>
          <table:table-cell table:formula="of:=[metag_raw.F182]" office:value-type="string" office:string-value="BESC-388-Co2_54_7" calcext:value-type="string">
            <text:p>BESC-388-Co2_54_7</text:p>
          </table:table-cell>
          <table:table-cell table:formula="of:=IFERROR(INDEX([metagenome_map.$C$2:.$C$319];MATCH([.Q182];[metagenome_map.$A$2:.$A$319];0));&quot;&quot;)" office:value-type="string" office:string-value="nmdc:bsm-11-dd8yd668" calcext:value-type="string">
            <text:p>nmdc:bsm-11-dd8yd668</text:p>
          </table:table-cell>
          <table:table-cell table:formula="of:=[metag_raw.C182]" office:value-type="string" office:string-value="SRX21789929" calcext:value-type="string">
            <text:p>SRX2178992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2];[metag_raw.$C$2:.$C$319];0));&quot;&quot;)" office:value-type="string" office:string-value="Gp0566678" calcext:value-type="string">
            <text:p>Gp0566678</text:p>
          </table:table-cell>
          <table:table-cell table:number-columns-repeated="3"/>
        </table:table-row>
        <table:table-row table:style-name="ro1" table:visibility="filter">
          <table:table-cell table:formula="of:=[.F183]" office:value-type="string" office:string-value="BESC-360-Co3_13_34" calcext:value-type="string">
            <text:p>BESC-360-Co3_13_34</text:p>
          </table:table-cell>
          <table:table-cell table:formula="of:=[metag_raw.E18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83];[metagenome_map.$A$2:.$A$319];0));&quot;&quot;)" office:value-type="string" office:string-value="soil" calcext:value-type="string">
            <text:p>soil</text:p>
          </table:table-cell>
          <table:table-cell table:formula="of:=[metag_raw.F183]" office:value-type="string" office:string-value="BESC-360-Co3_13_34" calcext:value-type="string">
            <text:p>BESC-360-Co3_13_34</text:p>
          </table:table-cell>
          <table:table-cell table:formula="of:=IFERROR(INDEX([metagenome_map.$C$2:.$C$319];MATCH([.Q183];[metagenome_map.$A$2:.$A$319];0));&quot;&quot;)" office:value-type="string" office:string-value="nmdc:bsm-11-v5qwbp22" calcext:value-type="string">
            <text:p>nmdc:bsm-11-v5qwbp22</text:p>
          </table:table-cell>
          <table:table-cell table:formula="of:=[metag_raw.C183]" office:value-type="string" office:string-value="SRX21789930" calcext:value-type="string">
            <text:p>SRX2178993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3];[metag_raw.$C$2:.$C$319];0));&quot;&quot;)" office:value-type="string" office:string-value="Gp0566673" calcext:value-type="string">
            <text:p>Gp0566673</text:p>
          </table:table-cell>
          <table:table-cell table:number-columns-repeated="3"/>
        </table:table-row>
        <table:table-row table:style-name="ro1" table:visibility="filter">
          <table:table-cell table:formula="of:=[.F184]" office:value-type="string" office:string-value="BESC-388-Co1_32_7" calcext:value-type="string">
            <text:p>BESC-388-Co1_32_7</text:p>
          </table:table-cell>
          <table:table-cell table:formula="of:=[metag_raw.E18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84];[metagenome_map.$A$2:.$A$319];0));&quot;&quot;)" office:value-type="string" office:string-value="soil" calcext:value-type="string">
            <text:p>soil</text:p>
          </table:table-cell>
          <table:table-cell table:formula="of:=[metag_raw.F184]" office:value-type="string" office:string-value="BESC-388-Co1_32_7" calcext:value-type="string">
            <text:p>BESC-388-Co1_32_7</text:p>
          </table:table-cell>
          <table:table-cell table:formula="of:=IFERROR(INDEX([metagenome_map.$C$2:.$C$319];MATCH([.Q184];[metagenome_map.$A$2:.$A$319];0));&quot;&quot;)" office:value-type="string" office:string-value="nmdc:bsm-11-yqrv3r15" calcext:value-type="string">
            <text:p>nmdc:bsm-11-yqrv3r15</text:p>
          </table:table-cell>
          <table:table-cell table:formula="of:=[metag_raw.C184]" office:value-type="string" office:string-value="SRX21789931" calcext:value-type="string">
            <text:p>SRX2178993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4];[metag_raw.$C$2:.$C$319];0));&quot;&quot;)" office:value-type="string" office:string-value="Gp0566677" calcext:value-type="string">
            <text:p>Gp0566677</text:p>
          </table:table-cell>
          <table:table-cell table:number-columns-repeated="3"/>
        </table:table-row>
        <table:table-row table:style-name="ro1" table:visibility="filter">
          <table:table-cell table:formula="of:=[.F185]" office:value-type="string" office:string-value="BESC-388-Co3_8_57" calcext:value-type="string">
            <text:p>BESC-388-Co3_8_57</text:p>
          </table:table-cell>
          <table:table-cell table:formula="of:=[metag_raw.E18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85];[metagenome_map.$A$2:.$A$319];0));&quot;&quot;)" office:value-type="string" office:string-value="soil" calcext:value-type="string">
            <text:p>soil</text:p>
          </table:table-cell>
          <table:table-cell table:formula="of:=[metag_raw.F185]" office:value-type="string" office:string-value="BESC-388-Co3_8_57" calcext:value-type="string">
            <text:p>BESC-388-Co3_8_57</text:p>
          </table:table-cell>
          <table:table-cell table:formula="of:=IFERROR(INDEX([metagenome_map.$C$2:.$C$319];MATCH([.Q185];[metagenome_map.$A$2:.$A$319];0));&quot;&quot;)" office:value-type="string" office:string-value="nmdc:bsm-11-1r4br749" calcext:value-type="string">
            <text:p>nmdc:bsm-11-1r4br749</text:p>
          </table:table-cell>
          <table:table-cell table:formula="of:=[metag_raw.C185]" office:value-type="string" office:string-value="SRX21790008" calcext:value-type="string">
            <text:p>SRX2179000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5];[metag_raw.$C$2:.$C$319];0));&quot;&quot;)" office:value-type="string" office:string-value="Gp0566679" calcext:value-type="string">
            <text:p>Gp0566679</text:p>
          </table:table-cell>
          <table:table-cell table:number-columns-repeated="3"/>
        </table:table-row>
        <table:table-row table:style-name="ro1" table:visibility="filter">
          <table:table-cell table:formula="of:=[.F186]" office:value-type="string" office:string-value="BESC-388-CL1_25_34" calcext:value-type="string">
            <text:p>BESC-388-CL1_25_34</text:p>
          </table:table-cell>
          <table:table-cell table:formula="of:=[metag_raw.E18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86];[metagenome_map.$A$2:.$A$319];0));&quot;&quot;)" office:value-type="string" office:string-value="soil" calcext:value-type="string">
            <text:p>soil</text:p>
          </table:table-cell>
          <table:table-cell table:formula="of:=[metag_raw.F186]" office:value-type="string" office:string-value="BESC-388-CL1_25_34" calcext:value-type="string">
            <text:p>BESC-388-CL1_25_34</text:p>
          </table:table-cell>
          <table:table-cell table:formula="of:=IFERROR(INDEX([metagenome_map.$C$2:.$C$319];MATCH([.Q186];[metagenome_map.$A$2:.$A$319];0));&quot;&quot;)" office:value-type="string" office:string-value="nmdc:bsm-11-3t0sfk18" calcext:value-type="string">
            <text:p>nmdc:bsm-11-3t0sfk18</text:p>
          </table:table-cell>
          <table:table-cell table:formula="of:=[metag_raw.C186]" office:value-type="string" office:string-value="SRX21790009" calcext:value-type="string">
            <text:p>SRX2179000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6];[metag_raw.$C$2:.$C$319];0));&quot;&quot;)" office:value-type="string" office:string-value="Gp0566674" calcext:value-type="string">
            <text:p>Gp0566674</text:p>
          </table:table-cell>
          <table:table-cell table:number-columns-repeated="3"/>
        </table:table-row>
        <table:table-row table:style-name="ro1" table:visibility="filter">
          <table:table-cell table:formula="of:=[.F187]" office:value-type="string" office:string-value="BESC-258-CL1_34_5" calcext:value-type="string">
            <text:p>BESC-258-CL1_34_5</text:p>
          </table:table-cell>
          <table:table-cell table:formula="of:=[metag_raw.E18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87];[metagenome_map.$A$2:.$A$319];0));&quot;&quot;)" office:value-type="string" office:string-value="soil" calcext:value-type="string">
            <text:p>soil</text:p>
          </table:table-cell>
          <table:table-cell table:formula="of:=[metag_raw.F187]" office:value-type="string" office:string-value="BESC-258-CL1_34_5" calcext:value-type="string">
            <text:p>BESC-258-CL1_34_5</text:p>
          </table:table-cell>
          <table:table-cell table:formula="of:=IFERROR(INDEX([metagenome_map.$C$2:.$C$319];MATCH([.Q187];[metagenome_map.$A$2:.$A$319];0));&quot;&quot;)" office:value-type="string" office:string-value="nmdc:bsm-11-3ekmcr15" calcext:value-type="string">
            <text:p>nmdc:bsm-11-3ekmcr15</text:p>
          </table:table-cell>
          <table:table-cell table:formula="of:=[metag_raw.C187]" office:value-type="string" office:string-value="SRX21790010" calcext:value-type="string">
            <text:p>SRX2179001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7];[metag_raw.$C$2:.$C$319];0));&quot;&quot;)" office:value-type="string" office:string-value="Gp0566651" calcext:value-type="string">
            <text:p>Gp0566651</text:p>
          </table:table-cell>
          <table:table-cell table:number-columns-repeated="3"/>
        </table:table-row>
        <table:table-row table:style-name="ro1" table:visibility="filter">
          <table:table-cell table:formula="of:=[.F188]" office:value-type="string" office:string-value="BESC-388-CL2_50_4" calcext:value-type="string">
            <text:p>BESC-388-CL2_50_4</text:p>
          </table:table-cell>
          <table:table-cell table:formula="of:=[metag_raw.E18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88];[metagenome_map.$A$2:.$A$319];0));&quot;&quot;)" office:value-type="string" office:string-value="soil" calcext:value-type="string">
            <text:p>soil</text:p>
          </table:table-cell>
          <table:table-cell table:formula="of:=[metag_raw.F188]" office:value-type="string" office:string-value="BESC-388-CL2_50_4" calcext:value-type="string">
            <text:p>BESC-388-CL2_50_4</text:p>
          </table:table-cell>
          <table:table-cell table:formula="of:=IFERROR(INDEX([metagenome_map.$C$2:.$C$319];MATCH([.Q188];[metagenome_map.$A$2:.$A$319];0));&quot;&quot;)" office:value-type="string" office:string-value="nmdc:bsm-11-xe059189" calcext:value-type="string">
            <text:p>nmdc:bsm-11-xe059189</text:p>
          </table:table-cell>
          <table:table-cell table:formula="of:=[metag_raw.C188]" office:value-type="string" office:string-value="SRX21790011" calcext:value-type="string">
            <text:p>SRX2179001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8];[metag_raw.$C$2:.$C$319];0));&quot;&quot;)" office:value-type="string" office:string-value="Gp0566675" calcext:value-type="string">
            <text:p>Gp0566675</text:p>
          </table:table-cell>
          <table:table-cell table:number-columns-repeated="3"/>
        </table:table-row>
        <table:table-row table:style-name="ro1" table:visibility="filter">
          <table:table-cell table:formula="of:=[.F189]" office:value-type="string" office:string-value="BESC-133-CL3_93_10" calcext:value-type="string">
            <text:p>BESC-133-CL3_93_10</text:p>
          </table:table-cell>
          <table:table-cell table:formula="of:=[metag_raw.E18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89];[metagenome_map.$A$2:.$A$319];0));&quot;&quot;)" office:value-type="string" office:string-value="soil" calcext:value-type="string">
            <text:p>soil</text:p>
          </table:table-cell>
          <table:table-cell table:formula="of:=[metag_raw.F189]" office:value-type="string" office:string-value="BESC-133-CL3_93_10" calcext:value-type="string">
            <text:p>BESC-133-CL3_93_10</text:p>
          </table:table-cell>
          <table:table-cell table:formula="of:=IFERROR(INDEX([metagenome_map.$C$2:.$C$319];MATCH([.Q189];[metagenome_map.$A$2:.$A$319];0));&quot;&quot;)" office:value-type="string" office:string-value="nmdc:bsm-11-arpk9p10" calcext:value-type="string">
            <text:p>nmdc:bsm-11-arpk9p10</text:p>
          </table:table-cell>
          <table:table-cell table:formula="of:=[metag_raw.C189]" office:value-type="string" office:string-value="SRX21790012" calcext:value-type="string">
            <text:p>SRX2179001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9];[metag_raw.$C$2:.$C$319];0));&quot;&quot;)" office:value-type="string" office:string-value="Gp0566640" calcext:value-type="string">
            <text:p>Gp0566640</text:p>
          </table:table-cell>
          <table:table-cell table:number-columns-repeated="3"/>
        </table:table-row>
        <table:table-row table:style-name="ro1" table:visibility="filter">
          <table:table-cell table:formula="of:=[.F190]" office:value-type="string" office:string-value="BESC-198-CL3_81_33" calcext:value-type="string">
            <text:p>BESC-198-CL3_81_33</text:p>
          </table:table-cell>
          <table:table-cell table:formula="of:=[metag_raw.E19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90];[metagenome_map.$A$2:.$A$319];0));&quot;&quot;)" office:value-type="string" office:string-value="soil" calcext:value-type="string">
            <text:p>soil</text:p>
          </table:table-cell>
          <table:table-cell table:formula="of:=[metag_raw.F190]" office:value-type="string" office:string-value="BESC-198-CL3_81_33" calcext:value-type="string">
            <text:p>BESC-198-CL3_81_33</text:p>
          </table:table-cell>
          <table:table-cell table:formula="of:=IFERROR(INDEX([metagenome_map.$C$2:.$C$319];MATCH([.Q190];[metagenome_map.$A$2:.$A$319];0));&quot;&quot;)" office:value-type="string" office:string-value="nmdc:bsm-11-52bf8107" calcext:value-type="string">
            <text:p>nmdc:bsm-11-52bf8107</text:p>
          </table:table-cell>
          <table:table-cell table:formula="of:=[metag_raw.C190]" office:value-type="string" office:string-value="SRX21790013" calcext:value-type="string">
            <text:p>SRX2179001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0];[metag_raw.$C$2:.$C$319];0));&quot;&quot;)" office:value-type="string" office:string-value="Gp0566645" calcext:value-type="string">
            <text:p>Gp0566645</text:p>
          </table:table-cell>
          <table:table-cell table:number-columns-repeated="3"/>
        </table:table-row>
        <table:table-row table:style-name="ro1" table:visibility="filter">
          <table:table-cell table:formula="of:=[.F191]" office:value-type="string" office:string-value="BESC-448-CL1_35_3" calcext:value-type="string">
            <text:p>BESC-448-CL1_35_3</text:p>
          </table:table-cell>
          <table:table-cell table:formula="of:=[metag_raw.E19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91];[metagenome_map.$A$2:.$A$319];0));&quot;&quot;)" office:value-type="string" office:string-value="soil" calcext:value-type="string">
            <text:p>soil</text:p>
          </table:table-cell>
          <table:table-cell table:formula="of:=[metag_raw.F191]" office:value-type="string" office:string-value="BESC-448-CL1_35_3" calcext:value-type="string">
            <text:p>BESC-448-CL1_35_3</text:p>
          </table:table-cell>
          <table:table-cell table:formula="of:=IFERROR(INDEX([metagenome_map.$C$2:.$C$319];MATCH([.Q191];[metagenome_map.$A$2:.$A$319];0));&quot;&quot;)" office:value-type="string" office:string-value="nmdc:bsm-11-9k1chb38" calcext:value-type="string">
            <text:p>nmdc:bsm-11-9k1chb38</text:p>
          </table:table-cell>
          <table:table-cell table:formula="of:=[metag_raw.C191]" office:value-type="string" office:string-value="SRX21790142" calcext:value-type="string">
            <text:p>SRX2179014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1];[metag_raw.$C$2:.$C$319];0));&quot;&quot;)" office:value-type="string" office:string-value="Gp0566680" calcext:value-type="string">
            <text:p>Gp0566680</text:p>
          </table:table-cell>
          <table:table-cell table:number-columns-repeated="3"/>
        </table:table-row>
        <table:table-row table:style-name="ro1" table:visibility="filter">
          <table:table-cell table:formula="of:=[.F192]" office:value-type="string" office:string-value="BESC-234-Co1_23_3" calcext:value-type="string">
            <text:p>BESC-234-Co1_23_3</text:p>
          </table:table-cell>
          <table:table-cell table:formula="of:=[metag_raw.E19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92];[metagenome_map.$A$2:.$A$319];0));&quot;&quot;)" office:value-type="string" office:string-value="soil" calcext:value-type="string">
            <text:p>soil</text:p>
          </table:table-cell>
          <table:table-cell table:formula="of:=[metag_raw.F192]" office:value-type="string" office:string-value="BESC-234-Co1_23_3" calcext:value-type="string">
            <text:p>BESC-234-Co1_23_3</text:p>
          </table:table-cell>
          <table:table-cell table:formula="of:=IFERROR(INDEX([metagenome_map.$C$2:.$C$319];MATCH([.Q192];[metagenome_map.$A$2:.$A$319];0));&quot;&quot;)" office:value-type="string" office:string-value="nmdc:bsm-11-m5tyz195" calcext:value-type="string">
            <text:p>nmdc:bsm-11-m5tyz195</text:p>
          </table:table-cell>
          <table:table-cell table:formula="of:=[metag_raw.C192]" office:value-type="string" office:string-value="SRX21790143" calcext:value-type="string">
            <text:p>SRX2179014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2];[metag_raw.$C$2:.$C$319];0));&quot;&quot;)" office:value-type="string" office:string-value="Gp0566648" calcext:value-type="string">
            <text:p>Gp0566648</text:p>
          </table:table-cell>
          <table:table-cell table:number-columns-repeated="3"/>
        </table:table-row>
        <table:table-row table:style-name="ro1" table:visibility="filter">
          <table:table-cell table:formula="of:=[.F193]" office:value-type="string" office:string-value="BESC-133-Co2_50_25" calcext:value-type="string">
            <text:p>BESC-133-Co2_50_25</text:p>
          </table:table-cell>
          <table:table-cell table:formula="of:=[metag_raw.E19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93];[metagenome_map.$A$2:.$A$319];0));&quot;&quot;)" office:value-type="string" office:string-value="soil" calcext:value-type="string">
            <text:p>soil</text:p>
          </table:table-cell>
          <table:table-cell table:formula="of:=[metag_raw.F193]" office:value-type="string" office:string-value="BESC-133-Co2_50_25" calcext:value-type="string">
            <text:p>BESC-133-Co2_50_25</text:p>
          </table:table-cell>
          <table:table-cell table:formula="of:=IFERROR(INDEX([metagenome_map.$C$2:.$C$319];MATCH([.Q193];[metagenome_map.$A$2:.$A$319];0));&quot;&quot;)" office:value-type="string" office:string-value="nmdc:bsm-11-4stmk668" calcext:value-type="string">
            <text:p>nmdc:bsm-11-4stmk668</text:p>
          </table:table-cell>
          <table:table-cell table:formula="of:=[metag_raw.C193]" office:value-type="string" office:string-value="SRX21790144" calcext:value-type="string">
            <text:p>SRX2179014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3];[metag_raw.$C$2:.$C$319];0));&quot;&quot;)" office:value-type="string" office:string-value="Gp0566642" calcext:value-type="string">
            <text:p>Gp0566642</text:p>
          </table:table-cell>
          <table:table-cell table:number-columns-repeated="3"/>
        </table:table-row>
        <table:table-row table:style-name="ro1" table:visibility="filter">
          <table:table-cell table:formula="of:=[.F194]" office:value-type="string" office:string-value="BESC-13-Co3_21_57" calcext:value-type="string">
            <text:p>BESC-13-Co3_21_57</text:p>
          </table:table-cell>
          <table:table-cell table:formula="of:=[metag_raw.E19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94];[metagenome_map.$A$2:.$A$319];0));&quot;&quot;)" office:value-type="string" office:string-value="soil" calcext:value-type="string">
            <text:p>soil</text:p>
          </table:table-cell>
          <table:table-cell table:formula="of:=[metag_raw.F194]" office:value-type="string" office:string-value="BESC-13-Co3_21_57" calcext:value-type="string">
            <text:p>BESC-13-Co3_21_57</text:p>
          </table:table-cell>
          <table:table-cell table:formula="of:=IFERROR(INDEX([metagenome_map.$C$2:.$C$319];MATCH([.Q194];[metagenome_map.$A$2:.$A$319];0));&quot;&quot;)" office:value-type="string" office:string-value="nmdc:bsm-11-ndp7xj19" calcext:value-type="string">
            <text:p>nmdc:bsm-11-ndp7xj19</text:p>
          </table:table-cell>
          <table:table-cell table:formula="of:=[metag_raw.C194]" office:value-type="string" office:string-value="SRX21790145" calcext:value-type="string">
            <text:p>SRX2179014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4];[metag_raw.$C$2:.$C$319];0));&quot;&quot;)" office:value-type="string" office:string-value="Gp0566637" calcext:value-type="string">
            <text:p>Gp0566637</text:p>
          </table:table-cell>
          <table:table-cell table:number-columns-repeated="3"/>
        </table:table-row>
        <table:table-row table:style-name="ro1" table:visibility="filter">
          <table:table-cell table:formula="of:=[.F195]" office:value-type="string" office:string-value="BESC-198-CL2_38_5" calcext:value-type="string">
            <text:p>BESC-198-CL2_38_5</text:p>
          </table:table-cell>
          <table:table-cell table:formula="of:=[metag_raw.E19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95];[metagenome_map.$A$2:.$A$319];0));&quot;&quot;)" office:value-type="string" office:string-value="soil" calcext:value-type="string">
            <text:p>soil</text:p>
          </table:table-cell>
          <table:table-cell table:formula="of:=[metag_raw.F195]" office:value-type="string" office:string-value="BESC-198-CL2_38_5" calcext:value-type="string">
            <text:p>BESC-198-CL2_38_5</text:p>
          </table:table-cell>
          <table:table-cell table:formula="of:=IFERROR(INDEX([metagenome_map.$C$2:.$C$319];MATCH([.Q195];[metagenome_map.$A$2:.$A$319];0));&quot;&quot;)" office:value-type="string" office:string-value="nmdc:bsm-11-dsp1a762" calcext:value-type="string">
            <text:p>nmdc:bsm-11-dsp1a762</text:p>
          </table:table-cell>
          <table:table-cell table:formula="of:=[metag_raw.C195]" office:value-type="string" office:string-value="SRX21790147" calcext:value-type="string">
            <text:p>SRX2179014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5];[metag_raw.$C$2:.$C$319];0));&quot;&quot;)" office:value-type="string" office:string-value="Gp0566644" calcext:value-type="string">
            <text:p>Gp0566644</text:p>
          </table:table-cell>
          <table:table-cell table:number-columns-repeated="3"/>
        </table:table-row>
        <table:table-row table:style-name="ro1" table:visibility="filter">
          <table:table-cell table:formula="of:=[.F196]" office:value-type="string" office:string-value="BESC-234-Co2_52_27" calcext:value-type="string">
            <text:p>BESC-234-Co2_52_27</text:p>
          </table:table-cell>
          <table:table-cell table:formula="of:=[metag_raw.E19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96];[metagenome_map.$A$2:.$A$319];0));&quot;&quot;)" office:value-type="string" office:string-value="soil" calcext:value-type="string">
            <text:p>soil</text:p>
          </table:table-cell>
          <table:table-cell table:formula="of:=[metag_raw.F196]" office:value-type="string" office:string-value="BESC-234-Co2_52_27" calcext:value-type="string">
            <text:p>BESC-234-Co2_52_27</text:p>
          </table:table-cell>
          <table:table-cell table:formula="of:=IFERROR(INDEX([metagenome_map.$C$2:.$C$319];MATCH([.Q196];[metagenome_map.$A$2:.$A$319];0));&quot;&quot;)" office:value-type="string" office:string-value="nmdc:bsm-11-z423gx54" calcext:value-type="string">
            <text:p>nmdc:bsm-11-z423gx54</text:p>
          </table:table-cell>
          <table:table-cell table:formula="of:=[metag_raw.C196]" office:value-type="string" office:string-value="SRX21790148" calcext:value-type="string">
            <text:p>SRX2179014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6];[metag_raw.$C$2:.$C$319];0));&quot;&quot;)" office:value-type="string" office:string-value="Gp0566649" calcext:value-type="string">
            <text:p>Gp0566649</text:p>
          </table:table-cell>
          <table:table-cell table:number-columns-repeated="3"/>
        </table:table-row>
        <table:table-row table:style-name="ro1" table:visibility="filter">
          <table:table-cell table:formula="of:=[.F197]" office:value-type="string" office:string-value="BESC-234-Co3_21_62" calcext:value-type="string">
            <text:p>BESC-234-Co3_21_62</text:p>
          </table:table-cell>
          <table:table-cell table:formula="of:=[metag_raw.E19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97];[metagenome_map.$A$2:.$A$319];0));&quot;&quot;)" office:value-type="string" office:string-value="soil" calcext:value-type="string">
            <text:p>soil</text:p>
          </table:table-cell>
          <table:table-cell table:formula="of:=[metag_raw.F197]" office:value-type="string" office:string-value="BESC-234-Co3_21_62" calcext:value-type="string">
            <text:p>BESC-234-Co3_21_62</text:p>
          </table:table-cell>
          <table:table-cell table:formula="of:=IFERROR(INDEX([metagenome_map.$C$2:.$C$319];MATCH([.Q197];[metagenome_map.$A$2:.$A$319];0));&quot;&quot;)" office:value-type="string" office:string-value="nmdc:bsm-11-dvn9nk09" calcext:value-type="string">
            <text:p>nmdc:bsm-11-dvn9nk09</text:p>
          </table:table-cell>
          <table:table-cell table:formula="of:=[metag_raw.C197]" office:value-type="string" office:string-value="SRX21790149" calcext:value-type="string">
            <text:p>SRX2179014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7];[metag_raw.$C$2:.$C$319];0));&quot;&quot;)" office:value-type="string" office:string-value="Gp0566650" calcext:value-type="string">
            <text:p>Gp0566650</text:p>
          </table:table-cell>
          <table:table-cell table:number-columns-repeated="3"/>
        </table:table-row>
        <table:table-row table:style-name="ro1" table:visibility="filter">
          <table:table-cell table:formula="of:=[.F198]" office:value-type="string" office:string-value="BESC-258-CL2_67_23" calcext:value-type="string">
            <text:p>BESC-258-CL2_67_23</text:p>
          </table:table-cell>
          <table:table-cell table:formula="of:=[metag_raw.E19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98];[metagenome_map.$A$2:.$A$319];0));&quot;&quot;)" office:value-type="string" office:string-value="soil" calcext:value-type="string">
            <text:p>soil</text:p>
          </table:table-cell>
          <table:table-cell table:formula="of:=[metag_raw.F198]" office:value-type="string" office:string-value="BESC-258-CL2_67_23" calcext:value-type="string">
            <text:p>BESC-258-CL2_67_23</text:p>
          </table:table-cell>
          <table:table-cell table:formula="of:=IFERROR(INDEX([metagenome_map.$C$2:.$C$319];MATCH([.Q198];[metagenome_map.$A$2:.$A$319];0));&quot;&quot;)" office:value-type="string" office:string-value="nmdc:bsm-11-tw1m7160" calcext:value-type="string">
            <text:p>nmdc:bsm-11-tw1m7160</text:p>
          </table:table-cell>
          <table:table-cell table:formula="of:=[metag_raw.C198]" office:value-type="string" office:string-value="SRX21790150" calcext:value-type="string">
            <text:p>SRX2179015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8];[metag_raw.$C$2:.$C$319];0));&quot;&quot;)" office:value-type="string" office:string-value="Gp0566652" calcext:value-type="string">
            <text:p>Gp0566652</text:p>
          </table:table-cell>
          <table:table-cell table:number-columns-repeated="3"/>
        </table:table-row>
        <table:table-row table:style-name="ro1" table:visibility="filter">
          <table:table-cell table:formula="of:=[.F199]" office:value-type="string" office:string-value="BESC-234-CL1_24_28" calcext:value-type="string">
            <text:p>BESC-234-CL1_24_28</text:p>
          </table:table-cell>
          <table:table-cell table:formula="of:=[metag_raw.E19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99];[metagenome_map.$A$2:.$A$319];0));&quot;&quot;)" office:value-type="string" office:string-value="soil" calcext:value-type="string">
            <text:p>soil</text:p>
          </table:table-cell>
          <table:table-cell table:formula="of:=[metag_raw.F199]" office:value-type="string" office:string-value="BESC-234-CL1_24_28" calcext:value-type="string">
            <text:p>BESC-234-CL1_24_28</text:p>
          </table:table-cell>
          <table:table-cell table:formula="of:=IFERROR(INDEX([metagenome_map.$C$2:.$C$319];MATCH([.Q199];[metagenome_map.$A$2:.$A$319];0));&quot;&quot;)" office:value-type="string" office:string-value="nmdc:bsm-11-fxd94d39" calcext:value-type="string">
            <text:p>nmdc:bsm-11-fxd94d39</text:p>
          </table:table-cell>
          <table:table-cell table:formula="of:=[metag_raw.C199]" office:value-type="string" office:string-value="SRX21790151" calcext:value-type="string">
            <text:p>SRX2179015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9];[metag_raw.$C$2:.$C$319];0));&quot;&quot;)" office:value-type="string" office:string-value="Gp0566646" calcext:value-type="string">
            <text:p>Gp0566646</text:p>
          </table:table-cell>
          <table:table-cell table:number-columns-repeated="3"/>
        </table:table-row>
        <table:table-row table:style-name="ro1" table:visibility="filter">
          <table:table-cell table:formula="of:=[.F200]" office:value-type="string" office:string-value="BESC-360-CL3_72_12" calcext:value-type="string">
            <text:p>BESC-360-CL3_72_12</text:p>
          </table:table-cell>
          <table:table-cell table:formula="of:=[metag_raw.E20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00];[metagenome_map.$A$2:.$A$319];0));&quot;&quot;)" office:value-type="string" office:string-value="soil" calcext:value-type="string">
            <text:p>soil</text:p>
          </table:table-cell>
          <table:table-cell table:formula="of:=[metag_raw.F200]" office:value-type="string" office:string-value="BESC-360-CL3_72_12" calcext:value-type="string">
            <text:p>BESC-360-CL3_72_12</text:p>
          </table:table-cell>
          <table:table-cell table:formula="of:=IFERROR(INDEX([metagenome_map.$C$2:.$C$319];MATCH([.Q200];[metagenome_map.$A$2:.$A$319];0));&quot;&quot;)" office:value-type="string" office:string-value="nmdc:bsm-11-b70s9h20" calcext:value-type="string">
            <text:p>nmdc:bsm-11-b70s9h20</text:p>
          </table:table-cell>
          <table:table-cell table:formula="of:=[metag_raw.C200]" office:value-type="string" office:string-value="SRX21790152" calcext:value-type="string">
            <text:p>SRX2179015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0];[metag_raw.$C$2:.$C$319];0));&quot;&quot;)" office:value-type="string" office:string-value="Gp0566671" calcext:value-type="string">
            <text:p>Gp0566671</text:p>
          </table:table-cell>
          <table:table-cell table:number-columns-repeated="3"/>
        </table:table-row>
        <table:table-row table:style-name="ro1" table:visibility="filter">
          <table:table-cell table:formula="of:=[.F201]" office:value-type="string" office:string-value="BESC-133-Co1_27_3" calcext:value-type="string">
            <text:p>BESC-133-Co1_27_3</text:p>
          </table:table-cell>
          <table:table-cell table:formula="of:=[metag_raw.E20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01];[metagenome_map.$A$2:.$A$319];0));&quot;&quot;)" office:value-type="string" office:string-value="soil" calcext:value-type="string">
            <text:p>soil</text:p>
          </table:table-cell>
          <table:table-cell table:formula="of:=[metag_raw.F201]" office:value-type="string" office:string-value="BESC-133-Co1_27_3" calcext:value-type="string">
            <text:p>BESC-133-Co1_27_3</text:p>
          </table:table-cell>
          <table:table-cell table:formula="of:=IFERROR(INDEX([metagenome_map.$C$2:.$C$319];MATCH([.Q201];[metagenome_map.$A$2:.$A$319];0));&quot;&quot;)" office:value-type="string" office:string-value="nmdc:bsm-11-f2sf9h97" calcext:value-type="string">
            <text:p>nmdc:bsm-11-f2sf9h97</text:p>
          </table:table-cell>
          <table:table-cell table:formula="of:=[metag_raw.C201]" office:value-type="string" office:string-value="SRX21790170" calcext:value-type="string">
            <text:p>SRX2179017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1];[metag_raw.$C$2:.$C$319];0));&quot;&quot;)" office:value-type="string" office:string-value="Gp0566641" calcext:value-type="string">
            <text:p>Gp0566641</text:p>
          </table:table-cell>
          <table:table-cell table:number-columns-repeated="3"/>
        </table:table-row>
        <table:table-row table:style-name="ro1" table:visibility="filter">
          <table:table-cell table:formula="of:=[.F202]" office:value-type="string" office:string-value="BESC-234-CL2_65_22" calcext:value-type="string">
            <text:p>BESC-234-CL2_65_22</text:p>
          </table:table-cell>
          <table:table-cell table:formula="of:=[metag_raw.E20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02];[metagenome_map.$A$2:.$A$319];0));&quot;&quot;)" office:value-type="string" office:string-value="soil" calcext:value-type="string">
            <text:p>soil</text:p>
          </table:table-cell>
          <table:table-cell table:formula="of:=[metag_raw.F202]" office:value-type="string" office:string-value="BESC-234-CL2_65_22" calcext:value-type="string">
            <text:p>BESC-234-CL2_65_22</text:p>
          </table:table-cell>
          <table:table-cell table:formula="of:=IFERROR(INDEX([metagenome_map.$C$2:.$C$319];MATCH([.Q202];[metagenome_map.$A$2:.$A$319];0));&quot;&quot;)" office:value-type="string" office:string-value="nmdc:bsm-11-c9458s26" calcext:value-type="string">
            <text:p>nmdc:bsm-11-c9458s26</text:p>
          </table:table-cell>
          <table:table-cell table:formula="of:=[metag_raw.C202]" office:value-type="string" office:string-value="SRX21790171" calcext:value-type="string">
            <text:p>SRX2179017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2];[metag_raw.$C$2:.$C$319];0));&quot;&quot;)" office:value-type="string" office:string-value="Gp0566647" calcext:value-type="string">
            <text:p>Gp0566647</text:p>
          </table:table-cell>
          <table:table-cell table:number-columns-repeated="3"/>
        </table:table-row>
        <table:table-row table:style-name="ro1" table:visibility="filter">
          <table:table-cell table:formula="of:=[.F203]" office:value-type="string" office:string-value="BESC-351-Co3_11_46" calcext:value-type="string">
            <text:p>BESC-351-Co3_11_46</text:p>
          </table:table-cell>
          <table:table-cell table:formula="of:=[metag_raw.E20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03];[metagenome_map.$A$2:.$A$319];0));&quot;&quot;)" office:value-type="string" office:string-value="soil" calcext:value-type="string">
            <text:p>soil</text:p>
          </table:table-cell>
          <table:table-cell table:formula="of:=[metag_raw.F203]" office:value-type="string" office:string-value="BESC-351-Co3_11_46" calcext:value-type="string">
            <text:p>BESC-351-Co3_11_46</text:p>
          </table:table-cell>
          <table:table-cell table:formula="of:=IFERROR(INDEX([metagenome_map.$C$2:.$C$319];MATCH([.Q203];[metagenome_map.$A$2:.$A$319];0));&quot;&quot;)" office:value-type="string" office:string-value="nmdc:bsm-11-ynkz2756" calcext:value-type="string">
            <text:p>nmdc:bsm-11-ynkz2756</text:p>
          </table:table-cell>
          <table:table-cell table:formula="of:=[metag_raw.C203]" office:value-type="string" office:string-value="SRX21790172" calcext:value-type="string">
            <text:p>SRX2179017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3];[metag_raw.$C$2:.$C$319];0));&quot;&quot;)" office:value-type="string" office:string-value="Gp0566669" calcext:value-type="string">
            <text:p>Gp0566669</text:p>
          </table:table-cell>
          <table:table-cell table:number-columns-repeated="3"/>
        </table:table-row>
        <table:table-row table:style-name="ro1" table:visibility="filter">
          <table:table-cell table:formula="of:=[.F204]" office:value-type="string" office:string-value="BESC-13-Co2_41_23" calcext:value-type="string">
            <text:p>BESC-13-Co2_41_23</text:p>
          </table:table-cell>
          <table:table-cell table:formula="of:=[metag_raw.E20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04];[metagenome_map.$A$2:.$A$319];0));&quot;&quot;)" office:value-type="string" office:string-value="soil" calcext:value-type="string">
            <text:p>soil</text:p>
          </table:table-cell>
          <table:table-cell table:formula="of:=[metag_raw.F204]" office:value-type="string" office:string-value="BESC-13-Co2_41_23" calcext:value-type="string">
            <text:p>BESC-13-Co2_41_23</text:p>
          </table:table-cell>
          <table:table-cell table:formula="of:=IFERROR(INDEX([metagenome_map.$C$2:.$C$319];MATCH([.Q204];[metagenome_map.$A$2:.$A$319];0));&quot;&quot;)" office:value-type="string" office:string-value="nmdc:bsm-11-ybvfha65" calcext:value-type="string">
            <text:p>nmdc:bsm-11-ybvfha65</text:p>
          </table:table-cell>
          <table:table-cell table:formula="of:=[metag_raw.C204]" office:value-type="string" office:string-value="SRX21790173" calcext:value-type="string">
            <text:p>SRX2179017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4];[metag_raw.$C$2:.$C$319];0));&quot;&quot;)" office:value-type="string" office:string-value="Gp0566636" calcext:value-type="string">
            <text:p>Gp0566636</text:p>
          </table:table-cell>
          <table:table-cell table:number-columns-repeated="3"/>
        </table:table-row>
        <table:table-row table:style-name="ro1">
          <table:table-cell table:formula="of:=[.F205]" office:value-type="string" office:string-value="GW-9591-Co2_62_24" calcext:value-type="string">
            <text:p>GW-9591-Co2_62_24</text:p>
          </table:table-cell>
          <table:table-cell table:formula="of:=[metag_raw.E20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05];[metagenome_map.$A$2:.$A$319];0));&quot;&quot;)" office:value-type="string" office:string-value="rhizosphere" calcext:value-type="string">
            <text:p>rhizosphere</text:p>
          </table:table-cell>
          <table:table-cell table:formula="of:=[metag_raw.F205]" office:value-type="string" office:string-value="GW-9591-Co2_62_24" calcext:value-type="string">
            <text:p>GW-9591-Co2_62_24</text:p>
          </table:table-cell>
          <table:table-cell table:formula="of:=IFERROR(INDEX([metagenome_map.$C$2:.$C$319];MATCH([.Q205];[metagenome_map.$A$2:.$A$319];0));&quot;&quot;)" office:value-type="string" office:string-value="nmdc:bsm-11-4f4btc22" calcext:value-type="string">
            <text:p>nmdc:bsm-11-4f4btc22</text:p>
          </table:table-cell>
          <table:table-cell table:formula="of:=[metag_raw.C205]" office:value-type="string" office:string-value="SRX21790337" calcext:value-type="string">
            <text:p>SRX2179033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5];[metag_raw.$C$2:.$C$319];0));&quot;&quot;)" office:value-type="string" office:string-value="Gp0566854" calcext:value-type="string">
            <text:p>Gp0566854</text:p>
          </table:table-cell>
          <table:table-cell table:number-columns-repeated="3"/>
        </table:table-row>
        <table:table-row table:style-name="ro1">
          <table:table-cell table:formula="of:=[.F206]" office:value-type="string" office:string-value="SKWD-24-1-Co1_7_5" calcext:value-type="string">
            <text:p>SKWD-24-1-Co1_7_5</text:p>
          </table:table-cell>
          <table:table-cell table:formula="of:=[metag_raw.E20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06];[metagenome_map.$A$2:.$A$319];0));&quot;&quot;)" office:value-type="string" office:string-value="rhizosphere" calcext:value-type="string">
            <text:p>rhizosphere</text:p>
          </table:table-cell>
          <table:table-cell table:formula="of:=[metag_raw.F206]" office:value-type="string" office:string-value="SKWD-24-1-Co1_7_5" calcext:value-type="string">
            <text:p>SKWD-24-1-Co1_7_5</text:p>
          </table:table-cell>
          <table:table-cell table:formula="of:=IFERROR(INDEX([metagenome_map.$C$2:.$C$319];MATCH([.Q206];[metagenome_map.$A$2:.$A$319];0));&quot;&quot;)" office:value-type="string" office:string-value="nmdc:bsm-11-hx8qxc63" calcext:value-type="string">
            <text:p>nmdc:bsm-11-hx8qxc63</text:p>
          </table:table-cell>
          <table:table-cell table:formula="of:=[metag_raw.C206]" office:value-type="string" office:string-value="SRX21790338" calcext:value-type="string">
            <text:p>SRX2179033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6];[metag_raw.$C$2:.$C$319];0));&quot;&quot;)" office:value-type="string" office:string-value="Gp0566861" calcext:value-type="string">
            <text:p>Gp0566861</text:p>
          </table:table-cell>
          <table:table-cell table:number-columns-repeated="3"/>
        </table:table-row>
        <table:table-row table:style-name="ro1">
          <table:table-cell table:formula="of:=[.F207]" office:value-type="string" office:string-value="GW-7986-Co3_31_39" calcext:value-type="string">
            <text:p>GW-7986-Co3_31_39</text:p>
          </table:table-cell>
          <table:table-cell table:formula="of:=[metag_raw.E20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07];[metagenome_map.$A$2:.$A$319];0));&quot;&quot;)" office:value-type="string" office:string-value="rhizosphere" calcext:value-type="string">
            <text:p>rhizosphere</text:p>
          </table:table-cell>
          <table:table-cell table:formula="of:=[metag_raw.F207]" office:value-type="string" office:string-value="GW-7986-Co3_31_39" calcext:value-type="string">
            <text:p>GW-7986-Co3_31_39</text:p>
          </table:table-cell>
          <table:table-cell table:formula="of:=IFERROR(INDEX([metagenome_map.$C$2:.$C$319];MATCH([.Q207];[metagenome_map.$A$2:.$A$319];0));&quot;&quot;)" office:value-type="string" office:string-value="nmdc:bsm-11-jqwsb466" calcext:value-type="string">
            <text:p>nmdc:bsm-11-jqwsb466</text:p>
          </table:table-cell>
          <table:table-cell table:formula="of:=[metag_raw.C207]" office:value-type="string" office:string-value="SRX21790339" calcext:value-type="string">
            <text:p>SRX2179033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7];[metag_raw.$C$2:.$C$319];0));&quot;&quot;)" office:value-type="string" office:string-value="Gp0566849" calcext:value-type="string">
            <text:p>Gp0566849</text:p>
          </table:table-cell>
          <table:table-cell table:number-columns-repeated="3"/>
        </table:table-row>
        <table:table-row table:style-name="ro1">
          <table:table-cell table:formula="of:=[.F208]" office:value-type="string" office:string-value="GW-9591-Co3_35_48" calcext:value-type="string">
            <text:p>GW-9591-Co3_35_48</text:p>
          </table:table-cell>
          <table:table-cell table:formula="of:=[metag_raw.E20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08];[metagenome_map.$A$2:.$A$319];0));&quot;&quot;)" office:value-type="string" office:string-value="rhizosphere" calcext:value-type="string">
            <text:p>rhizosphere</text:p>
          </table:table-cell>
          <table:table-cell table:formula="of:=[metag_raw.F208]" office:value-type="string" office:string-value="GW-9591-Co3_35_48" calcext:value-type="string">
            <text:p>GW-9591-Co3_35_48</text:p>
          </table:table-cell>
          <table:table-cell table:formula="of:=IFERROR(INDEX([metagenome_map.$C$2:.$C$319];MATCH([.Q208];[metagenome_map.$A$2:.$A$319];0));&quot;&quot;)" office:value-type="string" office:string-value="nmdc:bsm-11-0xqxvc88" calcext:value-type="string">
            <text:p>nmdc:bsm-11-0xqxvc88</text:p>
          </table:table-cell>
          <table:table-cell table:formula="of:=[metag_raw.C208]" office:value-type="string" office:string-value="SRX21790356" calcext:value-type="string">
            <text:p>SRX2179035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8];[metag_raw.$C$2:.$C$319];0));&quot;&quot;)" office:value-type="string" office:string-value="Gp0566855" calcext:value-type="string">
            <text:p>Gp0566855</text:p>
          </table:table-cell>
          <table:table-cell table:number-columns-repeated="3"/>
        </table:table-row>
        <table:table-row table:style-name="ro1">
          <table:table-cell table:formula="of:=[.F209]" office:value-type="string" office:string-value="GW-9591-CL1_34_16" calcext:value-type="string">
            <text:p>GW-9591-CL1_34_16</text:p>
          </table:table-cell>
          <table:table-cell table:formula="of:=[metag_raw.E20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09];[metagenome_map.$A$2:.$A$319];0));&quot;&quot;)" office:value-type="string" office:string-value="rhizosphere" calcext:value-type="string">
            <text:p>rhizosphere</text:p>
          </table:table-cell>
          <table:table-cell table:formula="of:=[metag_raw.F209]" office:value-type="string" office:string-value="GW-9591-CL1_34_16" calcext:value-type="string">
            <text:p>GW-9591-CL1_34_16</text:p>
          </table:table-cell>
          <table:table-cell table:formula="of:=IFERROR(INDEX([metagenome_map.$C$2:.$C$319];MATCH([.Q209];[metagenome_map.$A$2:.$A$319];0));&quot;&quot;)" office:value-type="string" office:string-value="nmdc:bsm-11-ahpvvb55" calcext:value-type="string">
            <text:p>nmdc:bsm-11-ahpvvb55</text:p>
          </table:table-cell>
          <table:table-cell table:formula="of:=[metag_raw.C209]" office:value-type="string" office:string-value="SRX21790357" calcext:value-type="string">
            <text:p>SRX2179035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9];[metag_raw.$C$2:.$C$319];0));&quot;&quot;)" office:value-type="string" office:string-value="Gp0566850" calcext:value-type="string">
            <text:p>Gp0566850</text:p>
          </table:table-cell>
          <table:table-cell table:number-columns-repeated="3"/>
        </table:table-row>
        <table:table-row table:style-name="ro1">
          <table:table-cell table:formula="of:=[.F210]" office:value-type="string" office:string-value="SKWA-24-3-Co3_23_35" calcext:value-type="string">
            <text:p>SKWA-24-3-Co3_23_35</text:p>
          </table:table-cell>
          <table:table-cell table:formula="of:=[metag_raw.E21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10];[metagenome_map.$A$2:.$A$319];0));&quot;&quot;)" office:value-type="string" office:string-value="rhizosphere" calcext:value-type="string">
            <text:p>rhizosphere</text:p>
          </table:table-cell>
          <table:table-cell table:formula="of:=[metag_raw.F210]" office:value-type="string" office:string-value="SKWA-24-3-Co3_23_35" calcext:value-type="string">
            <text:p>SKWA-24-3-Co3_23_35</text:p>
          </table:table-cell>
          <table:table-cell table:formula="of:=IFERROR(INDEX([metagenome_map.$C$2:.$C$319];MATCH([.Q210];[metagenome_map.$A$2:.$A$319];0));&quot;&quot;)" office:value-type="string" office:string-value="nmdc:bsm-11-7yjtg159" calcext:value-type="string">
            <text:p>nmdc:bsm-11-7yjtg159</text:p>
          </table:table-cell>
          <table:table-cell table:formula="of:=[metag_raw.C210]" office:value-type="string" office:string-value="SRX21790358" calcext:value-type="string">
            <text:p>SRX2179035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0];[metag_raw.$C$2:.$C$319];0));&quot;&quot;)" office:value-type="string" office:string-value="Gp0566859" calcext:value-type="string">
            <text:p>Gp0566859</text:p>
          </table:table-cell>
          <table:table-cell table:number-columns-repeated="3"/>
        </table:table-row>
        <table:table-row table:style-name="ro1">
          <table:table-cell table:formula="of:=[.F211]" office:value-type="string" office:string-value="SKWD-24-1-CL2_58_25" calcext:value-type="string">
            <text:p>SKWD-24-1-CL2_58_25</text:p>
          </table:table-cell>
          <table:table-cell table:formula="of:=[metag_raw.E21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11];[metagenome_map.$A$2:.$A$319];0));&quot;&quot;)" office:value-type="string" office:string-value="rhizosphere" calcext:value-type="string">
            <text:p>rhizosphere</text:p>
          </table:table-cell>
          <table:table-cell table:formula="of:=[metag_raw.F211]" office:value-type="string" office:string-value="SKWD-24-1-CL2_58_25" calcext:value-type="string">
            <text:p>SKWD-24-1-CL2_58_25</text:p>
          </table:table-cell>
          <table:table-cell table:formula="of:=IFERROR(INDEX([metagenome_map.$C$2:.$C$319];MATCH([.Q211];[metagenome_map.$A$2:.$A$319];0));&quot;&quot;)" office:value-type="string" office:string-value="nmdc:bsm-11-af8ap759" calcext:value-type="string">
            <text:p>nmdc:bsm-11-af8ap759</text:p>
          </table:table-cell>
          <table:table-cell table:formula="of:=[metag_raw.C211]" office:value-type="string" office:string-value="SRX21790359" calcext:value-type="string">
            <text:p>SRX2179035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1];[metag_raw.$C$2:.$C$319];0));&quot;&quot;)" office:value-type="string" office:string-value="Gp0566860" calcext:value-type="string">
            <text:p>Gp0566860</text:p>
          </table:table-cell>
          <table:table-cell table:number-columns-repeated="3"/>
        </table:table-row>
        <table:table-row table:style-name="ro1">
          <table:table-cell table:formula="of:=[.F212]" office:value-type="string" office:string-value="GW-9591-CL2_56_12" calcext:value-type="string">
            <text:p>GW-9591-CL2_56_12</text:p>
          </table:table-cell>
          <table:table-cell table:formula="of:=[metag_raw.E21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12];[metagenome_map.$A$2:.$A$319];0));&quot;&quot;)" office:value-type="string" office:string-value="rhizosphere" calcext:value-type="string">
            <text:p>rhizosphere</text:p>
          </table:table-cell>
          <table:table-cell table:formula="of:=[metag_raw.F212]" office:value-type="string" office:string-value="GW-9591-CL2_56_12" calcext:value-type="string">
            <text:p>GW-9591-CL2_56_12</text:p>
          </table:table-cell>
          <table:table-cell table:formula="of:=IFERROR(INDEX([metagenome_map.$C$2:.$C$319];MATCH([.Q212];[metagenome_map.$A$2:.$A$319];0));&quot;&quot;)" office:value-type="string" office:string-value="nmdc:bsm-11-57ejpn32" calcext:value-type="string">
            <text:p>nmdc:bsm-11-57ejpn32</text:p>
          </table:table-cell>
          <table:table-cell table:formula="of:=[metag_raw.C212]" office:value-type="string" office:string-value="SRX21790360" calcext:value-type="string">
            <text:p>SRX2179036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2];[metag_raw.$C$2:.$C$319];0));&quot;&quot;)" office:value-type="string" office:string-value="Gp0566851" calcext:value-type="string">
            <text:p>Gp0566851</text:p>
          </table:table-cell>
          <table:table-cell table:number-columns-repeated="3"/>
        </table:table-row>
        <table:table-row table:style-name="ro1">
          <table:table-cell table:formula="of:=[.F213]" office:value-type="string" office:string-value="SKWD-24-1-Co3_24_32" calcext:value-type="string">
            <text:p>SKWD-24-1-Co3_24_32</text:p>
          </table:table-cell>
          <table:table-cell table:formula="of:=[metag_raw.E21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13];[metagenome_map.$A$2:.$A$319];0));&quot;&quot;)" office:value-type="string" office:string-value="rhizosphere" calcext:value-type="string">
            <text:p>rhizosphere</text:p>
          </table:table-cell>
          <table:table-cell table:formula="of:=[metag_raw.F213]" office:value-type="string" office:string-value="SKWD-24-1-Co3_24_32" calcext:value-type="string">
            <text:p>SKWD-24-1-Co3_24_32</text:p>
          </table:table-cell>
          <table:table-cell table:formula="of:=IFERROR(INDEX([metagenome_map.$C$2:.$C$319];MATCH([.Q213];[metagenome_map.$A$2:.$A$319];0));&quot;&quot;)" office:value-type="string" office:string-value="nmdc:bsm-11-1a9d1633" calcext:value-type="string">
            <text:p>nmdc:bsm-11-1a9d1633</text:p>
          </table:table-cell>
          <table:table-cell table:formula="of:=[metag_raw.C213]" office:value-type="string" office:string-value="SRX21790361" calcext:value-type="string">
            <text:p>SRX2179036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3];[metag_raw.$C$2:.$C$319];0));&quot;&quot;)" office:value-type="string" office:string-value="Gp0566863" calcext:value-type="string">
            <text:p>Gp0566863</text:p>
          </table:table-cell>
          <table:table-cell table:number-columns-repeated="3"/>
        </table:table-row>
        <table:table-row table:style-name="ro1">
          <table:table-cell table:formula="of:=[.F214]" office:value-type="string" office:string-value="GW-9591-Co1_16_8" calcext:value-type="string">
            <text:p>GW-9591-Co1_16_8</text:p>
          </table:table-cell>
          <table:table-cell table:formula="of:=[metag_raw.E21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14];[metagenome_map.$A$2:.$A$319];0));&quot;&quot;)" office:value-type="string" office:string-value="rhizosphere" calcext:value-type="string">
            <text:p>rhizosphere</text:p>
          </table:table-cell>
          <table:table-cell table:formula="of:=[metag_raw.F214]" office:value-type="string" office:string-value="GW-9591-Co1_16_8" calcext:value-type="string">
            <text:p>GW-9591-Co1_16_8</text:p>
          </table:table-cell>
          <table:table-cell table:formula="of:=IFERROR(INDEX([metagenome_map.$C$2:.$C$319];MATCH([.Q214];[metagenome_map.$A$2:.$A$319];0));&quot;&quot;)" office:value-type="string" office:string-value="nmdc:bsm-11-yms2f086" calcext:value-type="string">
            <text:p>nmdc:bsm-11-yms2f086</text:p>
          </table:table-cell>
          <table:table-cell table:formula="of:=[metag_raw.C214]" office:value-type="string" office:string-value="SRX21790362" calcext:value-type="string">
            <text:p>SRX2179036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4];[metag_raw.$C$2:.$C$319];0));&quot;&quot;)" office:value-type="string" office:string-value="Gp0566853" calcext:value-type="string">
            <text:p>Gp0566853</text:p>
          </table:table-cell>
          <table:table-cell table:number-columns-repeated="3"/>
        </table:table-row>
        <table:table-row table:style-name="ro1">
          <table:table-cell table:formula="of:=[.F215]" office:value-type="string" office:string-value="SKWD-24-1-Co2_54_22" calcext:value-type="string">
            <text:p>SKWD-24-1-Co2_54_22</text:p>
          </table:table-cell>
          <table:table-cell table:formula="of:=[metag_raw.E21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15];[metagenome_map.$A$2:.$A$319];0));&quot;&quot;)" office:value-type="string" office:string-value="rhizosphere" calcext:value-type="string">
            <text:p>rhizosphere</text:p>
          </table:table-cell>
          <table:table-cell table:formula="of:=[metag_raw.F215]" office:value-type="string" office:string-value="SKWD-24-1-Co2_54_22" calcext:value-type="string">
            <text:p>SKWD-24-1-Co2_54_22</text:p>
          </table:table-cell>
          <table:table-cell table:formula="of:=IFERROR(INDEX([metagenome_map.$C$2:.$C$319];MATCH([.Q215];[metagenome_map.$A$2:.$A$319];0));&quot;&quot;)" office:value-type="string" office:string-value="nmdc:bsm-11-wm40z541" calcext:value-type="string">
            <text:p>nmdc:bsm-11-wm40z541</text:p>
          </table:table-cell>
          <table:table-cell table:formula="of:=[metag_raw.C215]" office:value-type="string" office:string-value="SRX21790363" calcext:value-type="string">
            <text:p>SRX2179036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5];[metag_raw.$C$2:.$C$319];0));&quot;&quot;)" office:value-type="string" office:string-value="Gp0566862" calcext:value-type="string">
            <text:p>Gp0566862</text:p>
          </table:table-cell>
          <table:table-cell table:number-columns-repeated="3"/>
        </table:table-row>
        <table:table-row table:style-name="ro1">
          <table:table-cell table:formula="of:=[.F216]" office:value-type="string" office:string-value="BESC-847-CL3_83_27" calcext:value-type="string">
            <text:p>BESC-847-CL3_83_27</text:p>
          </table:table-cell>
          <table:table-cell table:formula="of:=[metag_raw.E21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16];[metagenome_map.$A$2:.$A$319];0));&quot;&quot;)" office:value-type="string" office:string-value="rhizosphere" calcext:value-type="string">
            <text:p>rhizosphere</text:p>
          </table:table-cell>
          <table:table-cell table:formula="of:=[metag_raw.F216]" office:value-type="string" office:string-value="BESC-847-CL3_83_27" calcext:value-type="string">
            <text:p>BESC-847-CL3_83_27</text:p>
          </table:table-cell>
          <table:table-cell table:formula="of:=IFERROR(INDEX([metagenome_map.$C$2:.$C$319];MATCH([.Q216];[metagenome_map.$A$2:.$A$319];0));&quot;&quot;)" office:value-type="string" office:string-value="nmdc:bsm-11-pgfhya35" calcext:value-type="string">
            <text:p>nmdc:bsm-11-pgfhya35</text:p>
          </table:table-cell>
          <table:table-cell table:formula="of:=[metag_raw.C216]" office:value-type="string" office:string-value="SRX21790364" calcext:value-type="string">
            <text:p>SRX2179036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6];[metag_raw.$C$2:.$C$319];0));&quot;&quot;)" office:value-type="string" office:string-value="Gp0566823" calcext:value-type="string">
            <text:p>Gp0566823</text:p>
          </table:table-cell>
          <table:table-cell table:number-columns-repeated="3"/>
        </table:table-row>
        <table:table-row table:style-name="ro1">
          <table:table-cell table:formula="of:=[.F217]" office:value-type="string" office:string-value="SKWA-24-3-Co2_41_10" calcext:value-type="string">
            <text:p>SKWA-24-3-Co2_41_10</text:p>
          </table:table-cell>
          <table:table-cell table:formula="of:=[metag_raw.E21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17];[metagenome_map.$A$2:.$A$319];0));&quot;&quot;)" office:value-type="string" office:string-value="rhizosphere" calcext:value-type="string">
            <text:p>rhizosphere</text:p>
          </table:table-cell>
          <table:table-cell table:formula="of:=[metag_raw.F217]" office:value-type="string" office:string-value="SKWA-24-3-Co2_41_10" calcext:value-type="string">
            <text:p>SKWA-24-3-Co2_41_10</text:p>
          </table:table-cell>
          <table:table-cell table:formula="of:=IFERROR(INDEX([metagenome_map.$C$2:.$C$319];MATCH([.Q217];[metagenome_map.$A$2:.$A$319];0));&quot;&quot;)" office:value-type="string" office:string-value="nmdc:bsm-11-4pc4k424" calcext:value-type="string">
            <text:p>nmdc:bsm-11-4pc4k424</text:p>
          </table:table-cell>
          <table:table-cell table:formula="of:=[metag_raw.C217]" office:value-type="string" office:string-value="SRX21790365" calcext:value-type="string">
            <text:p>SRX2179036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7];[metag_raw.$C$2:.$C$319];0));&quot;&quot;)" office:value-type="string" office:string-value="Gp0566858" calcext:value-type="string">
            <text:p>Gp0566858</text:p>
          </table:table-cell>
          <table:table-cell table:number-columns-repeated="3"/>
        </table:table-row>
        <table:table-row table:style-name="ro1">
          <table:table-cell table:formula="of:=[.F218]" office:value-type="string" office:string-value="SKWA-24-3-CL2_69_25" calcext:value-type="string">
            <text:p>SKWA-24-3-CL2_69_25</text:p>
          </table:table-cell>
          <table:table-cell table:formula="of:=[metag_raw.E21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18];[metagenome_map.$A$2:.$A$319];0));&quot;&quot;)" office:value-type="string" office:string-value="rhizosphere" calcext:value-type="string">
            <text:p>rhizosphere</text:p>
          </table:table-cell>
          <table:table-cell table:formula="of:=[metag_raw.F218]" office:value-type="string" office:string-value="SKWA-24-3-CL2_69_25" calcext:value-type="string">
            <text:p>SKWA-24-3-CL2_69_25</text:p>
          </table:table-cell>
          <table:table-cell table:formula="of:=IFERROR(INDEX([metagenome_map.$C$2:.$C$319];MATCH([.Q218];[metagenome_map.$A$2:.$A$319];0));&quot;&quot;)" office:value-type="string" office:string-value="nmdc:bsm-11-aan31e03" calcext:value-type="string">
            <text:p>nmdc:bsm-11-aan31e03</text:p>
          </table:table-cell>
          <table:table-cell table:formula="of:=[metag_raw.C218]" office:value-type="string" office:string-value="SRX21791385" calcext:value-type="string">
            <text:p>SRX2179138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8];[metag_raw.$C$2:.$C$319];0));&quot;&quot;)" office:value-type="string" office:string-value="Gp0566856" calcext:value-type="string">
            <text:p>Gp0566856</text:p>
          </table:table-cell>
          <table:table-cell table:number-columns-repeated="3"/>
        </table:table-row>
        <table:table-row table:style-name="ro1">
          <table:table-cell table:formula="of:=[.F219]" office:value-type="string" office:string-value="BESC-845-Co3_28_42" calcext:value-type="string">
            <text:p>BESC-845-Co3_28_42</text:p>
          </table:table-cell>
          <table:table-cell table:formula="of:=[metag_raw.E21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19];[metagenome_map.$A$2:.$A$319];0));&quot;&quot;)" office:value-type="string" office:string-value="rhizosphere" calcext:value-type="string">
            <text:p>rhizosphere</text:p>
          </table:table-cell>
          <table:table-cell table:formula="of:=[metag_raw.F219]" office:value-type="string" office:string-value="BESC-845-Co3_28_42" calcext:value-type="string">
            <text:p>BESC-845-Co3_28_42</text:p>
          </table:table-cell>
          <table:table-cell table:formula="of:=IFERROR(INDEX([metagenome_map.$C$2:.$C$319];MATCH([.Q219];[metagenome_map.$A$2:.$A$319];0));&quot;&quot;)" office:value-type="string" office:string-value="nmdc:bsm-11-v1ynyj85" calcext:value-type="string">
            <text:p>nmdc:bsm-11-v1ynyj85</text:p>
          </table:table-cell>
          <table:table-cell table:formula="of:=[metag_raw.C219]" office:value-type="string" office:string-value="SRX21791386" calcext:value-type="string">
            <text:p>SRX2179138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9];[metag_raw.$C$2:.$C$319];0));&quot;&quot;)" office:value-type="string" office:string-value="Gp0566820" calcext:value-type="string">
            <text:p>Gp0566820</text:p>
          </table:table-cell>
          <table:table-cell table:number-columns-repeated="3"/>
        </table:table-row>
        <table:table-row table:style-name="ro1">
          <table:table-cell table:formula="of:=[.F220]" office:value-type="string" office:string-value="BESC-845-Co2_60_28" calcext:value-type="string">
            <text:p>BESC-845-Co2_60_28</text:p>
          </table:table-cell>
          <table:table-cell table:formula="of:=[metag_raw.E22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20];[metagenome_map.$A$2:.$A$319];0));&quot;&quot;)" office:value-type="string" office:string-value="rhizosphere" calcext:value-type="string">
            <text:p>rhizosphere</text:p>
          </table:table-cell>
          <table:table-cell table:formula="of:=[metag_raw.F220]" office:value-type="string" office:string-value="BESC-845-Co2_60_28" calcext:value-type="string">
            <text:p>BESC-845-Co2_60_28</text:p>
          </table:table-cell>
          <table:table-cell table:formula="of:=IFERROR(INDEX([metagenome_map.$C$2:.$C$319];MATCH([.Q220];[metagenome_map.$A$2:.$A$319];0));&quot;&quot;)" office:value-type="string" office:string-value="nmdc:bsm-11-hae6xn61" calcext:value-type="string">
            <text:p>nmdc:bsm-11-hae6xn61</text:p>
          </table:table-cell>
          <table:table-cell table:formula="of:=[metag_raw.C220]" office:value-type="string" office:string-value="SRX21791387" calcext:value-type="string">
            <text:p>SRX2179138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0];[metag_raw.$C$2:.$C$319];0));&quot;&quot;)" office:value-type="string" office:string-value="Gp0566819" calcext:value-type="string">
            <text:p>Gp0566819</text:p>
          </table:table-cell>
          <table:table-cell table:number-columns-repeated="3"/>
        </table:table-row>
        <table:table-row table:style-name="ro1">
          <table:table-cell table:formula="of:=[.F221]" office:value-type="string" office:string-value="SKWA-24-3-Co1_3_5" calcext:value-type="string">
            <text:p>SKWA-24-3-Co1_3_5</text:p>
          </table:table-cell>
          <table:table-cell table:formula="of:=[metag_raw.E22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21];[metagenome_map.$A$2:.$A$319];0));&quot;&quot;)" office:value-type="string" office:string-value="rhizosphere" calcext:value-type="string">
            <text:p>rhizosphere</text:p>
          </table:table-cell>
          <table:table-cell table:formula="of:=[metag_raw.F221]" office:value-type="string" office:string-value="SKWA-24-3-Co1_3_5" calcext:value-type="string">
            <text:p>SKWA-24-3-Co1_3_5</text:p>
          </table:table-cell>
          <table:table-cell table:formula="of:=IFERROR(INDEX([metagenome_map.$C$2:.$C$319];MATCH([.Q221];[metagenome_map.$A$2:.$A$319];0));&quot;&quot;)" office:value-type="string" office:string-value="nmdc:bsm-11-zqaeph53" calcext:value-type="string">
            <text:p>nmdc:bsm-11-zqaeph53</text:p>
          </table:table-cell>
          <table:table-cell table:formula="of:=[metag_raw.C221]" office:value-type="string" office:string-value="SRX21791412" calcext:value-type="string">
            <text:p>SRX2179141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1];[metag_raw.$C$2:.$C$319];0));&quot;&quot;)" office:value-type="string" office:string-value="Gp0566857" calcext:value-type="string">
            <text:p>Gp0566857</text:p>
          </table:table-cell>
          <table:table-cell table:number-columns-repeated="3"/>
        </table:table-row>
        <table:table-row table:style-name="ro1">
          <table:table-cell table:formula="of:=[.F222]" office:value-type="string" office:string-value="GW-7986-Co2_68_28" calcext:value-type="string">
            <text:p>GW-7986-Co2_68_28</text:p>
          </table:table-cell>
          <table:table-cell table:formula="of:=[metag_raw.E22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22];[metagenome_map.$A$2:.$A$319];0));&quot;&quot;)" office:value-type="string" office:string-value="rhizosphere" calcext:value-type="string">
            <text:p>rhizosphere</text:p>
          </table:table-cell>
          <table:table-cell table:formula="of:=[metag_raw.F222]" office:value-type="string" office:string-value="GW-7986-Co2_68_28" calcext:value-type="string">
            <text:p>GW-7986-Co2_68_28</text:p>
          </table:table-cell>
          <table:table-cell table:formula="of:=IFERROR(INDEX([metagenome_map.$C$2:.$C$319];MATCH([.Q222];[metagenome_map.$A$2:.$A$319];0));&quot;&quot;)" office:value-type="string" office:string-value="nmdc:bsm-11-thpb7b07" calcext:value-type="string">
            <text:p>nmdc:bsm-11-thpb7b07</text:p>
          </table:table-cell>
          <table:table-cell table:formula="of:=[metag_raw.C222]" office:value-type="string" office:string-value="SRX21791413" calcext:value-type="string">
            <text:p>SRX2179141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2];[metag_raw.$C$2:.$C$319];0));&quot;&quot;)" office:value-type="string" office:string-value="Gp0566848" calcext:value-type="string">
            <text:p>Gp0566848</text:p>
          </table:table-cell>
          <table:table-cell table:number-columns-repeated="3"/>
        </table:table-row>
        <table:table-row table:style-name="ro1">
          <table:table-cell table:formula="of:=[.F223]" office:value-type="string" office:string-value="BESC-847-CL2_38_7" calcext:value-type="string">
            <text:p>BESC-847-CL2_38_7</text:p>
          </table:table-cell>
          <table:table-cell table:formula="of:=[metag_raw.E22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23];[metagenome_map.$A$2:.$A$319];0));&quot;&quot;)" office:value-type="string" office:string-value="rhizosphere" calcext:value-type="string">
            <text:p>rhizosphere</text:p>
          </table:table-cell>
          <table:table-cell table:formula="of:=[metag_raw.F223]" office:value-type="string" office:string-value="BESC-847-CL2_38_7" calcext:value-type="string">
            <text:p>BESC-847-CL2_38_7</text:p>
          </table:table-cell>
          <table:table-cell table:formula="of:=IFERROR(INDEX([metagenome_map.$C$2:.$C$319];MATCH([.Q223];[metagenome_map.$A$2:.$A$319];0));&quot;&quot;)" office:value-type="string" office:string-value="nmdc:bsm-11-rbzk5h49" calcext:value-type="string">
            <text:p>nmdc:bsm-11-rbzk5h49</text:p>
          </table:table-cell>
          <table:table-cell table:formula="of:=[metag_raw.C223]" office:value-type="string" office:string-value="SRX21791414" calcext:value-type="string">
            <text:p>SRX2179141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3];[metag_raw.$C$2:.$C$319];0));&quot;&quot;)" office:value-type="string" office:string-value="Gp0566822" calcext:value-type="string">
            <text:p>Gp0566822</text:p>
          </table:table-cell>
          <table:table-cell table:number-columns-repeated="3"/>
        </table:table-row>
        <table:table-row table:style-name="ro1">
          <table:table-cell table:formula="of:=[.F224]" office:value-type="string" office:string-value="GW-9591-CL3_98_5" calcext:value-type="string">
            <text:p>GW-9591-CL3_98_5</text:p>
          </table:table-cell>
          <table:table-cell table:formula="of:=[metag_raw.E22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24];[metagenome_map.$A$2:.$A$319];0));&quot;&quot;)" office:value-type="string" office:string-value="rhizosphere" calcext:value-type="string">
            <text:p>rhizosphere</text:p>
          </table:table-cell>
          <table:table-cell table:formula="of:=[metag_raw.F224]" office:value-type="string" office:string-value="GW-9591-CL3_98_5" calcext:value-type="string">
            <text:p>GW-9591-CL3_98_5</text:p>
          </table:table-cell>
          <table:table-cell table:formula="of:=IFERROR(INDEX([metagenome_map.$C$2:.$C$319];MATCH([.Q224];[metagenome_map.$A$2:.$A$319];0));&quot;&quot;)" office:value-type="string" office:string-value="nmdc:bsm-11-xhbae603" calcext:value-type="string">
            <text:p>nmdc:bsm-11-xhbae603</text:p>
          </table:table-cell>
          <table:table-cell table:formula="of:=[metag_raw.C224]" office:value-type="string" office:string-value="SRX21791415" calcext:value-type="string">
            <text:p>SRX2179141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4];[metag_raw.$C$2:.$C$319];0));&quot;&quot;)" office:value-type="string" office:string-value="Gp0566852" calcext:value-type="string">
            <text:p>Gp0566852</text:p>
          </table:table-cell>
          <table:table-cell table:number-columns-repeated="3"/>
        </table:table-row>
        <table:table-row table:style-name="ro1">
          <table:table-cell table:formula="of:=[.F225]" office:value-type="string" office:string-value="BESC-847-CL1_28_5" calcext:value-type="string">
            <text:p>BESC-847-CL1_28_5</text:p>
          </table:table-cell>
          <table:table-cell table:formula="of:=[metag_raw.E22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25];[metagenome_map.$A$2:.$A$319];0));&quot;&quot;)" office:value-type="string" office:string-value="rhizosphere" calcext:value-type="string">
            <text:p>rhizosphere</text:p>
          </table:table-cell>
          <table:table-cell table:formula="of:=[metag_raw.F225]" office:value-type="string" office:string-value="BESC-847-CL1_28_5" calcext:value-type="string">
            <text:p>BESC-847-CL1_28_5</text:p>
          </table:table-cell>
          <table:table-cell table:formula="of:=IFERROR(INDEX([metagenome_map.$C$2:.$C$319];MATCH([.Q225];[metagenome_map.$A$2:.$A$319];0));&quot;&quot;)" office:value-type="string" office:string-value="nmdc:bsm-11-zmsv5494" calcext:value-type="string">
            <text:p>nmdc:bsm-11-zmsv5494</text:p>
          </table:table-cell>
          <table:table-cell table:formula="of:=[metag_raw.C225]" office:value-type="string" office:string-value="SRX21791416" calcext:value-type="string">
            <text:p>SRX2179141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5];[metag_raw.$C$2:.$C$319];0));&quot;&quot;)" office:value-type="string" office:string-value="Gp0566821" calcext:value-type="string">
            <text:p>Gp0566821</text:p>
          </table:table-cell>
          <table:table-cell table:number-columns-repeated="3"/>
        </table:table-row>
        <table:table-row table:style-name="ro1">
          <table:table-cell table:formula="of:=[.F226]" office:value-type="string" office:string-value="BESC-845-Co1_24_3" calcext:value-type="string">
            <text:p>BESC-845-Co1_24_3</text:p>
          </table:table-cell>
          <table:table-cell table:formula="of:=[metag_raw.E22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26];[metagenome_map.$A$2:.$A$319];0));&quot;&quot;)" office:value-type="string" office:string-value="rhizosphere" calcext:value-type="string">
            <text:p>rhizosphere</text:p>
          </table:table-cell>
          <table:table-cell table:formula="of:=[metag_raw.F226]" office:value-type="string" office:string-value="BESC-845-Co1_24_3" calcext:value-type="string">
            <text:p>BESC-845-Co1_24_3</text:p>
          </table:table-cell>
          <table:table-cell table:formula="of:=IFERROR(INDEX([metagenome_map.$C$2:.$C$319];MATCH([.Q226];[metagenome_map.$A$2:.$A$319];0));&quot;&quot;)" office:value-type="string" office:string-value="nmdc:bsm-11-wpye0n32" calcext:value-type="string">
            <text:p>nmdc:bsm-11-wpye0n32</text:p>
          </table:table-cell>
          <table:table-cell table:formula="of:=[metag_raw.C226]" office:value-type="string" office:string-value="SRX21791417" calcext:value-type="string">
            <text:p>SRX2179141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6];[metag_raw.$C$2:.$C$319];0));&quot;&quot;)" office:value-type="string" office:string-value="Gp0566818" calcext:value-type="string">
            <text:p>Gp0566818</text:p>
          </table:table-cell>
          <table:table-cell table:number-columns-repeated="3"/>
        </table:table-row>
        <table:table-row table:style-name="ro1">
          <table:table-cell table:formula="of:=[.F227]" office:value-type="string" office:string-value="BESC-847-Co3_9_34" calcext:value-type="string">
            <text:p>BESC-847-Co3_9_34</text:p>
          </table:table-cell>
          <table:table-cell table:formula="of:=[metag_raw.E22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27];[metagenome_map.$A$2:.$A$319];0));&quot;&quot;)" office:value-type="string" office:string-value="rhizosphere" calcext:value-type="string">
            <text:p>rhizosphere</text:p>
          </table:table-cell>
          <table:table-cell table:formula="of:=[metag_raw.F227]" office:value-type="string" office:string-value="BESC-847-Co3_9_34" calcext:value-type="string">
            <text:p>BESC-847-Co3_9_34</text:p>
          </table:table-cell>
          <table:table-cell table:formula="of:=IFERROR(INDEX([metagenome_map.$C$2:.$C$319];MATCH([.Q227];[metagenome_map.$A$2:.$A$319];0));&quot;&quot;)" office:value-type="string" office:string-value="nmdc:bsm-11-jrahe581" calcext:value-type="string">
            <text:p>nmdc:bsm-11-jrahe581</text:p>
          </table:table-cell>
          <table:table-cell table:formula="of:=[metag_raw.C227]" office:value-type="string" office:string-value="SRX21791425" calcext:value-type="string">
            <text:p>SRX2179142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7];[metag_raw.$C$2:.$C$319];0));&quot;&quot;)" office:value-type="string" office:string-value="Gp0566826" calcext:value-type="string">
            <text:p>Gp0566826</text:p>
          </table:table-cell>
          <table:table-cell table:number-columns-repeated="3"/>
        </table:table-row>
        <table:table-row table:style-name="ro1">
          <table:table-cell table:formula="of:=[.F228]" office:value-type="string" office:string-value="GW-11047-CL2_41_30" calcext:value-type="string">
            <text:p>GW-11047-CL2_41_30</text:p>
          </table:table-cell>
          <table:table-cell table:formula="of:=[metag_raw.E22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28];[metagenome_map.$A$2:.$A$319];0));&quot;&quot;)" office:value-type="string" office:string-value="rhizosphere" calcext:value-type="string">
            <text:p>rhizosphere</text:p>
          </table:table-cell>
          <table:table-cell table:formula="of:=[metag_raw.F228]" office:value-type="string" office:string-value="GW-11047-CL2_41_30" calcext:value-type="string">
            <text:p>GW-11047-CL2_41_30</text:p>
          </table:table-cell>
          <table:table-cell table:formula="of:=IFERROR(INDEX([metagenome_map.$C$2:.$C$319];MATCH([.Q228];[metagenome_map.$A$2:.$A$319];0));&quot;&quot;)" office:value-type="string" office:string-value="nmdc:bsm-11-kff3y587" calcext:value-type="string">
            <text:p>nmdc:bsm-11-kff3y587</text:p>
          </table:table-cell>
          <table:table-cell table:formula="of:=[metag_raw.C228]" office:value-type="string" office:string-value="SRX21791426" calcext:value-type="string">
            <text:p>SRX2179142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8];[metag_raw.$C$2:.$C$319];0));&quot;&quot;)" office:value-type="string" office:string-value="Gp0566841" calcext:value-type="string">
            <text:p>Gp0566841</text:p>
          </table:table-cell>
          <table:table-cell table:number-columns-repeated="3"/>
        </table:table-row>
        <table:table-row table:style-name="ro1">
          <table:table-cell table:formula="of:=[.F229]" office:value-type="string" office:string-value="GW-4579-CL1_25_23" calcext:value-type="string">
            <text:p>GW-4579-CL1_25_23</text:p>
          </table:table-cell>
          <table:table-cell table:formula="of:=[metag_raw.E22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29];[metagenome_map.$A$2:.$A$319];0));&quot;&quot;)" office:value-type="string" office:string-value="rhizosphere" calcext:value-type="string">
            <text:p>rhizosphere</text:p>
          </table:table-cell>
          <table:table-cell table:formula="of:=[metag_raw.F229]" office:value-type="string" office:string-value="GW-4579-CL1_25_23" calcext:value-type="string">
            <text:p>GW-4579-CL1_25_23</text:p>
          </table:table-cell>
          <table:table-cell table:formula="of:=IFERROR(INDEX([metagenome_map.$C$2:.$C$319];MATCH([.Q229];[metagenome_map.$A$2:.$A$319];0));&quot;&quot;)" office:value-type="string" office:string-value="nmdc:bsm-11-wj8zqj74" calcext:value-type="string">
            <text:p>nmdc:bsm-11-wj8zqj74</text:p>
          </table:table-cell>
          <table:table-cell table:formula="of:=[metag_raw.C229]" office:value-type="string" office:string-value="SRX21791427" calcext:value-type="string">
            <text:p>SRX2179142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9];[metag_raw.$C$2:.$C$319];0));&quot;&quot;)" office:value-type="string" office:string-value="Gp0566842" calcext:value-type="string">
            <text:p>Gp0566842</text:p>
          </table:table-cell>
          <table:table-cell table:number-columns-repeated="3"/>
        </table:table-row>
        <table:table-row table:style-name="ro1">
          <table:table-cell table:formula="of:=[.F230]" office:value-type="string" office:string-value="BESC-904-CL2_57_20" calcext:value-type="string">
            <text:p>BESC-904-CL2_57_20</text:p>
          </table:table-cell>
          <table:table-cell table:formula="of:=[metag_raw.E23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30];[metagenome_map.$A$2:.$A$319];0));&quot;&quot;)" office:value-type="string" office:string-value="rhizosphere" calcext:value-type="string">
            <text:p>rhizosphere</text:p>
          </table:table-cell>
          <table:table-cell table:formula="of:=[metag_raw.F230]" office:value-type="string" office:string-value="BESC-904-CL2_57_20" calcext:value-type="string">
            <text:p>BESC-904-CL2_57_20</text:p>
          </table:table-cell>
          <table:table-cell table:formula="of:=IFERROR(INDEX([metagenome_map.$C$2:.$C$319];MATCH([.Q230];[metagenome_map.$A$2:.$A$319];0));&quot;&quot;)" office:value-type="string" office:string-value="nmdc:bsm-11-nvgcpg87" calcext:value-type="string">
            <text:p>nmdc:bsm-11-nvgcpg87</text:p>
          </table:table-cell>
          <table:table-cell table:formula="of:=[metag_raw.C230]" office:value-type="string" office:string-value="SRX21791428" calcext:value-type="string">
            <text:p>SRX2179142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0];[metag_raw.$C$2:.$C$319];0));&quot;&quot;)" office:value-type="string" office:string-value="Gp0566833" calcext:value-type="string">
            <text:p>Gp0566833</text:p>
          </table:table-cell>
          <table:table-cell table:number-columns-repeated="3"/>
        </table:table-row>
        <table:table-row table:style-name="ro1">
          <table:table-cell table:formula="of:=[.F231]" office:value-type="string" office:string-value="BESC-56-Co1_22_4" calcext:value-type="string">
            <text:p>BESC-56-Co1_22_4</text:p>
          </table:table-cell>
          <table:table-cell table:formula="of:=[metag_raw.E23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31];[metagenome_map.$A$2:.$A$319];0));&quot;&quot;)" office:value-type="string" office:string-value="rhizosphere" calcext:value-type="string">
            <text:p>rhizosphere</text:p>
          </table:table-cell>
          <table:table-cell table:formula="of:=[metag_raw.F231]" office:value-type="string" office:string-value="BESC-56-Co1_22_4" calcext:value-type="string">
            <text:p>BESC-56-Co1_22_4</text:p>
          </table:table-cell>
          <table:table-cell table:formula="of:=IFERROR(INDEX([metagenome_map.$C$2:.$C$319];MATCH([.Q231];[metagenome_map.$A$2:.$A$319];0));&quot;&quot;)" office:value-type="string" office:string-value="nmdc:bsm-11-90vp2x95" calcext:value-type="string">
            <text:p>nmdc:bsm-11-90vp2x95</text:p>
          </table:table-cell>
          <table:table-cell table:formula="of:=[metag_raw.C231]" office:value-type="string" office:string-value="SRX21791429" calcext:value-type="string">
            <text:p>SRX2179142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1];[metag_raw.$C$2:.$C$319];0));&quot;&quot;)" office:value-type="string" office:string-value="Gp0566807" calcext:value-type="string">
            <text:p>Gp0566807</text:p>
          </table:table-cell>
          <table:table-cell table:number-columns-repeated="3"/>
        </table:table-row>
        <table:table-row table:style-name="ro1">
          <table:table-cell table:formula="of:=[.F232]" office:value-type="string" office:string-value="BESC-388-Co3_8_57" calcext:value-type="string">
            <text:p>BESC-388-Co3_8_57</text:p>
          </table:table-cell>
          <table:table-cell table:formula="of:=[metag_raw.E23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32];[metagenome_map.$A$2:.$A$319];0));&quot;&quot;)" office:value-type="string" office:string-value="rhizosphere" calcext:value-type="string">
            <text:p>rhizosphere</text:p>
          </table:table-cell>
          <table:table-cell table:formula="of:=[metag_raw.F232]" office:value-type="string" office:string-value="BESC-388-Co3_8_57" calcext:value-type="string">
            <text:p>BESC-388-Co3_8_57</text:p>
          </table:table-cell>
          <table:table-cell table:formula="of:=IFERROR(INDEX([metagenome_map.$C$2:.$C$319];MATCH([.Q232];[metagenome_map.$A$2:.$A$319];0));&quot;&quot;)" office:value-type="string" office:string-value="nmdc:bsm-11-4htstp40" calcext:value-type="string">
            <text:p>nmdc:bsm-11-4htstp40</text:p>
          </table:table-cell>
          <table:table-cell table:formula="of:=[metag_raw.C232]" office:value-type="string" office:string-value="SRX21791430" calcext:value-type="string">
            <text:p>SRX2179143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2];[metag_raw.$C$2:.$C$319];0));&quot;&quot;)" office:value-type="string" office:string-value="Gp0566803" calcext:value-type="string">
            <text:p>Gp0566803</text:p>
          </table:table-cell>
          <table:table-cell table:number-columns-repeated="3"/>
        </table:table-row>
        <table:table-row table:style-name="ro1">
          <table:table-cell table:formula="of:=[.F233]" office:value-type="string" office:string-value="BESC-448-CL1_35_3" calcext:value-type="string">
            <text:p>BESC-448-CL1_35_3</text:p>
          </table:table-cell>
          <table:table-cell table:formula="of:=[metag_raw.E23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33];[metagenome_map.$A$2:.$A$319];0));&quot;&quot;)" office:value-type="string" office:string-value="rhizosphere" calcext:value-type="string">
            <text:p>rhizosphere</text:p>
          </table:table-cell>
          <table:table-cell table:formula="of:=[metag_raw.F233]" office:value-type="string" office:string-value="BESC-448-CL1_35_3" calcext:value-type="string">
            <text:p>BESC-448-CL1_35_3</text:p>
          </table:table-cell>
          <table:table-cell table:formula="of:=IFERROR(INDEX([metagenome_map.$C$2:.$C$319];MATCH([.Q233];[metagenome_map.$A$2:.$A$319];0));&quot;&quot;)" office:value-type="string" office:string-value="nmdc:bsm-11-spzb5g89" calcext:value-type="string">
            <text:p>nmdc:bsm-11-spzb5g89</text:p>
          </table:table-cell>
          <table:table-cell table:formula="of:=[metag_raw.C233]" office:value-type="string" office:string-value="SRX21791431" calcext:value-type="string">
            <text:p>SRX2179143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3];[metag_raw.$C$2:.$C$319];0));&quot;&quot;)" office:value-type="string" office:string-value="Gp0566804" calcext:value-type="string">
            <text:p>Gp0566804</text:p>
          </table:table-cell>
          <table:table-cell table:number-columns-repeated="3"/>
        </table:table-row>
        <table:table-row table:style-name="ro1">
          <table:table-cell table:formula="of:=[.F234]" office:value-type="string" office:string-value="GW-4579-Co2_44_8" calcext:value-type="string">
            <text:p>GW-4579-Co2_44_8</text:p>
          </table:table-cell>
          <table:table-cell table:formula="of:=[metag_raw.E23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34];[metagenome_map.$A$2:.$A$319];0));&quot;&quot;)" office:value-type="string" office:string-value="rhizosphere" calcext:value-type="string">
            <text:p>rhizosphere</text:p>
          </table:table-cell>
          <table:table-cell table:formula="of:=[metag_raw.F234]" office:value-type="string" office:string-value="GW-4579-Co2_44_8" calcext:value-type="string">
            <text:p>GW-4579-Co2_44_8</text:p>
          </table:table-cell>
          <table:table-cell table:formula="of:=IFERROR(INDEX([metagenome_map.$C$2:.$C$319];MATCH([.Q234];[metagenome_map.$A$2:.$A$319];0));&quot;&quot;)" office:value-type="string" office:string-value="nmdc:bsm-11-6pr72x09" calcext:value-type="string">
            <text:p>nmdc:bsm-11-6pr72x09</text:p>
          </table:table-cell>
          <table:table-cell table:formula="of:=[metag_raw.C234]" office:value-type="string" office:string-value="SRX21791432" calcext:value-type="string">
            <text:p>SRX2179143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4];[metag_raw.$C$2:.$C$319];0));&quot;&quot;)" office:value-type="string" office:string-value="Gp0566845" calcext:value-type="string">
            <text:p>Gp0566845</text:p>
          </table:table-cell>
          <table:table-cell table:number-columns-repeated="3"/>
        </table:table-row>
        <table:table-row table:style-name="ro1">
          <table:table-cell table:formula="of:=[.F235]" office:value-type="string" office:string-value="BESC-86-CL2_69_17" calcext:value-type="string">
            <text:p>BESC-86-CL2_69_17</text:p>
          </table:table-cell>
          <table:table-cell table:formula="of:=[metag_raw.E23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35];[metagenome_map.$A$2:.$A$319];0));&quot;&quot;)" office:value-type="string" office:string-value="rhizosphere" calcext:value-type="string">
            <text:p>rhizosphere</text:p>
          </table:table-cell>
          <table:table-cell table:formula="of:=[metag_raw.F235]" office:value-type="string" office:string-value="BESC-86-CL2_69_17" calcext:value-type="string">
            <text:p>BESC-86-CL2_69_17</text:p>
          </table:table-cell>
          <table:table-cell table:formula="of:=IFERROR(INDEX([metagenome_map.$C$2:.$C$319];MATCH([.Q235];[metagenome_map.$A$2:.$A$319];0));&quot;&quot;)" office:value-type="string" office:string-value="nmdc:bsm-11-7bbm7795" calcext:value-type="string">
            <text:p>nmdc:bsm-11-7bbm7795</text:p>
          </table:table-cell>
          <table:table-cell table:formula="of:=[metag_raw.C235]" office:value-type="string" office:string-value="SRX21791433" calcext:value-type="string">
            <text:p>SRX2179143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5];[metag_raw.$C$2:.$C$319];0));&quot;&quot;)" office:value-type="string" office:string-value="Gp0566827" calcext:value-type="string">
            <text:p>Gp0566827</text:p>
          </table:table-cell>
          <table:table-cell table:number-columns-repeated="3"/>
        </table:table-row>
        <table:table-row table:style-name="ro1">
          <table:table-cell table:formula="of:=[.F236]" office:value-type="string" office:string-value="BESC-904-Co2_51_17" calcext:value-type="string">
            <text:p>BESC-904-Co2_51_17</text:p>
          </table:table-cell>
          <table:table-cell table:formula="of:=[metag_raw.E23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36];[metagenome_map.$A$2:.$A$319];0));&quot;&quot;)" office:value-type="string" office:string-value="rhizosphere" calcext:value-type="string">
            <text:p>rhizosphere</text:p>
          </table:table-cell>
          <table:table-cell table:formula="of:=[metag_raw.F236]" office:value-type="string" office:string-value="BESC-904-Co2_51_17" calcext:value-type="string">
            <text:p>BESC-904-Co2_51_17</text:p>
          </table:table-cell>
          <table:table-cell table:formula="of:=IFERROR(INDEX([metagenome_map.$C$2:.$C$319];MATCH([.Q236];[metagenome_map.$A$2:.$A$319];0));&quot;&quot;)" office:value-type="string" office:string-value="nmdc:bsm-11-9rcfa470" calcext:value-type="string">
            <text:p>nmdc:bsm-11-9rcfa470</text:p>
          </table:table-cell>
          <table:table-cell table:formula="of:=[metag_raw.C236]" office:value-type="string" office:string-value="SRX21791434" calcext:value-type="string">
            <text:p>SRX2179143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6];[metag_raw.$C$2:.$C$319];0));&quot;&quot;)" office:value-type="string" office:string-value="Gp0566836" calcext:value-type="string">
            <text:p>Gp0566836</text:p>
          </table:table-cell>
          <table:table-cell table:number-columns-repeated="3"/>
        </table:table-row>
        <table:table-row table:style-name="ro1">
          <table:table-cell table:formula="of:=[.F237]" office:value-type="string" office:string-value="GW-11047-CL1_23_5" calcext:value-type="string">
            <text:p>GW-11047-CL1_23_5</text:p>
          </table:table-cell>
          <table:table-cell table:formula="of:=[metag_raw.E23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37];[metagenome_map.$A$2:.$A$319];0));&quot;&quot;)" office:value-type="string" office:string-value="rhizosphere" calcext:value-type="string">
            <text:p>rhizosphere</text:p>
          </table:table-cell>
          <table:table-cell table:formula="of:=[metag_raw.F237]" office:value-type="string" office:string-value="GW-11047-CL1_23_5" calcext:value-type="string">
            <text:p>GW-11047-CL1_23_5</text:p>
          </table:table-cell>
          <table:table-cell table:formula="of:=IFERROR(INDEX([metagenome_map.$C$2:.$C$319];MATCH([.Q237];[metagenome_map.$A$2:.$A$319];0));&quot;&quot;)" office:value-type="string" office:string-value="nmdc:bsm-11-wdfz5578" calcext:value-type="string">
            <text:p>nmdc:bsm-11-wdfz5578</text:p>
          </table:table-cell>
          <table:table-cell table:formula="of:=[metag_raw.C237]" office:value-type="string" office:string-value="SRX21791435" calcext:value-type="string">
            <text:p>SRX2179143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7];[metag_raw.$C$2:.$C$319];0));&quot;&quot;)" office:value-type="string" office:string-value="Gp0566840" calcext:value-type="string">
            <text:p>Gp0566840</text:p>
          </table:table-cell>
          <table:table-cell table:number-columns-repeated="3"/>
        </table:table-row>
        <table:table-row table:style-name="ro1">
          <table:table-cell table:formula="of:=[.F238]" office:value-type="string" office:string-value="BESC-56-Co3_6_53" calcext:value-type="string">
            <text:p>BESC-56-Co3_6_53</text:p>
          </table:table-cell>
          <table:table-cell table:formula="of:=[metag_raw.E23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38];[metagenome_map.$A$2:.$A$319];0));&quot;&quot;)" office:value-type="string" office:string-value="rhizosphere" calcext:value-type="string">
            <text:p>rhizosphere</text:p>
          </table:table-cell>
          <table:table-cell table:formula="of:=[metag_raw.F238]" office:value-type="string" office:string-value="BESC-56-Co3_6_53" calcext:value-type="string">
            <text:p>BESC-56-Co3_6_53</text:p>
          </table:table-cell>
          <table:table-cell table:formula="of:=IFERROR(INDEX([metagenome_map.$C$2:.$C$319];MATCH([.Q238];[metagenome_map.$A$2:.$A$319];0));&quot;&quot;)" office:value-type="string" office:string-value="nmdc:bsm-11-sqpv6146" calcext:value-type="string">
            <text:p>nmdc:bsm-11-sqpv6146</text:p>
          </table:table-cell>
          <table:table-cell table:formula="of:=[metag_raw.C238]" office:value-type="string" office:string-value="SRX21791436" calcext:value-type="string">
            <text:p>SRX2179143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8];[metag_raw.$C$2:.$C$319];0));&quot;&quot;)" office:value-type="string" office:string-value="Gp0566809" calcext:value-type="string">
            <text:p>Gp0566809</text:p>
          </table:table-cell>
          <table:table-cell table:number-columns-repeated="3"/>
        </table:table-row>
        <table:table-row table:style-name="ro1">
          <table:table-cell table:formula="of:=[.F239]" office:value-type="string" office:string-value="BESC-904-Co1_5_9" calcext:value-type="string">
            <text:p>BESC-904-Co1_5_9</text:p>
          </table:table-cell>
          <table:table-cell table:formula="of:=[metag_raw.E23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39];[metagenome_map.$A$2:.$A$319];0));&quot;&quot;)" office:value-type="string" office:string-value="rhizosphere" calcext:value-type="string">
            <text:p>rhizosphere</text:p>
          </table:table-cell>
          <table:table-cell table:formula="of:=[metag_raw.F239]" office:value-type="string" office:string-value="BESC-904-Co1_5_9" calcext:value-type="string">
            <text:p>BESC-904-Co1_5_9</text:p>
          </table:table-cell>
          <table:table-cell table:formula="of:=IFERROR(INDEX([metagenome_map.$C$2:.$C$319];MATCH([.Q239];[metagenome_map.$A$2:.$A$319];0));&quot;&quot;)" office:value-type="string" office:string-value="nmdc:bsm-11-cd09p052" calcext:value-type="string">
            <text:p>nmdc:bsm-11-cd09p052</text:p>
          </table:table-cell>
          <table:table-cell table:formula="of:=[metag_raw.C239]" office:value-type="string" office:string-value="SRX21791437" calcext:value-type="string">
            <text:p>SRX2179143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9];[metag_raw.$C$2:.$C$319];0));&quot;&quot;)" office:value-type="string" office:string-value="Gp0566835" calcext:value-type="string">
            <text:p>Gp0566835</text:p>
          </table:table-cell>
          <table:table-cell table:number-columns-repeated="3"/>
        </table:table-row>
        <table:table-row table:style-name="ro1">
          <table:table-cell table:formula="of:=[.F240]" office:value-type="string" office:string-value="BESC-388-CL2_50_4" calcext:value-type="string">
            <text:p>BESC-388-CL2_50_4</text:p>
          </table:table-cell>
          <table:table-cell table:formula="of:=[metag_raw.E24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40];[metagenome_map.$A$2:.$A$319];0));&quot;&quot;)" office:value-type="string" office:string-value="rhizosphere" calcext:value-type="string">
            <text:p>rhizosphere</text:p>
          </table:table-cell>
          <table:table-cell table:formula="of:=[metag_raw.F240]" office:value-type="string" office:string-value="BESC-388-CL2_50_4" calcext:value-type="string">
            <text:p>BESC-388-CL2_50_4</text:p>
          </table:table-cell>
          <table:table-cell table:formula="of:=IFERROR(INDEX([metagenome_map.$C$2:.$C$319];MATCH([.Q240];[metagenome_map.$A$2:.$A$319];0));&quot;&quot;)" office:value-type="string" office:string-value="nmdc:bsm-11-nn5snj10" calcext:value-type="string">
            <text:p>nmdc:bsm-11-nn5snj10</text:p>
          </table:table-cell>
          <table:table-cell table:formula="of:=[metag_raw.C240]" office:value-type="string" office:string-value="SRX21791438" calcext:value-type="string">
            <text:p>SRX2179143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0];[metag_raw.$C$2:.$C$319];0));&quot;&quot;)" office:value-type="string" office:string-value="Gp0566799" calcext:value-type="string">
            <text:p>Gp0566799</text:p>
          </table:table-cell>
          <table:table-cell table:number-columns-repeated="3"/>
        </table:table-row>
        <table:table-row table:style-name="ro1">
          <table:table-cell table:formula="of:=[.F241]" office:value-type="string" office:string-value="BESC-351-CL1_27_10" calcext:value-type="string">
            <text:p>BESC-351-CL1_27_10</text:p>
          </table:table-cell>
          <table:table-cell table:formula="of:=[metag_raw.E24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41];[metagenome_map.$A$2:.$A$319];0));&quot;&quot;)" office:value-type="string" office:string-value="rhizosphere" calcext:value-type="string">
            <text:p>rhizosphere</text:p>
          </table:table-cell>
          <table:table-cell table:formula="of:=[metag_raw.F241]" office:value-type="string" office:string-value="BESC-351-CL1_27_10" calcext:value-type="string">
            <text:p>BESC-351-CL1_27_10</text:p>
          </table:table-cell>
          <table:table-cell table:formula="of:=IFERROR(INDEX([metagenome_map.$C$2:.$C$319];MATCH([.Q241];[metagenome_map.$A$2:.$A$319];0));&quot;&quot;)" office:value-type="string" office:string-value="nmdc:bsm-11-ce1sg012" calcext:value-type="string">
            <text:p>nmdc:bsm-11-ce1sg012</text:p>
          </table:table-cell>
          <table:table-cell table:formula="of:=[metag_raw.C241]" office:value-type="string" office:string-value="SRX21791439" calcext:value-type="string">
            <text:p>SRX2179143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1];[metag_raw.$C$2:.$C$319];0));&quot;&quot;)" office:value-type="string" office:string-value="Gp0566788" calcext:value-type="string">
            <text:p>Gp0566788</text:p>
          </table:table-cell>
          <table:table-cell table:number-columns-repeated="3"/>
        </table:table-row>
        <table:table-row table:style-name="ro1">
          <table:table-cell table:formula="of:=[.F242]" office:value-type="string" office:string-value="BESC-866-Co2_58_19" calcext:value-type="string">
            <text:p>BESC-866-Co2_58_19</text:p>
          </table:table-cell>
          <table:table-cell table:formula="of:=[metag_raw.E24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42];[metagenome_map.$A$2:.$A$319];0));&quot;&quot;)" office:value-type="string" office:string-value="rhizosphere" calcext:value-type="string">
            <text:p>rhizosphere</text:p>
          </table:table-cell>
          <table:table-cell table:formula="of:=[metag_raw.F242]" office:value-type="string" office:string-value="BESC-866-Co2_58_19" calcext:value-type="string">
            <text:p>BESC-866-Co2_58_19</text:p>
          </table:table-cell>
          <table:table-cell table:formula="of:=IFERROR(INDEX([metagenome_map.$C$2:.$C$319];MATCH([.Q242];[metagenome_map.$A$2:.$A$319];0));&quot;&quot;)" office:value-type="string" office:string-value="nmdc:bsm-11-tzp7r259" calcext:value-type="string">
            <text:p>nmdc:bsm-11-tzp7r259</text:p>
          </table:table-cell>
          <table:table-cell table:formula="of:=[metag_raw.C242]" office:value-type="string" office:string-value="SRX21791440" calcext:value-type="string">
            <text:p>SRX2179144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2];[metag_raw.$C$2:.$C$319];0));&quot;&quot;)" office:value-type="string" office:string-value="Gp0566831" calcext:value-type="string">
            <text:p>Gp0566831</text:p>
          </table:table-cell>
          <table:table-cell table:number-columns-repeated="3"/>
        </table:table-row>
        <table:table-row table:style-name="ro1">
          <table:table-cell table:formula="of:=[.F243]" office:value-type="string" office:string-value="BESC-360-CL2_44_14" calcext:value-type="string">
            <text:p>BESC-360-CL2_44_14</text:p>
          </table:table-cell>
          <table:table-cell table:formula="of:=[metag_raw.E24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43];[metagenome_map.$A$2:.$A$319];0));&quot;&quot;)" office:value-type="string" office:string-value="rhizosphere" calcext:value-type="string">
            <text:p>rhizosphere</text:p>
          </table:table-cell>
          <table:table-cell table:formula="of:=[metag_raw.F243]" office:value-type="string" office:string-value="BESC-360-CL2_44_14" calcext:value-type="string">
            <text:p>BESC-360-CL2_44_14</text:p>
          </table:table-cell>
          <table:table-cell table:formula="of:=IFERROR(INDEX([metagenome_map.$C$2:.$C$319];MATCH([.Q243];[metagenome_map.$A$2:.$A$319];0));&quot;&quot;)" office:value-type="string" office:string-value="nmdc:bsm-11-adzwqg44" calcext:value-type="string">
            <text:p>nmdc:bsm-11-adzwqg44</text:p>
          </table:table-cell>
          <table:table-cell table:formula="of:=[metag_raw.C243]" office:value-type="string" office:string-value="SRX21791441" calcext:value-type="string">
            <text:p>SRX2179144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3];[metag_raw.$C$2:.$C$319];0));&quot;&quot;)" office:value-type="string" office:string-value="Gp0566794" calcext:value-type="string">
            <text:p>Gp0566794</text:p>
          </table:table-cell>
          <table:table-cell table:number-columns-repeated="3"/>
        </table:table-row>
        <table:table-row table:style-name="ro1">
          <table:table-cell table:formula="of:=[.F244]" office:value-type="string" office:string-value="BESC-448-CL3_88_32" calcext:value-type="string">
            <text:p>BESC-448-CL3_88_32</text:p>
          </table:table-cell>
          <table:table-cell table:formula="of:=[metag_raw.E24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44];[metagenome_map.$A$2:.$A$319];0));&quot;&quot;)" office:value-type="string" office:string-value="rhizosphere" calcext:value-type="string">
            <text:p>rhizosphere</text:p>
          </table:table-cell>
          <table:table-cell table:formula="of:=[metag_raw.F244]" office:value-type="string" office:string-value="BESC-448-CL3_88_32" calcext:value-type="string">
            <text:p>BESC-448-CL3_88_32</text:p>
          </table:table-cell>
          <table:table-cell table:formula="of:=IFERROR(INDEX([metagenome_map.$C$2:.$C$319];MATCH([.Q244];[metagenome_map.$A$2:.$A$319];0));&quot;&quot;)" office:value-type="string" office:string-value="nmdc:bsm-11-vcna9q80" calcext:value-type="string">
            <text:p>nmdc:bsm-11-vcna9q80</text:p>
          </table:table-cell>
          <table:table-cell table:formula="of:=[metag_raw.C244]" office:value-type="string" office:string-value="SRX21791442" calcext:value-type="string">
            <text:p>SRX2179144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4];[metag_raw.$C$2:.$C$319];0));&quot;&quot;)" office:value-type="string" office:string-value="Gp0566805" calcext:value-type="string">
            <text:p>Gp0566805</text:p>
          </table:table-cell>
          <table:table-cell table:number-columns-repeated="3"/>
        </table:table-row>
        <table:table-row table:style-name="ro1">
          <table:table-cell table:formula="of:=[.F245]" office:value-type="string" office:string-value="BESC-56-Co2_51_16" calcext:value-type="string">
            <text:p>BESC-56-Co2_51_16</text:p>
          </table:table-cell>
          <table:table-cell table:formula="of:=[metag_raw.E24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45];[metagenome_map.$A$2:.$A$319];0));&quot;&quot;)" office:value-type="string" office:string-value="rhizosphere" calcext:value-type="string">
            <text:p>rhizosphere</text:p>
          </table:table-cell>
          <table:table-cell table:formula="of:=[metag_raw.F245]" office:value-type="string" office:string-value="BESC-56-Co2_51_16" calcext:value-type="string">
            <text:p>BESC-56-Co2_51_16</text:p>
          </table:table-cell>
          <table:table-cell table:formula="of:=IFERROR(INDEX([metagenome_map.$C$2:.$C$319];MATCH([.Q245];[metagenome_map.$A$2:.$A$319];0));&quot;&quot;)" office:value-type="string" office:string-value="nmdc:bsm-11-e9z5qp65" calcext:value-type="string">
            <text:p>nmdc:bsm-11-e9z5qp65</text:p>
          </table:table-cell>
          <table:table-cell table:formula="of:=[metag_raw.C245]" office:value-type="string" office:string-value="SRX21791443" calcext:value-type="string">
            <text:p>SRX2179144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5];[metag_raw.$C$2:.$C$319];0));&quot;&quot;)" office:value-type="string" office:string-value="Gp0566808" calcext:value-type="string">
            <text:p>Gp0566808</text:p>
          </table:table-cell>
          <table:table-cell table:number-columns-repeated="3"/>
        </table:table-row>
        <table:table-row table:style-name="ro1">
          <table:table-cell table:formula="of:=[.F246]" office:value-type="string" office:string-value="BESC-833-CL2_42_16" calcext:value-type="string">
            <text:p>BESC-833-CL2_42_16</text:p>
          </table:table-cell>
          <table:table-cell table:formula="of:=[metag_raw.E24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46];[metagenome_map.$A$2:.$A$319];0));&quot;&quot;)" office:value-type="string" office:string-value="rhizosphere" calcext:value-type="string">
            <text:p>rhizosphere</text:p>
          </table:table-cell>
          <table:table-cell table:formula="of:=[metag_raw.F246]" office:value-type="string" office:string-value="BESC-833-CL2_42_16" calcext:value-type="string">
            <text:p>BESC-833-CL2_42_16</text:p>
          </table:table-cell>
          <table:table-cell table:formula="of:=IFERROR(INDEX([metagenome_map.$C$2:.$C$319];MATCH([.Q246];[metagenome_map.$A$2:.$A$319];0));&quot;&quot;)" office:value-type="string" office:string-value="nmdc:bsm-11-fr4c9n11" calcext:value-type="string">
            <text:p>nmdc:bsm-11-fr4c9n11</text:p>
          </table:table-cell>
          <table:table-cell table:formula="of:=[metag_raw.C246]" office:value-type="string" office:string-value="SRX21791444" calcext:value-type="string">
            <text:p>SRX2179144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6];[metag_raw.$C$2:.$C$319];0));&quot;&quot;)" office:value-type="string" office:string-value="Gp0566810" calcext:value-type="string">
            <text:p>Gp0566810</text:p>
          </table:table-cell>
          <table:table-cell table:number-columns-repeated="3"/>
        </table:table-row>
        <table:table-row table:style-name="ro1">
          <table:table-cell table:formula="of:=[.F247]" office:value-type="string" office:string-value="BESC-470-CL2_38_23" calcext:value-type="string">
            <text:p>BESC-470-CL2_38_23</text:p>
          </table:table-cell>
          <table:table-cell table:formula="of:=[metag_raw.E24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47];[metagenome_map.$A$2:.$A$319];0));&quot;&quot;)" office:value-type="string" office:string-value="rhizosphere" calcext:value-type="string">
            <text:p>rhizosphere</text:p>
          </table:table-cell>
          <table:table-cell table:formula="of:=[metag_raw.F247]" office:value-type="string" office:string-value="BESC-470-CL2_38_23" calcext:value-type="string">
            <text:p>BESC-470-CL2_38_23</text:p>
          </table:table-cell>
          <table:table-cell table:formula="of:=IFERROR(INDEX([metagenome_map.$C$2:.$C$319];MATCH([.Q247];[metagenome_map.$A$2:.$A$319];0));&quot;&quot;)" office:value-type="string" office:string-value="nmdc:bsm-11-1r59n445" calcext:value-type="string">
            <text:p>nmdc:bsm-11-1r59n445</text:p>
          </table:table-cell>
          <table:table-cell table:formula="of:=[metag_raw.C247]" office:value-type="string" office:string-value="SRX21791445" calcext:value-type="string">
            <text:p>SRX2179144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7];[metag_raw.$C$2:.$C$319];0));&quot;&quot;)" office:value-type="string" office:string-value="Gp0566806" calcext:value-type="string">
            <text:p>Gp0566806</text:p>
          </table:table-cell>
          <table:table-cell table:number-columns-repeated="3"/>
        </table:table-row>
        <table:table-row table:style-name="ro1">
          <table:table-cell table:formula="of:=[.F248]" office:value-type="string" office:string-value="BESC-905-CL1_32_20" calcext:value-type="string">
            <text:p>BESC-905-CL1_32_20</text:p>
          </table:table-cell>
          <table:table-cell table:formula="of:=[metag_raw.E24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48];[metagenome_map.$A$2:.$A$319];0));&quot;&quot;)" office:value-type="string" office:string-value="rhizosphere" calcext:value-type="string">
            <text:p>rhizosphere</text:p>
          </table:table-cell>
          <table:table-cell table:formula="of:=[metag_raw.F248]" office:value-type="string" office:string-value="BESC-905-CL1_32_20" calcext:value-type="string">
            <text:p>BESC-905-CL1_32_20</text:p>
          </table:table-cell>
          <table:table-cell table:formula="of:=IFERROR(INDEX([metagenome_map.$C$2:.$C$319];MATCH([.Q248];[metagenome_map.$A$2:.$A$319];0));&quot;&quot;)" office:value-type="string" office:string-value="nmdc:bsm-11-8eypa967" calcext:value-type="string">
            <text:p>nmdc:bsm-11-8eypa967</text:p>
          </table:table-cell>
          <table:table-cell table:formula="of:=[metag_raw.C248]" office:value-type="string" office:string-value="SRX21791446" calcext:value-type="string">
            <text:p>SRX2179144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8];[metag_raw.$C$2:.$C$319];0));&quot;&quot;)" office:value-type="string" office:string-value="Gp0566838" calcext:value-type="string">
            <text:p>Gp0566838</text:p>
          </table:table-cell>
          <table:table-cell table:number-columns-repeated="3"/>
        </table:table-row>
        <table:table-row table:style-name="ro1">
          <table:table-cell table:formula="of:=[.F249]" office:value-type="string" office:string-value="BESC-388-Co1_32_7" calcext:value-type="string">
            <text:p>BESC-388-Co1_32_7</text:p>
          </table:table-cell>
          <table:table-cell table:formula="of:=[metag_raw.E24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49];[metagenome_map.$A$2:.$A$319];0));&quot;&quot;)" office:value-type="string" office:string-value="rhizosphere" calcext:value-type="string">
            <text:p>rhizosphere</text:p>
          </table:table-cell>
          <table:table-cell table:formula="of:=[metag_raw.F249]" office:value-type="string" office:string-value="BESC-388-Co1_32_7" calcext:value-type="string">
            <text:p>BESC-388-Co1_32_7</text:p>
          </table:table-cell>
          <table:table-cell table:formula="of:=IFERROR(INDEX([metagenome_map.$C$2:.$C$319];MATCH([.Q249];[metagenome_map.$A$2:.$A$319];0));&quot;&quot;)" office:value-type="string" office:string-value="nmdc:bsm-11-45z1kv27" calcext:value-type="string">
            <text:p>nmdc:bsm-11-45z1kv27</text:p>
          </table:table-cell>
          <table:table-cell table:formula="of:=[metag_raw.C249]" office:value-type="string" office:string-value="SRX21791447" calcext:value-type="string">
            <text:p>SRX2179144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9];[metag_raw.$C$2:.$C$319];0));&quot;&quot;)" office:value-type="string" office:string-value="Gp0566801" calcext:value-type="string">
            <text:p>Gp0566801</text:p>
          </table:table-cell>
          <table:table-cell table:number-columns-repeated="3"/>
        </table:table-row>
        <table:table-row table:style-name="ro1">
          <table:table-cell table:formula="of:=[.F250]" office:value-type="string" office:string-value="BESC-360-Co2_62_25" calcext:value-type="string">
            <text:p>BESC-360-Co2_62_25</text:p>
          </table:table-cell>
          <table:table-cell table:formula="of:=[metag_raw.E25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50];[metagenome_map.$A$2:.$A$319];0));&quot;&quot;)" office:value-type="string" office:string-value="rhizosphere" calcext:value-type="string">
            <text:p>rhizosphere</text:p>
          </table:table-cell>
          <table:table-cell table:formula="of:=[metag_raw.F250]" office:value-type="string" office:string-value="BESC-360-Co2_62_25" calcext:value-type="string">
            <text:p>BESC-360-Co2_62_25</text:p>
          </table:table-cell>
          <table:table-cell table:formula="of:=IFERROR(INDEX([metagenome_map.$C$2:.$C$319];MATCH([.Q250];[metagenome_map.$A$2:.$A$319];0));&quot;&quot;)" office:value-type="string" office:string-value="nmdc:bsm-11-4yy9a239" calcext:value-type="string">
            <text:p>nmdc:bsm-11-4yy9a239</text:p>
          </table:table-cell>
          <table:table-cell table:formula="of:=[metag_raw.C250]" office:value-type="string" office:string-value="SRX21791448" calcext:value-type="string">
            <text:p>SRX2179144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0];[metag_raw.$C$2:.$C$319];0));&quot;&quot;)" office:value-type="string" office:string-value="Gp0566796" calcext:value-type="string">
            <text:p>Gp0566796</text:p>
          </table:table-cell>
          <table:table-cell table:number-columns-repeated="3"/>
        </table:table-row>
        <table:table-row table:style-name="ro1">
          <table:table-cell table:formula="of:=[.F251]" office:value-type="string" office:string-value="BESC-847-Co1_12_9" calcext:value-type="string">
            <text:p>BESC-847-Co1_12_9</text:p>
          </table:table-cell>
          <table:table-cell table:formula="of:=[metag_raw.E25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51];[metagenome_map.$A$2:.$A$319];0));&quot;&quot;)" office:value-type="string" office:string-value="rhizosphere" calcext:value-type="string">
            <text:p>rhizosphere</text:p>
          </table:table-cell>
          <table:table-cell table:formula="of:=[metag_raw.F251]" office:value-type="string" office:string-value="BESC-847-Co1_12_9" calcext:value-type="string">
            <text:p>BESC-847-Co1_12_9</text:p>
          </table:table-cell>
          <table:table-cell table:formula="of:=IFERROR(INDEX([metagenome_map.$C$2:.$C$319];MATCH([.Q251];[metagenome_map.$A$2:.$A$319];0));&quot;&quot;)" office:value-type="string" office:string-value="nmdc:bsm-11-qyx7qs76" calcext:value-type="string">
            <text:p>nmdc:bsm-11-qyx7qs76</text:p>
          </table:table-cell>
          <table:table-cell table:formula="of:=[metag_raw.C251]" office:value-type="string" office:string-value="SRX21791449" calcext:value-type="string">
            <text:p>SRX2179144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1];[metag_raw.$C$2:.$C$319];0));&quot;&quot;)" office:value-type="string" office:string-value="Gp0566824" calcext:value-type="string">
            <text:p>Gp0566824</text:p>
          </table:table-cell>
          <table:table-cell table:number-columns-repeated="3"/>
        </table:table-row>
        <table:table-row table:style-name="ro1">
          <table:table-cell table:formula="of:=[.F252]" office:value-type="string" office:string-value="BESC-866-CL3_75_7" calcext:value-type="string">
            <text:p>BESC-866-CL3_75_7</text:p>
          </table:table-cell>
          <table:table-cell table:formula="of:=[metag_raw.E25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52];[metagenome_map.$A$2:.$A$319];0));&quot;&quot;)" office:value-type="string" office:string-value="rhizosphere" calcext:value-type="string">
            <text:p>rhizosphere</text:p>
          </table:table-cell>
          <table:table-cell table:formula="of:=[metag_raw.F252]" office:value-type="string" office:string-value="BESC-866-CL3_75_7" calcext:value-type="string">
            <text:p>BESC-866-CL3_75_7</text:p>
          </table:table-cell>
          <table:table-cell table:formula="of:=IFERROR(INDEX([metagenome_map.$C$2:.$C$319];MATCH([.Q252];[metagenome_map.$A$2:.$A$319];0));&quot;&quot;)" office:value-type="string" office:string-value="nmdc:bsm-11-7n6p8d80" calcext:value-type="string">
            <text:p>nmdc:bsm-11-7n6p8d80</text:p>
          </table:table-cell>
          <table:table-cell table:formula="of:=[metag_raw.C252]" office:value-type="string" office:string-value="SRX21791450" calcext:value-type="string">
            <text:p>SRX2179145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2];[metag_raw.$C$2:.$C$319];0));&quot;&quot;)" office:value-type="string" office:string-value="Gp0566829" calcext:value-type="string">
            <text:p>Gp0566829</text:p>
          </table:table-cell>
          <table:table-cell table:number-columns-repeated="3"/>
        </table:table-row>
        <table:table-row table:style-name="ro1">
          <table:table-cell table:formula="of:=[.F253]" office:value-type="string" office:string-value="BESC-351-Co3_11_46" calcext:value-type="string">
            <text:p>BESC-351-Co3_11_46</text:p>
          </table:table-cell>
          <table:table-cell table:formula="of:=[metag_raw.E25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53];[metagenome_map.$A$2:.$A$319];0));&quot;&quot;)" office:value-type="string" office:string-value="rhizosphere" calcext:value-type="string">
            <text:p>rhizosphere</text:p>
          </table:table-cell>
          <table:table-cell table:formula="of:=[metag_raw.F253]" office:value-type="string" office:string-value="BESC-351-Co3_11_46" calcext:value-type="string">
            <text:p>BESC-351-Co3_11_46</text:p>
          </table:table-cell>
          <table:table-cell table:formula="of:=IFERROR(INDEX([metagenome_map.$C$2:.$C$319];MATCH([.Q253];[metagenome_map.$A$2:.$A$319];0));&quot;&quot;)" office:value-type="string" office:string-value="nmdc:bsm-11-z1r5gy96" calcext:value-type="string">
            <text:p>nmdc:bsm-11-z1r5gy96</text:p>
          </table:table-cell>
          <table:table-cell table:formula="of:=[metag_raw.C253]" office:value-type="string" office:string-value="SRX21791451" calcext:value-type="string">
            <text:p>SRX2179145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3];[metag_raw.$C$2:.$C$319];0));&quot;&quot;)" office:value-type="string" office:string-value="Gp0566793" calcext:value-type="string">
            <text:p>Gp0566793</text:p>
          </table:table-cell>
          <table:table-cell table:number-columns-repeated="3"/>
        </table:table-row>
        <table:table-row table:style-name="ro1">
          <table:table-cell table:formula="of:=[.F254]" office:value-type="string" office:string-value="GW-4579-CL2_50_20" calcext:value-type="string">
            <text:p>GW-4579-CL2_50_20</text:p>
          </table:table-cell>
          <table:table-cell table:formula="of:=[metag_raw.E25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54];[metagenome_map.$A$2:.$A$319];0));&quot;&quot;)" office:value-type="string" office:string-value="rhizosphere" calcext:value-type="string">
            <text:p>rhizosphere</text:p>
          </table:table-cell>
          <table:table-cell table:formula="of:=[metag_raw.F254]" office:value-type="string" office:string-value="GW-4579-CL2_50_20" calcext:value-type="string">
            <text:p>GW-4579-CL2_50_20</text:p>
          </table:table-cell>
          <table:table-cell table:formula="of:=IFERROR(INDEX([metagenome_map.$C$2:.$C$319];MATCH([.Q254];[metagenome_map.$A$2:.$A$319];0));&quot;&quot;)" office:value-type="string" office:string-value="nmdc:bsm-11-6y2dt532" calcext:value-type="string">
            <text:p>nmdc:bsm-11-6y2dt532</text:p>
          </table:table-cell>
          <table:table-cell table:formula="of:=[metag_raw.C254]" office:value-type="string" office:string-value="SRX21791452" calcext:value-type="string">
            <text:p>SRX2179145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4];[metag_raw.$C$2:.$C$319];0));&quot;&quot;)" office:value-type="string" office:string-value="Gp0566843" calcext:value-type="string">
            <text:p>Gp0566843</text:p>
          </table:table-cell>
          <table:table-cell table:number-columns-repeated="3"/>
        </table:table-row>
        <table:table-row table:style-name="ro1">
          <table:table-cell table:formula="of:=[.F255]" office:value-type="string" office:string-value="BESC-351-Co2_42_17" calcext:value-type="string">
            <text:p>BESC-351-Co2_42_17</text:p>
          </table:table-cell>
          <table:table-cell table:formula="of:=[metag_raw.E25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55];[metagenome_map.$A$2:.$A$319];0));&quot;&quot;)" office:value-type="string" office:string-value="rhizosphere" calcext:value-type="string">
            <text:p>rhizosphere</text:p>
          </table:table-cell>
          <table:table-cell table:formula="of:=[metag_raw.F255]" office:value-type="string" office:string-value="BESC-351-Co2_42_17" calcext:value-type="string">
            <text:p>BESC-351-Co2_42_17</text:p>
          </table:table-cell>
          <table:table-cell table:formula="of:=IFERROR(INDEX([metagenome_map.$C$2:.$C$319];MATCH([.Q255];[metagenome_map.$A$2:.$A$319];0));&quot;&quot;)" office:value-type="string" office:string-value="nmdc:bsm-11-hhb2g180" calcext:value-type="string">
            <text:p>nmdc:bsm-11-hhb2g180</text:p>
          </table:table-cell>
          <table:table-cell table:formula="of:=[metag_raw.C255]" office:value-type="string" office:string-value="SRX21791453" calcext:value-type="string">
            <text:p>SRX2179145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5];[metag_raw.$C$2:.$C$319];0));&quot;&quot;)" office:value-type="string" office:string-value="Gp0566792" calcext:value-type="string">
            <text:p>Gp0566792</text:p>
          </table:table-cell>
          <table:table-cell table:number-columns-repeated="3"/>
        </table:table-row>
        <table:table-row table:style-name="ro1">
          <table:table-cell table:formula="of:=[.F256]" office:value-type="string" office:string-value="BESC-388-CL1_25_34" calcext:value-type="string">
            <text:p>BESC-388-CL1_25_34</text:p>
          </table:table-cell>
          <table:table-cell table:formula="of:=[metag_raw.E25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56];[metagenome_map.$A$2:.$A$319];0));&quot;&quot;)" office:value-type="string" office:string-value="rhizosphere" calcext:value-type="string">
            <text:p>rhizosphere</text:p>
          </table:table-cell>
          <table:table-cell table:formula="of:=[metag_raw.F256]" office:value-type="string" office:string-value="BESC-388-CL1_25_34" calcext:value-type="string">
            <text:p>BESC-388-CL1_25_34</text:p>
          </table:table-cell>
          <table:table-cell table:formula="of:=IFERROR(INDEX([metagenome_map.$C$2:.$C$319];MATCH([.Q256];[metagenome_map.$A$2:.$A$319];0));&quot;&quot;)" office:value-type="string" office:string-value="nmdc:bsm-11-9gmcv191" calcext:value-type="string">
            <text:p>nmdc:bsm-11-9gmcv191</text:p>
          </table:table-cell>
          <table:table-cell table:formula="of:=[metag_raw.C256]" office:value-type="string" office:string-value="SRX21791454" calcext:value-type="string">
            <text:p>SRX2179145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6];[metag_raw.$C$2:.$C$319];0));&quot;&quot;)" office:value-type="string" office:string-value="Gp0566798" calcext:value-type="string">
            <text:p>Gp0566798</text:p>
          </table:table-cell>
          <table:table-cell table:number-columns-repeated="3"/>
        </table:table-row>
        <table:table-row table:style-name="ro1">
          <table:table-cell table:formula="of:=[.F257]" office:value-type="string" office:string-value="BESC-833-CL3_77_6" calcext:value-type="string">
            <text:p>BESC-833-CL3_77_6</text:p>
          </table:table-cell>
          <table:table-cell table:formula="of:=[metag_raw.E25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57];[metagenome_map.$A$2:.$A$319];0));&quot;&quot;)" office:value-type="string" office:string-value="rhizosphere" calcext:value-type="string">
            <text:p>rhizosphere</text:p>
          </table:table-cell>
          <table:table-cell table:formula="of:=[metag_raw.F257]" office:value-type="string" office:string-value="BESC-833-CL3_77_6" calcext:value-type="string">
            <text:p>BESC-833-CL3_77_6</text:p>
          </table:table-cell>
          <table:table-cell table:formula="of:=IFERROR(INDEX([metagenome_map.$C$2:.$C$319];MATCH([.Q257];[metagenome_map.$A$2:.$A$319];0));&quot;&quot;)" office:value-type="string" office:string-value="nmdc:bsm-11-at9sda86" calcext:value-type="string">
            <text:p>nmdc:bsm-11-at9sda86</text:p>
          </table:table-cell>
          <table:table-cell table:formula="of:=[metag_raw.C257]" office:value-type="string" office:string-value="SRX21791455" calcext:value-type="string">
            <text:p>SRX2179145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7];[metag_raw.$C$2:.$C$319];0));&quot;&quot;)" office:value-type="string" office:string-value="Gp0566811" calcext:value-type="string">
            <text:p>Gp0566811</text:p>
          </table:table-cell>
          <table:table-cell table:number-columns-repeated="3"/>
        </table:table-row>
        <table:table-row table:style-name="ro1">
          <table:table-cell table:formula="of:=[.F258]" office:value-type="string" office:string-value="BESC-904-CL3_91_3" calcext:value-type="string">
            <text:p>BESC-904-CL3_91_3</text:p>
          </table:table-cell>
          <table:table-cell table:formula="of:=[metag_raw.E25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58];[metagenome_map.$A$2:.$A$319];0));&quot;&quot;)" office:value-type="string" office:string-value="rhizosphere" calcext:value-type="string">
            <text:p>rhizosphere</text:p>
          </table:table-cell>
          <table:table-cell table:formula="of:=[metag_raw.F258]" office:value-type="string" office:string-value="BESC-904-CL3_91_3" calcext:value-type="string">
            <text:p>BESC-904-CL3_91_3</text:p>
          </table:table-cell>
          <table:table-cell table:formula="of:=IFERROR(INDEX([metagenome_map.$C$2:.$C$319];MATCH([.Q258];[metagenome_map.$A$2:.$A$319];0));&quot;&quot;)" office:value-type="string" office:string-value="nmdc:bsm-11-xgrda154" calcext:value-type="string">
            <text:p>nmdc:bsm-11-xgrda154</text:p>
          </table:table-cell>
          <table:table-cell table:formula="of:=[metag_raw.C258]" office:value-type="string" office:string-value="SRX21791456" calcext:value-type="string">
            <text:p>SRX2179145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8];[metag_raw.$C$2:.$C$319];0));&quot;&quot;)" office:value-type="string" office:string-value="Gp0566834" calcext:value-type="string">
            <text:p>Gp0566834</text:p>
          </table:table-cell>
          <table:table-cell table:number-columns-repeated="3"/>
        </table:table-row>
        <table:table-row table:style-name="ro1">
          <table:table-cell table:formula="of:=[.F259]" office:value-type="string" office:string-value="BESC-360-Co1_23_6" calcext:value-type="string">
            <text:p>BESC-360-Co1_23_6</text:p>
          </table:table-cell>
          <table:table-cell table:formula="of:=[metag_raw.E25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59];[metagenome_map.$A$2:.$A$319];0));&quot;&quot;)" office:value-type="string" office:string-value="rhizosphere" calcext:value-type="string">
            <text:p>rhizosphere</text:p>
          </table:table-cell>
          <table:table-cell table:formula="of:=[metag_raw.F259]" office:value-type="string" office:string-value="BESC-360-Co1_23_6" calcext:value-type="string">
            <text:p>BESC-360-Co1_23_6</text:p>
          </table:table-cell>
          <table:table-cell table:formula="of:=IFERROR(INDEX([metagenome_map.$C$2:.$C$319];MATCH([.Q259];[metagenome_map.$A$2:.$A$319];0));&quot;&quot;)" office:value-type="string" office:string-value="nmdc:bsm-11-k7v09098" calcext:value-type="string">
            <text:p>nmdc:bsm-11-k7v09098</text:p>
          </table:table-cell>
          <table:table-cell table:formula="of:=[metag_raw.C259]" office:value-type="string" office:string-value="SRX21791457" calcext:value-type="string">
            <text:p>SRX2179145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9];[metag_raw.$C$2:.$C$319];0));&quot;&quot;)" office:value-type="string" office:string-value="Gp0566839" calcext:value-type="string">
            <text:p>Gp0566839</text:p>
          </table:table-cell>
          <table:table-cell table:number-columns-repeated="3"/>
        </table:table-row>
        <table:table-row table:style-name="ro1">
          <table:table-cell table:formula="of:=[.F260]" office:value-type="string" office:string-value="BESC-351-CL2_54_28" calcext:value-type="string">
            <text:p>BESC-351-CL2_54_28</text:p>
          </table:table-cell>
          <table:table-cell table:formula="of:=[metag_raw.E26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60];[metagenome_map.$A$2:.$A$319];0));&quot;&quot;)" office:value-type="string" office:string-value="rhizosphere" calcext:value-type="string">
            <text:p>rhizosphere</text:p>
          </table:table-cell>
          <table:table-cell table:formula="of:=[metag_raw.F260]" office:value-type="string" office:string-value="BESC-351-CL2_54_28" calcext:value-type="string">
            <text:p>BESC-351-CL2_54_28</text:p>
          </table:table-cell>
          <table:table-cell table:formula="of:=IFERROR(INDEX([metagenome_map.$C$2:.$C$319];MATCH([.Q260];[metagenome_map.$A$2:.$A$319];0));&quot;&quot;)" office:value-type="string" office:string-value="nmdc:bsm-11-s110fy15" calcext:value-type="string">
            <text:p>nmdc:bsm-11-s110fy15</text:p>
          </table:table-cell>
          <table:table-cell table:formula="of:=[metag_raw.C260]" office:value-type="string" office:string-value="SRX21791458" calcext:value-type="string">
            <text:p>SRX2179145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0];[metag_raw.$C$2:.$C$319];0));&quot;&quot;)" office:value-type="string" office:string-value="Gp0566789" calcext:value-type="string">
            <text:p>Gp0566789</text:p>
          </table:table-cell>
          <table:table-cell table:number-columns-repeated="3"/>
        </table:table-row>
        <table:table-row table:style-name="ro1">
          <table:table-cell table:formula="of:=[.F261]" office:value-type="string" office:string-value="GW-4579-Co3_14_51" calcext:value-type="string">
            <text:p>GW-4579-Co3_14_51</text:p>
          </table:table-cell>
          <table:table-cell table:formula="of:=[metag_raw.E26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61];[metagenome_map.$A$2:.$A$319];0));&quot;&quot;)" office:value-type="string" office:string-value="rhizosphere" calcext:value-type="string">
            <text:p>rhizosphere</text:p>
          </table:table-cell>
          <table:table-cell table:formula="of:=[metag_raw.F261]" office:value-type="string" office:string-value="GW-4579-Co3_14_51" calcext:value-type="string">
            <text:p>GW-4579-Co3_14_51</text:p>
          </table:table-cell>
          <table:table-cell table:formula="of:=IFERROR(INDEX([metagenome_map.$C$2:.$C$319];MATCH([.Q261];[metagenome_map.$A$2:.$A$319];0));&quot;&quot;)" office:value-type="string" office:string-value="nmdc:bsm-11-011z7z70" calcext:value-type="string">
            <text:p>nmdc:bsm-11-011z7z70</text:p>
          </table:table-cell>
          <table:table-cell table:formula="of:=[metag_raw.C261]" office:value-type="string" office:string-value="SRX21791459" calcext:value-type="string">
            <text:p>SRX2179145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1];[metag_raw.$C$2:.$C$319];0));&quot;&quot;)" office:value-type="string" office:string-value="Gp0566846" calcext:value-type="string">
            <text:p>Gp0566846</text:p>
          </table:table-cell>
          <table:table-cell table:number-columns-repeated="3"/>
        </table:table-row>
        <table:table-row table:style-name="ro1">
          <table:table-cell table:formula="of:=[.F262]" office:value-type="string" office:string-value="BESC-351-CL3_84_27" calcext:value-type="string">
            <text:p>BESC-351-CL3_84_27</text:p>
          </table:table-cell>
          <table:table-cell table:formula="of:=[metag_raw.E26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62];[metagenome_map.$A$2:.$A$319];0));&quot;&quot;)" office:value-type="string" office:string-value="rhizosphere" calcext:value-type="string">
            <text:p>rhizosphere</text:p>
          </table:table-cell>
          <table:table-cell table:formula="of:=[metag_raw.F262]" office:value-type="string" office:string-value="BESC-351-CL3_84_27" calcext:value-type="string">
            <text:p>BESC-351-CL3_84_27</text:p>
          </table:table-cell>
          <table:table-cell table:formula="of:=IFERROR(INDEX([metagenome_map.$C$2:.$C$319];MATCH([.Q262];[metagenome_map.$A$2:.$A$319];0));&quot;&quot;)" office:value-type="string" office:string-value="nmdc:bsm-11-zxvekh84" calcext:value-type="string">
            <text:p>nmdc:bsm-11-zxvekh84</text:p>
          </table:table-cell>
          <table:table-cell table:formula="of:=[metag_raw.C262]" office:value-type="string" office:string-value="SRX21791460" calcext:value-type="string">
            <text:p>SRX2179146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2];[metag_raw.$C$2:.$C$319];0));&quot;&quot;)" office:value-type="string" office:string-value="Gp0566790" calcext:value-type="string">
            <text:p>Gp0566790</text:p>
          </table:table-cell>
          <table:table-cell table:number-columns-repeated="3"/>
        </table:table-row>
        <table:table-row table:style-name="ro1">
          <table:table-cell table:formula="of:=[.F263]" office:value-type="string" office:string-value="BESC-351-Co1_10_3" calcext:value-type="string">
            <text:p>BESC-351-Co1_10_3</text:p>
          </table:table-cell>
          <table:table-cell table:formula="of:=[metag_raw.E26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63];[metagenome_map.$A$2:.$A$319];0));&quot;&quot;)" office:value-type="string" office:string-value="rhizosphere" calcext:value-type="string">
            <text:p>rhizosphere</text:p>
          </table:table-cell>
          <table:table-cell table:formula="of:=[metag_raw.F263]" office:value-type="string" office:string-value="BESC-351-Co1_10_3" calcext:value-type="string">
            <text:p>BESC-351-Co1_10_3</text:p>
          </table:table-cell>
          <table:table-cell table:formula="of:=IFERROR(INDEX([metagenome_map.$C$2:.$C$319];MATCH([.Q263];[metagenome_map.$A$2:.$A$319];0));&quot;&quot;)" office:value-type="string" office:string-value="nmdc:bsm-11-k7fkcz65" calcext:value-type="string">
            <text:p>nmdc:bsm-11-k7fkcz65</text:p>
          </table:table-cell>
          <table:table-cell table:formula="of:=[metag_raw.C263]" office:value-type="string" office:string-value="SRX21791461" calcext:value-type="string">
            <text:p>SRX2179146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3];[metag_raw.$C$2:.$C$319];0));&quot;&quot;)" office:value-type="string" office:string-value="Gp0566791" calcext:value-type="string">
            <text:p>Gp0566791</text:p>
          </table:table-cell>
          <table:table-cell table:number-columns-repeated="3"/>
        </table:table-row>
        <table:table-row table:style-name="ro1">
          <table:table-cell table:formula="of:=[.F264]" office:value-type="string" office:string-value="BESC-360-CL3_72_12" calcext:value-type="string">
            <text:p>BESC-360-CL3_72_12</text:p>
          </table:table-cell>
          <table:table-cell table:formula="of:=[metag_raw.E26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64];[metagenome_map.$A$2:.$A$319];0));&quot;&quot;)" office:value-type="string" office:string-value="rhizosphere" calcext:value-type="string">
            <text:p>rhizosphere</text:p>
          </table:table-cell>
          <table:table-cell table:formula="of:=[metag_raw.F264]" office:value-type="string" office:string-value="BESC-360-CL3_72_12" calcext:value-type="string">
            <text:p>BESC-360-CL3_72_12</text:p>
          </table:table-cell>
          <table:table-cell table:formula="of:=IFERROR(INDEX([metagenome_map.$C$2:.$C$319];MATCH([.Q264];[metagenome_map.$A$2:.$A$319];0));&quot;&quot;)" office:value-type="string" office:string-value="nmdc:bsm-11-3zh6yy26" calcext:value-type="string">
            <text:p>nmdc:bsm-11-3zh6yy26</text:p>
          </table:table-cell>
          <table:table-cell table:formula="of:=[metag_raw.C264]" office:value-type="string" office:string-value="SRX21791462" calcext:value-type="string">
            <text:p>SRX2179146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4];[metag_raw.$C$2:.$C$319];0));&quot;&quot;)" office:value-type="string" office:string-value="Gp0566795" calcext:value-type="string">
            <text:p>Gp0566795</text:p>
          </table:table-cell>
          <table:table-cell table:number-columns-repeated="3"/>
        </table:table-row>
        <table:table-row table:style-name="ro1">
          <table:table-cell table:formula="of:=[.F265]" office:value-type="string" office:string-value="BESC-904-Co3_16_51" calcext:value-type="string">
            <text:p>BESC-904-Co3_16_51</text:p>
          </table:table-cell>
          <table:table-cell table:formula="of:=[metag_raw.E26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65];[metagenome_map.$A$2:.$A$319];0));&quot;&quot;)" office:value-type="string" office:string-value="rhizosphere" calcext:value-type="string">
            <text:p>rhizosphere</text:p>
          </table:table-cell>
          <table:table-cell table:formula="of:=[metag_raw.F265]" office:value-type="string" office:string-value="BESC-904-Co3_16_51" calcext:value-type="string">
            <text:p>BESC-904-Co3_16_51</text:p>
          </table:table-cell>
          <table:table-cell table:formula="of:=IFERROR(INDEX([metagenome_map.$C$2:.$C$319];MATCH([.Q265];[metagenome_map.$A$2:.$A$319];0));&quot;&quot;)" office:value-type="string" office:string-value="nmdc:bsm-11-6zd5nb38" calcext:value-type="string">
            <text:p>nmdc:bsm-11-6zd5nb38</text:p>
          </table:table-cell>
          <table:table-cell table:formula="of:=[metag_raw.C265]" office:value-type="string" office:string-value="SRX21791463" calcext:value-type="string">
            <text:p>SRX2179146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5];[metag_raw.$C$2:.$C$319];0));&quot;&quot;)" office:value-type="string" office:string-value="Gp0566837" calcext:value-type="string">
            <text:p>Gp0566837</text:p>
          </table:table-cell>
          <table:table-cell table:number-columns-repeated="3"/>
        </table:table-row>
        <table:table-row table:style-name="ro1">
          <table:table-cell table:formula="of:=[.F266]" office:value-type="string" office:string-value="GW-7986-Co1_37_5" calcext:value-type="string">
            <text:p>GW-7986-Co1_37_5</text:p>
          </table:table-cell>
          <table:table-cell table:formula="of:=[metag_raw.E26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66];[metagenome_map.$A$2:.$A$319];0));&quot;&quot;)" office:value-type="string" office:string-value="rhizosphere" calcext:value-type="string">
            <text:p>rhizosphere</text:p>
          </table:table-cell>
          <table:table-cell table:formula="of:=[metag_raw.F266]" office:value-type="string" office:string-value="GW-7986-Co1_37_5" calcext:value-type="string">
            <text:p>GW-7986-Co1_37_5</text:p>
          </table:table-cell>
          <table:table-cell table:formula="of:=IFERROR(INDEX([metagenome_map.$C$2:.$C$319];MATCH([.Q266];[metagenome_map.$A$2:.$A$319];0));&quot;&quot;)" office:value-type="string" office:string-value="nmdc:bsm-11-kgm2s608" calcext:value-type="string">
            <text:p>nmdc:bsm-11-kgm2s608</text:p>
          </table:table-cell>
          <table:table-cell table:formula="of:=[metag_raw.C266]" office:value-type="string" office:string-value="SRX21791464" calcext:value-type="string">
            <text:p>SRX2179146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6];[metag_raw.$C$2:.$C$319];0));&quot;&quot;)" office:value-type="string" office:string-value="Gp0566847" calcext:value-type="string">
            <text:p>Gp0566847</text:p>
          </table:table-cell>
          <table:table-cell table:number-columns-repeated="3"/>
        </table:table-row>
        <table:table-row table:style-name="ro1">
          <table:table-cell table:formula="of:=[.F267]" office:value-type="string" office:string-value="BESC-866-CL2_50_11" calcext:value-type="string">
            <text:p>BESC-866-CL2_50_11</text:p>
          </table:table-cell>
          <table:table-cell table:formula="of:=[metag_raw.E26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67];[metagenome_map.$A$2:.$A$319];0));&quot;&quot;)" office:value-type="string" office:string-value="rhizosphere" calcext:value-type="string">
            <text:p>rhizosphere</text:p>
          </table:table-cell>
          <table:table-cell table:formula="of:=[metag_raw.F267]" office:value-type="string" office:string-value="BESC-866-CL2_50_11" calcext:value-type="string">
            <text:p>BESC-866-CL2_50_11</text:p>
          </table:table-cell>
          <table:table-cell table:formula="of:=IFERROR(INDEX([metagenome_map.$C$2:.$C$319];MATCH([.Q267];[metagenome_map.$A$2:.$A$319];0));&quot;&quot;)" office:value-type="string" office:string-value="nmdc:bsm-11-7j0fnc87" calcext:value-type="string">
            <text:p>nmdc:bsm-11-7j0fnc87</text:p>
          </table:table-cell>
          <table:table-cell table:formula="of:=[metag_raw.C267]" office:value-type="string" office:string-value="SRX21791465" calcext:value-type="string">
            <text:p>SRX2179146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7];[metag_raw.$C$2:.$C$319];0));&quot;&quot;)" office:value-type="string" office:string-value="Gp0566828" calcext:value-type="string">
            <text:p>Gp0566828</text:p>
          </table:table-cell>
          <table:table-cell table:number-columns-repeated="3"/>
        </table:table-row>
        <table:table-row table:style-name="ro1">
          <table:table-cell table:formula="of:=[.F268]" office:value-type="string" office:string-value="BESC-847-Co2_69_13" calcext:value-type="string">
            <text:p>BESC-847-Co2_69_13</text:p>
          </table:table-cell>
          <table:table-cell table:formula="of:=[metag_raw.E26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68];[metagenome_map.$A$2:.$A$319];0));&quot;&quot;)" office:value-type="string" office:string-value="rhizosphere" calcext:value-type="string">
            <text:p>rhizosphere</text:p>
          </table:table-cell>
          <table:table-cell table:formula="of:=[metag_raw.F268]" office:value-type="string" office:string-value="BESC-847-Co2_69_13" calcext:value-type="string">
            <text:p>BESC-847-Co2_69_13</text:p>
          </table:table-cell>
          <table:table-cell table:formula="of:=IFERROR(INDEX([metagenome_map.$C$2:.$C$319];MATCH([.Q268];[metagenome_map.$A$2:.$A$319];0));&quot;&quot;)" office:value-type="string" office:string-value="nmdc:bsm-11-67dmq694" calcext:value-type="string">
            <text:p>nmdc:bsm-11-67dmq694</text:p>
          </table:table-cell>
          <table:table-cell table:formula="of:=[metag_raw.C268]" office:value-type="string" office:string-value="SRX21791466" calcext:value-type="string">
            <text:p>SRX2179146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8];[metag_raw.$C$2:.$C$319];0));&quot;&quot;)" office:value-type="string" office:string-value="Gp0566825" calcext:value-type="string">
            <text:p>Gp0566825</text:p>
          </table:table-cell>
          <table:table-cell table:number-columns-repeated="3"/>
        </table:table-row>
        <table:table-row table:style-name="ro1">
          <table:table-cell table:formula="of:=[.F269]" office:value-type="string" office:string-value="BESC-866-Co3_27_48" calcext:value-type="string">
            <text:p>BESC-866-Co3_27_48</text:p>
          </table:table-cell>
          <table:table-cell table:formula="of:=[metag_raw.E26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69];[metagenome_map.$A$2:.$A$319];0));&quot;&quot;)" office:value-type="string" office:string-value="rhizosphere" calcext:value-type="string">
            <text:p>rhizosphere</text:p>
          </table:table-cell>
          <table:table-cell table:formula="of:=[metag_raw.F269]" office:value-type="string" office:string-value="BESC-866-Co3_27_48" calcext:value-type="string">
            <text:p>BESC-866-Co3_27_48</text:p>
          </table:table-cell>
          <table:table-cell table:formula="of:=IFERROR(INDEX([metagenome_map.$C$2:.$C$319];MATCH([.Q269];[metagenome_map.$A$2:.$A$319];0));&quot;&quot;)" office:value-type="string" office:string-value="nmdc:bsm-11-kz54ep97" calcext:value-type="string">
            <text:p>nmdc:bsm-11-kz54ep97</text:p>
          </table:table-cell>
          <table:table-cell table:formula="of:=[metag_raw.C269]" office:value-type="string" office:string-value="SRX21791467" calcext:value-type="string">
            <text:p>SRX2179146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9];[metag_raw.$C$2:.$C$319];0));&quot;&quot;)" office:value-type="string" office:string-value="Gp0566832" calcext:value-type="string">
            <text:p>Gp0566832</text:p>
          </table:table-cell>
          <table:table-cell table:number-columns-repeated="3"/>
        </table:table-row>
        <table:table-row table:style-name="ro1">
          <table:table-cell table:formula="of:=[.F270]" office:value-type="string" office:string-value="BESC-360-Co3_13_34" calcext:value-type="string">
            <text:p>BESC-360-Co3_13_34</text:p>
          </table:table-cell>
          <table:table-cell table:formula="of:=[metag_raw.E27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70];[metagenome_map.$A$2:.$A$319];0));&quot;&quot;)" office:value-type="string" office:string-value="rhizosphere" calcext:value-type="string">
            <text:p>rhizosphere</text:p>
          </table:table-cell>
          <table:table-cell table:formula="of:=[metag_raw.F270]" office:value-type="string" office:string-value="BESC-360-Co3_13_34" calcext:value-type="string">
            <text:p>BESC-360-Co3_13_34</text:p>
          </table:table-cell>
          <table:table-cell table:formula="of:=IFERROR(INDEX([metagenome_map.$C$2:.$C$319];MATCH([.Q270];[metagenome_map.$A$2:.$A$319];0));&quot;&quot;)" office:value-type="string" office:string-value="nmdc:bsm-11-v85xpj21" calcext:value-type="string">
            <text:p>nmdc:bsm-11-v85xpj21</text:p>
          </table:table-cell>
          <table:table-cell table:formula="of:=[metag_raw.C270]" office:value-type="string" office:string-value="SRX21791468" calcext:value-type="string">
            <text:p>SRX2179146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0];[metag_raw.$C$2:.$C$319];0));&quot;&quot;)" office:value-type="string" office:string-value="Gp0566797" calcext:value-type="string">
            <text:p>Gp0566797</text:p>
          </table:table-cell>
          <table:table-cell table:number-columns-repeated="3"/>
        </table:table-row>
        <table:table-row table:style-name="ro1">
          <table:table-cell table:formula="of:=[.F271]" office:value-type="string" office:string-value="BESC-388-Co2_54_7" calcext:value-type="string">
            <text:p>BESC-388-Co2_54_7</text:p>
          </table:table-cell>
          <table:table-cell table:formula="of:=[metag_raw.E27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71];[metagenome_map.$A$2:.$A$319];0));&quot;&quot;)" office:value-type="string" office:string-value="rhizosphere" calcext:value-type="string">
            <text:p>rhizosphere</text:p>
          </table:table-cell>
          <table:table-cell table:formula="of:=[metag_raw.F271]" office:value-type="string" office:string-value="BESC-388-Co2_54_7" calcext:value-type="string">
            <text:p>BESC-388-Co2_54_7</text:p>
          </table:table-cell>
          <table:table-cell table:formula="of:=IFERROR(INDEX([metagenome_map.$C$2:.$C$319];MATCH([.Q271];[metagenome_map.$A$2:.$A$319];0));&quot;&quot;)" office:value-type="string" office:string-value="nmdc:bsm-11-05dve909" calcext:value-type="string">
            <text:p>nmdc:bsm-11-05dve909</text:p>
          </table:table-cell>
          <table:table-cell table:formula="of:=[metag_raw.C271]" office:value-type="string" office:string-value="SRX21791469" calcext:value-type="string">
            <text:p>SRX2179146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1];[metag_raw.$C$2:.$C$319];0));&quot;&quot;)" office:value-type="string" office:string-value="Gp0566802" calcext:value-type="string">
            <text:p>Gp0566802</text:p>
          </table:table-cell>
          <table:table-cell table:number-columns-repeated="3"/>
        </table:table-row>
        <table:table-row table:style-name="ro1">
          <table:table-cell table:formula="of:=[.F272]" office:value-type="string" office:string-value="BESC-866-Co1_10_5" calcext:value-type="string">
            <text:p>BESC-866-Co1_10_5</text:p>
          </table:table-cell>
          <table:table-cell table:formula="of:=[metag_raw.E27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72];[metagenome_map.$A$2:.$A$319];0));&quot;&quot;)" office:value-type="string" office:string-value="rhizosphere" calcext:value-type="string">
            <text:p>rhizosphere</text:p>
          </table:table-cell>
          <table:table-cell table:formula="of:=[metag_raw.F272]" office:value-type="string" office:string-value="BESC-866-Co1_10_5" calcext:value-type="string">
            <text:p>BESC-866-Co1_10_5</text:p>
          </table:table-cell>
          <table:table-cell table:formula="of:=IFERROR(INDEX([metagenome_map.$C$2:.$C$319];MATCH([.Q272];[metagenome_map.$A$2:.$A$319];0));&quot;&quot;)" office:value-type="string" office:string-value="nmdc:bsm-11-8wd4pp40" calcext:value-type="string">
            <text:p>nmdc:bsm-11-8wd4pp40</text:p>
          </table:table-cell>
          <table:table-cell table:formula="of:=[metag_raw.C272]" office:value-type="string" office:string-value="SRX21791470" calcext:value-type="string">
            <text:p>SRX2179147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2];[metag_raw.$C$2:.$C$319];0));&quot;&quot;)" office:value-type="string" office:string-value="Gp0566830" calcext:value-type="string">
            <text:p>Gp0566830</text:p>
          </table:table-cell>
          <table:table-cell table:number-columns-repeated="3"/>
        </table:table-row>
        <table:table-row table:style-name="ro1">
          <table:table-cell table:formula="of:=[.F273]" office:value-type="string" office:string-value="GW-4579-Co1_14_4" calcext:value-type="string">
            <text:p>GW-4579-Co1_14_4</text:p>
          </table:table-cell>
          <table:table-cell table:formula="of:=[metag_raw.E27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73];[metagenome_map.$A$2:.$A$319];0));&quot;&quot;)" office:value-type="string" office:string-value="rhizosphere" calcext:value-type="string">
            <text:p>rhizosphere</text:p>
          </table:table-cell>
          <table:table-cell table:formula="of:=[metag_raw.F273]" office:value-type="string" office:string-value="GW-4579-Co1_14_4" calcext:value-type="string">
            <text:p>GW-4579-Co1_14_4</text:p>
          </table:table-cell>
          <table:table-cell table:formula="of:=IFERROR(INDEX([metagenome_map.$C$2:.$C$319];MATCH([.Q273];[metagenome_map.$A$2:.$A$319];0));&quot;&quot;)" office:value-type="string" office:string-value="nmdc:bsm-11-kgjz0433" calcext:value-type="string">
            <text:p>nmdc:bsm-11-kgjz0433</text:p>
          </table:table-cell>
          <table:table-cell table:formula="of:=[metag_raw.C273]" office:value-type="string" office:string-value="SRX21791471" calcext:value-type="string">
            <text:p>SRX2179147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3];[metag_raw.$C$2:.$C$319];0));&quot;&quot;)" office:value-type="string" office:string-value="Gp0566844" calcext:value-type="string">
            <text:p>Gp0566844</text:p>
          </table:table-cell>
          <table:table-cell table:number-columns-repeated="3"/>
        </table:table-row>
        <table:table-row table:style-name="ro1">
          <table:table-cell table:formula="of:=[.F274]" office:value-type="string" office:string-value="BESC-388-CL3_88_3" calcext:value-type="string">
            <text:p>BESC-388-CL3_88_3</text:p>
          </table:table-cell>
          <table:table-cell table:formula="of:=[metag_raw.E27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74];[metagenome_map.$A$2:.$A$319];0));&quot;&quot;)" office:value-type="string" office:string-value="rhizosphere" calcext:value-type="string">
            <text:p>rhizosphere</text:p>
          </table:table-cell>
          <table:table-cell table:formula="of:=[metag_raw.F274]" office:value-type="string" office:string-value="BESC-388-CL3_88_3" calcext:value-type="string">
            <text:p>BESC-388-CL3_88_3</text:p>
          </table:table-cell>
          <table:table-cell table:formula="of:=IFERROR(INDEX([metagenome_map.$C$2:.$C$319];MATCH([.Q274];[metagenome_map.$A$2:.$A$319];0));&quot;&quot;)" office:value-type="string" office:string-value="nmdc:bsm-11-4ep6tc76" calcext:value-type="string">
            <text:p>nmdc:bsm-11-4ep6tc76</text:p>
          </table:table-cell>
          <table:table-cell table:formula="of:=[metag_raw.C274]" office:value-type="string" office:string-value="SRX21791472" calcext:value-type="string">
            <text:p>SRX2179147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4];[metag_raw.$C$2:.$C$319];0));&quot;&quot;)" office:value-type="string" office:string-value="Gp0566800" calcext:value-type="string">
            <text:p>Gp0566800</text:p>
          </table:table-cell>
          <table:table-cell table:number-columns-repeated="3"/>
        </table:table-row>
        <table:table-row table:style-name="ro1">
          <table:table-cell table:formula="of:=[.F275]" office:value-type="string" office:string-value="BESC-133-CL2_62_7" calcext:value-type="string">
            <text:p>BESC-133-CL2_62_7</text:p>
          </table:table-cell>
          <table:table-cell table:formula="of:=[metag_raw.E27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75];[metagenome_map.$A$2:.$A$319];0));&quot;&quot;)" office:value-type="string" office:string-value="rhizosphere" calcext:value-type="string">
            <text:p>rhizosphere</text:p>
          </table:table-cell>
          <table:table-cell table:formula="of:=[metag_raw.F275]" office:value-type="string" office:string-value="BESC-133-CL2_62_7" calcext:value-type="string">
            <text:p>BESC-133-CL2_62_7</text:p>
          </table:table-cell>
          <table:table-cell table:formula="of:=IFERROR(INDEX([metagenome_map.$C$2:.$C$319];MATCH([.Q275];[metagenome_map.$A$2:.$A$319];0));&quot;&quot;)" office:value-type="string" office:string-value="nmdc:bsm-11-1fa0hs25" calcext:value-type="string">
            <text:p>nmdc:bsm-11-1fa0hs25</text:p>
          </table:table-cell>
          <table:table-cell table:formula="of:=[metag_raw.C275]" office:value-type="string" office:string-value="SRX21791482" calcext:value-type="string">
            <text:p>SRX2179148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5];[metag_raw.$C$2:.$C$319];0));&quot;&quot;)" office:value-type="string" office:string-value="Gp0566763" calcext:value-type="string">
            <text:p>Gp0566763</text:p>
          </table:table-cell>
          <table:table-cell table:number-columns-repeated="3"/>
        </table:table-row>
        <table:table-row table:style-name="ro1">
          <table:table-cell table:formula="of:=[.F276]" office:value-type="string" office:string-value="BESC-845-CL1_31_22" calcext:value-type="string">
            <text:p>BESC-845-CL1_31_22</text:p>
          </table:table-cell>
          <table:table-cell table:formula="of:=[metag_raw.E27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76];[metagenome_map.$A$2:.$A$319];0));&quot;&quot;)" office:value-type="string" office:string-value="rhizosphere" calcext:value-type="string">
            <text:p>rhizosphere</text:p>
          </table:table-cell>
          <table:table-cell table:formula="of:=[metag_raw.F276]" office:value-type="string" office:string-value="BESC-845-CL1_31_22" calcext:value-type="string">
            <text:p>BESC-845-CL1_31_22</text:p>
          </table:table-cell>
          <table:table-cell table:formula="of:=IFERROR(INDEX([metagenome_map.$C$2:.$C$319];MATCH([.Q276];[metagenome_map.$A$2:.$A$319];0));&quot;&quot;)" office:value-type="string" office:string-value="nmdc:bsm-11-vv577p15" calcext:value-type="string">
            <text:p>nmdc:bsm-11-vv577p15</text:p>
          </table:table-cell>
          <table:table-cell table:formula="of:=[metag_raw.C276]" office:value-type="string" office:string-value="SRX21791483" calcext:value-type="string">
            <text:p>SRX2179148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6];[metag_raw.$C$2:.$C$319];0));&quot;&quot;)" office:value-type="string" office:string-value="Gp0566815" calcext:value-type="string">
            <text:p>Gp0566815</text:p>
          </table:table-cell>
          <table:table-cell table:number-columns-repeated="3"/>
        </table:table-row>
        <table:table-row table:style-name="ro1">
          <table:table-cell table:formula="of:=[.F277]" office:value-type="string" office:string-value="BESC-133-Co3_19_46" calcext:value-type="string">
            <text:p>BESC-133-Co3_19_46</text:p>
          </table:table-cell>
          <table:table-cell table:formula="of:=[metag_raw.E27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77];[metagenome_map.$A$2:.$A$319];0));&quot;&quot;)" office:value-type="string" office:string-value="rhizosphere" calcext:value-type="string">
            <text:p>rhizosphere</text:p>
          </table:table-cell>
          <table:table-cell table:formula="of:=[metag_raw.F277]" office:value-type="string" office:string-value="BESC-133-Co3_19_46" calcext:value-type="string">
            <text:p>BESC-133-Co3_19_46</text:p>
          </table:table-cell>
          <table:table-cell table:formula="of:=IFERROR(INDEX([metagenome_map.$C$2:.$C$319];MATCH([.Q277];[metagenome_map.$A$2:.$A$319];0));&quot;&quot;)" office:value-type="string" office:string-value="nmdc:bsm-11-g9w69290" calcext:value-type="string">
            <text:p>nmdc:bsm-11-g9w69290</text:p>
          </table:table-cell>
          <table:table-cell table:formula="of:=[metag_raw.C277]" office:value-type="string" office:string-value="SRX21791484" calcext:value-type="string">
            <text:p>SRX2179148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7];[metag_raw.$C$2:.$C$319];0));&quot;&quot;)" office:value-type="string" office:string-value="Gp0566767" calcext:value-type="string">
            <text:p>Gp0566767</text:p>
          </table:table-cell>
          <table:table-cell table:number-columns-repeated="3"/>
        </table:table-row>
        <table:table-row table:style-name="ro1">
          <table:table-cell table:formula="of:=[.F278]" office:value-type="string" office:string-value="BESC-133-CL1_28_16" calcext:value-type="string">
            <text:p>BESC-133-CL1_28_16</text:p>
          </table:table-cell>
          <table:table-cell table:formula="of:=[metag_raw.E27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78];[metagenome_map.$A$2:.$A$319];0));&quot;&quot;)" office:value-type="string" office:string-value="rhizosphere" calcext:value-type="string">
            <text:p>rhizosphere</text:p>
          </table:table-cell>
          <table:table-cell table:formula="of:=[metag_raw.F278]" office:value-type="string" office:string-value="BESC-133-CL1_28_16" calcext:value-type="string">
            <text:p>BESC-133-CL1_28_16</text:p>
          </table:table-cell>
          <table:table-cell table:formula="of:=IFERROR(INDEX([metagenome_map.$C$2:.$C$319];MATCH([.Q278];[metagenome_map.$A$2:.$A$319];0));&quot;&quot;)" office:value-type="string" office:string-value="nmdc:bsm-11-ehqk1b45" calcext:value-type="string">
            <text:p>nmdc:bsm-11-ehqk1b45</text:p>
          </table:table-cell>
          <table:table-cell table:formula="of:=[metag_raw.C278]" office:value-type="string" office:string-value="SRX21791485" calcext:value-type="string">
            <text:p>SRX2179148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8];[metag_raw.$C$2:.$C$319];0));&quot;&quot;)" office:value-type="string" office:string-value="Gp0566762" calcext:value-type="string">
            <text:p>Gp0566762</text:p>
          </table:table-cell>
          <table:table-cell table:number-columns-repeated="3"/>
        </table:table-row>
        <table:table-row table:style-name="ro1">
          <table:table-cell table:formula="of:=[.F279]" office:value-type="string" office:string-value="BESC-234-CL1_24_28" calcext:value-type="string">
            <text:p>BESC-234-CL1_24_28</text:p>
          </table:table-cell>
          <table:table-cell table:formula="of:=[metag_raw.E27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79];[metagenome_map.$A$2:.$A$319];0));&quot;&quot;)" office:value-type="string" office:string-value="rhizosphere" calcext:value-type="string">
            <text:p>rhizosphere</text:p>
          </table:table-cell>
          <table:table-cell table:formula="of:=[metag_raw.F279]" office:value-type="string" office:string-value="BESC-234-CL1_24_28" calcext:value-type="string">
            <text:p>BESC-234-CL1_24_28</text:p>
          </table:table-cell>
          <table:table-cell table:formula="of:=IFERROR(INDEX([metagenome_map.$C$2:.$C$319];MATCH([.Q279];[metagenome_map.$A$2:.$A$319];0));&quot;&quot;)" office:value-type="string" office:string-value="nmdc:bsm-11-b3d5yg81" calcext:value-type="string">
            <text:p>nmdc:bsm-11-b3d5yg81</text:p>
          </table:table-cell>
          <table:table-cell table:formula="of:=[metag_raw.C279]" office:value-type="string" office:string-value="SRX21791486" calcext:value-type="string">
            <text:p>SRX2179148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9];[metag_raw.$C$2:.$C$319];0));&quot;&quot;)" office:value-type="string" office:string-value="Gp0566770" calcext:value-type="string">
            <text:p>Gp0566770</text:p>
          </table:table-cell>
          <table:table-cell table:number-columns-repeated="3"/>
        </table:table-row>
        <table:table-row table:style-name="ro1">
          <table:table-cell table:formula="of:=[.F280]" office:value-type="string" office:string-value="BESC-234-CL2_65_22" calcext:value-type="string">
            <text:p>BESC-234-CL2_65_22</text:p>
          </table:table-cell>
          <table:table-cell table:formula="of:=[metag_raw.E28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80];[metagenome_map.$A$2:.$A$319];0));&quot;&quot;)" office:value-type="string" office:string-value="rhizosphere" calcext:value-type="string">
            <text:p>rhizosphere</text:p>
          </table:table-cell>
          <table:table-cell table:formula="of:=[metag_raw.F280]" office:value-type="string" office:string-value="BESC-234-CL2_65_22" calcext:value-type="string">
            <text:p>BESC-234-CL2_65_22</text:p>
          </table:table-cell>
          <table:table-cell table:formula="of:=IFERROR(INDEX([metagenome_map.$C$2:.$C$319];MATCH([.Q280];[metagenome_map.$A$2:.$A$319];0));&quot;&quot;)" office:value-type="string" office:string-value="nmdc:bsm-11-aztxt406" calcext:value-type="string">
            <text:p>nmdc:bsm-11-aztxt406</text:p>
          </table:table-cell>
          <table:table-cell table:formula="of:=[metag_raw.C280]" office:value-type="string" office:string-value="SRX21791487" calcext:value-type="string">
            <text:p>SRX2179148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0];[metag_raw.$C$2:.$C$319];0));&quot;&quot;)" office:value-type="string" office:string-value="Gp0566771" calcext:value-type="string">
            <text:p>Gp0566771</text:p>
          </table:table-cell>
          <table:table-cell table:number-columns-repeated="3"/>
        </table:table-row>
        <table:table-row table:style-name="ro1">
          <table:table-cell table:formula="of:=[.F281]" office:value-type="string" office:string-value="BESC-198-CL3_81_33" calcext:value-type="string">
            <text:p>BESC-198-CL3_81_33</text:p>
          </table:table-cell>
          <table:table-cell table:formula="of:=[metag_raw.E28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81];[metagenome_map.$A$2:.$A$319];0));&quot;&quot;)" office:value-type="string" office:string-value="rhizosphere" calcext:value-type="string">
            <text:p>rhizosphere</text:p>
          </table:table-cell>
          <table:table-cell table:formula="of:=[metag_raw.F281]" office:value-type="string" office:string-value="BESC-198-CL3_81_33" calcext:value-type="string">
            <text:p>BESC-198-CL3_81_33</text:p>
          </table:table-cell>
          <table:table-cell table:formula="of:=IFERROR(INDEX([metagenome_map.$C$2:.$C$319];MATCH([.Q281];[metagenome_map.$A$2:.$A$319];0));&quot;&quot;)" office:value-type="string" office:string-value="nmdc:bsm-11-825geg82" calcext:value-type="string">
            <text:p>nmdc:bsm-11-825geg82</text:p>
          </table:table-cell>
          <table:table-cell table:formula="of:=[metag_raw.C281]" office:value-type="string" office:string-value="SRX21791488" calcext:value-type="string">
            <text:p>SRX2179148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1];[metag_raw.$C$2:.$C$319];0));&quot;&quot;)" office:value-type="string" office:string-value="Gp0566769" calcext:value-type="string">
            <text:p>Gp0566769</text:p>
          </table:table-cell>
          <table:table-cell table:number-columns-repeated="3"/>
        </table:table-row>
        <table:table-row table:style-name="ro1">
          <table:table-cell table:formula="of:=[.F282]" office:value-type="string" office:string-value="BESC-133-CL3_93_10" calcext:value-type="string">
            <text:p>BESC-133-CL3_93_10</text:p>
          </table:table-cell>
          <table:table-cell table:formula="of:=[metag_raw.E28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82];[metagenome_map.$A$2:.$A$319];0));&quot;&quot;)" office:value-type="string" office:string-value="rhizosphere" calcext:value-type="string">
            <text:p>rhizosphere</text:p>
          </table:table-cell>
          <table:table-cell table:formula="of:=[metag_raw.F282]" office:value-type="string" office:string-value="BESC-133-CL3_93_10" calcext:value-type="string">
            <text:p>BESC-133-CL3_93_10</text:p>
          </table:table-cell>
          <table:table-cell table:formula="of:=IFERROR(INDEX([metagenome_map.$C$2:.$C$319];MATCH([.Q282];[metagenome_map.$A$2:.$A$319];0));&quot;&quot;)" office:value-type="string" office:string-value="nmdc:bsm-11-zpf4n944" calcext:value-type="string">
            <text:p>nmdc:bsm-11-zpf4n944</text:p>
          </table:table-cell>
          <table:table-cell table:formula="of:=[metag_raw.C282]" office:value-type="string" office:string-value="SRX21791489" calcext:value-type="string">
            <text:p>SRX2179148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2];[metag_raw.$C$2:.$C$319];0));&quot;&quot;)" office:value-type="string" office:string-value="Gp0566764" calcext:value-type="string">
            <text:p>Gp0566764</text:p>
          </table:table-cell>
          <table:table-cell table:number-columns-repeated="3"/>
        </table:table-row>
        <table:table-row table:style-name="ro1">
          <table:table-cell table:formula="of:=[.F283]" office:value-type="string" office:string-value="BESC-133-Co2_50_25" calcext:value-type="string">
            <text:p>BESC-133-Co2_50_25</text:p>
          </table:table-cell>
          <table:table-cell table:formula="of:=[metag_raw.E28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83];[metagenome_map.$A$2:.$A$319];0));&quot;&quot;)" office:value-type="string" office:string-value="rhizosphere" calcext:value-type="string">
            <text:p>rhizosphere</text:p>
          </table:table-cell>
          <table:table-cell table:formula="of:=[metag_raw.F283]" office:value-type="string" office:string-value="BESC-133-Co2_50_25" calcext:value-type="string">
            <text:p>BESC-133-Co2_50_25</text:p>
          </table:table-cell>
          <table:table-cell table:formula="of:=IFERROR(INDEX([metagenome_map.$C$2:.$C$319];MATCH([.Q283];[metagenome_map.$A$2:.$A$319];0));&quot;&quot;)" office:value-type="string" office:string-value="nmdc:bsm-11-ad739z23" calcext:value-type="string">
            <text:p>nmdc:bsm-11-ad739z23</text:p>
          </table:table-cell>
          <table:table-cell table:formula="of:=[metag_raw.C283]" office:value-type="string" office:string-value="SRX21791490" calcext:value-type="string">
            <text:p>SRX2179149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3];[metag_raw.$C$2:.$C$319];0));&quot;&quot;)" office:value-type="string" office:string-value="Gp0566766" calcext:value-type="string">
            <text:p>Gp0566766</text:p>
          </table:table-cell>
          <table:table-cell table:number-columns-repeated="3"/>
        </table:table-row>
        <table:table-row table:style-name="ro1">
          <table:table-cell table:formula="of:=[.F284]" office:value-type="string" office:string-value="BESC-845-CL2_37_16" calcext:value-type="string">
            <text:p>BESC-845-CL2_37_16</text:p>
          </table:table-cell>
          <table:table-cell table:formula="of:=[metag_raw.E28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84];[metagenome_map.$A$2:.$A$319];0));&quot;&quot;)" office:value-type="string" office:string-value="rhizosphere" calcext:value-type="string">
            <text:p>rhizosphere</text:p>
          </table:table-cell>
          <table:table-cell table:formula="of:=[metag_raw.F284]" office:value-type="string" office:string-value="BESC-845-CL2_37_16" calcext:value-type="string">
            <text:p>BESC-845-CL2_37_16</text:p>
          </table:table-cell>
          <table:table-cell table:formula="of:=IFERROR(INDEX([metagenome_map.$C$2:.$C$319];MATCH([.Q284];[metagenome_map.$A$2:.$A$319];0));&quot;&quot;)" office:value-type="string" office:string-value="nmdc:bsm-11-adwwk217" calcext:value-type="string">
            <text:p>nmdc:bsm-11-adwwk217</text:p>
          </table:table-cell>
          <table:table-cell table:formula="of:=[metag_raw.C284]" office:value-type="string" office:string-value="SRX21791491" calcext:value-type="string">
            <text:p>SRX2179149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4];[metag_raw.$C$2:.$C$319];0));&quot;&quot;)" office:value-type="string" office:string-value="Gp0566816" calcext:value-type="string">
            <text:p>Gp0566816</text:p>
          </table:table-cell>
          <table:table-cell table:number-columns-repeated="3"/>
        </table:table-row>
        <table:table-row table:style-name="ro1">
          <table:table-cell table:formula="of:=[.F285]" office:value-type="string" office:string-value="BESC-234-Co2_52_27" calcext:value-type="string">
            <text:p>BESC-234-Co2_52_27</text:p>
          </table:table-cell>
          <table:table-cell table:formula="of:=[metag_raw.E28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85];[metagenome_map.$A$2:.$A$319];0));&quot;&quot;)" office:value-type="string" office:string-value="rhizosphere" calcext:value-type="string">
            <text:p>rhizosphere</text:p>
          </table:table-cell>
          <table:table-cell table:formula="of:=[metag_raw.F285]" office:value-type="string" office:string-value="BESC-234-Co2_52_27" calcext:value-type="string">
            <text:p>BESC-234-Co2_52_27</text:p>
          </table:table-cell>
          <table:table-cell table:formula="of:=IFERROR(INDEX([metagenome_map.$C$2:.$C$319];MATCH([.Q285];[metagenome_map.$A$2:.$A$319];0));&quot;&quot;)" office:value-type="string" office:string-value="nmdc:bsm-11-d1h1d248" calcext:value-type="string">
            <text:p>nmdc:bsm-11-d1h1d248</text:p>
          </table:table-cell>
          <table:table-cell table:formula="of:=[metag_raw.C285]" office:value-type="string" office:string-value="SRX21791492" calcext:value-type="string">
            <text:p>SRX2179149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5];[metag_raw.$C$2:.$C$319];0));&quot;&quot;)" office:value-type="string" office:string-value="Gp0566773" calcext:value-type="string">
            <text:p>Gp0566773</text:p>
          </table:table-cell>
          <table:table-cell table:number-columns-repeated="3"/>
        </table:table-row>
        <table:table-row table:style-name="ro1">
          <table:table-cell table:formula="of:=[.F286]" office:value-type="string" office:string-value="BESC-198-CL2_38_5" calcext:value-type="string">
            <text:p>BESC-198-CL2_38_5</text:p>
          </table:table-cell>
          <table:table-cell table:formula="of:=[metag_raw.E28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86];[metagenome_map.$A$2:.$A$319];0));&quot;&quot;)" office:value-type="string" office:string-value="rhizosphere" calcext:value-type="string">
            <text:p>rhizosphere</text:p>
          </table:table-cell>
          <table:table-cell table:formula="of:=[metag_raw.F286]" office:value-type="string" office:string-value="BESC-198-CL2_38_5" calcext:value-type="string">
            <text:p>BESC-198-CL2_38_5</text:p>
          </table:table-cell>
          <table:table-cell table:formula="of:=IFERROR(INDEX([metagenome_map.$C$2:.$C$319];MATCH([.Q286];[metagenome_map.$A$2:.$A$319];0));&quot;&quot;)" office:value-type="string" office:string-value="nmdc:bsm-11-kgkcxn39" calcext:value-type="string">
            <text:p>nmdc:bsm-11-kgkcxn39</text:p>
          </table:table-cell>
          <table:table-cell table:formula="of:=[metag_raw.C286]" office:value-type="string" office:string-value="SRX21791493" calcext:value-type="string">
            <text:p>SRX2179149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6];[metag_raw.$C$2:.$C$319];0));&quot;&quot;)" office:value-type="string" office:string-value="Gp0566768" calcext:value-type="string">
            <text:p>Gp0566768</text:p>
          </table:table-cell>
          <table:table-cell table:number-columns-repeated="3"/>
        </table:table-row>
        <table:table-row table:style-name="ro1">
          <table:table-cell table:formula="of:=[.F287]" office:value-type="string" office:string-value="BESC-13-Co3_21_57" calcext:value-type="string">
            <text:p>BESC-13-Co3_21_57</text:p>
          </table:table-cell>
          <table:table-cell table:formula="of:=[metag_raw.E28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87];[metagenome_map.$A$2:.$A$319];0));&quot;&quot;)" office:value-type="string" office:string-value="rhizosphere" calcext:value-type="string">
            <text:p>rhizosphere</text:p>
          </table:table-cell>
          <table:table-cell table:formula="of:=[metag_raw.F287]" office:value-type="string" office:string-value="BESC-13-Co3_21_57" calcext:value-type="string">
            <text:p>BESC-13-Co3_21_57</text:p>
          </table:table-cell>
          <table:table-cell table:formula="of:=IFERROR(INDEX([metagenome_map.$C$2:.$C$319];MATCH([.Q287];[metagenome_map.$A$2:.$A$319];0));&quot;&quot;)" office:value-type="string" office:string-value="nmdc:bsm-11-f0st6436" calcext:value-type="string">
            <text:p>nmdc:bsm-11-f0st6436</text:p>
          </table:table-cell>
          <table:table-cell table:formula="of:=[metag_raw.C287]" office:value-type="string" office:string-value="SRX21791494" calcext:value-type="string">
            <text:p>SRX2179149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7];[metag_raw.$C$2:.$C$319];0));&quot;&quot;)" office:value-type="string" office:string-value="Gp0566761" calcext:value-type="string">
            <text:p>Gp0566761</text:p>
          </table:table-cell>
          <table:table-cell table:number-columns-repeated="3"/>
        </table:table-row>
        <table:table-row table:style-name="ro1">
          <table:table-cell table:formula="of:=[.F288]" office:value-type="string" office:string-value="BESC-845-CL3_80_19" calcext:value-type="string">
            <text:p>BESC-845-CL3_80_19</text:p>
          </table:table-cell>
          <table:table-cell table:formula="of:=[metag_raw.E28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88];[metagenome_map.$A$2:.$A$319];0));&quot;&quot;)" office:value-type="string" office:string-value="rhizosphere" calcext:value-type="string">
            <text:p>rhizosphere</text:p>
          </table:table-cell>
          <table:table-cell table:formula="of:=[metag_raw.F288]" office:value-type="string" office:string-value="BESC-845-CL3_80_19" calcext:value-type="string">
            <text:p>BESC-845-CL3_80_19</text:p>
          </table:table-cell>
          <table:table-cell table:formula="of:=IFERROR(INDEX([metagenome_map.$C$2:.$C$319];MATCH([.Q288];[metagenome_map.$A$2:.$A$319];0));&quot;&quot;)" office:value-type="string" office:string-value="nmdc:bsm-11-szd4fj93" calcext:value-type="string">
            <text:p>nmdc:bsm-11-szd4fj93</text:p>
          </table:table-cell>
          <table:table-cell table:formula="of:=[metag_raw.C288]" office:value-type="string" office:string-value="SRX21791495" calcext:value-type="string">
            <text:p>SRX2179149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8];[metag_raw.$C$2:.$C$319];0));&quot;&quot;)" office:value-type="string" office:string-value="Gp0566817" calcext:value-type="string">
            <text:p>Gp0566817</text:p>
          </table:table-cell>
          <table:table-cell table:number-columns-repeated="3"/>
        </table:table-row>
        <table:table-row table:style-name="ro1">
          <table:table-cell table:formula="of:=[.F289]" office:value-type="string" office:string-value="BESC-133-Co1_27_3" calcext:value-type="string">
            <text:p>BESC-133-Co1_27_3</text:p>
          </table:table-cell>
          <table:table-cell table:formula="of:=[metag_raw.E28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89];[metagenome_map.$A$2:.$A$319];0));&quot;&quot;)" office:value-type="string" office:string-value="rhizosphere" calcext:value-type="string">
            <text:p>rhizosphere</text:p>
          </table:table-cell>
          <table:table-cell table:formula="of:=[metag_raw.F289]" office:value-type="string" office:string-value="BESC-133-Co1_27_3" calcext:value-type="string">
            <text:p>BESC-133-Co1_27_3</text:p>
          </table:table-cell>
          <table:table-cell table:formula="of:=IFERROR(INDEX([metagenome_map.$C$2:.$C$319];MATCH([.Q289];[metagenome_map.$A$2:.$A$319];0));&quot;&quot;)" office:value-type="string" office:string-value="nmdc:bsm-11-h49t7j41" calcext:value-type="string">
            <text:p>nmdc:bsm-11-h49t7j41</text:p>
          </table:table-cell>
          <table:table-cell table:formula="of:=[metag_raw.C289]" office:value-type="string" office:string-value="SRX21791943" calcext:value-type="string">
            <text:p>SRX2179194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9];[metag_raw.$C$2:.$C$319];0));&quot;&quot;)" office:value-type="string" office:string-value="Gp0566765" calcext:value-type="string">
            <text:p>Gp0566765</text:p>
          </table:table-cell>
          <table:table-cell table:number-columns-repeated="3"/>
        </table:table-row>
        <table:table-row table:style-name="ro1">
          <table:table-cell table:formula="of:=[.F290]" office:value-type="string" office:string-value="BESC-13-CL3_85_26" calcext:value-type="string">
            <text:p>BESC-13-CL3_85_26</text:p>
          </table:table-cell>
          <table:table-cell table:formula="of:=[metag_raw.E29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90];[metagenome_map.$A$2:.$A$319];0));&quot;&quot;)" office:value-type="string" office:string-value="rhizosphere" calcext:value-type="string">
            <text:p>rhizosphere</text:p>
          </table:table-cell>
          <table:table-cell table:formula="of:=[metag_raw.F290]" office:value-type="string" office:string-value="BESC-13-CL3_85_26" calcext:value-type="string">
            <text:p>BESC-13-CL3_85_26</text:p>
          </table:table-cell>
          <table:table-cell table:formula="of:=IFERROR(INDEX([metagenome_map.$C$2:.$C$319];MATCH([.Q290];[metagenome_map.$A$2:.$A$319];0));&quot;&quot;)" office:value-type="string" office:string-value="nmdc:bsm-11-k3zdem68" calcext:value-type="string">
            <text:p>nmdc:bsm-11-k3zdem68</text:p>
          </table:table-cell>
          <table:table-cell table:formula="of:=[metag_raw.C290]" office:value-type="string" office:string-value="SRX21792391" calcext:value-type="string">
            <text:p>SRX2179239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0];[metag_raw.$C$2:.$C$319];0));&quot;&quot;)" office:value-type="string" office:string-value="Gp0566758" calcext:value-type="string">
            <text:p>Gp0566758</text:p>
          </table:table-cell>
          <table:table-cell table:number-columns-repeated="3"/>
        </table:table-row>
        <table:table-row table:style-name="ro1" table:visibility="filter">
          <table:table-cell table:formula="of:=[.F291]" office:value-type="string" office:string-value="GW-7986-Co1_37_5" calcext:value-type="string">
            <text:p>GW-7986-Co1_37_5</text:p>
          </table:table-cell>
          <table:table-cell table:formula="of:=[metag_raw.E29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91];[metagenome_map.$A$2:.$A$319];0));&quot;&quot;)" office:value-type="string" office:string-value="soil" calcext:value-type="string">
            <text:p>soil</text:p>
          </table:table-cell>
          <table:table-cell table:formula="of:=[metag_raw.F291]" office:value-type="string" office:string-value="GW-7986-Co1_37_5" calcext:value-type="string">
            <text:p>GW-7986-Co1_37_5</text:p>
          </table:table-cell>
          <table:table-cell table:formula="of:=IFERROR(INDEX([metagenome_map.$C$2:.$C$319];MATCH([.Q291];[metagenome_map.$A$2:.$A$319];0));&quot;&quot;)" office:value-type="string" office:string-value="nmdc:bsm-11-5s5m0j49" calcext:value-type="string">
            <text:p>nmdc:bsm-11-5s5m0j49</text:p>
          </table:table-cell>
          <table:table-cell table:formula="of:=[metag_raw.C291]" office:value-type="string" office:string-value="SRX21792393" calcext:value-type="string">
            <text:p>SRX2179239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1];[metag_raw.$C$2:.$C$319];0));&quot;&quot;)" office:value-type="string" office:string-value="Gp0566724" calcext:value-type="string">
            <text:p>Gp0566724</text:p>
          </table:table-cell>
          <table:table-cell table:number-columns-repeated="3"/>
        </table:table-row>
        <table:table-row table:style-name="ro1" table:visibility="filter">
          <table:table-cell table:formula="of:=[.F292]" office:value-type="string" office:string-value="BESC-360-Co1_23_6" calcext:value-type="string">
            <text:p>BESC-360-Co1_23_6</text:p>
          </table:table-cell>
          <table:table-cell table:formula="of:=[metag_raw.E29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92];[metagenome_map.$A$2:.$A$319];0));&quot;&quot;)" office:value-type="string" office:string-value="soil" calcext:value-type="string">
            <text:p>soil</text:p>
          </table:table-cell>
          <table:table-cell table:formula="of:=[metag_raw.F292]" office:value-type="string" office:string-value="BESC-360-Co1_23_6" calcext:value-type="string">
            <text:p>BESC-360-Co1_23_6</text:p>
          </table:table-cell>
          <table:table-cell table:formula="of:=IFERROR(INDEX([metagenome_map.$C$2:.$C$319];MATCH([.Q292];[metagenome_map.$A$2:.$A$319];0));&quot;&quot;)" office:value-type="string" office:string-value="nmdc:bsm-11-20n7wy48" calcext:value-type="string">
            <text:p>nmdc:bsm-11-20n7wy48</text:p>
          </table:table-cell>
          <table:table-cell table:formula="of:=[metag_raw.C292]" office:value-type="string" office:string-value="SRX21792396" calcext:value-type="string">
            <text:p>SRX2179239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2];[metag_raw.$C$2:.$C$319];0));&quot;&quot;)" office:value-type="string" office:string-value="Gp0566715" calcext:value-type="string">
            <text:p>Gp0566715</text:p>
          </table:table-cell>
          <table:table-cell table:number-columns-repeated="3"/>
        </table:table-row>
        <table:table-row table:style-name="ro1">
          <table:table-cell table:formula="of:=[.F293]" office:value-type="string" office:string-value="BESC-13-Co1_30_3" calcext:value-type="string">
            <text:p>BESC-13-Co1_30_3</text:p>
          </table:table-cell>
          <table:table-cell table:formula="of:=[metag_raw.E29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93];[metagenome_map.$A$2:.$A$319];0));&quot;&quot;)" office:value-type="string" office:string-value="rhizosphere" calcext:value-type="string">
            <text:p>rhizosphere</text:p>
          </table:table-cell>
          <table:table-cell table:formula="of:=[metag_raw.F293]" office:value-type="string" office:string-value="BESC-13-Co1_30_3" calcext:value-type="string">
            <text:p>BESC-13-Co1_30_3</text:p>
          </table:table-cell>
          <table:table-cell table:formula="of:=IFERROR(INDEX([metagenome_map.$C$2:.$C$319];MATCH([.Q293];[metagenome_map.$A$2:.$A$319];0));&quot;&quot;)" office:value-type="string" office:string-value="nmdc:bsm-11-97dgrv19" calcext:value-type="string">
            <text:p>nmdc:bsm-11-97dgrv19</text:p>
          </table:table-cell>
          <table:table-cell table:formula="of:=[metag_raw.C293]" office:value-type="string" office:string-value="SRX21792398" calcext:value-type="string">
            <text:p>SRX2179239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3];[metag_raw.$C$2:.$C$319];0));&quot;&quot;)" office:value-type="string" office:string-value="Gp0566759" calcext:value-type="string">
            <text:p>Gp0566759</text:p>
          </table:table-cell>
          <table:table-cell table:number-columns-repeated="3"/>
        </table:table-row>
        <table:table-row table:style-name="ro1" table:visibility="filter">
          <table:table-cell table:formula="of:=[.F294]" office:value-type="string" office:string-value="GW-9591-CL2_56_12" calcext:value-type="string">
            <text:p>GW-9591-CL2_56_12</text:p>
          </table:table-cell>
          <table:table-cell table:formula="of:=[metag_raw.E29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94];[metagenome_map.$A$2:.$A$319];0));&quot;&quot;)" office:value-type="string" office:string-value="soil" calcext:value-type="string">
            <text:p>soil</text:p>
          </table:table-cell>
          <table:table-cell table:formula="of:=[metag_raw.F294]" office:value-type="string" office:string-value="GW-9591-CL2_56_12" calcext:value-type="string">
            <text:p>GW-9591-CL2_56_12</text:p>
          </table:table-cell>
          <table:table-cell table:formula="of:=IFERROR(INDEX([metagenome_map.$C$2:.$C$319];MATCH([.Q294];[metagenome_map.$A$2:.$A$319];0));&quot;&quot;)" office:value-type="string" office:string-value="nmdc:bsm-11-90z66h33" calcext:value-type="string">
            <text:p>nmdc:bsm-11-90z66h33</text:p>
          </table:table-cell>
          <table:table-cell table:formula="of:=[metag_raw.C294]" office:value-type="string" office:string-value="SRX21792400" calcext:value-type="string">
            <text:p>SRX2179240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4];[metag_raw.$C$2:.$C$319];0));&quot;&quot;)" office:value-type="string" office:string-value="Gp0566728" calcext:value-type="string">
            <text:p>Gp0566728</text:p>
          </table:table-cell>
          <table:table-cell table:number-columns-repeated="3"/>
        </table:table-row>
        <table:table-row table:style-name="ro1" table:visibility="filter">
          <table:table-cell table:formula="of:=[.F295]" office:value-type="string" office:string-value="GW-7986-Co3_31_39" calcext:value-type="string">
            <text:p>GW-7986-Co3_31_39</text:p>
          </table:table-cell>
          <table:table-cell table:formula="of:=[metag_raw.E29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95];[metagenome_map.$A$2:.$A$319];0));&quot;&quot;)" office:value-type="string" office:string-value="soil" calcext:value-type="string">
            <text:p>soil</text:p>
          </table:table-cell>
          <table:table-cell table:formula="of:=[metag_raw.F295]" office:value-type="string" office:string-value="GW-7986-Co3_31_39" calcext:value-type="string">
            <text:p>GW-7986-Co3_31_39</text:p>
          </table:table-cell>
          <table:table-cell table:formula="of:=IFERROR(INDEX([metagenome_map.$C$2:.$C$319];MATCH([.Q295];[metagenome_map.$A$2:.$A$319];0));&quot;&quot;)" office:value-type="string" office:string-value="nmdc:bsm-11-yqr04970" calcext:value-type="string">
            <text:p>nmdc:bsm-11-yqr04970</text:p>
          </table:table-cell>
          <table:table-cell table:formula="of:=[metag_raw.C295]" office:value-type="string" office:string-value="SRX21792402" calcext:value-type="string">
            <text:p>SRX2179240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5];[metag_raw.$C$2:.$C$319];0));&quot;&quot;)" office:value-type="string" office:string-value="Gp0566726" calcext:value-type="string">
            <text:p>Gp0566726</text:p>
          </table:table-cell>
          <table:table-cell table:number-columns-repeated="3"/>
        </table:table-row>
        <table:table-row table:style-name="ro1" table:visibility="filter">
          <table:table-cell table:formula="of:=[.F296]" office:value-type="string" office:string-value="GW-4579-CL2_50_20" calcext:value-type="string">
            <text:p>GW-4579-CL2_50_20</text:p>
          </table:table-cell>
          <table:table-cell table:formula="of:=[metag_raw.E29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96];[metagenome_map.$A$2:.$A$319];0));&quot;&quot;)" office:value-type="string" office:string-value="soil" calcext:value-type="string">
            <text:p>soil</text:p>
          </table:table-cell>
          <table:table-cell table:formula="of:=[metag_raw.F296]" office:value-type="string" office:string-value="GW-4579-CL2_50_20" calcext:value-type="string">
            <text:p>GW-4579-CL2_50_20</text:p>
          </table:table-cell>
          <table:table-cell table:formula="of:=IFERROR(INDEX([metagenome_map.$C$2:.$C$319];MATCH([.Q296];[metagenome_map.$A$2:.$A$319];0));&quot;&quot;)" office:value-type="string" office:string-value="nmdc:bsm-11-k8s74094" calcext:value-type="string">
            <text:p>nmdc:bsm-11-k8s74094</text:p>
          </table:table-cell>
          <table:table-cell table:formula="of:=[metag_raw.C296]" office:value-type="string" office:string-value="SRX21792404" calcext:value-type="string">
            <text:p>SRX2179240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6];[metag_raw.$C$2:.$C$319];0));&quot;&quot;)" office:value-type="string" office:string-value="Gp0566719" calcext:value-type="string">
            <text:p>Gp0566719</text:p>
          </table:table-cell>
          <table:table-cell table:number-columns-repeated="3"/>
        </table:table-row>
        <table:table-row table:style-name="ro1" table:visibility="filter">
          <table:table-cell table:formula="of:=[.F297]" office:value-type="string" office:string-value="GW-4579-Co3_14_51" calcext:value-type="string">
            <text:p>GW-4579-Co3_14_51</text:p>
          </table:table-cell>
          <table:table-cell table:formula="of:=[metag_raw.E29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97];[metagenome_map.$A$2:.$A$319];0));&quot;&quot;)" office:value-type="string" office:string-value="soil" calcext:value-type="string">
            <text:p>soil</text:p>
          </table:table-cell>
          <table:table-cell table:formula="of:=[metag_raw.F297]" office:value-type="string" office:string-value="GW-4579-Co3_14_51" calcext:value-type="string">
            <text:p>GW-4579-Co3_14_51</text:p>
          </table:table-cell>
          <table:table-cell table:formula="of:=IFERROR(INDEX([metagenome_map.$C$2:.$C$319];MATCH([.Q297];[metagenome_map.$A$2:.$A$319];0));&quot;&quot;)" office:value-type="string" office:string-value="nmdc:bsm-11-ptgmvp63" calcext:value-type="string">
            <text:p>nmdc:bsm-11-ptgmvp63</text:p>
          </table:table-cell>
          <table:table-cell table:formula="of:=[metag_raw.C297]" office:value-type="string" office:string-value="SRX21792407" calcext:value-type="string">
            <text:p>SRX2179240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7];[metag_raw.$C$2:.$C$319];0));&quot;&quot;)" office:value-type="string" office:string-value="Gp0566723" calcext:value-type="string">
            <text:p>Gp0566723</text:p>
          </table:table-cell>
          <table:table-cell table:number-columns-repeated="3"/>
        </table:table-row>
        <table:table-row table:style-name="ro1">
          <table:table-cell table:formula="of:=[.F298]" office:value-type="string" office:string-value="BESC-258-CL2_67_23" calcext:value-type="string">
            <text:p>BESC-258-CL2_67_23</text:p>
          </table:table-cell>
          <table:table-cell table:formula="of:=[metag_raw.E29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98];[metagenome_map.$A$2:.$A$319];0));&quot;&quot;)" office:value-type="string" office:string-value="rhizosphere" calcext:value-type="string">
            <text:p>rhizosphere</text:p>
          </table:table-cell>
          <table:table-cell table:formula="of:=[metag_raw.F298]" office:value-type="string" office:string-value="BESC-258-CL2_67_23" calcext:value-type="string">
            <text:p>BESC-258-CL2_67_23</text:p>
          </table:table-cell>
          <table:table-cell table:formula="of:=IFERROR(INDEX([metagenome_map.$C$2:.$C$319];MATCH([.Q298];[metagenome_map.$A$2:.$A$319];0));&quot;&quot;)" office:value-type="string" office:string-value="nmdc:bsm-11-8ah8pz02" calcext:value-type="string">
            <text:p>nmdc:bsm-11-8ah8pz02</text:p>
          </table:table-cell>
          <table:table-cell table:formula="of:=[metag_raw.C298]" office:value-type="string" office:string-value="SRX21792408" calcext:value-type="string">
            <text:p>SRX2179240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8];[metag_raw.$C$2:.$C$319];0));&quot;&quot;)" office:value-type="string" office:string-value="Gp0566776" calcext:value-type="string">
            <text:p>Gp0566776</text:p>
          </table:table-cell>
          <table:table-cell table:number-columns-repeated="3"/>
        </table:table-row>
        <table:table-row table:style-name="ro1">
          <table:table-cell table:formula="of:=[.F299]" office:value-type="string" office:string-value="BESC-307-CL1_26_33" calcext:value-type="string">
            <text:p>BESC-307-CL1_26_33</text:p>
          </table:table-cell>
          <table:table-cell table:formula="of:=[metag_raw.E29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99];[metagenome_map.$A$2:.$A$319];0));&quot;&quot;)" office:value-type="string" office:string-value="rhizosphere" calcext:value-type="string">
            <text:p>rhizosphere</text:p>
          </table:table-cell>
          <table:table-cell table:formula="of:=[metag_raw.F299]" office:value-type="string" office:string-value="BESC-307-CL1_26_33" calcext:value-type="string">
            <text:p>BESC-307-CL1_26_33</text:p>
          </table:table-cell>
          <table:table-cell table:formula="of:=IFERROR(INDEX([metagenome_map.$C$2:.$C$319];MATCH([.Q299];[metagenome_map.$A$2:.$A$319];0));&quot;&quot;)" office:value-type="string" office:string-value="nmdc:bsm-11-5snc2s56" calcext:value-type="string">
            <text:p>nmdc:bsm-11-5snc2s56</text:p>
          </table:table-cell>
          <table:table-cell table:formula="of:=[metag_raw.C299]" office:value-type="string" office:string-value="SRX21792409" calcext:value-type="string">
            <text:p>SRX2179240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9];[metag_raw.$C$2:.$C$319];0));&quot;&quot;)" office:value-type="string" office:string-value="Gp0566779" calcext:value-type="string">
            <text:p>Gp0566779</text:p>
          </table:table-cell>
          <table:table-cell table:number-columns-repeated="3"/>
        </table:table-row>
        <table:table-row table:style-name="ro1" table:visibility="filter">
          <table:table-cell table:formula="of:=[.F300]" office:value-type="string" office:string-value="GW-4579-Co2_44_8" calcext:value-type="string">
            <text:p>GW-4579-Co2_44_8</text:p>
          </table:table-cell>
          <table:table-cell table:formula="of:=[metag_raw.E30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00];[metagenome_map.$A$2:.$A$319];0));&quot;&quot;)" office:value-type="string" office:string-value="soil" calcext:value-type="string">
            <text:p>soil</text:p>
          </table:table-cell>
          <table:table-cell table:formula="of:=[metag_raw.F300]" office:value-type="string" office:string-value="GW-4579-Co2_44_8" calcext:value-type="string">
            <text:p>GW-4579-Co2_44_8</text:p>
          </table:table-cell>
          <table:table-cell table:formula="of:=IFERROR(INDEX([metagenome_map.$C$2:.$C$319];MATCH([.Q300];[metagenome_map.$A$2:.$A$319];0));&quot;&quot;)" office:value-type="string" office:string-value="nmdc:bsm-11-2mb94m91" calcext:value-type="string">
            <text:p>nmdc:bsm-11-2mb94m91</text:p>
          </table:table-cell>
          <table:table-cell table:formula="of:=[metag_raw.C300]" office:value-type="string" office:string-value="SRX21792411" calcext:value-type="string">
            <text:p>SRX2179241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0];[metag_raw.$C$2:.$C$319];0));&quot;&quot;)" office:value-type="string" office:string-value="Gp0566722" calcext:value-type="string">
            <text:p>Gp0566722</text:p>
          </table:table-cell>
          <table:table-cell table:number-columns-repeated="3"/>
        </table:table-row>
        <table:table-row table:style-name="ro1">
          <table:table-cell table:formula="of:=[.F301]" office:value-type="string" office:string-value="BESC-234-Co3_21_62" calcext:value-type="string">
            <text:p>BESC-234-Co3_21_62</text:p>
          </table:table-cell>
          <table:table-cell table:formula="of:=[metag_raw.E30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01];[metagenome_map.$A$2:.$A$319];0));&quot;&quot;)" office:value-type="string" office:string-value="rhizosphere" calcext:value-type="string">
            <text:p>rhizosphere</text:p>
          </table:table-cell>
          <table:table-cell table:formula="of:=[metag_raw.F301]" office:value-type="string" office:string-value="BESC-234-Co3_21_62" calcext:value-type="string">
            <text:p>BESC-234-Co3_21_62</text:p>
          </table:table-cell>
          <table:table-cell table:formula="of:=IFERROR(INDEX([metagenome_map.$C$2:.$C$319];MATCH([.Q301];[metagenome_map.$A$2:.$A$319];0));&quot;&quot;)" office:value-type="string" office:string-value="nmdc:bsm-11-da01b330" calcext:value-type="string">
            <text:p>nmdc:bsm-11-da01b330</text:p>
          </table:table-cell>
          <table:table-cell table:formula="of:=[metag_raw.C301]" office:value-type="string" office:string-value="SRX21792413" calcext:value-type="string">
            <text:p>SRX2179241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1];[metag_raw.$C$2:.$C$319];0));&quot;&quot;)" office:value-type="string" office:string-value="Gp0566774" calcext:value-type="string">
            <text:p>Gp0566774</text:p>
          </table:table-cell>
          <table:table-cell table:number-columns-repeated="3"/>
        </table:table-row>
        <table:table-row table:style-name="ro1">
          <table:table-cell table:formula="of:=[.F302]" office:value-type="string" office:string-value="BESC-285-CL1_33_12" calcext:value-type="string">
            <text:p>BESC-285-CL1_33_12</text:p>
          </table:table-cell>
          <table:table-cell table:formula="of:=[metag_raw.E30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302];[metagenome_map.$A$2:.$A$319];0));&quot;&quot;)" office:value-type="string" office:string-value="rhizosphere" calcext:value-type="string">
            <text:p>rhizosphere</text:p>
          </table:table-cell>
          <table:table-cell table:formula="of:=[metag_raw.F302]" office:value-type="string" office:string-value="BESC-285-CL1_33_12" calcext:value-type="string">
            <text:p>BESC-285-CL1_33_12</text:p>
          </table:table-cell>
          <table:table-cell table:formula="of:=IFERROR(INDEX([metagenome_map.$C$2:.$C$319];MATCH([.Q302];[metagenome_map.$A$2:.$A$319];0));&quot;&quot;)" office:value-type="string" office:string-value="nmdc:bsm-11-18btad96" calcext:value-type="string">
            <text:p>nmdc:bsm-11-18btad96</text:p>
          </table:table-cell>
          <table:table-cell table:formula="of:=[metag_raw.C302]" office:value-type="string" office:string-value="SRX21792777" calcext:value-type="string">
            <text:p>SRX2179277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2];[metag_raw.$C$2:.$C$319];0));&quot;&quot;)" office:value-type="string" office:string-value="Gp0566777" calcext:value-type="string">
            <text:p>Gp0566777</text:p>
          </table:table-cell>
          <table:table-cell table:number-columns-repeated="3"/>
        </table:table-row>
        <table:table-row table:style-name="ro1">
          <table:table-cell table:formula="of:=[.F303]" office:value-type="string" office:string-value="BESC-307-CL2_57_8" calcext:value-type="string">
            <text:p>BESC-307-CL2_57_8</text:p>
          </table:table-cell>
          <table:table-cell table:formula="of:=[metag_raw.E30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303];[metagenome_map.$A$2:.$A$319];0));&quot;&quot;)" office:value-type="string" office:string-value="rhizosphere" calcext:value-type="string">
            <text:p>rhizosphere</text:p>
          </table:table-cell>
          <table:table-cell table:formula="of:=[metag_raw.F303]" office:value-type="string" office:string-value="BESC-307-CL2_57_8" calcext:value-type="string">
            <text:p>BESC-307-CL2_57_8</text:p>
          </table:table-cell>
          <table:table-cell table:formula="of:=IFERROR(INDEX([metagenome_map.$C$2:.$C$319];MATCH([.Q303];[metagenome_map.$A$2:.$A$319];0));&quot;&quot;)" office:value-type="string" office:string-value="nmdc:bsm-11-vc1cgz17" calcext:value-type="string">
            <text:p>nmdc:bsm-11-vc1cgz17</text:p>
          </table:table-cell>
          <table:table-cell table:formula="of:=[metag_raw.C303]" office:value-type="string" office:string-value="SRX21792779" calcext:value-type="string">
            <text:p>SRX2179277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3];[metag_raw.$C$2:.$C$319];0));&quot;&quot;)" office:value-type="string" office:string-value="Gp0566780" calcext:value-type="string">
            <text:p>Gp0566780</text:p>
          </table:table-cell>
          <table:table-cell table:number-columns-repeated="3"/>
        </table:table-row>
        <table:table-row table:style-name="ro1">
          <table:table-cell table:formula="of:=[.F304]" office:value-type="string" office:string-value="BESC-307-Co3_27_41" calcext:value-type="string">
            <text:p>BESC-307-Co3_27_41</text:p>
          </table:table-cell>
          <table:table-cell table:formula="of:=[metag_raw.E30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04];[metagenome_map.$A$2:.$A$319];0));&quot;&quot;)" office:value-type="string" office:string-value="rhizosphere" calcext:value-type="string">
            <text:p>rhizosphere</text:p>
          </table:table-cell>
          <table:table-cell table:formula="of:=[metag_raw.F304]" office:value-type="string" office:string-value="BESC-307-Co3_27_41" calcext:value-type="string">
            <text:p>BESC-307-Co3_27_41</text:p>
          </table:table-cell>
          <table:table-cell table:formula="of:=IFERROR(INDEX([metagenome_map.$C$2:.$C$319];MATCH([.Q304];[metagenome_map.$A$2:.$A$319];0));&quot;&quot;)" office:value-type="string" office:string-value="nmdc:bsm-11-rtchk112" calcext:value-type="string">
            <text:p>nmdc:bsm-11-rtchk112</text:p>
          </table:table-cell>
          <table:table-cell table:formula="of:=[metag_raw.C304]" office:value-type="string" office:string-value="SRX21792781" calcext:value-type="string">
            <text:p>SRX2179278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4];[metag_raw.$C$2:.$C$319];0));&quot;&quot;)" office:value-type="string" office:string-value="Gp0566783" calcext:value-type="string">
            <text:p>Gp0566783</text:p>
          </table:table-cell>
          <table:table-cell table:number-columns-repeated="3"/>
        </table:table-row>
        <table:table-row table:style-name="ro1" table:visibility="filter">
          <table:table-cell table:formula="of:=[.F305]" office:value-type="string" office:string-value="BESC-904-Co3_16_51" calcext:value-type="string">
            <text:p>BESC-904-Co3_16_51</text:p>
          </table:table-cell>
          <table:table-cell table:formula="of:=[metag_raw.E30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05];[metagenome_map.$A$2:.$A$319];0));&quot;&quot;)" office:value-type="string" office:string-value="soil" calcext:value-type="string">
            <text:p>soil</text:p>
          </table:table-cell>
          <table:table-cell table:formula="of:=[metag_raw.F305]" office:value-type="string" office:string-value="BESC-904-Co3_16_51" calcext:value-type="string">
            <text:p>BESC-904-Co3_16_51</text:p>
          </table:table-cell>
          <table:table-cell table:formula="of:=IFERROR(INDEX([metagenome_map.$C$2:.$C$319];MATCH([.Q305];[metagenome_map.$A$2:.$A$319];0));&quot;&quot;)" office:value-type="string" office:string-value="nmdc:bsm-11-ffrfzy83" calcext:value-type="string">
            <text:p>nmdc:bsm-11-ffrfzy83</text:p>
          </table:table-cell>
          <table:table-cell table:formula="of:=[metag_raw.C305]" office:value-type="string" office:string-value="SRX21792782" calcext:value-type="string">
            <text:p>SRX2179278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5];[metag_raw.$C$2:.$C$319];0));&quot;&quot;)" office:value-type="string" office:string-value="Gp0566713" calcext:value-type="string">
            <text:p>Gp0566713</text:p>
          </table:table-cell>
          <table:table-cell table:number-columns-repeated="3"/>
        </table:table-row>
        <table:table-row table:style-name="ro1" table:visibility="filter">
          <table:table-cell table:formula="of:=[.F306]" office:value-type="string" office:string-value="GW-11047-CL2_41_30" calcext:value-type="string">
            <text:p>GW-11047-CL2_41_30</text:p>
          </table:table-cell>
          <table:table-cell table:formula="of:=[metag_raw.E30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306];[metagenome_map.$A$2:.$A$319];0));&quot;&quot;)" office:value-type="string" office:string-value="soil" calcext:value-type="string">
            <text:p>soil</text:p>
          </table:table-cell>
          <table:table-cell table:formula="of:=[metag_raw.F306]" office:value-type="string" office:string-value="GW-11047-CL2_41_30" calcext:value-type="string">
            <text:p>GW-11047-CL2_41_30</text:p>
          </table:table-cell>
          <table:table-cell table:formula="of:=IFERROR(INDEX([metagenome_map.$C$2:.$C$319];MATCH([.Q306];[metagenome_map.$A$2:.$A$319];0));&quot;&quot;)" office:value-type="string" office:string-value="nmdc:bsm-11-f4f5qh88" calcext:value-type="string">
            <text:p>nmdc:bsm-11-f4f5qh88</text:p>
          </table:table-cell>
          <table:table-cell table:formula="of:=[metag_raw.C306]" office:value-type="string" office:string-value="SRX21792783" calcext:value-type="string">
            <text:p>SRX2179278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6];[metag_raw.$C$2:.$C$319];0));&quot;&quot;)" office:value-type="string" office:string-value="Gp0566717" calcext:value-type="string">
            <text:p>Gp0566717</text:p>
          </table:table-cell>
          <table:table-cell table:number-columns-repeated="3"/>
        </table:table-row>
        <table:table-row table:style-name="ro1">
          <table:table-cell table:formula="of:=[.F307]" office:value-type="string" office:string-value="BESC-285-CL2_56_7" calcext:value-type="string">
            <text:p>BESC-285-CL2_56_7</text:p>
          </table:table-cell>
          <table:table-cell table:formula="of:=[metag_raw.E30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307];[metagenome_map.$A$2:.$A$319];0));&quot;&quot;)" office:value-type="string" office:string-value="rhizosphere" calcext:value-type="string">
            <text:p>rhizosphere</text:p>
          </table:table-cell>
          <table:table-cell table:formula="of:=[metag_raw.F307]" office:value-type="string" office:string-value="BESC-285-CL2_56_7" calcext:value-type="string">
            <text:p>BESC-285-CL2_56_7</text:p>
          </table:table-cell>
          <table:table-cell table:formula="of:=IFERROR(INDEX([metagenome_map.$C$2:.$C$319];MATCH([.Q307];[metagenome_map.$A$2:.$A$319];0));&quot;&quot;)" office:value-type="string" office:string-value="nmdc:bsm-11-2a37n046" calcext:value-type="string">
            <text:p>nmdc:bsm-11-2a37n046</text:p>
          </table:table-cell>
          <table:table-cell table:formula="of:=[metag_raw.C307]" office:value-type="string" office:string-value="SRX21792784" calcext:value-type="string">
            <text:p>SRX2179278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7];[metag_raw.$C$2:.$C$319];0));&quot;&quot;)" office:value-type="string" office:string-value="Gp0566778" calcext:value-type="string">
            <text:p>Gp0566778</text:p>
          </table:table-cell>
          <table:table-cell table:number-columns-repeated="3"/>
        </table:table-row>
        <table:table-row table:style-name="ro1" table:visibility="filter">
          <table:table-cell table:formula="of:=[.F308]" office:value-type="string" office:string-value="GW-7986-Co2_68_28" calcext:value-type="string">
            <text:p>GW-7986-Co2_68_28</text:p>
          </table:table-cell>
          <table:table-cell table:formula="of:=[metag_raw.E30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08];[metagenome_map.$A$2:.$A$319];0));&quot;&quot;)" office:value-type="string" office:string-value="soil" calcext:value-type="string">
            <text:p>soil</text:p>
          </table:table-cell>
          <table:table-cell table:formula="of:=[metag_raw.F308]" office:value-type="string" office:string-value="GW-7986-Co2_68_28" calcext:value-type="string">
            <text:p>GW-7986-Co2_68_28</text:p>
          </table:table-cell>
          <table:table-cell table:formula="of:=IFERROR(INDEX([metagenome_map.$C$2:.$C$319];MATCH([.Q308];[metagenome_map.$A$2:.$A$319];0));&quot;&quot;)" office:value-type="string" office:string-value="nmdc:bsm-11-r8wy8d17" calcext:value-type="string">
            <text:p>nmdc:bsm-11-r8wy8d17</text:p>
          </table:table-cell>
          <table:table-cell table:formula="of:=[metag_raw.C308]" office:value-type="string" office:string-value="SRX21792785" calcext:value-type="string">
            <text:p>SRX2179278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8];[metag_raw.$C$2:.$C$319];0));&quot;&quot;)" office:value-type="string" office:string-value="Gp0566725" calcext:value-type="string">
            <text:p>Gp0566725</text:p>
          </table:table-cell>
          <table:table-cell table:number-columns-repeated="3"/>
        </table:table-row>
        <table:table-row table:style-name="ro1" table:visibility="filter">
          <table:table-cell table:formula="of:=[.F309]" office:value-type="string" office:string-value="GW-4579-Co1_14_4" calcext:value-type="string">
            <text:p>GW-4579-Co1_14_4</text:p>
          </table:table-cell>
          <table:table-cell table:formula="of:=[metag_raw.E30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09];[metagenome_map.$A$2:.$A$319];0));&quot;&quot;)" office:value-type="string" office:string-value="soil" calcext:value-type="string">
            <text:p>soil</text:p>
          </table:table-cell>
          <table:table-cell table:formula="of:=[metag_raw.F309]" office:value-type="string" office:string-value="GW-4579-Co1_14_4" calcext:value-type="string">
            <text:p>GW-4579-Co1_14_4</text:p>
          </table:table-cell>
          <table:table-cell table:formula="of:=IFERROR(INDEX([metagenome_map.$C$2:.$C$319];MATCH([.Q309];[metagenome_map.$A$2:.$A$319];0));&quot;&quot;)" office:value-type="string" office:string-value="nmdc:bsm-11-jg4tae61" calcext:value-type="string">
            <text:p>nmdc:bsm-11-jg4tae61</text:p>
          </table:table-cell>
          <table:table-cell table:formula="of:=[metag_raw.C309]" office:value-type="string" office:string-value="SRX21792786" calcext:value-type="string">
            <text:p>SRX2179278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9];[metag_raw.$C$2:.$C$319];0));&quot;&quot;)" office:value-type="string" office:string-value="Gp0566721" calcext:value-type="string">
            <text:p>Gp0566721</text:p>
          </table:table-cell>
          <table:table-cell table:number-columns-repeated="3"/>
        </table:table-row>
        <table:table-row table:style-name="ro1">
          <table:table-cell table:formula="of:=[.F310]" office:value-type="string" office:string-value="BESC-307-Co2_62_14" calcext:value-type="string">
            <text:p>BESC-307-Co2_62_14</text:p>
          </table:table-cell>
          <table:table-cell table:formula="of:=[metag_raw.E31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10];[metagenome_map.$A$2:.$A$319];0));&quot;&quot;)" office:value-type="string" office:string-value="rhizosphere" calcext:value-type="string">
            <text:p>rhizosphere</text:p>
          </table:table-cell>
          <table:table-cell table:formula="of:=[metag_raw.F310]" office:value-type="string" office:string-value="BESC-307-Co2_62_14" calcext:value-type="string">
            <text:p>BESC-307-Co2_62_14</text:p>
          </table:table-cell>
          <table:table-cell table:formula="of:=IFERROR(INDEX([metagenome_map.$C$2:.$C$319];MATCH([.Q310];[metagenome_map.$A$2:.$A$319];0));&quot;&quot;)" office:value-type="string" office:string-value="nmdc:bsm-11-arjq1c41" calcext:value-type="string">
            <text:p>nmdc:bsm-11-arjq1c41</text:p>
          </table:table-cell>
          <table:table-cell table:formula="of:=[metag_raw.C310]" office:value-type="string" office:string-value="SRX21792787" calcext:value-type="string">
            <text:p>SRX2179278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0];[metag_raw.$C$2:.$C$319];0));&quot;&quot;)" office:value-type="string" office:string-value="Gp0566782" calcext:value-type="string">
            <text:p>Gp0566782</text:p>
          </table:table-cell>
          <table:table-cell table:number-columns-repeated="3"/>
        </table:table-row>
        <table:table-row table:style-name="ro1" table:visibility="filter">
          <table:table-cell table:formula="of:=[.F311]" office:value-type="string" office:string-value="GW-9591-Co3_35_48" calcext:value-type="string">
            <text:p>GW-9591-Co3_35_48</text:p>
          </table:table-cell>
          <table:table-cell table:formula="of:=[metag_raw.E31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11];[metagenome_map.$A$2:.$A$319];0));&quot;&quot;)" office:value-type="string" office:string-value="soil" calcext:value-type="string">
            <text:p>soil</text:p>
          </table:table-cell>
          <table:table-cell table:formula="of:=[metag_raw.F311]" office:value-type="string" office:string-value="GW-9591-Co3_35_48" calcext:value-type="string">
            <text:p>GW-9591-Co3_35_48</text:p>
          </table:table-cell>
          <table:table-cell table:formula="of:=IFERROR(INDEX([metagenome_map.$C$2:.$C$319];MATCH([.Q311];[metagenome_map.$A$2:.$A$319];0));&quot;&quot;)" office:value-type="string" office:string-value="nmdc:bsm-11-wg01qe88" calcext:value-type="string">
            <text:p>nmdc:bsm-11-wg01qe88</text:p>
          </table:table-cell>
          <table:table-cell table:formula="of:=[metag_raw.C311]" office:value-type="string" office:string-value="SRX21792788" calcext:value-type="string">
            <text:p>SRX2179278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1];[metag_raw.$C$2:.$C$319];0));&quot;&quot;)" office:value-type="string" office:string-value="Gp0566732" calcext:value-type="string">
            <text:p>Gp0566732</text:p>
          </table:table-cell>
          <table:table-cell table:number-columns-repeated="3"/>
        </table:table-row>
        <table:table-row table:style-name="ro1" table:visibility="filter">
          <table:table-cell table:formula="of:=[.F312]" office:value-type="string" office:string-value="GW-9591-Co2_62_24" calcext:value-type="string">
            <text:p>GW-9591-Co2_62_24</text:p>
          </table:table-cell>
          <table:table-cell table:formula="of:=[metag_raw.E31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12];[metagenome_map.$A$2:.$A$319];0));&quot;&quot;)" office:value-type="string" office:string-value="soil" calcext:value-type="string">
            <text:p>soil</text:p>
          </table:table-cell>
          <table:table-cell table:formula="of:=[metag_raw.F312]" office:value-type="string" office:string-value="GW-9591-Co2_62_24" calcext:value-type="string">
            <text:p>GW-9591-Co2_62_24</text:p>
          </table:table-cell>
          <table:table-cell table:formula="of:=IFERROR(INDEX([metagenome_map.$C$2:.$C$319];MATCH([.Q312];[metagenome_map.$A$2:.$A$319];0));&quot;&quot;)" office:value-type="string" office:string-value="nmdc:bsm-11-ewmanm69" calcext:value-type="string">
            <text:p>nmdc:bsm-11-ewmanm69</text:p>
          </table:table-cell>
          <table:table-cell table:formula="of:=[metag_raw.C312]" office:value-type="string" office:string-value="SRX21792789" calcext:value-type="string">
            <text:p>SRX2179278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2];[metag_raw.$C$2:.$C$319];0));&quot;&quot;)" office:value-type="string" office:string-value="Gp0566731" calcext:value-type="string">
            <text:p>Gp0566731</text:p>
          </table:table-cell>
          <table:table-cell table:number-columns-repeated="3"/>
        </table:table-row>
        <table:table-row table:style-name="ro1" table:visibility="filter">
          <table:table-cell table:formula="of:=[.F313]" office:value-type="string" office:string-value="SKWD-24-1-Co2_54_22" calcext:value-type="string">
            <text:p>SKWD-24-1-Co2_54_22</text:p>
          </table:table-cell>
          <table:table-cell table:formula="of:=[metag_raw.E31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13];[metagenome_map.$A$2:.$A$319];0));&quot;&quot;)" office:value-type="string" office:string-value="soil" calcext:value-type="string">
            <text:p>soil</text:p>
          </table:table-cell>
          <table:table-cell table:formula="of:=[metag_raw.F313]" office:value-type="string" office:string-value="SKWD-24-1-Co2_54_22" calcext:value-type="string">
            <text:p>SKWD-24-1-Co2_54_22</text:p>
          </table:table-cell>
          <table:table-cell table:formula="of:=IFERROR(INDEX([metagenome_map.$C$2:.$C$319];MATCH([.Q313];[metagenome_map.$A$2:.$A$319];0));&quot;&quot;)" office:value-type="string" office:string-value="nmdc:bsm-11-b3802b26" calcext:value-type="string">
            <text:p>nmdc:bsm-11-b3802b26</text:p>
          </table:table-cell>
          <table:table-cell table:formula="of:=[metag_raw.C313]" office:value-type="string" office:string-value="SRX21792790" calcext:value-type="string">
            <text:p>SRX2179279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3];[metag_raw.$C$2:.$C$319];0));&quot;&quot;)" office:value-type="string" office:string-value="Gp0566739" calcext:value-type="string">
            <text:p>Gp0566739</text:p>
          </table:table-cell>
          <table:table-cell table:number-columns-repeated="3"/>
        </table:table-row>
        <table:table-row table:style-name="ro1" table:visibility="filter">
          <table:table-cell table:formula="of:=[.F314]" office:value-type="string" office:string-value="SKWD-24-1-Co1_7_5" calcext:value-type="string">
            <text:p>SKWD-24-1-Co1_7_5</text:p>
          </table:table-cell>
          <table:table-cell table:formula="of:=[metag_raw.E31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14];[metagenome_map.$A$2:.$A$319];0));&quot;&quot;)" office:value-type="string" office:string-value="soil" calcext:value-type="string">
            <text:p>soil</text:p>
          </table:table-cell>
          <table:table-cell table:formula="of:=[metag_raw.F314]" office:value-type="string" office:string-value="SKWD-24-1-Co1_7_5" calcext:value-type="string">
            <text:p>SKWD-24-1-Co1_7_5</text:p>
          </table:table-cell>
          <table:table-cell table:formula="of:=IFERROR(INDEX([metagenome_map.$C$2:.$C$319];MATCH([.Q314];[metagenome_map.$A$2:.$A$319];0));&quot;&quot;)" office:value-type="string" office:string-value="nmdc:bsm-11-sejjv213" calcext:value-type="string">
            <text:p>nmdc:bsm-11-sejjv213</text:p>
          </table:table-cell>
          <table:table-cell table:formula="of:=[metag_raw.C314]" office:value-type="string" office:string-value="SRX21792791" calcext:value-type="string">
            <text:p>SRX2179279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4];[metag_raw.$C$2:.$C$319];0));&quot;&quot;)" office:value-type="string" office:string-value="Gp0566738" calcext:value-type="string">
            <text:p>Gp0566738</text:p>
          </table:table-cell>
          <table:table-cell table:number-columns-repeated="3"/>
        </table:table-row>
        <table:table-row table:style-name="ro1" table:visibility="filter">
          <table:table-cell table:formula="of:=[.F315]" office:value-type="string" office:string-value="GW-9591-Co1_16_8" calcext:value-type="string">
            <text:p>GW-9591-Co1_16_8</text:p>
          </table:table-cell>
          <table:table-cell table:formula="of:=[metag_raw.E31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15];[metagenome_map.$A$2:.$A$319];0));&quot;&quot;)" office:value-type="string" office:string-value="soil" calcext:value-type="string">
            <text:p>soil</text:p>
          </table:table-cell>
          <table:table-cell table:formula="of:=[metag_raw.F315]" office:value-type="string" office:string-value="GW-9591-Co1_16_8" calcext:value-type="string">
            <text:p>GW-9591-Co1_16_8</text:p>
          </table:table-cell>
          <table:table-cell table:formula="of:=IFERROR(INDEX([metagenome_map.$C$2:.$C$319];MATCH([.Q315];[metagenome_map.$A$2:.$A$319];0));&quot;&quot;)" office:value-type="string" office:string-value="nmdc:bsm-11-08mamh62" calcext:value-type="string">
            <text:p>nmdc:bsm-11-08mamh62</text:p>
          </table:table-cell>
          <table:table-cell table:formula="of:=[metag_raw.C315]" office:value-type="string" office:string-value="SRX21792792" calcext:value-type="string">
            <text:p>SRX2179279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5];[metag_raw.$C$2:.$C$319];0));&quot;&quot;)" office:value-type="string" office:string-value="Gp0566730" calcext:value-type="string">
            <text:p>Gp0566730</text:p>
          </table:table-cell>
          <table:table-cell table:number-columns-repeated="3"/>
        </table:table-row>
        <table:table-row table:style-name="ro1" table:visibility="filter">
          <table:table-cell table:formula="of:=[.F316]" office:value-type="string" office:string-value="SKWD-24-1-CL2_58_25" calcext:value-type="string">
            <text:p>SKWD-24-1-CL2_58_25</text:p>
          </table:table-cell>
          <table:table-cell table:formula="of:=[metag_raw.E31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316];[metagenome_map.$A$2:.$A$319];0));&quot;&quot;)" office:value-type="string" office:string-value="soil" calcext:value-type="string">
            <text:p>soil</text:p>
          </table:table-cell>
          <table:table-cell table:formula="of:=[metag_raw.F316]" office:value-type="string" office:string-value="SKWD-24-1-CL2_58_25" calcext:value-type="string">
            <text:p>SKWD-24-1-CL2_58_25</text:p>
          </table:table-cell>
          <table:table-cell table:formula="of:=IFERROR(INDEX([metagenome_map.$C$2:.$C$319];MATCH([.Q316];[metagenome_map.$A$2:.$A$319];0));&quot;&quot;)" office:value-type="string" office:string-value="nmdc:bsm-11-fp5n5836" calcext:value-type="string">
            <text:p>nmdc:bsm-11-fp5n5836</text:p>
          </table:table-cell>
          <table:table-cell table:formula="of:=[metag_raw.C316]" office:value-type="string" office:string-value="SRX21792794" calcext:value-type="string">
            <text:p>SRX2179279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6];[metag_raw.$C$2:.$C$319];0));&quot;&quot;)" office:value-type="string" office:string-value="Gp0566737" calcext:value-type="string">
            <text:p>Gp0566737</text:p>
          </table:table-cell>
          <table:table-cell table:number-columns-repeated="3"/>
        </table:table-row>
        <table:table-row table:style-name="ro1" table:visibility="filter">
          <table:table-cell table:formula="of:=[.F317]" office:value-type="string" office:string-value="SKWA-24-3-Co3_23_35" calcext:value-type="string">
            <text:p>SKWA-24-3-Co3_23_35</text:p>
          </table:table-cell>
          <table:table-cell table:formula="of:=[metag_raw.E31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17];[metagenome_map.$A$2:.$A$319];0));&quot;&quot;)" office:value-type="string" office:string-value="soil" calcext:value-type="string">
            <text:p>soil</text:p>
          </table:table-cell>
          <table:table-cell table:formula="of:=[metag_raw.F317]" office:value-type="string" office:string-value="SKWA-24-3-Co3_23_35" calcext:value-type="string">
            <text:p>SKWA-24-3-Co3_23_35</text:p>
          </table:table-cell>
          <table:table-cell table:formula="of:=IFERROR(INDEX([metagenome_map.$C$2:.$C$319];MATCH([.Q317];[metagenome_map.$A$2:.$A$319];0));&quot;&quot;)" office:value-type="string" office:string-value="nmdc:bsm-11-7asn9342" calcext:value-type="string">
            <text:p>nmdc:bsm-11-7asn9342</text:p>
          </table:table-cell>
          <table:table-cell table:formula="of:=[metag_raw.C317]" office:value-type="string" office:string-value="SRX21792796" calcext:value-type="string">
            <text:p>SRX2179279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7];[metag_raw.$C$2:.$C$319];0));&quot;&quot;)" office:value-type="string" office:string-value="Gp0566736" calcext:value-type="string">
            <text:p>Gp0566736</text:p>
          </table:table-cell>
          <table:table-cell table:number-columns-repeated="3"/>
        </table:table-row>
        <table:table-row table:style-name="ro1" table:visibility="filter">
          <table:table-cell table:formula="of:=[.F318]" office:value-type="string" office:string-value="SKWA-24-3-CL2_69_25" calcext:value-type="string">
            <text:p>SKWA-24-3-CL2_69_25</text:p>
          </table:table-cell>
          <table:table-cell table:formula="of:=[metag_raw.E31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318];[metagenome_map.$A$2:.$A$319];0));&quot;&quot;)" office:value-type="string" office:string-value="soil" calcext:value-type="string">
            <text:p>soil</text:p>
          </table:table-cell>
          <table:table-cell table:formula="of:=[metag_raw.F318]" office:value-type="string" office:string-value="SKWA-24-3-CL2_69_25" calcext:value-type="string">
            <text:p>SKWA-24-3-CL2_69_25</text:p>
          </table:table-cell>
          <table:table-cell table:formula="of:=IFERROR(INDEX([metagenome_map.$C$2:.$C$319];MATCH([.Q318];[metagenome_map.$A$2:.$A$319];0));&quot;&quot;)" office:value-type="string" office:string-value="nmdc:bsm-11-e7hn2484" calcext:value-type="string">
            <text:p>nmdc:bsm-11-e7hn2484</text:p>
          </table:table-cell>
          <table:table-cell table:formula="of:=[metag_raw.C318]" office:value-type="string" office:string-value="SRX21792798" calcext:value-type="string">
            <text:p>SRX2179279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8];[metag_raw.$C$2:.$C$319];0));&quot;&quot;)" office:value-type="string" office:string-value="Gp0566733" calcext:value-type="string">
            <text:p>Gp0566733</text:p>
          </table:table-cell>
          <table:table-cell table:number-columns-repeated="3"/>
        </table:table-row>
        <table:table-row table:style-name="ro1" table:visibility="filter">
          <table:table-cell table:formula="of:=[.F319]" office:value-type="string" office:string-value="SKWA-24-3-Co1_3_5" calcext:value-type="string">
            <text:p>SKWA-24-3-Co1_3_5</text:p>
          </table:table-cell>
          <table:table-cell table:formula="of:=[metag_raw.E31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19];[metagenome_map.$A$2:.$A$319];0));&quot;&quot;)" office:value-type="string" office:string-value="soil" calcext:value-type="string">
            <text:p>soil</text:p>
          </table:table-cell>
          <table:table-cell table:formula="of:=[metag_raw.F319]" office:value-type="string" office:string-value="SKWA-24-3-Co1_3_5" calcext:value-type="string">
            <text:p>SKWA-24-3-Co1_3_5</text:p>
          </table:table-cell>
          <table:table-cell table:formula="of:=IFERROR(INDEX([metagenome_map.$C$2:.$C$319];MATCH([.Q319];[metagenome_map.$A$2:.$A$319];0));&quot;&quot;)" office:value-type="string" office:string-value="nmdc:bsm-11-v9f9cm81" calcext:value-type="string">
            <text:p>nmdc:bsm-11-v9f9cm81</text:p>
          </table:table-cell>
          <table:table-cell table:formula="of:=[metag_raw.C319]" office:value-type="string" office:string-value="SRX21792800" calcext:value-type="string">
            <text:p>SRX2179280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9];[metag_raw.$C$2:.$C$319];0));&quot;&quot;)" office:value-type="string" office:string-value="Gp0566734" calcext:value-type="string">
            <text:p>Gp0566734</text:p>
          </table:table-cell>
          <table:table-cell table:number-columns-repeated="3"/>
        </table:table-row>
      </table:table>
      <table:table table:name="sources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supp_table1_1</text:p>
          </table:table-cell>
          <table:table-cell office:value-type="string" calcext:value-type="string">
            <text:p>supp_table_2</text:p>
          </table:table-cell>
          <table:table-cell office:value-type="string" calcext:value-type="string">
            <text:p>nmdc</text:p>
          </table:table-cell>
          <table:table-cell office:value-type="string" calcext:value-type="string">
            <text:p>massive</text:p>
          </table:table-cell>
          <table:table-cell office:value-type="string" calcext:value-type="string">
            <text:p>soil_data</text:p>
          </table:table-cell>
        </table:table-row>
      </table:table>
      <table:table table:name="metag_raw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SRA Study</text:p>
          </table:table-cell>
          <table:table-cell table:style-name="ce1" office:value-type="string" calcext:value-type="string">
            <text:p>SRA Accession</text:p>
          </table:table-cell>
          <table:table-cell table:style-name="ce1" office:value-type="string" calcext:value-type="string">
            <text:p>Sample Name</text:p>
          </table:table-cell>
          <table:table-cell table:style-name="ce1" office:value-type="string" calcext:value-type="string">
            <text:p>Common Garden Location</text:p>
          </table:table-cell>
          <table:table-cell table:style-name="ce1" office:value-type="string" calcext:value-type="string">
            <text:p><text:span text:style-name="T1">Populus</text:span><text:span text:style-name="T2"> Host Identifier</text:span></text:p>
          </table:table-cell>
        </table:table-row>
        <table:table-row table:style-name="ro1">
          <table:table-cell office:value-type="string" calcext:value-type="string">
            <text:p>SRR26114364</text:p>
          </table:table-cell>
          <table:table-cell office:value-type="string" calcext:value-type="string">
            <text:p>SRP461780</text:p>
          </table:table-cell>
          <table:table-cell office:value-type="string" calcext:value-type="string">
            <text:p>SRX21828371</text:p>
          </table:table-cell>
          <table:table-cell office:value-type="string" calcext:value-type="string">
            <text:p>Gp058778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33-CL2_42_16</text:p>
          </table:table-cell>
        </table:table-row>
        <table:table-row table:style-name="ro1">
          <table:table-cell office:value-type="string" calcext:value-type="string">
            <text:p>SRR26114365</text:p>
          </table:table-cell>
          <table:table-cell office:value-type="string" calcext:value-type="string">
            <text:p>SRP461781</text:p>
          </table:table-cell>
          <table:table-cell office:value-type="string" calcext:value-type="string">
            <text:p>SRX21828372</text:p>
          </table:table-cell>
          <table:table-cell office:value-type="string" calcext:value-type="string">
            <text:p>Gp058783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9591-CL3_98_5</text:p>
          </table:table-cell>
        </table:table-row>
        <table:table-row table:style-name="ro1">
          <table:table-cell office:value-type="string" calcext:value-type="string">
            <text:p>SRR26114366</text:p>
          </table:table-cell>
          <table:table-cell office:value-type="string" calcext:value-type="string">
            <text:p>SRP461782</text:p>
          </table:table-cell>
          <table:table-cell office:value-type="string" calcext:value-type="string">
            <text:p>SRX21828373</text:p>
          </table:table-cell>
          <table:table-cell office:value-type="string" calcext:value-type="string">
            <text:p>Gp058782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4579-Co2_44_8</text:p>
          </table:table-cell>
        </table:table-row>
        <table:table-row table:style-name="ro1">
          <table:table-cell office:value-type="string" calcext:value-type="string">
            <text:p>SRR26114367</text:p>
          </table:table-cell>
          <table:table-cell office:value-type="string" calcext:value-type="string">
            <text:p>SRP461783</text:p>
          </table:table-cell>
          <table:table-cell office:value-type="string" calcext:value-type="string">
            <text:p>SRX21828374</text:p>
          </table:table-cell>
          <table:table-cell office:value-type="string" calcext:value-type="string">
            <text:p>Gp058779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5-Co2_60_28</text:p>
          </table:table-cell>
        </table:table-row>
        <table:table-row table:style-name="ro1">
          <table:table-cell office:value-type="string" calcext:value-type="string">
            <text:p>SRR26114368</text:p>
          </table:table-cell>
          <table:table-cell office:value-type="string" calcext:value-type="string">
            <text:p>SRP461784</text:p>
          </table:table-cell>
          <table:table-cell office:value-type="string" calcext:value-type="string">
            <text:p>SRX21828375</text:p>
          </table:table-cell>
          <table:table-cell office:value-type="string" calcext:value-type="string">
            <text:p>Gp058779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33-Co1_6_4</text:p>
          </table:table-cell>
        </table:table-row>
        <table:table-row table:style-name="ro1">
          <table:table-cell office:value-type="string" calcext:value-type="string">
            <text:p>SRR26114369</text:p>
          </table:table-cell>
          <table:table-cell office:value-type="string" calcext:value-type="string">
            <text:p>SRP461785</text:p>
          </table:table-cell>
          <table:table-cell office:value-type="string" calcext:value-type="string">
            <text:p>SRX21828376</text:p>
          </table:table-cell>
          <table:table-cell office:value-type="string" calcext:value-type="string">
            <text:p>Gp058780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66-CL3_75_7</text:p>
          </table:table-cell>
        </table:table-row>
        <table:table-row table:style-name="ro1">
          <table:table-cell office:value-type="string" calcext:value-type="string">
            <text:p>SRR26114370</text:p>
          </table:table-cell>
          <table:table-cell office:value-type="string" calcext:value-type="string">
            <text:p>SRP461786</text:p>
          </table:table-cell>
          <table:table-cell office:value-type="string" calcext:value-type="string">
            <text:p>SRX21828377</text:p>
          </table:table-cell>
          <table:table-cell office:value-type="string" calcext:value-type="string">
            <text:p>Gp058777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88-CL3_88_3</text:p>
          </table:table-cell>
        </table:table-row>
        <table:table-row table:style-name="ro1">
          <table:table-cell office:value-type="string" calcext:value-type="string">
            <text:p>SRR26114371</text:p>
          </table:table-cell>
          <table:table-cell office:value-type="string" calcext:value-type="string">
            <text:p>SRP461787</text:p>
          </table:table-cell>
          <table:table-cell office:value-type="string" calcext:value-type="string">
            <text:p>SRX21828378</text:p>
          </table:table-cell>
          <table:table-cell office:value-type="string" calcext:value-type="string">
            <text:p>Gp058778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56-Co1_22_4</text:p>
          </table:table-cell>
        </table:table-row>
        <table:table-row table:style-name="ro1">
          <table:table-cell office:value-type="string" calcext:value-type="string">
            <text:p>SRR26114373</text:p>
          </table:table-cell>
          <table:table-cell office:value-type="string" calcext:value-type="string">
            <text:p>SRP461788</text:p>
          </table:table-cell>
          <table:table-cell office:value-type="string" calcext:value-type="string">
            <text:p>SRX21828380</text:p>
          </table:table-cell>
          <table:table-cell office:value-type="string" calcext:value-type="string">
            <text:p>Gp058780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7-CL2_38_7</text:p>
          </table:table-cell>
        </table:table-row>
        <table:table-row table:style-name="ro1">
          <table:table-cell office:value-type="string" calcext:value-type="string">
            <text:p>SRR26114375</text:p>
          </table:table-cell>
          <table:table-cell office:value-type="string" calcext:value-type="string">
            <text:p>SRP461789</text:p>
          </table:table-cell>
          <table:table-cell office:value-type="string" calcext:value-type="string">
            <text:p>SRX21828382</text:p>
          </table:table-cell>
          <table:table-cell office:value-type="string" calcext:value-type="string">
            <text:p>Gp058783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9591-Co2_62_24</text:p>
          </table:table-cell>
        </table:table-row>
        <table:table-row table:style-name="ro1">
          <table:table-cell office:value-type="string" calcext:value-type="string">
            <text:p>SRR26114376</text:p>
          </table:table-cell>
          <table:table-cell office:value-type="string" calcext:value-type="string">
            <text:p>SRP461790</text:p>
          </table:table-cell>
          <table:table-cell office:value-type="string" calcext:value-type="string">
            <text:p>SRX21828383</text:p>
          </table:table-cell>
          <table:table-cell office:value-type="string" calcext:value-type="string">
            <text:p>Gp05878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9591-CL1_34_16</text:p>
          </table:table-cell>
        </table:table-row>
        <table:table-row table:style-name="ro1">
          <table:table-cell office:value-type="string" calcext:value-type="string">
            <text:p>SRR26114377</text:p>
          </table:table-cell>
          <table:table-cell office:value-type="string" calcext:value-type="string">
            <text:p>SRP461791</text:p>
          </table:table-cell>
          <table:table-cell office:value-type="string" calcext:value-type="string">
            <text:p>SRX21828384</text:p>
          </table:table-cell>
          <table:table-cell office:value-type="string" calcext:value-type="string">
            <text:p>Gp058778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88-Co2_54_7</text:p>
          </table:table-cell>
        </table:table-row>
        <table:table-row table:style-name="ro1">
          <table:table-cell office:value-type="string" calcext:value-type="string">
            <text:p>SRR26114386</text:p>
          </table:table-cell>
          <table:table-cell office:value-type="string" calcext:value-type="string">
            <text:p>SRP461793</text:p>
          </table:table-cell>
          <table:table-cell office:value-type="string" calcext:value-type="string">
            <text:p>SRX21828393</text:p>
          </table:table-cell>
          <table:table-cell office:value-type="string" calcext:value-type="string">
            <text:p>Gp058784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4579-CL1_25_23</text:p>
          </table:table-cell>
        </table:table-row>
        <table:table-row table:style-name="ro1">
          <table:table-cell office:value-type="string" calcext:value-type="string">
            <text:p>SRR26114387</text:p>
          </table:table-cell>
          <table:table-cell office:value-type="string" calcext:value-type="string">
            <text:p>SRP461794</text:p>
          </table:table-cell>
          <table:table-cell office:value-type="string" calcext:value-type="string">
            <text:p>SRX21828394</text:p>
          </table:table-cell>
          <table:table-cell office:value-type="string" calcext:value-type="string">
            <text:p>Gp058782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7986-Co3_31_39</text:p>
          </table:table-cell>
        </table:table-row>
        <table:table-row table:style-name="ro1">
          <table:table-cell office:value-type="string" calcext:value-type="string">
            <text:p>SRR26114388</text:p>
          </table:table-cell>
          <table:table-cell office:value-type="string" calcext:value-type="string">
            <text:p>SRP461795</text:p>
          </table:table-cell>
          <table:table-cell office:value-type="string" calcext:value-type="string">
            <text:p>SRX21828395</text:p>
          </table:table-cell>
          <table:table-cell office:value-type="string" calcext:value-type="string">
            <text:p>Gp058780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66-CL2_50_11</text:p>
          </table:table-cell>
        </table:table-row>
        <table:table-row table:style-name="ro1">
          <table:table-cell office:value-type="string" calcext:value-type="string">
            <text:p>SRR26114389</text:p>
          </table:table-cell>
          <table:table-cell office:value-type="string" calcext:value-type="string">
            <text:p>SRP461796</text:p>
          </table:table-cell>
          <table:table-cell office:value-type="string" calcext:value-type="string">
            <text:p>SRX21828396</text:p>
          </table:table-cell>
          <table:table-cell office:value-type="string" calcext:value-type="string">
            <text:p>Gp058781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11047-CL1_23_5</text:p>
          </table:table-cell>
        </table:table-row>
        <table:table-row table:style-name="ro1">
          <table:table-cell office:value-type="string" calcext:value-type="string">
            <text:p>SRR26114390</text:p>
          </table:table-cell>
          <table:table-cell office:value-type="string" calcext:value-type="string">
            <text:p>SRP461797</text:p>
          </table:table-cell>
          <table:table-cell office:value-type="string" calcext:value-type="string">
            <text:p>SRX21828397</text:p>
          </table:table-cell>
          <table:table-cell office:value-type="string" calcext:value-type="string">
            <text:p>Gp058784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D-24-1-Co2_54_22</text:p>
          </table:table-cell>
        </table:table-row>
        <table:table-row table:style-name="ro1">
          <table:table-cell office:value-type="string" calcext:value-type="string">
            <text:p>SRR26114391</text:p>
          </table:table-cell>
          <table:table-cell office:value-type="string" calcext:value-type="string">
            <text:p>SRP461798</text:p>
          </table:table-cell>
          <table:table-cell office:value-type="string" calcext:value-type="string">
            <text:p>SRX21828398</text:p>
          </table:table-cell>
          <table:table-cell office:value-type="string" calcext:value-type="string">
            <text:p>Gp058778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448-CL1_35_3</text:p>
          </table:table-cell>
        </table:table-row>
        <table:table-row table:style-name="ro1">
          <table:table-cell office:value-type="string" calcext:value-type="string">
            <text:p>SRR26114393</text:p>
          </table:table-cell>
          <table:table-cell office:value-type="string" calcext:value-type="string">
            <text:p>SRP461800</text:p>
          </table:table-cell>
          <table:table-cell office:value-type="string" calcext:value-type="string">
            <text:p>SRX21828400</text:p>
          </table:table-cell>
          <table:table-cell office:value-type="string" calcext:value-type="string">
            <text:p>Gp058781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4579-CL1_25_23</text:p>
          </table:table-cell>
        </table:table-row>
        <table:table-row table:style-name="ro1">
          <table:table-cell office:value-type="string" calcext:value-type="string">
            <text:p>SRR26114394</text:p>
          </table:table-cell>
          <table:table-cell office:value-type="string" calcext:value-type="string">
            <text:p>SRP461799</text:p>
          </table:table-cell>
          <table:table-cell office:value-type="string" calcext:value-type="string">
            <text:p>SRX21828401</text:p>
          </table:table-cell>
          <table:table-cell office:value-type="string" calcext:value-type="string">
            <text:p>Gp058783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A-24-3-Co2_41_10</text:p>
          </table:table-cell>
        </table:table-row>
        <table:table-row table:style-name="ro1">
          <table:table-cell office:value-type="string" calcext:value-type="string">
            <text:p>SRR26114395</text:p>
          </table:table-cell>
          <table:table-cell office:value-type="string" calcext:value-type="string">
            <text:p>SRP461801</text:p>
          </table:table-cell>
          <table:table-cell office:value-type="string" calcext:value-type="string">
            <text:p>SRX21828402</text:p>
          </table:table-cell>
          <table:table-cell office:value-type="string" calcext:value-type="string">
            <text:p>Gp058782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4579-CL3_72_14</text:p>
          </table:table-cell>
        </table:table-row>
        <table:table-row table:style-name="ro1">
          <table:table-cell office:value-type="string" calcext:value-type="string">
            <text:p>SRR26114397</text:p>
          </table:table-cell>
          <table:table-cell office:value-type="string" calcext:value-type="string">
            <text:p>SRP461803</text:p>
          </table:table-cell>
          <table:table-cell office:value-type="string" calcext:value-type="string">
            <text:p>SRX21828404</text:p>
          </table:table-cell>
          <table:table-cell office:value-type="string" calcext:value-type="string">
            <text:p>Gp058779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33-Co3_31_37</text:p>
          </table:table-cell>
        </table:table-row>
        <table:table-row table:style-name="ro1">
          <table:table-cell office:value-type="string" calcext:value-type="string">
            <text:p>SRR26114399</text:p>
          </table:table-cell>
          <table:table-cell office:value-type="string" calcext:value-type="string">
            <text:p>SRP461805</text:p>
          </table:table-cell>
          <table:table-cell office:value-type="string" calcext:value-type="string">
            <text:p>SRX21828406</text:p>
          </table:table-cell>
          <table:table-cell office:value-type="string" calcext:value-type="string">
            <text:p>Gp058783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A-24-3-Co3_23_35</text:p>
          </table:table-cell>
        </table:table-row>
        <table:table-row table:style-name="ro1">
          <table:table-cell office:value-type="string" calcext:value-type="string">
            <text:p>SRR26114440</text:p>
          </table:table-cell>
          <table:table-cell office:value-type="string" calcext:value-type="string">
            <text:p>SRP461806</text:p>
          </table:table-cell>
          <table:table-cell office:value-type="string" calcext:value-type="string">
            <text:p>SRX21828447</text:p>
          </table:table-cell>
          <table:table-cell office:value-type="string" calcext:value-type="string">
            <text:p>Gp058775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85-CL2_56_7</text:p>
          </table:table-cell>
        </table:table-row>
        <table:table-row table:style-name="ro1">
          <table:table-cell office:value-type="string" calcext:value-type="string">
            <text:p>SRR26114442</text:p>
          </table:table-cell>
          <table:table-cell office:value-type="string" calcext:value-type="string">
            <text:p>SRP461807</text:p>
          </table:table-cell>
          <table:table-cell office:value-type="string" calcext:value-type="string">
            <text:p>SRX21828449</text:p>
          </table:table-cell>
          <table:table-cell office:value-type="string" calcext:value-type="string">
            <text:p>Gp058778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56-Co3_6_53</text:p>
          </table:table-cell>
        </table:table-row>
        <table:table-row table:style-name="ro1">
          <table:table-cell office:value-type="string" calcext:value-type="string">
            <text:p>SRR26114443</text:p>
          </table:table-cell>
          <table:table-cell office:value-type="string" calcext:value-type="string">
            <text:p>SRP461808</text:p>
          </table:table-cell>
          <table:table-cell office:value-type="string" calcext:value-type="string">
            <text:p>SRX21828450</text:p>
          </table:table-cell>
          <table:table-cell office:value-type="string" calcext:value-type="string">
            <text:p>Gp058779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5-CL2_37_16</text:p>
          </table:table-cell>
        </table:table-row>
        <table:table-row table:style-name="ro1">
          <table:table-cell office:value-type="string" calcext:value-type="string">
            <text:p>SRR26114444</text:p>
          </table:table-cell>
          <table:table-cell office:value-type="string" calcext:value-type="string">
            <text:p>SRP461809</text:p>
          </table:table-cell>
          <table:table-cell office:value-type="string" calcext:value-type="string">
            <text:p>SRX21828451</text:p>
          </table:table-cell>
          <table:table-cell office:value-type="string" calcext:value-type="string">
            <text:p>Gp05878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7986-Co1_37_5</text:p>
          </table:table-cell>
        </table:table-row>
        <table:table-row table:style-name="ro1">
          <table:table-cell office:value-type="string" calcext:value-type="string">
            <text:p>SRR26114445</text:p>
          </table:table-cell>
          <table:table-cell office:value-type="string" calcext:value-type="string">
            <text:p>SRP461810</text:p>
          </table:table-cell>
          <table:table-cell office:value-type="string" calcext:value-type="string">
            <text:p>SRX21828452</text:p>
          </table:table-cell>
          <table:table-cell office:value-type="string" calcext:value-type="string">
            <text:p>Gp058779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33-Co2_47_23</text:p>
          </table:table-cell>
        </table:table-row>
        <table:table-row table:style-name="ro1">
          <table:table-cell office:value-type="string" calcext:value-type="string">
            <text:p>SRR26114447</text:p>
          </table:table-cell>
          <table:table-cell office:value-type="string" calcext:value-type="string">
            <text:p>SRP461811</text:p>
          </table:table-cell>
          <table:table-cell office:value-type="string" calcext:value-type="string">
            <text:p>SRX21828454</text:p>
          </table:table-cell>
          <table:table-cell office:value-type="string" calcext:value-type="string">
            <text:p>Gp058780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66-Co1_10_5</text:p>
          </table:table-cell>
        </table:table-row>
        <table:table-row table:style-name="ro1">
          <table:table-cell office:value-type="string" calcext:value-type="string">
            <text:p>SRR26114449</text:p>
          </table:table-cell>
          <table:table-cell office:value-type="string" calcext:value-type="string">
            <text:p>SRP461812</text:p>
          </table:table-cell>
          <table:table-cell office:value-type="string" calcext:value-type="string">
            <text:p>SRX21828456</text:p>
          </table:table-cell>
          <table:table-cell office:value-type="string" calcext:value-type="string">
            <text:p>Gp058783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KWA-24-3-CL2_69_25</text:p>
          </table:table-cell>
        </table:table-row>
        <table:table-row table:style-name="ro1">
          <table:table-cell office:value-type="string" calcext:value-type="string">
            <text:p>SRR26114450</text:p>
          </table:table-cell>
          <table:table-cell office:value-type="string" calcext:value-type="string">
            <text:p>SRP461813</text:p>
          </table:table-cell>
          <table:table-cell office:value-type="string" calcext:value-type="string">
            <text:p>SRX21828457</text:p>
          </table:table-cell>
          <table:table-cell office:value-type="string" calcext:value-type="string">
            <text:p>Gp058780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7-Co2_69_13</text:p>
          </table:table-cell>
        </table:table-row>
        <table:table-row table:style-name="ro1">
          <table:table-cell office:value-type="string" calcext:value-type="string">
            <text:p>SRR26114482</text:p>
          </table:table-cell>
          <table:table-cell office:value-type="string" calcext:value-type="string">
            <text:p>SRP461814</text:p>
          </table:table-cell>
          <table:table-cell office:value-type="string" calcext:value-type="string">
            <text:p>SRX21828489</text:p>
          </table:table-cell>
          <table:table-cell office:value-type="string" calcext:value-type="string">
            <text:p>Gp058779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5-Co3_28_42</text:p>
          </table:table-cell>
        </table:table-row>
        <table:table-row table:style-name="ro1">
          <table:table-cell office:value-type="string" calcext:value-type="string">
            <text:p>SRR26114483</text:p>
          </table:table-cell>
          <table:table-cell office:value-type="string" calcext:value-type="string">
            <text:p>SRP461815</text:p>
          </table:table-cell>
          <table:table-cell office:value-type="string" calcext:value-type="string">
            <text:p>SRX21828490</text:p>
          </table:table-cell>
          <table:table-cell office:value-type="string" calcext:value-type="string">
            <text:p>Gp058780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7-Co3_9_34</text:p>
          </table:table-cell>
        </table:table-row>
        <table:table-row table:style-name="ro1">
          <table:table-cell office:value-type="string" calcext:value-type="string">
            <text:p>SRR26114485</text:p>
          </table:table-cell>
          <table:table-cell office:value-type="string" calcext:value-type="string">
            <text:p>SRP461816</text:p>
          </table:table-cell>
          <table:table-cell office:value-type="string" calcext:value-type="string">
            <text:p>SRX21828492</text:p>
          </table:table-cell>
          <table:table-cell office:value-type="string" calcext:value-type="string">
            <text:p>Gp058781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904-Co2_51_17</text:p>
          </table:table-cell>
        </table:table-row>
        <table:table-row table:style-name="ro1">
          <table:table-cell office:value-type="string" calcext:value-type="string">
            <text:p>SRR26114486</text:p>
          </table:table-cell>
          <table:table-cell office:value-type="string" calcext:value-type="string">
            <text:p>SRP461817</text:p>
          </table:table-cell>
          <table:table-cell office:value-type="string" calcext:value-type="string">
            <text:p>SRX21828493</text:p>
          </table:table-cell>
          <table:table-cell office:value-type="string" calcext:value-type="string">
            <text:p>Gp058776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51-Co2_42_17</text:p>
          </table:table-cell>
        </table:table-row>
        <table:table-row table:style-name="ro1">
          <table:table-cell office:value-type="string" calcext:value-type="string">
            <text:p>SRR26114487</text:p>
          </table:table-cell>
          <table:table-cell office:value-type="string" calcext:value-type="string">
            <text:p>SRP461818</text:p>
          </table:table-cell>
          <table:table-cell office:value-type="string" calcext:value-type="string">
            <text:p>SRX21828494</text:p>
          </table:table-cell>
          <table:table-cell office:value-type="string" calcext:value-type="string">
            <text:p>Gp058776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51-CL3_84_27</text:p>
          </table:table-cell>
        </table:table-row>
        <table:table-row table:style-name="ro1">
          <table:table-cell office:value-type="string" calcext:value-type="string">
            <text:p>SRR26114489</text:p>
          </table:table-cell>
          <table:table-cell office:value-type="string" calcext:value-type="string">
            <text:p>SRP461819</text:p>
          </table:table-cell>
          <table:table-cell office:value-type="string" calcext:value-type="string">
            <text:p>SRX21828496</text:p>
          </table:table-cell>
          <table:table-cell office:value-type="string" calcext:value-type="string">
            <text:p>Gp058776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51-CL2_54_28</text:p>
          </table:table-cell>
        </table:table-row>
        <table:table-row table:style-name="ro1">
          <table:table-cell office:value-type="string" calcext:value-type="string">
            <text:p>SRR26114490</text:p>
          </table:table-cell>
          <table:table-cell office:value-type="string" calcext:value-type="string">
            <text:p>SRP461820</text:p>
          </table:table-cell>
          <table:table-cell office:value-type="string" calcext:value-type="string">
            <text:p>SRX21828497</text:p>
          </table:table-cell>
          <table:table-cell office:value-type="string" calcext:value-type="string">
            <text:p>Gp058777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60-Co1_23_6</text:p>
          </table:table-cell>
        </table:table-row>
        <table:table-row table:style-name="ro1">
          <table:table-cell office:value-type="string" calcext:value-type="string">
            <text:p>SRR26114491</text:p>
          </table:table-cell>
          <table:table-cell office:value-type="string" calcext:value-type="string">
            <text:p>SRP461821</text:p>
          </table:table-cell>
          <table:table-cell office:value-type="string" calcext:value-type="string">
            <text:p>SRX21828498</text:p>
          </table:table-cell>
          <table:table-cell office:value-type="string" calcext:value-type="string">
            <text:p>Gp058776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31-Co1_12_7</text:p>
          </table:table-cell>
        </table:table-row>
        <table:table-row table:style-name="ro1">
          <table:table-cell office:value-type="string" calcext:value-type="string">
            <text:p>SRR26114492</text:p>
          </table:table-cell>
          <table:table-cell office:value-type="string" calcext:value-type="string">
            <text:p>SRP461822</text:p>
          </table:table-cell>
          <table:table-cell office:value-type="string" calcext:value-type="string">
            <text:p>SRX21828499</text:p>
          </table:table-cell>
          <table:table-cell office:value-type="string" calcext:value-type="string">
            <text:p>Gp058781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904-CL2_57_20</text:p>
          </table:table-cell>
        </table:table-row>
        <table:table-row table:style-name="ro1">
          <table:table-cell office:value-type="string" calcext:value-type="string">
            <text:p>SRR26114493</text:p>
          </table:table-cell>
          <table:table-cell office:value-type="string" calcext:value-type="string">
            <text:p>SRP461823</text:p>
          </table:table-cell>
          <table:table-cell office:value-type="string" calcext:value-type="string">
            <text:p>SRX21828500</text:p>
          </table:table-cell>
          <table:table-cell office:value-type="string" calcext:value-type="string">
            <text:p>Gp058777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51-Co3_11_46</text:p>
          </table:table-cell>
        </table:table-row>
        <table:table-row table:style-name="ro1">
          <table:table-cell office:value-type="string" calcext:value-type="string">
            <text:p>SRR26114497</text:p>
          </table:table-cell>
          <table:table-cell office:value-type="string" calcext:value-type="string">
            <text:p>SRP461825</text:p>
          </table:table-cell>
          <table:table-cell office:value-type="string" calcext:value-type="string">
            <text:p>SRX21828504</text:p>
          </table:table-cell>
          <table:table-cell office:value-type="string" calcext:value-type="string">
            <text:p>Gp058775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07-CL1_26_33</text:p>
          </table:table-cell>
        </table:table-row>
        <table:table-row table:style-name="ro1">
          <table:table-cell office:value-type="string" calcext:value-type="string">
            <text:p>SRR26114498</text:p>
          </table:table-cell>
          <table:table-cell office:value-type="string" calcext:value-type="string">
            <text:p>SRP461826</text:p>
          </table:table-cell>
          <table:table-cell office:value-type="string" calcext:value-type="string">
            <text:p>SRX21828505</text:p>
          </table:table-cell>
          <table:table-cell office:value-type="string" calcext:value-type="string">
            <text:p>Gp058776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31-CL2_55_18</text:p>
          </table:table-cell>
        </table:table-row>
        <table:table-row table:style-name="ro1">
          <table:table-cell office:value-type="string" calcext:value-type="string">
            <text:p>SRR26114499</text:p>
          </table:table-cell>
          <table:table-cell office:value-type="string" calcext:value-type="string">
            <text:p>SRP461827</text:p>
          </table:table-cell>
          <table:table-cell office:value-type="string" calcext:value-type="string">
            <text:p>SRX21828506</text:p>
          </table:table-cell>
          <table:table-cell office:value-type="string" calcext:value-type="string">
            <text:p>Gp058775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07-Co1_31_6</text:p>
          </table:table-cell>
        </table:table-row>
        <table:table-row table:style-name="ro1">
          <table:table-cell office:value-type="string" calcext:value-type="string">
            <text:p>SRR26114500</text:p>
          </table:table-cell>
          <table:table-cell office:value-type="string" calcext:value-type="string">
            <text:p>SRP461828</text:p>
          </table:table-cell>
          <table:table-cell office:value-type="string" calcext:value-type="string">
            <text:p>SRX21828507</text:p>
          </table:table-cell>
          <table:table-cell office:value-type="string" calcext:value-type="string">
            <text:p>Gp058780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66-Co2_58_19</text:p>
          </table:table-cell>
        </table:table-row>
        <table:table-row table:style-name="ro1">
          <table:table-cell office:value-type="string" calcext:value-type="string">
            <text:p>SRR26114501</text:p>
          </table:table-cell>
          <table:table-cell office:value-type="string" calcext:value-type="string">
            <text:p>SRP461829</text:p>
          </table:table-cell>
          <table:table-cell office:value-type="string" calcext:value-type="string">
            <text:p>SRX21828508</text:p>
          </table:table-cell>
          <table:table-cell office:value-type="string" calcext:value-type="string">
            <text:p>Gp058776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31-Co2_50_17</text:p>
          </table:table-cell>
        </table:table-row>
        <table:table-row table:style-name="ro1">
          <table:table-cell office:value-type="string" calcext:value-type="string">
            <text:p>SRR26114575</text:p>
          </table:table-cell>
          <table:table-cell office:value-type="string" calcext:value-type="string">
            <text:p>SRP461832</text:p>
          </table:table-cell>
          <table:table-cell office:value-type="string" calcext:value-type="string">
            <text:p>SRX21828519</text:p>
          </table:table-cell>
          <table:table-cell office:value-type="string" calcext:value-type="string">
            <text:p>Gp058775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07-Co2_62_14</text:p>
          </table:table-cell>
        </table:table-row>
        <table:table-row table:style-name="ro1">
          <table:table-cell office:value-type="string" calcext:value-type="string">
            <text:p>SRR26114576</text:p>
          </table:table-cell>
          <table:table-cell office:value-type="string" calcext:value-type="string">
            <text:p>SRP461833</text:p>
          </table:table-cell>
          <table:table-cell office:value-type="string" calcext:value-type="string">
            <text:p>SRX21828520</text:p>
          </table:table-cell>
          <table:table-cell office:value-type="string" calcext:value-type="string">
            <text:p>Gp058777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60-Co3_13_34</text:p>
          </table:table-cell>
        </table:table-row>
        <table:table-row table:style-name="ro1">
          <table:table-cell office:value-type="string" calcext:value-type="string">
            <text:p>SRR26114585</text:p>
          </table:table-cell>
          <table:table-cell office:value-type="string" calcext:value-type="string">
            <text:p>SRP461835</text:p>
          </table:table-cell>
          <table:table-cell office:value-type="string" calcext:value-type="string">
            <text:p>SRX21828529</text:p>
          </table:table-cell>
          <table:table-cell office:value-type="string" calcext:value-type="string">
            <text:p>Gp058777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88-CL1_25_34</text:p>
          </table:table-cell>
        </table:table-row>
        <table:table-row table:style-name="ro1">
          <table:table-cell office:value-type="string" calcext:value-type="string">
            <text:p>SRR26114588</text:p>
          </table:table-cell>
          <table:table-cell office:value-type="string" calcext:value-type="string">
            <text:p>SRP461836</text:p>
          </table:table-cell>
          <table:table-cell office:value-type="string" calcext:value-type="string">
            <text:p>SRX21828532</text:p>
          </table:table-cell>
          <table:table-cell office:value-type="string" calcext:value-type="string">
            <text:p>Gp058777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88-CL2_50_4</text:p>
          </table:table-cell>
        </table:table-row>
        <table:table-row table:style-name="ro1">
          <table:table-cell office:value-type="string" calcext:value-type="string">
            <text:p>SRR26114634</text:p>
          </table:table-cell>
          <table:table-cell office:value-type="string" calcext:value-type="string">
            <text:p>SRP461839</text:p>
          </table:table-cell>
          <table:table-cell office:value-type="string" calcext:value-type="string">
            <text:p>SRX21828575</text:p>
          </table:table-cell>
          <table:table-cell office:value-type="string" calcext:value-type="string">
            <text:p>Gp058776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31-Co3_15_40</text:p>
          </table:table-cell>
        </table:table-row>
        <table:table-row table:style-name="ro1">
          <table:table-cell office:value-type="string" calcext:value-type="string">
            <text:p>SRR26114635</text:p>
          </table:table-cell>
          <table:table-cell office:value-type="string" calcext:value-type="string">
            <text:p>SRP461840</text:p>
          </table:table-cell>
          <table:table-cell office:value-type="string" calcext:value-type="string">
            <text:p>SRX21828576</text:p>
          </table:table-cell>
          <table:table-cell office:value-type="string" calcext:value-type="string">
            <text:p>Gp058777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60-CL3_72_12</text:p>
          </table:table-cell>
        </table:table-row>
        <table:table-row table:style-name="ro1">
          <table:table-cell office:value-type="string" calcext:value-type="string">
            <text:p>SRR26115049</text:p>
          </table:table-cell>
          <table:table-cell office:value-type="string" calcext:value-type="string">
            <text:p>SRP461845</text:p>
          </table:table-cell>
          <table:table-cell office:value-type="string" calcext:value-type="string">
            <text:p>SRX21828990</text:p>
          </table:table-cell>
          <table:table-cell office:value-type="string" calcext:value-type="string">
            <text:p>Gp058776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51-CL1_27_10</text:p>
          </table:table-cell>
        </table:table-row>
        <table:table-row table:style-name="ro1">
          <table:table-cell office:value-type="string" calcext:value-type="string">
            <text:p>SRR26115050</text:p>
          </table:table-cell>
          <table:table-cell office:value-type="string" calcext:value-type="string">
            <text:p>SRP461846</text:p>
          </table:table-cell>
          <table:table-cell office:value-type="string" calcext:value-type="string">
            <text:p>SRX21828991</text:p>
          </table:table-cell>
          <table:table-cell office:value-type="string" calcext:value-type="string">
            <text:p>Gp056673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A-24-3-Co2_41_10</text:p>
          </table:table-cell>
        </table:table-row>
        <table:table-row table:style-name="ro1">
          <table:table-cell office:value-type="string" calcext:value-type="string">
            <text:p>SRR26115053</text:p>
          </table:table-cell>
          <table:table-cell office:value-type="string" calcext:value-type="string">
            <text:p>SRP461847</text:p>
          </table:table-cell>
          <table:table-cell office:value-type="string" calcext:value-type="string">
            <text:p>SRX21828994</text:p>
          </table:table-cell>
          <table:table-cell office:value-type="string" calcext:value-type="string">
            <text:p>Gp058776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51-Co1_10_3</text:p>
          </table:table-cell>
        </table:table-row>
        <table:table-row table:style-name="ro1">
          <table:table-cell office:value-type="string" calcext:value-type="string">
            <text:p>SRR26115054</text:p>
          </table:table-cell>
          <table:table-cell office:value-type="string" calcext:value-type="string">
            <text:p>SRP461848</text:p>
          </table:table-cell>
          <table:table-cell office:value-type="string" calcext:value-type="string">
            <text:p>SRX21828995</text:p>
          </table:table-cell>
          <table:table-cell office:value-type="string" calcext:value-type="string">
            <text:p>Gp058780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7-CL3_83_27</text:p>
          </table:table-cell>
        </table:table-row>
        <table:table-row table:style-name="ro1">
          <table:table-cell office:value-type="string" calcext:value-type="string">
            <text:p>SRR26115055</text:p>
          </table:table-cell>
          <table:table-cell office:value-type="string" calcext:value-type="string">
            <text:p>SRP461849</text:p>
          </table:table-cell>
          <table:table-cell office:value-type="string" calcext:value-type="string">
            <text:p>SRX21828996</text:p>
          </table:table-cell>
          <table:table-cell office:value-type="string" calcext:value-type="string">
            <text:p>Gp058783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9591-Co1_16_8</text:p>
          </table:table-cell>
        </table:table-row>
        <table:table-row table:style-name="ro1">
          <table:table-cell office:value-type="string" calcext:value-type="string">
            <text:p>SRR26115056</text:p>
          </table:table-cell>
          <table:table-cell office:value-type="string" calcext:value-type="string">
            <text:p>SRP461850</text:p>
          </table:table-cell>
          <table:table-cell office:value-type="string" calcext:value-type="string">
            <text:p>SRX21828997</text:p>
          </table:table-cell>
          <table:table-cell office:value-type="string" calcext:value-type="string">
            <text:p>Gp058782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4579-Co1_14_4</text:p>
          </table:table-cell>
        </table:table-row>
        <table:table-row table:style-name="ro1">
          <table:table-cell office:value-type="string" calcext:value-type="string">
            <text:p>SRR26115057</text:p>
          </table:table-cell>
          <table:table-cell office:value-type="string" calcext:value-type="string">
            <text:p>SRP461851</text:p>
          </table:table-cell>
          <table:table-cell office:value-type="string" calcext:value-type="string">
            <text:p>SRX21828998</text:p>
          </table:table-cell>
          <table:table-cell office:value-type="string" calcext:value-type="string">
            <text:p>Gp058783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A-24-3-Co1_3_5</text:p>
          </table:table-cell>
        </table:table-row>
        <table:table-row table:style-name="ro1">
          <table:table-cell office:value-type="string" calcext:value-type="string">
            <text:p>SRR26115058</text:p>
          </table:table-cell>
          <table:table-cell office:value-type="string" calcext:value-type="string">
            <text:p>SRP461852</text:p>
          </table:table-cell>
          <table:table-cell office:value-type="string" calcext:value-type="string">
            <text:p>SRX21828999</text:p>
          </table:table-cell>
          <table:table-cell office:value-type="string" calcext:value-type="string">
            <text:p>Gp058782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9591-CL2_56_12</text:p>
          </table:table-cell>
        </table:table-row>
        <table:table-row table:style-name="ro1">
          <table:table-cell office:value-type="string" calcext:value-type="string">
            <text:p>SRR26115059</text:p>
          </table:table-cell>
          <table:table-cell office:value-type="string" calcext:value-type="string">
            <text:p>SRP461853</text:p>
          </table:table-cell>
          <table:table-cell office:value-type="string" calcext:value-type="string">
            <text:p>SRX21829000</text:p>
          </table:table-cell>
          <table:table-cell office:value-type="string" calcext:value-type="string">
            <text:p>Gp058774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234-Co1_23_3</text:p>
          </table:table-cell>
        </table:table-row>
        <table:table-row table:style-name="ro1">
          <table:table-cell office:value-type="string" calcext:value-type="string">
            <text:p>SRR26115060</text:p>
          </table:table-cell>
          <table:table-cell office:value-type="string" calcext:value-type="string">
            <text:p>SRP461854</text:p>
          </table:table-cell>
          <table:table-cell office:value-type="string" calcext:value-type="string">
            <text:p>SRX21829001</text:p>
          </table:table-cell>
          <table:table-cell office:value-type="string" calcext:value-type="string">
            <text:p>Gp058777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60-CL2_44_14</text:p>
          </table:table-cell>
        </table:table-row>
        <table:table-row table:style-name="ro1">
          <table:table-cell office:value-type="string" calcext:value-type="string">
            <text:p>SRR26115061</text:p>
          </table:table-cell>
          <table:table-cell office:value-type="string" calcext:value-type="string">
            <text:p>SRP461855</text:p>
          </table:table-cell>
          <table:table-cell office:value-type="string" calcext:value-type="string">
            <text:p>SRX21829002</text:p>
          </table:table-cell>
          <table:table-cell office:value-type="string" calcext:value-type="string">
            <text:p>Gp058782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4579-Co3_14_51</text:p>
          </table:table-cell>
        </table:table-row>
        <table:table-row table:style-name="ro1">
          <table:table-cell office:value-type="string" calcext:value-type="string">
            <text:p>SRR26115063</text:p>
          </table:table-cell>
          <table:table-cell office:value-type="string" calcext:value-type="string">
            <text:p>SRP461856</text:p>
          </table:table-cell>
          <table:table-cell office:value-type="string" calcext:value-type="string">
            <text:p>SRX21829004</text:p>
          </table:table-cell>
          <table:table-cell office:value-type="string" calcext:value-type="string">
            <text:p>Gp058779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7-CL1_28_5</text:p>
          </table:table-cell>
        </table:table-row>
        <table:table-row table:style-name="ro1">
          <table:table-cell office:value-type="string" calcext:value-type="string">
            <text:p>SRR26115064</text:p>
          </table:table-cell>
          <table:table-cell office:value-type="string" calcext:value-type="string">
            <text:p>SRP461857</text:p>
          </table:table-cell>
          <table:table-cell office:value-type="string" calcext:value-type="string">
            <text:p>SRX21829005</text:p>
          </table:table-cell>
          <table:table-cell office:value-type="string" calcext:value-type="string">
            <text:p>Gp05878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4579-CL2_50_20</text:p>
          </table:table-cell>
        </table:table-row>
        <table:table-row table:style-name="ro1">
          <table:table-cell office:value-type="string" calcext:value-type="string">
            <text:p>SRR26115219</text:p>
          </table:table-cell>
          <table:table-cell office:value-type="string" calcext:value-type="string">
            <text:p>SRP461864</text:p>
          </table:table-cell>
          <table:table-cell office:value-type="string" calcext:value-type="string">
            <text:p>SRX21829160</text:p>
          </table:table-cell>
          <table:table-cell office:value-type="string" calcext:value-type="string">
            <text:p>Gp058780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6-CL2_69_17</text:p>
          </table:table-cell>
        </table:table-row>
        <table:table-row table:style-name="ro1">
          <table:table-cell office:value-type="string" calcext:value-type="string">
            <text:p>SRR26115220</text:p>
          </table:table-cell>
          <table:table-cell office:value-type="string" calcext:value-type="string">
            <text:p>SRP461865</text:p>
          </table:table-cell>
          <table:table-cell office:value-type="string" calcext:value-type="string">
            <text:p>SRX21829161</text:p>
          </table:table-cell>
          <table:table-cell office:value-type="string" calcext:value-type="string">
            <text:p>Gp058775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07-CL2_57_8</text:p>
          </table:table-cell>
        </table:table-row>
        <table:table-row table:style-name="ro1">
          <table:table-cell office:value-type="string" calcext:value-type="string">
            <text:p>SRR26115239</text:p>
          </table:table-cell>
          <table:table-cell office:value-type="string" calcext:value-type="string">
            <text:p>SRP461866</text:p>
          </table:table-cell>
          <table:table-cell office:value-type="string" calcext:value-type="string">
            <text:p>SRX21829180</text:p>
          </table:table-cell>
          <table:table-cell office:value-type="string" calcext:value-type="string">
            <text:p>Gp058780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7-Co1_12_9</text:p>
          </table:table-cell>
        </table:table-row>
        <table:table-row table:style-name="ro1">
          <table:table-cell office:value-type="string" calcext:value-type="string">
            <text:p>SRR26115360</text:p>
          </table:table-cell>
          <table:table-cell office:value-type="string" calcext:value-type="string">
            <text:p>SRP461868</text:p>
          </table:table-cell>
          <table:table-cell office:value-type="string" calcext:value-type="string">
            <text:p>SRX21829196</text:p>
          </table:table-cell>
          <table:table-cell office:value-type="string" calcext:value-type="string">
            <text:p>Gp058778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88-Co3_8_57</text:p>
          </table:table-cell>
        </table:table-row>
        <table:table-row table:style-name="ro1">
          <table:table-cell office:value-type="string" calcext:value-type="string">
            <text:p>SRR26115361</text:p>
          </table:table-cell>
          <table:table-cell office:value-type="string" calcext:value-type="string">
            <text:p>SRP461869</text:p>
          </table:table-cell>
          <table:table-cell office:value-type="string" calcext:value-type="string">
            <text:p>SRX21829197</text:p>
          </table:table-cell>
          <table:table-cell office:value-type="string" calcext:value-type="string">
            <text:p>Gp058778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470-CL2_38_23</text:p>
          </table:table-cell>
        </table:table-row>
        <table:table-row table:style-name="ro1">
          <table:table-cell office:value-type="string" calcext:value-type="string">
            <text:p>SRR26115362</text:p>
          </table:table-cell>
          <table:table-cell office:value-type="string" calcext:value-type="string">
            <text:p>SRP461870</text:p>
          </table:table-cell>
          <table:table-cell office:value-type="string" calcext:value-type="string">
            <text:p>SRX21829198</text:p>
          </table:table-cell>
          <table:table-cell office:value-type="string" calcext:value-type="string">
            <text:p>Gp058779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5-CL3_80_19</text:p>
          </table:table-cell>
        </table:table-row>
        <table:table-row table:style-name="ro1">
          <table:table-cell office:value-type="string" calcext:value-type="string">
            <text:p>SRR26115363</text:p>
          </table:table-cell>
          <table:table-cell office:value-type="string" calcext:value-type="string">
            <text:p>SRP461871</text:p>
          </table:table-cell>
          <table:table-cell office:value-type="string" calcext:value-type="string">
            <text:p>SRX21829199</text:p>
          </table:table-cell>
          <table:table-cell office:value-type="string" calcext:value-type="string">
            <text:p>Gp058777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60-Co2_62_25</text:p>
          </table:table-cell>
        </table:table-row>
        <table:table-row table:style-name="ro1">
          <table:table-cell office:value-type="string" calcext:value-type="string">
            <text:p>SRR26115364</text:p>
          </table:table-cell>
          <table:table-cell office:value-type="string" calcext:value-type="string">
            <text:p>SRP461872</text:p>
          </table:table-cell>
          <table:table-cell office:value-type="string" calcext:value-type="string">
            <text:p>SRX21829200</text:p>
          </table:table-cell>
          <table:table-cell office:value-type="string" calcext:value-type="string">
            <text:p>Gp058781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904-Co3_16_51</text:p>
          </table:table-cell>
        </table:table-row>
        <table:table-row table:style-name="ro1">
          <table:table-cell office:value-type="string" calcext:value-type="string">
            <text:p>SRR26115365</text:p>
          </table:table-cell>
          <table:table-cell office:value-type="string" calcext:value-type="string">
            <text:p>SRP461873</text:p>
          </table:table-cell>
          <table:table-cell office:value-type="string" calcext:value-type="string">
            <text:p>SRX21829201</text:p>
          </table:table-cell>
          <table:table-cell office:value-type="string" calcext:value-type="string">
            <text:p>Gp058778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33-CL3_77_6</text:p>
          </table:table-cell>
        </table:table-row>
        <table:table-row table:style-name="ro1">
          <table:table-cell office:value-type="string" calcext:value-type="string">
            <text:p>SRR26115366</text:p>
          </table:table-cell>
          <table:table-cell office:value-type="string" calcext:value-type="string">
            <text:p>SRP461874</text:p>
          </table:table-cell>
          <table:table-cell office:value-type="string" calcext:value-type="string">
            <text:p>SRX21829202</text:p>
          </table:table-cell>
          <table:table-cell office:value-type="string" calcext:value-type="string">
            <text:p>Gp05878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905-CL1_32_20</text:p>
          </table:table-cell>
        </table:table-row>
        <table:table-row table:style-name="ro1">
          <table:table-cell office:value-type="string" calcext:value-type="string">
            <text:p>SRR26115370</text:p>
          </table:table-cell>
          <table:table-cell office:value-type="string" calcext:value-type="string">
            <text:p>SRP461876</text:p>
          </table:table-cell>
          <table:table-cell office:value-type="string" calcext:value-type="string">
            <text:p>SRX21829206</text:p>
          </table:table-cell>
          <table:table-cell office:value-type="string" calcext:value-type="string">
            <text:p>Gp058775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85-CL1_33_12</text:p>
          </table:table-cell>
        </table:table-row>
        <table:table-row table:style-name="ro1">
          <table:table-cell office:value-type="string" calcext:value-type="string">
            <text:p>SRR26115371</text:p>
          </table:table-cell>
          <table:table-cell office:value-type="string" calcext:value-type="string">
            <text:p>SRP461877</text:p>
          </table:table-cell>
          <table:table-cell office:value-type="string" calcext:value-type="string">
            <text:p>SRX21829207</text:p>
          </table:table-cell>
          <table:table-cell office:value-type="string" calcext:value-type="string">
            <text:p>Gp058776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07-Co3_27_41</text:p>
          </table:table-cell>
        </table:table-row>
        <table:table-row table:style-name="ro1">
          <table:table-cell office:value-type="string" calcext:value-type="string">
            <text:p>SRR26115503</text:p>
          </table:table-cell>
          <table:table-cell office:value-type="string" calcext:value-type="string">
            <text:p>SRP461881</text:p>
          </table:table-cell>
          <table:table-cell office:value-type="string" calcext:value-type="string">
            <text:p>SRX21829339</text:p>
          </table:table-cell>
          <table:table-cell office:value-type="string" calcext:value-type="string">
            <text:p>Gp058783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KWD-24-1-CL2_58_25</text:p>
          </table:table-cell>
        </table:table-row>
        <table:table-row table:style-name="ro1">
          <table:table-cell office:value-type="string" calcext:value-type="string">
            <text:p>SRR26115504</text:p>
          </table:table-cell>
          <table:table-cell office:value-type="string" calcext:value-type="string">
            <text:p>SRP461880</text:p>
          </table:table-cell>
          <table:table-cell office:value-type="string" calcext:value-type="string">
            <text:p>SRX21829340</text:p>
          </table:table-cell>
          <table:table-cell office:value-type="string" calcext:value-type="string">
            <text:p>Gp058784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D-24-1-Co3_24_32</text:p>
          </table:table-cell>
        </table:table-row>
        <table:table-row table:style-name="ro1">
          <table:table-cell office:value-type="string" calcext:value-type="string">
            <text:p>SRR26115507</text:p>
          </table:table-cell>
          <table:table-cell office:value-type="string" calcext:value-type="string">
            <text:p>SRP461883</text:p>
          </table:table-cell>
          <table:table-cell office:value-type="string" calcext:value-type="string">
            <text:p>SRX21829343</text:p>
          </table:table-cell>
          <table:table-cell office:value-type="string" calcext:value-type="string">
            <text:p>Gp058783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9591-Co3_35_48</text:p>
          </table:table-cell>
        </table:table-row>
        <table:table-row table:style-name="ro1">
          <table:table-cell office:value-type="string" calcext:value-type="string">
            <text:p>SRR26115515</text:p>
          </table:table-cell>
          <table:table-cell office:value-type="string" calcext:value-type="string">
            <text:p>SRP461885</text:p>
          </table:table-cell>
          <table:table-cell office:value-type="string" calcext:value-type="string">
            <text:p>SRX21829350</text:p>
          </table:table-cell>
          <table:table-cell office:value-type="string" calcext:value-type="string">
            <text:p>Gp058782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7986-Co2_68_28</text:p>
          </table:table-cell>
        </table:table-row>
        <table:table-row table:style-name="ro1">
          <table:table-cell office:value-type="string" calcext:value-type="string">
            <text:p>SRR26115522</text:p>
          </table:table-cell>
          <table:table-cell office:value-type="string" calcext:value-type="string">
            <text:p>SRP461887</text:p>
          </table:table-cell>
          <table:table-cell office:value-type="string" calcext:value-type="string">
            <text:p>SRX21829357</text:p>
          </table:table-cell>
          <table:table-cell office:value-type="string" calcext:value-type="string">
            <text:p>Gp058781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11047-CL2_41_30</text:p>
          </table:table-cell>
        </table:table-row>
        <table:table-row table:style-name="ro1">
          <table:table-cell office:value-type="string" calcext:value-type="string">
            <text:p>SRR26122339</text:p>
          </table:table-cell>
          <table:table-cell office:value-type="string" calcext:value-type="string">
            <text:p>SRP461975</text:p>
          </table:table-cell>
          <table:table-cell office:value-type="string" calcext:value-type="string">
            <text:p>SRX21836134</text:p>
          </table:table-cell>
          <table:table-cell office:value-type="string" calcext:value-type="string">
            <text:p>Gp058783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D-24-1-Co1_7_5</text:p>
          </table:table-cell>
        </table:table-row>
        <table:table-row table:style-name="ro1">
          <table:table-cell office:value-type="string" calcext:value-type="string">
            <text:p>SRR26077085</text:p>
          </table:table-cell>
          <table:table-cell office:value-type="string" calcext:value-type="string">
            <text:p>SRP461136</text:p>
          </table:table-cell>
          <table:table-cell office:value-type="string" calcext:value-type="string">
            <text:p>SRX21791942</text:p>
          </table:table-cell>
          <table:table-cell office:value-type="string" calcext:value-type="string">
            <text:p>Gp056681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33-Co3_31_37</text:p>
          </table:table-cell>
        </table:table-row>
        <table:table-row table:style-name="ro1">
          <table:table-cell office:value-type="string" calcext:value-type="string">
            <text:p>SRR26077533</text:p>
          </table:table-cell>
          <table:table-cell office:value-type="string" calcext:value-type="string">
            <text:p>SRP461139</text:p>
          </table:table-cell>
          <table:table-cell office:value-type="string" calcext:value-type="string">
            <text:p>SRX21792390</text:p>
          </table:table-cell>
          <table:table-cell office:value-type="string" calcext:value-type="string">
            <text:p>Gp056681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33-Co2_47_23</text:p>
          </table:table-cell>
        </table:table-row>
        <table:table-row table:style-name="ro1">
          <table:table-cell office:value-type="string" calcext:value-type="string">
            <text:p>SRR26077535</text:p>
          </table:table-cell>
          <table:table-cell office:value-type="string" calcext:value-type="string">
            <text:p>SRP461140</text:p>
          </table:table-cell>
          <table:table-cell office:value-type="string" calcext:value-type="string">
            <text:p>SRX21792392</text:p>
          </table:table-cell>
          <table:table-cell office:value-type="string" calcext:value-type="string">
            <text:p>Gp056681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33-Co1_6_4</text:p>
          </table:table-cell>
        </table:table-row>
        <table:table-row table:style-name="ro1">
          <table:table-cell office:value-type="string" calcext:value-type="string">
            <text:p>SRR26077537</text:p>
          </table:table-cell>
          <table:table-cell office:value-type="string" calcext:value-type="string">
            <text:p>SRP461143</text:p>
          </table:table-cell>
          <table:table-cell office:value-type="string" calcext:value-type="string">
            <text:p>SRX21792394</text:p>
          </table:table-cell>
          <table:table-cell office:value-type="string" calcext:value-type="string">
            <text:p>Gp05667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4579-CL3_72_14</text:p>
          </table:table-cell>
        </table:table-row>
        <table:table-row table:style-name="ro1">
          <table:table-cell office:value-type="string" calcext:value-type="string">
            <text:p>SRR26077538</text:p>
          </table:table-cell>
          <table:table-cell office:value-type="string" calcext:value-type="string">
            <text:p>SRP461144</text:p>
          </table:table-cell>
          <table:table-cell office:value-type="string" calcext:value-type="string">
            <text:p>SRX21792395</text:p>
          </table:table-cell>
          <table:table-cell office:value-type="string" calcext:value-type="string">
            <text:p>Gp056677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58-CL1_34_5</text:p>
          </table:table-cell>
        </table:table-row>
        <table:table-row table:style-name="ro1">
          <table:table-cell office:value-type="string" calcext:value-type="string">
            <text:p>SRR26077540</text:p>
          </table:table-cell>
          <table:table-cell office:value-type="string" calcext:value-type="string">
            <text:p>SRP461145</text:p>
          </table:table-cell>
          <table:table-cell office:value-type="string" calcext:value-type="string">
            <text:p>SRX21792397</text:p>
          </table:table-cell>
          <table:table-cell office:value-type="string" calcext:value-type="string">
            <text:p>Gp056671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4579-CL1_25_23</text:p>
          </table:table-cell>
        </table:table-row>
        <table:table-row table:style-name="ro1">
          <table:table-cell office:value-type="string" calcext:value-type="string">
            <text:p>SRR26077542</text:p>
          </table:table-cell>
          <table:table-cell office:value-type="string" calcext:value-type="string">
            <text:p>SRP461147</text:p>
          </table:table-cell>
          <table:table-cell office:value-type="string" calcext:value-type="string">
            <text:p>SRX21792399</text:p>
          </table:table-cell>
          <table:table-cell office:value-type="string" calcext:value-type="string">
            <text:p>Gp056671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905-CL1_32_20</text:p>
          </table:table-cell>
        </table:table-row>
        <table:table-row table:style-name="ro1">
          <table:table-cell office:value-type="string" calcext:value-type="string">
            <text:p>SRR26077544</text:p>
          </table:table-cell>
          <table:table-cell office:value-type="string" calcext:value-type="string">
            <text:p>SRP461150</text:p>
          </table:table-cell>
          <table:table-cell office:value-type="string" calcext:value-type="string">
            <text:p>SRX21792401</text:p>
          </table:table-cell>
          <table:table-cell office:value-type="string" calcext:value-type="string">
            <text:p>Gp056677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234-Co1_23_3</text:p>
          </table:table-cell>
        </table:table-row>
        <table:table-row table:style-name="ro1">
          <table:table-cell office:value-type="string" calcext:value-type="string">
            <text:p>SRR26077546</text:p>
          </table:table-cell>
          <table:table-cell office:value-type="string" calcext:value-type="string">
            <text:p>SRP461153</text:p>
          </table:table-cell>
          <table:table-cell office:value-type="string" calcext:value-type="string">
            <text:p>SRX21792403</text:p>
          </table:table-cell>
          <table:table-cell office:value-type="string" calcext:value-type="string">
            <text:p>Gp05667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11047-CL1_23_5</text:p>
          </table:table-cell>
        </table:table-row>
        <table:table-row table:style-name="ro1">
          <table:table-cell office:value-type="string" calcext:value-type="string">
            <text:p>SRR26077548</text:p>
          </table:table-cell>
          <table:table-cell office:value-type="string" calcext:value-type="string">
            <text:p>SRP461152</text:p>
          </table:table-cell>
          <table:table-cell office:value-type="string" calcext:value-type="string">
            <text:p>SRX21792405</text:p>
          </table:table-cell>
          <table:table-cell office:value-type="string" calcext:value-type="string">
            <text:p>Gp056678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31-CL2_55_18</text:p>
          </table:table-cell>
        </table:table-row>
        <table:table-row table:style-name="ro1">
          <table:table-cell office:value-type="string" calcext:value-type="string">
            <text:p>SRR26077549</text:p>
          </table:table-cell>
          <table:table-cell office:value-type="string" calcext:value-type="string">
            <text:p>SRP461154</text:p>
          </table:table-cell>
          <table:table-cell office:value-type="string" calcext:value-type="string">
            <text:p>SRX21792406</text:p>
          </table:table-cell>
          <table:table-cell office:value-type="string" calcext:value-type="string">
            <text:p>Gp056678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31-Co1_12_7</text:p>
          </table:table-cell>
        </table:table-row>
        <table:table-row table:style-name="ro1">
          <table:table-cell office:value-type="string" calcext:value-type="string">
            <text:p>SRR26077553</text:p>
          </table:table-cell>
          <table:table-cell office:value-type="string" calcext:value-type="string">
            <text:p>SRP461159</text:p>
          </table:table-cell>
          <table:table-cell office:value-type="string" calcext:value-type="string">
            <text:p>SRX21792410</text:p>
          </table:table-cell>
          <table:table-cell office:value-type="string" calcext:value-type="string">
            <text:p>Gp056672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9591-CL1_34_16</text:p>
          </table:table-cell>
        </table:table-row>
        <table:table-row table:style-name="ro1">
          <table:table-cell office:value-type="string" calcext:value-type="string">
            <text:p>SRR26077555</text:p>
          </table:table-cell>
          <table:table-cell office:value-type="string" calcext:value-type="string">
            <text:p>SRP461161</text:p>
          </table:table-cell>
          <table:table-cell office:value-type="string" calcext:value-type="string">
            <text:p>SRX21792412</text:p>
          </table:table-cell>
          <table:table-cell office:value-type="string" calcext:value-type="string">
            <text:p>Gp056676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-Co2_41_23</text:p>
          </table:table-cell>
        </table:table-row>
        <table:table-row table:style-name="ro1">
          <table:table-cell office:value-type="string" calcext:value-type="string">
            <text:p>SRR26077919</text:p>
          </table:table-cell>
          <table:table-cell office:value-type="string" calcext:value-type="string">
            <text:p>SRP461162</text:p>
          </table:table-cell>
          <table:table-cell office:value-type="string" calcext:value-type="string">
            <text:p>SRX21792776</text:p>
          </table:table-cell>
          <table:table-cell office:value-type="string" calcext:value-type="string">
            <text:p>Gp056678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31-Co2_50_17</text:p>
          </table:table-cell>
        </table:table-row>
        <table:table-row table:style-name="ro1">
          <table:table-cell office:value-type="string" calcext:value-type="string">
            <text:p>SRR26077921</text:p>
          </table:table-cell>
          <table:table-cell office:value-type="string" calcext:value-type="string">
            <text:p>SRP461164</text:p>
          </table:table-cell>
          <table:table-cell office:value-type="string" calcext:value-type="string">
            <text:p>SRX21792778</text:p>
          </table:table-cell>
          <table:table-cell office:value-type="string" calcext:value-type="string">
            <text:p>Gp056678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31-Co3_15_40</text:p>
          </table:table-cell>
        </table:table-row>
        <table:table-row table:style-name="ro1">
          <table:table-cell office:value-type="string" calcext:value-type="string">
            <text:p>SRR26077923</text:p>
          </table:table-cell>
          <table:table-cell office:value-type="string" calcext:value-type="string">
            <text:p>SRP461166</text:p>
          </table:table-cell>
          <table:table-cell office:value-type="string" calcext:value-type="string">
            <text:p>SRX21792780</text:p>
          </table:table-cell>
          <table:table-cell office:value-type="string" calcext:value-type="string">
            <text:p>Gp056678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07-Co1_31_6</text:p>
          </table:table-cell>
        </table:table-row>
        <table:table-row table:style-name="ro1">
          <table:table-cell office:value-type="string" calcext:value-type="string">
            <text:p>SRR26077936</text:p>
          </table:table-cell>
          <table:table-cell office:value-type="string" calcext:value-type="string">
            <text:p>SRP461179</text:p>
          </table:table-cell>
          <table:table-cell office:value-type="string" calcext:value-type="string">
            <text:p>SRX21792793</text:p>
          </table:table-cell>
          <table:table-cell office:value-type="string" calcext:value-type="string">
            <text:p>Gp056674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D-24-1-Co3_24_32</text:p>
          </table:table-cell>
        </table:table-row>
        <table:table-row table:style-name="ro1">
          <table:table-cell office:value-type="string" calcext:value-type="string">
            <text:p>SRR26077938</text:p>
          </table:table-cell>
          <table:table-cell office:value-type="string" calcext:value-type="string">
            <text:p>SRP461181</text:p>
          </table:table-cell>
          <table:table-cell office:value-type="string" calcext:value-type="string">
            <text:p>SRX21792795</text:p>
          </table:table-cell>
          <table:table-cell office:value-type="string" calcext:value-type="string">
            <text:p>Gp056675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-CL1_35_33</text:p>
          </table:table-cell>
        </table:table-row>
        <table:table-row table:style-name="ro1">
          <table:table-cell office:value-type="string" calcext:value-type="string">
            <text:p>SRR26077940</text:p>
          </table:table-cell>
          <table:table-cell office:value-type="string" calcext:value-type="string">
            <text:p>SRP461183</text:p>
          </table:table-cell>
          <table:table-cell office:value-type="string" calcext:value-type="string">
            <text:p>SRX21792797</text:p>
          </table:table-cell>
          <table:table-cell office:value-type="string" calcext:value-type="string">
            <text:p>Gp056672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9591-CL3_98_5</text:p>
          </table:table-cell>
        </table:table-row>
        <table:table-row table:style-name="ro1">
          <table:table-cell office:value-type="string" calcext:value-type="string">
            <text:p>SRR26077942</text:p>
          </table:table-cell>
          <table:table-cell office:value-type="string" calcext:value-type="string">
            <text:p>SRP461185</text:p>
          </table:table-cell>
          <table:table-cell office:value-type="string" calcext:value-type="string">
            <text:p>SRX21792799</text:p>
          </table:table-cell>
          <table:table-cell office:value-type="string" calcext:value-type="string">
            <text:p>Gp056675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-CL2_39_29</text:p>
          </table:table-cell>
        </table:table-row>
        <table:table-row table:style-name="ro1">
          <table:table-cell office:value-type="string" calcext:value-type="string">
            <text:p>SRR26113932</text:p>
          </table:table-cell>
          <table:table-cell office:value-type="string" calcext:value-type="string">
            <text:p>SRP461735</text:p>
          </table:table-cell>
          <table:table-cell office:value-type="string" calcext:value-type="string">
            <text:p>SRX21827942</text:p>
          </table:table-cell>
          <table:table-cell office:value-type="string" calcext:value-type="string">
            <text:p>Gp058773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-Co1_30_3</text:p>
          </table:table-cell>
        </table:table-row>
        <table:table-row table:style-name="ro1">
          <table:table-cell office:value-type="string" calcext:value-type="string">
            <text:p>SRR26113933</text:p>
          </table:table-cell>
          <table:table-cell office:value-type="string" calcext:value-type="string">
            <text:p>SRP461736</text:p>
          </table:table-cell>
          <table:table-cell office:value-type="string" calcext:value-type="string">
            <text:p>SRX21827943</text:p>
          </table:table-cell>
          <table:table-cell office:value-type="string" calcext:value-type="string">
            <text:p>Gp058775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234-Co2_52_27</text:p>
          </table:table-cell>
        </table:table-row>
        <table:table-row table:style-name="ro1">
          <table:table-cell office:value-type="string" calcext:value-type="string">
            <text:p>SRR26113934</text:p>
          </table:table-cell>
          <table:table-cell office:value-type="string" calcext:value-type="string">
            <text:p>SRP461737</text:p>
          </table:table-cell>
          <table:table-cell office:value-type="string" calcext:value-type="string">
            <text:p>SRX21827944</text:p>
          </table:table-cell>
          <table:table-cell office:value-type="string" calcext:value-type="string">
            <text:p>Gp058775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58-CL1_34_5</text:p>
          </table:table-cell>
        </table:table-row>
        <table:table-row table:style-name="ro1">
          <table:table-cell office:value-type="string" calcext:value-type="string">
            <text:p>SRR26113935</text:p>
          </table:table-cell>
          <table:table-cell office:value-type="string" calcext:value-type="string">
            <text:p>SRP461738</text:p>
          </table:table-cell>
          <table:table-cell office:value-type="string" calcext:value-type="string">
            <text:p>SRX21827945</text:p>
          </table:table-cell>
          <table:table-cell office:value-type="string" calcext:value-type="string">
            <text:p>Gp058775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58-CL2_67_23</text:p>
          </table:table-cell>
        </table:table-row>
        <table:table-row table:style-name="ro1">
          <table:table-cell office:value-type="string" calcext:value-type="string">
            <text:p>SRR26113960</text:p>
          </table:table-cell>
          <table:table-cell office:value-type="string" calcext:value-type="string">
            <text:p>SRP461740</text:p>
          </table:table-cell>
          <table:table-cell office:value-type="string" calcext:value-type="string">
            <text:p>SRX21827970</text:p>
          </table:table-cell>
          <table:table-cell office:value-type="string" calcext:value-type="string">
            <text:p>Gp058773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3-CL1_28_16</text:p>
          </table:table-cell>
        </table:table-row>
        <table:table-row table:style-name="ro1">
          <table:table-cell office:value-type="string" calcext:value-type="string">
            <text:p>SRR26113961</text:p>
          </table:table-cell>
          <table:table-cell office:value-type="string" calcext:value-type="string">
            <text:p>SRP461741</text:p>
          </table:table-cell>
          <table:table-cell office:value-type="string" calcext:value-type="string">
            <text:p>SRX21827971</text:p>
          </table:table-cell>
          <table:table-cell office:value-type="string" calcext:value-type="string">
            <text:p>Gp058774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34-CL2_65_22</text:p>
          </table:table-cell>
        </table:table-row>
        <table:table-row table:style-name="ro1">
          <table:table-cell office:value-type="string" calcext:value-type="string">
            <text:p>SRR26113962</text:p>
          </table:table-cell>
          <table:table-cell office:value-type="string" calcext:value-type="string">
            <text:p>SRP461742</text:p>
          </table:table-cell>
          <table:table-cell office:value-type="string" calcext:value-type="string">
            <text:p>SRX21827972</text:p>
          </table:table-cell>
          <table:table-cell office:value-type="string" calcext:value-type="string">
            <text:p>Gp058773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-Co3_21_57</text:p>
          </table:table-cell>
        </table:table-row>
        <table:table-row table:style-name="ro1">
          <table:table-cell office:value-type="string" calcext:value-type="string">
            <text:p>SRR26113963</text:p>
          </table:table-cell>
          <table:table-cell office:value-type="string" calcext:value-type="string">
            <text:p>SRP461743</text:p>
          </table:table-cell>
          <table:table-cell office:value-type="string" calcext:value-type="string">
            <text:p>SRX21827973</text:p>
          </table:table-cell>
          <table:table-cell office:value-type="string" calcext:value-type="string">
            <text:p>Gp058775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234-Co3_21_62</text:p>
          </table:table-cell>
        </table:table-row>
        <table:table-row table:style-name="ro1">
          <table:table-cell office:value-type="string" calcext:value-type="string">
            <text:p>SRR26113966</text:p>
          </table:table-cell>
          <table:table-cell office:value-type="string" calcext:value-type="string">
            <text:p>SRP461745</text:p>
          </table:table-cell>
          <table:table-cell office:value-type="string" calcext:value-type="string">
            <text:p>SRX21827976</text:p>
          </table:table-cell>
          <table:table-cell office:value-type="string" calcext:value-type="string">
            <text:p>Gp05877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-CL1_35_33</text:p>
          </table:table-cell>
        </table:table-row>
        <table:table-row table:style-name="ro1">
          <table:table-cell office:value-type="string" calcext:value-type="string">
            <text:p>SRR26113967</text:p>
          </table:table-cell>
          <table:table-cell office:value-type="string" calcext:value-type="string">
            <text:p>SRP461747</text:p>
          </table:table-cell>
          <table:table-cell office:value-type="string" calcext:value-type="string">
            <text:p>SRX21827977</text:p>
          </table:table-cell>
          <table:table-cell office:value-type="string" calcext:value-type="string">
            <text:p>Gp058773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-CL3_85_26</text:p>
          </table:table-cell>
        </table:table-row>
        <table:table-row table:style-name="ro1">
          <table:table-cell office:value-type="string" calcext:value-type="string">
            <text:p>SRR26113968</text:p>
          </table:table-cell>
          <table:table-cell office:value-type="string" calcext:value-type="string">
            <text:p>SRP461746</text:p>
          </table:table-cell>
          <table:table-cell office:value-type="string" calcext:value-type="string">
            <text:p>SRX21827978</text:p>
          </table:table-cell>
          <table:table-cell office:value-type="string" calcext:value-type="string">
            <text:p>Gp058774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98-CL2_38_5</text:p>
          </table:table-cell>
        </table:table-row>
        <table:table-row table:style-name="ro1">
          <table:table-cell office:value-type="string" calcext:value-type="string">
            <text:p>SRR26113994</text:p>
          </table:table-cell>
          <table:table-cell office:value-type="string" calcext:value-type="string">
            <text:p>SRP461751</text:p>
          </table:table-cell>
          <table:table-cell office:value-type="string" calcext:value-type="string">
            <text:p>SRX21828001</text:p>
          </table:table-cell>
          <table:table-cell office:value-type="string" calcext:value-type="string">
            <text:p>Gp058774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3-Co1_27_3</text:p>
          </table:table-cell>
        </table:table-row>
        <table:table-row table:style-name="ro1">
          <table:table-cell office:value-type="string" calcext:value-type="string">
            <text:p>SRR26113995</text:p>
          </table:table-cell>
          <table:table-cell office:value-type="string" calcext:value-type="string">
            <text:p>SRP461752</text:p>
          </table:table-cell>
          <table:table-cell office:value-type="string" calcext:value-type="string">
            <text:p>SRX21828002</text:p>
          </table:table-cell>
          <table:table-cell office:value-type="string" calcext:value-type="string">
            <text:p>Gp058774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98-CL3_81_33</text:p>
          </table:table-cell>
        </table:table-row>
        <table:table-row table:style-name="ro1">
          <table:table-cell office:value-type="string" calcext:value-type="string">
            <text:p>SRR26114014</text:p>
          </table:table-cell>
          <table:table-cell office:value-type="string" calcext:value-type="string">
            <text:p>SRP461754</text:p>
          </table:table-cell>
          <table:table-cell office:value-type="string" calcext:value-type="string">
            <text:p>SRX21828021</text:p>
          </table:table-cell>
          <table:table-cell office:value-type="string" calcext:value-type="string">
            <text:p>Gp058774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3-CL3_93_10</text:p>
          </table:table-cell>
        </table:table-row>
        <table:table-row table:style-name="ro1">
          <table:table-cell office:value-type="string" calcext:value-type="string">
            <text:p>SRR26114015</text:p>
          </table:table-cell>
          <table:table-cell office:value-type="string" calcext:value-type="string">
            <text:p>SRP461755</text:p>
          </table:table-cell>
          <table:table-cell office:value-type="string" calcext:value-type="string">
            <text:p>SRX21828022</text:p>
          </table:table-cell>
          <table:table-cell office:value-type="string" calcext:value-type="string">
            <text:p>Gp058774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34-CL1_24_28</text:p>
          </table:table-cell>
        </table:table-row>
        <table:table-row table:style-name="ro1">
          <table:table-cell office:value-type="string" calcext:value-type="string">
            <text:p>SRR26114212</text:p>
          </table:table-cell>
          <table:table-cell office:value-type="string" calcext:value-type="string">
            <text:p>SRP461767</text:p>
          </table:table-cell>
          <table:table-cell office:value-type="string" calcext:value-type="string">
            <text:p>SRX21828219</text:p>
          </table:table-cell>
          <table:table-cell office:value-type="string" calcext:value-type="string">
            <text:p>Gp058773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-CL2_39_29</text:p>
          </table:table-cell>
        </table:table-row>
        <table:table-row table:style-name="ro1">
          <table:table-cell office:value-type="string" calcext:value-type="string">
            <text:p>SRR26114214</text:p>
          </table:table-cell>
          <table:table-cell office:value-type="string" calcext:value-type="string">
            <text:p>SRP461769</text:p>
          </table:table-cell>
          <table:table-cell office:value-type="string" calcext:value-type="string">
            <text:p>SRX21828221</text:p>
          </table:table-cell>
          <table:table-cell office:value-type="string" calcext:value-type="string">
            <text:p>Gp058773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-Co2_41_23</text:p>
          </table:table-cell>
        </table:table-row>
        <table:table-row table:style-name="ro1">
          <table:table-cell office:value-type="string" calcext:value-type="string">
            <text:p>SRR26114263</text:p>
          </table:table-cell>
          <table:table-cell office:value-type="string" calcext:value-type="string">
            <text:p>SRP461774</text:p>
          </table:table-cell>
          <table:table-cell office:value-type="string" calcext:value-type="string">
            <text:p>SRX21828270</text:p>
          </table:table-cell>
          <table:table-cell office:value-type="string" calcext:value-type="string">
            <text:p>Gp058774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3-Co2_50_25</text:p>
          </table:table-cell>
        </table:table-row>
        <table:table-row table:style-name="ro1">
          <table:table-cell office:value-type="string" calcext:value-type="string">
            <text:p>SRR26114302</text:p>
          </table:table-cell>
          <table:table-cell office:value-type="string" calcext:value-type="string">
            <text:p>SRP461778</text:p>
          </table:table-cell>
          <table:table-cell office:value-type="string" calcext:value-type="string">
            <text:p>SRX21828309</text:p>
          </table:table-cell>
          <table:table-cell office:value-type="string" calcext:value-type="string">
            <text:p>Gp058774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3-CL2_62_7</text:p>
          </table:table-cell>
        </table:table-row>
        <table:table-row table:style-name="ro1">
          <table:table-cell office:value-type="string" calcext:value-type="string">
            <text:p>SRR26074684</text:p>
          </table:table-cell>
          <table:table-cell office:value-type="string" calcext:value-type="string">
            <text:p>SRP460860</text:p>
          </table:table-cell>
          <table:table-cell office:value-type="string" calcext:value-type="string">
            <text:p>SRX21789541</text:p>
          </table:table-cell>
          <table:table-cell office:value-type="string" calcext:value-type="string">
            <text:p>Gp056668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56-Co3_6_53</text:p>
          </table:table-cell>
        </table:table-row>
        <table:table-row table:style-name="ro1">
          <table:table-cell office:value-type="string" calcext:value-type="string">
            <text:p>SRR26074685</text:p>
          </table:table-cell>
          <table:table-cell office:value-type="string" calcext:value-type="string">
            <text:p>SRP460861</text:p>
          </table:table-cell>
          <table:table-cell office:value-type="string" calcext:value-type="string">
            <text:p>SRX21789542</text:p>
          </table:table-cell>
          <table:table-cell office:value-type="string" calcext:value-type="string">
            <text:p>Gp056668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33-CL2_42_16</text:p>
          </table:table-cell>
        </table:table-row>
        <table:table-row table:style-name="ro1">
          <table:table-cell office:value-type="string" calcext:value-type="string">
            <text:p>SRR26074686</text:p>
          </table:table-cell>
          <table:table-cell office:value-type="string" calcext:value-type="string">
            <text:p>SRP460862</text:p>
          </table:table-cell>
          <table:table-cell office:value-type="string" calcext:value-type="string">
            <text:p>SRX21789543</text:p>
          </table:table-cell>
          <table:table-cell office:value-type="string" calcext:value-type="string">
            <text:p>Gp056668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56-Co1_22_4</text:p>
          </table:table-cell>
        </table:table-row>
        <table:table-row table:style-name="ro1">
          <table:table-cell office:value-type="string" calcext:value-type="string">
            <text:p>SRR26074687</text:p>
          </table:table-cell>
          <table:table-cell office:value-type="string" calcext:value-type="string">
            <text:p>SRP460863</text:p>
          </table:table-cell>
          <table:table-cell office:value-type="string" calcext:value-type="string">
            <text:p>SRX21789544</text:p>
          </table:table-cell>
          <table:table-cell office:value-type="string" calcext:value-type="string">
            <text:p>Gp056668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33-Co2_47_23</text:p>
          </table:table-cell>
        </table:table-row>
        <table:table-row table:style-name="ro1">
          <table:table-cell office:value-type="string" calcext:value-type="string">
            <text:p>SRR26074688</text:p>
          </table:table-cell>
          <table:table-cell office:value-type="string" calcext:value-type="string">
            <text:p>SRP460864</text:p>
          </table:table-cell>
          <table:table-cell office:value-type="string" calcext:value-type="string">
            <text:p>SRX21789545</text:p>
          </table:table-cell>
          <table:table-cell office:value-type="string" calcext:value-type="string">
            <text:p>Gp056668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56-Co2_51_16</text:p>
          </table:table-cell>
        </table:table-row>
        <table:table-row table:style-name="ro1">
          <table:table-cell office:value-type="string" calcext:value-type="string">
            <text:p>SRR26074689</text:p>
          </table:table-cell>
          <table:table-cell office:value-type="string" calcext:value-type="string">
            <text:p>SRP460865</text:p>
          </table:table-cell>
          <table:table-cell office:value-type="string" calcext:value-type="string">
            <text:p>SRX21789546</text:p>
          </table:table-cell>
          <table:table-cell office:value-type="string" calcext:value-type="string">
            <text:p>Gp056668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33-CL3_77_6</text:p>
          </table:table-cell>
        </table:table-row>
        <table:table-row table:style-name="ro1">
          <table:table-cell office:value-type="string" calcext:value-type="string">
            <text:p>SRR26074690</text:p>
          </table:table-cell>
          <table:table-cell office:value-type="string" calcext:value-type="string">
            <text:p>SRP460866</text:p>
          </table:table-cell>
          <table:table-cell office:value-type="string" calcext:value-type="string">
            <text:p>SRX21789547</text:p>
          </table:table-cell>
          <table:table-cell office:value-type="string" calcext:value-type="string">
            <text:p>Gp056669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33-Co3_31_37</text:p>
          </table:table-cell>
        </table:table-row>
        <table:table-row table:style-name="ro1">
          <table:table-cell office:value-type="string" calcext:value-type="string">
            <text:p>SRR26074691</text:p>
          </table:table-cell>
          <table:table-cell office:value-type="string" calcext:value-type="string">
            <text:p>SRP460867</text:p>
          </table:table-cell>
          <table:table-cell office:value-type="string" calcext:value-type="string">
            <text:p>SRX21789548</text:p>
          </table:table-cell>
          <table:table-cell office:value-type="string" calcext:value-type="string">
            <text:p>Gp056669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5-CL1_31_22</text:p>
          </table:table-cell>
        </table:table-row>
        <table:table-row table:style-name="ro1">
          <table:table-cell office:value-type="string" calcext:value-type="string">
            <text:p>SRR26074692</text:p>
          </table:table-cell>
          <table:table-cell office:value-type="string" calcext:value-type="string">
            <text:p>SRP460868</text:p>
          </table:table-cell>
          <table:table-cell office:value-type="string" calcext:value-type="string">
            <text:p>SRX21789549</text:p>
          </table:table-cell>
          <table:table-cell office:value-type="string" calcext:value-type="string">
            <text:p>Gp056668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33-Co1_6_4</text:p>
          </table:table-cell>
        </table:table-row>
        <table:table-row table:style-name="ro1">
          <table:table-cell office:value-type="string" calcext:value-type="string">
            <text:p>SRR26074693</text:p>
          </table:table-cell>
          <table:table-cell office:value-type="string" calcext:value-type="string">
            <text:p>SRP460869</text:p>
          </table:table-cell>
          <table:table-cell office:value-type="string" calcext:value-type="string">
            <text:p>SRX21789550</text:p>
          </table:table-cell>
          <table:table-cell office:value-type="string" calcext:value-type="string">
            <text:p>Gp056669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5-CL3_80_19</text:p>
          </table:table-cell>
        </table:table-row>
        <table:table-row table:style-name="ro1">
          <table:table-cell office:value-type="string" calcext:value-type="string">
            <text:p>SRR26074694</text:p>
          </table:table-cell>
          <table:table-cell office:value-type="string" calcext:value-type="string">
            <text:p>SRP460870</text:p>
          </table:table-cell>
          <table:table-cell office:value-type="string" calcext:value-type="string">
            <text:p>SRX21789551</text:p>
          </table:table-cell>
          <table:table-cell office:value-type="string" calcext:value-type="string">
            <text:p>Gp056669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5-CL2_37_16</text:p>
          </table:table-cell>
        </table:table-row>
        <table:table-row table:style-name="ro1">
          <table:table-cell office:value-type="string" calcext:value-type="string">
            <text:p>SRR26074726</text:p>
          </table:table-cell>
          <table:table-cell office:value-type="string" calcext:value-type="string">
            <text:p>SRP460871</text:p>
          </table:table-cell>
          <table:table-cell office:value-type="string" calcext:value-type="string">
            <text:p>SRX21789583</text:p>
          </table:table-cell>
          <table:table-cell office:value-type="string" calcext:value-type="string">
            <text:p>Gp056669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5-Co1_24_3</text:p>
          </table:table-cell>
        </table:table-row>
        <table:table-row table:style-name="ro1">
          <table:table-cell office:value-type="string" calcext:value-type="string">
            <text:p>SRR26074817</text:p>
          </table:table-cell>
          <table:table-cell office:value-type="string" calcext:value-type="string">
            <text:p>SRP460872</text:p>
          </table:table-cell>
          <table:table-cell office:value-type="string" calcext:value-type="string">
            <text:p>SRX21789674</text:p>
          </table:table-cell>
          <table:table-cell office:value-type="string" calcext:value-type="string">
            <text:p>Gp056670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66-CL2_50_11</text:p>
          </table:table-cell>
        </table:table-row>
        <table:table-row table:style-name="ro1">
          <table:table-cell office:value-type="string" calcext:value-type="string">
            <text:p>SRR26074818</text:p>
          </table:table-cell>
          <table:table-cell office:value-type="string" calcext:value-type="string">
            <text:p>SRP460873</text:p>
          </table:table-cell>
          <table:table-cell office:value-type="string" calcext:value-type="string">
            <text:p>SRX21789675</text:p>
          </table:table-cell>
          <table:table-cell office:value-type="string" calcext:value-type="string">
            <text:p>Gp056671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904-CL3_91_3</text:p>
          </table:table-cell>
        </table:table-row>
        <table:table-row table:style-name="ro1">
          <table:table-cell office:value-type="string" calcext:value-type="string">
            <text:p>SRR26074819</text:p>
          </table:table-cell>
          <table:table-cell office:value-type="string" calcext:value-type="string">
            <text:p>SRP460874</text:p>
          </table:table-cell>
          <table:table-cell office:value-type="string" calcext:value-type="string">
            <text:p>SRX21789676</text:p>
          </table:table-cell>
          <table:table-cell office:value-type="string" calcext:value-type="string">
            <text:p>Gp056669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5-Co3_28_42</text:p>
          </table:table-cell>
        </table:table-row>
        <table:table-row table:style-name="ro1">
          <table:table-cell office:value-type="string" calcext:value-type="string">
            <text:p>SRR26074820</text:p>
          </table:table-cell>
          <table:table-cell office:value-type="string" calcext:value-type="string">
            <text:p>SRP460875</text:p>
          </table:table-cell>
          <table:table-cell office:value-type="string" calcext:value-type="string">
            <text:p>SRX21789677</text:p>
          </table:table-cell>
          <table:table-cell office:value-type="string" calcext:value-type="string">
            <text:p>Gp056669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7-CL1_28_5</text:p>
          </table:table-cell>
        </table:table-row>
        <table:table-row table:style-name="ro1">
          <table:table-cell office:value-type="string" calcext:value-type="string">
            <text:p>SRR26074821</text:p>
          </table:table-cell>
          <table:table-cell office:value-type="string" calcext:value-type="string">
            <text:p>SRP460876</text:p>
          </table:table-cell>
          <table:table-cell office:value-type="string" calcext:value-type="string">
            <text:p>SRX21789678</text:p>
          </table:table-cell>
          <table:table-cell office:value-type="string" calcext:value-type="string">
            <text:p>Gp056670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66-Co3_27_48</text:p>
          </table:table-cell>
        </table:table-row>
        <table:table-row table:style-name="ro1">
          <table:table-cell office:value-type="string" calcext:value-type="string">
            <text:p>SRR26074822</text:p>
          </table:table-cell>
          <table:table-cell office:value-type="string" calcext:value-type="string">
            <text:p>SRP460878</text:p>
          </table:table-cell>
          <table:table-cell office:value-type="string" calcext:value-type="string">
            <text:p>SRX21789679</text:p>
          </table:table-cell>
          <table:table-cell office:value-type="string" calcext:value-type="string">
            <text:p>Gp056670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7-Co2_69_13</text:p>
          </table:table-cell>
        </table:table-row>
        <table:table-row table:style-name="ro1">
          <table:table-cell office:value-type="string" calcext:value-type="string">
            <text:p>SRR26074823</text:p>
          </table:table-cell>
          <table:table-cell office:value-type="string" calcext:value-type="string">
            <text:p>SRP460877</text:p>
          </table:table-cell>
          <table:table-cell office:value-type="string" calcext:value-type="string">
            <text:p>SRX21789680</text:p>
          </table:table-cell>
          <table:table-cell office:value-type="string" calcext:value-type="string">
            <text:p>Gp056669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5-Co2_60_28</text:p>
          </table:table-cell>
        </table:table-row>
        <table:table-row table:style-name="ro1">
          <table:table-cell office:value-type="string" calcext:value-type="string">
            <text:p>SRR26074824</text:p>
          </table:table-cell>
          <table:table-cell office:value-type="string" calcext:value-type="string">
            <text:p>SRP460879</text:p>
          </table:table-cell>
          <table:table-cell office:value-type="string" calcext:value-type="string">
            <text:p>SRX21789681</text:p>
          </table:table-cell>
          <table:table-cell office:value-type="string" calcext:value-type="string">
            <text:p>Gp056670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66-Co2_58_19</text:p>
          </table:table-cell>
        </table:table-row>
        <table:table-row table:style-name="ro1">
          <table:table-cell office:value-type="string" calcext:value-type="string">
            <text:p>SRR26074825</text:p>
          </table:table-cell>
          <table:table-cell office:value-type="string" calcext:value-type="string">
            <text:p>SRP460880</text:p>
          </table:table-cell>
          <table:table-cell office:value-type="string" calcext:value-type="string">
            <text:p>SRX21789682</text:p>
          </table:table-cell>
          <table:table-cell office:value-type="string" calcext:value-type="string">
            <text:p>Gp056669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7-CL3_83_27</text:p>
          </table:table-cell>
        </table:table-row>
        <table:table-row table:style-name="ro1">
          <table:table-cell office:value-type="string" calcext:value-type="string">
            <text:p>SRR26074826</text:p>
          </table:table-cell>
          <table:table-cell office:value-type="string" calcext:value-type="string">
            <text:p>SRP460881</text:p>
          </table:table-cell>
          <table:table-cell office:value-type="string" calcext:value-type="string">
            <text:p>SRX21789683</text:p>
          </table:table-cell>
          <table:table-cell office:value-type="string" calcext:value-type="string">
            <text:p>Gp056670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904-CL2_57_20</text:p>
          </table:table-cell>
        </table:table-row>
        <table:table-row table:style-name="ro1">
          <table:table-cell office:value-type="string" calcext:value-type="string">
            <text:p>SRR26074827</text:p>
          </table:table-cell>
          <table:table-cell office:value-type="string" calcext:value-type="string">
            <text:p>SRP460882</text:p>
          </table:table-cell>
          <table:table-cell office:value-type="string" calcext:value-type="string">
            <text:p>SRX21789684</text:p>
          </table:table-cell>
          <table:table-cell office:value-type="string" calcext:value-type="string">
            <text:p>Gp056670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66-CL3_75_7</text:p>
          </table:table-cell>
        </table:table-row>
        <table:table-row table:style-name="ro1">
          <table:table-cell office:value-type="string" calcext:value-type="string">
            <text:p>SRR26074836</text:p>
          </table:table-cell>
          <table:table-cell office:value-type="string" calcext:value-type="string">
            <text:p>SRP460884</text:p>
          </table:table-cell>
          <table:table-cell office:value-type="string" calcext:value-type="string">
            <text:p>SRX21789693</text:p>
          </table:table-cell>
          <table:table-cell office:value-type="string" calcext:value-type="string">
            <text:p>Gp056670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7-Co3_9_34</text:p>
          </table:table-cell>
        </table:table-row>
        <table:table-row table:style-name="ro1">
          <table:table-cell office:value-type="string" calcext:value-type="string">
            <text:p>SRR26074837</text:p>
          </table:table-cell>
          <table:table-cell office:value-type="string" calcext:value-type="string">
            <text:p>SRP460885</text:p>
          </table:table-cell>
          <table:table-cell office:value-type="string" calcext:value-type="string">
            <text:p>SRX21789694</text:p>
          </table:table-cell>
          <table:table-cell office:value-type="string" calcext:value-type="string">
            <text:p>Gp056665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07-Co3_27_41</text:p>
          </table:table-cell>
        </table:table-row>
        <table:table-row table:style-name="ro1">
          <table:table-cell office:value-type="string" calcext:value-type="string">
            <text:p>SRR26074838</text:p>
          </table:table-cell>
          <table:table-cell office:value-type="string" calcext:value-type="string">
            <text:p>SRP460886</text:p>
          </table:table-cell>
          <table:table-cell office:value-type="string" calcext:value-type="string">
            <text:p>SRX21789695</text:p>
          </table:table-cell>
          <table:table-cell office:value-type="string" calcext:value-type="string">
            <text:p>Gp056669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7-CL2_38_7</text:p>
          </table:table-cell>
        </table:table-row>
        <table:table-row table:style-name="ro1">
          <table:table-cell office:value-type="string" calcext:value-type="string">
            <text:p>SRR26074839</text:p>
          </table:table-cell>
          <table:table-cell office:value-type="string" calcext:value-type="string">
            <text:p>SRP460887</text:p>
          </table:table-cell>
          <table:table-cell office:value-type="string" calcext:value-type="string">
            <text:p>SRX21789696</text:p>
          </table:table-cell>
          <table:table-cell office:value-type="string" calcext:value-type="string">
            <text:p>Gp056665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07-Co1_31_6</text:p>
          </table:table-cell>
        </table:table-row>
        <table:table-row table:style-name="ro1">
          <table:table-cell office:value-type="string" calcext:value-type="string">
            <text:p>SRR26074840</text:p>
          </table:table-cell>
          <table:table-cell office:value-type="string" calcext:value-type="string">
            <text:p>SRP460888</text:p>
          </table:table-cell>
          <table:table-cell office:value-type="string" calcext:value-type="string">
            <text:p>SRX21789697</text:p>
          </table:table-cell>
          <table:table-cell office:value-type="string" calcext:value-type="string">
            <text:p>Gp056665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07-CL1_26_33</text:p>
          </table:table-cell>
        </table:table-row>
        <table:table-row table:style-name="ro1">
          <table:table-cell office:value-type="string" calcext:value-type="string">
            <text:p>SRR26074872</text:p>
          </table:table-cell>
          <table:table-cell office:value-type="string" calcext:value-type="string">
            <text:p>SRP460889</text:p>
          </table:table-cell>
          <table:table-cell office:value-type="string" calcext:value-type="string">
            <text:p>SRX21789729</text:p>
          </table:table-cell>
          <table:table-cell office:value-type="string" calcext:value-type="string">
            <text:p>Gp056670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6-CL2_69_17</text:p>
          </table:table-cell>
        </table:table-row>
        <table:table-row table:style-name="ro1">
          <table:table-cell office:value-type="string" calcext:value-type="string">
            <text:p>SRR26074873</text:p>
          </table:table-cell>
          <table:table-cell office:value-type="string" calcext:value-type="string">
            <text:p>SRP460891</text:p>
          </table:table-cell>
          <table:table-cell office:value-type="string" calcext:value-type="string">
            <text:p>SRX21789730</text:p>
          </table:table-cell>
          <table:table-cell office:value-type="string" calcext:value-type="string">
            <text:p>Gp056665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85-CL1_33_12</text:p>
          </table:table-cell>
        </table:table-row>
        <table:table-row table:style-name="ro1">
          <table:table-cell office:value-type="string" calcext:value-type="string">
            <text:p>SRR26074874</text:p>
          </table:table-cell>
          <table:table-cell office:value-type="string" calcext:value-type="string">
            <text:p>SRP460890</text:p>
          </table:table-cell>
          <table:table-cell office:value-type="string" calcext:value-type="string">
            <text:p>SRX21789731</text:p>
          </table:table-cell>
          <table:table-cell office:value-type="string" calcext:value-type="string">
            <text:p>Gp056665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07-Co2_62_14</text:p>
          </table:table-cell>
        </table:table-row>
        <table:table-row table:style-name="ro1">
          <table:table-cell office:value-type="string" calcext:value-type="string">
            <text:p>SRR26074875</text:p>
          </table:table-cell>
          <table:table-cell office:value-type="string" calcext:value-type="string">
            <text:p>SRP460892</text:p>
          </table:table-cell>
          <table:table-cell office:value-type="string" calcext:value-type="string">
            <text:p>SRX21789732</text:p>
          </table:table-cell>
          <table:table-cell office:value-type="string" calcext:value-type="string">
            <text:p>Gp056666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31-Co2_50_17</text:p>
          </table:table-cell>
        </table:table-row>
        <table:table-row table:style-name="ro1">
          <table:table-cell office:value-type="string" calcext:value-type="string">
            <text:p>SRR26075018</text:p>
          </table:table-cell>
          <table:table-cell office:value-type="string" calcext:value-type="string">
            <text:p>SRP460894</text:p>
          </table:table-cell>
          <table:table-cell office:value-type="string" calcext:value-type="string">
            <text:p>SRX21789875</text:p>
          </table:table-cell>
          <table:table-cell office:value-type="string" calcext:value-type="string">
            <text:p>Gp056670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66-Co1_10_5</text:p>
          </table:table-cell>
        </table:table-row>
        <table:table-row table:style-name="ro1">
          <table:table-cell office:value-type="string" calcext:value-type="string">
            <text:p>SRR26075019</text:p>
          </table:table-cell>
          <table:table-cell office:value-type="string" calcext:value-type="string">
            <text:p>SRP460895</text:p>
          </table:table-cell>
          <table:table-cell office:value-type="string" calcext:value-type="string">
            <text:p>SRX21789876</text:p>
          </table:table-cell>
          <table:table-cell office:value-type="string" calcext:value-type="string">
            <text:p>Gp056670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7-Co1_12_9</text:p>
          </table:table-cell>
        </table:table-row>
        <table:table-row table:style-name="ro1">
          <table:table-cell office:value-type="string" calcext:value-type="string">
            <text:p>SRR26075020</text:p>
          </table:table-cell>
          <table:table-cell office:value-type="string" calcext:value-type="string">
            <text:p>SRP460896</text:p>
          </table:table-cell>
          <table:table-cell office:value-type="string" calcext:value-type="string">
            <text:p>SRX21789877</text:p>
          </table:table-cell>
          <table:table-cell office:value-type="string" calcext:value-type="string">
            <text:p>Gp056671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904-Co1_5_9</text:p>
          </table:table-cell>
        </table:table-row>
        <table:table-row table:style-name="ro1">
          <table:table-cell office:value-type="string" calcext:value-type="string">
            <text:p>SRR26075021</text:p>
          </table:table-cell>
          <table:table-cell office:value-type="string" calcext:value-type="string">
            <text:p>SRP460897</text:p>
          </table:table-cell>
          <table:table-cell office:value-type="string" calcext:value-type="string">
            <text:p>SRX21789878</text:p>
          </table:table-cell>
          <table:table-cell office:value-type="string" calcext:value-type="string">
            <text:p>Gp056671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904-Co2_51_17</text:p>
          </table:table-cell>
        </table:table-row>
        <table:table-row table:style-name="ro1">
          <table:table-cell office:value-type="string" calcext:value-type="string">
            <text:p>SRR26075022</text:p>
          </table:table-cell>
          <table:table-cell office:value-type="string" calcext:value-type="string">
            <text:p>SRP460898</text:p>
          </table:table-cell>
          <table:table-cell office:value-type="string" calcext:value-type="string">
            <text:p>SRX21789879</text:p>
          </table:table-cell>
          <table:table-cell office:value-type="string" calcext:value-type="string">
            <text:p>Gp056666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31-Co3_15_40</text:p>
          </table:table-cell>
        </table:table-row>
        <table:table-row table:style-name="ro1">
          <table:table-cell office:value-type="string" calcext:value-type="string">
            <text:p>SRR26075023</text:p>
          </table:table-cell>
          <table:table-cell office:value-type="string" calcext:value-type="string">
            <text:p>SRP460900</text:p>
          </table:table-cell>
          <table:table-cell office:value-type="string" calcext:value-type="string">
            <text:p>SRX21789880</text:p>
          </table:table-cell>
          <table:table-cell office:value-type="string" calcext:value-type="string">
            <text:p>Gp056665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07-CL2_57_8</text:p>
          </table:table-cell>
        </table:table-row>
        <table:table-row table:style-name="ro1">
          <table:table-cell office:value-type="string" calcext:value-type="string">
            <text:p>SRR26075024</text:p>
          </table:table-cell>
          <table:table-cell office:value-type="string" calcext:value-type="string">
            <text:p>SRP460899</text:p>
          </table:table-cell>
          <table:table-cell office:value-type="string" calcext:value-type="string">
            <text:p>SRX21789881</text:p>
          </table:table-cell>
          <table:table-cell office:value-type="string" calcext:value-type="string">
            <text:p>Gp056663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-Co1_30_3</text:p>
          </table:table-cell>
        </table:table-row>
        <table:table-row table:style-name="ro1">
          <table:table-cell office:value-type="string" calcext:value-type="string">
            <text:p>SRR26075025</text:p>
          </table:table-cell>
          <table:table-cell office:value-type="string" calcext:value-type="string">
            <text:p>SRP460901</text:p>
          </table:table-cell>
          <table:table-cell office:value-type="string" calcext:value-type="string">
            <text:p>SRX21789882</text:p>
          </table:table-cell>
          <table:table-cell office:value-type="string" calcext:value-type="string">
            <text:p>Gp056666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51-Co2_42_17</text:p>
          </table:table-cell>
        </table:table-row>
        <table:table-row table:style-name="ro1">
          <table:table-cell office:value-type="string" calcext:value-type="string">
            <text:p>SRR26075026</text:p>
          </table:table-cell>
          <table:table-cell office:value-type="string" calcext:value-type="string">
            <text:p>SRP460902</text:p>
          </table:table-cell>
          <table:table-cell office:value-type="string" calcext:value-type="string">
            <text:p>SRX21789883</text:p>
          </table:table-cell>
          <table:table-cell office:value-type="string" calcext:value-type="string">
            <text:p>Gp056665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85-CL2_56_7</text:p>
          </table:table-cell>
        </table:table-row>
        <table:table-row table:style-name="ro1">
          <table:table-cell office:value-type="string" calcext:value-type="string">
            <text:p>SRR26075027</text:p>
          </table:table-cell>
          <table:table-cell office:value-type="string" calcext:value-type="string">
            <text:p>SRP460903</text:p>
          </table:table-cell>
          <table:table-cell office:value-type="string" calcext:value-type="string">
            <text:p>SRX21789884</text:p>
          </table:table-cell>
          <table:table-cell office:value-type="string" calcext:value-type="string">
            <text:p>Gp056666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51-CL2_54_28</text:p>
          </table:table-cell>
        </table:table-row>
        <table:table-row table:style-name="ro1">
          <table:table-cell office:value-type="string" calcext:value-type="string">
            <text:p>SRR26075028</text:p>
          </table:table-cell>
          <table:table-cell office:value-type="string" calcext:value-type="string">
            <text:p>SRP460904</text:p>
          </table:table-cell>
          <table:table-cell office:value-type="string" calcext:value-type="string">
            <text:p>SRX21789885</text:p>
          </table:table-cell>
          <table:table-cell office:value-type="string" calcext:value-type="string">
            <text:p>Gp056666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31-Co1_12_7</text:p>
          </table:table-cell>
        </table:table-row>
        <table:table-row table:style-name="ro1">
          <table:table-cell office:value-type="string" calcext:value-type="string">
            <text:p>SRR26075030</text:p>
          </table:table-cell>
          <table:table-cell office:value-type="string" calcext:value-type="string">
            <text:p>SRP460906</text:p>
          </table:table-cell>
          <table:table-cell office:value-type="string" calcext:value-type="string">
            <text:p>SRX21789887</text:p>
          </table:table-cell>
          <table:table-cell office:value-type="string" calcext:value-type="string">
            <text:p>Gp056667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60-Co2_62_25</text:p>
          </table:table-cell>
        </table:table-row>
        <table:table-row table:style-name="ro1">
          <table:table-cell office:value-type="string" calcext:value-type="string">
            <text:p>SRR26075031</text:p>
          </table:table-cell>
          <table:table-cell office:value-type="string" calcext:value-type="string">
            <text:p>SRP460907</text:p>
          </table:table-cell>
          <table:table-cell office:value-type="string" calcext:value-type="string">
            <text:p>SRX21789888</text:p>
          </table:table-cell>
          <table:table-cell office:value-type="string" calcext:value-type="string">
            <text:p>Gp056666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31-CL2_55_18</text:p>
          </table:table-cell>
        </table:table-row>
        <table:table-row table:style-name="ro1">
          <table:table-cell office:value-type="string" calcext:value-type="string">
            <text:p>SRR26075032</text:p>
          </table:table-cell>
          <table:table-cell office:value-type="string" calcext:value-type="string">
            <text:p>SRP460908</text:p>
          </table:table-cell>
          <table:table-cell office:value-type="string" calcext:value-type="string">
            <text:p>SRX21789889</text:p>
          </table:table-cell>
          <table:table-cell office:value-type="string" calcext:value-type="string">
            <text:p>Gp056666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51-CL1_27_10</text:p>
          </table:table-cell>
        </table:table-row>
        <table:table-row table:style-name="ro1">
          <table:table-cell office:value-type="string" calcext:value-type="string">
            <text:p>SRR26075047</text:p>
          </table:table-cell>
          <table:table-cell office:value-type="string" calcext:value-type="string">
            <text:p>SRP460909</text:p>
          </table:table-cell>
          <table:table-cell office:value-type="string" calcext:value-type="string">
            <text:p>SRX21789904</text:p>
          </table:table-cell>
          <table:table-cell office:value-type="string" calcext:value-type="string">
            <text:p>Gp056667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60-CL2_44_14</text:p>
          </table:table-cell>
        </table:table-row>
        <table:table-row table:style-name="ro1">
          <table:table-cell office:value-type="string" calcext:value-type="string">
            <text:p>SRR26075048</text:p>
          </table:table-cell>
          <table:table-cell office:value-type="string" calcext:value-type="string">
            <text:p>SRP460910</text:p>
          </table:table-cell>
          <table:table-cell office:value-type="string" calcext:value-type="string">
            <text:p>SRX21789905</text:p>
          </table:table-cell>
          <table:table-cell office:value-type="string" calcext:value-type="string">
            <text:p>Gp056666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51-Co1_10_3</text:p>
          </table:table-cell>
        </table:table-row>
        <table:table-row table:style-name="ro1">
          <table:table-cell office:value-type="string" calcext:value-type="string">
            <text:p>SRR26075049</text:p>
          </table:table-cell>
          <table:table-cell office:value-type="string" calcext:value-type="string">
            <text:p>SRP460912</text:p>
          </table:table-cell>
          <table:table-cell office:value-type="string" calcext:value-type="string">
            <text:p>SRX21789906</text:p>
          </table:table-cell>
          <table:table-cell office:value-type="string" calcext:value-type="string">
            <text:p>Gp056663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3-CL1_28_16</text:p>
          </table:table-cell>
        </table:table-row>
        <table:table-row table:style-name="ro1">
          <table:table-cell office:value-type="string" calcext:value-type="string">
            <text:p>SRR26075050</text:p>
          </table:table-cell>
          <table:table-cell office:value-type="string" calcext:value-type="string">
            <text:p>SRP460911</text:p>
          </table:table-cell>
          <table:table-cell office:value-type="string" calcext:value-type="string">
            <text:p>SRX21789907</text:p>
          </table:table-cell>
          <table:table-cell office:value-type="string" calcext:value-type="string">
            <text:p>Gp056663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-CL3_85_26</text:p>
          </table:table-cell>
        </table:table-row>
        <table:table-row table:style-name="ro1">
          <table:table-cell office:value-type="string" calcext:value-type="string">
            <text:p>SRR26075051</text:p>
          </table:table-cell>
          <table:table-cell office:value-type="string" calcext:value-type="string">
            <text:p>SRP460913</text:p>
          </table:table-cell>
          <table:table-cell office:value-type="string" calcext:value-type="string">
            <text:p>SRX21789908</text:p>
          </table:table-cell>
          <table:table-cell office:value-type="string" calcext:value-type="string">
            <text:p>Gp056663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-CL1_35_33</text:p>
          </table:table-cell>
        </table:table-row>
        <table:table-row table:style-name="ro1">
          <table:table-cell office:value-type="string" calcext:value-type="string">
            <text:p>SRR26075052</text:p>
          </table:table-cell>
          <table:table-cell office:value-type="string" calcext:value-type="string">
            <text:p>SRP460914</text:p>
          </table:table-cell>
          <table:table-cell office:value-type="string" calcext:value-type="string">
            <text:p>SRX21789909</text:p>
          </table:table-cell>
          <table:table-cell office:value-type="string" calcext:value-type="string">
            <text:p>Gp05666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-CL2_39_29</text:p>
          </table:table-cell>
        </table:table-row>
        <table:table-row table:style-name="ro1">
          <table:table-cell office:value-type="string" calcext:value-type="string">
            <text:p>SRR26075054</text:p>
          </table:table-cell>
          <table:table-cell office:value-type="string" calcext:value-type="string">
            <text:p>SRP460915</text:p>
          </table:table-cell>
          <table:table-cell office:value-type="string" calcext:value-type="string">
            <text:p>SRX21789911</text:p>
          </table:table-cell>
          <table:table-cell office:value-type="string" calcext:value-type="string">
            <text:p>Gp056667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88-CL3_88_3</text:p>
          </table:table-cell>
        </table:table-row>
        <table:table-row table:style-name="ro1">
          <table:table-cell office:value-type="string" calcext:value-type="string">
            <text:p>SRR26075055</text:p>
          </table:table-cell>
          <table:table-cell office:value-type="string" calcext:value-type="string">
            <text:p>SRP460917</text:p>
          </table:table-cell>
          <table:table-cell office:value-type="string" calcext:value-type="string">
            <text:p>SRX21789912</text:p>
          </table:table-cell>
          <table:table-cell office:value-type="string" calcext:value-type="string">
            <text:p>Gp056663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3-CL2_62_7</text:p>
          </table:table-cell>
        </table:table-row>
        <table:table-row table:style-name="ro1">
          <table:table-cell office:value-type="string" calcext:value-type="string">
            <text:p>SRR26075068</text:p>
          </table:table-cell>
          <table:table-cell office:value-type="string" calcext:value-type="string">
            <text:p>SRP460919</text:p>
          </table:table-cell>
          <table:table-cell office:value-type="string" calcext:value-type="string">
            <text:p>SRX21789925</text:p>
          </table:table-cell>
          <table:table-cell office:value-type="string" calcext:value-type="string">
            <text:p>Gp056666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51-CL3_84_27</text:p>
          </table:table-cell>
        </table:table-row>
        <table:table-row table:style-name="ro1">
          <table:table-cell office:value-type="string" calcext:value-type="string">
            <text:p>SRR26075069</text:p>
          </table:table-cell>
          <table:table-cell office:value-type="string" calcext:value-type="string">
            <text:p>SRP460921</text:p>
          </table:table-cell>
          <table:table-cell office:value-type="string" calcext:value-type="string">
            <text:p>SRX21789926</text:p>
          </table:table-cell>
          <table:table-cell office:value-type="string" calcext:value-type="string">
            <text:p>Gp056668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470-CL2_38_23</text:p>
          </table:table-cell>
        </table:table-row>
        <table:table-row table:style-name="ro1">
          <table:table-cell office:value-type="string" calcext:value-type="string">
            <text:p>SRR26075070</text:p>
          </table:table-cell>
          <table:table-cell office:value-type="string" calcext:value-type="string">
            <text:p>SRP460920</text:p>
          </table:table-cell>
          <table:table-cell office:value-type="string" calcext:value-type="string">
            <text:p>SRX21789927</text:p>
          </table:table-cell>
          <table:table-cell office:value-type="string" calcext:value-type="string">
            <text:p>Gp056664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3-Co3_19_46</text:p>
          </table:table-cell>
        </table:table-row>
        <table:table-row table:style-name="ro1">
          <table:table-cell office:value-type="string" calcext:value-type="string">
            <text:p>SRR26075071</text:p>
          </table:table-cell>
          <table:table-cell office:value-type="string" calcext:value-type="string">
            <text:p>SRP460922</text:p>
          </table:table-cell>
          <table:table-cell office:value-type="string" calcext:value-type="string">
            <text:p>SRX21789928</text:p>
          </table:table-cell>
          <table:table-cell office:value-type="string" calcext:value-type="string">
            <text:p>Gp056668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448-CL3_88_32</text:p>
          </table:table-cell>
        </table:table-row>
        <table:table-row table:style-name="ro1">
          <table:table-cell office:value-type="string" calcext:value-type="string">
            <text:p>SRR26075072</text:p>
          </table:table-cell>
          <table:table-cell office:value-type="string" calcext:value-type="string">
            <text:p>SRP460923</text:p>
          </table:table-cell>
          <table:table-cell office:value-type="string" calcext:value-type="string">
            <text:p>SRX21789929</text:p>
          </table:table-cell>
          <table:table-cell office:value-type="string" calcext:value-type="string">
            <text:p>Gp056667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88-Co2_54_7</text:p>
          </table:table-cell>
        </table:table-row>
        <table:table-row table:style-name="ro1">
          <table:table-cell office:value-type="string" calcext:value-type="string">
            <text:p>SRR26075073</text:p>
          </table:table-cell>
          <table:table-cell office:value-type="string" calcext:value-type="string">
            <text:p>SRP460924</text:p>
          </table:table-cell>
          <table:table-cell office:value-type="string" calcext:value-type="string">
            <text:p>SRX21789930</text:p>
          </table:table-cell>
          <table:table-cell office:value-type="string" calcext:value-type="string">
            <text:p>Gp056667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60-Co3_13_34</text:p>
          </table:table-cell>
        </table:table-row>
        <table:table-row table:style-name="ro1">
          <table:table-cell office:value-type="string" calcext:value-type="string">
            <text:p>SRR26075074</text:p>
          </table:table-cell>
          <table:table-cell office:value-type="string" calcext:value-type="string">
            <text:p>SRP460925</text:p>
          </table:table-cell>
          <table:table-cell office:value-type="string" calcext:value-type="string">
            <text:p>SRX21789931</text:p>
          </table:table-cell>
          <table:table-cell office:value-type="string" calcext:value-type="string">
            <text:p>Gp056667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88-Co1_32_7</text:p>
          </table:table-cell>
        </table:table-row>
        <table:table-row table:style-name="ro1">
          <table:table-cell office:value-type="string" calcext:value-type="string">
            <text:p>SRR26075151</text:p>
          </table:table-cell>
          <table:table-cell office:value-type="string" calcext:value-type="string">
            <text:p>SRP460928</text:p>
          </table:table-cell>
          <table:table-cell office:value-type="string" calcext:value-type="string">
            <text:p>SRX21790008</text:p>
          </table:table-cell>
          <table:table-cell office:value-type="string" calcext:value-type="string">
            <text:p>Gp056667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88-Co3_8_57</text:p>
          </table:table-cell>
        </table:table-row>
        <table:table-row table:style-name="ro1">
          <table:table-cell office:value-type="string" calcext:value-type="string">
            <text:p>SRR26075152</text:p>
          </table:table-cell>
          <table:table-cell office:value-type="string" calcext:value-type="string">
            <text:p>SRP460929</text:p>
          </table:table-cell>
          <table:table-cell office:value-type="string" calcext:value-type="string">
            <text:p>SRX21790009</text:p>
          </table:table-cell>
          <table:table-cell office:value-type="string" calcext:value-type="string">
            <text:p>Gp056667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88-CL1_25_34</text:p>
          </table:table-cell>
        </table:table-row>
        <table:table-row table:style-name="ro1">
          <table:table-cell office:value-type="string" calcext:value-type="string">
            <text:p>SRR26075153</text:p>
          </table:table-cell>
          <table:table-cell office:value-type="string" calcext:value-type="string">
            <text:p>SRP460930</text:p>
          </table:table-cell>
          <table:table-cell office:value-type="string" calcext:value-type="string">
            <text:p>SRX21790010</text:p>
          </table:table-cell>
          <table:table-cell office:value-type="string" calcext:value-type="string">
            <text:p>Gp056665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58-CL1_34_5</text:p>
          </table:table-cell>
        </table:table-row>
        <table:table-row table:style-name="ro1">
          <table:table-cell office:value-type="string" calcext:value-type="string">
            <text:p>SRR26075154</text:p>
          </table:table-cell>
          <table:table-cell office:value-type="string" calcext:value-type="string">
            <text:p>SRP460931</text:p>
          </table:table-cell>
          <table:table-cell office:value-type="string" calcext:value-type="string">
            <text:p>SRX21790011</text:p>
          </table:table-cell>
          <table:table-cell office:value-type="string" calcext:value-type="string">
            <text:p>Gp056667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88-CL2_50_4</text:p>
          </table:table-cell>
        </table:table-row>
        <table:table-row table:style-name="ro1">
          <table:table-cell office:value-type="string" calcext:value-type="string">
            <text:p>SRR26075155</text:p>
          </table:table-cell>
          <table:table-cell office:value-type="string" calcext:value-type="string">
            <text:p>SRP460932</text:p>
          </table:table-cell>
          <table:table-cell office:value-type="string" calcext:value-type="string">
            <text:p>SRX21790012</text:p>
          </table:table-cell>
          <table:table-cell office:value-type="string" calcext:value-type="string">
            <text:p>Gp056664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3-CL3_93_10</text:p>
          </table:table-cell>
        </table:table-row>
        <table:table-row table:style-name="ro1">
          <table:table-cell office:value-type="string" calcext:value-type="string">
            <text:p>SRR26075156</text:p>
          </table:table-cell>
          <table:table-cell office:value-type="string" calcext:value-type="string">
            <text:p>SRP460933</text:p>
          </table:table-cell>
          <table:table-cell office:value-type="string" calcext:value-type="string">
            <text:p>SRX21790013</text:p>
          </table:table-cell>
          <table:table-cell office:value-type="string" calcext:value-type="string">
            <text:p>Gp056664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98-CL3_81_33</text:p>
          </table:table-cell>
        </table:table-row>
        <table:table-row table:style-name="ro1">
          <table:table-cell office:value-type="string" calcext:value-type="string">
            <text:p>SRR26075285</text:p>
          </table:table-cell>
          <table:table-cell office:value-type="string" calcext:value-type="string">
            <text:p>SRP460935</text:p>
          </table:table-cell>
          <table:table-cell office:value-type="string" calcext:value-type="string">
            <text:p>SRX21790142</text:p>
          </table:table-cell>
          <table:table-cell office:value-type="string" calcext:value-type="string">
            <text:p>Gp056668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448-CL1_35_3</text:p>
          </table:table-cell>
        </table:table-row>
        <table:table-row table:style-name="ro1">
          <table:table-cell office:value-type="string" calcext:value-type="string">
            <text:p>SRR26075286</text:p>
          </table:table-cell>
          <table:table-cell office:value-type="string" calcext:value-type="string">
            <text:p>SRP460936</text:p>
          </table:table-cell>
          <table:table-cell office:value-type="string" calcext:value-type="string">
            <text:p>SRX21790143</text:p>
          </table:table-cell>
          <table:table-cell office:value-type="string" calcext:value-type="string">
            <text:p>Gp056664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234-Co1_23_3</text:p>
          </table:table-cell>
        </table:table-row>
        <table:table-row table:style-name="ro1">
          <table:table-cell office:value-type="string" calcext:value-type="string">
            <text:p>SRR26075287</text:p>
          </table:table-cell>
          <table:table-cell office:value-type="string" calcext:value-type="string">
            <text:p>SRP460938</text:p>
          </table:table-cell>
          <table:table-cell office:value-type="string" calcext:value-type="string">
            <text:p>SRX21790144</text:p>
          </table:table-cell>
          <table:table-cell office:value-type="string" calcext:value-type="string">
            <text:p>Gp056664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3-Co2_50_25</text:p>
          </table:table-cell>
        </table:table-row>
        <table:table-row table:style-name="ro1">
          <table:table-cell office:value-type="string" calcext:value-type="string">
            <text:p>SRR26075288</text:p>
          </table:table-cell>
          <table:table-cell office:value-type="string" calcext:value-type="string">
            <text:p>SRP460939</text:p>
          </table:table-cell>
          <table:table-cell office:value-type="string" calcext:value-type="string">
            <text:p>SRX21790145</text:p>
          </table:table-cell>
          <table:table-cell office:value-type="string" calcext:value-type="string">
            <text:p>Gp056663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-Co3_21_57</text:p>
          </table:table-cell>
        </table:table-row>
        <table:table-row table:style-name="ro1">
          <table:table-cell office:value-type="string" calcext:value-type="string">
            <text:p>SRR26075290</text:p>
          </table:table-cell>
          <table:table-cell office:value-type="string" calcext:value-type="string">
            <text:p>SRP460937</text:p>
          </table:table-cell>
          <table:table-cell office:value-type="string" calcext:value-type="string">
            <text:p>SRX21790147</text:p>
          </table:table-cell>
          <table:table-cell office:value-type="string" calcext:value-type="string">
            <text:p>Gp056664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98-CL2_38_5</text:p>
          </table:table-cell>
        </table:table-row>
        <table:table-row table:style-name="ro1">
          <table:table-cell office:value-type="string" calcext:value-type="string">
            <text:p>SRR26075291</text:p>
          </table:table-cell>
          <table:table-cell office:value-type="string" calcext:value-type="string">
            <text:p>SRP460940</text:p>
          </table:table-cell>
          <table:table-cell office:value-type="string" calcext:value-type="string">
            <text:p>SRX21790148</text:p>
          </table:table-cell>
          <table:table-cell office:value-type="string" calcext:value-type="string">
            <text:p>Gp056664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234-Co2_52_27</text:p>
          </table:table-cell>
        </table:table-row>
        <table:table-row table:style-name="ro1">
          <table:table-cell office:value-type="string" calcext:value-type="string">
            <text:p>SRR26075292</text:p>
          </table:table-cell>
          <table:table-cell office:value-type="string" calcext:value-type="string">
            <text:p>SRP460943</text:p>
          </table:table-cell>
          <table:table-cell office:value-type="string" calcext:value-type="string">
            <text:p>SRX21790149</text:p>
          </table:table-cell>
          <table:table-cell office:value-type="string" calcext:value-type="string">
            <text:p>Gp056665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234-Co3_21_62</text:p>
          </table:table-cell>
        </table:table-row>
        <table:table-row table:style-name="ro1">
          <table:table-cell office:value-type="string" calcext:value-type="string">
            <text:p>SRR26075293</text:p>
          </table:table-cell>
          <table:table-cell office:value-type="string" calcext:value-type="string">
            <text:p>SRP460942</text:p>
          </table:table-cell>
          <table:table-cell office:value-type="string" calcext:value-type="string">
            <text:p>SRX21790150</text:p>
          </table:table-cell>
          <table:table-cell office:value-type="string" calcext:value-type="string">
            <text:p>Gp056665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58-CL2_67_23</text:p>
          </table:table-cell>
        </table:table-row>
        <table:table-row table:style-name="ro1">
          <table:table-cell office:value-type="string" calcext:value-type="string">
            <text:p>SRR26075294</text:p>
          </table:table-cell>
          <table:table-cell office:value-type="string" calcext:value-type="string">
            <text:p>SRP460941</text:p>
          </table:table-cell>
          <table:table-cell office:value-type="string" calcext:value-type="string">
            <text:p>SRX21790151</text:p>
          </table:table-cell>
          <table:table-cell office:value-type="string" calcext:value-type="string">
            <text:p>Gp056664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34-CL1_24_28</text:p>
          </table:table-cell>
        </table:table-row>
        <table:table-row table:style-name="ro1">
          <table:table-cell office:value-type="string" calcext:value-type="string">
            <text:p>SRR26075295</text:p>
          </table:table-cell>
          <table:table-cell office:value-type="string" calcext:value-type="string">
            <text:p>SRP460944</text:p>
          </table:table-cell>
          <table:table-cell office:value-type="string" calcext:value-type="string">
            <text:p>SRX21790152</text:p>
          </table:table-cell>
          <table:table-cell office:value-type="string" calcext:value-type="string">
            <text:p>Gp056667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60-CL3_72_12</text:p>
          </table:table-cell>
        </table:table-row>
        <table:table-row table:style-name="ro1">
          <table:table-cell office:value-type="string" calcext:value-type="string">
            <text:p>SRR26075313</text:p>
          </table:table-cell>
          <table:table-cell office:value-type="string" calcext:value-type="string">
            <text:p>SRP460946</text:p>
          </table:table-cell>
          <table:table-cell office:value-type="string" calcext:value-type="string">
            <text:p>SRX21790170</text:p>
          </table:table-cell>
          <table:table-cell office:value-type="string" calcext:value-type="string">
            <text:p>Gp056664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3-Co1_27_3</text:p>
          </table:table-cell>
        </table:table-row>
        <table:table-row table:style-name="ro1">
          <table:table-cell office:value-type="string" calcext:value-type="string">
            <text:p>SRR26075314</text:p>
          </table:table-cell>
          <table:table-cell office:value-type="string" calcext:value-type="string">
            <text:p>SRP460947</text:p>
          </table:table-cell>
          <table:table-cell office:value-type="string" calcext:value-type="string">
            <text:p>SRX21790171</text:p>
          </table:table-cell>
          <table:table-cell office:value-type="string" calcext:value-type="string">
            <text:p>Gp056664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34-CL2_65_22</text:p>
          </table:table-cell>
        </table:table-row>
        <table:table-row table:style-name="ro1">
          <table:table-cell office:value-type="string" calcext:value-type="string">
            <text:p>SRR26075315</text:p>
          </table:table-cell>
          <table:table-cell office:value-type="string" calcext:value-type="string">
            <text:p>SRP460948</text:p>
          </table:table-cell>
          <table:table-cell office:value-type="string" calcext:value-type="string">
            <text:p>SRX21790172</text:p>
          </table:table-cell>
          <table:table-cell office:value-type="string" calcext:value-type="string">
            <text:p>Gp056666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51-Co3_11_46</text:p>
          </table:table-cell>
        </table:table-row>
        <table:table-row table:style-name="ro1">
          <table:table-cell office:value-type="string" calcext:value-type="string">
            <text:p>SRR26075316</text:p>
          </table:table-cell>
          <table:table-cell office:value-type="string" calcext:value-type="string">
            <text:p>SRP460949</text:p>
          </table:table-cell>
          <table:table-cell office:value-type="string" calcext:value-type="string">
            <text:p>SRX21790173</text:p>
          </table:table-cell>
          <table:table-cell office:value-type="string" calcext:value-type="string">
            <text:p>Gp056663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-Co2_41_23</text:p>
          </table:table-cell>
        </table:table-row>
        <table:table-row table:style-name="ro1">
          <table:table-cell office:value-type="string" calcext:value-type="string">
            <text:p>SRR26075480</text:p>
          </table:table-cell>
          <table:table-cell office:value-type="string" calcext:value-type="string">
            <text:p>SRP461046</text:p>
          </table:table-cell>
          <table:table-cell office:value-type="string" calcext:value-type="string">
            <text:p>SRX21790337</text:p>
          </table:table-cell>
          <table:table-cell office:value-type="string" calcext:value-type="string">
            <text:p>Gp056685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9591-Co2_62_24</text:p>
          </table:table-cell>
        </table:table-row>
        <table:table-row table:style-name="ro1">
          <table:table-cell office:value-type="string" calcext:value-type="string">
            <text:p>SRR26075481</text:p>
          </table:table-cell>
          <table:table-cell office:value-type="string" calcext:value-type="string">
            <text:p>SRP461047</text:p>
          </table:table-cell>
          <table:table-cell office:value-type="string" calcext:value-type="string">
            <text:p>SRX21790338</text:p>
          </table:table-cell>
          <table:table-cell office:value-type="string" calcext:value-type="string">
            <text:p>Gp056686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D-24-1-Co1_7_5</text:p>
          </table:table-cell>
        </table:table-row>
        <table:table-row table:style-name="ro1">
          <table:table-cell office:value-type="string" calcext:value-type="string">
            <text:p>SRR26075482</text:p>
          </table:table-cell>
          <table:table-cell office:value-type="string" calcext:value-type="string">
            <text:p>SRP461048</text:p>
          </table:table-cell>
          <table:table-cell office:value-type="string" calcext:value-type="string">
            <text:p>SRX21790339</text:p>
          </table:table-cell>
          <table:table-cell office:value-type="string" calcext:value-type="string">
            <text:p>Gp056684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7986-Co3_31_39</text:p>
          </table:table-cell>
        </table:table-row>
        <table:table-row table:style-name="ro1">
          <table:table-cell office:value-type="string" calcext:value-type="string">
            <text:p>SRR26075499</text:p>
          </table:table-cell>
          <table:table-cell office:value-type="string" calcext:value-type="string">
            <text:p>SRP461049</text:p>
          </table:table-cell>
          <table:table-cell office:value-type="string" calcext:value-type="string">
            <text:p>SRX21790356</text:p>
          </table:table-cell>
          <table:table-cell office:value-type="string" calcext:value-type="string">
            <text:p>Gp056685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9591-Co3_35_48</text:p>
          </table:table-cell>
        </table:table-row>
        <table:table-row table:style-name="ro1">
          <table:table-cell office:value-type="string" calcext:value-type="string">
            <text:p>SRR26075500</text:p>
          </table:table-cell>
          <table:table-cell office:value-type="string" calcext:value-type="string">
            <text:p>SRP461050</text:p>
          </table:table-cell>
          <table:table-cell office:value-type="string" calcext:value-type="string">
            <text:p>SRX21790357</text:p>
          </table:table-cell>
          <table:table-cell office:value-type="string" calcext:value-type="string">
            <text:p>Gp056685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9591-CL1_34_16</text:p>
          </table:table-cell>
        </table:table-row>
        <table:table-row table:style-name="ro1">
          <table:table-cell office:value-type="string" calcext:value-type="string">
            <text:p>SRR26075501</text:p>
          </table:table-cell>
          <table:table-cell office:value-type="string" calcext:value-type="string">
            <text:p>SRP461051</text:p>
          </table:table-cell>
          <table:table-cell office:value-type="string" calcext:value-type="string">
            <text:p>SRX21790358</text:p>
          </table:table-cell>
          <table:table-cell office:value-type="string" calcext:value-type="string">
            <text:p>Gp056685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A-24-3-Co3_23_35</text:p>
          </table:table-cell>
        </table:table-row>
        <table:table-row table:style-name="ro1">
          <table:table-cell office:value-type="string" calcext:value-type="string">
            <text:p>SRR26075502</text:p>
          </table:table-cell>
          <table:table-cell office:value-type="string" calcext:value-type="string">
            <text:p>SRP461052</text:p>
          </table:table-cell>
          <table:table-cell office:value-type="string" calcext:value-type="string">
            <text:p>SRX21790359</text:p>
          </table:table-cell>
          <table:table-cell office:value-type="string" calcext:value-type="string">
            <text:p>Gp056686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KWD-24-1-CL2_58_25</text:p>
          </table:table-cell>
        </table:table-row>
        <table:table-row table:style-name="ro1">
          <table:table-cell office:value-type="string" calcext:value-type="string">
            <text:p>SRR26075503</text:p>
          </table:table-cell>
          <table:table-cell office:value-type="string" calcext:value-type="string">
            <text:p>SRP461053</text:p>
          </table:table-cell>
          <table:table-cell office:value-type="string" calcext:value-type="string">
            <text:p>SRX21790360</text:p>
          </table:table-cell>
          <table:table-cell office:value-type="string" calcext:value-type="string">
            <text:p>Gp056685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9591-CL2_56_12</text:p>
          </table:table-cell>
        </table:table-row>
        <table:table-row table:style-name="ro1">
          <table:table-cell office:value-type="string" calcext:value-type="string">
            <text:p>SRR26075504</text:p>
          </table:table-cell>
          <table:table-cell office:value-type="string" calcext:value-type="string">
            <text:p>SRP461054</text:p>
          </table:table-cell>
          <table:table-cell office:value-type="string" calcext:value-type="string">
            <text:p>SRX21790361</text:p>
          </table:table-cell>
          <table:table-cell office:value-type="string" calcext:value-type="string">
            <text:p>Gp056686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D-24-1-Co3_24_32</text:p>
          </table:table-cell>
        </table:table-row>
        <table:table-row table:style-name="ro1">
          <table:table-cell office:value-type="string" calcext:value-type="string">
            <text:p>SRR26075505</text:p>
          </table:table-cell>
          <table:table-cell office:value-type="string" calcext:value-type="string">
            <text:p>SRP461055</text:p>
          </table:table-cell>
          <table:table-cell office:value-type="string" calcext:value-type="string">
            <text:p>SRX21790362</text:p>
          </table:table-cell>
          <table:table-cell office:value-type="string" calcext:value-type="string">
            <text:p>Gp056685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9591-Co1_16_8</text:p>
          </table:table-cell>
        </table:table-row>
        <table:table-row table:style-name="ro1">
          <table:table-cell office:value-type="string" calcext:value-type="string">
            <text:p>SRR26075506</text:p>
          </table:table-cell>
          <table:table-cell office:value-type="string" calcext:value-type="string">
            <text:p>SRP461056</text:p>
          </table:table-cell>
          <table:table-cell office:value-type="string" calcext:value-type="string">
            <text:p>SRX21790363</text:p>
          </table:table-cell>
          <table:table-cell office:value-type="string" calcext:value-type="string">
            <text:p>Gp056686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D-24-1-Co2_54_22</text:p>
          </table:table-cell>
        </table:table-row>
        <table:table-row table:style-name="ro1">
          <table:table-cell office:value-type="string" calcext:value-type="string">
            <text:p>SRR26075507</text:p>
          </table:table-cell>
          <table:table-cell office:value-type="string" calcext:value-type="string">
            <text:p>SRP461057</text:p>
          </table:table-cell>
          <table:table-cell office:value-type="string" calcext:value-type="string">
            <text:p>SRX21790364</text:p>
          </table:table-cell>
          <table:table-cell office:value-type="string" calcext:value-type="string">
            <text:p>Gp05668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7-CL3_83_27</text:p>
          </table:table-cell>
        </table:table-row>
        <table:table-row table:style-name="ro1">
          <table:table-cell office:value-type="string" calcext:value-type="string">
            <text:p>SRR26075508</text:p>
          </table:table-cell>
          <table:table-cell office:value-type="string" calcext:value-type="string">
            <text:p>SRP461058</text:p>
          </table:table-cell>
          <table:table-cell office:value-type="string" calcext:value-type="string">
            <text:p>SRX21790365</text:p>
          </table:table-cell>
          <table:table-cell office:value-type="string" calcext:value-type="string">
            <text:p>Gp056685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A-24-3-Co2_41_10</text:p>
          </table:table-cell>
        </table:table-row>
        <table:table-row table:style-name="ro1">
          <table:table-cell office:value-type="string" calcext:value-type="string">
            <text:p>SRR26076528</text:p>
          </table:table-cell>
          <table:table-cell office:value-type="string" calcext:value-type="string">
            <text:p>SRP461062</text:p>
          </table:table-cell>
          <table:table-cell office:value-type="string" calcext:value-type="string">
            <text:p>SRX21791385</text:p>
          </table:table-cell>
          <table:table-cell office:value-type="string" calcext:value-type="string">
            <text:p>Gp056685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KWA-24-3-CL2_69_25</text:p>
          </table:table-cell>
        </table:table-row>
        <table:table-row table:style-name="ro1">
          <table:table-cell office:value-type="string" calcext:value-type="string">
            <text:p>SRR26076529</text:p>
          </table:table-cell>
          <table:table-cell office:value-type="string" calcext:value-type="string">
            <text:p>SRP461060</text:p>
          </table:table-cell>
          <table:table-cell office:value-type="string" calcext:value-type="string">
            <text:p>SRX21791386</text:p>
          </table:table-cell>
          <table:table-cell office:value-type="string" calcext:value-type="string">
            <text:p>Gp056682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5-Co3_28_42</text:p>
          </table:table-cell>
        </table:table-row>
        <table:table-row table:style-name="ro1">
          <table:table-cell office:value-type="string" calcext:value-type="string">
            <text:p>SRR26076530</text:p>
          </table:table-cell>
          <table:table-cell office:value-type="string" calcext:value-type="string">
            <text:p>SRP461061</text:p>
          </table:table-cell>
          <table:table-cell office:value-type="string" calcext:value-type="string">
            <text:p>SRX21791387</text:p>
          </table:table-cell>
          <table:table-cell office:value-type="string" calcext:value-type="string">
            <text:p>Gp056681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5-Co2_60_28</text:p>
          </table:table-cell>
        </table:table-row>
        <table:table-row table:style-name="ro1">
          <table:table-cell office:value-type="string" calcext:value-type="string">
            <text:p>SRR26076555</text:p>
          </table:table-cell>
          <table:table-cell office:value-type="string" calcext:value-type="string">
            <text:p>SRP461063</text:p>
          </table:table-cell>
          <table:table-cell office:value-type="string" calcext:value-type="string">
            <text:p>SRX21791412</text:p>
          </table:table-cell>
          <table:table-cell office:value-type="string" calcext:value-type="string">
            <text:p>Gp056685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A-24-3-Co1_3_5</text:p>
          </table:table-cell>
        </table:table-row>
        <table:table-row table:style-name="ro1">
          <table:table-cell office:value-type="string" calcext:value-type="string">
            <text:p>SRR26076556</text:p>
          </table:table-cell>
          <table:table-cell office:value-type="string" calcext:value-type="string">
            <text:p>SRP461064</text:p>
          </table:table-cell>
          <table:table-cell office:value-type="string" calcext:value-type="string">
            <text:p>SRX21791413</text:p>
          </table:table-cell>
          <table:table-cell office:value-type="string" calcext:value-type="string">
            <text:p>Gp056684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7986-Co2_68_28</text:p>
          </table:table-cell>
        </table:table-row>
        <table:table-row table:style-name="ro1">
          <table:table-cell office:value-type="string" calcext:value-type="string">
            <text:p>SRR26076557</text:p>
          </table:table-cell>
          <table:table-cell office:value-type="string" calcext:value-type="string">
            <text:p>SRP461067</text:p>
          </table:table-cell>
          <table:table-cell office:value-type="string" calcext:value-type="string">
            <text:p>SRX21791414</text:p>
          </table:table-cell>
          <table:table-cell office:value-type="string" calcext:value-type="string">
            <text:p>Gp056682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7-CL2_38_7</text:p>
          </table:table-cell>
        </table:table-row>
        <table:table-row table:style-name="ro1">
          <table:table-cell office:value-type="string" calcext:value-type="string">
            <text:p>SRR26076558</text:p>
          </table:table-cell>
          <table:table-cell office:value-type="string" calcext:value-type="string">
            <text:p>SRP461068</text:p>
          </table:table-cell>
          <table:table-cell office:value-type="string" calcext:value-type="string">
            <text:p>SRX21791415</text:p>
          </table:table-cell>
          <table:table-cell office:value-type="string" calcext:value-type="string">
            <text:p>Gp056685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9591-CL3_98_5</text:p>
          </table:table-cell>
        </table:table-row>
        <table:table-row table:style-name="ro1">
          <table:table-cell office:value-type="string" calcext:value-type="string">
            <text:p>SRR26076559</text:p>
          </table:table-cell>
          <table:table-cell office:value-type="string" calcext:value-type="string">
            <text:p>SRP461065</text:p>
          </table:table-cell>
          <table:table-cell office:value-type="string" calcext:value-type="string">
            <text:p>SRX21791416</text:p>
          </table:table-cell>
          <table:table-cell office:value-type="string" calcext:value-type="string">
            <text:p>Gp056682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7-CL1_28_5</text:p>
          </table:table-cell>
        </table:table-row>
        <table:table-row table:style-name="ro1">
          <table:table-cell office:value-type="string" calcext:value-type="string">
            <text:p>SRR26076560</text:p>
          </table:table-cell>
          <table:table-cell office:value-type="string" calcext:value-type="string">
            <text:p>SRP461066</text:p>
          </table:table-cell>
          <table:table-cell office:value-type="string" calcext:value-type="string">
            <text:p>SRX21791417</text:p>
          </table:table-cell>
          <table:table-cell office:value-type="string" calcext:value-type="string">
            <text:p>Gp056681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5-Co1_24_3</text:p>
          </table:table-cell>
        </table:table-row>
        <table:table-row table:style-name="ro1">
          <table:table-cell office:value-type="string" calcext:value-type="string">
            <text:p>SRR26076568</text:p>
          </table:table-cell>
          <table:table-cell office:value-type="string" calcext:value-type="string">
            <text:p>SRP461071</text:p>
          </table:table-cell>
          <table:table-cell office:value-type="string" calcext:value-type="string">
            <text:p>SRX21791425</text:p>
          </table:table-cell>
          <table:table-cell office:value-type="string" calcext:value-type="string">
            <text:p>Gp056682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7-Co3_9_34</text:p>
          </table:table-cell>
        </table:table-row>
        <table:table-row table:style-name="ro1">
          <table:table-cell office:value-type="string" calcext:value-type="string">
            <text:p>SRR26076569</text:p>
          </table:table-cell>
          <table:table-cell office:value-type="string" calcext:value-type="string">
            <text:p>SRP461072</text:p>
          </table:table-cell>
          <table:table-cell office:value-type="string" calcext:value-type="string">
            <text:p>SRX21791426</text:p>
          </table:table-cell>
          <table:table-cell office:value-type="string" calcext:value-type="string">
            <text:p>Gp056684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11047-CL2_41_30</text:p>
          </table:table-cell>
        </table:table-row>
        <table:table-row table:style-name="ro1">
          <table:table-cell office:value-type="string" calcext:value-type="string">
            <text:p>SRR26076570</text:p>
          </table:table-cell>
          <table:table-cell office:value-type="string" calcext:value-type="string">
            <text:p>SRP461073</text:p>
          </table:table-cell>
          <table:table-cell office:value-type="string" calcext:value-type="string">
            <text:p>SRX21791427</text:p>
          </table:table-cell>
          <table:table-cell office:value-type="string" calcext:value-type="string">
            <text:p>Gp056684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4579-CL1_25_23</text:p>
          </table:table-cell>
        </table:table-row>
        <table:table-row table:style-name="ro1">
          <table:table-cell office:value-type="string" calcext:value-type="string">
            <text:p>SRR26076571</text:p>
          </table:table-cell>
          <table:table-cell office:value-type="string" calcext:value-type="string">
            <text:p>SRP461074</text:p>
          </table:table-cell>
          <table:table-cell office:value-type="string" calcext:value-type="string">
            <text:p>SRX21791428</text:p>
          </table:table-cell>
          <table:table-cell office:value-type="string" calcext:value-type="string">
            <text:p>Gp05668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904-CL2_57_20</text:p>
          </table:table-cell>
        </table:table-row>
        <table:table-row table:style-name="ro1">
          <table:table-cell office:value-type="string" calcext:value-type="string">
            <text:p>SRR26076572</text:p>
          </table:table-cell>
          <table:table-cell office:value-type="string" calcext:value-type="string">
            <text:p>SRP461075</text:p>
          </table:table-cell>
          <table:table-cell office:value-type="string" calcext:value-type="string">
            <text:p>SRX21791429</text:p>
          </table:table-cell>
          <table:table-cell office:value-type="string" calcext:value-type="string">
            <text:p>Gp056680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56-Co1_22_4</text:p>
          </table:table-cell>
        </table:table-row>
        <table:table-row table:style-name="ro1">
          <table:table-cell office:value-type="string" calcext:value-type="string">
            <text:p>SRR26076573</text:p>
          </table:table-cell>
          <table:table-cell office:value-type="string" calcext:value-type="string">
            <text:p>SRP461076</text:p>
          </table:table-cell>
          <table:table-cell office:value-type="string" calcext:value-type="string">
            <text:p>SRX21791430</text:p>
          </table:table-cell>
          <table:table-cell office:value-type="string" calcext:value-type="string">
            <text:p>Gp056680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88-Co3_8_57</text:p>
          </table:table-cell>
        </table:table-row>
        <table:table-row table:style-name="ro1">
          <table:table-cell office:value-type="string" calcext:value-type="string">
            <text:p>SRR26076574</text:p>
          </table:table-cell>
          <table:table-cell office:value-type="string" calcext:value-type="string">
            <text:p>SRP461077</text:p>
          </table:table-cell>
          <table:table-cell office:value-type="string" calcext:value-type="string">
            <text:p>SRX21791431</text:p>
          </table:table-cell>
          <table:table-cell office:value-type="string" calcext:value-type="string">
            <text:p>Gp056680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448-CL1_35_3</text:p>
          </table:table-cell>
        </table:table-row>
        <table:table-row table:style-name="ro1">
          <table:table-cell office:value-type="string" calcext:value-type="string">
            <text:p>SRR26076575</text:p>
          </table:table-cell>
          <table:table-cell office:value-type="string" calcext:value-type="string">
            <text:p>SRP461078</text:p>
          </table:table-cell>
          <table:table-cell office:value-type="string" calcext:value-type="string">
            <text:p>SRX21791432</text:p>
          </table:table-cell>
          <table:table-cell office:value-type="string" calcext:value-type="string">
            <text:p>Gp056684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4579-Co2_44_8</text:p>
          </table:table-cell>
        </table:table-row>
        <table:table-row table:style-name="ro1">
          <table:table-cell office:value-type="string" calcext:value-type="string">
            <text:p>SRR26076576</text:p>
          </table:table-cell>
          <table:table-cell office:value-type="string" calcext:value-type="string">
            <text:p>SRP461079</text:p>
          </table:table-cell>
          <table:table-cell office:value-type="string" calcext:value-type="string">
            <text:p>SRX21791433</text:p>
          </table:table-cell>
          <table:table-cell office:value-type="string" calcext:value-type="string">
            <text:p>Gp056682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6-CL2_69_17</text:p>
          </table:table-cell>
        </table:table-row>
        <table:table-row table:style-name="ro1">
          <table:table-cell office:value-type="string" calcext:value-type="string">
            <text:p>SRR26076577</text:p>
          </table:table-cell>
          <table:table-cell office:value-type="string" calcext:value-type="string">
            <text:p>SRP461081</text:p>
          </table:table-cell>
          <table:table-cell office:value-type="string" calcext:value-type="string">
            <text:p>SRX21791434</text:p>
          </table:table-cell>
          <table:table-cell office:value-type="string" calcext:value-type="string">
            <text:p>Gp056683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904-Co2_51_17</text:p>
          </table:table-cell>
        </table:table-row>
        <table:table-row table:style-name="ro1">
          <table:table-cell office:value-type="string" calcext:value-type="string">
            <text:p>SRR26076578</text:p>
          </table:table-cell>
          <table:table-cell office:value-type="string" calcext:value-type="string">
            <text:p>SRP461080</text:p>
          </table:table-cell>
          <table:table-cell office:value-type="string" calcext:value-type="string">
            <text:p>SRX21791435</text:p>
          </table:table-cell>
          <table:table-cell office:value-type="string" calcext:value-type="string">
            <text:p>Gp056684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11047-CL1_23_5</text:p>
          </table:table-cell>
        </table:table-row>
        <table:table-row table:style-name="ro1">
          <table:table-cell office:value-type="string" calcext:value-type="string">
            <text:p>SRR26076579</text:p>
          </table:table-cell>
          <table:table-cell office:value-type="string" calcext:value-type="string">
            <text:p>SRP461082</text:p>
          </table:table-cell>
          <table:table-cell office:value-type="string" calcext:value-type="string">
            <text:p>SRX21791436</text:p>
          </table:table-cell>
          <table:table-cell office:value-type="string" calcext:value-type="string">
            <text:p>Gp056680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56-Co3_6_53</text:p>
          </table:table-cell>
        </table:table-row>
        <table:table-row table:style-name="ro1">
          <table:table-cell office:value-type="string" calcext:value-type="string">
            <text:p>SRR26076580</text:p>
          </table:table-cell>
          <table:table-cell office:value-type="string" calcext:value-type="string">
            <text:p>SRP461083</text:p>
          </table:table-cell>
          <table:table-cell office:value-type="string" calcext:value-type="string">
            <text:p>SRX21791437</text:p>
          </table:table-cell>
          <table:table-cell office:value-type="string" calcext:value-type="string">
            <text:p>Gp056683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904-Co1_5_9</text:p>
          </table:table-cell>
        </table:table-row>
        <table:table-row table:style-name="ro1">
          <table:table-cell office:value-type="string" calcext:value-type="string">
            <text:p>SRR26076581</text:p>
          </table:table-cell>
          <table:table-cell office:value-type="string" calcext:value-type="string">
            <text:p>SRP461085</text:p>
          </table:table-cell>
          <table:table-cell office:value-type="string" calcext:value-type="string">
            <text:p>SRX21791438</text:p>
          </table:table-cell>
          <table:table-cell office:value-type="string" calcext:value-type="string">
            <text:p>Gp056679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88-CL2_50_4</text:p>
          </table:table-cell>
        </table:table-row>
        <table:table-row table:style-name="ro1">
          <table:table-cell office:value-type="string" calcext:value-type="string">
            <text:p>SRR26076582</text:p>
          </table:table-cell>
          <table:table-cell office:value-type="string" calcext:value-type="string">
            <text:p>SRP461084</text:p>
          </table:table-cell>
          <table:table-cell office:value-type="string" calcext:value-type="string">
            <text:p>SRX21791439</text:p>
          </table:table-cell>
          <table:table-cell office:value-type="string" calcext:value-type="string">
            <text:p>Gp056678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51-CL1_27_10</text:p>
          </table:table-cell>
        </table:table-row>
        <table:table-row table:style-name="ro1">
          <table:table-cell office:value-type="string" calcext:value-type="string">
            <text:p>SRR26076583</text:p>
          </table:table-cell>
          <table:table-cell office:value-type="string" calcext:value-type="string">
            <text:p>SRP461087</text:p>
          </table:table-cell>
          <table:table-cell office:value-type="string" calcext:value-type="string">
            <text:p>SRX21791440</text:p>
          </table:table-cell>
          <table:table-cell office:value-type="string" calcext:value-type="string">
            <text:p>Gp056683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66-Co2_58_19</text:p>
          </table:table-cell>
        </table:table-row>
        <table:table-row table:style-name="ro1">
          <table:table-cell office:value-type="string" calcext:value-type="string">
            <text:p>SRR26076584</text:p>
          </table:table-cell>
          <table:table-cell office:value-type="string" calcext:value-type="string">
            <text:p>SRP461086</text:p>
          </table:table-cell>
          <table:table-cell office:value-type="string" calcext:value-type="string">
            <text:p>SRX21791441</text:p>
          </table:table-cell>
          <table:table-cell office:value-type="string" calcext:value-type="string">
            <text:p>Gp056679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60-CL2_44_14</text:p>
          </table:table-cell>
        </table:table-row>
        <table:table-row table:style-name="ro1">
          <table:table-cell office:value-type="string" calcext:value-type="string">
            <text:p>SRR26076585</text:p>
          </table:table-cell>
          <table:table-cell office:value-type="string" calcext:value-type="string">
            <text:p>SRP461088</text:p>
          </table:table-cell>
          <table:table-cell office:value-type="string" calcext:value-type="string">
            <text:p>SRX21791442</text:p>
          </table:table-cell>
          <table:table-cell office:value-type="string" calcext:value-type="string">
            <text:p>Gp056680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448-CL3_88_32</text:p>
          </table:table-cell>
        </table:table-row>
        <table:table-row table:style-name="ro1">
          <table:table-cell office:value-type="string" calcext:value-type="string">
            <text:p>SRR26076586</text:p>
          </table:table-cell>
          <table:table-cell office:value-type="string" calcext:value-type="string">
            <text:p>SRP461089</text:p>
          </table:table-cell>
          <table:table-cell office:value-type="string" calcext:value-type="string">
            <text:p>SRX21791443</text:p>
          </table:table-cell>
          <table:table-cell office:value-type="string" calcext:value-type="string">
            <text:p>Gp056680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56-Co2_51_16</text:p>
          </table:table-cell>
        </table:table-row>
        <table:table-row table:style-name="ro1">
          <table:table-cell office:value-type="string" calcext:value-type="string">
            <text:p>SRR26076587</text:p>
          </table:table-cell>
          <table:table-cell office:value-type="string" calcext:value-type="string">
            <text:p>SRP461090</text:p>
          </table:table-cell>
          <table:table-cell office:value-type="string" calcext:value-type="string">
            <text:p>SRX21791444</text:p>
          </table:table-cell>
          <table:table-cell office:value-type="string" calcext:value-type="string">
            <text:p>Gp056681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33-CL2_42_16</text:p>
          </table:table-cell>
        </table:table-row>
        <table:table-row table:style-name="ro1">
          <table:table-cell office:value-type="string" calcext:value-type="string">
            <text:p>SRR26076588</text:p>
          </table:table-cell>
          <table:table-cell office:value-type="string" calcext:value-type="string">
            <text:p>SRP461091</text:p>
          </table:table-cell>
          <table:table-cell office:value-type="string" calcext:value-type="string">
            <text:p>SRX21791445</text:p>
          </table:table-cell>
          <table:table-cell office:value-type="string" calcext:value-type="string">
            <text:p>Gp056680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470-CL2_38_23</text:p>
          </table:table-cell>
        </table:table-row>
        <table:table-row table:style-name="ro1">
          <table:table-cell office:value-type="string" calcext:value-type="string">
            <text:p>SRR26076589</text:p>
          </table:table-cell>
          <table:table-cell office:value-type="string" calcext:value-type="string">
            <text:p>SRP461092</text:p>
          </table:table-cell>
          <table:table-cell office:value-type="string" calcext:value-type="string">
            <text:p>SRX21791446</text:p>
          </table:table-cell>
          <table:table-cell office:value-type="string" calcext:value-type="string">
            <text:p>Gp056683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905-CL1_32_20</text:p>
          </table:table-cell>
        </table:table-row>
        <table:table-row table:style-name="ro1">
          <table:table-cell office:value-type="string" calcext:value-type="string">
            <text:p>SRR26076590</text:p>
          </table:table-cell>
          <table:table-cell office:value-type="string" calcext:value-type="string">
            <text:p>SRP461093</text:p>
          </table:table-cell>
          <table:table-cell office:value-type="string" calcext:value-type="string">
            <text:p>SRX21791447</text:p>
          </table:table-cell>
          <table:table-cell office:value-type="string" calcext:value-type="string">
            <text:p>Gp056680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88-Co1_32_7</text:p>
          </table:table-cell>
        </table:table-row>
        <table:table-row table:style-name="ro1">
          <table:table-cell office:value-type="string" calcext:value-type="string">
            <text:p>SRR26076591</text:p>
          </table:table-cell>
          <table:table-cell office:value-type="string" calcext:value-type="string">
            <text:p>SRP461094</text:p>
          </table:table-cell>
          <table:table-cell office:value-type="string" calcext:value-type="string">
            <text:p>SRX21791448</text:p>
          </table:table-cell>
          <table:table-cell office:value-type="string" calcext:value-type="string">
            <text:p>Gp056679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60-Co2_62_25</text:p>
          </table:table-cell>
        </table:table-row>
        <table:table-row table:style-name="ro1">
          <table:table-cell office:value-type="string" calcext:value-type="string">
            <text:p>SRR26076592</text:p>
          </table:table-cell>
          <table:table-cell office:value-type="string" calcext:value-type="string">
            <text:p>SRP461095</text:p>
          </table:table-cell>
          <table:table-cell office:value-type="string" calcext:value-type="string">
            <text:p>SRX21791449</text:p>
          </table:table-cell>
          <table:table-cell office:value-type="string" calcext:value-type="string">
            <text:p>Gp056682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7-Co1_12_9</text:p>
          </table:table-cell>
        </table:table-row>
        <table:table-row table:style-name="ro1">
          <table:table-cell office:value-type="string" calcext:value-type="string">
            <text:p>SRR26076593</text:p>
          </table:table-cell>
          <table:table-cell office:value-type="string" calcext:value-type="string">
            <text:p>SRP461096</text:p>
          </table:table-cell>
          <table:table-cell office:value-type="string" calcext:value-type="string">
            <text:p>SRX21791450</text:p>
          </table:table-cell>
          <table:table-cell office:value-type="string" calcext:value-type="string">
            <text:p>Gp056682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66-CL3_75_7</text:p>
          </table:table-cell>
        </table:table-row>
        <table:table-row table:style-name="ro1">
          <table:table-cell office:value-type="string" calcext:value-type="string">
            <text:p>SRR26076594</text:p>
          </table:table-cell>
          <table:table-cell office:value-type="string" calcext:value-type="string">
            <text:p>SRP461097</text:p>
          </table:table-cell>
          <table:table-cell office:value-type="string" calcext:value-type="string">
            <text:p>SRX21791451</text:p>
          </table:table-cell>
          <table:table-cell office:value-type="string" calcext:value-type="string">
            <text:p>Gp056679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51-Co3_11_46</text:p>
          </table:table-cell>
        </table:table-row>
        <table:table-row table:style-name="ro1">
          <table:table-cell office:value-type="string" calcext:value-type="string">
            <text:p>SRR26076595</text:p>
          </table:table-cell>
          <table:table-cell office:value-type="string" calcext:value-type="string">
            <text:p>SRP461098</text:p>
          </table:table-cell>
          <table:table-cell office:value-type="string" calcext:value-type="string">
            <text:p>SRX21791452</text:p>
          </table:table-cell>
          <table:table-cell office:value-type="string" calcext:value-type="string">
            <text:p>Gp056684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4579-CL2_50_20</text:p>
          </table:table-cell>
        </table:table-row>
        <table:table-row table:style-name="ro1">
          <table:table-cell office:value-type="string" calcext:value-type="string">
            <text:p>SRR26076596</text:p>
          </table:table-cell>
          <table:table-cell office:value-type="string" calcext:value-type="string">
            <text:p>SRP461100</text:p>
          </table:table-cell>
          <table:table-cell office:value-type="string" calcext:value-type="string">
            <text:p>SRX21791453</text:p>
          </table:table-cell>
          <table:table-cell office:value-type="string" calcext:value-type="string">
            <text:p>Gp056679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51-Co2_42_17</text:p>
          </table:table-cell>
        </table:table-row>
        <table:table-row table:style-name="ro1">
          <table:table-cell office:value-type="string" calcext:value-type="string">
            <text:p>SRR26076597</text:p>
          </table:table-cell>
          <table:table-cell office:value-type="string" calcext:value-type="string">
            <text:p>SRP461101</text:p>
          </table:table-cell>
          <table:table-cell office:value-type="string" calcext:value-type="string">
            <text:p>SRX21791454</text:p>
          </table:table-cell>
          <table:table-cell office:value-type="string" calcext:value-type="string">
            <text:p>Gp056679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88-CL1_25_34</text:p>
          </table:table-cell>
        </table:table-row>
        <table:table-row table:style-name="ro1">
          <table:table-cell office:value-type="string" calcext:value-type="string">
            <text:p>SRR26076598</text:p>
          </table:table-cell>
          <table:table-cell office:value-type="string" calcext:value-type="string">
            <text:p>SRP461099</text:p>
          </table:table-cell>
          <table:table-cell office:value-type="string" calcext:value-type="string">
            <text:p>SRX21791455</text:p>
          </table:table-cell>
          <table:table-cell office:value-type="string" calcext:value-type="string">
            <text:p>Gp056681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33-CL3_77_6</text:p>
          </table:table-cell>
        </table:table-row>
        <table:table-row table:style-name="ro1">
          <table:table-cell office:value-type="string" calcext:value-type="string">
            <text:p>SRR26076599</text:p>
          </table:table-cell>
          <table:table-cell office:value-type="string" calcext:value-type="string">
            <text:p>SRP461102</text:p>
          </table:table-cell>
          <table:table-cell office:value-type="string" calcext:value-type="string">
            <text:p>SRX21791456</text:p>
          </table:table-cell>
          <table:table-cell office:value-type="string" calcext:value-type="string">
            <text:p>Gp056683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904-CL3_91_3</text:p>
          </table:table-cell>
        </table:table-row>
        <table:table-row table:style-name="ro1">
          <table:table-cell office:value-type="string" calcext:value-type="string">
            <text:p>SRR26076600</text:p>
          </table:table-cell>
          <table:table-cell office:value-type="string" calcext:value-type="string">
            <text:p>SRP461103</text:p>
          </table:table-cell>
          <table:table-cell office:value-type="string" calcext:value-type="string">
            <text:p>SRX21791457</text:p>
          </table:table-cell>
          <table:table-cell office:value-type="string" calcext:value-type="string">
            <text:p>Gp056683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60-Co1_23_6</text:p>
          </table:table-cell>
        </table:table-row>
        <table:table-row table:style-name="ro1">
          <table:table-cell office:value-type="string" calcext:value-type="string">
            <text:p>SRR26076601</text:p>
          </table:table-cell>
          <table:table-cell office:value-type="string" calcext:value-type="string">
            <text:p>SRP461104</text:p>
          </table:table-cell>
          <table:table-cell office:value-type="string" calcext:value-type="string">
            <text:p>SRX21791458</text:p>
          </table:table-cell>
          <table:table-cell office:value-type="string" calcext:value-type="string">
            <text:p>Gp056678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51-CL2_54_28</text:p>
          </table:table-cell>
        </table:table-row>
        <table:table-row table:style-name="ro1">
          <table:table-cell office:value-type="string" calcext:value-type="string">
            <text:p>SRR26076602</text:p>
          </table:table-cell>
          <table:table-cell office:value-type="string" calcext:value-type="string">
            <text:p>SRP461105</text:p>
          </table:table-cell>
          <table:table-cell office:value-type="string" calcext:value-type="string">
            <text:p>SRX21791459</text:p>
          </table:table-cell>
          <table:table-cell office:value-type="string" calcext:value-type="string">
            <text:p>Gp056684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4579-Co3_14_51</text:p>
          </table:table-cell>
        </table:table-row>
        <table:table-row table:style-name="ro1">
          <table:table-cell office:value-type="string" calcext:value-type="string">
            <text:p>SRR26076603</text:p>
          </table:table-cell>
          <table:table-cell office:value-type="string" calcext:value-type="string">
            <text:p>SRP461106</text:p>
          </table:table-cell>
          <table:table-cell office:value-type="string" calcext:value-type="string">
            <text:p>SRX21791460</text:p>
          </table:table-cell>
          <table:table-cell office:value-type="string" calcext:value-type="string">
            <text:p>Gp056679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51-CL3_84_27</text:p>
          </table:table-cell>
        </table:table-row>
        <table:table-row table:style-name="ro1">
          <table:table-cell office:value-type="string" calcext:value-type="string">
            <text:p>SRR26076604</text:p>
          </table:table-cell>
          <table:table-cell office:value-type="string" calcext:value-type="string">
            <text:p>SRP461107</text:p>
          </table:table-cell>
          <table:table-cell office:value-type="string" calcext:value-type="string">
            <text:p>SRX21791461</text:p>
          </table:table-cell>
          <table:table-cell office:value-type="string" calcext:value-type="string">
            <text:p>Gp056679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51-Co1_10_3</text:p>
          </table:table-cell>
        </table:table-row>
        <table:table-row table:style-name="ro1">
          <table:table-cell office:value-type="string" calcext:value-type="string">
            <text:p>SRR26076605</text:p>
          </table:table-cell>
          <table:table-cell office:value-type="string" calcext:value-type="string">
            <text:p>SRP461108</text:p>
          </table:table-cell>
          <table:table-cell office:value-type="string" calcext:value-type="string">
            <text:p>SRX21791462</text:p>
          </table:table-cell>
          <table:table-cell office:value-type="string" calcext:value-type="string">
            <text:p>Gp056679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60-CL3_72_12</text:p>
          </table:table-cell>
        </table:table-row>
        <table:table-row table:style-name="ro1">
          <table:table-cell office:value-type="string" calcext:value-type="string">
            <text:p>SRR26076606</text:p>
          </table:table-cell>
          <table:table-cell office:value-type="string" calcext:value-type="string">
            <text:p>SRP461109</text:p>
          </table:table-cell>
          <table:table-cell office:value-type="string" calcext:value-type="string">
            <text:p>SRX21791463</text:p>
          </table:table-cell>
          <table:table-cell office:value-type="string" calcext:value-type="string">
            <text:p>Gp056683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904-Co3_16_51</text:p>
          </table:table-cell>
        </table:table-row>
        <table:table-row table:style-name="ro1">
          <table:table-cell office:value-type="string" calcext:value-type="string">
            <text:p>SRR26076607</text:p>
          </table:table-cell>
          <table:table-cell office:value-type="string" calcext:value-type="string">
            <text:p>SRP461110</text:p>
          </table:table-cell>
          <table:table-cell office:value-type="string" calcext:value-type="string">
            <text:p>SRX21791464</text:p>
          </table:table-cell>
          <table:table-cell office:value-type="string" calcext:value-type="string">
            <text:p>Gp056684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7986-Co1_37_5</text:p>
          </table:table-cell>
        </table:table-row>
        <table:table-row table:style-name="ro1">
          <table:table-cell office:value-type="string" calcext:value-type="string">
            <text:p>SRR26076608</text:p>
          </table:table-cell>
          <table:table-cell office:value-type="string" calcext:value-type="string">
            <text:p>SRP461111</text:p>
          </table:table-cell>
          <table:table-cell office:value-type="string" calcext:value-type="string">
            <text:p>SRX21791465</text:p>
          </table:table-cell>
          <table:table-cell office:value-type="string" calcext:value-type="string">
            <text:p>Gp05668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66-CL2_50_11</text:p>
          </table:table-cell>
        </table:table-row>
        <table:table-row table:style-name="ro1">
          <table:table-cell office:value-type="string" calcext:value-type="string">
            <text:p>SRR26076609</text:p>
          </table:table-cell>
          <table:table-cell office:value-type="string" calcext:value-type="string">
            <text:p>SRP461112</text:p>
          </table:table-cell>
          <table:table-cell office:value-type="string" calcext:value-type="string">
            <text:p>SRX21791466</text:p>
          </table:table-cell>
          <table:table-cell office:value-type="string" calcext:value-type="string">
            <text:p>Gp05668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7-Co2_69_13</text:p>
          </table:table-cell>
        </table:table-row>
        <table:table-row table:style-name="ro1">
          <table:table-cell office:value-type="string" calcext:value-type="string">
            <text:p>SRR26076610</text:p>
          </table:table-cell>
          <table:table-cell office:value-type="string" calcext:value-type="string">
            <text:p>SRP461113</text:p>
          </table:table-cell>
          <table:table-cell office:value-type="string" calcext:value-type="string">
            <text:p>SRX21791467</text:p>
          </table:table-cell>
          <table:table-cell office:value-type="string" calcext:value-type="string">
            <text:p>Gp056683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66-Co3_27_48</text:p>
          </table:table-cell>
        </table:table-row>
        <table:table-row table:style-name="ro1">
          <table:table-cell office:value-type="string" calcext:value-type="string">
            <text:p>SRR26076611</text:p>
          </table:table-cell>
          <table:table-cell office:value-type="string" calcext:value-type="string">
            <text:p>SRP461114</text:p>
          </table:table-cell>
          <table:table-cell office:value-type="string" calcext:value-type="string">
            <text:p>SRX21791468</text:p>
          </table:table-cell>
          <table:table-cell office:value-type="string" calcext:value-type="string">
            <text:p>Gp056679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60-Co3_13_34</text:p>
          </table:table-cell>
        </table:table-row>
        <table:table-row table:style-name="ro1">
          <table:table-cell office:value-type="string" calcext:value-type="string">
            <text:p>SRR26076612</text:p>
          </table:table-cell>
          <table:table-cell office:value-type="string" calcext:value-type="string">
            <text:p>SRP461115</text:p>
          </table:table-cell>
          <table:table-cell office:value-type="string" calcext:value-type="string">
            <text:p>SRX21791469</text:p>
          </table:table-cell>
          <table:table-cell office:value-type="string" calcext:value-type="string">
            <text:p>Gp056680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88-Co2_54_7</text:p>
          </table:table-cell>
        </table:table-row>
        <table:table-row table:style-name="ro1">
          <table:table-cell office:value-type="string" calcext:value-type="string">
            <text:p>SRR26076613</text:p>
          </table:table-cell>
          <table:table-cell office:value-type="string" calcext:value-type="string">
            <text:p>SRP461116</text:p>
          </table:table-cell>
          <table:table-cell office:value-type="string" calcext:value-type="string">
            <text:p>SRX21791470</text:p>
          </table:table-cell>
          <table:table-cell office:value-type="string" calcext:value-type="string">
            <text:p>Gp056683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66-Co1_10_5</text:p>
          </table:table-cell>
        </table:table-row>
        <table:table-row table:style-name="ro1">
          <table:table-cell office:value-type="string" calcext:value-type="string">
            <text:p>SRR26076614</text:p>
          </table:table-cell>
          <table:table-cell office:value-type="string" calcext:value-type="string">
            <text:p>SRP461117</text:p>
          </table:table-cell>
          <table:table-cell office:value-type="string" calcext:value-type="string">
            <text:p>SRX21791471</text:p>
          </table:table-cell>
          <table:table-cell office:value-type="string" calcext:value-type="string">
            <text:p>Gp056684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4579-Co1_14_4</text:p>
          </table:table-cell>
        </table:table-row>
        <table:table-row table:style-name="ro1">
          <table:table-cell office:value-type="string" calcext:value-type="string">
            <text:p>SRR26076615</text:p>
          </table:table-cell>
          <table:table-cell office:value-type="string" calcext:value-type="string">
            <text:p>SRP461118</text:p>
          </table:table-cell>
          <table:table-cell office:value-type="string" calcext:value-type="string">
            <text:p>SRX21791472</text:p>
          </table:table-cell>
          <table:table-cell office:value-type="string" calcext:value-type="string">
            <text:p>Gp056680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88-CL3_88_3</text:p>
          </table:table-cell>
        </table:table-row>
        <table:table-row table:style-name="ro1">
          <table:table-cell office:value-type="string" calcext:value-type="string">
            <text:p>SRR26076625</text:p>
          </table:table-cell>
          <table:table-cell office:value-type="string" calcext:value-type="string">
            <text:p>SRP461120</text:p>
          </table:table-cell>
          <table:table-cell office:value-type="string" calcext:value-type="string">
            <text:p>SRX21791482</text:p>
          </table:table-cell>
          <table:table-cell office:value-type="string" calcext:value-type="string">
            <text:p>Gp056676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3-CL2_62_7</text:p>
          </table:table-cell>
        </table:table-row>
        <table:table-row table:style-name="ro1">
          <table:table-cell office:value-type="string" calcext:value-type="string">
            <text:p>SRR26076626</text:p>
          </table:table-cell>
          <table:table-cell office:value-type="string" calcext:value-type="string">
            <text:p>SRP461121</text:p>
          </table:table-cell>
          <table:table-cell office:value-type="string" calcext:value-type="string">
            <text:p>SRX21791483</text:p>
          </table:table-cell>
          <table:table-cell office:value-type="string" calcext:value-type="string">
            <text:p>Gp056681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5-CL1_31_22</text:p>
          </table:table-cell>
        </table:table-row>
        <table:table-row table:style-name="ro1">
          <table:table-cell office:value-type="string" calcext:value-type="string">
            <text:p>SRR26076627</text:p>
          </table:table-cell>
          <table:table-cell office:value-type="string" calcext:value-type="string">
            <text:p>SRP461122</text:p>
          </table:table-cell>
          <table:table-cell office:value-type="string" calcext:value-type="string">
            <text:p>SRX21791484</text:p>
          </table:table-cell>
          <table:table-cell office:value-type="string" calcext:value-type="string">
            <text:p>Gp056676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3-Co3_19_46</text:p>
          </table:table-cell>
        </table:table-row>
        <table:table-row table:style-name="ro1">
          <table:table-cell office:value-type="string" calcext:value-type="string">
            <text:p>SRR26076628</text:p>
          </table:table-cell>
          <table:table-cell office:value-type="string" calcext:value-type="string">
            <text:p>SRP461123</text:p>
          </table:table-cell>
          <table:table-cell office:value-type="string" calcext:value-type="string">
            <text:p>SRX21791485</text:p>
          </table:table-cell>
          <table:table-cell office:value-type="string" calcext:value-type="string">
            <text:p>Gp056676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3-CL1_28_16</text:p>
          </table:table-cell>
        </table:table-row>
        <table:table-row table:style-name="ro1">
          <table:table-cell office:value-type="string" calcext:value-type="string">
            <text:p>SRR26076629</text:p>
          </table:table-cell>
          <table:table-cell office:value-type="string" calcext:value-type="string">
            <text:p>SRP461124</text:p>
          </table:table-cell>
          <table:table-cell office:value-type="string" calcext:value-type="string">
            <text:p>SRX21791486</text:p>
          </table:table-cell>
          <table:table-cell office:value-type="string" calcext:value-type="string">
            <text:p>Gp056677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34-CL1_24_28</text:p>
          </table:table-cell>
        </table:table-row>
        <table:table-row table:style-name="ro1">
          <table:table-cell office:value-type="string" calcext:value-type="string">
            <text:p>SRR26076630</text:p>
          </table:table-cell>
          <table:table-cell office:value-type="string" calcext:value-type="string">
            <text:p>SRP461125</text:p>
          </table:table-cell>
          <table:table-cell office:value-type="string" calcext:value-type="string">
            <text:p>SRX21791487</text:p>
          </table:table-cell>
          <table:table-cell office:value-type="string" calcext:value-type="string">
            <text:p>Gp056677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34-CL2_65_22</text:p>
          </table:table-cell>
        </table:table-row>
        <table:table-row table:style-name="ro1">
          <table:table-cell office:value-type="string" calcext:value-type="string">
            <text:p>SRR26076631</text:p>
          </table:table-cell>
          <table:table-cell office:value-type="string" calcext:value-type="string">
            <text:p>SRP461126</text:p>
          </table:table-cell>
          <table:table-cell office:value-type="string" calcext:value-type="string">
            <text:p>SRX21791488</text:p>
          </table:table-cell>
          <table:table-cell office:value-type="string" calcext:value-type="string">
            <text:p>Gp056676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98-CL3_81_33</text:p>
          </table:table-cell>
        </table:table-row>
        <table:table-row table:style-name="ro1">
          <table:table-cell office:value-type="string" calcext:value-type="string">
            <text:p>SRR26076632</text:p>
          </table:table-cell>
          <table:table-cell office:value-type="string" calcext:value-type="string">
            <text:p>SRP461127</text:p>
          </table:table-cell>
          <table:table-cell office:value-type="string" calcext:value-type="string">
            <text:p>SRX21791489</text:p>
          </table:table-cell>
          <table:table-cell office:value-type="string" calcext:value-type="string">
            <text:p>Gp056676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3-CL3_93_10</text:p>
          </table:table-cell>
        </table:table-row>
        <table:table-row table:style-name="ro1">
          <table:table-cell office:value-type="string" calcext:value-type="string">
            <text:p>SRR26076633</text:p>
          </table:table-cell>
          <table:table-cell office:value-type="string" calcext:value-type="string">
            <text:p>SRP461128</text:p>
          </table:table-cell>
          <table:table-cell office:value-type="string" calcext:value-type="string">
            <text:p>SRX21791490</text:p>
          </table:table-cell>
          <table:table-cell office:value-type="string" calcext:value-type="string">
            <text:p>Gp056676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3-Co2_50_25</text:p>
          </table:table-cell>
        </table:table-row>
        <table:table-row table:style-name="ro1">
          <table:table-cell office:value-type="string" calcext:value-type="string">
            <text:p>SRR26076634</text:p>
          </table:table-cell>
          <table:table-cell office:value-type="string" calcext:value-type="string">
            <text:p>SRP461129</text:p>
          </table:table-cell>
          <table:table-cell office:value-type="string" calcext:value-type="string">
            <text:p>SRX21791491</text:p>
          </table:table-cell>
          <table:table-cell office:value-type="string" calcext:value-type="string">
            <text:p>Gp05668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5-CL2_37_16</text:p>
          </table:table-cell>
        </table:table-row>
        <table:table-row table:style-name="ro1">
          <table:table-cell office:value-type="string" calcext:value-type="string">
            <text:p>SRR26076635</text:p>
          </table:table-cell>
          <table:table-cell office:value-type="string" calcext:value-type="string">
            <text:p>SRP461130</text:p>
          </table:table-cell>
          <table:table-cell office:value-type="string" calcext:value-type="string">
            <text:p>SRX21791492</text:p>
          </table:table-cell>
          <table:table-cell office:value-type="string" calcext:value-type="string">
            <text:p>Gp056677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234-Co2_52_27</text:p>
          </table:table-cell>
        </table:table-row>
        <table:table-row table:style-name="ro1">
          <table:table-cell office:value-type="string" calcext:value-type="string">
            <text:p>SRR26076636</text:p>
          </table:table-cell>
          <table:table-cell office:value-type="string" calcext:value-type="string">
            <text:p>SRP461131</text:p>
          </table:table-cell>
          <table:table-cell office:value-type="string" calcext:value-type="string">
            <text:p>SRX21791493</text:p>
          </table:table-cell>
          <table:table-cell office:value-type="string" calcext:value-type="string">
            <text:p>Gp056676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98-CL2_38_5</text:p>
          </table:table-cell>
        </table:table-row>
        <table:table-row table:style-name="ro1">
          <table:table-cell office:value-type="string" calcext:value-type="string">
            <text:p>SRR26076637</text:p>
          </table:table-cell>
          <table:table-cell office:value-type="string" calcext:value-type="string">
            <text:p>SRP461132</text:p>
          </table:table-cell>
          <table:table-cell office:value-type="string" calcext:value-type="string">
            <text:p>SRX21791494</text:p>
          </table:table-cell>
          <table:table-cell office:value-type="string" calcext:value-type="string">
            <text:p>Gp056676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-Co3_21_57</text:p>
          </table:table-cell>
        </table:table-row>
        <table:table-row table:style-name="ro1">
          <table:table-cell office:value-type="string" calcext:value-type="string">
            <text:p>SRR26076638</text:p>
          </table:table-cell>
          <table:table-cell office:value-type="string" calcext:value-type="string">
            <text:p>SRP461133</text:p>
          </table:table-cell>
          <table:table-cell office:value-type="string" calcext:value-type="string">
            <text:p>SRX21791495</text:p>
          </table:table-cell>
          <table:table-cell office:value-type="string" calcext:value-type="string">
            <text:p>Gp056681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5-CL3_80_19</text:p>
          </table:table-cell>
        </table:table-row>
        <table:table-row table:style-name="ro1">
          <table:table-cell office:value-type="string" calcext:value-type="string">
            <text:p>SRR26077086</text:p>
          </table:table-cell>
          <table:table-cell office:value-type="string" calcext:value-type="string">
            <text:p>SRP461137</text:p>
          </table:table-cell>
          <table:table-cell office:value-type="string" calcext:value-type="string">
            <text:p>SRX21791943</text:p>
          </table:table-cell>
          <table:table-cell office:value-type="string" calcext:value-type="string">
            <text:p>Gp056676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3-Co1_27_3</text:p>
          </table:table-cell>
        </table:table-row>
        <table:table-row table:style-name="ro1">
          <table:table-cell office:value-type="string" calcext:value-type="string">
            <text:p>SRR26077534</text:p>
          </table:table-cell>
          <table:table-cell office:value-type="string" calcext:value-type="string">
            <text:p>SRP461138</text:p>
          </table:table-cell>
          <table:table-cell office:value-type="string" calcext:value-type="string">
            <text:p>SRX21792391</text:p>
          </table:table-cell>
          <table:table-cell office:value-type="string" calcext:value-type="string">
            <text:p>Gp056675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-CL3_85_26</text:p>
          </table:table-cell>
        </table:table-row>
        <table:table-row table:style-name="ro1">
          <table:table-cell office:value-type="string" calcext:value-type="string">
            <text:p>SRR26077536</text:p>
          </table:table-cell>
          <table:table-cell office:value-type="string" calcext:value-type="string">
            <text:p>SRP461142</text:p>
          </table:table-cell>
          <table:table-cell office:value-type="string" calcext:value-type="string">
            <text:p>SRX21792393</text:p>
          </table:table-cell>
          <table:table-cell office:value-type="string" calcext:value-type="string">
            <text:p>Gp056672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7986-Co1_37_5</text:p>
          </table:table-cell>
        </table:table-row>
        <table:table-row table:style-name="ro1">
          <table:table-cell office:value-type="string" calcext:value-type="string">
            <text:p>SRR26077539</text:p>
          </table:table-cell>
          <table:table-cell office:value-type="string" calcext:value-type="string">
            <text:p>SRP461141</text:p>
          </table:table-cell>
          <table:table-cell office:value-type="string" calcext:value-type="string">
            <text:p>SRX21792396</text:p>
          </table:table-cell>
          <table:table-cell office:value-type="string" calcext:value-type="string">
            <text:p>Gp056671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60-Co1_23_6</text:p>
          </table:table-cell>
        </table:table-row>
        <table:table-row table:style-name="ro1">
          <table:table-cell office:value-type="string" calcext:value-type="string">
            <text:p>SRR26077541</text:p>
          </table:table-cell>
          <table:table-cell office:value-type="string" calcext:value-type="string">
            <text:p>SRP461146</text:p>
          </table:table-cell>
          <table:table-cell office:value-type="string" calcext:value-type="string">
            <text:p>SRX21792398</text:p>
          </table:table-cell>
          <table:table-cell office:value-type="string" calcext:value-type="string">
            <text:p>Gp056675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-Co1_30_3</text:p>
          </table:table-cell>
        </table:table-row>
        <table:table-row table:style-name="ro1">
          <table:table-cell office:value-type="string" calcext:value-type="string">
            <text:p>SRR26077543</text:p>
          </table:table-cell>
          <table:table-cell office:value-type="string" calcext:value-type="string">
            <text:p>SRP461148</text:p>
          </table:table-cell>
          <table:table-cell office:value-type="string" calcext:value-type="string">
            <text:p>SRX21792400</text:p>
          </table:table-cell>
          <table:table-cell office:value-type="string" calcext:value-type="string">
            <text:p>Gp05667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9591-CL2_56_12</text:p>
          </table:table-cell>
        </table:table-row>
        <table:table-row table:style-name="ro1">
          <table:table-cell office:value-type="string" calcext:value-type="string">
            <text:p>SRR26077545</text:p>
          </table:table-cell>
          <table:table-cell office:value-type="string" calcext:value-type="string">
            <text:p>SRP461151</text:p>
          </table:table-cell>
          <table:table-cell office:value-type="string" calcext:value-type="string">
            <text:p>SRX21792402</text:p>
          </table:table-cell>
          <table:table-cell office:value-type="string" calcext:value-type="string">
            <text:p>Gp056672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7986-Co3_31_39</text:p>
          </table:table-cell>
        </table:table-row>
        <table:table-row table:style-name="ro1">
          <table:table-cell office:value-type="string" calcext:value-type="string">
            <text:p>SRR26077547</text:p>
          </table:table-cell>
          <table:table-cell office:value-type="string" calcext:value-type="string">
            <text:p>SRP461149</text:p>
          </table:table-cell>
          <table:table-cell office:value-type="string" calcext:value-type="string">
            <text:p>SRX21792404</text:p>
          </table:table-cell>
          <table:table-cell office:value-type="string" calcext:value-type="string">
            <text:p>Gp056671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4579-CL2_50_20</text:p>
          </table:table-cell>
        </table:table-row>
        <table:table-row table:style-name="ro1">
          <table:table-cell office:value-type="string" calcext:value-type="string">
            <text:p>SRR26077550</text:p>
          </table:table-cell>
          <table:table-cell office:value-type="string" calcext:value-type="string">
            <text:p>SRP461155</text:p>
          </table:table-cell>
          <table:table-cell office:value-type="string" calcext:value-type="string">
            <text:p>SRX21792407</text:p>
          </table:table-cell>
          <table:table-cell office:value-type="string" calcext:value-type="string">
            <text:p>Gp056672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4579-Co3_14_51</text:p>
          </table:table-cell>
        </table:table-row>
        <table:table-row table:style-name="ro1">
          <table:table-cell office:value-type="string" calcext:value-type="string">
            <text:p>SRR26077551</text:p>
          </table:table-cell>
          <table:table-cell office:value-type="string" calcext:value-type="string">
            <text:p>SRP461156</text:p>
          </table:table-cell>
          <table:table-cell office:value-type="string" calcext:value-type="string">
            <text:p>SRX21792408</text:p>
          </table:table-cell>
          <table:table-cell office:value-type="string" calcext:value-type="string">
            <text:p>Gp056677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58-CL2_67_23</text:p>
          </table:table-cell>
        </table:table-row>
        <table:table-row table:style-name="ro1">
          <table:table-cell office:value-type="string" calcext:value-type="string">
            <text:p>SRR26077552</text:p>
          </table:table-cell>
          <table:table-cell office:value-type="string" calcext:value-type="string">
            <text:p>SRP461157</text:p>
          </table:table-cell>
          <table:table-cell office:value-type="string" calcext:value-type="string">
            <text:p>SRX21792409</text:p>
          </table:table-cell>
          <table:table-cell office:value-type="string" calcext:value-type="string">
            <text:p>Gp056677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07-CL1_26_33</text:p>
          </table:table-cell>
        </table:table-row>
        <table:table-row table:style-name="ro1">
          <table:table-cell office:value-type="string" calcext:value-type="string">
            <text:p>SRR26077554</text:p>
          </table:table-cell>
          <table:table-cell office:value-type="string" calcext:value-type="string">
            <text:p>SRP461158</text:p>
          </table:table-cell>
          <table:table-cell office:value-type="string" calcext:value-type="string">
            <text:p>SRX21792411</text:p>
          </table:table-cell>
          <table:table-cell office:value-type="string" calcext:value-type="string">
            <text:p>Gp056672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4579-Co2_44_8</text:p>
          </table:table-cell>
        </table:table-row>
        <table:table-row table:style-name="ro1">
          <table:table-cell office:value-type="string" calcext:value-type="string">
            <text:p>SRR26077556</text:p>
          </table:table-cell>
          <table:table-cell office:value-type="string" calcext:value-type="string">
            <text:p>SRP461160</text:p>
          </table:table-cell>
          <table:table-cell office:value-type="string" calcext:value-type="string">
            <text:p>SRX21792413</text:p>
          </table:table-cell>
          <table:table-cell office:value-type="string" calcext:value-type="string">
            <text:p>Gp056677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234-Co3_21_62</text:p>
          </table:table-cell>
        </table:table-row>
        <table:table-row table:style-name="ro1">
          <table:table-cell office:value-type="string" calcext:value-type="string">
            <text:p>SRR26077920</text:p>
          </table:table-cell>
          <table:table-cell office:value-type="string" calcext:value-type="string">
            <text:p>SRP461165</text:p>
          </table:table-cell>
          <table:table-cell office:value-type="string" calcext:value-type="string">
            <text:p>SRX21792777</text:p>
          </table:table-cell>
          <table:table-cell office:value-type="string" calcext:value-type="string">
            <text:p>Gp056677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85-CL1_33_12</text:p>
          </table:table-cell>
        </table:table-row>
        <table:table-row table:style-name="ro1">
          <table:table-cell office:value-type="string" calcext:value-type="string">
            <text:p>SRR26077922</text:p>
          </table:table-cell>
          <table:table-cell office:value-type="string" calcext:value-type="string">
            <text:p>SRP461163</text:p>
          </table:table-cell>
          <table:table-cell office:value-type="string" calcext:value-type="string">
            <text:p>SRX21792779</text:p>
          </table:table-cell>
          <table:table-cell office:value-type="string" calcext:value-type="string">
            <text:p>Gp056678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07-CL2_57_8</text:p>
          </table:table-cell>
        </table:table-row>
        <table:table-row table:style-name="ro1">
          <table:table-cell office:value-type="string" calcext:value-type="string">
            <text:p>SRR26077924</text:p>
          </table:table-cell>
          <table:table-cell office:value-type="string" calcext:value-type="string">
            <text:p>SRP461167</text:p>
          </table:table-cell>
          <table:table-cell office:value-type="string" calcext:value-type="string">
            <text:p>SRX21792781</text:p>
          </table:table-cell>
          <table:table-cell office:value-type="string" calcext:value-type="string">
            <text:p>Gp056678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07-Co3_27_41</text:p>
          </table:table-cell>
        </table:table-row>
        <table:table-row table:style-name="ro1">
          <table:table-cell office:value-type="string" calcext:value-type="string">
            <text:p>SRR26077925</text:p>
          </table:table-cell>
          <table:table-cell office:value-type="string" calcext:value-type="string">
            <text:p>SRP461168</text:p>
          </table:table-cell>
          <table:table-cell office:value-type="string" calcext:value-type="string">
            <text:p>SRX21792782</text:p>
          </table:table-cell>
          <table:table-cell office:value-type="string" calcext:value-type="string">
            <text:p>Gp056671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904-Co3_16_51</text:p>
          </table:table-cell>
        </table:table-row>
        <table:table-row table:style-name="ro1">
          <table:table-cell office:value-type="string" calcext:value-type="string">
            <text:p>SRR26077926</text:p>
          </table:table-cell>
          <table:table-cell office:value-type="string" calcext:value-type="string">
            <text:p>SRP461169</text:p>
          </table:table-cell>
          <table:table-cell office:value-type="string" calcext:value-type="string">
            <text:p>SRX21792783</text:p>
          </table:table-cell>
          <table:table-cell office:value-type="string" calcext:value-type="string">
            <text:p>Gp056671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11047-CL2_41_30</text:p>
          </table:table-cell>
        </table:table-row>
        <table:table-row table:style-name="ro1">
          <table:table-cell office:value-type="string" calcext:value-type="string">
            <text:p>SRR26077927</text:p>
          </table:table-cell>
          <table:table-cell office:value-type="string" calcext:value-type="string">
            <text:p>SRP461170</text:p>
          </table:table-cell>
          <table:table-cell office:value-type="string" calcext:value-type="string">
            <text:p>SRX21792784</text:p>
          </table:table-cell>
          <table:table-cell office:value-type="string" calcext:value-type="string">
            <text:p>Gp056677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85-CL2_56_7</text:p>
          </table:table-cell>
        </table:table-row>
        <table:table-row table:style-name="ro1">
          <table:table-cell office:value-type="string" calcext:value-type="string">
            <text:p>SRR26077928</text:p>
          </table:table-cell>
          <table:table-cell office:value-type="string" calcext:value-type="string">
            <text:p>SRP461171</text:p>
          </table:table-cell>
          <table:table-cell office:value-type="string" calcext:value-type="string">
            <text:p>SRX21792785</text:p>
          </table:table-cell>
          <table:table-cell office:value-type="string" calcext:value-type="string">
            <text:p>Gp05667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7986-Co2_68_28</text:p>
          </table:table-cell>
        </table:table-row>
        <table:table-row table:style-name="ro1">
          <table:table-cell office:value-type="string" calcext:value-type="string">
            <text:p>SRR26077929</text:p>
          </table:table-cell>
          <table:table-cell office:value-type="string" calcext:value-type="string">
            <text:p>SRP461172</text:p>
          </table:table-cell>
          <table:table-cell office:value-type="string" calcext:value-type="string">
            <text:p>SRX21792786</text:p>
          </table:table-cell>
          <table:table-cell office:value-type="string" calcext:value-type="string">
            <text:p>Gp056672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4579-Co1_14_4</text:p>
          </table:table-cell>
        </table:table-row>
        <table:table-row table:style-name="ro1">
          <table:table-cell office:value-type="string" calcext:value-type="string">
            <text:p>SRR26077930</text:p>
          </table:table-cell>
          <table:table-cell office:value-type="string" calcext:value-type="string">
            <text:p>SRP461173</text:p>
          </table:table-cell>
          <table:table-cell office:value-type="string" calcext:value-type="string">
            <text:p>SRX21792787</text:p>
          </table:table-cell>
          <table:table-cell office:value-type="string" calcext:value-type="string">
            <text:p>Gp056678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07-Co2_62_14</text:p>
          </table:table-cell>
        </table:table-row>
        <table:table-row table:style-name="ro1">
          <table:table-cell office:value-type="string" calcext:value-type="string">
            <text:p>SRR26077931</text:p>
          </table:table-cell>
          <table:table-cell office:value-type="string" calcext:value-type="string">
            <text:p>SRP461174</text:p>
          </table:table-cell>
          <table:table-cell office:value-type="string" calcext:value-type="string">
            <text:p>SRX21792788</text:p>
          </table:table-cell>
          <table:table-cell office:value-type="string" calcext:value-type="string">
            <text:p>Gp056673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9591-Co3_35_48</text:p>
          </table:table-cell>
        </table:table-row>
        <table:table-row table:style-name="ro1">
          <table:table-cell office:value-type="string" calcext:value-type="string">
            <text:p>SRR26077932</text:p>
          </table:table-cell>
          <table:table-cell office:value-type="string" calcext:value-type="string">
            <text:p>SRP461175</text:p>
          </table:table-cell>
          <table:table-cell office:value-type="string" calcext:value-type="string">
            <text:p>SRX21792789</text:p>
          </table:table-cell>
          <table:table-cell office:value-type="string" calcext:value-type="string">
            <text:p>Gp056673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9591-Co2_62_24</text:p>
          </table:table-cell>
        </table:table-row>
        <table:table-row table:style-name="ro1">
          <table:table-cell office:value-type="string" calcext:value-type="string">
            <text:p>SRR26077933</text:p>
          </table:table-cell>
          <table:table-cell office:value-type="string" calcext:value-type="string">
            <text:p>SRP461176</text:p>
          </table:table-cell>
          <table:table-cell office:value-type="string" calcext:value-type="string">
            <text:p>SRX21792790</text:p>
          </table:table-cell>
          <table:table-cell office:value-type="string" calcext:value-type="string">
            <text:p>Gp056673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D-24-1-Co2_54_22</text:p>
          </table:table-cell>
        </table:table-row>
        <table:table-row table:style-name="ro1">
          <table:table-cell office:value-type="string" calcext:value-type="string">
            <text:p>SRR26077934</text:p>
          </table:table-cell>
          <table:table-cell office:value-type="string" calcext:value-type="string">
            <text:p>SRP461177</text:p>
          </table:table-cell>
          <table:table-cell office:value-type="string" calcext:value-type="string">
            <text:p>SRX21792791</text:p>
          </table:table-cell>
          <table:table-cell office:value-type="string" calcext:value-type="string">
            <text:p>Gp056673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D-24-1-Co1_7_5</text:p>
          </table:table-cell>
        </table:table-row>
        <table:table-row table:style-name="ro1">
          <table:table-cell office:value-type="string" calcext:value-type="string">
            <text:p>SRR26077935</text:p>
          </table:table-cell>
          <table:table-cell office:value-type="string" calcext:value-type="string">
            <text:p>SRP461178</text:p>
          </table:table-cell>
          <table:table-cell office:value-type="string" calcext:value-type="string">
            <text:p>SRX21792792</text:p>
          </table:table-cell>
          <table:table-cell office:value-type="string" calcext:value-type="string">
            <text:p>Gp056673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9591-Co1_16_8</text:p>
          </table:table-cell>
        </table:table-row>
        <table:table-row table:style-name="ro1">
          <table:table-cell office:value-type="string" calcext:value-type="string">
            <text:p>SRR26077937</text:p>
          </table:table-cell>
          <table:table-cell office:value-type="string" calcext:value-type="string">
            <text:p>SRP461180</text:p>
          </table:table-cell>
          <table:table-cell office:value-type="string" calcext:value-type="string">
            <text:p>SRX21792794</text:p>
          </table:table-cell>
          <table:table-cell office:value-type="string" calcext:value-type="string">
            <text:p>Gp056673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KWD-24-1-CL2_58_25</text:p>
          </table:table-cell>
        </table:table-row>
        <table:table-row table:style-name="ro1">
          <table:table-cell office:value-type="string" calcext:value-type="string">
            <text:p>SRR26077939</text:p>
          </table:table-cell>
          <table:table-cell office:value-type="string" calcext:value-type="string">
            <text:p>SRP461182</text:p>
          </table:table-cell>
          <table:table-cell office:value-type="string" calcext:value-type="string">
            <text:p>SRX21792796</text:p>
          </table:table-cell>
          <table:table-cell office:value-type="string" calcext:value-type="string">
            <text:p>Gp056673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A-24-3-Co3_23_35</text:p>
          </table:table-cell>
        </table:table-row>
        <table:table-row table:style-name="ro1">
          <table:table-cell office:value-type="string" calcext:value-type="string">
            <text:p>SRR26077941</text:p>
          </table:table-cell>
          <table:table-cell office:value-type="string" calcext:value-type="string">
            <text:p>SRP461184</text:p>
          </table:table-cell>
          <table:table-cell office:value-type="string" calcext:value-type="string">
            <text:p>SRX21792798</text:p>
          </table:table-cell>
          <table:table-cell office:value-type="string" calcext:value-type="string">
            <text:p>Gp05667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KWA-24-3-CL2_69_25</text:p>
          </table:table-cell>
        </table:table-row>
        <table:table-row table:style-name="ro1">
          <table:table-cell office:value-type="string" calcext:value-type="string">
            <text:p>SRR26077943</text:p>
          </table:table-cell>
          <table:table-cell office:value-type="string" calcext:value-type="string">
            <text:p>SRP461186</text:p>
          </table:table-cell>
          <table:table-cell office:value-type="string" calcext:value-type="string">
            <text:p>SRX21792800</text:p>
          </table:table-cell>
          <table:table-cell office:value-type="string" calcext:value-type="string">
            <text:p>Gp056673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A-24-3-Co1_3_5</text:p>
          </table:table-cell>
        </table:table-row>
      </table:table>
      <table:table table:name="biosample_map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nmdc_biosample_id</text:p>
          </table:table-cell>
          <table:table-cell office:value-type="string" calcext:value-type="string">
            <text:p>sample_name_nmdc</text:p>
          </table:table-cell>
          <table:table-cell office:value-type="string" calcext:value-type="string">
            <text:p>sample_code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env_medium</text:p>
          </table:table-cell>
        </table:table-row>
        <table:table-row table:style-name="ro1">
          <table:table-cell office:value-type="string" calcext:value-type="string">
            <text:p>nmdc:bsm-11-vnkf4228</text:p>
          </table:table-cell>
          <table:table-cell office:value-type="string" calcext:value-type="string">
            <text:p>Rhizosphere soil microbial communities from poplar common garden site in Clatskanie, Oregon, USA - BESC-13-CL1_35_33 rhizosphere</text:p>
          </table:table-cell>
          <table:table-cell office:value-type="string" calcext:value-type="string">
            <text:p>BESC-13-CL1_35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k7jqh647</text:p>
          </table:table-cell>
          <table:table-cell office:value-type="string" calcext:value-type="string">
            <text:p>Rhizosphere soil microbial communities from poplar common garden site in Clatskanie, Oregon, USA - BESC-13-CL2_39_29 rhizosphere</text:p>
          </table:table-cell>
          <table:table-cell office:value-type="string" calcext:value-type="string">
            <text:p>BESC-13-CL2_39_2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k3zdem68</text:p>
          </table:table-cell>
          <table:table-cell office:value-type="string" calcext:value-type="string">
            <text:p>Rhizosphere soil microbial communities from poplar common garden site in Clatskanie, Oregon, USA - BESC-13-CL3_85_26 rhizosphere</text:p>
          </table:table-cell>
          <table:table-cell office:value-type="string" calcext:value-type="string">
            <text:p>BESC-13-CL3_85_2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ehqk1b45</text:p>
          </table:table-cell>
          <table:table-cell office:value-type="string" calcext:value-type="string">
            <text:p>Rhizosphere soil microbial communities from poplar common garden site in Clatskanie, Oregon, USA - BESC-133-CL1_28_16 rhizosphere</text:p>
          </table:table-cell>
          <table:table-cell office:value-type="string" calcext:value-type="string">
            <text:p>BESC-133-CL1_28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1fa0hs25</text:p>
          </table:table-cell>
          <table:table-cell office:value-type="string" calcext:value-type="string">
            <text:p>Rhizosphere soil microbial communities from poplar common garden site in Clatskanie, Oregon, USA - BESC-133-CL2_62_7 rhizosphere</text:p>
          </table:table-cell>
          <table:table-cell office:value-type="string" calcext:value-type="string">
            <text:p>BESC-133-CL2_62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zpf4n944</text:p>
          </table:table-cell>
          <table:table-cell office:value-type="string" calcext:value-type="string">
            <text:p>Rhizosphere soil microbial communities from poplar common garden site in Clatskanie, Oregon, USA - BESC-133-CL3_93_10 rhizosphere</text:p>
          </table:table-cell>
          <table:table-cell office:value-type="string" calcext:value-type="string">
            <text:p>BESC-133-CL3_93_1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kgkcxn39</text:p>
          </table:table-cell>
          <table:table-cell office:value-type="string" calcext:value-type="string">
            <text:p>Rhizosphere soil microbial communities from poplar common garden site in Clatskanie, Oregon, USA - BESC-198-CL2_38_5 rhizosphere</text:p>
          </table:table-cell>
          <table:table-cell office:value-type="string" calcext:value-type="string">
            <text:p>BESC-198-CL2_3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825geg82</text:p>
          </table:table-cell>
          <table:table-cell office:value-type="string" calcext:value-type="string">
            <text:p>Rhizosphere soil microbial communities from poplar common garden site in Clatskanie, Oregon, USA - BESC-198-CL3_81_33 rhizosphere</text:p>
          </table:table-cell>
          <table:table-cell office:value-type="string" calcext:value-type="string">
            <text:p>BESC-198-CL3_81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b3d5yg81</text:p>
          </table:table-cell>
          <table:table-cell office:value-type="string" calcext:value-type="string">
            <text:p>Rhizosphere soil microbial communities from poplar common garden site in Clatskanie, Oregon, USA - BESC-234-CL1_24_28 rhizosphere</text:p>
          </table:table-cell>
          <table:table-cell office:value-type="string" calcext:value-type="string">
            <text:p>BESC-234-CL1_24_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aztxt406</text:p>
          </table:table-cell>
          <table:table-cell office:value-type="string" calcext:value-type="string">
            <text:p>Rhizosphere soil microbial communities from poplar common garden site in Clatskanie, Oregon, USA - BESC-234-CL2_65_22 rhizosphere</text:p>
          </table:table-cell>
          <table:table-cell office:value-type="string" calcext:value-type="string">
            <text:p>BESC-234-CL2_65_2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yxxvqg27</text:p>
          </table:table-cell>
          <table:table-cell office:value-type="string" calcext:value-type="string">
            <text:p>Rhizosphere soil microbial communities from poplar common garden site in Clatskanie, Oregon, USA - BESC-258-CL1_34_5 rhizosphere</text:p>
          </table:table-cell>
          <table:table-cell office:value-type="string" calcext:value-type="string">
            <text:p>BESC-258-CL1_34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8ah8pz02</text:p>
          </table:table-cell>
          <table:table-cell office:value-type="string" calcext:value-type="string">
            <text:p>Rhizosphere soil microbial communities from poplar common garden site in Clatskanie, Oregon, USA - BESC-258-CL2_67_23 rhizosphere</text:p>
          </table:table-cell>
          <table:table-cell office:value-type="string" calcext:value-type="string">
            <text:p>BESC-258-CL2_67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18btad96</text:p>
          </table:table-cell>
          <table:table-cell office:value-type="string" calcext:value-type="string">
            <text:p>Rhizosphere soil microbial communities from poplar common garden site in Clatskanie, Oregon, USA - BESC-285-CL1_33_12 rhizosphere</text:p>
          </table:table-cell>
          <table:table-cell office:value-type="string" calcext:value-type="string">
            <text:p>BESC-285-CL1_33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2a37n046</text:p>
          </table:table-cell>
          <table:table-cell office:value-type="string" calcext:value-type="string">
            <text:p>Rhizosphere soil microbial communities from poplar common garden site in Clatskanie, Oregon, USA - BESC-285-CL2_56_7 rhizosphere</text:p>
          </table:table-cell>
          <table:table-cell office:value-type="string" calcext:value-type="string">
            <text:p>BESC-285-CL2_56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5snc2s56</text:p>
          </table:table-cell>
          <table:table-cell office:value-type="string" calcext:value-type="string">
            <text:p>Rhizosphere soil microbial communities from poplar common garden site in Clatskanie, Oregon, USA - BESC-307-CL1_26_33 rhizosphere</text:p>
          </table:table-cell>
          <table:table-cell office:value-type="string" calcext:value-type="string">
            <text:p>BESC-307-CL1_26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vc1cgz17</text:p>
          </table:table-cell>
          <table:table-cell office:value-type="string" calcext:value-type="string">
            <text:p>Rhizosphere soil microbial communities from poplar common garden site in Clatskanie, Oregon, USA - BESC-307-CL2_57_8 rhizosphere</text:p>
          </table:table-cell>
          <table:table-cell office:value-type="string" calcext:value-type="string">
            <text:p>BESC-307-CL2_57_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2g6d7w97</text:p>
          </table:table-cell>
          <table:table-cell office:value-type="string" calcext:value-type="string">
            <text:p>Rhizosphere soil microbial communities from poplar common garden site in Clatskanie, Oregon, USA - BESC-331-CL2_55_18 rhizosphere</text:p>
          </table:table-cell>
          <table:table-cell office:value-type="string" calcext:value-type="string">
            <text:p>BESC-331-CL2_55_1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ce1sg012</text:p>
          </table:table-cell>
          <table:table-cell office:value-type="string" calcext:value-type="string">
            <text:p>Rhizosphere soil microbial communities from poplar common garden site in Clatskanie, Oregon, USA - BESC-351-CL1_27_10 rhizosphere</text:p>
          </table:table-cell>
          <table:table-cell office:value-type="string" calcext:value-type="string">
            <text:p>BESC-351-CL1_27_1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s110fy15</text:p>
          </table:table-cell>
          <table:table-cell office:value-type="string" calcext:value-type="string">
            <text:p>Rhizosphere soil microbial communities from poplar common garden site in Clatskanie, Oregon, USA - BESC-351-CL2_54_28 rhizosphere</text:p>
          </table:table-cell>
          <table:table-cell office:value-type="string" calcext:value-type="string">
            <text:p>BESC-351-CL2_54_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zxvekh84</text:p>
          </table:table-cell>
          <table:table-cell office:value-type="string" calcext:value-type="string">
            <text:p>Rhizosphere soil microbial communities from poplar common garden site in Clatskanie, Oregon, USA - BESC-351-CL3_84_27 rhizosphere</text:p>
          </table:table-cell>
          <table:table-cell office:value-type="string" calcext:value-type="string">
            <text:p>BESC-351-CL3_84_2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adzwqg44</text:p>
          </table:table-cell>
          <table:table-cell office:value-type="string" calcext:value-type="string">
            <text:p>Rhizosphere soil microbial communities from poplar common garden site in Clatskanie, Oregon, USA - BESC-360-CL2_44_14 rhizosphere</text:p>
          </table:table-cell>
          <table:table-cell office:value-type="string" calcext:value-type="string">
            <text:p>BESC-360-CL2_44_1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3zh6yy26</text:p>
          </table:table-cell>
          <table:table-cell office:value-type="string" calcext:value-type="string">
            <text:p>Rhizosphere soil microbial communities from poplar common garden site in Clatskanie, Oregon, USA - BESC-360-CL3_72_12 rhizosphere</text:p>
          </table:table-cell>
          <table:table-cell office:value-type="string" calcext:value-type="string">
            <text:p>BESC-360-CL3_72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9gmcv191</text:p>
          </table:table-cell>
          <table:table-cell office:value-type="string" calcext:value-type="string">
            <text:p>Rhizosphere soil microbial communities from poplar common garden site in Clatskanie, Oregon, USA - BESC-388-CL1_25_34 rhizosphere</text:p>
          </table:table-cell>
          <table:table-cell office:value-type="string" calcext:value-type="string">
            <text:p>BESC-388-CL1_25_3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nn5snj10</text:p>
          </table:table-cell>
          <table:table-cell office:value-type="string" calcext:value-type="string">
            <text:p>Rhizosphere soil microbial communities from poplar common garden site in Clatskanie, Oregon, USA - BESC-388-CL2_50_4 rhizosphere</text:p>
          </table:table-cell>
          <table:table-cell office:value-type="string" calcext:value-type="string">
            <text:p>BESC-388-CL2_50_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4ep6tc76</text:p>
          </table:table-cell>
          <table:table-cell office:value-type="string" calcext:value-type="string">
            <text:p>Rhizosphere soil microbial communities from poplar common garden site in Clatskanie, Oregon, USA - BESC-388-CL3_88_3 rhizosphere</text:p>
          </table:table-cell>
          <table:table-cell office:value-type="string" calcext:value-type="string">
            <text:p>BESC-388-CL3_88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spzb5g89</text:p>
          </table:table-cell>
          <table:table-cell office:value-type="string" calcext:value-type="string">
            <text:p>Rhizosphere soil microbial communities from poplar common garden site in Clatskanie, Oregon, USA - BESC-448-CL1_35_3 rhizosphere</text:p>
          </table:table-cell>
          <table:table-cell office:value-type="string" calcext:value-type="string">
            <text:p>BESC-448-CL1_35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vcna9q80</text:p>
          </table:table-cell>
          <table:table-cell office:value-type="string" calcext:value-type="string">
            <text:p>Rhizosphere soil microbial communities from poplar common garden site in Clatskanie, Oregon, USA - BESC-448-CL3_88_32 rhizosphere</text:p>
          </table:table-cell>
          <table:table-cell office:value-type="string" calcext:value-type="string">
            <text:p>BESC-448-CL3_88_3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1r59n445</text:p>
          </table:table-cell>
          <table:table-cell office:value-type="string" calcext:value-type="string">
            <text:p>Rhizosphere soil microbial communities from poplar common garden site in Clatskanie, Oregon, USA - BESC-470-CL2_38_23 rhizosphere</text:p>
          </table:table-cell>
          <table:table-cell office:value-type="string" calcext:value-type="string">
            <text:p>BESC-470-CL2_38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fr4c9n11</text:p>
          </table:table-cell>
          <table:table-cell office:value-type="string" calcext:value-type="string">
            <text:p>Rhizosphere soil microbial communities from poplar common garden site in Clatskanie, Oregon, USA - BESC-833-CL2_42_16 rhizosphere</text:p>
          </table:table-cell>
          <table:table-cell office:value-type="string" calcext:value-type="string">
            <text:p>BESC-833-CL2_42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at9sda86</text:p>
          </table:table-cell>
          <table:table-cell office:value-type="string" calcext:value-type="string">
            <text:p>Rhizosphere soil microbial communities from poplar common garden site in Clatskanie, Oregon, USA - BESC-833-CL3_77_6 rhizosphere</text:p>
          </table:table-cell>
          <table:table-cell office:value-type="string" calcext:value-type="string">
            <text:p>BESC-833-CL3_77_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vv577p15</text:p>
          </table:table-cell>
          <table:table-cell office:value-type="string" calcext:value-type="string">
            <text:p>Rhizosphere soil microbial communities from poplar common garden site in Clatskanie, Oregon, USA - BESC-845-CL1_31_22 rhizosphere</text:p>
          </table:table-cell>
          <table:table-cell office:value-type="string" calcext:value-type="string">
            <text:p>BESC-845-CL1_31_2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adwwk217</text:p>
          </table:table-cell>
          <table:table-cell office:value-type="string" calcext:value-type="string">
            <text:p>Rhizosphere soil microbial communities from poplar common garden site in Clatskanie, Oregon, USA - BESC-845-CL2_37_16 rhizosphere</text:p>
          </table:table-cell>
          <table:table-cell office:value-type="string" calcext:value-type="string">
            <text:p>BESC-845-CL2_37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szd4fj93</text:p>
          </table:table-cell>
          <table:table-cell office:value-type="string" calcext:value-type="string">
            <text:p>Rhizosphere soil microbial communities from poplar common garden site in Clatskanie, Oregon, USA - BESC-845-CL3_80_19 rhizosphere</text:p>
          </table:table-cell>
          <table:table-cell office:value-type="string" calcext:value-type="string">
            <text:p>BESC-845-CL3_80_1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zmsv5494</text:p>
          </table:table-cell>
          <table:table-cell office:value-type="string" calcext:value-type="string">
            <text:p>Rhizosphere soil microbial communities from poplar common garden site in Clatskanie, Oregon, USA - BESC-847-CL1_28_5 rhizosphere</text:p>
          </table:table-cell>
          <table:table-cell office:value-type="string" calcext:value-type="string">
            <text:p>BESC-847-CL1_2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rbzk5h49</text:p>
          </table:table-cell>
          <table:table-cell office:value-type="string" calcext:value-type="string">
            <text:p>Rhizosphere soil microbial communities from poplar common garden site in Clatskanie, Oregon, USA - BESC-847-CL2_38_7 rhizosphere</text:p>
          </table:table-cell>
          <table:table-cell office:value-type="string" calcext:value-type="string">
            <text:p>BESC-847-CL2_38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pgfhya35</text:p>
          </table:table-cell>
          <table:table-cell office:value-type="string" calcext:value-type="string">
            <text:p>Rhizosphere soil microbial communities from poplar common garden site in Clatskanie, Oregon, USA - BESC-847-CL3_83_27 rhizosphere</text:p>
          </table:table-cell>
          <table:table-cell office:value-type="string" calcext:value-type="string">
            <text:p>BESC-847-CL3_83_2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7bbm7795</text:p>
          </table:table-cell>
          <table:table-cell office:value-type="string" calcext:value-type="string">
            <text:p>Rhizosphere soil microbial communities from poplar common garden site in Clatskanie, Oregon, USA - BESC-86-CL2_69_17 rhizosphere</text:p>
          </table:table-cell>
          <table:table-cell office:value-type="string" calcext:value-type="string">
            <text:p>BESC-86-CL2_69_1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7j0fnc87</text:p>
          </table:table-cell>
          <table:table-cell office:value-type="string" calcext:value-type="string">
            <text:p>Rhizosphere soil microbial communities from poplar common garden site in Clatskanie, Oregon, USA - BESC-866-CL2_50_11 rhizosphere</text:p>
          </table:table-cell>
          <table:table-cell office:value-type="string" calcext:value-type="string">
            <text:p>BESC-866-CL2_50_1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7n6p8d80</text:p>
          </table:table-cell>
          <table:table-cell office:value-type="string" calcext:value-type="string">
            <text:p>Rhizosphere soil microbial communities from poplar common garden site in Clatskanie, Oregon, USA - BESC-866-CL3_75_7 rhizosphere</text:p>
          </table:table-cell>
          <table:table-cell office:value-type="string" calcext:value-type="string">
            <text:p>BESC-866-CL3_75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nvgcpg87</text:p>
          </table:table-cell>
          <table:table-cell office:value-type="string" calcext:value-type="string">
            <text:p>Rhizosphere soil microbial communities from poplar common garden site in Clatskanie, Oregon, USA - BESC-904-CL2_57_20 rhizosphere</text:p>
          </table:table-cell>
          <table:table-cell office:value-type="string" calcext:value-type="string">
            <text:p>BESC-904-CL2_57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xgrda154</text:p>
          </table:table-cell>
          <table:table-cell office:value-type="string" calcext:value-type="string">
            <text:p>Rhizosphere soil microbial communities from poplar common garden site in Clatskanie, Oregon, USA - BESC-904-CL3_91_3 rhizosphere</text:p>
          </table:table-cell>
          <table:table-cell office:value-type="string" calcext:value-type="string">
            <text:p>BESC-904-CL3_91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8eypa967</text:p>
          </table:table-cell>
          <table:table-cell office:value-type="string" calcext:value-type="string">
            <text:p>Rhizosphere soil microbial communities from poplar common garden site in Clatskanie, Oregon, USA - BESC-905-CL1_32_20 rhizosphere</text:p>
          </table:table-cell>
          <table:table-cell office:value-type="string" calcext:value-type="string">
            <text:p>BESC-905-CL1_32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wdfz5578</text:p>
          </table:table-cell>
          <table:table-cell office:value-type="string" calcext:value-type="string">
            <text:p>Rhizosphere soil microbial communities from poplar common garden site in Clatskanie, Oregon, USA - GW-11047-CL1_23_5 rhizosphere</text:p>
          </table:table-cell>
          <table:table-cell office:value-type="string" calcext:value-type="string">
            <text:p>GW-11047-CL1_23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kff3y587</text:p>
          </table:table-cell>
          <table:table-cell office:value-type="string" calcext:value-type="string">
            <text:p>Rhizosphere soil microbial communities from poplar common garden site in Clatskanie, Oregon, USA - GW-11047-CL2_41_30 rhizosphere</text:p>
          </table:table-cell>
          <table:table-cell office:value-type="string" calcext:value-type="string">
            <text:p>GW-11047-CL2_41_3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wj8zqj74</text:p>
          </table:table-cell>
          <table:table-cell office:value-type="string" calcext:value-type="string">
            <text:p>Rhizosphere soil microbial communities from poplar common garden site in Clatskanie, Oregon, USA - GW-4579-CL1_25_23 rhizosphere</text:p>
          </table:table-cell>
          <table:table-cell office:value-type="string" calcext:value-type="string">
            <text:p>GW-4579-CL1_25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6y2dt532</text:p>
          </table:table-cell>
          <table:table-cell office:value-type="string" calcext:value-type="string">
            <text:p>Rhizosphere soil microbial communities from poplar common garden site in Clatskanie, Oregon, USA - GW-4579-CL2_50_20 rhizosphere</text:p>
          </table:table-cell>
          <table:table-cell office:value-type="string" calcext:value-type="string">
            <text:p>GW-4579-CL2_50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ahpvvb55</text:p>
          </table:table-cell>
          <table:table-cell office:value-type="string" calcext:value-type="string">
            <text:p>Rhizosphere soil microbial communities from poplar common garden site in Clatskanie, Oregon, USA - GW-9591-CL1_34_16 rhizosphere</text:p>
          </table:table-cell>
          <table:table-cell office:value-type="string" calcext:value-type="string">
            <text:p>GW-9591-CL1_34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57ejpn32</text:p>
          </table:table-cell>
          <table:table-cell office:value-type="string" calcext:value-type="string">
            <text:p>Rhizosphere soil microbial communities from poplar common garden site in Clatskanie, Oregon, USA - GW-9591-CL2_56_12 rhizosphere</text:p>
          </table:table-cell>
          <table:table-cell office:value-type="string" calcext:value-type="string">
            <text:p>GW-9591-CL2_56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xhbae603</text:p>
          </table:table-cell>
          <table:table-cell office:value-type="string" calcext:value-type="string">
            <text:p>Rhizosphere soil microbial communities from poplar common garden site in Clatskanie, Oregon, USA - GW-9591-CL3_98_5 rhizosphere</text:p>
          </table:table-cell>
          <table:table-cell office:value-type="string" calcext:value-type="string">
            <text:p>GW-9591-CL3_9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aan31e03</text:p>
          </table:table-cell>
          <table:table-cell office:value-type="string" calcext:value-type="string">
            <text:p>Rhizosphere soil microbial communities from poplar common garden site in Clatskanie, Oregon, USA - SKWA-24-3-CL2_69_25 rhizosphere</text:p>
          </table:table-cell>
          <table:table-cell office:value-type="string" calcext:value-type="string">
            <text:p>SKWA-24-3-CL2_69_2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af8ap759</text:p>
          </table:table-cell>
          <table:table-cell office:value-type="string" calcext:value-type="string">
            <text:p>Rhizosphere soil microbial communities from poplar common garden site in Clatskanie, Oregon, USA - SKWD-24-1-CL2_58_25 rhizosphere</text:p>
          </table:table-cell>
          <table:table-cell office:value-type="string" calcext:value-type="string">
            <text:p>SKWD-24-1-CL2_58_2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97dgrv19</text:p>
          </table:table-cell>
          <table:table-cell office:value-type="string" calcext:value-type="string">
            <text:p>Rhizosphere soil microbial communities from poplar common garden site in Corvallis, Oregon, USA - BESC-13-Co1_30_3 rhizosphere</text:p>
          </table:table-cell>
          <table:table-cell office:value-type="string" calcext:value-type="string">
            <text:p>BESC-13-Co1_30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nz6f9964</text:p>
          </table:table-cell>
          <table:table-cell office:value-type="string" calcext:value-type="string">
            <text:p>Rhizosphere soil microbial communities from poplar common garden site in Corvallis, Oregon, USA - BESC-13-Co2_41_23 rhizosphere</text:p>
          </table:table-cell>
          <table:table-cell office:value-type="string" calcext:value-type="string">
            <text:p>BESC-13-Co2_41_2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f0st6436</text:p>
          </table:table-cell>
          <table:table-cell office:value-type="string" calcext:value-type="string">
            <text:p>Rhizosphere soil microbial communities from poplar common garden site in Corvallis, Oregon, USA - BESC-13-Co3_21_57 rhizosphere</text:p>
          </table:table-cell>
          <table:table-cell office:value-type="string" calcext:value-type="string">
            <text:p>BESC-13-Co3_21_5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h49t7j41</text:p>
          </table:table-cell>
          <table:table-cell office:value-type="string" calcext:value-type="string">
            <text:p>Rhizosphere soil microbial communities from poplar common garden site in Corvallis, Oregon, USA - BESC-133-Co1_27_3 rhizosphere</text:p>
          </table:table-cell>
          <table:table-cell office:value-type="string" calcext:value-type="string">
            <text:p>BESC-133-Co1_27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ad739z23</text:p>
          </table:table-cell>
          <table:table-cell office:value-type="string" calcext:value-type="string">
            <text:p>Rhizosphere soil microbial communities from poplar common garden site in Corvallis, Oregon, USA - BESC-133-Co2_50_25 rhizosphere</text:p>
          </table:table-cell>
          <table:table-cell office:value-type="string" calcext:value-type="string">
            <text:p>BESC-133-Co2_50_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g9w69290</text:p>
          </table:table-cell>
          <table:table-cell office:value-type="string" calcext:value-type="string">
            <text:p>Rhizosphere soil microbial communities from poplar common garden site in Corvallis, Oregon, USA - BESC-133-Co3_19_46 rhizosphere</text:p>
          </table:table-cell>
          <table:table-cell office:value-type="string" calcext:value-type="string">
            <text:p>BESC-133-Co3_19_4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v0hqhp22</text:p>
          </table:table-cell>
          <table:table-cell office:value-type="string" calcext:value-type="string">
            <text:p>Rhizosphere soil microbial communities from poplar common garden site in Corvallis, Oregon, USA - BESC-234-Co1_23_3 rhizosphere</text:p>
          </table:table-cell>
          <table:table-cell office:value-type="string" calcext:value-type="string">
            <text:p>BESC-234-Co1_23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d1h1d248</text:p>
          </table:table-cell>
          <table:table-cell office:value-type="string" calcext:value-type="string">
            <text:p>Rhizosphere soil microbial communities from poplar common garden site in Corvallis, Oregon, USA - BESC-234-Co2_52_27 rhizosphere</text:p>
          </table:table-cell>
          <table:table-cell office:value-type="string" calcext:value-type="string">
            <text:p>BESC-234-Co2_52_2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da01b330</text:p>
          </table:table-cell>
          <table:table-cell office:value-type="string" calcext:value-type="string">
            <text:p>Rhizosphere soil microbial communities from poplar common garden site in Corvallis, Oregon, USA - BESC-234-Co3_21_62 rhizosphere</text:p>
          </table:table-cell>
          <table:table-cell office:value-type="string" calcext:value-type="string">
            <text:p>BESC-234-Co3_21_6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6ntzv433</text:p>
          </table:table-cell>
          <table:table-cell office:value-type="string" calcext:value-type="string">
            <text:p>Rhizosphere soil microbial communities from poplar common garden site in Corvallis, Oregon, USA - BESC-307-Co1_31_6 rhizosphere</text:p>
          </table:table-cell>
          <table:table-cell office:value-type="string" calcext:value-type="string">
            <text:p>BESC-307-Co1_31_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arjq1c41</text:p>
          </table:table-cell>
          <table:table-cell office:value-type="string" calcext:value-type="string">
            <text:p>Rhizosphere soil microbial communities from poplar common garden site in Corvallis, Oregon, USA - BESC-307-Co2_62_14 rhizosphere</text:p>
          </table:table-cell>
          <table:table-cell office:value-type="string" calcext:value-type="string">
            <text:p>BESC-307-Co2_62_1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rtchk112</text:p>
          </table:table-cell>
          <table:table-cell office:value-type="string" calcext:value-type="string">
            <text:p>Rhizosphere soil microbial communities from poplar common garden site in Corvallis, Oregon, USA - BESC-307-Co3_27_41 rhizosphere</text:p>
          </table:table-cell>
          <table:table-cell office:value-type="string" calcext:value-type="string">
            <text:p>BESC-307-Co3_27_4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ga8cav80</text:p>
          </table:table-cell>
          <table:table-cell office:value-type="string" calcext:value-type="string">
            <text:p>Rhizosphere soil microbial communities from poplar common garden site in Corvallis, Oregon, USA - BESC-331-Co1_12_7 rhizosphere</text:p>
          </table:table-cell>
          <table:table-cell office:value-type="string" calcext:value-type="string">
            <text:p>BESC-331-Co1_12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wpsg6186</text:p>
          </table:table-cell>
          <table:table-cell office:value-type="string" calcext:value-type="string">
            <text:p>Rhizosphere soil microbial communities from poplar common garden site in Corvallis, Oregon, USA - BESC-331-Co2_50_17 rhizosphere</text:p>
          </table:table-cell>
          <table:table-cell office:value-type="string" calcext:value-type="string">
            <text:p>BESC-331-Co2_50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azfn2405</text:p>
          </table:table-cell>
          <table:table-cell office:value-type="string" calcext:value-type="string">
            <text:p>Rhizosphere soil microbial communities from poplar common garden site in Corvallis, Oregon, USA - BESC-331-Co3_15_40 rhizosphere</text:p>
          </table:table-cell>
          <table:table-cell office:value-type="string" calcext:value-type="string">
            <text:p>BESC-331-Co3_15_4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k7fkcz65</text:p>
          </table:table-cell>
          <table:table-cell office:value-type="string" calcext:value-type="string">
            <text:p>Rhizosphere soil microbial communities from poplar common garden site in Corvallis, Oregon, USA - BESC-351-Co1_10_3 rhizosphere</text:p>
          </table:table-cell>
          <table:table-cell office:value-type="string" calcext:value-type="string">
            <text:p>BESC-351-Co1_10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hhb2g180</text:p>
          </table:table-cell>
          <table:table-cell office:value-type="string" calcext:value-type="string">
            <text:p>Rhizosphere soil microbial communities from poplar common garden site in Corvallis, Oregon, USA - BESC-351-Co2_42_17 rhizosphere</text:p>
          </table:table-cell>
          <table:table-cell office:value-type="string" calcext:value-type="string">
            <text:p>BESC-351-Co2_42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z1r5gy96</text:p>
          </table:table-cell>
          <table:table-cell office:value-type="string" calcext:value-type="string">
            <text:p>Rhizosphere soil microbial communities from poplar common garden site in Corvallis, Oregon, USA - BESC-351-Co3_11_46 rhizosphere</text:p>
          </table:table-cell>
          <table:table-cell office:value-type="string" calcext:value-type="string">
            <text:p>BESC-351-Co3_11_4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k7v09098</text:p>
          </table:table-cell>
          <table:table-cell office:value-type="string" calcext:value-type="string">
            <text:p>Rhizosphere soil microbial communities from poplar common garden site in Corvallis, Oregon, USA - BESC-360-Co1_23_6 rhizosphere</text:p>
          </table:table-cell>
          <table:table-cell office:value-type="string" calcext:value-type="string">
            <text:p>BESC-360-Co1_23_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4yy9a239</text:p>
          </table:table-cell>
          <table:table-cell office:value-type="string" calcext:value-type="string">
            <text:p>Rhizosphere soil microbial communities from poplar common garden site in Corvallis, Oregon, USA - BESC-360-Co2_62_25 rhizosphere</text:p>
          </table:table-cell>
          <table:table-cell office:value-type="string" calcext:value-type="string">
            <text:p>BESC-360-Co2_62_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v85xpj21</text:p>
          </table:table-cell>
          <table:table-cell office:value-type="string" calcext:value-type="string">
            <text:p>Rhizosphere soil microbial communities from poplar common garden site in Corvallis, Oregon, USA - BESC-360-Co3_13_34 rhizosphere</text:p>
          </table:table-cell>
          <table:table-cell office:value-type="string" calcext:value-type="string">
            <text:p>BESC-360-Co3_13_3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45z1kv27</text:p>
          </table:table-cell>
          <table:table-cell office:value-type="string" calcext:value-type="string">
            <text:p>Rhizosphere soil microbial communities from poplar common garden site in Corvallis, Oregon, USA - BESC-388-Co1_32_7 rhizosphere</text:p>
          </table:table-cell>
          <table:table-cell office:value-type="string" calcext:value-type="string">
            <text:p>BESC-388-Co1_32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05dve909</text:p>
          </table:table-cell>
          <table:table-cell office:value-type="string" calcext:value-type="string">
            <text:p>Rhizosphere soil microbial communities from poplar common garden site in Corvallis, Oregon, USA - BESC-388-Co2_54_7 rhizosphere</text:p>
          </table:table-cell>
          <table:table-cell office:value-type="string" calcext:value-type="string">
            <text:p>BESC-388-Co2_54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4htstp40</text:p>
          </table:table-cell>
          <table:table-cell office:value-type="string" calcext:value-type="string">
            <text:p>Rhizosphere soil microbial communities from poplar common garden site in Corvallis, Oregon, USA - BESC-388-Co3_8_57 rhizosphere</text:p>
          </table:table-cell>
          <table:table-cell office:value-type="string" calcext:value-type="string">
            <text:p>BESC-388-Co3_8_5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90vp2x95</text:p>
          </table:table-cell>
          <table:table-cell office:value-type="string" calcext:value-type="string">
            <text:p>Rhizosphere soil microbial communities from poplar common garden site in Corvallis, Oregon, USA - BESC-56-Co1_22_4 rhizosphere</text:p>
          </table:table-cell>
          <table:table-cell office:value-type="string" calcext:value-type="string">
            <text:p>BESC-56-Co1_22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e9z5qp65</text:p>
          </table:table-cell>
          <table:table-cell office:value-type="string" calcext:value-type="string">
            <text:p>Rhizosphere soil microbial communities from poplar common garden site in Corvallis, Oregon, USA - BESC-56-Co2_51_16 rhizosphere</text:p>
          </table:table-cell>
          <table:table-cell office:value-type="string" calcext:value-type="string">
            <text:p>BESC-56-Co2_51_1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sqpv6146</text:p>
          </table:table-cell>
          <table:table-cell office:value-type="string" calcext:value-type="string">
            <text:p>Rhizosphere soil microbial communities from poplar common garden site in Corvallis, Oregon, USA - BESC-56-Co3_6_53 rhizosphere</text:p>
          </table:table-cell>
          <table:table-cell office:value-type="string" calcext:value-type="string">
            <text:p>BESC-56-Co3_6_5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j8ezj858</text:p>
          </table:table-cell>
          <table:table-cell office:value-type="string" calcext:value-type="string">
            <text:p>Rhizosphere soil microbial communities from poplar common garden site in Corvallis, Oregon, USA - BESC-833-Co1_6_4 rhizosphere</text:p>
          </table:table-cell>
          <table:table-cell office:value-type="string" calcext:value-type="string">
            <text:p>BESC-833-Co1_6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bd18tk15</text:p>
          </table:table-cell>
          <table:table-cell office:value-type="string" calcext:value-type="string">
            <text:p>Rhizosphere soil microbial communities from poplar common garden site in Corvallis, Oregon, USA - BESC-833-Co2_47_23 rhizosphere</text:p>
          </table:table-cell>
          <table:table-cell office:value-type="string" calcext:value-type="string">
            <text:p>BESC-833-Co2_47_2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pejvvs20</text:p>
          </table:table-cell>
          <table:table-cell office:value-type="string" calcext:value-type="string">
            <text:p>Rhizosphere soil microbial communities from poplar common garden site in Corvallis, Oregon, USA - BESC-833-Co3_31_37 rhizosphere</text:p>
          </table:table-cell>
          <table:table-cell office:value-type="string" calcext:value-type="string">
            <text:p>BESC-833-Co3_31_3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wpye0n32</text:p>
          </table:table-cell>
          <table:table-cell office:value-type="string" calcext:value-type="string">
            <text:p>Rhizosphere soil microbial communities from poplar common garden site in Corvallis, Oregon, USA - BESC-845-Co1_24_3 rhizosphere</text:p>
          </table:table-cell>
          <table:table-cell office:value-type="string" calcext:value-type="string">
            <text:p>BESC-845-Co1_24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hae6xn61</text:p>
          </table:table-cell>
          <table:table-cell office:value-type="string" calcext:value-type="string">
            <text:p>Rhizosphere soil microbial communities from poplar common garden site in Corvallis, Oregon, USA - BESC-845-Co2_60_28 rhizosphere</text:p>
          </table:table-cell>
          <table:table-cell office:value-type="string" calcext:value-type="string">
            <text:p>BESC-845-Co2_60_2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v1ynyj85</text:p>
          </table:table-cell>
          <table:table-cell office:value-type="string" calcext:value-type="string">
            <text:p>Rhizosphere soil microbial communities from poplar common garden site in Corvallis, Oregon, USA - BESC-845-Co3_28_42 rhizosphere</text:p>
          </table:table-cell>
          <table:table-cell office:value-type="string" calcext:value-type="string">
            <text:p>BESC-845-Co3_28_4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qyx7qs76</text:p>
          </table:table-cell>
          <table:table-cell office:value-type="string" calcext:value-type="string">
            <text:p>Rhizosphere soil microbial communities from poplar common garden site in Corvallis, Oregon, USA - BESC-847-Co1_12_9 rhizosphere</text:p>
          </table:table-cell>
          <table:table-cell office:value-type="string" calcext:value-type="string">
            <text:p>BESC-847-Co1_12_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67dmq694</text:p>
          </table:table-cell>
          <table:table-cell office:value-type="string" calcext:value-type="string">
            <text:p>Rhizosphere soil microbial communities from poplar common garden site in Corvallis, Oregon, USA - BESC-847-Co2_69_13 rhizosphere</text:p>
          </table:table-cell>
          <table:table-cell office:value-type="string" calcext:value-type="string">
            <text:p>BESC-847-Co2_69_1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jrahe581</text:p>
          </table:table-cell>
          <table:table-cell office:value-type="string" calcext:value-type="string">
            <text:p>Rhizosphere soil microbial communities from poplar common garden site in Corvallis, Oregon, USA - BESC-847-Co3_9_34 rhizosphere</text:p>
          </table:table-cell>
          <table:table-cell office:value-type="string" calcext:value-type="string">
            <text:p>BESC-847-Co3_9_3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8wd4pp40</text:p>
          </table:table-cell>
          <table:table-cell office:value-type="string" calcext:value-type="string">
            <text:p>Rhizosphere soil microbial communities from poplar common garden site in Corvallis, Oregon, USA - BESC-866-Co1_10_5 rhizosphere</text:p>
          </table:table-cell>
          <table:table-cell office:value-type="string" calcext:value-type="string">
            <text:p>BESC-866-Co1_10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tzp7r259</text:p>
          </table:table-cell>
          <table:table-cell office:value-type="string" calcext:value-type="string">
            <text:p>Rhizosphere soil microbial communities from poplar common garden site in Corvallis, Oregon, USA - BESC-866-Co2_58_19 rhizosphere</text:p>
          </table:table-cell>
          <table:table-cell office:value-type="string" calcext:value-type="string">
            <text:p>BESC-866-Co2_58_1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kz54ep97</text:p>
          </table:table-cell>
          <table:table-cell office:value-type="string" calcext:value-type="string">
            <text:p>Rhizosphere soil microbial communities from poplar common garden site in Corvallis, Oregon, USA - BESC-866-Co3_27_48 rhizosphere</text:p>
          </table:table-cell>
          <table:table-cell office:value-type="string" calcext:value-type="string">
            <text:p>BESC-866-Co3_27_4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cd09p052</text:p>
          </table:table-cell>
          <table:table-cell office:value-type="string" calcext:value-type="string">
            <text:p>Rhizosphere soil microbial communities from poplar common garden site in Corvallis, Oregon, USA - BESC-904-Co1_5_9 rhizosphere</text:p>
          </table:table-cell>
          <table:table-cell office:value-type="string" calcext:value-type="string">
            <text:p>BESC-904-Co1_5_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9rcfa470</text:p>
          </table:table-cell>
          <table:table-cell office:value-type="string" calcext:value-type="string">
            <text:p>Rhizosphere soil microbial communities from poplar common garden site in Corvallis, Oregon, USA - BESC-904-Co2_51_17 rhizosphere</text:p>
          </table:table-cell>
          <table:table-cell office:value-type="string" calcext:value-type="string">
            <text:p>BESC-904-Co2_51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6zd5nb38</text:p>
          </table:table-cell>
          <table:table-cell office:value-type="string" calcext:value-type="string">
            <text:p>Rhizosphere soil microbial communities from poplar common garden site in Corvallis, Oregon, USA - BESC-904-Co3_16_51 rhizosphere</text:p>
          </table:table-cell>
          <table:table-cell office:value-type="string" calcext:value-type="string">
            <text:p>BESC-904-Co3_16_5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kgjz0433</text:p>
          </table:table-cell>
          <table:table-cell office:value-type="string" calcext:value-type="string">
            <text:p>Rhizosphere soil microbial communities from poplar common garden site in Corvallis, Oregon, USA - GW-4579-Co1_14_4 rhizosphere</text:p>
          </table:table-cell>
          <table:table-cell office:value-type="string" calcext:value-type="string">
            <text:p>GW-4579-Co1_14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6pr72x09</text:p>
          </table:table-cell>
          <table:table-cell office:value-type="string" calcext:value-type="string">
            <text:p>Rhizosphere soil microbial communities from poplar common garden site in Corvallis, Oregon, USA - GW-4579-Co2_44_8 rhizosphere</text:p>
          </table:table-cell>
          <table:table-cell office:value-type="string" calcext:value-type="string">
            <text:p>GW-4579-Co2_44_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011z7z70</text:p>
          </table:table-cell>
          <table:table-cell office:value-type="string" calcext:value-type="string">
            <text:p>Rhizosphere soil microbial communities from poplar common garden site in Corvallis, Oregon, USA - GW-4579-Co3_14_51 rhizosphere</text:p>
          </table:table-cell>
          <table:table-cell office:value-type="string" calcext:value-type="string">
            <text:p>GW-4579-Co3_14_5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kgm2s608</text:p>
          </table:table-cell>
          <table:table-cell office:value-type="string" calcext:value-type="string">
            <text:p>Rhizosphere soil microbial communities from poplar common garden site in Corvallis, Oregon, USA - GW-7986-Co1_37_5 rhizosphere</text:p>
          </table:table-cell>
          <table:table-cell office:value-type="string" calcext:value-type="string">
            <text:p>GW-7986-Co1_37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thpb7b07</text:p>
          </table:table-cell>
          <table:table-cell office:value-type="string" calcext:value-type="string">
            <text:p>Rhizosphere soil microbial communities from poplar common garden site in Corvallis, Oregon, USA - GW-7986-Co2_68_28 rhizosphere</text:p>
          </table:table-cell>
          <table:table-cell office:value-type="string" calcext:value-type="string">
            <text:p>GW-7986-Co2_68_2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jqwsb466</text:p>
          </table:table-cell>
          <table:table-cell office:value-type="string" calcext:value-type="string">
            <text:p>Rhizosphere soil microbial communities from poplar common garden site in Corvallis, Oregon, USA - GW-7986-Co3_31_39 rhizosphere</text:p>
          </table:table-cell>
          <table:table-cell office:value-type="string" calcext:value-type="string">
            <text:p>GW-7986-Co3_31_3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yms2f086</text:p>
          </table:table-cell>
          <table:table-cell office:value-type="string" calcext:value-type="string">
            <text:p>Rhizosphere soil microbial communities from poplar common garden site in Corvallis, Oregon, USA - GW-9591-Co1_16_8 rhizosphere</text:p>
          </table:table-cell>
          <table:table-cell office:value-type="string" calcext:value-type="string">
            <text:p>GW-9591-Co1_16_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4f4btc22</text:p>
          </table:table-cell>
          <table:table-cell office:value-type="string" calcext:value-type="string">
            <text:p>Rhizosphere soil microbial communities from poplar common garden site in Corvallis, Oregon, USA - GW-9591-Co2_62_24 rhizosphere</text:p>
          </table:table-cell>
          <table:table-cell office:value-type="string" calcext:value-type="string">
            <text:p>GW-9591-Co2_62_2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0xqxvc88</text:p>
          </table:table-cell>
          <table:table-cell office:value-type="string" calcext:value-type="string">
            <text:p>Rhizosphere soil microbial communities from poplar common garden site in Corvallis, Oregon, USA - GW-9591-Co3_35_48 rhizosphere</text:p>
          </table:table-cell>
          <table:table-cell office:value-type="string" calcext:value-type="string">
            <text:p>GW-9591-Co3_35_4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zqaeph53</text:p>
          </table:table-cell>
          <table:table-cell office:value-type="string" calcext:value-type="string">
            <text:p>Rhizosphere soil microbial communities from poplar common garden site in Corvallis, Oregon, USA - SKWA-24-3-Co1_3_5 rhizosphere</text:p>
          </table:table-cell>
          <table:table-cell office:value-type="string" calcext:value-type="string">
            <text:p>SKWA-24-3-Co1_3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4pc4k424</text:p>
          </table:table-cell>
          <table:table-cell office:value-type="string" calcext:value-type="string">
            <text:p>Rhizosphere soil microbial communities from poplar common garden site in Corvallis, Oregon, USA - SKWA-24-3-Co2_41_10 rhizosphere</text:p>
          </table:table-cell>
          <table:table-cell office:value-type="string" calcext:value-type="string">
            <text:p>SKWA-24-3-Co2_41_1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7yjtg159</text:p>
          </table:table-cell>
          <table:table-cell office:value-type="string" calcext:value-type="string">
            <text:p>Rhizosphere soil microbial communities from poplar common garden site in Corvallis, Oregon, USA - SKWA-24-3-Co3_23_35 rhizosphere</text:p>
          </table:table-cell>
          <table:table-cell office:value-type="string" calcext:value-type="string">
            <text:p>SKWA-24-3-Co3_23_3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hx8qxc63</text:p>
          </table:table-cell>
          <table:table-cell office:value-type="string" calcext:value-type="string">
            <text:p>Rhizosphere soil microbial communities from poplar common garden site in Corvallis, Oregon, USA - SKWD-24-1-Co1_7_5 rhizosphere</text:p>
          </table:table-cell>
          <table:table-cell office:value-type="string" calcext:value-type="string">
            <text:p>SKWD-24-1-Co1_7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wm40z541</text:p>
          </table:table-cell>
          <table:table-cell office:value-type="string" calcext:value-type="string">
            <text:p>Rhizosphere soil microbial communities from poplar common garden site in Corvallis, Oregon, USA - SKWD-24-1-Co2_54_22 rhizosphere</text:p>
          </table:table-cell>
          <table:table-cell office:value-type="string" calcext:value-type="string">
            <text:p>SKWD-24-1-Co2_54_2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1a9d1633</text:p>
          </table:table-cell>
          <table:table-cell office:value-type="string" calcext:value-type="string">
            <text:p>Rhizosphere soil microbial communities from poplar common garden site in Corvallis, Oregon, USA - SKWD-24-1-Co3_24_32 rhizosphere</text:p>
          </table:table-cell>
          <table:table-cell office:value-type="string" calcext:value-type="string">
            <text:p>SKWD-24-1-Co3_24_3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</table:table>
      <table:table table:name="metagenome_map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Gold_project_id</text:p>
          </table:table-cell>
          <table:table-cell office:value-type="string" calcext:value-type="string">
            <text:p>Nmdc_omics_id</text:p>
          </table:table-cell>
          <table:table-cell office:value-type="string" calcext:value-type="string">
            <text:p>Nmdc_biosample_id</text:p>
          </table:table-cell>
          <table:table-cell office:value-type="string" calcext:value-type="string">
            <text:p>Sample_name_nmdc</text:p>
          </table:table-cell>
          <table:table-cell office:value-type="string" calcext:value-type="string">
            <text:p>Sample_code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Compartement</text:p>
          </table:table-cell>
        </table:table-row>
        <table:table-row table:style-name="ro1">
          <table:table-cell office:value-type="string" calcext:value-type="string">
            <text:p>Gp0566632</text:p>
          </table:table-cell>
          <table:table-cell office:value-type="string" calcext:value-type="string">
            <text:p>nmdc:omprc-11-m3381c62</text:p>
          </table:table-cell>
          <table:table-cell office:value-type="string" calcext:value-type="string">
            <text:p>nmdc:bsm-11-5nhz3402</text:p>
          </table:table-cell>
          <table:table-cell office:value-type="string" calcext:value-type="string">
            <text:p>Bulk soil microbial communities from poplar common garden site in Clatskanie, Oregon, USA - BESC-13-CL1_35_33 soil</text:p>
          </table:table-cell>
          <table:table-cell office:value-type="string" calcext:value-type="string">
            <text:p>BESC-13-CL1_35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33</text:p>
          </table:table-cell>
          <table:table-cell office:value-type="string" calcext:value-type="string">
            <text:p>nmdc:omprc-11-64awt166</text:p>
          </table:table-cell>
          <table:table-cell office:value-type="string" calcext:value-type="string">
            <text:p>nmdc:bsm-11-b4k9w367</text:p>
          </table:table-cell>
          <table:table-cell office:value-type="string" calcext:value-type="string">
            <text:p>Bulk soil microbial communities from poplar common garden site in Clatskanie, Oregon, USA - BESC-13-CL2_39_29 soil</text:p>
          </table:table-cell>
          <table:table-cell office:value-type="string" calcext:value-type="string">
            <text:p>BESC-13-CL2_39_2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34</text:p>
          </table:table-cell>
          <table:table-cell office:value-type="string" calcext:value-type="string">
            <text:p>nmdc:omprc-11-tymac932</text:p>
          </table:table-cell>
          <table:table-cell office:value-type="string" calcext:value-type="string">
            <text:p>nmdc:bsm-11-m53pa616</text:p>
          </table:table-cell>
          <table:table-cell office:value-type="string" calcext:value-type="string">
            <text:p>Bulk soil microbial communities from poplar common garden site in Clatskanie, Oregon, USA - BESC-13-CL3_85_26 soil</text:p>
          </table:table-cell>
          <table:table-cell office:value-type="string" calcext:value-type="string">
            <text:p>BESC-13-CL3_85_2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35</text:p>
          </table:table-cell>
          <table:table-cell office:value-type="string" calcext:value-type="string">
            <text:p>nmdc:omprc-11-3pjcdv38</text:p>
          </table:table-cell>
          <table:table-cell office:value-type="string" calcext:value-type="string">
            <text:p>nmdc:bsm-11-w2q32794</text:p>
          </table:table-cell>
          <table:table-cell office:value-type="string" calcext:value-type="string">
            <text:p>Bulk soil microbial communities from poplar common garden site in Corvallis, Oregon, USA - BESC-13-Co1_30_3 soil</text:p>
          </table:table-cell>
          <table:table-cell office:value-type="string" calcext:value-type="string">
            <text:p>BESC-13-Co1_30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36</text:p>
          </table:table-cell>
          <table:table-cell office:value-type="string" calcext:value-type="string">
            <text:p>nmdc:omprc-11-v9aeqv58</text:p>
          </table:table-cell>
          <table:table-cell office:value-type="string" calcext:value-type="string">
            <text:p>nmdc:bsm-11-ybvfha65</text:p>
          </table:table-cell>
          <table:table-cell office:value-type="string" calcext:value-type="string">
            <text:p>Bulk soil microbial communities from poplar common garden site in Corvallis, Oregon, USA - BESC-13-Co2_41_23 soil</text:p>
          </table:table-cell>
          <table:table-cell office:value-type="string" calcext:value-type="string">
            <text:p>BESC-13-Co2_41_2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37</text:p>
          </table:table-cell>
          <table:table-cell office:value-type="string" calcext:value-type="string">
            <text:p>nmdc:omprc-11-czb4f349</text:p>
          </table:table-cell>
          <table:table-cell office:value-type="string" calcext:value-type="string">
            <text:p>nmdc:bsm-11-ndp7xj19</text:p>
          </table:table-cell>
          <table:table-cell office:value-type="string" calcext:value-type="string">
            <text:p>Bulk soil microbial communities from poplar common garden site in Corvallis, Oregon, USA - BESC-13-Co3_21_57 soil</text:p>
          </table:table-cell>
          <table:table-cell office:value-type="string" calcext:value-type="string">
            <text:p>BESC-13-Co3_21_5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38</text:p>
          </table:table-cell>
          <table:table-cell office:value-type="string" calcext:value-type="string">
            <text:p>nmdc:omprc-11-swgveb95</text:p>
          </table:table-cell>
          <table:table-cell office:value-type="string" calcext:value-type="string">
            <text:p>nmdc:bsm-11-swme4v31</text:p>
          </table:table-cell>
          <table:table-cell office:value-type="string" calcext:value-type="string">
            <text:p>Bulk soil microbial communities from poplar common garden site in Clatskanie, Oregon, USA - BESC-133-CL1_28_16 soil</text:p>
          </table:table-cell>
          <table:table-cell office:value-type="string" calcext:value-type="string">
            <text:p>BESC-133-CL1_28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39</text:p>
          </table:table-cell>
          <table:table-cell office:value-type="string" calcext:value-type="string">
            <text:p>nmdc:omprc-11-zfaqef95</text:p>
          </table:table-cell>
          <table:table-cell office:value-type="string" calcext:value-type="string">
            <text:p>nmdc:bsm-11-83t8kn59</text:p>
          </table:table-cell>
          <table:table-cell office:value-type="string" calcext:value-type="string">
            <text:p>Bulk soil microbial communities from poplar common garden site in Clatskanie, Oregon, USA - BESC-133-CL2_62_7 soil</text:p>
          </table:table-cell>
          <table:table-cell office:value-type="string" calcext:value-type="string">
            <text:p>BESC-133-CL2_62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40</text:p>
          </table:table-cell>
          <table:table-cell office:value-type="string" calcext:value-type="string">
            <text:p>nmdc:omprc-11-2eh5g273</text:p>
          </table:table-cell>
          <table:table-cell office:value-type="string" calcext:value-type="string">
            <text:p>nmdc:bsm-11-arpk9p10</text:p>
          </table:table-cell>
          <table:table-cell office:value-type="string" calcext:value-type="string">
            <text:p>Bulk soil microbial communities from poplar common garden site in Clatskanie, Oregon, USA - BESC-133-CL3_93_10 soil</text:p>
          </table:table-cell>
          <table:table-cell office:value-type="string" calcext:value-type="string">
            <text:p>BESC-133-CL3_93_1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41</text:p>
          </table:table-cell>
          <table:table-cell office:value-type="string" calcext:value-type="string">
            <text:p>nmdc:omprc-11-r9ggjt38</text:p>
          </table:table-cell>
          <table:table-cell office:value-type="string" calcext:value-type="string">
            <text:p>nmdc:bsm-11-f2sf9h97</text:p>
          </table:table-cell>
          <table:table-cell office:value-type="string" calcext:value-type="string">
            <text:p>Bulk soil microbial communities from poplar common garden site in Corvallis, Oregon, USA - BESC-133-Co1_27_3 soil</text:p>
          </table:table-cell>
          <table:table-cell office:value-type="string" calcext:value-type="string">
            <text:p>BESC-133-Co1_27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42</text:p>
          </table:table-cell>
          <table:table-cell office:value-type="string" calcext:value-type="string">
            <text:p>nmdc:omprc-11-xberp747</text:p>
          </table:table-cell>
          <table:table-cell office:value-type="string" calcext:value-type="string">
            <text:p>nmdc:bsm-11-4stmk668</text:p>
          </table:table-cell>
          <table:table-cell office:value-type="string" calcext:value-type="string">
            <text:p>Bulk soil microbial communities from poplar common garden site in Corvallis, Oregon, USA - BESC-133-Co2_50_25 soil</text:p>
          </table:table-cell>
          <table:table-cell office:value-type="string" calcext:value-type="string">
            <text:p>BESC-133-Co2_50_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43</text:p>
          </table:table-cell>
          <table:table-cell office:value-type="string" calcext:value-type="string">
            <text:p>nmdc:omprc-11-z5srbn29</text:p>
          </table:table-cell>
          <table:table-cell office:value-type="string" calcext:value-type="string">
            <text:p>nmdc:bsm-11-axr9kj21</text:p>
          </table:table-cell>
          <table:table-cell office:value-type="string" calcext:value-type="string">
            <text:p>Bulk soil microbial communities from poplar common garden site in Corvallis, Oregon, USA - BESC-133-Co3_19_46 soil</text:p>
          </table:table-cell>
          <table:table-cell office:value-type="string" calcext:value-type="string">
            <text:p>BESC-133-Co3_19_4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44</text:p>
          </table:table-cell>
          <table:table-cell office:value-type="string" calcext:value-type="string">
            <text:p>nmdc:omprc-11-btt1r768</text:p>
          </table:table-cell>
          <table:table-cell office:value-type="string" calcext:value-type="string">
            <text:p>nmdc:bsm-11-dsp1a762</text:p>
          </table:table-cell>
          <table:table-cell office:value-type="string" calcext:value-type="string">
            <text:p>Bulk soil microbial communities from poplar common garden site in Clatskanie, Oregon, USA - BESC-198-CL2_38_5 soil</text:p>
          </table:table-cell>
          <table:table-cell office:value-type="string" calcext:value-type="string">
            <text:p>BESC-198-CL2_3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45</text:p>
          </table:table-cell>
          <table:table-cell office:value-type="string" calcext:value-type="string">
            <text:p>nmdc:omprc-11-w3p9et72</text:p>
          </table:table-cell>
          <table:table-cell office:value-type="string" calcext:value-type="string">
            <text:p>nmdc:bsm-11-52bf8107</text:p>
          </table:table-cell>
          <table:table-cell office:value-type="string" calcext:value-type="string">
            <text:p>Bulk soil microbial communities from poplar common garden site in Clatskanie, Oregon, USA - BESC-198-CL3_81_33 soil</text:p>
          </table:table-cell>
          <table:table-cell office:value-type="string" calcext:value-type="string">
            <text:p>BESC-198-CL3_81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46</text:p>
          </table:table-cell>
          <table:table-cell office:value-type="string" calcext:value-type="string">
            <text:p>nmdc:omprc-11-g4nzec92</text:p>
          </table:table-cell>
          <table:table-cell office:value-type="string" calcext:value-type="string">
            <text:p>nmdc:bsm-11-fxd94d39</text:p>
          </table:table-cell>
          <table:table-cell office:value-type="string" calcext:value-type="string">
            <text:p>Bulk soil microbial communities from poplar common garden site in Clatskanie, Oregon, USA - BESC-234-CL1_24_28 soil</text:p>
          </table:table-cell>
          <table:table-cell office:value-type="string" calcext:value-type="string">
            <text:p>BESC-234-CL1_24_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47</text:p>
          </table:table-cell>
          <table:table-cell office:value-type="string" calcext:value-type="string">
            <text:p>nmdc:omprc-11-qevde708</text:p>
          </table:table-cell>
          <table:table-cell office:value-type="string" calcext:value-type="string">
            <text:p>nmdc:bsm-11-c9458s26</text:p>
          </table:table-cell>
          <table:table-cell office:value-type="string" calcext:value-type="string">
            <text:p>Bulk soil microbial communities from poplar common garden site in Clatskanie, Oregon, USA - BESC-234-CL2_65_22 soil</text:p>
          </table:table-cell>
          <table:table-cell office:value-type="string" calcext:value-type="string">
            <text:p>BESC-234-CL2_65_2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48</text:p>
          </table:table-cell>
          <table:table-cell office:value-type="string" calcext:value-type="string">
            <text:p>nmdc:omprc-11-dfzknb42</text:p>
          </table:table-cell>
          <table:table-cell office:value-type="string" calcext:value-type="string">
            <text:p>nmdc:bsm-11-m5tyz195</text:p>
          </table:table-cell>
          <table:table-cell office:value-type="string" calcext:value-type="string">
            <text:p>Bulk soil microbial communities from poplar common garden site in Corvallis, Oregon, USA - BESC-234-Co1_23_3 soil</text:p>
          </table:table-cell>
          <table:table-cell office:value-type="string" calcext:value-type="string">
            <text:p>BESC-234-Co1_23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49</text:p>
          </table:table-cell>
          <table:table-cell office:value-type="string" calcext:value-type="string">
            <text:p>nmdc:omprc-11-hzf4tb88</text:p>
          </table:table-cell>
          <table:table-cell office:value-type="string" calcext:value-type="string">
            <text:p>nmdc:bsm-11-z423gx54</text:p>
          </table:table-cell>
          <table:table-cell office:value-type="string" calcext:value-type="string">
            <text:p>Bulk soil microbial communities from poplar common garden site in Corvallis, Oregon, USA - BESC-234-Co2_52_27 soil</text:p>
          </table:table-cell>
          <table:table-cell office:value-type="string" calcext:value-type="string">
            <text:p>BESC-234-Co2_52_2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50</text:p>
          </table:table-cell>
          <table:table-cell office:value-type="string" calcext:value-type="string">
            <text:p>nmdc:omprc-11-sq7t2e34</text:p>
          </table:table-cell>
          <table:table-cell office:value-type="string" calcext:value-type="string">
            <text:p>nmdc:bsm-11-dvn9nk09</text:p>
          </table:table-cell>
          <table:table-cell office:value-type="string" calcext:value-type="string">
            <text:p>Bulk soil microbial communities from poplar common garden site in Corvallis, Oregon, USA - BESC-234-Co3_21_62 soil</text:p>
          </table:table-cell>
          <table:table-cell office:value-type="string" calcext:value-type="string">
            <text:p>BESC-234-Co3_21_6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51</text:p>
          </table:table-cell>
          <table:table-cell office:value-type="string" calcext:value-type="string">
            <text:p>nmdc:omprc-11-pq8fx563</text:p>
          </table:table-cell>
          <table:table-cell office:value-type="string" calcext:value-type="string">
            <text:p>nmdc:bsm-11-3ekmcr15</text:p>
          </table:table-cell>
          <table:table-cell office:value-type="string" calcext:value-type="string">
            <text:p>Bulk soil microbial communities from poplar common garden site in Clatskanie, Oregon, USA - BESC-258-CL1_34_5 soil</text:p>
          </table:table-cell>
          <table:table-cell office:value-type="string" calcext:value-type="string">
            <text:p>BESC-258-CL1_34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52</text:p>
          </table:table-cell>
          <table:table-cell office:value-type="string" calcext:value-type="string">
            <text:p>nmdc:omprc-11-wfwc9x68</text:p>
          </table:table-cell>
          <table:table-cell office:value-type="string" calcext:value-type="string">
            <text:p>nmdc:bsm-11-tw1m7160</text:p>
          </table:table-cell>
          <table:table-cell office:value-type="string" calcext:value-type="string">
            <text:p>Bulk soil microbial communities from poplar common garden site in Clatskanie, Oregon, USA - BESC-258-CL2_67_23 soil</text:p>
          </table:table-cell>
          <table:table-cell office:value-type="string" calcext:value-type="string">
            <text:p>BESC-258-CL2_67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53</text:p>
          </table:table-cell>
          <table:table-cell office:value-type="string" calcext:value-type="string">
            <text:p>nmdc:omprc-11-0hk64917</text:p>
          </table:table-cell>
          <table:table-cell office:value-type="string" calcext:value-type="string">
            <text:p>nmdc:bsm-11-zaph9002</text:p>
          </table:table-cell>
          <table:table-cell office:value-type="string" calcext:value-type="string">
            <text:p>Bulk soil microbial communities from poplar common garden site in Clatskanie, Oregon, USA - BESC-285-CL1_33_12 soil</text:p>
          </table:table-cell>
          <table:table-cell office:value-type="string" calcext:value-type="string">
            <text:p>BESC-285-CL1_33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54</text:p>
          </table:table-cell>
          <table:table-cell office:value-type="string" calcext:value-type="string">
            <text:p>nmdc:omprc-11-x9nmr065</text:p>
          </table:table-cell>
          <table:table-cell office:value-type="string" calcext:value-type="string">
            <text:p>nmdc:bsm-11-nw51xc15</text:p>
          </table:table-cell>
          <table:table-cell office:value-type="string" calcext:value-type="string">
            <text:p>Bulk soil microbial communities from poplar common garden site in Clatskanie, Oregon, USA - BESC-285-CL2_56_7 soil</text:p>
          </table:table-cell>
          <table:table-cell office:value-type="string" calcext:value-type="string">
            <text:p>BESC-285-CL2_56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55</text:p>
          </table:table-cell>
          <table:table-cell office:value-type="string" calcext:value-type="string">
            <text:p>nmdc:omprc-11-rx59dr25</text:p>
          </table:table-cell>
          <table:table-cell office:value-type="string" calcext:value-type="string">
            <text:p>nmdc:bsm-11-vsd0et60</text:p>
          </table:table-cell>
          <table:table-cell office:value-type="string" calcext:value-type="string">
            <text:p>Bulk soil microbial communities from poplar common garden site in Clatskanie, Oregon, USA - BESC-307-CL1_26_33 soil</text:p>
          </table:table-cell>
          <table:table-cell office:value-type="string" calcext:value-type="string">
            <text:p>BESC-307-CL1_26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56</text:p>
          </table:table-cell>
          <table:table-cell office:value-type="string" calcext:value-type="string">
            <text:p>nmdc:omprc-11-hnw4p126</text:p>
          </table:table-cell>
          <table:table-cell office:value-type="string" calcext:value-type="string">
            <text:p>nmdc:bsm-11-q4qc4d09</text:p>
          </table:table-cell>
          <table:table-cell office:value-type="string" calcext:value-type="string">
            <text:p>Bulk soil microbial communities from poplar common garden site in Clatskanie, Oregon, USA - BESC-307-CL2_57_8 soil</text:p>
          </table:table-cell>
          <table:table-cell office:value-type="string" calcext:value-type="string">
            <text:p>BESC-307-CL2_57_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57</text:p>
          </table:table-cell>
          <table:table-cell office:value-type="string" calcext:value-type="string">
            <text:p>nmdc:omprc-11-xdx4r107</text:p>
          </table:table-cell>
          <table:table-cell office:value-type="string" calcext:value-type="string">
            <text:p>nmdc:bsm-11-kxtgzv04</text:p>
          </table:table-cell>
          <table:table-cell office:value-type="string" calcext:value-type="string">
            <text:p>Bulk soil microbial communities from poplar common garden site in Corvallis, Oregon, USA - BESC-307-Co1_31_6 soil</text:p>
          </table:table-cell>
          <table:table-cell office:value-type="string" calcext:value-type="string">
            <text:p>BESC-307-Co1_31_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58</text:p>
          </table:table-cell>
          <table:table-cell office:value-type="string" calcext:value-type="string">
            <text:p>nmdc:omprc-11-v6ykqh24</text:p>
          </table:table-cell>
          <table:table-cell office:value-type="string" calcext:value-type="string">
            <text:p>nmdc:bsm-11-1zdsxs32</text:p>
          </table:table-cell>
          <table:table-cell office:value-type="string" calcext:value-type="string">
            <text:p>Bulk soil microbial communities from poplar common garden site in Corvallis, Oregon, USA - BESC-307-Co2_62_14 soil</text:p>
          </table:table-cell>
          <table:table-cell office:value-type="string" calcext:value-type="string">
            <text:p>BESC-307-Co2_62_1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59</text:p>
          </table:table-cell>
          <table:table-cell office:value-type="string" calcext:value-type="string">
            <text:p>nmdc:omprc-11-9ve4vj38</text:p>
          </table:table-cell>
          <table:table-cell office:value-type="string" calcext:value-type="string">
            <text:p>nmdc:bsm-11-bdn1fa14</text:p>
          </table:table-cell>
          <table:table-cell office:value-type="string" calcext:value-type="string">
            <text:p>Bulk soil microbial communities from poplar common garden site in Corvallis, Oregon, USA - BESC-307-Co3_27_41 soil</text:p>
          </table:table-cell>
          <table:table-cell office:value-type="string" calcext:value-type="string">
            <text:p>BESC-307-Co3_27_4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60</text:p>
          </table:table-cell>
          <table:table-cell office:value-type="string" calcext:value-type="string">
            <text:p>nmdc:omprc-11-pygjsr16</text:p>
          </table:table-cell>
          <table:table-cell office:value-type="string" calcext:value-type="string">
            <text:p>nmdc:bsm-11-yqjjes90</text:p>
          </table:table-cell>
          <table:table-cell office:value-type="string" calcext:value-type="string">
            <text:p>Bulk soil microbial communities from poplar common garden site in Clatskanie, Oregon, USA - BESC-331-CL2_55_18 soil</text:p>
          </table:table-cell>
          <table:table-cell office:value-type="string" calcext:value-type="string">
            <text:p>BESC-331-CL2_55_1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61</text:p>
          </table:table-cell>
          <table:table-cell office:value-type="string" calcext:value-type="string">
            <text:p>nmdc:omprc-11-k88g7340</text:p>
          </table:table-cell>
          <table:table-cell office:value-type="string" calcext:value-type="string">
            <text:p>nmdc:bsm-11-xpv2fm92</text:p>
          </table:table-cell>
          <table:table-cell office:value-type="string" calcext:value-type="string">
            <text:p>Bulk soil microbial communities from poplar common garden site in Corvallis, Oregon, USA - BESC-331-Co1_12_7 soil</text:p>
          </table:table-cell>
          <table:table-cell office:value-type="string" calcext:value-type="string">
            <text:p>BESC-331-Co1_12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62</text:p>
          </table:table-cell>
          <table:table-cell office:value-type="string" calcext:value-type="string">
            <text:p>nmdc:omprc-11-gt4k8w86</text:p>
          </table:table-cell>
          <table:table-cell office:value-type="string" calcext:value-type="string">
            <text:p>nmdc:bsm-11-6m6v8582</text:p>
          </table:table-cell>
          <table:table-cell office:value-type="string" calcext:value-type="string">
            <text:p>Bulk soil microbial communities from poplar common garden site in Corvallis, Oregon, USA - BESC-331-Co2_50_17 soil</text:p>
          </table:table-cell>
          <table:table-cell office:value-type="string" calcext:value-type="string">
            <text:p>BESC-331-Co2_50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63</text:p>
          </table:table-cell>
          <table:table-cell office:value-type="string" calcext:value-type="string">
            <text:p>nmdc:omprc-11-4zb14194</text:p>
          </table:table-cell>
          <table:table-cell office:value-type="string" calcext:value-type="string">
            <text:p>nmdc:bsm-11-r7rgv593</text:p>
          </table:table-cell>
          <table:table-cell office:value-type="string" calcext:value-type="string">
            <text:p>Bulk soil microbial communities from poplar common garden site in Corvallis, Oregon, USA - BESC-331-Co3_15_40 soil</text:p>
          </table:table-cell>
          <table:table-cell office:value-type="string" calcext:value-type="string">
            <text:p>BESC-331-Co3_15_4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64</text:p>
          </table:table-cell>
          <table:table-cell office:value-type="string" calcext:value-type="string">
            <text:p>nmdc:omprc-11-a8w23m78</text:p>
          </table:table-cell>
          <table:table-cell office:value-type="string" calcext:value-type="string">
            <text:p>nmdc:bsm-11-dnrvw725</text:p>
          </table:table-cell>
          <table:table-cell office:value-type="string" calcext:value-type="string">
            <text:p>Bulk soil microbial communities from poplar common garden site in Clatskanie, Oregon, USA - BESC-351-CL1_27_10 soil</text:p>
          </table:table-cell>
          <table:table-cell office:value-type="string" calcext:value-type="string">
            <text:p>BESC-351-CL1_27_1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65</text:p>
          </table:table-cell>
          <table:table-cell office:value-type="string" calcext:value-type="string">
            <text:p>nmdc:omprc-11-ra5ghv04</text:p>
          </table:table-cell>
          <table:table-cell office:value-type="string" calcext:value-type="string">
            <text:p>nmdc:bsm-11-ftte8s50</text:p>
          </table:table-cell>
          <table:table-cell office:value-type="string" calcext:value-type="string">
            <text:p>Bulk soil microbial communities from poplar common garden site in Clatskanie, Oregon, USA - BESC-351-CL2_54_28 soil</text:p>
          </table:table-cell>
          <table:table-cell office:value-type="string" calcext:value-type="string">
            <text:p>BESC-351-CL2_54_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66</text:p>
          </table:table-cell>
          <table:table-cell office:value-type="string" calcext:value-type="string">
            <text:p>nmdc:omprc-11-4nxe2402</text:p>
          </table:table-cell>
          <table:table-cell office:value-type="string" calcext:value-type="string">
            <text:p>nmdc:bsm-11-fmq0nm61</text:p>
          </table:table-cell>
          <table:table-cell office:value-type="string" calcext:value-type="string">
            <text:p>Bulk soil microbial communities from poplar common garden site in Clatskanie, Oregon, USA - BESC-351-CL3_84_27 soil</text:p>
          </table:table-cell>
          <table:table-cell office:value-type="string" calcext:value-type="string">
            <text:p>BESC-351-CL3_84_2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67</text:p>
          </table:table-cell>
          <table:table-cell office:value-type="string" calcext:value-type="string">
            <text:p>nmdc:omprc-11-43094c33</text:p>
          </table:table-cell>
          <table:table-cell office:value-type="string" calcext:value-type="string">
            <text:p>nmdc:bsm-11-wrgc0v31</text:p>
          </table:table-cell>
          <table:table-cell office:value-type="string" calcext:value-type="string">
            <text:p>Bulk soil microbial communities from poplar common garden site in Corvallis, Oregon, USA - BESC-351-Co1_10_3 soil</text:p>
          </table:table-cell>
          <table:table-cell office:value-type="string" calcext:value-type="string">
            <text:p>BESC-351-Co1_10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68</text:p>
          </table:table-cell>
          <table:table-cell office:value-type="string" calcext:value-type="string">
            <text:p>nmdc:omprc-11-fb43r714</text:p>
          </table:table-cell>
          <table:table-cell office:value-type="string" calcext:value-type="string">
            <text:p>nmdc:bsm-11-01teww33</text:p>
          </table:table-cell>
          <table:table-cell office:value-type="string" calcext:value-type="string">
            <text:p>Bulk soil microbial communities from poplar common garden site in Corvallis, Oregon, USA - BESC-351-Co2_42_17 soil</text:p>
          </table:table-cell>
          <table:table-cell office:value-type="string" calcext:value-type="string">
            <text:p>BESC-351-Co2_42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69</text:p>
          </table:table-cell>
          <table:table-cell office:value-type="string" calcext:value-type="string">
            <text:p>nmdc:omprc-11-t4pybb77</text:p>
          </table:table-cell>
          <table:table-cell office:value-type="string" calcext:value-type="string">
            <text:p>nmdc:bsm-11-ynkz2756</text:p>
          </table:table-cell>
          <table:table-cell office:value-type="string" calcext:value-type="string">
            <text:p>Bulk soil microbial communities from poplar common garden site in Corvallis, Oregon, USA - BESC-351-Co3_11_46 soil</text:p>
          </table:table-cell>
          <table:table-cell office:value-type="string" calcext:value-type="string">
            <text:p>BESC-351-Co3_11_4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70</text:p>
          </table:table-cell>
          <table:table-cell office:value-type="string" calcext:value-type="string">
            <text:p>nmdc:omprc-11-svwf8a83</text:p>
          </table:table-cell>
          <table:table-cell office:value-type="string" calcext:value-type="string">
            <text:p>nmdc:bsm-11-6swq9777</text:p>
          </table:table-cell>
          <table:table-cell office:value-type="string" calcext:value-type="string">
            <text:p>Bulk soil microbial communities from poplar common garden site in Clatskanie, Oregon, USA - BESC-360-CL2_44_14 soil</text:p>
          </table:table-cell>
          <table:table-cell office:value-type="string" calcext:value-type="string">
            <text:p>BESC-360-CL2_44_1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71</text:p>
          </table:table-cell>
          <table:table-cell office:value-type="string" calcext:value-type="string">
            <text:p>nmdc:omprc-11-fw2jby95</text:p>
          </table:table-cell>
          <table:table-cell office:value-type="string" calcext:value-type="string">
            <text:p>nmdc:bsm-11-b70s9h20</text:p>
          </table:table-cell>
          <table:table-cell office:value-type="string" calcext:value-type="string">
            <text:p>Bulk soil microbial communities from poplar common garden site in Clatskanie, Oregon, USA - BESC-360-CL3_72_12 soil</text:p>
          </table:table-cell>
          <table:table-cell office:value-type="string" calcext:value-type="string">
            <text:p>BESC-360-CL3_72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72</text:p>
          </table:table-cell>
          <table:table-cell office:value-type="string" calcext:value-type="string">
            <text:p>nmdc:omprc-11-f3dd4p26</text:p>
          </table:table-cell>
          <table:table-cell office:value-type="string" calcext:value-type="string">
            <text:p>nmdc:bsm-11-ce878p31</text:p>
          </table:table-cell>
          <table:table-cell office:value-type="string" calcext:value-type="string">
            <text:p>Bulk soil microbial communities from poplar common garden site in Corvallis, Oregon, USA - BESC-360-Co2_62_25 soil</text:p>
          </table:table-cell>
          <table:table-cell office:value-type="string" calcext:value-type="string">
            <text:p>BESC-360-Co2_62_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73</text:p>
          </table:table-cell>
          <table:table-cell office:value-type="string" calcext:value-type="string">
            <text:p>nmdc:omprc-11-e9ezj040</text:p>
          </table:table-cell>
          <table:table-cell office:value-type="string" calcext:value-type="string">
            <text:p>nmdc:bsm-11-v5qwbp22</text:p>
          </table:table-cell>
          <table:table-cell office:value-type="string" calcext:value-type="string">
            <text:p>Bulk soil microbial communities from poplar common garden site in Corvallis, Oregon, USA - BESC-360-Co3_13_34 soil</text:p>
          </table:table-cell>
          <table:table-cell office:value-type="string" calcext:value-type="string">
            <text:p>BESC-360-Co3_13_3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74</text:p>
          </table:table-cell>
          <table:table-cell office:value-type="string" calcext:value-type="string">
            <text:p>nmdc:omprc-11-9mv2xj28</text:p>
          </table:table-cell>
          <table:table-cell office:value-type="string" calcext:value-type="string">
            <text:p>nmdc:bsm-11-3t0sfk18</text:p>
          </table:table-cell>
          <table:table-cell office:value-type="string" calcext:value-type="string">
            <text:p>Bulk soil microbial communities from poplar common garden site in Clatskanie, Oregon, USA - BESC-388-CL1_25_34 soil</text:p>
          </table:table-cell>
          <table:table-cell office:value-type="string" calcext:value-type="string">
            <text:p>BESC-388-CL1_25_3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75</text:p>
          </table:table-cell>
          <table:table-cell office:value-type="string" calcext:value-type="string">
            <text:p>nmdc:omprc-11-2r21gq56</text:p>
          </table:table-cell>
          <table:table-cell office:value-type="string" calcext:value-type="string">
            <text:p>nmdc:bsm-11-xe059189</text:p>
          </table:table-cell>
          <table:table-cell office:value-type="string" calcext:value-type="string">
            <text:p>Bulk soil microbial communities from poplar common garden site in Clatskanie, Oregon, USA - BESC-388-CL2_50_4 soil</text:p>
          </table:table-cell>
          <table:table-cell office:value-type="string" calcext:value-type="string">
            <text:p>BESC-388-CL2_50_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76</text:p>
          </table:table-cell>
          <table:table-cell office:value-type="string" calcext:value-type="string">
            <text:p>nmdc:omprc-11-zefhfb10</text:p>
          </table:table-cell>
          <table:table-cell office:value-type="string" calcext:value-type="string">
            <text:p>nmdc:bsm-11-0pp1y564</text:p>
          </table:table-cell>
          <table:table-cell office:value-type="string" calcext:value-type="string">
            <text:p>Bulk soil microbial communities from poplar common garden site in Clatskanie, Oregon, USA - BESC-388-CL3_88_3 soil</text:p>
          </table:table-cell>
          <table:table-cell office:value-type="string" calcext:value-type="string">
            <text:p>BESC-388-CL3_88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77</text:p>
          </table:table-cell>
          <table:table-cell office:value-type="string" calcext:value-type="string">
            <text:p>nmdc:omprc-11-gmt6gp22</text:p>
          </table:table-cell>
          <table:table-cell office:value-type="string" calcext:value-type="string">
            <text:p>nmdc:bsm-11-yqrv3r15</text:p>
          </table:table-cell>
          <table:table-cell office:value-type="string" calcext:value-type="string">
            <text:p>Bulk soil microbial communities from poplar common garden site in Corvallis, Oregon, USA - BESC-388-Co1_32_7 soil</text:p>
          </table:table-cell>
          <table:table-cell office:value-type="string" calcext:value-type="string">
            <text:p>BESC-388-Co1_32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78</text:p>
          </table:table-cell>
          <table:table-cell office:value-type="string" calcext:value-type="string">
            <text:p>nmdc:omprc-11-7w7kd053</text:p>
          </table:table-cell>
          <table:table-cell office:value-type="string" calcext:value-type="string">
            <text:p>nmdc:bsm-11-dd8yd668</text:p>
          </table:table-cell>
          <table:table-cell office:value-type="string" calcext:value-type="string">
            <text:p>Bulk soil microbial communities from poplar common garden site in Corvallis, Oregon, USA - BESC-388-Co2_54_7 soil</text:p>
          </table:table-cell>
          <table:table-cell office:value-type="string" calcext:value-type="string">
            <text:p>BESC-388-Co2_54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79</text:p>
          </table:table-cell>
          <table:table-cell office:value-type="string" calcext:value-type="string">
            <text:p>nmdc:omprc-11-6avzwc68</text:p>
          </table:table-cell>
          <table:table-cell office:value-type="string" calcext:value-type="string">
            <text:p>nmdc:bsm-11-1r4br749</text:p>
          </table:table-cell>
          <table:table-cell office:value-type="string" calcext:value-type="string">
            <text:p>Bulk soil microbial communities from poplar common garden site in Corvallis, Oregon, USA - BESC-388-Co3_8_57 soil</text:p>
          </table:table-cell>
          <table:table-cell office:value-type="string" calcext:value-type="string">
            <text:p>BESC-388-Co3_8_5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80</text:p>
          </table:table-cell>
          <table:table-cell office:value-type="string" calcext:value-type="string">
            <text:p>nmdc:omprc-11-7xcdc888</text:p>
          </table:table-cell>
          <table:table-cell office:value-type="string" calcext:value-type="string">
            <text:p>nmdc:bsm-11-9k1chb38</text:p>
          </table:table-cell>
          <table:table-cell office:value-type="string" calcext:value-type="string">
            <text:p>Bulk soil microbial communities from poplar common garden site in Clatskanie, Oregon, USA - BESC-448-CL1_35_3 soil</text:p>
          </table:table-cell>
          <table:table-cell office:value-type="string" calcext:value-type="string">
            <text:p>BESC-448-CL1_35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81</text:p>
          </table:table-cell>
          <table:table-cell office:value-type="string" calcext:value-type="string">
            <text:p>nmdc:omprc-11-9jm3t448</text:p>
          </table:table-cell>
          <table:table-cell office:value-type="string" calcext:value-type="string">
            <text:p>nmdc:bsm-11-qs0hz846</text:p>
          </table:table-cell>
          <table:table-cell office:value-type="string" calcext:value-type="string">
            <text:p>Bulk soil microbial communities from poplar common garden site in Clatskanie, Oregon, USA - BESC-448-CL3_88_32 soil</text:p>
          </table:table-cell>
          <table:table-cell office:value-type="string" calcext:value-type="string">
            <text:p>BESC-448-CL3_88_3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82</text:p>
          </table:table-cell>
          <table:table-cell office:value-type="string" calcext:value-type="string">
            <text:p>nmdc:omprc-11-4dp2n094</text:p>
          </table:table-cell>
          <table:table-cell office:value-type="string" calcext:value-type="string">
            <text:p>nmdc:bsm-11-f07yn383</text:p>
          </table:table-cell>
          <table:table-cell office:value-type="string" calcext:value-type="string">
            <text:p>Bulk soil microbial communities from poplar common garden site in Clatskanie, Oregon, USA - BESC-470-CL2_38_23 soil</text:p>
          </table:table-cell>
          <table:table-cell office:value-type="string" calcext:value-type="string">
            <text:p>BESC-470-CL2_38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83</text:p>
          </table:table-cell>
          <table:table-cell office:value-type="string" calcext:value-type="string">
            <text:p>nmdc:omprc-11-sjb0gz53</text:p>
          </table:table-cell>
          <table:table-cell office:value-type="string" calcext:value-type="string">
            <text:p>nmdc:bsm-11-6v9t8f56</text:p>
          </table:table-cell>
          <table:table-cell office:value-type="string" calcext:value-type="string">
            <text:p>Bulk soil microbial communities from poplar common garden site in Corvallis, Oregon, USA - BESC-56-Co1_22_4 soil</text:p>
          </table:table-cell>
          <table:table-cell office:value-type="string" calcext:value-type="string">
            <text:p>BESC-56-Co1_22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84</text:p>
          </table:table-cell>
          <table:table-cell office:value-type="string" calcext:value-type="string">
            <text:p>nmdc:omprc-11-zz6tgr50</text:p>
          </table:table-cell>
          <table:table-cell office:value-type="string" calcext:value-type="string">
            <text:p>nmdc:bsm-11-gng9wj69</text:p>
          </table:table-cell>
          <table:table-cell office:value-type="string" calcext:value-type="string">
            <text:p>Bulk soil microbial communities from poplar common garden site in Corvallis, Oregon, USA - BESC-56-Co2_51_16 soil</text:p>
          </table:table-cell>
          <table:table-cell office:value-type="string" calcext:value-type="string">
            <text:p>BESC-56-Co2_51_1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85</text:p>
          </table:table-cell>
          <table:table-cell office:value-type="string" calcext:value-type="string">
            <text:p>nmdc:omprc-11-dy2m3p30</text:p>
          </table:table-cell>
          <table:table-cell office:value-type="string" calcext:value-type="string">
            <text:p>nmdc:bsm-11-61a55c09</text:p>
          </table:table-cell>
          <table:table-cell office:value-type="string" calcext:value-type="string">
            <text:p>Bulk soil microbial communities from poplar common garden site in Corvallis, Oregon, USA - BESC-56-Co3_6_53 soil</text:p>
          </table:table-cell>
          <table:table-cell office:value-type="string" calcext:value-type="string">
            <text:p>BESC-56-Co3_6_5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86</text:p>
          </table:table-cell>
          <table:table-cell office:value-type="string" calcext:value-type="string">
            <text:p>nmdc:omprc-11-5ghk8986</text:p>
          </table:table-cell>
          <table:table-cell office:value-type="string" calcext:value-type="string">
            <text:p>nmdc:bsm-11-1eybv881</text:p>
          </table:table-cell>
          <table:table-cell office:value-type="string" calcext:value-type="string">
            <text:p>Bulk soil microbial communities from poplar common garden site in Clatskanie, Oregon, USA - BESC-833-CL2_42_16 soil</text:p>
          </table:table-cell>
          <table:table-cell office:value-type="string" calcext:value-type="string">
            <text:p>BESC-833-CL2_42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87</text:p>
          </table:table-cell>
          <table:table-cell office:value-type="string" calcext:value-type="string">
            <text:p>nmdc:omprc-11-wet0zx04</text:p>
          </table:table-cell>
          <table:table-cell office:value-type="string" calcext:value-type="string">
            <text:p>nmdc:bsm-11-535b4v37</text:p>
          </table:table-cell>
          <table:table-cell office:value-type="string" calcext:value-type="string">
            <text:p>Bulk soil microbial communities from poplar common garden site in Clatskanie, Oregon, USA - BESC-833-CL3_77_6 soil</text:p>
          </table:table-cell>
          <table:table-cell office:value-type="string" calcext:value-type="string">
            <text:p>BESC-833-CL3_77_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88</text:p>
          </table:table-cell>
          <table:table-cell office:value-type="string" calcext:value-type="string">
            <text:p>nmdc:omprc-11-8gbac881</text:p>
          </table:table-cell>
          <table:table-cell office:value-type="string" calcext:value-type="string">
            <text:p>nmdc:bsm-11-1dpnqj50</text:p>
          </table:table-cell>
          <table:table-cell office:value-type="string" calcext:value-type="string">
            <text:p>Bulk soil microbial communities from poplar common garden site in Corvallis, Oregon, USA - BESC-833-Co1_6_4 soil</text:p>
          </table:table-cell>
          <table:table-cell office:value-type="string" calcext:value-type="string">
            <text:p>BESC-833-Co1_6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89</text:p>
          </table:table-cell>
          <table:table-cell office:value-type="string" calcext:value-type="string">
            <text:p>nmdc:omprc-11-rn3qq688</text:p>
          </table:table-cell>
          <table:table-cell office:value-type="string" calcext:value-type="string">
            <text:p>nmdc:bsm-11-gq2m5921</text:p>
          </table:table-cell>
          <table:table-cell office:value-type="string" calcext:value-type="string">
            <text:p>Bulk soil microbial communities from poplar common garden site in Corvallis, Oregon, USA - BESC-833-Co2_47_23 soil</text:p>
          </table:table-cell>
          <table:table-cell office:value-type="string" calcext:value-type="string">
            <text:p>BESC-833-Co2_47_2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90</text:p>
          </table:table-cell>
          <table:table-cell office:value-type="string" calcext:value-type="string">
            <text:p>nmdc:omprc-11-1jryza97</text:p>
          </table:table-cell>
          <table:table-cell office:value-type="string" calcext:value-type="string">
            <text:p>nmdc:bsm-11-w4cc0w75</text:p>
          </table:table-cell>
          <table:table-cell office:value-type="string" calcext:value-type="string">
            <text:p>Bulk soil microbial communities from poplar common garden site in Corvallis, Oregon, USA - BESC-833-Co3_31_37 soil</text:p>
          </table:table-cell>
          <table:table-cell office:value-type="string" calcext:value-type="string">
            <text:p>BESC-833-Co3_31_3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91</text:p>
          </table:table-cell>
          <table:table-cell office:value-type="string" calcext:value-type="string">
            <text:p>nmdc:omprc-11-7wq1kx66</text:p>
          </table:table-cell>
          <table:table-cell office:value-type="string" calcext:value-type="string">
            <text:p>nmdc:bsm-11-66de0v28</text:p>
          </table:table-cell>
          <table:table-cell office:value-type="string" calcext:value-type="string">
            <text:p>Bulk soil microbial communities from poplar common garden site in Clatskanie, Oregon, USA - BESC-845-CL1_31_22 soil</text:p>
          </table:table-cell>
          <table:table-cell office:value-type="string" calcext:value-type="string">
            <text:p>BESC-845-CL1_31_2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92</text:p>
          </table:table-cell>
          <table:table-cell office:value-type="string" calcext:value-type="string">
            <text:p>nmdc:omprc-11-x7341g98</text:p>
          </table:table-cell>
          <table:table-cell office:value-type="string" calcext:value-type="string">
            <text:p>nmdc:bsm-11-g2zcz598</text:p>
          </table:table-cell>
          <table:table-cell office:value-type="string" calcext:value-type="string">
            <text:p>Bulk soil microbial communities from poplar common garden site in Clatskanie, Oregon, USA - BESC-845-CL2_37_16 soil</text:p>
          </table:table-cell>
          <table:table-cell office:value-type="string" calcext:value-type="string">
            <text:p>BESC-845-CL2_37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93</text:p>
          </table:table-cell>
          <table:table-cell office:value-type="string" calcext:value-type="string">
            <text:p>nmdc:omprc-11-zrbv5054</text:p>
          </table:table-cell>
          <table:table-cell office:value-type="string" calcext:value-type="string">
            <text:p>nmdc:bsm-11-2k7det13</text:p>
          </table:table-cell>
          <table:table-cell office:value-type="string" calcext:value-type="string">
            <text:p>Bulk soil microbial communities from poplar common garden site in Clatskanie, Oregon, USA - BESC-845-CL3_80_19 soil</text:p>
          </table:table-cell>
          <table:table-cell office:value-type="string" calcext:value-type="string">
            <text:p>BESC-845-CL3_80_1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94</text:p>
          </table:table-cell>
          <table:table-cell office:value-type="string" calcext:value-type="string">
            <text:p>nmdc:omprc-11-vb9w9774</text:p>
          </table:table-cell>
          <table:table-cell office:value-type="string" calcext:value-type="string">
            <text:p>nmdc:bsm-11-hx03gs06</text:p>
          </table:table-cell>
          <table:table-cell office:value-type="string" calcext:value-type="string">
            <text:p>Bulk soil microbial communities from poplar common garden site in Corvallis, Oregon, USA - BESC-845-Co1_24_3 soil</text:p>
          </table:table-cell>
          <table:table-cell office:value-type="string" calcext:value-type="string">
            <text:p>BESC-845-Co1_24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95</text:p>
          </table:table-cell>
          <table:table-cell office:value-type="string" calcext:value-type="string">
            <text:p>nmdc:omprc-11-3r644916</text:p>
          </table:table-cell>
          <table:table-cell office:value-type="string" calcext:value-type="string">
            <text:p>nmdc:bsm-11-n3g6kk24</text:p>
          </table:table-cell>
          <table:table-cell office:value-type="string" calcext:value-type="string">
            <text:p>Bulk soil microbial communities from poplar common garden site in Corvallis, Oregon, USA - BESC-845-Co2_60_28 soil</text:p>
          </table:table-cell>
          <table:table-cell office:value-type="string" calcext:value-type="string">
            <text:p>BESC-845-Co2_60_2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96</text:p>
          </table:table-cell>
          <table:table-cell office:value-type="string" calcext:value-type="string">
            <text:p>nmdc:omprc-11-wrrv7g13</text:p>
          </table:table-cell>
          <table:table-cell office:value-type="string" calcext:value-type="string">
            <text:p>nmdc:bsm-11-w11dzv86</text:p>
          </table:table-cell>
          <table:table-cell office:value-type="string" calcext:value-type="string">
            <text:p>Bulk soil microbial communities from poplar common garden site in Corvallis, Oregon, USA - BESC-845-Co3_28_42 soil</text:p>
          </table:table-cell>
          <table:table-cell office:value-type="string" calcext:value-type="string">
            <text:p>BESC-845-Co3_28_4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97</text:p>
          </table:table-cell>
          <table:table-cell office:value-type="string" calcext:value-type="string">
            <text:p>nmdc:omprc-11-fpqs1z93</text:p>
          </table:table-cell>
          <table:table-cell office:value-type="string" calcext:value-type="string">
            <text:p>nmdc:bsm-11-eqbpgh61</text:p>
          </table:table-cell>
          <table:table-cell office:value-type="string" calcext:value-type="string">
            <text:p>Bulk soil microbial communities from poplar common garden site in Clatskanie, Oregon, USA - BESC-847-CL1_28_5 soil</text:p>
          </table:table-cell>
          <table:table-cell office:value-type="string" calcext:value-type="string">
            <text:p>BESC-847-CL1_2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98</text:p>
          </table:table-cell>
          <table:table-cell office:value-type="string" calcext:value-type="string">
            <text:p>nmdc:omprc-11-d4jsa237</text:p>
          </table:table-cell>
          <table:table-cell office:value-type="string" calcext:value-type="string">
            <text:p>nmdc:bsm-11-nk3r8t63</text:p>
          </table:table-cell>
          <table:table-cell office:value-type="string" calcext:value-type="string">
            <text:p>Bulk soil microbial communities from poplar common garden site in Clatskanie, Oregon, USA - BESC-847-CL2_38_7 soil</text:p>
          </table:table-cell>
          <table:table-cell office:value-type="string" calcext:value-type="string">
            <text:p>BESC-847-CL2_38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99</text:p>
          </table:table-cell>
          <table:table-cell office:value-type="string" calcext:value-type="string">
            <text:p>nmdc:omprc-11-kkea4j23</text:p>
          </table:table-cell>
          <table:table-cell office:value-type="string" calcext:value-type="string">
            <text:p>nmdc:bsm-11-hejnp838</text:p>
          </table:table-cell>
          <table:table-cell office:value-type="string" calcext:value-type="string">
            <text:p>Bulk soil microbial communities from poplar common garden site in Clatskanie, Oregon, USA - BESC-847-CL3_83_27 soil</text:p>
          </table:table-cell>
          <table:table-cell office:value-type="string" calcext:value-type="string">
            <text:p>BESC-847-CL3_83_2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00</text:p>
          </table:table-cell>
          <table:table-cell office:value-type="string" calcext:value-type="string">
            <text:p>nmdc:omprc-11-h38wsj87</text:p>
          </table:table-cell>
          <table:table-cell office:value-type="string" calcext:value-type="string">
            <text:p>nmdc:bsm-11-y46kr968</text:p>
          </table:table-cell>
          <table:table-cell office:value-type="string" calcext:value-type="string">
            <text:p>Bulk soil microbial communities from poplar common garden site in Corvallis, Oregon, USA - BESC-847-Co1_12_9 soil</text:p>
          </table:table-cell>
          <table:table-cell office:value-type="string" calcext:value-type="string">
            <text:p>BESC-847-Co1_12_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01</text:p>
          </table:table-cell>
          <table:table-cell office:value-type="string" calcext:value-type="string">
            <text:p>nmdc:omprc-11-x7sz0s85</text:p>
          </table:table-cell>
          <table:table-cell office:value-type="string" calcext:value-type="string">
            <text:p>nmdc:bsm-11-2q2qmz79</text:p>
          </table:table-cell>
          <table:table-cell office:value-type="string" calcext:value-type="string">
            <text:p>Bulk soil microbial communities from poplar common garden site in Corvallis, Oregon, USA - BESC-847-Co2_69_13 soil</text:p>
          </table:table-cell>
          <table:table-cell office:value-type="string" calcext:value-type="string">
            <text:p>BESC-847-Co2_69_1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02</text:p>
          </table:table-cell>
          <table:table-cell office:value-type="string" calcext:value-type="string">
            <text:p>nmdc:omprc-11-1ycq8b50</text:p>
          </table:table-cell>
          <table:table-cell office:value-type="string" calcext:value-type="string">
            <text:p>nmdc:bsm-11-gpd0g516</text:p>
          </table:table-cell>
          <table:table-cell office:value-type="string" calcext:value-type="string">
            <text:p>Bulk soil microbial communities from poplar common garden site in Corvallis, Oregon, USA - BESC-847-Co3_9_34 soil</text:p>
          </table:table-cell>
          <table:table-cell office:value-type="string" calcext:value-type="string">
            <text:p>BESC-847-Co3_9_3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03</text:p>
          </table:table-cell>
          <table:table-cell office:value-type="string" calcext:value-type="string">
            <text:p>nmdc:omprc-11-jhmxfh29</text:p>
          </table:table-cell>
          <table:table-cell office:value-type="string" calcext:value-type="string">
            <text:p>nmdc:bsm-11-ye5khf03</text:p>
          </table:table-cell>
          <table:table-cell office:value-type="string" calcext:value-type="string">
            <text:p>Bulk soil microbial communities from poplar common garden site in Clatskanie, Oregon, USA - BESC-86-CL2_69_17 soil</text:p>
          </table:table-cell>
          <table:table-cell office:value-type="string" calcext:value-type="string">
            <text:p>BESC-86-CL2_69_1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04</text:p>
          </table:table-cell>
          <table:table-cell office:value-type="string" calcext:value-type="string">
            <text:p>nmdc:omprc-11-ewmt8q74</text:p>
          </table:table-cell>
          <table:table-cell office:value-type="string" calcext:value-type="string">
            <text:p>nmdc:bsm-11-nsaqf095</text:p>
          </table:table-cell>
          <table:table-cell office:value-type="string" calcext:value-type="string">
            <text:p>Bulk soil microbial communities from poplar common garden site in Clatskanie, Oregon, USA - BESC-866-CL2_50_11 soil</text:p>
          </table:table-cell>
          <table:table-cell office:value-type="string" calcext:value-type="string">
            <text:p>BESC-866-CL2_50_1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05</text:p>
          </table:table-cell>
          <table:table-cell office:value-type="string" calcext:value-type="string">
            <text:p>nmdc:omprc-11-0xjef332</text:p>
          </table:table-cell>
          <table:table-cell office:value-type="string" calcext:value-type="string">
            <text:p>nmdc:bsm-11-mnkv7h37</text:p>
          </table:table-cell>
          <table:table-cell office:value-type="string" calcext:value-type="string">
            <text:p>Bulk soil microbial communities from poplar common garden site in Clatskanie, Oregon, USA - BESC-866-CL3_75_7 soil</text:p>
          </table:table-cell>
          <table:table-cell office:value-type="string" calcext:value-type="string">
            <text:p>BESC-866-CL3_75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06</text:p>
          </table:table-cell>
          <table:table-cell office:value-type="string" calcext:value-type="string">
            <text:p>nmdc:omprc-11-ggk8d910</text:p>
          </table:table-cell>
          <table:table-cell office:value-type="string" calcext:value-type="string">
            <text:p>nmdc:bsm-11-a93af105</text:p>
          </table:table-cell>
          <table:table-cell office:value-type="string" calcext:value-type="string">
            <text:p>Bulk soil microbial communities from poplar common garden site in Corvallis, Oregon, USA - BESC-866-Co1_10_5 soil</text:p>
          </table:table-cell>
          <table:table-cell office:value-type="string" calcext:value-type="string">
            <text:p>BESC-866-Co1_10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07</text:p>
          </table:table-cell>
          <table:table-cell office:value-type="string" calcext:value-type="string">
            <text:p>nmdc:omprc-11-q9m63e46</text:p>
          </table:table-cell>
          <table:table-cell office:value-type="string" calcext:value-type="string">
            <text:p>nmdc:bsm-11-m03j3183</text:p>
          </table:table-cell>
          <table:table-cell office:value-type="string" calcext:value-type="string">
            <text:p>Bulk soil microbial communities from poplar common garden site in Corvallis, Oregon, USA - BESC-866-Co2_58_19 soil</text:p>
          </table:table-cell>
          <table:table-cell office:value-type="string" calcext:value-type="string">
            <text:p>BESC-866-Co2_58_1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08</text:p>
          </table:table-cell>
          <table:table-cell office:value-type="string" calcext:value-type="string">
            <text:p>nmdc:omprc-11-d4wn2x69</text:p>
          </table:table-cell>
          <table:table-cell office:value-type="string" calcext:value-type="string">
            <text:p>nmdc:bsm-11-54rdaf84</text:p>
          </table:table-cell>
          <table:table-cell office:value-type="string" calcext:value-type="string">
            <text:p>Bulk soil microbial communities from poplar common garden site in Corvallis, Oregon, USA - BESC-866-Co3_27_48 soil</text:p>
          </table:table-cell>
          <table:table-cell office:value-type="string" calcext:value-type="string">
            <text:p>BESC-866-Co3_27_4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09</text:p>
          </table:table-cell>
          <table:table-cell office:value-type="string" calcext:value-type="string">
            <text:p>nmdc:omprc-11-dpmh3h95</text:p>
          </table:table-cell>
          <table:table-cell office:value-type="string" calcext:value-type="string">
            <text:p>nmdc:bsm-11-nrt24197</text:p>
          </table:table-cell>
          <table:table-cell office:value-type="string" calcext:value-type="string">
            <text:p>Bulk soil microbial communities from poplar common garden site in Clatskanie, Oregon, USA - BESC-904-CL2_57_20 soil</text:p>
          </table:table-cell>
          <table:table-cell office:value-type="string" calcext:value-type="string">
            <text:p>BESC-904-CL2_57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10</text:p>
          </table:table-cell>
          <table:table-cell office:value-type="string" calcext:value-type="string">
            <text:p>nmdc:omprc-11-96gjd236</text:p>
          </table:table-cell>
          <table:table-cell office:value-type="string" calcext:value-type="string">
            <text:p>nmdc:bsm-11-35peqt55</text:p>
          </table:table-cell>
          <table:table-cell office:value-type="string" calcext:value-type="string">
            <text:p>Bulk soil microbial communities from poplar common garden site in Clatskanie, Oregon, USA - BESC-904-CL3_91_3 soil</text:p>
          </table:table-cell>
          <table:table-cell office:value-type="string" calcext:value-type="string">
            <text:p>BESC-904-CL3_91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11</text:p>
          </table:table-cell>
          <table:table-cell office:value-type="string" calcext:value-type="string">
            <text:p>nmdc:omprc-11-a620j952</text:p>
          </table:table-cell>
          <table:table-cell office:value-type="string" calcext:value-type="string">
            <text:p>nmdc:bsm-11-3x6bd477</text:p>
          </table:table-cell>
          <table:table-cell office:value-type="string" calcext:value-type="string">
            <text:p>Bulk soil microbial communities from poplar common garden site in Corvallis, Oregon, USA - BESC-904-Co1_5_9 soil</text:p>
          </table:table-cell>
          <table:table-cell office:value-type="string" calcext:value-type="string">
            <text:p>BESC-904-Co1_5_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12</text:p>
          </table:table-cell>
          <table:table-cell office:value-type="string" calcext:value-type="string">
            <text:p>nmdc:omprc-11-zdjd7t09</text:p>
          </table:table-cell>
          <table:table-cell office:value-type="string" calcext:value-type="string">
            <text:p>nmdc:bsm-11-jt9qtx26</text:p>
          </table:table-cell>
          <table:table-cell office:value-type="string" calcext:value-type="string">
            <text:p>Bulk soil microbial communities from poplar common garden site in Corvallis, Oregon, USA - BESC-904-Co2_51_17 soil</text:p>
          </table:table-cell>
          <table:table-cell office:value-type="string" calcext:value-type="string">
            <text:p>BESC-904-Co2_51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13</text:p>
          </table:table-cell>
          <table:table-cell office:value-type="string" calcext:value-type="string">
            <text:p>nmdc:omprc-11-kpsyyn56</text:p>
          </table:table-cell>
          <table:table-cell office:value-type="string" calcext:value-type="string">
            <text:p>nmdc:bsm-11-ffrfzy83</text:p>
          </table:table-cell>
          <table:table-cell office:value-type="string" calcext:value-type="string">
            <text:p>Bulk soil microbial communities from poplar common garden site in Corvallis, Oregon, USA - BESC-904-Co3_16_51 soil</text:p>
          </table:table-cell>
          <table:table-cell office:value-type="string" calcext:value-type="string">
            <text:p>BESC-904-Co3_16_5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14</text:p>
          </table:table-cell>
          <table:table-cell office:value-type="string" calcext:value-type="string">
            <text:p>nmdc:omprc-11-qbxbhf85</text:p>
          </table:table-cell>
          <table:table-cell office:value-type="string" calcext:value-type="string">
            <text:p>nmdc:bsm-11-ygtdv867</text:p>
          </table:table-cell>
          <table:table-cell office:value-type="string" calcext:value-type="string">
            <text:p>Bulk soil microbial communities from poplar common garden site in Clatskanie, Oregon, USA - BESC-905-CL1_32_20 soil</text:p>
          </table:table-cell>
          <table:table-cell office:value-type="string" calcext:value-type="string">
            <text:p>BESC-905-CL1_32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15</text:p>
          </table:table-cell>
          <table:table-cell office:value-type="string" calcext:value-type="string">
            <text:p>nmdc:omprc-11-824ce821</text:p>
          </table:table-cell>
          <table:table-cell office:value-type="string" calcext:value-type="string">
            <text:p>nmdc:bsm-11-20n7wy48</text:p>
          </table:table-cell>
          <table:table-cell office:value-type="string" calcext:value-type="string">
            <text:p>Bulk soil microbial communities from poplar common garden site in Corvallis, Oregon, USA - BESC-360-Co1_23_6 soil</text:p>
          </table:table-cell>
          <table:table-cell office:value-type="string" calcext:value-type="string">
            <text:p>BESC-360-Co1_23_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16</text:p>
          </table:table-cell>
          <table:table-cell office:value-type="string" calcext:value-type="string">
            <text:p>nmdc:omprc-11-2trmc814</text:p>
          </table:table-cell>
          <table:table-cell office:value-type="string" calcext:value-type="string">
            <text:p>nmdc:bsm-11-pnb58t51</text:p>
          </table:table-cell>
          <table:table-cell office:value-type="string" calcext:value-type="string">
            <text:p>Bulk soil microbial communities from poplar common garden site in Clatskanie, Oregon, USA - GW-11047-CL1_23_5 soil</text:p>
          </table:table-cell>
          <table:table-cell office:value-type="string" calcext:value-type="string">
            <text:p>GW-11047-CL1_23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17</text:p>
          </table:table-cell>
          <table:table-cell office:value-type="string" calcext:value-type="string">
            <text:p>nmdc:omprc-11-q7eqx855</text:p>
          </table:table-cell>
          <table:table-cell office:value-type="string" calcext:value-type="string">
            <text:p>nmdc:bsm-11-f4f5qh88</text:p>
          </table:table-cell>
          <table:table-cell office:value-type="string" calcext:value-type="string">
            <text:p>Bulk soil microbial communities from poplar common garden site in Clatskanie, Oregon, USA - GW-11047-CL2_41_30 soil</text:p>
          </table:table-cell>
          <table:table-cell office:value-type="string" calcext:value-type="string">
            <text:p>GW-11047-CL2_41_3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18</text:p>
          </table:table-cell>
          <table:table-cell office:value-type="string" calcext:value-type="string">
            <text:p>nmdc:omprc-11-hzks0692</text:p>
          </table:table-cell>
          <table:table-cell office:value-type="string" calcext:value-type="string">
            <text:p>nmdc:bsm-11-5w16mg36</text:p>
          </table:table-cell>
          <table:table-cell office:value-type="string" calcext:value-type="string">
            <text:p>Bulk soil microbial communities from poplar common garden site in Clatskanie, Oregon, USA - GW-4579-CL1_25_23 soil</text:p>
          </table:table-cell>
          <table:table-cell office:value-type="string" calcext:value-type="string">
            <text:p>GW-4579-CL1_25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19</text:p>
          </table:table-cell>
          <table:table-cell office:value-type="string" calcext:value-type="string">
            <text:p>nmdc:omprc-11-0d5x1287</text:p>
          </table:table-cell>
          <table:table-cell office:value-type="string" calcext:value-type="string">
            <text:p>nmdc:bsm-11-k8s74094</text:p>
          </table:table-cell>
          <table:table-cell office:value-type="string" calcext:value-type="string">
            <text:p>Bulk soil microbial communities from poplar common garden site in Clatskanie, Oregon, USA - GW-4579-CL2_50_20 soil</text:p>
          </table:table-cell>
          <table:table-cell office:value-type="string" calcext:value-type="string">
            <text:p>GW-4579-CL2_50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20</text:p>
          </table:table-cell>
          <table:table-cell office:value-type="string" calcext:value-type="string">
            <text:p>nmdc:omprc-11-pvcar930</text:p>
          </table:table-cell>
          <table:table-cell office:value-type="string" calcext:value-type="string">
            <text:p>nmdc:bsm-11-s0np7e14</text:p>
          </table:table-cell>
          <table:table-cell office:value-type="string" calcext:value-type="string">
            <text:p>Bulk soil microbial communities from poplar common garden site in Clatskanie, Oregon, USA - GW-4579-CL3_72_14 soil</text:p>
          </table:table-cell>
          <table:table-cell office:value-type="string" calcext:value-type="string">
            <text:p>GW-4579-CL3_72_1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21</text:p>
          </table:table-cell>
          <table:table-cell office:value-type="string" calcext:value-type="string">
            <text:p>nmdc:omprc-11-kr53zx90</text:p>
          </table:table-cell>
          <table:table-cell office:value-type="string" calcext:value-type="string">
            <text:p>nmdc:bsm-11-jg4tae61</text:p>
          </table:table-cell>
          <table:table-cell office:value-type="string" calcext:value-type="string">
            <text:p>Bulk soil microbial communities from poplar common garden site in Corvallis, Oregon, USA - GW-4579-Co1_14_4 soil</text:p>
          </table:table-cell>
          <table:table-cell office:value-type="string" calcext:value-type="string">
            <text:p>GW-4579-Co1_14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22</text:p>
          </table:table-cell>
          <table:table-cell office:value-type="string" calcext:value-type="string">
            <text:p>nmdc:omprc-11-rhtxk444</text:p>
          </table:table-cell>
          <table:table-cell office:value-type="string" calcext:value-type="string">
            <text:p>nmdc:bsm-11-2mb94m91</text:p>
          </table:table-cell>
          <table:table-cell office:value-type="string" calcext:value-type="string">
            <text:p>Bulk soil microbial communities from poplar common garden site in Corvallis, Oregon, USA - GW-4579-Co2_44_8 soil</text:p>
          </table:table-cell>
          <table:table-cell office:value-type="string" calcext:value-type="string">
            <text:p>GW-4579-Co2_44_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23</text:p>
          </table:table-cell>
          <table:table-cell office:value-type="string" calcext:value-type="string">
            <text:p>nmdc:omprc-11-60p4qf70</text:p>
          </table:table-cell>
          <table:table-cell office:value-type="string" calcext:value-type="string">
            <text:p>nmdc:bsm-11-ptgmvp63</text:p>
          </table:table-cell>
          <table:table-cell office:value-type="string" calcext:value-type="string">
            <text:p>Bulk soil microbial communities from poplar common garden site in Corvallis, Oregon, USA - GW-4579-Co3_14_51 soil</text:p>
          </table:table-cell>
          <table:table-cell office:value-type="string" calcext:value-type="string">
            <text:p>GW-4579-Co3_14_5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24</text:p>
          </table:table-cell>
          <table:table-cell office:value-type="string" calcext:value-type="string">
            <text:p>nmdc:omprc-11-nywh0k34</text:p>
          </table:table-cell>
          <table:table-cell office:value-type="string" calcext:value-type="string">
            <text:p>nmdc:bsm-11-5s5m0j49</text:p>
          </table:table-cell>
          <table:table-cell office:value-type="string" calcext:value-type="string">
            <text:p>Bulk soil microbial communities from poplar common garden site in Corvallis, Oregon, USA - GW-7986-Co1_37_5 soil</text:p>
          </table:table-cell>
          <table:table-cell office:value-type="string" calcext:value-type="string">
            <text:p>GW-7986-Co1_37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25</text:p>
          </table:table-cell>
          <table:table-cell office:value-type="string" calcext:value-type="string">
            <text:p>nmdc:omprc-11-qp01xa65</text:p>
          </table:table-cell>
          <table:table-cell office:value-type="string" calcext:value-type="string">
            <text:p>nmdc:bsm-11-r8wy8d17</text:p>
          </table:table-cell>
          <table:table-cell office:value-type="string" calcext:value-type="string">
            <text:p>Bulk soil microbial communities from poplar common garden site in Corvallis, Oregon, USA - GW-7986-Co2_68_28 soil</text:p>
          </table:table-cell>
          <table:table-cell office:value-type="string" calcext:value-type="string">
            <text:p>GW-7986-Co2_68_2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26</text:p>
          </table:table-cell>
          <table:table-cell office:value-type="string" calcext:value-type="string">
            <text:p>nmdc:omprc-11-bcp2nf12</text:p>
          </table:table-cell>
          <table:table-cell office:value-type="string" calcext:value-type="string">
            <text:p>nmdc:bsm-11-yqr04970</text:p>
          </table:table-cell>
          <table:table-cell office:value-type="string" calcext:value-type="string">
            <text:p>Bulk soil microbial communities from poplar common garden site in Corvallis, Oregon, USA - GW-7986-Co3_31_39 soil</text:p>
          </table:table-cell>
          <table:table-cell office:value-type="string" calcext:value-type="string">
            <text:p>GW-7986-Co3_31_3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27</text:p>
          </table:table-cell>
          <table:table-cell office:value-type="string" calcext:value-type="string">
            <text:p>nmdc:omprc-11-crvgev89</text:p>
          </table:table-cell>
          <table:table-cell office:value-type="string" calcext:value-type="string">
            <text:p>nmdc:bsm-11-6hgyxc93</text:p>
          </table:table-cell>
          <table:table-cell office:value-type="string" calcext:value-type="string">
            <text:p>Bulk soil microbial communities from poplar common garden site in Clatskanie, Oregon, USA - GW-9591-CL1_34_16 soil</text:p>
          </table:table-cell>
          <table:table-cell office:value-type="string" calcext:value-type="string">
            <text:p>GW-9591-CL1_34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28</text:p>
          </table:table-cell>
          <table:table-cell office:value-type="string" calcext:value-type="string">
            <text:p>nmdc:omprc-11-jn7mzp35</text:p>
          </table:table-cell>
          <table:table-cell office:value-type="string" calcext:value-type="string">
            <text:p>nmdc:bsm-11-90z66h33</text:p>
          </table:table-cell>
          <table:table-cell office:value-type="string" calcext:value-type="string">
            <text:p>Bulk soil microbial communities from poplar common garden site in Clatskanie, Oregon, USA - GW-9591-CL2_56_12 soil</text:p>
          </table:table-cell>
          <table:table-cell office:value-type="string" calcext:value-type="string">
            <text:p>GW-9591-CL2_56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29</text:p>
          </table:table-cell>
          <table:table-cell office:value-type="string" calcext:value-type="string">
            <text:p>nmdc:omprc-11-v7kjt695</text:p>
          </table:table-cell>
          <table:table-cell office:value-type="string" calcext:value-type="string">
            <text:p>nmdc:bsm-11-bxtp7j54</text:p>
          </table:table-cell>
          <table:table-cell office:value-type="string" calcext:value-type="string">
            <text:p>Bulk soil microbial communities from poplar common garden site in Clatskanie, Oregon, USA - GW-9591-CL3_98_5 soil</text:p>
          </table:table-cell>
          <table:table-cell office:value-type="string" calcext:value-type="string">
            <text:p>GW-9591-CL3_9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30</text:p>
          </table:table-cell>
          <table:table-cell office:value-type="string" calcext:value-type="string">
            <text:p>nmdc:omprc-11-vnfjya07</text:p>
          </table:table-cell>
          <table:table-cell office:value-type="string" calcext:value-type="string">
            <text:p>nmdc:bsm-11-08mamh62</text:p>
          </table:table-cell>
          <table:table-cell office:value-type="string" calcext:value-type="string">
            <text:p>Bulk soil microbial communities from poplar common garden site in Corvallis, Oregon, USA - GW-9591-Co1_16_8 soil</text:p>
          </table:table-cell>
          <table:table-cell office:value-type="string" calcext:value-type="string">
            <text:p>GW-9591-Co1_16_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31</text:p>
          </table:table-cell>
          <table:table-cell office:value-type="string" calcext:value-type="string">
            <text:p>nmdc:omprc-11-gb2hp573</text:p>
          </table:table-cell>
          <table:table-cell office:value-type="string" calcext:value-type="string">
            <text:p>nmdc:bsm-11-ewmanm69</text:p>
          </table:table-cell>
          <table:table-cell office:value-type="string" calcext:value-type="string">
            <text:p>Bulk soil microbial communities from poplar common garden site in Corvallis, Oregon, USA - GW-9591-Co2_62_24 soil</text:p>
          </table:table-cell>
          <table:table-cell office:value-type="string" calcext:value-type="string">
            <text:p>GW-9591-Co2_62_2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32</text:p>
          </table:table-cell>
          <table:table-cell office:value-type="string" calcext:value-type="string">
            <text:p>nmdc:omprc-11-jkq8pg75</text:p>
          </table:table-cell>
          <table:table-cell office:value-type="string" calcext:value-type="string">
            <text:p>nmdc:bsm-11-wg01qe88</text:p>
          </table:table-cell>
          <table:table-cell office:value-type="string" calcext:value-type="string">
            <text:p>Bulk soil microbial communities from poplar common garden site in Corvallis, Oregon, USA - GW-9591-Co3_35_48 soil</text:p>
          </table:table-cell>
          <table:table-cell office:value-type="string" calcext:value-type="string">
            <text:p>GW-9591-Co3_35_4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33</text:p>
          </table:table-cell>
          <table:table-cell office:value-type="string" calcext:value-type="string">
            <text:p>nmdc:omprc-11-jd6vw994</text:p>
          </table:table-cell>
          <table:table-cell office:value-type="string" calcext:value-type="string">
            <text:p>nmdc:bsm-11-e7hn2484</text:p>
          </table:table-cell>
          <table:table-cell office:value-type="string" calcext:value-type="string">
            <text:p>Bulk soil microbial communities from poplar common garden site in Clatskanie, Oregon, USA - SKWA-24-3-CL2_69_25 soil</text:p>
          </table:table-cell>
          <table:table-cell office:value-type="string" calcext:value-type="string">
            <text:p>SKWA-24-3-CL2_69_2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34</text:p>
          </table:table-cell>
          <table:table-cell office:value-type="string" calcext:value-type="string">
            <text:p>nmdc:omprc-11-sf0m5526</text:p>
          </table:table-cell>
          <table:table-cell office:value-type="string" calcext:value-type="string">
            <text:p>nmdc:bsm-11-v9f9cm81</text:p>
          </table:table-cell>
          <table:table-cell office:value-type="string" calcext:value-type="string">
            <text:p>Bulk soil microbial communities from poplar common garden site in Corvallis, Oregon, USA - SKWA-24-3-Co1_3_5 soil</text:p>
          </table:table-cell>
          <table:table-cell office:value-type="string" calcext:value-type="string">
            <text:p>SKWA-24-3-Co1_3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35</text:p>
          </table:table-cell>
          <table:table-cell office:value-type="string" calcext:value-type="string">
            <text:p>nmdc:omprc-11-d8x84d73</text:p>
          </table:table-cell>
          <table:table-cell office:value-type="string" calcext:value-type="string">
            <text:p>nmdc:bsm-11-fa3kp606</text:p>
          </table:table-cell>
          <table:table-cell office:value-type="string" calcext:value-type="string">
            <text:p>Bulk soil microbial communities from poplar common garden site in Corvallis, Oregon, USA - SKWA-24-3-Co2_41_10 soil</text:p>
          </table:table-cell>
          <table:table-cell office:value-type="string" calcext:value-type="string">
            <text:p>SKWA-24-3-Co2_41_1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36</text:p>
          </table:table-cell>
          <table:table-cell office:value-type="string" calcext:value-type="string">
            <text:p>nmdc:omprc-11-sm0z7n48</text:p>
          </table:table-cell>
          <table:table-cell office:value-type="string" calcext:value-type="string">
            <text:p>nmdc:bsm-11-7asn9342</text:p>
          </table:table-cell>
          <table:table-cell office:value-type="string" calcext:value-type="string">
            <text:p>Bulk soil microbial communities from poplar common garden site in Corvallis, Oregon, USA - SKWA-24-3-Co3_23_35 soil</text:p>
          </table:table-cell>
          <table:table-cell office:value-type="string" calcext:value-type="string">
            <text:p>SKWA-24-3-Co3_23_3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37</text:p>
          </table:table-cell>
          <table:table-cell office:value-type="string" calcext:value-type="string">
            <text:p>nmdc:omprc-11-wb138711</text:p>
          </table:table-cell>
          <table:table-cell office:value-type="string" calcext:value-type="string">
            <text:p>nmdc:bsm-11-fp5n5836</text:p>
          </table:table-cell>
          <table:table-cell office:value-type="string" calcext:value-type="string">
            <text:p>Bulk soil microbial communities from poplar common garden site in Clatskanie, Oregon, USA - SKWD-24-1-CL2_58_25 soil</text:p>
          </table:table-cell>
          <table:table-cell office:value-type="string" calcext:value-type="string">
            <text:p>SKWD-24-1-CL2_58_2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38</text:p>
          </table:table-cell>
          <table:table-cell office:value-type="string" calcext:value-type="string">
            <text:p>nmdc:omprc-11-dfrgp281</text:p>
          </table:table-cell>
          <table:table-cell office:value-type="string" calcext:value-type="string">
            <text:p>nmdc:bsm-11-sejjv213</text:p>
          </table:table-cell>
          <table:table-cell office:value-type="string" calcext:value-type="string">
            <text:p>Bulk soil microbial communities from poplar common garden site in Corvallis, Oregon, USA - SKWD-24-1-Co1_7_5 soil</text:p>
          </table:table-cell>
          <table:table-cell office:value-type="string" calcext:value-type="string">
            <text:p>SKWD-24-1-Co1_7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39</text:p>
          </table:table-cell>
          <table:table-cell office:value-type="string" calcext:value-type="string">
            <text:p>nmdc:omprc-11-a0ny3j67</text:p>
          </table:table-cell>
          <table:table-cell office:value-type="string" calcext:value-type="string">
            <text:p>nmdc:bsm-11-b3802b26</text:p>
          </table:table-cell>
          <table:table-cell office:value-type="string" calcext:value-type="string">
            <text:p>Bulk soil microbial communities from poplar common garden site in Corvallis, Oregon, USA - SKWD-24-1-Co2_54_22 soil</text:p>
          </table:table-cell>
          <table:table-cell office:value-type="string" calcext:value-type="string">
            <text:p>SKWD-24-1-Co2_54_2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40</text:p>
          </table:table-cell>
          <table:table-cell office:value-type="string" calcext:value-type="string">
            <text:p>nmdc:omprc-11-j4w68c64</text:p>
          </table:table-cell>
          <table:table-cell office:value-type="string" calcext:value-type="string">
            <text:p>nmdc:bsm-11-9413qr84</text:p>
          </table:table-cell>
          <table:table-cell office:value-type="string" calcext:value-type="string">
            <text:p>Bulk soil microbial communities from poplar common garden site in Corvallis, Oregon, USA - SKWD-24-1-Co3_24_32 soil</text:p>
          </table:table-cell>
          <table:table-cell office:value-type="string" calcext:value-type="string">
            <text:p>SKWD-24-1-Co3_24_3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56</text:p>
          </table:table-cell>
          <table:table-cell office:value-type="string" calcext:value-type="string">
            <text:p>nmdc:omprc-11-3w9h2c26</text:p>
          </table:table-cell>
          <table:table-cell office:value-type="string" calcext:value-type="string">
            <text:p>nmdc:bsm-11-vnkf4228</text:p>
          </table:table-cell>
          <table:table-cell office:value-type="string" calcext:value-type="string">
            <text:p>Rhizosphere soil microbial communities from poplar common garden site in Clatskanie, Oregon, USA - BESC-13-CL1_35_33 rhizosphere</text:p>
          </table:table-cell>
          <table:table-cell office:value-type="string" calcext:value-type="string">
            <text:p>BESC-13-CL1_35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57</text:p>
          </table:table-cell>
          <table:table-cell office:value-type="string" calcext:value-type="string">
            <text:p>nmdc:omprc-11-rnmevy68</text:p>
          </table:table-cell>
          <table:table-cell office:value-type="string" calcext:value-type="string">
            <text:p>nmdc:bsm-11-k7jqh647</text:p>
          </table:table-cell>
          <table:table-cell office:value-type="string" calcext:value-type="string">
            <text:p>Rhizosphere soil microbial communities from poplar common garden site in Clatskanie, Oregon, USA - BESC-13-CL2_39_29 rhizosphere</text:p>
          </table:table-cell>
          <table:table-cell office:value-type="string" calcext:value-type="string">
            <text:p>BESC-13-CL2_39_2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58</text:p>
          </table:table-cell>
          <table:table-cell office:value-type="string" calcext:value-type="string">
            <text:p>nmdc:omprc-11-60e9hj74</text:p>
          </table:table-cell>
          <table:table-cell office:value-type="string" calcext:value-type="string">
            <text:p>nmdc:bsm-11-k3zdem68</text:p>
          </table:table-cell>
          <table:table-cell office:value-type="string" calcext:value-type="string">
            <text:p>Rhizosphere soil microbial communities from poplar common garden site in Clatskanie, Oregon, USA - BESC-13-CL3_85_26 rhizosphere</text:p>
          </table:table-cell>
          <table:table-cell office:value-type="string" calcext:value-type="string">
            <text:p>BESC-13-CL3_85_2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59</text:p>
          </table:table-cell>
          <table:table-cell office:value-type="string" calcext:value-type="string">
            <text:p>nmdc:omprc-11-yrybv196</text:p>
          </table:table-cell>
          <table:table-cell office:value-type="string" calcext:value-type="string">
            <text:p>nmdc:bsm-11-97dgrv19</text:p>
          </table:table-cell>
          <table:table-cell office:value-type="string" calcext:value-type="string">
            <text:p>Rhizosphere soil microbial communities from poplar common garden site in Corvallis, Oregon, USA - BESC-13-Co1_30_3 rhizosphere</text:p>
          </table:table-cell>
          <table:table-cell office:value-type="string" calcext:value-type="string">
            <text:p>BESC-13-Co1_30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60</text:p>
          </table:table-cell>
          <table:table-cell office:value-type="string" calcext:value-type="string">
            <text:p>nmdc:omprc-11-vq3a4e96</text:p>
          </table:table-cell>
          <table:table-cell office:value-type="string" calcext:value-type="string">
            <text:p>nmdc:bsm-11-nz6f9964</text:p>
          </table:table-cell>
          <table:table-cell office:value-type="string" calcext:value-type="string">
            <text:p>Rhizosphere soil microbial communities from poplar common garden site in Corvallis, Oregon, USA - BESC-13-Co2_41_23 rhizosphere</text:p>
          </table:table-cell>
          <table:table-cell office:value-type="string" calcext:value-type="string">
            <text:p>BESC-13-Co2_41_2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61</text:p>
          </table:table-cell>
          <table:table-cell office:value-type="string" calcext:value-type="string">
            <text:p>nmdc:omprc-11-p168r234</text:p>
          </table:table-cell>
          <table:table-cell office:value-type="string" calcext:value-type="string">
            <text:p>nmdc:bsm-11-f0st6436</text:p>
          </table:table-cell>
          <table:table-cell office:value-type="string" calcext:value-type="string">
            <text:p>Rhizosphere soil microbial communities from poplar common garden site in Corvallis, Oregon, USA - BESC-13-Co3_21_57 rhizosphere</text:p>
          </table:table-cell>
          <table:table-cell office:value-type="string" calcext:value-type="string">
            <text:p>BESC-13-Co3_21_5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62</text:p>
          </table:table-cell>
          <table:table-cell office:value-type="string" calcext:value-type="string">
            <text:p>nmdc:omprc-11-73tmf593</text:p>
          </table:table-cell>
          <table:table-cell office:value-type="string" calcext:value-type="string">
            <text:p>nmdc:bsm-11-ehqk1b45</text:p>
          </table:table-cell>
          <table:table-cell office:value-type="string" calcext:value-type="string">
            <text:p>Rhizosphere soil microbial communities from poplar common garden site in Clatskanie, Oregon, USA - BESC-133-CL1_28_16 rhizosphere</text:p>
          </table:table-cell>
          <table:table-cell office:value-type="string" calcext:value-type="string">
            <text:p>BESC-133-CL1_28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63</text:p>
          </table:table-cell>
          <table:table-cell office:value-type="string" calcext:value-type="string">
            <text:p>nmdc:omprc-11-73c7p786</text:p>
          </table:table-cell>
          <table:table-cell office:value-type="string" calcext:value-type="string">
            <text:p>nmdc:bsm-11-1fa0hs25</text:p>
          </table:table-cell>
          <table:table-cell office:value-type="string" calcext:value-type="string">
            <text:p>Rhizosphere soil microbial communities from poplar common garden site in Clatskanie, Oregon, USA - BESC-133-CL2_62_7 rhizosphere</text:p>
          </table:table-cell>
          <table:table-cell office:value-type="string" calcext:value-type="string">
            <text:p>BESC-133-CL2_62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64</text:p>
          </table:table-cell>
          <table:table-cell office:value-type="string" calcext:value-type="string">
            <text:p>nmdc:omprc-11-1erg0884</text:p>
          </table:table-cell>
          <table:table-cell office:value-type="string" calcext:value-type="string">
            <text:p>nmdc:bsm-11-zpf4n944</text:p>
          </table:table-cell>
          <table:table-cell office:value-type="string" calcext:value-type="string">
            <text:p>Rhizosphere soil microbial communities from poplar common garden site in Clatskanie, Oregon, USA - BESC-133-CL3_93_10 rhizosphere</text:p>
          </table:table-cell>
          <table:table-cell office:value-type="string" calcext:value-type="string">
            <text:p>BESC-133-CL3_93_1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65</text:p>
          </table:table-cell>
          <table:table-cell office:value-type="string" calcext:value-type="string">
            <text:p>nmdc:omprc-11-5eedag40</text:p>
          </table:table-cell>
          <table:table-cell office:value-type="string" calcext:value-type="string">
            <text:p>nmdc:bsm-11-h49t7j41</text:p>
          </table:table-cell>
          <table:table-cell office:value-type="string" calcext:value-type="string">
            <text:p>Rhizosphere soil microbial communities from poplar common garden site in Corvallis, Oregon, USA - BESC-133-Co1_27_3 rhizosphere</text:p>
          </table:table-cell>
          <table:table-cell office:value-type="string" calcext:value-type="string">
            <text:p>BESC-133-Co1_27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66</text:p>
          </table:table-cell>
          <table:table-cell office:value-type="string" calcext:value-type="string">
            <text:p>nmdc:omprc-11-7t2crn28</text:p>
          </table:table-cell>
          <table:table-cell office:value-type="string" calcext:value-type="string">
            <text:p>nmdc:bsm-11-ad739z23</text:p>
          </table:table-cell>
          <table:table-cell office:value-type="string" calcext:value-type="string">
            <text:p>Rhizosphere soil microbial communities from poplar common garden site in Corvallis, Oregon, USA - BESC-133-Co2_50_25 rhizosphere</text:p>
          </table:table-cell>
          <table:table-cell office:value-type="string" calcext:value-type="string">
            <text:p>BESC-133-Co2_50_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67</text:p>
          </table:table-cell>
          <table:table-cell office:value-type="string" calcext:value-type="string">
            <text:p>nmdc:omprc-11-vhjmfv45</text:p>
          </table:table-cell>
          <table:table-cell office:value-type="string" calcext:value-type="string">
            <text:p>nmdc:bsm-11-g9w69290</text:p>
          </table:table-cell>
          <table:table-cell office:value-type="string" calcext:value-type="string">
            <text:p>Rhizosphere soil microbial communities from poplar common garden site in Corvallis, Oregon, USA - BESC-133-Co3_19_46 rhizosphere</text:p>
          </table:table-cell>
          <table:table-cell office:value-type="string" calcext:value-type="string">
            <text:p>BESC-133-Co3_19_4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68</text:p>
          </table:table-cell>
          <table:table-cell office:value-type="string" calcext:value-type="string">
            <text:p>nmdc:omprc-11-dkrhkz48</text:p>
          </table:table-cell>
          <table:table-cell office:value-type="string" calcext:value-type="string">
            <text:p>nmdc:bsm-11-kgkcxn39</text:p>
          </table:table-cell>
          <table:table-cell office:value-type="string" calcext:value-type="string">
            <text:p>Rhizosphere soil microbial communities from poplar common garden site in Clatskanie, Oregon, USA - BESC-198-CL2_38_5 rhizosphere</text:p>
          </table:table-cell>
          <table:table-cell office:value-type="string" calcext:value-type="string">
            <text:p>BESC-198-CL2_3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69</text:p>
          </table:table-cell>
          <table:table-cell office:value-type="string" calcext:value-type="string">
            <text:p>nmdc:omprc-11-11tfr054</text:p>
          </table:table-cell>
          <table:table-cell office:value-type="string" calcext:value-type="string">
            <text:p>nmdc:bsm-11-825geg82</text:p>
          </table:table-cell>
          <table:table-cell office:value-type="string" calcext:value-type="string">
            <text:p>Rhizosphere soil microbial communities from poplar common garden site in Clatskanie, Oregon, USA - BESC-198-CL3_81_33 rhizosphere</text:p>
          </table:table-cell>
          <table:table-cell office:value-type="string" calcext:value-type="string">
            <text:p>BESC-198-CL3_81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70</text:p>
          </table:table-cell>
          <table:table-cell office:value-type="string" calcext:value-type="string">
            <text:p>nmdc:omprc-11-v886ej21</text:p>
          </table:table-cell>
          <table:table-cell office:value-type="string" calcext:value-type="string">
            <text:p>nmdc:bsm-11-b3d5yg81</text:p>
          </table:table-cell>
          <table:table-cell office:value-type="string" calcext:value-type="string">
            <text:p>Rhizosphere soil microbial communities from poplar common garden site in Clatskanie, Oregon, USA - BESC-234-CL1_24_28 rhizosphere</text:p>
          </table:table-cell>
          <table:table-cell office:value-type="string" calcext:value-type="string">
            <text:p>BESC-234-CL1_24_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71</text:p>
          </table:table-cell>
          <table:table-cell office:value-type="string" calcext:value-type="string">
            <text:p>nmdc:omprc-11-swepc537</text:p>
          </table:table-cell>
          <table:table-cell office:value-type="string" calcext:value-type="string">
            <text:p>nmdc:bsm-11-aztxt406</text:p>
          </table:table-cell>
          <table:table-cell office:value-type="string" calcext:value-type="string">
            <text:p>Rhizosphere soil microbial communities from poplar common garden site in Clatskanie, Oregon, USA - BESC-234-CL2_65_22 rhizosphere</text:p>
          </table:table-cell>
          <table:table-cell office:value-type="string" calcext:value-type="string">
            <text:p>BESC-234-CL2_65_2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72</text:p>
          </table:table-cell>
          <table:table-cell office:value-type="string" calcext:value-type="string">
            <text:p>nmdc:omprc-11-wt4xvj42</text:p>
          </table:table-cell>
          <table:table-cell office:value-type="string" calcext:value-type="string">
            <text:p>nmdc:bsm-11-v0hqhp22</text:p>
          </table:table-cell>
          <table:table-cell office:value-type="string" calcext:value-type="string">
            <text:p>Rhizosphere soil microbial communities from poplar common garden site in Corvallis, Oregon, USA - BESC-234-Co1_23_3 rhizosphere</text:p>
          </table:table-cell>
          <table:table-cell office:value-type="string" calcext:value-type="string">
            <text:p>BESC-234-Co1_23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73</text:p>
          </table:table-cell>
          <table:table-cell office:value-type="string" calcext:value-type="string">
            <text:p>nmdc:omprc-11-63r5s591</text:p>
          </table:table-cell>
          <table:table-cell office:value-type="string" calcext:value-type="string">
            <text:p>nmdc:bsm-11-d1h1d248</text:p>
          </table:table-cell>
          <table:table-cell office:value-type="string" calcext:value-type="string">
            <text:p>Rhizosphere soil microbial communities from poplar common garden site in Corvallis, Oregon, USA - BESC-234-Co2_52_27 rhizosphere</text:p>
          </table:table-cell>
          <table:table-cell office:value-type="string" calcext:value-type="string">
            <text:p>BESC-234-Co2_52_2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74</text:p>
          </table:table-cell>
          <table:table-cell office:value-type="string" calcext:value-type="string">
            <text:p>nmdc:omprc-11-pbt4ny40</text:p>
          </table:table-cell>
          <table:table-cell office:value-type="string" calcext:value-type="string">
            <text:p>nmdc:bsm-11-da01b330</text:p>
          </table:table-cell>
          <table:table-cell office:value-type="string" calcext:value-type="string">
            <text:p>Rhizosphere soil microbial communities from poplar common garden site in Corvallis, Oregon, USA - BESC-234-Co3_21_62 rhizosphere</text:p>
          </table:table-cell>
          <table:table-cell office:value-type="string" calcext:value-type="string">
            <text:p>BESC-234-Co3_21_6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75</text:p>
          </table:table-cell>
          <table:table-cell office:value-type="string" calcext:value-type="string">
            <text:p>nmdc:omprc-11-bsq1s043</text:p>
          </table:table-cell>
          <table:table-cell office:value-type="string" calcext:value-type="string">
            <text:p>nmdc:bsm-11-yxxvqg27</text:p>
          </table:table-cell>
          <table:table-cell office:value-type="string" calcext:value-type="string">
            <text:p>Rhizosphere soil microbial communities from poplar common garden site in Clatskanie, Oregon, USA - BESC-258-CL1_34_5 rhizosphere</text:p>
          </table:table-cell>
          <table:table-cell office:value-type="string" calcext:value-type="string">
            <text:p>BESC-258-CL1_34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76</text:p>
          </table:table-cell>
          <table:table-cell office:value-type="string" calcext:value-type="string">
            <text:p>nmdc:omprc-11-7gphhj92</text:p>
          </table:table-cell>
          <table:table-cell office:value-type="string" calcext:value-type="string">
            <text:p>nmdc:bsm-11-8ah8pz02</text:p>
          </table:table-cell>
          <table:table-cell office:value-type="string" calcext:value-type="string">
            <text:p>Rhizosphere soil microbial communities from poplar common garden site in Clatskanie, Oregon, USA - BESC-258-CL2_67_23 rhizosphere</text:p>
          </table:table-cell>
          <table:table-cell office:value-type="string" calcext:value-type="string">
            <text:p>BESC-258-CL2_67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77</text:p>
          </table:table-cell>
          <table:table-cell office:value-type="string" calcext:value-type="string">
            <text:p>nmdc:omprc-11-mjan5h90</text:p>
          </table:table-cell>
          <table:table-cell office:value-type="string" calcext:value-type="string">
            <text:p>nmdc:bsm-11-18btad96</text:p>
          </table:table-cell>
          <table:table-cell office:value-type="string" calcext:value-type="string">
            <text:p>Rhizosphere soil microbial communities from poplar common garden site in Clatskanie, Oregon, USA - BESC-285-CL1_33_12 rhizosphere</text:p>
          </table:table-cell>
          <table:table-cell office:value-type="string" calcext:value-type="string">
            <text:p>BESC-285-CL1_33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78</text:p>
          </table:table-cell>
          <table:table-cell office:value-type="string" calcext:value-type="string">
            <text:p>nmdc:omprc-11-nt8w4894</text:p>
          </table:table-cell>
          <table:table-cell office:value-type="string" calcext:value-type="string">
            <text:p>nmdc:bsm-11-2a37n046</text:p>
          </table:table-cell>
          <table:table-cell office:value-type="string" calcext:value-type="string">
            <text:p>Rhizosphere soil microbial communities from poplar common garden site in Clatskanie, Oregon, USA - BESC-285-CL2_56_7 rhizosphere</text:p>
          </table:table-cell>
          <table:table-cell office:value-type="string" calcext:value-type="string">
            <text:p>BESC-285-CL2_56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79</text:p>
          </table:table-cell>
          <table:table-cell office:value-type="string" calcext:value-type="string">
            <text:p>nmdc:omprc-11-q4yn6g86</text:p>
          </table:table-cell>
          <table:table-cell office:value-type="string" calcext:value-type="string">
            <text:p>nmdc:bsm-11-5snc2s56</text:p>
          </table:table-cell>
          <table:table-cell office:value-type="string" calcext:value-type="string">
            <text:p>Rhizosphere soil microbial communities from poplar common garden site in Clatskanie, Oregon, USA - BESC-307-CL1_26_33 rhizosphere</text:p>
          </table:table-cell>
          <table:table-cell office:value-type="string" calcext:value-type="string">
            <text:p>BESC-307-CL1_26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80</text:p>
          </table:table-cell>
          <table:table-cell office:value-type="string" calcext:value-type="string">
            <text:p>nmdc:omprc-11-1bjtr279</text:p>
          </table:table-cell>
          <table:table-cell office:value-type="string" calcext:value-type="string">
            <text:p>nmdc:bsm-11-vc1cgz17</text:p>
          </table:table-cell>
          <table:table-cell office:value-type="string" calcext:value-type="string">
            <text:p>Rhizosphere soil microbial communities from poplar common garden site in Clatskanie, Oregon, USA - BESC-307-CL2_57_8 rhizosphere</text:p>
          </table:table-cell>
          <table:table-cell office:value-type="string" calcext:value-type="string">
            <text:p>BESC-307-CL2_57_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81</text:p>
          </table:table-cell>
          <table:table-cell office:value-type="string" calcext:value-type="string">
            <text:p>nmdc:omprc-11-fkyvpb88</text:p>
          </table:table-cell>
          <table:table-cell office:value-type="string" calcext:value-type="string">
            <text:p>nmdc:bsm-11-6ntzv433</text:p>
          </table:table-cell>
          <table:table-cell office:value-type="string" calcext:value-type="string">
            <text:p>Rhizosphere soil microbial communities from poplar common garden site in Corvallis, Oregon, USA - BESC-307-Co1_31_6 rhizosphere</text:p>
          </table:table-cell>
          <table:table-cell office:value-type="string" calcext:value-type="string">
            <text:p>BESC-307-Co1_31_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82</text:p>
          </table:table-cell>
          <table:table-cell office:value-type="string" calcext:value-type="string">
            <text:p>nmdc:omprc-11-z0xbmv07</text:p>
          </table:table-cell>
          <table:table-cell office:value-type="string" calcext:value-type="string">
            <text:p>nmdc:bsm-11-arjq1c41</text:p>
          </table:table-cell>
          <table:table-cell office:value-type="string" calcext:value-type="string">
            <text:p>Rhizosphere soil microbial communities from poplar common garden site in Corvallis, Oregon, USA - BESC-307-Co2_62_14 rhizosphere</text:p>
          </table:table-cell>
          <table:table-cell office:value-type="string" calcext:value-type="string">
            <text:p>BESC-307-Co2_62_1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83</text:p>
          </table:table-cell>
          <table:table-cell office:value-type="string" calcext:value-type="string">
            <text:p>nmdc:omprc-11-2h4zb150</text:p>
          </table:table-cell>
          <table:table-cell office:value-type="string" calcext:value-type="string">
            <text:p>nmdc:bsm-11-rtchk112</text:p>
          </table:table-cell>
          <table:table-cell office:value-type="string" calcext:value-type="string">
            <text:p>Rhizosphere soil microbial communities from poplar common garden site in Corvallis, Oregon, USA - BESC-307-Co3_27_41 rhizosphere</text:p>
          </table:table-cell>
          <table:table-cell office:value-type="string" calcext:value-type="string">
            <text:p>BESC-307-Co3_27_4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84</text:p>
          </table:table-cell>
          <table:table-cell office:value-type="string" calcext:value-type="string">
            <text:p>nmdc:omprc-11-kp34a407</text:p>
          </table:table-cell>
          <table:table-cell office:value-type="string" calcext:value-type="string">
            <text:p>nmdc:bsm-11-2g6d7w97</text:p>
          </table:table-cell>
          <table:table-cell office:value-type="string" calcext:value-type="string">
            <text:p>Rhizosphere soil microbial communities from poplar common garden site in Clatskanie, Oregon, USA - BESC-331-CL2_55_18 rhizosphere</text:p>
          </table:table-cell>
          <table:table-cell office:value-type="string" calcext:value-type="string">
            <text:p>BESC-331-CL2_55_1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85</text:p>
          </table:table-cell>
          <table:table-cell office:value-type="string" calcext:value-type="string">
            <text:p>nmdc:omprc-11-hxwn2f73</text:p>
          </table:table-cell>
          <table:table-cell office:value-type="string" calcext:value-type="string">
            <text:p>nmdc:bsm-11-ga8cav80</text:p>
          </table:table-cell>
          <table:table-cell office:value-type="string" calcext:value-type="string">
            <text:p>Rhizosphere soil microbial communities from poplar common garden site in Corvallis, Oregon, USA - BESC-331-Co1_12_7 rhizosphere</text:p>
          </table:table-cell>
          <table:table-cell office:value-type="string" calcext:value-type="string">
            <text:p>BESC-331-Co1_12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86</text:p>
          </table:table-cell>
          <table:table-cell office:value-type="string" calcext:value-type="string">
            <text:p>nmdc:omprc-11-15f0b156</text:p>
          </table:table-cell>
          <table:table-cell office:value-type="string" calcext:value-type="string">
            <text:p>nmdc:bsm-11-wpsg6186</text:p>
          </table:table-cell>
          <table:table-cell office:value-type="string" calcext:value-type="string">
            <text:p>Rhizosphere soil microbial communities from poplar common garden site in Corvallis, Oregon, USA - BESC-331-Co2_50_17 rhizosphere</text:p>
          </table:table-cell>
          <table:table-cell office:value-type="string" calcext:value-type="string">
            <text:p>BESC-331-Co2_50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87</text:p>
          </table:table-cell>
          <table:table-cell office:value-type="string" calcext:value-type="string">
            <text:p>nmdc:omprc-11-8jsr7q35</text:p>
          </table:table-cell>
          <table:table-cell office:value-type="string" calcext:value-type="string">
            <text:p>nmdc:bsm-11-azfn2405</text:p>
          </table:table-cell>
          <table:table-cell office:value-type="string" calcext:value-type="string">
            <text:p>Rhizosphere soil microbial communities from poplar common garden site in Corvallis, Oregon, USA - BESC-331-Co3_15_40 rhizosphere</text:p>
          </table:table-cell>
          <table:table-cell office:value-type="string" calcext:value-type="string">
            <text:p>BESC-331-Co3_15_4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88</text:p>
          </table:table-cell>
          <table:table-cell office:value-type="string" calcext:value-type="string">
            <text:p>nmdc:omprc-11-q30txq04</text:p>
          </table:table-cell>
          <table:table-cell office:value-type="string" calcext:value-type="string">
            <text:p>nmdc:bsm-11-ce1sg012</text:p>
          </table:table-cell>
          <table:table-cell office:value-type="string" calcext:value-type="string">
            <text:p>Rhizosphere soil microbial communities from poplar common garden site in Clatskanie, Oregon, USA - BESC-351-CL1_27_10 rhizosphere</text:p>
          </table:table-cell>
          <table:table-cell office:value-type="string" calcext:value-type="string">
            <text:p>BESC-351-CL1_27_1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89</text:p>
          </table:table-cell>
          <table:table-cell office:value-type="string" calcext:value-type="string">
            <text:p>nmdc:omprc-11-8tca1356</text:p>
          </table:table-cell>
          <table:table-cell office:value-type="string" calcext:value-type="string">
            <text:p>nmdc:bsm-11-s110fy15</text:p>
          </table:table-cell>
          <table:table-cell office:value-type="string" calcext:value-type="string">
            <text:p>Rhizosphere soil microbial communities from poplar common garden site in Clatskanie, Oregon, USA - BESC-351-CL2_54_28 rhizosphere</text:p>
          </table:table-cell>
          <table:table-cell office:value-type="string" calcext:value-type="string">
            <text:p>BESC-351-CL2_54_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90</text:p>
          </table:table-cell>
          <table:table-cell office:value-type="string" calcext:value-type="string">
            <text:p>nmdc:omprc-11-n8hwe938</text:p>
          </table:table-cell>
          <table:table-cell office:value-type="string" calcext:value-type="string">
            <text:p>nmdc:bsm-11-zxvekh84</text:p>
          </table:table-cell>
          <table:table-cell office:value-type="string" calcext:value-type="string">
            <text:p>Rhizosphere soil microbial communities from poplar common garden site in Clatskanie, Oregon, USA - BESC-351-CL3_84_27 rhizosphere</text:p>
          </table:table-cell>
          <table:table-cell office:value-type="string" calcext:value-type="string">
            <text:p>BESC-351-CL3_84_2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91</text:p>
          </table:table-cell>
          <table:table-cell office:value-type="string" calcext:value-type="string">
            <text:p>nmdc:omprc-11-qaf2qr08</text:p>
          </table:table-cell>
          <table:table-cell office:value-type="string" calcext:value-type="string">
            <text:p>nmdc:bsm-11-k7fkcz65</text:p>
          </table:table-cell>
          <table:table-cell office:value-type="string" calcext:value-type="string">
            <text:p>Rhizosphere soil microbial communities from poplar common garden site in Corvallis, Oregon, USA - BESC-351-Co1_10_3 rhizosphere</text:p>
          </table:table-cell>
          <table:table-cell office:value-type="string" calcext:value-type="string">
            <text:p>BESC-351-Co1_10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92</text:p>
          </table:table-cell>
          <table:table-cell office:value-type="string" calcext:value-type="string">
            <text:p>nmdc:omprc-11-2t2za170</text:p>
          </table:table-cell>
          <table:table-cell office:value-type="string" calcext:value-type="string">
            <text:p>nmdc:bsm-11-hhb2g180</text:p>
          </table:table-cell>
          <table:table-cell office:value-type="string" calcext:value-type="string">
            <text:p>Rhizosphere soil microbial communities from poplar common garden site in Corvallis, Oregon, USA - BESC-351-Co2_42_17 rhizosphere</text:p>
          </table:table-cell>
          <table:table-cell office:value-type="string" calcext:value-type="string">
            <text:p>BESC-351-Co2_42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93</text:p>
          </table:table-cell>
          <table:table-cell office:value-type="string" calcext:value-type="string">
            <text:p>nmdc:omprc-11-kbg5fy90</text:p>
          </table:table-cell>
          <table:table-cell office:value-type="string" calcext:value-type="string">
            <text:p>nmdc:bsm-11-z1r5gy96</text:p>
          </table:table-cell>
          <table:table-cell office:value-type="string" calcext:value-type="string">
            <text:p>Rhizosphere soil microbial communities from poplar common garden site in Corvallis, Oregon, USA - BESC-351-Co3_11_46 rhizosphere</text:p>
          </table:table-cell>
          <table:table-cell office:value-type="string" calcext:value-type="string">
            <text:p>BESC-351-Co3_11_4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94</text:p>
          </table:table-cell>
          <table:table-cell office:value-type="string" calcext:value-type="string">
            <text:p>nmdc:omprc-11-7snzfp19</text:p>
          </table:table-cell>
          <table:table-cell office:value-type="string" calcext:value-type="string">
            <text:p>nmdc:bsm-11-adzwqg44</text:p>
          </table:table-cell>
          <table:table-cell office:value-type="string" calcext:value-type="string">
            <text:p>Rhizosphere soil microbial communities from poplar common garden site in Clatskanie, Oregon, USA - BESC-360-CL2_44_14 rhizosphere</text:p>
          </table:table-cell>
          <table:table-cell office:value-type="string" calcext:value-type="string">
            <text:p>BESC-360-CL2_44_1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95</text:p>
          </table:table-cell>
          <table:table-cell office:value-type="string" calcext:value-type="string">
            <text:p>nmdc:omprc-11-jmvm6t29</text:p>
          </table:table-cell>
          <table:table-cell office:value-type="string" calcext:value-type="string">
            <text:p>nmdc:bsm-11-3zh6yy26</text:p>
          </table:table-cell>
          <table:table-cell office:value-type="string" calcext:value-type="string">
            <text:p>Rhizosphere soil microbial communities from poplar common garden site in Clatskanie, Oregon, USA - BESC-360-CL3_72_12 rhizosphere</text:p>
          </table:table-cell>
          <table:table-cell office:value-type="string" calcext:value-type="string">
            <text:p>BESC-360-CL3_72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96</text:p>
          </table:table-cell>
          <table:table-cell office:value-type="string" calcext:value-type="string">
            <text:p>nmdc:omprc-11-ryb4mk96</text:p>
          </table:table-cell>
          <table:table-cell office:value-type="string" calcext:value-type="string">
            <text:p>nmdc:bsm-11-4yy9a239</text:p>
          </table:table-cell>
          <table:table-cell office:value-type="string" calcext:value-type="string">
            <text:p>Rhizosphere soil microbial communities from poplar common garden site in Corvallis, Oregon, USA - BESC-360-Co2_62_25 rhizosphere</text:p>
          </table:table-cell>
          <table:table-cell office:value-type="string" calcext:value-type="string">
            <text:p>BESC-360-Co2_62_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97</text:p>
          </table:table-cell>
          <table:table-cell office:value-type="string" calcext:value-type="string">
            <text:p>nmdc:omprc-11-s689qv26</text:p>
          </table:table-cell>
          <table:table-cell office:value-type="string" calcext:value-type="string">
            <text:p>nmdc:bsm-11-v85xpj21</text:p>
          </table:table-cell>
          <table:table-cell office:value-type="string" calcext:value-type="string">
            <text:p>Rhizosphere soil microbial communities from poplar common garden site in Corvallis, Oregon, USA - BESC-360-Co3_13_34 rhizosphere</text:p>
          </table:table-cell>
          <table:table-cell office:value-type="string" calcext:value-type="string">
            <text:p>BESC-360-Co3_13_3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98</text:p>
          </table:table-cell>
          <table:table-cell office:value-type="string" calcext:value-type="string">
            <text:p>nmdc:omprc-11-xkjhfw19</text:p>
          </table:table-cell>
          <table:table-cell office:value-type="string" calcext:value-type="string">
            <text:p>nmdc:bsm-11-9gmcv191</text:p>
          </table:table-cell>
          <table:table-cell office:value-type="string" calcext:value-type="string">
            <text:p>Rhizosphere soil microbial communities from poplar common garden site in Clatskanie, Oregon, USA - BESC-388-CL1_25_34 rhizosphere</text:p>
          </table:table-cell>
          <table:table-cell office:value-type="string" calcext:value-type="string">
            <text:p>BESC-388-CL1_25_3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99</text:p>
          </table:table-cell>
          <table:table-cell office:value-type="string" calcext:value-type="string">
            <text:p>nmdc:omprc-11-vzaqys60</text:p>
          </table:table-cell>
          <table:table-cell office:value-type="string" calcext:value-type="string">
            <text:p>nmdc:bsm-11-nn5snj10</text:p>
          </table:table-cell>
          <table:table-cell office:value-type="string" calcext:value-type="string">
            <text:p>Rhizosphere soil microbial communities from poplar common garden site in Clatskanie, Oregon, USA - BESC-388-CL2_50_4 rhizosphere</text:p>
          </table:table-cell>
          <table:table-cell office:value-type="string" calcext:value-type="string">
            <text:p>BESC-388-CL2_50_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00</text:p>
          </table:table-cell>
          <table:table-cell office:value-type="string" calcext:value-type="string">
            <text:p>nmdc:omprc-11-1ds16773</text:p>
          </table:table-cell>
          <table:table-cell office:value-type="string" calcext:value-type="string">
            <text:p>nmdc:bsm-11-4ep6tc76</text:p>
          </table:table-cell>
          <table:table-cell office:value-type="string" calcext:value-type="string">
            <text:p>Rhizosphere soil microbial communities from poplar common garden site in Clatskanie, Oregon, USA - BESC-388-CL3_88_3 rhizosphere</text:p>
          </table:table-cell>
          <table:table-cell office:value-type="string" calcext:value-type="string">
            <text:p>BESC-388-CL3_88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01</text:p>
          </table:table-cell>
          <table:table-cell office:value-type="string" calcext:value-type="string">
            <text:p>nmdc:omprc-11-etfch731</text:p>
          </table:table-cell>
          <table:table-cell office:value-type="string" calcext:value-type="string">
            <text:p>nmdc:bsm-11-45z1kv27</text:p>
          </table:table-cell>
          <table:table-cell office:value-type="string" calcext:value-type="string">
            <text:p>Rhizosphere soil microbial communities from poplar common garden site in Corvallis, Oregon, USA - BESC-388-Co1_32_7 rhizosphere</text:p>
          </table:table-cell>
          <table:table-cell office:value-type="string" calcext:value-type="string">
            <text:p>BESC-388-Co1_32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02</text:p>
          </table:table-cell>
          <table:table-cell office:value-type="string" calcext:value-type="string">
            <text:p>nmdc:omprc-11-rqvv3213</text:p>
          </table:table-cell>
          <table:table-cell office:value-type="string" calcext:value-type="string">
            <text:p>nmdc:bsm-11-05dve909</text:p>
          </table:table-cell>
          <table:table-cell office:value-type="string" calcext:value-type="string">
            <text:p>Rhizosphere soil microbial communities from poplar common garden site in Corvallis, Oregon, USA - BESC-388-Co2_54_7 rhizosphere</text:p>
          </table:table-cell>
          <table:table-cell office:value-type="string" calcext:value-type="string">
            <text:p>BESC-388-Co2_54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03</text:p>
          </table:table-cell>
          <table:table-cell office:value-type="string" calcext:value-type="string">
            <text:p>nmdc:omprc-11-8zp5bz78</text:p>
          </table:table-cell>
          <table:table-cell office:value-type="string" calcext:value-type="string">
            <text:p>nmdc:bsm-11-4htstp40</text:p>
          </table:table-cell>
          <table:table-cell office:value-type="string" calcext:value-type="string">
            <text:p>Rhizosphere soil microbial communities from poplar common garden site in Corvallis, Oregon, USA - BESC-388-Co3_8_57 rhizosphere</text:p>
          </table:table-cell>
          <table:table-cell office:value-type="string" calcext:value-type="string">
            <text:p>BESC-388-Co3_8_5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04</text:p>
          </table:table-cell>
          <table:table-cell office:value-type="string" calcext:value-type="string">
            <text:p>nmdc:omprc-11-gce3vs06</text:p>
          </table:table-cell>
          <table:table-cell office:value-type="string" calcext:value-type="string">
            <text:p>nmdc:bsm-11-spzb5g89</text:p>
          </table:table-cell>
          <table:table-cell office:value-type="string" calcext:value-type="string">
            <text:p>Rhizosphere soil microbial communities from poplar common garden site in Clatskanie, Oregon, USA - BESC-448-CL1_35_3 rhizosphere</text:p>
          </table:table-cell>
          <table:table-cell office:value-type="string" calcext:value-type="string">
            <text:p>BESC-448-CL1_35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05</text:p>
          </table:table-cell>
          <table:table-cell office:value-type="string" calcext:value-type="string">
            <text:p>nmdc:omprc-11-fp334636</text:p>
          </table:table-cell>
          <table:table-cell office:value-type="string" calcext:value-type="string">
            <text:p>nmdc:bsm-11-vcna9q80</text:p>
          </table:table-cell>
          <table:table-cell office:value-type="string" calcext:value-type="string">
            <text:p>Rhizosphere soil microbial communities from poplar common garden site in Clatskanie, Oregon, USA - BESC-448-CL3_88_32 rhizosphere</text:p>
          </table:table-cell>
          <table:table-cell office:value-type="string" calcext:value-type="string">
            <text:p>BESC-448-CL3_88_3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06</text:p>
          </table:table-cell>
          <table:table-cell office:value-type="string" calcext:value-type="string">
            <text:p>nmdc:omprc-11-qa8k2807</text:p>
          </table:table-cell>
          <table:table-cell office:value-type="string" calcext:value-type="string">
            <text:p>nmdc:bsm-11-1r59n445</text:p>
          </table:table-cell>
          <table:table-cell office:value-type="string" calcext:value-type="string">
            <text:p>Rhizosphere soil microbial communities from poplar common garden site in Clatskanie, Oregon, USA - BESC-470-CL2_38_23 rhizosphere</text:p>
          </table:table-cell>
          <table:table-cell office:value-type="string" calcext:value-type="string">
            <text:p>BESC-470-CL2_38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07</text:p>
          </table:table-cell>
          <table:table-cell office:value-type="string" calcext:value-type="string">
            <text:p>nmdc:omprc-11-r64xh422</text:p>
          </table:table-cell>
          <table:table-cell office:value-type="string" calcext:value-type="string">
            <text:p>nmdc:bsm-11-90vp2x95</text:p>
          </table:table-cell>
          <table:table-cell office:value-type="string" calcext:value-type="string">
            <text:p>Rhizosphere soil microbial communities from poplar common garden site in Corvallis, Oregon, USA - BESC-56-Co1_22_4 rhizosphere</text:p>
          </table:table-cell>
          <table:table-cell office:value-type="string" calcext:value-type="string">
            <text:p>BESC-56-Co1_22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08</text:p>
          </table:table-cell>
          <table:table-cell office:value-type="string" calcext:value-type="string">
            <text:p>nmdc:omprc-11-29ct3y80</text:p>
          </table:table-cell>
          <table:table-cell office:value-type="string" calcext:value-type="string">
            <text:p>nmdc:bsm-11-e9z5qp65</text:p>
          </table:table-cell>
          <table:table-cell office:value-type="string" calcext:value-type="string">
            <text:p>Rhizosphere soil microbial communities from poplar common garden site in Corvallis, Oregon, USA - BESC-56-Co2_51_16 rhizosphere</text:p>
          </table:table-cell>
          <table:table-cell office:value-type="string" calcext:value-type="string">
            <text:p>BESC-56-Co2_51_1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09</text:p>
          </table:table-cell>
          <table:table-cell office:value-type="string" calcext:value-type="string">
            <text:p>nmdc:omprc-11-92rmyt64</text:p>
          </table:table-cell>
          <table:table-cell office:value-type="string" calcext:value-type="string">
            <text:p>nmdc:bsm-11-sqpv6146</text:p>
          </table:table-cell>
          <table:table-cell office:value-type="string" calcext:value-type="string">
            <text:p>Rhizosphere soil microbial communities from poplar common garden site in Corvallis, Oregon, USA - BESC-56-Co3_6_53 rhizosphere</text:p>
          </table:table-cell>
          <table:table-cell office:value-type="string" calcext:value-type="string">
            <text:p>BESC-56-Co3_6_5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10</text:p>
          </table:table-cell>
          <table:table-cell office:value-type="string" calcext:value-type="string">
            <text:p>nmdc:omprc-11-v92b3270</text:p>
          </table:table-cell>
          <table:table-cell office:value-type="string" calcext:value-type="string">
            <text:p>nmdc:bsm-11-fr4c9n11</text:p>
          </table:table-cell>
          <table:table-cell office:value-type="string" calcext:value-type="string">
            <text:p>Rhizosphere soil microbial communities from poplar common garden site in Clatskanie, Oregon, USA - BESC-833-CL2_42_16 rhizosphere</text:p>
          </table:table-cell>
          <table:table-cell office:value-type="string" calcext:value-type="string">
            <text:p>BESC-833-CL2_42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11</text:p>
          </table:table-cell>
          <table:table-cell office:value-type="string" calcext:value-type="string">
            <text:p>nmdc:omprc-11-8jf3qt91</text:p>
          </table:table-cell>
          <table:table-cell office:value-type="string" calcext:value-type="string">
            <text:p>nmdc:bsm-11-at9sda86</text:p>
          </table:table-cell>
          <table:table-cell office:value-type="string" calcext:value-type="string">
            <text:p>Rhizosphere soil microbial communities from poplar common garden site in Clatskanie, Oregon, USA - BESC-833-CL3_77_6 rhizosphere</text:p>
          </table:table-cell>
          <table:table-cell office:value-type="string" calcext:value-type="string">
            <text:p>BESC-833-CL3_77_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12</text:p>
          </table:table-cell>
          <table:table-cell office:value-type="string" calcext:value-type="string">
            <text:p>nmdc:omprc-11-xrfpwb88</text:p>
          </table:table-cell>
          <table:table-cell office:value-type="string" calcext:value-type="string">
            <text:p>nmdc:bsm-11-j8ezj858</text:p>
          </table:table-cell>
          <table:table-cell office:value-type="string" calcext:value-type="string">
            <text:p>Rhizosphere soil microbial communities from poplar common garden site in Corvallis, Oregon, USA - BESC-833-Co1_6_4 rhizosphere</text:p>
          </table:table-cell>
          <table:table-cell office:value-type="string" calcext:value-type="string">
            <text:p>BESC-833-Co1_6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13</text:p>
          </table:table-cell>
          <table:table-cell office:value-type="string" calcext:value-type="string">
            <text:p>nmdc:omprc-11-sda21w50</text:p>
          </table:table-cell>
          <table:table-cell office:value-type="string" calcext:value-type="string">
            <text:p>nmdc:bsm-11-bd18tk15</text:p>
          </table:table-cell>
          <table:table-cell office:value-type="string" calcext:value-type="string">
            <text:p>Rhizosphere soil microbial communities from poplar common garden site in Corvallis, Oregon, USA - BESC-833-Co2_47_23 rhizosphere</text:p>
          </table:table-cell>
          <table:table-cell office:value-type="string" calcext:value-type="string">
            <text:p>BESC-833-Co2_47_2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14</text:p>
          </table:table-cell>
          <table:table-cell office:value-type="string" calcext:value-type="string">
            <text:p>nmdc:omprc-11-5p61j106</text:p>
          </table:table-cell>
          <table:table-cell office:value-type="string" calcext:value-type="string">
            <text:p>nmdc:bsm-11-pejvvs20</text:p>
          </table:table-cell>
          <table:table-cell office:value-type="string" calcext:value-type="string">
            <text:p>Rhizosphere soil microbial communities from poplar common garden site in Corvallis, Oregon, USA - BESC-833-Co3_31_37 rhizosphere</text:p>
          </table:table-cell>
          <table:table-cell office:value-type="string" calcext:value-type="string">
            <text:p>BESC-833-Co3_31_3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15</text:p>
          </table:table-cell>
          <table:table-cell office:value-type="string" calcext:value-type="string">
            <text:p>nmdc:omprc-11-xrrafx26</text:p>
          </table:table-cell>
          <table:table-cell office:value-type="string" calcext:value-type="string">
            <text:p>nmdc:bsm-11-vv577p15</text:p>
          </table:table-cell>
          <table:table-cell office:value-type="string" calcext:value-type="string">
            <text:p>Rhizosphere soil microbial communities from poplar common garden site in Clatskanie, Oregon, USA - BESC-845-CL1_31_22 rhizosphere</text:p>
          </table:table-cell>
          <table:table-cell office:value-type="string" calcext:value-type="string">
            <text:p>BESC-845-CL1_31_2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16</text:p>
          </table:table-cell>
          <table:table-cell office:value-type="string" calcext:value-type="string">
            <text:p>nmdc:omprc-11-qh0e4z95</text:p>
          </table:table-cell>
          <table:table-cell office:value-type="string" calcext:value-type="string">
            <text:p>nmdc:bsm-11-adwwk217</text:p>
          </table:table-cell>
          <table:table-cell office:value-type="string" calcext:value-type="string">
            <text:p>Rhizosphere soil microbial communities from poplar common garden site in Clatskanie, Oregon, USA - BESC-845-CL2_37_16 rhizosphere</text:p>
          </table:table-cell>
          <table:table-cell office:value-type="string" calcext:value-type="string">
            <text:p>BESC-845-CL2_37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17</text:p>
          </table:table-cell>
          <table:table-cell office:value-type="string" calcext:value-type="string">
            <text:p>nmdc:omprc-11-z2frm294</text:p>
          </table:table-cell>
          <table:table-cell office:value-type="string" calcext:value-type="string">
            <text:p>nmdc:bsm-11-szd4fj93</text:p>
          </table:table-cell>
          <table:table-cell office:value-type="string" calcext:value-type="string">
            <text:p>Rhizosphere soil microbial communities from poplar common garden site in Clatskanie, Oregon, USA - BESC-845-CL3_80_19 rhizosphere</text:p>
          </table:table-cell>
          <table:table-cell office:value-type="string" calcext:value-type="string">
            <text:p>BESC-845-CL3_80_1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18</text:p>
          </table:table-cell>
          <table:table-cell office:value-type="string" calcext:value-type="string">
            <text:p>nmdc:omprc-11-qpwmky78</text:p>
          </table:table-cell>
          <table:table-cell office:value-type="string" calcext:value-type="string">
            <text:p>nmdc:bsm-11-wpye0n32</text:p>
          </table:table-cell>
          <table:table-cell office:value-type="string" calcext:value-type="string">
            <text:p>Rhizosphere soil microbial communities from poplar common garden site in Corvallis, Oregon, USA - BESC-845-Co1_24_3 rhizosphere</text:p>
          </table:table-cell>
          <table:table-cell office:value-type="string" calcext:value-type="string">
            <text:p>BESC-845-Co1_24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19</text:p>
          </table:table-cell>
          <table:table-cell office:value-type="string" calcext:value-type="string">
            <text:p>nmdc:omprc-11-9qy7z255</text:p>
          </table:table-cell>
          <table:table-cell office:value-type="string" calcext:value-type="string">
            <text:p>nmdc:bsm-11-hae6xn61</text:p>
          </table:table-cell>
          <table:table-cell office:value-type="string" calcext:value-type="string">
            <text:p>Rhizosphere soil microbial communities from poplar common garden site in Corvallis, Oregon, USA - BESC-845-Co2_60_28 rhizosphere</text:p>
          </table:table-cell>
          <table:table-cell office:value-type="string" calcext:value-type="string">
            <text:p>BESC-845-Co2_60_2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20</text:p>
          </table:table-cell>
          <table:table-cell office:value-type="string" calcext:value-type="string">
            <text:p>nmdc:omprc-11-x6251m82</text:p>
          </table:table-cell>
          <table:table-cell office:value-type="string" calcext:value-type="string">
            <text:p>nmdc:bsm-11-v1ynyj85</text:p>
          </table:table-cell>
          <table:table-cell office:value-type="string" calcext:value-type="string">
            <text:p>Rhizosphere soil microbial communities from poplar common garden site in Corvallis, Oregon, USA - BESC-845-Co3_28_42 rhizosphere</text:p>
          </table:table-cell>
          <table:table-cell office:value-type="string" calcext:value-type="string">
            <text:p>BESC-845-Co3_28_4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21</text:p>
          </table:table-cell>
          <table:table-cell office:value-type="string" calcext:value-type="string">
            <text:p>nmdc:omprc-11-h304ns26</text:p>
          </table:table-cell>
          <table:table-cell office:value-type="string" calcext:value-type="string">
            <text:p>nmdc:bsm-11-zmsv5494</text:p>
          </table:table-cell>
          <table:table-cell office:value-type="string" calcext:value-type="string">
            <text:p>Rhizosphere soil microbial communities from poplar common garden site in Clatskanie, Oregon, USA - BESC-847-CL1_28_5 rhizosphere</text:p>
          </table:table-cell>
          <table:table-cell office:value-type="string" calcext:value-type="string">
            <text:p>BESC-847-CL1_2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22</text:p>
          </table:table-cell>
          <table:table-cell office:value-type="string" calcext:value-type="string">
            <text:p>nmdc:omprc-11-2as6zb15</text:p>
          </table:table-cell>
          <table:table-cell office:value-type="string" calcext:value-type="string">
            <text:p>nmdc:bsm-11-rbzk5h49</text:p>
          </table:table-cell>
          <table:table-cell office:value-type="string" calcext:value-type="string">
            <text:p>Rhizosphere soil microbial communities from poplar common garden site in Clatskanie, Oregon, USA - BESC-847-CL2_38_7 rhizosphere</text:p>
          </table:table-cell>
          <table:table-cell office:value-type="string" calcext:value-type="string">
            <text:p>BESC-847-CL2_38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23</text:p>
          </table:table-cell>
          <table:table-cell office:value-type="string" calcext:value-type="string">
            <text:p>nmdc:omprc-11-ss5p6584</text:p>
          </table:table-cell>
          <table:table-cell office:value-type="string" calcext:value-type="string">
            <text:p>nmdc:bsm-11-pgfhya35</text:p>
          </table:table-cell>
          <table:table-cell office:value-type="string" calcext:value-type="string">
            <text:p>Rhizosphere soil microbial communities from poplar common garden site in Clatskanie, Oregon, USA - BESC-847-CL3_83_27 rhizosphere</text:p>
          </table:table-cell>
          <table:table-cell office:value-type="string" calcext:value-type="string">
            <text:p>BESC-847-CL3_83_2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24</text:p>
          </table:table-cell>
          <table:table-cell office:value-type="string" calcext:value-type="string">
            <text:p>nmdc:omprc-11-494r4q06</text:p>
          </table:table-cell>
          <table:table-cell office:value-type="string" calcext:value-type="string">
            <text:p>nmdc:bsm-11-qyx7qs76</text:p>
          </table:table-cell>
          <table:table-cell office:value-type="string" calcext:value-type="string">
            <text:p>Rhizosphere soil microbial communities from poplar common garden site in Corvallis, Oregon, USA - BESC-847-Co1_12_9 rhizosphere</text:p>
          </table:table-cell>
          <table:table-cell office:value-type="string" calcext:value-type="string">
            <text:p>BESC-847-Co1_12_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25</text:p>
          </table:table-cell>
          <table:table-cell office:value-type="string" calcext:value-type="string">
            <text:p>nmdc:omprc-11-86xftb40</text:p>
          </table:table-cell>
          <table:table-cell office:value-type="string" calcext:value-type="string">
            <text:p>nmdc:bsm-11-67dmq694</text:p>
          </table:table-cell>
          <table:table-cell office:value-type="string" calcext:value-type="string">
            <text:p>Rhizosphere soil microbial communities from poplar common garden site in Corvallis, Oregon, USA - BESC-847-Co2_69_13 rhizosphere</text:p>
          </table:table-cell>
          <table:table-cell office:value-type="string" calcext:value-type="string">
            <text:p>BESC-847-Co2_69_1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26</text:p>
          </table:table-cell>
          <table:table-cell office:value-type="string" calcext:value-type="string">
            <text:p>nmdc:omprc-11-nq5g8m55</text:p>
          </table:table-cell>
          <table:table-cell office:value-type="string" calcext:value-type="string">
            <text:p>nmdc:bsm-11-jrahe581</text:p>
          </table:table-cell>
          <table:table-cell office:value-type="string" calcext:value-type="string">
            <text:p>Rhizosphere soil microbial communities from poplar common garden site in Corvallis, Oregon, USA - BESC-847-Co3_9_34 rhizosphere</text:p>
          </table:table-cell>
          <table:table-cell office:value-type="string" calcext:value-type="string">
            <text:p>BESC-847-Co3_9_3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27</text:p>
          </table:table-cell>
          <table:table-cell office:value-type="string" calcext:value-type="string">
            <text:p>nmdc:omprc-11-1p1ngs84</text:p>
          </table:table-cell>
          <table:table-cell office:value-type="string" calcext:value-type="string">
            <text:p>nmdc:bsm-11-7bbm7795</text:p>
          </table:table-cell>
          <table:table-cell office:value-type="string" calcext:value-type="string">
            <text:p>Rhizosphere soil microbial communities from poplar common garden site in Clatskanie, Oregon, USA - BESC-86-CL2_69_17 rhizosphere</text:p>
          </table:table-cell>
          <table:table-cell office:value-type="string" calcext:value-type="string">
            <text:p>BESC-86-CL2_69_1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28</text:p>
          </table:table-cell>
          <table:table-cell office:value-type="string" calcext:value-type="string">
            <text:p>nmdc:omprc-11-qhbjkg04</text:p>
          </table:table-cell>
          <table:table-cell office:value-type="string" calcext:value-type="string">
            <text:p>nmdc:bsm-11-7j0fnc87</text:p>
          </table:table-cell>
          <table:table-cell office:value-type="string" calcext:value-type="string">
            <text:p>Rhizosphere soil microbial communities from poplar common garden site in Clatskanie, Oregon, USA - BESC-866-CL2_50_11 rhizosphere</text:p>
          </table:table-cell>
          <table:table-cell office:value-type="string" calcext:value-type="string">
            <text:p>BESC-866-CL2_50_1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29</text:p>
          </table:table-cell>
          <table:table-cell office:value-type="string" calcext:value-type="string">
            <text:p>nmdc:omprc-11-q3cqjx42</text:p>
          </table:table-cell>
          <table:table-cell office:value-type="string" calcext:value-type="string">
            <text:p>nmdc:bsm-11-7n6p8d80</text:p>
          </table:table-cell>
          <table:table-cell office:value-type="string" calcext:value-type="string">
            <text:p>Rhizosphere soil microbial communities from poplar common garden site in Clatskanie, Oregon, USA - BESC-866-CL3_75_7 rhizosphere</text:p>
          </table:table-cell>
          <table:table-cell office:value-type="string" calcext:value-type="string">
            <text:p>BESC-866-CL3_75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30</text:p>
          </table:table-cell>
          <table:table-cell office:value-type="string" calcext:value-type="string">
            <text:p>nmdc:omprc-11-7dxxhc53</text:p>
          </table:table-cell>
          <table:table-cell office:value-type="string" calcext:value-type="string">
            <text:p>nmdc:bsm-11-8wd4pp40</text:p>
          </table:table-cell>
          <table:table-cell office:value-type="string" calcext:value-type="string">
            <text:p>Rhizosphere soil microbial communities from poplar common garden site in Corvallis, Oregon, USA - BESC-866-Co1_10_5 rhizosphere</text:p>
          </table:table-cell>
          <table:table-cell office:value-type="string" calcext:value-type="string">
            <text:p>BESC-866-Co1_10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31</text:p>
          </table:table-cell>
          <table:table-cell office:value-type="string" calcext:value-type="string">
            <text:p>nmdc:omprc-11-rt7na349</text:p>
          </table:table-cell>
          <table:table-cell office:value-type="string" calcext:value-type="string">
            <text:p>nmdc:bsm-11-tzp7r259</text:p>
          </table:table-cell>
          <table:table-cell office:value-type="string" calcext:value-type="string">
            <text:p>Rhizosphere soil microbial communities from poplar common garden site in Corvallis, Oregon, USA - BESC-866-Co2_58_19 rhizosphere</text:p>
          </table:table-cell>
          <table:table-cell office:value-type="string" calcext:value-type="string">
            <text:p>BESC-866-Co2_58_1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32</text:p>
          </table:table-cell>
          <table:table-cell office:value-type="string" calcext:value-type="string">
            <text:p>nmdc:omprc-11-mpkt1x42</text:p>
          </table:table-cell>
          <table:table-cell office:value-type="string" calcext:value-type="string">
            <text:p>nmdc:bsm-11-kz54ep97</text:p>
          </table:table-cell>
          <table:table-cell office:value-type="string" calcext:value-type="string">
            <text:p>Rhizosphere soil microbial communities from poplar common garden site in Corvallis, Oregon, USA - BESC-866-Co3_27_48 rhizosphere</text:p>
          </table:table-cell>
          <table:table-cell office:value-type="string" calcext:value-type="string">
            <text:p>BESC-866-Co3_27_4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33</text:p>
          </table:table-cell>
          <table:table-cell office:value-type="string" calcext:value-type="string">
            <text:p>nmdc:omprc-11-tkwvvm24</text:p>
          </table:table-cell>
          <table:table-cell office:value-type="string" calcext:value-type="string">
            <text:p>nmdc:bsm-11-nvgcpg87</text:p>
          </table:table-cell>
          <table:table-cell office:value-type="string" calcext:value-type="string">
            <text:p>Rhizosphere soil microbial communities from poplar common garden site in Clatskanie, Oregon, USA - BESC-904-CL2_57_20 rhizosphere</text:p>
          </table:table-cell>
          <table:table-cell office:value-type="string" calcext:value-type="string">
            <text:p>BESC-904-CL2_57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34</text:p>
          </table:table-cell>
          <table:table-cell office:value-type="string" calcext:value-type="string">
            <text:p>nmdc:omprc-11-hdb69470</text:p>
          </table:table-cell>
          <table:table-cell office:value-type="string" calcext:value-type="string">
            <text:p>nmdc:bsm-11-xgrda154</text:p>
          </table:table-cell>
          <table:table-cell office:value-type="string" calcext:value-type="string">
            <text:p>Rhizosphere soil microbial communities from poplar common garden site in Clatskanie, Oregon, USA - BESC-904-CL3_91_3 rhizosphere</text:p>
          </table:table-cell>
          <table:table-cell office:value-type="string" calcext:value-type="string">
            <text:p>BESC-904-CL3_91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35</text:p>
          </table:table-cell>
          <table:table-cell office:value-type="string" calcext:value-type="string">
            <text:p>nmdc:omprc-11-renj2a23</text:p>
          </table:table-cell>
          <table:table-cell office:value-type="string" calcext:value-type="string">
            <text:p>nmdc:bsm-11-cd09p052</text:p>
          </table:table-cell>
          <table:table-cell office:value-type="string" calcext:value-type="string">
            <text:p>Rhizosphere soil microbial communities from poplar common garden site in Corvallis, Oregon, USA - BESC-904-Co1_5_9 rhizosphere</text:p>
          </table:table-cell>
          <table:table-cell office:value-type="string" calcext:value-type="string">
            <text:p>BESC-904-Co1_5_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36</text:p>
          </table:table-cell>
          <table:table-cell office:value-type="string" calcext:value-type="string">
            <text:p>nmdc:omprc-11-r2fe4498</text:p>
          </table:table-cell>
          <table:table-cell office:value-type="string" calcext:value-type="string">
            <text:p>nmdc:bsm-11-9rcfa470</text:p>
          </table:table-cell>
          <table:table-cell office:value-type="string" calcext:value-type="string">
            <text:p>Rhizosphere soil microbial communities from poplar common garden site in Corvallis, Oregon, USA - BESC-904-Co2_51_17 rhizosphere</text:p>
          </table:table-cell>
          <table:table-cell office:value-type="string" calcext:value-type="string">
            <text:p>BESC-904-Co2_51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37</text:p>
          </table:table-cell>
          <table:table-cell office:value-type="string" calcext:value-type="string">
            <text:p>nmdc:omprc-11-nmtj1g51</text:p>
          </table:table-cell>
          <table:table-cell office:value-type="string" calcext:value-type="string">
            <text:p>nmdc:bsm-11-6zd5nb38</text:p>
          </table:table-cell>
          <table:table-cell office:value-type="string" calcext:value-type="string">
            <text:p>Rhizosphere soil microbial communities from poplar common garden site in Corvallis, Oregon, USA - BESC-904-Co3_16_51 rhizosphere</text:p>
          </table:table-cell>
          <table:table-cell office:value-type="string" calcext:value-type="string">
            <text:p>BESC-904-Co3_16_5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38</text:p>
          </table:table-cell>
          <table:table-cell office:value-type="string" calcext:value-type="string">
            <text:p>nmdc:omprc-11-q22m9z88</text:p>
          </table:table-cell>
          <table:table-cell office:value-type="string" calcext:value-type="string">
            <text:p>nmdc:bsm-11-8eypa967</text:p>
          </table:table-cell>
          <table:table-cell office:value-type="string" calcext:value-type="string">
            <text:p>Rhizosphere soil microbial communities from poplar common garden site in Clatskanie, Oregon, USA - BESC-905-CL1_32_20 rhizosphere</text:p>
          </table:table-cell>
          <table:table-cell office:value-type="string" calcext:value-type="string">
            <text:p>BESC-905-CL1_32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39</text:p>
          </table:table-cell>
          <table:table-cell office:value-type="string" calcext:value-type="string">
            <text:p>nmdc:omprc-11-f6693016</text:p>
          </table:table-cell>
          <table:table-cell office:value-type="string" calcext:value-type="string">
            <text:p>nmdc:bsm-11-k7v09098</text:p>
          </table:table-cell>
          <table:table-cell office:value-type="string" calcext:value-type="string">
            <text:p>Rhizosphere soil microbial communities from poplar common garden site in Corvallis, Oregon, USA - BESC-360-Co1_23_6 rhizosphere</text:p>
          </table:table-cell>
          <table:table-cell office:value-type="string" calcext:value-type="string">
            <text:p>BESC-360-Co1_23_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40</text:p>
          </table:table-cell>
          <table:table-cell office:value-type="string" calcext:value-type="string">
            <text:p>nmdc:omprc-11-m3hwb437</text:p>
          </table:table-cell>
          <table:table-cell office:value-type="string" calcext:value-type="string">
            <text:p>nmdc:bsm-11-wdfz5578</text:p>
          </table:table-cell>
          <table:table-cell office:value-type="string" calcext:value-type="string">
            <text:p>Rhizosphere soil microbial communities from poplar common garden site in Clatskanie, Oregon, USA - GW-11047-CL1_23_5 rhizosphere</text:p>
          </table:table-cell>
          <table:table-cell office:value-type="string" calcext:value-type="string">
            <text:p>GW-11047-CL1_23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41</text:p>
          </table:table-cell>
          <table:table-cell office:value-type="string" calcext:value-type="string">
            <text:p>nmdc:omprc-11-dbwxze79</text:p>
          </table:table-cell>
          <table:table-cell office:value-type="string" calcext:value-type="string">
            <text:p>nmdc:bsm-11-kff3y587</text:p>
          </table:table-cell>
          <table:table-cell office:value-type="string" calcext:value-type="string">
            <text:p>Rhizosphere soil microbial communities from poplar common garden site in Clatskanie, Oregon, USA - GW-11047-CL2_41_30 rhizosphere</text:p>
          </table:table-cell>
          <table:table-cell office:value-type="string" calcext:value-type="string">
            <text:p>GW-11047-CL2_41_3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42</text:p>
          </table:table-cell>
          <table:table-cell office:value-type="string" calcext:value-type="string">
            <text:p>nmdc:omprc-11-zcn33x50</text:p>
          </table:table-cell>
          <table:table-cell office:value-type="string" calcext:value-type="string">
            <text:p>nmdc:bsm-11-wj8zqj74</text:p>
          </table:table-cell>
          <table:table-cell office:value-type="string" calcext:value-type="string">
            <text:p>Rhizosphere soil microbial communities from poplar common garden site in Clatskanie, Oregon, USA - GW-4579-CL1_25_23 rhizosphere</text:p>
          </table:table-cell>
          <table:table-cell office:value-type="string" calcext:value-type="string">
            <text:p>GW-4579-CL1_25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43</text:p>
          </table:table-cell>
          <table:table-cell office:value-type="string" calcext:value-type="string">
            <text:p>nmdc:omprc-11-7yr4zy92</text:p>
          </table:table-cell>
          <table:table-cell office:value-type="string" calcext:value-type="string">
            <text:p>nmdc:bsm-11-6y2dt532</text:p>
          </table:table-cell>
          <table:table-cell office:value-type="string" calcext:value-type="string">
            <text:p>Rhizosphere soil microbial communities from poplar common garden site in Clatskanie, Oregon, USA - GW-4579-CL2_50_20 rhizosphere</text:p>
          </table:table-cell>
          <table:table-cell office:value-type="string" calcext:value-type="string">
            <text:p>GW-4579-CL2_50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44</text:p>
          </table:table-cell>
          <table:table-cell office:value-type="string" calcext:value-type="string">
            <text:p>nmdc:omprc-11-0xn8jm51</text:p>
          </table:table-cell>
          <table:table-cell office:value-type="string" calcext:value-type="string">
            <text:p>nmdc:bsm-11-kgjz0433</text:p>
          </table:table-cell>
          <table:table-cell office:value-type="string" calcext:value-type="string">
            <text:p>Rhizosphere soil microbial communities from poplar common garden site in Corvallis, Oregon, USA - GW-4579-Co1_14_4 rhizosphere</text:p>
          </table:table-cell>
          <table:table-cell office:value-type="string" calcext:value-type="string">
            <text:p>GW-4579-Co1_14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45</text:p>
          </table:table-cell>
          <table:table-cell office:value-type="string" calcext:value-type="string">
            <text:p>nmdc:omprc-11-vkqkts70</text:p>
          </table:table-cell>
          <table:table-cell office:value-type="string" calcext:value-type="string">
            <text:p>nmdc:bsm-11-6pr72x09</text:p>
          </table:table-cell>
          <table:table-cell office:value-type="string" calcext:value-type="string">
            <text:p>Rhizosphere soil microbial communities from poplar common garden site in Corvallis, Oregon, USA - GW-4579-Co2_44_8 rhizosphere</text:p>
          </table:table-cell>
          <table:table-cell office:value-type="string" calcext:value-type="string">
            <text:p>GW-4579-Co2_44_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46</text:p>
          </table:table-cell>
          <table:table-cell office:value-type="string" calcext:value-type="string">
            <text:p>nmdc:omprc-11-8jy3ag45</text:p>
          </table:table-cell>
          <table:table-cell office:value-type="string" calcext:value-type="string">
            <text:p>nmdc:bsm-11-011z7z70</text:p>
          </table:table-cell>
          <table:table-cell office:value-type="string" calcext:value-type="string">
            <text:p>Rhizosphere soil microbial communities from poplar common garden site in Corvallis, Oregon, USA - GW-4579-Co3_14_51 rhizosphere</text:p>
          </table:table-cell>
          <table:table-cell office:value-type="string" calcext:value-type="string">
            <text:p>GW-4579-Co3_14_5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47</text:p>
          </table:table-cell>
          <table:table-cell office:value-type="string" calcext:value-type="string">
            <text:p>nmdc:omprc-11-dvgq4712</text:p>
          </table:table-cell>
          <table:table-cell office:value-type="string" calcext:value-type="string">
            <text:p>nmdc:bsm-11-kgm2s608</text:p>
          </table:table-cell>
          <table:table-cell office:value-type="string" calcext:value-type="string">
            <text:p>Rhizosphere soil microbial communities from poplar common garden site in Corvallis, Oregon, USA - GW-7986-Co1_37_5 rhizosphere</text:p>
          </table:table-cell>
          <table:table-cell office:value-type="string" calcext:value-type="string">
            <text:p>GW-7986-Co1_37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48</text:p>
          </table:table-cell>
          <table:table-cell office:value-type="string" calcext:value-type="string">
            <text:p>nmdc:omprc-11-c76snb89</text:p>
          </table:table-cell>
          <table:table-cell office:value-type="string" calcext:value-type="string">
            <text:p>nmdc:bsm-11-thpb7b07</text:p>
          </table:table-cell>
          <table:table-cell office:value-type="string" calcext:value-type="string">
            <text:p>Rhizosphere soil microbial communities from poplar common garden site in Corvallis, Oregon, USA - GW-7986-Co2_68_28 rhizosphere</text:p>
          </table:table-cell>
          <table:table-cell office:value-type="string" calcext:value-type="string">
            <text:p>GW-7986-Co2_68_2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49</text:p>
          </table:table-cell>
          <table:table-cell office:value-type="string" calcext:value-type="string">
            <text:p>nmdc:omprc-11-f1jzfj58</text:p>
          </table:table-cell>
          <table:table-cell office:value-type="string" calcext:value-type="string">
            <text:p>nmdc:bsm-11-jqwsb466</text:p>
          </table:table-cell>
          <table:table-cell office:value-type="string" calcext:value-type="string">
            <text:p>Rhizosphere soil microbial communities from poplar common garden site in Corvallis, Oregon, USA - GW-7986-Co3_31_39 rhizosphere</text:p>
          </table:table-cell>
          <table:table-cell office:value-type="string" calcext:value-type="string">
            <text:p>GW-7986-Co3_31_3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50</text:p>
          </table:table-cell>
          <table:table-cell office:value-type="string" calcext:value-type="string">
            <text:p>nmdc:omprc-11-2qzhhf43</text:p>
          </table:table-cell>
          <table:table-cell office:value-type="string" calcext:value-type="string">
            <text:p>nmdc:bsm-11-ahpvvb55</text:p>
          </table:table-cell>
          <table:table-cell office:value-type="string" calcext:value-type="string">
            <text:p>Rhizosphere soil microbial communities from poplar common garden site in Clatskanie, Oregon, USA - GW-9591-CL1_34_16 rhizosphere</text:p>
          </table:table-cell>
          <table:table-cell office:value-type="string" calcext:value-type="string">
            <text:p>GW-9591-CL1_34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51</text:p>
          </table:table-cell>
          <table:table-cell office:value-type="string" calcext:value-type="string">
            <text:p>nmdc:omprc-11-4zkng696</text:p>
          </table:table-cell>
          <table:table-cell office:value-type="string" calcext:value-type="string">
            <text:p>nmdc:bsm-11-57ejpn32</text:p>
          </table:table-cell>
          <table:table-cell office:value-type="string" calcext:value-type="string">
            <text:p>Rhizosphere soil microbial communities from poplar common garden site in Clatskanie, Oregon, USA - GW-9591-CL2_56_12 rhizosphere</text:p>
          </table:table-cell>
          <table:table-cell office:value-type="string" calcext:value-type="string">
            <text:p>GW-9591-CL2_56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52</text:p>
          </table:table-cell>
          <table:table-cell office:value-type="string" calcext:value-type="string">
            <text:p>nmdc:omprc-11-gss4bg21</text:p>
          </table:table-cell>
          <table:table-cell office:value-type="string" calcext:value-type="string">
            <text:p>nmdc:bsm-11-xhbae603</text:p>
          </table:table-cell>
          <table:table-cell office:value-type="string" calcext:value-type="string">
            <text:p>Rhizosphere soil microbial communities from poplar common garden site in Clatskanie, Oregon, USA - GW-9591-CL3_98_5 rhizosphere</text:p>
          </table:table-cell>
          <table:table-cell office:value-type="string" calcext:value-type="string">
            <text:p>GW-9591-CL3_9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53</text:p>
          </table:table-cell>
          <table:table-cell office:value-type="string" calcext:value-type="string">
            <text:p>nmdc:omprc-11-fcj94k15</text:p>
          </table:table-cell>
          <table:table-cell office:value-type="string" calcext:value-type="string">
            <text:p>nmdc:bsm-11-yms2f086</text:p>
          </table:table-cell>
          <table:table-cell office:value-type="string" calcext:value-type="string">
            <text:p>Rhizosphere soil microbial communities from poplar common garden site in Corvallis, Oregon, USA - GW-9591-Co1_16_8 rhizosphere</text:p>
          </table:table-cell>
          <table:table-cell office:value-type="string" calcext:value-type="string">
            <text:p>GW-9591-Co1_16_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54</text:p>
          </table:table-cell>
          <table:table-cell office:value-type="string" calcext:value-type="string">
            <text:p>nmdc:omprc-11-mbmg9942</text:p>
          </table:table-cell>
          <table:table-cell office:value-type="string" calcext:value-type="string">
            <text:p>nmdc:bsm-11-4f4btc22</text:p>
          </table:table-cell>
          <table:table-cell office:value-type="string" calcext:value-type="string">
            <text:p>Rhizosphere soil microbial communities from poplar common garden site in Corvallis, Oregon, USA - GW-9591-Co2_62_24 rhizosphere</text:p>
          </table:table-cell>
          <table:table-cell office:value-type="string" calcext:value-type="string">
            <text:p>GW-9591-Co2_62_2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55</text:p>
          </table:table-cell>
          <table:table-cell office:value-type="string" calcext:value-type="string">
            <text:p>nmdc:omprc-11-dtvtbx79</text:p>
          </table:table-cell>
          <table:table-cell office:value-type="string" calcext:value-type="string">
            <text:p>nmdc:bsm-11-0xqxvc88</text:p>
          </table:table-cell>
          <table:table-cell office:value-type="string" calcext:value-type="string">
            <text:p>Rhizosphere soil microbial communities from poplar common garden site in Corvallis, Oregon, USA - GW-9591-Co3_35_48 rhizosphere</text:p>
          </table:table-cell>
          <table:table-cell office:value-type="string" calcext:value-type="string">
            <text:p>GW-9591-Co3_35_4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56</text:p>
          </table:table-cell>
          <table:table-cell office:value-type="string" calcext:value-type="string">
            <text:p>nmdc:omprc-11-vn7cxy98</text:p>
          </table:table-cell>
          <table:table-cell office:value-type="string" calcext:value-type="string">
            <text:p>nmdc:bsm-11-aan31e03</text:p>
          </table:table-cell>
          <table:table-cell office:value-type="string" calcext:value-type="string">
            <text:p>Rhizosphere soil microbial communities from poplar common garden site in Clatskanie, Oregon, USA - SKWA-24-3-CL2_69_25 rhizosphere</text:p>
          </table:table-cell>
          <table:table-cell office:value-type="string" calcext:value-type="string">
            <text:p>SKWA-24-3-CL2_69_2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57</text:p>
          </table:table-cell>
          <table:table-cell office:value-type="string" calcext:value-type="string">
            <text:p>nmdc:omprc-11-7hm4yy12</text:p>
          </table:table-cell>
          <table:table-cell office:value-type="string" calcext:value-type="string">
            <text:p>nmdc:bsm-11-zqaeph53</text:p>
          </table:table-cell>
          <table:table-cell office:value-type="string" calcext:value-type="string">
            <text:p>Rhizosphere soil microbial communities from poplar common garden site in Corvallis, Oregon, USA - SKWA-24-3-Co1_3_5 rhizosphere</text:p>
          </table:table-cell>
          <table:table-cell office:value-type="string" calcext:value-type="string">
            <text:p>SKWA-24-3-Co1_3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58</text:p>
          </table:table-cell>
          <table:table-cell office:value-type="string" calcext:value-type="string">
            <text:p>nmdc:omprc-11-4rh8w698</text:p>
          </table:table-cell>
          <table:table-cell office:value-type="string" calcext:value-type="string">
            <text:p>nmdc:bsm-11-4pc4k424</text:p>
          </table:table-cell>
          <table:table-cell office:value-type="string" calcext:value-type="string">
            <text:p>Rhizosphere soil microbial communities from poplar common garden site in Corvallis, Oregon, USA - SKWA-24-3-Co2_41_10 rhizosphere</text:p>
          </table:table-cell>
          <table:table-cell office:value-type="string" calcext:value-type="string">
            <text:p>SKWA-24-3-Co2_41_1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59</text:p>
          </table:table-cell>
          <table:table-cell office:value-type="string" calcext:value-type="string">
            <text:p>nmdc:omprc-11-qhvwpf30</text:p>
          </table:table-cell>
          <table:table-cell office:value-type="string" calcext:value-type="string">
            <text:p>nmdc:bsm-11-7yjtg159</text:p>
          </table:table-cell>
          <table:table-cell office:value-type="string" calcext:value-type="string">
            <text:p>Rhizosphere soil microbial communities from poplar common garden site in Corvallis, Oregon, USA - SKWA-24-3-Co3_23_35 rhizosphere</text:p>
          </table:table-cell>
          <table:table-cell office:value-type="string" calcext:value-type="string">
            <text:p>SKWA-24-3-Co3_23_3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60</text:p>
          </table:table-cell>
          <table:table-cell office:value-type="string" calcext:value-type="string">
            <text:p>nmdc:omprc-11-v6mmpc15</text:p>
          </table:table-cell>
          <table:table-cell office:value-type="string" calcext:value-type="string">
            <text:p>nmdc:bsm-11-af8ap759</text:p>
          </table:table-cell>
          <table:table-cell office:value-type="string" calcext:value-type="string">
            <text:p>Rhizosphere soil microbial communities from poplar common garden site in Clatskanie, Oregon, USA - SKWD-24-1-CL2_58_25 rhizosphere</text:p>
          </table:table-cell>
          <table:table-cell office:value-type="string" calcext:value-type="string">
            <text:p>SKWD-24-1-CL2_58_2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61</text:p>
          </table:table-cell>
          <table:table-cell office:value-type="string" calcext:value-type="string">
            <text:p>nmdc:omprc-11-rcy9x023</text:p>
          </table:table-cell>
          <table:table-cell office:value-type="string" calcext:value-type="string">
            <text:p>nmdc:bsm-11-hx8qxc63</text:p>
          </table:table-cell>
          <table:table-cell office:value-type="string" calcext:value-type="string">
            <text:p>Rhizosphere soil microbial communities from poplar common garden site in Corvallis, Oregon, USA - SKWD-24-1-Co1_7_5 rhizosphere</text:p>
          </table:table-cell>
          <table:table-cell office:value-type="string" calcext:value-type="string">
            <text:p>SKWD-24-1-Co1_7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62</text:p>
          </table:table-cell>
          <table:table-cell office:value-type="string" calcext:value-type="string">
            <text:p>nmdc:omprc-11-x43zee65</text:p>
          </table:table-cell>
          <table:table-cell office:value-type="string" calcext:value-type="string">
            <text:p>nmdc:bsm-11-wm40z541</text:p>
          </table:table-cell>
          <table:table-cell office:value-type="string" calcext:value-type="string">
            <text:p>Rhizosphere soil microbial communities from poplar common garden site in Corvallis, Oregon, USA - SKWD-24-1-Co2_54_22 rhizosphere</text:p>
          </table:table-cell>
          <table:table-cell office:value-type="string" calcext:value-type="string">
            <text:p>SKWD-24-1-Co2_54_2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63</text:p>
          </table:table-cell>
          <table:table-cell office:value-type="string" calcext:value-type="string">
            <text:p>nmdc:omprc-11-pkbnmb74</text:p>
          </table:table-cell>
          <table:table-cell office:value-type="string" calcext:value-type="string">
            <text:p>nmdc:bsm-11-1a9d1633</text:p>
          </table:table-cell>
          <table:table-cell office:value-type="string" calcext:value-type="string">
            <text:p>Rhizosphere soil microbial communities from poplar common garden site in Corvallis, Oregon, USA - SKWD-24-1-Co3_24_32 rhizosphere</text:p>
          </table:table-cell>
          <table:table-cell office:value-type="string" calcext:value-type="string">
            <text:p>SKWD-24-1-Co3_24_3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87733</text:p>
          </table:table-cell>
          <table:table-cell office:value-type="string" calcext:value-type="string">
            <text:p>nmdc:omprc-11-eb79f083</text:p>
          </table:table-cell>
          <table:table-cell office:value-type="string" calcext:value-type="string">
            <text:p>nmdc:bsm-11-g4rxzh95</text:p>
          </table:table-cell>
          <table:table-cell office:value-type="string" calcext:value-type="string">
            <text:p>Root microbial communities from poplar common garden site in Clatskanie, Oregon, USA - BESC-13-CL1_35_33 endosphere</text:p>
          </table:table-cell>
          <table:table-cell office:value-type="string" calcext:value-type="string">
            <text:p>BESC-13-CL1_35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34</text:p>
          </table:table-cell>
          <table:table-cell office:value-type="string" calcext:value-type="string">
            <text:p>nmdc:omprc-11-647h4c79</text:p>
          </table:table-cell>
          <table:table-cell office:value-type="string" calcext:value-type="string">
            <text:p>nmdc:bsm-11-b7pv2a25</text:p>
          </table:table-cell>
          <table:table-cell office:value-type="string" calcext:value-type="string">
            <text:p>Root microbial communities from poplar common garden site in Clatskanie, Oregon, USA - BESC-13-CL2_39_29 endosphere</text:p>
          </table:table-cell>
          <table:table-cell office:value-type="string" calcext:value-type="string">
            <text:p>BESC-13-CL2_39_2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35</text:p>
          </table:table-cell>
          <table:table-cell office:value-type="string" calcext:value-type="string">
            <text:p>nmdc:omprc-11-dzw3rn23</text:p>
          </table:table-cell>
          <table:table-cell office:value-type="string" calcext:value-type="string">
            <text:p>nmdc:bsm-11-jq2e3v76</text:p>
          </table:table-cell>
          <table:table-cell office:value-type="string" calcext:value-type="string">
            <text:p>Root microbial communities from poplar common garden site in Clatskanie, Oregon, USA - BESC-13-CL3_85_26 endosphere</text:p>
          </table:table-cell>
          <table:table-cell office:value-type="string" calcext:value-type="string">
            <text:p>BESC-13-CL3_85_2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36</text:p>
          </table:table-cell>
          <table:table-cell office:value-type="string" calcext:value-type="string">
            <text:p>nmdc:omprc-11-ahxgs306</text:p>
          </table:table-cell>
          <table:table-cell office:value-type="string" calcext:value-type="string">
            <text:p>nmdc:bsm-11-epzqzg45</text:p>
          </table:table-cell>
          <table:table-cell office:value-type="string" calcext:value-type="string">
            <text:p>Root microbial communities from poplar common garden site in Corvallis, Oregon, USA - BESC-13-Co1_30_3 endosphere</text:p>
          </table:table-cell>
          <table:table-cell office:value-type="string" calcext:value-type="string">
            <text:p>BESC-13-Co1_30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37</text:p>
          </table:table-cell>
          <table:table-cell office:value-type="string" calcext:value-type="string">
            <text:p>nmdc:omprc-11-qdh5nf86</text:p>
          </table:table-cell>
          <table:table-cell office:value-type="string" calcext:value-type="string">
            <text:p>nmdc:bsm-11-ahfq0n74</text:p>
          </table:table-cell>
          <table:table-cell office:value-type="string" calcext:value-type="string">
            <text:p>Root microbial communities from poplar common garden site in Corvallis, Oregon, USA - BESC-13-Co2_41_23 endosphere</text:p>
          </table:table-cell>
          <table:table-cell office:value-type="string" calcext:value-type="string">
            <text:p>BESC-13-Co2_41_2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38</text:p>
          </table:table-cell>
          <table:table-cell office:value-type="string" calcext:value-type="string">
            <text:p>nmdc:omprc-11-xw537529</text:p>
          </table:table-cell>
          <table:table-cell office:value-type="string" calcext:value-type="string">
            <text:p>nmdc:bsm-11-4838sk73</text:p>
          </table:table-cell>
          <table:table-cell office:value-type="string" calcext:value-type="string">
            <text:p>Root microbial communities from poplar common garden site in Corvallis, Oregon, USA - BESC-13-Co3_21_57 endosphere</text:p>
          </table:table-cell>
          <table:table-cell office:value-type="string" calcext:value-type="string">
            <text:p>BESC-13-Co3_21_5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39</text:p>
          </table:table-cell>
          <table:table-cell office:value-type="string" calcext:value-type="string">
            <text:p>nmdc:omprc-11-jps67j44</text:p>
          </table:table-cell>
          <table:table-cell office:value-type="string" calcext:value-type="string">
            <text:p>nmdc:bsm-11-7pyrek52</text:p>
          </table:table-cell>
          <table:table-cell office:value-type="string" calcext:value-type="string">
            <text:p>Root microbial communities from poplar common garden site in Clatskanie, Oregon, USA - BESC-133-CL1_28_16 endosphere</text:p>
          </table:table-cell>
          <table:table-cell office:value-type="string" calcext:value-type="string">
            <text:p>BESC-133-CL1_28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40</text:p>
          </table:table-cell>
          <table:table-cell office:value-type="string" calcext:value-type="string">
            <text:p>nmdc:omprc-11-pn40gb51</text:p>
          </table:table-cell>
          <table:table-cell office:value-type="string" calcext:value-type="string">
            <text:p>nmdc:bsm-11-m9k8tx16</text:p>
          </table:table-cell>
          <table:table-cell office:value-type="string" calcext:value-type="string">
            <text:p>Root microbial communities from poplar common garden site in Clatskanie, Oregon, USA - BESC-133-CL2_62_7 endosphere</text:p>
          </table:table-cell>
          <table:table-cell office:value-type="string" calcext:value-type="string">
            <text:p>BESC-133-CL2_62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41</text:p>
          </table:table-cell>
          <table:table-cell office:value-type="string" calcext:value-type="string">
            <text:p>nmdc:omprc-11-rcj05d91</text:p>
          </table:table-cell>
          <table:table-cell office:value-type="string" calcext:value-type="string">
            <text:p>nmdc:bsm-11-fgjpsy56</text:p>
          </table:table-cell>
          <table:table-cell office:value-type="string" calcext:value-type="string">
            <text:p>Root microbial communities from poplar common garden site in Clatskanie, Oregon, USA - BESC-133-CL3_93_10 endosphere</text:p>
          </table:table-cell>
          <table:table-cell office:value-type="string" calcext:value-type="string">
            <text:p>BESC-133-CL3_93_1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42</text:p>
          </table:table-cell>
          <table:table-cell office:value-type="string" calcext:value-type="string">
            <text:p>nmdc:omprc-11-jsm90k97</text:p>
          </table:table-cell>
          <table:table-cell office:value-type="string" calcext:value-type="string">
            <text:p>nmdc:bsm-11-sdjyhj66</text:p>
          </table:table-cell>
          <table:table-cell office:value-type="string" calcext:value-type="string">
            <text:p>Root microbial communities from poplar common garden site in Corvallis, Oregon, USA - BESC-133-Co1_27_3 endosphere</text:p>
          </table:table-cell>
          <table:table-cell office:value-type="string" calcext:value-type="string">
            <text:p>BESC-133-Co1_27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43</text:p>
          </table:table-cell>
          <table:table-cell office:value-type="string" calcext:value-type="string">
            <text:p>nmdc:omprc-11-2cjz3t37</text:p>
          </table:table-cell>
          <table:table-cell office:value-type="string" calcext:value-type="string">
            <text:p>nmdc:bsm-11-dz264p50</text:p>
          </table:table-cell>
          <table:table-cell office:value-type="string" calcext:value-type="string">
            <text:p>Root microbial communities from poplar common garden site in Corvallis, Oregon, USA - BESC-133-Co2_50_25 endosphere</text:p>
          </table:table-cell>
          <table:table-cell office:value-type="string" calcext:value-type="string">
            <text:p>BESC-133-Co2_50_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45</text:p>
          </table:table-cell>
          <table:table-cell office:value-type="string" calcext:value-type="string">
            <text:p>nmdc:omprc-11-33wazx92</text:p>
          </table:table-cell>
          <table:table-cell office:value-type="string" calcext:value-type="string">
            <text:p>nmdc:bsm-11-766dwa91</text:p>
          </table:table-cell>
          <table:table-cell office:value-type="string" calcext:value-type="string">
            <text:p>Root microbial communities from poplar common garden site in Clatskanie, Oregon, USA - BESC-198-CL2_38_5 endosphere</text:p>
          </table:table-cell>
          <table:table-cell office:value-type="string" calcext:value-type="string">
            <text:p>BESC-198-CL2_3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46</text:p>
          </table:table-cell>
          <table:table-cell office:value-type="string" calcext:value-type="string">
            <text:p>nmdc:omprc-11-4wtbr816</text:p>
          </table:table-cell>
          <table:table-cell office:value-type="string" calcext:value-type="string">
            <text:p>nmdc:bsm-11-cqbpqf62</text:p>
          </table:table-cell>
          <table:table-cell office:value-type="string" calcext:value-type="string">
            <text:p>Root microbial communities from poplar common garden site in Clatskanie, Oregon, USA - BESC-198-CL3_81_33 endosphere</text:p>
          </table:table-cell>
          <table:table-cell office:value-type="string" calcext:value-type="string">
            <text:p>BESC-198-CL3_81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47</text:p>
          </table:table-cell>
          <table:table-cell office:value-type="string" calcext:value-type="string">
            <text:p>nmdc:omprc-11-xdh9bh40</text:p>
          </table:table-cell>
          <table:table-cell office:value-type="string" calcext:value-type="string">
            <text:p>nmdc:bsm-11-69g1rw32</text:p>
          </table:table-cell>
          <table:table-cell office:value-type="string" calcext:value-type="string">
            <text:p>Root microbial communities from poplar common garden site in Clatskanie, Oregon, USA - BESC-234-CL1_24_28 endosphere</text:p>
          </table:table-cell>
          <table:table-cell office:value-type="string" calcext:value-type="string">
            <text:p>BESC-234-CL1_24_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48</text:p>
          </table:table-cell>
          <table:table-cell office:value-type="string" calcext:value-type="string">
            <text:p>nmdc:omprc-11-j5dnhh98</text:p>
          </table:table-cell>
          <table:table-cell office:value-type="string" calcext:value-type="string">
            <text:p>nmdc:bsm-11-vp7n5531</text:p>
          </table:table-cell>
          <table:table-cell office:value-type="string" calcext:value-type="string">
            <text:p>Root microbial communities from poplar common garden site in Clatskanie, Oregon, USA - BESC-234-CL2_65_22 endosphere</text:p>
          </table:table-cell>
          <table:table-cell office:value-type="string" calcext:value-type="string">
            <text:p>BESC-234-CL2_65_2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49</text:p>
          </table:table-cell>
          <table:table-cell office:value-type="string" calcext:value-type="string">
            <text:p>nmdc:omprc-11-3753dg30</text:p>
          </table:table-cell>
          <table:table-cell office:value-type="string" calcext:value-type="string">
            <text:p>nmdc:bsm-11-62fxv990</text:p>
          </table:table-cell>
          <table:table-cell office:value-type="string" calcext:value-type="string">
            <text:p>Root microbial communities from poplar common garden site in Corvallis, Oregon, USA - BESC-234-Co1_23_3 endosphere</text:p>
          </table:table-cell>
          <table:table-cell office:value-type="string" calcext:value-type="string">
            <text:p>BESC-234-Co1_23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50</text:p>
          </table:table-cell>
          <table:table-cell office:value-type="string" calcext:value-type="string">
            <text:p>nmdc:omprc-11-mdnayc74</text:p>
          </table:table-cell>
          <table:table-cell office:value-type="string" calcext:value-type="string">
            <text:p>nmdc:bsm-11-dtyb1w45</text:p>
          </table:table-cell>
          <table:table-cell office:value-type="string" calcext:value-type="string">
            <text:p>Root microbial communities from poplar common garden site in Corvallis, Oregon, USA - BESC-234-Co2_52_27 endosphere</text:p>
          </table:table-cell>
          <table:table-cell office:value-type="string" calcext:value-type="string">
            <text:p>BESC-234-Co2_52_2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51</text:p>
          </table:table-cell>
          <table:table-cell office:value-type="string" calcext:value-type="string">
            <text:p>nmdc:omprc-11-z30ebf62</text:p>
          </table:table-cell>
          <table:table-cell office:value-type="string" calcext:value-type="string">
            <text:p>nmdc:bsm-11-qvm0vt03</text:p>
          </table:table-cell>
          <table:table-cell office:value-type="string" calcext:value-type="string">
            <text:p>Root microbial communities from poplar common garden site in Corvallis, Oregon, USA - BESC-234-Co3_21_62 endosphere</text:p>
          </table:table-cell>
          <table:table-cell office:value-type="string" calcext:value-type="string">
            <text:p>BESC-234-Co3_21_6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52</text:p>
          </table:table-cell>
          <table:table-cell office:value-type="string" calcext:value-type="string">
            <text:p>nmdc:omprc-11-er3f1k45</text:p>
          </table:table-cell>
          <table:table-cell office:value-type="string" calcext:value-type="string">
            <text:p>nmdc:bsm-11-nx7zwq61</text:p>
          </table:table-cell>
          <table:table-cell office:value-type="string" calcext:value-type="string">
            <text:p>Root microbial communities from poplar common garden site in Clatskanie, Oregon, USA - BESC-258-CL1_34_5 endosphere</text:p>
          </table:table-cell>
          <table:table-cell office:value-type="string" calcext:value-type="string">
            <text:p>BESC-258-CL1_34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53</text:p>
          </table:table-cell>
          <table:table-cell office:value-type="string" calcext:value-type="string">
            <text:p>nmdc:omprc-11-19jw9267</text:p>
          </table:table-cell>
          <table:table-cell office:value-type="string" calcext:value-type="string">
            <text:p>nmdc:bsm-11-wh35sj59</text:p>
          </table:table-cell>
          <table:table-cell office:value-type="string" calcext:value-type="string">
            <text:p>Root microbial communities from poplar common garden site in Clatskanie, Oregon, USA - BESC-258-CL2_67_23 endosphere</text:p>
          </table:table-cell>
          <table:table-cell office:value-type="string" calcext:value-type="string">
            <text:p>BESC-258-CL2_67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54</text:p>
          </table:table-cell>
          <table:table-cell office:value-type="string" calcext:value-type="string">
            <text:p>nmdc:omprc-11-pnedsz83</text:p>
          </table:table-cell>
          <table:table-cell office:value-type="string" calcext:value-type="string">
            <text:p>nmdc:bsm-11-42c9kj17</text:p>
          </table:table-cell>
          <table:table-cell office:value-type="string" calcext:value-type="string">
            <text:p>Root microbial communities from poplar common garden site in Clatskanie, Oregon, USA - BESC-285-CL1_33_12 endosphere</text:p>
          </table:table-cell>
          <table:table-cell office:value-type="string" calcext:value-type="string">
            <text:p>BESC-285-CL1_33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55</text:p>
          </table:table-cell>
          <table:table-cell office:value-type="string" calcext:value-type="string">
            <text:p>nmdc:omprc-11-j99q5980</text:p>
          </table:table-cell>
          <table:table-cell office:value-type="string" calcext:value-type="string">
            <text:p>nmdc:bsm-11-m4p1ck60</text:p>
          </table:table-cell>
          <table:table-cell office:value-type="string" calcext:value-type="string">
            <text:p>Root microbial communities from poplar common garden site in Clatskanie, Oregon, USA - BESC-285-CL2_56_7 endosphere</text:p>
          </table:table-cell>
          <table:table-cell office:value-type="string" calcext:value-type="string">
            <text:p>BESC-285-CL2_56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56</text:p>
          </table:table-cell>
          <table:table-cell office:value-type="string" calcext:value-type="string">
            <text:p>nmdc:omprc-11-evk24v30</text:p>
          </table:table-cell>
          <table:table-cell office:value-type="string" calcext:value-type="string">
            <text:p>nmdc:bsm-11-1yvac190</text:p>
          </table:table-cell>
          <table:table-cell office:value-type="string" calcext:value-type="string">
            <text:p>Root microbial communities from poplar common garden site in Clatskanie, Oregon, USA - BESC-307-CL1_26_33 endosphere</text:p>
          </table:table-cell>
          <table:table-cell office:value-type="string" calcext:value-type="string">
            <text:p>BESC-307-CL1_26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57</text:p>
          </table:table-cell>
          <table:table-cell office:value-type="string" calcext:value-type="string">
            <text:p>nmdc:omprc-11-rwnmgb40</text:p>
          </table:table-cell>
          <table:table-cell office:value-type="string" calcext:value-type="string">
            <text:p>nmdc:bsm-11-acfvxq24</text:p>
          </table:table-cell>
          <table:table-cell office:value-type="string" calcext:value-type="string">
            <text:p>Root microbial communities from poplar common garden site in Clatskanie, Oregon, USA - BESC-307-CL2_57_8 endosphere</text:p>
          </table:table-cell>
          <table:table-cell office:value-type="string" calcext:value-type="string">
            <text:p>BESC-307-CL2_57_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58</text:p>
          </table:table-cell>
          <table:table-cell office:value-type="string" calcext:value-type="string">
            <text:p>nmdc:omprc-11-pqh0b648</text:p>
          </table:table-cell>
          <table:table-cell office:value-type="string" calcext:value-type="string">
            <text:p>nmdc:bsm-11-gwx12029</text:p>
          </table:table-cell>
          <table:table-cell office:value-type="string" calcext:value-type="string">
            <text:p>Root microbial communities from poplar common garden site in Corvallis, Oregon, USA - BESC-307-Co1_31_6 endosphere</text:p>
          </table:table-cell>
          <table:table-cell office:value-type="string" calcext:value-type="string">
            <text:p>BESC-307-Co1_31_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59</text:p>
          </table:table-cell>
          <table:table-cell office:value-type="string" calcext:value-type="string">
            <text:p>nmdc:omprc-11-qjtgj682</text:p>
          </table:table-cell>
          <table:table-cell office:value-type="string" calcext:value-type="string">
            <text:p>nmdc:bsm-11-jy6ece20</text:p>
          </table:table-cell>
          <table:table-cell office:value-type="string" calcext:value-type="string">
            <text:p>Root microbial communities from poplar common garden site in Corvallis, Oregon, USA - BESC-307-Co2_62_14 endosphere</text:p>
          </table:table-cell>
          <table:table-cell office:value-type="string" calcext:value-type="string">
            <text:p>BESC-307-Co2_62_1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60</text:p>
          </table:table-cell>
          <table:table-cell office:value-type="string" calcext:value-type="string">
            <text:p>nmdc:omprc-11-vwp9xr25</text:p>
          </table:table-cell>
          <table:table-cell office:value-type="string" calcext:value-type="string">
            <text:p>nmdc:bsm-11-t7xb8h63</text:p>
          </table:table-cell>
          <table:table-cell office:value-type="string" calcext:value-type="string">
            <text:p>Root microbial communities from poplar common garden site in Corvallis, Oregon, USA - BESC-307-Co3_27_41 endosphere</text:p>
          </table:table-cell>
          <table:table-cell office:value-type="string" calcext:value-type="string">
            <text:p>BESC-307-Co3_27_4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61</text:p>
          </table:table-cell>
          <table:table-cell office:value-type="string" calcext:value-type="string">
            <text:p>nmdc:omprc-11-1t638161</text:p>
          </table:table-cell>
          <table:table-cell office:value-type="string" calcext:value-type="string">
            <text:p>nmdc:bsm-11-8g7xbe66</text:p>
          </table:table-cell>
          <table:table-cell office:value-type="string" calcext:value-type="string">
            <text:p>Root microbial communities from poplar common garden site in Clatskanie, Oregon, USA - BESC-331-CL2_55_18 endosphere</text:p>
          </table:table-cell>
          <table:table-cell office:value-type="string" calcext:value-type="string">
            <text:p>BESC-331-CL2_55_1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62</text:p>
          </table:table-cell>
          <table:table-cell office:value-type="string" calcext:value-type="string">
            <text:p>nmdc:omprc-11-wq5ff811</text:p>
          </table:table-cell>
          <table:table-cell office:value-type="string" calcext:value-type="string">
            <text:p>nmdc:bsm-11-9f2ahd94</text:p>
          </table:table-cell>
          <table:table-cell office:value-type="string" calcext:value-type="string">
            <text:p>Root microbial communities from poplar common garden site in Corvallis, Oregon, USA - BESC-331-Co1_12_7 endosphere</text:p>
          </table:table-cell>
          <table:table-cell office:value-type="string" calcext:value-type="string">
            <text:p>BESC-331-Co1_12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63</text:p>
          </table:table-cell>
          <table:table-cell office:value-type="string" calcext:value-type="string">
            <text:p>nmdc:omprc-11-57nrxv09</text:p>
          </table:table-cell>
          <table:table-cell office:value-type="string" calcext:value-type="string">
            <text:p>nmdc:bsm-11-j2pfz414</text:p>
          </table:table-cell>
          <table:table-cell office:value-type="string" calcext:value-type="string">
            <text:p>Root microbial communities from poplar common garden site in Corvallis, Oregon, USA - BESC-331-Co2_50_17 endosphere</text:p>
          </table:table-cell>
          <table:table-cell office:value-type="string" calcext:value-type="string">
            <text:p>BESC-331-Co2_50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64</text:p>
          </table:table-cell>
          <table:table-cell office:value-type="string" calcext:value-type="string">
            <text:p>nmdc:omprc-11-9th9b513</text:p>
          </table:table-cell>
          <table:table-cell office:value-type="string" calcext:value-type="string">
            <text:p>nmdc:bsm-11-kdja3v28</text:p>
          </table:table-cell>
          <table:table-cell office:value-type="string" calcext:value-type="string">
            <text:p>Root microbial communities from poplar common garden site in Corvallis, Oregon, USA - BESC-331-Co3_15_40 endosphere</text:p>
          </table:table-cell>
          <table:table-cell office:value-type="string" calcext:value-type="string">
            <text:p>BESC-331-Co3_15_4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65</text:p>
          </table:table-cell>
          <table:table-cell office:value-type="string" calcext:value-type="string">
            <text:p>nmdc:omprc-11-xaqw4f55</text:p>
          </table:table-cell>
          <table:table-cell office:value-type="string" calcext:value-type="string">
            <text:p>nmdc:bsm-11-spav5m37</text:p>
          </table:table-cell>
          <table:table-cell office:value-type="string" calcext:value-type="string">
            <text:p>Root microbial communities from poplar common garden site in Clatskanie, Oregon, USA - BESC-351-CL1_27_10 endosphere</text:p>
          </table:table-cell>
          <table:table-cell office:value-type="string" calcext:value-type="string">
            <text:p>BESC-351-CL1_27_1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66</text:p>
          </table:table-cell>
          <table:table-cell office:value-type="string" calcext:value-type="string">
            <text:p>nmdc:omprc-11-btqz2671</text:p>
          </table:table-cell>
          <table:table-cell office:value-type="string" calcext:value-type="string">
            <text:p>nmdc:bsm-11-bqp0m764</text:p>
          </table:table-cell>
          <table:table-cell office:value-type="string" calcext:value-type="string">
            <text:p>Root microbial communities from poplar common garden site in Clatskanie, Oregon, USA - BESC-351-CL2_54_28 endosphere</text:p>
          </table:table-cell>
          <table:table-cell office:value-type="string" calcext:value-type="string">
            <text:p>BESC-351-CL2_54_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67</text:p>
          </table:table-cell>
          <table:table-cell office:value-type="string" calcext:value-type="string">
            <text:p>nmdc:omprc-11-8m231z92</text:p>
          </table:table-cell>
          <table:table-cell office:value-type="string" calcext:value-type="string">
            <text:p>nmdc:bsm-11-aesqd647</text:p>
          </table:table-cell>
          <table:table-cell office:value-type="string" calcext:value-type="string">
            <text:p>Root microbial communities from poplar common garden site in Clatskanie, Oregon, USA - BESC-351-CL3_84_27 endosphere</text:p>
          </table:table-cell>
          <table:table-cell office:value-type="string" calcext:value-type="string">
            <text:p>BESC-351-CL3_84_2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68</text:p>
          </table:table-cell>
          <table:table-cell office:value-type="string" calcext:value-type="string">
            <text:p>nmdc:omprc-11-5b4ckh13</text:p>
          </table:table-cell>
          <table:table-cell office:value-type="string" calcext:value-type="string">
            <text:p>nmdc:bsm-11-nrkha596</text:p>
          </table:table-cell>
          <table:table-cell office:value-type="string" calcext:value-type="string">
            <text:p>Root microbial communities from poplar common garden site in Corvallis, Oregon, USA - BESC-351-Co1_10_3 endosphere</text:p>
          </table:table-cell>
          <table:table-cell office:value-type="string" calcext:value-type="string">
            <text:p>BESC-351-Co1_10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69</text:p>
          </table:table-cell>
          <table:table-cell office:value-type="string" calcext:value-type="string">
            <text:p>nmdc:omprc-11-c3c3tw26</text:p>
          </table:table-cell>
          <table:table-cell office:value-type="string" calcext:value-type="string">
            <text:p>nmdc:bsm-11-tcxb3w32</text:p>
          </table:table-cell>
          <table:table-cell office:value-type="string" calcext:value-type="string">
            <text:p>Root microbial communities from poplar common garden site in Corvallis, Oregon, USA - BESC-351-Co2_42_17 endosphere</text:p>
          </table:table-cell>
          <table:table-cell office:value-type="string" calcext:value-type="string">
            <text:p>BESC-351-Co2_42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70</text:p>
          </table:table-cell>
          <table:table-cell office:value-type="string" calcext:value-type="string">
            <text:p>nmdc:omprc-11-g37gxf44</text:p>
          </table:table-cell>
          <table:table-cell office:value-type="string" calcext:value-type="string">
            <text:p>nmdc:bsm-11-p4wss361</text:p>
          </table:table-cell>
          <table:table-cell office:value-type="string" calcext:value-type="string">
            <text:p>Root microbial communities from poplar common garden site in Corvallis, Oregon, USA - BESC-351-Co3_11_46 endosphere</text:p>
          </table:table-cell>
          <table:table-cell office:value-type="string" calcext:value-type="string">
            <text:p>BESC-351-Co3_11_4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71</text:p>
          </table:table-cell>
          <table:table-cell office:value-type="string" calcext:value-type="string">
            <text:p>nmdc:omprc-11-hae51w77</text:p>
          </table:table-cell>
          <table:table-cell office:value-type="string" calcext:value-type="string">
            <text:p>nmdc:bsm-11-m0h9cb45</text:p>
          </table:table-cell>
          <table:table-cell office:value-type="string" calcext:value-type="string">
            <text:p>Root microbial communities from poplar common garden site in Clatskanie, Oregon, USA - BESC-360-CL2_44_14 endosphere</text:p>
          </table:table-cell>
          <table:table-cell office:value-type="string" calcext:value-type="string">
            <text:p>BESC-360-CL2_44_1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72</text:p>
          </table:table-cell>
          <table:table-cell office:value-type="string" calcext:value-type="string">
            <text:p>nmdc:omprc-11-zdqkf654</text:p>
          </table:table-cell>
          <table:table-cell office:value-type="string" calcext:value-type="string">
            <text:p>nmdc:bsm-11-g3r2dm95</text:p>
          </table:table-cell>
          <table:table-cell office:value-type="string" calcext:value-type="string">
            <text:p>Root microbial communities from poplar common garden site in Clatskanie, Oregon, USA - BESC-360-CL3_72_12 endosphere</text:p>
          </table:table-cell>
          <table:table-cell office:value-type="string" calcext:value-type="string">
            <text:p>BESC-360-CL3_72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73</text:p>
          </table:table-cell>
          <table:table-cell office:value-type="string" calcext:value-type="string">
            <text:p>nmdc:omprc-11-xv3g9w94</text:p>
          </table:table-cell>
          <table:table-cell office:value-type="string" calcext:value-type="string">
            <text:p>nmdc:bsm-11-r3b0ak56</text:p>
          </table:table-cell>
          <table:table-cell office:value-type="string" calcext:value-type="string">
            <text:p>Root microbial communities from poplar common garden site in Corvallis, Oregon, USA - BESC-360-Co1_23_6 endosphere</text:p>
          </table:table-cell>
          <table:table-cell office:value-type="string" calcext:value-type="string">
            <text:p>BESC-360-Co1_23_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74</text:p>
          </table:table-cell>
          <table:table-cell office:value-type="string" calcext:value-type="string">
            <text:p>nmdc:omprc-11-dyyevh31</text:p>
          </table:table-cell>
          <table:table-cell office:value-type="string" calcext:value-type="string">
            <text:p>nmdc:bsm-11-cz68sy30</text:p>
          </table:table-cell>
          <table:table-cell office:value-type="string" calcext:value-type="string">
            <text:p>Root microbial communities from poplar common garden site in Corvallis, Oregon, USA - BESC-360-Co2_62_25 endosphere</text:p>
          </table:table-cell>
          <table:table-cell office:value-type="string" calcext:value-type="string">
            <text:p>BESC-360-Co2_62_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75</text:p>
          </table:table-cell>
          <table:table-cell office:value-type="string" calcext:value-type="string">
            <text:p>nmdc:omprc-11-r45r3y54</text:p>
          </table:table-cell>
          <table:table-cell office:value-type="string" calcext:value-type="string">
            <text:p>nmdc:bsm-11-3nffqc45</text:p>
          </table:table-cell>
          <table:table-cell office:value-type="string" calcext:value-type="string">
            <text:p>Root microbial communities from poplar common garden site in Corvallis, Oregon, USA - BESC-360-Co3_13_34 endosphere</text:p>
          </table:table-cell>
          <table:table-cell office:value-type="string" calcext:value-type="string">
            <text:p>BESC-360-Co3_13_3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76</text:p>
          </table:table-cell>
          <table:table-cell office:value-type="string" calcext:value-type="string">
            <text:p>nmdc:omprc-11-vbkra023</text:p>
          </table:table-cell>
          <table:table-cell office:value-type="string" calcext:value-type="string">
            <text:p>nmdc:bsm-11-k9192006</text:p>
          </table:table-cell>
          <table:table-cell office:value-type="string" calcext:value-type="string">
            <text:p>Root microbial communities from poplar common garden site in Clatskanie, Oregon, USA - BESC-388-CL1_25_34 endosphere</text:p>
          </table:table-cell>
          <table:table-cell office:value-type="string" calcext:value-type="string">
            <text:p>BESC-388-CL1_25_3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77</text:p>
          </table:table-cell>
          <table:table-cell office:value-type="string" calcext:value-type="string">
            <text:p>nmdc:omprc-11-vjv3wp94</text:p>
          </table:table-cell>
          <table:table-cell office:value-type="string" calcext:value-type="string">
            <text:p>nmdc:bsm-11-v0p16d89</text:p>
          </table:table-cell>
          <table:table-cell office:value-type="string" calcext:value-type="string">
            <text:p>Root microbial communities from poplar common garden site in Clatskanie, Oregon, USA - BESC-388-CL2_50_4 endosphere</text:p>
          </table:table-cell>
          <table:table-cell office:value-type="string" calcext:value-type="string">
            <text:p>BESC-388-CL2_50_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78</text:p>
          </table:table-cell>
          <table:table-cell office:value-type="string" calcext:value-type="string">
            <text:p>nmdc:omprc-11-d9b2b586</text:p>
          </table:table-cell>
          <table:table-cell office:value-type="string" calcext:value-type="string">
            <text:p>nmdc:bsm-11-ht2v0s47</text:p>
          </table:table-cell>
          <table:table-cell office:value-type="string" calcext:value-type="string">
            <text:p>Root microbial communities from poplar common garden site in Clatskanie, Oregon, USA - BESC-388-CL3_88_3 endosphere</text:p>
          </table:table-cell>
          <table:table-cell office:value-type="string" calcext:value-type="string">
            <text:p>BESC-388-CL3_88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80</text:p>
          </table:table-cell>
          <table:table-cell office:value-type="string" calcext:value-type="string">
            <text:p>nmdc:omprc-11-5k02xz77</text:p>
          </table:table-cell>
          <table:table-cell office:value-type="string" calcext:value-type="string">
            <text:p>nmdc:bsm-11-y5w1j489</text:p>
          </table:table-cell>
          <table:table-cell office:value-type="string" calcext:value-type="string">
            <text:p>Root microbial communities from poplar common garden site in Corvallis, Oregon, USA - BESC-388-Co2_54_7 endosphere</text:p>
          </table:table-cell>
          <table:table-cell office:value-type="string" calcext:value-type="string">
            <text:p>BESC-388-Co2_54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81</text:p>
          </table:table-cell>
          <table:table-cell office:value-type="string" calcext:value-type="string">
            <text:p>nmdc:omprc-11-z75dr189</text:p>
          </table:table-cell>
          <table:table-cell office:value-type="string" calcext:value-type="string">
            <text:p>nmdc:bsm-11-z66zfk92</text:p>
          </table:table-cell>
          <table:table-cell office:value-type="string" calcext:value-type="string">
            <text:p>Root microbial communities from poplar common garden site in Corvallis, Oregon, USA - BESC-388-Co3_8_57 endosphere</text:p>
          </table:table-cell>
          <table:table-cell office:value-type="string" calcext:value-type="string">
            <text:p>BESC-388-Co3_8_5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82</text:p>
          </table:table-cell>
          <table:table-cell office:value-type="string" calcext:value-type="string">
            <text:p>nmdc:omprc-11-jyacte89</text:p>
          </table:table-cell>
          <table:table-cell office:value-type="string" calcext:value-type="string">
            <text:p>nmdc:bsm-11-w1t8bv92</text:p>
          </table:table-cell>
          <table:table-cell office:value-type="string" calcext:value-type="string">
            <text:p>Root microbial communities from poplar common garden site in Clatskanie, Oregon, USA - BESC-448-CL1_35_3 endosphere</text:p>
          </table:table-cell>
          <table:table-cell office:value-type="string" calcext:value-type="string">
            <text:p>BESC-448-CL1_35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84</text:p>
          </table:table-cell>
          <table:table-cell office:value-type="string" calcext:value-type="string">
            <text:p>nmdc:omprc-11-xmx5eq31</text:p>
          </table:table-cell>
          <table:table-cell office:value-type="string" calcext:value-type="string">
            <text:p>nmdc:bsm-11-8aktkq28</text:p>
          </table:table-cell>
          <table:table-cell office:value-type="string" calcext:value-type="string">
            <text:p>Root microbial communities from poplar common garden site in Clatskanie, Oregon, USA - BESC-470-CL2_38_23 endosphere</text:p>
          </table:table-cell>
          <table:table-cell office:value-type="string" calcext:value-type="string">
            <text:p>BESC-470-CL2_38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85</text:p>
          </table:table-cell>
          <table:table-cell office:value-type="string" calcext:value-type="string">
            <text:p>nmdc:omprc-11-g9kabs53</text:p>
          </table:table-cell>
          <table:table-cell office:value-type="string" calcext:value-type="string">
            <text:p>nmdc:bsm-11-tkwn9650</text:p>
          </table:table-cell>
          <table:table-cell office:value-type="string" calcext:value-type="string">
            <text:p>Root microbial communities from poplar common garden site in Corvallis, Oregon, USA - BESC-56-Co1_22_4 endosphere</text:p>
          </table:table-cell>
          <table:table-cell office:value-type="string" calcext:value-type="string">
            <text:p>BESC-56-Co1_22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87</text:p>
          </table:table-cell>
          <table:table-cell office:value-type="string" calcext:value-type="string">
            <text:p>nmdc:omprc-11-2rspk393</text:p>
          </table:table-cell>
          <table:table-cell office:value-type="string" calcext:value-type="string">
            <text:p>nmdc:bsm-11-qhq2kh40</text:p>
          </table:table-cell>
          <table:table-cell office:value-type="string" calcext:value-type="string">
            <text:p>Root microbial communities from poplar common garden site in Corvallis, Oregon, USA - BESC-56-Co3_6_53 endosphere</text:p>
          </table:table-cell>
          <table:table-cell office:value-type="string" calcext:value-type="string">
            <text:p>BESC-56-Co3_6_5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88</text:p>
          </table:table-cell>
          <table:table-cell office:value-type="string" calcext:value-type="string">
            <text:p>nmdc:omprc-11-tt9cn580</text:p>
          </table:table-cell>
          <table:table-cell office:value-type="string" calcext:value-type="string">
            <text:p>nmdc:bsm-11-nm187g36</text:p>
          </table:table-cell>
          <table:table-cell office:value-type="string" calcext:value-type="string">
            <text:p>Root microbial communities from poplar common garden site in Clatskanie, Oregon, USA - BESC-833-CL2_42_16 endosphere</text:p>
          </table:table-cell>
          <table:table-cell office:value-type="string" calcext:value-type="string">
            <text:p>BESC-833-CL2_42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89</text:p>
          </table:table-cell>
          <table:table-cell office:value-type="string" calcext:value-type="string">
            <text:p>nmdc:omprc-11-7g08k806</text:p>
          </table:table-cell>
          <table:table-cell office:value-type="string" calcext:value-type="string">
            <text:p>nmdc:bsm-11-c52npq37</text:p>
          </table:table-cell>
          <table:table-cell office:value-type="string" calcext:value-type="string">
            <text:p>Root microbial communities from poplar common garden site in Clatskanie, Oregon, USA - BESC-833-CL3_77_6 endosphere</text:p>
          </table:table-cell>
          <table:table-cell office:value-type="string" calcext:value-type="string">
            <text:p>BESC-833-CL3_77_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90</text:p>
          </table:table-cell>
          <table:table-cell office:value-type="string" calcext:value-type="string">
            <text:p>nmdc:omprc-11-rkg3pp40</text:p>
          </table:table-cell>
          <table:table-cell office:value-type="string" calcext:value-type="string">
            <text:p>nmdc:bsm-11-gch9pp73</text:p>
          </table:table-cell>
          <table:table-cell office:value-type="string" calcext:value-type="string">
            <text:p>Root microbial communities from poplar common garden site in Corvallis, Oregon, USA - BESC-833-Co1_6_4 endosphere</text:p>
          </table:table-cell>
          <table:table-cell office:value-type="string" calcext:value-type="string">
            <text:p>BESC-833-Co1_6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91</text:p>
          </table:table-cell>
          <table:table-cell office:value-type="string" calcext:value-type="string">
            <text:p>nmdc:omprc-11-yb4nsy30</text:p>
          </table:table-cell>
          <table:table-cell office:value-type="string" calcext:value-type="string">
            <text:p>nmdc:bsm-11-acehgb61</text:p>
          </table:table-cell>
          <table:table-cell office:value-type="string" calcext:value-type="string">
            <text:p>Root microbial communities from poplar common garden site in Corvallis, Oregon, USA - BESC-833-Co2_47_23 endosphere</text:p>
          </table:table-cell>
          <table:table-cell office:value-type="string" calcext:value-type="string">
            <text:p>BESC-833-Co2_47_2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92</text:p>
          </table:table-cell>
          <table:table-cell office:value-type="string" calcext:value-type="string">
            <text:p>nmdc:omprc-11-s4gt3905</text:p>
          </table:table-cell>
          <table:table-cell office:value-type="string" calcext:value-type="string">
            <text:p>nmdc:bsm-11-d8cgz835</text:p>
          </table:table-cell>
          <table:table-cell office:value-type="string" calcext:value-type="string">
            <text:p>Root microbial communities from poplar common garden site in Corvallis, Oregon, USA - BESC-833-Co3_31_37 endosphere</text:p>
          </table:table-cell>
          <table:table-cell office:value-type="string" calcext:value-type="string">
            <text:p>BESC-833-Co3_31_3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94</text:p>
          </table:table-cell>
          <table:table-cell office:value-type="string" calcext:value-type="string">
            <text:p>nmdc:omprc-11-f00abn68</text:p>
          </table:table-cell>
          <table:table-cell office:value-type="string" calcext:value-type="string">
            <text:p>nmdc:bsm-11-sjtd0y05</text:p>
          </table:table-cell>
          <table:table-cell office:value-type="string" calcext:value-type="string">
            <text:p>Root microbial communities from poplar common garden site in Clatskanie, Oregon, USA - BESC-845-CL2_37_16 endosphere</text:p>
          </table:table-cell>
          <table:table-cell office:value-type="string" calcext:value-type="string">
            <text:p>BESC-845-CL2_37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95</text:p>
          </table:table-cell>
          <table:table-cell office:value-type="string" calcext:value-type="string">
            <text:p>nmdc:omprc-11-twnf5981</text:p>
          </table:table-cell>
          <table:table-cell office:value-type="string" calcext:value-type="string">
            <text:p>nmdc:bsm-11-3nhng665</text:p>
          </table:table-cell>
          <table:table-cell office:value-type="string" calcext:value-type="string">
            <text:p>Root microbial communities from poplar common garden site in Clatskanie, Oregon, USA - BESC-845-CL3_80_19 endosphere</text:p>
          </table:table-cell>
          <table:table-cell office:value-type="string" calcext:value-type="string">
            <text:p>BESC-845-CL3_80_1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97</text:p>
          </table:table-cell>
          <table:table-cell office:value-type="string" calcext:value-type="string">
            <text:p>nmdc:omprc-11-zp05ke25</text:p>
          </table:table-cell>
          <table:table-cell office:value-type="string" calcext:value-type="string">
            <text:p>nmdc:bsm-11-r7k97q10</text:p>
          </table:table-cell>
          <table:table-cell office:value-type="string" calcext:value-type="string">
            <text:p>Root microbial communities from poplar common garden site in Corvallis, Oregon, USA - BESC-845-Co2_60_28 endosphere</text:p>
          </table:table-cell>
          <table:table-cell office:value-type="string" calcext:value-type="string">
            <text:p>BESC-845-Co2_60_2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98</text:p>
          </table:table-cell>
          <table:table-cell office:value-type="string" calcext:value-type="string">
            <text:p>nmdc:omprc-11-d12f8t94</text:p>
          </table:table-cell>
          <table:table-cell office:value-type="string" calcext:value-type="string">
            <text:p>nmdc:bsm-11-pq105b36</text:p>
          </table:table-cell>
          <table:table-cell office:value-type="string" calcext:value-type="string">
            <text:p>Root microbial communities from poplar common garden site in Corvallis, Oregon, USA - BESC-845-Co3_28_42 endosphere</text:p>
          </table:table-cell>
          <table:table-cell office:value-type="string" calcext:value-type="string">
            <text:p>BESC-845-Co3_28_4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99</text:p>
          </table:table-cell>
          <table:table-cell office:value-type="string" calcext:value-type="string">
            <text:p>nmdc:omprc-11-0011q207</text:p>
          </table:table-cell>
          <table:table-cell office:value-type="string" calcext:value-type="string">
            <text:p>nmdc:bsm-11-ta8dt754</text:p>
          </table:table-cell>
          <table:table-cell office:value-type="string" calcext:value-type="string">
            <text:p>Root microbial communities from poplar common garden site in Clatskanie, Oregon, USA - BESC-847-CL1_28_5 endosphere</text:p>
          </table:table-cell>
          <table:table-cell office:value-type="string" calcext:value-type="string">
            <text:p>BESC-847-CL1_2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00</text:p>
          </table:table-cell>
          <table:table-cell office:value-type="string" calcext:value-type="string">
            <text:p>nmdc:omprc-11-netzww81</text:p>
          </table:table-cell>
          <table:table-cell office:value-type="string" calcext:value-type="string">
            <text:p>nmdc:bsm-11-dqnfvd06</text:p>
          </table:table-cell>
          <table:table-cell office:value-type="string" calcext:value-type="string">
            <text:p>Root microbial communities from poplar common garden site in Clatskanie, Oregon, USA - BESC-847-CL2_38_7 endosphere</text:p>
          </table:table-cell>
          <table:table-cell office:value-type="string" calcext:value-type="string">
            <text:p>BESC-847-CL2_38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01</text:p>
          </table:table-cell>
          <table:table-cell office:value-type="string" calcext:value-type="string">
            <text:p>nmdc:omprc-11-tkgkmv62</text:p>
          </table:table-cell>
          <table:table-cell office:value-type="string" calcext:value-type="string">
            <text:p>nmdc:bsm-11-rpj4zm44</text:p>
          </table:table-cell>
          <table:table-cell office:value-type="string" calcext:value-type="string">
            <text:p>Root microbial communities from poplar common garden site in Clatskanie, Oregon, USA - BESC-847-CL3_83_27 endosphere</text:p>
          </table:table-cell>
          <table:table-cell office:value-type="string" calcext:value-type="string">
            <text:p>BESC-847-CL3_83_2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02</text:p>
          </table:table-cell>
          <table:table-cell office:value-type="string" calcext:value-type="string">
            <text:p>nmdc:omprc-11-rq98ah44</text:p>
          </table:table-cell>
          <table:table-cell office:value-type="string" calcext:value-type="string">
            <text:p>nmdc:bsm-11-ck98jg55</text:p>
          </table:table-cell>
          <table:table-cell office:value-type="string" calcext:value-type="string">
            <text:p>Root microbial communities from poplar common garden site in Corvallis, Oregon, USA - BESC-847-Co1_12_9 endosphere</text:p>
          </table:table-cell>
          <table:table-cell office:value-type="string" calcext:value-type="string">
            <text:p>BESC-847-Co1_12_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03</text:p>
          </table:table-cell>
          <table:table-cell office:value-type="string" calcext:value-type="string">
            <text:p>nmdc:omprc-11-5kqze773</text:p>
          </table:table-cell>
          <table:table-cell office:value-type="string" calcext:value-type="string">
            <text:p>nmdc:bsm-11-tnbabs47</text:p>
          </table:table-cell>
          <table:table-cell office:value-type="string" calcext:value-type="string">
            <text:p>Root microbial communities from poplar common garden site in Corvallis, Oregon, USA - BESC-847-Co2_69_13 endosphere</text:p>
          </table:table-cell>
          <table:table-cell office:value-type="string" calcext:value-type="string">
            <text:p>BESC-847-Co2_69_1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04</text:p>
          </table:table-cell>
          <table:table-cell office:value-type="string" calcext:value-type="string">
            <text:p>nmdc:omprc-11-e5qxwe17</text:p>
          </table:table-cell>
          <table:table-cell office:value-type="string" calcext:value-type="string">
            <text:p>nmdc:bsm-11-h96d6881</text:p>
          </table:table-cell>
          <table:table-cell office:value-type="string" calcext:value-type="string">
            <text:p>Root microbial communities from poplar common garden site in Corvallis, Oregon, USA - BESC-847-Co3_9_34 endosphere</text:p>
          </table:table-cell>
          <table:table-cell office:value-type="string" calcext:value-type="string">
            <text:p>BESC-847-Co3_9_3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05</text:p>
          </table:table-cell>
          <table:table-cell office:value-type="string" calcext:value-type="string">
            <text:p>nmdc:omprc-11-vhhjyz27</text:p>
          </table:table-cell>
          <table:table-cell office:value-type="string" calcext:value-type="string">
            <text:p>nmdc:bsm-11-xy5ern23</text:p>
          </table:table-cell>
          <table:table-cell office:value-type="string" calcext:value-type="string">
            <text:p>Root microbial communities from poplar common garden site in Clatskanie, Oregon, USA - BESC-86-CL2_69_17 endosphere</text:p>
          </table:table-cell>
          <table:table-cell office:value-type="string" calcext:value-type="string">
            <text:p>BESC-86-CL2_69_1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06</text:p>
          </table:table-cell>
          <table:table-cell office:value-type="string" calcext:value-type="string">
            <text:p>nmdc:omprc-11-d1wcb707</text:p>
          </table:table-cell>
          <table:table-cell office:value-type="string" calcext:value-type="string">
            <text:p>nmdc:bsm-11-5rgay328</text:p>
          </table:table-cell>
          <table:table-cell office:value-type="string" calcext:value-type="string">
            <text:p>Root microbial communities from poplar common garden site in Clatskanie, Oregon, USA - BESC-866-CL2_50_11 endosphere</text:p>
          </table:table-cell>
          <table:table-cell office:value-type="string" calcext:value-type="string">
            <text:p>BESC-866-CL2_50_1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07</text:p>
          </table:table-cell>
          <table:table-cell office:value-type="string" calcext:value-type="string">
            <text:p>nmdc:omprc-11-94rt6t02</text:p>
          </table:table-cell>
          <table:table-cell office:value-type="string" calcext:value-type="string">
            <text:p>nmdc:bsm-11-n2a7p974</text:p>
          </table:table-cell>
          <table:table-cell office:value-type="string" calcext:value-type="string">
            <text:p>Root microbial communities from poplar common garden site in Clatskanie, Oregon, USA - BESC-866-CL3_75_7 endosphere</text:p>
          </table:table-cell>
          <table:table-cell office:value-type="string" calcext:value-type="string">
            <text:p>BESC-866-CL3_75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08</text:p>
          </table:table-cell>
          <table:table-cell office:value-type="string" calcext:value-type="string">
            <text:p>nmdc:omprc-11-bfh82h49</text:p>
          </table:table-cell>
          <table:table-cell office:value-type="string" calcext:value-type="string">
            <text:p>nmdc:bsm-11-mb9s8c17</text:p>
          </table:table-cell>
          <table:table-cell office:value-type="string" calcext:value-type="string">
            <text:p>Root microbial communities from poplar common garden site in Corvallis, Oregon, USA - BESC-866-Co1_10_5 endosphere</text:p>
          </table:table-cell>
          <table:table-cell office:value-type="string" calcext:value-type="string">
            <text:p>BESC-866-Co1_10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09</text:p>
          </table:table-cell>
          <table:table-cell office:value-type="string" calcext:value-type="string">
            <text:p>nmdc:omprc-11-3ab4dn26</text:p>
          </table:table-cell>
          <table:table-cell office:value-type="string" calcext:value-type="string">
            <text:p>nmdc:bsm-11-5w4ba396</text:p>
          </table:table-cell>
          <table:table-cell office:value-type="string" calcext:value-type="string">
            <text:p>Root microbial communities from poplar common garden site in Corvallis, Oregon, USA - BESC-866-Co2_58_19 endosphere</text:p>
          </table:table-cell>
          <table:table-cell office:value-type="string" calcext:value-type="string">
            <text:p>BESC-866-Co2_58_1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11</text:p>
          </table:table-cell>
          <table:table-cell office:value-type="string" calcext:value-type="string">
            <text:p>nmdc:omprc-11-1yey7m63</text:p>
          </table:table-cell>
          <table:table-cell office:value-type="string" calcext:value-type="string">
            <text:p>nmdc:bsm-11-k0vz1j87</text:p>
          </table:table-cell>
          <table:table-cell office:value-type="string" calcext:value-type="string">
            <text:p>Root microbial communities from poplar common garden site in Clatskanie, Oregon, USA - BESC-904-CL2_57_20 endosphere</text:p>
          </table:table-cell>
          <table:table-cell office:value-type="string" calcext:value-type="string">
            <text:p>BESC-904-CL2_57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14</text:p>
          </table:table-cell>
          <table:table-cell office:value-type="string" calcext:value-type="string">
            <text:p>nmdc:omprc-11-6tawzm06</text:p>
          </table:table-cell>
          <table:table-cell office:value-type="string" calcext:value-type="string">
            <text:p>nmdc:bsm-11-q3qsx507</text:p>
          </table:table-cell>
          <table:table-cell office:value-type="string" calcext:value-type="string">
            <text:p>Root microbial communities from poplar common garden site in Corvallis, Oregon, USA - BESC-904-Co2_51_17 endosphere</text:p>
          </table:table-cell>
          <table:table-cell office:value-type="string" calcext:value-type="string">
            <text:p>BESC-904-Co2_51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15</text:p>
          </table:table-cell>
          <table:table-cell office:value-type="string" calcext:value-type="string">
            <text:p>nmdc:omprc-11-5ahgwz52</text:p>
          </table:table-cell>
          <table:table-cell office:value-type="string" calcext:value-type="string">
            <text:p>nmdc:bsm-11-zvh2hc82</text:p>
          </table:table-cell>
          <table:table-cell office:value-type="string" calcext:value-type="string">
            <text:p>Root microbial communities from poplar common garden site in Corvallis, Oregon, USA - BESC-904-Co3_16_51 endosphere</text:p>
          </table:table-cell>
          <table:table-cell office:value-type="string" calcext:value-type="string">
            <text:p>BESC-904-Co3_16_5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16</text:p>
          </table:table-cell>
          <table:table-cell office:value-type="string" calcext:value-type="string">
            <text:p>nmdc:omprc-11-keg6fz65</text:p>
          </table:table-cell>
          <table:table-cell office:value-type="string" calcext:value-type="string">
            <text:p>nmdc:bsm-11-rzz0z710</text:p>
          </table:table-cell>
          <table:table-cell office:value-type="string" calcext:value-type="string">
            <text:p>Root microbial communities from poplar common garden site in Clatskanie, Oregon, USA - BESC-905-CL1_32_20 endosphere</text:p>
          </table:table-cell>
          <table:table-cell office:value-type="string" calcext:value-type="string">
            <text:p>BESC-905-CL1_32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17</text:p>
          </table:table-cell>
          <table:table-cell office:value-type="string" calcext:value-type="string">
            <text:p>nmdc:omprc-11-g6cdte67</text:p>
          </table:table-cell>
          <table:table-cell office:value-type="string" calcext:value-type="string">
            <text:p>nmdc:bsm-11-bgar5122</text:p>
          </table:table-cell>
          <table:table-cell office:value-type="string" calcext:value-type="string">
            <text:p>Root microbial communities from poplar common garden site in Clatskanie, Oregon, USA - GW-11047-CL1_23_5 endosphere</text:p>
          </table:table-cell>
          <table:table-cell office:value-type="string" calcext:value-type="string">
            <text:p>GW-11047-CL1_23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18</text:p>
          </table:table-cell>
          <table:table-cell office:value-type="string" calcext:value-type="string">
            <text:p>nmdc:omprc-11-r91zy186</text:p>
          </table:table-cell>
          <table:table-cell office:value-type="string" calcext:value-type="string">
            <text:p>nmdc:bsm-11-5g2kjf44</text:p>
          </table:table-cell>
          <table:table-cell office:value-type="string" calcext:value-type="string">
            <text:p>Root microbial communities from poplar common garden site in Clatskanie, Oregon, USA - GW-11047-CL2_41_30 endosphere</text:p>
          </table:table-cell>
          <table:table-cell office:value-type="string" calcext:value-type="string">
            <text:p>GW-11047-CL2_41_3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19</text:p>
          </table:table-cell>
          <table:table-cell office:value-type="string" calcext:value-type="string">
            <text:p>nmdc:omprc-11-rgtkkc09</text:p>
          </table:table-cell>
          <table:table-cell office:value-type="string" calcext:value-type="string">
            <text:p>nmdc:bsm-11-h2k7nv93</text:p>
          </table:table-cell>
          <table:table-cell office:value-type="string" calcext:value-type="string">
            <text:p>Root microbial communities from poplar common garden site in Clatskanie, Oregon, USA - GW-4579-CL1_25_23 endosphere</text:p>
          </table:table-cell>
          <table:table-cell office:value-type="string" calcext:value-type="string">
            <text:p>GW-4579-CL1_25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20</text:p>
          </table:table-cell>
          <table:table-cell office:value-type="string" calcext:value-type="string">
            <text:p>nmdc:omprc-11-tjvhx021</text:p>
          </table:table-cell>
          <table:table-cell office:value-type="string" calcext:value-type="string">
            <text:p>nmdc:bsm-11-rk62cv25</text:p>
          </table:table-cell>
          <table:table-cell office:value-type="string" calcext:value-type="string">
            <text:p>Root microbial communities from poplar common garden site in Clatskanie, Oregon, USA - GW-4579-CL2_50_20 endosphere</text:p>
          </table:table-cell>
          <table:table-cell office:value-type="string" calcext:value-type="string">
            <text:p>GW-4579-CL2_50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21</text:p>
          </table:table-cell>
          <table:table-cell office:value-type="string" calcext:value-type="string">
            <text:p>nmdc:omprc-11-mwk8at55</text:p>
          </table:table-cell>
          <table:table-cell office:value-type="string" calcext:value-type="string">
            <text:p>nmdc:bsm-11-pgmhxj86</text:p>
          </table:table-cell>
          <table:table-cell office:value-type="string" calcext:value-type="string">
            <text:p>Root microbial communities from poplar common garden site in Clatskanie, Oregon, USA - GW-4579-CL3_72_14 endosphere</text:p>
          </table:table-cell>
          <table:table-cell office:value-type="string" calcext:value-type="string">
            <text:p>GW-4579-CL3_72_1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22</text:p>
          </table:table-cell>
          <table:table-cell office:value-type="string" calcext:value-type="string">
            <text:p>nmdc:omprc-11-az6mad50</text:p>
          </table:table-cell>
          <table:table-cell office:value-type="string" calcext:value-type="string">
            <text:p>nmdc:bsm-11-h3e54f51</text:p>
          </table:table-cell>
          <table:table-cell office:value-type="string" calcext:value-type="string">
            <text:p>Root microbial communities from poplar common garden site in Corvallis, Oregon, USA - GW-4579-Co1_14_4 endosphere</text:p>
          </table:table-cell>
          <table:table-cell office:value-type="string" calcext:value-type="string">
            <text:p>GW-4579-Co1_14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23</text:p>
          </table:table-cell>
          <table:table-cell office:value-type="string" calcext:value-type="string">
            <text:p>nmdc:omprc-11-hv5syz42</text:p>
          </table:table-cell>
          <table:table-cell office:value-type="string" calcext:value-type="string">
            <text:p>nmdc:bsm-11-y80cxc26</text:p>
          </table:table-cell>
          <table:table-cell office:value-type="string" calcext:value-type="string">
            <text:p>Root microbial communities from poplar common garden site in Corvallis, Oregon, USA - GW-4579-Co2_44_8 endosphere</text:p>
          </table:table-cell>
          <table:table-cell office:value-type="string" calcext:value-type="string">
            <text:p>GW-4579-Co2_44_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24</text:p>
          </table:table-cell>
          <table:table-cell office:value-type="string" calcext:value-type="string">
            <text:p>nmdc:omprc-11-gz6rpq02</text:p>
          </table:table-cell>
          <table:table-cell office:value-type="string" calcext:value-type="string">
            <text:p>nmdc:bsm-11-qam3hk28</text:p>
          </table:table-cell>
          <table:table-cell office:value-type="string" calcext:value-type="string">
            <text:p>Root microbial communities from poplar common garden site in Corvallis, Oregon, USA - GW-4579-Co3_14_51 endosphere</text:p>
          </table:table-cell>
          <table:table-cell office:value-type="string" calcext:value-type="string">
            <text:p>GW-4579-Co3_14_5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25</text:p>
          </table:table-cell>
          <table:table-cell office:value-type="string" calcext:value-type="string">
            <text:p>nmdc:omprc-11-x5tgh854</text:p>
          </table:table-cell>
          <table:table-cell office:value-type="string" calcext:value-type="string">
            <text:p>nmdc:bsm-11-6k8cmy53</text:p>
          </table:table-cell>
          <table:table-cell office:value-type="string" calcext:value-type="string">
            <text:p>Root microbial communities from poplar common garden site in Corvallis, Oregon, USA - GW-7986-Co1_37_5 endosphere</text:p>
          </table:table-cell>
          <table:table-cell office:value-type="string" calcext:value-type="string">
            <text:p>GW-7986-Co1_37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26</text:p>
          </table:table-cell>
          <table:table-cell office:value-type="string" calcext:value-type="string">
            <text:p>nmdc:omprc-11-c45y1j14</text:p>
          </table:table-cell>
          <table:table-cell office:value-type="string" calcext:value-type="string">
            <text:p>nmdc:bsm-11-fy3j8w19</text:p>
          </table:table-cell>
          <table:table-cell office:value-type="string" calcext:value-type="string">
            <text:p>Root microbial communities from poplar common garden site in Corvallis, Oregon, USA - GW-7986-Co2_68_28 endosphere</text:p>
          </table:table-cell>
          <table:table-cell office:value-type="string" calcext:value-type="string">
            <text:p>GW-7986-Co2_68_2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27</text:p>
          </table:table-cell>
          <table:table-cell office:value-type="string" calcext:value-type="string">
            <text:p>nmdc:omprc-11-d6vnwm32</text:p>
          </table:table-cell>
          <table:table-cell office:value-type="string" calcext:value-type="string">
            <text:p>nmdc:bsm-11-e0rz6p82</text:p>
          </table:table-cell>
          <table:table-cell office:value-type="string" calcext:value-type="string">
            <text:p>Root microbial communities from poplar common garden site in Corvallis, Oregon, USA - GW-7986-Co3_31_39 endosphere</text:p>
          </table:table-cell>
          <table:table-cell office:value-type="string" calcext:value-type="string">
            <text:p>GW-7986-Co3_31_3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28</text:p>
          </table:table-cell>
          <table:table-cell office:value-type="string" calcext:value-type="string">
            <text:p>nmdc:omprc-11-20qfeg52</text:p>
          </table:table-cell>
          <table:table-cell office:value-type="string" calcext:value-type="string">
            <text:p>nmdc:bsm-11-jxazjs92</text:p>
          </table:table-cell>
          <table:table-cell office:value-type="string" calcext:value-type="string">
            <text:p>Root microbial communities from poplar common garden site in Clatskanie, Oregon, USA - GW-9591-CL1_34_16 endosphere</text:p>
          </table:table-cell>
          <table:table-cell office:value-type="string" calcext:value-type="string">
            <text:p>GW-9591-CL1_34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29</text:p>
          </table:table-cell>
          <table:table-cell office:value-type="string" calcext:value-type="string">
            <text:p>nmdc:omprc-11-nqqqpx74</text:p>
          </table:table-cell>
          <table:table-cell office:value-type="string" calcext:value-type="string">
            <text:p>nmdc:bsm-11-3xthwx28</text:p>
          </table:table-cell>
          <table:table-cell office:value-type="string" calcext:value-type="string">
            <text:p>Root microbial communities from poplar common garden site in Clatskanie, Oregon, USA - GW-9591-CL2_56_12 endosphere</text:p>
          </table:table-cell>
          <table:table-cell office:value-type="string" calcext:value-type="string">
            <text:p>GW-9591-CL2_56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30</text:p>
          </table:table-cell>
          <table:table-cell office:value-type="string" calcext:value-type="string">
            <text:p>nmdc:omprc-11-31psrh22</text:p>
          </table:table-cell>
          <table:table-cell office:value-type="string" calcext:value-type="string">
            <text:p>nmdc:bsm-11-j1bay453</text:p>
          </table:table-cell>
          <table:table-cell office:value-type="string" calcext:value-type="string">
            <text:p>Root microbial communities from poplar common garden site in Clatskanie, Oregon, USA - GW-9591-CL3_98_5 endosphere</text:p>
          </table:table-cell>
          <table:table-cell office:value-type="string" calcext:value-type="string">
            <text:p>GW-9591-CL3_9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31</text:p>
          </table:table-cell>
          <table:table-cell office:value-type="string" calcext:value-type="string">
            <text:p>nmdc:omprc-11-h2mc8q15</text:p>
          </table:table-cell>
          <table:table-cell office:value-type="string" calcext:value-type="string">
            <text:p>nmdc:bsm-11-cv5vxb38</text:p>
          </table:table-cell>
          <table:table-cell office:value-type="string" calcext:value-type="string">
            <text:p>Root microbial communities from poplar common garden site in Corvallis, Oregon, USA - GW-9591-Co1_16_8 endosphere</text:p>
          </table:table-cell>
          <table:table-cell office:value-type="string" calcext:value-type="string">
            <text:p>GW-9591-Co1_16_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32</text:p>
          </table:table-cell>
          <table:table-cell office:value-type="string" calcext:value-type="string">
            <text:p>nmdc:omprc-11-qrcr7b30</text:p>
          </table:table-cell>
          <table:table-cell office:value-type="string" calcext:value-type="string">
            <text:p>nmdc:bsm-11-5ak8ja54</text:p>
          </table:table-cell>
          <table:table-cell office:value-type="string" calcext:value-type="string">
            <text:p>Root microbial communities from poplar common garden site in Corvallis, Oregon, USA - GW-9591-Co2_62_24 endosphere</text:p>
          </table:table-cell>
          <table:table-cell office:value-type="string" calcext:value-type="string">
            <text:p>GW-9591-Co2_62_2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33</text:p>
          </table:table-cell>
          <table:table-cell office:value-type="string" calcext:value-type="string">
            <text:p>nmdc:omprc-11-59198704</text:p>
          </table:table-cell>
          <table:table-cell office:value-type="string" calcext:value-type="string">
            <text:p>nmdc:bsm-11-3636w778</text:p>
          </table:table-cell>
          <table:table-cell office:value-type="string" calcext:value-type="string">
            <text:p>Root microbial communities from poplar common garden site in Corvallis, Oregon, USA - GW-9591-Co3_35_48 endosphere</text:p>
          </table:table-cell>
          <table:table-cell office:value-type="string" calcext:value-type="string">
            <text:p>GW-9591-Co3_35_4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34</text:p>
          </table:table-cell>
          <table:table-cell office:value-type="string" calcext:value-type="string">
            <text:p>nmdc:omprc-11-yrxzge50</text:p>
          </table:table-cell>
          <table:table-cell office:value-type="string" calcext:value-type="string">
            <text:p>nmdc:bsm-11-x0sc5x81</text:p>
          </table:table-cell>
          <table:table-cell office:value-type="string" calcext:value-type="string">
            <text:p>Root microbial communities from poplar common garden site in Clatskanie, Oregon, USA - SKWA-24-3-CL2_69_25 endosphere</text:p>
          </table:table-cell>
          <table:table-cell office:value-type="string" calcext:value-type="string">
            <text:p>SKWA-24-3-CL2_69_2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35</text:p>
          </table:table-cell>
          <table:table-cell office:value-type="string" calcext:value-type="string">
            <text:p>nmdc:omprc-11-mgdqz041</text:p>
          </table:table-cell>
          <table:table-cell office:value-type="string" calcext:value-type="string">
            <text:p>nmdc:bsm-11-899bm454</text:p>
          </table:table-cell>
          <table:table-cell office:value-type="string" calcext:value-type="string">
            <text:p>Root microbial communities from poplar common garden site in Corvallis, Oregon, USA - SKWA-24-3-Co1_3_5 endosphere</text:p>
          </table:table-cell>
          <table:table-cell office:value-type="string" calcext:value-type="string">
            <text:p>SKWA-24-3-Co1_3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36</text:p>
          </table:table-cell>
          <table:table-cell office:value-type="string" calcext:value-type="string">
            <text:p>nmdc:omprc-11-n4zqbj94</text:p>
          </table:table-cell>
          <table:table-cell office:value-type="string" calcext:value-type="string">
            <text:p>nmdc:bsm-11-n6vwc542</text:p>
          </table:table-cell>
          <table:table-cell office:value-type="string" calcext:value-type="string">
            <text:p>Root microbial communities from poplar common garden site in Corvallis, Oregon, USA - SKWA-24-3-Co2_41_10 endosphere</text:p>
          </table:table-cell>
          <table:table-cell office:value-type="string" calcext:value-type="string">
            <text:p>SKWA-24-3-Co2_41_1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37</text:p>
          </table:table-cell>
          <table:table-cell office:value-type="string" calcext:value-type="string">
            <text:p>nmdc:omprc-11-xzrdbq10</text:p>
          </table:table-cell>
          <table:table-cell office:value-type="string" calcext:value-type="string">
            <text:p>nmdc:bsm-11-q3sa0t28</text:p>
          </table:table-cell>
          <table:table-cell office:value-type="string" calcext:value-type="string">
            <text:p>Root microbial communities from poplar common garden site in Corvallis, Oregon, USA - SKWA-24-3-Co3_23_35 endosphere</text:p>
          </table:table-cell>
          <table:table-cell office:value-type="string" calcext:value-type="string">
            <text:p>SKWA-24-3-Co3_23_3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38</text:p>
          </table:table-cell>
          <table:table-cell office:value-type="string" calcext:value-type="string">
            <text:p>nmdc:omprc-11-4rmjzf71</text:p>
          </table:table-cell>
          <table:table-cell office:value-type="string" calcext:value-type="string">
            <text:p>nmdc:bsm-11-krcjqt76</text:p>
          </table:table-cell>
          <table:table-cell office:value-type="string" calcext:value-type="string">
            <text:p>Root microbial communities from poplar common garden site in Clatskanie, Oregon, USA - SKWD-24-1-CL2_58_25 endosphere</text:p>
          </table:table-cell>
          <table:table-cell office:value-type="string" calcext:value-type="string">
            <text:p>SKWD-24-1-CL2_58_2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39</text:p>
          </table:table-cell>
          <table:table-cell office:value-type="string" calcext:value-type="string">
            <text:p>nmdc:omprc-11-rqrqvb11</text:p>
          </table:table-cell>
          <table:table-cell office:value-type="string" calcext:value-type="string">
            <text:p>nmdc:bsm-11-43rwvm93</text:p>
          </table:table-cell>
          <table:table-cell office:value-type="string" calcext:value-type="string">
            <text:p>Root microbial communities from poplar common garden site in Corvallis, Oregon, USA - SKWD-24-1-Co1_7_5 endosphere</text:p>
          </table:table-cell>
          <table:table-cell office:value-type="string" calcext:value-type="string">
            <text:p>SKWD-24-1-Co1_7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40</text:p>
          </table:table-cell>
          <table:table-cell office:value-type="string" calcext:value-type="string">
            <text:p>nmdc:omprc-11-821e5g84</text:p>
          </table:table-cell>
          <table:table-cell office:value-type="string" calcext:value-type="string">
            <text:p>nmdc:bsm-11-pvr0ez88</text:p>
          </table:table-cell>
          <table:table-cell office:value-type="string" calcext:value-type="string">
            <text:p>Root microbial communities from poplar common garden site in Corvallis, Oregon, USA - SKWD-24-1-Co2_54_22 endosphere</text:p>
          </table:table-cell>
          <table:table-cell office:value-type="string" calcext:value-type="string">
            <text:p>SKWD-24-1-Co2_54_2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41</text:p>
          </table:table-cell>
          <table:table-cell office:value-type="string" calcext:value-type="string">
            <text:p>nmdc:omprc-11-dqcg4y60</text:p>
          </table:table-cell>
          <table:table-cell office:value-type="string" calcext:value-type="string">
            <text:p>nmdc:bsm-11-qzncy838</text:p>
          </table:table-cell>
          <table:table-cell office:value-type="string" calcext:value-type="string">
            <text:p>Root microbial communities from poplar common garden site in Corvallis, Oregon, USA - SKWD-24-1-Co3_24_32 endosphere</text:p>
          </table:table-cell>
          <table:table-cell office:value-type="string" calcext:value-type="string">
            <text:p>SKWD-24-1-Co3_24_3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42</text:p>
          </table:table-cell>
          <table:table-cell office:value-type="string" calcext:value-type="string">
            <text:p>nmdc:omprc-11-ds4enc84</text:p>
          </table:table-cell>
          <table:table-cell office:value-type="string" calcext:value-type="string">
            <text:p>nmdc:bsm-11-bcns6e03</text:p>
          </table:table-cell>
          <table:table-cell office:value-type="string" calcext:value-type="string">
            <text:p>Root microbial communities from poplar common garden site in Clatskanie, Oregon, USA - GW-4579-CL1_25_23_RD_R2 endosphere</text:p>
          </table:table-cell>
          <table:table-cell office:value-type="string" calcext:value-type="string">
            <text:p>GW-4579-CL1_25_23_RD_R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</table:table>
      <table:table table:name="rhizo_final " table:style-name="ta1">
        <table:table-column table:style-name="co2" table:number-columns-repeated="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number-columns-repeated="6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sample_key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genotype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host_id</text:p>
          </table:table-cell>
          <table:table-cell office:value-type="string" calcext:value-type="string">
            <text:p>nmdc_biosample_id</text:p>
          </table:table-cell>
          <table:table-cell office:value-type="string" calcext:value-type="string">
            <text:p>metagenome_accession</text:p>
          </table:table-cell>
          <table:table-cell office:value-type="string" calcext:value-type="string">
            <text:p>metabolomics_id</text:p>
          </table:table-cell>
          <table:table-cell office:value-type="string" calcext:value-type="string">
            <text:p>soil_pH</text:p>
          </table:table-cell>
          <table:table-cell office:value-type="string" calcext:value-type="string">
            <text:p>soil_NH4</text:p>
          </table:table-cell>
          <table:table-cell office:value-type="string" calcext:value-type="string">
            <text:p>soil_NO3</text:p>
          </table:table-cell>
          <table:table-cell office:value-type="string" calcext:value-type="string">
            <text:p>soil_total_C</text:p>
          </table:table-cell>
          <table:table-cell office:value-type="string" calcext:value-type="string">
            <text:p>soil_total_N</text:p>
          </table:table-cell>
          <table:table-cell office:value-type="string" calcext:value-type="string">
            <text:p>keep_for_analysi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gold_project_id</text:p>
          </table:table-cell>
          <table:table-cell office:value-type="string" calcext:value-type="string">
            <text:p>metabolomics_present</text:p>
          </table:table-cell>
          <table:table-cell office:value-type="string" calcext:value-type="string">
            <text:p>metabolomics_run_count</text:p>
          </table:table-cell>
        </table:table-row>
        <table:table-row table:style-name="ro1">
          <table:table-cell office:value-type="string" calcext:value-type="string">
            <text:p>BESC-833-Co3_31_3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33-Co3_31_37</text:p>
          </table:table-cell>
          <table:table-cell office:value-type="string" calcext:value-type="string">
            <text:p>nmdc:bsm-11-pejvvs20</text:p>
          </table:table-cell>
          <table:table-cell office:value-type="string" calcext:value-type="string">
            <text:p>SRX21791942</text:p>
          </table:table-cell>
          <table:table-cell table:formula="of:=IFERROR(INDEX([metabolomics_summary.$C$2:.$C$500];MATCH([.G2];[metabolomics_summary.$A$2:.$A$500];0));&quot;&quot;)" office:value-type="string" office:string-value="nmdc:dgms-12-5sagyq12;nmdc:dgms-12-kxj3f773;nmdc:dgms-12-94q9f752;nmdc:dgms-12-hbmdpb32" calcext:value-type="string">
            <text:p>nmdc:dgms-12-5sagyq12;nmdc:dgms-12-kxj3f773;nmdc:dgms-12-94q9f752;nmdc:dgms-12-hbmdpb3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4</text:p>
          </table:table-cell>
          <table:table-cell table:formula="of:=IF(COUNTIF([metabolomics_summary.$A$2:.$A$500];[.G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33-Co2_47_2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33-Co2_47_23</text:p>
          </table:table-cell>
          <table:table-cell office:value-type="string" calcext:value-type="string">
            <text:p>nmdc:bsm-11-bd18tk15</text:p>
          </table:table-cell>
          <table:table-cell office:value-type="string" calcext:value-type="string">
            <text:p>SRX21792390</text:p>
          </table:table-cell>
          <table:table-cell table:formula="of:=IFERROR(INDEX([metabolomics_summary.$C$2:.$C$500];MATCH([.G3];[metabolomics_summary.$A$2:.$A$500];0));&quot;&quot;)" office:value-type="string" office:string-value="nmdc:dgms-12-f4gqdd41;nmdc:dgms-12-wcvxy623;nmdc:dgms-12-7n4ksg78;nmdc:dgms-12-fp8kqp13" calcext:value-type="string">
            <text:p>nmdc:dgms-12-f4gqdd41;nmdc:dgms-12-wcvxy623;nmdc:dgms-12-7n4ksg78;nmdc:dgms-12-fp8kqp1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3</text:p>
          </table:table-cell>
          <table:table-cell table:formula="of:=IF(COUNTIF([metabolomics_summary.$A$2:.$A$500];[.G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33-Co1_6_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33-Co1_6_4</text:p>
          </table:table-cell>
          <table:table-cell office:value-type="string" calcext:value-type="string">
            <text:p>nmdc:bsm-11-j8ezj858</text:p>
          </table:table-cell>
          <table:table-cell office:value-type="string" calcext:value-type="string">
            <text:p>SRX21792392</text:p>
          </table:table-cell>
          <table:table-cell table:formula="of:=IFERROR(INDEX([metabolomics_summary.$C$2:.$C$500];MATCH([.G4];[metabolomics_summary.$A$2:.$A$500];0));&quot;&quot;)" office:value-type="string" office:string-value="nmdc:dgms-12-2b8brz45;nmdc:dgms-12-67512b85;nmdc:dgms-12-1r7x3e66;nmdc:dgms-12-a72vey55" calcext:value-type="string">
            <text:p>nmdc:dgms-12-2b8brz45;nmdc:dgms-12-67512b85;nmdc:dgms-12-1r7x3e66;nmdc:dgms-12-a72vey5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2</text:p>
          </table:table-cell>
          <table:table-cell table:formula="of:=IF(COUNTIF([metabolomics_summary.$A$2:.$A$500];[.G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258-CL1_34_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58-CL1_34_5</text:p>
          </table:table-cell>
          <table:table-cell office:value-type="string" calcext:value-type="string">
            <text:p>nmdc:bsm-11-yxxvqg27</text:p>
          </table:table-cell>
          <table:table-cell office:value-type="string" calcext:value-type="string">
            <text:p>SRX21792395</text:p>
          </table:table-cell>
          <table:table-cell table:formula="of:=IFERROR(INDEX([metabolomics_summary.$C$2:.$C$500];MATCH([.G5];[metabolomics_summary.$A$2:.$A$500];0));&quot;&quot;)" office:value-type="string" office:string-value="nmdc:dgms-12-n3mc8z94;nmdc:dgms-12-anfcgn54;nmdc:dgms-12-qrdq3954;nmdc:dgms-12-0kcrrm69" calcext:value-type="string">
            <text:p>nmdc:dgms-12-n3mc8z94;nmdc:dgms-12-anfcgn54;nmdc:dgms-12-qrdq3954;nmdc:dgms-12-0kcrrm6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5</text:p>
          </table:table-cell>
          <table:table-cell table:formula="of:=IF(COUNTIF([metabolomics_summary.$A$2:.$A$500];[.G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234-Co1_23_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34-Co1_23_3</text:p>
          </table:table-cell>
          <table:table-cell office:value-type="string" calcext:value-type="string">
            <text:p>nmdc:bsm-11-v0hqhp22</text:p>
          </table:table-cell>
          <table:table-cell office:value-type="string" calcext:value-type="string">
            <text:p>SRX21792401</text:p>
          </table:table-cell>
          <table:table-cell table:formula="of:=IFERROR(INDEX([metabolomics_summary.$C$2:.$C$500];MATCH([.G6];[metabolomics_summary.$A$2:.$A$500];0));&quot;&quot;)" office:value-type="string" office:string-value="nmdc:dgms-12-p2c5rk96;nmdc:dgms-12-h9f1ar42;nmdc:dgms-12-5972kx49;nmdc:dgms-12-e8w47b03" calcext:value-type="string">
            <text:p>nmdc:dgms-12-p2c5rk96;nmdc:dgms-12-h9f1ar42;nmdc:dgms-12-5972kx49;nmdc:dgms-12-e8w47b0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2</text:p>
          </table:table-cell>
          <table:table-cell table:formula="of:=IF(COUNTIF([metabolomics_summary.$A$2:.$A$500];[.G6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31-CL2_55_18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31-CL2_55_18</text:p>
          </table:table-cell>
          <table:table-cell office:value-type="string" calcext:value-type="string">
            <text:p>nmdc:bsm-11-2g6d7w97</text:p>
          </table:table-cell>
          <table:table-cell office:value-type="string" calcext:value-type="string">
            <text:p>SRX21792405</text:p>
          </table:table-cell>
          <table:table-cell table:formula="of:=IFERROR(INDEX([metabolomics_summary.$C$2:.$C$500];MATCH([.G7];[metabolomics_summary.$A$2:.$A$500];0));&quot;&quot;)" office:value-type="string" office:string-value="nmdc:dgms-12-y1zhmy80;nmdc:dgms-12-n3qgr396;nmdc:dgms-12-nn1d5m67;nmdc:dgms-12-x7dsez17" calcext:value-type="string">
            <text:p>nmdc:dgms-12-y1zhmy80;nmdc:dgms-12-n3qgr396;nmdc:dgms-12-nn1d5m67;nmdc:dgms-12-x7dsez1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4</text:p>
          </table:table-cell>
          <table:table-cell table:formula="of:=IF(COUNTIF([metabolomics_summary.$A$2:.$A$500];[.G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31-Co1_12_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31-Co1_12_7</text:p>
          </table:table-cell>
          <table:table-cell office:value-type="string" calcext:value-type="string">
            <text:p>nmdc:bsm-11-ga8cav80</text:p>
          </table:table-cell>
          <table:table-cell office:value-type="string" calcext:value-type="string">
            <text:p>SRX21792406</text:p>
          </table:table-cell>
          <table:table-cell table:formula="of:=IFERROR(INDEX([metabolomics_summary.$C$2:.$C$500];MATCH([.G8];[metabolomics_summary.$A$2:.$A$500];0));&quot;&quot;)" office:value-type="string" office:string-value="nmdc:dgms-12-g656fm18;nmdc:dgms-12-jzzcaq95;nmdc:dgms-12-eb683j28;nmdc:dgms-12-p70fqq53" calcext:value-type="string">
            <text:p>nmdc:dgms-12-g656fm18;nmdc:dgms-12-jzzcaq95;nmdc:dgms-12-eb683j28;nmdc:dgms-12-p70fqq5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5</text:p>
          </table:table-cell>
          <table:table-cell table:formula="of:=IF(COUNTIF([metabolomics_summary.$A$2:.$A$500];[.G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-Co2_41_2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o2_41_23</text:p>
          </table:table-cell>
          <table:table-cell office:value-type="string" calcext:value-type="string">
            <text:p>nmdc:bsm-11-nz6f9964</text:p>
          </table:table-cell>
          <table:table-cell office:value-type="string" calcext:value-type="string">
            <text:p>SRX21792412</text:p>
          </table:table-cell>
          <table:table-cell table:formula="of:=IFERROR(INDEX([metabolomics_summary.$C$2:.$C$500];MATCH([.G9];[metabolomics_summary.$A$2:.$A$500];0));&quot;&quot;)" office:value-type="string" office:string-value="nmdc:dgms-12-fy0r9619;nmdc:dgms-12-kxkx7k42;nmdc:dgms-12-xejjfe86;nmdc:dgms-12-vaqapr40" calcext:value-type="string">
            <text:p>nmdc:dgms-12-fy0r9619;nmdc:dgms-12-kxkx7k42;nmdc:dgms-12-xejjfe86;nmdc:dgms-12-vaqapr4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0</text:p>
          </table:table-cell>
          <table:table-cell table:formula="of:=IF(COUNTIF([metabolomics_summary.$A$2:.$A$500];[.G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9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31-Co2_50_1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31-Co2_50_17</text:p>
          </table:table-cell>
          <table:table-cell office:value-type="string" calcext:value-type="string">
            <text:p>nmdc:bsm-11-wpsg6186</text:p>
          </table:table-cell>
          <table:table-cell office:value-type="string" calcext:value-type="string">
            <text:p>SRX21792776</text:p>
          </table:table-cell>
          <table:table-cell table:formula="of:=IFERROR(INDEX([metabolomics_summary.$C$2:.$C$500];MATCH([.G10];[metabolomics_summary.$A$2:.$A$500];0));&quot;&quot;)" office:value-type="string" office:string-value="nmdc:dgms-12-54sr1v57;nmdc:dgms-12-dxx6ms96;nmdc:dgms-12-9086km56;nmdc:dgms-12-891gwk36" calcext:value-type="string">
            <text:p>nmdc:dgms-12-54sr1v57;nmdc:dgms-12-dxx6ms96;nmdc:dgms-12-9086km56;nmdc:dgms-12-891gwk3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6</text:p>
          </table:table-cell>
          <table:table-cell table:formula="of:=IF(COUNTIF([metabolomics_summary.$A$2:.$A$500];[.G10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31-Co3_15_40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31-Co3_15_40</text:p>
          </table:table-cell>
          <table:table-cell office:value-type="string" calcext:value-type="string">
            <text:p>nmdc:bsm-11-azfn2405</text:p>
          </table:table-cell>
          <table:table-cell office:value-type="string" calcext:value-type="string">
            <text:p>SRX21792778</text:p>
          </table:table-cell>
          <table:table-cell table:formula="of:=IFERROR(INDEX([metabolomics_summary.$C$2:.$C$500];MATCH([.G11];[metabolomics_summary.$A$2:.$A$500];0));&quot;&quot;)" office:value-type="string" office:string-value="nmdc:dgms-12-0et7je92;nmdc:dgms-12-xt3h1511;nmdc:dgms-12-m00hpt27;nmdc:dgms-12-cqrvqh45" calcext:value-type="string">
            <text:p>nmdc:dgms-12-0et7je92;nmdc:dgms-12-xt3h1511;nmdc:dgms-12-m00hpt27;nmdc:dgms-12-cqrvqh4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7</text:p>
          </table:table-cell>
          <table:table-cell table:formula="of:=IF(COUNTIF([metabolomics_summary.$A$2:.$A$500];[.G11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1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07-Co1_31_6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07-Co1_31_6</text:p>
          </table:table-cell>
          <table:table-cell office:value-type="string" calcext:value-type="string">
            <text:p>nmdc:bsm-11-6ntzv433</text:p>
          </table:table-cell>
          <table:table-cell office:value-type="string" calcext:value-type="string">
            <text:p>SRX21792780</text:p>
          </table:table-cell>
          <table:table-cell table:formula="of:=IFERROR(INDEX([metabolomics_summary.$C$2:.$C$500];MATCH([.G12];[metabolomics_summary.$A$2:.$A$500];0));&quot;&quot;)" office:value-type="string" office:string-value="nmdc:dgms-12-1tybq661;nmdc:dgms-12-ckta7492;nmdc:dgms-12-1hpd0x54;nmdc:dgms-12-5nz6j955" calcext:value-type="string">
            <text:p>nmdc:dgms-12-1tybq661;nmdc:dgms-12-ckta7492;nmdc:dgms-12-1hpd0x54;nmdc:dgms-12-5nz6j95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1</text:p>
          </table:table-cell>
          <table:table-cell table:formula="of:=IF(COUNTIF([metabolomics_summary.$A$2:.$A$500];[.G1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-CL1_35_3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L1_35_33</text:p>
          </table:table-cell>
          <table:table-cell office:value-type="string" calcext:value-type="string">
            <text:p>nmdc:bsm-11-vnkf4228</text:p>
          </table:table-cell>
          <table:table-cell office:value-type="string" calcext:value-type="string">
            <text:p>SRX21792795</text:p>
          </table:table-cell>
          <table:table-cell table:formula="of:=IFERROR(INDEX([metabolomics_summary.$C$2:.$C$500];MATCH([.G13];[metabolomics_summary.$A$2:.$A$500];0));&quot;&quot;)" office:value-type="string" office:string-value="nmdc:dgms-12-2n32jw86;nmdc:dgms-12-zdmtm042;nmdc:dgms-12-0s71b942;nmdc:dgms-12-qcsqes08" calcext:value-type="string">
            <text:p>nmdc:dgms-12-2n32jw86;nmdc:dgms-12-zdmtm042;nmdc:dgms-12-0s71b942;nmdc:dgms-12-qcsqes08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56</text:p>
          </table:table-cell>
          <table:table-cell table:formula="of:=IF(COUNTIF([metabolomics_summary.$A$2:.$A$500];[.G1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-CL2_39_29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L2_39_29</text:p>
          </table:table-cell>
          <table:table-cell office:value-type="string" calcext:value-type="string">
            <text:p>nmdc:bsm-11-k7jqh647</text:p>
          </table:table-cell>
          <table:table-cell office:value-type="string" calcext:value-type="string">
            <text:p>SRX21792799</text:p>
          </table:table-cell>
          <table:table-cell table:formula="of:=IFERROR(INDEX([metabolomics_summary.$C$2:.$C$500];MATCH([.G14];[metabolomics_summary.$A$2:.$A$500];0));&quot;&quot;)" office:value-type="string" office:string-value="nmdc:dgms-12-84kvtv66;nmdc:dgms-12-f6g8am83;nmdc:dgms-12-vy40vg12;nmdc:dgms-12-hdpjyj57" calcext:value-type="string">
            <text:p>nmdc:dgms-12-84kvtv66;nmdc:dgms-12-f6g8am83;nmdc:dgms-12-vy40vg12;nmdc:dgms-12-hdpjyj5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57</text:p>
          </table:table-cell>
          <table:table-cell table:formula="of:=IF(COUNTIF([metabolomics_summary.$A$2:.$A$500];[.G1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9591-Co2_62_2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o2_62_24</text:p>
          </table:table-cell>
          <table:table-cell office:value-type="string" calcext:value-type="string">
            <text:p>nmdc:bsm-11-4f4btc22</text:p>
          </table:table-cell>
          <table:table-cell office:value-type="string" calcext:value-type="string">
            <text:p>SRX21790337</text:p>
          </table:table-cell>
          <table:table-cell table:formula="of:=IFERROR(INDEX([metabolomics_summary.$C$2:.$C$500];MATCH([.G15];[metabolomics_summary.$A$2:.$A$500];0));&quot;&quot;)" office:value-type="string" office:string-value="nmdc:dgms-12-8np5az63;nmdc:dgms-12-x4xk1532;nmdc:dgms-12-bw64gk71;nmdc:dgms-12-rb3wyb32" calcext:value-type="string">
            <text:p>nmdc:dgms-12-8np5az63;nmdc:dgms-12-x4xk1532;nmdc:dgms-12-bw64gk71;nmdc:dgms-12-rb3wyb3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4</text:p>
          </table:table-cell>
          <table:table-cell table:formula="of:=IF(COUNTIF([metabolomics_summary.$A$2:.$A$500];[.G1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WD-24-1-Co1_7_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D-24-1-Co1_7_5</text:p>
          </table:table-cell>
          <table:table-cell office:value-type="string" calcext:value-type="string">
            <text:p>nmdc:bsm-11-hx8qxc63</text:p>
          </table:table-cell>
          <table:table-cell office:value-type="string" calcext:value-type="string">
            <text:p>SRX21790338</text:p>
          </table:table-cell>
          <table:table-cell table:formula="of:=IFERROR(INDEX([metabolomics_summary.$C$2:.$C$500];MATCH([.G16];[metabolomics_summary.$A$2:.$A$500];0));&quot;&quot;)" office:value-type="string" office:string-value="nmdc:dgms-12-wzwzx786;nmdc:dgms-12-zjsc9d15;nmdc:dgms-12-vv9cxd52;nmdc:dgms-12-74wq0x95" calcext:value-type="string">
            <text:p>nmdc:dgms-12-wzwzx786;nmdc:dgms-12-zjsc9d15;nmdc:dgms-12-vv9cxd52;nmdc:dgms-12-74wq0x9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61</text:p>
          </table:table-cell>
          <table:table-cell table:formula="of:=IF(COUNTIF([metabolomics_summary.$A$2:.$A$500];[.G16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6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7986-Co3_31_39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7986-Co3_31_39</text:p>
          </table:table-cell>
          <table:table-cell office:value-type="string" calcext:value-type="string">
            <text:p>nmdc:bsm-11-jqwsb466</text:p>
          </table:table-cell>
          <table:table-cell office:value-type="string" calcext:value-type="string">
            <text:p>SRX21790339</text:p>
          </table:table-cell>
          <table:table-cell table:formula="of:=IFERROR(INDEX([metabolomics_summary.$C$2:.$C$500];MATCH([.G17];[metabolomics_summary.$A$2:.$A$500];0));&quot;&quot;)" office:value-type="string" office:string-value="nmdc:dgms-12-6qjgec18;nmdc:dgms-12-fm6wv590;nmdc:dgms-12-5yzgtf09;nmdc:dgms-12-dz2e6277" calcext:value-type="string">
            <text:p>nmdc:dgms-12-6qjgec18;nmdc:dgms-12-fm6wv590;nmdc:dgms-12-5yzgtf09;nmdc:dgms-12-dz2e627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9</text:p>
          </table:table-cell>
          <table:table-cell table:formula="of:=IF(COUNTIF([metabolomics_summary.$A$2:.$A$500];[.G1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9591-Co3_35_4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o3_35_48</text:p>
          </table:table-cell>
          <table:table-cell office:value-type="string" calcext:value-type="string">
            <text:p>nmdc:bsm-11-0xqxvc88</text:p>
          </table:table-cell>
          <table:table-cell office:value-type="string" calcext:value-type="string">
            <text:p>SRX21790356</text:p>
          </table:table-cell>
          <table:table-cell table:formula="of:=IFERROR(INDEX([metabolomics_summary.$C$2:.$C$500];MATCH([.G18];[metabolomics_summary.$A$2:.$A$500];0));&quot;&quot;)" office:value-type="string" office:string-value="nmdc:dgms-12-tjfjep03;nmdc:dgms-12-kjkf1522;nmdc:dgms-12-xs6kk482;nmdc:dgms-12-4rbck881" calcext:value-type="string">
            <text:p>nmdc:dgms-12-tjfjep03;nmdc:dgms-12-kjkf1522;nmdc:dgms-12-xs6kk482;nmdc:dgms-12-4rbck881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5</text:p>
          </table:table-cell>
          <table:table-cell table:formula="of:=IF(COUNTIF([metabolomics_summary.$A$2:.$A$500];[.G1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9591-CL1_34_1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L1_34_16</text:p>
          </table:table-cell>
          <table:table-cell office:value-type="string" calcext:value-type="string">
            <text:p>nmdc:bsm-11-ahpvvb55</text:p>
          </table:table-cell>
          <table:table-cell office:value-type="string" calcext:value-type="string">
            <text:p>SRX21790357</text:p>
          </table:table-cell>
          <table:table-cell table:formula="of:=IFERROR(INDEX([metabolomics_summary.$C$2:.$C$500];MATCH([.G19];[metabolomics_summary.$A$2:.$A$500];0));&quot;&quot;)" office:value-type="string" office:string-value="nmdc:dgms-12-nh628y30;nmdc:dgms-12-83c0ze50;nmdc:dgms-12-7xcht157;nmdc:dgms-12-3p73d304" calcext:value-type="string">
            <text:p>nmdc:dgms-12-nh628y30;nmdc:dgms-12-83c0ze50;nmdc:dgms-12-7xcht157;nmdc:dgms-12-3p73d30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0</text:p>
          </table:table-cell>
          <table:table-cell table:formula="of:=IF(COUNTIF([metabolomics_summary.$A$2:.$A$500];[.G1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9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WA-24-3-Co3_23_3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A-24-3-Co3_23_35</text:p>
          </table:table-cell>
          <table:table-cell office:value-type="string" calcext:value-type="string">
            <text:p>nmdc:bsm-11-7yjtg159</text:p>
          </table:table-cell>
          <table:table-cell office:value-type="string" calcext:value-type="string">
            <text:p>SRX21790358</text:p>
          </table:table-cell>
          <table:table-cell table:formula="of:=IFERROR(INDEX([metabolomics_summary.$C$2:.$C$500];MATCH([.G20];[metabolomics_summary.$A$2:.$A$500];0));&quot;&quot;)" office:value-type="string" office:string-value="nmdc:dgms-12-y8rq7q67;nmdc:dgms-12-57z7a455;nmdc:dgms-12-hpbrsm64;nmdc:dgms-12-tytm8n54" calcext:value-type="string">
            <text:p>nmdc:dgms-12-y8rq7q67;nmdc:dgms-12-57z7a455;nmdc:dgms-12-hpbrsm64;nmdc:dgms-12-tytm8n5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9</text:p>
          </table:table-cell>
          <table:table-cell table:formula="of:=IF(COUNTIF([metabolomics_summary.$A$2:.$A$500];[.G20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0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WD-24-1-CL2_58_2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D-24-1-CL2_58_25</text:p>
          </table:table-cell>
          <table:table-cell office:value-type="string" calcext:value-type="string">
            <text:p>nmdc:bsm-11-af8ap759</text:p>
          </table:table-cell>
          <table:table-cell office:value-type="string" calcext:value-type="string">
            <text:p>SRX21790359</text:p>
          </table:table-cell>
          <table:table-cell table:formula="of:=IFERROR(INDEX([metabolomics_summary.$C$2:.$C$500];MATCH([.G21];[metabolomics_summary.$A$2:.$A$500];0));&quot;&quot;)" office:value-type="string" office:string-value="nmdc:dgms-12-4fkytb85;nmdc:dgms-12-amhbpr48;nmdc:dgms-12-3xy7sw21;nmdc:dgms-12-azgrqm31" calcext:value-type="string">
            <text:p>nmdc:dgms-12-4fkytb85;nmdc:dgms-12-amhbpr48;nmdc:dgms-12-3xy7sw21;nmdc:dgms-12-azgrqm31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60</text:p>
          </table:table-cell>
          <table:table-cell table:formula="of:=IF(COUNTIF([metabolomics_summary.$A$2:.$A$500];[.G21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1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9591-CL2_56_1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L2_56_12</text:p>
          </table:table-cell>
          <table:table-cell office:value-type="string" calcext:value-type="string">
            <text:p>nmdc:bsm-11-57ejpn32</text:p>
          </table:table-cell>
          <table:table-cell office:value-type="string" calcext:value-type="string">
            <text:p>SRX21790360</text:p>
          </table:table-cell>
          <table:table-cell table:formula="of:=IFERROR(INDEX([metabolomics_summary.$C$2:.$C$500];MATCH([.G22];[metabolomics_summary.$A$2:.$A$500];0));&quot;&quot;)" office:value-type="string" office:string-value="nmdc:dgms-12-a4nd1958;nmdc:dgms-12-s8mtae44;nmdc:dgms-12-j7pvyr53;nmdc:dgms-12-pwrrza45" calcext:value-type="string">
            <text:p>nmdc:dgms-12-a4nd1958;nmdc:dgms-12-s8mtae44;nmdc:dgms-12-j7pvyr53;nmdc:dgms-12-pwrrza4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1</text:p>
          </table:table-cell>
          <table:table-cell table:formula="of:=IF(COUNTIF([metabolomics_summary.$A$2:.$A$500];[.G2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WD-24-1-Co3_24_32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D-24-1-Co3_24_32</text:p>
          </table:table-cell>
          <table:table-cell office:value-type="string" calcext:value-type="string">
            <text:p>nmdc:bsm-11-1a9d1633</text:p>
          </table:table-cell>
          <table:table-cell office:value-type="string" calcext:value-type="string">
            <text:p>SRX21790361</text:p>
          </table:table-cell>
          <table:table-cell table:formula="of:=IFERROR(INDEX([metabolomics_summary.$C$2:.$C$500];MATCH([.G23];[metabolomics_summary.$A$2:.$A$500];0));&quot;&quot;)" office:value-type="string" office:string-value="nmdc:dgms-12-2c79wt25;nmdc:dgms-12-6z5w5v84;nmdc:dgms-12-yvd9ht42;nmdc:dgms-12-a2pdzk51" calcext:value-type="string">
            <text:p>nmdc:dgms-12-2c79wt25;nmdc:dgms-12-6z5w5v84;nmdc:dgms-12-yvd9ht42;nmdc:dgms-12-a2pdzk51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63</text:p>
          </table:table-cell>
          <table:table-cell table:formula="of:=IF(COUNTIF([metabolomics_summary.$A$2:.$A$500];[.G2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9591-Co1_16_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o1_16_8</text:p>
          </table:table-cell>
          <table:table-cell office:value-type="string" calcext:value-type="string">
            <text:p>nmdc:bsm-11-yms2f086</text:p>
          </table:table-cell>
          <table:table-cell office:value-type="string" calcext:value-type="string">
            <text:p>SRX21790362</text:p>
          </table:table-cell>
          <table:table-cell table:formula="of:=IFERROR(INDEX([metabolomics_summary.$C$2:.$C$500];MATCH([.G24];[metabolomics_summary.$A$2:.$A$500];0));&quot;&quot;)" office:value-type="string" office:string-value="nmdc:dgms-12-58m2r182;nmdc:dgms-12-ann5pb93;nmdc:dgms-12-6bmrgp85;nmdc:dgms-12-z8579q89" calcext:value-type="string">
            <text:p>nmdc:dgms-12-58m2r182;nmdc:dgms-12-ann5pb93;nmdc:dgms-12-6bmrgp85;nmdc:dgms-12-z8579q8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3</text:p>
          </table:table-cell>
          <table:table-cell table:formula="of:=IF(COUNTIF([metabolomics_summary.$A$2:.$A$500];[.G2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WD-24-1-Co2_54_22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D-24-1-Co2_54_22</text:p>
          </table:table-cell>
          <table:table-cell office:value-type="string" calcext:value-type="string">
            <text:p>nmdc:bsm-11-wm40z541</text:p>
          </table:table-cell>
          <table:table-cell office:value-type="string" calcext:value-type="string">
            <text:p>SRX21790363</text:p>
          </table:table-cell>
          <table:table-cell table:formula="of:=IFERROR(INDEX([metabolomics_summary.$C$2:.$C$500];MATCH([.G25];[metabolomics_summary.$A$2:.$A$500];0));&quot;&quot;)" office:value-type="string" office:string-value="nmdc:dgms-12-ga7g0t50;nmdc:dgms-12-sjz55c78;nmdc:dgms-12-pys4cj59;nmdc:dgms-12-xv2zq230" calcext:value-type="string">
            <text:p>nmdc:dgms-12-ga7g0t50;nmdc:dgms-12-sjz55c78;nmdc:dgms-12-pys4cj59;nmdc:dgms-12-xv2zq23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62</text:p>
          </table:table-cell>
          <table:table-cell table:formula="of:=IF(COUNTIF([metabolomics_summary.$A$2:.$A$500];[.G2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7-CL3_83_2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L3_83_27</text:p>
          </table:table-cell>
          <table:table-cell office:value-type="string" calcext:value-type="string">
            <text:p>nmdc:bsm-11-pgfhya35</text:p>
          </table:table-cell>
          <table:table-cell office:value-type="string" calcext:value-type="string">
            <text:p>SRX21790364</text:p>
          </table:table-cell>
          <table:table-cell table:formula="of:=IFERROR(INDEX([metabolomics_summary.$C$2:.$C$500];MATCH([.G26];[metabolomics_summary.$A$2:.$A$500];0));&quot;&quot;)" office:value-type="string" office:string-value="nmdc:dgms-12-q83p1e44;nmdc:dgms-12-nxkg4h29;nmdc:dgms-12-hwr1kx83;nmdc:dgms-12-92xjd525" calcext:value-type="string">
            <text:p>nmdc:dgms-12-q83p1e44;nmdc:dgms-12-nxkg4h29;nmdc:dgms-12-hwr1kx83;nmdc:dgms-12-92xjd52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3</text:p>
          </table:table-cell>
          <table:table-cell table:formula="of:=IF(COUNTIF([metabolomics_summary.$A$2:.$A$500];[.G26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6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WA-24-3-Co2_41_10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A-24-3-Co2_41_10</text:p>
          </table:table-cell>
          <table:table-cell office:value-type="string" calcext:value-type="string">
            <text:p>nmdc:bsm-11-4pc4k424</text:p>
          </table:table-cell>
          <table:table-cell office:value-type="string" calcext:value-type="string">
            <text:p>SRX21790365</text:p>
          </table:table-cell>
          <table:table-cell table:formula="of:=IFERROR(INDEX([metabolomics_summary.$C$2:.$C$500];MATCH([.G27];[metabolomics_summary.$A$2:.$A$500];0));&quot;&quot;)" office:value-type="string" office:string-value="nmdc:dgms-12-w9bhkv16;nmdc:dgms-12-ms8cjb84;nmdc:dgms-12-4d3pr875;nmdc:dgms-12-n1c1r813" calcext:value-type="string">
            <text:p>nmdc:dgms-12-w9bhkv16;nmdc:dgms-12-ms8cjb84;nmdc:dgms-12-4d3pr875;nmdc:dgms-12-n1c1r81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8</text:p>
          </table:table-cell>
          <table:table-cell table:formula="of:=IF(COUNTIF([metabolomics_summary.$A$2:.$A$500];[.G2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WA-24-3-CL2_69_2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A-24-3-CL2_69_25</text:p>
          </table:table-cell>
          <table:table-cell office:value-type="string" calcext:value-type="string">
            <text:p>nmdc:bsm-11-aan31e03</text:p>
          </table:table-cell>
          <table:table-cell office:value-type="string" calcext:value-type="string">
            <text:p>SRX21791385</text:p>
          </table:table-cell>
          <table:table-cell table:formula="of:=IFERROR(INDEX([metabolomics_summary.$C$2:.$C$500];MATCH([.G28];[metabolomics_summary.$A$2:.$A$500];0));&quot;&quot;)" office:value-type="string" office:string-value="nmdc:dgms-12-1fz3wg32;nmdc:dgms-12-gb1v6726;nmdc:dgms-12-zs9dat86;nmdc:dgms-12-pdvaph96" calcext:value-type="string">
            <text:p>nmdc:dgms-12-1fz3wg32;nmdc:dgms-12-gb1v6726;nmdc:dgms-12-zs9dat86;nmdc:dgms-12-pdvaph9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6</text:p>
          </table:table-cell>
          <table:table-cell table:formula="of:=IF(COUNTIF([metabolomics_summary.$A$2:.$A$500];[.G2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5-Co3_28_42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o3_28_42</text:p>
          </table:table-cell>
          <table:table-cell office:value-type="string" calcext:value-type="string">
            <text:p>nmdc:bsm-11-v1ynyj85</text:p>
          </table:table-cell>
          <table:table-cell office:value-type="string" calcext:value-type="string">
            <text:p>SRX21791386</text:p>
          </table:table-cell>
          <table:table-cell table:formula="of:=IFERROR(INDEX([metabolomics_summary.$C$2:.$C$500];MATCH([.G29];[metabolomics_summary.$A$2:.$A$500];0));&quot;&quot;)" office:value-type="string" office:string-value="nmdc:dgms-12-nwmcwv64;nmdc:dgms-12-pxxbrc62;nmdc:dgms-12-pkeqfq65;nmdc:dgms-12-j6jf1q27" calcext:value-type="string">
            <text:p>nmdc:dgms-12-nwmcwv64;nmdc:dgms-12-pxxbrc62;nmdc:dgms-12-pkeqfq65;nmdc:dgms-12-j6jf1q2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0</text:p>
          </table:table-cell>
          <table:table-cell table:formula="of:=IF(COUNTIF([metabolomics_summary.$A$2:.$A$500];[.G2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9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5-Co2_60_2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o2_60_28</text:p>
          </table:table-cell>
          <table:table-cell office:value-type="string" calcext:value-type="string">
            <text:p>nmdc:bsm-11-hae6xn61</text:p>
          </table:table-cell>
          <table:table-cell office:value-type="string" calcext:value-type="string">
            <text:p>SRX21791387</text:p>
          </table:table-cell>
          <table:table-cell table:formula="of:=IFERROR(INDEX([metabolomics_summary.$C$2:.$C$500];MATCH([.G30];[metabolomics_summary.$A$2:.$A$500];0));&quot;&quot;)" office:value-type="string" office:string-value="nmdc:dgms-12-vzr7dh20;nmdc:dgms-12-3h0zbe92;nmdc:dgms-12-vd457894;nmdc:dgms-12-tythxn76" calcext:value-type="string">
            <text:p>nmdc:dgms-12-vzr7dh20;nmdc:dgms-12-3h0zbe92;nmdc:dgms-12-vd457894;nmdc:dgms-12-tythxn7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9</text:p>
          </table:table-cell>
          <table:table-cell table:formula="of:=IF(COUNTIF([metabolomics_summary.$A$2:.$A$500];[.G30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0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WA-24-3-Co1_3_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A-24-3-Co1_3_5</text:p>
          </table:table-cell>
          <table:table-cell office:value-type="string" calcext:value-type="string">
            <text:p>nmdc:bsm-11-zqaeph53</text:p>
          </table:table-cell>
          <table:table-cell office:value-type="string" calcext:value-type="string">
            <text:p>SRX21791412</text:p>
          </table:table-cell>
          <table:table-cell table:formula="of:=IFERROR(INDEX([metabolomics_summary.$C$2:.$C$500];MATCH([.G31];[metabolomics_summary.$A$2:.$A$500];0));&quot;&quot;)" office:value-type="string" office:string-value="nmdc:dgms-12-hbz3hh89;nmdc:dgms-12-yne6xx14;nmdc:dgms-12-skpqzy25;nmdc:dgms-12-23x1tc92" calcext:value-type="string">
            <text:p>nmdc:dgms-12-hbz3hh89;nmdc:dgms-12-yne6xx14;nmdc:dgms-12-skpqzy25;nmdc:dgms-12-23x1tc9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7</text:p>
          </table:table-cell>
          <table:table-cell table:formula="of:=IF(COUNTIF([metabolomics_summary.$A$2:.$A$500];[.G31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1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7986-Co2_68_2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7986-Co2_68_28</text:p>
          </table:table-cell>
          <table:table-cell office:value-type="string" calcext:value-type="string">
            <text:p>nmdc:bsm-11-thpb7b07</text:p>
          </table:table-cell>
          <table:table-cell office:value-type="string" calcext:value-type="string">
            <text:p>SRX21791413</text:p>
          </table:table-cell>
          <table:table-cell table:formula="of:=IFERROR(INDEX([metabolomics_summary.$C$2:.$C$500];MATCH([.G32];[metabolomics_summary.$A$2:.$A$500];0));&quot;&quot;)" office:value-type="string" office:string-value="nmdc:dgms-12-g7gnz859;nmdc:dgms-12-9kbsws90;nmdc:dgms-12-h89r1147;nmdc:dgms-12-g0c5cd05" calcext:value-type="string">
            <text:p>nmdc:dgms-12-g7gnz859;nmdc:dgms-12-9kbsws90;nmdc:dgms-12-h89r1147;nmdc:dgms-12-g0c5cd0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8</text:p>
          </table:table-cell>
          <table:table-cell table:formula="of:=IF(COUNTIF([metabolomics_summary.$A$2:.$A$500];[.G3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7-CL2_38_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L2_38_7</text:p>
          </table:table-cell>
          <table:table-cell office:value-type="string" calcext:value-type="string">
            <text:p>nmdc:bsm-11-rbzk5h49</text:p>
          </table:table-cell>
          <table:table-cell office:value-type="string" calcext:value-type="string">
            <text:p>SRX21791414</text:p>
          </table:table-cell>
          <table:table-cell table:formula="of:=IFERROR(INDEX([metabolomics_summary.$C$2:.$C$500];MATCH([.G33];[metabolomics_summary.$A$2:.$A$500];0));&quot;&quot;)" office:value-type="string" office:string-value="nmdc:dgms-12-e57hcg08;nmdc:dgms-12-b9ysfc73;nmdc:dgms-12-t49ne578;nmdc:dgms-12-asmwnx66" calcext:value-type="string">
            <text:p>nmdc:dgms-12-e57hcg08;nmdc:dgms-12-b9ysfc73;nmdc:dgms-12-t49ne578;nmdc:dgms-12-asmwnx6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2</text:p>
          </table:table-cell>
          <table:table-cell table:formula="of:=IF(COUNTIF([metabolomics_summary.$A$2:.$A$500];[.G3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9591-CL3_98_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L3_98_5</text:p>
          </table:table-cell>
          <table:table-cell office:value-type="string" calcext:value-type="string">
            <text:p>nmdc:bsm-11-xhbae603</text:p>
          </table:table-cell>
          <table:table-cell office:value-type="string" calcext:value-type="string">
            <text:p>SRX21791415</text:p>
          </table:table-cell>
          <table:table-cell table:formula="of:=IFERROR(INDEX([metabolomics_summary.$C$2:.$C$500];MATCH([.G34];[metabolomics_summary.$A$2:.$A$500];0));&quot;&quot;)" office:value-type="string" office:string-value="nmdc:dgms-12-5qa0qv02;nmdc:dgms-12-v763y681;nmdc:dgms-12-327nbe32;nmdc:dgms-12-bg582k56" calcext:value-type="string">
            <text:p>nmdc:dgms-12-5qa0qv02;nmdc:dgms-12-v763y681;nmdc:dgms-12-327nbe32;nmdc:dgms-12-bg582k5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2</text:p>
          </table:table-cell>
          <table:table-cell table:formula="of:=IF(COUNTIF([metabolomics_summary.$A$2:.$A$500];[.G3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7-CL1_28_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L1_28_5</text:p>
          </table:table-cell>
          <table:table-cell office:value-type="string" calcext:value-type="string">
            <text:p>nmdc:bsm-11-zmsv5494</text:p>
          </table:table-cell>
          <table:table-cell office:value-type="string" calcext:value-type="string">
            <text:p>SRX21791416</text:p>
          </table:table-cell>
          <table:table-cell table:formula="of:=IFERROR(INDEX([metabolomics_summary.$C$2:.$C$500];MATCH([.G35];[metabolomics_summary.$A$2:.$A$500];0));&quot;&quot;)" office:value-type="string" office:string-value="nmdc:dgms-12-szcys935;nmdc:dgms-12-qsqw4085;nmdc:dgms-12-dva1v677;nmdc:dgms-12-vfyc2n90" calcext:value-type="string">
            <text:p>nmdc:dgms-12-szcys935;nmdc:dgms-12-qsqw4085;nmdc:dgms-12-dva1v677;nmdc:dgms-12-vfyc2n9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1</text:p>
          </table:table-cell>
          <table:table-cell table:formula="of:=IF(COUNTIF([metabolomics_summary.$A$2:.$A$500];[.G3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5-Co1_24_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o1_24_3</text:p>
          </table:table-cell>
          <table:table-cell office:value-type="string" calcext:value-type="string">
            <text:p>nmdc:bsm-11-wpye0n32</text:p>
          </table:table-cell>
          <table:table-cell office:value-type="string" calcext:value-type="string">
            <text:p>SRX21791417</text:p>
          </table:table-cell>
          <table:table-cell table:formula="of:=IFERROR(INDEX([metabolomics_summary.$C$2:.$C$500];MATCH([.G36];[metabolomics_summary.$A$2:.$A$500];0));&quot;&quot;)" office:value-type="string" office:string-value="nmdc:dgms-12-w7s78752;nmdc:dgms-12-4s8d7y49;nmdc:dgms-12-tetp1d35;nmdc:dgms-12-n8sdc015" calcext:value-type="string">
            <text:p>nmdc:dgms-12-w7s78752;nmdc:dgms-12-4s8d7y49;nmdc:dgms-12-tetp1d35;nmdc:dgms-12-n8sdc01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8</text:p>
          </table:table-cell>
          <table:table-cell table:formula="of:=IF(COUNTIF([metabolomics_summary.$A$2:.$A$500];[.G36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6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7-Co3_9_3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o3_9_34</text:p>
          </table:table-cell>
          <table:table-cell office:value-type="string" calcext:value-type="string">
            <text:p>nmdc:bsm-11-jrahe581</text:p>
          </table:table-cell>
          <table:table-cell office:value-type="string" calcext:value-type="string">
            <text:p>SRX21791425</text:p>
          </table:table-cell>
          <table:table-cell table:formula="of:=IFERROR(INDEX([metabolomics_summary.$C$2:.$C$500];MATCH([.G37];[metabolomics_summary.$A$2:.$A$500];0));&quot;&quot;)" office:value-type="string" office:string-value="nmdc:dgms-12-q6w7dq62;nmdc:dgms-12-h71f7227;nmdc:dgms-12-9atbm875;nmdc:dgms-12-nn6n0d27" calcext:value-type="string">
            <text:p>nmdc:dgms-12-q6w7dq62;nmdc:dgms-12-h71f7227;nmdc:dgms-12-9atbm875;nmdc:dgms-12-nn6n0d2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6</text:p>
          </table:table-cell>
          <table:table-cell table:formula="of:=IF(COUNTIF([metabolomics_summary.$A$2:.$A$500];[.G3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11047-CL2_41_3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11047-CL2_41_30</text:p>
          </table:table-cell>
          <table:table-cell office:value-type="string" calcext:value-type="string">
            <text:p>nmdc:bsm-11-kff3y587</text:p>
          </table:table-cell>
          <table:table-cell office:value-type="string" calcext:value-type="string">
            <text:p>SRX21791426</text:p>
          </table:table-cell>
          <table:table-cell table:formula="of:=IFERROR(INDEX([metabolomics_summary.$C$2:.$C$500];MATCH([.G38];[metabolomics_summary.$A$2:.$A$500];0));&quot;&quot;)" office:value-type="string" office:string-value="nmdc:dgms-12-bsmnka97;nmdc:dgms-12-zp09yx22;nmdc:dgms-12-wnd91f58;nmdc:dgms-12-2rbts353" calcext:value-type="string">
            <text:p>nmdc:dgms-12-bsmnka97;nmdc:dgms-12-zp09yx22;nmdc:dgms-12-wnd91f58;nmdc:dgms-12-2rbts35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1</text:p>
          </table:table-cell>
          <table:table-cell table:formula="of:=IF(COUNTIF([metabolomics_summary.$A$2:.$A$500];[.G3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4579-CL1_25_2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4579-CL1_25_23</text:p>
          </table:table-cell>
          <table:table-cell office:value-type="string" calcext:value-type="string">
            <text:p>nmdc:bsm-11-wj8zqj74</text:p>
          </table:table-cell>
          <table:table-cell office:value-type="string" calcext:value-type="string">
            <text:p>SRX21791427</text:p>
          </table:table-cell>
          <table:table-cell table:formula="of:=IFERROR(INDEX([metabolomics_summary.$C$2:.$C$500];MATCH([.G39];[metabolomics_summary.$A$2:.$A$500];0));&quot;&quot;)" office:value-type="string" office:string-value="nmdc:dgms-12-61mfp146;nmdc:dgms-12-83v79x47;nmdc:dgms-12-q4rkq248;nmdc:dgms-12-qamt3f83" calcext:value-type="string">
            <text:p>nmdc:dgms-12-61mfp146;nmdc:dgms-12-83v79x47;nmdc:dgms-12-q4rkq248;nmdc:dgms-12-qamt3f8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2</text:p>
          </table:table-cell>
          <table:table-cell table:formula="of:=IF(COUNTIF([metabolomics_summary.$A$2:.$A$500];[.G3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9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904-CL2_57_2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4-CL2_57_20</text:p>
          </table:table-cell>
          <table:table-cell office:value-type="string" calcext:value-type="string">
            <text:p>nmdc:bsm-11-nvgcpg87</text:p>
          </table:table-cell>
          <table:table-cell office:value-type="string" calcext:value-type="string">
            <text:p>SRX21791428</text:p>
          </table:table-cell>
          <table:table-cell table:formula="of:=IFERROR(INDEX([metabolomics_summary.$C$2:.$C$500];MATCH([.G40];[metabolomics_summary.$A$2:.$A$500];0));&quot;&quot;)" office:value-type="string" office:string-value="nmdc:dgms-12-ekn2px03;nmdc:dgms-12-rshs7j08;nmdc:dgms-12-ercat453;nmdc:dgms-12-78kkw397" calcext:value-type="string">
            <text:p>nmdc:dgms-12-ekn2px03;nmdc:dgms-12-rshs7j08;nmdc:dgms-12-ercat453;nmdc:dgms-12-78kkw39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3</text:p>
          </table:table-cell>
          <table:table-cell table:formula="of:=IF(COUNTIF([metabolomics_summary.$A$2:.$A$500];[.G40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40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56-Co1_22_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56-Co1_22_4</text:p>
          </table:table-cell>
          <table:table-cell office:value-type="string" calcext:value-type="string">
            <text:p>nmdc:bsm-11-90vp2x95</text:p>
          </table:table-cell>
          <table:table-cell office:value-type="string" calcext:value-type="string">
            <text:p>SRX21791429</text:p>
          </table:table-cell>
          <table:table-cell table:formula="of:=IFERROR(INDEX([metabolomics_summary.$C$2:.$C$500];MATCH([.G41];[metabolomics_summary.$A$2:.$A$500];0));&quot;&quot;)" office:value-type="string" office:string-value="nmdc:dgms-12-qc9yv426;nmdc:dgms-12-7drgf177;nmdc:dgms-12-xh28w552;nmdc:dgms-12-xyy0p307" calcext:value-type="string">
            <text:p>nmdc:dgms-12-qc9yv426;nmdc:dgms-12-7drgf177;nmdc:dgms-12-xh28w552;nmdc:dgms-12-xyy0p30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7</text:p>
          </table:table-cell>
          <table:table-cell table:formula="of:=IF(COUNTIF([metabolomics_summary.$A$2:.$A$500];[.G41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41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88-Co3_8_5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o3_8_57</text:p>
          </table:table-cell>
          <table:table-cell office:value-type="string" calcext:value-type="string">
            <text:p>nmdc:bsm-11-4htstp40</text:p>
          </table:table-cell>
          <table:table-cell office:value-type="string" calcext:value-type="string">
            <text:p>SRX21791430</text:p>
          </table:table-cell>
          <table:table-cell table:formula="of:=IFERROR(INDEX([metabolomics_summary.$C$2:.$C$500];MATCH([.G42];[metabolomics_summary.$A$2:.$A$500];0));&quot;&quot;)" office:value-type="string" office:string-value="nmdc:dgms-12-bmc8cx51;nmdc:dgms-12-8xhkk393;nmdc:dgms-12-6x8r8e02;nmdc:dgms-12-wjs4ey83" calcext:value-type="string">
            <text:p>nmdc:dgms-12-bmc8cx51;nmdc:dgms-12-8xhkk393;nmdc:dgms-12-6x8r8e02;nmdc:dgms-12-wjs4ey8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3</text:p>
          </table:table-cell>
          <table:table-cell table:formula="of:=IF(COUNTIF([metabolomics_summary.$A$2:.$A$500];[.G4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4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448-CL1_35_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448-CL1_35_3</text:p>
          </table:table-cell>
          <table:table-cell office:value-type="string" calcext:value-type="string">
            <text:p>nmdc:bsm-11-spzb5g89</text:p>
          </table:table-cell>
          <table:table-cell office:value-type="string" calcext:value-type="string">
            <text:p>SRX21791431</text:p>
          </table:table-cell>
          <table:table-cell table:formula="of:=IFERROR(INDEX([metabolomics_summary.$C$2:.$C$500];MATCH([.G43];[metabolomics_summary.$A$2:.$A$500];0));&quot;&quot;)" office:value-type="string" office:string-value="nmdc:dgms-12-kcx1eb23;nmdc:dgms-12-ae8qxt55;nmdc:dgms-12-3pgx1e16;nmdc:dgms-12-jphr1s64" calcext:value-type="string">
            <text:p>nmdc:dgms-12-kcx1eb23;nmdc:dgms-12-ae8qxt55;nmdc:dgms-12-3pgx1e16;nmdc:dgms-12-jphr1s6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4</text:p>
          </table:table-cell>
          <table:table-cell table:formula="of:=IF(COUNTIF([metabolomics_summary.$A$2:.$A$500];[.G4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4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4579-Co2_44_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4579-Co2_44_8</text:p>
          </table:table-cell>
          <table:table-cell office:value-type="string" calcext:value-type="string">
            <text:p>nmdc:bsm-11-6pr72x09</text:p>
          </table:table-cell>
          <table:table-cell office:value-type="string" calcext:value-type="string">
            <text:p>SRX21791432</text:p>
          </table:table-cell>
          <table:table-cell table:formula="of:=IFERROR(INDEX([metabolomics_summary.$C$2:.$C$500];MATCH([.G44];[metabolomics_summary.$A$2:.$A$500];0));&quot;&quot;)" office:value-type="string" office:string-value="nmdc:dgms-12-1yn28y98;nmdc:dgms-12-d49jr802;nmdc:dgms-12-01ssjv33;nmdc:dgms-12-ngxzqk35" calcext:value-type="string">
            <text:p>nmdc:dgms-12-1yn28y98;nmdc:dgms-12-d49jr802;nmdc:dgms-12-01ssjv33;nmdc:dgms-12-ngxzqk3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5</text:p>
          </table:table-cell>
          <table:table-cell table:formula="of:=IF(COUNTIF([metabolomics_summary.$A$2:.$A$500];[.G4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4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6-CL2_69_1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-CL2_69_17</text:p>
          </table:table-cell>
          <table:table-cell office:value-type="string" calcext:value-type="string">
            <text:p>nmdc:bsm-11-7bbm7795</text:p>
          </table:table-cell>
          <table:table-cell office:value-type="string" calcext:value-type="string">
            <text:p>SRX21791433</text:p>
          </table:table-cell>
          <table:table-cell table:formula="of:=IFERROR(INDEX([metabolomics_summary.$C$2:.$C$500];MATCH([.G45];[metabolomics_summary.$A$2:.$A$500];0));&quot;&quot;)" office:value-type="string" office:string-value="nmdc:dgms-12-nhgse529;nmdc:dgms-12-dphg2k88;nmdc:dgms-12-m1xn4g66;nmdc:dgms-12-s2mc1z32" calcext:value-type="string">
            <text:p>nmdc:dgms-12-nhgse529;nmdc:dgms-12-dphg2k88;nmdc:dgms-12-m1xn4g66;nmdc:dgms-12-s2mc1z3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7</text:p>
          </table:table-cell>
          <table:table-cell table:formula="of:=IF(COUNTIF([metabolomics_summary.$A$2:.$A$500];[.G4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4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904-Co2_51_1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4-Co2_51_17</text:p>
          </table:table-cell>
          <table:table-cell office:value-type="string" calcext:value-type="string">
            <text:p>nmdc:bsm-11-9rcfa470</text:p>
          </table:table-cell>
          <table:table-cell office:value-type="string" calcext:value-type="string">
            <text:p>SRX21791434</text:p>
          </table:table-cell>
          <table:table-cell table:formula="of:=IFERROR(INDEX([metabolomics_summary.$C$2:.$C$500];MATCH([.G46];[metabolomics_summary.$A$2:.$A$500];0));&quot;&quot;)">
            <text:p/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6</text:p>
          </table:table-cell>
          <table:table-cell table:formula="of:=IF(COUNTIF([metabolomics_summary.$A$2:.$A$500];[.G46])&gt;0;&quot;yes&quot;;&quot;&quot;)">
            <text:p/>
          </table:table-cell>
          <table:table-cell table:formula="of:=IFERROR(INDEX([metabolomics_summary.$B$2:.$B$500];MATCH([.G46];[metabolomics_summary.$A$2:.$A$500];0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W-11047-CL1_23_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11047-CL1_23_5</text:p>
          </table:table-cell>
          <table:table-cell office:value-type="string" calcext:value-type="string">
            <text:p>nmdc:bsm-11-wdfz5578</text:p>
          </table:table-cell>
          <table:table-cell office:value-type="string" calcext:value-type="string">
            <text:p>SRX21791435</text:p>
          </table:table-cell>
          <table:table-cell table:formula="of:=IFERROR(INDEX([metabolomics_summary.$C$2:.$C$500];MATCH([.G47];[metabolomics_summary.$A$2:.$A$500];0));&quot;&quot;)" office:value-type="string" office:string-value="nmdc:dgms-12-scdw9087;nmdc:dgms-12-701ama19;nmdc:dgms-12-nt6pt131;nmdc:dgms-12-zw9rsp23" calcext:value-type="string">
            <text:p>nmdc:dgms-12-scdw9087;nmdc:dgms-12-701ama19;nmdc:dgms-12-nt6pt131;nmdc:dgms-12-zw9rsp2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0</text:p>
          </table:table-cell>
          <table:table-cell table:formula="of:=IF(COUNTIF([metabolomics_summary.$A$2:.$A$500];[.G4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4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56-Co3_6_5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56-Co3_6_53</text:p>
          </table:table-cell>
          <table:table-cell office:value-type="string" calcext:value-type="string">
            <text:p>nmdc:bsm-11-sqpv6146</text:p>
          </table:table-cell>
          <table:table-cell office:value-type="string" calcext:value-type="string">
            <text:p>SRX21791436</text:p>
          </table:table-cell>
          <table:table-cell table:formula="of:=IFERROR(INDEX([metabolomics_summary.$C$2:.$C$500];MATCH([.G48];[metabolomics_summary.$A$2:.$A$500];0));&quot;&quot;)" office:value-type="string" office:string-value="nmdc:dgms-12-225sk193;nmdc:dgms-12-rvza0004;nmdc:dgms-12-wejrqr56;nmdc:dgms-12-dqn81j32" calcext:value-type="string">
            <text:p>nmdc:dgms-12-225sk193;nmdc:dgms-12-rvza0004;nmdc:dgms-12-wejrqr56;nmdc:dgms-12-dqn81j3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9</text:p>
          </table:table-cell>
          <table:table-cell table:formula="of:=IF(COUNTIF([metabolomics_summary.$A$2:.$A$500];[.G4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4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904-Co1_5_9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4-Co1_5_9</text:p>
          </table:table-cell>
          <table:table-cell office:value-type="string" calcext:value-type="string">
            <text:p>nmdc:bsm-11-cd09p052</text:p>
          </table:table-cell>
          <table:table-cell office:value-type="string" calcext:value-type="string">
            <text:p>SRX21791437</text:p>
          </table:table-cell>
          <table:table-cell table:formula="of:=IFERROR(INDEX([metabolomics_summary.$C$2:.$C$500];MATCH([.G49];[metabolomics_summary.$A$2:.$A$500];0));&quot;&quot;)" office:value-type="string" office:string-value="nmdc:dgms-12-y13bvv41;nmdc:dgms-12-k0t1sh70;nmdc:dgms-12-4hcsm896;nmdc:dgms-12-ffarqa55" calcext:value-type="string">
            <text:p>nmdc:dgms-12-y13bvv41;nmdc:dgms-12-k0t1sh70;nmdc:dgms-12-4hcsm896;nmdc:dgms-12-ffarqa5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5</text:p>
          </table:table-cell>
          <table:table-cell table:formula="of:=IF(COUNTIF([metabolomics_summary.$A$2:.$A$500];[.G4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49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88-CL2_50_4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L2_50_4</text:p>
          </table:table-cell>
          <table:table-cell office:value-type="string" calcext:value-type="string">
            <text:p>nmdc:bsm-11-nn5snj10</text:p>
          </table:table-cell>
          <table:table-cell office:value-type="string" calcext:value-type="string">
            <text:p>SRX21791438</text:p>
          </table:table-cell>
          <table:table-cell table:formula="of:=IFERROR(INDEX([metabolomics_summary.$C$2:.$C$500];MATCH([.G50];[metabolomics_summary.$A$2:.$A$500];0));&quot;&quot;)" office:value-type="string" office:string-value="nmdc:dgms-12-sr7a8a07;nmdc:dgms-12-t47m4r65;nmdc:dgms-12-dddj1b24;nmdc:dgms-12-60863n19" calcext:value-type="string">
            <text:p>nmdc:dgms-12-sr7a8a07;nmdc:dgms-12-t47m4r65;nmdc:dgms-12-dddj1b24;nmdc:dgms-12-60863n1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9</text:p>
          </table:table-cell>
          <table:table-cell table:formula="of:=IF(COUNTIF([metabolomics_summary.$A$2:.$A$500];[.G50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0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51-CL1_27_1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L1_27_10</text:p>
          </table:table-cell>
          <table:table-cell office:value-type="string" calcext:value-type="string">
            <text:p>nmdc:bsm-11-ce1sg012</text:p>
          </table:table-cell>
          <table:table-cell office:value-type="string" calcext:value-type="string">
            <text:p>SRX21791439</text:p>
          </table:table-cell>
          <table:table-cell table:formula="of:=IFERROR(INDEX([metabolomics_summary.$C$2:.$C$500];MATCH([.G51];[metabolomics_summary.$A$2:.$A$500];0));&quot;&quot;)" office:value-type="string" office:string-value="nmdc:dgms-12-g55p8v35;nmdc:dgms-12-mvxeba78;nmdc:dgms-12-rfcgsp24;nmdc:dgms-12-964kxb88" calcext:value-type="string">
            <text:p>nmdc:dgms-12-g55p8v35;nmdc:dgms-12-mvxeba78;nmdc:dgms-12-rfcgsp24;nmdc:dgms-12-964kxb88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8</text:p>
          </table:table-cell>
          <table:table-cell table:formula="of:=IF(COUNTIF([metabolomics_summary.$A$2:.$A$500];[.G51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1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66-Co2_58_19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6-Co2_58_19</text:p>
          </table:table-cell>
          <table:table-cell office:value-type="string" calcext:value-type="string">
            <text:p>nmdc:bsm-11-tzp7r259</text:p>
          </table:table-cell>
          <table:table-cell office:value-type="string" calcext:value-type="string">
            <text:p>SRX21791440</text:p>
          </table:table-cell>
          <table:table-cell table:formula="of:=IFERROR(INDEX([metabolomics_summary.$C$2:.$C$500];MATCH([.G52];[metabolomics_summary.$A$2:.$A$500];0));&quot;&quot;)" office:value-type="string" office:string-value="nmdc:dgms-12-sf45r669;nmdc:dgms-12-jhpm6f40;nmdc:dgms-12-5ty4p945;nmdc:dgms-12-ft0mqg44" calcext:value-type="string">
            <text:p>nmdc:dgms-12-sf45r669;nmdc:dgms-12-jhpm6f40;nmdc:dgms-12-5ty4p945;nmdc:dgms-12-ft0mqg4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1</text:p>
          </table:table-cell>
          <table:table-cell table:formula="of:=IF(COUNTIF([metabolomics_summary.$A$2:.$A$500];[.G5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60-CL2_44_14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60-CL2_44_14</text:p>
          </table:table-cell>
          <table:table-cell office:value-type="string" calcext:value-type="string">
            <text:p>nmdc:bsm-11-adzwqg44</text:p>
          </table:table-cell>
          <table:table-cell office:value-type="string" calcext:value-type="string">
            <text:p>SRX21791441</text:p>
          </table:table-cell>
          <table:table-cell table:formula="of:=IFERROR(INDEX([metabolomics_summary.$C$2:.$C$500];MATCH([.G53];[metabolomics_summary.$A$2:.$A$500];0));&quot;&quot;)" office:value-type="string" office:string-value="nmdc:dgms-12-8et6y647;nmdc:dgms-12-zqsa6v10;nmdc:dgms-12-wc9p1b44;nmdc:dgms-12-agz58160" calcext:value-type="string">
            <text:p>nmdc:dgms-12-8et6y647;nmdc:dgms-12-zqsa6v10;nmdc:dgms-12-wc9p1b44;nmdc:dgms-12-agz5816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4</text:p>
          </table:table-cell>
          <table:table-cell table:formula="of:=IF(COUNTIF([metabolomics_summary.$A$2:.$A$500];[.G5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448-CL3_88_3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448-CL3_88_32</text:p>
          </table:table-cell>
          <table:table-cell office:value-type="string" calcext:value-type="string">
            <text:p>nmdc:bsm-11-vcna9q80</text:p>
          </table:table-cell>
          <table:table-cell office:value-type="string" calcext:value-type="string">
            <text:p>SRX21791442</text:p>
          </table:table-cell>
          <table:table-cell table:formula="of:=IFERROR(INDEX([metabolomics_summary.$C$2:.$C$500];MATCH([.G54];[metabolomics_summary.$A$2:.$A$500];0));&quot;&quot;)" office:value-type="string" office:string-value="nmdc:dgms-12-q6ay9h34;nmdc:dgms-12-k4bh1s40;nmdc:dgms-12-k2q6r664;nmdc:dgms-12-f4pacq15" calcext:value-type="string">
            <text:p>nmdc:dgms-12-q6ay9h34;nmdc:dgms-12-k4bh1s40;nmdc:dgms-12-k2q6r664;nmdc:dgms-12-f4pacq1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5</text:p>
          </table:table-cell>
          <table:table-cell table:formula="of:=IF(COUNTIF([metabolomics_summary.$A$2:.$A$500];[.G5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56-Co2_51_16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56-Co2_51_16</text:p>
          </table:table-cell>
          <table:table-cell office:value-type="string" calcext:value-type="string">
            <text:p>nmdc:bsm-11-e9z5qp65</text:p>
          </table:table-cell>
          <table:table-cell office:value-type="string" calcext:value-type="string">
            <text:p>SRX21791443</text:p>
          </table:table-cell>
          <table:table-cell table:formula="of:=IFERROR(INDEX([metabolomics_summary.$C$2:.$C$500];MATCH([.G55];[metabolomics_summary.$A$2:.$A$500];0));&quot;&quot;)" office:value-type="string" office:string-value="nmdc:dgms-12-2c3ayz22;nmdc:dgms-12-h8r4ma15;nmdc:dgms-12-61qea943;nmdc:dgms-12-zb69jm74" calcext:value-type="string">
            <text:p>nmdc:dgms-12-2c3ayz22;nmdc:dgms-12-h8r4ma15;nmdc:dgms-12-61qea943;nmdc:dgms-12-zb69jm7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8</text:p>
          </table:table-cell>
          <table:table-cell table:formula="of:=IF(COUNTIF([metabolomics_summary.$A$2:.$A$500];[.G5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33-CL2_42_1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33-CL2_42_16</text:p>
          </table:table-cell>
          <table:table-cell office:value-type="string" calcext:value-type="string">
            <text:p>nmdc:bsm-11-fr4c9n11</text:p>
          </table:table-cell>
          <table:table-cell office:value-type="string" calcext:value-type="string">
            <text:p>SRX21791444</text:p>
          </table:table-cell>
          <table:table-cell table:formula="of:=IFERROR(INDEX([metabolomics_summary.$C$2:.$C$500];MATCH([.G56];[metabolomics_summary.$A$2:.$A$500];0));&quot;&quot;)" office:value-type="string" office:string-value="nmdc:dgms-12-wtweck64;nmdc:dgms-12-03ej2990;nmdc:dgms-12-0q1kw277;nmdc:dgms-12-h573m895" calcext:value-type="string">
            <text:p>nmdc:dgms-12-wtweck64;nmdc:dgms-12-03ej2990;nmdc:dgms-12-0q1kw277;nmdc:dgms-12-h573m89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0</text:p>
          </table:table-cell>
          <table:table-cell table:formula="of:=IF(COUNTIF([metabolomics_summary.$A$2:.$A$500];[.G56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6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470-CL2_38_2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470-CL2_38_23</text:p>
          </table:table-cell>
          <table:table-cell office:value-type="string" calcext:value-type="string">
            <text:p>nmdc:bsm-11-1r59n445</text:p>
          </table:table-cell>
          <table:table-cell office:value-type="string" calcext:value-type="string">
            <text:p>SRX21791445</text:p>
          </table:table-cell>
          <table:table-cell table:formula="of:=IFERROR(INDEX([metabolomics_summary.$C$2:.$C$500];MATCH([.G57];[metabolomics_summary.$A$2:.$A$500];0));&quot;&quot;)" office:value-type="string" office:string-value="nmdc:dgms-12-kzzpr989;nmdc:dgms-12-jgypkm67;nmdc:dgms-12-f0txcp41;nmdc:dgms-12-m3zsay36" calcext:value-type="string">
            <text:p>nmdc:dgms-12-kzzpr989;nmdc:dgms-12-jgypkm67;nmdc:dgms-12-f0txcp41;nmdc:dgms-12-m3zsay3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6</text:p>
          </table:table-cell>
          <table:table-cell table:formula="of:=IF(COUNTIF([metabolomics_summary.$A$2:.$A$500];[.G5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905-CL1_32_2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5-CL1_32_20</text:p>
          </table:table-cell>
          <table:table-cell office:value-type="string" calcext:value-type="string">
            <text:p>nmdc:bsm-11-8eypa967</text:p>
          </table:table-cell>
          <table:table-cell office:value-type="string" calcext:value-type="string">
            <text:p>SRX21791446</text:p>
          </table:table-cell>
          <table:table-cell table:formula="of:=IFERROR(INDEX([metabolomics_summary.$C$2:.$C$500];MATCH([.G58];[metabolomics_summary.$A$2:.$A$500];0));&quot;&quot;)" office:value-type="string" office:string-value="nmdc:dgms-12-396cs202;nmdc:dgms-12-d6jx2w43;nmdc:dgms-12-59k28b61;nmdc:dgms-12-mbjgmn06" calcext:value-type="string">
            <text:p>nmdc:dgms-12-396cs202;nmdc:dgms-12-d6jx2w43;nmdc:dgms-12-59k28b61;nmdc:dgms-12-mbjgmn0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8</text:p>
          </table:table-cell>
          <table:table-cell table:formula="of:=IF(COUNTIF([metabolomics_summary.$A$2:.$A$500];[.G5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88-Co1_32_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o1_32_7</text:p>
          </table:table-cell>
          <table:table-cell office:value-type="string" calcext:value-type="string">
            <text:p>nmdc:bsm-11-45z1kv27</text:p>
          </table:table-cell>
          <table:table-cell office:value-type="string" calcext:value-type="string">
            <text:p>SRX21791447</text:p>
          </table:table-cell>
          <table:table-cell table:formula="of:=IFERROR(INDEX([metabolomics_summary.$C$2:.$C$500];MATCH([.G59];[metabolomics_summary.$A$2:.$A$500];0));&quot;&quot;)" office:value-type="string" office:string-value="nmdc:dgms-12-gz179t39;nmdc:dgms-12-40rnb064;nmdc:dgms-12-8acz7d22;nmdc:dgms-12-wdn7jw63" calcext:value-type="string">
            <text:p>nmdc:dgms-12-gz179t39;nmdc:dgms-12-40rnb064;nmdc:dgms-12-8acz7d22;nmdc:dgms-12-wdn7jw6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1</text:p>
          </table:table-cell>
          <table:table-cell table:formula="of:=IF(COUNTIF([metabolomics_summary.$A$2:.$A$500];[.G5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9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60-Co2_62_2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60-Co2_62_25</text:p>
          </table:table-cell>
          <table:table-cell office:value-type="string" calcext:value-type="string">
            <text:p>nmdc:bsm-11-4yy9a239</text:p>
          </table:table-cell>
          <table:table-cell office:value-type="string" calcext:value-type="string">
            <text:p>SRX21791448</text:p>
          </table:table-cell>
          <table:table-cell table:formula="of:=IFERROR(INDEX([metabolomics_summary.$C$2:.$C$500];MATCH([.G60];[metabolomics_summary.$A$2:.$A$500];0));&quot;&quot;)" office:value-type="string" office:string-value="nmdc:dgms-12-fbjgc419;nmdc:dgms-12-7v3h2z75;nmdc:dgms-12-wx5h3t95;nmdc:dgms-12-hrydbw82" calcext:value-type="string">
            <text:p>nmdc:dgms-12-fbjgc419;nmdc:dgms-12-7v3h2z75;nmdc:dgms-12-wx5h3t95;nmdc:dgms-12-hrydbw8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6</text:p>
          </table:table-cell>
          <table:table-cell table:formula="of:=IF(COUNTIF([metabolomics_summary.$A$2:.$A$500];[.G60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0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7-Co1_12_9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o1_12_9</text:p>
          </table:table-cell>
          <table:table-cell office:value-type="string" calcext:value-type="string">
            <text:p>nmdc:bsm-11-qyx7qs76</text:p>
          </table:table-cell>
          <table:table-cell office:value-type="string" calcext:value-type="string">
            <text:p>SRX21791449</text:p>
          </table:table-cell>
          <table:table-cell table:formula="of:=IFERROR(INDEX([metabolomics_summary.$C$2:.$C$500];MATCH([.G61];[metabolomics_summary.$A$2:.$A$500];0));&quot;&quot;)" office:value-type="string" office:string-value="nmdc:dgms-12-89n1sy18;nmdc:dgms-12-4a9trx33;nmdc:dgms-12-2zvyy933;nmdc:dgms-12-j8qygy56" calcext:value-type="string">
            <text:p>nmdc:dgms-12-89n1sy18;nmdc:dgms-12-4a9trx33;nmdc:dgms-12-2zvyy933;nmdc:dgms-12-j8qygy5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4</text:p>
          </table:table-cell>
          <table:table-cell table:formula="of:=IF(COUNTIF([metabolomics_summary.$A$2:.$A$500];[.G61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1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66-CL3_75_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6-CL3_75_7</text:p>
          </table:table-cell>
          <table:table-cell office:value-type="string" calcext:value-type="string">
            <text:p>nmdc:bsm-11-7n6p8d80</text:p>
          </table:table-cell>
          <table:table-cell office:value-type="string" calcext:value-type="string">
            <text:p>SRX21791450</text:p>
          </table:table-cell>
          <table:table-cell table:formula="of:=IFERROR(INDEX([metabolomics_summary.$C$2:.$C$500];MATCH([.G62];[metabolomics_summary.$A$2:.$A$500];0));&quot;&quot;)" office:value-type="string" office:string-value="nmdc:dgms-12-mmt1c336;nmdc:dgms-12-6xc03q97;nmdc:dgms-12-knxfj346;nmdc:dgms-12-d1y25s26" calcext:value-type="string">
            <text:p>nmdc:dgms-12-mmt1c336;nmdc:dgms-12-6xc03q97;nmdc:dgms-12-knxfj346;nmdc:dgms-12-d1y25s2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9</text:p>
          </table:table-cell>
          <table:table-cell table:formula="of:=IF(COUNTIF([metabolomics_summary.$A$2:.$A$500];[.G6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51-Co3_11_46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o3_11_46</text:p>
          </table:table-cell>
          <table:table-cell office:value-type="string" calcext:value-type="string">
            <text:p>nmdc:bsm-11-z1r5gy96</text:p>
          </table:table-cell>
          <table:table-cell office:value-type="string" calcext:value-type="string">
            <text:p>SRX21791451</text:p>
          </table:table-cell>
          <table:table-cell table:formula="of:=IFERROR(INDEX([metabolomics_summary.$C$2:.$C$500];MATCH([.G63];[metabolomics_summary.$A$2:.$A$500];0));&quot;&quot;)" office:value-type="string" office:string-value="nmdc:dgms-12-333syq15;nmdc:dgms-12-4nepg056;nmdc:dgms-12-8984sv03;nmdc:dgms-12-rwzsqj47" calcext:value-type="string">
            <text:p>nmdc:dgms-12-333syq15;nmdc:dgms-12-4nepg056;nmdc:dgms-12-8984sv03;nmdc:dgms-12-rwzsqj4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3</text:p>
          </table:table-cell>
          <table:table-cell table:formula="of:=IF(COUNTIF([metabolomics_summary.$A$2:.$A$500];[.G6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4579-CL2_50_2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4579-CL2_50_20</text:p>
          </table:table-cell>
          <table:table-cell office:value-type="string" calcext:value-type="string">
            <text:p>nmdc:bsm-11-6y2dt532</text:p>
          </table:table-cell>
          <table:table-cell office:value-type="string" calcext:value-type="string">
            <text:p>SRX21791452</text:p>
          </table:table-cell>
          <table:table-cell table:formula="of:=IFERROR(INDEX([metabolomics_summary.$C$2:.$C$500];MATCH([.G64];[metabolomics_summary.$A$2:.$A$500];0));&quot;&quot;)" office:value-type="string" office:string-value="nmdc:dgms-12-20rn3432;nmdc:dgms-12-atck6f34;nmdc:dgms-12-b1hs1y29;nmdc:dgms-12-tgb21528" calcext:value-type="string">
            <text:p>nmdc:dgms-12-20rn3432;nmdc:dgms-12-atck6f34;nmdc:dgms-12-b1hs1y29;nmdc:dgms-12-tgb21528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3</text:p>
          </table:table-cell>
          <table:table-cell table:formula="of:=IF(COUNTIF([metabolomics_summary.$A$2:.$A$500];[.G6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51-Co2_42_1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o2_42_17</text:p>
          </table:table-cell>
          <table:table-cell office:value-type="string" calcext:value-type="string">
            <text:p>nmdc:bsm-11-hhb2g180</text:p>
          </table:table-cell>
          <table:table-cell office:value-type="string" calcext:value-type="string">
            <text:p>SRX21791453</text:p>
          </table:table-cell>
          <table:table-cell table:formula="of:=IFERROR(INDEX([metabolomics_summary.$C$2:.$C$500];MATCH([.G65];[metabolomics_summary.$A$2:.$A$500];0));&quot;&quot;)" office:value-type="string" office:string-value="nmdc:dgms-12-qwjjnx50;nmdc:dgms-12-0tzkn963;nmdc:dgms-12-j9x4wa87;nmdc:dgms-12-wzrmc686" calcext:value-type="string">
            <text:p>nmdc:dgms-12-qwjjnx50;nmdc:dgms-12-0tzkn963;nmdc:dgms-12-j9x4wa87;nmdc:dgms-12-wzrmc68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2</text:p>
          </table:table-cell>
          <table:table-cell table:formula="of:=IF(COUNTIF([metabolomics_summary.$A$2:.$A$500];[.G6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88-CL1_25_34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L1_25_34</text:p>
          </table:table-cell>
          <table:table-cell office:value-type="string" calcext:value-type="string">
            <text:p>nmdc:bsm-11-9gmcv191</text:p>
          </table:table-cell>
          <table:table-cell office:value-type="string" calcext:value-type="string">
            <text:p>SRX21791454</text:p>
          </table:table-cell>
          <table:table-cell table:formula="of:=IFERROR(INDEX([metabolomics_summary.$C$2:.$C$500];MATCH([.G66];[metabolomics_summary.$A$2:.$A$500];0));&quot;&quot;)" office:value-type="string" office:string-value="nmdc:dgms-12-6dgwpv49;nmdc:dgms-12-yn0jb390;nmdc:dgms-12-1btfba25;nmdc:dgms-12-p6v9mn79" calcext:value-type="string">
            <text:p>nmdc:dgms-12-6dgwpv49;nmdc:dgms-12-yn0jb390;nmdc:dgms-12-1btfba25;nmdc:dgms-12-p6v9mn7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8</text:p>
          </table:table-cell>
          <table:table-cell table:formula="of:=IF(COUNTIF([metabolomics_summary.$A$2:.$A$500];[.G66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6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33-CL3_77_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33-CL3_77_6</text:p>
          </table:table-cell>
          <table:table-cell office:value-type="string" calcext:value-type="string">
            <text:p>nmdc:bsm-11-at9sda86</text:p>
          </table:table-cell>
          <table:table-cell office:value-type="string" calcext:value-type="string">
            <text:p>SRX21791455</text:p>
          </table:table-cell>
          <table:table-cell table:formula="of:=IFERROR(INDEX([metabolomics_summary.$C$2:.$C$500];MATCH([.G67];[metabolomics_summary.$A$2:.$A$500];0));&quot;&quot;)" office:value-type="string" office:string-value="nmdc:dgms-12-rxj6w330;nmdc:dgms-12-8vhq1151;nmdc:dgms-12-bwa7h635;nmdc:dgms-12-76h2ws94" calcext:value-type="string">
            <text:p>nmdc:dgms-12-rxj6w330;nmdc:dgms-12-8vhq1151;nmdc:dgms-12-bwa7h635;nmdc:dgms-12-76h2ws9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1</text:p>
          </table:table-cell>
          <table:table-cell table:formula="of:=IF(COUNTIF([metabolomics_summary.$A$2:.$A$500];[.G6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904-CL3_91_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4-CL3_91_3</text:p>
          </table:table-cell>
          <table:table-cell office:value-type="string" calcext:value-type="string">
            <text:p>nmdc:bsm-11-xgrda154</text:p>
          </table:table-cell>
          <table:table-cell office:value-type="string" calcext:value-type="string">
            <text:p>SRX21791456</text:p>
          </table:table-cell>
          <table:table-cell table:formula="of:=IFERROR(INDEX([metabolomics_summary.$C$2:.$C$500];MATCH([.G68];[metabolomics_summary.$A$2:.$A$500];0));&quot;&quot;)" office:value-type="string" office:string-value="nmdc:dgms-12-mrccwb37;nmdc:dgms-12-hcbhmy82;nmdc:dgms-12-gygyt534;nmdc:dgms-12-rzkdfz78" calcext:value-type="string">
            <text:p>nmdc:dgms-12-mrccwb37;nmdc:dgms-12-hcbhmy82;nmdc:dgms-12-gygyt534;nmdc:dgms-12-rzkdfz78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4</text:p>
          </table:table-cell>
          <table:table-cell table:formula="of:=IF(COUNTIF([metabolomics_summary.$A$2:.$A$500];[.G6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60-Co1_23_6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60-Co1_23_6</text:p>
          </table:table-cell>
          <table:table-cell office:value-type="string" calcext:value-type="string">
            <text:p>nmdc:bsm-11-k7v09098</text:p>
          </table:table-cell>
          <table:table-cell office:value-type="string" calcext:value-type="string">
            <text:p>SRX21791457</text:p>
          </table:table-cell>
          <table:table-cell table:formula="of:=IFERROR(INDEX([metabolomics_summary.$C$2:.$C$500];MATCH([.G69];[metabolomics_summary.$A$2:.$A$500];0));&quot;&quot;)" office:value-type="string" office:string-value="nmdc:dgms-12-f5trx844;nmdc:dgms-12-y3wnk778;nmdc:dgms-12-yhp0as28;nmdc:dgms-12-2t6e1v43" calcext:value-type="string">
            <text:p>nmdc:dgms-12-f5trx844;nmdc:dgms-12-y3wnk778;nmdc:dgms-12-yhp0as28;nmdc:dgms-12-2t6e1v4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9</text:p>
          </table:table-cell>
          <table:table-cell table:formula="of:=IF(COUNTIF([metabolomics_summary.$A$2:.$A$500];[.G6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9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51-CL2_54_28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L2_54_28</text:p>
          </table:table-cell>
          <table:table-cell office:value-type="string" calcext:value-type="string">
            <text:p>nmdc:bsm-11-s110fy15</text:p>
          </table:table-cell>
          <table:table-cell office:value-type="string" calcext:value-type="string">
            <text:p>SRX21791458</text:p>
          </table:table-cell>
          <table:table-cell table:formula="of:=IFERROR(INDEX([metabolomics_summary.$C$2:.$C$500];MATCH([.G70];[metabolomics_summary.$A$2:.$A$500];0));&quot;&quot;)" office:value-type="string" office:string-value="nmdc:dgms-12-8v6hrp98;nmdc:dgms-12-ydtnsf63;nmdc:dgms-12-ktkxmx79;nmdc:dgms-12-a12m3b82" calcext:value-type="string">
            <text:p>nmdc:dgms-12-8v6hrp98;nmdc:dgms-12-ydtnsf63;nmdc:dgms-12-ktkxmx79;nmdc:dgms-12-a12m3b8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9</text:p>
          </table:table-cell>
          <table:table-cell table:formula="of:=IF(COUNTIF([metabolomics_summary.$A$2:.$A$500];[.G70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0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4579-Co3_14_51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4579-Co3_14_51</text:p>
          </table:table-cell>
          <table:table-cell office:value-type="string" calcext:value-type="string">
            <text:p>nmdc:bsm-11-011z7z70</text:p>
          </table:table-cell>
          <table:table-cell office:value-type="string" calcext:value-type="string">
            <text:p>SRX21791459</text:p>
          </table:table-cell>
          <table:table-cell table:formula="of:=IFERROR(INDEX([metabolomics_summary.$C$2:.$C$500];MATCH([.G71];[metabolomics_summary.$A$2:.$A$500];0));&quot;&quot;)" office:value-type="string" office:string-value="nmdc:dgms-12-5gypda13;nmdc:dgms-12-vcw8ma56;nmdc:dgms-12-qa51dx90;nmdc:dgms-12-efm4kq03" calcext:value-type="string">
            <text:p>nmdc:dgms-12-5gypda13;nmdc:dgms-12-vcw8ma56;nmdc:dgms-12-qa51dx90;nmdc:dgms-12-efm4kq0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6</text:p>
          </table:table-cell>
          <table:table-cell table:formula="of:=IF(COUNTIF([metabolomics_summary.$A$2:.$A$500];[.G71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1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51-CL3_84_2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L3_84_27</text:p>
          </table:table-cell>
          <table:table-cell office:value-type="string" calcext:value-type="string">
            <text:p>nmdc:bsm-11-zxvekh84</text:p>
          </table:table-cell>
          <table:table-cell office:value-type="string" calcext:value-type="string">
            <text:p>SRX21791460</text:p>
          </table:table-cell>
          <table:table-cell table:formula="of:=IFERROR(INDEX([metabolomics_summary.$C$2:.$C$500];MATCH([.G72];[metabolomics_summary.$A$2:.$A$500];0));&quot;&quot;)" office:value-type="string" office:string-value="nmdc:dgms-12-1zcj4871;nmdc:dgms-12-b25fyb02;nmdc:dgms-12-42rjjn70;nmdc:dgms-12-a45qrv65" calcext:value-type="string">
            <text:p>nmdc:dgms-12-1zcj4871;nmdc:dgms-12-b25fyb02;nmdc:dgms-12-42rjjn70;nmdc:dgms-12-a45qrv6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0</text:p>
          </table:table-cell>
          <table:table-cell table:formula="of:=IF(COUNTIF([metabolomics_summary.$A$2:.$A$500];[.G7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51-Co1_10_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o1_10_3</text:p>
          </table:table-cell>
          <table:table-cell office:value-type="string" calcext:value-type="string">
            <text:p>nmdc:bsm-11-k7fkcz65</text:p>
          </table:table-cell>
          <table:table-cell office:value-type="string" calcext:value-type="string">
            <text:p>SRX21791461</text:p>
          </table:table-cell>
          <table:table-cell table:formula="of:=IFERROR(INDEX([metabolomics_summary.$C$2:.$C$500];MATCH([.G73];[metabolomics_summary.$A$2:.$A$500];0));&quot;&quot;)" office:value-type="string" office:string-value="nmdc:dgms-12-zpabfe74;nmdc:dgms-12-ba1e3n38;nmdc:dgms-12-w6yp8550;nmdc:dgms-12-9y4e2a54" calcext:value-type="string">
            <text:p>nmdc:dgms-12-zpabfe74;nmdc:dgms-12-ba1e3n38;nmdc:dgms-12-w6yp8550;nmdc:dgms-12-9y4e2a5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1</text:p>
          </table:table-cell>
          <table:table-cell table:formula="of:=IF(COUNTIF([metabolomics_summary.$A$2:.$A$500];[.G7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60-CL3_72_1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60-CL3_72_12</text:p>
          </table:table-cell>
          <table:table-cell office:value-type="string" calcext:value-type="string">
            <text:p>nmdc:bsm-11-3zh6yy26</text:p>
          </table:table-cell>
          <table:table-cell office:value-type="string" calcext:value-type="string">
            <text:p>SRX21791462</text:p>
          </table:table-cell>
          <table:table-cell table:formula="of:=IFERROR(INDEX([metabolomics_summary.$C$2:.$C$500];MATCH([.G74];[metabolomics_summary.$A$2:.$A$500];0));&quot;&quot;)" office:value-type="string" office:string-value="nmdc:dgms-12-8s32rv59;nmdc:dgms-12-7bzf9y75;nmdc:dgms-12-gg0mrs10;nmdc:dgms-12-pv6ezq90" calcext:value-type="string">
            <text:p>nmdc:dgms-12-8s32rv59;nmdc:dgms-12-7bzf9y75;nmdc:dgms-12-gg0mrs10;nmdc:dgms-12-pv6ezq9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5</text:p>
          </table:table-cell>
          <table:table-cell table:formula="of:=IF(COUNTIF([metabolomics_summary.$A$2:.$A$500];[.G7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904-Co3_16_51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4-Co3_16_51</text:p>
          </table:table-cell>
          <table:table-cell office:value-type="string" calcext:value-type="string">
            <text:p>nmdc:bsm-11-6zd5nb38</text:p>
          </table:table-cell>
          <table:table-cell office:value-type="string" calcext:value-type="string">
            <text:p>SRX21791463</text:p>
          </table:table-cell>
          <table:table-cell table:formula="of:=IFERROR(INDEX([metabolomics_summary.$C$2:.$C$500];MATCH([.G75];[metabolomics_summary.$A$2:.$A$500];0));&quot;&quot;)" office:value-type="string" office:string-value="nmdc:dgms-12-mdkt1n34;nmdc:dgms-12-8t0w9s23;nmdc:dgms-12-g91eme27;nmdc:dgms-12-fqhvcb80" calcext:value-type="string">
            <text:p>nmdc:dgms-12-mdkt1n34;nmdc:dgms-12-8t0w9s23;nmdc:dgms-12-g91eme27;nmdc:dgms-12-fqhvcb8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7</text:p>
          </table:table-cell>
          <table:table-cell table:formula="of:=IF(COUNTIF([metabolomics_summary.$A$2:.$A$500];[.G7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7986-Co1_37_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7986-Co1_37_5</text:p>
          </table:table-cell>
          <table:table-cell office:value-type="string" calcext:value-type="string">
            <text:p>nmdc:bsm-11-kgm2s608</text:p>
          </table:table-cell>
          <table:table-cell office:value-type="string" calcext:value-type="string">
            <text:p>SRX21791464</text:p>
          </table:table-cell>
          <table:table-cell table:formula="of:=IFERROR(INDEX([metabolomics_summary.$C$2:.$C$500];MATCH([.G76];[metabolomics_summary.$A$2:.$A$500];0));&quot;&quot;)" office:value-type="string" office:string-value="nmdc:dgms-12-jw51t806;nmdc:dgms-12-j7t4pa52;nmdc:dgms-12-ggz3k531;nmdc:dgms-12-e4x9vw64" calcext:value-type="string">
            <text:p>nmdc:dgms-12-jw51t806;nmdc:dgms-12-j7t4pa52;nmdc:dgms-12-ggz3k531;nmdc:dgms-12-e4x9vw6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7</text:p>
          </table:table-cell>
          <table:table-cell table:formula="of:=IF(COUNTIF([metabolomics_summary.$A$2:.$A$500];[.G76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6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66-CL2_50_11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6-CL2_50_11</text:p>
          </table:table-cell>
          <table:table-cell office:value-type="string" calcext:value-type="string">
            <text:p>nmdc:bsm-11-7j0fnc87</text:p>
          </table:table-cell>
          <table:table-cell office:value-type="string" calcext:value-type="string">
            <text:p>SRX21791465</text:p>
          </table:table-cell>
          <table:table-cell table:formula="of:=IFERROR(INDEX([metabolomics_summary.$C$2:.$C$500];MATCH([.G77];[metabolomics_summary.$A$2:.$A$500];0));&quot;&quot;)" office:value-type="string" office:string-value="nmdc:dgms-12-sf09z976;nmdc:dgms-12-7by6x716;nmdc:dgms-12-n8gxkz52;nmdc:dgms-12-8k7z3692" calcext:value-type="string">
            <text:p>nmdc:dgms-12-sf09z976;nmdc:dgms-12-7by6x716;nmdc:dgms-12-n8gxkz52;nmdc:dgms-12-8k7z369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8</text:p>
          </table:table-cell>
          <table:table-cell table:formula="of:=IF(COUNTIF([metabolomics_summary.$A$2:.$A$500];[.G7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7-Co2_69_1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o2_69_13</text:p>
          </table:table-cell>
          <table:table-cell office:value-type="string" calcext:value-type="string">
            <text:p>nmdc:bsm-11-67dmq694</text:p>
          </table:table-cell>
          <table:table-cell office:value-type="string" calcext:value-type="string">
            <text:p>SRX21791466</text:p>
          </table:table-cell>
          <table:table-cell table:formula="of:=IFERROR(INDEX([metabolomics_summary.$C$2:.$C$500];MATCH([.G78];[metabolomics_summary.$A$2:.$A$500];0));&quot;&quot;)" office:value-type="string" office:string-value="nmdc:dgms-12-gcexgj72;nmdc:dgms-12-z1bbtn11;nmdc:dgms-12-zz9whr83;nmdc:dgms-12-284jgp29" calcext:value-type="string">
            <text:p>nmdc:dgms-12-gcexgj72;nmdc:dgms-12-z1bbtn11;nmdc:dgms-12-zz9whr83;nmdc:dgms-12-284jgp2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5</text:p>
          </table:table-cell>
          <table:table-cell table:formula="of:=IF(COUNTIF([metabolomics_summary.$A$2:.$A$500];[.G7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66-Co3_27_4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6-Co3_27_48</text:p>
          </table:table-cell>
          <table:table-cell office:value-type="string" calcext:value-type="string">
            <text:p>nmdc:bsm-11-kz54ep97</text:p>
          </table:table-cell>
          <table:table-cell office:value-type="string" calcext:value-type="string">
            <text:p>SRX21791467</text:p>
          </table:table-cell>
          <table:table-cell table:formula="of:=IFERROR(INDEX([metabolomics_summary.$C$2:.$C$500];MATCH([.G79];[metabolomics_summary.$A$2:.$A$500];0));&quot;&quot;)" office:value-type="string" office:string-value="nmdc:dgms-12-0cn1e577;nmdc:dgms-12-pgtqcq85;nmdc:dgms-12-y3fgqp48;nmdc:dgms-12-0wx6q987" calcext:value-type="string">
            <text:p>nmdc:dgms-12-0cn1e577;nmdc:dgms-12-pgtqcq85;nmdc:dgms-12-y3fgqp48;nmdc:dgms-12-0wx6q98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2</text:p>
          </table:table-cell>
          <table:table-cell table:formula="of:=IF(COUNTIF([metabolomics_summary.$A$2:.$A$500];[.G7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9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60-Co3_13_3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60-Co3_13_34</text:p>
          </table:table-cell>
          <table:table-cell office:value-type="string" calcext:value-type="string">
            <text:p>nmdc:bsm-11-v85xpj21</text:p>
          </table:table-cell>
          <table:table-cell office:value-type="string" calcext:value-type="string">
            <text:p>SRX21791468</text:p>
          </table:table-cell>
          <table:table-cell table:formula="of:=IFERROR(INDEX([metabolomics_summary.$C$2:.$C$500];MATCH([.G80];[metabolomics_summary.$A$2:.$A$500];0));&quot;&quot;)" office:value-type="string" office:string-value="nmdc:dgms-12-jeamkr14;nmdc:dgms-12-84dazm97;nmdc:dgms-12-kh71tv67;nmdc:dgms-12-0rzfme52" calcext:value-type="string">
            <text:p>nmdc:dgms-12-jeamkr14;nmdc:dgms-12-84dazm97;nmdc:dgms-12-kh71tv67;nmdc:dgms-12-0rzfme5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7</text:p>
          </table:table-cell>
          <table:table-cell table:formula="of:=IF(COUNTIF([metabolomics_summary.$A$2:.$A$500];[.G80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0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88-Co2_54_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o2_54_7</text:p>
          </table:table-cell>
          <table:table-cell office:value-type="string" calcext:value-type="string">
            <text:p>nmdc:bsm-11-05dve909</text:p>
          </table:table-cell>
          <table:table-cell office:value-type="string" calcext:value-type="string">
            <text:p>SRX21791469</text:p>
          </table:table-cell>
          <table:table-cell table:formula="of:=IFERROR(INDEX([metabolomics_summary.$C$2:.$C$500];MATCH([.G81];[metabolomics_summary.$A$2:.$A$500];0));&quot;&quot;)" office:value-type="string" office:string-value="nmdc:dgms-12-vm6fe330;nmdc:dgms-12-yvenm270;nmdc:dgms-12-fr4kcc71;nmdc:dgms-12-q4eayd67" calcext:value-type="string">
            <text:p>nmdc:dgms-12-vm6fe330;nmdc:dgms-12-yvenm270;nmdc:dgms-12-fr4kcc71;nmdc:dgms-12-q4eayd6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2</text:p>
          </table:table-cell>
          <table:table-cell table:formula="of:=IF(COUNTIF([metabolomics_summary.$A$2:.$A$500];[.G81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1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66-Co1_10_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6-Co1_10_5</text:p>
          </table:table-cell>
          <table:table-cell office:value-type="string" calcext:value-type="string">
            <text:p>nmdc:bsm-11-8wd4pp40</text:p>
          </table:table-cell>
          <table:table-cell office:value-type="string" calcext:value-type="string">
            <text:p>SRX21791470</text:p>
          </table:table-cell>
          <table:table-cell table:formula="of:=IFERROR(INDEX([metabolomics_summary.$C$2:.$C$500];MATCH([.G82];[metabolomics_summary.$A$2:.$A$500];0));&quot;&quot;)" office:value-type="string" office:string-value="nmdc:dgms-12-amham474;nmdc:dgms-12-q2hgkf52;nmdc:dgms-12-nzhew187;nmdc:dgms-12-mv7sx551" calcext:value-type="string">
            <text:p>nmdc:dgms-12-amham474;nmdc:dgms-12-q2hgkf52;nmdc:dgms-12-nzhew187;nmdc:dgms-12-mv7sx551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0</text:p>
          </table:table-cell>
          <table:table-cell table:formula="of:=IF(COUNTIF([metabolomics_summary.$A$2:.$A$500];[.G8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4579-Co1_14_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4579-Co1_14_4</text:p>
          </table:table-cell>
          <table:table-cell office:value-type="string" calcext:value-type="string">
            <text:p>nmdc:bsm-11-kgjz0433</text:p>
          </table:table-cell>
          <table:table-cell office:value-type="string" calcext:value-type="string">
            <text:p>SRX21791471</text:p>
          </table:table-cell>
          <table:table-cell table:formula="of:=IFERROR(INDEX([metabolomics_summary.$C$2:.$C$500];MATCH([.G83];[metabolomics_summary.$A$2:.$A$500];0));&quot;&quot;)" office:value-type="string" office:string-value="nmdc:dgms-12-3gexqv96;nmdc:dgms-12-nqpre713;nmdc:dgms-12-pzz61763;nmdc:dgms-12-01kx7877" calcext:value-type="string">
            <text:p>nmdc:dgms-12-3gexqv96;nmdc:dgms-12-nqpre713;nmdc:dgms-12-pzz61763;nmdc:dgms-12-01kx787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4</text:p>
          </table:table-cell>
          <table:table-cell table:formula="of:=IF(COUNTIF([metabolomics_summary.$A$2:.$A$500];[.G8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88-CL3_88_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L3_88_3</text:p>
          </table:table-cell>
          <table:table-cell office:value-type="string" calcext:value-type="string">
            <text:p>nmdc:bsm-11-4ep6tc76</text:p>
          </table:table-cell>
          <table:table-cell office:value-type="string" calcext:value-type="string">
            <text:p>SRX21791472</text:p>
          </table:table-cell>
          <table:table-cell table:formula="of:=IFERROR(INDEX([metabolomics_summary.$C$2:.$C$500];MATCH([.G84];[metabolomics_summary.$A$2:.$A$500];0));&quot;&quot;)" office:value-type="string" office:string-value="nmdc:dgms-12-aqkdnq71;nmdc:dgms-12-327a8c71;nmdc:dgms-12-y57jj675;nmdc:dgms-12-9wssqp09" calcext:value-type="string">
            <text:p>nmdc:dgms-12-aqkdnq71;nmdc:dgms-12-327a8c71;nmdc:dgms-12-y57jj675;nmdc:dgms-12-9wssqp0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0</text:p>
          </table:table-cell>
          <table:table-cell table:formula="of:=IF(COUNTIF([metabolomics_summary.$A$2:.$A$500];[.G8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3-CL2_62_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L2_62_7</text:p>
          </table:table-cell>
          <table:table-cell office:value-type="string" calcext:value-type="string">
            <text:p>nmdc:bsm-11-1fa0hs25</text:p>
          </table:table-cell>
          <table:table-cell office:value-type="string" calcext:value-type="string">
            <text:p>SRX21791482</text:p>
          </table:table-cell>
          <table:table-cell table:formula="of:=IFERROR(INDEX([metabolomics_summary.$C$2:.$C$500];MATCH([.G85];[metabolomics_summary.$A$2:.$A$500];0));&quot;&quot;)" office:value-type="string" office:string-value="nmdc:dgms-12-z2bq3j72;nmdc:dgms-12-zwy83398;nmdc:dgms-12-263ydk13;nmdc:dgms-12-dmkfrh34" calcext:value-type="string">
            <text:p>nmdc:dgms-12-z2bq3j72;nmdc:dgms-12-zwy83398;nmdc:dgms-12-263ydk13;nmdc:dgms-12-dmkfrh3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3</text:p>
          </table:table-cell>
          <table:table-cell table:formula="of:=IF(COUNTIF([metabolomics_summary.$A$2:.$A$500];[.G8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5-CL1_31_2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L1_31_22</text:p>
          </table:table-cell>
          <table:table-cell office:value-type="string" calcext:value-type="string">
            <text:p>nmdc:bsm-11-vv577p15</text:p>
          </table:table-cell>
          <table:table-cell office:value-type="string" calcext:value-type="string">
            <text:p>SRX21791483</text:p>
          </table:table-cell>
          <table:table-cell table:formula="of:=IFERROR(INDEX([metabolomics_summary.$C$2:.$C$500];MATCH([.G86];[metabolomics_summary.$A$2:.$A$500];0));&quot;&quot;)" office:value-type="string" office:string-value="nmdc:dgms-12-t5typf80;nmdc:dgms-12-fxdwz810;nmdc:dgms-12-hf7n9d77;nmdc:dgms-12-gt3h1m82" calcext:value-type="string">
            <text:p>nmdc:dgms-12-t5typf80;nmdc:dgms-12-fxdwz810;nmdc:dgms-12-hf7n9d77;nmdc:dgms-12-gt3h1m8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5</text:p>
          </table:table-cell>
          <table:table-cell table:formula="of:=IF(COUNTIF([metabolomics_summary.$A$2:.$A$500];[.G86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6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3-Co3_19_46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o3_19_46</text:p>
          </table:table-cell>
          <table:table-cell office:value-type="string" calcext:value-type="string">
            <text:p>nmdc:bsm-11-g9w69290</text:p>
          </table:table-cell>
          <table:table-cell office:value-type="string" calcext:value-type="string">
            <text:p>SRX21791484</text:p>
          </table:table-cell>
          <table:table-cell table:formula="of:=IFERROR(INDEX([metabolomics_summary.$C$2:.$C$500];MATCH([.G87];[metabolomics_summary.$A$2:.$A$500];0));&quot;&quot;)" office:value-type="string" office:string-value="nmdc:dgms-12-54w9dz30;nmdc:dgms-12-t6t3vf76;nmdc:dgms-12-t2k2b931;nmdc:dgms-12-g7ma0b77" calcext:value-type="string">
            <text:p>nmdc:dgms-12-54w9dz30;nmdc:dgms-12-t6t3vf76;nmdc:dgms-12-t2k2b931;nmdc:dgms-12-g7ma0b7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7</text:p>
          </table:table-cell>
          <table:table-cell table:formula="of:=IF(COUNTIF([metabolomics_summary.$A$2:.$A$500];[.G8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3-CL1_28_1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L1_28_16</text:p>
          </table:table-cell>
          <table:table-cell office:value-type="string" calcext:value-type="string">
            <text:p>nmdc:bsm-11-ehqk1b45</text:p>
          </table:table-cell>
          <table:table-cell office:value-type="string" calcext:value-type="string">
            <text:p>SRX21791485</text:p>
          </table:table-cell>
          <table:table-cell table:formula="of:=IFERROR(INDEX([metabolomics_summary.$C$2:.$C$500];MATCH([.G88];[metabolomics_summary.$A$2:.$A$500];0));&quot;&quot;)" office:value-type="string" office:string-value="nmdc:dgms-12-ga2zvn11;nmdc:dgms-12-75cst942;nmdc:dgms-12-c3n77r51;nmdc:dgms-12-nt5ktz82" calcext:value-type="string">
            <text:p>nmdc:dgms-12-ga2zvn11;nmdc:dgms-12-75cst942;nmdc:dgms-12-c3n77r51;nmdc:dgms-12-nt5ktz8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2</text:p>
          </table:table-cell>
          <table:table-cell table:formula="of:=IF(COUNTIF([metabolomics_summary.$A$2:.$A$500];[.G8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234-CL1_24_28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34-CL1_24_28</text:p>
          </table:table-cell>
          <table:table-cell office:value-type="string" calcext:value-type="string">
            <text:p>nmdc:bsm-11-b3d5yg81</text:p>
          </table:table-cell>
          <table:table-cell office:value-type="string" calcext:value-type="string">
            <text:p>SRX21791486</text:p>
          </table:table-cell>
          <table:table-cell table:formula="of:=IFERROR(INDEX([metabolomics_summary.$C$2:.$C$500];MATCH([.G89];[metabolomics_summary.$A$2:.$A$500];0));&quot;&quot;)" office:value-type="string" office:string-value="nmdc:dgms-12-2bgqsj28;nmdc:dgms-12-g1zgv934;nmdc:dgms-12-wj14yx67;nmdc:dgms-12-tfgptm63" calcext:value-type="string">
            <text:p>nmdc:dgms-12-2bgqsj28;nmdc:dgms-12-g1zgv934;nmdc:dgms-12-wj14yx67;nmdc:dgms-12-tfgptm6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0</text:p>
          </table:table-cell>
          <table:table-cell table:formula="of:=IF(COUNTIF([metabolomics_summary.$A$2:.$A$500];[.G8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9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234-CL2_65_2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34-CL2_65_22</text:p>
          </table:table-cell>
          <table:table-cell office:value-type="string" calcext:value-type="string">
            <text:p>nmdc:bsm-11-aztxt406</text:p>
          </table:table-cell>
          <table:table-cell office:value-type="string" calcext:value-type="string">
            <text:p>SRX21791487</text:p>
          </table:table-cell>
          <table:table-cell table:formula="of:=IFERROR(INDEX([metabolomics_summary.$C$2:.$C$500];MATCH([.G90];[metabolomics_summary.$A$2:.$A$500];0));&quot;&quot;)" office:value-type="string" office:string-value="nmdc:dgms-12-m115dq67;nmdc:dgms-12-tq10r597;nmdc:dgms-12-tgvq0t45;nmdc:dgms-12-x3x38m82" calcext:value-type="string">
            <text:p>nmdc:dgms-12-m115dq67;nmdc:dgms-12-tq10r597;nmdc:dgms-12-tgvq0t45;nmdc:dgms-12-x3x38m8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1</text:p>
          </table:table-cell>
          <table:table-cell table:formula="of:=IF(COUNTIF([metabolomics_summary.$A$2:.$A$500];[.G90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90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98-CL3_81_3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98-CL3_81_33</text:p>
          </table:table-cell>
          <table:table-cell office:value-type="string" calcext:value-type="string">
            <text:p>nmdc:bsm-11-825geg82</text:p>
          </table:table-cell>
          <table:table-cell office:value-type="string" calcext:value-type="string">
            <text:p>SRX21791488</text:p>
          </table:table-cell>
          <table:table-cell table:formula="of:=IFERROR(INDEX([metabolomics_summary.$C$2:.$C$500];MATCH([.G91];[metabolomics_summary.$A$2:.$A$500];0));&quot;&quot;)">
            <text:p/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9</text:p>
          </table:table-cell>
          <table:table-cell table:formula="of:=IF(COUNTIF([metabolomics_summary.$A$2:.$A$500];[.G91])&gt;0;&quot;yes&quot;;&quot;&quot;)">
            <text:p/>
          </table:table-cell>
          <table:table-cell table:formula="of:=IFERROR(INDEX([metabolomics_summary.$B$2:.$B$500];MATCH([.G91];[metabolomics_summary.$A$2:.$A$500];0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SC-133-CL3_93_1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L3_93_10</text:p>
          </table:table-cell>
          <table:table-cell office:value-type="string" calcext:value-type="string">
            <text:p>nmdc:bsm-11-zpf4n944</text:p>
          </table:table-cell>
          <table:table-cell office:value-type="string" calcext:value-type="string">
            <text:p>SRX21791489</text:p>
          </table:table-cell>
          <table:table-cell table:formula="of:=IFERROR(INDEX([metabolomics_summary.$C$2:.$C$500];MATCH([.G92];[metabolomics_summary.$A$2:.$A$500];0));&quot;&quot;)" office:value-type="string" office:string-value="nmdc:dgms-12-vaj81824;nmdc:dgms-12-cmcfdc42;nmdc:dgms-12-rya9fa30;nmdc:dgms-12-h7fjyr60" calcext:value-type="string">
            <text:p>nmdc:dgms-12-vaj81824;nmdc:dgms-12-cmcfdc42;nmdc:dgms-12-rya9fa30;nmdc:dgms-12-h7fjyr6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4</text:p>
          </table:table-cell>
          <table:table-cell table:formula="of:=IF(COUNTIF([metabolomics_summary.$A$2:.$A$500];[.G9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9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3-Co2_50_2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o2_50_25</text:p>
          </table:table-cell>
          <table:table-cell office:value-type="string" calcext:value-type="string">
            <text:p>nmdc:bsm-11-ad739z23</text:p>
          </table:table-cell>
          <table:table-cell office:value-type="string" calcext:value-type="string">
            <text:p>SRX21791490</text:p>
          </table:table-cell>
          <table:table-cell table:formula="of:=IFERROR(INDEX([metabolomics_summary.$C$2:.$C$500];MATCH([.G93];[metabolomics_summary.$A$2:.$A$500];0));&quot;&quot;)" office:value-type="string" office:string-value="nmdc:dgms-12-dz3akx32;nmdc:dgms-12-skpng327;nmdc:dgms-12-qgzby064;nmdc:dgms-12-ng5b7c44" calcext:value-type="string">
            <text:p>nmdc:dgms-12-dz3akx32;nmdc:dgms-12-skpng327;nmdc:dgms-12-qgzby064;nmdc:dgms-12-ng5b7c4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6</text:p>
          </table:table-cell>
          <table:table-cell table:formula="of:=IF(COUNTIF([metabolomics_summary.$A$2:.$A$500];[.G9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9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5-CL2_37_1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L2_37_16</text:p>
          </table:table-cell>
          <table:table-cell office:value-type="string" calcext:value-type="string">
            <text:p>nmdc:bsm-11-adwwk217</text:p>
          </table:table-cell>
          <table:table-cell office:value-type="string" calcext:value-type="string">
            <text:p>SRX21791491</text:p>
          </table:table-cell>
          <table:table-cell table:formula="of:=IFERROR(INDEX([metabolomics_summary.$C$2:.$C$500];MATCH([.G94];[metabolomics_summary.$A$2:.$A$500];0));&quot;&quot;)" office:value-type="string" office:string-value="nmdc:dgms-12-6qhtms57;nmdc:dgms-12-bbmgnx37;nmdc:dgms-12-phgzw741;nmdc:dgms-12-aymr2207" calcext:value-type="string">
            <text:p>nmdc:dgms-12-6qhtms57;nmdc:dgms-12-bbmgnx37;nmdc:dgms-12-phgzw741;nmdc:dgms-12-aymr220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6</text:p>
          </table:table-cell>
          <table:table-cell table:formula="of:=IF(COUNTIF([metabolomics_summary.$A$2:.$A$500];[.G9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9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234-Co2_52_2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34-Co2_52_27</text:p>
          </table:table-cell>
          <table:table-cell office:value-type="string" calcext:value-type="string">
            <text:p>nmdc:bsm-11-d1h1d248</text:p>
          </table:table-cell>
          <table:table-cell office:value-type="string" calcext:value-type="string">
            <text:p>SRX21791492</text:p>
          </table:table-cell>
          <table:table-cell table:formula="of:=IFERROR(INDEX([metabolomics_summary.$C$2:.$C$500];MATCH([.G95];[metabolomics_summary.$A$2:.$A$500];0));&quot;&quot;)" office:value-type="string" office:string-value="nmdc:dgms-12-z6t9pd08;nmdc:dgms-12-kmt6rs39;nmdc:dgms-12-5s4vxp42;nmdc:dgms-12-q3yzvp39" calcext:value-type="string">
            <text:p>nmdc:dgms-12-z6t9pd08;nmdc:dgms-12-kmt6rs39;nmdc:dgms-12-5s4vxp42;nmdc:dgms-12-q3yzvp3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3</text:p>
          </table:table-cell>
          <table:table-cell table:formula="of:=IF(COUNTIF([metabolomics_summary.$A$2:.$A$500];[.G9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9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98-CL2_38_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98-CL2_38_5</text:p>
          </table:table-cell>
          <table:table-cell office:value-type="string" calcext:value-type="string">
            <text:p>nmdc:bsm-11-kgkcxn39</text:p>
          </table:table-cell>
          <table:table-cell office:value-type="string" calcext:value-type="string">
            <text:p>SRX21791493</text:p>
          </table:table-cell>
          <table:table-cell table:formula="of:=IFERROR(INDEX([metabolomics_summary.$C$2:.$C$500];MATCH([.G96];[metabolomics_summary.$A$2:.$A$500];0));&quot;&quot;)" office:value-type="string" office:string-value="nmdc:dgms-12-3nzhfn65;nmdc:dgms-12-53cx2k43;nmdc:dgms-12-bknd2404;nmdc:dgms-12-pkbjg686" calcext:value-type="string">
            <text:p>nmdc:dgms-12-3nzhfn65;nmdc:dgms-12-53cx2k43;nmdc:dgms-12-bknd2404;nmdc:dgms-12-pkbjg68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8</text:p>
          </table:table-cell>
          <table:table-cell table:formula="of:=IF(COUNTIF([metabolomics_summary.$A$2:.$A$500];[.G96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96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-Co3_21_5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o3_21_57</text:p>
          </table:table-cell>
          <table:table-cell office:value-type="string" calcext:value-type="string">
            <text:p>nmdc:bsm-11-f0st6436</text:p>
          </table:table-cell>
          <table:table-cell office:value-type="string" calcext:value-type="string">
            <text:p>SRX21791494</text:p>
          </table:table-cell>
          <table:table-cell table:formula="of:=IFERROR(INDEX([metabolomics_summary.$C$2:.$C$500];MATCH([.G97];[metabolomics_summary.$A$2:.$A$500];0));&quot;&quot;)" office:value-type="string" office:string-value="nmdc:dgms-12-d1pyrx12;nmdc:dgms-12-gysngy50;nmdc:dgms-12-zmd59407;nmdc:dgms-12-6xwwad51" calcext:value-type="string">
            <text:p>nmdc:dgms-12-d1pyrx12;nmdc:dgms-12-gysngy50;nmdc:dgms-12-zmd59407;nmdc:dgms-12-6xwwad51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1</text:p>
          </table:table-cell>
          <table:table-cell table:formula="of:=IF(COUNTIF([metabolomics_summary.$A$2:.$A$500];[.G9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9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5-CL3_80_19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L3_80_19</text:p>
          </table:table-cell>
          <table:table-cell office:value-type="string" calcext:value-type="string">
            <text:p>nmdc:bsm-11-szd4fj93</text:p>
          </table:table-cell>
          <table:table-cell office:value-type="string" calcext:value-type="string">
            <text:p>SRX21791495</text:p>
          </table:table-cell>
          <table:table-cell table:formula="of:=IFERROR(INDEX([metabolomics_summary.$C$2:.$C$500];MATCH([.G98];[metabolomics_summary.$A$2:.$A$500];0));&quot;&quot;)" office:value-type="string" office:string-value="nmdc:dgms-12-hm7fqm79;nmdc:dgms-12-fknj9013;nmdc:dgms-12-bkj4eq91;nmdc:dgms-12-aycy4x76" calcext:value-type="string">
            <text:p>nmdc:dgms-12-hm7fqm79;nmdc:dgms-12-fknj9013;nmdc:dgms-12-bkj4eq91;nmdc:dgms-12-aycy4x7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7</text:p>
          </table:table-cell>
          <table:table-cell table:formula="of:=IF(COUNTIF([metabolomics_summary.$A$2:.$A$500];[.G9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9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3-Co1_27_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o1_27_3</text:p>
          </table:table-cell>
          <table:table-cell office:value-type="string" calcext:value-type="string">
            <text:p>nmdc:bsm-11-h49t7j41</text:p>
          </table:table-cell>
          <table:table-cell office:value-type="string" calcext:value-type="string">
            <text:p>SRX21791943</text:p>
          </table:table-cell>
          <table:table-cell table:formula="of:=IFERROR(INDEX([metabolomics_summary.$C$2:.$C$500];MATCH([.G99];[metabolomics_summary.$A$2:.$A$500];0));&quot;&quot;)" office:value-type="string" office:string-value="nmdc:dgms-12-jwctr139;nmdc:dgms-12-j1hxbg57;nmdc:dgms-12-7v2aa771;nmdc:dgms-12-r7s5md55" calcext:value-type="string">
            <text:p>nmdc:dgms-12-jwctr139;nmdc:dgms-12-j1hxbg57;nmdc:dgms-12-7v2aa771;nmdc:dgms-12-r7s5md5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5</text:p>
          </table:table-cell>
          <table:table-cell table:formula="of:=IF(COUNTIF([metabolomics_summary.$A$2:.$A$500];[.G9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99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-CL3_85_2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L3_85_26</text:p>
          </table:table-cell>
          <table:table-cell office:value-type="string" calcext:value-type="string">
            <text:p>nmdc:bsm-11-k3zdem68</text:p>
          </table:table-cell>
          <table:table-cell office:value-type="string" calcext:value-type="string">
            <text:p>SRX21792391</text:p>
          </table:table-cell>
          <table:table-cell table:formula="of:=IFERROR(INDEX([metabolomics_summary.$C$2:.$C$500];MATCH([.G100];[metabolomics_summary.$A$2:.$A$500];0));&quot;&quot;)" office:value-type="string" office:string-value="nmdc:dgms-12-db32f607;nmdc:dgms-12-e848h333;nmdc:dgms-12-4a4drz20;nmdc:dgms-12-7vdvjr02" calcext:value-type="string">
            <text:p>nmdc:dgms-12-db32f607;nmdc:dgms-12-e848h333;nmdc:dgms-12-4a4drz20;nmdc:dgms-12-7vdvjr0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58</text:p>
          </table:table-cell>
          <table:table-cell table:formula="of:=IF(COUNTIF([metabolomics_summary.$A$2:.$A$500];[.G100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0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-Co1_30_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o1_30_3</text:p>
          </table:table-cell>
          <table:table-cell office:value-type="string" calcext:value-type="string">
            <text:p>nmdc:bsm-11-97dgrv19</text:p>
          </table:table-cell>
          <table:table-cell office:value-type="string" calcext:value-type="string">
            <text:p>SRX21792398</text:p>
          </table:table-cell>
          <table:table-cell table:formula="of:=IFERROR(INDEX([metabolomics_summary.$C$2:.$C$500];MATCH([.G101];[metabolomics_summary.$A$2:.$A$500];0));&quot;&quot;)" office:value-type="string" office:string-value="nmdc:dgms-12-462ta673;nmdc:dgms-12-2nv7y959;nmdc:dgms-12-3r8jyc07;nmdc:dgms-12-jfnpve13" calcext:value-type="string">
            <text:p>nmdc:dgms-12-462ta673;nmdc:dgms-12-2nv7y959;nmdc:dgms-12-3r8jyc07;nmdc:dgms-12-jfnpve1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59</text:p>
          </table:table-cell>
          <table:table-cell table:formula="of:=IF(COUNTIF([metabolomics_summary.$A$2:.$A$500];[.G101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1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258-CL2_67_2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58-CL2_67_23</text:p>
          </table:table-cell>
          <table:table-cell office:value-type="string" calcext:value-type="string">
            <text:p>nmdc:bsm-11-8ah8pz02</text:p>
          </table:table-cell>
          <table:table-cell office:value-type="string" calcext:value-type="string">
            <text:p>SRX21792408</text:p>
          </table:table-cell>
          <table:table-cell table:formula="of:=IFERROR(INDEX([metabolomics_summary.$C$2:.$C$500];MATCH([.G102];[metabolomics_summary.$A$2:.$A$500];0));&quot;&quot;)" office:value-type="string" office:string-value="nmdc:dgms-12-k9m0m471;nmdc:dgms-12-ed302m52;nmdc:dgms-12-38rq2163;nmdc:dgms-12-0e1thh19" calcext:value-type="string">
            <text:p>nmdc:dgms-12-k9m0m471;nmdc:dgms-12-ed302m52;nmdc:dgms-12-38rq2163;nmdc:dgms-12-0e1thh1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6</text:p>
          </table:table-cell>
          <table:table-cell table:formula="of:=IF(COUNTIF([metabolomics_summary.$A$2:.$A$500];[.G10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07-CL1_26_3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07-CL1_26_33</text:p>
          </table:table-cell>
          <table:table-cell office:value-type="string" calcext:value-type="string">
            <text:p>nmdc:bsm-11-5snc2s56</text:p>
          </table:table-cell>
          <table:table-cell office:value-type="string" calcext:value-type="string">
            <text:p>SRX21792409</text:p>
          </table:table-cell>
          <table:table-cell table:formula="of:=IFERROR(INDEX([metabolomics_summary.$C$2:.$C$500];MATCH([.G103];[metabolomics_summary.$A$2:.$A$500];0));&quot;&quot;)" office:value-type="string" office:string-value="nmdc:dgms-12-zwwepk56;nmdc:dgms-12-2ex44683;nmdc:dgms-12-bs4et404;nmdc:dgms-12-2va5ap74" calcext:value-type="string">
            <text:p>nmdc:dgms-12-zwwepk56;nmdc:dgms-12-2ex44683;nmdc:dgms-12-bs4et404;nmdc:dgms-12-2va5ap7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9</text:p>
          </table:table-cell>
          <table:table-cell table:formula="of:=IF(COUNTIF([metabolomics_summary.$A$2:.$A$500];[.G10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234-Co3_21_62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34-Co3_21_62</text:p>
          </table:table-cell>
          <table:table-cell office:value-type="string" calcext:value-type="string">
            <text:p>nmdc:bsm-11-da01b330</text:p>
          </table:table-cell>
          <table:table-cell office:value-type="string" calcext:value-type="string">
            <text:p>SRX21792413</text:p>
          </table:table-cell>
          <table:table-cell table:formula="of:=IFERROR(INDEX([metabolomics_summary.$C$2:.$C$500];MATCH([.G104];[metabolomics_summary.$A$2:.$A$500];0));&quot;&quot;)" office:value-type="string" office:string-value="nmdc:dgms-12-9rmh9092;nmdc:dgms-12-mncy9r27;nmdc:dgms-12-zw613e97;nmdc:dgms-12-1axmj596" calcext:value-type="string">
            <text:p>nmdc:dgms-12-9rmh9092;nmdc:dgms-12-mncy9r27;nmdc:dgms-12-zw613e97;nmdc:dgms-12-1axmj59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4</text:p>
          </table:table-cell>
          <table:table-cell table:formula="of:=IF(COUNTIF([metabolomics_summary.$A$2:.$A$500];[.G10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285-CL1_33_1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85-CL1_33_12</text:p>
          </table:table-cell>
          <table:table-cell office:value-type="string" calcext:value-type="string">
            <text:p>nmdc:bsm-11-18btad96</text:p>
          </table:table-cell>
          <table:table-cell office:value-type="string" calcext:value-type="string">
            <text:p>SRX21792777</text:p>
          </table:table-cell>
          <table:table-cell table:formula="of:=IFERROR(INDEX([metabolomics_summary.$C$2:.$C$500];MATCH([.G105];[metabolomics_summary.$A$2:.$A$500];0));&quot;&quot;)" office:value-type="string" office:string-value="nmdc:dgms-12-sr5g9b89;nmdc:dgms-12-c5w4rs20;nmdc:dgms-12-z3fjtw06;nmdc:dgms-12-pnjhy331" calcext:value-type="string">
            <text:p>nmdc:dgms-12-sr5g9b89;nmdc:dgms-12-c5w4rs20;nmdc:dgms-12-z3fjtw06;nmdc:dgms-12-pnjhy331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7</text:p>
          </table:table-cell>
          <table:table-cell table:formula="of:=IF(COUNTIF([metabolomics_summary.$A$2:.$A$500];[.G10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07-CL2_57_8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07-CL2_57_8</text:p>
          </table:table-cell>
          <table:table-cell office:value-type="string" calcext:value-type="string">
            <text:p>nmdc:bsm-11-vc1cgz17</text:p>
          </table:table-cell>
          <table:table-cell office:value-type="string" calcext:value-type="string">
            <text:p>SRX21792779</text:p>
          </table:table-cell>
          <table:table-cell table:formula="of:=IFERROR(INDEX([metabolomics_summary.$C$2:.$C$500];MATCH([.G106];[metabolomics_summary.$A$2:.$A$500];0));&quot;&quot;)" office:value-type="string" office:string-value="nmdc:dgms-12-caeh8h83;nmdc:dgms-12-ghqzng58;nmdc:dgms-12-z3cv8b68;nmdc:dgms-12-6e3s6c38" calcext:value-type="string">
            <text:p>nmdc:dgms-12-caeh8h83;nmdc:dgms-12-ghqzng58;nmdc:dgms-12-z3cv8b68;nmdc:dgms-12-6e3s6c38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0</text:p>
          </table:table-cell>
          <table:table-cell table:formula="of:=IF(COUNTIF([metabolomics_summary.$A$2:.$A$500];[.G106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6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07-Co3_27_41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07-Co3_27_41</text:p>
          </table:table-cell>
          <table:table-cell office:value-type="string" calcext:value-type="string">
            <text:p>nmdc:bsm-11-rtchk112</text:p>
          </table:table-cell>
          <table:table-cell office:value-type="string" calcext:value-type="string">
            <text:p>SRX21792781</text:p>
          </table:table-cell>
          <table:table-cell table:formula="of:=IFERROR(INDEX([metabolomics_summary.$C$2:.$C$500];MATCH([.G107];[metabolomics_summary.$A$2:.$A$500];0));&quot;&quot;)" office:value-type="string" office:string-value="nmdc:dgms-12-55qx3e35;nmdc:dgms-12-nk4xkn12;nmdc:dgms-12-cpjbxj06;nmdc:dgms-12-b96eqs43" calcext:value-type="string">
            <text:p>nmdc:dgms-12-55qx3e35;nmdc:dgms-12-nk4xkn12;nmdc:dgms-12-cpjbxj06;nmdc:dgms-12-b96eqs4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3</text:p>
          </table:table-cell>
          <table:table-cell table:formula="of:=IF(COUNTIF([metabolomics_summary.$A$2:.$A$500];[.G10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285-CL2_56_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85-CL2_56_7</text:p>
          </table:table-cell>
          <table:table-cell office:value-type="string" calcext:value-type="string">
            <text:p>nmdc:bsm-11-2a37n046</text:p>
          </table:table-cell>
          <table:table-cell office:value-type="string" calcext:value-type="string">
            <text:p>SRX21792784</text:p>
          </table:table-cell>
          <table:table-cell table:formula="of:=IFERROR(INDEX([metabolomics_summary.$C$2:.$C$500];MATCH([.G108];[metabolomics_summary.$A$2:.$A$500];0));&quot;&quot;)" office:value-type="string" office:string-value="nmdc:dgms-12-ta2qk258;nmdc:dgms-12-bhsqzw48;nmdc:dgms-12-m5v3nr79;nmdc:dgms-12-can4ty24" calcext:value-type="string">
            <text:p>nmdc:dgms-12-ta2qk258;nmdc:dgms-12-bhsqzw48;nmdc:dgms-12-m5v3nr79;nmdc:dgms-12-can4ty2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8</text:p>
          </table:table-cell>
          <table:table-cell table:formula="of:=IF(COUNTIF([metabolomics_summary.$A$2:.$A$500];[.G10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07-Co2_62_1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07-Co2_62_14</text:p>
          </table:table-cell>
          <table:table-cell office:value-type="string" calcext:value-type="string">
            <text:p>nmdc:bsm-11-arjq1c41</text:p>
          </table:table-cell>
          <table:table-cell office:value-type="string" calcext:value-type="string">
            <text:p>SRX21792787</text:p>
          </table:table-cell>
          <table:table-cell table:formula="of:=IFERROR(INDEX([metabolomics_summary.$C$2:.$C$500];MATCH([.G109];[metabolomics_summary.$A$2:.$A$500];0));&quot;&quot;)" office:value-type="string" office:string-value="nmdc:dgms-12-k6dz2q82;nmdc:dgms-12-4rp76x51;nmdc:dgms-12-kdyyzt86;nmdc:dgms-12-3e44k227" calcext:value-type="string">
            <text:p>nmdc:dgms-12-k6dz2q82;nmdc:dgms-12-4rp76x51;nmdc:dgms-12-kdyyzt86;nmdc:dgms-12-3e44k22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2</text:p>
          </table:table-cell>
          <table:table-cell table:formula="of:=IF(COUNTIF([metabolomics_summary.$A$2:.$A$500];[.G10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9];[metabolomics_summary.$A$2:.$A$500];0));0)" office:value-type="float" office:value="4" calcext:value-type="float">
            <text:p>4</text:p>
          </table:table-cell>
        </table:table-row>
      </table:table>
      <table:table table:name="metabolomics_runs_map" table:style-name="ta1">
        <table:table-column table:style-name="co3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gms_id</text:p>
          </table:table-cell>
          <table:table-cell office:value-type="string" calcext:value-type="string">
            <text:p>ms_name</text:p>
          </table:table-cell>
          <table:table-cell office:value-type="string" calcext:value-type="string">
            <text:p>procsm_id</text:p>
          </table:table-cell>
          <table:table-cell office:value-type="string" calcext:value-type="string">
            <text:p>biosample_id</text:p>
          </table:table-cell>
        </table:table-row>
        <table:table-row table:style-name="ro1">
          <table:table-cell office:value-type="string" calcext:value-type="string">
            <text:p>nmdc:dgms-12-z261mw55</text:p>
          </table:table-cell>
          <table:table-cell office:value-type="string" calcext:value-type="string">
            <text:p>20220119_JGI_MD_507130_BioS_final1_QE-139_HILICZ_USHXG01825_NEG_MSMS_100LM_GW-9591-Corv-LM_2_Rg70to1050-CE102040-leaf-S1_Run169</text:p>
          </table:table-cell>
          <table:table-cell office:value-type="string" calcext:value-type="string">
            <text:p>nmdc:procsm-11-nj8xyt48</text:p>
          </table:table-cell>
          <table:table-cell office:value-type="string" calcext:value-type="string">
            <text:p>nmdc:bsm-11-s6r1q327</text:p>
          </table:table-cell>
        </table:table-row>
        <table:table-row table:style-name="ro1">
          <table:table-cell office:value-type="string" calcext:value-type="string">
            <text:p>nmdc:dgms-12-hwfc1a85</text:p>
          </table:table-cell>
          <table:table-cell office:value-type="string" calcext:value-type="string">
            <text:p>20220119_JGI_MD_507130_BioS_final1_QE-139_HILICZ_USHXG01825_NEG_MSMS_100RM_GW-9591-Corv-RM_2_Rg70to1050-CE102040-root-S1_Run823</text:p>
          </table:table-cell>
          <table:table-cell office:value-type="string" calcext:value-type="string">
            <text:p>nmdc:procsm-11-p8pw0p67</text:p>
          </table:table-cell>
          <table:table-cell office:value-type="string" calcext:value-type="string">
            <text:p>nmdc:bsm-11-5ak8ja54</text:p>
          </table:table-cell>
        </table:table-row>
        <table:table-row table:style-name="ro1">
          <table:table-cell office:value-type="string" calcext:value-type="string">
            <text:p>nmdc:dgms-12-8np5az63</text:p>
          </table:table-cell>
          <table:table-cell office:value-type="string" calcext:value-type="string">
            <text:p>20220119_JGI_MD_507130_BioS_final1_QE-139_HILICZ_USHXG01825_NEG_MSMS_100RZM_GW-9591-Corv-RZM_2_Rg70to1050-CE102040-rhizo-S1_Run509</text:p>
          </table:table-cell>
          <table:table-cell office:value-type="string" calcext:value-type="string">
            <text:p>nmdc:procsm-11-q1tza296</text:p>
          </table:table-cell>
          <table:table-cell office:value-type="string" calcext:value-type="string">
            <text:p>nmdc:bsm-11-4f4btc22</text:p>
          </table:table-cell>
        </table:table-row>
        <table:table-row table:style-name="ro1">
          <table:table-cell office:value-type="string" calcext:value-type="string">
            <text:p>nmdc:dgms-12-bh2gkp43</text:p>
          </table:table-cell>
          <table:table-cell office:value-type="string" calcext:value-type="string">
            <text:p>20220119_JGI_MD_507130_BioS_final1_QE-139_HILICZ_USHXG01825_NEG_MSMS_101LM_GW-9591-Corv-LM_3_Rg70to1050-CE205060-leaf-S1_Run299</text:p>
          </table:table-cell>
          <table:table-cell office:value-type="string" calcext:value-type="string">
            <text:p>nmdc:procsm-11-fmph3690</text:p>
          </table:table-cell>
          <table:table-cell office:value-type="string" calcext:value-type="string">
            <text:p>nmdc:bsm-11-tpatza67</text:p>
          </table:table-cell>
        </table:table-row>
        <table:table-row table:style-name="ro1">
          <table:table-cell office:value-type="string" calcext:value-type="string">
            <text:p>nmdc:dgms-12-gr5jna17</text:p>
          </table:table-cell>
          <table:table-cell office:value-type="string" calcext:value-type="string">
            <text:p>20220119_JGI_MD_507130_BioS_final1_QE-139_HILICZ_USHXG01825_NEG_MSMS_101RM_GW-9591-Corv-RM_3_Rg70to1050-CE205060-root-S1_Run996</text:p>
          </table:table-cell>
          <table:table-cell office:value-type="string" calcext:value-type="string">
            <text:p>nmdc:procsm-11-098rcv97</text:p>
          </table:table-cell>
          <table:table-cell office:value-type="string" calcext:value-type="string">
            <text:p>nmdc:bsm-11-3636w778</text:p>
          </table:table-cell>
        </table:table-row>
        <table:table-row table:style-name="ro1">
          <table:table-cell office:value-type="string" calcext:value-type="string">
            <text:p>nmdc:dgms-12-tjfjep03</text:p>
          </table:table-cell>
          <table:table-cell office:value-type="string" calcext:value-type="string">
            <text:p>20220119_JGI_MD_507130_BioS_final1_QE-139_HILICZ_USHXG01825_NEG_MSMS_101RZM_GW-9591-Corv-RZM_3_Rg70to1050-CE205060-rhizo-S1_Run664</text:p>
          </table:table-cell>
          <table:table-cell office:value-type="string" calcext:value-type="string">
            <text:p>nmdc:procsm-11-jnbawt13</text:p>
          </table:table-cell>
          <table:table-cell office:value-type="string" calcext:value-type="string">
            <text:p>nmdc:bsm-11-0xqxvc88</text:p>
          </table:table-cell>
        </table:table-row>
        <table:table-row table:style-name="ro1">
          <table:table-cell office:value-type="string" calcext:value-type="string">
            <text:p>nmdc:dgms-12-kvg77q73</text:p>
          </table:table-cell>
          <table:table-cell office:value-type="string" calcext:value-type="string">
            <text:p>20220119_JGI_MD_507130_BioS_final1_QE-139_HILICZ_USHXG01825_NEG_MSMS_102LM_SKWA-24-3-Clat-LM_2_Rg70to1050-CE102040-leaf-S1_Run147</text:p>
          </table:table-cell>
          <table:table-cell office:value-type="string" calcext:value-type="string">
            <text:p>nmdc:procsm-11-2pc0t873</text:p>
          </table:table-cell>
          <table:table-cell office:value-type="string" calcext:value-type="string">
            <text:p>nmdc:bsm-11-sv771k17</text:p>
          </table:table-cell>
        </table:table-row>
        <table:table-row table:style-name="ro1">
          <table:table-cell office:value-type="string" calcext:value-type="string">
            <text:p>nmdc:dgms-12-q11aek64</text:p>
          </table:table-cell>
          <table:table-cell office:value-type="string" calcext:value-type="string">
            <text:p>20220119_JGI_MD_507130_BioS_final1_QE-139_HILICZ_USHXG01825_NEG_MSMS_102RM_SKWA-24-3-Clat-RM_2_Rg70to1050-CE102040-root-S1_Run902</text:p>
          </table:table-cell>
          <table:table-cell office:value-type="string" calcext:value-type="string">
            <text:p>nmdc:procsm-11-16y9jp13</text:p>
          </table:table-cell>
          <table:table-cell office:value-type="string" calcext:value-type="string">
            <text:p>nmdc:bsm-11-x0sc5x81</text:p>
          </table:table-cell>
        </table:table-row>
        <table:table-row table:style-name="ro1">
          <table:table-cell office:value-type="string" calcext:value-type="string">
            <text:p>nmdc:dgms-12-1fz3wg32</text:p>
          </table:table-cell>
          <table:table-cell office:value-type="string" calcext:value-type="string">
            <text:p>20220119_JGI_MD_507130_BioS_final1_QE-139_HILICZ_USHXG01825_NEG_MSMS_102RZM_SKWA-24-3-Clat-RZM_2_Rg70to1050-CE102040-rhizo-S1_Run455</text:p>
          </table:table-cell>
          <table:table-cell office:value-type="string" calcext:value-type="string">
            <text:p>nmdc:procsm-11-fk6fqb58</text:p>
          </table:table-cell>
          <table:table-cell office:value-type="string" calcext:value-type="string">
            <text:p>nmdc:bsm-11-aan31e03</text:p>
          </table:table-cell>
        </table:table-row>
        <table:table-row table:style-name="ro1">
          <table:table-cell office:value-type="string" calcext:value-type="string">
            <text:p>nmdc:dgms-12-a84zbg21</text:p>
          </table:table-cell>
          <table:table-cell office:value-type="string" calcext:value-type="string">
            <text:p>20220119_JGI_MD_507130_BioS_final1_QE-139_HILICZ_USHXG01825_NEG_MSMS_103LM_SKWA-24-3-Corv-LM_1_Rg70to1050-CE102040-leaf-S1_Run87</text:p>
          </table:table-cell>
          <table:table-cell office:value-type="string" calcext:value-type="string">
            <text:p>nmdc:procsm-11-ykh0zt31</text:p>
          </table:table-cell>
          <table:table-cell office:value-type="string" calcext:value-type="string">
            <text:p>nmdc:bsm-11-f8tzvk82</text:p>
          </table:table-cell>
        </table:table-row>
        <table:table-row table:style-name="ro1">
          <table:table-cell office:value-type="string" calcext:value-type="string">
            <text:p>nmdc:dgms-12-xrmm2689</text:p>
          </table:table-cell>
          <table:table-cell office:value-type="string" calcext:value-type="string">
            <text:p>20220119_JGI_MD_507130_BioS_final1_QE-139_HILICZ_USHXG01825_NEG_MSMS_103RM_SKWA-24-3-Corv-RM_1_Rg70to1050-CE102040-root-S1_Run753</text:p>
          </table:table-cell>
          <table:table-cell office:value-type="string" calcext:value-type="string">
            <text:p>nmdc:procsm-11-n0a94z90</text:p>
          </table:table-cell>
          <table:table-cell office:value-type="string" calcext:value-type="string">
            <text:p>nmdc:bsm-11-899bm454</text:p>
          </table:table-cell>
        </table:table-row>
        <table:table-row table:style-name="ro1">
          <table:table-cell office:value-type="string" calcext:value-type="string">
            <text:p>nmdc:dgms-12-hbz3hh89</text:p>
          </table:table-cell>
          <table:table-cell office:value-type="string" calcext:value-type="string">
            <text:p>20220119_JGI_MD_507130_BioS_final1_QE-139_HILICZ_USHXG01825_NEG_MSMS_103RZM_SKWA-24-3-Corv-RZM_1_Rg70to1050-CE102040-rhizo-S1_Run369</text:p>
          </table:table-cell>
          <table:table-cell office:value-type="string" calcext:value-type="string">
            <text:p>nmdc:procsm-11-symhh767</text:p>
          </table:table-cell>
          <table:table-cell office:value-type="string" calcext:value-type="string">
            <text:p>nmdc:bsm-11-zqaeph53</text:p>
          </table:table-cell>
        </table:table-row>
        <table:table-row table:style-name="ro1">
          <table:table-cell office:value-type="string" calcext:value-type="string">
            <text:p>nmdc:dgms-12-6ga4kz52</text:p>
          </table:table-cell>
          <table:table-cell office:value-type="string" calcext:value-type="string">
            <text:p>20220119_JGI_MD_507130_BioS_final1_QE-139_HILICZ_USHXG01825_NEG_MSMS_104LM_SKWA-24-3-Corv-LM_2_Rg70to1050-CE102040-leaf-S1_Run120</text:p>
          </table:table-cell>
          <table:table-cell office:value-type="string" calcext:value-type="string">
            <text:p>nmdc:procsm-11-8a49sy17</text:p>
          </table:table-cell>
          <table:table-cell office:value-type="string" calcext:value-type="string">
            <text:p>nmdc:bsm-11-fzvzb345</text:p>
          </table:table-cell>
        </table:table-row>
        <table:table-row table:style-name="ro1">
          <table:table-cell office:value-type="string" calcext:value-type="string">
            <text:p>nmdc:dgms-12-7fbdkw39</text:p>
          </table:table-cell>
          <table:table-cell office:value-type="string" calcext:value-type="string">
            <text:p>20220119_JGI_MD_507130_BioS_final1_QE-139_HILICZ_USHXG01825_NEG_MSMS_104RM_SKWA-24-3-Corv-RM_2_Rg70to1050-CE102040-root-S1_Run932</text:p>
          </table:table-cell>
          <table:table-cell office:value-type="string" calcext:value-type="string">
            <text:p>nmdc:procsm-11-tk588q86</text:p>
          </table:table-cell>
          <table:table-cell office:value-type="string" calcext:value-type="string">
            <text:p>nmdc:bsm-11-n6vwc542</text:p>
          </table:table-cell>
        </table:table-row>
        <table:table-row table:style-name="ro1">
          <table:table-cell office:value-type="string" calcext:value-type="string">
            <text:p>nmdc:dgms-12-w9bhkv16</text:p>
          </table:table-cell>
          <table:table-cell office:value-type="string" calcext:value-type="string">
            <text:p>20220119_JGI_MD_507130_BioS_final1_QE-139_HILICZ_USHXG01825_NEG_MSMS_104RZM_SKWA-24-3-Corv-RZM_2_Rg70to1050-CE102040-rhizo-S1_Run461</text:p>
          </table:table-cell>
          <table:table-cell office:value-type="string" calcext:value-type="string">
            <text:p>nmdc:procsm-11-ef6xyd88</text:p>
          </table:table-cell>
          <table:table-cell office:value-type="string" calcext:value-type="string">
            <text:p>nmdc:bsm-11-4pc4k424</text:p>
          </table:table-cell>
        </table:table-row>
        <table:table-row table:style-name="ro1">
          <table:table-cell office:value-type="string" calcext:value-type="string">
            <text:p>nmdc:dgms-12-e04s4911</text:p>
          </table:table-cell>
          <table:table-cell office:value-type="string" calcext:value-type="string">
            <text:p>20220119_JGI_MD_507130_BioS_final1_QE-139_HILICZ_USHXG01825_NEG_MSMS_105LM_SKWA-24-3-Corv-LM_3_Rg70to1050-CE205060-leaf-S1_Run217</text:p>
          </table:table-cell>
          <table:table-cell office:value-type="string" calcext:value-type="string">
            <text:p>nmdc:procsm-11-1g2c9g75</text:p>
          </table:table-cell>
          <table:table-cell office:value-type="string" calcext:value-type="string">
            <text:p>nmdc:bsm-11-7z1qvf63</text:p>
          </table:table-cell>
        </table:table-row>
        <table:table-row table:style-name="ro1">
          <table:table-cell office:value-type="string" calcext:value-type="string">
            <text:p>nmdc:dgms-12-nrxq8744</text:p>
          </table:table-cell>
          <table:table-cell office:value-type="string" calcext:value-type="string">
            <text:p>20220119_JGI_MD_507130_BioS_final1_QE-139_HILICZ_USHXG01825_NEG_MSMS_105RM_SKWA-24-3-Corv-RM_3_Rg70to1050-CE205060-root-S1_Run938</text:p>
          </table:table-cell>
          <table:table-cell office:value-type="string" calcext:value-type="string">
            <text:p>nmdc:procsm-11-w9yk0m41</text:p>
          </table:table-cell>
          <table:table-cell office:value-type="string" calcext:value-type="string">
            <text:p>nmdc:bsm-11-q3sa0t28</text:p>
          </table:table-cell>
        </table:table-row>
        <table:table-row table:style-name="ro1">
          <table:table-cell office:value-type="string" calcext:value-type="string">
            <text:p>nmdc:dgms-12-y8rq7q67</text:p>
          </table:table-cell>
          <table:table-cell office:value-type="string" calcext:value-type="string">
            <text:p>20220119_JGI_MD_507130_BioS_final1_QE-139_HILICZ_USHXG01825_NEG_MSMS_105RZM_SKWA-24-3-Corv-RZM_3_Rg70to1050-CE205060-rhizo-S1_Run585</text:p>
          </table:table-cell>
          <table:table-cell office:value-type="string" calcext:value-type="string">
            <text:p>nmdc:procsm-11-efnxzt84</text:p>
          </table:table-cell>
          <table:table-cell office:value-type="string" calcext:value-type="string">
            <text:p>nmdc:bsm-11-7yjtg159</text:p>
          </table:table-cell>
        </table:table-row>
        <table:table-row table:style-name="ro1">
          <table:table-cell office:value-type="string" calcext:value-type="string">
            <text:p>nmdc:dgms-12-3rzgyp88</text:p>
          </table:table-cell>
          <table:table-cell office:value-type="string" calcext:value-type="string">
            <text:p>20220119_JGI_MD_507130_BioS_final1_QE-139_HILICZ_USHXG01825_NEG_MSMS_106LM_SKWD-24-1-Clat-LM_2_Rg70to1050-CE102040-leaf-S1_Run181</text:p>
          </table:table-cell>
          <table:table-cell office:value-type="string" calcext:value-type="string">
            <text:p>nmdc:procsm-11-9twyp141</text:p>
          </table:table-cell>
          <table:table-cell office:value-type="string" calcext:value-type="string">
            <text:p>nmdc:bsm-11-5j742c82</text:p>
          </table:table-cell>
        </table:table-row>
        <table:table-row table:style-name="ro1">
          <table:table-cell office:value-type="string" calcext:value-type="string">
            <text:p>nmdc:dgms-12-p2sp7r49</text:p>
          </table:table-cell>
          <table:table-cell office:value-type="string" calcext:value-type="string">
            <text:p>20220119_JGI_MD_507130_BioS_final1_QE-139_HILICZ_USHXG01825_NEG_MSMS_106RM_SKWD-24-1-Clat-RM_2_Rg70to1050-CE102040-root-S1_Run935</text:p>
          </table:table-cell>
          <table:table-cell office:value-type="string" calcext:value-type="string">
            <text:p>nmdc:procsm-11-yy0nd326</text:p>
          </table:table-cell>
          <table:table-cell office:value-type="string" calcext:value-type="string">
            <text:p>nmdc:bsm-11-krcjqt76</text:p>
          </table:table-cell>
        </table:table-row>
        <table:table-row table:style-name="ro1">
          <table:table-cell office:value-type="string" calcext:value-type="string">
            <text:p>nmdc:dgms-12-4fkytb85</text:p>
          </table:table-cell>
          <table:table-cell office:value-type="string" calcext:value-type="string">
            <text:p>20220119_JGI_MD_507130_BioS_final1_QE-139_HILICZ_USHXG01825_NEG_MSMS_106RZM_SKWD-24-1-Clat-RZM_2_Rg70to1050-CE102040-rhizo-S1_Run543</text:p>
          </table:table-cell>
          <table:table-cell office:value-type="string" calcext:value-type="string">
            <text:p>nmdc:procsm-11-b30v4978</text:p>
          </table:table-cell>
          <table:table-cell office:value-type="string" calcext:value-type="string">
            <text:p>nmdc:bsm-11-af8ap759</text:p>
          </table:table-cell>
        </table:table-row>
        <table:table-row table:style-name="ro1">
          <table:table-cell office:value-type="string" calcext:value-type="string">
            <text:p>nmdc:dgms-12-mhvvvy37</text:p>
          </table:table-cell>
          <table:table-cell office:value-type="string" calcext:value-type="string">
            <text:p>20220119_JGI_MD_507130_BioS_final1_QE-139_HILICZ_USHXG01825_NEG_MSMS_107LM_SKWD-24-1-Corv-LM_1_Rg70to1050-CE102040-leaf-S1_Run90</text:p>
          </table:table-cell>
          <table:table-cell office:value-type="string" calcext:value-type="string">
            <text:p>nmdc:procsm-11-pjgvfb64</text:p>
          </table:table-cell>
          <table:table-cell office:value-type="string" calcext:value-type="string">
            <text:p>nmdc:bsm-11-8bewbp90</text:p>
          </table:table-cell>
        </table:table-row>
        <table:table-row table:style-name="ro1">
          <table:table-cell office:value-type="string" calcext:value-type="string">
            <text:p>nmdc:dgms-12-fq6ba557</text:p>
          </table:table-cell>
          <table:table-cell office:value-type="string" calcext:value-type="string">
            <text:p>20220119_JGI_MD_507130_BioS_final1_QE-139_HILICZ_USHXG01825_NEG_MSMS_107RM_SKWD-24-1-Corv-RM_1_Rg70to1050-CE102040-root-S1_Run765</text:p>
          </table:table-cell>
          <table:table-cell office:value-type="string" calcext:value-type="string">
            <text:p>nmdc:procsm-11-5hrp0r04</text:p>
          </table:table-cell>
          <table:table-cell office:value-type="string" calcext:value-type="string">
            <text:p>nmdc:bsm-11-43rwvm93</text:p>
          </table:table-cell>
        </table:table-row>
        <table:table-row table:style-name="ro1">
          <table:table-cell office:value-type="string" calcext:value-type="string">
            <text:p>nmdc:dgms-12-wzwzx786</text:p>
          </table:table-cell>
          <table:table-cell office:value-type="string" calcext:value-type="string">
            <text:p>20220119_JGI_MD_507130_BioS_final1_QE-139_HILICZ_USHXG01825_NEG_MSMS_107RZM_SKWD-24-1-Corv-RZM_1_Rg70to1050-CE102040-rhizo-S1_Run391</text:p>
          </table:table-cell>
          <table:table-cell office:value-type="string" calcext:value-type="string">
            <text:p>nmdc:procsm-11-24asyz54</text:p>
          </table:table-cell>
          <table:table-cell office:value-type="string" calcext:value-type="string">
            <text:p>nmdc:bsm-11-hx8qxc63</text:p>
          </table:table-cell>
        </table:table-row>
        <table:table-row table:style-name="ro1">
          <table:table-cell office:value-type="string" calcext:value-type="string">
            <text:p>nmdc:dgms-12-gprfrf98</text:p>
          </table:table-cell>
          <table:table-cell office:value-type="string" calcext:value-type="string">
            <text:p>20220119_JGI_MD_507130_BioS_final1_QE-139_HILICZ_USHXG01825_NEG_MSMS_108LM_SKWD-24-1-Corv-LM_2_Rg70to1050-CE102040-leaf-S1_Run193</text:p>
          </table:table-cell>
          <table:table-cell office:value-type="string" calcext:value-type="string">
            <text:p>nmdc:procsm-11-eygsz173</text:p>
          </table:table-cell>
          <table:table-cell office:value-type="string" calcext:value-type="string">
            <text:p>nmdc:bsm-11-m4e83773</text:p>
          </table:table-cell>
        </table:table-row>
        <table:table-row table:style-name="ro1">
          <table:table-cell office:value-type="string" calcext:value-type="string">
            <text:p>nmdc:dgms-12-qcf4ra79</text:p>
          </table:table-cell>
          <table:table-cell office:value-type="string" calcext:value-type="string">
            <text:p>20220119_JGI_MD_507130_BioS_final1_QE-139_HILICZ_USHXG01825_NEG_MSMS_108RM_SKWD-24-1-Corv-RM_2_Rg70to1050-CE102040-root-S1_Run896</text:p>
          </table:table-cell>
          <table:table-cell office:value-type="string" calcext:value-type="string">
            <text:p>nmdc:procsm-11-b1zxqj98</text:p>
          </table:table-cell>
          <table:table-cell office:value-type="string" calcext:value-type="string">
            <text:p>nmdc:bsm-11-pvr0ez88</text:p>
          </table:table-cell>
        </table:table-row>
        <table:table-row table:style-name="ro1">
          <table:table-cell office:value-type="string" calcext:value-type="string">
            <text:p>nmdc:dgms-12-ga7g0t50</text:p>
          </table:table-cell>
          <table:table-cell office:value-type="string" calcext:value-type="string">
            <text:p>20220119_JGI_MD_507130_BioS_final1_QE-139_HILICZ_USHXG01825_NEG_MSMS_108RZM_SKWD-24-1-Corv-RZM_2_Rg70to1050-CE102040-rhizo-S1_Run531</text:p>
          </table:table-cell>
          <table:table-cell office:value-type="string" calcext:value-type="string">
            <text:p>nmdc:procsm-11-a3qqqp02</text:p>
          </table:table-cell>
          <table:table-cell office:value-type="string" calcext:value-type="string">
            <text:p>nmdc:bsm-11-wm40z541</text:p>
          </table:table-cell>
        </table:table-row>
        <table:table-row table:style-name="ro1">
          <table:table-cell office:value-type="string" calcext:value-type="string">
            <text:p>nmdc:dgms-12-2fx7hr23</text:p>
          </table:table-cell>
          <table:table-cell office:value-type="string" calcext:value-type="string">
            <text:p>20220119_JGI_MD_507130_BioS_final1_QE-139_HILICZ_USHXG01825_NEG_MSMS_109LM_SKWD-24-1-Corv-LM_3_Rg70to1050-CE205060-leaf-S1_Run281</text:p>
          </table:table-cell>
          <table:table-cell office:value-type="string" calcext:value-type="string">
            <text:p>nmdc:procsm-11-phj9cv48</text:p>
          </table:table-cell>
          <table:table-cell office:value-type="string" calcext:value-type="string">
            <text:p>nmdc:bsm-11-sdjt4464</text:p>
          </table:table-cell>
        </table:table-row>
        <table:table-row table:style-name="ro1">
          <table:table-cell office:value-type="string" calcext:value-type="string">
            <text:p>nmdc:dgms-12-tme6p088</text:p>
          </table:table-cell>
          <table:table-cell office:value-type="string" calcext:value-type="string">
            <text:p>20220119_JGI_MD_507130_BioS_final1_QE-139_HILICZ_USHXG01825_NEG_MSMS_109RM_SKWD-24-1-Corv-RM_3_Rg70to1050-CE205060-root-S1_Run944</text:p>
          </table:table-cell>
          <table:table-cell office:value-type="string" calcext:value-type="string">
            <text:p>nmdc:procsm-11-yaa8h814</text:p>
          </table:table-cell>
          <table:table-cell office:value-type="string" calcext:value-type="string">
            <text:p>nmdc:bsm-11-qzncy838</text:p>
          </table:table-cell>
        </table:table-row>
        <table:table-row table:style-name="ro1">
          <table:table-cell office:value-type="string" calcext:value-type="string">
            <text:p>nmdc:dgms-12-2c79wt25</text:p>
          </table:table-cell>
          <table:table-cell office:value-type="string" calcext:value-type="string">
            <text:p>20220119_JGI_MD_507130_BioS_final1_QE-139_HILICZ_USHXG01825_NEG_MSMS_109RZM_SKWD-24-1-Corv-RZM_3_Rg70to1050-CE205060-rhizo-S1_Run622</text:p>
          </table:table-cell>
          <table:table-cell office:value-type="string" calcext:value-type="string">
            <text:p>nmdc:procsm-11-gs9njg96</text:p>
          </table:table-cell>
          <table:table-cell office:value-type="string" calcext:value-type="string">
            <text:p>nmdc:bsm-11-1a9d1633</text:p>
          </table:table-cell>
        </table:table-row>
        <table:table-row table:style-name="ro1">
          <table:table-cell office:value-type="string" calcext:value-type="string">
            <text:p>nmdc:dgms-12-5wj3q521</text:p>
          </table:table-cell>
          <table:table-cell office:value-type="string" calcext:value-type="string">
            <text:p>20220119_JGI_MD_507130_BioS_final1_QE-139_HILICZ_USHXG01825_NEG_MSMS_10LM_BESC-133-Corv-LM_1_Rg70to1050-CE102040-leaf-S1_Run62</text:p>
          </table:table-cell>
          <table:table-cell office:value-type="string" calcext:value-type="string">
            <text:p>nmdc:procsm-11-8e98g167</text:p>
          </table:table-cell>
          <table:table-cell office:value-type="string" calcext:value-type="string">
            <text:p>nmdc:bsm-11-g4my3419</text:p>
          </table:table-cell>
        </table:table-row>
        <table:table-row table:style-name="ro1">
          <table:table-cell office:value-type="string" calcext:value-type="string">
            <text:p>nmdc:dgms-12-eh8vcz24</text:p>
          </table:table-cell>
          <table:table-cell office:value-type="string" calcext:value-type="string">
            <text:p>20220119_JGI_MD_507130_BioS_final1_QE-139_HILICZ_USHXG01825_NEG_MSMS_10RM_BESC-133-Corv-RM_1_Rg70to1050-CE102040-root-S1_Run771</text:p>
          </table:table-cell>
          <table:table-cell office:value-type="string" calcext:value-type="string">
            <text:p>nmdc:procsm-11-fk0rht68</text:p>
          </table:table-cell>
          <table:table-cell office:value-type="string" calcext:value-type="string">
            <text:p>nmdc:bsm-11-sdjyhj66</text:p>
          </table:table-cell>
        </table:table-row>
        <table:table-row table:style-name="ro1">
          <table:table-cell office:value-type="string" calcext:value-type="string">
            <text:p>nmdc:dgms-12-jwctr139</text:p>
          </table:table-cell>
          <table:table-cell office:value-type="string" calcext:value-type="string">
            <text:p>20220119_JGI_MD_507130_BioS_final1_QE-139_HILICZ_USHXG01825_NEG_MSMS_10RZM_BESC-133-Corv-RZM_1_Rg70to1050-CE102040-rhizo-S1_Run375</text:p>
          </table:table-cell>
          <table:table-cell office:value-type="string" calcext:value-type="string">
            <text:p>nmdc:procsm-11-bqvnb630</text:p>
          </table:table-cell>
          <table:table-cell office:value-type="string" calcext:value-type="string">
            <text:p>nmdc:bsm-11-h49t7j41</text:p>
          </table:table-cell>
        </table:table-row>
        <table:table-row table:style-name="ro1">
          <table:table-cell office:value-type="string" calcext:value-type="string">
            <text:p>nmdc:dgms-12-jz6d3003</text:p>
          </table:table-cell>
          <table:table-cell office:value-type="string" calcext:value-type="string">
            <text:p>20220119_JGI_MD_507130_BioS_final1_QE-139_HILICZ_USHXG01825_NEG_MSMS_11LM_BESC-133-Corv-LM_2_Rg70to1050-CE102040-leaf-S1_Run138</text:p>
          </table:table-cell>
          <table:table-cell office:value-type="string" calcext:value-type="string">
            <text:p>nmdc:procsm-11-cx8p2d68</text:p>
          </table:table-cell>
          <table:table-cell office:value-type="string" calcext:value-type="string">
            <text:p>nmdc:bsm-11-r3tm7493</text:p>
          </table:table-cell>
        </table:table-row>
        <table:table-row table:style-name="ro1">
          <table:table-cell office:value-type="string" calcext:value-type="string">
            <text:p>nmdc:dgms-12-04padp26</text:p>
          </table:table-cell>
          <table:table-cell office:value-type="string" calcext:value-type="string">
            <text:p>20220119_JGI_MD_507130_BioS_final1_QE-139_HILICZ_USHXG01825_NEG_MSMS_11RM_BESC-133-Corv-RM_2_Rg70to1050-CE102040-root-S1_Run810</text:p>
          </table:table-cell>
          <table:table-cell office:value-type="string" calcext:value-type="string">
            <text:p>nmdc:procsm-11-t03mzm57</text:p>
          </table:table-cell>
          <table:table-cell office:value-type="string" calcext:value-type="string">
            <text:p>nmdc:bsm-11-dz264p50</text:p>
          </table:table-cell>
        </table:table-row>
        <table:table-row table:style-name="ro1">
          <table:table-cell office:value-type="string" calcext:value-type="string">
            <text:p>nmdc:dgms-12-dz3akx32</text:p>
          </table:table-cell>
          <table:table-cell office:value-type="string" calcext:value-type="string">
            <text:p>20220119_JGI_MD_507130_BioS_final1_QE-139_HILICZ_USHXG01825_NEG_MSMS_11RZM_BESC-133-Corv-RZM_2_Rg70to1050-CE102040-rhizo-S1_Run558</text:p>
          </table:table-cell>
          <table:table-cell office:value-type="string" calcext:value-type="string">
            <text:p>nmdc:procsm-11-rnfnbw12</text:p>
          </table:table-cell>
          <table:table-cell office:value-type="string" calcext:value-type="string">
            <text:p>nmdc:bsm-11-ad739z23</text:p>
          </table:table-cell>
        </table:table-row>
        <table:table-row table:style-name="ro1">
          <table:table-cell office:value-type="string" calcext:value-type="string">
            <text:p>nmdc:dgms-12-wf4ypk70</text:p>
          </table:table-cell>
          <table:table-cell office:value-type="string" calcext:value-type="string">
            <text:p>20220119_JGI_MD_507130_BioS_final1_QE-139_HILICZ_USHXG01825_NEG_MSMS_12LM_BESC-133-Corv-LM_3_Rg70to1050-CE205060-leaf-S1_Run239</text:p>
          </table:table-cell>
          <table:table-cell office:value-type="string" calcext:value-type="string">
            <text:p>nmdc:procsm-11-b27qyr36</text:p>
          </table:table-cell>
          <table:table-cell office:value-type="string" calcext:value-type="string">
            <text:p>nmdc:bsm-11-j6j1p639</text:p>
          </table:table-cell>
        </table:table-row>
        <table:table-row table:style-name="ro1">
          <table:table-cell office:value-type="string" calcext:value-type="string">
            <text:p>nmdc:dgms-12-54w9dz30</text:p>
          </table:table-cell>
          <table:table-cell office:value-type="string" calcext:value-type="string">
            <text:p>20220119_JGI_MD_507130_BioS_final1_QE-139_HILICZ_USHXG01825_NEG_MSMS_12RZM_BESC-133-Corv-RZM_3_Rg70to1050-CE205060-rhizo-S1_Run631</text:p>
          </table:table-cell>
          <table:table-cell office:value-type="string" calcext:value-type="string">
            <text:p>nmdc:procsm-11-chd39380</text:p>
          </table:table-cell>
          <table:table-cell office:value-type="string" calcext:value-type="string">
            <text:p>nmdc:bsm-11-g9w69290</text:p>
          </table:table-cell>
        </table:table-row>
        <table:table-row table:style-name="ro1">
          <table:table-cell office:value-type="string" calcext:value-type="string">
            <text:p>nmdc:dgms-12-fsh07v97</text:p>
          </table:table-cell>
          <table:table-cell office:value-type="string" calcext:value-type="string">
            <text:p>20220119_JGI_MD_507130_BioS_final1_QE-139_HILICZ_USHXG01825_NEG_MSMS_13RM_BESC-198-Clat-RM_2_Rg70to1050-CE102040-root-S1_Run926</text:p>
          </table:table-cell>
          <table:table-cell office:value-type="string" calcext:value-type="string">
            <text:p>nmdc:procsm-11-rdjena61</text:p>
          </table:table-cell>
          <table:table-cell office:value-type="string" calcext:value-type="string">
            <text:p>nmdc:bsm-11-766dwa91</text:p>
          </table:table-cell>
        </table:table-row>
        <table:table-row table:style-name="ro1">
          <table:table-cell office:value-type="string" calcext:value-type="string">
            <text:p>nmdc:dgms-12-3nzhfn65</text:p>
          </table:table-cell>
          <table:table-cell office:value-type="string" calcext:value-type="string">
            <text:p>20220119_JGI_MD_507130_BioS_final1_QE-139_HILICZ_USHXG01825_NEG_MSMS_13RZM_BESC-198-Clat-RZM_2_Rg70to1050-CE102040-rhizo-S1_Run470</text:p>
          </table:table-cell>
          <table:table-cell office:value-type="string" calcext:value-type="string">
            <text:p>nmdc:procsm-11-n2jhyk28</text:p>
          </table:table-cell>
          <table:table-cell office:value-type="string" calcext:value-type="string">
            <text:p>nmdc:bsm-11-kgkcxn39</text:p>
          </table:table-cell>
        </table:table-row>
        <table:table-row table:style-name="ro1">
          <table:table-cell office:value-type="string" calcext:value-type="string">
            <text:p>nmdc:dgms-12-ngjf5b02</text:p>
          </table:table-cell>
          <table:table-cell office:value-type="string" calcext:value-type="string">
            <text:p>20220119_JGI_MD_507130_BioS_final1_QE-139_HILICZ_USHXG01825_NEG_MSMS_14LM_BESC-198-Clat-LM_3_Rg70to1050-CE205060-leaf-S1_Run236</text:p>
          </table:table-cell>
          <table:table-cell office:value-type="string" calcext:value-type="string">
            <text:p>nmdc:procsm-11-m8k2wn62</text:p>
          </table:table-cell>
          <table:table-cell office:value-type="string" calcext:value-type="string">
            <text:p>nmdc:bsm-11-c12hyq86</text:p>
          </table:table-cell>
        </table:table-row>
        <table:table-row table:style-name="ro1">
          <table:table-cell office:value-type="string" calcext:value-type="string">
            <text:p>nmdc:dgms-12-tn562w62</text:p>
          </table:table-cell>
          <table:table-cell office:value-type="string" calcext:value-type="string">
            <text:p>20220119_JGI_MD_507130_BioS_final1_QE-139_HILICZ_USHXG01825_NEG_MSMS_15LM_BESC-234-Clat-LM_1_Rg70to1050-CE102040-leaf-S1_Run105</text:p>
          </table:table-cell>
          <table:table-cell office:value-type="string" calcext:value-type="string">
            <text:p>nmdc:procsm-11-h7235w05</text:p>
          </table:table-cell>
          <table:table-cell office:value-type="string" calcext:value-type="string">
            <text:p>nmdc:bsm-11-nr7vje40</text:p>
          </table:table-cell>
        </table:table-row>
        <table:table-row table:style-name="ro1">
          <table:table-cell office:value-type="string" calcext:value-type="string">
            <text:p>nmdc:dgms-12-afmhe265</text:p>
          </table:table-cell>
          <table:table-cell office:value-type="string" calcext:value-type="string">
            <text:p>20220119_JGI_MD_507130_BioS_final1_QE-139_HILICZ_USHXG01825_NEG_MSMS_15RM_BESC-234-Clat-RM_1_Rg70to1050-CE102040-root-S1_Run731</text:p>
          </table:table-cell>
          <table:table-cell office:value-type="string" calcext:value-type="string">
            <text:p>nmdc:procsm-11-n0bbks47</text:p>
          </table:table-cell>
          <table:table-cell office:value-type="string" calcext:value-type="string">
            <text:p>nmdc:bsm-11-69g1rw32</text:p>
          </table:table-cell>
        </table:table-row>
        <table:table-row table:style-name="ro1">
          <table:table-cell office:value-type="string" calcext:value-type="string">
            <text:p>nmdc:dgms-12-2bgqsj28</text:p>
          </table:table-cell>
          <table:table-cell office:value-type="string" calcext:value-type="string">
            <text:p>20220119_JGI_MD_507130_BioS_final1_QE-139_HILICZ_USHXG01825_NEG_MSMS_15RZM_BESC-234-Clat-RZM_1_Rg70to1050-CE102040-rhizo-S1_Run363</text:p>
          </table:table-cell>
          <table:table-cell office:value-type="string" calcext:value-type="string">
            <text:p>nmdc:procsm-11-kyr5kd41</text:p>
          </table:table-cell>
          <table:table-cell office:value-type="string" calcext:value-type="string">
            <text:p>nmdc:bsm-11-b3d5yg81</text:p>
          </table:table-cell>
        </table:table-row>
        <table:table-row table:style-name="ro1">
          <table:table-cell office:value-type="string" calcext:value-type="string">
            <text:p>nmdc:dgms-12-16bzn730</text:p>
          </table:table-cell>
          <table:table-cell office:value-type="string" calcext:value-type="string">
            <text:p>20220119_JGI_MD_507130_BioS_final1_QE-139_HILICZ_USHXG01825_NEG_MSMS_16LM_BESC-234-Clat-LM_2_Rg70to1050-CE102040-leaf-S1_Run184</text:p>
          </table:table-cell>
          <table:table-cell office:value-type="string" calcext:value-type="string">
            <text:p>nmdc:procsm-11-hjj7aq43</text:p>
          </table:table-cell>
          <table:table-cell office:value-type="string" calcext:value-type="string">
            <text:p>nmdc:bsm-11-c756vg97</text:p>
          </table:table-cell>
        </table:table-row>
        <table:table-row table:style-name="ro1">
          <table:table-cell office:value-type="string" calcext:value-type="string">
            <text:p>nmdc:dgms-12-7t9q9k70</text:p>
          </table:table-cell>
          <table:table-cell office:value-type="string" calcext:value-type="string">
            <text:p>20220119_JGI_MD_507130_BioS_final1_QE-139_HILICZ_USHXG01825_NEG_MSMS_16RM_BESC-234-Clat-RM_2_Rg70to1050-CE102040-root-S1_Run850</text:p>
          </table:table-cell>
          <table:table-cell office:value-type="string" calcext:value-type="string">
            <text:p>nmdc:procsm-11-wmgsh423</text:p>
          </table:table-cell>
          <table:table-cell office:value-type="string" calcext:value-type="string">
            <text:p>nmdc:bsm-11-vp7n5531</text:p>
          </table:table-cell>
        </table:table-row>
        <table:table-row table:style-name="ro1">
          <table:table-cell office:value-type="string" calcext:value-type="string">
            <text:p>nmdc:dgms-12-m115dq67</text:p>
          </table:table-cell>
          <table:table-cell office:value-type="string" calcext:value-type="string">
            <text:p>20220119_JGI_MD_507130_BioS_final1_QE-139_HILICZ_USHXG01825_NEG_MSMS_16RZM_BESC-234-Clat-RZM_2_Rg70to1050-CE102040-rhizo-S1_Run485</text:p>
          </table:table-cell>
          <table:table-cell office:value-type="string" calcext:value-type="string">
            <text:p>nmdc:procsm-11-14x7s586</text:p>
          </table:table-cell>
          <table:table-cell office:value-type="string" calcext:value-type="string">
            <text:p>nmdc:bsm-11-aztxt406</text:p>
          </table:table-cell>
        </table:table-row>
        <table:table-row table:style-name="ro1">
          <table:table-cell office:value-type="string" calcext:value-type="string">
            <text:p>nmdc:dgms-12-sx6r0m79</text:p>
          </table:table-cell>
          <table:table-cell office:value-type="string" calcext:value-type="string">
            <text:p>20220119_JGI_MD_507130_BioS_final1_QE-139_HILICZ_USHXG01825_NEG_MSMS_17LM_BESC-234-Corv-LM_1_Rg70to1050-CE102040-leaf-S1_Run71</text:p>
          </table:table-cell>
          <table:table-cell office:value-type="string" calcext:value-type="string">
            <text:p>nmdc:procsm-11-qnraw047</text:p>
          </table:table-cell>
          <table:table-cell office:value-type="string" calcext:value-type="string">
            <text:p>nmdc:bsm-11-s70cv630</text:p>
          </table:table-cell>
        </table:table-row>
        <table:table-row table:style-name="ro1">
          <table:table-cell office:value-type="string" calcext:value-type="string">
            <text:p>nmdc:dgms-12-qkvpdp63</text:p>
          </table:table-cell>
          <table:table-cell office:value-type="string" calcext:value-type="string">
            <text:p>20220119_JGI_MD_507130_BioS_final1_QE-139_HILICZ_USHXG01825_NEG_MSMS_17RM_BESC-234-Corv-RM_1_Rg70to1050-CE102040-root-S1_Run774</text:p>
          </table:table-cell>
          <table:table-cell office:value-type="string" calcext:value-type="string">
            <text:p>nmdc:procsm-11-zbfvz433</text:p>
          </table:table-cell>
          <table:table-cell office:value-type="string" calcext:value-type="string">
            <text:p>nmdc:bsm-11-62fxv990</text:p>
          </table:table-cell>
        </table:table-row>
        <table:table-row table:style-name="ro1">
          <table:table-cell office:value-type="string" calcext:value-type="string">
            <text:p>nmdc:dgms-12-p2c5rk96</text:p>
          </table:table-cell>
          <table:table-cell office:value-type="string" calcext:value-type="string">
            <text:p>20220119_JGI_MD_507130_BioS_final1_QE-139_HILICZ_USHXG01825_NEG_MSMS_17RZM_BESC-234-Corv-RZM_1_Rg70to1050-CE102040-rhizo-S1_Run345</text:p>
          </table:table-cell>
          <table:table-cell office:value-type="string" calcext:value-type="string">
            <text:p>nmdc:procsm-11-k7habn11</text:p>
          </table:table-cell>
          <table:table-cell office:value-type="string" calcext:value-type="string">
            <text:p>nmdc:bsm-11-v0hqhp22</text:p>
          </table:table-cell>
        </table:table-row>
        <table:table-row table:style-name="ro1">
          <table:table-cell office:value-type="string" calcext:value-type="string">
            <text:p>nmdc:dgms-12-c6p0ea70</text:p>
          </table:table-cell>
          <table:table-cell office:value-type="string" calcext:value-type="string">
            <text:p>20220119_JGI_MD_507130_BioS_final1_QE-139_HILICZ_USHXG01825_NEG_MSMS_18LM_BESC-234-Corv-LM_2_Rg70to1050-CE102040-leaf-S1_Run117</text:p>
          </table:table-cell>
          <table:table-cell office:value-type="string" calcext:value-type="string">
            <text:p>nmdc:procsm-11-65fav813</text:p>
          </table:table-cell>
          <table:table-cell office:value-type="string" calcext:value-type="string">
            <text:p>nmdc:bsm-11-fyey4107</text:p>
          </table:table-cell>
        </table:table-row>
        <table:table-row table:style-name="ro1">
          <table:table-cell office:value-type="string" calcext:value-type="string">
            <text:p>nmdc:dgms-12-3rdv5t13</text:p>
          </table:table-cell>
          <table:table-cell office:value-type="string" calcext:value-type="string">
            <text:p>20220119_JGI_MD_507130_BioS_final1_QE-139_HILICZ_USHXG01825_NEG_MSMS_18RM_BESC-234-Corv-RM_2_Rg70to1050-CE102040-root-S1_Run892</text:p>
          </table:table-cell>
          <table:table-cell office:value-type="string" calcext:value-type="string">
            <text:p>nmdc:procsm-11-erbb8g74</text:p>
          </table:table-cell>
          <table:table-cell office:value-type="string" calcext:value-type="string">
            <text:p>nmdc:bsm-11-dtyb1w45</text:p>
          </table:table-cell>
        </table:table-row>
        <table:table-row table:style-name="ro1">
          <table:table-cell office:value-type="string" calcext:value-type="string">
            <text:p>nmdc:dgms-12-z6t9pd08</text:p>
          </table:table-cell>
          <table:table-cell office:value-type="string" calcext:value-type="string">
            <text:p>20220119_JGI_MD_507130_BioS_final1_QE-139_HILICZ_USHXG01825_NEG_MSMS_18RZM_BESC-234-Corv-RZM_2_Rg70to1050-CE102040-rhizo-S1_Run482</text:p>
          </table:table-cell>
          <table:table-cell office:value-type="string" calcext:value-type="string">
            <text:p>nmdc:procsm-11-qf8zex56</text:p>
          </table:table-cell>
          <table:table-cell office:value-type="string" calcext:value-type="string">
            <text:p>nmdc:bsm-11-d1h1d248</text:p>
          </table:table-cell>
        </table:table-row>
        <table:table-row table:style-name="ro1">
          <table:table-cell office:value-type="string" calcext:value-type="string">
            <text:p>nmdc:dgms-12-cmt7y498</text:p>
          </table:table-cell>
          <table:table-cell office:value-type="string" calcext:value-type="string">
            <text:p>20220119_JGI_MD_507130_BioS_final1_QE-139_HILICZ_USHXG01825_NEG_MSMS_19LM_BESC-234-Corv-LM_3_Rg70to1050-CE205060-leaf-S1_Run272</text:p>
          </table:table-cell>
          <table:table-cell office:value-type="string" calcext:value-type="string">
            <text:p>nmdc:procsm-11-fgkvce14</text:p>
          </table:table-cell>
          <table:table-cell office:value-type="string" calcext:value-type="string">
            <text:p>nmdc:bsm-11-djqze645</text:p>
          </table:table-cell>
        </table:table-row>
        <table:table-row table:style-name="ro1">
          <table:table-cell office:value-type="string" calcext:value-type="string">
            <text:p>nmdc:dgms-12-fxg54v31</text:p>
          </table:table-cell>
          <table:table-cell office:value-type="string" calcext:value-type="string">
            <text:p>20220119_JGI_MD_507130_BioS_final1_QE-139_HILICZ_USHXG01825_NEG_MSMS_19RM_BESC-234-Corv-RM_3_Rg70to1050-CE205060-root-S1_Run981</text:p>
          </table:table-cell>
          <table:table-cell office:value-type="string" calcext:value-type="string">
            <text:p>nmdc:procsm-11-0x9q7r54</text:p>
          </table:table-cell>
          <table:table-cell office:value-type="string" calcext:value-type="string">
            <text:p>nmdc:bsm-11-qvm0vt03</text:p>
          </table:table-cell>
        </table:table-row>
        <table:table-row table:style-name="ro1">
          <table:table-cell office:value-type="string" calcext:value-type="string">
            <text:p>nmdc:dgms-12-9rmh9092</text:p>
          </table:table-cell>
          <table:table-cell office:value-type="string" calcext:value-type="string">
            <text:p>20220119_JGI_MD_507130_BioS_final1_QE-139_HILICZ_USHXG01825_NEG_MSMS_19RZM_BESC-234-Corv-RZM_3_Rg70to1050-CE205060-rhizo-S1_Run661</text:p>
          </table:table-cell>
          <table:table-cell office:value-type="string" calcext:value-type="string">
            <text:p>nmdc:procsm-11-7x2zvn03</text:p>
          </table:table-cell>
          <table:table-cell office:value-type="string" calcext:value-type="string">
            <text:p>nmdc:bsm-11-da01b330</text:p>
          </table:table-cell>
        </table:table-row>
        <table:table-row table:style-name="ro1">
          <table:table-cell office:value-type="string" calcext:value-type="string">
            <text:p>nmdc:dgms-12-gq95y650</text:p>
          </table:table-cell>
          <table:table-cell office:value-type="string" calcext:value-type="string">
            <text:p>20220119_JGI_MD_507130_BioS_final1_QE-139_HILICZ_USHXG01825_NEG_MSMS_1LM_BESC-13-Clat-LM_1_Rg70to1050-CE102040-leaf-S1_Run44</text:p>
          </table:table-cell>
          <table:table-cell office:value-type="string" calcext:value-type="string">
            <text:p>nmdc:procsm-11-2fka8b94</text:p>
          </table:table-cell>
          <table:table-cell office:value-type="string" calcext:value-type="string">
            <text:p>nmdc:bsm-11-p9j7rw40</text:p>
          </table:table-cell>
        </table:table-row>
        <table:table-row table:style-name="ro1">
          <table:table-cell office:value-type="string" calcext:value-type="string">
            <text:p>nmdc:dgms-12-s6zgv607</text:p>
          </table:table-cell>
          <table:table-cell office:value-type="string" calcext:value-type="string">
            <text:p>20220119_JGI_MD_507130_BioS_final1_QE-139_HILICZ_USHXG01825_NEG_MSMS_1RM_BESC-13-Clat-RM_1_Rg70to1050-CE102040-root-S1_Run804</text:p>
          </table:table-cell>
          <table:table-cell office:value-type="string" calcext:value-type="string">
            <text:p>nmdc:procsm-11-cea3xm38</text:p>
          </table:table-cell>
          <table:table-cell office:value-type="string" calcext:value-type="string">
            <text:p>nmdc:bsm-11-g4rxzh95</text:p>
          </table:table-cell>
        </table:table-row>
        <table:table-row table:style-name="ro1">
          <table:table-cell office:value-type="string" calcext:value-type="string">
            <text:p>nmdc:dgms-12-2n32jw86</text:p>
          </table:table-cell>
          <table:table-cell office:value-type="string" calcext:value-type="string">
            <text:p>20220119_JGI_MD_507130_BioS_final1_QE-139_HILICZ_USHXG01825_NEG_MSMS_1RZM_BESC-13-Clat-RZM_1_Rg70to1050-CE102040-rhizo-S1_Run351</text:p>
          </table:table-cell>
          <table:table-cell office:value-type="string" calcext:value-type="string">
            <text:p>nmdc:procsm-11-hhezqf68</text:p>
          </table:table-cell>
          <table:table-cell office:value-type="string" calcext:value-type="string">
            <text:p>nmdc:bsm-11-vnkf4228</text:p>
          </table:table-cell>
        </table:table-row>
        <table:table-row table:style-name="ro1">
          <table:table-cell office:value-type="string" calcext:value-type="string">
            <text:p>nmdc:dgms-12-99ckfc61</text:p>
          </table:table-cell>
          <table:table-cell office:value-type="string" calcext:value-type="string">
            <text:p>20220119_JGI_MD_507130_BioS_final1_QE-139_HILICZ_USHXG01825_NEG_MSMS_20LM_BESC-258-Clat-LM_1_Rg70to1050-CE102040-leaf-S1_Run41</text:p>
          </table:table-cell>
          <table:table-cell office:value-type="string" calcext:value-type="string">
            <text:p>nmdc:procsm-11-2wy7dv24</text:p>
          </table:table-cell>
          <table:table-cell office:value-type="string" calcext:value-type="string">
            <text:p>nmdc:bsm-11-qy2fef59</text:p>
          </table:table-cell>
        </table:table-row>
        <table:table-row table:style-name="ro1">
          <table:table-cell office:value-type="string" calcext:value-type="string">
            <text:p>nmdc:dgms-12-gd1twg50</text:p>
          </table:table-cell>
          <table:table-cell office:value-type="string" calcext:value-type="string">
            <text:p>20220119_JGI_MD_507130_BioS_final1_QE-139_HILICZ_USHXG01825_NEG_MSMS_20RM_BESC-258-Clat-RM_1_Rg70to1050-CE102040-root-S1_Run780</text:p>
          </table:table-cell>
          <table:table-cell office:value-type="string" calcext:value-type="string">
            <text:p>nmdc:procsm-11-cmrh8688</text:p>
          </table:table-cell>
          <table:table-cell office:value-type="string" calcext:value-type="string">
            <text:p>nmdc:bsm-11-nx7zwq61</text:p>
          </table:table-cell>
        </table:table-row>
        <table:table-row table:style-name="ro1">
          <table:table-cell office:value-type="string" calcext:value-type="string">
            <text:p>nmdc:dgms-12-n3mc8z94</text:p>
          </table:table-cell>
          <table:table-cell office:value-type="string" calcext:value-type="string">
            <text:p>20220119_JGI_MD_507130_BioS_final1_QE-139_HILICZ_USHXG01825_NEG_MSMS_20RZM_BESC-258-Clat-RZM_1_Rg70to1050-CE102040-rhizo-S1_Run397</text:p>
          </table:table-cell>
          <table:table-cell office:value-type="string" calcext:value-type="string">
            <text:p>nmdc:procsm-11-7jdwcp02</text:p>
          </table:table-cell>
          <table:table-cell office:value-type="string" calcext:value-type="string">
            <text:p>nmdc:bsm-11-yxxvqg27</text:p>
          </table:table-cell>
        </table:table-row>
        <table:table-row table:style-name="ro1">
          <table:table-cell office:value-type="string" calcext:value-type="string">
            <text:p>nmdc:dgms-12-57dgpr02</text:p>
          </table:table-cell>
          <table:table-cell office:value-type="string" calcext:value-type="string">
            <text:p>20220119_JGI_MD_507130_BioS_final1_QE-139_HILICZ_USHXG01825_NEG_MSMS_21LM_BESC-258-Clat-LM_2_Rg70to1050-CE102040-leaf-S1_Run208</text:p>
          </table:table-cell>
          <table:table-cell office:value-type="string" calcext:value-type="string">
            <text:p>nmdc:procsm-11-dxzj2j09</text:p>
          </table:table-cell>
          <table:table-cell office:value-type="string" calcext:value-type="string">
            <text:p>nmdc:bsm-11-wnrp0p76</text:p>
          </table:table-cell>
        </table:table-row>
        <table:table-row table:style-name="ro1">
          <table:table-cell office:value-type="string" calcext:value-type="string">
            <text:p>nmdc:dgms-12-628rqk03</text:p>
          </table:table-cell>
          <table:table-cell office:value-type="string" calcext:value-type="string">
            <text:p>20220119_JGI_MD_507130_BioS_final1_QE-139_HILICZ_USHXG01825_NEG_MSMS_21RM_BESC-258-Clat-RM_2_Rg70to1050-CE102040-root-S1_Run856</text:p>
          </table:table-cell>
          <table:table-cell office:value-type="string" calcext:value-type="string">
            <text:p>nmdc:procsm-11-zggj4n19</text:p>
          </table:table-cell>
          <table:table-cell office:value-type="string" calcext:value-type="string">
            <text:p>nmdc:bsm-11-wh35sj59</text:p>
          </table:table-cell>
        </table:table-row>
        <table:table-row table:style-name="ro1">
          <table:table-cell office:value-type="string" calcext:value-type="string">
            <text:p>nmdc:dgms-12-k9m0m471</text:p>
          </table:table-cell>
          <table:table-cell office:value-type="string" calcext:value-type="string">
            <text:p>20220119_JGI_MD_507130_BioS_final1_QE-139_HILICZ_USHXG01825_NEG_MSMS_21RZM_BESC-258-Clat-RZM_2_Rg70to1050-CE102040-rhizo-S1_Run518</text:p>
          </table:table-cell>
          <table:table-cell office:value-type="string" calcext:value-type="string">
            <text:p>nmdc:procsm-11-sfkxwc81</text:p>
          </table:table-cell>
          <table:table-cell office:value-type="string" calcext:value-type="string">
            <text:p>nmdc:bsm-11-8ah8pz02</text:p>
          </table:table-cell>
        </table:table-row>
        <table:table-row table:style-name="ro1">
          <table:table-cell office:value-type="string" calcext:value-type="string">
            <text:p>nmdc:dgms-12-a6y6x630</text:p>
          </table:table-cell>
          <table:table-cell office:value-type="string" calcext:value-type="string">
            <text:p>20220119_JGI_MD_507130_BioS_final1_QE-139_HILICZ_USHXG01825_NEG_MSMS_22LM_BESC-285-Clat-LM_1_Rg70to1050-CE102040-leaf-S1_Run47</text:p>
          </table:table-cell>
          <table:table-cell office:value-type="string" calcext:value-type="string">
            <text:p>nmdc:procsm-11-n9kgzs04</text:p>
          </table:table-cell>
          <table:table-cell office:value-type="string" calcext:value-type="string">
            <text:p>nmdc:bsm-11-zf5qxz83</text:p>
          </table:table-cell>
        </table:table-row>
        <table:table-row table:style-name="ro1">
          <table:table-cell office:value-type="string" calcext:value-type="string">
            <text:p>nmdc:dgms-12-b7b0vh26</text:p>
          </table:table-cell>
          <table:table-cell office:value-type="string" calcext:value-type="string">
            <text:p>20220119_JGI_MD_507130_BioS_final1_QE-139_HILICZ_USHXG01825_NEG_MSMS_22RM_BESC-285-Clat-RM_1_Rg70to1050-CE102040-root-S1_Run762</text:p>
          </table:table-cell>
          <table:table-cell office:value-type="string" calcext:value-type="string">
            <text:p>nmdc:procsm-11-qe49sb92</text:p>
          </table:table-cell>
          <table:table-cell office:value-type="string" calcext:value-type="string">
            <text:p>nmdc:bsm-11-42c9kj17</text:p>
          </table:table-cell>
        </table:table-row>
        <table:table-row table:style-name="ro1">
          <table:table-cell office:value-type="string" calcext:value-type="string">
            <text:p>nmdc:dgms-12-sr5g9b89</text:p>
          </table:table-cell>
          <table:table-cell office:value-type="string" calcext:value-type="string">
            <text:p>20220119_JGI_MD_507130_BioS_final1_QE-139_HILICZ_USHXG01825_NEG_MSMS_22RZM_BESC-285-Clat-RZM_1_Rg70to1050-CE102040-rhizo-S1_Run442</text:p>
          </table:table-cell>
          <table:table-cell office:value-type="string" calcext:value-type="string">
            <text:p>nmdc:procsm-11-e7xqd722</text:p>
          </table:table-cell>
          <table:table-cell office:value-type="string" calcext:value-type="string">
            <text:p>nmdc:bsm-11-18btad96</text:p>
          </table:table-cell>
        </table:table-row>
        <table:table-row table:style-name="ro1">
          <table:table-cell office:value-type="string" calcext:value-type="string">
            <text:p>nmdc:dgms-12-405vhf64</text:p>
          </table:table-cell>
          <table:table-cell office:value-type="string" calcext:value-type="string">
            <text:p>20220119_JGI_MD_507130_BioS_final1_QE-139_HILICZ_USHXG01825_NEG_MSMS_23LM_BESC-285-Clat-LM_2_Rg70to1050-CE102040-leaf-S1_Run190</text:p>
          </table:table-cell>
          <table:table-cell office:value-type="string" calcext:value-type="string">
            <text:p>nmdc:procsm-11-xxbzpe55</text:p>
          </table:table-cell>
          <table:table-cell office:value-type="string" calcext:value-type="string">
            <text:p>nmdc:bsm-11-th3sr643</text:p>
          </table:table-cell>
        </table:table-row>
        <table:table-row table:style-name="ro1">
          <table:table-cell office:value-type="string" calcext:value-type="string">
            <text:p>nmdc:dgms-12-xrr7z033</text:p>
          </table:table-cell>
          <table:table-cell office:value-type="string" calcext:value-type="string">
            <text:p>20220119_JGI_MD_507130_BioS_final1_QE-139_HILICZ_USHXG01825_NEG_MSMS_23RM_BESC-285-Clat-RM_2_Rg70to1050-CE102040-root-S1_Run889</text:p>
          </table:table-cell>
          <table:table-cell office:value-type="string" calcext:value-type="string">
            <text:p>nmdc:procsm-11-rdambc96</text:p>
          </table:table-cell>
          <table:table-cell office:value-type="string" calcext:value-type="string">
            <text:p>nmdc:bsm-11-m4p1ck60</text:p>
          </table:table-cell>
        </table:table-row>
        <table:table-row table:style-name="ro1">
          <table:table-cell office:value-type="string" calcext:value-type="string">
            <text:p>nmdc:dgms-12-ta2qk258</text:p>
          </table:table-cell>
          <table:table-cell office:value-type="string" calcext:value-type="string">
            <text:p>20220119_JGI_MD_507130_BioS_final1_QE-139_HILICZ_USHXG01825_NEG_MSMS_23RZM_BESC-285-Clat-RZM_2_Rg70to1050-CE102040-rhizo-S1_Run458</text:p>
          </table:table-cell>
          <table:table-cell office:value-type="string" calcext:value-type="string">
            <text:p>nmdc:procsm-11-gvxth280</text:p>
          </table:table-cell>
          <table:table-cell office:value-type="string" calcext:value-type="string">
            <text:p>nmdc:bsm-11-2a37n046</text:p>
          </table:table-cell>
        </table:table-row>
        <table:table-row table:style-name="ro1">
          <table:table-cell office:value-type="string" calcext:value-type="string">
            <text:p>nmdc:dgms-12-zax8ke60</text:p>
          </table:table-cell>
          <table:table-cell office:value-type="string" calcext:value-type="string">
            <text:p>20220119_JGI_MD_507130_BioS_final1_QE-139_HILICZ_USHXG01825_NEG_MSMS_24LM_BESC-307-Clat-LM_1_Rg70to1050-CE102040-leaf-S1_Run80</text:p>
          </table:table-cell>
          <table:table-cell office:value-type="string" calcext:value-type="string">
            <text:p>nmdc:procsm-11-1rfs4g74</text:p>
          </table:table-cell>
          <table:table-cell office:value-type="string" calcext:value-type="string">
            <text:p>nmdc:bsm-11-z75j2v52</text:p>
          </table:table-cell>
        </table:table-row>
        <table:table-row table:style-name="ro1">
          <table:table-cell office:value-type="string" calcext:value-type="string">
            <text:p>nmdc:dgms-12-22kj6z37</text:p>
          </table:table-cell>
          <table:table-cell office:value-type="string" calcext:value-type="string">
            <text:p>20220119_JGI_MD_507130_BioS_final1_QE-139_HILICZ_USHXG01825_NEG_MSMS_24RM_BESC-307-Clat-RM_1_Rg70to1050-CE102040-root-S1_Run728</text:p>
          </table:table-cell>
          <table:table-cell office:value-type="string" calcext:value-type="string">
            <text:p>nmdc:procsm-11-f852yb84</text:p>
          </table:table-cell>
          <table:table-cell office:value-type="string" calcext:value-type="string">
            <text:p>nmdc:bsm-11-1yvac190</text:p>
          </table:table-cell>
        </table:table-row>
        <table:table-row table:style-name="ro1">
          <table:table-cell office:value-type="string" calcext:value-type="string">
            <text:p>nmdc:dgms-12-zwwepk56</text:p>
          </table:table-cell>
          <table:table-cell office:value-type="string" calcext:value-type="string">
            <text:p>20220119_JGI_MD_507130_BioS_final1_QE-139_HILICZ_USHXG01825_NEG_MSMS_24RZM_BESC-307-Clat-RZM_1_Rg70to1050-CE102040-rhizo-S1_Run378</text:p>
          </table:table-cell>
          <table:table-cell office:value-type="string" calcext:value-type="string">
            <text:p>nmdc:procsm-11-x7ttp173</text:p>
          </table:table-cell>
          <table:table-cell office:value-type="string" calcext:value-type="string">
            <text:p>nmdc:bsm-11-5snc2s56</text:p>
          </table:table-cell>
        </table:table-row>
        <table:table-row table:style-name="ro1">
          <table:table-cell office:value-type="string" calcext:value-type="string">
            <text:p>nmdc:dgms-12-9fhnkz40</text:p>
          </table:table-cell>
          <table:table-cell office:value-type="string" calcext:value-type="string">
            <text:p>20220119_JGI_MD_507130_BioS_final1_QE-139_HILICZ_USHXG01825_NEG_MSMS_25RM_BESC-307-Clat-RM_2_Rg70to1050-CE102040-root-S1_Run853</text:p>
          </table:table-cell>
          <table:table-cell office:value-type="string" calcext:value-type="string">
            <text:p>nmdc:procsm-11-evs47h63</text:p>
          </table:table-cell>
          <table:table-cell office:value-type="string" calcext:value-type="string">
            <text:p>nmdc:bsm-11-acfvxq24</text:p>
          </table:table-cell>
        </table:table-row>
        <table:table-row table:style-name="ro1">
          <table:table-cell office:value-type="string" calcext:value-type="string">
            <text:p>nmdc:dgms-12-caeh8h83</text:p>
          </table:table-cell>
          <table:table-cell office:value-type="string" calcext:value-type="string">
            <text:p>20220119_JGI_MD_507130_BioS_final1_QE-139_HILICZ_USHXG01825_NEG_MSMS_25RZM_BESC-307-Clat-RZM_2_Rg70to1050-CE102040-rhizo-S1_Run546</text:p>
          </table:table-cell>
          <table:table-cell office:value-type="string" calcext:value-type="string">
            <text:p>nmdc:procsm-11-0tszth07</text:p>
          </table:table-cell>
          <table:table-cell office:value-type="string" calcext:value-type="string">
            <text:p>nmdc:bsm-11-vc1cgz17</text:p>
          </table:table-cell>
        </table:table-row>
        <table:table-row table:style-name="ro1">
          <table:table-cell office:value-type="string" calcext:value-type="string">
            <text:p>nmdc:dgms-12-2c7bh253</text:p>
          </table:table-cell>
          <table:table-cell office:value-type="string" calcext:value-type="string">
            <text:p>20220119_JGI_MD_507130_BioS_final1_QE-139_HILICZ_USHXG01825_NEG_MSMS_26LM_BESC-307-Corv-LM_1_Rg70to1050-CE102040-leaf-S1_Run83</text:p>
          </table:table-cell>
          <table:table-cell office:value-type="string" calcext:value-type="string">
            <text:p>nmdc:procsm-11-gbd5n976</text:p>
          </table:table-cell>
          <table:table-cell office:value-type="string" calcext:value-type="string">
            <text:p>nmdc:bsm-11-6z11g163</text:p>
          </table:table-cell>
        </table:table-row>
        <table:table-row table:style-name="ro1">
          <table:table-cell office:value-type="string" calcext:value-type="string">
            <text:p>nmdc:dgms-12-zedgmm42</text:p>
          </table:table-cell>
          <table:table-cell office:value-type="string" calcext:value-type="string">
            <text:p>20220119_JGI_MD_507130_BioS_final1_QE-139_HILICZ_USHXG01825_NEG_MSMS_26RM_BESC-307-Corv-RM_1_Rg70to1050-CE102040-root-S1_Run737</text:p>
          </table:table-cell>
          <table:table-cell office:value-type="string" calcext:value-type="string">
            <text:p>nmdc:procsm-11-pwattr82</text:p>
          </table:table-cell>
          <table:table-cell office:value-type="string" calcext:value-type="string">
            <text:p>nmdc:bsm-11-gwx12029</text:p>
          </table:table-cell>
        </table:table-row>
        <table:table-row table:style-name="ro1">
          <table:table-cell office:value-type="string" calcext:value-type="string">
            <text:p>nmdc:dgms-12-1tybq661</text:p>
          </table:table-cell>
          <table:table-cell office:value-type="string" calcext:value-type="string">
            <text:p>20220119_JGI_MD_507130_BioS_final1_QE-139_HILICZ_USHXG01825_NEG_MSMS_26RZM_BESC-307-Corv-RZM_1_Rg70to1050-CE102040-rhizo-S1_Run394</text:p>
          </table:table-cell>
          <table:table-cell office:value-type="string" calcext:value-type="string">
            <text:p>nmdc:procsm-11-ywfmwp22</text:p>
          </table:table-cell>
          <table:table-cell office:value-type="string" calcext:value-type="string">
            <text:p>nmdc:bsm-11-6ntzv433</text:p>
          </table:table-cell>
        </table:table-row>
        <table:table-row table:style-name="ro1">
          <table:table-cell office:value-type="string" calcext:value-type="string">
            <text:p>nmdc:dgms-12-nkvk8k56</text:p>
          </table:table-cell>
          <table:table-cell office:value-type="string" calcext:value-type="string">
            <text:p>20220119_JGI_MD_507130_BioS_final1_QE-139_HILICZ_USHXG01825_NEG_MSMS_27LM_BESC-307-Corv-LM_2_Rg70to1050-CE102040-leaf-S1_Run156</text:p>
          </table:table-cell>
          <table:table-cell office:value-type="string" calcext:value-type="string">
            <text:p>nmdc:procsm-11-2603sk66</text:p>
          </table:table-cell>
          <table:table-cell office:value-type="string" calcext:value-type="string">
            <text:p>nmdc:bsm-11-j1hqcz15</text:p>
          </table:table-cell>
        </table:table-row>
        <table:table-row table:style-name="ro1">
          <table:table-cell office:value-type="string" calcext:value-type="string">
            <text:p>nmdc:dgms-12-vr8vf363</text:p>
          </table:table-cell>
          <table:table-cell office:value-type="string" calcext:value-type="string">
            <text:p>20220119_JGI_MD_507130_BioS_final1_QE-139_HILICZ_USHXG01825_NEG_MSMS_27RM_BESC-307-Corv-RM_2_Rg70to1050-CE102040-root-S1_Run865</text:p>
          </table:table-cell>
          <table:table-cell office:value-type="string" calcext:value-type="string">
            <text:p>nmdc:procsm-11-8fjtyd22</text:p>
          </table:table-cell>
          <table:table-cell office:value-type="string" calcext:value-type="string">
            <text:p>nmdc:bsm-11-jy6ece20</text:p>
          </table:table-cell>
        </table:table-row>
        <table:table-row table:style-name="ro1">
          <table:table-cell office:value-type="string" calcext:value-type="string">
            <text:p>nmdc:dgms-12-k6dz2q82</text:p>
          </table:table-cell>
          <table:table-cell office:value-type="string" calcext:value-type="string">
            <text:p>20220119_JGI_MD_507130_BioS_final1_QE-139_HILICZ_USHXG01825_NEG_MSMS_27RZM_BESC-307-Corv-RZM_2_Rg70to1050-CE102040-rhizo-S1_Run537</text:p>
          </table:table-cell>
          <table:table-cell office:value-type="string" calcext:value-type="string">
            <text:p>nmdc:procsm-11-b634z183</text:p>
          </table:table-cell>
          <table:table-cell office:value-type="string" calcext:value-type="string">
            <text:p>nmdc:bsm-11-arjq1c41</text:p>
          </table:table-cell>
        </table:table-row>
        <table:table-row table:style-name="ro1">
          <table:table-cell office:value-type="string" calcext:value-type="string">
            <text:p>nmdc:dgms-12-njyhkm83</text:p>
          </table:table-cell>
          <table:table-cell office:value-type="string" calcext:value-type="string">
            <text:p>20220119_JGI_MD_507130_BioS_final1_QE-139_HILICZ_USHXG01825_NEG_MSMS_28LM_BESC-307-Corv-LM_3_Rg70to1050-CE205060-leaf-S1_Run269</text:p>
          </table:table-cell>
          <table:table-cell office:value-type="string" calcext:value-type="string">
            <text:p>nmdc:procsm-11-wbgzs591</text:p>
          </table:table-cell>
          <table:table-cell office:value-type="string" calcext:value-type="string">
            <text:p>nmdc:bsm-11-pgxc4f08</text:p>
          </table:table-cell>
        </table:table-row>
        <table:table-row table:style-name="ro1">
          <table:table-cell office:value-type="string" calcext:value-type="string">
            <text:p>nmdc:dgms-12-qgn5n002</text:p>
          </table:table-cell>
          <table:table-cell office:value-type="string" calcext:value-type="string">
            <text:p>20220119_JGI_MD_507130_BioS_final1_QE-139_HILICZ_USHXG01825_NEG_MSMS_28RM_BESC-307-Corv-RM_3_Rg70to1050-CE205060-root-S1_Run1011</text:p>
          </table:table-cell>
          <table:table-cell office:value-type="string" calcext:value-type="string">
            <text:p>nmdc:procsm-11-q305be20</text:p>
          </table:table-cell>
          <table:table-cell office:value-type="string" calcext:value-type="string">
            <text:p>nmdc:bsm-11-t7xb8h63</text:p>
          </table:table-cell>
        </table:table-row>
        <table:table-row table:style-name="ro1">
          <table:table-cell office:value-type="string" calcext:value-type="string">
            <text:p>nmdc:dgms-12-55qx3e35</text:p>
          </table:table-cell>
          <table:table-cell office:value-type="string" calcext:value-type="string">
            <text:p>20220119_JGI_MD_507130_BioS_final1_QE-139_HILICZ_USHXG01825_NEG_MSMS_28RZM_BESC-307-Corv-RZM_3_Rg70to1050-CE205060-rhizo-S1_Run597</text:p>
          </table:table-cell>
          <table:table-cell office:value-type="string" calcext:value-type="string">
            <text:p>nmdc:procsm-11-d3q41d96</text:p>
          </table:table-cell>
          <table:table-cell office:value-type="string" calcext:value-type="string">
            <text:p>nmdc:bsm-11-rtchk112</text:p>
          </table:table-cell>
        </table:table-row>
        <table:table-row table:style-name="ro1">
          <table:table-cell office:value-type="string" calcext:value-type="string">
            <text:p>nmdc:dgms-12-1p7pd997</text:p>
          </table:table-cell>
          <table:table-cell office:value-type="string" calcext:value-type="string">
            <text:p>20220119_JGI_MD_507130_BioS_final1_QE-139_HILICZ_USHXG01825_NEG_MSMS_29LM_BESC-331-Clat-LM_2_Rg70to1050-CE102040-leaf-S1_Run126</text:p>
          </table:table-cell>
          <table:table-cell office:value-type="string" calcext:value-type="string">
            <text:p>nmdc:procsm-11-ykm5gm65</text:p>
          </table:table-cell>
          <table:table-cell office:value-type="string" calcext:value-type="string">
            <text:p>nmdc:bsm-11-trpbtt49</text:p>
          </table:table-cell>
        </table:table-row>
        <table:table-row table:style-name="ro1">
          <table:table-cell office:value-type="string" calcext:value-type="string">
            <text:p>nmdc:dgms-12-8jgyg304</text:p>
          </table:table-cell>
          <table:table-cell office:value-type="string" calcext:value-type="string">
            <text:p>20220119_JGI_MD_507130_BioS_final1_QE-139_HILICZ_USHXG01825_NEG_MSMS_29RM_BESC-331-Clat-RM_2_Rg70to1050-CE102040-root-S1_Run905</text:p>
          </table:table-cell>
          <table:table-cell office:value-type="string" calcext:value-type="string">
            <text:p>nmdc:procsm-11-a6avr411</text:p>
          </table:table-cell>
          <table:table-cell office:value-type="string" calcext:value-type="string">
            <text:p>nmdc:bsm-11-8g7xbe66</text:p>
          </table:table-cell>
        </table:table-row>
        <table:table-row table:style-name="ro1">
          <table:table-cell office:value-type="string" calcext:value-type="string">
            <text:p>nmdc:dgms-12-y1zhmy80</text:p>
          </table:table-cell>
          <table:table-cell office:value-type="string" calcext:value-type="string">
            <text:p>20220119_JGI_MD_507130_BioS_final1_QE-139_HILICZ_USHXG01825_NEG_MSMS_29RZM_BESC-331-Clat-RZM_2_Rg70to1050-CE102040-rhizo-S1_Run540</text:p>
          </table:table-cell>
          <table:table-cell office:value-type="string" calcext:value-type="string">
            <text:p>nmdc:procsm-11-xn21qt76</text:p>
          </table:table-cell>
          <table:table-cell office:value-type="string" calcext:value-type="string">
            <text:p>nmdc:bsm-11-2g6d7w97</text:p>
          </table:table-cell>
        </table:table-row>
        <table:table-row table:style-name="ro1">
          <table:table-cell office:value-type="string" calcext:value-type="string">
            <text:p>nmdc:dgms-12-jf2d0363</text:p>
          </table:table-cell>
          <table:table-cell office:value-type="string" calcext:value-type="string">
            <text:p>20220119_JGI_MD_507130_BioS_final1_QE-139_HILICZ_USHXG01825_NEG_MSMS_2LM_BESC-13-Clat-LM_2_Rg70to1050-CE102040-leaf-S1_Run196</text:p>
          </table:table-cell>
          <table:table-cell office:value-type="string" calcext:value-type="string">
            <text:p>nmdc:procsm-11-rhm0bk97</text:p>
          </table:table-cell>
          <table:table-cell office:value-type="string" calcext:value-type="string">
            <text:p>nmdc:bsm-11-nwh9ez71</text:p>
          </table:table-cell>
        </table:table-row>
        <table:table-row table:style-name="ro1">
          <table:table-cell office:value-type="string" calcext:value-type="string">
            <text:p>nmdc:dgms-12-2ecr7a87</text:p>
          </table:table-cell>
          <table:table-cell office:value-type="string" calcext:value-type="string">
            <text:p>20220119_JGI_MD_507130_BioS_final1_QE-139_HILICZ_USHXG01825_NEG_MSMS_2RM_BESC-13-Clat-RM_2_Rg70to1050-CE102040-root-S1_Run841</text:p>
          </table:table-cell>
          <table:table-cell office:value-type="string" calcext:value-type="string">
            <text:p>nmdc:procsm-11-tgmztq55</text:p>
          </table:table-cell>
          <table:table-cell office:value-type="string" calcext:value-type="string">
            <text:p>nmdc:bsm-11-b7pv2a25</text:p>
          </table:table-cell>
        </table:table-row>
        <table:table-row table:style-name="ro1">
          <table:table-cell office:value-type="string" calcext:value-type="string">
            <text:p>nmdc:dgms-12-84kvtv66</text:p>
          </table:table-cell>
          <table:table-cell office:value-type="string" calcext:value-type="string">
            <text:p>20220119_JGI_MD_507130_BioS_final1_QE-139_HILICZ_USHXG01825_NEG_MSMS_2RZM_BESC-13-Clat-RZM_2_Rg70to1050-CE102040-rhizo-S1_Run491</text:p>
          </table:table-cell>
          <table:table-cell office:value-type="string" calcext:value-type="string">
            <text:p>nmdc:procsm-11-vjd0fg23</text:p>
          </table:table-cell>
          <table:table-cell office:value-type="string" calcext:value-type="string">
            <text:p>nmdc:bsm-11-k7jqh647</text:p>
          </table:table-cell>
        </table:table-row>
        <table:table-row table:style-name="ro1">
          <table:table-cell office:value-type="string" calcext:value-type="string">
            <text:p>nmdc:dgms-12-zmc5nn11</text:p>
          </table:table-cell>
          <table:table-cell office:value-type="string" calcext:value-type="string">
            <text:p>20220119_JGI_MD_507130_BioS_final1_QE-139_HILICZ_USHXG01825_NEG_MSMS_30LM_BESC-331-Corv-LM_1_Rg70to1050-CE102040-leaf-S1_Run68</text:p>
          </table:table-cell>
          <table:table-cell office:value-type="string" calcext:value-type="string">
            <text:p>nmdc:procsm-11-k318kq30</text:p>
          </table:table-cell>
          <table:table-cell office:value-type="string" calcext:value-type="string">
            <text:p>nmdc:bsm-11-jjchgw36</text:p>
          </table:table-cell>
        </table:table-row>
        <table:table-row table:style-name="ro1">
          <table:table-cell office:value-type="string" calcext:value-type="string">
            <text:p>nmdc:dgms-12-y07m4g88</text:p>
          </table:table-cell>
          <table:table-cell office:value-type="string" calcext:value-type="string">
            <text:p>20220119_JGI_MD_507130_BioS_final1_QE-139_HILICZ_USHXG01825_NEG_MSMS_30RM_BESC-331-Corv-RM_1_Rg70to1050-CE102040-root-S1_Run716</text:p>
          </table:table-cell>
          <table:table-cell office:value-type="string" calcext:value-type="string">
            <text:p>nmdc:procsm-11-jam5h604</text:p>
          </table:table-cell>
          <table:table-cell office:value-type="string" calcext:value-type="string">
            <text:p>nmdc:bsm-11-9f2ahd94</text:p>
          </table:table-cell>
        </table:table-row>
        <table:table-row table:style-name="ro1">
          <table:table-cell office:value-type="string" calcext:value-type="string">
            <text:p>nmdc:dgms-12-g656fm18</text:p>
          </table:table-cell>
          <table:table-cell office:value-type="string" calcext:value-type="string">
            <text:p>20220119_JGI_MD_507130_BioS_final1_QE-139_HILICZ_USHXG01825_NEG_MSMS_30RZM_BESC-331-Corv-RZM_1_Rg70to1050-CE102040-rhizo-S1_Run372</text:p>
          </table:table-cell>
          <table:table-cell office:value-type="string" calcext:value-type="string">
            <text:p>nmdc:procsm-11-7c09xy54</text:p>
          </table:table-cell>
          <table:table-cell office:value-type="string" calcext:value-type="string">
            <text:p>nmdc:bsm-11-ga8cav80</text:p>
          </table:table-cell>
        </table:table-row>
        <table:table-row table:style-name="ro1">
          <table:table-cell office:value-type="string" calcext:value-type="string">
            <text:p>nmdc:dgms-12-xyftz241</text:p>
          </table:table-cell>
          <table:table-cell office:value-type="string" calcext:value-type="string">
            <text:p>20220119_JGI_MD_507130_BioS_final1_QE-139_HILICZ_USHXG01825_NEG_MSMS_31LM_BESC-331-Corv-LM_2_Rg70to1050-CE102040-leaf-S1_Run178</text:p>
          </table:table-cell>
          <table:table-cell office:value-type="string" calcext:value-type="string">
            <text:p>nmdc:procsm-11-6fcyae82</text:p>
          </table:table-cell>
          <table:table-cell office:value-type="string" calcext:value-type="string">
            <text:p>nmdc:bsm-11-bm9haf23</text:p>
          </table:table-cell>
        </table:table-row>
        <table:table-row table:style-name="ro1">
          <table:table-cell office:value-type="string" calcext:value-type="string">
            <text:p>nmdc:dgms-12-7mfej668</text:p>
          </table:table-cell>
          <table:table-cell office:value-type="string" calcext:value-type="string">
            <text:p>20220119_JGI_MD_507130_BioS_final1_QE-139_HILICZ_USHXG01825_NEG_MSMS_31RM_BESC-331-Corv-RM_2_Rg70to1050-CE102040-root-S1_Run880</text:p>
          </table:table-cell>
          <table:table-cell office:value-type="string" calcext:value-type="string">
            <text:p>nmdc:procsm-11-bhbzxf70</text:p>
          </table:table-cell>
          <table:table-cell office:value-type="string" calcext:value-type="string">
            <text:p>nmdc:bsm-11-j2pfz414</text:p>
          </table:table-cell>
        </table:table-row>
        <table:table-row table:style-name="ro1">
          <table:table-cell office:value-type="string" calcext:value-type="string">
            <text:p>nmdc:dgms-12-54sr1v57</text:p>
          </table:table-cell>
          <table:table-cell office:value-type="string" calcext:value-type="string">
            <text:p>20220119_JGI_MD_507130_BioS_final1_QE-139_HILICZ_USHXG01825_NEG_MSMS_31RZM_BESC-331-Corv-RZM_2_Rg70to1050-CE102040-rhizo-S1_Run494</text:p>
          </table:table-cell>
          <table:table-cell office:value-type="string" calcext:value-type="string">
            <text:p>nmdc:procsm-11-r323yb98</text:p>
          </table:table-cell>
          <table:table-cell office:value-type="string" calcext:value-type="string">
            <text:p>nmdc:bsm-11-wpsg6186</text:p>
          </table:table-cell>
        </table:table-row>
        <table:table-row table:style-name="ro1">
          <table:table-cell office:value-type="string" calcext:value-type="string">
            <text:p>nmdc:dgms-12-e6v00m17</text:p>
          </table:table-cell>
          <table:table-cell office:value-type="string" calcext:value-type="string">
            <text:p>20220119_JGI_MD_507130_BioS_final1_QE-139_HILICZ_USHXG01825_NEG_MSMS_32LM_BESC-331-Corv-LM_3_Rg70to1050-CE205060-leaf-S1_Run293</text:p>
          </table:table-cell>
          <table:table-cell office:value-type="string" calcext:value-type="string">
            <text:p>nmdc:procsm-11-kxtefz09</text:p>
          </table:table-cell>
          <table:table-cell office:value-type="string" calcext:value-type="string">
            <text:p>nmdc:bsm-11-yd4dqe75</text:p>
          </table:table-cell>
        </table:table-row>
        <table:table-row table:style-name="ro1">
          <table:table-cell office:value-type="string" calcext:value-type="string">
            <text:p>nmdc:dgms-12-fkdzdz05</text:p>
          </table:table-cell>
          <table:table-cell office:value-type="string" calcext:value-type="string">
            <text:p>20220119_JGI_MD_507130_BioS_final1_QE-139_HILICZ_USHXG01825_NEG_MSMS_32RM_BESC-331-Corv-RM_3_Rg70to1050-CE205060-root-S1_Run999</text:p>
          </table:table-cell>
          <table:table-cell office:value-type="string" calcext:value-type="string">
            <text:p>nmdc:procsm-11-ysh3jr12</text:p>
          </table:table-cell>
          <table:table-cell office:value-type="string" calcext:value-type="string">
            <text:p>nmdc:bsm-11-kdja3v28</text:p>
          </table:table-cell>
        </table:table-row>
        <table:table-row table:style-name="ro1">
          <table:table-cell office:value-type="string" calcext:value-type="string">
            <text:p>nmdc:dgms-12-0et7je92</text:p>
          </table:table-cell>
          <table:table-cell office:value-type="string" calcext:value-type="string">
            <text:p>20220119_JGI_MD_507130_BioS_final1_QE-139_HILICZ_USHXG01825_NEG_MSMS_32RZM_BESC-331-Corv-RZM_3_Rg70to1050-CE205060-rhizo-S1_Run604</text:p>
          </table:table-cell>
          <table:table-cell office:value-type="string" calcext:value-type="string">
            <text:p>nmdc:procsm-11-ffzpjx93</text:p>
          </table:table-cell>
          <table:table-cell office:value-type="string" calcext:value-type="string">
            <text:p>nmdc:bsm-11-azfn2405</text:p>
          </table:table-cell>
        </table:table-row>
        <table:table-row table:style-name="ro1">
          <table:table-cell office:value-type="string" calcext:value-type="string">
            <text:p>nmdc:dgms-12-6q3m9v62</text:p>
          </table:table-cell>
          <table:table-cell office:value-type="string" calcext:value-type="string">
            <text:p>20220119_JGI_MD_507130_BioS_final1_QE-139_HILICZ_USHXG01825_NEG_MSMS_33LM_BESC-351-Clat-LM_1_Rg70to1050-CE102040-leaf-S1_Run96</text:p>
          </table:table-cell>
          <table:table-cell office:value-type="string" calcext:value-type="string">
            <text:p>nmdc:procsm-11-n7hbev40</text:p>
          </table:table-cell>
          <table:table-cell office:value-type="string" calcext:value-type="string">
            <text:p>nmdc:bsm-11-shjn2p67</text:p>
          </table:table-cell>
        </table:table-row>
        <table:table-row table:style-name="ro1">
          <table:table-cell office:value-type="string" calcext:value-type="string">
            <text:p>nmdc:dgms-12-bmcz5285</text:p>
          </table:table-cell>
          <table:table-cell office:value-type="string" calcext:value-type="string">
            <text:p>20220119_JGI_MD_507130_BioS_final1_QE-139_HILICZ_USHXG01825_NEG_MSMS_33RM_BESC-351-Clat-RM_1_Rg70to1050-CE102040-root-S1_Run756</text:p>
          </table:table-cell>
          <table:table-cell office:value-type="string" calcext:value-type="string">
            <text:p>nmdc:procsm-11-4ez3bp33</text:p>
          </table:table-cell>
          <table:table-cell office:value-type="string" calcext:value-type="string">
            <text:p>nmdc:bsm-11-spav5m37</text:p>
          </table:table-cell>
        </table:table-row>
        <table:table-row table:style-name="ro1">
          <table:table-cell office:value-type="string" calcext:value-type="string">
            <text:p>nmdc:dgms-12-g55p8v35</text:p>
          </table:table-cell>
          <table:table-cell office:value-type="string" calcext:value-type="string">
            <text:p>20220119_JGI_MD_507130_BioS_final1_QE-139_HILICZ_USHXG01825_NEG_MSMS_33RZM_BESC-351-Clat-RZM_1_Rg70to1050-CE102040-rhizo-S1_Run400</text:p>
          </table:table-cell>
          <table:table-cell office:value-type="string" calcext:value-type="string">
            <text:p>nmdc:procsm-11-jbcyhy88</text:p>
          </table:table-cell>
          <table:table-cell office:value-type="string" calcext:value-type="string">
            <text:p>nmdc:bsm-11-ce1sg012</text:p>
          </table:table-cell>
        </table:table-row>
        <table:table-row table:style-name="ro1">
          <table:table-cell office:value-type="string" calcext:value-type="string">
            <text:p>nmdc:dgms-12-dq7dbm22</text:p>
          </table:table-cell>
          <table:table-cell office:value-type="string" calcext:value-type="string">
            <text:p>20220119_JGI_MD_507130_BioS_final1_QE-139_HILICZ_USHXG01825_NEG_MSMS_34LM_BESC-351-Clat-LM_2_Rg70to1050-CE102040-leaf-S1_Run187</text:p>
          </table:table-cell>
          <table:table-cell office:value-type="string" calcext:value-type="string">
            <text:p>nmdc:procsm-11-fq9fq278</text:p>
          </table:table-cell>
          <table:table-cell office:value-type="string" calcext:value-type="string">
            <text:p>nmdc:bsm-11-94c2xj88</text:p>
          </table:table-cell>
        </table:table-row>
        <table:table-row table:style-name="ro1">
          <table:table-cell office:value-type="string" calcext:value-type="string">
            <text:p>nmdc:dgms-12-756xf250</text:p>
          </table:table-cell>
          <table:table-cell office:value-type="string" calcext:value-type="string">
            <text:p>20220119_JGI_MD_507130_BioS_final1_QE-139_HILICZ_USHXG01825_NEG_MSMS_34RM_BESC-351-Clat-RM_2_Rg70to1050-CE102040-root-S1_Run862</text:p>
          </table:table-cell>
          <table:table-cell office:value-type="string" calcext:value-type="string">
            <text:p>nmdc:procsm-11-gcepb382</text:p>
          </table:table-cell>
          <table:table-cell office:value-type="string" calcext:value-type="string">
            <text:p>nmdc:bsm-11-bqp0m764</text:p>
          </table:table-cell>
        </table:table-row>
        <table:table-row table:style-name="ro1">
          <table:table-cell office:value-type="string" calcext:value-type="string">
            <text:p>nmdc:dgms-12-8v6hrp98</text:p>
          </table:table-cell>
          <table:table-cell office:value-type="string" calcext:value-type="string">
            <text:p>20220119_JGI_MD_507130_BioS_final1_QE-139_HILICZ_USHXG01825_NEG_MSMS_34RZM_BESC-351-Clat-RZM_2_Rg70to1050-CE102040-rhizo-S1_Run570</text:p>
          </table:table-cell>
          <table:table-cell office:value-type="string" calcext:value-type="string">
            <text:p>nmdc:procsm-11-my8a9633</text:p>
          </table:table-cell>
          <table:table-cell office:value-type="string" calcext:value-type="string">
            <text:p>nmdc:bsm-11-s110fy15</text:p>
          </table:table-cell>
        </table:table-row>
        <table:table-row table:style-name="ro1">
          <table:table-cell office:value-type="string" calcext:value-type="string">
            <text:p>nmdc:dgms-12-jjm17v47</text:p>
          </table:table-cell>
          <table:table-cell office:value-type="string" calcext:value-type="string">
            <text:p>20220119_JGI_MD_507130_BioS_final1_QE-139_HILICZ_USHXG01825_NEG_MSMS_35LM_BESC-351-Clat-LM_3_Rg70to1050-CE205060-leaf-S1_Run242</text:p>
          </table:table-cell>
          <table:table-cell office:value-type="string" calcext:value-type="string">
            <text:p>nmdc:procsm-11-tgz38h44</text:p>
          </table:table-cell>
          <table:table-cell office:value-type="string" calcext:value-type="string">
            <text:p>nmdc:bsm-11-678ndj04</text:p>
          </table:table-cell>
        </table:table-row>
        <table:table-row table:style-name="ro1">
          <table:table-cell office:value-type="string" calcext:value-type="string">
            <text:p>nmdc:dgms-12-xh60sb88</text:p>
          </table:table-cell>
          <table:table-cell office:value-type="string" calcext:value-type="string">
            <text:p>20220119_JGI_MD_507130_BioS_final1_QE-139_HILICZ_USHXG01825_NEG_MSMS_35RM_BESC-351-Clat-RM_3_Rg70to1050-CE205060-root-S1_Run969</text:p>
          </table:table-cell>
          <table:table-cell office:value-type="string" calcext:value-type="string">
            <text:p>nmdc:procsm-11-1s2x2595</text:p>
          </table:table-cell>
          <table:table-cell office:value-type="string" calcext:value-type="string">
            <text:p>nmdc:bsm-11-aesqd647</text:p>
          </table:table-cell>
        </table:table-row>
        <table:table-row table:style-name="ro1">
          <table:table-cell office:value-type="string" calcext:value-type="string">
            <text:p>nmdc:dgms-12-1zcj4871</text:p>
          </table:table-cell>
          <table:table-cell office:value-type="string" calcext:value-type="string">
            <text:p>20220119_JGI_MD_507130_BioS_final1_QE-139_HILICZ_USHXG01825_NEG_MSMS_35RZM_BESC-351-Clat-RZM_3_Rg70to1050-CE205060-rhizo-S1_Run655</text:p>
          </table:table-cell>
          <table:table-cell office:value-type="string" calcext:value-type="string">
            <text:p>nmdc:procsm-11-xrm8sk77</text:p>
          </table:table-cell>
          <table:table-cell office:value-type="string" calcext:value-type="string">
            <text:p>nmdc:bsm-11-zxvekh84</text:p>
          </table:table-cell>
        </table:table-row>
        <table:table-row table:style-name="ro1">
          <table:table-cell office:value-type="string" calcext:value-type="string">
            <text:p>nmdc:dgms-12-71eppb19</text:p>
          </table:table-cell>
          <table:table-cell office:value-type="string" calcext:value-type="string">
            <text:p>20220119_JGI_MD_507130_BioS_final1_QE-139_HILICZ_USHXG01825_NEG_MSMS_36LM_BESC-351-Corv-LM_1_Rg70to1050-CE102040-leaf-S1_Run23</text:p>
          </table:table-cell>
          <table:table-cell office:value-type="string" calcext:value-type="string">
            <text:p>nmdc:procsm-11-de3gc513</text:p>
          </table:table-cell>
          <table:table-cell office:value-type="string" calcext:value-type="string">
            <text:p>nmdc:bsm-11-cvqsze66</text:p>
          </table:table-cell>
        </table:table-row>
        <table:table-row table:style-name="ro1">
          <table:table-cell office:value-type="string" calcext:value-type="string">
            <text:p>nmdc:dgms-12-j06bhr51</text:p>
          </table:table-cell>
          <table:table-cell office:value-type="string" calcext:value-type="string">
            <text:p>20220119_JGI_MD_507130_BioS_final1_QE-139_HILICZ_USHXG01825_NEG_MSMS_36RM_BESC-351-Corv-RM_1_Rg70to1050-CE102040-root-S1_Run704</text:p>
          </table:table-cell>
          <table:table-cell office:value-type="string" calcext:value-type="string">
            <text:p>nmdc:procsm-11-8s878e27</text:p>
          </table:table-cell>
          <table:table-cell office:value-type="string" calcext:value-type="string">
            <text:p>nmdc:bsm-11-nrkha596</text:p>
          </table:table-cell>
        </table:table-row>
        <table:table-row table:style-name="ro1">
          <table:table-cell office:value-type="string" calcext:value-type="string">
            <text:p>nmdc:dgms-12-zpabfe74</text:p>
          </table:table-cell>
          <table:table-cell office:value-type="string" calcext:value-type="string">
            <text:p>20220119_JGI_MD_507130_BioS_final1_QE-139_HILICZ_USHXG01825_NEG_MSMS_36RZM_BESC-351-Corv-RZM_1_Rg70to1050-CE102040-rhizo-S1_Run382</text:p>
          </table:table-cell>
          <table:table-cell office:value-type="string" calcext:value-type="string">
            <text:p>nmdc:procsm-11-mnxbsz41</text:p>
          </table:table-cell>
          <table:table-cell office:value-type="string" calcext:value-type="string">
            <text:p>nmdc:bsm-11-k7fkcz65</text:p>
          </table:table-cell>
        </table:table-row>
        <table:table-row table:style-name="ro1">
          <table:table-cell office:value-type="string" calcext:value-type="string">
            <text:p>nmdc:dgms-12-8hhzpb90</text:p>
          </table:table-cell>
          <table:table-cell office:value-type="string" calcext:value-type="string">
            <text:p>20220119_JGI_MD_507130_BioS_final1_QE-139_HILICZ_USHXG01825_NEG_MSMS_37LM_BESC-351-Corv-LM_2_Rg70to1050-CE102040-leaf-S1_Run114</text:p>
          </table:table-cell>
          <table:table-cell office:value-type="string" calcext:value-type="string">
            <text:p>nmdc:procsm-11-jzs1x477</text:p>
          </table:table-cell>
          <table:table-cell office:value-type="string" calcext:value-type="string">
            <text:p>nmdc:bsm-11-trbf6m66</text:p>
          </table:table-cell>
        </table:table-row>
        <table:table-row table:style-name="ro1">
          <table:table-cell office:value-type="string" calcext:value-type="string">
            <text:p>nmdc:dgms-12-56450881</text:p>
          </table:table-cell>
          <table:table-cell office:value-type="string" calcext:value-type="string">
            <text:p>20220119_JGI_MD_507130_BioS_final1_QE-139_HILICZ_USHXG01825_NEG_MSMS_37RM_BESC-351-Corv-RM_2_Rg70to1050-CE102040-root-S1_Run911</text:p>
          </table:table-cell>
          <table:table-cell office:value-type="string" calcext:value-type="string">
            <text:p>nmdc:procsm-11-rw4bkq62</text:p>
          </table:table-cell>
          <table:table-cell office:value-type="string" calcext:value-type="string">
            <text:p>nmdc:bsm-11-tcxb3w32</text:p>
          </table:table-cell>
        </table:table-row>
        <table:table-row table:style-name="ro1">
          <table:table-cell office:value-type="string" calcext:value-type="string">
            <text:p>nmdc:dgms-12-qwjjnx50</text:p>
          </table:table-cell>
          <table:table-cell office:value-type="string" calcext:value-type="string">
            <text:p>20220119_JGI_MD_507130_BioS_final1_QE-139_HILICZ_USHXG01825_NEG_MSMS_37RZM_BESC-351-Corv-RZM_2_Rg70to1050-CE102040-rhizo-S1_Run564</text:p>
          </table:table-cell>
          <table:table-cell office:value-type="string" calcext:value-type="string">
            <text:p>nmdc:procsm-11-vbcf2804</text:p>
          </table:table-cell>
          <table:table-cell office:value-type="string" calcext:value-type="string">
            <text:p>nmdc:bsm-11-hhb2g180</text:p>
          </table:table-cell>
        </table:table-row>
        <table:table-row table:style-name="ro1">
          <table:table-cell office:value-type="string" calcext:value-type="string">
            <text:p>nmdc:dgms-12-tt0ks031</text:p>
          </table:table-cell>
          <table:table-cell office:value-type="string" calcext:value-type="string">
            <text:p>20220119_JGI_MD_507130_BioS_final1_QE-139_HILICZ_USHXG01825_NEG_MSMS_38LM_BESC-351-Corv-LM_3_Rg70to1050-CE205060-leaf-S1_Run263</text:p>
          </table:table-cell>
          <table:table-cell office:value-type="string" calcext:value-type="string">
            <text:p>nmdc:procsm-11-8htfwc67</text:p>
          </table:table-cell>
          <table:table-cell office:value-type="string" calcext:value-type="string">
            <text:p>nmdc:bsm-11-zsdrmw76</text:p>
          </table:table-cell>
        </table:table-row>
        <table:table-row table:style-name="ro1">
          <table:table-cell office:value-type="string" calcext:value-type="string">
            <text:p>nmdc:dgms-12-d4771t47</text:p>
          </table:table-cell>
          <table:table-cell office:value-type="string" calcext:value-type="string">
            <text:p>20220119_JGI_MD_507130_BioS_final1_QE-139_HILICZ_USHXG01825_NEG_MSMS_38RM_BESC-351-Corv-RM_3_Rg70to1050-CE205060-root-S1_Run1033</text:p>
          </table:table-cell>
          <table:table-cell office:value-type="string" calcext:value-type="string">
            <text:p>nmdc:procsm-11-dydkb763</text:p>
          </table:table-cell>
          <table:table-cell office:value-type="string" calcext:value-type="string">
            <text:p>nmdc:bsm-11-p4wss361</text:p>
          </table:table-cell>
        </table:table-row>
        <table:table-row table:style-name="ro1">
          <table:table-cell office:value-type="string" calcext:value-type="string">
            <text:p>nmdc:dgms-12-333syq15</text:p>
          </table:table-cell>
          <table:table-cell office:value-type="string" calcext:value-type="string">
            <text:p>20220119_JGI_MD_507130_BioS_final1_QE-139_HILICZ_USHXG01825_NEG_MSMS_38RZM_BESC-351-Corv-RZM_3_Rg70to1050-CE205060-rhizo-S1_Run649</text:p>
          </table:table-cell>
          <table:table-cell office:value-type="string" calcext:value-type="string">
            <text:p>nmdc:procsm-11-bfke2j55</text:p>
          </table:table-cell>
          <table:table-cell office:value-type="string" calcext:value-type="string">
            <text:p>nmdc:bsm-11-z1r5gy96</text:p>
          </table:table-cell>
        </table:table-row>
        <table:table-row table:style-name="ro1">
          <table:table-cell office:value-type="string" calcext:value-type="string">
            <text:p>nmdc:dgms-12-7k1gk092</text:p>
          </table:table-cell>
          <table:table-cell office:value-type="string" calcext:value-type="string">
            <text:p>20220119_JGI_MD_507130_BioS_final1_QE-139_HILICZ_USHXG01825_NEG_MSMS_39LM_BESC-360-Clat-LM_2_Rg70to1050-CE102040-leaf-S1_Run132</text:p>
          </table:table-cell>
          <table:table-cell office:value-type="string" calcext:value-type="string">
            <text:p>nmdc:procsm-11-55qp2725</text:p>
          </table:table-cell>
          <table:table-cell office:value-type="string" calcext:value-type="string">
            <text:p>nmdc:bsm-11-ppp4fk41</text:p>
          </table:table-cell>
        </table:table-row>
        <table:table-row table:style-name="ro1">
          <table:table-cell office:value-type="string" calcext:value-type="string">
            <text:p>nmdc:dgms-12-b702qn62</text:p>
          </table:table-cell>
          <table:table-cell office:value-type="string" calcext:value-type="string">
            <text:p>20220119_JGI_MD_507130_BioS_final1_QE-139_HILICZ_USHXG01825_NEG_MSMS_39RM_BESC-360-Clat-RM_2_Rg70to1050-CE102040-root-S1_Run819</text:p>
          </table:table-cell>
          <table:table-cell office:value-type="string" calcext:value-type="string">
            <text:p>nmdc:procsm-11-mywgqf31</text:p>
          </table:table-cell>
          <table:table-cell office:value-type="string" calcext:value-type="string">
            <text:p>nmdc:bsm-11-m0h9cb45</text:p>
          </table:table-cell>
        </table:table-row>
        <table:table-row table:style-name="ro1">
          <table:table-cell office:value-type="string" calcext:value-type="string">
            <text:p>nmdc:dgms-12-8et6y647</text:p>
          </table:table-cell>
          <table:table-cell office:value-type="string" calcext:value-type="string">
            <text:p>20220119_JGI_MD_507130_BioS_final1_QE-139_HILICZ_USHXG01825_NEG_MSMS_39RZM_BESC-360-Clat-RZM_2_Rg70to1050-CE102040-rhizo-S1_Run451</text:p>
          </table:table-cell>
          <table:table-cell office:value-type="string" calcext:value-type="string">
            <text:p>nmdc:procsm-11-25r1td74</text:p>
          </table:table-cell>
          <table:table-cell office:value-type="string" calcext:value-type="string">
            <text:p>nmdc:bsm-11-adzwqg44</text:p>
          </table:table-cell>
        </table:table-row>
        <table:table-row table:style-name="ro1">
          <table:table-cell office:value-type="string" calcext:value-type="string">
            <text:p>nmdc:dgms-12-3n6ey443</text:p>
          </table:table-cell>
          <table:table-cell office:value-type="string" calcext:value-type="string">
            <text:p>20220119_JGI_MD_507130_BioS_final1_QE-139_HILICZ_USHXG01825_NEG_MSMS_3LM_BESC-13-Clat-LM_3_Rg70to1050-CE205060-leaf-S1_Run223</text:p>
          </table:table-cell>
          <table:table-cell office:value-type="string" calcext:value-type="string">
            <text:p>nmdc:procsm-11-37yvbv76</text:p>
          </table:table-cell>
          <table:table-cell office:value-type="string" calcext:value-type="string">
            <text:p>nmdc:bsm-11-73zqmh40</text:p>
          </table:table-cell>
        </table:table-row>
        <table:table-row table:style-name="ro1">
          <table:table-cell office:value-type="string" calcext:value-type="string">
            <text:p>nmdc:dgms-12-c29xfv27</text:p>
          </table:table-cell>
          <table:table-cell office:value-type="string" calcext:value-type="string">
            <text:p>20220119_JGI_MD_507130_BioS_final1_QE-139_HILICZ_USHXG01825_NEG_MSMS_3RM_BESC-13-Clat-RM_3_Rg70to1050-CE205060-root-S1_Run1020</text:p>
          </table:table-cell>
          <table:table-cell office:value-type="string" calcext:value-type="string">
            <text:p>nmdc:procsm-11-0qzfnc77</text:p>
          </table:table-cell>
          <table:table-cell office:value-type="string" calcext:value-type="string">
            <text:p>nmdc:bsm-11-jq2e3v76</text:p>
          </table:table-cell>
        </table:table-row>
        <table:table-row table:style-name="ro1">
          <table:table-cell office:value-type="string" calcext:value-type="string">
            <text:p>nmdc:dgms-12-db32f607</text:p>
          </table:table-cell>
          <table:table-cell office:value-type="string" calcext:value-type="string">
            <text:p>20220119_JGI_MD_507130_BioS_final1_QE-139_HILICZ_USHXG01825_NEG_MSMS_3RZM_BESC-13-Clat-RZM_3_Rg70to1050-CE205060-rhizo-S1_Run576</text:p>
          </table:table-cell>
          <table:table-cell office:value-type="string" calcext:value-type="string">
            <text:p>nmdc:procsm-11-dkp9p459</text:p>
          </table:table-cell>
          <table:table-cell office:value-type="string" calcext:value-type="string">
            <text:p>nmdc:bsm-11-k3zdem68</text:p>
          </table:table-cell>
        </table:table-row>
        <table:table-row table:style-name="ro1">
          <table:table-cell office:value-type="string" calcext:value-type="string">
            <text:p>nmdc:dgms-12-6cxwvp13</text:p>
          </table:table-cell>
          <table:table-cell office:value-type="string" calcext:value-type="string">
            <text:p>20220119_JGI_MD_507130_BioS_final1_QE-139_HILICZ_USHXG01825_NEG_MSMS_40LM_BESC-360-Clat-LM_3_Rg70to1050-CE205060-leaf-S1_Run278</text:p>
          </table:table-cell>
          <table:table-cell office:value-type="string" calcext:value-type="string">
            <text:p>nmdc:procsm-11-yxwtvm30</text:p>
          </table:table-cell>
          <table:table-cell office:value-type="string" calcext:value-type="string">
            <text:p>nmdc:bsm-11-pygdem51</text:p>
          </table:table-cell>
        </table:table-row>
        <table:table-row table:style-name="ro1">
          <table:table-cell office:value-type="string" calcext:value-type="string">
            <text:p>nmdc:dgms-12-749b2c96</text:p>
          </table:table-cell>
          <table:table-cell office:value-type="string" calcext:value-type="string">
            <text:p>20220119_JGI_MD_507130_BioS_final1_QE-139_HILICZ_USHXG01825_NEG_MSMS_41LM_BESC-360-Corv-LM_2_Rg70to1050-CE102040-leaf-S1_Run205</text:p>
          </table:table-cell>
          <table:table-cell office:value-type="string" calcext:value-type="string">
            <text:p>nmdc:procsm-11-7kv7wx63</text:p>
          </table:table-cell>
          <table:table-cell office:value-type="string" calcext:value-type="string">
            <text:p>nmdc:bsm-11-hv1hv533</text:p>
          </table:table-cell>
        </table:table-row>
        <table:table-row table:style-name="ro1">
          <table:table-cell office:value-type="string" calcext:value-type="string">
            <text:p>nmdc:dgms-12-d7yjdc89</text:p>
          </table:table-cell>
          <table:table-cell office:value-type="string" calcext:value-type="string">
            <text:p>20220119_JGI_MD_507130_BioS_final1_QE-139_HILICZ_USHXG01825_NEG_MSMS_41RM_BESC-360-Corv-RM_2_Rg70to1050-CE102040-root-S1_Run908</text:p>
          </table:table-cell>
          <table:table-cell office:value-type="string" calcext:value-type="string">
            <text:p>nmdc:procsm-11-ve3gnb88</text:p>
          </table:table-cell>
          <table:table-cell office:value-type="string" calcext:value-type="string">
            <text:p>nmdc:bsm-11-cz68sy30</text:p>
          </table:table-cell>
        </table:table-row>
        <table:table-row table:style-name="ro1">
          <table:table-cell office:value-type="string" calcext:value-type="string">
            <text:p>nmdc:dgms-12-fbjgc419</text:p>
          </table:table-cell>
          <table:table-cell office:value-type="string" calcext:value-type="string">
            <text:p>20220119_JGI_MD_507130_BioS_final1_QE-139_HILICZ_USHXG01825_NEG_MSMS_41RZM_BESC-360-Corv-RZM_2_Rg70to1050-CE102040-rhizo-S1_Run549</text:p>
          </table:table-cell>
          <table:table-cell office:value-type="string" calcext:value-type="string">
            <text:p>nmdc:procsm-11-b6qfw642</text:p>
          </table:table-cell>
          <table:table-cell office:value-type="string" calcext:value-type="string">
            <text:p>nmdc:bsm-11-4yy9a239</text:p>
          </table:table-cell>
        </table:table-row>
        <table:table-row table:style-name="ro1">
          <table:table-cell office:value-type="string" calcext:value-type="string">
            <text:p>nmdc:dgms-12-644nhe52</text:p>
          </table:table-cell>
          <table:table-cell office:value-type="string" calcext:value-type="string">
            <text:p>20220119_JGI_MD_507130_BioS_final1_QE-139_HILICZ_USHXG01825_NEG_MSMS_42LM_BESC-360-Corv-LM_3_Rg70to1050-CE205060-leaf-S1_Run226</text:p>
          </table:table-cell>
          <table:table-cell office:value-type="string" calcext:value-type="string">
            <text:p>nmdc:procsm-11-qanvb513</text:p>
          </table:table-cell>
          <table:table-cell office:value-type="string" calcext:value-type="string">
            <text:p>nmdc:bsm-11-91bdea61</text:p>
          </table:table-cell>
        </table:table-row>
        <table:table-row table:style-name="ro1">
          <table:table-cell office:value-type="string" calcext:value-type="string">
            <text:p>nmdc:dgms-12-3p6dtz05</text:p>
          </table:table-cell>
          <table:table-cell office:value-type="string" calcext:value-type="string">
            <text:p>20220119_JGI_MD_507130_BioS_final1_QE-139_HILICZ_USHXG01825_NEG_MSMS_42RM_BESC-360-Corv-RM_3_Rg70to1050-CE205060-root-S1_Run1029</text:p>
          </table:table-cell>
          <table:table-cell office:value-type="string" calcext:value-type="string">
            <text:p>nmdc:procsm-11-twncrn65</text:p>
          </table:table-cell>
          <table:table-cell office:value-type="string" calcext:value-type="string">
            <text:p>nmdc:bsm-11-3nffqc45</text:p>
          </table:table-cell>
        </table:table-row>
        <table:table-row table:style-name="ro1">
          <table:table-cell office:value-type="string" calcext:value-type="string">
            <text:p>nmdc:dgms-12-jeamkr14</text:p>
          </table:table-cell>
          <table:table-cell office:value-type="string" calcext:value-type="string">
            <text:p>20220119_JGI_MD_507130_BioS_final1_QE-139_HILICZ_USHXG01825_NEG_MSMS_42RZM_BESC-360-Corv-RZM_3_Rg70to1050-CE205060-rhizo-S1_Run652</text:p>
          </table:table-cell>
          <table:table-cell office:value-type="string" calcext:value-type="string">
            <text:p>nmdc:procsm-11-m2ykbg45</text:p>
          </table:table-cell>
          <table:table-cell office:value-type="string" calcext:value-type="string">
            <text:p>nmdc:bsm-11-v85xpj21</text:p>
          </table:table-cell>
        </table:table-row>
        <table:table-row table:style-name="ro1">
          <table:table-cell office:value-type="string" calcext:value-type="string">
            <text:p>nmdc:dgms-12-y3wpdy35</text:p>
          </table:table-cell>
          <table:table-cell office:value-type="string" calcext:value-type="string">
            <text:p>20220119_JGI_MD_507130_BioS_final1_QE-139_HILICZ_USHXG01825_NEG_MSMS_43LM_BESC-388-Clat-LM_1_Rg70to1050-CE102040-leaf-S1_Run53</text:p>
          </table:table-cell>
          <table:table-cell office:value-type="string" calcext:value-type="string">
            <text:p>nmdc:procsm-11-254vy063</text:p>
          </table:table-cell>
          <table:table-cell office:value-type="string" calcext:value-type="string">
            <text:p>nmdc:bsm-11-dva76848</text:p>
          </table:table-cell>
        </table:table-row>
        <table:table-row table:style-name="ro1">
          <table:table-cell office:value-type="string" calcext:value-type="string">
            <text:p>nmdc:dgms-12-36e4xh94</text:p>
          </table:table-cell>
          <table:table-cell office:value-type="string" calcext:value-type="string">
            <text:p>20220119_JGI_MD_507130_BioS_final1_QE-139_HILICZ_USHXG01825_NEG_MSMS_43RM_BESC-388-Clat-RM_1_Rg70to1050-CE102040-root-S1_Run710</text:p>
          </table:table-cell>
          <table:table-cell office:value-type="string" calcext:value-type="string">
            <text:p>nmdc:procsm-11-0pk4fk38</text:p>
          </table:table-cell>
          <table:table-cell office:value-type="string" calcext:value-type="string">
            <text:p>nmdc:bsm-11-k9192006</text:p>
          </table:table-cell>
        </table:table-row>
        <table:table-row table:style-name="ro1">
          <table:table-cell office:value-type="string" calcext:value-type="string">
            <text:p>nmdc:dgms-12-6dgwpv49</text:p>
          </table:table-cell>
          <table:table-cell office:value-type="string" calcext:value-type="string">
            <text:p>20220119_JGI_MD_507130_BioS_final1_QE-139_HILICZ_USHXG01825_NEG_MSMS_43RZM_BESC-388-Clat-RZM_1_Rg70to1050-CE102040-rhizo-S1_Run406</text:p>
          </table:table-cell>
          <table:table-cell office:value-type="string" calcext:value-type="string">
            <text:p>nmdc:procsm-11-z6fy3j52</text:p>
          </table:table-cell>
          <table:table-cell office:value-type="string" calcext:value-type="string">
            <text:p>nmdc:bsm-11-9gmcv191</text:p>
          </table:table-cell>
        </table:table-row>
        <table:table-row table:style-name="ro1">
          <table:table-cell office:value-type="string" calcext:value-type="string">
            <text:p>nmdc:dgms-12-qxaf0831</text:p>
          </table:table-cell>
          <table:table-cell office:value-type="string" calcext:value-type="string">
            <text:p>20220119_JGI_MD_507130_BioS_final1_QE-139_HILICZ_USHXG01825_NEG_MSMS_44LM_BESC-388-Clat-LM_2_Rg70to1050-CE102040-leaf-S1_Run166</text:p>
          </table:table-cell>
          <table:table-cell office:value-type="string" calcext:value-type="string">
            <text:p>nmdc:procsm-11-1mmqnh75</text:p>
          </table:table-cell>
          <table:table-cell office:value-type="string" calcext:value-type="string">
            <text:p>nmdc:bsm-11-6ya0cs71</text:p>
          </table:table-cell>
        </table:table-row>
        <table:table-row table:style-name="ro1">
          <table:table-cell office:value-type="string" calcext:value-type="string">
            <text:p>nmdc:dgms-12-t6xqsw61</text:p>
          </table:table-cell>
          <table:table-cell office:value-type="string" calcext:value-type="string">
            <text:p>20220119_JGI_MD_507130_BioS_final1_QE-139_HILICZ_USHXG01825_NEG_MSMS_44RM_BESC-388-Clat-RM_2_Rg70to1050-CE102040-root-S1_Run816</text:p>
          </table:table-cell>
          <table:table-cell office:value-type="string" calcext:value-type="string">
            <text:p>nmdc:procsm-11-j11trp62</text:p>
          </table:table-cell>
          <table:table-cell office:value-type="string" calcext:value-type="string">
            <text:p>nmdc:bsm-11-v0p16d89</text:p>
          </table:table-cell>
        </table:table-row>
        <table:table-row table:style-name="ro1">
          <table:table-cell office:value-type="string" calcext:value-type="string">
            <text:p>nmdc:dgms-12-sr7a8a07</text:p>
          </table:table-cell>
          <table:table-cell office:value-type="string" calcext:value-type="string">
            <text:p>20220119_JGI_MD_507130_BioS_final1_QE-139_HILICZ_USHXG01825_NEG_MSMS_44RZM_BESC-388-Clat-RZM_2_Rg70to1050-CE102040-rhizo-S1_Run512</text:p>
          </table:table-cell>
          <table:table-cell office:value-type="string" calcext:value-type="string">
            <text:p>nmdc:procsm-11-j6331x76</text:p>
          </table:table-cell>
          <table:table-cell office:value-type="string" calcext:value-type="string">
            <text:p>nmdc:bsm-11-nn5snj10</text:p>
          </table:table-cell>
        </table:table-row>
        <table:table-row table:style-name="ro1">
          <table:table-cell office:value-type="string" calcext:value-type="string">
            <text:p>nmdc:dgms-12-31r19y84</text:p>
          </table:table-cell>
          <table:table-cell office:value-type="string" calcext:value-type="string">
            <text:p>20220119_JGI_MD_507130_BioS_final1_QE-139_HILICZ_USHXG01825_NEG_MSMS_45LM_BESC-388-Clat-LM_3_Rg70to1050-CE205060-leaf-S1_Run287</text:p>
          </table:table-cell>
          <table:table-cell office:value-type="string" calcext:value-type="string">
            <text:p>nmdc:procsm-11-6fzjtw19</text:p>
          </table:table-cell>
          <table:table-cell office:value-type="string" calcext:value-type="string">
            <text:p>nmdc:bsm-11-z4hspp43</text:p>
          </table:table-cell>
        </table:table-row>
        <table:table-row table:style-name="ro1">
          <table:table-cell office:value-type="string" calcext:value-type="string">
            <text:p>nmdc:dgms-12-8bmzyr38</text:p>
          </table:table-cell>
          <table:table-cell office:value-type="string" calcext:value-type="string">
            <text:p>20220119_JGI_MD_507130_BioS_final1_QE-139_HILICZ_USHXG01825_NEG_MSMS_45RM_BESC-388-Clat-RM_3_Rg70to1050-CE205060-root-S1_Run993</text:p>
          </table:table-cell>
          <table:table-cell office:value-type="string" calcext:value-type="string">
            <text:p>nmdc:procsm-11-sx0f0f64</text:p>
          </table:table-cell>
          <table:table-cell office:value-type="string" calcext:value-type="string">
            <text:p>nmdc:bsm-11-ht2v0s47</text:p>
          </table:table-cell>
        </table:table-row>
        <table:table-row table:style-name="ro1">
          <table:table-cell office:value-type="string" calcext:value-type="string">
            <text:p>nmdc:dgms-12-aqkdnq71</text:p>
          </table:table-cell>
          <table:table-cell office:value-type="string" calcext:value-type="string">
            <text:p>20220119_JGI_MD_507130_BioS_final1_QE-139_HILICZ_USHXG01825_NEG_MSMS_45RZM_BESC-388-Clat-RZM_3_Rg70to1050-CE205060-rhizo-S1_Run625</text:p>
          </table:table-cell>
          <table:table-cell office:value-type="string" calcext:value-type="string">
            <text:p>nmdc:procsm-11-3d9z5z11</text:p>
          </table:table-cell>
          <table:table-cell office:value-type="string" calcext:value-type="string">
            <text:p>nmdc:bsm-11-4ep6tc76</text:p>
          </table:table-cell>
        </table:table-row>
        <table:table-row table:style-name="ro1">
          <table:table-cell office:value-type="string" calcext:value-type="string">
            <text:p>nmdc:dgms-12-gpx8mm28</text:p>
          </table:table-cell>
          <table:table-cell office:value-type="string" calcext:value-type="string">
            <text:p>20220119_JGI_MD_507130_BioS_final1_QE-139_HILICZ_USHXG01825_NEG_MSMS_46LM_BESC-388-Corv-LM_1_Rg70to1050-CE102040-leaf-S1_Run102</text:p>
          </table:table-cell>
          <table:table-cell office:value-type="string" calcext:value-type="string">
            <text:p>nmdc:procsm-11-hn2cas55</text:p>
          </table:table-cell>
          <table:table-cell office:value-type="string" calcext:value-type="string">
            <text:p>nmdc:bsm-11-n9sx1a80</text:p>
          </table:table-cell>
        </table:table-row>
        <table:table-row table:style-name="ro1">
          <table:table-cell office:value-type="string" calcext:value-type="string">
            <text:p>nmdc:dgms-12-gz179t39</text:p>
          </table:table-cell>
          <table:table-cell office:value-type="string" calcext:value-type="string">
            <text:p>20220119_JGI_MD_507130_BioS_final1_QE-139_HILICZ_USHXG01825_NEG_MSMS_46RZM_BESC-388-Corv-RZM_1_Rg70to1050-CE102040-rhizo-S1_Run424</text:p>
          </table:table-cell>
          <table:table-cell office:value-type="string" calcext:value-type="string">
            <text:p>nmdc:procsm-11-jajkk364</text:p>
          </table:table-cell>
          <table:table-cell office:value-type="string" calcext:value-type="string">
            <text:p>nmdc:bsm-11-45z1kv27</text:p>
          </table:table-cell>
        </table:table-row>
        <table:table-row table:style-name="ro1">
          <table:table-cell office:value-type="string" calcext:value-type="string">
            <text:p>nmdc:dgms-12-3y0rsy85</text:p>
          </table:table-cell>
          <table:table-cell office:value-type="string" calcext:value-type="string">
            <text:p>20220119_JGI_MD_507130_BioS_final1_QE-139_HILICZ_USHXG01825_NEG_MSMS_47LM_BESC-388-Corv-LM_2_Rg70to1050-CE102040-leaf-S1_Run141</text:p>
          </table:table-cell>
          <table:table-cell office:value-type="string" calcext:value-type="string">
            <text:p>nmdc:procsm-11-frdswj68</text:p>
          </table:table-cell>
          <table:table-cell office:value-type="string" calcext:value-type="string">
            <text:p>nmdc:bsm-11-3tr7f795</text:p>
          </table:table-cell>
        </table:table-row>
        <table:table-row table:style-name="ro1">
          <table:table-cell office:value-type="string" calcext:value-type="string">
            <text:p>nmdc:dgms-12-6mbn1t90</text:p>
          </table:table-cell>
          <table:table-cell office:value-type="string" calcext:value-type="string">
            <text:p>20220119_JGI_MD_507130_BioS_final1_QE-139_HILICZ_USHXG01825_NEG_MSMS_47RM_BESC-388-Corv-RM_2_Rg70to1050-CE102040-root-S1_Run868</text:p>
          </table:table-cell>
          <table:table-cell office:value-type="string" calcext:value-type="string">
            <text:p>nmdc:procsm-11-15b1j270</text:p>
          </table:table-cell>
          <table:table-cell office:value-type="string" calcext:value-type="string">
            <text:p>nmdc:bsm-11-y5w1j489</text:p>
          </table:table-cell>
        </table:table-row>
        <table:table-row table:style-name="ro1">
          <table:table-cell office:value-type="string" calcext:value-type="string">
            <text:p>nmdc:dgms-12-vm6fe330</text:p>
          </table:table-cell>
          <table:table-cell office:value-type="string" calcext:value-type="string">
            <text:p>20220119_JGI_MD_507130_BioS_final1_QE-139_HILICZ_USHXG01825_NEG_MSMS_47RZM_BESC-388-Corv-RZM_2_Rg70to1050-CE102040-rhizo-S1_Run497</text:p>
          </table:table-cell>
          <table:table-cell office:value-type="string" calcext:value-type="string">
            <text:p>nmdc:procsm-11-we0mr290</text:p>
          </table:table-cell>
          <table:table-cell office:value-type="string" calcext:value-type="string">
            <text:p>nmdc:bsm-11-05dve909</text:p>
          </table:table-cell>
        </table:table-row>
        <table:table-row table:style-name="ro1">
          <table:table-cell office:value-type="string" calcext:value-type="string">
            <text:p>nmdc:dgms-12-dwjq2897</text:p>
          </table:table-cell>
          <table:table-cell office:value-type="string" calcext:value-type="string">
            <text:p>20220119_JGI_MD_507130_BioS_final1_QE-139_HILICZ_USHXG01825_NEG_MSMS_48LM_BESC-388-Corv-LM_3_Rg70to1050-CE205060-leaf-S1_Run233</text:p>
          </table:table-cell>
          <table:table-cell office:value-type="string" calcext:value-type="string">
            <text:p>nmdc:procsm-11-th0fkq87</text:p>
          </table:table-cell>
          <table:table-cell office:value-type="string" calcext:value-type="string">
            <text:p>nmdc:bsm-11-ht2c1k71</text:p>
          </table:table-cell>
        </table:table-row>
        <table:table-row table:style-name="ro1">
          <table:table-cell office:value-type="string" calcext:value-type="string">
            <text:p>nmdc:dgms-12-penere87</text:p>
          </table:table-cell>
          <table:table-cell office:value-type="string" calcext:value-type="string">
            <text:p>20220119_JGI_MD_507130_BioS_final1_QE-139_HILICZ_USHXG01825_NEG_MSMS_48RM_BESC-388-Corv-RM_3_Rg70to1050-CE205060-root-S1_Run984</text:p>
          </table:table-cell>
          <table:table-cell office:value-type="string" calcext:value-type="string">
            <text:p>nmdc:procsm-11-ydg5nv38</text:p>
          </table:table-cell>
          <table:table-cell office:value-type="string" calcext:value-type="string">
            <text:p>nmdc:bsm-11-z66zfk92</text:p>
          </table:table-cell>
        </table:table-row>
        <table:table-row table:style-name="ro1">
          <table:table-cell office:value-type="string" calcext:value-type="string">
            <text:p>nmdc:dgms-12-bmc8cx51</text:p>
          </table:table-cell>
          <table:table-cell office:value-type="string" calcext:value-type="string">
            <text:p>20220119_JGI_MD_507130_BioS_final1_QE-139_HILICZ_USHXG01825_NEG_MSMS_48RZM_BESC-388-Corv-RZM_3_Rg70to1050-CE205060-rhizo-S1_Run601</text:p>
          </table:table-cell>
          <table:table-cell office:value-type="string" calcext:value-type="string">
            <text:p>nmdc:procsm-11-v9crqk25</text:p>
          </table:table-cell>
          <table:table-cell office:value-type="string" calcext:value-type="string">
            <text:p>nmdc:bsm-11-4htstp40</text:p>
          </table:table-cell>
        </table:table-row>
        <table:table-row table:style-name="ro1">
          <table:table-cell office:value-type="string" calcext:value-type="string">
            <text:p>nmdc:dgms-12-beemsz76</text:p>
          </table:table-cell>
          <table:table-cell office:value-type="string" calcext:value-type="string">
            <text:p>20220119_JGI_MD_507130_BioS_final1_QE-139_HILICZ_USHXG01825_NEG_MSMS_49RM_BESC-360-Clat-RM_3_Rg70to1050-CE205060-root-S1_Run1026</text:p>
          </table:table-cell>
          <table:table-cell office:value-type="string" calcext:value-type="string">
            <text:p>nmdc:procsm-11-dwrhdd31</text:p>
          </table:table-cell>
          <table:table-cell office:value-type="string" calcext:value-type="string">
            <text:p>nmdc:bsm-11-g3r2dm95</text:p>
          </table:table-cell>
        </table:table-row>
        <table:table-row table:style-name="ro1">
          <table:table-cell office:value-type="string" calcext:value-type="string">
            <text:p>nmdc:dgms-12-tyfkth40</text:p>
          </table:table-cell>
          <table:table-cell office:value-type="string" calcext:value-type="string">
            <text:p>20220119_JGI_MD_507130_BioS_final1_QE-139_HILICZ_USHXG01825_NEG_MSMS_49RM_BESC-448-Clat-RM_1_Rg70to1050-CE102040-root-S1_Run746</text:p>
          </table:table-cell>
          <table:table-cell office:value-type="string" calcext:value-type="string">
            <text:p>nmdc:procsm-11-vmdsxe31</text:p>
          </table:table-cell>
          <table:table-cell office:value-type="string" calcext:value-type="string">
            <text:p>nmdc:bsm-11-w1t8bv92</text:p>
          </table:table-cell>
        </table:table-row>
        <table:table-row table:style-name="ro1">
          <table:table-cell office:value-type="string" calcext:value-type="string">
            <text:p>nmdc:dgms-12-8s32rv59</text:p>
          </table:table-cell>
          <table:table-cell office:value-type="string" calcext:value-type="string">
            <text:p>20220119_JGI_MD_507130_BioS_final1_QE-139_HILICZ_USHXG01825_NEG_MSMS_49RZM_BESC-360-Clat-RZM_3_Rg70to1050-CE205060-rhizo-S1_Run591</text:p>
          </table:table-cell>
          <table:table-cell office:value-type="string" calcext:value-type="string">
            <text:p>nmdc:procsm-11-5402rm84</text:p>
          </table:table-cell>
          <table:table-cell office:value-type="string" calcext:value-type="string">
            <text:p>nmdc:bsm-11-3zh6yy26</text:p>
          </table:table-cell>
        </table:table-row>
        <table:table-row table:style-name="ro1">
          <table:table-cell office:value-type="string" calcext:value-type="string">
            <text:p>nmdc:dgms-12-kcx1eb23</text:p>
          </table:table-cell>
          <table:table-cell office:value-type="string" calcext:value-type="string">
            <text:p>20220119_JGI_MD_507130_BioS_final1_QE-139_HILICZ_USHXG01825_NEG_MSMS_49RZM_BESC-448-Clat-RZM_1_Rg70to1050-CE102040-rhizo-S1_Run388</text:p>
          </table:table-cell>
          <table:table-cell office:value-type="string" calcext:value-type="string">
            <text:p>nmdc:procsm-11-jphpds12</text:p>
          </table:table-cell>
          <table:table-cell office:value-type="string" calcext:value-type="string">
            <text:p>nmdc:bsm-11-spzb5g89</text:p>
          </table:table-cell>
        </table:table-row>
        <table:table-row table:style-name="ro1">
          <table:table-cell office:value-type="string" calcext:value-type="string">
            <text:p>nmdc:dgms-12-d7fqx461</text:p>
          </table:table-cell>
          <table:table-cell office:value-type="string" calcext:value-type="string">
            <text:p>20220119_JGI_MD_507130_BioS_final1_QE-139_HILICZ_USHXG01825_NEG_MSMS_4LM_BESC-13-Corv-LM_1_Rg70to1050-CE102040-leaf-S1_Run26</text:p>
          </table:table-cell>
          <table:table-cell office:value-type="string" calcext:value-type="string">
            <text:p>nmdc:procsm-11-bpccsj92</text:p>
          </table:table-cell>
          <table:table-cell office:value-type="string" calcext:value-type="string">
            <text:p>nmdc:bsm-11-qqc8e352</text:p>
          </table:table-cell>
        </table:table-row>
        <table:table-row table:style-name="ro1">
          <table:table-cell office:value-type="string" calcext:value-type="string">
            <text:p>nmdc:dgms-12-07wcya25</text:p>
          </table:table-cell>
          <table:table-cell office:value-type="string" calcext:value-type="string">
            <text:p>20220119_JGI_MD_507130_BioS_final1_QE-139_HILICZ_USHXG01825_NEG_MSMS_4RM_BESC-13-Corv-RM_1_Rg70to1050-CE102040-root-S1_Run707</text:p>
          </table:table-cell>
          <table:table-cell office:value-type="string" calcext:value-type="string">
            <text:p>nmdc:procsm-11-744e0053</text:p>
          </table:table-cell>
          <table:table-cell office:value-type="string" calcext:value-type="string">
            <text:p>nmdc:bsm-11-epzqzg45</text:p>
          </table:table-cell>
        </table:table-row>
        <table:table-row table:style-name="ro1">
          <table:table-cell office:value-type="string" calcext:value-type="string">
            <text:p>nmdc:dgms-12-462ta673</text:p>
          </table:table-cell>
          <table:table-cell office:value-type="string" calcext:value-type="string">
            <text:p>20220119_JGI_MD_507130_BioS_final1_QE-139_HILICZ_USHXG01825_NEG_MSMS_4RZM_BESC-13-Corv-RZM_1_Rg70to1050-CE102040-rhizo-S1_Run445</text:p>
          </table:table-cell>
          <table:table-cell office:value-type="string" calcext:value-type="string">
            <text:p>nmdc:procsm-11-nnwx3g10</text:p>
          </table:table-cell>
          <table:table-cell office:value-type="string" calcext:value-type="string">
            <text:p>nmdc:bsm-11-97dgrv19</text:p>
          </table:table-cell>
        </table:table-row>
        <table:table-row table:style-name="ro1">
          <table:table-cell office:value-type="string" calcext:value-type="string">
            <text:p>nmdc:dgms-12-sz7c7944</text:p>
          </table:table-cell>
          <table:table-cell office:value-type="string" calcext:value-type="string">
            <text:p>20220119_JGI_MD_507130_BioS_final1_QE-139_HILICZ_USHXG01825_NEG_MSMS_50LM_BESC-448-Clat-LM_3_Rg70to1050-CE205060-leaf-S1_Run302</text:p>
          </table:table-cell>
          <table:table-cell office:value-type="string" calcext:value-type="string">
            <text:p>nmdc:procsm-11-k53pa513</text:p>
          </table:table-cell>
          <table:table-cell office:value-type="string" calcext:value-type="string">
            <text:p>nmdc:bsm-11-6y26bz06</text:p>
          </table:table-cell>
        </table:table-row>
        <table:table-row table:style-name="ro1">
          <table:table-cell office:value-type="string" calcext:value-type="string">
            <text:p>nmdc:dgms-12-q6ay9h34</text:p>
          </table:table-cell>
          <table:table-cell office:value-type="string" calcext:value-type="string">
            <text:p>20220119_JGI_MD_507130_BioS_final1_QE-139_HILICZ_USHXG01825_NEG_MSMS_50RZM_BESC-448-Clat-RZM_3_Rg70to1050-CE205060-rhizo-S1_Run670</text:p>
          </table:table-cell>
          <table:table-cell office:value-type="string" calcext:value-type="string">
            <text:p>nmdc:procsm-11-vj3dqj95</text:p>
          </table:table-cell>
          <table:table-cell office:value-type="string" calcext:value-type="string">
            <text:p>nmdc:bsm-11-vcna9q80</text:p>
          </table:table-cell>
        </table:table-row>
        <table:table-row table:style-name="ro1">
          <table:table-cell office:value-type="string" calcext:value-type="string">
            <text:p>nmdc:dgms-12-55wttc44</text:p>
          </table:table-cell>
          <table:table-cell office:value-type="string" calcext:value-type="string">
            <text:p>20220119_JGI_MD_507130_BioS_final1_QE-139_HILICZ_USHXG01825_NEG_MSMS_51LM_BESC-470-Clat-LM_2_Rg70to1050-CE102040-leaf-S1_Run172</text:p>
          </table:table-cell>
          <table:table-cell office:value-type="string" calcext:value-type="string">
            <text:p>nmdc:procsm-11-bt9sj709</text:p>
          </table:table-cell>
          <table:table-cell office:value-type="string" calcext:value-type="string">
            <text:p>nmdc:bsm-11-pebqj065</text:p>
          </table:table-cell>
        </table:table-row>
        <table:table-row table:style-name="ro1">
          <table:table-cell office:value-type="string" calcext:value-type="string">
            <text:p>nmdc:dgms-12-fng3hd69</text:p>
          </table:table-cell>
          <table:table-cell office:value-type="string" calcext:value-type="string">
            <text:p>20220119_JGI_MD_507130_BioS_final1_QE-139_HILICZ_USHXG01825_NEG_MSMS_51RM_BESC-470-Clat-RM_2_Rg70to1050-CE102040-root-S1_Run917</text:p>
          </table:table-cell>
          <table:table-cell office:value-type="string" calcext:value-type="string">
            <text:p>nmdc:procsm-11-cepf5e94</text:p>
          </table:table-cell>
          <table:table-cell office:value-type="string" calcext:value-type="string">
            <text:p>nmdc:bsm-11-8aktkq28</text:p>
          </table:table-cell>
        </table:table-row>
        <table:table-row table:style-name="ro1">
          <table:table-cell office:value-type="string" calcext:value-type="string">
            <text:p>nmdc:dgms-12-kzzpr989</text:p>
          </table:table-cell>
          <table:table-cell office:value-type="string" calcext:value-type="string">
            <text:p>20220119_JGI_MD_507130_BioS_final1_QE-139_HILICZ_USHXG01825_NEG_MSMS_51RZM_BESC-470-Clat-RZM_2_Rg70to1050-CE102040-rhizo-S1_Run473</text:p>
          </table:table-cell>
          <table:table-cell office:value-type="string" calcext:value-type="string">
            <text:p>nmdc:procsm-11-fawymn12</text:p>
          </table:table-cell>
          <table:table-cell office:value-type="string" calcext:value-type="string">
            <text:p>nmdc:bsm-11-1r59n445</text:p>
          </table:table-cell>
        </table:table-row>
        <table:table-row table:style-name="ro1">
          <table:table-cell office:value-type="string" calcext:value-type="string">
            <text:p>nmdc:dgms-12-jg4hnv36</text:p>
          </table:table-cell>
          <table:table-cell office:value-type="string" calcext:value-type="string">
            <text:p>20220119_JGI_MD_507130_BioS_final1_QE-139_HILICZ_USHXG01825_NEG_MSMS_52LM_BESC-56-Corv-LM_1_Rg70to1050-CE102040-leaf-S1_Run56</text:p>
          </table:table-cell>
          <table:table-cell office:value-type="string" calcext:value-type="string">
            <text:p>nmdc:procsm-11-mv3a6608</text:p>
          </table:table-cell>
          <table:table-cell office:value-type="string" calcext:value-type="string">
            <text:p>nmdc:bsm-11-wr7h1t97</text:p>
          </table:table-cell>
        </table:table-row>
        <table:table-row table:style-name="ro1">
          <table:table-cell office:value-type="string" calcext:value-type="string">
            <text:p>nmdc:dgms-12-sj2b1z98</text:p>
          </table:table-cell>
          <table:table-cell office:value-type="string" calcext:value-type="string">
            <text:p>20220119_JGI_MD_507130_BioS_final1_QE-139_HILICZ_USHXG01825_NEG_MSMS_52RM_BESC-56-Corv-RM_1_Rg70to1050-CE102040-root-S1_Run786</text:p>
          </table:table-cell>
          <table:table-cell office:value-type="string" calcext:value-type="string">
            <text:p>nmdc:procsm-11-8y61a651</text:p>
          </table:table-cell>
          <table:table-cell office:value-type="string" calcext:value-type="string">
            <text:p>nmdc:bsm-11-tkwn9650</text:p>
          </table:table-cell>
        </table:table-row>
        <table:table-row table:style-name="ro1">
          <table:table-cell office:value-type="string" calcext:value-type="string">
            <text:p>nmdc:dgms-12-qc9yv426</text:p>
          </table:table-cell>
          <table:table-cell office:value-type="string" calcext:value-type="string">
            <text:p>20220119_JGI_MD_507130_BioS_final1_QE-139_HILICZ_USHXG01825_NEG_MSMS_52RZM_BESC-56-Corv-RZM_1_Rg70to1050-CE102040-rhizo-S1_Run357</text:p>
          </table:table-cell>
          <table:table-cell office:value-type="string" calcext:value-type="string">
            <text:p>nmdc:procsm-11-223jrw73</text:p>
          </table:table-cell>
          <table:table-cell office:value-type="string" calcext:value-type="string">
            <text:p>nmdc:bsm-11-90vp2x95</text:p>
          </table:table-cell>
        </table:table-row>
        <table:table-row table:style-name="ro1">
          <table:table-cell office:value-type="string" calcext:value-type="string">
            <text:p>nmdc:dgms-12-w6zyzx20</text:p>
          </table:table-cell>
          <table:table-cell office:value-type="string" calcext:value-type="string">
            <text:p>20220119_JGI_MD_507130_BioS_final1_QE-139_HILICZ_USHXG01825_NEG_MSMS_53LM_BESC-56-Corv-LM_2_Rg70to1050-CE102040-leaf-S1_Run211</text:p>
          </table:table-cell>
          <table:table-cell office:value-type="string" calcext:value-type="string">
            <text:p>nmdc:procsm-11-tr8h9128</text:p>
          </table:table-cell>
          <table:table-cell office:value-type="string" calcext:value-type="string">
            <text:p>nmdc:bsm-11-feynq214</text:p>
          </table:table-cell>
        </table:table-row>
        <table:table-row table:style-name="ro1">
          <table:table-cell office:value-type="string" calcext:value-type="string">
            <text:p>nmdc:dgms-12-2c3ayz22</text:p>
          </table:table-cell>
          <table:table-cell office:value-type="string" calcext:value-type="string">
            <text:p>20220119_JGI_MD_507130_BioS_final1_QE-139_HILICZ_USHXG01825_NEG_MSMS_53RZM_BESC-56-Corv-RZM_2_Rg70to1050-CE102040-rhizo-S1_Run561</text:p>
          </table:table-cell>
          <table:table-cell office:value-type="string" calcext:value-type="string">
            <text:p>nmdc:procsm-11-86b6v172</text:p>
          </table:table-cell>
          <table:table-cell office:value-type="string" calcext:value-type="string">
            <text:p>nmdc:bsm-11-e9z5qp65</text:p>
          </table:table-cell>
        </table:table-row>
        <table:table-row table:style-name="ro1">
          <table:table-cell office:value-type="string" calcext:value-type="string">
            <text:p>nmdc:dgms-12-zm4wjx94</text:p>
          </table:table-cell>
          <table:table-cell office:value-type="string" calcext:value-type="string">
            <text:p>20220119_JGI_MD_507130_BioS_final1_QE-139_HILICZ_USHXG01825_NEG_MSMS_54LM_BESC-56-Corv-LM_3_Rg70to1050-CE205060-leaf-S1_Run306</text:p>
          </table:table-cell>
          <table:table-cell office:value-type="string" calcext:value-type="string">
            <text:p>nmdc:procsm-11-8568yw97</text:p>
          </table:table-cell>
          <table:table-cell office:value-type="string" calcext:value-type="string">
            <text:p>nmdc:bsm-11-evfbfp31</text:p>
          </table:table-cell>
        </table:table-row>
        <table:table-row table:style-name="ro1">
          <table:table-cell office:value-type="string" calcext:value-type="string">
            <text:p>nmdc:dgms-12-jjcjm253</text:p>
          </table:table-cell>
          <table:table-cell office:value-type="string" calcext:value-type="string">
            <text:p>20220119_JGI_MD_507130_BioS_final1_QE-139_HILICZ_USHXG01825_NEG_MSMS_54RM_BESC-56-Corv-RM_3_Rg70to1050-CE205060-root-S1_Run1036</text:p>
          </table:table-cell>
          <table:table-cell office:value-type="string" calcext:value-type="string">
            <text:p>nmdc:procsm-11-fsmz2h15</text:p>
          </table:table-cell>
          <table:table-cell office:value-type="string" calcext:value-type="string">
            <text:p>nmdc:bsm-11-qhq2kh40</text:p>
          </table:table-cell>
        </table:table-row>
        <table:table-row table:style-name="ro1">
          <table:table-cell office:value-type="string" calcext:value-type="string">
            <text:p>nmdc:dgms-12-225sk193</text:p>
          </table:table-cell>
          <table:table-cell office:value-type="string" calcext:value-type="string">
            <text:p>20220119_JGI_MD_507130_BioS_final1_QE-139_HILICZ_USHXG01825_NEG_MSMS_54RZM_BESC-56-Corv-RZM_3_Rg70to1050-CE205060-rhizo-S1_Run658</text:p>
          </table:table-cell>
          <table:table-cell office:value-type="string" calcext:value-type="string">
            <text:p>nmdc:procsm-11-9kxf2015</text:p>
          </table:table-cell>
          <table:table-cell office:value-type="string" calcext:value-type="string">
            <text:p>nmdc:bsm-11-sqpv6146</text:p>
          </table:table-cell>
        </table:table-row>
        <table:table-row table:style-name="ro1">
          <table:table-cell office:value-type="string" calcext:value-type="string">
            <text:p>nmdc:dgms-12-h3kj8107</text:p>
          </table:table-cell>
          <table:table-cell office:value-type="string" calcext:value-type="string">
            <text:p>20220119_JGI_MD_507130_BioS_final1_QE-139_HILICZ_USHXG01825_NEG_MSMS_55LM_BESC-833-Clat-LM_2_Rg70to1050-CE102040-leaf-S1_Run108</text:p>
          </table:table-cell>
          <table:table-cell office:value-type="string" calcext:value-type="string">
            <text:p>nmdc:procsm-11-8z2qa248</text:p>
          </table:table-cell>
          <table:table-cell office:value-type="string" calcext:value-type="string">
            <text:p>nmdc:bsm-11-syb42s66</text:p>
          </table:table-cell>
        </table:table-row>
        <table:table-row table:style-name="ro1">
          <table:table-cell office:value-type="string" calcext:value-type="string">
            <text:p>nmdc:dgms-12-wr3xbe20</text:p>
          </table:table-cell>
          <table:table-cell office:value-type="string" calcext:value-type="string">
            <text:p>20220119_JGI_MD_507130_BioS_final1_QE-139_HILICZ_USHXG01825_NEG_MSMS_55RM_BESC-833-Clat-RM_2_Rg70to1050-CE102040-root-S1_Run832</text:p>
          </table:table-cell>
          <table:table-cell office:value-type="string" calcext:value-type="string">
            <text:p>nmdc:procsm-11-z0hg5g22</text:p>
          </table:table-cell>
          <table:table-cell office:value-type="string" calcext:value-type="string">
            <text:p>nmdc:bsm-11-nm187g36</text:p>
          </table:table-cell>
        </table:table-row>
        <table:table-row table:style-name="ro1">
          <table:table-cell office:value-type="string" calcext:value-type="string">
            <text:p>nmdc:dgms-12-wtweck64</text:p>
          </table:table-cell>
          <table:table-cell office:value-type="string" calcext:value-type="string">
            <text:p>20220119_JGI_MD_507130_BioS_final1_QE-139_HILICZ_USHXG01825_NEG_MSMS_55RZM_BESC-833-Clat-RZM_2_Rg70to1050-CE102040-rhizo-S1_Run506</text:p>
          </table:table-cell>
          <table:table-cell office:value-type="string" calcext:value-type="string">
            <text:p>nmdc:procsm-11-kw6t3s16</text:p>
          </table:table-cell>
          <table:table-cell office:value-type="string" calcext:value-type="string">
            <text:p>nmdc:bsm-11-fr4c9n11</text:p>
          </table:table-cell>
        </table:table-row>
        <table:table-row table:style-name="ro1">
          <table:table-cell office:value-type="string" calcext:value-type="string">
            <text:p>nmdc:dgms-12-45h2kg15</text:p>
          </table:table-cell>
          <table:table-cell office:value-type="string" calcext:value-type="string">
            <text:p>20220119_JGI_MD_507130_BioS_final1_QE-139_HILICZ_USHXG01825_NEG_MSMS_56RM_BESC-833-Clat-RM_3_Rg70to1050-CE205060-root-S1_Run1014</text:p>
          </table:table-cell>
          <table:table-cell office:value-type="string" calcext:value-type="string">
            <text:p>nmdc:procsm-11-vyrsd956</text:p>
          </table:table-cell>
          <table:table-cell office:value-type="string" calcext:value-type="string">
            <text:p>nmdc:bsm-11-c52npq37</text:p>
          </table:table-cell>
        </table:table-row>
        <table:table-row table:style-name="ro1">
          <table:table-cell office:value-type="string" calcext:value-type="string">
            <text:p>nmdc:dgms-12-rxj6w330</text:p>
          </table:table-cell>
          <table:table-cell office:value-type="string" calcext:value-type="string">
            <text:p>20220119_JGI_MD_507130_BioS_final1_QE-139_HILICZ_USHXG01825_NEG_MSMS_56RZM_BESC-833-Clat-RZM_3_Rg70to1050-CE205060-rhizo-S1_Run628</text:p>
          </table:table-cell>
          <table:table-cell office:value-type="string" calcext:value-type="string">
            <text:p>nmdc:procsm-11-r6fv1p94</text:p>
          </table:table-cell>
          <table:table-cell office:value-type="string" calcext:value-type="string">
            <text:p>nmdc:bsm-11-at9sda86</text:p>
          </table:table-cell>
        </table:table-row>
        <table:table-row table:style-name="ro1">
          <table:table-cell office:value-type="string" calcext:value-type="string">
            <text:p>nmdc:dgms-12-7b02h702</text:p>
          </table:table-cell>
          <table:table-cell office:value-type="string" calcext:value-type="string">
            <text:p>20220119_JGI_MD_507130_BioS_final1_QE-139_HILICZ_USHXG01825_NEG_MSMS_57LM_BESC-833-Corv-LM_1_Rg70to1050-CE102040-leaf-S1_Run20</text:p>
          </table:table-cell>
          <table:table-cell office:value-type="string" calcext:value-type="string">
            <text:p>nmdc:procsm-11-6nq6v053</text:p>
          </table:table-cell>
          <table:table-cell office:value-type="string" calcext:value-type="string">
            <text:p>nmdc:bsm-11-e747ch69</text:p>
          </table:table-cell>
        </table:table-row>
        <table:table-row table:style-name="ro1">
          <table:table-cell office:value-type="string" calcext:value-type="string">
            <text:p>nmdc:dgms-12-eyt49795</text:p>
          </table:table-cell>
          <table:table-cell office:value-type="string" calcext:value-type="string">
            <text:p>20220119_JGI_MD_507130_BioS_final1_QE-139_HILICZ_USHXG01825_NEG_MSMS_57RM_BESC-833-Corv-RM_1_Rg70to1050-CE102040-root-S1_Run801</text:p>
          </table:table-cell>
          <table:table-cell office:value-type="string" calcext:value-type="string">
            <text:p>nmdc:procsm-11-28vvkq07</text:p>
          </table:table-cell>
          <table:table-cell office:value-type="string" calcext:value-type="string">
            <text:p>nmdc:bsm-11-gch9pp73</text:p>
          </table:table-cell>
        </table:table-row>
        <table:table-row table:style-name="ro1">
          <table:table-cell office:value-type="string" calcext:value-type="string">
            <text:p>nmdc:dgms-12-2b8brz45</text:p>
          </table:table-cell>
          <table:table-cell office:value-type="string" calcext:value-type="string">
            <text:p>20220119_JGI_MD_507130_BioS_final1_QE-139_HILICZ_USHXG01825_NEG_MSMS_57RZM_BESC-833-Corv-RZM_1_Rg70to1050-CE102040-rhizo-S1_Run415</text:p>
          </table:table-cell>
          <table:table-cell office:value-type="string" calcext:value-type="string">
            <text:p>nmdc:procsm-11-9g7bjc91</text:p>
          </table:table-cell>
          <table:table-cell office:value-type="string" calcext:value-type="string">
            <text:p>nmdc:bsm-11-j8ezj858</text:p>
          </table:table-cell>
        </table:table-row>
        <table:table-row table:style-name="ro1">
          <table:table-cell office:value-type="string" calcext:value-type="string">
            <text:p>nmdc:dgms-12-pqpzcf23</text:p>
          </table:table-cell>
          <table:table-cell office:value-type="string" calcext:value-type="string">
            <text:p>20220119_JGI_MD_507130_BioS_final1_QE-139_HILICZ_USHXG01825_NEG_MSMS_58LM_BESC-833-Corv-LM_2_Rg70to1050-CE102040-leaf-S1_Run163</text:p>
          </table:table-cell>
          <table:table-cell office:value-type="string" calcext:value-type="string">
            <text:p>nmdc:procsm-11-kefbng28</text:p>
          </table:table-cell>
          <table:table-cell office:value-type="string" calcext:value-type="string">
            <text:p>nmdc:bsm-11-te5fxe60</text:p>
          </table:table-cell>
        </table:table-row>
        <table:table-row table:style-name="ro1">
          <table:table-cell office:value-type="string" calcext:value-type="string">
            <text:p>nmdc:dgms-12-3w17vy21</text:p>
          </table:table-cell>
          <table:table-cell office:value-type="string" calcext:value-type="string">
            <text:p>20220119_JGI_MD_507130_BioS_final1_QE-139_HILICZ_USHXG01825_NEG_MSMS_58RM_BESC-833-Corv-RM_2_Rg70to1050-CE102040-root-S1_Run920</text:p>
          </table:table-cell>
          <table:table-cell office:value-type="string" calcext:value-type="string">
            <text:p>nmdc:procsm-11-sdc6km37</text:p>
          </table:table-cell>
          <table:table-cell office:value-type="string" calcext:value-type="string">
            <text:p>nmdc:bsm-11-acehgb61</text:p>
          </table:table-cell>
        </table:table-row>
        <table:table-row table:style-name="ro1">
          <table:table-cell office:value-type="string" calcext:value-type="string">
            <text:p>nmdc:dgms-12-f4gqdd41</text:p>
          </table:table-cell>
          <table:table-cell office:value-type="string" calcext:value-type="string">
            <text:p>20220119_JGI_MD_507130_BioS_final1_QE-139_HILICZ_USHXG01825_NEG_MSMS_58RZM_BESC-833-Corv-RZM_2_Rg70to1050-CE102040-rhizo-S1_Run555</text:p>
          </table:table-cell>
          <table:table-cell office:value-type="string" calcext:value-type="string">
            <text:p>nmdc:procsm-11-d83k2125</text:p>
          </table:table-cell>
          <table:table-cell office:value-type="string" calcext:value-type="string">
            <text:p>nmdc:bsm-11-bd18tk15</text:p>
          </table:table-cell>
        </table:table-row>
        <table:table-row table:style-name="ro1">
          <table:table-cell office:value-type="string" calcext:value-type="string">
            <text:p>nmdc:dgms-12-6g2jet78</text:p>
          </table:table-cell>
          <table:table-cell office:value-type="string" calcext:value-type="string">
            <text:p>20220119_JGI_MD_507130_BioS_final1_QE-139_HILICZ_USHXG01825_NEG_MSMS_59LM_BESC-833-Corv-LM_3_Rg70to1050-CE205060-leaf-S1_Run312</text:p>
          </table:table-cell>
          <table:table-cell office:value-type="string" calcext:value-type="string">
            <text:p>nmdc:procsm-11-e11zm551</text:p>
          </table:table-cell>
          <table:table-cell office:value-type="string" calcext:value-type="string">
            <text:p>nmdc:bsm-11-g35dnf26</text:p>
          </table:table-cell>
        </table:table-row>
        <table:table-row table:style-name="ro1">
          <table:table-cell office:value-type="string" calcext:value-type="string">
            <text:p>nmdc:dgms-12-rhryxe45</text:p>
          </table:table-cell>
          <table:table-cell office:value-type="string" calcext:value-type="string">
            <text:p>20220119_JGI_MD_507130_BioS_final1_QE-139_HILICZ_USHXG01825_NEG_MSMS_59RM_BESC-833-Corv-RM_3_Rg70to1050-CE205060-root-S1_Run965</text:p>
          </table:table-cell>
          <table:table-cell office:value-type="string" calcext:value-type="string">
            <text:p>nmdc:procsm-11-nbvez120</text:p>
          </table:table-cell>
          <table:table-cell office:value-type="string" calcext:value-type="string">
            <text:p>nmdc:bsm-11-d8cgz835</text:p>
          </table:table-cell>
        </table:table-row>
        <table:table-row table:style-name="ro1">
          <table:table-cell office:value-type="string" calcext:value-type="string">
            <text:p>nmdc:dgms-12-5sagyq12</text:p>
          </table:table-cell>
          <table:table-cell office:value-type="string" calcext:value-type="string">
            <text:p>20220119_JGI_MD_507130_BioS_final1_QE-139_HILICZ_USHXG01825_NEG_MSMS_59RZM_BESC-833-Corv-RZM_3_Rg70to1050-CE205060-rhizo-S1_Run634</text:p>
          </table:table-cell>
          <table:table-cell office:value-type="string" calcext:value-type="string">
            <text:p>nmdc:procsm-11-4ag9sd13</text:p>
          </table:table-cell>
          <table:table-cell office:value-type="string" calcext:value-type="string">
            <text:p>nmdc:bsm-11-pejvvs20</text:p>
          </table:table-cell>
        </table:table-row>
        <table:table-row table:style-name="ro1">
          <table:table-cell office:value-type="string" calcext:value-type="string">
            <text:p>nmdc:dgms-12-p5jd4c41</text:p>
          </table:table-cell>
          <table:table-cell office:value-type="string" calcext:value-type="string">
            <text:p>20220119_JGI_MD_507130_BioS_final1_QE-139_HILICZ_USHXG01825_NEG_MSMS_5LM_BESC-13-Corv-LM_2_Rg70to1050-CE102040-leaf-S1_Run150</text:p>
          </table:table-cell>
          <table:table-cell office:value-type="string" calcext:value-type="string">
            <text:p>nmdc:procsm-11-4t7f2029</text:p>
          </table:table-cell>
          <table:table-cell office:value-type="string" calcext:value-type="string">
            <text:p>nmdc:bsm-11-r4kwpw90</text:p>
          </table:table-cell>
        </table:table-row>
        <table:table-row table:style-name="ro1">
          <table:table-cell office:value-type="string" calcext:value-type="string">
            <text:p>nmdc:dgms-12-dq0kw107</text:p>
          </table:table-cell>
          <table:table-cell office:value-type="string" calcext:value-type="string">
            <text:p>20220119_JGI_MD_507130_BioS_final1_QE-139_HILICZ_USHXG01825_NEG_MSMS_5RM_BESC-13-Corv-RM_2_Rg70to1050-CE102040-root-S1_Run923</text:p>
          </table:table-cell>
          <table:table-cell office:value-type="string" calcext:value-type="string">
            <text:p>nmdc:procsm-11-vvaagk11</text:p>
          </table:table-cell>
          <table:table-cell office:value-type="string" calcext:value-type="string">
            <text:p>nmdc:bsm-11-ahfq0n74</text:p>
          </table:table-cell>
        </table:table-row>
        <table:table-row table:style-name="ro1">
          <table:table-cell office:value-type="string" calcext:value-type="string">
            <text:p>nmdc:dgms-12-fy0r9619</text:p>
          </table:table-cell>
          <table:table-cell office:value-type="string" calcext:value-type="string">
            <text:p>20220119_JGI_MD_507130_BioS_final1_QE-139_HILICZ_USHXG01825_NEG_MSMS_5RZM_BESC-13-Corv-RZM_2_Rg70to1050-CE102040-rhizo-S1_Run515</text:p>
          </table:table-cell>
          <table:table-cell office:value-type="string" calcext:value-type="string">
            <text:p>nmdc:procsm-11-q47x7b86</text:p>
          </table:table-cell>
          <table:table-cell office:value-type="string" calcext:value-type="string">
            <text:p>nmdc:bsm-11-nz6f9964</text:p>
          </table:table-cell>
        </table:table-row>
        <table:table-row table:style-name="ro1">
          <table:table-cell office:value-type="string" calcext:value-type="string">
            <text:p>nmdc:dgms-12-fg6d0d19</text:p>
          </table:table-cell>
          <table:table-cell office:value-type="string" calcext:value-type="string">
            <text:p>20220119_JGI_MD_507130_BioS_final1_QE-139_HILICZ_USHXG01825_NEG_MSMS_60LM_BESC-845-Clat-LM_1_Rg70to1050-CE102040-leaf-S1_Run59</text:p>
          </table:table-cell>
          <table:table-cell office:value-type="string" calcext:value-type="string">
            <text:p>nmdc:procsm-11-r3skfm64</text:p>
          </table:table-cell>
          <table:table-cell office:value-type="string" calcext:value-type="string">
            <text:p>nmdc:bsm-11-b9cjnj29</text:p>
          </table:table-cell>
        </table:table-row>
        <table:table-row table:style-name="ro1">
          <table:table-cell office:value-type="string" calcext:value-type="string">
            <text:p>nmdc:dgms-12-t5typf80</text:p>
          </table:table-cell>
          <table:table-cell office:value-type="string" calcext:value-type="string">
            <text:p>20220119_JGI_MD_507130_BioS_final1_QE-139_HILICZ_USHXG01825_NEG_MSMS_60RZM_BESC-845-Clat-RZM_1_Rg70to1050-CE102040-rhizo-S1_Run409</text:p>
          </table:table-cell>
          <table:table-cell office:value-type="string" calcext:value-type="string">
            <text:p>nmdc:procsm-11-qfcjbj80</text:p>
          </table:table-cell>
          <table:table-cell office:value-type="string" calcext:value-type="string">
            <text:p>nmdc:bsm-11-vv577p15</text:p>
          </table:table-cell>
        </table:table-row>
        <table:table-row table:style-name="ro1">
          <table:table-cell office:value-type="string" calcext:value-type="string">
            <text:p>nmdc:dgms-12-s4npfw05</text:p>
          </table:table-cell>
          <table:table-cell office:value-type="string" calcext:value-type="string">
            <text:p>20220119_JGI_MD_507130_BioS_final1_QE-139_HILICZ_USHXG01825_NEG_MSMS_61RM_BESC-845-Clat-RM_2_Rg70to1050-CE102040-root-S1_Run859</text:p>
          </table:table-cell>
          <table:table-cell office:value-type="string" calcext:value-type="string">
            <text:p>nmdc:procsm-11-0pcxnf90</text:p>
          </table:table-cell>
          <table:table-cell office:value-type="string" calcext:value-type="string">
            <text:p>nmdc:bsm-11-sjtd0y05</text:p>
          </table:table-cell>
        </table:table-row>
        <table:table-row table:style-name="ro1">
          <table:table-cell office:value-type="string" calcext:value-type="string">
            <text:p>nmdc:dgms-12-6qhtms57</text:p>
          </table:table-cell>
          <table:table-cell office:value-type="string" calcext:value-type="string">
            <text:p>20220119_JGI_MD_507130_BioS_final1_QE-139_HILICZ_USHXG01825_NEG_MSMS_61RZM_BESC-845-Clat-RZM_2_Rg70to1050-CE102040-rhizo-S1_Run479</text:p>
          </table:table-cell>
          <table:table-cell office:value-type="string" calcext:value-type="string">
            <text:p>nmdc:procsm-11-j94gnx27</text:p>
          </table:table-cell>
          <table:table-cell office:value-type="string" calcext:value-type="string">
            <text:p>nmdc:bsm-11-adwwk217</text:p>
          </table:table-cell>
        </table:table-row>
        <table:table-row table:style-name="ro1">
          <table:table-cell office:value-type="string" calcext:value-type="string">
            <text:p>nmdc:dgms-12-rg7brq57</text:p>
          </table:table-cell>
          <table:table-cell office:value-type="string" calcext:value-type="string">
            <text:p>20220119_JGI_MD_507130_BioS_final1_QE-139_HILICZ_USHXG01825_NEG_MSMS_62LM_BESC-845-Clat-LM_3_Rg70to1050-CE205060-leaf-S1_Run296</text:p>
          </table:table-cell>
          <table:table-cell office:value-type="string" calcext:value-type="string">
            <text:p>nmdc:procsm-11-vxyzww63</text:p>
          </table:table-cell>
          <table:table-cell office:value-type="string" calcext:value-type="string">
            <text:p>nmdc:bsm-11-82qw5v38</text:p>
          </table:table-cell>
        </table:table-row>
        <table:table-row table:style-name="ro1">
          <table:table-cell office:value-type="string" calcext:value-type="string">
            <text:p>nmdc:dgms-12-gapt7b68</text:p>
          </table:table-cell>
          <table:table-cell office:value-type="string" calcext:value-type="string">
            <text:p>20220119_JGI_MD_507130_BioS_final1_QE-139_HILICZ_USHXG01825_NEG_MSMS_62RM_BESC-845-Clat-RM_3_Rg70to1050-CE205060-root-S1_Run1017</text:p>
          </table:table-cell>
          <table:table-cell office:value-type="string" calcext:value-type="string">
            <text:p>nmdc:procsm-11-rnryt691</text:p>
          </table:table-cell>
          <table:table-cell office:value-type="string" calcext:value-type="string">
            <text:p>nmdc:bsm-11-3nhng665</text:p>
          </table:table-cell>
        </table:table-row>
        <table:table-row table:style-name="ro1">
          <table:table-cell office:value-type="string" calcext:value-type="string">
            <text:p>nmdc:dgms-12-hm7fqm79</text:p>
          </table:table-cell>
          <table:table-cell office:value-type="string" calcext:value-type="string">
            <text:p>20220119_JGI_MD_507130_BioS_final1_QE-139_HILICZ_USHXG01825_NEG_MSMS_62RZM_BESC-845-Clat-RZM_3_Rg70to1050-CE205060-rhizo-S1_Run640</text:p>
          </table:table-cell>
          <table:table-cell office:value-type="string" calcext:value-type="string">
            <text:p>nmdc:procsm-11-yj851159</text:p>
          </table:table-cell>
          <table:table-cell office:value-type="string" calcext:value-type="string">
            <text:p>nmdc:bsm-11-szd4fj93</text:p>
          </table:table-cell>
        </table:table-row>
        <table:table-row table:style-name="ro1">
          <table:table-cell office:value-type="string" calcext:value-type="string">
            <text:p>nmdc:dgms-12-ny246a90</text:p>
          </table:table-cell>
          <table:table-cell office:value-type="string" calcext:value-type="string">
            <text:p>20220119_JGI_MD_507130_BioS_final1_QE-139_HILICZ_USHXG01825_NEG_MSMS_63LM_BESC-845-Corv-LM_1_Rg70to1050-CE102040-leaf-S1_Run93</text:p>
          </table:table-cell>
          <table:table-cell office:value-type="string" calcext:value-type="string">
            <text:p>nmdc:procsm-11-ambr7876</text:p>
          </table:table-cell>
          <table:table-cell office:value-type="string" calcext:value-type="string">
            <text:p>nmdc:bsm-11-yfc2at70</text:p>
          </table:table-cell>
        </table:table-row>
        <table:table-row table:style-name="ro1">
          <table:table-cell office:value-type="string" calcext:value-type="string">
            <text:p>nmdc:dgms-12-w7s78752</text:p>
          </table:table-cell>
          <table:table-cell office:value-type="string" calcext:value-type="string">
            <text:p>20220119_JGI_MD_507130_BioS_final1_QE-139_HILICZ_USHXG01825_NEG_MSMS_63RZM_BESC-845-Corv-RZM_1_Rg70to1050-CE102040-rhizo-S1_Run439</text:p>
          </table:table-cell>
          <table:table-cell office:value-type="string" calcext:value-type="string">
            <text:p>nmdc:procsm-11-byrvp739</text:p>
          </table:table-cell>
          <table:table-cell office:value-type="string" calcext:value-type="string">
            <text:p>nmdc:bsm-11-wpye0n32</text:p>
          </table:table-cell>
        </table:table-row>
        <table:table-row table:style-name="ro1">
          <table:table-cell office:value-type="string" calcext:value-type="string">
            <text:p>nmdc:dgms-12-mtp43v18</text:p>
          </table:table-cell>
          <table:table-cell office:value-type="string" calcext:value-type="string">
            <text:p>20220119_JGI_MD_507130_BioS_final1_QE-139_HILICZ_USHXG01825_NEG_MSMS_64LM_BESC-845-Corv-LM_2_Rg70to1050-CE102040-leaf-S1_Run123</text:p>
          </table:table-cell>
          <table:table-cell office:value-type="string" calcext:value-type="string">
            <text:p>nmdc:procsm-11-yq5fpp85</text:p>
          </table:table-cell>
          <table:table-cell office:value-type="string" calcext:value-type="string">
            <text:p>nmdc:bsm-11-7yg2ne22</text:p>
          </table:table-cell>
        </table:table-row>
        <table:table-row table:style-name="ro1">
          <table:table-cell office:value-type="string" calcext:value-type="string">
            <text:p>nmdc:dgms-12-rbzqme07</text:p>
          </table:table-cell>
          <table:table-cell office:value-type="string" calcext:value-type="string">
            <text:p>20220119_JGI_MD_507130_BioS_final1_QE-139_HILICZ_USHXG01825_NEG_MSMS_64RM_BESC-845-Corv-RM_2_Rg70to1050-CE102040-root-S1_Run829</text:p>
          </table:table-cell>
          <table:table-cell office:value-type="string" calcext:value-type="string">
            <text:p>nmdc:procsm-11-tj3w6606</text:p>
          </table:table-cell>
          <table:table-cell office:value-type="string" calcext:value-type="string">
            <text:p>nmdc:bsm-11-r7k97q10</text:p>
          </table:table-cell>
        </table:table-row>
        <table:table-row table:style-name="ro1">
          <table:table-cell office:value-type="string" calcext:value-type="string">
            <text:p>nmdc:dgms-12-vzr7dh20</text:p>
          </table:table-cell>
          <table:table-cell office:value-type="string" calcext:value-type="string">
            <text:p>20220119_JGI_MD_507130_BioS_final1_QE-139_HILICZ_USHXG01825_NEG_MSMS_64RZM_BESC-845-Corv-RZM_2_Rg70to1050-CE102040-rhizo-S1_Run503</text:p>
          </table:table-cell>
          <table:table-cell office:value-type="string" calcext:value-type="string">
            <text:p>nmdc:procsm-11-sc10x212</text:p>
          </table:table-cell>
          <table:table-cell office:value-type="string" calcext:value-type="string">
            <text:p>nmdc:bsm-11-hae6xn61</text:p>
          </table:table-cell>
        </table:table-row>
        <table:table-row table:style-name="ro1">
          <table:table-cell office:value-type="string" calcext:value-type="string">
            <text:p>nmdc:dgms-12-cd6h3516</text:p>
          </table:table-cell>
          <table:table-cell office:value-type="string" calcext:value-type="string">
            <text:p>20220119_JGI_MD_507130_BioS_final1_QE-139_HILICZ_USHXG01825_NEG_MSMS_65LM_BESC-845-Corv-LM_3_Rg70to1050-CE205060-leaf-S1_Run245</text:p>
          </table:table-cell>
          <table:table-cell office:value-type="string" calcext:value-type="string">
            <text:p>nmdc:procsm-11-8h0qbg54</text:p>
          </table:table-cell>
          <table:table-cell office:value-type="string" calcext:value-type="string">
            <text:p>nmdc:bsm-11-cjp6kd42</text:p>
          </table:table-cell>
        </table:table-row>
        <table:table-row table:style-name="ro1">
          <table:table-cell office:value-type="string" calcext:value-type="string">
            <text:p>nmdc:dgms-12-g0g3ps34</text:p>
          </table:table-cell>
          <table:table-cell office:value-type="string" calcext:value-type="string">
            <text:p>20220119_JGI_MD_507130_BioS_final1_QE-139_HILICZ_USHXG01825_NEG_MSMS_65RM_BESC-845-Corv-RM_3_Rg70to1050-CE205060-root-S1_Run1023</text:p>
          </table:table-cell>
          <table:table-cell office:value-type="string" calcext:value-type="string">
            <text:p>nmdc:procsm-11-exbjrt97</text:p>
          </table:table-cell>
          <table:table-cell office:value-type="string" calcext:value-type="string">
            <text:p>nmdc:bsm-11-pq105b36</text:p>
          </table:table-cell>
        </table:table-row>
        <table:table-row table:style-name="ro1">
          <table:table-cell office:value-type="string" calcext:value-type="string">
            <text:p>nmdc:dgms-12-nwmcwv64</text:p>
          </table:table-cell>
          <table:table-cell office:value-type="string" calcext:value-type="string">
            <text:p>20220119_JGI_MD_507130_BioS_final1_QE-139_HILICZ_USHXG01825_NEG_MSMS_65RZM_BESC-845-Corv-RZM_3_Rg70to1050-CE205060-rhizo-S1_Run667</text:p>
          </table:table-cell>
          <table:table-cell office:value-type="string" calcext:value-type="string">
            <text:p>nmdc:procsm-11-bb08y446</text:p>
          </table:table-cell>
          <table:table-cell office:value-type="string" calcext:value-type="string">
            <text:p>nmdc:bsm-11-v1ynyj85</text:p>
          </table:table-cell>
        </table:table-row>
        <table:table-row table:style-name="ro1">
          <table:table-cell office:value-type="string" calcext:value-type="string">
            <text:p>nmdc:dgms-12-zq2z9d67</text:p>
          </table:table-cell>
          <table:table-cell office:value-type="string" calcext:value-type="string">
            <text:p>20220119_JGI_MD_507130_BioS_final1_QE-139_HILICZ_USHXG01825_NEG_MSMS_66LM_BESC-847-Clat-LM_1_Rg70to1050-CE102040-leaf-S1_Run35</text:p>
          </table:table-cell>
          <table:table-cell office:value-type="string" calcext:value-type="string">
            <text:p>nmdc:procsm-11-7akebs12</text:p>
          </table:table-cell>
          <table:table-cell office:value-type="string" calcext:value-type="string">
            <text:p>nmdc:bsm-11-kesw6757</text:p>
          </table:table-cell>
        </table:table-row>
        <table:table-row table:style-name="ro1">
          <table:table-cell office:value-type="string" calcext:value-type="string">
            <text:p>nmdc:dgms-12-x02kjc97</text:p>
          </table:table-cell>
          <table:table-cell office:value-type="string" calcext:value-type="string">
            <text:p>20220119_JGI_MD_507130_BioS_final1_QE-139_HILICZ_USHXG01825_NEG_MSMS_66RM_BESC-847-Clat-RM_1_Rg70to1050-CE102040-root-S1_Run783</text:p>
          </table:table-cell>
          <table:table-cell office:value-type="string" calcext:value-type="string">
            <text:p>nmdc:procsm-11-b362cc86</text:p>
          </table:table-cell>
          <table:table-cell office:value-type="string" calcext:value-type="string">
            <text:p>nmdc:bsm-11-ta8dt754</text:p>
          </table:table-cell>
        </table:table-row>
        <table:table-row table:style-name="ro1">
          <table:table-cell office:value-type="string" calcext:value-type="string">
            <text:p>nmdc:dgms-12-szcys935</text:p>
          </table:table-cell>
          <table:table-cell office:value-type="string" calcext:value-type="string">
            <text:p>20220119_JGI_MD_507130_BioS_final1_QE-139_HILICZ_USHXG01825_NEG_MSMS_66RZM_BESC-847-Clat-RZM_1_Rg70to1050-CE102040-rhizo-S1_Run412</text:p>
          </table:table-cell>
          <table:table-cell office:value-type="string" calcext:value-type="string">
            <text:p>nmdc:procsm-11-wa2hrs08</text:p>
          </table:table-cell>
          <table:table-cell office:value-type="string" calcext:value-type="string">
            <text:p>nmdc:bsm-11-zmsv5494</text:p>
          </table:table-cell>
        </table:table-row>
        <table:table-row table:style-name="ro1">
          <table:table-cell office:value-type="string" calcext:value-type="string">
            <text:p>nmdc:dgms-12-cy0cw042</text:p>
          </table:table-cell>
          <table:table-cell office:value-type="string" calcext:value-type="string">
            <text:p>20220119_JGI_MD_507130_BioS_final1_QE-139_HILICZ_USHXG01825_NEG_MSMS_67LM_BESC-847-Clat-LM_2_Rg70to1050-CE102040-leaf-S1_Run153</text:p>
          </table:table-cell>
          <table:table-cell office:value-type="string" calcext:value-type="string">
            <text:p>nmdc:procsm-11-a04x6338</text:p>
          </table:table-cell>
          <table:table-cell office:value-type="string" calcext:value-type="string">
            <text:p>nmdc:bsm-11-61xfks69</text:p>
          </table:table-cell>
        </table:table-row>
        <table:table-row table:style-name="ro1">
          <table:table-cell office:value-type="string" calcext:value-type="string">
            <text:p>nmdc:dgms-12-7n5dd364</text:p>
          </table:table-cell>
          <table:table-cell office:value-type="string" calcext:value-type="string">
            <text:p>20220119_JGI_MD_507130_BioS_final1_QE-139_HILICZ_USHXG01825_NEG_MSMS_67RM_BESC-847-Clat-RM_2_Rg70to1050-CE102040-root-S1_Run886</text:p>
          </table:table-cell>
          <table:table-cell office:value-type="string" calcext:value-type="string">
            <text:p>nmdc:procsm-11-sq5qng37</text:p>
          </table:table-cell>
          <table:table-cell office:value-type="string" calcext:value-type="string">
            <text:p>nmdc:bsm-11-dqnfvd06</text:p>
          </table:table-cell>
        </table:table-row>
        <table:table-row table:style-name="ro1">
          <table:table-cell office:value-type="string" calcext:value-type="string">
            <text:p>nmdc:dgms-12-e57hcg08</text:p>
          </table:table-cell>
          <table:table-cell office:value-type="string" calcext:value-type="string">
            <text:p>20220119_JGI_MD_507130_BioS_final1_QE-139_HILICZ_USHXG01825_NEG_MSMS_67RZM_BESC-847-Clat-RZM_2_Rg70to1050-CE102040-rhizo-S1_Run464</text:p>
          </table:table-cell>
          <table:table-cell office:value-type="string" calcext:value-type="string">
            <text:p>nmdc:procsm-11-61gnvg79</text:p>
          </table:table-cell>
          <table:table-cell office:value-type="string" calcext:value-type="string">
            <text:p>nmdc:bsm-11-rbzk5h49</text:p>
          </table:table-cell>
        </table:table-row>
        <table:table-row table:style-name="ro1">
          <table:table-cell office:value-type="string" calcext:value-type="string">
            <text:p>nmdc:dgms-12-p1xgkr06</text:p>
          </table:table-cell>
          <table:table-cell office:value-type="string" calcext:value-type="string">
            <text:p>20220119_JGI_MD_507130_BioS_final1_QE-139_HILICZ_USHXG01825_NEG_MSMS_68LM_BESC-847-Clat-LM_3_Rg70to1050-CE205060-leaf-S1_Run251</text:p>
          </table:table-cell>
          <table:table-cell office:value-type="string" calcext:value-type="string">
            <text:p>nmdc:procsm-11-tfjggh75</text:p>
          </table:table-cell>
          <table:table-cell office:value-type="string" calcext:value-type="string">
            <text:p>nmdc:bsm-11-v9k6q078</text:p>
          </table:table-cell>
        </table:table-row>
        <table:table-row table:style-name="ro1">
          <table:table-cell office:value-type="string" calcext:value-type="string">
            <text:p>nmdc:dgms-12-eg8dp376</text:p>
          </table:table-cell>
          <table:table-cell office:value-type="string" calcext:value-type="string">
            <text:p>20220119_JGI_MD_507130_BioS_final1_QE-139_HILICZ_USHXG01825_NEG_MSMS_68RM_BESC-847-Clat-RM_3_Rg70to1050-CE205060-root-S1_Run975</text:p>
          </table:table-cell>
          <table:table-cell office:value-type="string" calcext:value-type="string">
            <text:p>nmdc:procsm-11-fa7z6q54</text:p>
          </table:table-cell>
          <table:table-cell office:value-type="string" calcext:value-type="string">
            <text:p>nmdc:bsm-11-rpj4zm44</text:p>
          </table:table-cell>
        </table:table-row>
        <table:table-row table:style-name="ro1">
          <table:table-cell office:value-type="string" calcext:value-type="string">
            <text:p>nmdc:dgms-12-q83p1e44</text:p>
          </table:table-cell>
          <table:table-cell office:value-type="string" calcext:value-type="string">
            <text:p>20220119_JGI_MD_507130_BioS_final1_QE-139_HILICZ_USHXG01825_NEG_MSMS_68RZM_BESC-847-Clat-RZM_3_Rg70to1050-CE205060-rhizo-S1_Run637</text:p>
          </table:table-cell>
          <table:table-cell office:value-type="string" calcext:value-type="string">
            <text:p>nmdc:procsm-11-gc052d04</text:p>
          </table:table-cell>
          <table:table-cell office:value-type="string" calcext:value-type="string">
            <text:p>nmdc:bsm-11-pgfhya35</text:p>
          </table:table-cell>
        </table:table-row>
        <table:table-row table:style-name="ro1">
          <table:table-cell office:value-type="string" calcext:value-type="string">
            <text:p>nmdc:dgms-12-6rzmgj38</text:p>
          </table:table-cell>
          <table:table-cell office:value-type="string" calcext:value-type="string">
            <text:p>20220119_JGI_MD_507130_BioS_final1_QE-139_HILICZ_USHXG01825_NEG_MSMS_69LM_BESC-847-Corv-LM_1_Rg70to1050-CE102040-leaf-S1_Run32</text:p>
          </table:table-cell>
          <table:table-cell office:value-type="string" calcext:value-type="string">
            <text:p>nmdc:procsm-11-32sz1m35</text:p>
          </table:table-cell>
          <table:table-cell office:value-type="string" calcext:value-type="string">
            <text:p>nmdc:bsm-11-wqy7mc31</text:p>
          </table:table-cell>
        </table:table-row>
        <table:table-row table:style-name="ro1">
          <table:table-cell office:value-type="string" calcext:value-type="string">
            <text:p>nmdc:dgms-12-v36a4e36</text:p>
          </table:table-cell>
          <table:table-cell office:value-type="string" calcext:value-type="string">
            <text:p>20220119_JGI_MD_507130_BioS_final1_QE-139_HILICZ_USHXG01825_NEG_MSMS_69RM_BESC-847-Corv-RM_1_Rg70to1050-CE102040-root-S1_Run759</text:p>
          </table:table-cell>
          <table:table-cell office:value-type="string" calcext:value-type="string">
            <text:p>nmdc:procsm-11-jktd3g87</text:p>
          </table:table-cell>
          <table:table-cell office:value-type="string" calcext:value-type="string">
            <text:p>nmdc:bsm-11-ck98jg55</text:p>
          </table:table-cell>
        </table:table-row>
        <table:table-row table:style-name="ro1">
          <table:table-cell office:value-type="string" calcext:value-type="string">
            <text:p>nmdc:dgms-12-89n1sy18</text:p>
          </table:table-cell>
          <table:table-cell office:value-type="string" calcext:value-type="string">
            <text:p>20220119_JGI_MD_507130_BioS_final1_QE-139_HILICZ_USHXG01825_NEG_MSMS_69RZM_BESC-847-Corv-RZM_1_Rg70to1050-CE102040-rhizo-S1_Run421</text:p>
          </table:table-cell>
          <table:table-cell office:value-type="string" calcext:value-type="string">
            <text:p>nmdc:procsm-11-dx9pr286</text:p>
          </table:table-cell>
          <table:table-cell office:value-type="string" calcext:value-type="string">
            <text:p>nmdc:bsm-11-qyx7qs76</text:p>
          </table:table-cell>
        </table:table-row>
        <table:table-row table:style-name="ro1">
          <table:table-cell office:value-type="string" calcext:value-type="string">
            <text:p>nmdc:dgms-12-5vj1sr17</text:p>
          </table:table-cell>
          <table:table-cell office:value-type="string" calcext:value-type="string">
            <text:p>20220119_JGI_MD_507130_BioS_final1_QE-139_HILICZ_USHXG01825_NEG_MSMS_6LM_BESC-13-Corv-LM_3_Rg70to1050-CE205060-leaf-S1_Run229</text:p>
          </table:table-cell>
          <table:table-cell office:value-type="string" calcext:value-type="string">
            <text:p>nmdc:procsm-11-50bgkx02</text:p>
          </table:table-cell>
          <table:table-cell office:value-type="string" calcext:value-type="string">
            <text:p>nmdc:bsm-11-vme3w877</text:p>
          </table:table-cell>
        </table:table-row>
        <table:table-row table:style-name="ro1">
          <table:table-cell office:value-type="string" calcext:value-type="string">
            <text:p>nmdc:dgms-12-g9w3r888</text:p>
          </table:table-cell>
          <table:table-cell office:value-type="string" calcext:value-type="string">
            <text:p>20220119_JGI_MD_507130_BioS_final1_QE-139_HILICZ_USHXG01825_NEG_MSMS_6RM_BESC-13-Corv-RM_3_Rg70to1050-CE205060-root-S1_Run953</text:p>
          </table:table-cell>
          <table:table-cell office:value-type="string" calcext:value-type="string">
            <text:p>nmdc:procsm-11-2vjfhh72</text:p>
          </table:table-cell>
          <table:table-cell office:value-type="string" calcext:value-type="string">
            <text:p>nmdc:bsm-11-4838sk73</text:p>
          </table:table-cell>
        </table:table-row>
        <table:table-row table:style-name="ro1">
          <table:table-cell office:value-type="string" calcext:value-type="string">
            <text:p>nmdc:dgms-12-d1pyrx12</text:p>
          </table:table-cell>
          <table:table-cell office:value-type="string" calcext:value-type="string">
            <text:p>20220119_JGI_MD_507130_BioS_final1_QE-139_HILICZ_USHXG01825_NEG_MSMS_6RZM_BESC-13-Corv-RZM_3_Rg70to1050-CE205060-rhizo-S1_Run613</text:p>
          </table:table-cell>
          <table:table-cell office:value-type="string" calcext:value-type="string">
            <text:p>nmdc:procsm-11-05xy3s37</text:p>
          </table:table-cell>
          <table:table-cell office:value-type="string" calcext:value-type="string">
            <text:p>nmdc:bsm-11-f0st6436</text:p>
          </table:table-cell>
        </table:table-row>
        <table:table-row table:style-name="ro1">
          <table:table-cell office:value-type="string" calcext:value-type="string">
            <text:p>nmdc:dgms-12-x2x2br59</text:p>
          </table:table-cell>
          <table:table-cell office:value-type="string" calcext:value-type="string">
            <text:p>20220119_JGI_MD_507130_BioS_final1_QE-139_HILICZ_USHXG01825_NEG_MSMS_70LM_BESC-847-Corv-LM_2_Rg70to1050-CE102040-leaf-S1_Run129</text:p>
          </table:table-cell>
          <table:table-cell office:value-type="string" calcext:value-type="string">
            <text:p>nmdc:procsm-11-3a4cg164</text:p>
          </table:table-cell>
          <table:table-cell office:value-type="string" calcext:value-type="string">
            <text:p>nmdc:bsm-11-34przm31</text:p>
          </table:table-cell>
        </table:table-row>
        <table:table-row table:style-name="ro1">
          <table:table-cell office:value-type="string" calcext:value-type="string">
            <text:p>nmdc:dgms-12-5wsa0f85</text:p>
          </table:table-cell>
          <table:table-cell office:value-type="string" calcext:value-type="string">
            <text:p>20220119_JGI_MD_507130_BioS_final1_QE-139_HILICZ_USHXG01825_NEG_MSMS_70RM_BESC-847-Corv-RM_2_Rg70to1050-CE102040-root-S1_Run883</text:p>
          </table:table-cell>
          <table:table-cell office:value-type="string" calcext:value-type="string">
            <text:p>nmdc:procsm-11-btjft883</text:p>
          </table:table-cell>
          <table:table-cell office:value-type="string" calcext:value-type="string">
            <text:p>nmdc:bsm-11-tnbabs47</text:p>
          </table:table-cell>
        </table:table-row>
        <table:table-row table:style-name="ro1">
          <table:table-cell office:value-type="string" calcext:value-type="string">
            <text:p>nmdc:dgms-12-gcexgj72</text:p>
          </table:table-cell>
          <table:table-cell office:value-type="string" calcext:value-type="string">
            <text:p>20220119_JGI_MD_507130_BioS_final1_QE-139_HILICZ_USHXG01825_NEG_MSMS_70RZM_BESC-847-Corv-RZM_2_Rg70to1050-CE102040-rhizo-S1_Run476</text:p>
          </table:table-cell>
          <table:table-cell office:value-type="string" calcext:value-type="string">
            <text:p>nmdc:procsm-11-qsy2r233</text:p>
          </table:table-cell>
          <table:table-cell office:value-type="string" calcext:value-type="string">
            <text:p>nmdc:bsm-11-67dmq694</text:p>
          </table:table-cell>
        </table:table-row>
        <table:table-row table:style-name="ro1">
          <table:table-cell office:value-type="string" calcext:value-type="string">
            <text:p>nmdc:dgms-12-entm5h56</text:p>
          </table:table-cell>
          <table:table-cell office:value-type="string" calcext:value-type="string">
            <text:p>20220119_JGI_MD_507130_BioS_final1_QE-139_HILICZ_USHXG01825_NEG_MSMS_71LM_BESC-847-Corv-LM_3_Rg70to1050-CE205060-leaf-S1_Run220</text:p>
          </table:table-cell>
          <table:table-cell office:value-type="string" calcext:value-type="string">
            <text:p>nmdc:procsm-11-jp2w7y52</text:p>
          </table:table-cell>
          <table:table-cell office:value-type="string" calcext:value-type="string">
            <text:p>nmdc:bsm-11-fm4p4558</text:p>
          </table:table-cell>
        </table:table-row>
        <table:table-row table:style-name="ro1">
          <table:table-cell office:value-type="string" calcext:value-type="string">
            <text:p>nmdc:dgms-12-02encp78</text:p>
          </table:table-cell>
          <table:table-cell office:value-type="string" calcext:value-type="string">
            <text:p>20220119_JGI_MD_507130_BioS_final1_QE-139_HILICZ_USHXG01825_NEG_MSMS_71RM_BESC-847-Corv-RM_3_Rg70to1050-CE205060-root-S1_Run987</text:p>
          </table:table-cell>
          <table:table-cell office:value-type="string" calcext:value-type="string">
            <text:p>nmdc:procsm-11-2h1q7w32</text:p>
          </table:table-cell>
          <table:table-cell office:value-type="string" calcext:value-type="string">
            <text:p>nmdc:bsm-11-h96d6881</text:p>
          </table:table-cell>
        </table:table-row>
        <table:table-row table:style-name="ro1">
          <table:table-cell office:value-type="string" calcext:value-type="string">
            <text:p>nmdc:dgms-12-q6w7dq62</text:p>
          </table:table-cell>
          <table:table-cell office:value-type="string" calcext:value-type="string">
            <text:p>20220119_JGI_MD_507130_BioS_final1_QE-139_HILICZ_USHXG01825_NEG_MSMS_71RZM_BESC-847-Corv-RZM_3_Rg70to1050-CE205060-rhizo-S1_Run643</text:p>
          </table:table-cell>
          <table:table-cell office:value-type="string" calcext:value-type="string">
            <text:p>nmdc:procsm-11-3eah7q13</text:p>
          </table:table-cell>
          <table:table-cell office:value-type="string" calcext:value-type="string">
            <text:p>nmdc:bsm-11-jrahe581</text:p>
          </table:table-cell>
        </table:table-row>
        <table:table-row table:style-name="ro1">
          <table:table-cell office:value-type="string" calcext:value-type="string">
            <text:p>nmdc:dgms-12-tfaxv897</text:p>
          </table:table-cell>
          <table:table-cell office:value-type="string" calcext:value-type="string">
            <text:p>20220119_JGI_MD_507130_BioS_final1_QE-139_HILICZ_USHXG01825_NEG_MSMS_72LM_BESC-86-Clat-LM_2_Rg70to1050-CE102040-leaf-S1_Run111</text:p>
          </table:table-cell>
          <table:table-cell office:value-type="string" calcext:value-type="string">
            <text:p>nmdc:procsm-11-rc9sw564</text:p>
          </table:table-cell>
          <table:table-cell office:value-type="string" calcext:value-type="string">
            <text:p>nmdc:bsm-11-8e43d898</text:p>
          </table:table-cell>
        </table:table-row>
        <table:table-row table:style-name="ro1">
          <table:table-cell office:value-type="string" calcext:value-type="string">
            <text:p>nmdc:dgms-12-xwgzmx05</text:p>
          </table:table-cell>
          <table:table-cell office:value-type="string" calcext:value-type="string">
            <text:p>20220119_JGI_MD_507130_BioS_final1_QE-139_HILICZ_USHXG01825_NEG_MSMS_72RM_BESC-86-Clat-RM_2_Rg70to1050-CE102040-root-S1_Run871</text:p>
          </table:table-cell>
          <table:table-cell office:value-type="string" calcext:value-type="string">
            <text:p>nmdc:procsm-11-a3tq8m58</text:p>
          </table:table-cell>
          <table:table-cell office:value-type="string" calcext:value-type="string">
            <text:p>nmdc:bsm-11-xy5ern23</text:p>
          </table:table-cell>
        </table:table-row>
        <table:table-row table:style-name="ro1">
          <table:table-cell office:value-type="string" calcext:value-type="string">
            <text:p>nmdc:dgms-12-nhgse529</text:p>
          </table:table-cell>
          <table:table-cell office:value-type="string" calcext:value-type="string">
            <text:p>20220119_JGI_MD_507130_BioS_final1_QE-139_HILICZ_USHXG01825_NEG_MSMS_72RZM_BESC-86-Clat-RZM_2_Rg70to1050-CE102040-rhizo-S1_Run552</text:p>
          </table:table-cell>
          <table:table-cell office:value-type="string" calcext:value-type="string">
            <text:p>nmdc:procsm-11-gynqzk43</text:p>
          </table:table-cell>
          <table:table-cell office:value-type="string" calcext:value-type="string">
            <text:p>nmdc:bsm-11-7bbm7795</text:p>
          </table:table-cell>
        </table:table-row>
        <table:table-row table:style-name="ro1">
          <table:table-cell office:value-type="string" calcext:value-type="string">
            <text:p>nmdc:dgms-12-f2mw9f55</text:p>
          </table:table-cell>
          <table:table-cell office:value-type="string" calcext:value-type="string">
            <text:p>20220119_JGI_MD_507130_BioS_final1_QE-139_HILICZ_USHXG01825_NEG_MSMS_73RM_BESC-866-Clat-RM_2_Rg70to1050-CE102040-root-S1_Run899</text:p>
          </table:table-cell>
          <table:table-cell office:value-type="string" calcext:value-type="string">
            <text:p>nmdc:procsm-11-1cdeqw07</text:p>
          </table:table-cell>
          <table:table-cell office:value-type="string" calcext:value-type="string">
            <text:p>nmdc:bsm-11-5rgay328</text:p>
          </table:table-cell>
        </table:table-row>
        <table:table-row table:style-name="ro1">
          <table:table-cell office:value-type="string" calcext:value-type="string">
            <text:p>nmdc:dgms-12-sf09z976</text:p>
          </table:table-cell>
          <table:table-cell office:value-type="string" calcext:value-type="string">
            <text:p>20220119_JGI_MD_507130_BioS_final1_QE-139_HILICZ_USHXG01825_NEG_MSMS_73RZM_BESC-866-Clat-RZM_2_Rg70to1050-CE102040-rhizo-S1_Run524</text:p>
          </table:table-cell>
          <table:table-cell office:value-type="string" calcext:value-type="string">
            <text:p>nmdc:procsm-11-kpzypx57</text:p>
          </table:table-cell>
          <table:table-cell office:value-type="string" calcext:value-type="string">
            <text:p>nmdc:bsm-11-7j0fnc87</text:p>
          </table:table-cell>
        </table:table-row>
        <table:table-row table:style-name="ro1">
          <table:table-cell office:value-type="string" calcext:value-type="string">
            <text:p>nmdc:dgms-12-5kzpjq76</text:p>
          </table:table-cell>
          <table:table-cell office:value-type="string" calcext:value-type="string">
            <text:p>20220119_JGI_MD_507130_BioS_final1_QE-139_HILICZ_USHXG01825_NEG_MSMS_74LM_BESC-866-Clat-LM_3_Rg70to1050-CE205060-leaf-S1_Run315</text:p>
          </table:table-cell>
          <table:table-cell office:value-type="string" calcext:value-type="string">
            <text:p>nmdc:procsm-11-vrwt5d04</text:p>
          </table:table-cell>
          <table:table-cell office:value-type="string" calcext:value-type="string">
            <text:p>nmdc:bsm-11-6m5dma62</text:p>
          </table:table-cell>
        </table:table-row>
        <table:table-row table:style-name="ro1">
          <table:table-cell office:value-type="string" calcext:value-type="string">
            <text:p>nmdc:dgms-12-1xjcn280</text:p>
          </table:table-cell>
          <table:table-cell office:value-type="string" calcext:value-type="string">
            <text:p>20220119_JGI_MD_507130_BioS_final1_QE-139_HILICZ_USHXG01825_NEG_MSMS_74RM_BESC-866-Clat-RM_3_Rg70to1050-CE205060-root-S1_Run990</text:p>
          </table:table-cell>
          <table:table-cell office:value-type="string" calcext:value-type="string">
            <text:p>nmdc:procsm-11-04ty5358</text:p>
          </table:table-cell>
          <table:table-cell office:value-type="string" calcext:value-type="string">
            <text:p>nmdc:bsm-11-n2a7p974</text:p>
          </table:table-cell>
        </table:table-row>
        <table:table-row table:style-name="ro1">
          <table:table-cell office:value-type="string" calcext:value-type="string">
            <text:p>nmdc:dgms-12-mmt1c336</text:p>
          </table:table-cell>
          <table:table-cell office:value-type="string" calcext:value-type="string">
            <text:p>20220119_JGI_MD_507130_BioS_final1_QE-139_HILICZ_USHXG01825_NEG_MSMS_74RZM_BESC-866-Clat-RZM_3_Rg70to1050-CE205060-rhizo-S1_Run588</text:p>
          </table:table-cell>
          <table:table-cell office:value-type="string" calcext:value-type="string">
            <text:p>nmdc:procsm-11-1g4t0e46</text:p>
          </table:table-cell>
          <table:table-cell office:value-type="string" calcext:value-type="string">
            <text:p>nmdc:bsm-11-7n6p8d80</text:p>
          </table:table-cell>
        </table:table-row>
        <table:table-row table:style-name="ro1">
          <table:table-cell office:value-type="string" calcext:value-type="string">
            <text:p>nmdc:dgms-12-7893g012</text:p>
          </table:table-cell>
          <table:table-cell office:value-type="string" calcext:value-type="string">
            <text:p>20220119_JGI_MD_507130_BioS_final1_QE-139_HILICZ_USHXG01825_NEG_MSMS_75LM_BESC-866-Corv-LM_1_Rg70to1050-CE102040-leaf-S1_Run99</text:p>
          </table:table-cell>
          <table:table-cell office:value-type="string" calcext:value-type="string">
            <text:p>nmdc:procsm-11-sfeqbz30</text:p>
          </table:table-cell>
          <table:table-cell office:value-type="string" calcext:value-type="string">
            <text:p>nmdc:bsm-11-ma7ry826</text:p>
          </table:table-cell>
        </table:table-row>
        <table:table-row table:style-name="ro1">
          <table:table-cell office:value-type="string" calcext:value-type="string">
            <text:p>nmdc:dgms-12-feyyvc82</text:p>
          </table:table-cell>
          <table:table-cell office:value-type="string" calcext:value-type="string">
            <text:p>20220119_JGI_MD_507130_BioS_final1_QE-139_HILICZ_USHXG01825_NEG_MSMS_75RM_BESC-866-Corv-RM_1_Rg70to1050-CE102040-root-S1_Run792</text:p>
          </table:table-cell>
          <table:table-cell office:value-type="string" calcext:value-type="string">
            <text:p>nmdc:procsm-11-rm8chc97</text:p>
          </table:table-cell>
          <table:table-cell office:value-type="string" calcext:value-type="string">
            <text:p>nmdc:bsm-11-mb9s8c17</text:p>
          </table:table-cell>
        </table:table-row>
        <table:table-row table:style-name="ro1">
          <table:table-cell office:value-type="string" calcext:value-type="string">
            <text:p>nmdc:dgms-12-amham474</text:p>
          </table:table-cell>
          <table:table-cell office:value-type="string" calcext:value-type="string">
            <text:p>20220119_JGI_MD_507130_BioS_final1_QE-139_HILICZ_USHXG01825_NEG_MSMS_75RZM_BESC-866-Corv-RZM_1_Rg70to1050-CE102040-rhizo-S1_Run418</text:p>
          </table:table-cell>
          <table:table-cell office:value-type="string" calcext:value-type="string">
            <text:p>nmdc:procsm-11-34072658</text:p>
          </table:table-cell>
          <table:table-cell office:value-type="string" calcext:value-type="string">
            <text:p>nmdc:bsm-11-8wd4pp40</text:p>
          </table:table-cell>
        </table:table-row>
        <table:table-row table:style-name="ro1">
          <table:table-cell office:value-type="string" calcext:value-type="string">
            <text:p>nmdc:dgms-12-4pwv4f24</text:p>
          </table:table-cell>
          <table:table-cell office:value-type="string" calcext:value-type="string">
            <text:p>20220119_JGI_MD_507130_BioS_final1_QE-139_HILICZ_USHXG01825_NEG_MSMS_76LM_BESC-866-Corv-LM_2_Rg70to1050-CE102040-leaf-S1_Run175</text:p>
          </table:table-cell>
          <table:table-cell office:value-type="string" calcext:value-type="string">
            <text:p>nmdc:procsm-11-gn75c463</text:p>
          </table:table-cell>
          <table:table-cell office:value-type="string" calcext:value-type="string">
            <text:p>nmdc:bsm-11-j5y27f16</text:p>
          </table:table-cell>
        </table:table-row>
        <table:table-row table:style-name="ro1">
          <table:table-cell office:value-type="string" calcext:value-type="string">
            <text:p>nmdc:dgms-12-8n33tf07</text:p>
          </table:table-cell>
          <table:table-cell office:value-type="string" calcext:value-type="string">
            <text:p>20220119_JGI_MD_507130_BioS_final1_QE-139_HILICZ_USHXG01825_NEG_MSMS_76RM_BESC-866-Corv-RM_2_Rg70to1050-CE102040-root-S1_Run813</text:p>
          </table:table-cell>
          <table:table-cell office:value-type="string" calcext:value-type="string">
            <text:p>nmdc:procsm-11-h04f8a98</text:p>
          </table:table-cell>
          <table:table-cell office:value-type="string" calcext:value-type="string">
            <text:p>nmdc:bsm-11-5w4ba396</text:p>
          </table:table-cell>
        </table:table-row>
        <table:table-row table:style-name="ro1">
          <table:table-cell office:value-type="string" calcext:value-type="string">
            <text:p>nmdc:dgms-12-sf45r669</text:p>
          </table:table-cell>
          <table:table-cell office:value-type="string" calcext:value-type="string">
            <text:p>20220119_JGI_MD_507130_BioS_final1_QE-139_HILICZ_USHXG01825_NEG_MSMS_76RZM_BESC-866-Corv-RZM_2_Rg70to1050-CE102040-rhizo-S1_Run488</text:p>
          </table:table-cell>
          <table:table-cell office:value-type="string" calcext:value-type="string">
            <text:p>nmdc:procsm-11-5g7b0q16</text:p>
          </table:table-cell>
          <table:table-cell office:value-type="string" calcext:value-type="string">
            <text:p>nmdc:bsm-11-tzp7r259</text:p>
          </table:table-cell>
        </table:table-row>
        <table:table-row table:style-name="ro1">
          <table:table-cell office:value-type="string" calcext:value-type="string">
            <text:p>nmdc:dgms-12-96wcfh61</text:p>
          </table:table-cell>
          <table:table-cell office:value-type="string" calcext:value-type="string">
            <text:p>20220119_JGI_MD_507130_BioS_final1_QE-139_HILICZ_USHXG01825_NEG_MSMS_77LM_BESC-866-Corv-LM_3_Rg70to1050-CE205060-leaf-S1_Run257</text:p>
          </table:table-cell>
          <table:table-cell office:value-type="string" calcext:value-type="string">
            <text:p>nmdc:procsm-11-rnzhkh13</text:p>
          </table:table-cell>
          <table:table-cell office:value-type="string" calcext:value-type="string">
            <text:p>nmdc:bsm-11-jp678560</text:p>
          </table:table-cell>
        </table:table-row>
        <table:table-row table:style-name="ro1">
          <table:table-cell office:value-type="string" calcext:value-type="string">
            <text:p>nmdc:dgms-12-0cn1e577</text:p>
          </table:table-cell>
          <table:table-cell office:value-type="string" calcext:value-type="string">
            <text:p>20220119_JGI_MD_507130_BioS_final1_QE-139_HILICZ_USHXG01825_NEG_MSMS_77RZM_BESC-866-Corv-RZM_3_Rg70to1050-CE205060-rhizo-S1_Run619</text:p>
          </table:table-cell>
          <table:table-cell office:value-type="string" calcext:value-type="string">
            <text:p>nmdc:procsm-11-qpe1m454</text:p>
          </table:table-cell>
          <table:table-cell office:value-type="string" calcext:value-type="string">
            <text:p>nmdc:bsm-11-kz54ep97</text:p>
          </table:table-cell>
        </table:table-row>
        <table:table-row table:style-name="ro1">
          <table:table-cell office:value-type="string" calcext:value-type="string">
            <text:p>nmdc:dgms-12-w0hqvr32</text:p>
          </table:table-cell>
          <table:table-cell office:value-type="string" calcext:value-type="string">
            <text:p>20220119_JGI_MD_507130_BioS_final1_QE-139_HILICZ_USHXG01825_NEG_MSMS_78RM_BESC-904-Clat-RM_2_Rg70to1050-CE102040-root-S1_Run914</text:p>
          </table:table-cell>
          <table:table-cell office:value-type="string" calcext:value-type="string">
            <text:p>nmdc:procsm-11-x7m4wb88</text:p>
          </table:table-cell>
          <table:table-cell office:value-type="string" calcext:value-type="string">
            <text:p>nmdc:bsm-11-k0vz1j87</text:p>
          </table:table-cell>
        </table:table-row>
        <table:table-row table:style-name="ro1">
          <table:table-cell office:value-type="string" calcext:value-type="string">
            <text:p>nmdc:dgms-12-ekn2px03</text:p>
          </table:table-cell>
          <table:table-cell office:value-type="string" calcext:value-type="string">
            <text:p>20220119_JGI_MD_507130_BioS_final1_QE-139_HILICZ_USHXG01825_NEG_MSMS_78RZM_BESC-904-Clat-RZM_2_Rg70to1050-CE102040-rhizo-S1_Run467</text:p>
          </table:table-cell>
          <table:table-cell office:value-type="string" calcext:value-type="string">
            <text:p>nmdc:procsm-11-jgw8xe24</text:p>
          </table:table-cell>
          <table:table-cell office:value-type="string" calcext:value-type="string">
            <text:p>nmdc:bsm-11-nvgcpg87</text:p>
          </table:table-cell>
        </table:table-row>
        <table:table-row table:style-name="ro1">
          <table:table-cell office:value-type="string" calcext:value-type="string">
            <text:p>nmdc:dgms-12-wfb01397</text:p>
          </table:table-cell>
          <table:table-cell office:value-type="string" calcext:value-type="string">
            <text:p>20220119_JGI_MD_507130_BioS_final1_QE-139_HILICZ_USHXG01825_NEG_MSMS_79LM_BESC-904-Clat-LM_3_Rg70to1050-CE205060-leaf-S1_Run260</text:p>
          </table:table-cell>
          <table:table-cell office:value-type="string" calcext:value-type="string">
            <text:p>nmdc:procsm-11-a1rf7q11</text:p>
          </table:table-cell>
          <table:table-cell office:value-type="string" calcext:value-type="string">
            <text:p>nmdc:bsm-11-dppkv536</text:p>
          </table:table-cell>
        </table:table-row>
        <table:table-row table:style-name="ro1">
          <table:table-cell office:value-type="string" calcext:value-type="string">
            <text:p>nmdc:dgms-12-mrccwb37</text:p>
          </table:table-cell>
          <table:table-cell office:value-type="string" calcext:value-type="string">
            <text:p>20220119_JGI_MD_507130_BioS_final1_QE-139_HILICZ_USHXG01825_NEG_MSMS_79RZM_BESC-904-Clat-RZM_3_Rg70to1050-CE205060-rhizo-S1_Run616</text:p>
          </table:table-cell>
          <table:table-cell office:value-type="string" calcext:value-type="string">
            <text:p>nmdc:procsm-11-480evn02</text:p>
          </table:table-cell>
          <table:table-cell office:value-type="string" calcext:value-type="string">
            <text:p>nmdc:bsm-11-xgrda154</text:p>
          </table:table-cell>
        </table:table-row>
        <table:table-row table:style-name="ro1">
          <table:table-cell office:value-type="string" calcext:value-type="string">
            <text:p>nmdc:dgms-12-6jp7tt06</text:p>
          </table:table-cell>
          <table:table-cell office:value-type="string" calcext:value-type="string">
            <text:p>20220119_JGI_MD_507130_BioS_final1_QE-139_HILICZ_USHXG01825_NEG_MSMS_7RM_BESC-133-Clat-RM_1_Rg70to1050-CE102040-root-S1_Run719</text:p>
          </table:table-cell>
          <table:table-cell office:value-type="string" calcext:value-type="string">
            <text:p>nmdc:procsm-11-s1es7z51</text:p>
          </table:table-cell>
          <table:table-cell office:value-type="string" calcext:value-type="string">
            <text:p>nmdc:bsm-11-7pyrek52</text:p>
          </table:table-cell>
        </table:table-row>
        <table:table-row table:style-name="ro1">
          <table:table-cell office:value-type="string" calcext:value-type="string">
            <text:p>nmdc:dgms-12-ga2zvn11</text:p>
          </table:table-cell>
          <table:table-cell office:value-type="string" calcext:value-type="string">
            <text:p>20220119_JGI_MD_507130_BioS_final1_QE-139_HILICZ_USHXG01825_NEG_MSMS_7RZM_BESC-133-Clat-RZM_1_Rg70to1050-CE102040-rhizo-S1_Run354</text:p>
          </table:table-cell>
          <table:table-cell office:value-type="string" calcext:value-type="string">
            <text:p>nmdc:procsm-11-ej2wr498</text:p>
          </table:table-cell>
          <table:table-cell office:value-type="string" calcext:value-type="string">
            <text:p>nmdc:bsm-11-ehqk1b45</text:p>
          </table:table-cell>
        </table:table-row>
        <table:table-row table:style-name="ro1">
          <table:table-cell office:value-type="string" calcext:value-type="string">
            <text:p>nmdc:dgms-12-5ey7fy93</text:p>
          </table:table-cell>
          <table:table-cell office:value-type="string" calcext:value-type="string">
            <text:p>20220119_JGI_MD_507130_BioS_final1_QE-139_HILICZ_USHXG01825_NEG_MSMS_80LM_BESC-904-Corv-LM_1_Rg70to1050-CE102040-leaf-S1_Run77</text:p>
          </table:table-cell>
          <table:table-cell office:value-type="string" calcext:value-type="string">
            <text:p>nmdc:procsm-11-r36gkx83</text:p>
          </table:table-cell>
          <table:table-cell office:value-type="string" calcext:value-type="string">
            <text:p>nmdc:bsm-11-19v98823</text:p>
          </table:table-cell>
        </table:table-row>
        <table:table-row table:style-name="ro1">
          <table:table-cell office:value-type="string" calcext:value-type="string">
            <text:p>nmdc:dgms-12-y13bvv41</text:p>
          </table:table-cell>
          <table:table-cell office:value-type="string" calcext:value-type="string">
            <text:p>20220119_JGI_MD_507130_BioS_final1_QE-139_HILICZ_USHXG01825_NEG_MSMS_80RZM_BESC-904-Corv-RZM_1_Rg70to1050-CE102040-rhizo-S1_Run366</text:p>
          </table:table-cell>
          <table:table-cell office:value-type="string" calcext:value-type="string">
            <text:p>nmdc:procsm-11-aby10w73</text:p>
          </table:table-cell>
          <table:table-cell office:value-type="string" calcext:value-type="string">
            <text:p>nmdc:bsm-11-cd09p052</text:p>
          </table:table-cell>
        </table:table-row>
        <table:table-row table:style-name="ro1">
          <table:table-cell office:value-type="string" calcext:value-type="string">
            <text:p>nmdc:dgms-12-sc4mcs49</text:p>
          </table:table-cell>
          <table:table-cell office:value-type="string" calcext:value-type="string">
            <text:p>20220119_JGI_MD_507130_BioS_final1_QE-139_HILICZ_USHXG01825_NEG_MSMS_81LM_BESC-904-Corv-LM_2_Rg70to1050-CE102040-leaf-S1_Run135</text:p>
          </table:table-cell>
          <table:table-cell office:value-type="string" calcext:value-type="string">
            <text:p>nmdc:procsm-11-ejttw861</text:p>
          </table:table-cell>
          <table:table-cell office:value-type="string" calcext:value-type="string">
            <text:p>nmdc:bsm-11-qe13q836</text:p>
          </table:table-cell>
        </table:table-row>
        <table:table-row table:style-name="ro1">
          <table:table-cell office:value-type="string" calcext:value-type="string">
            <text:p>nmdc:dgms-12-f36b0907</text:p>
          </table:table-cell>
          <table:table-cell office:value-type="string" calcext:value-type="string">
            <text:p>20220119_JGI_MD_507130_BioS_final1_QE-139_HILICZ_USHXG01825_NEG_MSMS_81RM_BESC-904-Corv-RM_2_Rg70to1050-CE102040-root-S1_Run847</text:p>
          </table:table-cell>
          <table:table-cell office:value-type="string" calcext:value-type="string">
            <text:p>nmdc:procsm-11-eg22q380</text:p>
          </table:table-cell>
          <table:table-cell office:value-type="string" calcext:value-type="string">
            <text:p>nmdc:bsm-11-q3qsx507</text:p>
          </table:table-cell>
        </table:table-row>
        <table:table-row table:style-name="ro1">
          <table:table-cell office:value-type="string" calcext:value-type="string">
            <text:p>nmdc:dgms-12-4qrzks97</text:p>
          </table:table-cell>
          <table:table-cell office:value-type="string" calcext:value-type="string">
            <text:p>20220119_JGI_MD_507130_BioS_final1_QE-139_HILICZ_USHXG01825_NEG_MSMS_82LM_BESC-904-Corv-LM_3_Rg70to1050-CE205060-leaf-S1_Run290</text:p>
          </table:table-cell>
          <table:table-cell office:value-type="string" calcext:value-type="string">
            <text:p>nmdc:procsm-11-n0z0em09</text:p>
          </table:table-cell>
          <table:table-cell office:value-type="string" calcext:value-type="string">
            <text:p>nmdc:bsm-11-qms4zn61</text:p>
          </table:table-cell>
        </table:table-row>
        <table:table-row table:style-name="ro1">
          <table:table-cell office:value-type="string" calcext:value-type="string">
            <text:p>nmdc:dgms-12-xhj0p669</text:p>
          </table:table-cell>
          <table:table-cell office:value-type="string" calcext:value-type="string">
            <text:p>20220119_JGI_MD_507130_BioS_final1_QE-139_HILICZ_USHXG01825_NEG_MSMS_82RM_BESC-904-Corv-RM_3_Rg70to1050-CE205060-root-S1_Run956</text:p>
          </table:table-cell>
          <table:table-cell office:value-type="string" calcext:value-type="string">
            <text:p>nmdc:procsm-11-znqvq095</text:p>
          </table:table-cell>
          <table:table-cell office:value-type="string" calcext:value-type="string">
            <text:p>nmdc:bsm-11-zvh2hc82</text:p>
          </table:table-cell>
        </table:table-row>
        <table:table-row table:style-name="ro1">
          <table:table-cell office:value-type="string" calcext:value-type="string">
            <text:p>nmdc:dgms-12-mdkt1n34</text:p>
          </table:table-cell>
          <table:table-cell office:value-type="string" calcext:value-type="string">
            <text:p>20220119_JGI_MD_507130_BioS_final1_QE-139_HILICZ_USHXG01825_NEG_MSMS_82RZM_BESC-904-Corv-RZM_3_Rg70to1050-CE205060-rhizo-S1_Run610</text:p>
          </table:table-cell>
          <table:table-cell office:value-type="string" calcext:value-type="string">
            <text:p>nmdc:procsm-11-q0nrrp59</text:p>
          </table:table-cell>
          <table:table-cell office:value-type="string" calcext:value-type="string">
            <text:p>nmdc:bsm-11-6zd5nb38</text:p>
          </table:table-cell>
        </table:table-row>
        <table:table-row table:style-name="ro1">
          <table:table-cell office:value-type="string" calcext:value-type="string">
            <text:p>nmdc:dgms-12-w1zj2172</text:p>
          </table:table-cell>
          <table:table-cell office:value-type="string" calcext:value-type="string">
            <text:p>20220119_JGI_MD_507130_BioS_final1_QE-139_HILICZ_USHXG01825_NEG_MSMS_83LM_BESC-905-Clat-LM_1_Rg70to1050-CE102040-leaf-S1_Run38</text:p>
          </table:table-cell>
          <table:table-cell office:value-type="string" calcext:value-type="string">
            <text:p>nmdc:procsm-11-08939d21</text:p>
          </table:table-cell>
          <table:table-cell office:value-type="string" calcext:value-type="string">
            <text:p>nmdc:bsm-11-28kgw077</text:p>
          </table:table-cell>
        </table:table-row>
        <table:table-row table:style-name="ro1">
          <table:table-cell office:value-type="string" calcext:value-type="string">
            <text:p>nmdc:dgms-12-qd29yq68</text:p>
          </table:table-cell>
          <table:table-cell office:value-type="string" calcext:value-type="string">
            <text:p>20220119_JGI_MD_507130_BioS_final1_QE-139_HILICZ_USHXG01825_NEG_MSMS_83RM_BESC-905-Clat-RM_1_Rg70to1050-CE102040-root-S1_Run798</text:p>
          </table:table-cell>
          <table:table-cell office:value-type="string" calcext:value-type="string">
            <text:p>nmdc:procsm-11-prsjm968</text:p>
          </table:table-cell>
          <table:table-cell office:value-type="string" calcext:value-type="string">
            <text:p>nmdc:bsm-11-rzz0z710</text:p>
          </table:table-cell>
        </table:table-row>
        <table:table-row table:style-name="ro1">
          <table:table-cell office:value-type="string" calcext:value-type="string">
            <text:p>nmdc:dgms-12-396cs202</text:p>
          </table:table-cell>
          <table:table-cell office:value-type="string" calcext:value-type="string">
            <text:p>20220119_JGI_MD_507130_BioS_final1_QE-139_HILICZ_USHXG01825_NEG_MSMS_83RZM_BESC-905-Clat-RZM_1_Rg70to1050-CE102040-rhizo-S1_Run430</text:p>
          </table:table-cell>
          <table:table-cell office:value-type="string" calcext:value-type="string">
            <text:p>nmdc:procsm-11-3whrgc17</text:p>
          </table:table-cell>
          <table:table-cell office:value-type="string" calcext:value-type="string">
            <text:p>nmdc:bsm-11-8eypa967</text:p>
          </table:table-cell>
        </table:table-row>
        <table:table-row table:style-name="ro1">
          <table:table-cell office:value-type="string" calcext:value-type="string">
            <text:p>nmdc:dgms-12-7vpa9w20</text:p>
          </table:table-cell>
          <table:table-cell office:value-type="string" calcext:value-type="string">
            <text:p>20220119_JGI_MD_507130_BioS_final1_QE-139_HILICZ_USHXG01825_NEG_MSMS_84LM_BESC-360-Corv-LM_1_Rg70to1050-CE102040-leaf-S1_Run74</text:p>
          </table:table-cell>
          <table:table-cell office:value-type="string" calcext:value-type="string">
            <text:p>nmdc:procsm-11-0tpn6d02</text:p>
          </table:table-cell>
          <table:table-cell office:value-type="string" calcext:value-type="string">
            <text:p>nmdc:bsm-11-mbcv4b48</text:p>
          </table:table-cell>
        </table:table-row>
        <table:table-row table:style-name="ro1">
          <table:table-cell office:value-type="string" calcext:value-type="string">
            <text:p>nmdc:dgms-12-4pv7sb42</text:p>
          </table:table-cell>
          <table:table-cell office:value-type="string" calcext:value-type="string">
            <text:p>20220119_JGI_MD_507130_BioS_final1_QE-139_HILICZ_USHXG01825_NEG_MSMS_84RM_BESC-360-Corv-RM_1_Rg70to1050-CE102040-root-S1_Run722</text:p>
          </table:table-cell>
          <table:table-cell office:value-type="string" calcext:value-type="string">
            <text:p>nmdc:procsm-11-j1t2bd76</text:p>
          </table:table-cell>
          <table:table-cell office:value-type="string" calcext:value-type="string">
            <text:p>nmdc:bsm-11-r3b0ak56</text:p>
          </table:table-cell>
        </table:table-row>
        <table:table-row table:style-name="ro1">
          <table:table-cell office:value-type="string" calcext:value-type="string">
            <text:p>nmdc:dgms-12-f5trx844</text:p>
          </table:table-cell>
          <table:table-cell office:value-type="string" calcext:value-type="string">
            <text:p>20220119_JGI_MD_507130_BioS_final1_QE-139_HILICZ_USHXG01825_NEG_MSMS_84RZM_BESC-360-Corv-RZM_1_Rg70to1050-CE102040-rhizo-S1_Run403</text:p>
          </table:table-cell>
          <table:table-cell office:value-type="string" calcext:value-type="string">
            <text:p>nmdc:procsm-11-pj58xe31</text:p>
          </table:table-cell>
          <table:table-cell office:value-type="string" calcext:value-type="string">
            <text:p>nmdc:bsm-11-k7v09098</text:p>
          </table:table-cell>
        </table:table-row>
        <table:table-row table:style-name="ro1">
          <table:table-cell office:value-type="string" calcext:value-type="string">
            <text:p>nmdc:dgms-12-777x6d26</text:p>
          </table:table-cell>
          <table:table-cell office:value-type="string" calcext:value-type="string">
            <text:p>20220119_JGI_MD_507130_BioS_final1_QE-139_HILICZ_USHXG01825_NEG_MSMS_85LM_GW-11047-Clat-LM_1_Rg70to1050-CE102040-leaf-S1_Run17</text:p>
          </table:table-cell>
          <table:table-cell office:value-type="string" calcext:value-type="string">
            <text:p>nmdc:procsm-11-h85dn860</text:p>
          </table:table-cell>
          <table:table-cell office:value-type="string" calcext:value-type="string">
            <text:p>nmdc:bsm-11-qg6kxr61</text:p>
          </table:table-cell>
        </table:table-row>
        <table:table-row table:style-name="ro1">
          <table:table-cell office:value-type="string" calcext:value-type="string">
            <text:p>nmdc:dgms-12-0a07nf21</text:p>
          </table:table-cell>
          <table:table-cell office:value-type="string" calcext:value-type="string">
            <text:p>20220119_JGI_MD_507130_BioS_final1_QE-139_HILICZ_USHXG01825_NEG_MSMS_85RM_GW-11047-Clat-RM_1_Rg70to1050-CE102040-root-S1_Run795</text:p>
          </table:table-cell>
          <table:table-cell office:value-type="string" calcext:value-type="string">
            <text:p>nmdc:procsm-11-8hwgt629</text:p>
          </table:table-cell>
          <table:table-cell office:value-type="string" calcext:value-type="string">
            <text:p>nmdc:bsm-11-bgar5122</text:p>
          </table:table-cell>
        </table:table-row>
        <table:table-row table:style-name="ro1">
          <table:table-cell office:value-type="string" calcext:value-type="string">
            <text:p>nmdc:dgms-12-scdw9087</text:p>
          </table:table-cell>
          <table:table-cell office:value-type="string" calcext:value-type="string">
            <text:p>20220119_JGI_MD_507130_BioS_final1_QE-139_HILICZ_USHXG01825_NEG_MSMS_85RZM_GW-11047-Clat-RZM_1_Rg70to1050-CE102040-rhizo-S1_Run348</text:p>
          </table:table-cell>
          <table:table-cell office:value-type="string" calcext:value-type="string">
            <text:p>nmdc:procsm-11-afe7p502</text:p>
          </table:table-cell>
          <table:table-cell office:value-type="string" calcext:value-type="string">
            <text:p>nmdc:bsm-11-wdfz5578</text:p>
          </table:table-cell>
        </table:table-row>
        <table:table-row table:style-name="ro1">
          <table:table-cell office:value-type="string" calcext:value-type="string">
            <text:p>nmdc:dgms-12-sb3a4m88</text:p>
          </table:table-cell>
          <table:table-cell office:value-type="string" calcext:value-type="string">
            <text:p>20220119_JGI_MD_507130_BioS_final1_QE-139_HILICZ_USHXG01825_NEG_MSMS_86LM_GW-11047-Clat-LM_2_Rg70to1050-CE102040-leaf-S1_Run160</text:p>
          </table:table-cell>
          <table:table-cell office:value-type="string" calcext:value-type="string">
            <text:p>nmdc:procsm-11-hnyma249</text:p>
          </table:table-cell>
          <table:table-cell office:value-type="string" calcext:value-type="string">
            <text:p>nmdc:bsm-11-8cgpqn03</text:p>
          </table:table-cell>
        </table:table-row>
        <table:table-row table:style-name="ro1">
          <table:table-cell office:value-type="string" calcext:value-type="string">
            <text:p>nmdc:dgms-12-nh3y8e36</text:p>
          </table:table-cell>
          <table:table-cell office:value-type="string" calcext:value-type="string">
            <text:p>20220119_JGI_MD_507130_BioS_final1_QE-139_HILICZ_USHXG01825_NEG_MSMS_86RM_GW-11047-Clat-RM_2_Rg70to1050-CE102040-root-S1_Run835</text:p>
          </table:table-cell>
          <table:table-cell office:value-type="string" calcext:value-type="string">
            <text:p>nmdc:procsm-11-xj0hy522</text:p>
          </table:table-cell>
          <table:table-cell office:value-type="string" calcext:value-type="string">
            <text:p>nmdc:bsm-11-5g2kjf44</text:p>
          </table:table-cell>
        </table:table-row>
        <table:table-row table:style-name="ro1">
          <table:table-cell office:value-type="string" calcext:value-type="string">
            <text:p>nmdc:dgms-12-bsmnka97</text:p>
          </table:table-cell>
          <table:table-cell office:value-type="string" calcext:value-type="string">
            <text:p>20220119_JGI_MD_507130_BioS_final1_QE-139_HILICZ_USHXG01825_NEG_MSMS_86RZM_GW-11047-Clat-RZM_2_Rg70to1050-CE102040-rhizo-S1_Run534</text:p>
          </table:table-cell>
          <table:table-cell office:value-type="string" calcext:value-type="string">
            <text:p>nmdc:procsm-11-8vak1j76</text:p>
          </table:table-cell>
          <table:table-cell office:value-type="string" calcext:value-type="string">
            <text:p>nmdc:bsm-11-kff3y587</text:p>
          </table:table-cell>
        </table:table-row>
        <table:table-row table:style-name="ro1">
          <table:table-cell office:value-type="string" calcext:value-type="string">
            <text:p>nmdc:dgms-12-xmvpds72</text:p>
          </table:table-cell>
          <table:table-cell office:value-type="string" calcext:value-type="string">
            <text:p>20220119_JGI_MD_507130_BioS_final1_QE-139_HILICZ_USHXG01825_NEG_MSMS_87RM_GW-4579-Clat-RM_1_Rg70to1050-CE102040-root-S1_Run777</text:p>
          </table:table-cell>
          <table:table-cell office:value-type="string" calcext:value-type="string">
            <text:p>nmdc:procsm-11-p6svcv36</text:p>
          </table:table-cell>
          <table:table-cell office:value-type="string" calcext:value-type="string">
            <text:p>nmdc:bsm-11-h2k7nv93</text:p>
          </table:table-cell>
        </table:table-row>
        <table:table-row table:style-name="ro1">
          <table:table-cell office:value-type="string" calcext:value-type="string">
            <text:p>nmdc:dgms-12-61mfp146</text:p>
          </table:table-cell>
          <table:table-cell office:value-type="string" calcext:value-type="string">
            <text:p>20220119_JGI_MD_507130_BioS_final1_QE-139_HILICZ_USHXG01825_NEG_MSMS_87RZM_GW-4579-Clat-RZM_1_Rg70to1050-CE102040-rhizo-S1_Run385</text:p>
          </table:table-cell>
          <table:table-cell office:value-type="string" calcext:value-type="string">
            <text:p>nmdc:procsm-11-6737rz34</text:p>
          </table:table-cell>
          <table:table-cell office:value-type="string" calcext:value-type="string">
            <text:p>nmdc:bsm-11-wj8zqj74</text:p>
          </table:table-cell>
        </table:table-row>
        <table:table-row table:style-name="ro1">
          <table:table-cell office:value-type="string" calcext:value-type="string">
            <text:p>nmdc:dgms-12-ne4b0n89</text:p>
          </table:table-cell>
          <table:table-cell office:value-type="string" calcext:value-type="string">
            <text:p>20220119_JGI_MD_507130_BioS_final1_QE-139_HILICZ_USHXG01825_NEG_MSMS_88RM_GW-4579-Clat-RM_2_Rg70to1050-CE102040-root-S1_Run838</text:p>
          </table:table-cell>
          <table:table-cell office:value-type="string" calcext:value-type="string">
            <text:p>nmdc:procsm-11-bphxcy81</text:p>
          </table:table-cell>
          <table:table-cell office:value-type="string" calcext:value-type="string">
            <text:p>nmdc:bsm-11-rk62cv25</text:p>
          </table:table-cell>
        </table:table-row>
        <table:table-row table:style-name="ro1">
          <table:table-cell office:value-type="string" calcext:value-type="string">
            <text:p>nmdc:dgms-12-20rn3432</text:p>
          </table:table-cell>
          <table:table-cell office:value-type="string" calcext:value-type="string">
            <text:p>20220119_JGI_MD_507130_BioS_final1_QE-139_HILICZ_USHXG01825_NEG_MSMS_88RZM_GW-4579-Clat-RZM_2_Rg70to1050-CE102040-rhizo-S1_Run500</text:p>
          </table:table-cell>
          <table:table-cell office:value-type="string" calcext:value-type="string">
            <text:p>nmdc:procsm-11-4pdf0a05</text:p>
          </table:table-cell>
          <table:table-cell office:value-type="string" calcext:value-type="string">
            <text:p>nmdc:bsm-11-6y2dt532</text:p>
          </table:table-cell>
        </table:table-row>
        <table:table-row table:style-name="ro1">
          <table:table-cell office:value-type="string" calcext:value-type="string">
            <text:p>nmdc:dgms-12-6qy4s329</text:p>
          </table:table-cell>
          <table:table-cell office:value-type="string" calcext:value-type="string">
            <text:p>20220119_JGI_MD_507130_BioS_final1_QE-139_HILICZ_USHXG01825_NEG_MSMS_89LM_GW-4579-Clat-LM_3_Rg70to1050-CE205060-leaf-S1_Run266</text:p>
          </table:table-cell>
          <table:table-cell office:value-type="string" calcext:value-type="string">
            <text:p>nmdc:procsm-11-ek3bs185</text:p>
          </table:table-cell>
          <table:table-cell office:value-type="string" calcext:value-type="string">
            <text:p>nmdc:bsm-11-7cfwd964</text:p>
          </table:table-cell>
        </table:table-row>
        <table:table-row table:style-name="ro1">
          <table:table-cell office:value-type="string" calcext:value-type="string">
            <text:p>nmdc:dgms-12-7wk99n23</text:p>
          </table:table-cell>
          <table:table-cell office:value-type="string" calcext:value-type="string">
            <text:p>20220119_JGI_MD_507130_BioS_final1_QE-139_HILICZ_USHXG01825_NEG_MSMS_89RM_GW-4579-Clat-RM_3_Rg70to1050-CE205060-root-S1_Run962</text:p>
          </table:table-cell>
          <table:table-cell office:value-type="string" calcext:value-type="string">
            <text:p>nmdc:procsm-11-d2b9n849</text:p>
          </table:table-cell>
          <table:table-cell office:value-type="string" calcext:value-type="string">
            <text:p>nmdc:bsm-11-pgmhxj86</text:p>
          </table:table-cell>
        </table:table-row>
        <table:table-row table:style-name="ro1">
          <table:table-cell office:value-type="string" calcext:value-type="string">
            <text:p>nmdc:dgms-12-3pvef962</text:p>
          </table:table-cell>
          <table:table-cell office:value-type="string" calcext:value-type="string">
            <text:p>20220119_JGI_MD_507130_BioS_final1_QE-139_HILICZ_USHXG01825_NEG_MSMS_8LM_BESC-133-Clat-LM_2_Rg70to1050-CE102040-leaf-S1_Run214</text:p>
          </table:table-cell>
          <table:table-cell office:value-type="string" calcext:value-type="string">
            <text:p>nmdc:procsm-11-6azevt85</text:p>
          </table:table-cell>
          <table:table-cell office:value-type="string" calcext:value-type="string">
            <text:p>nmdc:bsm-11-n8t7zs15</text:p>
          </table:table-cell>
        </table:table-row>
        <table:table-row table:style-name="ro1">
          <table:table-cell office:value-type="string" calcext:value-type="string">
            <text:p>nmdc:dgms-12-2wydv311</text:p>
          </table:table-cell>
          <table:table-cell office:value-type="string" calcext:value-type="string">
            <text:p>20220119_JGI_MD_507130_BioS_final1_QE-139_HILICZ_USHXG01825_NEG_MSMS_8RM_BESC-133-Clat-RM_2_Rg70to1050-CE102040-root-S1_Run874</text:p>
          </table:table-cell>
          <table:table-cell office:value-type="string" calcext:value-type="string">
            <text:p>nmdc:procsm-11-b6qy8c96</text:p>
          </table:table-cell>
          <table:table-cell office:value-type="string" calcext:value-type="string">
            <text:p>nmdc:bsm-11-m9k8tx16</text:p>
          </table:table-cell>
        </table:table-row>
        <table:table-row table:style-name="ro1">
          <table:table-cell office:value-type="string" calcext:value-type="string">
            <text:p>nmdc:dgms-12-z2bq3j72</text:p>
          </table:table-cell>
          <table:table-cell office:value-type="string" calcext:value-type="string">
            <text:p>20220119_JGI_MD_507130_BioS_final1_QE-139_HILICZ_USHXG01825_NEG_MSMS_8RZM_BESC-133-Clat-RZM_2_Rg70to1050-CE102040-rhizo-S1_Run528</text:p>
          </table:table-cell>
          <table:table-cell office:value-type="string" calcext:value-type="string">
            <text:p>nmdc:procsm-11-6vg0vq82</text:p>
          </table:table-cell>
          <table:table-cell office:value-type="string" calcext:value-type="string">
            <text:p>nmdc:bsm-11-1fa0hs25</text:p>
          </table:table-cell>
        </table:table-row>
        <table:table-row table:style-name="ro1">
          <table:table-cell office:value-type="string" calcext:value-type="string">
            <text:p>nmdc:dgms-12-x9rfv264</text:p>
          </table:table-cell>
          <table:table-cell office:value-type="string" calcext:value-type="string">
            <text:p>20220119_JGI_MD_507130_BioS_final1_QE-139_HILICZ_USHXG01825_NEG_MSMS_90LM_GW-4579-Corv-LM_1_Rg70to1050-CE102040-leaf-S1_Run29</text:p>
          </table:table-cell>
          <table:table-cell office:value-type="string" calcext:value-type="string">
            <text:p>nmdc:procsm-11-axn7bc96</text:p>
          </table:table-cell>
          <table:table-cell office:value-type="string" calcext:value-type="string">
            <text:p>nmdc:bsm-11-can3rz84</text:p>
          </table:table-cell>
        </table:table-row>
        <table:table-row table:style-name="ro1">
          <table:table-cell office:value-type="string" calcext:value-type="string">
            <text:p>nmdc:dgms-12-8a7a6d49</text:p>
          </table:table-cell>
          <table:table-cell office:value-type="string" calcext:value-type="string">
            <text:p>20220119_JGI_MD_507130_BioS_final1_QE-139_HILICZ_USHXG01825_NEG_MSMS_90RM_GW-4579-Corv-RM_1_Rg70to1050-CE102040-root-S1_Run734</text:p>
          </table:table-cell>
          <table:table-cell office:value-type="string" calcext:value-type="string">
            <text:p>nmdc:procsm-11-6j1kyp48</text:p>
          </table:table-cell>
          <table:table-cell office:value-type="string" calcext:value-type="string">
            <text:p>nmdc:bsm-11-h3e54f51</text:p>
          </table:table-cell>
        </table:table-row>
        <table:table-row table:style-name="ro1">
          <table:table-cell office:value-type="string" calcext:value-type="string">
            <text:p>nmdc:dgms-12-3gexqv96</text:p>
          </table:table-cell>
          <table:table-cell office:value-type="string" calcext:value-type="string">
            <text:p>20220119_JGI_MD_507130_BioS_final1_QE-139_HILICZ_USHXG01825_NEG_MSMS_90RZM_GW-4579-Corv-RZM_1_Rg70to1050-CE102040-rhizo-S1_Run436</text:p>
          </table:table-cell>
          <table:table-cell office:value-type="string" calcext:value-type="string">
            <text:p>nmdc:procsm-11-q8df7f72</text:p>
          </table:table-cell>
          <table:table-cell office:value-type="string" calcext:value-type="string">
            <text:p>nmdc:bsm-11-kgjz0433</text:p>
          </table:table-cell>
        </table:table-row>
        <table:table-row table:style-name="ro1">
          <table:table-cell office:value-type="string" calcext:value-type="string">
            <text:p>nmdc:dgms-12-9agyyp14</text:p>
          </table:table-cell>
          <table:table-cell office:value-type="string" calcext:value-type="string">
            <text:p>20220119_JGI_MD_507130_BioS_final1_QE-139_HILICZ_USHXG01825_NEG_MSMS_91LM_GW-4579-Corv-LM_2_Rg70to1050-CE102040-leaf-S1_Run144</text:p>
          </table:table-cell>
          <table:table-cell office:value-type="string" calcext:value-type="string">
            <text:p>nmdc:procsm-11-7jwz4r21</text:p>
          </table:table-cell>
          <table:table-cell office:value-type="string" calcext:value-type="string">
            <text:p>nmdc:bsm-11-j6h8pw46</text:p>
          </table:table-cell>
        </table:table-row>
        <table:table-row table:style-name="ro1">
          <table:table-cell office:value-type="string" calcext:value-type="string">
            <text:p>nmdc:dgms-12-cb5xsw44</text:p>
          </table:table-cell>
          <table:table-cell office:value-type="string" calcext:value-type="string">
            <text:p>20220119_JGI_MD_507130_BioS_final1_QE-139_HILICZ_USHXG01825_NEG_MSMS_91RM_GW-4579-Corv-RM_2_Rg70to1050-CE102040-root-S1_Run929</text:p>
          </table:table-cell>
          <table:table-cell office:value-type="string" calcext:value-type="string">
            <text:p>nmdc:procsm-11-wttxb492</text:p>
          </table:table-cell>
          <table:table-cell office:value-type="string" calcext:value-type="string">
            <text:p>nmdc:bsm-11-y80cxc26</text:p>
          </table:table-cell>
        </table:table-row>
        <table:table-row table:style-name="ro1">
          <table:table-cell office:value-type="string" calcext:value-type="string">
            <text:p>nmdc:dgms-12-1yn28y98</text:p>
          </table:table-cell>
          <table:table-cell office:value-type="string" calcext:value-type="string">
            <text:p>20220119_JGI_MD_507130_BioS_final1_QE-139_HILICZ_USHXG01825_NEG_MSMS_91RZM_GW-4579-Corv-RZM_2_Rg70to1050-CE102040-rhizo-S1_Run573</text:p>
          </table:table-cell>
          <table:table-cell office:value-type="string" calcext:value-type="string">
            <text:p>nmdc:procsm-11-4mjag197</text:p>
          </table:table-cell>
          <table:table-cell office:value-type="string" calcext:value-type="string">
            <text:p>nmdc:bsm-11-6pr72x09</text:p>
          </table:table-cell>
        </table:table-row>
        <table:table-row table:style-name="ro1">
          <table:table-cell office:value-type="string" calcext:value-type="string">
            <text:p>nmdc:dgms-12-hd59kx68</text:p>
          </table:table-cell>
          <table:table-cell office:value-type="string" calcext:value-type="string">
            <text:p>20220119_JGI_MD_507130_BioS_final1_QE-139_HILICZ_USHXG01825_NEG_MSMS_92LM_GW-4579-Corv-LM_3_Rg70to1050-CE205060-leaf-S1_Run309</text:p>
          </table:table-cell>
          <table:table-cell office:value-type="string" calcext:value-type="string">
            <text:p>nmdc:procsm-11-g15h4w37</text:p>
          </table:table-cell>
          <table:table-cell office:value-type="string" calcext:value-type="string">
            <text:p>nmdc:bsm-11-674m9194</text:p>
          </table:table-cell>
        </table:table-row>
        <table:table-row table:style-name="ro1">
          <table:table-cell office:value-type="string" calcext:value-type="string">
            <text:p>nmdc:dgms-12-9kphrt33</text:p>
          </table:table-cell>
          <table:table-cell office:value-type="string" calcext:value-type="string">
            <text:p>20220119_JGI_MD_507130_BioS_final1_QE-139_HILICZ_USHXG01825_NEG_MSMS_92RM_GW-4579-Corv-RM_3_Rg70to1050-CE205060-root-S1_Run978</text:p>
          </table:table-cell>
          <table:table-cell office:value-type="string" calcext:value-type="string">
            <text:p>nmdc:procsm-11-dsfb0b79</text:p>
          </table:table-cell>
          <table:table-cell office:value-type="string" calcext:value-type="string">
            <text:p>nmdc:bsm-11-qam3hk28</text:p>
          </table:table-cell>
        </table:table-row>
        <table:table-row table:style-name="ro1">
          <table:table-cell office:value-type="string" calcext:value-type="string">
            <text:p>nmdc:dgms-12-5gypda13</text:p>
          </table:table-cell>
          <table:table-cell office:value-type="string" calcext:value-type="string">
            <text:p>20220119_JGI_MD_507130_BioS_final1_QE-139_HILICZ_USHXG01825_NEG_MSMS_92RZM_GW-4579-Corv-RZM_3_Rg70to1050-CE205060-rhizo-S1_Run594</text:p>
          </table:table-cell>
          <table:table-cell office:value-type="string" calcext:value-type="string">
            <text:p>nmdc:procsm-11-d78fty25</text:p>
          </table:table-cell>
          <table:table-cell office:value-type="string" calcext:value-type="string">
            <text:p>nmdc:bsm-11-011z7z70</text:p>
          </table:table-cell>
        </table:table-row>
        <table:table-row table:style-name="ro1">
          <table:table-cell office:value-type="string" calcext:value-type="string">
            <text:p>nmdc:dgms-12-7nqwpa49</text:p>
          </table:table-cell>
          <table:table-cell office:value-type="string" calcext:value-type="string">
            <text:p>20220119_JGI_MD_507130_BioS_final1_QE-139_HILICZ_USHXG01825_NEG_MSMS_93LM_GW-7986-Corv-LM_1_Rg70to1050-CE102040-leaf-S1_Run65</text:p>
          </table:table-cell>
          <table:table-cell office:value-type="string" calcext:value-type="string">
            <text:p>nmdc:procsm-11-ka5j8e68</text:p>
          </table:table-cell>
          <table:table-cell office:value-type="string" calcext:value-type="string">
            <text:p>nmdc:bsm-11-gd31q856</text:p>
          </table:table-cell>
        </table:table-row>
        <table:table-row table:style-name="ro1">
          <table:table-cell office:value-type="string" calcext:value-type="string">
            <text:p>nmdc:dgms-12-b0k97903</text:p>
          </table:table-cell>
          <table:table-cell office:value-type="string" calcext:value-type="string">
            <text:p>20220119_JGI_MD_507130_BioS_final1_QE-139_HILICZ_USHXG01825_NEG_MSMS_93RM_GW-7986-Corv-RM_1_Rg70to1050-CE102040-root-S1_Run725</text:p>
          </table:table-cell>
          <table:table-cell office:value-type="string" calcext:value-type="string">
            <text:p>nmdc:procsm-11-haqzr823</text:p>
          </table:table-cell>
          <table:table-cell office:value-type="string" calcext:value-type="string">
            <text:p>nmdc:bsm-11-6k8cmy53</text:p>
          </table:table-cell>
        </table:table-row>
        <table:table-row table:style-name="ro1">
          <table:table-cell office:value-type="string" calcext:value-type="string">
            <text:p>nmdc:dgms-12-jw51t806</text:p>
          </table:table-cell>
          <table:table-cell office:value-type="string" calcext:value-type="string">
            <text:p>20220119_JGI_MD_507130_BioS_final1_QE-139_HILICZ_USHXG01825_NEG_MSMS_93RZM_GW-7986-Corv-RZM_1_Rg70to1050-CE102040-rhizo-S1_Run427</text:p>
          </table:table-cell>
          <table:table-cell office:value-type="string" calcext:value-type="string">
            <text:p>nmdc:procsm-11-r4m5ny80</text:p>
          </table:table-cell>
          <table:table-cell office:value-type="string" calcext:value-type="string">
            <text:p>nmdc:bsm-11-kgm2s608</text:p>
          </table:table-cell>
        </table:table-row>
        <table:table-row table:style-name="ro1">
          <table:table-cell office:value-type="string" calcext:value-type="string">
            <text:p>nmdc:dgms-12-03bj2e10</text:p>
          </table:table-cell>
          <table:table-cell office:value-type="string" calcext:value-type="string">
            <text:p>20220119_JGI_MD_507130_BioS_final1_QE-139_HILICZ_USHXG01825_NEG_MSMS_94LM_GW-7986-Corv-LM_2_Rg70to1050-CE102040-leaf-S1_Run202</text:p>
          </table:table-cell>
          <table:table-cell office:value-type="string" calcext:value-type="string">
            <text:p>nmdc:procsm-11-6wbdh560</text:p>
          </table:table-cell>
          <table:table-cell office:value-type="string" calcext:value-type="string">
            <text:p>nmdc:bsm-11-vpe6j733</text:p>
          </table:table-cell>
        </table:table-row>
        <table:table-row table:style-name="ro1">
          <table:table-cell office:value-type="string" calcext:value-type="string">
            <text:p>nmdc:dgms-12-52h6dv67</text:p>
          </table:table-cell>
          <table:table-cell office:value-type="string" calcext:value-type="string">
            <text:p>20220119_JGI_MD_507130_BioS_final1_QE-139_HILICZ_USHXG01825_NEG_MSMS_94RM_GW-7986-Corv-RM_2_Rg70to1050-CE102040-root-S1_Run807</text:p>
          </table:table-cell>
          <table:table-cell office:value-type="string" calcext:value-type="string">
            <text:p>nmdc:procsm-11-xk1py718</text:p>
          </table:table-cell>
          <table:table-cell office:value-type="string" calcext:value-type="string">
            <text:p>nmdc:bsm-11-fy3j8w19</text:p>
          </table:table-cell>
        </table:table-row>
        <table:table-row table:style-name="ro1">
          <table:table-cell office:value-type="string" calcext:value-type="string">
            <text:p>nmdc:dgms-12-g7gnz859</text:p>
          </table:table-cell>
          <table:table-cell office:value-type="string" calcext:value-type="string">
            <text:p>20220119_JGI_MD_507130_BioS_final1_QE-139_HILICZ_USHXG01825_NEG_MSMS_94RZM_GW-7986-Corv-RZM_2_Rg70to1050-CE102040-rhizo-S1_Run521</text:p>
          </table:table-cell>
          <table:table-cell office:value-type="string" calcext:value-type="string">
            <text:p>nmdc:procsm-11-x602p056</text:p>
          </table:table-cell>
          <table:table-cell office:value-type="string" calcext:value-type="string">
            <text:p>nmdc:bsm-11-thpb7b07</text:p>
          </table:table-cell>
        </table:table-row>
        <table:table-row table:style-name="ro1">
          <table:table-cell office:value-type="string" calcext:value-type="string">
            <text:p>nmdc:dgms-12-0mwwqf87</text:p>
          </table:table-cell>
          <table:table-cell office:value-type="string" calcext:value-type="string">
            <text:p>20220119_JGI_MD_507130_BioS_final1_QE-139_HILICZ_USHXG01825_NEG_MSMS_95LM_GW-7986-Corv-LM_3_Rg70to1050-CE205060-leaf-S1_Run248</text:p>
          </table:table-cell>
          <table:table-cell office:value-type="string" calcext:value-type="string">
            <text:p>nmdc:procsm-11-8kkkye68</text:p>
          </table:table-cell>
          <table:table-cell office:value-type="string" calcext:value-type="string">
            <text:p>nmdc:bsm-11-cxprmv88</text:p>
          </table:table-cell>
        </table:table-row>
        <table:table-row table:style-name="ro1">
          <table:table-cell office:value-type="string" calcext:value-type="string">
            <text:p>nmdc:dgms-12-qpjt3677</text:p>
          </table:table-cell>
          <table:table-cell office:value-type="string" calcext:value-type="string">
            <text:p>20220119_JGI_MD_507130_BioS_final1_QE-139_HILICZ_USHXG01825_NEG_MSMS_95RM_GW-7986-Corv-RM_3_Rg70to1050-CE205060-root-S1_Run959</text:p>
          </table:table-cell>
          <table:table-cell office:value-type="string" calcext:value-type="string">
            <text:p>nmdc:procsm-11-54cndw44</text:p>
          </table:table-cell>
          <table:table-cell office:value-type="string" calcext:value-type="string">
            <text:p>nmdc:bsm-11-e0rz6p82</text:p>
          </table:table-cell>
        </table:table-row>
        <table:table-row table:style-name="ro1">
          <table:table-cell office:value-type="string" calcext:value-type="string">
            <text:p>nmdc:dgms-12-6qjgec18</text:p>
          </table:table-cell>
          <table:table-cell office:value-type="string" calcext:value-type="string">
            <text:p>20220119_JGI_MD_507130_BioS_final1_QE-139_HILICZ_USHXG01825_NEG_MSMS_95RZM_GW-7986-Corv-RZM_3_Rg70to1050-CE205060-rhizo-S1_Run607</text:p>
          </table:table-cell>
          <table:table-cell office:value-type="string" calcext:value-type="string">
            <text:p>nmdc:procsm-11-64nbm792</text:p>
          </table:table-cell>
          <table:table-cell office:value-type="string" calcext:value-type="string">
            <text:p>nmdc:bsm-11-jqwsb466</text:p>
          </table:table-cell>
        </table:table-row>
        <table:table-row table:style-name="ro1">
          <table:table-cell office:value-type="string" calcext:value-type="string">
            <text:p>nmdc:dgms-12-k5v4h658</text:p>
          </table:table-cell>
          <table:table-cell office:value-type="string" calcext:value-type="string">
            <text:p>20220119_JGI_MD_507130_BioS_final1_QE-139_HILICZ_USHXG01825_NEG_MSMS_96RM_GW-9591-Clat-RM_1_Rg70to1050-CE102040-root-S1_Run789</text:p>
          </table:table-cell>
          <table:table-cell office:value-type="string" calcext:value-type="string">
            <text:p>nmdc:procsm-11-vzh45r02</text:p>
          </table:table-cell>
          <table:table-cell office:value-type="string" calcext:value-type="string">
            <text:p>nmdc:bsm-11-jxazjs92</text:p>
          </table:table-cell>
        </table:table-row>
        <table:table-row table:style-name="ro1">
          <table:table-cell office:value-type="string" calcext:value-type="string">
            <text:p>nmdc:dgms-12-nh628y30</text:p>
          </table:table-cell>
          <table:table-cell office:value-type="string" calcext:value-type="string">
            <text:p>20220119_JGI_MD_507130_BioS_final1_QE-139_HILICZ_USHXG01825_NEG_MSMS_96RZM_GW-9591-Clat-RZM_1_Rg70to1050-CE102040-rhizo-S1_Run433</text:p>
          </table:table-cell>
          <table:table-cell office:value-type="string" calcext:value-type="string">
            <text:p>nmdc:procsm-11-dxq25p26</text:p>
          </table:table-cell>
          <table:table-cell office:value-type="string" calcext:value-type="string">
            <text:p>nmdc:bsm-11-ahpvvb55</text:p>
          </table:table-cell>
        </table:table-row>
        <table:table-row table:style-name="ro1">
          <table:table-cell office:value-type="string" calcext:value-type="string">
            <text:p>nmdc:dgms-12-rr216g05</text:p>
          </table:table-cell>
          <table:table-cell office:value-type="string" calcext:value-type="string">
            <text:p>20220119_JGI_MD_507130_BioS_final1_QE-139_HILICZ_USHXG01825_NEG_MSMS_97RM_GW-9591-Clat-RM_2_Rg70to1050-CE102040-root-S1_Run844</text:p>
          </table:table-cell>
          <table:table-cell office:value-type="string" calcext:value-type="string">
            <text:p>nmdc:procsm-11-x2vyts83</text:p>
          </table:table-cell>
          <table:table-cell office:value-type="string" calcext:value-type="string">
            <text:p>nmdc:bsm-11-3xthwx28</text:p>
          </table:table-cell>
        </table:table-row>
        <table:table-row table:style-name="ro1">
          <table:table-cell office:value-type="string" calcext:value-type="string">
            <text:p>nmdc:dgms-12-a4nd1958</text:p>
          </table:table-cell>
          <table:table-cell office:value-type="string" calcext:value-type="string">
            <text:p>20220119_JGI_MD_507130_BioS_final1_QE-139_HILICZ_USHXG01825_NEG_MSMS_97RZM_GW-9591-Clat-RZM_2_Rg70to1050-CE102040-rhizo-S1_Run567</text:p>
          </table:table-cell>
          <table:table-cell office:value-type="string" calcext:value-type="string">
            <text:p>nmdc:procsm-11-vtarem84</text:p>
          </table:table-cell>
          <table:table-cell office:value-type="string" calcext:value-type="string">
            <text:p>nmdc:bsm-11-57ejpn32</text:p>
          </table:table-cell>
        </table:table-row>
        <table:table-row table:style-name="ro1">
          <table:table-cell office:value-type="string" calcext:value-type="string">
            <text:p>nmdc:dgms-12-mcthev40</text:p>
          </table:table-cell>
          <table:table-cell office:value-type="string" calcext:value-type="string">
            <text:p>20220119_JGI_MD_507130_BioS_final1_QE-139_HILICZ_USHXG01825_NEG_MSMS_98LM_GW-9591-Clat-LM_3_Rg70to1050-CE205060-leaf-S1_Run275</text:p>
          </table:table-cell>
          <table:table-cell office:value-type="string" calcext:value-type="string">
            <text:p>nmdc:procsm-11-07bnyn41</text:p>
          </table:table-cell>
          <table:table-cell office:value-type="string" calcext:value-type="string">
            <text:p>nmdc:bsm-11-9c0hk014</text:p>
          </table:table-cell>
        </table:table-row>
        <table:table-row table:style-name="ro1">
          <table:table-cell office:value-type="string" calcext:value-type="string">
            <text:p>nmdc:dgms-12-frkgg631</text:p>
          </table:table-cell>
          <table:table-cell office:value-type="string" calcext:value-type="string">
            <text:p>20220119_JGI_MD_507130_BioS_final1_QE-139_HILICZ_USHXG01825_NEG_MSMS_98RM_GW-9591-Clat-RM_3_Rg70to1050-CE205060-root-S1_Run1002</text:p>
          </table:table-cell>
          <table:table-cell office:value-type="string" calcext:value-type="string">
            <text:p>nmdc:procsm-11-xsp14076</text:p>
          </table:table-cell>
          <table:table-cell office:value-type="string" calcext:value-type="string">
            <text:p>nmdc:bsm-11-j1bay453</text:p>
          </table:table-cell>
        </table:table-row>
        <table:table-row table:style-name="ro1">
          <table:table-cell office:value-type="string" calcext:value-type="string">
            <text:p>nmdc:dgms-12-5qa0qv02</text:p>
          </table:table-cell>
          <table:table-cell office:value-type="string" calcext:value-type="string">
            <text:p>20220119_JGI_MD_507130_BioS_final1_QE-139_HILICZ_USHXG01825_NEG_MSMS_98RZM_GW-9591-Clat-RZM_3_Rg70to1050-CE205060-rhizo-S1_Run646</text:p>
          </table:table-cell>
          <table:table-cell office:value-type="string" calcext:value-type="string">
            <text:p>nmdc:procsm-11-gzv59p33</text:p>
          </table:table-cell>
          <table:table-cell office:value-type="string" calcext:value-type="string">
            <text:p>nmdc:bsm-11-xhbae603</text:p>
          </table:table-cell>
        </table:table-row>
        <table:table-row table:style-name="ro1">
          <table:table-cell office:value-type="string" calcext:value-type="string">
            <text:p>nmdc:dgms-12-gwe6cb35</text:p>
          </table:table-cell>
          <table:table-cell office:value-type="string" calcext:value-type="string">
            <text:p>20220119_JGI_MD_507130_BioS_final1_QE-139_HILICZ_USHXG01825_NEG_MSMS_99LM_GW-9591-Corv-LM_1_Rg70to1050-CE102040-leaf-S1_Run50</text:p>
          </table:table-cell>
          <table:table-cell office:value-type="string" calcext:value-type="string">
            <text:p>nmdc:procsm-11-9t8dfc26</text:p>
          </table:table-cell>
          <table:table-cell office:value-type="string" calcext:value-type="string">
            <text:p>nmdc:bsm-11-q94v7385</text:p>
          </table:table-cell>
        </table:table-row>
        <table:table-row table:style-name="ro1">
          <table:table-cell office:value-type="string" calcext:value-type="string">
            <text:p>nmdc:dgms-12-hvb3qc03</text:p>
          </table:table-cell>
          <table:table-cell office:value-type="string" calcext:value-type="string">
            <text:p>20220119_JGI_MD_507130_BioS_final1_QE-139_HILICZ_USHXG01825_NEG_MSMS_99RM_GW-9591-Corv-RM_1_Rg70to1050-CE102040-root-S1_Run768</text:p>
          </table:table-cell>
          <table:table-cell office:value-type="string" calcext:value-type="string">
            <text:p>nmdc:procsm-11-mbtjqr11</text:p>
          </table:table-cell>
          <table:table-cell office:value-type="string" calcext:value-type="string">
            <text:p>nmdc:bsm-11-cv5vxb38</text:p>
          </table:table-cell>
        </table:table-row>
        <table:table-row table:style-name="ro1">
          <table:table-cell office:value-type="string" calcext:value-type="string">
            <text:p>nmdc:dgms-12-58m2r182</text:p>
          </table:table-cell>
          <table:table-cell office:value-type="string" calcext:value-type="string">
            <text:p>20220119_JGI_MD_507130_BioS_final1_QE-139_HILICZ_USHXG01825_NEG_MSMS_99RZM_GW-9591-Corv-RZM_1_Rg70to1050-CE102040-rhizo-S1_Run360</text:p>
          </table:table-cell>
          <table:table-cell office:value-type="string" calcext:value-type="string">
            <text:p>nmdc:procsm-11-v41tpt48</text:p>
          </table:table-cell>
          <table:table-cell office:value-type="string" calcext:value-type="string">
            <text:p>nmdc:bsm-11-yms2f086</text:p>
          </table:table-cell>
        </table:table-row>
        <table:table-row table:style-name="ro1">
          <table:table-cell office:value-type="string" calcext:value-type="string">
            <text:p>nmdc:dgms-12-nvn7w542</text:p>
          </table:table-cell>
          <table:table-cell office:value-type="string" calcext:value-type="string">
            <text:p>20220119_JGI_MD_507130_BioS_final1_QE-139_HILICZ_USHXG01825_NEG_MSMS_9LM_BESC-133-Clat-LM_3_Rg70to1050-CE205060-leaf-S1_Run284</text:p>
          </table:table-cell>
          <table:table-cell office:value-type="string" calcext:value-type="string">
            <text:p>nmdc:procsm-11-tv23xe56</text:p>
          </table:table-cell>
          <table:table-cell office:value-type="string" calcext:value-type="string">
            <text:p>nmdc:bsm-11-6xa4vj59</text:p>
          </table:table-cell>
        </table:table-row>
        <table:table-row table:style-name="ro1">
          <table:table-cell office:value-type="string" calcext:value-type="string">
            <text:p>nmdc:dgms-12-6c4fa430</text:p>
          </table:table-cell>
          <table:table-cell office:value-type="string" calcext:value-type="string">
            <text:p>20220119_JGI_MD_507130_BioS_final1_QE-139_HILICZ_USHXG01825_NEG_MSMS_9RM_BESC-133-Clat-RM_3_Rg70to1050-CE205060-root-S1_Run941</text:p>
          </table:table-cell>
          <table:table-cell office:value-type="string" calcext:value-type="string">
            <text:p>nmdc:procsm-11-bsxf8604</text:p>
          </table:table-cell>
          <table:table-cell office:value-type="string" calcext:value-type="string">
            <text:p>nmdc:bsm-11-fgjpsy56</text:p>
          </table:table-cell>
        </table:table-row>
        <table:table-row table:style-name="ro1">
          <table:table-cell office:value-type="string" calcext:value-type="string">
            <text:p>nmdc:dgms-12-vaj81824</text:p>
          </table:table-cell>
          <table:table-cell office:value-type="string" calcext:value-type="string">
            <text:p>20220119_JGI_MD_507130_BioS_final1_QE-139_HILICZ_USHXG01825_NEG_MSMS_9RZM_BESC-133-Clat-RZM_3_Rg70to1050-CE205060-rhizo-S1_Run582</text:p>
          </table:table-cell>
          <table:table-cell office:value-type="string" calcext:value-type="string">
            <text:p>nmdc:procsm-11-m61f6b35</text:p>
          </table:table-cell>
          <table:table-cell office:value-type="string" calcext:value-type="string">
            <text:p>nmdc:bsm-11-zpf4n944</text:p>
          </table:table-cell>
        </table:table-row>
        <table:table-row table:style-name="ro1">
          <table:table-cell office:value-type="string" calcext:value-type="string">
            <text:p>nmdc:dgms-12-pnkv4y07</text:p>
          </table:table-cell>
          <table:table-cell office:value-type="string" calcext:value-type="string">
            <text:p>20220119_JGI_MD_507130_BioS_final1_QE-139_HILICZ_USHXG01825_POS_MSMS_100LM_GW-9591-Corv-LM_2_Rg70to1050-CE102040-leaf-S1_Run168</text:p>
          </table:table-cell>
          <table:table-cell office:value-type="string" calcext:value-type="string">
            <text:p>nmdc:procsm-11-nj8xyt48</text:p>
          </table:table-cell>
          <table:table-cell office:value-type="string" calcext:value-type="string">
            <text:p>nmdc:bsm-11-s6r1q327</text:p>
          </table:table-cell>
        </table:table-row>
        <table:table-row table:style-name="ro1">
          <table:table-cell office:value-type="string" calcext:value-type="string">
            <text:p>nmdc:dgms-12-bv6a8524</text:p>
          </table:table-cell>
          <table:table-cell office:value-type="string" calcext:value-type="string">
            <text:p>20220119_JGI_MD_507130_BioS_final1_QE-139_HILICZ_USHXG01825_POS_MSMS_100RM_GW-9591-Corv-RM_2_Rg70to1050-CE102040-root-S1_Run822</text:p>
          </table:table-cell>
          <table:table-cell office:value-type="string" calcext:value-type="string">
            <text:p>nmdc:procsm-11-p8pw0p67</text:p>
          </table:table-cell>
          <table:table-cell office:value-type="string" calcext:value-type="string">
            <text:p>nmdc:bsm-11-5ak8ja54</text:p>
          </table:table-cell>
        </table:table-row>
        <table:table-row table:style-name="ro1">
          <table:table-cell office:value-type="string" calcext:value-type="string">
            <text:p>nmdc:dgms-12-x4xk1532</text:p>
          </table:table-cell>
          <table:table-cell office:value-type="string" calcext:value-type="string">
            <text:p>20220119_JGI_MD_507130_BioS_final1_QE-139_HILICZ_USHXG01825_POS_MSMS_100RZM_GW-9591-Corv-RZM_2_Rg70to1050-CE102040-rhizo-S1_Run508</text:p>
          </table:table-cell>
          <table:table-cell office:value-type="string" calcext:value-type="string">
            <text:p>nmdc:procsm-11-q1tza296</text:p>
          </table:table-cell>
          <table:table-cell office:value-type="string" calcext:value-type="string">
            <text:p>nmdc:bsm-11-4f4btc22</text:p>
          </table:table-cell>
        </table:table-row>
        <table:table-row table:style-name="ro1">
          <table:table-cell office:value-type="string" calcext:value-type="string">
            <text:p>nmdc:dgms-12-bbdkbp57</text:p>
          </table:table-cell>
          <table:table-cell office:value-type="string" calcext:value-type="string">
            <text:p>20220119_JGI_MD_507130_BioS_final1_QE-139_HILICZ_USHXG01825_POS_MSMS_101LM_GW-9591-Corv-LM_3_Rg70to1050-CE205060-leaf-S1_Run298</text:p>
          </table:table-cell>
          <table:table-cell office:value-type="string" calcext:value-type="string">
            <text:p>nmdc:procsm-11-fmph3690</text:p>
          </table:table-cell>
          <table:table-cell office:value-type="string" calcext:value-type="string">
            <text:p>nmdc:bsm-11-tpatza67</text:p>
          </table:table-cell>
        </table:table-row>
        <table:table-row table:style-name="ro1">
          <table:table-cell office:value-type="string" calcext:value-type="string">
            <text:p>nmdc:dgms-12-q3at8k50</text:p>
          </table:table-cell>
          <table:table-cell office:value-type="string" calcext:value-type="string">
            <text:p>20220119_JGI_MD_507130_BioS_final1_QE-139_HILICZ_USHXG01825_POS_MSMS_101RM_GW-9591-Corv-RM_3_Rg70to1050-CE205060-root-S1_Run995</text:p>
          </table:table-cell>
          <table:table-cell office:value-type="string" calcext:value-type="string">
            <text:p>nmdc:procsm-11-098rcv97</text:p>
          </table:table-cell>
          <table:table-cell office:value-type="string" calcext:value-type="string">
            <text:p>nmdc:bsm-11-3636w778</text:p>
          </table:table-cell>
        </table:table-row>
        <table:table-row table:style-name="ro1">
          <table:table-cell office:value-type="string" calcext:value-type="string">
            <text:p>nmdc:dgms-12-kjkf1522</text:p>
          </table:table-cell>
          <table:table-cell office:value-type="string" calcext:value-type="string">
            <text:p>20220119_JGI_MD_507130_BioS_final1_QE-139_HILICZ_USHXG01825_POS_MSMS_101RZM_GW-9591-Corv-RZM_3_Rg70to1050-CE205060-rhizo-S1_Run663</text:p>
          </table:table-cell>
          <table:table-cell office:value-type="string" calcext:value-type="string">
            <text:p>nmdc:procsm-11-jnbawt13</text:p>
          </table:table-cell>
          <table:table-cell office:value-type="string" calcext:value-type="string">
            <text:p>nmdc:bsm-11-0xqxvc88</text:p>
          </table:table-cell>
        </table:table-row>
        <table:table-row table:style-name="ro1">
          <table:table-cell office:value-type="string" calcext:value-type="string">
            <text:p>nmdc:dgms-12-qar8xq16</text:p>
          </table:table-cell>
          <table:table-cell office:value-type="string" calcext:value-type="string">
            <text:p>20220119_JGI_MD_507130_BioS_final1_QE-139_HILICZ_USHXG01825_POS_MSMS_102LM_SKWA-24-3-Clat-LM_2_Rg70to1050-CE102040-leaf-S1_Run146</text:p>
          </table:table-cell>
          <table:table-cell office:value-type="string" calcext:value-type="string">
            <text:p>nmdc:procsm-11-2pc0t873</text:p>
          </table:table-cell>
          <table:table-cell office:value-type="string" calcext:value-type="string">
            <text:p>nmdc:bsm-11-sv771k17</text:p>
          </table:table-cell>
        </table:table-row>
        <table:table-row table:style-name="ro1">
          <table:table-cell office:value-type="string" calcext:value-type="string">
            <text:p>nmdc:dgms-12-86jshw94</text:p>
          </table:table-cell>
          <table:table-cell office:value-type="string" calcext:value-type="string">
            <text:p>20220119_JGI_MD_507130_BioS_final1_QE-139_HILICZ_USHXG01825_POS_MSMS_102RM_SKWA-24-3-Clat-RM_2_Rg70to1050-CE102040-root-S1_Run901</text:p>
          </table:table-cell>
          <table:table-cell office:value-type="string" calcext:value-type="string">
            <text:p>nmdc:procsm-11-16y9jp13</text:p>
          </table:table-cell>
          <table:table-cell office:value-type="string" calcext:value-type="string">
            <text:p>nmdc:bsm-11-x0sc5x81</text:p>
          </table:table-cell>
        </table:table-row>
        <table:table-row table:style-name="ro1">
          <table:table-cell office:value-type="string" calcext:value-type="string">
            <text:p>nmdc:dgms-12-gb1v6726</text:p>
          </table:table-cell>
          <table:table-cell office:value-type="string" calcext:value-type="string">
            <text:p>20220119_JGI_MD_507130_BioS_final1_QE-139_HILICZ_USHXG01825_POS_MSMS_102RZM_SKWA-24-3-Clat-RZM_2_Rg70to1050-CE102040-rhizo-S1_Run454</text:p>
          </table:table-cell>
          <table:table-cell office:value-type="string" calcext:value-type="string">
            <text:p>nmdc:procsm-11-fk6fqb58</text:p>
          </table:table-cell>
          <table:table-cell office:value-type="string" calcext:value-type="string">
            <text:p>nmdc:bsm-11-aan31e03</text:p>
          </table:table-cell>
        </table:table-row>
        <table:table-row table:style-name="ro1">
          <table:table-cell office:value-type="string" calcext:value-type="string">
            <text:p>nmdc:dgms-12-7s6c5r40</text:p>
          </table:table-cell>
          <table:table-cell office:value-type="string" calcext:value-type="string">
            <text:p>20220119_JGI_MD_507130_BioS_final1_QE-139_HILICZ_USHXG01825_POS_MSMS_103LM_SKWA-24-3-Corv-LM_1_Rg70to1050-CE102040-leaf-S1_Run86</text:p>
          </table:table-cell>
          <table:table-cell office:value-type="string" calcext:value-type="string">
            <text:p>nmdc:procsm-11-ykh0zt31</text:p>
          </table:table-cell>
          <table:table-cell office:value-type="string" calcext:value-type="string">
            <text:p>nmdc:bsm-11-f8tzvk82</text:p>
          </table:table-cell>
        </table:table-row>
        <table:table-row table:style-name="ro1">
          <table:table-cell office:value-type="string" calcext:value-type="string">
            <text:p>nmdc:dgms-12-vd893y77</text:p>
          </table:table-cell>
          <table:table-cell office:value-type="string" calcext:value-type="string">
            <text:p>20220119_JGI_MD_507130_BioS_final1_QE-139_HILICZ_USHXG01825_POS_MSMS_103RM_SKWA-24-3-Corv-RM_1_Rg70to1050-CE102040-root-S1_Run752</text:p>
          </table:table-cell>
          <table:table-cell office:value-type="string" calcext:value-type="string">
            <text:p>nmdc:procsm-11-n0a94z90</text:p>
          </table:table-cell>
          <table:table-cell office:value-type="string" calcext:value-type="string">
            <text:p>nmdc:bsm-11-899bm454</text:p>
          </table:table-cell>
        </table:table-row>
        <table:table-row table:style-name="ro1">
          <table:table-cell office:value-type="string" calcext:value-type="string">
            <text:p>nmdc:dgms-12-yne6xx14</text:p>
          </table:table-cell>
          <table:table-cell office:value-type="string" calcext:value-type="string">
            <text:p>20220119_JGI_MD_507130_BioS_final1_QE-139_HILICZ_USHXG01825_POS_MSMS_103RZM_SKWA-24-3-Corv-RZM_1_Rg70to1050-CE102040-rhizo-S1_Run368</text:p>
          </table:table-cell>
          <table:table-cell office:value-type="string" calcext:value-type="string">
            <text:p>nmdc:procsm-11-symhh767</text:p>
          </table:table-cell>
          <table:table-cell office:value-type="string" calcext:value-type="string">
            <text:p>nmdc:bsm-11-zqaeph53</text:p>
          </table:table-cell>
        </table:table-row>
        <table:table-row table:style-name="ro1">
          <table:table-cell office:value-type="string" calcext:value-type="string">
            <text:p>nmdc:dgms-12-v150qp81</text:p>
          </table:table-cell>
          <table:table-cell office:value-type="string" calcext:value-type="string">
            <text:p>20220119_JGI_MD_507130_BioS_final1_QE-139_HILICZ_USHXG01825_POS_MSMS_104LM_SKWA-24-3-Corv-LM_2_Rg70to1050-CE102040-leaf-S1_Run119</text:p>
          </table:table-cell>
          <table:table-cell office:value-type="string" calcext:value-type="string">
            <text:p>nmdc:procsm-11-8a49sy17</text:p>
          </table:table-cell>
          <table:table-cell office:value-type="string" calcext:value-type="string">
            <text:p>nmdc:bsm-11-fzvzb345</text:p>
          </table:table-cell>
        </table:table-row>
        <table:table-row table:style-name="ro1">
          <table:table-cell office:value-type="string" calcext:value-type="string">
            <text:p>nmdc:dgms-12-hc7n2w79</text:p>
          </table:table-cell>
          <table:table-cell office:value-type="string" calcext:value-type="string">
            <text:p>20220119_JGI_MD_507130_BioS_final1_QE-139_HILICZ_USHXG01825_POS_MSMS_104RM_SKWA-24-3-Corv-RM_2_Rg70to1050-CE102040-root-S1_Run931</text:p>
          </table:table-cell>
          <table:table-cell office:value-type="string" calcext:value-type="string">
            <text:p>nmdc:procsm-11-tk588q86</text:p>
          </table:table-cell>
          <table:table-cell office:value-type="string" calcext:value-type="string">
            <text:p>nmdc:bsm-11-n6vwc542</text:p>
          </table:table-cell>
        </table:table-row>
        <table:table-row table:style-name="ro1">
          <table:table-cell office:value-type="string" calcext:value-type="string">
            <text:p>nmdc:dgms-12-ms8cjb84</text:p>
          </table:table-cell>
          <table:table-cell office:value-type="string" calcext:value-type="string">
            <text:p>20220119_JGI_MD_507130_BioS_final1_QE-139_HILICZ_USHXG01825_POS_MSMS_104RZM_SKWA-24-3-Corv-RZM_2_Rg70to1050-CE102040-rhizo-S1_Run460</text:p>
          </table:table-cell>
          <table:table-cell office:value-type="string" calcext:value-type="string">
            <text:p>nmdc:procsm-11-ef6xyd88</text:p>
          </table:table-cell>
          <table:table-cell office:value-type="string" calcext:value-type="string">
            <text:p>nmdc:bsm-11-4pc4k424</text:p>
          </table:table-cell>
        </table:table-row>
        <table:table-row table:style-name="ro1">
          <table:table-cell office:value-type="string" calcext:value-type="string">
            <text:p>nmdc:dgms-12-j1mk8y48</text:p>
          </table:table-cell>
          <table:table-cell office:value-type="string" calcext:value-type="string">
            <text:p>20220119_JGI_MD_507130_BioS_final1_QE-139_HILICZ_USHXG01825_POS_MSMS_105LM_SKWA-24-3-Corv-LM_3_Rg70to1050-CE205060-leaf-S1_Run216</text:p>
          </table:table-cell>
          <table:table-cell office:value-type="string" calcext:value-type="string">
            <text:p>nmdc:procsm-11-1g2c9g75</text:p>
          </table:table-cell>
          <table:table-cell office:value-type="string" calcext:value-type="string">
            <text:p>nmdc:bsm-11-7z1qvf63</text:p>
          </table:table-cell>
        </table:table-row>
        <table:table-row table:style-name="ro1">
          <table:table-cell office:value-type="string" calcext:value-type="string">
            <text:p>nmdc:dgms-12-7vvch058</text:p>
          </table:table-cell>
          <table:table-cell office:value-type="string" calcext:value-type="string">
            <text:p>20220119_JGI_MD_507130_BioS_final1_QE-139_HILICZ_USHXG01825_POS_MSMS_105RM_SKWA-24-3-Corv-RM_3_Rg70to1050-CE205060-root-S1_Run937</text:p>
          </table:table-cell>
          <table:table-cell office:value-type="string" calcext:value-type="string">
            <text:p>nmdc:procsm-11-w9yk0m41</text:p>
          </table:table-cell>
          <table:table-cell office:value-type="string" calcext:value-type="string">
            <text:p>nmdc:bsm-11-q3sa0t28</text:p>
          </table:table-cell>
        </table:table-row>
        <table:table-row table:style-name="ro1">
          <table:table-cell office:value-type="string" calcext:value-type="string">
            <text:p>nmdc:dgms-12-57z7a455</text:p>
          </table:table-cell>
          <table:table-cell office:value-type="string" calcext:value-type="string">
            <text:p>20220119_JGI_MD_507130_BioS_final1_QE-139_HILICZ_USHXG01825_POS_MSMS_105RZM_SKWA-24-3-Corv-RZM_3_Rg70to1050-CE205060-rhizo-S1_Run584</text:p>
          </table:table-cell>
          <table:table-cell office:value-type="string" calcext:value-type="string">
            <text:p>nmdc:procsm-11-efnxzt84</text:p>
          </table:table-cell>
          <table:table-cell office:value-type="string" calcext:value-type="string">
            <text:p>nmdc:bsm-11-7yjtg159</text:p>
          </table:table-cell>
        </table:table-row>
        <table:table-row table:style-name="ro1">
          <table:table-cell office:value-type="string" calcext:value-type="string">
            <text:p>nmdc:dgms-12-8ngfnr91</text:p>
          </table:table-cell>
          <table:table-cell office:value-type="string" calcext:value-type="string">
            <text:p>20220119_JGI_MD_507130_BioS_final1_QE-139_HILICZ_USHXG01825_POS_MSMS_106LM_SKWD-24-1-Clat-LM_2_Rg70to1050-CE102040-leaf-S1_Run180</text:p>
          </table:table-cell>
          <table:table-cell office:value-type="string" calcext:value-type="string">
            <text:p>nmdc:procsm-11-9twyp141</text:p>
          </table:table-cell>
          <table:table-cell office:value-type="string" calcext:value-type="string">
            <text:p>nmdc:bsm-11-5j742c82</text:p>
          </table:table-cell>
        </table:table-row>
        <table:table-row table:style-name="ro1">
          <table:table-cell office:value-type="string" calcext:value-type="string">
            <text:p>nmdc:dgms-12-prc5zy62</text:p>
          </table:table-cell>
          <table:table-cell office:value-type="string" calcext:value-type="string">
            <text:p>20220119_JGI_MD_507130_BioS_final1_QE-139_HILICZ_USHXG01825_POS_MSMS_106RM_SKWD-24-1-Clat-RM_2_Rg70to1050-CE102040-root-S1_Run934</text:p>
          </table:table-cell>
          <table:table-cell office:value-type="string" calcext:value-type="string">
            <text:p>nmdc:procsm-11-yy0nd326</text:p>
          </table:table-cell>
          <table:table-cell office:value-type="string" calcext:value-type="string">
            <text:p>nmdc:bsm-11-krcjqt76</text:p>
          </table:table-cell>
        </table:table-row>
        <table:table-row table:style-name="ro1">
          <table:table-cell office:value-type="string" calcext:value-type="string">
            <text:p>nmdc:dgms-12-amhbpr48</text:p>
          </table:table-cell>
          <table:table-cell office:value-type="string" calcext:value-type="string">
            <text:p>20220119_JGI_MD_507130_BioS_final1_QE-139_HILICZ_USHXG01825_POS_MSMS_106RZM_SKWD-24-1-Clat-RZM_2_Rg70to1050-CE102040-rhizo-S1_Run542</text:p>
          </table:table-cell>
          <table:table-cell office:value-type="string" calcext:value-type="string">
            <text:p>nmdc:procsm-11-b30v4978</text:p>
          </table:table-cell>
          <table:table-cell office:value-type="string" calcext:value-type="string">
            <text:p>nmdc:bsm-11-af8ap759</text:p>
          </table:table-cell>
        </table:table-row>
        <table:table-row table:style-name="ro1">
          <table:table-cell office:value-type="string" calcext:value-type="string">
            <text:p>nmdc:dgms-12-xs0s3722</text:p>
          </table:table-cell>
          <table:table-cell office:value-type="string" calcext:value-type="string">
            <text:p>20220119_JGI_MD_507130_BioS_final1_QE-139_HILICZ_USHXG01825_POS_MSMS_107LM_SKWD-24-1-Corv-LM_1_Rg70to1050-CE102040-leaf-S1_Run89</text:p>
          </table:table-cell>
          <table:table-cell office:value-type="string" calcext:value-type="string">
            <text:p>nmdc:procsm-11-pjgvfb64</text:p>
          </table:table-cell>
          <table:table-cell office:value-type="string" calcext:value-type="string">
            <text:p>nmdc:bsm-11-8bewbp90</text:p>
          </table:table-cell>
        </table:table-row>
        <table:table-row table:style-name="ro1">
          <table:table-cell office:value-type="string" calcext:value-type="string">
            <text:p>nmdc:dgms-12-st9cqb58</text:p>
          </table:table-cell>
          <table:table-cell office:value-type="string" calcext:value-type="string">
            <text:p>20220119_JGI_MD_507130_BioS_final1_QE-139_HILICZ_USHXG01825_POS_MSMS_107RM_SKWD-24-1-Corv-RM_1_Rg70to1050-CE102040-root-S1_Run764</text:p>
          </table:table-cell>
          <table:table-cell office:value-type="string" calcext:value-type="string">
            <text:p>nmdc:procsm-11-5hrp0r04</text:p>
          </table:table-cell>
          <table:table-cell office:value-type="string" calcext:value-type="string">
            <text:p>nmdc:bsm-11-43rwvm93</text:p>
          </table:table-cell>
        </table:table-row>
        <table:table-row table:style-name="ro1">
          <table:table-cell office:value-type="string" calcext:value-type="string">
            <text:p>nmdc:dgms-12-zjsc9d15</text:p>
          </table:table-cell>
          <table:table-cell office:value-type="string" calcext:value-type="string">
            <text:p>20220119_JGI_MD_507130_BioS_final1_QE-139_HILICZ_USHXG01825_POS_MSMS_107RZM_SKWD-24-1-Corv-RZM_1_Rg70to1050-CE102040-rhizo-S1_Run390</text:p>
          </table:table-cell>
          <table:table-cell office:value-type="string" calcext:value-type="string">
            <text:p>nmdc:procsm-11-24asyz54</text:p>
          </table:table-cell>
          <table:table-cell office:value-type="string" calcext:value-type="string">
            <text:p>nmdc:bsm-11-hx8qxc63</text:p>
          </table:table-cell>
        </table:table-row>
        <table:table-row table:style-name="ro1">
          <table:table-cell office:value-type="string" calcext:value-type="string">
            <text:p>nmdc:dgms-12-99q9c853</text:p>
          </table:table-cell>
          <table:table-cell office:value-type="string" calcext:value-type="string">
            <text:p>20220119_JGI_MD_507130_BioS_final1_QE-139_HILICZ_USHXG01825_POS_MSMS_108LM_SKWD-24-1-Corv-LM_2_Rg70to1050-CE102040-leaf-S1_Run192</text:p>
          </table:table-cell>
          <table:table-cell office:value-type="string" calcext:value-type="string">
            <text:p>nmdc:procsm-11-eygsz173</text:p>
          </table:table-cell>
          <table:table-cell office:value-type="string" calcext:value-type="string">
            <text:p>nmdc:bsm-11-m4e83773</text:p>
          </table:table-cell>
        </table:table-row>
        <table:table-row table:style-name="ro1">
          <table:table-cell office:value-type="string" calcext:value-type="string">
            <text:p>nmdc:dgms-12-s20b2566</text:p>
          </table:table-cell>
          <table:table-cell office:value-type="string" calcext:value-type="string">
            <text:p>20220119_JGI_MD_507130_BioS_final1_QE-139_HILICZ_USHXG01825_POS_MSMS_108RM_SKWD-24-1-Corv-RM_2_Rg70to1050-CE102040-root-S1_Run895</text:p>
          </table:table-cell>
          <table:table-cell office:value-type="string" calcext:value-type="string">
            <text:p>nmdc:procsm-11-b1zxqj98</text:p>
          </table:table-cell>
          <table:table-cell office:value-type="string" calcext:value-type="string">
            <text:p>nmdc:bsm-11-pvr0ez88</text:p>
          </table:table-cell>
        </table:table-row>
        <table:table-row table:style-name="ro1">
          <table:table-cell office:value-type="string" calcext:value-type="string">
            <text:p>nmdc:dgms-12-sjz55c78</text:p>
          </table:table-cell>
          <table:table-cell office:value-type="string" calcext:value-type="string">
            <text:p>20220119_JGI_MD_507130_BioS_final1_QE-139_HILICZ_USHXG01825_POS_MSMS_108RZM_SKWD-24-1-Corv-RZM_2_Rg70to1050-CE102040-rhizo-S1_Run530</text:p>
          </table:table-cell>
          <table:table-cell office:value-type="string" calcext:value-type="string">
            <text:p>nmdc:procsm-11-a3qqqp02</text:p>
          </table:table-cell>
          <table:table-cell office:value-type="string" calcext:value-type="string">
            <text:p>nmdc:bsm-11-wm40z541</text:p>
          </table:table-cell>
        </table:table-row>
        <table:table-row table:style-name="ro1">
          <table:table-cell office:value-type="string" calcext:value-type="string">
            <text:p>nmdc:dgms-12-fhgn2k05</text:p>
          </table:table-cell>
          <table:table-cell office:value-type="string" calcext:value-type="string">
            <text:p>20220119_JGI_MD_507130_BioS_final1_QE-139_HILICZ_USHXG01825_POS_MSMS_109LM_SKWD-24-1-Corv-LM_3_Rg70to1050-CE205060-leaf-S1_Run280</text:p>
          </table:table-cell>
          <table:table-cell office:value-type="string" calcext:value-type="string">
            <text:p>nmdc:procsm-11-phj9cv48</text:p>
          </table:table-cell>
          <table:table-cell office:value-type="string" calcext:value-type="string">
            <text:p>nmdc:bsm-11-sdjt4464</text:p>
          </table:table-cell>
        </table:table-row>
        <table:table-row table:style-name="ro1">
          <table:table-cell office:value-type="string" calcext:value-type="string">
            <text:p>nmdc:dgms-12-m2y87416</text:p>
          </table:table-cell>
          <table:table-cell office:value-type="string" calcext:value-type="string">
            <text:p>20220119_JGI_MD_507130_BioS_final1_QE-139_HILICZ_USHXG01825_POS_MSMS_109RM_SKWD-24-1-Corv-RM_3_Rg70to1050-CE205060-root-S1_Run943</text:p>
          </table:table-cell>
          <table:table-cell office:value-type="string" calcext:value-type="string">
            <text:p>nmdc:procsm-11-yaa8h814</text:p>
          </table:table-cell>
          <table:table-cell office:value-type="string" calcext:value-type="string">
            <text:p>nmdc:bsm-11-qzncy838</text:p>
          </table:table-cell>
        </table:table-row>
        <table:table-row table:style-name="ro1">
          <table:table-cell office:value-type="string" calcext:value-type="string">
            <text:p>nmdc:dgms-12-6z5w5v84</text:p>
          </table:table-cell>
          <table:table-cell office:value-type="string" calcext:value-type="string">
            <text:p>20220119_JGI_MD_507130_BioS_final1_QE-139_HILICZ_USHXG01825_POS_MSMS_109RZM_SKWD-24-1-Corv-RZM_3_Rg70to1050-CE205060-rhizo-S1_Run621</text:p>
          </table:table-cell>
          <table:table-cell office:value-type="string" calcext:value-type="string">
            <text:p>nmdc:procsm-11-gs9njg96</text:p>
          </table:table-cell>
          <table:table-cell office:value-type="string" calcext:value-type="string">
            <text:p>nmdc:bsm-11-1a9d1633</text:p>
          </table:table-cell>
        </table:table-row>
        <table:table-row table:style-name="ro1">
          <table:table-cell office:value-type="string" calcext:value-type="string">
            <text:p>nmdc:dgms-12-p3m1te11</text:p>
          </table:table-cell>
          <table:table-cell office:value-type="string" calcext:value-type="string">
            <text:p>20220119_JGI_MD_507130_BioS_final1_QE-139_HILICZ_USHXG01825_POS_MSMS_10LM_BESC-133-Corv-LM_1_Rg70to1050-CE102040-leaf-S1_Run61</text:p>
          </table:table-cell>
          <table:table-cell office:value-type="string" calcext:value-type="string">
            <text:p>nmdc:procsm-11-8e98g167</text:p>
          </table:table-cell>
          <table:table-cell office:value-type="string" calcext:value-type="string">
            <text:p>nmdc:bsm-11-g4my3419</text:p>
          </table:table-cell>
        </table:table-row>
        <table:table-row table:style-name="ro1">
          <table:table-cell office:value-type="string" calcext:value-type="string">
            <text:p>nmdc:dgms-12-w9a29b05</text:p>
          </table:table-cell>
          <table:table-cell office:value-type="string" calcext:value-type="string">
            <text:p>20220119_JGI_MD_507130_BioS_final1_QE-139_HILICZ_USHXG01825_POS_MSMS_10RM_BESC-133-Corv-RM_1_Rg70to1050-CE102040-root-S1_Run770</text:p>
          </table:table-cell>
          <table:table-cell office:value-type="string" calcext:value-type="string">
            <text:p>nmdc:procsm-11-fk0rht68</text:p>
          </table:table-cell>
          <table:table-cell office:value-type="string" calcext:value-type="string">
            <text:p>nmdc:bsm-11-sdjyhj66</text:p>
          </table:table-cell>
        </table:table-row>
        <table:table-row table:style-name="ro1">
          <table:table-cell office:value-type="string" calcext:value-type="string">
            <text:p>nmdc:dgms-12-j1hxbg57</text:p>
          </table:table-cell>
          <table:table-cell office:value-type="string" calcext:value-type="string">
            <text:p>20220119_JGI_MD_507130_BioS_final1_QE-139_HILICZ_USHXG01825_POS_MSMS_10RZM_BESC-133-Corv-RZM_1_Rg70to1050-CE102040-rhizo-S1_Run374</text:p>
          </table:table-cell>
          <table:table-cell office:value-type="string" calcext:value-type="string">
            <text:p>nmdc:procsm-11-bqvnb630</text:p>
          </table:table-cell>
          <table:table-cell office:value-type="string" calcext:value-type="string">
            <text:p>nmdc:bsm-11-h49t7j41</text:p>
          </table:table-cell>
        </table:table-row>
        <table:table-row table:style-name="ro1">
          <table:table-cell office:value-type="string" calcext:value-type="string">
            <text:p>nmdc:dgms-12-6apnck23</text:p>
          </table:table-cell>
          <table:table-cell office:value-type="string" calcext:value-type="string">
            <text:p>20220119_JGI_MD_507130_BioS_final1_QE-139_HILICZ_USHXG01825_POS_MSMS_11LM_BESC-133-Corv-LM_2_Rg70to1050-CE102040-leaf-S1_Run137</text:p>
          </table:table-cell>
          <table:table-cell office:value-type="string" calcext:value-type="string">
            <text:p>nmdc:procsm-11-cx8p2d68</text:p>
          </table:table-cell>
          <table:table-cell office:value-type="string" calcext:value-type="string">
            <text:p>nmdc:bsm-11-r3tm7493</text:p>
          </table:table-cell>
        </table:table-row>
        <table:table-row table:style-name="ro1">
          <table:table-cell office:value-type="string" calcext:value-type="string">
            <text:p>nmdc:dgms-12-c8wgfv44</text:p>
          </table:table-cell>
          <table:table-cell office:value-type="string" calcext:value-type="string">
            <text:p>20220119_JGI_MD_507130_BioS_final1_QE-139_HILICZ_USHXG01825_POS_MSMS_11RM_BESC-133-Corv-RM_2_Rg70to1050-CE102040-root-S1_Run809</text:p>
          </table:table-cell>
          <table:table-cell office:value-type="string" calcext:value-type="string">
            <text:p>nmdc:procsm-11-t03mzm57</text:p>
          </table:table-cell>
          <table:table-cell office:value-type="string" calcext:value-type="string">
            <text:p>nmdc:bsm-11-dz264p50</text:p>
          </table:table-cell>
        </table:table-row>
        <table:table-row table:style-name="ro1">
          <table:table-cell office:value-type="string" calcext:value-type="string">
            <text:p>nmdc:dgms-12-skpng327</text:p>
          </table:table-cell>
          <table:table-cell office:value-type="string" calcext:value-type="string">
            <text:p>20220119_JGI_MD_507130_BioS_final1_QE-139_HILICZ_USHXG01825_POS_MSMS_11RZM_BESC-133-Corv-RZM_2_Rg70to1050-CE102040-rhizo-S1_Run557</text:p>
          </table:table-cell>
          <table:table-cell office:value-type="string" calcext:value-type="string">
            <text:p>nmdc:procsm-11-rnfnbw12</text:p>
          </table:table-cell>
          <table:table-cell office:value-type="string" calcext:value-type="string">
            <text:p>nmdc:bsm-11-ad739z23</text:p>
          </table:table-cell>
        </table:table-row>
        <table:table-row table:style-name="ro1">
          <table:table-cell office:value-type="string" calcext:value-type="string">
            <text:p>nmdc:dgms-12-wf822y16</text:p>
          </table:table-cell>
          <table:table-cell office:value-type="string" calcext:value-type="string">
            <text:p>20220119_JGI_MD_507130_BioS_final1_QE-139_HILICZ_USHXG01825_POS_MSMS_12LM_BESC-133-Corv-LM_3_Rg70to1050-CE205060-leaf-S1_Run238</text:p>
          </table:table-cell>
          <table:table-cell office:value-type="string" calcext:value-type="string">
            <text:p>nmdc:procsm-11-b27qyr36</text:p>
          </table:table-cell>
          <table:table-cell office:value-type="string" calcext:value-type="string">
            <text:p>nmdc:bsm-11-j6j1p639</text:p>
          </table:table-cell>
        </table:table-row>
        <table:table-row table:style-name="ro1">
          <table:table-cell office:value-type="string" calcext:value-type="string">
            <text:p>nmdc:dgms-12-t6t3vf76</text:p>
          </table:table-cell>
          <table:table-cell office:value-type="string" calcext:value-type="string">
            <text:p>20220119_JGI_MD_507130_BioS_final1_QE-139_HILICZ_USHXG01825_POS_MSMS_12RZM_BESC-133-Corv-RZM_3_Rg70to1050-CE205060-rhizo-S1_Run630</text:p>
          </table:table-cell>
          <table:table-cell office:value-type="string" calcext:value-type="string">
            <text:p>nmdc:procsm-11-chd39380</text:p>
          </table:table-cell>
          <table:table-cell office:value-type="string" calcext:value-type="string">
            <text:p>nmdc:bsm-11-g9w69290</text:p>
          </table:table-cell>
        </table:table-row>
        <table:table-row table:style-name="ro1">
          <table:table-cell office:value-type="string" calcext:value-type="string">
            <text:p>nmdc:dgms-12-s1kqph23</text:p>
          </table:table-cell>
          <table:table-cell office:value-type="string" calcext:value-type="string">
            <text:p>20220119_JGI_MD_507130_BioS_final1_QE-139_HILICZ_USHXG01825_POS_MSMS_13RM_BESC-198-Clat-RM_2_Rg70to1050-CE102040-root-S1_Run925</text:p>
          </table:table-cell>
          <table:table-cell office:value-type="string" calcext:value-type="string">
            <text:p>nmdc:procsm-11-rdjena61</text:p>
          </table:table-cell>
          <table:table-cell office:value-type="string" calcext:value-type="string">
            <text:p>nmdc:bsm-11-766dwa91</text:p>
          </table:table-cell>
        </table:table-row>
        <table:table-row table:style-name="ro1">
          <table:table-cell office:value-type="string" calcext:value-type="string">
            <text:p>nmdc:dgms-12-53cx2k43</text:p>
          </table:table-cell>
          <table:table-cell office:value-type="string" calcext:value-type="string">
            <text:p>20220119_JGI_MD_507130_BioS_final1_QE-139_HILICZ_USHXG01825_POS_MSMS_13RZM_BESC-198-Clat-RZM_2_Rg70to1050-CE102040-rhizo-S1_Run469</text:p>
          </table:table-cell>
          <table:table-cell office:value-type="string" calcext:value-type="string">
            <text:p>nmdc:procsm-11-n2jhyk28</text:p>
          </table:table-cell>
          <table:table-cell office:value-type="string" calcext:value-type="string">
            <text:p>nmdc:bsm-11-kgkcxn39</text:p>
          </table:table-cell>
        </table:table-row>
        <table:table-row table:style-name="ro1">
          <table:table-cell office:value-type="string" calcext:value-type="string">
            <text:p>nmdc:dgms-12-j60ctn57</text:p>
          </table:table-cell>
          <table:table-cell office:value-type="string" calcext:value-type="string">
            <text:p>20220119_JGI_MD_507130_BioS_final1_QE-139_HILICZ_USHXG01825_POS_MSMS_14LM_BESC-198-Clat-LM_3_Rg70to1050-CE205060-leaf-S1_Run235</text:p>
          </table:table-cell>
          <table:table-cell office:value-type="string" calcext:value-type="string">
            <text:p>nmdc:procsm-11-m8k2wn62</text:p>
          </table:table-cell>
          <table:table-cell office:value-type="string" calcext:value-type="string">
            <text:p>nmdc:bsm-11-c12hyq86</text:p>
          </table:table-cell>
        </table:table-row>
        <table:table-row table:style-name="ro1">
          <table:table-cell office:value-type="string" calcext:value-type="string">
            <text:p>nmdc:dgms-12-1q86w148</text:p>
          </table:table-cell>
          <table:table-cell office:value-type="string" calcext:value-type="string">
            <text:p>20220119_JGI_MD_507130_BioS_final1_QE-139_HILICZ_USHXG01825_POS_MSMS_15LM_BESC-234-Clat-LM_1_Rg70to1050-CE102040-leaf-S1_Run104</text:p>
          </table:table-cell>
          <table:table-cell office:value-type="string" calcext:value-type="string">
            <text:p>nmdc:procsm-11-h7235w05</text:p>
          </table:table-cell>
          <table:table-cell office:value-type="string" calcext:value-type="string">
            <text:p>nmdc:bsm-11-nr7vje40</text:p>
          </table:table-cell>
        </table:table-row>
        <table:table-row table:style-name="ro1">
          <table:table-cell office:value-type="string" calcext:value-type="string">
            <text:p>nmdc:dgms-12-8xayka46</text:p>
          </table:table-cell>
          <table:table-cell office:value-type="string" calcext:value-type="string">
            <text:p>20220119_JGI_MD_507130_BioS_final1_QE-139_HILICZ_USHXG01825_POS_MSMS_15RM_BESC-234-Clat-RM_1_Rg70to1050-CE102040-root-S1_Run730</text:p>
          </table:table-cell>
          <table:table-cell office:value-type="string" calcext:value-type="string">
            <text:p>nmdc:procsm-11-n0bbks47</text:p>
          </table:table-cell>
          <table:table-cell office:value-type="string" calcext:value-type="string">
            <text:p>nmdc:bsm-11-69g1rw32</text:p>
          </table:table-cell>
        </table:table-row>
        <table:table-row table:style-name="ro1">
          <table:table-cell office:value-type="string" calcext:value-type="string">
            <text:p>nmdc:dgms-12-g1zgv934</text:p>
          </table:table-cell>
          <table:table-cell office:value-type="string" calcext:value-type="string">
            <text:p>20220119_JGI_MD_507130_BioS_final1_QE-139_HILICZ_USHXG01825_POS_MSMS_15RZM_BESC-234-Clat-RZM_1_Rg70to1050-CE102040-rhizo-S1_Run362</text:p>
          </table:table-cell>
          <table:table-cell office:value-type="string" calcext:value-type="string">
            <text:p>nmdc:procsm-11-kyr5kd41</text:p>
          </table:table-cell>
          <table:table-cell office:value-type="string" calcext:value-type="string">
            <text:p>nmdc:bsm-11-b3d5yg81</text:p>
          </table:table-cell>
        </table:table-row>
        <table:table-row table:style-name="ro1">
          <table:table-cell office:value-type="string" calcext:value-type="string">
            <text:p>nmdc:dgms-12-bhkw3m74</text:p>
          </table:table-cell>
          <table:table-cell office:value-type="string" calcext:value-type="string">
            <text:p>20220119_JGI_MD_507130_BioS_final1_QE-139_HILICZ_USHXG01825_POS_MSMS_16LM_BESC-234-Clat-LM_2_Rg70to1050-CE102040-leaf-S1_Run183</text:p>
          </table:table-cell>
          <table:table-cell office:value-type="string" calcext:value-type="string">
            <text:p>nmdc:procsm-11-hjj7aq43</text:p>
          </table:table-cell>
          <table:table-cell office:value-type="string" calcext:value-type="string">
            <text:p>nmdc:bsm-11-c756vg97</text:p>
          </table:table-cell>
        </table:table-row>
        <table:table-row table:style-name="ro1">
          <table:table-cell office:value-type="string" calcext:value-type="string">
            <text:p>nmdc:dgms-12-ctk3w076</text:p>
          </table:table-cell>
          <table:table-cell office:value-type="string" calcext:value-type="string">
            <text:p>20220119_JGI_MD_507130_BioS_final1_QE-139_HILICZ_USHXG01825_POS_MSMS_16RM_BESC-234-Clat-RM_2_Rg70to1050-CE102040-root-S1_Run849</text:p>
          </table:table-cell>
          <table:table-cell office:value-type="string" calcext:value-type="string">
            <text:p>nmdc:procsm-11-wmgsh423</text:p>
          </table:table-cell>
          <table:table-cell office:value-type="string" calcext:value-type="string">
            <text:p>nmdc:bsm-11-vp7n5531</text:p>
          </table:table-cell>
        </table:table-row>
        <table:table-row table:style-name="ro1">
          <table:table-cell office:value-type="string" calcext:value-type="string">
            <text:p>nmdc:dgms-12-tq10r597</text:p>
          </table:table-cell>
          <table:table-cell office:value-type="string" calcext:value-type="string">
            <text:p>20220119_JGI_MD_507130_BioS_final1_QE-139_HILICZ_USHXG01825_POS_MSMS_16RZM_BESC-234-Clat-RZM_2_Rg70to1050-CE102040-rhizo-S1_Run484</text:p>
          </table:table-cell>
          <table:table-cell office:value-type="string" calcext:value-type="string">
            <text:p>nmdc:procsm-11-14x7s586</text:p>
          </table:table-cell>
          <table:table-cell office:value-type="string" calcext:value-type="string">
            <text:p>nmdc:bsm-11-aztxt406</text:p>
          </table:table-cell>
        </table:table-row>
        <table:table-row table:style-name="ro1">
          <table:table-cell office:value-type="string" calcext:value-type="string">
            <text:p>nmdc:dgms-12-7vsm6n35</text:p>
          </table:table-cell>
          <table:table-cell office:value-type="string" calcext:value-type="string">
            <text:p>20220119_JGI_MD_507130_BioS_final1_QE-139_HILICZ_USHXG01825_POS_MSMS_17LM_BESC-234-Corv-LM_1_Rg70to1050-CE102040-leaf-S1_Run70</text:p>
          </table:table-cell>
          <table:table-cell office:value-type="string" calcext:value-type="string">
            <text:p>nmdc:procsm-11-qnraw047</text:p>
          </table:table-cell>
          <table:table-cell office:value-type="string" calcext:value-type="string">
            <text:p>nmdc:bsm-11-s70cv630</text:p>
          </table:table-cell>
        </table:table-row>
        <table:table-row table:style-name="ro1">
          <table:table-cell office:value-type="string" calcext:value-type="string">
            <text:p>nmdc:dgms-12-a4w9r164</text:p>
          </table:table-cell>
          <table:table-cell office:value-type="string" calcext:value-type="string">
            <text:p>20220119_JGI_MD_507130_BioS_final1_QE-139_HILICZ_USHXG01825_POS_MSMS_17RM_BESC-234-Corv-RM_1_Rg70to1050-CE102040-root-S1_Run773</text:p>
          </table:table-cell>
          <table:table-cell office:value-type="string" calcext:value-type="string">
            <text:p>nmdc:procsm-11-zbfvz433</text:p>
          </table:table-cell>
          <table:table-cell office:value-type="string" calcext:value-type="string">
            <text:p>nmdc:bsm-11-62fxv990</text:p>
          </table:table-cell>
        </table:table-row>
        <table:table-row table:style-name="ro1">
          <table:table-cell office:value-type="string" calcext:value-type="string">
            <text:p>nmdc:dgms-12-h9f1ar42</text:p>
          </table:table-cell>
          <table:table-cell office:value-type="string" calcext:value-type="string">
            <text:p>20220119_JGI_MD_507130_BioS_final1_QE-139_HILICZ_USHXG01825_POS_MSMS_17RZM_BESC-234-Corv-RZM_1_Rg70to1050-CE102040-rhizo-S1_Run344</text:p>
          </table:table-cell>
          <table:table-cell office:value-type="string" calcext:value-type="string">
            <text:p>nmdc:procsm-11-k7habn11</text:p>
          </table:table-cell>
          <table:table-cell office:value-type="string" calcext:value-type="string">
            <text:p>nmdc:bsm-11-v0hqhp22</text:p>
          </table:table-cell>
        </table:table-row>
        <table:table-row table:style-name="ro1">
          <table:table-cell office:value-type="string" calcext:value-type="string">
            <text:p>nmdc:dgms-12-e1wc0v39</text:p>
          </table:table-cell>
          <table:table-cell office:value-type="string" calcext:value-type="string">
            <text:p>20220119_JGI_MD_507130_BioS_final1_QE-139_HILICZ_USHXG01825_POS_MSMS_18LM_BESC-234-Corv-LM_2_Rg70to1050-CE102040-leaf-S1_Run116</text:p>
          </table:table-cell>
          <table:table-cell office:value-type="string" calcext:value-type="string">
            <text:p>nmdc:procsm-11-65fav813</text:p>
          </table:table-cell>
          <table:table-cell office:value-type="string" calcext:value-type="string">
            <text:p>nmdc:bsm-11-fyey4107</text:p>
          </table:table-cell>
        </table:table-row>
        <table:table-row table:style-name="ro1">
          <table:table-cell office:value-type="string" calcext:value-type="string">
            <text:p>nmdc:dgms-12-yq4x4r67</text:p>
          </table:table-cell>
          <table:table-cell office:value-type="string" calcext:value-type="string">
            <text:p>20220119_JGI_MD_507130_BioS_final1_QE-139_HILICZ_USHXG01825_POS_MSMS_18RM_BESC-234-Corv-RM_2_Rg70to1050-CE102040-root-S1_Run891</text:p>
          </table:table-cell>
          <table:table-cell office:value-type="string" calcext:value-type="string">
            <text:p>nmdc:procsm-11-erbb8g74</text:p>
          </table:table-cell>
          <table:table-cell office:value-type="string" calcext:value-type="string">
            <text:p>nmdc:bsm-11-dtyb1w45</text:p>
          </table:table-cell>
        </table:table-row>
        <table:table-row table:style-name="ro1">
          <table:table-cell office:value-type="string" calcext:value-type="string">
            <text:p>nmdc:dgms-12-kmt6rs39</text:p>
          </table:table-cell>
          <table:table-cell office:value-type="string" calcext:value-type="string">
            <text:p>20220119_JGI_MD_507130_BioS_final1_QE-139_HILICZ_USHXG01825_POS_MSMS_18RZM_BESC-234-Corv-RZM_2_Rg70to1050-CE102040-rhizo-S1_Run481</text:p>
          </table:table-cell>
          <table:table-cell office:value-type="string" calcext:value-type="string">
            <text:p>nmdc:procsm-11-qf8zex56</text:p>
          </table:table-cell>
          <table:table-cell office:value-type="string" calcext:value-type="string">
            <text:p>nmdc:bsm-11-d1h1d248</text:p>
          </table:table-cell>
        </table:table-row>
        <table:table-row table:style-name="ro1">
          <table:table-cell office:value-type="string" calcext:value-type="string">
            <text:p>nmdc:dgms-12-bk58x862</text:p>
          </table:table-cell>
          <table:table-cell office:value-type="string" calcext:value-type="string">
            <text:p>20220119_JGI_MD_507130_BioS_final1_QE-139_HILICZ_USHXG01825_POS_MSMS_19LM_BESC-234-Corv-LM_3_Rg70to1050-CE205060-leaf-S1_Run271</text:p>
          </table:table-cell>
          <table:table-cell office:value-type="string" calcext:value-type="string">
            <text:p>nmdc:procsm-11-fgkvce14</text:p>
          </table:table-cell>
          <table:table-cell office:value-type="string" calcext:value-type="string">
            <text:p>nmdc:bsm-11-djqze645</text:p>
          </table:table-cell>
        </table:table-row>
        <table:table-row table:style-name="ro1">
          <table:table-cell office:value-type="string" calcext:value-type="string">
            <text:p>nmdc:dgms-12-ydnv3g57</text:p>
          </table:table-cell>
          <table:table-cell office:value-type="string" calcext:value-type="string">
            <text:p>20220119_JGI_MD_507130_BioS_final1_QE-139_HILICZ_USHXG01825_POS_MSMS_19RM_BESC-234-Corv-RM_3_Rg70to1050-CE205060-root-S1_Run980</text:p>
          </table:table-cell>
          <table:table-cell office:value-type="string" calcext:value-type="string">
            <text:p>nmdc:procsm-11-0x9q7r54</text:p>
          </table:table-cell>
          <table:table-cell office:value-type="string" calcext:value-type="string">
            <text:p>nmdc:bsm-11-qvm0vt03</text:p>
          </table:table-cell>
        </table:table-row>
        <table:table-row table:style-name="ro1">
          <table:table-cell office:value-type="string" calcext:value-type="string">
            <text:p>nmdc:dgms-12-mncy9r27</text:p>
          </table:table-cell>
          <table:table-cell office:value-type="string" calcext:value-type="string">
            <text:p>20220119_JGI_MD_507130_BioS_final1_QE-139_HILICZ_USHXG01825_POS_MSMS_19RZM_BESC-234-Corv-RZM_3_Rg70to1050-CE205060-rhizo-S1_Run660</text:p>
          </table:table-cell>
          <table:table-cell office:value-type="string" calcext:value-type="string">
            <text:p>nmdc:procsm-11-7x2zvn03</text:p>
          </table:table-cell>
          <table:table-cell office:value-type="string" calcext:value-type="string">
            <text:p>nmdc:bsm-11-da01b330</text:p>
          </table:table-cell>
        </table:table-row>
        <table:table-row table:style-name="ro1">
          <table:table-cell office:value-type="string" calcext:value-type="string">
            <text:p>nmdc:dgms-12-3frpqe81</text:p>
          </table:table-cell>
          <table:table-cell office:value-type="string" calcext:value-type="string">
            <text:p>20220119_JGI_MD_507130_BioS_final1_QE-139_HILICZ_USHXG01825_POS_MSMS_1LM_BESC-13-Clat-LM_1_Rg70to1050-CE102040-leaf-S1_Run43</text:p>
          </table:table-cell>
          <table:table-cell office:value-type="string" calcext:value-type="string">
            <text:p>nmdc:procsm-11-2fka8b94</text:p>
          </table:table-cell>
          <table:table-cell office:value-type="string" calcext:value-type="string">
            <text:p>nmdc:bsm-11-p9j7rw40</text:p>
          </table:table-cell>
        </table:table-row>
        <table:table-row table:style-name="ro1">
          <table:table-cell office:value-type="string" calcext:value-type="string">
            <text:p>nmdc:dgms-12-812nh731</text:p>
          </table:table-cell>
          <table:table-cell office:value-type="string" calcext:value-type="string">
            <text:p>20220119_JGI_MD_507130_BioS_final1_QE-139_HILICZ_USHXG01825_POS_MSMS_1RM_BESC-13-Clat-RM_1_Rg70to1050-CE102040-root-S1_Run803</text:p>
          </table:table-cell>
          <table:table-cell office:value-type="string" calcext:value-type="string">
            <text:p>nmdc:procsm-11-cea3xm38</text:p>
          </table:table-cell>
          <table:table-cell office:value-type="string" calcext:value-type="string">
            <text:p>nmdc:bsm-11-g4rxzh95</text:p>
          </table:table-cell>
        </table:table-row>
        <table:table-row table:style-name="ro1">
          <table:table-cell office:value-type="string" calcext:value-type="string">
            <text:p>nmdc:dgms-12-zdmtm042</text:p>
          </table:table-cell>
          <table:table-cell office:value-type="string" calcext:value-type="string">
            <text:p>20220119_JGI_MD_507130_BioS_final1_QE-139_HILICZ_USHXG01825_POS_MSMS_1RZM_BESC-13-Clat-RZM_1_Rg70to1050-CE102040-rhizo-S1_Run350</text:p>
          </table:table-cell>
          <table:table-cell office:value-type="string" calcext:value-type="string">
            <text:p>nmdc:procsm-11-hhezqf68</text:p>
          </table:table-cell>
          <table:table-cell office:value-type="string" calcext:value-type="string">
            <text:p>nmdc:bsm-11-vnkf4228</text:p>
          </table:table-cell>
        </table:table-row>
        <table:table-row table:style-name="ro1">
          <table:table-cell office:value-type="string" calcext:value-type="string">
            <text:p>nmdc:dgms-12-z5a48g46</text:p>
          </table:table-cell>
          <table:table-cell office:value-type="string" calcext:value-type="string">
            <text:p>20220119_JGI_MD_507130_BioS_final1_QE-139_HILICZ_USHXG01825_POS_MSMS_20LM_BESC-258-Clat-LM_1_Rg70to1050-CE102040-leaf-S1_Run40</text:p>
          </table:table-cell>
          <table:table-cell office:value-type="string" calcext:value-type="string">
            <text:p>nmdc:procsm-11-2wy7dv24</text:p>
          </table:table-cell>
          <table:table-cell office:value-type="string" calcext:value-type="string">
            <text:p>nmdc:bsm-11-qy2fef59</text:p>
          </table:table-cell>
        </table:table-row>
        <table:table-row table:style-name="ro1">
          <table:table-cell office:value-type="string" calcext:value-type="string">
            <text:p>nmdc:dgms-12-v33qpp90</text:p>
          </table:table-cell>
          <table:table-cell office:value-type="string" calcext:value-type="string">
            <text:p>20220119_JGI_MD_507130_BioS_final1_QE-139_HILICZ_USHXG01825_POS_MSMS_20RM_BESC-258-Clat-RM_1_Rg70to1050-CE102040-root-S1_Run779</text:p>
          </table:table-cell>
          <table:table-cell office:value-type="string" calcext:value-type="string">
            <text:p>nmdc:procsm-11-cmrh8688</text:p>
          </table:table-cell>
          <table:table-cell office:value-type="string" calcext:value-type="string">
            <text:p>nmdc:bsm-11-nx7zwq61</text:p>
          </table:table-cell>
        </table:table-row>
        <table:table-row table:style-name="ro1">
          <table:table-cell office:value-type="string" calcext:value-type="string">
            <text:p>nmdc:dgms-12-anfcgn54</text:p>
          </table:table-cell>
          <table:table-cell office:value-type="string" calcext:value-type="string">
            <text:p>20220119_JGI_MD_507130_BioS_final1_QE-139_HILICZ_USHXG01825_POS_MSMS_20RZM_BESC-258-Clat-RZM_1_Rg70to1050-CE102040-rhizo-S1_Run396</text:p>
          </table:table-cell>
          <table:table-cell office:value-type="string" calcext:value-type="string">
            <text:p>nmdc:procsm-11-7jdwcp02</text:p>
          </table:table-cell>
          <table:table-cell office:value-type="string" calcext:value-type="string">
            <text:p>nmdc:bsm-11-yxxvqg27</text:p>
          </table:table-cell>
        </table:table-row>
        <table:table-row table:style-name="ro1">
          <table:table-cell office:value-type="string" calcext:value-type="string">
            <text:p>nmdc:dgms-12-15fkka63</text:p>
          </table:table-cell>
          <table:table-cell office:value-type="string" calcext:value-type="string">
            <text:p>20220119_JGI_MD_507130_BioS_final1_QE-139_HILICZ_USHXG01825_POS_MSMS_21LM_BESC-258-Clat-LM_2_Rg70to1050-CE102040-leaf-S1_Run207</text:p>
          </table:table-cell>
          <table:table-cell office:value-type="string" calcext:value-type="string">
            <text:p>nmdc:procsm-11-dxzj2j09</text:p>
          </table:table-cell>
          <table:table-cell office:value-type="string" calcext:value-type="string">
            <text:p>nmdc:bsm-11-wnrp0p76</text:p>
          </table:table-cell>
        </table:table-row>
        <table:table-row table:style-name="ro1">
          <table:table-cell office:value-type="string" calcext:value-type="string">
            <text:p>nmdc:dgms-12-enc09073</text:p>
          </table:table-cell>
          <table:table-cell office:value-type="string" calcext:value-type="string">
            <text:p>20220119_JGI_MD_507130_BioS_final1_QE-139_HILICZ_USHXG01825_POS_MSMS_21RM_BESC-258-Clat-RM_2_Rg70to1050-CE102040-root-S1_Run855</text:p>
          </table:table-cell>
          <table:table-cell office:value-type="string" calcext:value-type="string">
            <text:p>nmdc:procsm-11-zggj4n19</text:p>
          </table:table-cell>
          <table:table-cell office:value-type="string" calcext:value-type="string">
            <text:p>nmdc:bsm-11-wh35sj59</text:p>
          </table:table-cell>
        </table:table-row>
        <table:table-row table:style-name="ro1">
          <table:table-cell office:value-type="string" calcext:value-type="string">
            <text:p>nmdc:dgms-12-ed302m52</text:p>
          </table:table-cell>
          <table:table-cell office:value-type="string" calcext:value-type="string">
            <text:p>20220119_JGI_MD_507130_BioS_final1_QE-139_HILICZ_USHXG01825_POS_MSMS_21RZM_BESC-258-Clat-RZM_2_Rg70to1050-CE102040-rhizo-S1_Run517</text:p>
          </table:table-cell>
          <table:table-cell office:value-type="string" calcext:value-type="string">
            <text:p>nmdc:procsm-11-sfkxwc81</text:p>
          </table:table-cell>
          <table:table-cell office:value-type="string" calcext:value-type="string">
            <text:p>nmdc:bsm-11-8ah8pz02</text:p>
          </table:table-cell>
        </table:table-row>
        <table:table-row table:style-name="ro1">
          <table:table-cell office:value-type="string" calcext:value-type="string">
            <text:p>nmdc:dgms-12-4kksz279</text:p>
          </table:table-cell>
          <table:table-cell office:value-type="string" calcext:value-type="string">
            <text:p>20220119_JGI_MD_507130_BioS_final1_QE-139_HILICZ_USHXG01825_POS_MSMS_22LM_BESC-285-Clat-LM_1_Rg70to1050-CE102040-leaf-S1_Run46</text:p>
          </table:table-cell>
          <table:table-cell office:value-type="string" calcext:value-type="string">
            <text:p>nmdc:procsm-11-n9kgzs04</text:p>
          </table:table-cell>
          <table:table-cell office:value-type="string" calcext:value-type="string">
            <text:p>nmdc:bsm-11-zf5qxz83</text:p>
          </table:table-cell>
        </table:table-row>
        <table:table-row table:style-name="ro1">
          <table:table-cell office:value-type="string" calcext:value-type="string">
            <text:p>nmdc:dgms-12-gyaksd12</text:p>
          </table:table-cell>
          <table:table-cell office:value-type="string" calcext:value-type="string">
            <text:p>20220119_JGI_MD_507130_BioS_final1_QE-139_HILICZ_USHXG01825_POS_MSMS_22RM_BESC-285-Clat-RM_1_Rg70to1050-CE102040-root-S1_Run761</text:p>
          </table:table-cell>
          <table:table-cell office:value-type="string" calcext:value-type="string">
            <text:p>nmdc:procsm-11-qe49sb92</text:p>
          </table:table-cell>
          <table:table-cell office:value-type="string" calcext:value-type="string">
            <text:p>nmdc:bsm-11-42c9kj17</text:p>
          </table:table-cell>
        </table:table-row>
        <table:table-row table:style-name="ro1">
          <table:table-cell office:value-type="string" calcext:value-type="string">
            <text:p>nmdc:dgms-12-c5w4rs20</text:p>
          </table:table-cell>
          <table:table-cell office:value-type="string" calcext:value-type="string">
            <text:p>20220119_JGI_MD_507130_BioS_final1_QE-139_HILICZ_USHXG01825_POS_MSMS_22RZM_BESC-285-Clat-RZM_1_Rg70to1050-CE102040-rhizo-S1_Run441</text:p>
          </table:table-cell>
          <table:table-cell office:value-type="string" calcext:value-type="string">
            <text:p>nmdc:procsm-11-e7xqd722</text:p>
          </table:table-cell>
          <table:table-cell office:value-type="string" calcext:value-type="string">
            <text:p>nmdc:bsm-11-18btad96</text:p>
          </table:table-cell>
        </table:table-row>
        <table:table-row table:style-name="ro1">
          <table:table-cell office:value-type="string" calcext:value-type="string">
            <text:p>nmdc:dgms-12-pqrf8z52</text:p>
          </table:table-cell>
          <table:table-cell office:value-type="string" calcext:value-type="string">
            <text:p>20220119_JGI_MD_507130_BioS_final1_QE-139_HILICZ_USHXG01825_POS_MSMS_23LM_BESC-285-Clat-LM_2_Rg70to1050-CE102040-leaf-S1_Run189</text:p>
          </table:table-cell>
          <table:table-cell office:value-type="string" calcext:value-type="string">
            <text:p>nmdc:procsm-11-xxbzpe55</text:p>
          </table:table-cell>
          <table:table-cell office:value-type="string" calcext:value-type="string">
            <text:p>nmdc:bsm-11-th3sr643</text:p>
          </table:table-cell>
        </table:table-row>
        <table:table-row table:style-name="ro1">
          <table:table-cell office:value-type="string" calcext:value-type="string">
            <text:p>nmdc:dgms-12-rj9zs645</text:p>
          </table:table-cell>
          <table:table-cell office:value-type="string" calcext:value-type="string">
            <text:p>20220119_JGI_MD_507130_BioS_final1_QE-139_HILICZ_USHXG01825_POS_MSMS_23RM_BESC-285-Clat-RM_2_Rg70to1050-CE102040-root-S1_Run888</text:p>
          </table:table-cell>
          <table:table-cell office:value-type="string" calcext:value-type="string">
            <text:p>nmdc:procsm-11-rdambc96</text:p>
          </table:table-cell>
          <table:table-cell office:value-type="string" calcext:value-type="string">
            <text:p>nmdc:bsm-11-m4p1ck60</text:p>
          </table:table-cell>
        </table:table-row>
        <table:table-row table:style-name="ro1">
          <table:table-cell office:value-type="string" calcext:value-type="string">
            <text:p>nmdc:dgms-12-bhsqzw48</text:p>
          </table:table-cell>
          <table:table-cell office:value-type="string" calcext:value-type="string">
            <text:p>20220119_JGI_MD_507130_BioS_final1_QE-139_HILICZ_USHXG01825_POS_MSMS_23RZM_BESC-285-Clat-RZM_2_Rg70to1050-CE102040-rhizo-S1_Run457</text:p>
          </table:table-cell>
          <table:table-cell office:value-type="string" calcext:value-type="string">
            <text:p>nmdc:procsm-11-gvxth280</text:p>
          </table:table-cell>
          <table:table-cell office:value-type="string" calcext:value-type="string">
            <text:p>nmdc:bsm-11-2a37n046</text:p>
          </table:table-cell>
        </table:table-row>
        <table:table-row table:style-name="ro1">
          <table:table-cell office:value-type="string" calcext:value-type="string">
            <text:p>nmdc:dgms-12-ejjp6m25</text:p>
          </table:table-cell>
          <table:table-cell office:value-type="string" calcext:value-type="string">
            <text:p>20220119_JGI_MD_507130_BioS_final1_QE-139_HILICZ_USHXG01825_POS_MSMS_24LM_BESC-307-Clat-LM_1_Rg70to1050-CE102040-leaf-S1_Run79</text:p>
          </table:table-cell>
          <table:table-cell office:value-type="string" calcext:value-type="string">
            <text:p>nmdc:procsm-11-1rfs4g74</text:p>
          </table:table-cell>
          <table:table-cell office:value-type="string" calcext:value-type="string">
            <text:p>nmdc:bsm-11-z75j2v52</text:p>
          </table:table-cell>
        </table:table-row>
        <table:table-row table:style-name="ro1">
          <table:table-cell office:value-type="string" calcext:value-type="string">
            <text:p>nmdc:dgms-12-qq8d6a64</text:p>
          </table:table-cell>
          <table:table-cell office:value-type="string" calcext:value-type="string">
            <text:p>20220119_JGI_MD_507130_BioS_final1_QE-139_HILICZ_USHXG01825_POS_MSMS_24RM_BESC-307-Clat-RM_1_Rg70to1050-CE102040-root-S1_Run727</text:p>
          </table:table-cell>
          <table:table-cell office:value-type="string" calcext:value-type="string">
            <text:p>nmdc:procsm-11-f852yb84</text:p>
          </table:table-cell>
          <table:table-cell office:value-type="string" calcext:value-type="string">
            <text:p>nmdc:bsm-11-1yvac190</text:p>
          </table:table-cell>
        </table:table-row>
        <table:table-row table:style-name="ro1">
          <table:table-cell office:value-type="string" calcext:value-type="string">
            <text:p>nmdc:dgms-12-2ex44683</text:p>
          </table:table-cell>
          <table:table-cell office:value-type="string" calcext:value-type="string">
            <text:p>20220119_JGI_MD_507130_BioS_final1_QE-139_HILICZ_USHXG01825_POS_MSMS_24RZM_BESC-307-Clat-RZM_1_Rg70to1050-CE102040-rhizo-S1_Run377</text:p>
          </table:table-cell>
          <table:table-cell office:value-type="string" calcext:value-type="string">
            <text:p>nmdc:procsm-11-x7ttp173</text:p>
          </table:table-cell>
          <table:table-cell office:value-type="string" calcext:value-type="string">
            <text:p>nmdc:bsm-11-5snc2s56</text:p>
          </table:table-cell>
        </table:table-row>
        <table:table-row table:style-name="ro1">
          <table:table-cell office:value-type="string" calcext:value-type="string">
            <text:p>nmdc:dgms-12-j0cxbz51</text:p>
          </table:table-cell>
          <table:table-cell office:value-type="string" calcext:value-type="string">
            <text:p>20220119_JGI_MD_507130_BioS_final1_QE-139_HILICZ_USHXG01825_POS_MSMS_25RM_BESC-307-Clat-RM_2_Rg70to1050-CE102040-root-S1_Run852</text:p>
          </table:table-cell>
          <table:table-cell office:value-type="string" calcext:value-type="string">
            <text:p>nmdc:procsm-11-evs47h63</text:p>
          </table:table-cell>
          <table:table-cell office:value-type="string" calcext:value-type="string">
            <text:p>nmdc:bsm-11-acfvxq24</text:p>
          </table:table-cell>
        </table:table-row>
        <table:table-row table:style-name="ro1">
          <table:table-cell office:value-type="string" calcext:value-type="string">
            <text:p>nmdc:dgms-12-ghqzng58</text:p>
          </table:table-cell>
          <table:table-cell office:value-type="string" calcext:value-type="string">
            <text:p>20220119_JGI_MD_507130_BioS_final1_QE-139_HILICZ_USHXG01825_POS_MSMS_25RZM_BESC-307-Clat-RZM_2_Rg70to1050-CE102040-rhizo-S1_Run545</text:p>
          </table:table-cell>
          <table:table-cell office:value-type="string" calcext:value-type="string">
            <text:p>nmdc:procsm-11-0tszth07</text:p>
          </table:table-cell>
          <table:table-cell office:value-type="string" calcext:value-type="string">
            <text:p>nmdc:bsm-11-vc1cgz17</text:p>
          </table:table-cell>
        </table:table-row>
        <table:table-row table:style-name="ro1">
          <table:table-cell office:value-type="string" calcext:value-type="string">
            <text:p>nmdc:dgms-12-a9npxv36</text:p>
          </table:table-cell>
          <table:table-cell office:value-type="string" calcext:value-type="string">
            <text:p>20220119_JGI_MD_507130_BioS_final1_QE-139_HILICZ_USHXG01825_POS_MSMS_26LM_BESC-307-Corv-LM_1_Rg70to1050-CE102040-leaf-S1_Run82</text:p>
          </table:table-cell>
          <table:table-cell office:value-type="string" calcext:value-type="string">
            <text:p>nmdc:procsm-11-gbd5n976</text:p>
          </table:table-cell>
          <table:table-cell office:value-type="string" calcext:value-type="string">
            <text:p>nmdc:bsm-11-6z11g163</text:p>
          </table:table-cell>
        </table:table-row>
        <table:table-row table:style-name="ro1">
          <table:table-cell office:value-type="string" calcext:value-type="string">
            <text:p>nmdc:dgms-12-3vjgaa27</text:p>
          </table:table-cell>
          <table:table-cell office:value-type="string" calcext:value-type="string">
            <text:p>20220119_JGI_MD_507130_BioS_final1_QE-139_HILICZ_USHXG01825_POS_MSMS_26RM_BESC-307-Corv-RM_1_Rg70to1050-CE102040-root-S1_Run736</text:p>
          </table:table-cell>
          <table:table-cell office:value-type="string" calcext:value-type="string">
            <text:p>nmdc:procsm-11-pwattr82</text:p>
          </table:table-cell>
          <table:table-cell office:value-type="string" calcext:value-type="string">
            <text:p>nmdc:bsm-11-gwx12029</text:p>
          </table:table-cell>
        </table:table-row>
        <table:table-row table:style-name="ro1">
          <table:table-cell office:value-type="string" calcext:value-type="string">
            <text:p>nmdc:dgms-12-ckta7492</text:p>
          </table:table-cell>
          <table:table-cell office:value-type="string" calcext:value-type="string">
            <text:p>20220119_JGI_MD_507130_BioS_final1_QE-139_HILICZ_USHXG01825_POS_MSMS_26RZM_BESC-307-Corv-RZM_1_Rg70to1050-CE102040-rhizo-S1_Run393</text:p>
          </table:table-cell>
          <table:table-cell office:value-type="string" calcext:value-type="string">
            <text:p>nmdc:procsm-11-ywfmwp22</text:p>
          </table:table-cell>
          <table:table-cell office:value-type="string" calcext:value-type="string">
            <text:p>nmdc:bsm-11-6ntzv433</text:p>
          </table:table-cell>
        </table:table-row>
        <table:table-row table:style-name="ro1">
          <table:table-cell office:value-type="string" calcext:value-type="string">
            <text:p>nmdc:dgms-12-0mst0756</text:p>
          </table:table-cell>
          <table:table-cell office:value-type="string" calcext:value-type="string">
            <text:p>20220119_JGI_MD_507130_BioS_final1_QE-139_HILICZ_USHXG01825_POS_MSMS_27LM_BESC-307-Corv-LM_2_Rg70to1050-CE102040-leaf-S1_Run155</text:p>
          </table:table-cell>
          <table:table-cell office:value-type="string" calcext:value-type="string">
            <text:p>nmdc:procsm-11-2603sk66</text:p>
          </table:table-cell>
          <table:table-cell office:value-type="string" calcext:value-type="string">
            <text:p>nmdc:bsm-11-j1hqcz15</text:p>
          </table:table-cell>
        </table:table-row>
        <table:table-row table:style-name="ro1">
          <table:table-cell office:value-type="string" calcext:value-type="string">
            <text:p>nmdc:dgms-12-tsp9y534</text:p>
          </table:table-cell>
          <table:table-cell office:value-type="string" calcext:value-type="string">
            <text:p>20220119_JGI_MD_507130_BioS_final1_QE-139_HILICZ_USHXG01825_POS_MSMS_27RM_BESC-307-Corv-RM_2_Rg70to1050-CE102040-root-S1_Run864</text:p>
          </table:table-cell>
          <table:table-cell office:value-type="string" calcext:value-type="string">
            <text:p>nmdc:procsm-11-8fjtyd22</text:p>
          </table:table-cell>
          <table:table-cell office:value-type="string" calcext:value-type="string">
            <text:p>nmdc:bsm-11-jy6ece20</text:p>
          </table:table-cell>
        </table:table-row>
        <table:table-row table:style-name="ro1">
          <table:table-cell office:value-type="string" calcext:value-type="string">
            <text:p>nmdc:dgms-12-4rp76x51</text:p>
          </table:table-cell>
          <table:table-cell office:value-type="string" calcext:value-type="string">
            <text:p>20220119_JGI_MD_507130_BioS_final1_QE-139_HILICZ_USHXG01825_POS_MSMS_27RZM_BESC-307-Corv-RZM_2_Rg70to1050-CE102040-rhizo-S1_Run536</text:p>
          </table:table-cell>
          <table:table-cell office:value-type="string" calcext:value-type="string">
            <text:p>nmdc:procsm-11-b634z183</text:p>
          </table:table-cell>
          <table:table-cell office:value-type="string" calcext:value-type="string">
            <text:p>nmdc:bsm-11-arjq1c41</text:p>
          </table:table-cell>
        </table:table-row>
        <table:table-row table:style-name="ro1">
          <table:table-cell office:value-type="string" calcext:value-type="string">
            <text:p>nmdc:dgms-12-pgkfkt31</text:p>
          </table:table-cell>
          <table:table-cell office:value-type="string" calcext:value-type="string">
            <text:p>20220119_JGI_MD_507130_BioS_final1_QE-139_HILICZ_USHXG01825_POS_MSMS_28LM_BESC-307-Corv-LM_3_Rg70to1050-CE205060-leaf-S1_Run268</text:p>
          </table:table-cell>
          <table:table-cell office:value-type="string" calcext:value-type="string">
            <text:p>nmdc:procsm-11-wbgzs591</text:p>
          </table:table-cell>
          <table:table-cell office:value-type="string" calcext:value-type="string">
            <text:p>nmdc:bsm-11-pgxc4f08</text:p>
          </table:table-cell>
        </table:table-row>
        <table:table-row table:style-name="ro1">
          <table:table-cell office:value-type="string" calcext:value-type="string">
            <text:p>nmdc:dgms-12-mendwv08</text:p>
          </table:table-cell>
          <table:table-cell office:value-type="string" calcext:value-type="string">
            <text:p>20220119_JGI_MD_507130_BioS_final1_QE-139_HILICZ_USHXG01825_POS_MSMS_28RM_BESC-307-Corv-RM_3_Rg70to1050-CE205060-root-S1_Run1010</text:p>
          </table:table-cell>
          <table:table-cell office:value-type="string" calcext:value-type="string">
            <text:p>nmdc:procsm-11-q305be20</text:p>
          </table:table-cell>
          <table:table-cell office:value-type="string" calcext:value-type="string">
            <text:p>nmdc:bsm-11-t7xb8h63</text:p>
          </table:table-cell>
        </table:table-row>
        <table:table-row table:style-name="ro1">
          <table:table-cell office:value-type="string" calcext:value-type="string">
            <text:p>nmdc:dgms-12-nk4xkn12</text:p>
          </table:table-cell>
          <table:table-cell office:value-type="string" calcext:value-type="string">
            <text:p>20220119_JGI_MD_507130_BioS_final1_QE-139_HILICZ_USHXG01825_POS_MSMS_28RZM_BESC-307-Corv-RZM_3_Rg70to1050-CE205060-rhizo-S1_Run596</text:p>
          </table:table-cell>
          <table:table-cell office:value-type="string" calcext:value-type="string">
            <text:p>nmdc:procsm-11-d3q41d96</text:p>
          </table:table-cell>
          <table:table-cell office:value-type="string" calcext:value-type="string">
            <text:p>nmdc:bsm-11-rtchk112</text:p>
          </table:table-cell>
        </table:table-row>
        <table:table-row table:style-name="ro1">
          <table:table-cell office:value-type="string" calcext:value-type="string">
            <text:p>nmdc:dgms-12-y6mmzs03</text:p>
          </table:table-cell>
          <table:table-cell office:value-type="string" calcext:value-type="string">
            <text:p>20220119_JGI_MD_507130_BioS_final1_QE-139_HILICZ_USHXG01825_POS_MSMS_29LM_BESC-331-Clat-LM_2_Rg70to1050-CE102040-leaf-S1_Run125</text:p>
          </table:table-cell>
          <table:table-cell office:value-type="string" calcext:value-type="string">
            <text:p>nmdc:procsm-11-ykm5gm65</text:p>
          </table:table-cell>
          <table:table-cell office:value-type="string" calcext:value-type="string">
            <text:p>nmdc:bsm-11-trpbtt49</text:p>
          </table:table-cell>
        </table:table-row>
        <table:table-row table:style-name="ro1">
          <table:table-cell office:value-type="string" calcext:value-type="string">
            <text:p>nmdc:dgms-12-zg1k5z85</text:p>
          </table:table-cell>
          <table:table-cell office:value-type="string" calcext:value-type="string">
            <text:p>20220119_JGI_MD_507130_BioS_final1_QE-139_HILICZ_USHXG01825_POS_MSMS_29RM_BESC-331-Clat-RM_2_Rg70to1050-CE102040-root-S1_Run904</text:p>
          </table:table-cell>
          <table:table-cell office:value-type="string" calcext:value-type="string">
            <text:p>nmdc:procsm-11-a6avr411</text:p>
          </table:table-cell>
          <table:table-cell office:value-type="string" calcext:value-type="string">
            <text:p>nmdc:bsm-11-8g7xbe66</text:p>
          </table:table-cell>
        </table:table-row>
        <table:table-row table:style-name="ro1">
          <table:table-cell office:value-type="string" calcext:value-type="string">
            <text:p>nmdc:dgms-12-n3qgr396</text:p>
          </table:table-cell>
          <table:table-cell office:value-type="string" calcext:value-type="string">
            <text:p>20220119_JGI_MD_507130_BioS_final1_QE-139_HILICZ_USHXG01825_POS_MSMS_29RZM_BESC-331-Clat-RZM_2_Rg70to1050-CE102040-rhizo-S1_Run539</text:p>
          </table:table-cell>
          <table:table-cell office:value-type="string" calcext:value-type="string">
            <text:p>nmdc:procsm-11-xn21qt76</text:p>
          </table:table-cell>
          <table:table-cell office:value-type="string" calcext:value-type="string">
            <text:p>nmdc:bsm-11-2g6d7w97</text:p>
          </table:table-cell>
        </table:table-row>
        <table:table-row table:style-name="ro1">
          <table:table-cell office:value-type="string" calcext:value-type="string">
            <text:p>nmdc:dgms-12-cqeh9580</text:p>
          </table:table-cell>
          <table:table-cell office:value-type="string" calcext:value-type="string">
            <text:p>20220119_JGI_MD_507130_BioS_final1_QE-139_HILICZ_USHXG01825_POS_MSMS_2LM_BESC-13-Clat-LM_2_Rg70to1050-CE102040-leaf-S1_Run195</text:p>
          </table:table-cell>
          <table:table-cell office:value-type="string" calcext:value-type="string">
            <text:p>nmdc:procsm-11-rhm0bk97</text:p>
          </table:table-cell>
          <table:table-cell office:value-type="string" calcext:value-type="string">
            <text:p>nmdc:bsm-11-nwh9ez71</text:p>
          </table:table-cell>
        </table:table-row>
        <table:table-row table:style-name="ro1">
          <table:table-cell office:value-type="string" calcext:value-type="string">
            <text:p>nmdc:dgms-12-jnht2c89</text:p>
          </table:table-cell>
          <table:table-cell office:value-type="string" calcext:value-type="string">
            <text:p>20220119_JGI_MD_507130_BioS_final1_QE-139_HILICZ_USHXG01825_POS_MSMS_2RM_BESC-13-Clat-RM_2_Rg70to1050-CE102040-root-S1_Run840</text:p>
          </table:table-cell>
          <table:table-cell office:value-type="string" calcext:value-type="string">
            <text:p>nmdc:procsm-11-tgmztq55</text:p>
          </table:table-cell>
          <table:table-cell office:value-type="string" calcext:value-type="string">
            <text:p>nmdc:bsm-11-b7pv2a25</text:p>
          </table:table-cell>
        </table:table-row>
        <table:table-row table:style-name="ro1">
          <table:table-cell office:value-type="string" calcext:value-type="string">
            <text:p>nmdc:dgms-12-f6g8am83</text:p>
          </table:table-cell>
          <table:table-cell office:value-type="string" calcext:value-type="string">
            <text:p>20220119_JGI_MD_507130_BioS_final1_QE-139_HILICZ_USHXG01825_POS_MSMS_2RZM_BESC-13-Clat-RZM_2_Rg70to1050-CE102040-rhizo-S1_Run490</text:p>
          </table:table-cell>
          <table:table-cell office:value-type="string" calcext:value-type="string">
            <text:p>nmdc:procsm-11-vjd0fg23</text:p>
          </table:table-cell>
          <table:table-cell office:value-type="string" calcext:value-type="string">
            <text:p>nmdc:bsm-11-k7jqh647</text:p>
          </table:table-cell>
        </table:table-row>
        <table:table-row table:style-name="ro1">
          <table:table-cell office:value-type="string" calcext:value-type="string">
            <text:p>nmdc:dgms-12-99sng961</text:p>
          </table:table-cell>
          <table:table-cell office:value-type="string" calcext:value-type="string">
            <text:p>20220119_JGI_MD_507130_BioS_final1_QE-139_HILICZ_USHXG01825_POS_MSMS_30LM_BESC-331-Corv-LM_1_Rg70to1050-CE102040-leaf-S1_Run67</text:p>
          </table:table-cell>
          <table:table-cell office:value-type="string" calcext:value-type="string">
            <text:p>nmdc:procsm-11-k318kq30</text:p>
          </table:table-cell>
          <table:table-cell office:value-type="string" calcext:value-type="string">
            <text:p>nmdc:bsm-11-jjchgw36</text:p>
          </table:table-cell>
        </table:table-row>
        <table:table-row table:style-name="ro1">
          <table:table-cell office:value-type="string" calcext:value-type="string">
            <text:p>nmdc:dgms-12-6w14m317</text:p>
          </table:table-cell>
          <table:table-cell office:value-type="string" calcext:value-type="string">
            <text:p>20220119_JGI_MD_507130_BioS_final1_QE-139_HILICZ_USHXG01825_POS_MSMS_30RM_BESC-331-Corv-RM_1_Rg70to1050-CE102040-root-S1_Run715</text:p>
          </table:table-cell>
          <table:table-cell office:value-type="string" calcext:value-type="string">
            <text:p>nmdc:procsm-11-jam5h604</text:p>
          </table:table-cell>
          <table:table-cell office:value-type="string" calcext:value-type="string">
            <text:p>nmdc:bsm-11-9f2ahd94</text:p>
          </table:table-cell>
        </table:table-row>
        <table:table-row table:style-name="ro1">
          <table:table-cell office:value-type="string" calcext:value-type="string">
            <text:p>nmdc:dgms-12-jzzcaq95</text:p>
          </table:table-cell>
          <table:table-cell office:value-type="string" calcext:value-type="string">
            <text:p>20220119_JGI_MD_507130_BioS_final1_QE-139_HILICZ_USHXG01825_POS_MSMS_30RZM_BESC-331-Corv-RZM_1_Rg70to1050-CE102040-rhizo-S1_Run371</text:p>
          </table:table-cell>
          <table:table-cell office:value-type="string" calcext:value-type="string">
            <text:p>nmdc:procsm-11-7c09xy54</text:p>
          </table:table-cell>
          <table:table-cell office:value-type="string" calcext:value-type="string">
            <text:p>nmdc:bsm-11-ga8cav80</text:p>
          </table:table-cell>
        </table:table-row>
        <table:table-row table:style-name="ro1">
          <table:table-cell office:value-type="string" calcext:value-type="string">
            <text:p>nmdc:dgms-12-pp825k84</text:p>
          </table:table-cell>
          <table:table-cell office:value-type="string" calcext:value-type="string">
            <text:p>20220119_JGI_MD_507130_BioS_final1_QE-139_HILICZ_USHXG01825_POS_MSMS_31LM_BESC-331-Corv-LM_2_Rg70to1050-CE102040-leaf-S1_Run177</text:p>
          </table:table-cell>
          <table:table-cell office:value-type="string" calcext:value-type="string">
            <text:p>nmdc:procsm-11-6fcyae82</text:p>
          </table:table-cell>
          <table:table-cell office:value-type="string" calcext:value-type="string">
            <text:p>nmdc:bsm-11-bm9haf23</text:p>
          </table:table-cell>
        </table:table-row>
        <table:table-row table:style-name="ro1">
          <table:table-cell office:value-type="string" calcext:value-type="string">
            <text:p>nmdc:dgms-12-fg1dt493</text:p>
          </table:table-cell>
          <table:table-cell office:value-type="string" calcext:value-type="string">
            <text:p>20220119_JGI_MD_507130_BioS_final1_QE-139_HILICZ_USHXG01825_POS_MSMS_31RM_BESC-331-Corv-RM_2_Rg70to1050-CE102040-root-S1_Run879</text:p>
          </table:table-cell>
          <table:table-cell office:value-type="string" calcext:value-type="string">
            <text:p>nmdc:procsm-11-bhbzxf70</text:p>
          </table:table-cell>
          <table:table-cell office:value-type="string" calcext:value-type="string">
            <text:p>nmdc:bsm-11-j2pfz414</text:p>
          </table:table-cell>
        </table:table-row>
        <table:table-row table:style-name="ro1">
          <table:table-cell office:value-type="string" calcext:value-type="string">
            <text:p>nmdc:dgms-12-dxx6ms96</text:p>
          </table:table-cell>
          <table:table-cell office:value-type="string" calcext:value-type="string">
            <text:p>20220119_JGI_MD_507130_BioS_final1_QE-139_HILICZ_USHXG01825_POS_MSMS_31RZM_BESC-331-Corv-RZM_2_Rg70to1050-CE102040-rhizo-S1_Run493</text:p>
          </table:table-cell>
          <table:table-cell office:value-type="string" calcext:value-type="string">
            <text:p>nmdc:procsm-11-r323yb98</text:p>
          </table:table-cell>
          <table:table-cell office:value-type="string" calcext:value-type="string">
            <text:p>nmdc:bsm-11-wpsg6186</text:p>
          </table:table-cell>
        </table:table-row>
        <table:table-row table:style-name="ro1">
          <table:table-cell office:value-type="string" calcext:value-type="string">
            <text:p>nmdc:dgms-12-mehjqz32</text:p>
          </table:table-cell>
          <table:table-cell office:value-type="string" calcext:value-type="string">
            <text:p>20220119_JGI_MD_507130_BioS_final1_QE-139_HILICZ_USHXG01825_POS_MSMS_32LM_BESC-331-Corv-LM_3_Rg70to1050-CE205060-leaf-S1_Run292</text:p>
          </table:table-cell>
          <table:table-cell office:value-type="string" calcext:value-type="string">
            <text:p>nmdc:procsm-11-kxtefz09</text:p>
          </table:table-cell>
          <table:table-cell office:value-type="string" calcext:value-type="string">
            <text:p>nmdc:bsm-11-yd4dqe75</text:p>
          </table:table-cell>
        </table:table-row>
        <table:table-row table:style-name="ro1">
          <table:table-cell office:value-type="string" calcext:value-type="string">
            <text:p>nmdc:dgms-12-qj9q8q06</text:p>
          </table:table-cell>
          <table:table-cell office:value-type="string" calcext:value-type="string">
            <text:p>20220119_JGI_MD_507130_BioS_final1_QE-139_HILICZ_USHXG01825_POS_MSMS_32RM_BESC-331-Corv-RM_3_Rg70to1050-CE205060-root-S1_Run998</text:p>
          </table:table-cell>
          <table:table-cell office:value-type="string" calcext:value-type="string">
            <text:p>nmdc:procsm-11-ysh3jr12</text:p>
          </table:table-cell>
          <table:table-cell office:value-type="string" calcext:value-type="string">
            <text:p>nmdc:bsm-11-kdja3v28</text:p>
          </table:table-cell>
        </table:table-row>
        <table:table-row table:style-name="ro1">
          <table:table-cell office:value-type="string" calcext:value-type="string">
            <text:p>nmdc:dgms-12-xt3h1511</text:p>
          </table:table-cell>
          <table:table-cell office:value-type="string" calcext:value-type="string">
            <text:p>20220119_JGI_MD_507130_BioS_final1_QE-139_HILICZ_USHXG01825_POS_MSMS_32RZM_BESC-331-Corv-RZM_3_Rg70to1050-CE205060-rhizo-S1_Run603</text:p>
          </table:table-cell>
          <table:table-cell office:value-type="string" calcext:value-type="string">
            <text:p>nmdc:procsm-11-ffzpjx93</text:p>
          </table:table-cell>
          <table:table-cell office:value-type="string" calcext:value-type="string">
            <text:p>nmdc:bsm-11-azfn2405</text:p>
          </table:table-cell>
        </table:table-row>
        <table:table-row table:style-name="ro1">
          <table:table-cell office:value-type="string" calcext:value-type="string">
            <text:p>nmdc:dgms-12-9vtq7n04</text:p>
          </table:table-cell>
          <table:table-cell office:value-type="string" calcext:value-type="string">
            <text:p>20220119_JGI_MD_507130_BioS_final1_QE-139_HILICZ_USHXG01825_POS_MSMS_33LM_BESC-351-Clat-LM_1_Rg70to1050-CE102040-leaf-S1_Run95</text:p>
          </table:table-cell>
          <table:table-cell office:value-type="string" calcext:value-type="string">
            <text:p>nmdc:procsm-11-n7hbev40</text:p>
          </table:table-cell>
          <table:table-cell office:value-type="string" calcext:value-type="string">
            <text:p>nmdc:bsm-11-shjn2p67</text:p>
          </table:table-cell>
        </table:table-row>
        <table:table-row table:style-name="ro1">
          <table:table-cell office:value-type="string" calcext:value-type="string">
            <text:p>nmdc:dgms-12-40qhkd45</text:p>
          </table:table-cell>
          <table:table-cell office:value-type="string" calcext:value-type="string">
            <text:p>20220119_JGI_MD_507130_BioS_final1_QE-139_HILICZ_USHXG01825_POS_MSMS_33RM_BESC-351-Clat-RM_1_Rg70to1050-CE102040-root-S1_Run755</text:p>
          </table:table-cell>
          <table:table-cell office:value-type="string" calcext:value-type="string">
            <text:p>nmdc:procsm-11-4ez3bp33</text:p>
          </table:table-cell>
          <table:table-cell office:value-type="string" calcext:value-type="string">
            <text:p>nmdc:bsm-11-spav5m37</text:p>
          </table:table-cell>
        </table:table-row>
        <table:table-row table:style-name="ro1">
          <table:table-cell office:value-type="string" calcext:value-type="string">
            <text:p>nmdc:dgms-12-mvxeba78</text:p>
          </table:table-cell>
          <table:table-cell office:value-type="string" calcext:value-type="string">
            <text:p>20220119_JGI_MD_507130_BioS_final1_QE-139_HILICZ_USHXG01825_POS_MSMS_33RZM_BESC-351-Clat-RZM_1_Rg70to1050-CE102040-rhizo-S1_Run399</text:p>
          </table:table-cell>
          <table:table-cell office:value-type="string" calcext:value-type="string">
            <text:p>nmdc:procsm-11-jbcyhy88</text:p>
          </table:table-cell>
          <table:table-cell office:value-type="string" calcext:value-type="string">
            <text:p>nmdc:bsm-11-ce1sg012</text:p>
          </table:table-cell>
        </table:table-row>
        <table:table-row table:style-name="ro1">
          <table:table-cell office:value-type="string" calcext:value-type="string">
            <text:p>nmdc:dgms-12-7ckp7t31</text:p>
          </table:table-cell>
          <table:table-cell office:value-type="string" calcext:value-type="string">
            <text:p>20220119_JGI_MD_507130_BioS_final1_QE-139_HILICZ_USHXG01825_POS_MSMS_34LM_BESC-351-Clat-LM_2_Rg70to1050-CE102040-leaf-S1_Run186</text:p>
          </table:table-cell>
          <table:table-cell office:value-type="string" calcext:value-type="string">
            <text:p>nmdc:procsm-11-fq9fq278</text:p>
          </table:table-cell>
          <table:table-cell office:value-type="string" calcext:value-type="string">
            <text:p>nmdc:bsm-11-94c2xj88</text:p>
          </table:table-cell>
        </table:table-row>
        <table:table-row table:style-name="ro1">
          <table:table-cell office:value-type="string" calcext:value-type="string">
            <text:p>nmdc:dgms-12-1vqwfv41</text:p>
          </table:table-cell>
          <table:table-cell office:value-type="string" calcext:value-type="string">
            <text:p>20220119_JGI_MD_507130_BioS_final1_QE-139_HILICZ_USHXG01825_POS_MSMS_34RM_BESC-351-Clat-RM_2_Rg70to1050-CE102040-root-S1_Run861</text:p>
          </table:table-cell>
          <table:table-cell office:value-type="string" calcext:value-type="string">
            <text:p>nmdc:procsm-11-gcepb382</text:p>
          </table:table-cell>
          <table:table-cell office:value-type="string" calcext:value-type="string">
            <text:p>nmdc:bsm-11-bqp0m764</text:p>
          </table:table-cell>
        </table:table-row>
        <table:table-row table:style-name="ro1">
          <table:table-cell office:value-type="string" calcext:value-type="string">
            <text:p>nmdc:dgms-12-ydtnsf63</text:p>
          </table:table-cell>
          <table:table-cell office:value-type="string" calcext:value-type="string">
            <text:p>20220119_JGI_MD_507130_BioS_final1_QE-139_HILICZ_USHXG01825_POS_MSMS_34RZM_BESC-351-Clat-RZM_2_Rg70to1050-CE102040-rhizo-S1_Run569</text:p>
          </table:table-cell>
          <table:table-cell office:value-type="string" calcext:value-type="string">
            <text:p>nmdc:procsm-11-my8a9633</text:p>
          </table:table-cell>
          <table:table-cell office:value-type="string" calcext:value-type="string">
            <text:p>nmdc:bsm-11-s110fy15</text:p>
          </table:table-cell>
        </table:table-row>
        <table:table-row table:style-name="ro1">
          <table:table-cell office:value-type="string" calcext:value-type="string">
            <text:p>nmdc:dgms-12-7j9w0t53</text:p>
          </table:table-cell>
          <table:table-cell office:value-type="string" calcext:value-type="string">
            <text:p>20220119_JGI_MD_507130_BioS_final1_QE-139_HILICZ_USHXG01825_POS_MSMS_35LM_BESC-351-Clat-LM_3_Rg70to1050-CE205060-leaf-S1_Run241</text:p>
          </table:table-cell>
          <table:table-cell office:value-type="string" calcext:value-type="string">
            <text:p>nmdc:procsm-11-tgz38h44</text:p>
          </table:table-cell>
          <table:table-cell office:value-type="string" calcext:value-type="string">
            <text:p>nmdc:bsm-11-678ndj04</text:p>
          </table:table-cell>
        </table:table-row>
        <table:table-row table:style-name="ro1">
          <table:table-cell office:value-type="string" calcext:value-type="string">
            <text:p>nmdc:dgms-12-svywp651</text:p>
          </table:table-cell>
          <table:table-cell office:value-type="string" calcext:value-type="string">
            <text:p>20220119_JGI_MD_507130_BioS_final1_QE-139_HILICZ_USHXG01825_POS_MSMS_35RM_BESC-351-Clat-RM_3_Rg70to1050-CE205060-root-S1_Run968</text:p>
          </table:table-cell>
          <table:table-cell office:value-type="string" calcext:value-type="string">
            <text:p>nmdc:procsm-11-1s2x2595</text:p>
          </table:table-cell>
          <table:table-cell office:value-type="string" calcext:value-type="string">
            <text:p>nmdc:bsm-11-aesqd647</text:p>
          </table:table-cell>
        </table:table-row>
        <table:table-row table:style-name="ro1">
          <table:table-cell office:value-type="string" calcext:value-type="string">
            <text:p>nmdc:dgms-12-b25fyb02</text:p>
          </table:table-cell>
          <table:table-cell office:value-type="string" calcext:value-type="string">
            <text:p>20220119_JGI_MD_507130_BioS_final1_QE-139_HILICZ_USHXG01825_POS_MSMS_35RZM_BESC-351-Clat-RZM_3_Rg70to1050-CE205060-rhizo-S1_Run654</text:p>
          </table:table-cell>
          <table:table-cell office:value-type="string" calcext:value-type="string">
            <text:p>nmdc:procsm-11-xrm8sk77</text:p>
          </table:table-cell>
          <table:table-cell office:value-type="string" calcext:value-type="string">
            <text:p>nmdc:bsm-11-zxvekh84</text:p>
          </table:table-cell>
        </table:table-row>
        <table:table-row table:style-name="ro1">
          <table:table-cell office:value-type="string" calcext:value-type="string">
            <text:p>nmdc:dgms-12-q96qd662</text:p>
          </table:table-cell>
          <table:table-cell office:value-type="string" calcext:value-type="string">
            <text:p>20220119_JGI_MD_507130_BioS_final1_QE-139_HILICZ_USHXG01825_POS_MSMS_36LM_BESC-351-Corv-LM_1_Rg70to1050-CE102040-leaf-S1_Run22</text:p>
          </table:table-cell>
          <table:table-cell office:value-type="string" calcext:value-type="string">
            <text:p>nmdc:procsm-11-de3gc513</text:p>
          </table:table-cell>
          <table:table-cell office:value-type="string" calcext:value-type="string">
            <text:p>nmdc:bsm-11-cvqsze66</text:p>
          </table:table-cell>
        </table:table-row>
        <table:table-row table:style-name="ro1">
          <table:table-cell office:value-type="string" calcext:value-type="string">
            <text:p>nmdc:dgms-12-eskczs31</text:p>
          </table:table-cell>
          <table:table-cell office:value-type="string" calcext:value-type="string">
            <text:p>20220119_JGI_MD_507130_BioS_final1_QE-139_HILICZ_USHXG01825_POS_MSMS_36RM_BESC-351-Corv-RM_1_Rg70to1050-CE102040-root-S1_Run703</text:p>
          </table:table-cell>
          <table:table-cell office:value-type="string" calcext:value-type="string">
            <text:p>nmdc:procsm-11-8s878e27</text:p>
          </table:table-cell>
          <table:table-cell office:value-type="string" calcext:value-type="string">
            <text:p>nmdc:bsm-11-nrkha596</text:p>
          </table:table-cell>
        </table:table-row>
        <table:table-row table:style-name="ro1">
          <table:table-cell office:value-type="string" calcext:value-type="string">
            <text:p>nmdc:dgms-12-ba1e3n38</text:p>
          </table:table-cell>
          <table:table-cell office:value-type="string" calcext:value-type="string">
            <text:p>20220119_JGI_MD_507130_BioS_final1_QE-139_HILICZ_USHXG01825_POS_MSMS_36RZM_BESC-351-Corv-RZM_1_Rg70to1050-CE102040-rhizo-S1_Run381</text:p>
          </table:table-cell>
          <table:table-cell office:value-type="string" calcext:value-type="string">
            <text:p>nmdc:procsm-11-mnxbsz41</text:p>
          </table:table-cell>
          <table:table-cell office:value-type="string" calcext:value-type="string">
            <text:p>nmdc:bsm-11-k7fkcz65</text:p>
          </table:table-cell>
        </table:table-row>
        <table:table-row table:style-name="ro1">
          <table:table-cell office:value-type="string" calcext:value-type="string">
            <text:p>nmdc:dgms-12-c517hp18</text:p>
          </table:table-cell>
          <table:table-cell office:value-type="string" calcext:value-type="string">
            <text:p>20220119_JGI_MD_507130_BioS_final1_QE-139_HILICZ_USHXG01825_POS_MSMS_37LM_BESC-351-Corv-LM_2_Rg70to1050-CE102040-leaf-S1_Run113</text:p>
          </table:table-cell>
          <table:table-cell office:value-type="string" calcext:value-type="string">
            <text:p>nmdc:procsm-11-jzs1x477</text:p>
          </table:table-cell>
          <table:table-cell office:value-type="string" calcext:value-type="string">
            <text:p>nmdc:bsm-11-trbf6m66</text:p>
          </table:table-cell>
        </table:table-row>
        <table:table-row table:style-name="ro1">
          <table:table-cell office:value-type="string" calcext:value-type="string">
            <text:p>nmdc:dgms-12-w3kkwz35</text:p>
          </table:table-cell>
          <table:table-cell office:value-type="string" calcext:value-type="string">
            <text:p>20220119_JGI_MD_507130_BioS_final1_QE-139_HILICZ_USHXG01825_POS_MSMS_37RM_BESC-351-Corv-RM_2_Rg70to1050-CE102040-root-S1_Run910</text:p>
          </table:table-cell>
          <table:table-cell office:value-type="string" calcext:value-type="string">
            <text:p>nmdc:procsm-11-rw4bkq62</text:p>
          </table:table-cell>
          <table:table-cell office:value-type="string" calcext:value-type="string">
            <text:p>nmdc:bsm-11-tcxb3w32</text:p>
          </table:table-cell>
        </table:table-row>
        <table:table-row table:style-name="ro1">
          <table:table-cell office:value-type="string" calcext:value-type="string">
            <text:p>nmdc:dgms-12-0tzkn963</text:p>
          </table:table-cell>
          <table:table-cell office:value-type="string" calcext:value-type="string">
            <text:p>20220119_JGI_MD_507130_BioS_final1_QE-139_HILICZ_USHXG01825_POS_MSMS_37RZM_BESC-351-Corv-RZM_2_Rg70to1050-CE102040-rhizo-S1_Run563</text:p>
          </table:table-cell>
          <table:table-cell office:value-type="string" calcext:value-type="string">
            <text:p>nmdc:procsm-11-vbcf2804</text:p>
          </table:table-cell>
          <table:table-cell office:value-type="string" calcext:value-type="string">
            <text:p>nmdc:bsm-11-hhb2g180</text:p>
          </table:table-cell>
        </table:table-row>
        <table:table-row table:style-name="ro1">
          <table:table-cell office:value-type="string" calcext:value-type="string">
            <text:p>nmdc:dgms-12-1zx82109</text:p>
          </table:table-cell>
          <table:table-cell office:value-type="string" calcext:value-type="string">
            <text:p>20220119_JGI_MD_507130_BioS_final1_QE-139_HILICZ_USHXG01825_POS_MSMS_38LM_BESC-351-Corv-LM_3_Rg70to1050-CE205060-leaf-S1_Run262</text:p>
          </table:table-cell>
          <table:table-cell office:value-type="string" calcext:value-type="string">
            <text:p>nmdc:procsm-11-8htfwc67</text:p>
          </table:table-cell>
          <table:table-cell office:value-type="string" calcext:value-type="string">
            <text:p>nmdc:bsm-11-zsdrmw76</text:p>
          </table:table-cell>
        </table:table-row>
        <table:table-row table:style-name="ro1">
          <table:table-cell office:value-type="string" calcext:value-type="string">
            <text:p>nmdc:dgms-12-jtn10128</text:p>
          </table:table-cell>
          <table:table-cell office:value-type="string" calcext:value-type="string">
            <text:p>20220119_JGI_MD_507130_BioS_final1_QE-139_HILICZ_USHXG01825_POS_MSMS_38RM_BESC-351-Corv-RM_3_Rg70to1050-CE205060-root-S1_Run1032</text:p>
          </table:table-cell>
          <table:table-cell office:value-type="string" calcext:value-type="string">
            <text:p>nmdc:procsm-11-dydkb763</text:p>
          </table:table-cell>
          <table:table-cell office:value-type="string" calcext:value-type="string">
            <text:p>nmdc:bsm-11-p4wss361</text:p>
          </table:table-cell>
        </table:table-row>
        <table:table-row table:style-name="ro1">
          <table:table-cell office:value-type="string" calcext:value-type="string">
            <text:p>nmdc:dgms-12-4nepg056</text:p>
          </table:table-cell>
          <table:table-cell office:value-type="string" calcext:value-type="string">
            <text:p>20220119_JGI_MD_507130_BioS_final1_QE-139_HILICZ_USHXG01825_POS_MSMS_38RZM_BESC-351-Corv-RZM_3_Rg70to1050-CE205060-rhizo-S1_Run648</text:p>
          </table:table-cell>
          <table:table-cell office:value-type="string" calcext:value-type="string">
            <text:p>nmdc:procsm-11-bfke2j55</text:p>
          </table:table-cell>
          <table:table-cell office:value-type="string" calcext:value-type="string">
            <text:p>nmdc:bsm-11-z1r5gy96</text:p>
          </table:table-cell>
        </table:table-row>
        <table:table-row table:style-name="ro1">
          <table:table-cell office:value-type="string" calcext:value-type="string">
            <text:p>nmdc:dgms-12-sszdzv92</text:p>
          </table:table-cell>
          <table:table-cell office:value-type="string" calcext:value-type="string">
            <text:p>20220119_JGI_MD_507130_BioS_final1_QE-139_HILICZ_USHXG01825_POS_MSMS_39LM_BESC-360-Clat-LM_2_Rg70to1050-CE102040-leaf-S1_Run131</text:p>
          </table:table-cell>
          <table:table-cell office:value-type="string" calcext:value-type="string">
            <text:p>nmdc:procsm-11-55qp2725</text:p>
          </table:table-cell>
          <table:table-cell office:value-type="string" calcext:value-type="string">
            <text:p>nmdc:bsm-11-ppp4fk41</text:p>
          </table:table-cell>
        </table:table-row>
        <table:table-row table:style-name="ro1">
          <table:table-cell office:value-type="string" calcext:value-type="string">
            <text:p>nmdc:dgms-12-rhymm955</text:p>
          </table:table-cell>
          <table:table-cell office:value-type="string" calcext:value-type="string">
            <text:p>20220119_JGI_MD_507130_BioS_final1_QE-139_HILICZ_USHXG01825_POS_MSMS_39RM_BESC-360-Clat-RM_2_Rg70to1050-CE102040-root-S1_Run818</text:p>
          </table:table-cell>
          <table:table-cell office:value-type="string" calcext:value-type="string">
            <text:p>nmdc:procsm-11-mywgqf31</text:p>
          </table:table-cell>
          <table:table-cell office:value-type="string" calcext:value-type="string">
            <text:p>nmdc:bsm-11-m0h9cb45</text:p>
          </table:table-cell>
        </table:table-row>
        <table:table-row table:style-name="ro1">
          <table:table-cell office:value-type="string" calcext:value-type="string">
            <text:p>nmdc:dgms-12-zqsa6v10</text:p>
          </table:table-cell>
          <table:table-cell office:value-type="string" calcext:value-type="string">
            <text:p>20220119_JGI_MD_507130_BioS_final1_QE-139_HILICZ_USHXG01825_POS_MSMS_39RZM_BESC-360-Clat-RZM_2_Rg70to1050-CE102040-rhizo-S1_Run450</text:p>
          </table:table-cell>
          <table:table-cell office:value-type="string" calcext:value-type="string">
            <text:p>nmdc:procsm-11-25r1td74</text:p>
          </table:table-cell>
          <table:table-cell office:value-type="string" calcext:value-type="string">
            <text:p>nmdc:bsm-11-adzwqg44</text:p>
          </table:table-cell>
        </table:table-row>
        <table:table-row table:style-name="ro1">
          <table:table-cell office:value-type="string" calcext:value-type="string">
            <text:p>nmdc:dgms-12-29j0vh23</text:p>
          </table:table-cell>
          <table:table-cell office:value-type="string" calcext:value-type="string">
            <text:p>20220119_JGI_MD_507130_BioS_final1_QE-139_HILICZ_USHXG01825_POS_MSMS_3LM_BESC-13-Clat-LM_3_Rg70to1050-CE205060-leaf-S1_Run222</text:p>
          </table:table-cell>
          <table:table-cell office:value-type="string" calcext:value-type="string">
            <text:p>nmdc:procsm-11-37yvbv76</text:p>
          </table:table-cell>
          <table:table-cell office:value-type="string" calcext:value-type="string">
            <text:p>nmdc:bsm-11-73zqmh40</text:p>
          </table:table-cell>
        </table:table-row>
        <table:table-row table:style-name="ro1">
          <table:table-cell office:value-type="string" calcext:value-type="string">
            <text:p>nmdc:dgms-12-4vws0008</text:p>
          </table:table-cell>
          <table:table-cell office:value-type="string" calcext:value-type="string">
            <text:p>20220119_JGI_MD_507130_BioS_final1_QE-139_HILICZ_USHXG01825_POS_MSMS_3RM_BESC-13-Clat-RM_3_Rg70to1050-CE205060-root-S1_Run1019</text:p>
          </table:table-cell>
          <table:table-cell office:value-type="string" calcext:value-type="string">
            <text:p>nmdc:procsm-11-0qzfnc77</text:p>
          </table:table-cell>
          <table:table-cell office:value-type="string" calcext:value-type="string">
            <text:p>nmdc:bsm-11-jq2e3v76</text:p>
          </table:table-cell>
        </table:table-row>
        <table:table-row table:style-name="ro1">
          <table:table-cell office:value-type="string" calcext:value-type="string">
            <text:p>nmdc:dgms-12-e848h333</text:p>
          </table:table-cell>
          <table:table-cell office:value-type="string" calcext:value-type="string">
            <text:p>20220119_JGI_MD_507130_BioS_final1_QE-139_HILICZ_USHXG01825_POS_MSMS_3RZM_BESC-13-Clat-RZM_3_Rg70to1050-CE205060-rhizo-S1_Run575</text:p>
          </table:table-cell>
          <table:table-cell office:value-type="string" calcext:value-type="string">
            <text:p>nmdc:procsm-11-dkp9p459</text:p>
          </table:table-cell>
          <table:table-cell office:value-type="string" calcext:value-type="string">
            <text:p>nmdc:bsm-11-k3zdem68</text:p>
          </table:table-cell>
        </table:table-row>
        <table:table-row table:style-name="ro1">
          <table:table-cell office:value-type="string" calcext:value-type="string">
            <text:p>nmdc:dgms-12-nqphp788</text:p>
          </table:table-cell>
          <table:table-cell office:value-type="string" calcext:value-type="string">
            <text:p>20220119_JGI_MD_507130_BioS_final1_QE-139_HILICZ_USHXG01825_POS_MSMS_40LM_BESC-360-Clat-LM_3_Rg70to1050-CE205060-leaf-S1_Run277</text:p>
          </table:table-cell>
          <table:table-cell office:value-type="string" calcext:value-type="string">
            <text:p>nmdc:procsm-11-yxwtvm30</text:p>
          </table:table-cell>
          <table:table-cell office:value-type="string" calcext:value-type="string">
            <text:p>nmdc:bsm-11-pygdem51</text:p>
          </table:table-cell>
        </table:table-row>
        <table:table-row table:style-name="ro1">
          <table:table-cell office:value-type="string" calcext:value-type="string">
            <text:p>nmdc:dgms-12-zphw3e14</text:p>
          </table:table-cell>
          <table:table-cell office:value-type="string" calcext:value-type="string">
            <text:p>20220119_JGI_MD_507130_BioS_final1_QE-139_HILICZ_USHXG01825_POS_MSMS_41LM_BESC-360-Corv-LM_2_Rg70to1050-CE102040-leaf-S1_Run204</text:p>
          </table:table-cell>
          <table:table-cell office:value-type="string" calcext:value-type="string">
            <text:p>nmdc:procsm-11-7kv7wx63</text:p>
          </table:table-cell>
          <table:table-cell office:value-type="string" calcext:value-type="string">
            <text:p>nmdc:bsm-11-hv1hv533</text:p>
          </table:table-cell>
        </table:table-row>
        <table:table-row table:style-name="ro1">
          <table:table-cell office:value-type="string" calcext:value-type="string">
            <text:p>nmdc:dgms-12-0814j736</text:p>
          </table:table-cell>
          <table:table-cell office:value-type="string" calcext:value-type="string">
            <text:p>20220119_JGI_MD_507130_BioS_final1_QE-139_HILICZ_USHXG01825_POS_MSMS_41RM_BESC-360-Corv-RM_2_Rg70to1050-CE102040-root-S1_Run907</text:p>
          </table:table-cell>
          <table:table-cell office:value-type="string" calcext:value-type="string">
            <text:p>nmdc:procsm-11-ve3gnb88</text:p>
          </table:table-cell>
          <table:table-cell office:value-type="string" calcext:value-type="string">
            <text:p>nmdc:bsm-11-cz68sy30</text:p>
          </table:table-cell>
        </table:table-row>
        <table:table-row table:style-name="ro1">
          <table:table-cell office:value-type="string" calcext:value-type="string">
            <text:p>nmdc:dgms-12-7v3h2z75</text:p>
          </table:table-cell>
          <table:table-cell office:value-type="string" calcext:value-type="string">
            <text:p>20220119_JGI_MD_507130_BioS_final1_QE-139_HILICZ_USHXG01825_POS_MSMS_41RZM_BESC-360-Corv-RZM_2_Rg70to1050-CE102040-rhizo-S1_Run548</text:p>
          </table:table-cell>
          <table:table-cell office:value-type="string" calcext:value-type="string">
            <text:p>nmdc:procsm-11-b6qfw642</text:p>
          </table:table-cell>
          <table:table-cell office:value-type="string" calcext:value-type="string">
            <text:p>nmdc:bsm-11-4yy9a239</text:p>
          </table:table-cell>
        </table:table-row>
        <table:table-row table:style-name="ro1">
          <table:table-cell office:value-type="string" calcext:value-type="string">
            <text:p>nmdc:dgms-12-spkbct97</text:p>
          </table:table-cell>
          <table:table-cell office:value-type="string" calcext:value-type="string">
            <text:p>20220119_JGI_MD_507130_BioS_final1_QE-139_HILICZ_USHXG01825_POS_MSMS_42LM_BESC-360-Corv-LM_3_Rg70to1050-CE205060-leaf-S1_Run225</text:p>
          </table:table-cell>
          <table:table-cell office:value-type="string" calcext:value-type="string">
            <text:p>nmdc:procsm-11-qanvb513</text:p>
          </table:table-cell>
          <table:table-cell office:value-type="string" calcext:value-type="string">
            <text:p>nmdc:bsm-11-91bdea61</text:p>
          </table:table-cell>
        </table:table-row>
        <table:table-row table:style-name="ro1">
          <table:table-cell office:value-type="string" calcext:value-type="string">
            <text:p>nmdc:dgms-12-bn2grt61</text:p>
          </table:table-cell>
          <table:table-cell office:value-type="string" calcext:value-type="string">
            <text:p>20220119_JGI_MD_507130_BioS_final1_QE-139_HILICZ_USHXG01825_POS_MSMS_42RM_BESC-360-Corv-RM_3_Rg70to1050-CE205060-root-S1_Run1028</text:p>
          </table:table-cell>
          <table:table-cell office:value-type="string" calcext:value-type="string">
            <text:p>nmdc:procsm-11-twncrn65</text:p>
          </table:table-cell>
          <table:table-cell office:value-type="string" calcext:value-type="string">
            <text:p>nmdc:bsm-11-3nffqc45</text:p>
          </table:table-cell>
        </table:table-row>
        <table:table-row table:style-name="ro1">
          <table:table-cell office:value-type="string" calcext:value-type="string">
            <text:p>nmdc:dgms-12-84dazm97</text:p>
          </table:table-cell>
          <table:table-cell office:value-type="string" calcext:value-type="string">
            <text:p>20220119_JGI_MD_507130_BioS_final1_QE-139_HILICZ_USHXG01825_POS_MSMS_42RZM_BESC-360-Corv-RZM_3_Rg70to1050-CE205060-rhizo-S1_Run651</text:p>
          </table:table-cell>
          <table:table-cell office:value-type="string" calcext:value-type="string">
            <text:p>nmdc:procsm-11-m2ykbg45</text:p>
          </table:table-cell>
          <table:table-cell office:value-type="string" calcext:value-type="string">
            <text:p>nmdc:bsm-11-v85xpj21</text:p>
          </table:table-cell>
        </table:table-row>
        <table:table-row table:style-name="ro1">
          <table:table-cell office:value-type="string" calcext:value-type="string">
            <text:p>nmdc:dgms-12-4w0ssv71</text:p>
          </table:table-cell>
          <table:table-cell office:value-type="string" calcext:value-type="string">
            <text:p>20220119_JGI_MD_507130_BioS_final1_QE-139_HILICZ_USHXG01825_POS_MSMS_43LM_BESC-388-Clat-LM_1_Rg70to1050-CE102040-leaf-S1_Run52</text:p>
          </table:table-cell>
          <table:table-cell office:value-type="string" calcext:value-type="string">
            <text:p>nmdc:procsm-11-254vy063</text:p>
          </table:table-cell>
          <table:table-cell office:value-type="string" calcext:value-type="string">
            <text:p>nmdc:bsm-11-dva76848</text:p>
          </table:table-cell>
        </table:table-row>
        <table:table-row table:style-name="ro1">
          <table:table-cell office:value-type="string" calcext:value-type="string">
            <text:p>nmdc:dgms-12-4bw21q74</text:p>
          </table:table-cell>
          <table:table-cell office:value-type="string" calcext:value-type="string">
            <text:p>20220119_JGI_MD_507130_BioS_final1_QE-139_HILICZ_USHXG01825_POS_MSMS_43RM_BESC-388-Clat-RM_1_Rg70to1050-CE102040-root-S1_Run709</text:p>
          </table:table-cell>
          <table:table-cell office:value-type="string" calcext:value-type="string">
            <text:p>nmdc:procsm-11-0pk4fk38</text:p>
          </table:table-cell>
          <table:table-cell office:value-type="string" calcext:value-type="string">
            <text:p>nmdc:bsm-11-k9192006</text:p>
          </table:table-cell>
        </table:table-row>
        <table:table-row table:style-name="ro1">
          <table:table-cell office:value-type="string" calcext:value-type="string">
            <text:p>nmdc:dgms-12-yn0jb390</text:p>
          </table:table-cell>
          <table:table-cell office:value-type="string" calcext:value-type="string">
            <text:p>20220119_JGI_MD_507130_BioS_final1_QE-139_HILICZ_USHXG01825_POS_MSMS_43RZM_BESC-388-Clat-RZM_1_Rg70to1050-CE102040-rhizo-S1_Run405</text:p>
          </table:table-cell>
          <table:table-cell office:value-type="string" calcext:value-type="string">
            <text:p>nmdc:procsm-11-z6fy3j52</text:p>
          </table:table-cell>
          <table:table-cell office:value-type="string" calcext:value-type="string">
            <text:p>nmdc:bsm-11-9gmcv191</text:p>
          </table:table-cell>
        </table:table-row>
        <table:table-row table:style-name="ro1">
          <table:table-cell office:value-type="string" calcext:value-type="string">
            <text:p>nmdc:dgms-12-pbdzzw24</text:p>
          </table:table-cell>
          <table:table-cell office:value-type="string" calcext:value-type="string">
            <text:p>20220119_JGI_MD_507130_BioS_final1_QE-139_HILICZ_USHXG01825_POS_MSMS_44LM_BESC-388-Clat-LM_2_Rg70to1050-CE102040-leaf-S1_Run165</text:p>
          </table:table-cell>
          <table:table-cell office:value-type="string" calcext:value-type="string">
            <text:p>nmdc:procsm-11-1mmqnh75</text:p>
          </table:table-cell>
          <table:table-cell office:value-type="string" calcext:value-type="string">
            <text:p>nmdc:bsm-11-6ya0cs71</text:p>
          </table:table-cell>
        </table:table-row>
        <table:table-row table:style-name="ro1">
          <table:table-cell office:value-type="string" calcext:value-type="string">
            <text:p>nmdc:dgms-12-qys0cj34</text:p>
          </table:table-cell>
          <table:table-cell office:value-type="string" calcext:value-type="string">
            <text:p>20220119_JGI_MD_507130_BioS_final1_QE-139_HILICZ_USHXG01825_POS_MSMS_44RM_BESC-388-Clat-RM_2_Rg70to1050-CE102040-root-S1_Run815</text:p>
          </table:table-cell>
          <table:table-cell office:value-type="string" calcext:value-type="string">
            <text:p>nmdc:procsm-11-j11trp62</text:p>
          </table:table-cell>
          <table:table-cell office:value-type="string" calcext:value-type="string">
            <text:p>nmdc:bsm-11-v0p16d89</text:p>
          </table:table-cell>
        </table:table-row>
        <table:table-row table:style-name="ro1">
          <table:table-cell office:value-type="string" calcext:value-type="string">
            <text:p>nmdc:dgms-12-t47m4r65</text:p>
          </table:table-cell>
          <table:table-cell office:value-type="string" calcext:value-type="string">
            <text:p>20220119_JGI_MD_507130_BioS_final1_QE-139_HILICZ_USHXG01825_POS_MSMS_44RZM_BESC-388-Clat-RZM_2_Rg70to1050-CE102040-rhizo-S1_Run511</text:p>
          </table:table-cell>
          <table:table-cell office:value-type="string" calcext:value-type="string">
            <text:p>nmdc:procsm-11-j6331x76</text:p>
          </table:table-cell>
          <table:table-cell office:value-type="string" calcext:value-type="string">
            <text:p>nmdc:bsm-11-nn5snj10</text:p>
          </table:table-cell>
        </table:table-row>
        <table:table-row table:style-name="ro1">
          <table:table-cell office:value-type="string" calcext:value-type="string">
            <text:p>nmdc:dgms-12-psvw8493</text:p>
          </table:table-cell>
          <table:table-cell office:value-type="string" calcext:value-type="string">
            <text:p>20220119_JGI_MD_507130_BioS_final1_QE-139_HILICZ_USHXG01825_POS_MSMS_45LM_BESC-388-Clat-LM_3_Rg70to1050-CE205060-leaf-S1_Run286</text:p>
          </table:table-cell>
          <table:table-cell office:value-type="string" calcext:value-type="string">
            <text:p>nmdc:procsm-11-6fzjtw19</text:p>
          </table:table-cell>
          <table:table-cell office:value-type="string" calcext:value-type="string">
            <text:p>nmdc:bsm-11-z4hspp43</text:p>
          </table:table-cell>
        </table:table-row>
        <table:table-row table:style-name="ro1">
          <table:table-cell office:value-type="string" calcext:value-type="string">
            <text:p>nmdc:dgms-12-y6zd0417</text:p>
          </table:table-cell>
          <table:table-cell office:value-type="string" calcext:value-type="string">
            <text:p>20220119_JGI_MD_507130_BioS_final1_QE-139_HILICZ_USHXG01825_POS_MSMS_45RM_BESC-388-Clat-RM_3_Rg70to1050-CE205060-root-S1_Run992</text:p>
          </table:table-cell>
          <table:table-cell office:value-type="string" calcext:value-type="string">
            <text:p>nmdc:procsm-11-sx0f0f64</text:p>
          </table:table-cell>
          <table:table-cell office:value-type="string" calcext:value-type="string">
            <text:p>nmdc:bsm-11-ht2v0s47</text:p>
          </table:table-cell>
        </table:table-row>
        <table:table-row table:style-name="ro1">
          <table:table-cell office:value-type="string" calcext:value-type="string">
            <text:p>nmdc:dgms-12-327a8c71</text:p>
          </table:table-cell>
          <table:table-cell office:value-type="string" calcext:value-type="string">
            <text:p>20220119_JGI_MD_507130_BioS_final1_QE-139_HILICZ_USHXG01825_POS_MSMS_45RZM_BESC-388-Clat-RZM_3_Rg70to1050-CE205060-rhizo-S1_Run624</text:p>
          </table:table-cell>
          <table:table-cell office:value-type="string" calcext:value-type="string">
            <text:p>nmdc:procsm-11-3d9z5z11</text:p>
          </table:table-cell>
          <table:table-cell office:value-type="string" calcext:value-type="string">
            <text:p>nmdc:bsm-11-4ep6tc76</text:p>
          </table:table-cell>
        </table:table-row>
        <table:table-row table:style-name="ro1">
          <table:table-cell office:value-type="string" calcext:value-type="string">
            <text:p>nmdc:dgms-12-27vwts58</text:p>
          </table:table-cell>
          <table:table-cell office:value-type="string" calcext:value-type="string">
            <text:p>20220119_JGI_MD_507130_BioS_final1_QE-139_HILICZ_USHXG01825_POS_MSMS_46LM_BESC-388-Corv-LM_1_Rg70to1050-CE102040-leaf-S1_Run101</text:p>
          </table:table-cell>
          <table:table-cell office:value-type="string" calcext:value-type="string">
            <text:p>nmdc:procsm-11-hn2cas55</text:p>
          </table:table-cell>
          <table:table-cell office:value-type="string" calcext:value-type="string">
            <text:p>nmdc:bsm-11-n9sx1a80</text:p>
          </table:table-cell>
        </table:table-row>
        <table:table-row table:style-name="ro1">
          <table:table-cell office:value-type="string" calcext:value-type="string">
            <text:p>nmdc:dgms-12-40rnb064</text:p>
          </table:table-cell>
          <table:table-cell office:value-type="string" calcext:value-type="string">
            <text:p>20220119_JGI_MD_507130_BioS_final1_QE-139_HILICZ_USHXG01825_POS_MSMS_46RZM_BESC-388-Corv-RZM_1_Rg70to1050-CE102040-rhizo-S1_Run423</text:p>
          </table:table-cell>
          <table:table-cell office:value-type="string" calcext:value-type="string">
            <text:p>nmdc:procsm-11-jajkk364</text:p>
          </table:table-cell>
          <table:table-cell office:value-type="string" calcext:value-type="string">
            <text:p>nmdc:bsm-11-45z1kv27</text:p>
          </table:table-cell>
        </table:table-row>
        <table:table-row table:style-name="ro1">
          <table:table-cell office:value-type="string" calcext:value-type="string">
            <text:p>nmdc:dgms-12-s8qkjp63</text:p>
          </table:table-cell>
          <table:table-cell office:value-type="string" calcext:value-type="string">
            <text:p>20220119_JGI_MD_507130_BioS_final1_QE-139_HILICZ_USHXG01825_POS_MSMS_47LM_BESC-388-Corv-LM_2_Rg70to1050-CE102040-leaf-S1_Run140</text:p>
          </table:table-cell>
          <table:table-cell office:value-type="string" calcext:value-type="string">
            <text:p>nmdc:procsm-11-frdswj68</text:p>
          </table:table-cell>
          <table:table-cell office:value-type="string" calcext:value-type="string">
            <text:p>nmdc:bsm-11-3tr7f795</text:p>
          </table:table-cell>
        </table:table-row>
        <table:table-row table:style-name="ro1">
          <table:table-cell office:value-type="string" calcext:value-type="string">
            <text:p>nmdc:dgms-12-ep5mng87</text:p>
          </table:table-cell>
          <table:table-cell office:value-type="string" calcext:value-type="string">
            <text:p>20220119_JGI_MD_507130_BioS_final1_QE-139_HILICZ_USHXG01825_POS_MSMS_47RM_BESC-388-Corv-RM_2_Rg70to1050-CE102040-root-S1_Run867</text:p>
          </table:table-cell>
          <table:table-cell office:value-type="string" calcext:value-type="string">
            <text:p>nmdc:procsm-11-15b1j270</text:p>
          </table:table-cell>
          <table:table-cell office:value-type="string" calcext:value-type="string">
            <text:p>nmdc:bsm-11-y5w1j489</text:p>
          </table:table-cell>
        </table:table-row>
        <table:table-row table:style-name="ro1">
          <table:table-cell office:value-type="string" calcext:value-type="string">
            <text:p>nmdc:dgms-12-yvenm270</text:p>
          </table:table-cell>
          <table:table-cell office:value-type="string" calcext:value-type="string">
            <text:p>20220119_JGI_MD_507130_BioS_final1_QE-139_HILICZ_USHXG01825_POS_MSMS_47RZM_BESC-388-Corv-RZM_2_Rg70to1050-CE102040-rhizo-S1_Run496</text:p>
          </table:table-cell>
          <table:table-cell office:value-type="string" calcext:value-type="string">
            <text:p>nmdc:procsm-11-we0mr290</text:p>
          </table:table-cell>
          <table:table-cell office:value-type="string" calcext:value-type="string">
            <text:p>nmdc:bsm-11-05dve909</text:p>
          </table:table-cell>
        </table:table-row>
        <table:table-row table:style-name="ro1">
          <table:table-cell office:value-type="string" calcext:value-type="string">
            <text:p>nmdc:dgms-12-dd21yn49</text:p>
          </table:table-cell>
          <table:table-cell office:value-type="string" calcext:value-type="string">
            <text:p>20220119_JGI_MD_507130_BioS_final1_QE-139_HILICZ_USHXG01825_POS_MSMS_48LM_BESC-388-Corv-LM_3_Rg70to1050-CE205060-leaf-S1_Run232</text:p>
          </table:table-cell>
          <table:table-cell office:value-type="string" calcext:value-type="string">
            <text:p>nmdc:procsm-11-th0fkq87</text:p>
          </table:table-cell>
          <table:table-cell office:value-type="string" calcext:value-type="string">
            <text:p>nmdc:bsm-11-ht2c1k71</text:p>
          </table:table-cell>
        </table:table-row>
        <table:table-row table:style-name="ro1">
          <table:table-cell office:value-type="string" calcext:value-type="string">
            <text:p>nmdc:dgms-12-832kfj90</text:p>
          </table:table-cell>
          <table:table-cell office:value-type="string" calcext:value-type="string">
            <text:p>20220119_JGI_MD_507130_BioS_final1_QE-139_HILICZ_USHXG01825_POS_MSMS_48RM_BESC-388-Corv-RM_3_Rg70to1050-CE205060-root-S1_Run983</text:p>
          </table:table-cell>
          <table:table-cell office:value-type="string" calcext:value-type="string">
            <text:p>nmdc:procsm-11-ydg5nv38</text:p>
          </table:table-cell>
          <table:table-cell office:value-type="string" calcext:value-type="string">
            <text:p>nmdc:bsm-11-z66zfk92</text:p>
          </table:table-cell>
        </table:table-row>
        <table:table-row table:style-name="ro1">
          <table:table-cell office:value-type="string" calcext:value-type="string">
            <text:p>nmdc:dgms-12-8xhkk393</text:p>
          </table:table-cell>
          <table:table-cell office:value-type="string" calcext:value-type="string">
            <text:p>20220119_JGI_MD_507130_BioS_final1_QE-139_HILICZ_USHXG01825_POS_MSMS_48RZM_BESC-388-Corv-RZM_3_Rg70to1050-CE205060-rhizo-S1_Run600</text:p>
          </table:table-cell>
          <table:table-cell office:value-type="string" calcext:value-type="string">
            <text:p>nmdc:procsm-11-v9crqk25</text:p>
          </table:table-cell>
          <table:table-cell office:value-type="string" calcext:value-type="string">
            <text:p>nmdc:bsm-11-4htstp40</text:p>
          </table:table-cell>
        </table:table-row>
        <table:table-row table:style-name="ro1">
          <table:table-cell office:value-type="string" calcext:value-type="string">
            <text:p>nmdc:dgms-12-pbrwxf74</text:p>
          </table:table-cell>
          <table:table-cell office:value-type="string" calcext:value-type="string">
            <text:p>20220119_JGI_MD_507130_BioS_final1_QE-139_HILICZ_USHXG01825_POS_MSMS_49RM_BESC-360-Clat-RM_3_Rg70to1050-CE205060-root-S1_Run1025</text:p>
          </table:table-cell>
          <table:table-cell office:value-type="string" calcext:value-type="string">
            <text:p>nmdc:procsm-11-dwrhdd31</text:p>
          </table:table-cell>
          <table:table-cell office:value-type="string" calcext:value-type="string">
            <text:p>nmdc:bsm-11-g3r2dm95</text:p>
          </table:table-cell>
        </table:table-row>
        <table:table-row table:style-name="ro1">
          <table:table-cell office:value-type="string" calcext:value-type="string">
            <text:p>nmdc:dgms-12-x8pbb515</text:p>
          </table:table-cell>
          <table:table-cell office:value-type="string" calcext:value-type="string">
            <text:p>20220119_JGI_MD_507130_BioS_final1_QE-139_HILICZ_USHXG01825_POS_MSMS_49RM_BESC-448-Clat-RM_1_Rg70to1050-CE102040-root-S1_Run745</text:p>
          </table:table-cell>
          <table:table-cell office:value-type="string" calcext:value-type="string">
            <text:p>nmdc:procsm-11-vmdsxe31</text:p>
          </table:table-cell>
          <table:table-cell office:value-type="string" calcext:value-type="string">
            <text:p>nmdc:bsm-11-w1t8bv92</text:p>
          </table:table-cell>
        </table:table-row>
        <table:table-row table:style-name="ro1">
          <table:table-cell office:value-type="string" calcext:value-type="string">
            <text:p>nmdc:dgms-12-7bzf9y75</text:p>
          </table:table-cell>
          <table:table-cell office:value-type="string" calcext:value-type="string">
            <text:p>20220119_JGI_MD_507130_BioS_final1_QE-139_HILICZ_USHXG01825_POS_MSMS_49RZM_BESC-360-Clat-RZM_3_Rg70to1050-CE205060-rhizo-S1_Run590</text:p>
          </table:table-cell>
          <table:table-cell office:value-type="string" calcext:value-type="string">
            <text:p>nmdc:procsm-11-5402rm84</text:p>
          </table:table-cell>
          <table:table-cell office:value-type="string" calcext:value-type="string">
            <text:p>nmdc:bsm-11-3zh6yy26</text:p>
          </table:table-cell>
        </table:table-row>
        <table:table-row table:style-name="ro1">
          <table:table-cell office:value-type="string" calcext:value-type="string">
            <text:p>nmdc:dgms-12-ae8qxt55</text:p>
          </table:table-cell>
          <table:table-cell office:value-type="string" calcext:value-type="string">
            <text:p>20220119_JGI_MD_507130_BioS_final1_QE-139_HILICZ_USHXG01825_POS_MSMS_49RZM_BESC-448-Clat-RZM_1_Rg70to1050-CE102040-rhizo-S1_Run387</text:p>
          </table:table-cell>
          <table:table-cell office:value-type="string" calcext:value-type="string">
            <text:p>nmdc:procsm-11-jphpds12</text:p>
          </table:table-cell>
          <table:table-cell office:value-type="string" calcext:value-type="string">
            <text:p>nmdc:bsm-11-spzb5g89</text:p>
          </table:table-cell>
        </table:table-row>
        <table:table-row table:style-name="ro1">
          <table:table-cell office:value-type="string" calcext:value-type="string">
            <text:p>nmdc:dgms-12-ye9hxt37</text:p>
          </table:table-cell>
          <table:table-cell office:value-type="string" calcext:value-type="string">
            <text:p>20220119_JGI_MD_507130_BioS_final1_QE-139_HILICZ_USHXG01825_POS_MSMS_4LM_BESC-13-Corv-LM_1_Rg70to1050-CE102040-leaf-S1_Run25</text:p>
          </table:table-cell>
          <table:table-cell office:value-type="string" calcext:value-type="string">
            <text:p>nmdc:procsm-11-bpccsj92</text:p>
          </table:table-cell>
          <table:table-cell office:value-type="string" calcext:value-type="string">
            <text:p>nmdc:bsm-11-qqc8e352</text:p>
          </table:table-cell>
        </table:table-row>
        <table:table-row table:style-name="ro1">
          <table:table-cell office:value-type="string" calcext:value-type="string">
            <text:p>nmdc:dgms-12-41156x43</text:p>
          </table:table-cell>
          <table:table-cell office:value-type="string" calcext:value-type="string">
            <text:p>20220119_JGI_MD_507130_BioS_final1_QE-139_HILICZ_USHXG01825_POS_MSMS_4RM_BESC-13-Corv-RM_1_Rg70to1050-CE102040-root-S1_Run706</text:p>
          </table:table-cell>
          <table:table-cell office:value-type="string" calcext:value-type="string">
            <text:p>nmdc:procsm-11-744e0053</text:p>
          </table:table-cell>
          <table:table-cell office:value-type="string" calcext:value-type="string">
            <text:p>nmdc:bsm-11-epzqzg45</text:p>
          </table:table-cell>
        </table:table-row>
        <table:table-row table:style-name="ro1">
          <table:table-cell office:value-type="string" calcext:value-type="string">
            <text:p>nmdc:dgms-12-2nv7y959</text:p>
          </table:table-cell>
          <table:table-cell office:value-type="string" calcext:value-type="string">
            <text:p>20220119_JGI_MD_507130_BioS_final1_QE-139_HILICZ_USHXG01825_POS_MSMS_4RZM_BESC-13-Corv-RZM_1_Rg70to1050-CE102040-rhizo-S1_Run444</text:p>
          </table:table-cell>
          <table:table-cell office:value-type="string" calcext:value-type="string">
            <text:p>nmdc:procsm-11-nnwx3g10</text:p>
          </table:table-cell>
          <table:table-cell office:value-type="string" calcext:value-type="string">
            <text:p>nmdc:bsm-11-97dgrv19</text:p>
          </table:table-cell>
        </table:table-row>
        <table:table-row table:style-name="ro1">
          <table:table-cell office:value-type="string" calcext:value-type="string">
            <text:p>nmdc:dgms-12-efpsjd36</text:p>
          </table:table-cell>
          <table:table-cell office:value-type="string" calcext:value-type="string">
            <text:p>20220119_JGI_MD_507130_BioS_final1_QE-139_HILICZ_USHXG01825_POS_MSMS_50LM_BESC-448-Clat-LM_3_Rg70to1050-CE205060-leaf-S1_Run301</text:p>
          </table:table-cell>
          <table:table-cell office:value-type="string" calcext:value-type="string">
            <text:p>nmdc:procsm-11-k53pa513</text:p>
          </table:table-cell>
          <table:table-cell office:value-type="string" calcext:value-type="string">
            <text:p>nmdc:bsm-11-6y26bz06</text:p>
          </table:table-cell>
        </table:table-row>
        <table:table-row table:style-name="ro1">
          <table:table-cell office:value-type="string" calcext:value-type="string">
            <text:p>nmdc:dgms-12-k4bh1s40</text:p>
          </table:table-cell>
          <table:table-cell office:value-type="string" calcext:value-type="string">
            <text:p>20220119_JGI_MD_507130_BioS_final1_QE-139_HILICZ_USHXG01825_POS_MSMS_50RZM_BESC-448-Clat-RZM_3_Rg70to1050-CE205060-rhizo-S1_Run669</text:p>
          </table:table-cell>
          <table:table-cell office:value-type="string" calcext:value-type="string">
            <text:p>nmdc:procsm-11-vj3dqj95</text:p>
          </table:table-cell>
          <table:table-cell office:value-type="string" calcext:value-type="string">
            <text:p>nmdc:bsm-11-vcna9q80</text:p>
          </table:table-cell>
        </table:table-row>
        <table:table-row table:style-name="ro1">
          <table:table-cell office:value-type="string" calcext:value-type="string">
            <text:p>nmdc:dgms-12-j9apjr70</text:p>
          </table:table-cell>
          <table:table-cell office:value-type="string" calcext:value-type="string">
            <text:p>20220119_JGI_MD_507130_BioS_final1_QE-139_HILICZ_USHXG01825_POS_MSMS_51LM_BESC-470-Clat-LM_2_Rg70to1050-CE102040-leaf-S1_Run171</text:p>
          </table:table-cell>
          <table:table-cell office:value-type="string" calcext:value-type="string">
            <text:p>nmdc:procsm-11-bt9sj709</text:p>
          </table:table-cell>
          <table:table-cell office:value-type="string" calcext:value-type="string">
            <text:p>nmdc:bsm-11-pebqj065</text:p>
          </table:table-cell>
        </table:table-row>
        <table:table-row table:style-name="ro1">
          <table:table-cell office:value-type="string" calcext:value-type="string">
            <text:p>nmdc:dgms-12-114df636</text:p>
          </table:table-cell>
          <table:table-cell office:value-type="string" calcext:value-type="string">
            <text:p>20220119_JGI_MD_507130_BioS_final1_QE-139_HILICZ_USHXG01825_POS_MSMS_51RM_BESC-470-Clat-RM_2_Rg70to1050-CE102040-root-S1_Run916</text:p>
          </table:table-cell>
          <table:table-cell office:value-type="string" calcext:value-type="string">
            <text:p>nmdc:procsm-11-cepf5e94</text:p>
          </table:table-cell>
          <table:table-cell office:value-type="string" calcext:value-type="string">
            <text:p>nmdc:bsm-11-8aktkq28</text:p>
          </table:table-cell>
        </table:table-row>
        <table:table-row table:style-name="ro1">
          <table:table-cell office:value-type="string" calcext:value-type="string">
            <text:p>nmdc:dgms-12-jgypkm67</text:p>
          </table:table-cell>
          <table:table-cell office:value-type="string" calcext:value-type="string">
            <text:p>20220119_JGI_MD_507130_BioS_final1_QE-139_HILICZ_USHXG01825_POS_MSMS_51RZM_BESC-470-Clat-RZM_2_Rg70to1050-CE102040-rhizo-S1_Run472</text:p>
          </table:table-cell>
          <table:table-cell office:value-type="string" calcext:value-type="string">
            <text:p>nmdc:procsm-11-fawymn12</text:p>
          </table:table-cell>
          <table:table-cell office:value-type="string" calcext:value-type="string">
            <text:p>nmdc:bsm-11-1r59n445</text:p>
          </table:table-cell>
        </table:table-row>
        <table:table-row table:style-name="ro1">
          <table:table-cell office:value-type="string" calcext:value-type="string">
            <text:p>nmdc:dgms-12-df591853</text:p>
          </table:table-cell>
          <table:table-cell office:value-type="string" calcext:value-type="string">
            <text:p>20220119_JGI_MD_507130_BioS_final1_QE-139_HILICZ_USHXG01825_POS_MSMS_52LM_BESC-56-Corv-LM_1_Rg70to1050-CE102040-leaf-S1_Run55</text:p>
          </table:table-cell>
          <table:table-cell office:value-type="string" calcext:value-type="string">
            <text:p>nmdc:procsm-11-mv3a6608</text:p>
          </table:table-cell>
          <table:table-cell office:value-type="string" calcext:value-type="string">
            <text:p>nmdc:bsm-11-wr7h1t97</text:p>
          </table:table-cell>
        </table:table-row>
        <table:table-row table:style-name="ro1">
          <table:table-cell office:value-type="string" calcext:value-type="string">
            <text:p>nmdc:dgms-12-2bs66j48</text:p>
          </table:table-cell>
          <table:table-cell office:value-type="string" calcext:value-type="string">
            <text:p>20220119_JGI_MD_507130_BioS_final1_QE-139_HILICZ_USHXG01825_POS_MSMS_52RM_BESC-56-Corv-RM_1_Rg70to1050-CE102040-root-S1_Run785</text:p>
          </table:table-cell>
          <table:table-cell office:value-type="string" calcext:value-type="string">
            <text:p>nmdc:procsm-11-8y61a651</text:p>
          </table:table-cell>
          <table:table-cell office:value-type="string" calcext:value-type="string">
            <text:p>nmdc:bsm-11-tkwn9650</text:p>
          </table:table-cell>
        </table:table-row>
        <table:table-row table:style-name="ro1">
          <table:table-cell office:value-type="string" calcext:value-type="string">
            <text:p>nmdc:dgms-12-7drgf177</text:p>
          </table:table-cell>
          <table:table-cell office:value-type="string" calcext:value-type="string">
            <text:p>20220119_JGI_MD_507130_BioS_final1_QE-139_HILICZ_USHXG01825_POS_MSMS_52RZM_BESC-56-Corv-RZM_1_Rg70to1050-CE102040-rhizo-S1_Run356</text:p>
          </table:table-cell>
          <table:table-cell office:value-type="string" calcext:value-type="string">
            <text:p>nmdc:procsm-11-223jrw73</text:p>
          </table:table-cell>
          <table:table-cell office:value-type="string" calcext:value-type="string">
            <text:p>nmdc:bsm-11-90vp2x95</text:p>
          </table:table-cell>
        </table:table-row>
        <table:table-row table:style-name="ro1">
          <table:table-cell office:value-type="string" calcext:value-type="string">
            <text:p>nmdc:dgms-12-r94shx56</text:p>
          </table:table-cell>
          <table:table-cell office:value-type="string" calcext:value-type="string">
            <text:p>20220119_JGI_MD_507130_BioS_final1_QE-139_HILICZ_USHXG01825_POS_MSMS_53LM_BESC-56-Corv-LM_2_Rg70to1050-CE102040-leaf-S1_Run210</text:p>
          </table:table-cell>
          <table:table-cell office:value-type="string" calcext:value-type="string">
            <text:p>nmdc:procsm-11-tr8h9128</text:p>
          </table:table-cell>
          <table:table-cell office:value-type="string" calcext:value-type="string">
            <text:p>nmdc:bsm-11-feynq214</text:p>
          </table:table-cell>
        </table:table-row>
        <table:table-row table:style-name="ro1">
          <table:table-cell office:value-type="string" calcext:value-type="string">
            <text:p>nmdc:dgms-12-h8r4ma15</text:p>
          </table:table-cell>
          <table:table-cell office:value-type="string" calcext:value-type="string">
            <text:p>20220119_JGI_MD_507130_BioS_final1_QE-139_HILICZ_USHXG01825_POS_MSMS_53RZM_BESC-56-Corv-RZM_2_Rg70to1050-CE102040-rhizo-S1_Run560</text:p>
          </table:table-cell>
          <table:table-cell office:value-type="string" calcext:value-type="string">
            <text:p>nmdc:procsm-11-86b6v172</text:p>
          </table:table-cell>
          <table:table-cell office:value-type="string" calcext:value-type="string">
            <text:p>nmdc:bsm-11-e9z5qp65</text:p>
          </table:table-cell>
        </table:table-row>
        <table:table-row table:style-name="ro1">
          <table:table-cell office:value-type="string" calcext:value-type="string">
            <text:p>nmdc:dgms-12-by5m7832</text:p>
          </table:table-cell>
          <table:table-cell office:value-type="string" calcext:value-type="string">
            <text:p>20220119_JGI_MD_507130_BioS_final1_QE-139_HILICZ_USHXG01825_POS_MSMS_54LM_BESC-56-Corv-LM_3_Rg70to1050-CE205060-leaf-S1_Run305</text:p>
          </table:table-cell>
          <table:table-cell office:value-type="string" calcext:value-type="string">
            <text:p>nmdc:procsm-11-8568yw97</text:p>
          </table:table-cell>
          <table:table-cell office:value-type="string" calcext:value-type="string">
            <text:p>nmdc:bsm-11-evfbfp31</text:p>
          </table:table-cell>
        </table:table-row>
        <table:table-row table:style-name="ro1">
          <table:table-cell office:value-type="string" calcext:value-type="string">
            <text:p>nmdc:dgms-12-115r5f17</text:p>
          </table:table-cell>
          <table:table-cell office:value-type="string" calcext:value-type="string">
            <text:p>20220119_JGI_MD_507130_BioS_final1_QE-139_HILICZ_USHXG01825_POS_MSMS_54RM_BESC-56-Corv-RM_3_Rg70to1050-CE205060-root-S1_Run1035</text:p>
          </table:table-cell>
          <table:table-cell office:value-type="string" calcext:value-type="string">
            <text:p>nmdc:procsm-11-fsmz2h15</text:p>
          </table:table-cell>
          <table:table-cell office:value-type="string" calcext:value-type="string">
            <text:p>nmdc:bsm-11-qhq2kh40</text:p>
          </table:table-cell>
        </table:table-row>
        <table:table-row table:style-name="ro1">
          <table:table-cell office:value-type="string" calcext:value-type="string">
            <text:p>nmdc:dgms-12-rvza0004</text:p>
          </table:table-cell>
          <table:table-cell office:value-type="string" calcext:value-type="string">
            <text:p>20220119_JGI_MD_507130_BioS_final1_QE-139_HILICZ_USHXG01825_POS_MSMS_54RZM_BESC-56-Corv-RZM_3_Rg70to1050-CE205060-rhizo-S1_Run657</text:p>
          </table:table-cell>
          <table:table-cell office:value-type="string" calcext:value-type="string">
            <text:p>nmdc:procsm-11-9kxf2015</text:p>
          </table:table-cell>
          <table:table-cell office:value-type="string" calcext:value-type="string">
            <text:p>nmdc:bsm-11-sqpv6146</text:p>
          </table:table-cell>
        </table:table-row>
        <table:table-row table:style-name="ro1">
          <table:table-cell office:value-type="string" calcext:value-type="string">
            <text:p>nmdc:dgms-12-270q5240</text:p>
          </table:table-cell>
          <table:table-cell office:value-type="string" calcext:value-type="string">
            <text:p>20220119_JGI_MD_507130_BioS_final1_QE-139_HILICZ_USHXG01825_POS_MSMS_55LM_BESC-833-Clat-LM_2_Rg70to1050-CE102040-leaf-S1_Run107</text:p>
          </table:table-cell>
          <table:table-cell office:value-type="string" calcext:value-type="string">
            <text:p>nmdc:procsm-11-8z2qa248</text:p>
          </table:table-cell>
          <table:table-cell office:value-type="string" calcext:value-type="string">
            <text:p>nmdc:bsm-11-syb42s66</text:p>
          </table:table-cell>
        </table:table-row>
        <table:table-row table:style-name="ro1">
          <table:table-cell office:value-type="string" calcext:value-type="string">
            <text:p>nmdc:dgms-12-1dk93n57</text:p>
          </table:table-cell>
          <table:table-cell office:value-type="string" calcext:value-type="string">
            <text:p>20220119_JGI_MD_507130_BioS_final1_QE-139_HILICZ_USHXG01825_POS_MSMS_55RM_BESC-833-Clat-RM_2_Rg70to1050-CE102040-root-S1_Run831</text:p>
          </table:table-cell>
          <table:table-cell office:value-type="string" calcext:value-type="string">
            <text:p>nmdc:procsm-11-z0hg5g22</text:p>
          </table:table-cell>
          <table:table-cell office:value-type="string" calcext:value-type="string">
            <text:p>nmdc:bsm-11-nm187g36</text:p>
          </table:table-cell>
        </table:table-row>
        <table:table-row table:style-name="ro1">
          <table:table-cell office:value-type="string" calcext:value-type="string">
            <text:p>nmdc:dgms-12-03ej2990</text:p>
          </table:table-cell>
          <table:table-cell office:value-type="string" calcext:value-type="string">
            <text:p>20220119_JGI_MD_507130_BioS_final1_QE-139_HILICZ_USHXG01825_POS_MSMS_55RZM_BESC-833-Clat-RZM_2_Rg70to1050-CE102040-rhizo-S1_Run505</text:p>
          </table:table-cell>
          <table:table-cell office:value-type="string" calcext:value-type="string">
            <text:p>nmdc:procsm-11-kw6t3s16</text:p>
          </table:table-cell>
          <table:table-cell office:value-type="string" calcext:value-type="string">
            <text:p>nmdc:bsm-11-fr4c9n11</text:p>
          </table:table-cell>
        </table:table-row>
        <table:table-row table:style-name="ro1">
          <table:table-cell office:value-type="string" calcext:value-type="string">
            <text:p>nmdc:dgms-12-hsmqcd84</text:p>
          </table:table-cell>
          <table:table-cell office:value-type="string" calcext:value-type="string">
            <text:p>20220119_JGI_MD_507130_BioS_final1_QE-139_HILICZ_USHXG01825_POS_MSMS_56RM_BESC-833-Clat-RM_3_Rg70to1050-CE205060-root-S1_Run1013</text:p>
          </table:table-cell>
          <table:table-cell office:value-type="string" calcext:value-type="string">
            <text:p>nmdc:procsm-11-vyrsd956</text:p>
          </table:table-cell>
          <table:table-cell office:value-type="string" calcext:value-type="string">
            <text:p>nmdc:bsm-11-c52npq37</text:p>
          </table:table-cell>
        </table:table-row>
        <table:table-row table:style-name="ro1">
          <table:table-cell office:value-type="string" calcext:value-type="string">
            <text:p>nmdc:dgms-12-8vhq1151</text:p>
          </table:table-cell>
          <table:table-cell office:value-type="string" calcext:value-type="string">
            <text:p>20220119_JGI_MD_507130_BioS_final1_QE-139_HILICZ_USHXG01825_POS_MSMS_56RZM_BESC-833-Clat-RZM_3_Rg70to1050-CE205060-rhizo-S1_Run627</text:p>
          </table:table-cell>
          <table:table-cell office:value-type="string" calcext:value-type="string">
            <text:p>nmdc:procsm-11-r6fv1p94</text:p>
          </table:table-cell>
          <table:table-cell office:value-type="string" calcext:value-type="string">
            <text:p>nmdc:bsm-11-at9sda86</text:p>
          </table:table-cell>
        </table:table-row>
        <table:table-row table:style-name="ro1">
          <table:table-cell office:value-type="string" calcext:value-type="string">
            <text:p>nmdc:dgms-12-1zwcpa76</text:p>
          </table:table-cell>
          <table:table-cell office:value-type="string" calcext:value-type="string">
            <text:p>20220119_JGI_MD_507130_BioS_final1_QE-139_HILICZ_USHXG01825_POS_MSMS_57LM_BESC-833-Corv-LM_1_Rg70to1050-CE102040-leaf-S1_Run19</text:p>
          </table:table-cell>
          <table:table-cell office:value-type="string" calcext:value-type="string">
            <text:p>nmdc:procsm-11-6nq6v053</text:p>
          </table:table-cell>
          <table:table-cell office:value-type="string" calcext:value-type="string">
            <text:p>nmdc:bsm-11-e747ch69</text:p>
          </table:table-cell>
        </table:table-row>
        <table:table-row table:style-name="ro1">
          <table:table-cell office:value-type="string" calcext:value-type="string">
            <text:p>nmdc:dgms-12-wdvgx576</text:p>
          </table:table-cell>
          <table:table-cell office:value-type="string" calcext:value-type="string">
            <text:p>20220119_JGI_MD_507130_BioS_final1_QE-139_HILICZ_USHXG01825_POS_MSMS_57RM_BESC-833-Corv-RM_1_Rg70to1050-CE102040-root-S1_Run800</text:p>
          </table:table-cell>
          <table:table-cell office:value-type="string" calcext:value-type="string">
            <text:p>nmdc:procsm-11-28vvkq07</text:p>
          </table:table-cell>
          <table:table-cell office:value-type="string" calcext:value-type="string">
            <text:p>nmdc:bsm-11-gch9pp73</text:p>
          </table:table-cell>
        </table:table-row>
        <table:table-row table:style-name="ro1">
          <table:table-cell office:value-type="string" calcext:value-type="string">
            <text:p>nmdc:dgms-12-67512b85</text:p>
          </table:table-cell>
          <table:table-cell office:value-type="string" calcext:value-type="string">
            <text:p>20220119_JGI_MD_507130_BioS_final1_QE-139_HILICZ_USHXG01825_POS_MSMS_57RZM_BESC-833-Corv-RZM_1_Rg70to1050-CE102040-rhizo-S1_Run414</text:p>
          </table:table-cell>
          <table:table-cell office:value-type="string" calcext:value-type="string">
            <text:p>nmdc:procsm-11-9g7bjc91</text:p>
          </table:table-cell>
          <table:table-cell office:value-type="string" calcext:value-type="string">
            <text:p>nmdc:bsm-11-j8ezj858</text:p>
          </table:table-cell>
        </table:table-row>
        <table:table-row table:style-name="ro1">
          <table:table-cell office:value-type="string" calcext:value-type="string">
            <text:p>nmdc:dgms-12-sm3gp293</text:p>
          </table:table-cell>
          <table:table-cell office:value-type="string" calcext:value-type="string">
            <text:p>20220119_JGI_MD_507130_BioS_final1_QE-139_HILICZ_USHXG01825_POS_MSMS_58LM_BESC-833-Corv-LM_2_Rg70to1050-CE102040-leaf-S1_Run162</text:p>
          </table:table-cell>
          <table:table-cell office:value-type="string" calcext:value-type="string">
            <text:p>nmdc:procsm-11-kefbng28</text:p>
          </table:table-cell>
          <table:table-cell office:value-type="string" calcext:value-type="string">
            <text:p>nmdc:bsm-11-te5fxe60</text:p>
          </table:table-cell>
        </table:table-row>
        <table:table-row table:style-name="ro1">
          <table:table-cell office:value-type="string" calcext:value-type="string">
            <text:p>nmdc:dgms-12-04hh3133</text:p>
          </table:table-cell>
          <table:table-cell office:value-type="string" calcext:value-type="string">
            <text:p>20220119_JGI_MD_507130_BioS_final1_QE-139_HILICZ_USHXG01825_POS_MSMS_58RM_BESC-833-Corv-RM_2_Rg70to1050-CE102040-root-S1_Run919</text:p>
          </table:table-cell>
          <table:table-cell office:value-type="string" calcext:value-type="string">
            <text:p>nmdc:procsm-11-sdc6km37</text:p>
          </table:table-cell>
          <table:table-cell office:value-type="string" calcext:value-type="string">
            <text:p>nmdc:bsm-11-acehgb61</text:p>
          </table:table-cell>
        </table:table-row>
        <table:table-row table:style-name="ro1">
          <table:table-cell office:value-type="string" calcext:value-type="string">
            <text:p>nmdc:dgms-12-wcvxy623</text:p>
          </table:table-cell>
          <table:table-cell office:value-type="string" calcext:value-type="string">
            <text:p>20220119_JGI_MD_507130_BioS_final1_QE-139_HILICZ_USHXG01825_POS_MSMS_58RZM_BESC-833-Corv-RZM_2_Rg70to1050-CE102040-rhizo-S1_Run554</text:p>
          </table:table-cell>
          <table:table-cell office:value-type="string" calcext:value-type="string">
            <text:p>nmdc:procsm-11-d83k2125</text:p>
          </table:table-cell>
          <table:table-cell office:value-type="string" calcext:value-type="string">
            <text:p>nmdc:bsm-11-bd18tk15</text:p>
          </table:table-cell>
        </table:table-row>
        <table:table-row table:style-name="ro1">
          <table:table-cell office:value-type="string" calcext:value-type="string">
            <text:p>nmdc:dgms-12-q5p1jj69</text:p>
          </table:table-cell>
          <table:table-cell office:value-type="string" calcext:value-type="string">
            <text:p>20220119_JGI_MD_507130_BioS_final1_QE-139_HILICZ_USHXG01825_POS_MSMS_59LM_BESC-833-Corv-LM_3_Rg70to1050-CE205060-leaf-S1_Run311</text:p>
          </table:table-cell>
          <table:table-cell office:value-type="string" calcext:value-type="string">
            <text:p>nmdc:procsm-11-e11zm551</text:p>
          </table:table-cell>
          <table:table-cell office:value-type="string" calcext:value-type="string">
            <text:p>nmdc:bsm-11-g35dnf26</text:p>
          </table:table-cell>
        </table:table-row>
        <table:table-row table:style-name="ro1">
          <table:table-cell office:value-type="string" calcext:value-type="string">
            <text:p>nmdc:dgms-12-08s2rg83</text:p>
          </table:table-cell>
          <table:table-cell office:value-type="string" calcext:value-type="string">
            <text:p>20220119_JGI_MD_507130_BioS_final1_QE-139_HILICZ_USHXG01825_POS_MSMS_59RM_BESC-833-Corv-RM_3_Rg70to1050-CE205060-root-S1_Run964</text:p>
          </table:table-cell>
          <table:table-cell office:value-type="string" calcext:value-type="string">
            <text:p>nmdc:procsm-11-nbvez120</text:p>
          </table:table-cell>
          <table:table-cell office:value-type="string" calcext:value-type="string">
            <text:p>nmdc:bsm-11-d8cgz835</text:p>
          </table:table-cell>
        </table:table-row>
        <table:table-row table:style-name="ro1">
          <table:table-cell office:value-type="string" calcext:value-type="string">
            <text:p>nmdc:dgms-12-kxj3f773</text:p>
          </table:table-cell>
          <table:table-cell office:value-type="string" calcext:value-type="string">
            <text:p>20220119_JGI_MD_507130_BioS_final1_QE-139_HILICZ_USHXG01825_POS_MSMS_59RZM_BESC-833-Corv-RZM_3_Rg70to1050-CE205060-rhizo-S1_Run633</text:p>
          </table:table-cell>
          <table:table-cell office:value-type="string" calcext:value-type="string">
            <text:p>nmdc:procsm-11-4ag9sd13</text:p>
          </table:table-cell>
          <table:table-cell office:value-type="string" calcext:value-type="string">
            <text:p>nmdc:bsm-11-pejvvs20</text:p>
          </table:table-cell>
        </table:table-row>
        <table:table-row table:style-name="ro1">
          <table:table-cell office:value-type="string" calcext:value-type="string">
            <text:p>nmdc:dgms-12-qa4adv39</text:p>
          </table:table-cell>
          <table:table-cell office:value-type="string" calcext:value-type="string">
            <text:p>20220119_JGI_MD_507130_BioS_final1_QE-139_HILICZ_USHXG01825_POS_MSMS_5LM_BESC-13-Corv-LM_2_Rg70to1050-CE102040-leaf-S1_Run149</text:p>
          </table:table-cell>
          <table:table-cell office:value-type="string" calcext:value-type="string">
            <text:p>nmdc:procsm-11-4t7f2029</text:p>
          </table:table-cell>
          <table:table-cell office:value-type="string" calcext:value-type="string">
            <text:p>nmdc:bsm-11-r4kwpw90</text:p>
          </table:table-cell>
        </table:table-row>
        <table:table-row table:style-name="ro1">
          <table:table-cell office:value-type="string" calcext:value-type="string">
            <text:p>nmdc:dgms-12-2xrzh438</text:p>
          </table:table-cell>
          <table:table-cell office:value-type="string" calcext:value-type="string">
            <text:p>20220119_JGI_MD_507130_BioS_final1_QE-139_HILICZ_USHXG01825_POS_MSMS_5RM_BESC-13-Corv-RM_2_Rg70to1050-CE102040-root-S1_Run922</text:p>
          </table:table-cell>
          <table:table-cell office:value-type="string" calcext:value-type="string">
            <text:p>nmdc:procsm-11-vvaagk11</text:p>
          </table:table-cell>
          <table:table-cell office:value-type="string" calcext:value-type="string">
            <text:p>nmdc:bsm-11-ahfq0n74</text:p>
          </table:table-cell>
        </table:table-row>
        <table:table-row table:style-name="ro1">
          <table:table-cell office:value-type="string" calcext:value-type="string">
            <text:p>nmdc:dgms-12-kxkx7k42</text:p>
          </table:table-cell>
          <table:table-cell office:value-type="string" calcext:value-type="string">
            <text:p>20220119_JGI_MD_507130_BioS_final1_QE-139_HILICZ_USHXG01825_POS_MSMS_5RZM_BESC-13-Corv-RZM_2_Rg70to1050-CE102040-rhizo-S1_Run514</text:p>
          </table:table-cell>
          <table:table-cell office:value-type="string" calcext:value-type="string">
            <text:p>nmdc:procsm-11-q47x7b86</text:p>
          </table:table-cell>
          <table:table-cell office:value-type="string" calcext:value-type="string">
            <text:p>nmdc:bsm-11-nz6f9964</text:p>
          </table:table-cell>
        </table:table-row>
        <table:table-row table:style-name="ro1">
          <table:table-cell office:value-type="string" calcext:value-type="string">
            <text:p>nmdc:dgms-12-c7kh0k05</text:p>
          </table:table-cell>
          <table:table-cell office:value-type="string" calcext:value-type="string">
            <text:p>20220119_JGI_MD_507130_BioS_final1_QE-139_HILICZ_USHXG01825_POS_MSMS_60LM_BESC-845-Clat-LM_1_Rg70to1050-CE102040-leaf-S1_Run58</text:p>
          </table:table-cell>
          <table:table-cell office:value-type="string" calcext:value-type="string">
            <text:p>nmdc:procsm-11-r3skfm64</text:p>
          </table:table-cell>
          <table:table-cell office:value-type="string" calcext:value-type="string">
            <text:p>nmdc:bsm-11-b9cjnj29</text:p>
          </table:table-cell>
        </table:table-row>
        <table:table-row table:style-name="ro1">
          <table:table-cell office:value-type="string" calcext:value-type="string">
            <text:p>nmdc:dgms-12-fxdwz810</text:p>
          </table:table-cell>
          <table:table-cell office:value-type="string" calcext:value-type="string">
            <text:p>20220119_JGI_MD_507130_BioS_final1_QE-139_HILICZ_USHXG01825_POS_MSMS_60RZM_BESC-845-Clat-RZM_1_Rg70to1050-CE102040-rhizo-S1_Run408</text:p>
          </table:table-cell>
          <table:table-cell office:value-type="string" calcext:value-type="string">
            <text:p>nmdc:procsm-11-qfcjbj80</text:p>
          </table:table-cell>
          <table:table-cell office:value-type="string" calcext:value-type="string">
            <text:p>nmdc:bsm-11-vv577p15</text:p>
          </table:table-cell>
        </table:table-row>
        <table:table-row table:style-name="ro1">
          <table:table-cell office:value-type="string" calcext:value-type="string">
            <text:p>nmdc:dgms-12-89gk6t26</text:p>
          </table:table-cell>
          <table:table-cell office:value-type="string" calcext:value-type="string">
            <text:p>20220119_JGI_MD_507130_BioS_final1_QE-139_HILICZ_USHXG01825_POS_MSMS_61RM_BESC-845-Clat-RM_2_Rg70to1050-CE102040-root-S1_Run858</text:p>
          </table:table-cell>
          <table:table-cell office:value-type="string" calcext:value-type="string">
            <text:p>nmdc:procsm-11-0pcxnf90</text:p>
          </table:table-cell>
          <table:table-cell office:value-type="string" calcext:value-type="string">
            <text:p>nmdc:bsm-11-sjtd0y05</text:p>
          </table:table-cell>
        </table:table-row>
        <table:table-row table:style-name="ro1">
          <table:table-cell office:value-type="string" calcext:value-type="string">
            <text:p>nmdc:dgms-12-bbmgnx37</text:p>
          </table:table-cell>
          <table:table-cell office:value-type="string" calcext:value-type="string">
            <text:p>20220119_JGI_MD_507130_BioS_final1_QE-139_HILICZ_USHXG01825_POS_MSMS_61RZM_BESC-845-Clat-RZM_2_Rg70to1050-CE102040-rhizo-S1_Run478</text:p>
          </table:table-cell>
          <table:table-cell office:value-type="string" calcext:value-type="string">
            <text:p>nmdc:procsm-11-j94gnx27</text:p>
          </table:table-cell>
          <table:table-cell office:value-type="string" calcext:value-type="string">
            <text:p>nmdc:bsm-11-adwwk217</text:p>
          </table:table-cell>
        </table:table-row>
        <table:table-row table:style-name="ro1">
          <table:table-cell office:value-type="string" calcext:value-type="string">
            <text:p>nmdc:dgms-12-p6j97n65</text:p>
          </table:table-cell>
          <table:table-cell office:value-type="string" calcext:value-type="string">
            <text:p>20220119_JGI_MD_507130_BioS_final1_QE-139_HILICZ_USHXG01825_POS_MSMS_62LM_BESC-845-Clat-LM_3_Rg70to1050-CE205060-leaf-S1_Run295</text:p>
          </table:table-cell>
          <table:table-cell office:value-type="string" calcext:value-type="string">
            <text:p>nmdc:procsm-11-vxyzww63</text:p>
          </table:table-cell>
          <table:table-cell office:value-type="string" calcext:value-type="string">
            <text:p>nmdc:bsm-11-82qw5v38</text:p>
          </table:table-cell>
        </table:table-row>
        <table:table-row table:style-name="ro1">
          <table:table-cell office:value-type="string" calcext:value-type="string">
            <text:p>nmdc:dgms-12-t55fdd15</text:p>
          </table:table-cell>
          <table:table-cell office:value-type="string" calcext:value-type="string">
            <text:p>20220119_JGI_MD_507130_BioS_final1_QE-139_HILICZ_USHXG01825_POS_MSMS_62RM_BESC-845-Clat-RM_3_Rg70to1050-CE205060-root-S1_Run1016</text:p>
          </table:table-cell>
          <table:table-cell office:value-type="string" calcext:value-type="string">
            <text:p>nmdc:procsm-11-rnryt691</text:p>
          </table:table-cell>
          <table:table-cell office:value-type="string" calcext:value-type="string">
            <text:p>nmdc:bsm-11-3nhng665</text:p>
          </table:table-cell>
        </table:table-row>
        <table:table-row table:style-name="ro1">
          <table:table-cell office:value-type="string" calcext:value-type="string">
            <text:p>nmdc:dgms-12-fknj9013</text:p>
          </table:table-cell>
          <table:table-cell office:value-type="string" calcext:value-type="string">
            <text:p>20220119_JGI_MD_507130_BioS_final1_QE-139_HILICZ_USHXG01825_POS_MSMS_62RZM_BESC-845-Clat-RZM_3_Rg70to1050-CE205060-rhizo-S1_Run639</text:p>
          </table:table-cell>
          <table:table-cell office:value-type="string" calcext:value-type="string">
            <text:p>nmdc:procsm-11-yj851159</text:p>
          </table:table-cell>
          <table:table-cell office:value-type="string" calcext:value-type="string">
            <text:p>nmdc:bsm-11-szd4fj93</text:p>
          </table:table-cell>
        </table:table-row>
        <table:table-row table:style-name="ro1">
          <table:table-cell office:value-type="string" calcext:value-type="string">
            <text:p>nmdc:dgms-12-c07yv565</text:p>
          </table:table-cell>
          <table:table-cell office:value-type="string" calcext:value-type="string">
            <text:p>20220119_JGI_MD_507130_BioS_final1_QE-139_HILICZ_USHXG01825_POS_MSMS_63LM_BESC-845-Corv-LM_1_Rg70to1050-CE102040-leaf-S1_Run92</text:p>
          </table:table-cell>
          <table:table-cell office:value-type="string" calcext:value-type="string">
            <text:p>nmdc:procsm-11-ambr7876</text:p>
          </table:table-cell>
          <table:table-cell office:value-type="string" calcext:value-type="string">
            <text:p>nmdc:bsm-11-yfc2at70</text:p>
          </table:table-cell>
        </table:table-row>
        <table:table-row table:style-name="ro1">
          <table:table-cell office:value-type="string" calcext:value-type="string">
            <text:p>nmdc:dgms-12-4s8d7y49</text:p>
          </table:table-cell>
          <table:table-cell office:value-type="string" calcext:value-type="string">
            <text:p>20220119_JGI_MD_507130_BioS_final1_QE-139_HILICZ_USHXG01825_POS_MSMS_63RZM_BESC-845-Corv-RZM_1_Rg70to1050-CE102040-rhizo-S1_Run438</text:p>
          </table:table-cell>
          <table:table-cell office:value-type="string" calcext:value-type="string">
            <text:p>nmdc:procsm-11-byrvp739</text:p>
          </table:table-cell>
          <table:table-cell office:value-type="string" calcext:value-type="string">
            <text:p>nmdc:bsm-11-wpye0n32</text:p>
          </table:table-cell>
        </table:table-row>
        <table:table-row table:style-name="ro1">
          <table:table-cell office:value-type="string" calcext:value-type="string">
            <text:p>nmdc:dgms-12-jh8p1v83</text:p>
          </table:table-cell>
          <table:table-cell office:value-type="string" calcext:value-type="string">
            <text:p>20220119_JGI_MD_507130_BioS_final1_QE-139_HILICZ_USHXG01825_POS_MSMS_64LM_BESC-845-Corv-LM_2_Rg70to1050-CE102040-leaf-S1_Run122</text:p>
          </table:table-cell>
          <table:table-cell office:value-type="string" calcext:value-type="string">
            <text:p>nmdc:procsm-11-yq5fpp85</text:p>
          </table:table-cell>
          <table:table-cell office:value-type="string" calcext:value-type="string">
            <text:p>nmdc:bsm-11-7yg2ne22</text:p>
          </table:table-cell>
        </table:table-row>
        <table:table-row table:style-name="ro1">
          <table:table-cell office:value-type="string" calcext:value-type="string">
            <text:p>nmdc:dgms-12-8ksdep63</text:p>
          </table:table-cell>
          <table:table-cell office:value-type="string" calcext:value-type="string">
            <text:p>20220119_JGI_MD_507130_BioS_final1_QE-139_HILICZ_USHXG01825_POS_MSMS_64RM_BESC-845-Corv-RM_2_Rg70to1050-CE102040-root-S1_Run828</text:p>
          </table:table-cell>
          <table:table-cell office:value-type="string" calcext:value-type="string">
            <text:p>nmdc:procsm-11-tj3w6606</text:p>
          </table:table-cell>
          <table:table-cell office:value-type="string" calcext:value-type="string">
            <text:p>nmdc:bsm-11-r7k97q10</text:p>
          </table:table-cell>
        </table:table-row>
        <table:table-row table:style-name="ro1">
          <table:table-cell office:value-type="string" calcext:value-type="string">
            <text:p>nmdc:dgms-12-3h0zbe92</text:p>
          </table:table-cell>
          <table:table-cell office:value-type="string" calcext:value-type="string">
            <text:p>20220119_JGI_MD_507130_BioS_final1_QE-139_HILICZ_USHXG01825_POS_MSMS_64RZM_BESC-845-Corv-RZM_2_Rg70to1050-CE102040-rhizo-S1_Run502</text:p>
          </table:table-cell>
          <table:table-cell office:value-type="string" calcext:value-type="string">
            <text:p>nmdc:procsm-11-sc10x212</text:p>
          </table:table-cell>
          <table:table-cell office:value-type="string" calcext:value-type="string">
            <text:p>nmdc:bsm-11-hae6xn61</text:p>
          </table:table-cell>
        </table:table-row>
        <table:table-row table:style-name="ro1">
          <table:table-cell office:value-type="string" calcext:value-type="string">
            <text:p>nmdc:dgms-12-b3ym3045</text:p>
          </table:table-cell>
          <table:table-cell office:value-type="string" calcext:value-type="string">
            <text:p>20220119_JGI_MD_507130_BioS_final1_QE-139_HILICZ_USHXG01825_POS_MSMS_65LM_BESC-845-Corv-LM_3_Rg70to1050-CE205060-leaf-S1_Run244</text:p>
          </table:table-cell>
          <table:table-cell office:value-type="string" calcext:value-type="string">
            <text:p>nmdc:procsm-11-8h0qbg54</text:p>
          </table:table-cell>
          <table:table-cell office:value-type="string" calcext:value-type="string">
            <text:p>nmdc:bsm-11-cjp6kd42</text:p>
          </table:table-cell>
        </table:table-row>
        <table:table-row table:style-name="ro1">
          <table:table-cell office:value-type="string" calcext:value-type="string">
            <text:p>nmdc:dgms-12-h1qqrb17</text:p>
          </table:table-cell>
          <table:table-cell office:value-type="string" calcext:value-type="string">
            <text:p>20220119_JGI_MD_507130_BioS_final1_QE-139_HILICZ_USHXG01825_POS_MSMS_65RM_BESC-845-Corv-RM_3_Rg70to1050-CE205060-root-S1_Run1022</text:p>
          </table:table-cell>
          <table:table-cell office:value-type="string" calcext:value-type="string">
            <text:p>nmdc:procsm-11-exbjrt97</text:p>
          </table:table-cell>
          <table:table-cell office:value-type="string" calcext:value-type="string">
            <text:p>nmdc:bsm-11-pq105b36</text:p>
          </table:table-cell>
        </table:table-row>
        <table:table-row table:style-name="ro1">
          <table:table-cell office:value-type="string" calcext:value-type="string">
            <text:p>nmdc:dgms-12-pxxbrc62</text:p>
          </table:table-cell>
          <table:table-cell office:value-type="string" calcext:value-type="string">
            <text:p>20220119_JGI_MD_507130_BioS_final1_QE-139_HILICZ_USHXG01825_POS_MSMS_65RZM_BESC-845-Corv-RZM_3_Rg70to1050-CE205060-rhizo-S1_Run666</text:p>
          </table:table-cell>
          <table:table-cell office:value-type="string" calcext:value-type="string">
            <text:p>nmdc:procsm-11-bb08y446</text:p>
          </table:table-cell>
          <table:table-cell office:value-type="string" calcext:value-type="string">
            <text:p>nmdc:bsm-11-v1ynyj85</text:p>
          </table:table-cell>
        </table:table-row>
        <table:table-row table:style-name="ro1">
          <table:table-cell office:value-type="string" calcext:value-type="string">
            <text:p>nmdc:dgms-12-tcxawe67</text:p>
          </table:table-cell>
          <table:table-cell office:value-type="string" calcext:value-type="string">
            <text:p>20220119_JGI_MD_507130_BioS_final1_QE-139_HILICZ_USHXG01825_POS_MSMS_66LM_BESC-847-Clat-LM_1_Rg70to1050-CE102040-leaf-S1_Run34</text:p>
          </table:table-cell>
          <table:table-cell office:value-type="string" calcext:value-type="string">
            <text:p>nmdc:procsm-11-7akebs12</text:p>
          </table:table-cell>
          <table:table-cell office:value-type="string" calcext:value-type="string">
            <text:p>nmdc:bsm-11-kesw6757</text:p>
          </table:table-cell>
        </table:table-row>
        <table:table-row table:style-name="ro1">
          <table:table-cell office:value-type="string" calcext:value-type="string">
            <text:p>nmdc:dgms-12-4fawda10</text:p>
          </table:table-cell>
          <table:table-cell office:value-type="string" calcext:value-type="string">
            <text:p>20220119_JGI_MD_507130_BioS_final1_QE-139_HILICZ_USHXG01825_POS_MSMS_66RM_BESC-847-Clat-RM_1_Rg70to1050-CE102040-root-S1_Run782</text:p>
          </table:table-cell>
          <table:table-cell office:value-type="string" calcext:value-type="string">
            <text:p>nmdc:procsm-11-b362cc86</text:p>
          </table:table-cell>
          <table:table-cell office:value-type="string" calcext:value-type="string">
            <text:p>nmdc:bsm-11-ta8dt754</text:p>
          </table:table-cell>
        </table:table-row>
        <table:table-row table:style-name="ro1">
          <table:table-cell office:value-type="string" calcext:value-type="string">
            <text:p>nmdc:dgms-12-qsqw4085</text:p>
          </table:table-cell>
          <table:table-cell office:value-type="string" calcext:value-type="string">
            <text:p>20220119_JGI_MD_507130_BioS_final1_QE-139_HILICZ_USHXG01825_POS_MSMS_66RZM_BESC-847-Clat-RZM_1_Rg70to1050-CE102040-rhizo-S1_Run411</text:p>
          </table:table-cell>
          <table:table-cell office:value-type="string" calcext:value-type="string">
            <text:p>nmdc:procsm-11-wa2hrs08</text:p>
          </table:table-cell>
          <table:table-cell office:value-type="string" calcext:value-type="string">
            <text:p>nmdc:bsm-11-zmsv5494</text:p>
          </table:table-cell>
        </table:table-row>
        <table:table-row table:style-name="ro1">
          <table:table-cell office:value-type="string" calcext:value-type="string">
            <text:p>nmdc:dgms-12-eqxtbd04</text:p>
          </table:table-cell>
          <table:table-cell office:value-type="string" calcext:value-type="string">
            <text:p>20220119_JGI_MD_507130_BioS_final1_QE-139_HILICZ_USHXG01825_POS_MSMS_67LM_BESC-847-Clat-LM_2_Rg70to1050-CE102040-leaf-S1_Run152</text:p>
          </table:table-cell>
          <table:table-cell office:value-type="string" calcext:value-type="string">
            <text:p>nmdc:procsm-11-a04x6338</text:p>
          </table:table-cell>
          <table:table-cell office:value-type="string" calcext:value-type="string">
            <text:p>nmdc:bsm-11-61xfks69</text:p>
          </table:table-cell>
        </table:table-row>
        <table:table-row table:style-name="ro1">
          <table:table-cell office:value-type="string" calcext:value-type="string">
            <text:p>nmdc:dgms-12-yg9r9n26</text:p>
          </table:table-cell>
          <table:table-cell office:value-type="string" calcext:value-type="string">
            <text:p>20220119_JGI_MD_507130_BioS_final1_QE-139_HILICZ_USHXG01825_POS_MSMS_67RM_BESC-847-Clat-RM_2_Rg70to1050-CE102040-root-S1_Run885</text:p>
          </table:table-cell>
          <table:table-cell office:value-type="string" calcext:value-type="string">
            <text:p>nmdc:procsm-11-sq5qng37</text:p>
          </table:table-cell>
          <table:table-cell office:value-type="string" calcext:value-type="string">
            <text:p>nmdc:bsm-11-dqnfvd06</text:p>
          </table:table-cell>
        </table:table-row>
        <table:table-row table:style-name="ro1">
          <table:table-cell office:value-type="string" calcext:value-type="string">
            <text:p>nmdc:dgms-12-b9ysfc73</text:p>
          </table:table-cell>
          <table:table-cell office:value-type="string" calcext:value-type="string">
            <text:p>20220119_JGI_MD_507130_BioS_final1_QE-139_HILICZ_USHXG01825_POS_MSMS_67RZM_BESC-847-Clat-RZM_2_Rg70to1050-CE102040-rhizo-S1_Run463</text:p>
          </table:table-cell>
          <table:table-cell office:value-type="string" calcext:value-type="string">
            <text:p>nmdc:procsm-11-61gnvg79</text:p>
          </table:table-cell>
          <table:table-cell office:value-type="string" calcext:value-type="string">
            <text:p>nmdc:bsm-11-rbzk5h49</text:p>
          </table:table-cell>
        </table:table-row>
        <table:table-row table:style-name="ro1">
          <table:table-cell office:value-type="string" calcext:value-type="string">
            <text:p>nmdc:dgms-12-nackrw76</text:p>
          </table:table-cell>
          <table:table-cell office:value-type="string" calcext:value-type="string">
            <text:p>20220119_JGI_MD_507130_BioS_final1_QE-139_HILICZ_USHXG01825_POS_MSMS_68LM_BESC-847-Clat-LM_3_Rg70to1050-CE205060-leaf-S1_Run250</text:p>
          </table:table-cell>
          <table:table-cell office:value-type="string" calcext:value-type="string">
            <text:p>nmdc:procsm-11-tfjggh75</text:p>
          </table:table-cell>
          <table:table-cell office:value-type="string" calcext:value-type="string">
            <text:p>nmdc:bsm-11-v9k6q078</text:p>
          </table:table-cell>
        </table:table-row>
        <table:table-row table:style-name="ro1">
          <table:table-cell office:value-type="string" calcext:value-type="string">
            <text:p>nmdc:dgms-12-h0jrcp43</text:p>
          </table:table-cell>
          <table:table-cell office:value-type="string" calcext:value-type="string">
            <text:p>20220119_JGI_MD_507130_BioS_final1_QE-139_HILICZ_USHXG01825_POS_MSMS_68RM_BESC-847-Clat-RM_3_Rg70to1050-CE205060-root-S1_Run974</text:p>
          </table:table-cell>
          <table:table-cell office:value-type="string" calcext:value-type="string">
            <text:p>nmdc:procsm-11-fa7z6q54</text:p>
          </table:table-cell>
          <table:table-cell office:value-type="string" calcext:value-type="string">
            <text:p>nmdc:bsm-11-rpj4zm44</text:p>
          </table:table-cell>
        </table:table-row>
        <table:table-row table:style-name="ro1">
          <table:table-cell office:value-type="string" calcext:value-type="string">
            <text:p>nmdc:dgms-12-nxkg4h29</text:p>
          </table:table-cell>
          <table:table-cell office:value-type="string" calcext:value-type="string">
            <text:p>20220119_JGI_MD_507130_BioS_final1_QE-139_HILICZ_USHXG01825_POS_MSMS_68RZM_BESC-847-Clat-RZM_3_Rg70to1050-CE205060-rhizo-S1_Run636</text:p>
          </table:table-cell>
          <table:table-cell office:value-type="string" calcext:value-type="string">
            <text:p>nmdc:procsm-11-gc052d04</text:p>
          </table:table-cell>
          <table:table-cell office:value-type="string" calcext:value-type="string">
            <text:p>nmdc:bsm-11-pgfhya35</text:p>
          </table:table-cell>
        </table:table-row>
        <table:table-row table:style-name="ro1">
          <table:table-cell office:value-type="string" calcext:value-type="string">
            <text:p>nmdc:dgms-12-9nvwmx24</text:p>
          </table:table-cell>
          <table:table-cell office:value-type="string" calcext:value-type="string">
            <text:p>20220119_JGI_MD_507130_BioS_final1_QE-139_HILICZ_USHXG01825_POS_MSMS_69LM_BESC-847-Corv-LM_1_Rg70to1050-CE102040-leaf-S1_Run31</text:p>
          </table:table-cell>
          <table:table-cell office:value-type="string" calcext:value-type="string">
            <text:p>nmdc:procsm-11-32sz1m35</text:p>
          </table:table-cell>
          <table:table-cell office:value-type="string" calcext:value-type="string">
            <text:p>nmdc:bsm-11-wqy7mc31</text:p>
          </table:table-cell>
        </table:table-row>
        <table:table-row table:style-name="ro1">
          <table:table-cell office:value-type="string" calcext:value-type="string">
            <text:p>nmdc:dgms-12-bhb6hq10</text:p>
          </table:table-cell>
          <table:table-cell office:value-type="string" calcext:value-type="string">
            <text:p>20220119_JGI_MD_507130_BioS_final1_QE-139_HILICZ_USHXG01825_POS_MSMS_69RM_BESC-847-Corv-RM_1_Rg70to1050-CE102040-root-S1_Run758</text:p>
          </table:table-cell>
          <table:table-cell office:value-type="string" calcext:value-type="string">
            <text:p>nmdc:procsm-11-jktd3g87</text:p>
          </table:table-cell>
          <table:table-cell office:value-type="string" calcext:value-type="string">
            <text:p>nmdc:bsm-11-ck98jg55</text:p>
          </table:table-cell>
        </table:table-row>
        <table:table-row table:style-name="ro1">
          <table:table-cell office:value-type="string" calcext:value-type="string">
            <text:p>nmdc:dgms-12-4a9trx33</text:p>
          </table:table-cell>
          <table:table-cell office:value-type="string" calcext:value-type="string">
            <text:p>20220119_JGI_MD_507130_BioS_final1_QE-139_HILICZ_USHXG01825_POS_MSMS_69RZM_BESC-847-Corv-RZM_1_Rg70to1050-CE102040-rhizo-S1_Run420</text:p>
          </table:table-cell>
          <table:table-cell office:value-type="string" calcext:value-type="string">
            <text:p>nmdc:procsm-11-dx9pr286</text:p>
          </table:table-cell>
          <table:table-cell office:value-type="string" calcext:value-type="string">
            <text:p>nmdc:bsm-11-qyx7qs76</text:p>
          </table:table-cell>
        </table:table-row>
        <table:table-row table:style-name="ro1">
          <table:table-cell office:value-type="string" calcext:value-type="string">
            <text:p>nmdc:dgms-12-46bx9t12</text:p>
          </table:table-cell>
          <table:table-cell office:value-type="string" calcext:value-type="string">
            <text:p>20220119_JGI_MD_507130_BioS_final1_QE-139_HILICZ_USHXG01825_POS_MSMS_6LM_BESC-13-Corv-LM_3_Rg70to1050-CE205060-leaf-S1_Run228</text:p>
          </table:table-cell>
          <table:table-cell office:value-type="string" calcext:value-type="string">
            <text:p>nmdc:procsm-11-50bgkx02</text:p>
          </table:table-cell>
          <table:table-cell office:value-type="string" calcext:value-type="string">
            <text:p>nmdc:bsm-11-vme3w877</text:p>
          </table:table-cell>
        </table:table-row>
        <table:table-row table:style-name="ro1">
          <table:table-cell office:value-type="string" calcext:value-type="string">
            <text:p>nmdc:dgms-12-1n69ha34</text:p>
          </table:table-cell>
          <table:table-cell office:value-type="string" calcext:value-type="string">
            <text:p>20220119_JGI_MD_507130_BioS_final1_QE-139_HILICZ_USHXG01825_POS_MSMS_6RM_BESC-13-Corv-RM_3_Rg70to1050-CE205060-root-S1_Run952</text:p>
          </table:table-cell>
          <table:table-cell office:value-type="string" calcext:value-type="string">
            <text:p>nmdc:procsm-11-2vjfhh72</text:p>
          </table:table-cell>
          <table:table-cell office:value-type="string" calcext:value-type="string">
            <text:p>nmdc:bsm-11-4838sk73</text:p>
          </table:table-cell>
        </table:table-row>
        <table:table-row table:style-name="ro1">
          <table:table-cell office:value-type="string" calcext:value-type="string">
            <text:p>nmdc:dgms-12-gysngy50</text:p>
          </table:table-cell>
          <table:table-cell office:value-type="string" calcext:value-type="string">
            <text:p>20220119_JGI_MD_507130_BioS_final1_QE-139_HILICZ_USHXG01825_POS_MSMS_6RZM_BESC-13-Corv-RZM_3_Rg70to1050-CE205060-rhizo-S1_Run612</text:p>
          </table:table-cell>
          <table:table-cell office:value-type="string" calcext:value-type="string">
            <text:p>nmdc:procsm-11-05xy3s37</text:p>
          </table:table-cell>
          <table:table-cell office:value-type="string" calcext:value-type="string">
            <text:p>nmdc:bsm-11-f0st6436</text:p>
          </table:table-cell>
        </table:table-row>
        <table:table-row table:style-name="ro1">
          <table:table-cell office:value-type="string" calcext:value-type="string">
            <text:p>nmdc:dgms-12-191bj754</text:p>
          </table:table-cell>
          <table:table-cell office:value-type="string" calcext:value-type="string">
            <text:p>20220119_JGI_MD_507130_BioS_final1_QE-139_HILICZ_USHXG01825_POS_MSMS_70LM_BESC-847-Corv-LM_2_Rg70to1050-CE102040-leaf-S1_Run128</text:p>
          </table:table-cell>
          <table:table-cell office:value-type="string" calcext:value-type="string">
            <text:p>nmdc:procsm-11-3a4cg164</text:p>
          </table:table-cell>
          <table:table-cell office:value-type="string" calcext:value-type="string">
            <text:p>nmdc:bsm-11-34przm31</text:p>
          </table:table-cell>
        </table:table-row>
        <table:table-row table:style-name="ro1">
          <table:table-cell office:value-type="string" calcext:value-type="string">
            <text:p>nmdc:dgms-12-3rgd7s23</text:p>
          </table:table-cell>
          <table:table-cell office:value-type="string" calcext:value-type="string">
            <text:p>20220119_JGI_MD_507130_BioS_final1_QE-139_HILICZ_USHXG01825_POS_MSMS_70RM_BESC-847-Corv-RM_2_Rg70to1050-CE102040-root-S1_Run882</text:p>
          </table:table-cell>
          <table:table-cell office:value-type="string" calcext:value-type="string">
            <text:p>nmdc:procsm-11-btjft883</text:p>
          </table:table-cell>
          <table:table-cell office:value-type="string" calcext:value-type="string">
            <text:p>nmdc:bsm-11-tnbabs47</text:p>
          </table:table-cell>
        </table:table-row>
        <table:table-row table:style-name="ro1">
          <table:table-cell office:value-type="string" calcext:value-type="string">
            <text:p>nmdc:dgms-12-z1bbtn11</text:p>
          </table:table-cell>
          <table:table-cell office:value-type="string" calcext:value-type="string">
            <text:p>20220119_JGI_MD_507130_BioS_final1_QE-139_HILICZ_USHXG01825_POS_MSMS_70RZM_BESC-847-Corv-RZM_2_Rg70to1050-CE102040-rhizo-S1_Run475</text:p>
          </table:table-cell>
          <table:table-cell office:value-type="string" calcext:value-type="string">
            <text:p>nmdc:procsm-11-qsy2r233</text:p>
          </table:table-cell>
          <table:table-cell office:value-type="string" calcext:value-type="string">
            <text:p>nmdc:bsm-11-67dmq694</text:p>
          </table:table-cell>
        </table:table-row>
        <table:table-row table:style-name="ro1">
          <table:table-cell office:value-type="string" calcext:value-type="string">
            <text:p>nmdc:dgms-12-nn3jst46</text:p>
          </table:table-cell>
          <table:table-cell office:value-type="string" calcext:value-type="string">
            <text:p>20220119_JGI_MD_507130_BioS_final1_QE-139_HILICZ_USHXG01825_POS_MSMS_71LM_BESC-847-Corv-LM_3_Rg70to1050-CE205060-leaf-S1_Run219</text:p>
          </table:table-cell>
          <table:table-cell office:value-type="string" calcext:value-type="string">
            <text:p>nmdc:procsm-11-jp2w7y52</text:p>
          </table:table-cell>
          <table:table-cell office:value-type="string" calcext:value-type="string">
            <text:p>nmdc:bsm-11-fm4p4558</text:p>
          </table:table-cell>
        </table:table-row>
        <table:table-row table:style-name="ro1">
          <table:table-cell office:value-type="string" calcext:value-type="string">
            <text:p>nmdc:dgms-12-p4n9b621</text:p>
          </table:table-cell>
          <table:table-cell office:value-type="string" calcext:value-type="string">
            <text:p>20220119_JGI_MD_507130_BioS_final1_QE-139_HILICZ_USHXG01825_POS_MSMS_71RM_BESC-847-Corv-RM_3_Rg70to1050-CE205060-root-S1_Run986</text:p>
          </table:table-cell>
          <table:table-cell office:value-type="string" calcext:value-type="string">
            <text:p>nmdc:procsm-11-2h1q7w32</text:p>
          </table:table-cell>
          <table:table-cell office:value-type="string" calcext:value-type="string">
            <text:p>nmdc:bsm-11-h96d6881</text:p>
          </table:table-cell>
        </table:table-row>
        <table:table-row table:style-name="ro1">
          <table:table-cell office:value-type="string" calcext:value-type="string">
            <text:p>nmdc:dgms-12-h71f7227</text:p>
          </table:table-cell>
          <table:table-cell office:value-type="string" calcext:value-type="string">
            <text:p>20220119_JGI_MD_507130_BioS_final1_QE-139_HILICZ_USHXG01825_POS_MSMS_71RZM_BESC-847-Corv-RZM_3_Rg70to1050-CE205060-rhizo-S1_Run642</text:p>
          </table:table-cell>
          <table:table-cell office:value-type="string" calcext:value-type="string">
            <text:p>nmdc:procsm-11-3eah7q13</text:p>
          </table:table-cell>
          <table:table-cell office:value-type="string" calcext:value-type="string">
            <text:p>nmdc:bsm-11-jrahe581</text:p>
          </table:table-cell>
        </table:table-row>
        <table:table-row table:style-name="ro1">
          <table:table-cell office:value-type="string" calcext:value-type="string">
            <text:p>nmdc:dgms-12-efzb9s29</text:p>
          </table:table-cell>
          <table:table-cell office:value-type="string" calcext:value-type="string">
            <text:p>20220119_JGI_MD_507130_BioS_final1_QE-139_HILICZ_USHXG01825_POS_MSMS_72LM_BESC-86-Clat-LM_2_Rg70to1050-CE102040-leaf-S1_Run110</text:p>
          </table:table-cell>
          <table:table-cell office:value-type="string" calcext:value-type="string">
            <text:p>nmdc:procsm-11-rc9sw564</text:p>
          </table:table-cell>
          <table:table-cell office:value-type="string" calcext:value-type="string">
            <text:p>nmdc:bsm-11-8e43d898</text:p>
          </table:table-cell>
        </table:table-row>
        <table:table-row table:style-name="ro1">
          <table:table-cell office:value-type="string" calcext:value-type="string">
            <text:p>nmdc:dgms-12-y8sjrw60</text:p>
          </table:table-cell>
          <table:table-cell office:value-type="string" calcext:value-type="string">
            <text:p>20220119_JGI_MD_507130_BioS_final1_QE-139_HILICZ_USHXG01825_POS_MSMS_72RM_BESC-86-Clat-RM_2_Rg70to1050-CE102040-root-S1_Run870</text:p>
          </table:table-cell>
          <table:table-cell office:value-type="string" calcext:value-type="string">
            <text:p>nmdc:procsm-11-a3tq8m58</text:p>
          </table:table-cell>
          <table:table-cell office:value-type="string" calcext:value-type="string">
            <text:p>nmdc:bsm-11-xy5ern23</text:p>
          </table:table-cell>
        </table:table-row>
        <table:table-row table:style-name="ro1">
          <table:table-cell office:value-type="string" calcext:value-type="string">
            <text:p>nmdc:dgms-12-dphg2k88</text:p>
          </table:table-cell>
          <table:table-cell office:value-type="string" calcext:value-type="string">
            <text:p>20220119_JGI_MD_507130_BioS_final1_QE-139_HILICZ_USHXG01825_POS_MSMS_72RZM_BESC-86-Clat-RZM_2_Rg70to1050-CE102040-rhizo-S1_Run551</text:p>
          </table:table-cell>
          <table:table-cell office:value-type="string" calcext:value-type="string">
            <text:p>nmdc:procsm-11-gynqzk43</text:p>
          </table:table-cell>
          <table:table-cell office:value-type="string" calcext:value-type="string">
            <text:p>nmdc:bsm-11-7bbm7795</text:p>
          </table:table-cell>
        </table:table-row>
        <table:table-row table:style-name="ro1">
          <table:table-cell office:value-type="string" calcext:value-type="string">
            <text:p>nmdc:dgms-12-kbc5bq85</text:p>
          </table:table-cell>
          <table:table-cell office:value-type="string" calcext:value-type="string">
            <text:p>20220119_JGI_MD_507130_BioS_final1_QE-139_HILICZ_USHXG01825_POS_MSMS_73RM_BESC-866-Clat-RM_2_Rg70to1050-CE102040-root-S1_Run898</text:p>
          </table:table-cell>
          <table:table-cell office:value-type="string" calcext:value-type="string">
            <text:p>nmdc:procsm-11-1cdeqw07</text:p>
          </table:table-cell>
          <table:table-cell office:value-type="string" calcext:value-type="string">
            <text:p>nmdc:bsm-11-5rgay328</text:p>
          </table:table-cell>
        </table:table-row>
        <table:table-row table:style-name="ro1">
          <table:table-cell office:value-type="string" calcext:value-type="string">
            <text:p>nmdc:dgms-12-7by6x716</text:p>
          </table:table-cell>
          <table:table-cell office:value-type="string" calcext:value-type="string">
            <text:p>20220119_JGI_MD_507130_BioS_final1_QE-139_HILICZ_USHXG01825_POS_MSMS_73RZM_BESC-866-Clat-RZM_2_Rg70to1050-CE102040-rhizo-S1_Run523</text:p>
          </table:table-cell>
          <table:table-cell office:value-type="string" calcext:value-type="string">
            <text:p>nmdc:procsm-11-kpzypx57</text:p>
          </table:table-cell>
          <table:table-cell office:value-type="string" calcext:value-type="string">
            <text:p>nmdc:bsm-11-7j0fnc87</text:p>
          </table:table-cell>
        </table:table-row>
        <table:table-row table:style-name="ro1">
          <table:table-cell office:value-type="string" calcext:value-type="string">
            <text:p>nmdc:dgms-12-fjb7fg67</text:p>
          </table:table-cell>
          <table:table-cell office:value-type="string" calcext:value-type="string">
            <text:p>20220119_JGI_MD_507130_BioS_final1_QE-139_HILICZ_USHXG01825_POS_MSMS_74LM_BESC-866-Clat-LM_3_Rg70to1050-CE205060-leaf-S1_Run314</text:p>
          </table:table-cell>
          <table:table-cell office:value-type="string" calcext:value-type="string">
            <text:p>nmdc:procsm-11-vrwt5d04</text:p>
          </table:table-cell>
          <table:table-cell office:value-type="string" calcext:value-type="string">
            <text:p>nmdc:bsm-11-6m5dma62</text:p>
          </table:table-cell>
        </table:table-row>
        <table:table-row table:style-name="ro1">
          <table:table-cell office:value-type="string" calcext:value-type="string">
            <text:p>nmdc:dgms-12-x1vvkv89</text:p>
          </table:table-cell>
          <table:table-cell office:value-type="string" calcext:value-type="string">
            <text:p>20220119_JGI_MD_507130_BioS_final1_QE-139_HILICZ_USHXG01825_POS_MSMS_74RM_BESC-866-Clat-RM_3_Rg70to1050-CE205060-root-S1_Run989</text:p>
          </table:table-cell>
          <table:table-cell office:value-type="string" calcext:value-type="string">
            <text:p>nmdc:procsm-11-04ty5358</text:p>
          </table:table-cell>
          <table:table-cell office:value-type="string" calcext:value-type="string">
            <text:p>nmdc:bsm-11-n2a7p974</text:p>
          </table:table-cell>
        </table:table-row>
        <table:table-row table:style-name="ro1">
          <table:table-cell office:value-type="string" calcext:value-type="string">
            <text:p>nmdc:dgms-12-6xc03q97</text:p>
          </table:table-cell>
          <table:table-cell office:value-type="string" calcext:value-type="string">
            <text:p>20220119_JGI_MD_507130_BioS_final1_QE-139_HILICZ_USHXG01825_POS_MSMS_74RZM_BESC-866-Clat-RZM_3_Rg70to1050-CE205060-rhizo-S1_Run587</text:p>
          </table:table-cell>
          <table:table-cell office:value-type="string" calcext:value-type="string">
            <text:p>nmdc:procsm-11-1g4t0e46</text:p>
          </table:table-cell>
          <table:table-cell office:value-type="string" calcext:value-type="string">
            <text:p>nmdc:bsm-11-7n6p8d80</text:p>
          </table:table-cell>
        </table:table-row>
        <table:table-row table:style-name="ro1">
          <table:table-cell office:value-type="string" calcext:value-type="string">
            <text:p>nmdc:dgms-12-541ekp26</text:p>
          </table:table-cell>
          <table:table-cell office:value-type="string" calcext:value-type="string">
            <text:p>20220119_JGI_MD_507130_BioS_final1_QE-139_HILICZ_USHXG01825_POS_MSMS_75LM_BESC-866-Corv-LM_1_Rg70to1050-CE102040-leaf-S1_Run98</text:p>
          </table:table-cell>
          <table:table-cell office:value-type="string" calcext:value-type="string">
            <text:p>nmdc:procsm-11-sfeqbz30</text:p>
          </table:table-cell>
          <table:table-cell office:value-type="string" calcext:value-type="string">
            <text:p>nmdc:bsm-11-ma7ry826</text:p>
          </table:table-cell>
        </table:table-row>
        <table:table-row table:style-name="ro1">
          <table:table-cell office:value-type="string" calcext:value-type="string">
            <text:p>nmdc:dgms-12-p2nhap70</text:p>
          </table:table-cell>
          <table:table-cell office:value-type="string" calcext:value-type="string">
            <text:p>20220119_JGI_MD_507130_BioS_final1_QE-139_HILICZ_USHXG01825_POS_MSMS_75RM_BESC-866-Corv-RM_1_Rg70to1050-CE102040-root-S1_Run791</text:p>
          </table:table-cell>
          <table:table-cell office:value-type="string" calcext:value-type="string">
            <text:p>nmdc:procsm-11-rm8chc97</text:p>
          </table:table-cell>
          <table:table-cell office:value-type="string" calcext:value-type="string">
            <text:p>nmdc:bsm-11-mb9s8c17</text:p>
          </table:table-cell>
        </table:table-row>
        <table:table-row table:style-name="ro1">
          <table:table-cell office:value-type="string" calcext:value-type="string">
            <text:p>nmdc:dgms-12-q2hgkf52</text:p>
          </table:table-cell>
          <table:table-cell office:value-type="string" calcext:value-type="string">
            <text:p>20220119_JGI_MD_507130_BioS_final1_QE-139_HILICZ_USHXG01825_POS_MSMS_75RZM_BESC-866-Corv-RZM_1_Rg70to1050-CE102040-rhizo-S1_Run417</text:p>
          </table:table-cell>
          <table:table-cell office:value-type="string" calcext:value-type="string">
            <text:p>nmdc:procsm-11-34072658</text:p>
          </table:table-cell>
          <table:table-cell office:value-type="string" calcext:value-type="string">
            <text:p>nmdc:bsm-11-8wd4pp40</text:p>
          </table:table-cell>
        </table:table-row>
        <table:table-row table:style-name="ro1">
          <table:table-cell office:value-type="string" calcext:value-type="string">
            <text:p>nmdc:dgms-12-crd33151</text:p>
          </table:table-cell>
          <table:table-cell office:value-type="string" calcext:value-type="string">
            <text:p>20220119_JGI_MD_507130_BioS_final1_QE-139_HILICZ_USHXG01825_POS_MSMS_76LM_BESC-866-Corv-LM_2_Rg70to1050-CE102040-leaf-S1_Run174</text:p>
          </table:table-cell>
          <table:table-cell office:value-type="string" calcext:value-type="string">
            <text:p>nmdc:procsm-11-gn75c463</text:p>
          </table:table-cell>
          <table:table-cell office:value-type="string" calcext:value-type="string">
            <text:p>nmdc:bsm-11-j5y27f16</text:p>
          </table:table-cell>
        </table:table-row>
        <table:table-row table:style-name="ro1">
          <table:table-cell office:value-type="string" calcext:value-type="string">
            <text:p>nmdc:dgms-12-q9hasp10</text:p>
          </table:table-cell>
          <table:table-cell office:value-type="string" calcext:value-type="string">
            <text:p>20220119_JGI_MD_507130_BioS_final1_QE-139_HILICZ_USHXG01825_POS_MSMS_76RM_BESC-866-Corv-RM_2_Rg70to1050-CE102040-root-S1_Run812</text:p>
          </table:table-cell>
          <table:table-cell office:value-type="string" calcext:value-type="string">
            <text:p>nmdc:procsm-11-h04f8a98</text:p>
          </table:table-cell>
          <table:table-cell office:value-type="string" calcext:value-type="string">
            <text:p>nmdc:bsm-11-5w4ba396</text:p>
          </table:table-cell>
        </table:table-row>
        <table:table-row table:style-name="ro1">
          <table:table-cell office:value-type="string" calcext:value-type="string">
            <text:p>nmdc:dgms-12-jhpm6f40</text:p>
          </table:table-cell>
          <table:table-cell office:value-type="string" calcext:value-type="string">
            <text:p>20220119_JGI_MD_507130_BioS_final1_QE-139_HILICZ_USHXG01825_POS_MSMS_76RZM_BESC-866-Corv-RZM_2_Rg70to1050-CE102040-rhizo-S1_Run487</text:p>
          </table:table-cell>
          <table:table-cell office:value-type="string" calcext:value-type="string">
            <text:p>nmdc:procsm-11-5g7b0q16</text:p>
          </table:table-cell>
          <table:table-cell office:value-type="string" calcext:value-type="string">
            <text:p>nmdc:bsm-11-tzp7r259</text:p>
          </table:table-cell>
        </table:table-row>
        <table:table-row table:style-name="ro1">
          <table:table-cell office:value-type="string" calcext:value-type="string">
            <text:p>nmdc:dgms-12-zppyqq50</text:p>
          </table:table-cell>
          <table:table-cell office:value-type="string" calcext:value-type="string">
            <text:p>20220119_JGI_MD_507130_BioS_final1_QE-139_HILICZ_USHXG01825_POS_MSMS_77LM_BESC-866-Corv-LM_3_Rg70to1050-CE205060-leaf-S1_Run256</text:p>
          </table:table-cell>
          <table:table-cell office:value-type="string" calcext:value-type="string">
            <text:p>nmdc:procsm-11-rnzhkh13</text:p>
          </table:table-cell>
          <table:table-cell office:value-type="string" calcext:value-type="string">
            <text:p>nmdc:bsm-11-jp678560</text:p>
          </table:table-cell>
        </table:table-row>
        <table:table-row table:style-name="ro1">
          <table:table-cell office:value-type="string" calcext:value-type="string">
            <text:p>nmdc:dgms-12-pgtqcq85</text:p>
          </table:table-cell>
          <table:table-cell office:value-type="string" calcext:value-type="string">
            <text:p>20220119_JGI_MD_507130_BioS_final1_QE-139_HILICZ_USHXG01825_POS_MSMS_77RZM_BESC-866-Corv-RZM_3_Rg70to1050-CE205060-rhizo-S1_Run618</text:p>
          </table:table-cell>
          <table:table-cell office:value-type="string" calcext:value-type="string">
            <text:p>nmdc:procsm-11-qpe1m454</text:p>
          </table:table-cell>
          <table:table-cell office:value-type="string" calcext:value-type="string">
            <text:p>nmdc:bsm-11-kz54ep97</text:p>
          </table:table-cell>
        </table:table-row>
        <table:table-row table:style-name="ro1">
          <table:table-cell office:value-type="string" calcext:value-type="string">
            <text:p>nmdc:dgms-12-qb8yhb56</text:p>
          </table:table-cell>
          <table:table-cell office:value-type="string" calcext:value-type="string">
            <text:p>20220119_JGI_MD_507130_BioS_final1_QE-139_HILICZ_USHXG01825_POS_MSMS_78RM_BESC-904-Clat-RM_2_Rg70to1050-CE102040-root-S1_Run913</text:p>
          </table:table-cell>
          <table:table-cell office:value-type="string" calcext:value-type="string">
            <text:p>nmdc:procsm-11-x7m4wb88</text:p>
          </table:table-cell>
          <table:table-cell office:value-type="string" calcext:value-type="string">
            <text:p>nmdc:bsm-11-k0vz1j87</text:p>
          </table:table-cell>
        </table:table-row>
        <table:table-row table:style-name="ro1">
          <table:table-cell office:value-type="string" calcext:value-type="string">
            <text:p>nmdc:dgms-12-rshs7j08</text:p>
          </table:table-cell>
          <table:table-cell office:value-type="string" calcext:value-type="string">
            <text:p>20220119_JGI_MD_507130_BioS_final1_QE-139_HILICZ_USHXG01825_POS_MSMS_78RZM_BESC-904-Clat-RZM_2_Rg70to1050-CE102040-rhizo-S1_Run466</text:p>
          </table:table-cell>
          <table:table-cell office:value-type="string" calcext:value-type="string">
            <text:p>nmdc:procsm-11-jgw8xe24</text:p>
          </table:table-cell>
          <table:table-cell office:value-type="string" calcext:value-type="string">
            <text:p>nmdc:bsm-11-nvgcpg87</text:p>
          </table:table-cell>
        </table:table-row>
        <table:table-row table:style-name="ro1">
          <table:table-cell office:value-type="string" calcext:value-type="string">
            <text:p>nmdc:dgms-12-xpyz2v81</text:p>
          </table:table-cell>
          <table:table-cell office:value-type="string" calcext:value-type="string">
            <text:p>20220119_JGI_MD_507130_BioS_final1_QE-139_HILICZ_USHXG01825_POS_MSMS_79LM_BESC-904-Clat-LM_3_Rg70to1050-CE205060-leaf-S1_Run259</text:p>
          </table:table-cell>
          <table:table-cell office:value-type="string" calcext:value-type="string">
            <text:p>nmdc:procsm-11-a1rf7q11</text:p>
          </table:table-cell>
          <table:table-cell office:value-type="string" calcext:value-type="string">
            <text:p>nmdc:bsm-11-dppkv536</text:p>
          </table:table-cell>
        </table:table-row>
        <table:table-row table:style-name="ro1">
          <table:table-cell office:value-type="string" calcext:value-type="string">
            <text:p>nmdc:dgms-12-hcbhmy82</text:p>
          </table:table-cell>
          <table:table-cell office:value-type="string" calcext:value-type="string">
            <text:p>20220119_JGI_MD_507130_BioS_final1_QE-139_HILICZ_USHXG01825_POS_MSMS_79RZM_BESC-904-Clat-RZM_3_Rg70to1050-CE205060-rhizo-S1_Run615</text:p>
          </table:table-cell>
          <table:table-cell office:value-type="string" calcext:value-type="string">
            <text:p>nmdc:procsm-11-480evn02</text:p>
          </table:table-cell>
          <table:table-cell office:value-type="string" calcext:value-type="string">
            <text:p>nmdc:bsm-11-xgrda154</text:p>
          </table:table-cell>
        </table:table-row>
        <table:table-row table:style-name="ro1">
          <table:table-cell office:value-type="string" calcext:value-type="string">
            <text:p>nmdc:dgms-12-st6rxq56</text:p>
          </table:table-cell>
          <table:table-cell office:value-type="string" calcext:value-type="string">
            <text:p>20220119_JGI_MD_507130_BioS_final1_QE-139_HILICZ_USHXG01825_POS_MSMS_7RM_BESC-133-Clat-RM_1_Rg70to1050-CE102040-root-S1_Run718</text:p>
          </table:table-cell>
          <table:table-cell office:value-type="string" calcext:value-type="string">
            <text:p>nmdc:procsm-11-s1es7z51</text:p>
          </table:table-cell>
          <table:table-cell office:value-type="string" calcext:value-type="string">
            <text:p>nmdc:bsm-11-7pyrek52</text:p>
          </table:table-cell>
        </table:table-row>
        <table:table-row table:style-name="ro1">
          <table:table-cell office:value-type="string" calcext:value-type="string">
            <text:p>nmdc:dgms-12-75cst942</text:p>
          </table:table-cell>
          <table:table-cell office:value-type="string" calcext:value-type="string">
            <text:p>20220119_JGI_MD_507130_BioS_final1_QE-139_HILICZ_USHXG01825_POS_MSMS_7RZM_BESC-133-Clat-RZM_1_Rg70to1050-CE102040-rhizo-S1_Run353</text:p>
          </table:table-cell>
          <table:table-cell office:value-type="string" calcext:value-type="string">
            <text:p>nmdc:procsm-11-ej2wr498</text:p>
          </table:table-cell>
          <table:table-cell office:value-type="string" calcext:value-type="string">
            <text:p>nmdc:bsm-11-ehqk1b45</text:p>
          </table:table-cell>
        </table:table-row>
        <table:table-row table:style-name="ro1">
          <table:table-cell office:value-type="string" calcext:value-type="string">
            <text:p>nmdc:dgms-12-yd76q831</text:p>
          </table:table-cell>
          <table:table-cell office:value-type="string" calcext:value-type="string">
            <text:p>20220119_JGI_MD_507130_BioS_final1_QE-139_HILICZ_USHXG01825_POS_MSMS_80LM_BESC-904-Corv-LM_1_Rg70to1050-CE102040-leaf-S1_Run76</text:p>
          </table:table-cell>
          <table:table-cell office:value-type="string" calcext:value-type="string">
            <text:p>nmdc:procsm-11-r36gkx83</text:p>
          </table:table-cell>
          <table:table-cell office:value-type="string" calcext:value-type="string">
            <text:p>nmdc:bsm-11-19v98823</text:p>
          </table:table-cell>
        </table:table-row>
        <table:table-row table:style-name="ro1">
          <table:table-cell office:value-type="string" calcext:value-type="string">
            <text:p>nmdc:dgms-12-k0t1sh70</text:p>
          </table:table-cell>
          <table:table-cell office:value-type="string" calcext:value-type="string">
            <text:p>20220119_JGI_MD_507130_BioS_final1_QE-139_HILICZ_USHXG01825_POS_MSMS_80RZM_BESC-904-Corv-RZM_1_Rg70to1050-CE102040-rhizo-S1_Run365</text:p>
          </table:table-cell>
          <table:table-cell office:value-type="string" calcext:value-type="string">
            <text:p>nmdc:procsm-11-aby10w73</text:p>
          </table:table-cell>
          <table:table-cell office:value-type="string" calcext:value-type="string">
            <text:p>nmdc:bsm-11-cd09p052</text:p>
          </table:table-cell>
        </table:table-row>
        <table:table-row table:style-name="ro1">
          <table:table-cell office:value-type="string" calcext:value-type="string">
            <text:p>nmdc:dgms-12-nd3kpb70</text:p>
          </table:table-cell>
          <table:table-cell office:value-type="string" calcext:value-type="string">
            <text:p>20220119_JGI_MD_507130_BioS_final1_QE-139_HILICZ_USHXG01825_POS_MSMS_81LM_BESC-904-Corv-LM_2_Rg70to1050-CE102040-leaf-S1_Run134</text:p>
          </table:table-cell>
          <table:table-cell office:value-type="string" calcext:value-type="string">
            <text:p>nmdc:procsm-11-ejttw861</text:p>
          </table:table-cell>
          <table:table-cell office:value-type="string" calcext:value-type="string">
            <text:p>nmdc:bsm-11-qe13q836</text:p>
          </table:table-cell>
        </table:table-row>
        <table:table-row table:style-name="ro1">
          <table:table-cell office:value-type="string" calcext:value-type="string">
            <text:p>nmdc:dgms-12-9b61jd95</text:p>
          </table:table-cell>
          <table:table-cell office:value-type="string" calcext:value-type="string">
            <text:p>20220119_JGI_MD_507130_BioS_final1_QE-139_HILICZ_USHXG01825_POS_MSMS_81RM_BESC-904-Corv-RM_2_Rg70to1050-CE102040-root-S1_Run846</text:p>
          </table:table-cell>
          <table:table-cell office:value-type="string" calcext:value-type="string">
            <text:p>nmdc:procsm-11-eg22q380</text:p>
          </table:table-cell>
          <table:table-cell office:value-type="string" calcext:value-type="string">
            <text:p>nmdc:bsm-11-q3qsx507</text:p>
          </table:table-cell>
        </table:table-row>
        <table:table-row table:style-name="ro1">
          <table:table-cell office:value-type="string" calcext:value-type="string">
            <text:p>nmdc:dgms-12-y0aj4040</text:p>
          </table:table-cell>
          <table:table-cell office:value-type="string" calcext:value-type="string">
            <text:p>20220119_JGI_MD_507130_BioS_final1_QE-139_HILICZ_USHXG01825_POS_MSMS_82LM_BESC-904-Corv-LM_3_Rg70to1050-CE205060-leaf-S1_Run289</text:p>
          </table:table-cell>
          <table:table-cell office:value-type="string" calcext:value-type="string">
            <text:p>nmdc:procsm-11-n0z0em09</text:p>
          </table:table-cell>
          <table:table-cell office:value-type="string" calcext:value-type="string">
            <text:p>nmdc:bsm-11-qms4zn61</text:p>
          </table:table-cell>
        </table:table-row>
        <table:table-row table:style-name="ro1">
          <table:table-cell office:value-type="string" calcext:value-type="string">
            <text:p>nmdc:dgms-12-msdsdv38</text:p>
          </table:table-cell>
          <table:table-cell office:value-type="string" calcext:value-type="string">
            <text:p>20220119_JGI_MD_507130_BioS_final1_QE-139_HILICZ_USHXG01825_POS_MSMS_82RM_BESC-904-Corv-RM_3_Rg70to1050-CE205060-root-S1_Run955</text:p>
          </table:table-cell>
          <table:table-cell office:value-type="string" calcext:value-type="string">
            <text:p>nmdc:procsm-11-znqvq095</text:p>
          </table:table-cell>
          <table:table-cell office:value-type="string" calcext:value-type="string">
            <text:p>nmdc:bsm-11-zvh2hc82</text:p>
          </table:table-cell>
        </table:table-row>
        <table:table-row table:style-name="ro1">
          <table:table-cell office:value-type="string" calcext:value-type="string">
            <text:p>nmdc:dgms-12-8t0w9s23</text:p>
          </table:table-cell>
          <table:table-cell office:value-type="string" calcext:value-type="string">
            <text:p>20220119_JGI_MD_507130_BioS_final1_QE-139_HILICZ_USHXG01825_POS_MSMS_82RZM_BESC-904-Corv-RZM_3_Rg70to1050-CE205060-rhizo-S1_Run609</text:p>
          </table:table-cell>
          <table:table-cell office:value-type="string" calcext:value-type="string">
            <text:p>nmdc:procsm-11-q0nrrp59</text:p>
          </table:table-cell>
          <table:table-cell office:value-type="string" calcext:value-type="string">
            <text:p>nmdc:bsm-11-6zd5nb38</text:p>
          </table:table-cell>
        </table:table-row>
        <table:table-row table:style-name="ro1">
          <table:table-cell office:value-type="string" calcext:value-type="string">
            <text:p>nmdc:dgms-12-gp37x116</text:p>
          </table:table-cell>
          <table:table-cell office:value-type="string" calcext:value-type="string">
            <text:p>20220119_JGI_MD_507130_BioS_final1_QE-139_HILICZ_USHXG01825_POS_MSMS_83LM_BESC-905-Clat-LM_1_Rg70to1050-CE102040-leaf-S1_Run37</text:p>
          </table:table-cell>
          <table:table-cell office:value-type="string" calcext:value-type="string">
            <text:p>nmdc:procsm-11-08939d21</text:p>
          </table:table-cell>
          <table:table-cell office:value-type="string" calcext:value-type="string">
            <text:p>nmdc:bsm-11-28kgw077</text:p>
          </table:table-cell>
        </table:table-row>
        <table:table-row table:style-name="ro1">
          <table:table-cell office:value-type="string" calcext:value-type="string">
            <text:p>nmdc:dgms-12-t8wv2d24</text:p>
          </table:table-cell>
          <table:table-cell office:value-type="string" calcext:value-type="string">
            <text:p>20220119_JGI_MD_507130_BioS_final1_QE-139_HILICZ_USHXG01825_POS_MSMS_83RM_BESC-905-Clat-RM_1_Rg70to1050-CE102040-root-S1_Run797</text:p>
          </table:table-cell>
          <table:table-cell office:value-type="string" calcext:value-type="string">
            <text:p>nmdc:procsm-11-prsjm968</text:p>
          </table:table-cell>
          <table:table-cell office:value-type="string" calcext:value-type="string">
            <text:p>nmdc:bsm-11-rzz0z710</text:p>
          </table:table-cell>
        </table:table-row>
        <table:table-row table:style-name="ro1">
          <table:table-cell office:value-type="string" calcext:value-type="string">
            <text:p>nmdc:dgms-12-d6jx2w43</text:p>
          </table:table-cell>
          <table:table-cell office:value-type="string" calcext:value-type="string">
            <text:p>20220119_JGI_MD_507130_BioS_final1_QE-139_HILICZ_USHXG01825_POS_MSMS_83RZM_BESC-905-Clat-RZM_1_Rg70to1050-CE102040-rhizo-S1_Run429</text:p>
          </table:table-cell>
          <table:table-cell office:value-type="string" calcext:value-type="string">
            <text:p>nmdc:procsm-11-3whrgc17</text:p>
          </table:table-cell>
          <table:table-cell office:value-type="string" calcext:value-type="string">
            <text:p>nmdc:bsm-11-8eypa967</text:p>
          </table:table-cell>
        </table:table-row>
        <table:table-row table:style-name="ro1">
          <table:table-cell office:value-type="string" calcext:value-type="string">
            <text:p>nmdc:dgms-12-4jsz5302</text:p>
          </table:table-cell>
          <table:table-cell office:value-type="string" calcext:value-type="string">
            <text:p>20220119_JGI_MD_507130_BioS_final1_QE-139_HILICZ_USHXG01825_POS_MSMS_84LM_BESC-360-Corv-LM_1_Rg70to1050-CE102040-leaf-S1_Run73</text:p>
          </table:table-cell>
          <table:table-cell office:value-type="string" calcext:value-type="string">
            <text:p>nmdc:procsm-11-0tpn6d02</text:p>
          </table:table-cell>
          <table:table-cell office:value-type="string" calcext:value-type="string">
            <text:p>nmdc:bsm-11-mbcv4b48</text:p>
          </table:table-cell>
        </table:table-row>
        <table:table-row table:style-name="ro1">
          <table:table-cell office:value-type="string" calcext:value-type="string">
            <text:p>nmdc:dgms-12-fp6r1b76</text:p>
          </table:table-cell>
          <table:table-cell office:value-type="string" calcext:value-type="string">
            <text:p>20220119_JGI_MD_507130_BioS_final1_QE-139_HILICZ_USHXG01825_POS_MSMS_84RM_BESC-360-Corv-RM_1_Rg70to1050-CE102040-root-S1_Run721</text:p>
          </table:table-cell>
          <table:table-cell office:value-type="string" calcext:value-type="string">
            <text:p>nmdc:procsm-11-j1t2bd76</text:p>
          </table:table-cell>
          <table:table-cell office:value-type="string" calcext:value-type="string">
            <text:p>nmdc:bsm-11-r3b0ak56</text:p>
          </table:table-cell>
        </table:table-row>
        <table:table-row table:style-name="ro1">
          <table:table-cell office:value-type="string" calcext:value-type="string">
            <text:p>nmdc:dgms-12-y3wnk778</text:p>
          </table:table-cell>
          <table:table-cell office:value-type="string" calcext:value-type="string">
            <text:p>20220119_JGI_MD_507130_BioS_final1_QE-139_HILICZ_USHXG01825_POS_MSMS_84RZM_BESC-360-Corv-RZM_1_Rg70to1050-CE102040-rhizo-S1_Run402</text:p>
          </table:table-cell>
          <table:table-cell office:value-type="string" calcext:value-type="string">
            <text:p>nmdc:procsm-11-pj58xe31</text:p>
          </table:table-cell>
          <table:table-cell office:value-type="string" calcext:value-type="string">
            <text:p>nmdc:bsm-11-k7v09098</text:p>
          </table:table-cell>
        </table:table-row>
        <table:table-row table:style-name="ro1">
          <table:table-cell office:value-type="string" calcext:value-type="string">
            <text:p>nmdc:dgms-12-kpsfr506</text:p>
          </table:table-cell>
          <table:table-cell office:value-type="string" calcext:value-type="string">
            <text:p>20220119_JGI_MD_507130_BioS_final1_QE-139_HILICZ_USHXG01825_POS_MSMS_85LM_GW-11047-Clat-LM_1_Rg70to1050-CE102040-leaf-S1_Run16</text:p>
          </table:table-cell>
          <table:table-cell office:value-type="string" calcext:value-type="string">
            <text:p>nmdc:procsm-11-h85dn860</text:p>
          </table:table-cell>
          <table:table-cell office:value-type="string" calcext:value-type="string">
            <text:p>nmdc:bsm-11-qg6kxr61</text:p>
          </table:table-cell>
        </table:table-row>
        <table:table-row table:style-name="ro1">
          <table:table-cell office:value-type="string" calcext:value-type="string">
            <text:p>nmdc:dgms-12-ksjvyt95</text:p>
          </table:table-cell>
          <table:table-cell office:value-type="string" calcext:value-type="string">
            <text:p>20220119_JGI_MD_507130_BioS_final1_QE-139_HILICZ_USHXG01825_POS_MSMS_85RM_GW-11047-Clat-RM_1_Rg70to1050-CE102040-root-S1_Run794</text:p>
          </table:table-cell>
          <table:table-cell office:value-type="string" calcext:value-type="string">
            <text:p>nmdc:procsm-11-8hwgt629</text:p>
          </table:table-cell>
          <table:table-cell office:value-type="string" calcext:value-type="string">
            <text:p>nmdc:bsm-11-bgar5122</text:p>
          </table:table-cell>
        </table:table-row>
        <table:table-row table:style-name="ro1">
          <table:table-cell office:value-type="string" calcext:value-type="string">
            <text:p>nmdc:dgms-12-701ama19</text:p>
          </table:table-cell>
          <table:table-cell office:value-type="string" calcext:value-type="string">
            <text:p>20220119_JGI_MD_507130_BioS_final1_QE-139_HILICZ_USHXG01825_POS_MSMS_85RZM_GW-11047-Clat-RZM_1_Rg70to1050-CE102040-rhizo-S1_Run347</text:p>
          </table:table-cell>
          <table:table-cell office:value-type="string" calcext:value-type="string">
            <text:p>nmdc:procsm-11-afe7p502</text:p>
          </table:table-cell>
          <table:table-cell office:value-type="string" calcext:value-type="string">
            <text:p>nmdc:bsm-11-wdfz5578</text:p>
          </table:table-cell>
        </table:table-row>
        <table:table-row table:style-name="ro1">
          <table:table-cell office:value-type="string" calcext:value-type="string">
            <text:p>nmdc:dgms-12-vj5bfq19</text:p>
          </table:table-cell>
          <table:table-cell office:value-type="string" calcext:value-type="string">
            <text:p>20220119_JGI_MD_507130_BioS_final1_QE-139_HILICZ_USHXG01825_POS_MSMS_86LM_GW-11047-Clat-LM_2_Rg70to1050-CE102040-leaf-S1_Run159</text:p>
          </table:table-cell>
          <table:table-cell office:value-type="string" calcext:value-type="string">
            <text:p>nmdc:procsm-11-hnyma249</text:p>
          </table:table-cell>
          <table:table-cell office:value-type="string" calcext:value-type="string">
            <text:p>nmdc:bsm-11-8cgpqn03</text:p>
          </table:table-cell>
        </table:table-row>
        <table:table-row table:style-name="ro1">
          <table:table-cell office:value-type="string" calcext:value-type="string">
            <text:p>nmdc:dgms-12-835zwt43</text:p>
          </table:table-cell>
          <table:table-cell office:value-type="string" calcext:value-type="string">
            <text:p>20220119_JGI_MD_507130_BioS_final1_QE-139_HILICZ_USHXG01825_POS_MSMS_86RM_GW-11047-Clat-RM_2_Rg70to1050-CE102040-root-S1_Run834</text:p>
          </table:table-cell>
          <table:table-cell office:value-type="string" calcext:value-type="string">
            <text:p>nmdc:procsm-11-xj0hy522</text:p>
          </table:table-cell>
          <table:table-cell office:value-type="string" calcext:value-type="string">
            <text:p>nmdc:bsm-11-5g2kjf44</text:p>
          </table:table-cell>
        </table:table-row>
        <table:table-row table:style-name="ro1">
          <table:table-cell office:value-type="string" calcext:value-type="string">
            <text:p>nmdc:dgms-12-zp09yx22</text:p>
          </table:table-cell>
          <table:table-cell office:value-type="string" calcext:value-type="string">
            <text:p>20220119_JGI_MD_507130_BioS_final1_QE-139_HILICZ_USHXG01825_POS_MSMS_86RZM_GW-11047-Clat-RZM_2_Rg70to1050-CE102040-rhizo-S1_Run533</text:p>
          </table:table-cell>
          <table:table-cell office:value-type="string" calcext:value-type="string">
            <text:p>nmdc:procsm-11-8vak1j76</text:p>
          </table:table-cell>
          <table:table-cell office:value-type="string" calcext:value-type="string">
            <text:p>nmdc:bsm-11-kff3y587</text:p>
          </table:table-cell>
        </table:table-row>
        <table:table-row table:style-name="ro1">
          <table:table-cell office:value-type="string" calcext:value-type="string">
            <text:p>nmdc:dgms-12-a9fpap96</text:p>
          </table:table-cell>
          <table:table-cell office:value-type="string" calcext:value-type="string">
            <text:p>20220119_JGI_MD_507130_BioS_final1_QE-139_HILICZ_USHXG01825_POS_MSMS_87RM_GW-4579-Clat-RM_1_Rg70to1050-CE102040-root-S1_Run776</text:p>
          </table:table-cell>
          <table:table-cell office:value-type="string" calcext:value-type="string">
            <text:p>nmdc:procsm-11-p6svcv36</text:p>
          </table:table-cell>
          <table:table-cell office:value-type="string" calcext:value-type="string">
            <text:p>nmdc:bsm-11-h2k7nv93</text:p>
          </table:table-cell>
        </table:table-row>
        <table:table-row table:style-name="ro1">
          <table:table-cell office:value-type="string" calcext:value-type="string">
            <text:p>nmdc:dgms-12-83v79x47</text:p>
          </table:table-cell>
          <table:table-cell office:value-type="string" calcext:value-type="string">
            <text:p>20220119_JGI_MD_507130_BioS_final1_QE-139_HILICZ_USHXG01825_POS_MSMS_87RZM_GW-4579-Clat-RZM_1_Rg70to1050-CE102040-rhizo-S1_Run384</text:p>
          </table:table-cell>
          <table:table-cell office:value-type="string" calcext:value-type="string">
            <text:p>nmdc:procsm-11-6737rz34</text:p>
          </table:table-cell>
          <table:table-cell office:value-type="string" calcext:value-type="string">
            <text:p>nmdc:bsm-11-wj8zqj74</text:p>
          </table:table-cell>
        </table:table-row>
        <table:table-row table:style-name="ro1">
          <table:table-cell office:value-type="string" calcext:value-type="string">
            <text:p>nmdc:dgms-12-161p0948</text:p>
          </table:table-cell>
          <table:table-cell office:value-type="string" calcext:value-type="string">
            <text:p>20220119_JGI_MD_507130_BioS_final1_QE-139_HILICZ_USHXG01825_POS_MSMS_88RM_GW-4579-Clat-RM_2_Rg70to1050-CE102040-root-S1_Run837</text:p>
          </table:table-cell>
          <table:table-cell office:value-type="string" calcext:value-type="string">
            <text:p>nmdc:procsm-11-bphxcy81</text:p>
          </table:table-cell>
          <table:table-cell office:value-type="string" calcext:value-type="string">
            <text:p>nmdc:bsm-11-rk62cv25</text:p>
          </table:table-cell>
        </table:table-row>
        <table:table-row table:style-name="ro1">
          <table:table-cell office:value-type="string" calcext:value-type="string">
            <text:p>nmdc:dgms-12-atck6f34</text:p>
          </table:table-cell>
          <table:table-cell office:value-type="string" calcext:value-type="string">
            <text:p>20220119_JGI_MD_507130_BioS_final1_QE-139_HILICZ_USHXG01825_POS_MSMS_88RZM_GW-4579-Clat-RZM_2_Rg70to1050-CE102040-rhizo-S1_Run499</text:p>
          </table:table-cell>
          <table:table-cell office:value-type="string" calcext:value-type="string">
            <text:p>nmdc:procsm-11-4pdf0a05</text:p>
          </table:table-cell>
          <table:table-cell office:value-type="string" calcext:value-type="string">
            <text:p>nmdc:bsm-11-6y2dt532</text:p>
          </table:table-cell>
        </table:table-row>
        <table:table-row table:style-name="ro1">
          <table:table-cell office:value-type="string" calcext:value-type="string">
            <text:p>nmdc:dgms-12-k68qpk73</text:p>
          </table:table-cell>
          <table:table-cell office:value-type="string" calcext:value-type="string">
            <text:p>20220119_JGI_MD_507130_BioS_final1_QE-139_HILICZ_USHXG01825_POS_MSMS_89LM_GW-4579-Clat-LM_3_Rg70to1050-CE205060-leaf-S1_Run265</text:p>
          </table:table-cell>
          <table:table-cell office:value-type="string" calcext:value-type="string">
            <text:p>nmdc:procsm-11-ek3bs185</text:p>
          </table:table-cell>
          <table:table-cell office:value-type="string" calcext:value-type="string">
            <text:p>nmdc:bsm-11-7cfwd964</text:p>
          </table:table-cell>
        </table:table-row>
        <table:table-row table:style-name="ro1">
          <table:table-cell office:value-type="string" calcext:value-type="string">
            <text:p>nmdc:dgms-12-5rrxvs29</text:p>
          </table:table-cell>
          <table:table-cell office:value-type="string" calcext:value-type="string">
            <text:p>20220119_JGI_MD_507130_BioS_final1_QE-139_HILICZ_USHXG01825_POS_MSMS_89RM_GW-4579-Clat-RM_3_Rg70to1050-CE205060-root-S1_Run961</text:p>
          </table:table-cell>
          <table:table-cell office:value-type="string" calcext:value-type="string">
            <text:p>nmdc:procsm-11-d2b9n849</text:p>
          </table:table-cell>
          <table:table-cell office:value-type="string" calcext:value-type="string">
            <text:p>nmdc:bsm-11-pgmhxj86</text:p>
          </table:table-cell>
        </table:table-row>
        <table:table-row table:style-name="ro1">
          <table:table-cell office:value-type="string" calcext:value-type="string">
            <text:p>nmdc:dgms-12-g2040e50</text:p>
          </table:table-cell>
          <table:table-cell office:value-type="string" calcext:value-type="string">
            <text:p>20220119_JGI_MD_507130_BioS_final1_QE-139_HILICZ_USHXG01825_POS_MSMS_8LM_BESC-133-Clat-LM_2_Rg70to1050-CE102040-leaf-S1_Run213</text:p>
          </table:table-cell>
          <table:table-cell office:value-type="string" calcext:value-type="string">
            <text:p>nmdc:procsm-11-6azevt85</text:p>
          </table:table-cell>
          <table:table-cell office:value-type="string" calcext:value-type="string">
            <text:p>nmdc:bsm-11-n8t7zs15</text:p>
          </table:table-cell>
        </table:table-row>
        <table:table-row table:style-name="ro1">
          <table:table-cell office:value-type="string" calcext:value-type="string">
            <text:p>nmdc:dgms-12-qb4e7j73</text:p>
          </table:table-cell>
          <table:table-cell office:value-type="string" calcext:value-type="string">
            <text:p>20220119_JGI_MD_507130_BioS_final1_QE-139_HILICZ_USHXG01825_POS_MSMS_8RM_BESC-133-Clat-RM_2_Rg70to1050-CE102040-root-S1_Run873</text:p>
          </table:table-cell>
          <table:table-cell office:value-type="string" calcext:value-type="string">
            <text:p>nmdc:procsm-11-b6qy8c96</text:p>
          </table:table-cell>
          <table:table-cell office:value-type="string" calcext:value-type="string">
            <text:p>nmdc:bsm-11-m9k8tx16</text:p>
          </table:table-cell>
        </table:table-row>
        <table:table-row table:style-name="ro1">
          <table:table-cell office:value-type="string" calcext:value-type="string">
            <text:p>nmdc:dgms-12-zwy83398</text:p>
          </table:table-cell>
          <table:table-cell office:value-type="string" calcext:value-type="string">
            <text:p>20220119_JGI_MD_507130_BioS_final1_QE-139_HILICZ_USHXG01825_POS_MSMS_8RZM_BESC-133-Clat-RZM_2_Rg70to1050-CE102040-rhizo-S1_Run527</text:p>
          </table:table-cell>
          <table:table-cell office:value-type="string" calcext:value-type="string">
            <text:p>nmdc:procsm-11-6vg0vq82</text:p>
          </table:table-cell>
          <table:table-cell office:value-type="string" calcext:value-type="string">
            <text:p>nmdc:bsm-11-1fa0hs25</text:p>
          </table:table-cell>
        </table:table-row>
        <table:table-row table:style-name="ro1">
          <table:table-cell office:value-type="string" calcext:value-type="string">
            <text:p>nmdc:dgms-12-fvktpf82</text:p>
          </table:table-cell>
          <table:table-cell office:value-type="string" calcext:value-type="string">
            <text:p>20220119_JGI_MD_507130_BioS_final1_QE-139_HILICZ_USHXG01825_POS_MSMS_90LM_GW-4579-Corv-LM_1_Rg70to1050-CE102040-leaf-S1_Run28</text:p>
          </table:table-cell>
          <table:table-cell office:value-type="string" calcext:value-type="string">
            <text:p>nmdc:procsm-11-axn7bc96</text:p>
          </table:table-cell>
          <table:table-cell office:value-type="string" calcext:value-type="string">
            <text:p>nmdc:bsm-11-can3rz84</text:p>
          </table:table-cell>
        </table:table-row>
        <table:table-row table:style-name="ro1">
          <table:table-cell office:value-type="string" calcext:value-type="string">
            <text:p>nmdc:dgms-12-860jy741</text:p>
          </table:table-cell>
          <table:table-cell office:value-type="string" calcext:value-type="string">
            <text:p>20220119_JGI_MD_507130_BioS_final1_QE-139_HILICZ_USHXG01825_POS_MSMS_90RM_GW-4579-Corv-RM_1_Rg70to1050-CE102040-root-S1_Run733</text:p>
          </table:table-cell>
          <table:table-cell office:value-type="string" calcext:value-type="string">
            <text:p>nmdc:procsm-11-6j1kyp48</text:p>
          </table:table-cell>
          <table:table-cell office:value-type="string" calcext:value-type="string">
            <text:p>nmdc:bsm-11-h3e54f51</text:p>
          </table:table-cell>
        </table:table-row>
        <table:table-row table:style-name="ro1">
          <table:table-cell office:value-type="string" calcext:value-type="string">
            <text:p>nmdc:dgms-12-nqpre713</text:p>
          </table:table-cell>
          <table:table-cell office:value-type="string" calcext:value-type="string">
            <text:p>20220119_JGI_MD_507130_BioS_final1_QE-139_HILICZ_USHXG01825_POS_MSMS_90RZM_GW-4579-Corv-RZM_1_Rg70to1050-CE102040-rhizo-S1_Run435</text:p>
          </table:table-cell>
          <table:table-cell office:value-type="string" calcext:value-type="string">
            <text:p>nmdc:procsm-11-q8df7f72</text:p>
          </table:table-cell>
          <table:table-cell office:value-type="string" calcext:value-type="string">
            <text:p>nmdc:bsm-11-kgjz0433</text:p>
          </table:table-cell>
        </table:table-row>
        <table:table-row table:style-name="ro1">
          <table:table-cell office:value-type="string" calcext:value-type="string">
            <text:p>nmdc:dgms-12-vd61c588</text:p>
          </table:table-cell>
          <table:table-cell office:value-type="string" calcext:value-type="string">
            <text:p>20220119_JGI_MD_507130_BioS_final1_QE-139_HILICZ_USHXG01825_POS_MSMS_91LM_GW-4579-Corv-LM_2_Rg70to1050-CE102040-leaf-S1_Run143</text:p>
          </table:table-cell>
          <table:table-cell office:value-type="string" calcext:value-type="string">
            <text:p>nmdc:procsm-11-7jwz4r21</text:p>
          </table:table-cell>
          <table:table-cell office:value-type="string" calcext:value-type="string">
            <text:p>nmdc:bsm-11-j6h8pw46</text:p>
          </table:table-cell>
        </table:table-row>
        <table:table-row table:style-name="ro1">
          <table:table-cell office:value-type="string" calcext:value-type="string">
            <text:p>nmdc:dgms-12-a9vvr208</text:p>
          </table:table-cell>
          <table:table-cell office:value-type="string" calcext:value-type="string">
            <text:p>20220119_JGI_MD_507130_BioS_final1_QE-139_HILICZ_USHXG01825_POS_MSMS_91RM_GW-4579-Corv-RM_2_Rg70to1050-CE102040-root-S1_Run928</text:p>
          </table:table-cell>
          <table:table-cell office:value-type="string" calcext:value-type="string">
            <text:p>nmdc:procsm-11-wttxb492</text:p>
          </table:table-cell>
          <table:table-cell office:value-type="string" calcext:value-type="string">
            <text:p>nmdc:bsm-11-y80cxc26</text:p>
          </table:table-cell>
        </table:table-row>
        <table:table-row table:style-name="ro1">
          <table:table-cell office:value-type="string" calcext:value-type="string">
            <text:p>nmdc:dgms-12-d49jr802</text:p>
          </table:table-cell>
          <table:table-cell office:value-type="string" calcext:value-type="string">
            <text:p>20220119_JGI_MD_507130_BioS_final1_QE-139_HILICZ_USHXG01825_POS_MSMS_91RZM_GW-4579-Corv-RZM_2_Rg70to1050-CE102040-rhizo-S1_Run572</text:p>
          </table:table-cell>
          <table:table-cell office:value-type="string" calcext:value-type="string">
            <text:p>nmdc:procsm-11-4mjag197</text:p>
          </table:table-cell>
          <table:table-cell office:value-type="string" calcext:value-type="string">
            <text:p>nmdc:bsm-11-6pr72x09</text:p>
          </table:table-cell>
        </table:table-row>
        <table:table-row table:style-name="ro1">
          <table:table-cell office:value-type="string" calcext:value-type="string">
            <text:p>nmdc:dgms-12-ae4e0w98</text:p>
          </table:table-cell>
          <table:table-cell office:value-type="string" calcext:value-type="string">
            <text:p>20220119_JGI_MD_507130_BioS_final1_QE-139_HILICZ_USHXG01825_POS_MSMS_92LM_GW-4579-Corv-LM_3_Rg70to1050-CE205060-leaf-S1_Run308</text:p>
          </table:table-cell>
          <table:table-cell office:value-type="string" calcext:value-type="string">
            <text:p>nmdc:procsm-11-g15h4w37</text:p>
          </table:table-cell>
          <table:table-cell office:value-type="string" calcext:value-type="string">
            <text:p>nmdc:bsm-11-674m9194</text:p>
          </table:table-cell>
        </table:table-row>
        <table:table-row table:style-name="ro1">
          <table:table-cell office:value-type="string" calcext:value-type="string">
            <text:p>nmdc:dgms-12-3csdg421</text:p>
          </table:table-cell>
          <table:table-cell office:value-type="string" calcext:value-type="string">
            <text:p>20220119_JGI_MD_507130_BioS_final1_QE-139_HILICZ_USHXG01825_POS_MSMS_92RM_GW-4579-Corv-RM_3_Rg70to1050-CE205060-root-S1_Run977</text:p>
          </table:table-cell>
          <table:table-cell office:value-type="string" calcext:value-type="string">
            <text:p>nmdc:procsm-11-dsfb0b79</text:p>
          </table:table-cell>
          <table:table-cell office:value-type="string" calcext:value-type="string">
            <text:p>nmdc:bsm-11-qam3hk28</text:p>
          </table:table-cell>
        </table:table-row>
        <table:table-row table:style-name="ro1">
          <table:table-cell office:value-type="string" calcext:value-type="string">
            <text:p>nmdc:dgms-12-vcw8ma56</text:p>
          </table:table-cell>
          <table:table-cell office:value-type="string" calcext:value-type="string">
            <text:p>20220119_JGI_MD_507130_BioS_final1_QE-139_HILICZ_USHXG01825_POS_MSMS_92RZM_GW-4579-Corv-RZM_3_Rg70to1050-CE205060-rhizo-S1_Run593</text:p>
          </table:table-cell>
          <table:table-cell office:value-type="string" calcext:value-type="string">
            <text:p>nmdc:procsm-11-d78fty25</text:p>
          </table:table-cell>
          <table:table-cell office:value-type="string" calcext:value-type="string">
            <text:p>nmdc:bsm-11-011z7z70</text:p>
          </table:table-cell>
        </table:table-row>
        <table:table-row table:style-name="ro1">
          <table:table-cell office:value-type="string" calcext:value-type="string">
            <text:p>nmdc:dgms-12-6getek33</text:p>
          </table:table-cell>
          <table:table-cell office:value-type="string" calcext:value-type="string">
            <text:p>20220119_JGI_MD_507130_BioS_final1_QE-139_HILICZ_USHXG01825_POS_MSMS_93LM_GW-7986-Corv-LM_1_Rg70to1050-CE102040-leaf-S1_Run64</text:p>
          </table:table-cell>
          <table:table-cell office:value-type="string" calcext:value-type="string">
            <text:p>nmdc:procsm-11-ka5j8e68</text:p>
          </table:table-cell>
          <table:table-cell office:value-type="string" calcext:value-type="string">
            <text:p>nmdc:bsm-11-gd31q856</text:p>
          </table:table-cell>
        </table:table-row>
        <table:table-row table:style-name="ro1">
          <table:table-cell office:value-type="string" calcext:value-type="string">
            <text:p>nmdc:dgms-12-ery64t33</text:p>
          </table:table-cell>
          <table:table-cell office:value-type="string" calcext:value-type="string">
            <text:p>20220119_JGI_MD_507130_BioS_final1_QE-139_HILICZ_USHXG01825_POS_MSMS_93RM_GW-7986-Corv-RM_1_Rg70to1050-CE102040-root-S1_Run724</text:p>
          </table:table-cell>
          <table:table-cell office:value-type="string" calcext:value-type="string">
            <text:p>nmdc:procsm-11-haqzr823</text:p>
          </table:table-cell>
          <table:table-cell office:value-type="string" calcext:value-type="string">
            <text:p>nmdc:bsm-11-6k8cmy53</text:p>
          </table:table-cell>
        </table:table-row>
        <table:table-row table:style-name="ro1">
          <table:table-cell office:value-type="string" calcext:value-type="string">
            <text:p>nmdc:dgms-12-j7t4pa52</text:p>
          </table:table-cell>
          <table:table-cell office:value-type="string" calcext:value-type="string">
            <text:p>20220119_JGI_MD_507130_BioS_final1_QE-139_HILICZ_USHXG01825_POS_MSMS_93RZM_GW-7986-Corv-RZM_1_Rg70to1050-CE102040-rhizo-S1_Run426</text:p>
          </table:table-cell>
          <table:table-cell office:value-type="string" calcext:value-type="string">
            <text:p>nmdc:procsm-11-r4m5ny80</text:p>
          </table:table-cell>
          <table:table-cell office:value-type="string" calcext:value-type="string">
            <text:p>nmdc:bsm-11-kgm2s608</text:p>
          </table:table-cell>
        </table:table-row>
        <table:table-row table:style-name="ro1">
          <table:table-cell office:value-type="string" calcext:value-type="string">
            <text:p>nmdc:dgms-12-t5gc0054</text:p>
          </table:table-cell>
          <table:table-cell office:value-type="string" calcext:value-type="string">
            <text:p>20220119_JGI_MD_507130_BioS_final1_QE-139_HILICZ_USHXG01825_POS_MSMS_94LM_GW-7986-Corv-LM_2_Rg70to1050-CE102040-leaf-S1_Run201</text:p>
          </table:table-cell>
          <table:table-cell office:value-type="string" calcext:value-type="string">
            <text:p>nmdc:procsm-11-6wbdh560</text:p>
          </table:table-cell>
          <table:table-cell office:value-type="string" calcext:value-type="string">
            <text:p>nmdc:bsm-11-vpe6j733</text:p>
          </table:table-cell>
        </table:table-row>
        <table:table-row table:style-name="ro1">
          <table:table-cell office:value-type="string" calcext:value-type="string">
            <text:p>nmdc:dgms-12-50y3m118</text:p>
          </table:table-cell>
          <table:table-cell office:value-type="string" calcext:value-type="string">
            <text:p>20220119_JGI_MD_507130_BioS_final1_QE-139_HILICZ_USHXG01825_POS_MSMS_94RM_GW-7986-Corv-RM_2_Rg70to1050-CE102040-root-S1_Run806</text:p>
          </table:table-cell>
          <table:table-cell office:value-type="string" calcext:value-type="string">
            <text:p>nmdc:procsm-11-xk1py718</text:p>
          </table:table-cell>
          <table:table-cell office:value-type="string" calcext:value-type="string">
            <text:p>nmdc:bsm-11-fy3j8w19</text:p>
          </table:table-cell>
        </table:table-row>
        <table:table-row table:style-name="ro1">
          <table:table-cell office:value-type="string" calcext:value-type="string">
            <text:p>nmdc:dgms-12-9kbsws90</text:p>
          </table:table-cell>
          <table:table-cell office:value-type="string" calcext:value-type="string">
            <text:p>20220119_JGI_MD_507130_BioS_final1_QE-139_HILICZ_USHXG01825_POS_MSMS_94RZM_GW-7986-Corv-RZM_2_Rg70to1050-CE102040-rhizo-S1_Run520</text:p>
          </table:table-cell>
          <table:table-cell office:value-type="string" calcext:value-type="string">
            <text:p>nmdc:procsm-11-x602p056</text:p>
          </table:table-cell>
          <table:table-cell office:value-type="string" calcext:value-type="string">
            <text:p>nmdc:bsm-11-thpb7b07</text:p>
          </table:table-cell>
        </table:table-row>
        <table:table-row table:style-name="ro1">
          <table:table-cell office:value-type="string" calcext:value-type="string">
            <text:p>nmdc:dgms-12-hfkcr394</text:p>
          </table:table-cell>
          <table:table-cell office:value-type="string" calcext:value-type="string">
            <text:p>20220119_JGI_MD_507130_BioS_final1_QE-139_HILICZ_USHXG01825_POS_MSMS_95LM_GW-7986-Corv-LM_3_Rg70to1050-CE205060-leaf-S1_Run247</text:p>
          </table:table-cell>
          <table:table-cell office:value-type="string" calcext:value-type="string">
            <text:p>nmdc:procsm-11-8kkkye68</text:p>
          </table:table-cell>
          <table:table-cell office:value-type="string" calcext:value-type="string">
            <text:p>nmdc:bsm-11-cxprmv88</text:p>
          </table:table-cell>
        </table:table-row>
        <table:table-row table:style-name="ro1">
          <table:table-cell office:value-type="string" calcext:value-type="string">
            <text:p>nmdc:dgms-12-h6rxhc66</text:p>
          </table:table-cell>
          <table:table-cell office:value-type="string" calcext:value-type="string">
            <text:p>20220119_JGI_MD_507130_BioS_final1_QE-139_HILICZ_USHXG01825_POS_MSMS_95RM_GW-7986-Corv-RM_3_Rg70to1050-CE205060-root-S1_Run958</text:p>
          </table:table-cell>
          <table:table-cell office:value-type="string" calcext:value-type="string">
            <text:p>nmdc:procsm-11-54cndw44</text:p>
          </table:table-cell>
          <table:table-cell office:value-type="string" calcext:value-type="string">
            <text:p>nmdc:bsm-11-e0rz6p82</text:p>
          </table:table-cell>
        </table:table-row>
        <table:table-row table:style-name="ro1">
          <table:table-cell office:value-type="string" calcext:value-type="string">
            <text:p>nmdc:dgms-12-fm6wv590</text:p>
          </table:table-cell>
          <table:table-cell office:value-type="string" calcext:value-type="string">
            <text:p>20220119_JGI_MD_507130_BioS_final1_QE-139_HILICZ_USHXG01825_POS_MSMS_95RZM_GW-7986-Corv-RZM_3_Rg70to1050-CE205060-rhizo-S1_Run606</text:p>
          </table:table-cell>
          <table:table-cell office:value-type="string" calcext:value-type="string">
            <text:p>nmdc:procsm-11-64nbm792</text:p>
          </table:table-cell>
          <table:table-cell office:value-type="string" calcext:value-type="string">
            <text:p>nmdc:bsm-11-jqwsb466</text:p>
          </table:table-cell>
        </table:table-row>
        <table:table-row table:style-name="ro1">
          <table:table-cell office:value-type="string" calcext:value-type="string">
            <text:p>nmdc:dgms-12-a6p2f250</text:p>
          </table:table-cell>
          <table:table-cell office:value-type="string" calcext:value-type="string">
            <text:p>20220119_JGI_MD_507130_BioS_final1_QE-139_HILICZ_USHXG01825_POS_MSMS_96RM_GW-9591-Clat-RM_1_Rg70to1050-CE102040-root-S1_Run788</text:p>
          </table:table-cell>
          <table:table-cell office:value-type="string" calcext:value-type="string">
            <text:p>nmdc:procsm-11-vzh45r02</text:p>
          </table:table-cell>
          <table:table-cell office:value-type="string" calcext:value-type="string">
            <text:p>nmdc:bsm-11-jxazjs92</text:p>
          </table:table-cell>
        </table:table-row>
        <table:table-row table:style-name="ro1">
          <table:table-cell office:value-type="string" calcext:value-type="string">
            <text:p>nmdc:dgms-12-83c0ze50</text:p>
          </table:table-cell>
          <table:table-cell office:value-type="string" calcext:value-type="string">
            <text:p>20220119_JGI_MD_507130_BioS_final1_QE-139_HILICZ_USHXG01825_POS_MSMS_96RZM_GW-9591-Clat-RZM_1_Rg70to1050-CE102040-rhizo-S1_Run432</text:p>
          </table:table-cell>
          <table:table-cell office:value-type="string" calcext:value-type="string">
            <text:p>nmdc:procsm-11-dxq25p26</text:p>
          </table:table-cell>
          <table:table-cell office:value-type="string" calcext:value-type="string">
            <text:p>nmdc:bsm-11-ahpvvb55</text:p>
          </table:table-cell>
        </table:table-row>
        <table:table-row table:style-name="ro1">
          <table:table-cell office:value-type="string" calcext:value-type="string">
            <text:p>nmdc:dgms-12-q77mq666</text:p>
          </table:table-cell>
          <table:table-cell office:value-type="string" calcext:value-type="string">
            <text:p>20220119_JGI_MD_507130_BioS_final1_QE-139_HILICZ_USHXG01825_POS_MSMS_97RM_GW-9591-Clat-RM_2_Rg70to1050-CE102040-root-S1_Run843</text:p>
          </table:table-cell>
          <table:table-cell office:value-type="string" calcext:value-type="string">
            <text:p>nmdc:procsm-11-x2vyts83</text:p>
          </table:table-cell>
          <table:table-cell office:value-type="string" calcext:value-type="string">
            <text:p>nmdc:bsm-11-3xthwx28</text:p>
          </table:table-cell>
        </table:table-row>
        <table:table-row table:style-name="ro1">
          <table:table-cell office:value-type="string" calcext:value-type="string">
            <text:p>nmdc:dgms-12-s8mtae44</text:p>
          </table:table-cell>
          <table:table-cell office:value-type="string" calcext:value-type="string">
            <text:p>20220119_JGI_MD_507130_BioS_final1_QE-139_HILICZ_USHXG01825_POS_MSMS_97RZM_GW-9591-Clat-RZM_2_Rg70to1050-CE102040-rhizo-S1_Run566</text:p>
          </table:table-cell>
          <table:table-cell office:value-type="string" calcext:value-type="string">
            <text:p>nmdc:procsm-11-vtarem84</text:p>
          </table:table-cell>
          <table:table-cell office:value-type="string" calcext:value-type="string">
            <text:p>nmdc:bsm-11-57ejpn32</text:p>
          </table:table-cell>
        </table:table-row>
        <table:table-row table:style-name="ro1">
          <table:table-cell office:value-type="string" calcext:value-type="string">
            <text:p>nmdc:dgms-12-54d1j517</text:p>
          </table:table-cell>
          <table:table-cell office:value-type="string" calcext:value-type="string">
            <text:p>20220119_JGI_MD_507130_BioS_final1_QE-139_HILICZ_USHXG01825_POS_MSMS_98LM_GW-9591-Clat-LM_3_Rg70to1050-CE205060-leaf-S1_Run274</text:p>
          </table:table-cell>
          <table:table-cell office:value-type="string" calcext:value-type="string">
            <text:p>nmdc:procsm-11-07bnyn41</text:p>
          </table:table-cell>
          <table:table-cell office:value-type="string" calcext:value-type="string">
            <text:p>nmdc:bsm-11-9c0hk014</text:p>
          </table:table-cell>
        </table:table-row>
        <table:table-row table:style-name="ro1">
          <table:table-cell office:value-type="string" calcext:value-type="string">
            <text:p>nmdc:dgms-12-ma1ss141</text:p>
          </table:table-cell>
          <table:table-cell office:value-type="string" calcext:value-type="string">
            <text:p>20220119_JGI_MD_507130_BioS_final1_QE-139_HILICZ_USHXG01825_POS_MSMS_98RM_GW-9591-Clat-RM_3_Rg70to1050-CE205060-root-S1_Run1001</text:p>
          </table:table-cell>
          <table:table-cell office:value-type="string" calcext:value-type="string">
            <text:p>nmdc:procsm-11-xsp14076</text:p>
          </table:table-cell>
          <table:table-cell office:value-type="string" calcext:value-type="string">
            <text:p>nmdc:bsm-11-j1bay453</text:p>
          </table:table-cell>
        </table:table-row>
        <table:table-row table:style-name="ro1">
          <table:table-cell office:value-type="string" calcext:value-type="string">
            <text:p>nmdc:dgms-12-v763y681</text:p>
          </table:table-cell>
          <table:table-cell office:value-type="string" calcext:value-type="string">
            <text:p>20220119_JGI_MD_507130_BioS_final1_QE-139_HILICZ_USHXG01825_POS_MSMS_98RZM_GW-9591-Clat-RZM_3_Rg70to1050-CE205060-rhizo-S1_Run645</text:p>
          </table:table-cell>
          <table:table-cell office:value-type="string" calcext:value-type="string">
            <text:p>nmdc:procsm-11-gzv59p33</text:p>
          </table:table-cell>
          <table:table-cell office:value-type="string" calcext:value-type="string">
            <text:p>nmdc:bsm-11-xhbae603</text:p>
          </table:table-cell>
        </table:table-row>
        <table:table-row table:style-name="ro1">
          <table:table-cell office:value-type="string" calcext:value-type="string">
            <text:p>nmdc:dgms-12-6mng7a39</text:p>
          </table:table-cell>
          <table:table-cell office:value-type="string" calcext:value-type="string">
            <text:p>20220119_JGI_MD_507130_BioS_final1_QE-139_HILICZ_USHXG01825_POS_MSMS_99LM_GW-9591-Corv-LM_1_Rg70to1050-CE102040-leaf-S1_Run49</text:p>
          </table:table-cell>
          <table:table-cell office:value-type="string" calcext:value-type="string">
            <text:p>nmdc:procsm-11-9t8dfc26</text:p>
          </table:table-cell>
          <table:table-cell office:value-type="string" calcext:value-type="string">
            <text:p>nmdc:bsm-11-q94v7385</text:p>
          </table:table-cell>
        </table:table-row>
        <table:table-row table:style-name="ro1">
          <table:table-cell office:value-type="string" calcext:value-type="string">
            <text:p>nmdc:dgms-12-m7chjm78</text:p>
          </table:table-cell>
          <table:table-cell office:value-type="string" calcext:value-type="string">
            <text:p>20220119_JGI_MD_507130_BioS_final1_QE-139_HILICZ_USHXG01825_POS_MSMS_99RM_GW-9591-Corv-RM_1_Rg70to1050-CE102040-root-S1_Run767</text:p>
          </table:table-cell>
          <table:table-cell office:value-type="string" calcext:value-type="string">
            <text:p>nmdc:procsm-11-mbtjqr11</text:p>
          </table:table-cell>
          <table:table-cell office:value-type="string" calcext:value-type="string">
            <text:p>nmdc:bsm-11-cv5vxb38</text:p>
          </table:table-cell>
        </table:table-row>
        <table:table-row table:style-name="ro1">
          <table:table-cell office:value-type="string" calcext:value-type="string">
            <text:p>nmdc:dgms-12-ann5pb93</text:p>
          </table:table-cell>
          <table:table-cell office:value-type="string" calcext:value-type="string">
            <text:p>20220119_JGI_MD_507130_BioS_final1_QE-139_HILICZ_USHXG01825_POS_MSMS_99RZM_GW-9591-Corv-RZM_1_Rg70to1050-CE102040-rhizo-S1_Run359</text:p>
          </table:table-cell>
          <table:table-cell office:value-type="string" calcext:value-type="string">
            <text:p>nmdc:procsm-11-v41tpt48</text:p>
          </table:table-cell>
          <table:table-cell office:value-type="string" calcext:value-type="string">
            <text:p>nmdc:bsm-11-yms2f086</text:p>
          </table:table-cell>
        </table:table-row>
        <table:table-row table:style-name="ro1">
          <table:table-cell office:value-type="string" calcext:value-type="string">
            <text:p>nmdc:dgms-12-148ss610</text:p>
          </table:table-cell>
          <table:table-cell office:value-type="string" calcext:value-type="string">
            <text:p>20220119_JGI_MD_507130_BioS_final1_QE-139_HILICZ_USHXG01825_POS_MSMS_9LM_BESC-133-Clat-LM_3_Rg70to1050-CE205060-leaf-S1_Run283</text:p>
          </table:table-cell>
          <table:table-cell office:value-type="string" calcext:value-type="string">
            <text:p>nmdc:procsm-11-tv23xe56</text:p>
          </table:table-cell>
          <table:table-cell office:value-type="string" calcext:value-type="string">
            <text:p>nmdc:bsm-11-6xa4vj59</text:p>
          </table:table-cell>
        </table:table-row>
        <table:table-row table:style-name="ro1">
          <table:table-cell office:value-type="string" calcext:value-type="string">
            <text:p>nmdc:dgms-12-d7tj8389</text:p>
          </table:table-cell>
          <table:table-cell office:value-type="string" calcext:value-type="string">
            <text:p>20220119_JGI_MD_507130_BioS_final1_QE-139_HILICZ_USHXG01825_POS_MSMS_9RM_BESC-133-Clat-RM_3_Rg70to1050-CE205060-root-S1_Run940</text:p>
          </table:table-cell>
          <table:table-cell office:value-type="string" calcext:value-type="string">
            <text:p>nmdc:procsm-11-bsxf8604</text:p>
          </table:table-cell>
          <table:table-cell office:value-type="string" calcext:value-type="string">
            <text:p>nmdc:bsm-11-fgjpsy56</text:p>
          </table:table-cell>
        </table:table-row>
        <table:table-row table:style-name="ro1">
          <table:table-cell office:value-type="string" calcext:value-type="string">
            <text:p>nmdc:dgms-12-cmcfdc42</text:p>
          </table:table-cell>
          <table:table-cell office:value-type="string" calcext:value-type="string">
            <text:p>20220119_JGI_MD_507130_BioS_final1_QE-139_HILICZ_USHXG01825_POS_MSMS_9RZM_BESC-133-Clat-RZM_3_Rg70to1050-CE205060-rhizo-S1_Run581</text:p>
          </table:table-cell>
          <table:table-cell office:value-type="string" calcext:value-type="string">
            <text:p>nmdc:procsm-11-m61f6b35</text:p>
          </table:table-cell>
          <table:table-cell office:value-type="string" calcext:value-type="string">
            <text:p>nmdc:bsm-11-zpf4n944</text:p>
          </table:table-cell>
        </table:table-row>
        <table:table-row table:style-name="ro1">
          <table:table-cell office:value-type="string" calcext:value-type="string">
            <text:p>nmdc:dgms-12-r1b22r36</text:p>
          </table:table-cell>
          <table:table-cell office:value-type="string" calcext:value-type="string">
            <text:p>20220211_JGI_MD_507130_BioS_final1_IDX_C18_USDAY59443_NEG_MSMS_100LM_GW-9591-Corv-LM_2_Rg80to1200-CE102040-leaf-S1_Run172</text:p>
          </table:table-cell>
          <table:table-cell office:value-type="string" calcext:value-type="string">
            <text:p>nmdc:procsm-11-nj8xyt48</text:p>
          </table:table-cell>
          <table:table-cell office:value-type="string" calcext:value-type="string">
            <text:p>nmdc:bsm-11-s6r1q327</text:p>
          </table:table-cell>
        </table:table-row>
        <table:table-row table:style-name="ro1">
          <table:table-cell office:value-type="string" calcext:value-type="string">
            <text:p>nmdc:dgms-12-2rny6f84</text:p>
          </table:table-cell>
          <table:table-cell office:value-type="string" calcext:value-type="string">
            <text:p>20220211_JGI_MD_507130_BioS_final1_IDX_C18_USDAY59443_NEG_MSMS_100RM_GW-9591-Corv-RM_2_Rg80to1200-CE102040-root-S1_Run835</text:p>
          </table:table-cell>
          <table:table-cell office:value-type="string" calcext:value-type="string">
            <text:p>nmdc:procsm-11-p8pw0p67</text:p>
          </table:table-cell>
          <table:table-cell office:value-type="string" calcext:value-type="string">
            <text:p>nmdc:bsm-11-5ak8ja54</text:p>
          </table:table-cell>
        </table:table-row>
        <table:table-row table:style-name="ro1">
          <table:table-cell office:value-type="string" calcext:value-type="string">
            <text:p>nmdc:dgms-12-bw64gk71</text:p>
          </table:table-cell>
          <table:table-cell office:value-type="string" calcext:value-type="string">
            <text:p>20220211_JGI_MD_507130_BioS_final1_IDX_C18_USDAY59443_NEG_MSMS_100RZM_GW-9591-Corv-RZM_2_Rg80to1200-CE102040-rhizo-S1_Run516</text:p>
          </table:table-cell>
          <table:table-cell office:value-type="string" calcext:value-type="string">
            <text:p>nmdc:procsm-11-q1tza296</text:p>
          </table:table-cell>
          <table:table-cell office:value-type="string" calcext:value-type="string">
            <text:p>nmdc:bsm-11-4f4btc22</text:p>
          </table:table-cell>
        </table:table-row>
        <table:table-row table:style-name="ro1">
          <table:table-cell office:value-type="string" calcext:value-type="string">
            <text:p>nmdc:dgms-12-mx17vc62</text:p>
          </table:table-cell>
          <table:table-cell office:value-type="string" calcext:value-type="string">
            <text:p>20220211_JGI_MD_507130_BioS_final1_IDX_C18_USDAY59443_NEG_MSMS_101LM_GW-9591-Corv-LM_3_Rg80to1200-CE205060-leaf-S1_Run303</text:p>
          </table:table-cell>
          <table:table-cell office:value-type="string" calcext:value-type="string">
            <text:p>nmdc:procsm-11-fmph3690</text:p>
          </table:table-cell>
          <table:table-cell office:value-type="string" calcext:value-type="string">
            <text:p>nmdc:bsm-11-tpatza67</text:p>
          </table:table-cell>
        </table:table-row>
        <table:table-row table:style-name="ro1">
          <table:table-cell office:value-type="string" calcext:value-type="string">
            <text:p>nmdc:dgms-12-4qtaax94</text:p>
          </table:table-cell>
          <table:table-cell office:value-type="string" calcext:value-type="string">
            <text:p>20220211_JGI_MD_507130_BioS_final1_IDX_C18_USDAY59443_NEG_MSMS_101RM_GW-9591-Corv-RM_3_Rg80to1200-CE205060-root-S1_Run1010</text:p>
          </table:table-cell>
          <table:table-cell office:value-type="string" calcext:value-type="string">
            <text:p>nmdc:procsm-11-098rcv97</text:p>
          </table:table-cell>
          <table:table-cell office:value-type="string" calcext:value-type="string">
            <text:p>nmdc:bsm-11-3636w778</text:p>
          </table:table-cell>
        </table:table-row>
        <table:table-row table:style-name="ro1">
          <table:table-cell office:value-type="string" calcext:value-type="string">
            <text:p>nmdc:dgms-12-xs6kk482</text:p>
          </table:table-cell>
          <table:table-cell office:value-type="string" calcext:value-type="string">
            <text:p>20220211_JGI_MD_507130_BioS_final1_IDX_C18_USDAY59443_NEG_MSMS_101RZM_GW-9591-Corv-RZM_3_Rg80to1200-CE205060-rhizo-S1_Run673</text:p>
          </table:table-cell>
          <table:table-cell office:value-type="string" calcext:value-type="string">
            <text:p>nmdc:procsm-11-jnbawt13</text:p>
          </table:table-cell>
          <table:table-cell office:value-type="string" calcext:value-type="string">
            <text:p>nmdc:bsm-11-0xqxvc88</text:p>
          </table:table-cell>
        </table:table-row>
        <table:table-row table:style-name="ro1">
          <table:table-cell office:value-type="string" calcext:value-type="string">
            <text:p>nmdc:dgms-12-zc82am29</text:p>
          </table:table-cell>
          <table:table-cell office:value-type="string" calcext:value-type="string">
            <text:p>20220211_JGI_MD_507130_BioS_final1_IDX_C18_USDAY59443_NEG_MSMS_102LM_SKWA-24-3-Clat-LM_2_Rg80to1200-CE102040-leaf-S1_Run149</text:p>
          </table:table-cell>
          <table:table-cell office:value-type="string" calcext:value-type="string">
            <text:p>nmdc:procsm-11-2pc0t873</text:p>
          </table:table-cell>
          <table:table-cell office:value-type="string" calcext:value-type="string">
            <text:p>nmdc:bsm-11-sv771k17</text:p>
          </table:table-cell>
        </table:table-row>
        <table:table-row table:style-name="ro1">
          <table:table-cell office:value-type="string" calcext:value-type="string">
            <text:p>nmdc:dgms-12-4g09rf04</text:p>
          </table:table-cell>
          <table:table-cell office:value-type="string" calcext:value-type="string">
            <text:p>20220211_JGI_MD_507130_BioS_final1_IDX_C18_USDAY59443_NEG_MSMS_102RM_SKWA-24-3-Clat-RM_2_Rg80to1200-CE102040-root-S1_Run915</text:p>
          </table:table-cell>
          <table:table-cell office:value-type="string" calcext:value-type="string">
            <text:p>nmdc:procsm-11-16y9jp13</text:p>
          </table:table-cell>
          <table:table-cell office:value-type="string" calcext:value-type="string">
            <text:p>nmdc:bsm-11-x0sc5x81</text:p>
          </table:table-cell>
        </table:table-row>
        <table:table-row table:style-name="ro1">
          <table:table-cell office:value-type="string" calcext:value-type="string">
            <text:p>nmdc:dgms-12-zs9dat86</text:p>
          </table:table-cell>
          <table:table-cell office:value-type="string" calcext:value-type="string">
            <text:p>20220211_JGI_MD_507130_BioS_final1_IDX_C18_USDAY59443_NEG_MSMS_102RZM_SKWA-24-3-Clat-RZM_2_Rg80to1200-CE102040-rhizo-S1_Run462</text:p>
          </table:table-cell>
          <table:table-cell office:value-type="string" calcext:value-type="string">
            <text:p>nmdc:procsm-11-fk6fqb58</text:p>
          </table:table-cell>
          <table:table-cell office:value-type="string" calcext:value-type="string">
            <text:p>nmdc:bsm-11-aan31e03</text:p>
          </table:table-cell>
        </table:table-row>
        <table:table-row table:style-name="ro1">
          <table:table-cell office:value-type="string" calcext:value-type="string">
            <text:p>nmdc:dgms-12-2bpqaq31</text:p>
          </table:table-cell>
          <table:table-cell office:value-type="string" calcext:value-type="string">
            <text:p>20220211_JGI_MD_507130_BioS_final1_IDX_C18_USDAY59443_NEG_MSMS_103LM_SKWA-24-3-Corv-LM_1_Rg80to1200-CE102040-leaf-S1_Run89</text:p>
          </table:table-cell>
          <table:table-cell office:value-type="string" calcext:value-type="string">
            <text:p>nmdc:procsm-11-ykh0zt31</text:p>
          </table:table-cell>
          <table:table-cell office:value-type="string" calcext:value-type="string">
            <text:p>nmdc:bsm-11-f8tzvk82</text:p>
          </table:table-cell>
        </table:table-row>
        <table:table-row table:style-name="ro1">
          <table:table-cell office:value-type="string" calcext:value-type="string">
            <text:p>nmdc:dgms-12-ws3k6e65</text:p>
          </table:table-cell>
          <table:table-cell office:value-type="string" calcext:value-type="string">
            <text:p>20220211_JGI_MD_507130_BioS_final1_IDX_C18_USDAY59443_NEG_MSMS_103RM_SKWA-24-3-Corv-RM_1_Rg80to1200-CE102040-root-S1_Run764</text:p>
          </table:table-cell>
          <table:table-cell office:value-type="string" calcext:value-type="string">
            <text:p>nmdc:procsm-11-n0a94z90</text:p>
          </table:table-cell>
          <table:table-cell office:value-type="string" calcext:value-type="string">
            <text:p>nmdc:bsm-11-899bm454</text:p>
          </table:table-cell>
        </table:table-row>
        <table:table-row table:style-name="ro1">
          <table:table-cell office:value-type="string" calcext:value-type="string">
            <text:p>nmdc:dgms-12-skpqzy25</text:p>
          </table:table-cell>
          <table:table-cell office:value-type="string" calcext:value-type="string">
            <text:p>20220211_JGI_MD_507130_BioS_final1_IDX_C18_USDAY59443_NEG_MSMS_103RZM_SKWA-24-3-Corv-RZM_1_Rg80to1200-CE102040-rhizo-S1_Run374</text:p>
          </table:table-cell>
          <table:table-cell office:value-type="string" calcext:value-type="string">
            <text:p>nmdc:procsm-11-symhh767</text:p>
          </table:table-cell>
          <table:table-cell office:value-type="string" calcext:value-type="string">
            <text:p>nmdc:bsm-11-zqaeph53</text:p>
          </table:table-cell>
        </table:table-row>
        <table:table-row table:style-name="ro1">
          <table:table-cell office:value-type="string" calcext:value-type="string">
            <text:p>nmdc:dgms-12-z2rdb710</text:p>
          </table:table-cell>
          <table:table-cell office:value-type="string" calcext:value-type="string">
            <text:p>20220211_JGI_MD_507130_BioS_final1_IDX_C18_USDAY59443_NEG_MSMS_104LM_SKWA-24-3-Corv-LM_2_Rg80to1200-CE102040-leaf-S1_Run122</text:p>
          </table:table-cell>
          <table:table-cell office:value-type="string" calcext:value-type="string">
            <text:p>nmdc:procsm-11-8a49sy17</text:p>
          </table:table-cell>
          <table:table-cell office:value-type="string" calcext:value-type="string">
            <text:p>nmdc:bsm-11-fzvzb345</text:p>
          </table:table-cell>
        </table:table-row>
        <table:table-row table:style-name="ro1">
          <table:table-cell office:value-type="string" calcext:value-type="string">
            <text:p>nmdc:dgms-12-6x8ywy69</text:p>
          </table:table-cell>
          <table:table-cell office:value-type="string" calcext:value-type="string">
            <text:p>20220211_JGI_MD_507130_BioS_final1_IDX_C18_USDAY59443_NEG_MSMS_104RM_SKWA-24-3-Corv-RM_2_Rg80to1200-CE102040-root-S1_Run945</text:p>
          </table:table-cell>
          <table:table-cell office:value-type="string" calcext:value-type="string">
            <text:p>nmdc:procsm-11-tk588q86</text:p>
          </table:table-cell>
          <table:table-cell office:value-type="string" calcext:value-type="string">
            <text:p>nmdc:bsm-11-n6vwc542</text:p>
          </table:table-cell>
        </table:table-row>
        <table:table-row table:style-name="ro1">
          <table:table-cell office:value-type="string" calcext:value-type="string">
            <text:p>nmdc:dgms-12-4d3pr875</text:p>
          </table:table-cell>
          <table:table-cell office:value-type="string" calcext:value-type="string">
            <text:p>20220211_JGI_MD_507130_BioS_final1_IDX_C18_USDAY59443_NEG_MSMS_104RZM_SKWA-24-3-Corv-RZM_2_Rg80to1200-CE102040-rhizo-S1_Run468</text:p>
          </table:table-cell>
          <table:table-cell office:value-type="string" calcext:value-type="string">
            <text:p>nmdc:procsm-11-ef6xyd88</text:p>
          </table:table-cell>
          <table:table-cell office:value-type="string" calcext:value-type="string">
            <text:p>nmdc:bsm-11-4pc4k424</text:p>
          </table:table-cell>
        </table:table-row>
        <table:table-row table:style-name="ro1">
          <table:table-cell office:value-type="string" calcext:value-type="string">
            <text:p>nmdc:dgms-12-hrj1v120</text:p>
          </table:table-cell>
          <table:table-cell office:value-type="string" calcext:value-type="string">
            <text:p>20220211_JGI_MD_507130_BioS_final1_IDX_C18_USDAY59443_NEG_MSMS_105LM_SKWA-24-3-Corv-LM_3_Rg80to1200-CE205060-leaf-S1_Run220</text:p>
          </table:table-cell>
          <table:table-cell office:value-type="string" calcext:value-type="string">
            <text:p>nmdc:procsm-11-1g2c9g75</text:p>
          </table:table-cell>
          <table:table-cell office:value-type="string" calcext:value-type="string">
            <text:p>nmdc:bsm-11-7z1qvf63</text:p>
          </table:table-cell>
        </table:table-row>
        <table:table-row table:style-name="ro1">
          <table:table-cell office:value-type="string" calcext:value-type="string">
            <text:p>nmdc:dgms-12-167gnx44</text:p>
          </table:table-cell>
          <table:table-cell office:value-type="string" calcext:value-type="string">
            <text:p>20220211_JGI_MD_507130_BioS_final1_IDX_C18_USDAY59443_NEG_MSMS_105RM_SKWA-24-3-Corv-RM_3_Rg80to1200-CE205060-root-S1_Run951</text:p>
          </table:table-cell>
          <table:table-cell office:value-type="string" calcext:value-type="string">
            <text:p>nmdc:procsm-11-w9yk0m41</text:p>
          </table:table-cell>
          <table:table-cell office:value-type="string" calcext:value-type="string">
            <text:p>nmdc:bsm-11-q3sa0t28</text:p>
          </table:table-cell>
        </table:table-row>
        <table:table-row table:style-name="ro1">
          <table:table-cell office:value-type="string" calcext:value-type="string">
            <text:p>nmdc:dgms-12-hpbrsm64</text:p>
          </table:table-cell>
          <table:table-cell office:value-type="string" calcext:value-type="string">
            <text:p>20220211_JGI_MD_507130_BioS_final1_IDX_C18_USDAY59443_NEG_MSMS_105RZM_SKWA-24-3-Corv-RZM_3_Rg80to1200-CE205060-rhizo-S1_Run593</text:p>
          </table:table-cell>
          <table:table-cell office:value-type="string" calcext:value-type="string">
            <text:p>nmdc:procsm-11-efnxzt84</text:p>
          </table:table-cell>
          <table:table-cell office:value-type="string" calcext:value-type="string">
            <text:p>nmdc:bsm-11-7yjtg159</text:p>
          </table:table-cell>
        </table:table-row>
        <table:table-row table:style-name="ro1">
          <table:table-cell office:value-type="string" calcext:value-type="string">
            <text:p>nmdc:dgms-12-52tkp865</text:p>
          </table:table-cell>
          <table:table-cell office:value-type="string" calcext:value-type="string">
            <text:p>20220211_JGI_MD_507130_BioS_final1_IDX_C18_USDAY59443_NEG_MSMS_106LM_SKWD-24-1-Clat-LM_2_Rg80to1200-CE102040-leaf-S1_Run184</text:p>
          </table:table-cell>
          <table:table-cell office:value-type="string" calcext:value-type="string">
            <text:p>nmdc:procsm-11-9twyp141</text:p>
          </table:table-cell>
          <table:table-cell office:value-type="string" calcext:value-type="string">
            <text:p>nmdc:bsm-11-5j742c82</text:p>
          </table:table-cell>
        </table:table-row>
        <table:table-row table:style-name="ro1">
          <table:table-cell office:value-type="string" calcext:value-type="string">
            <text:p>nmdc:dgms-12-7kfgbw77</text:p>
          </table:table-cell>
          <table:table-cell office:value-type="string" calcext:value-type="string">
            <text:p>20220211_JGI_MD_507130_BioS_final1_IDX_C18_USDAY59443_NEG_MSMS_106RM_SKWD-24-1-Clat-RM_2_Rg80to1200-CE102040-root-S1_Run948</text:p>
          </table:table-cell>
          <table:table-cell office:value-type="string" calcext:value-type="string">
            <text:p>nmdc:procsm-11-yy0nd326</text:p>
          </table:table-cell>
          <table:table-cell office:value-type="string" calcext:value-type="string">
            <text:p>nmdc:bsm-11-krcjqt76</text:p>
          </table:table-cell>
        </table:table-row>
        <table:table-row table:style-name="ro1">
          <table:table-cell office:value-type="string" calcext:value-type="string">
            <text:p>nmdc:dgms-12-3xy7sw21</text:p>
          </table:table-cell>
          <table:table-cell office:value-type="string" calcext:value-type="string">
            <text:p>20220211_JGI_MD_507130_BioS_final1_IDX_C18_USDAY59443_NEG_MSMS_106RZM_SKWD-24-1-Clat-RZM_2_Rg80to1200-CE102040-rhizo-S1_Run551</text:p>
          </table:table-cell>
          <table:table-cell office:value-type="string" calcext:value-type="string">
            <text:p>nmdc:procsm-11-b30v4978</text:p>
          </table:table-cell>
          <table:table-cell office:value-type="string" calcext:value-type="string">
            <text:p>nmdc:bsm-11-af8ap759</text:p>
          </table:table-cell>
        </table:table-row>
        <table:table-row table:style-name="ro1">
          <table:table-cell office:value-type="string" calcext:value-type="string">
            <text:p>nmdc:dgms-12-gj7bzy56</text:p>
          </table:table-cell>
          <table:table-cell office:value-type="string" calcext:value-type="string">
            <text:p>20220211_JGI_MD_507130_BioS_final1_IDX_C18_USDAY59443_NEG_MSMS_107LM_SKWD-24-1-Corv-LM_1_Rg80to1200-CE102040-leaf-S1_Run92</text:p>
          </table:table-cell>
          <table:table-cell office:value-type="string" calcext:value-type="string">
            <text:p>nmdc:procsm-11-pjgvfb64</text:p>
          </table:table-cell>
          <table:table-cell office:value-type="string" calcext:value-type="string">
            <text:p>nmdc:bsm-11-8bewbp90</text:p>
          </table:table-cell>
        </table:table-row>
        <table:table-row table:style-name="ro1">
          <table:table-cell office:value-type="string" calcext:value-type="string">
            <text:p>nmdc:dgms-12-t1t1mp74</text:p>
          </table:table-cell>
          <table:table-cell office:value-type="string" calcext:value-type="string">
            <text:p>20220211_JGI_MD_507130_BioS_final1_IDX_C18_USDAY59443_NEG_MSMS_107RM_SKWD-24-1-Corv-RM_1_Rg80to1200-CE102040-root-S1_Run776</text:p>
          </table:table-cell>
          <table:table-cell office:value-type="string" calcext:value-type="string">
            <text:p>nmdc:procsm-11-5hrp0r04</text:p>
          </table:table-cell>
          <table:table-cell office:value-type="string" calcext:value-type="string">
            <text:p>nmdc:bsm-11-43rwvm93</text:p>
          </table:table-cell>
        </table:table-row>
        <table:table-row table:style-name="ro1">
          <table:table-cell office:value-type="string" calcext:value-type="string">
            <text:p>nmdc:dgms-12-vv9cxd52</text:p>
          </table:table-cell>
          <table:table-cell office:value-type="string" calcext:value-type="string">
            <text:p>20220211_JGI_MD_507130_BioS_final1_IDX_C18_USDAY59443_NEG_MSMS_107RZM_SKWD-24-1-Corv-RZM_1_Rg80to1200-CE102040-rhizo-S1_Run397</text:p>
          </table:table-cell>
          <table:table-cell office:value-type="string" calcext:value-type="string">
            <text:p>nmdc:procsm-11-24asyz54</text:p>
          </table:table-cell>
          <table:table-cell office:value-type="string" calcext:value-type="string">
            <text:p>nmdc:bsm-11-hx8qxc63</text:p>
          </table:table-cell>
        </table:table-row>
        <table:table-row table:style-name="ro1">
          <table:table-cell office:value-type="string" calcext:value-type="string">
            <text:p>nmdc:dgms-12-e5x06n49</text:p>
          </table:table-cell>
          <table:table-cell office:value-type="string" calcext:value-type="string">
            <text:p>20220211_JGI_MD_507130_BioS_final1_IDX_C18_USDAY59443_NEG_MSMS_108LM_SKWD-24-1-Corv-LM_2_Rg80to1200-CE102040-leaf-S1_Run196</text:p>
          </table:table-cell>
          <table:table-cell office:value-type="string" calcext:value-type="string">
            <text:p>nmdc:procsm-11-eygsz173</text:p>
          </table:table-cell>
          <table:table-cell office:value-type="string" calcext:value-type="string">
            <text:p>nmdc:bsm-11-m4e83773</text:p>
          </table:table-cell>
        </table:table-row>
        <table:table-row table:style-name="ro1">
          <table:table-cell office:value-type="string" calcext:value-type="string">
            <text:p>nmdc:dgms-12-yykrhv13</text:p>
          </table:table-cell>
          <table:table-cell office:value-type="string" calcext:value-type="string">
            <text:p>20220211_JGI_MD_507130_BioS_final1_IDX_C18_USDAY59443_NEG_MSMS_108RM_SKWD-24-1-Corv-RM_2_Rg80to1200-CE102040-root-S1_Run909</text:p>
          </table:table-cell>
          <table:table-cell office:value-type="string" calcext:value-type="string">
            <text:p>nmdc:procsm-11-b1zxqj98</text:p>
          </table:table-cell>
          <table:table-cell office:value-type="string" calcext:value-type="string">
            <text:p>nmdc:bsm-11-pvr0ez88</text:p>
          </table:table-cell>
        </table:table-row>
        <table:table-row table:style-name="ro1">
          <table:table-cell office:value-type="string" calcext:value-type="string">
            <text:p>nmdc:dgms-12-pys4cj59</text:p>
          </table:table-cell>
          <table:table-cell office:value-type="string" calcext:value-type="string">
            <text:p>20220211_JGI_MD_507130_BioS_final1_IDX_C18_USDAY59443_NEG_MSMS_108RZM_SKWD-24-1-Corv-RZM_2_Rg80to1200-CE102040-rhizo-S1_Run539</text:p>
          </table:table-cell>
          <table:table-cell office:value-type="string" calcext:value-type="string">
            <text:p>nmdc:procsm-11-a3qqqp02</text:p>
          </table:table-cell>
          <table:table-cell office:value-type="string" calcext:value-type="string">
            <text:p>nmdc:bsm-11-wm40z541</text:p>
          </table:table-cell>
        </table:table-row>
        <table:table-row table:style-name="ro1">
          <table:table-cell office:value-type="string" calcext:value-type="string">
            <text:p>nmdc:dgms-12-akq1m916</text:p>
          </table:table-cell>
          <table:table-cell office:value-type="string" calcext:value-type="string">
            <text:p>20220211_JGI_MD_507130_BioS_final1_IDX_C18_USDAY59443_NEG_MSMS_109LM_SKWD-24-1-Corv-LM_3_Rg80to1200-CE205060-leaf-S1_Run285</text:p>
          </table:table-cell>
          <table:table-cell office:value-type="string" calcext:value-type="string">
            <text:p>nmdc:procsm-11-phj9cv48</text:p>
          </table:table-cell>
          <table:table-cell office:value-type="string" calcext:value-type="string">
            <text:p>nmdc:bsm-11-sdjt4464</text:p>
          </table:table-cell>
        </table:table-row>
        <table:table-row table:style-name="ro1">
          <table:table-cell office:value-type="string" calcext:value-type="string">
            <text:p>nmdc:dgms-12-ygnr6q83</text:p>
          </table:table-cell>
          <table:table-cell office:value-type="string" calcext:value-type="string">
            <text:p>20220211_JGI_MD_507130_BioS_final1_IDX_C18_USDAY59443_NEG_MSMS_109RM_SKWD-24-1-Corv-RM_3_Rg80to1200-CE205060-root-S1_Run957</text:p>
          </table:table-cell>
          <table:table-cell office:value-type="string" calcext:value-type="string">
            <text:p>nmdc:procsm-11-yaa8h814</text:p>
          </table:table-cell>
          <table:table-cell office:value-type="string" calcext:value-type="string">
            <text:p>nmdc:bsm-11-qzncy838</text:p>
          </table:table-cell>
        </table:table-row>
        <table:table-row table:style-name="ro1">
          <table:table-cell office:value-type="string" calcext:value-type="string">
            <text:p>nmdc:dgms-12-yvd9ht42</text:p>
          </table:table-cell>
          <table:table-cell office:value-type="string" calcext:value-type="string">
            <text:p>20220211_JGI_MD_507130_BioS_final1_IDX_C18_USDAY59443_NEG_MSMS_109RZM_SKWD-24-1-Corv-RZM_3_Rg80to1200-CE205060-rhizo-S1_Run631</text:p>
          </table:table-cell>
          <table:table-cell office:value-type="string" calcext:value-type="string">
            <text:p>nmdc:procsm-11-gs9njg96</text:p>
          </table:table-cell>
          <table:table-cell office:value-type="string" calcext:value-type="string">
            <text:p>nmdc:bsm-11-1a9d1633</text:p>
          </table:table-cell>
        </table:table-row>
        <table:table-row table:style-name="ro1">
          <table:table-cell office:value-type="string" calcext:value-type="string">
            <text:p>nmdc:dgms-12-x5p9f606</text:p>
          </table:table-cell>
          <table:table-cell office:value-type="string" calcext:value-type="string">
            <text:p>20220211_JGI_MD_507130_BioS_final1_IDX_C18_USDAY59443_NEG_MSMS_10LM_BESC-133-Corv-LM_1_Rg80to1200-CE102040-leaf-S1_Run63</text:p>
          </table:table-cell>
          <table:table-cell office:value-type="string" calcext:value-type="string">
            <text:p>nmdc:procsm-11-8e98g167</text:p>
          </table:table-cell>
          <table:table-cell office:value-type="string" calcext:value-type="string">
            <text:p>nmdc:bsm-11-g4my3419</text:p>
          </table:table-cell>
        </table:table-row>
        <table:table-row table:style-name="ro1">
          <table:table-cell office:value-type="string" calcext:value-type="string">
            <text:p>nmdc:dgms-12-ajpha606</text:p>
          </table:table-cell>
          <table:table-cell office:value-type="string" calcext:value-type="string">
            <text:p>20220211_JGI_MD_507130_BioS_final1_IDX_C18_USDAY59443_NEG_MSMS_10RM_BESC-133-Corv-RM_1_Rg80to1200-CE102040-root-S1_Run782</text:p>
          </table:table-cell>
          <table:table-cell office:value-type="string" calcext:value-type="string">
            <text:p>nmdc:procsm-11-fk0rht68</text:p>
          </table:table-cell>
          <table:table-cell office:value-type="string" calcext:value-type="string">
            <text:p>nmdc:bsm-11-sdjyhj66</text:p>
          </table:table-cell>
        </table:table-row>
        <table:table-row table:style-name="ro1">
          <table:table-cell office:value-type="string" calcext:value-type="string">
            <text:p>nmdc:dgms-12-7v2aa771</text:p>
          </table:table-cell>
          <table:table-cell office:value-type="string" calcext:value-type="string">
            <text:p>20220211_JGI_MD_507130_BioS_final1_IDX_C18_USDAY59443_NEG_MSMS_10RZM_BESC-133-Corv-RZM_1_Rg80to1200-CE102040-rhizo-S1_Run380</text:p>
          </table:table-cell>
          <table:table-cell office:value-type="string" calcext:value-type="string">
            <text:p>nmdc:procsm-11-bqvnb630</text:p>
          </table:table-cell>
          <table:table-cell office:value-type="string" calcext:value-type="string">
            <text:p>nmdc:bsm-11-h49t7j41</text:p>
          </table:table-cell>
        </table:table-row>
        <table:table-row table:style-name="ro1">
          <table:table-cell office:value-type="string" calcext:value-type="string">
            <text:p>nmdc:dgms-12-hgt17b61</text:p>
          </table:table-cell>
          <table:table-cell office:value-type="string" calcext:value-type="string">
            <text:p>20220211_JGI_MD_507130_BioS_final1_IDX_C18_USDAY59443_NEG_MSMS_11LM_BESC-133-Corv-LM_2_Rg80to1200-CE102040-leaf-S1_Run140</text:p>
          </table:table-cell>
          <table:table-cell office:value-type="string" calcext:value-type="string">
            <text:p>nmdc:procsm-11-cx8p2d68</text:p>
          </table:table-cell>
          <table:table-cell office:value-type="string" calcext:value-type="string">
            <text:p>nmdc:bsm-11-r3tm7493</text:p>
          </table:table-cell>
        </table:table-row>
        <table:table-row table:style-name="ro1">
          <table:table-cell office:value-type="string" calcext:value-type="string">
            <text:p>nmdc:dgms-12-b0sr2732</text:p>
          </table:table-cell>
          <table:table-cell office:value-type="string" calcext:value-type="string">
            <text:p>20220211_JGI_MD_507130_BioS_final1_IDX_C18_USDAY59443_NEG_MSMS_11RM_BESC-133-Corv-RM_2_Rg80to1200-CE102040-root-S1_Run821</text:p>
          </table:table-cell>
          <table:table-cell office:value-type="string" calcext:value-type="string">
            <text:p>nmdc:procsm-11-t03mzm57</text:p>
          </table:table-cell>
          <table:table-cell office:value-type="string" calcext:value-type="string">
            <text:p>nmdc:bsm-11-dz264p50</text:p>
          </table:table-cell>
        </table:table-row>
        <table:table-row table:style-name="ro1">
          <table:table-cell office:value-type="string" calcext:value-type="string">
            <text:p>nmdc:dgms-12-qgzby064</text:p>
          </table:table-cell>
          <table:table-cell office:value-type="string" calcext:value-type="string">
            <text:p>20220211_JGI_MD_507130_BioS_final1_IDX_C18_USDAY59443_NEG_MSMS_11RZM_BESC-133-Corv-RZM_2_Rg80to1200-CE102040-rhizo-S1_Run566</text:p>
          </table:table-cell>
          <table:table-cell office:value-type="string" calcext:value-type="string">
            <text:p>nmdc:procsm-11-rnfnbw12</text:p>
          </table:table-cell>
          <table:table-cell office:value-type="string" calcext:value-type="string">
            <text:p>nmdc:bsm-11-ad739z23</text:p>
          </table:table-cell>
        </table:table-row>
        <table:table-row table:style-name="ro1">
          <table:table-cell office:value-type="string" calcext:value-type="string">
            <text:p>nmdc:dgms-12-1cv3kr31</text:p>
          </table:table-cell>
          <table:table-cell office:value-type="string" calcext:value-type="string">
            <text:p>20220211_JGI_MD_507130_BioS_final1_IDX_C18_USDAY59443_NEG_MSMS_12LM_BESC-133-Corv-LM_3_Rg80to1200-CE205060-leaf-S1_Run243</text:p>
          </table:table-cell>
          <table:table-cell office:value-type="string" calcext:value-type="string">
            <text:p>nmdc:procsm-11-b27qyr36</text:p>
          </table:table-cell>
          <table:table-cell office:value-type="string" calcext:value-type="string">
            <text:p>nmdc:bsm-11-j6j1p639</text:p>
          </table:table-cell>
        </table:table-row>
        <table:table-row table:style-name="ro1">
          <table:table-cell office:value-type="string" calcext:value-type="string">
            <text:p>nmdc:dgms-12-t2k2b931</text:p>
          </table:table-cell>
          <table:table-cell office:value-type="string" calcext:value-type="string">
            <text:p>20220211_JGI_MD_507130_BioS_final1_IDX_C18_USDAY59443_NEG_MSMS_12RZM_BESC-133-Corv-RZM_3_Rg80to1200-CE205060-rhizo-S1_Run640</text:p>
          </table:table-cell>
          <table:table-cell office:value-type="string" calcext:value-type="string">
            <text:p>nmdc:procsm-11-chd39380</text:p>
          </table:table-cell>
          <table:table-cell office:value-type="string" calcext:value-type="string">
            <text:p>nmdc:bsm-11-g9w69290</text:p>
          </table:table-cell>
        </table:table-row>
        <table:table-row table:style-name="ro1">
          <table:table-cell office:value-type="string" calcext:value-type="string">
            <text:p>nmdc:dgms-12-8v7mqp53</text:p>
          </table:table-cell>
          <table:table-cell office:value-type="string" calcext:value-type="string">
            <text:p>20220211_JGI_MD_507130_BioS_final1_IDX_C18_USDAY59443_NEG_MSMS_13RM_BESC-198-Clat-RM_2_Rg80to1200-CE102040-root-S1_Run939</text:p>
          </table:table-cell>
          <table:table-cell office:value-type="string" calcext:value-type="string">
            <text:p>nmdc:procsm-11-rdjena61</text:p>
          </table:table-cell>
          <table:table-cell office:value-type="string" calcext:value-type="string">
            <text:p>nmdc:bsm-11-766dwa91</text:p>
          </table:table-cell>
        </table:table-row>
        <table:table-row table:style-name="ro1">
          <table:table-cell office:value-type="string" calcext:value-type="string">
            <text:p>nmdc:dgms-12-bknd2404</text:p>
          </table:table-cell>
          <table:table-cell office:value-type="string" calcext:value-type="string">
            <text:p>20220211_JGI_MD_507130_BioS_final1_IDX_C18_USDAY59443_NEG_MSMS_13RZM_BESC-198-Clat-RZM_2_Rg80to1200-CE102040-rhizo-S1_Run477</text:p>
          </table:table-cell>
          <table:table-cell office:value-type="string" calcext:value-type="string">
            <text:p>nmdc:procsm-11-n2jhyk28</text:p>
          </table:table-cell>
          <table:table-cell office:value-type="string" calcext:value-type="string">
            <text:p>nmdc:bsm-11-kgkcxn39</text:p>
          </table:table-cell>
        </table:table-row>
        <table:table-row table:style-name="ro1">
          <table:table-cell office:value-type="string" calcext:value-type="string">
            <text:p>nmdc:dgms-12-jznm0f19</text:p>
          </table:table-cell>
          <table:table-cell office:value-type="string" calcext:value-type="string">
            <text:p>20220211_JGI_MD_507130_BioS_final1_IDX_C18_USDAY59443_NEG_MSMS_14LM_BESC-198-Clat-LM_3_Rg80to1200-CE205060-leaf-S1_Run240</text:p>
          </table:table-cell>
          <table:table-cell office:value-type="string" calcext:value-type="string">
            <text:p>nmdc:procsm-11-m8k2wn62</text:p>
          </table:table-cell>
          <table:table-cell office:value-type="string" calcext:value-type="string">
            <text:p>nmdc:bsm-11-c12hyq86</text:p>
          </table:table-cell>
        </table:table-row>
        <table:table-row table:style-name="ro1">
          <table:table-cell office:value-type="string" calcext:value-type="string">
            <text:p>nmdc:dgms-12-sy206c77</text:p>
          </table:table-cell>
          <table:table-cell office:value-type="string" calcext:value-type="string">
            <text:p>20220211_JGI_MD_507130_BioS_final1_IDX_C18_USDAY59443_NEG_MSMS_15LM_BESC-234-Clat-LM_1_Rg80to1200-CE102040-leaf-S1_Run107</text:p>
          </table:table-cell>
          <table:table-cell office:value-type="string" calcext:value-type="string">
            <text:p>nmdc:procsm-11-h7235w05</text:p>
          </table:table-cell>
          <table:table-cell office:value-type="string" calcext:value-type="string">
            <text:p>nmdc:bsm-11-nr7vje40</text:p>
          </table:table-cell>
        </table:table-row>
        <table:table-row table:style-name="ro1">
          <table:table-cell office:value-type="string" calcext:value-type="string">
            <text:p>nmdc:dgms-12-cym27n39</text:p>
          </table:table-cell>
          <table:table-cell office:value-type="string" calcext:value-type="string">
            <text:p>20220211_JGI_MD_507130_BioS_final1_IDX_C18_USDAY59443_NEG_MSMS_15RM_BESC-234-Clat-RM_1_Rg80to1200-CE102040-root-S1_Run741</text:p>
          </table:table-cell>
          <table:table-cell office:value-type="string" calcext:value-type="string">
            <text:p>nmdc:procsm-11-n0bbks47</text:p>
          </table:table-cell>
          <table:table-cell office:value-type="string" calcext:value-type="string">
            <text:p>nmdc:bsm-11-69g1rw32</text:p>
          </table:table-cell>
        </table:table-row>
        <table:table-row table:style-name="ro1">
          <table:table-cell office:value-type="string" calcext:value-type="string">
            <text:p>nmdc:dgms-12-wj14yx67</text:p>
          </table:table-cell>
          <table:table-cell office:value-type="string" calcext:value-type="string">
            <text:p>20220211_JGI_MD_507130_BioS_final1_IDX_C18_USDAY59443_NEG_MSMS_15RZM_BESC-234-Clat-RZM_1_Rg80to1200-CE102040-rhizo-S1_Run368</text:p>
          </table:table-cell>
          <table:table-cell office:value-type="string" calcext:value-type="string">
            <text:p>nmdc:procsm-11-kyr5kd41</text:p>
          </table:table-cell>
          <table:table-cell office:value-type="string" calcext:value-type="string">
            <text:p>nmdc:bsm-11-b3d5yg81</text:p>
          </table:table-cell>
        </table:table-row>
        <table:table-row table:style-name="ro1">
          <table:table-cell office:value-type="string" calcext:value-type="string">
            <text:p>nmdc:dgms-12-ry9rnt26</text:p>
          </table:table-cell>
          <table:table-cell office:value-type="string" calcext:value-type="string">
            <text:p>20220211_JGI_MD_507130_BioS_final1_IDX_C18_USDAY59443_NEG_MSMS_16LM_BESC-234-Clat-LM_2_Rg80to1200-CE102040-leaf-S1_Run187</text:p>
          </table:table-cell>
          <table:table-cell office:value-type="string" calcext:value-type="string">
            <text:p>nmdc:procsm-11-hjj7aq43</text:p>
          </table:table-cell>
          <table:table-cell office:value-type="string" calcext:value-type="string">
            <text:p>nmdc:bsm-11-c756vg97</text:p>
          </table:table-cell>
        </table:table-row>
        <table:table-row table:style-name="ro1">
          <table:table-cell office:value-type="string" calcext:value-type="string">
            <text:p>nmdc:dgms-12-phymf744</text:p>
          </table:table-cell>
          <table:table-cell office:value-type="string" calcext:value-type="string">
            <text:p>20220211_JGI_MD_507130_BioS_final1_IDX_C18_USDAY59443_NEG_MSMS_16RM_BESC-234-Clat-RM_2_Rg80to1200-CE102040-root-S1_Run862</text:p>
          </table:table-cell>
          <table:table-cell office:value-type="string" calcext:value-type="string">
            <text:p>nmdc:procsm-11-wmgsh423</text:p>
          </table:table-cell>
          <table:table-cell office:value-type="string" calcext:value-type="string">
            <text:p>nmdc:bsm-11-vp7n5531</text:p>
          </table:table-cell>
        </table:table-row>
        <table:table-row table:style-name="ro1">
          <table:table-cell office:value-type="string" calcext:value-type="string">
            <text:p>nmdc:dgms-12-tgvq0t45</text:p>
          </table:table-cell>
          <table:table-cell office:value-type="string" calcext:value-type="string">
            <text:p>20220211_JGI_MD_507130_BioS_final1_IDX_C18_USDAY59443_NEG_MSMS_16RZM_BESC-234-Clat-RZM_2_Rg80to1200-CE102040-rhizo-S1_Run492</text:p>
          </table:table-cell>
          <table:table-cell office:value-type="string" calcext:value-type="string">
            <text:p>nmdc:procsm-11-14x7s586</text:p>
          </table:table-cell>
          <table:table-cell office:value-type="string" calcext:value-type="string">
            <text:p>nmdc:bsm-11-aztxt406</text:p>
          </table:table-cell>
        </table:table-row>
        <table:table-row table:style-name="ro1">
          <table:table-cell office:value-type="string" calcext:value-type="string">
            <text:p>nmdc:dgms-12-fhpfm309</text:p>
          </table:table-cell>
          <table:table-cell office:value-type="string" calcext:value-type="string">
            <text:p>20220211_JGI_MD_507130_BioS_final1_IDX_C18_USDAY59443_NEG_MSMS_17LM_BESC-234-Corv-LM_1_Rg80to1200-CE102040-leaf-S1_Run72</text:p>
          </table:table-cell>
          <table:table-cell office:value-type="string" calcext:value-type="string">
            <text:p>nmdc:procsm-11-qnraw047</text:p>
          </table:table-cell>
          <table:table-cell office:value-type="string" calcext:value-type="string">
            <text:p>nmdc:bsm-11-s70cv630</text:p>
          </table:table-cell>
        </table:table-row>
        <table:table-row table:style-name="ro1">
          <table:table-cell office:value-type="string" calcext:value-type="string">
            <text:p>nmdc:dgms-12-1gr8e509</text:p>
          </table:table-cell>
          <table:table-cell office:value-type="string" calcext:value-type="string">
            <text:p>20220211_JGI_MD_507130_BioS_final1_IDX_C18_USDAY59443_NEG_MSMS_17RM_BESC-234-Corv-RM_1_Rg80to1200-CE102040-root-S1_Run785</text:p>
          </table:table-cell>
          <table:table-cell office:value-type="string" calcext:value-type="string">
            <text:p>nmdc:procsm-11-zbfvz433</text:p>
          </table:table-cell>
          <table:table-cell office:value-type="string" calcext:value-type="string">
            <text:p>nmdc:bsm-11-62fxv990</text:p>
          </table:table-cell>
        </table:table-row>
        <table:table-row table:style-name="ro1">
          <table:table-cell office:value-type="string" calcext:value-type="string">
            <text:p>nmdc:dgms-12-5972kx49</text:p>
          </table:table-cell>
          <table:table-cell office:value-type="string" calcext:value-type="string">
            <text:p>20220211_JGI_MD_507130_BioS_final1_IDX_C18_USDAY59443_NEG_MSMS_17RZM_BESC-234-Corv-RZM_1_Rg80to1200-CE102040-rhizo-S1_Run350</text:p>
          </table:table-cell>
          <table:table-cell office:value-type="string" calcext:value-type="string">
            <text:p>nmdc:procsm-11-k7habn11</text:p>
          </table:table-cell>
          <table:table-cell office:value-type="string" calcext:value-type="string">
            <text:p>nmdc:bsm-11-v0hqhp22</text:p>
          </table:table-cell>
        </table:table-row>
        <table:table-row table:style-name="ro1">
          <table:table-cell office:value-type="string" calcext:value-type="string">
            <text:p>nmdc:dgms-12-cy8nqn15</text:p>
          </table:table-cell>
          <table:table-cell office:value-type="string" calcext:value-type="string">
            <text:p>20220211_JGI_MD_507130_BioS_final1_IDX_C18_USDAY59443_NEG_MSMS_18LM_BESC-234-Corv-LM_2_Rg80to1200-CE102040-leaf-S1_Run119</text:p>
          </table:table-cell>
          <table:table-cell office:value-type="string" calcext:value-type="string">
            <text:p>nmdc:procsm-11-65fav813</text:p>
          </table:table-cell>
          <table:table-cell office:value-type="string" calcext:value-type="string">
            <text:p>nmdc:bsm-11-fyey4107</text:p>
          </table:table-cell>
        </table:table-row>
        <table:table-row table:style-name="ro1">
          <table:table-cell office:value-type="string" calcext:value-type="string">
            <text:p>nmdc:dgms-12-fnvvw802</text:p>
          </table:table-cell>
          <table:table-cell office:value-type="string" calcext:value-type="string">
            <text:p>20220211_JGI_MD_507130_BioS_final1_IDX_C18_USDAY59443_NEG_MSMS_18RM_BESC-234-Corv-RM_2_Rg80to1200-CE102040-root-S1_Run904</text:p>
          </table:table-cell>
          <table:table-cell office:value-type="string" calcext:value-type="string">
            <text:p>nmdc:procsm-11-erbb8g74</text:p>
          </table:table-cell>
          <table:table-cell office:value-type="string" calcext:value-type="string">
            <text:p>nmdc:bsm-11-dtyb1w45</text:p>
          </table:table-cell>
        </table:table-row>
        <table:table-row table:style-name="ro1">
          <table:table-cell office:value-type="string" calcext:value-type="string">
            <text:p>nmdc:dgms-12-5s4vxp42</text:p>
          </table:table-cell>
          <table:table-cell office:value-type="string" calcext:value-type="string">
            <text:p>20220211_JGI_MD_507130_BioS_final1_IDX_C18_USDAY59443_NEG_MSMS_18RZM_BESC-234-Corv-RZM_2_Rg80to1200-CE102040-rhizo-S1_Run489</text:p>
          </table:table-cell>
          <table:table-cell office:value-type="string" calcext:value-type="string">
            <text:p>nmdc:procsm-11-qf8zex56</text:p>
          </table:table-cell>
          <table:table-cell office:value-type="string" calcext:value-type="string">
            <text:p>nmdc:bsm-11-d1h1d248</text:p>
          </table:table-cell>
        </table:table-row>
        <table:table-row table:style-name="ro1">
          <table:table-cell office:value-type="string" calcext:value-type="string">
            <text:p>nmdc:dgms-12-szj1z240</text:p>
          </table:table-cell>
          <table:table-cell office:value-type="string" calcext:value-type="string">
            <text:p>20220211_JGI_MD_507130_BioS_final1_IDX_C18_USDAY59443_NEG_MSMS_19LM_BESC-234-Corv-LM_3_Rg80to1200-CE205060-leaf-S1_Run276</text:p>
          </table:table-cell>
          <table:table-cell office:value-type="string" calcext:value-type="string">
            <text:p>nmdc:procsm-11-fgkvce14</text:p>
          </table:table-cell>
          <table:table-cell office:value-type="string" calcext:value-type="string">
            <text:p>nmdc:bsm-11-djqze645</text:p>
          </table:table-cell>
        </table:table-row>
        <table:table-row table:style-name="ro1">
          <table:table-cell office:value-type="string" calcext:value-type="string">
            <text:p>nmdc:dgms-12-3zabxj37</text:p>
          </table:table-cell>
          <table:table-cell office:value-type="string" calcext:value-type="string">
            <text:p>20220211_JGI_MD_507130_BioS_final1_IDX_C18_USDAY59443_NEG_MSMS_19RM_BESC-234-Corv-RM_3_Rg80to1200-CE205060-root-S1_Run995</text:p>
          </table:table-cell>
          <table:table-cell office:value-type="string" calcext:value-type="string">
            <text:p>nmdc:procsm-11-0x9q7r54</text:p>
          </table:table-cell>
          <table:table-cell office:value-type="string" calcext:value-type="string">
            <text:p>nmdc:bsm-11-qvm0vt03</text:p>
          </table:table-cell>
        </table:table-row>
        <table:table-row table:style-name="ro1">
          <table:table-cell office:value-type="string" calcext:value-type="string">
            <text:p>nmdc:dgms-12-zw613e97</text:p>
          </table:table-cell>
          <table:table-cell office:value-type="string" calcext:value-type="string">
            <text:p>20220211_JGI_MD_507130_BioS_final1_IDX_C18_USDAY59443_NEG_MSMS_19RZM_BESC-234-Corv-RZM_3_Rg80to1200-CE205060-rhizo-S1_Run670</text:p>
          </table:table-cell>
          <table:table-cell office:value-type="string" calcext:value-type="string">
            <text:p>nmdc:procsm-11-7x2zvn03</text:p>
          </table:table-cell>
          <table:table-cell office:value-type="string" calcext:value-type="string">
            <text:p>nmdc:bsm-11-da01b330</text:p>
          </table:table-cell>
        </table:table-row>
        <table:table-row table:style-name="ro1">
          <table:table-cell office:value-type="string" calcext:value-type="string">
            <text:p>nmdc:dgms-12-b50tfz52</text:p>
          </table:table-cell>
          <table:table-cell office:value-type="string" calcext:value-type="string">
            <text:p>20220211_JGI_MD_507130_BioS_final1_IDX_C18_USDAY59443_NEG_MSMS_1LM_BESC-13-Clat-LM_1_Rg80to1200-CE102040-leaf-S1_Run45</text:p>
          </table:table-cell>
          <table:table-cell office:value-type="string" calcext:value-type="string">
            <text:p>nmdc:procsm-11-2fka8b94</text:p>
          </table:table-cell>
          <table:table-cell office:value-type="string" calcext:value-type="string">
            <text:p>nmdc:bsm-11-p9j7rw40</text:p>
          </table:table-cell>
        </table:table-row>
        <table:table-row table:style-name="ro1">
          <table:table-cell office:value-type="string" calcext:value-type="string">
            <text:p>nmdc:dgms-12-vj4b7v42</text:p>
          </table:table-cell>
          <table:table-cell office:value-type="string" calcext:value-type="string">
            <text:p>20220211_JGI_MD_507130_BioS_final1_IDX_C18_USDAY59443_NEG_MSMS_1RM_BESC-13-Clat-RM_1_Rg80to1200-CE102040-root-S1_Run815</text:p>
          </table:table-cell>
          <table:table-cell office:value-type="string" calcext:value-type="string">
            <text:p>nmdc:procsm-11-cea3xm38</text:p>
          </table:table-cell>
          <table:table-cell office:value-type="string" calcext:value-type="string">
            <text:p>nmdc:bsm-11-g4rxzh95</text:p>
          </table:table-cell>
        </table:table-row>
        <table:table-row table:style-name="ro1">
          <table:table-cell office:value-type="string" calcext:value-type="string">
            <text:p>nmdc:dgms-12-0s71b942</text:p>
          </table:table-cell>
          <table:table-cell office:value-type="string" calcext:value-type="string">
            <text:p>20220211_JGI_MD_507130_BioS_final1_IDX_C18_USDAY59443_NEG_MSMS_1RZM_BESC-13-Clat-RZM_1_Rg80to1200-CE102040-rhizo-S1_Run356</text:p>
          </table:table-cell>
          <table:table-cell office:value-type="string" calcext:value-type="string">
            <text:p>nmdc:procsm-11-hhezqf68</text:p>
          </table:table-cell>
          <table:table-cell office:value-type="string" calcext:value-type="string">
            <text:p>nmdc:bsm-11-vnkf4228</text:p>
          </table:table-cell>
        </table:table-row>
        <table:table-row table:style-name="ro1">
          <table:table-cell office:value-type="string" calcext:value-type="string">
            <text:p>nmdc:dgms-12-m4scnx68</text:p>
          </table:table-cell>
          <table:table-cell office:value-type="string" calcext:value-type="string">
            <text:p>20220211_JGI_MD_507130_BioS_final1_IDX_C18_USDAY59443_NEG_MSMS_20LM_BESC-258-Clat-LM_1_Rg80to1200-CE102040-leaf-S1_Run42</text:p>
          </table:table-cell>
          <table:table-cell office:value-type="string" calcext:value-type="string">
            <text:p>nmdc:procsm-11-2wy7dv24</text:p>
          </table:table-cell>
          <table:table-cell office:value-type="string" calcext:value-type="string">
            <text:p>nmdc:bsm-11-qy2fef59</text:p>
          </table:table-cell>
        </table:table-row>
        <table:table-row table:style-name="ro1">
          <table:table-cell office:value-type="string" calcext:value-type="string">
            <text:p>nmdc:dgms-12-cmexqp93</text:p>
          </table:table-cell>
          <table:table-cell office:value-type="string" calcext:value-type="string">
            <text:p>20220211_JGI_MD_507130_BioS_final1_IDX_C18_USDAY59443_NEG_MSMS_20RM_BESC-258-Clat-RM_1_Rg80to1200-CE102040-root-S1_Run791</text:p>
          </table:table-cell>
          <table:table-cell office:value-type="string" calcext:value-type="string">
            <text:p>nmdc:procsm-11-cmrh8688</text:p>
          </table:table-cell>
          <table:table-cell office:value-type="string" calcext:value-type="string">
            <text:p>nmdc:bsm-11-nx7zwq61</text:p>
          </table:table-cell>
        </table:table-row>
        <table:table-row table:style-name="ro1">
          <table:table-cell office:value-type="string" calcext:value-type="string">
            <text:p>nmdc:dgms-12-qrdq3954</text:p>
          </table:table-cell>
          <table:table-cell office:value-type="string" calcext:value-type="string">
            <text:p>20220211_JGI_MD_507130_BioS_final1_IDX_C18_USDAY59443_NEG_MSMS_20RZM_BESC-258-Clat-RZM_1_Rg80to1200-CE102040-rhizo-S1_Run403</text:p>
          </table:table-cell>
          <table:table-cell office:value-type="string" calcext:value-type="string">
            <text:p>nmdc:procsm-11-7jdwcp02</text:p>
          </table:table-cell>
          <table:table-cell office:value-type="string" calcext:value-type="string">
            <text:p>nmdc:bsm-11-yxxvqg27</text:p>
          </table:table-cell>
        </table:table-row>
        <table:table-row table:style-name="ro1">
          <table:table-cell office:value-type="string" calcext:value-type="string">
            <text:p>nmdc:dgms-12-aratr055</text:p>
          </table:table-cell>
          <table:table-cell office:value-type="string" calcext:value-type="string">
            <text:p>20220211_JGI_MD_507130_BioS_final1_IDX_C18_USDAY59443_NEG_MSMS_21LM_BESC-258-Clat-LM_2_Rg80to1200-CE102040-leaf-S1_Run211</text:p>
          </table:table-cell>
          <table:table-cell office:value-type="string" calcext:value-type="string">
            <text:p>nmdc:procsm-11-dxzj2j09</text:p>
          </table:table-cell>
          <table:table-cell office:value-type="string" calcext:value-type="string">
            <text:p>nmdc:bsm-11-wnrp0p76</text:p>
          </table:table-cell>
        </table:table-row>
        <table:table-row table:style-name="ro1">
          <table:table-cell office:value-type="string" calcext:value-type="string">
            <text:p>nmdc:dgms-12-8p6hwg16</text:p>
          </table:table-cell>
          <table:table-cell office:value-type="string" calcext:value-type="string">
            <text:p>20220211_JGI_MD_507130_BioS_final1_IDX_C18_USDAY59443_NEG_MSMS_21RM_BESC-258-Clat-RM_2_Rg80to1200-CE102040-root-S1_Run868</text:p>
          </table:table-cell>
          <table:table-cell office:value-type="string" calcext:value-type="string">
            <text:p>nmdc:procsm-11-zggj4n19</text:p>
          </table:table-cell>
          <table:table-cell office:value-type="string" calcext:value-type="string">
            <text:p>nmdc:bsm-11-wh35sj59</text:p>
          </table:table-cell>
        </table:table-row>
        <table:table-row table:style-name="ro1">
          <table:table-cell office:value-type="string" calcext:value-type="string">
            <text:p>nmdc:dgms-12-38rq2163</text:p>
          </table:table-cell>
          <table:table-cell office:value-type="string" calcext:value-type="string">
            <text:p>20220211_JGI_MD_507130_BioS_final1_IDX_C18_USDAY59443_NEG_MSMS_21RZM_BESC-258-Clat-RZM_2_Rg80to1200-CE102040-rhizo-S1_Run525</text:p>
          </table:table-cell>
          <table:table-cell office:value-type="string" calcext:value-type="string">
            <text:p>nmdc:procsm-11-sfkxwc81</text:p>
          </table:table-cell>
          <table:table-cell office:value-type="string" calcext:value-type="string">
            <text:p>nmdc:bsm-11-8ah8pz02</text:p>
          </table:table-cell>
        </table:table-row>
        <table:table-row table:style-name="ro1">
          <table:table-cell office:value-type="string" calcext:value-type="string">
            <text:p>nmdc:dgms-12-te1jzn18</text:p>
          </table:table-cell>
          <table:table-cell office:value-type="string" calcext:value-type="string">
            <text:p>20220211_JGI_MD_507130_BioS_final1_IDX_C18_USDAY59443_NEG_MSMS_22LM_BESC-285-Clat-LM_1_Rg80to1200-CE102040-leaf-S1_Run48</text:p>
          </table:table-cell>
          <table:table-cell office:value-type="string" calcext:value-type="string">
            <text:p>nmdc:procsm-11-n9kgzs04</text:p>
          </table:table-cell>
          <table:table-cell office:value-type="string" calcext:value-type="string">
            <text:p>nmdc:bsm-11-zf5qxz83</text:p>
          </table:table-cell>
        </table:table-row>
        <table:table-row table:style-name="ro1">
          <table:table-cell office:value-type="string" calcext:value-type="string">
            <text:p>nmdc:dgms-12-s7rv7737</text:p>
          </table:table-cell>
          <table:table-cell office:value-type="string" calcext:value-type="string">
            <text:p>20220211_JGI_MD_507130_BioS_final1_IDX_C18_USDAY59443_NEG_MSMS_22RM_BESC-285-Clat-RM_1_Rg80to1200-CE102040-root-S1_Run773</text:p>
          </table:table-cell>
          <table:table-cell office:value-type="string" calcext:value-type="string">
            <text:p>nmdc:procsm-11-qe49sb92</text:p>
          </table:table-cell>
          <table:table-cell office:value-type="string" calcext:value-type="string">
            <text:p>nmdc:bsm-11-42c9kj17</text:p>
          </table:table-cell>
        </table:table-row>
        <table:table-row table:style-name="ro1">
          <table:table-cell office:value-type="string" calcext:value-type="string">
            <text:p>nmdc:dgms-12-z3fjtw06</text:p>
          </table:table-cell>
          <table:table-cell office:value-type="string" calcext:value-type="string">
            <text:p>20220211_JGI_MD_507130_BioS_final1_IDX_C18_USDAY59443_NEG_MSMS_22RZM_BESC-285-Clat-RZM_1_Rg80to1200-CE102040-rhizo-S1_Run448</text:p>
          </table:table-cell>
          <table:table-cell office:value-type="string" calcext:value-type="string">
            <text:p>nmdc:procsm-11-e7xqd722</text:p>
          </table:table-cell>
          <table:table-cell office:value-type="string" calcext:value-type="string">
            <text:p>nmdc:bsm-11-18btad96</text:p>
          </table:table-cell>
        </table:table-row>
        <table:table-row table:style-name="ro1">
          <table:table-cell office:value-type="string" calcext:value-type="string">
            <text:p>nmdc:dgms-12-rm6z1e90</text:p>
          </table:table-cell>
          <table:table-cell office:value-type="string" calcext:value-type="string">
            <text:p>20220211_JGI_MD_507130_BioS_final1_IDX_C18_USDAY59443_NEG_MSMS_23LM_BESC-285-Clat-LM_2_Rg80to1200-CE102040-leaf-S1_Run193</text:p>
          </table:table-cell>
          <table:table-cell office:value-type="string" calcext:value-type="string">
            <text:p>nmdc:procsm-11-xxbzpe55</text:p>
          </table:table-cell>
          <table:table-cell office:value-type="string" calcext:value-type="string">
            <text:p>nmdc:bsm-11-th3sr643</text:p>
          </table:table-cell>
        </table:table-row>
        <table:table-row table:style-name="ro1">
          <table:table-cell office:value-type="string" calcext:value-type="string">
            <text:p>nmdc:dgms-12-wpn1bv93</text:p>
          </table:table-cell>
          <table:table-cell office:value-type="string" calcext:value-type="string">
            <text:p>20220211_JGI_MD_507130_BioS_final1_IDX_C18_USDAY59443_NEG_MSMS_23RM_BESC-285-Clat-RM_2_Rg80to1200-CE102040-root-S1_Run901</text:p>
          </table:table-cell>
          <table:table-cell office:value-type="string" calcext:value-type="string">
            <text:p>nmdc:procsm-11-rdambc96</text:p>
          </table:table-cell>
          <table:table-cell office:value-type="string" calcext:value-type="string">
            <text:p>nmdc:bsm-11-m4p1ck60</text:p>
          </table:table-cell>
        </table:table-row>
        <table:table-row table:style-name="ro1">
          <table:table-cell office:value-type="string" calcext:value-type="string">
            <text:p>nmdc:dgms-12-m5v3nr79</text:p>
          </table:table-cell>
          <table:table-cell office:value-type="string" calcext:value-type="string">
            <text:p>20220211_JGI_MD_507130_BioS_final1_IDX_C18_USDAY59443_NEG_MSMS_23RZM_BESC-285-Clat-RZM_2_Rg80to1200-CE102040-rhizo-S1_Run465</text:p>
          </table:table-cell>
          <table:table-cell office:value-type="string" calcext:value-type="string">
            <text:p>nmdc:procsm-11-gvxth280</text:p>
          </table:table-cell>
          <table:table-cell office:value-type="string" calcext:value-type="string">
            <text:p>nmdc:bsm-11-2a37n046</text:p>
          </table:table-cell>
        </table:table-row>
        <table:table-row table:style-name="ro1">
          <table:table-cell office:value-type="string" calcext:value-type="string">
            <text:p>nmdc:dgms-12-0j0ww795</text:p>
          </table:table-cell>
          <table:table-cell office:value-type="string" calcext:value-type="string">
            <text:p>20220211_JGI_MD_507130_BioS_final1_IDX_C18_USDAY59443_NEG_MSMS_24LM_BESC-307-Clat-LM_1_Rg80to1200-CE102040-leaf-S1_Run81</text:p>
          </table:table-cell>
          <table:table-cell office:value-type="string" calcext:value-type="string">
            <text:p>nmdc:procsm-11-1rfs4g74</text:p>
          </table:table-cell>
          <table:table-cell office:value-type="string" calcext:value-type="string">
            <text:p>nmdc:bsm-11-z75j2v52</text:p>
          </table:table-cell>
        </table:table-row>
        <table:table-row table:style-name="ro1">
          <table:table-cell office:value-type="string" calcext:value-type="string">
            <text:p>nmdc:dgms-12-z53gjm50</text:p>
          </table:table-cell>
          <table:table-cell office:value-type="string" calcext:value-type="string">
            <text:p>20220211_JGI_MD_507130_BioS_final1_IDX_C18_USDAY59443_NEG_MSMS_24RM_BESC-307-Clat-RM_1_Rg80to1200-CE102040-root-S1_Run738</text:p>
          </table:table-cell>
          <table:table-cell office:value-type="string" calcext:value-type="string">
            <text:p>nmdc:procsm-11-f852yb84</text:p>
          </table:table-cell>
          <table:table-cell office:value-type="string" calcext:value-type="string">
            <text:p>nmdc:bsm-11-1yvac190</text:p>
          </table:table-cell>
        </table:table-row>
        <table:table-row table:style-name="ro1">
          <table:table-cell office:value-type="string" calcext:value-type="string">
            <text:p>nmdc:dgms-12-bs4et404</text:p>
          </table:table-cell>
          <table:table-cell office:value-type="string" calcext:value-type="string">
            <text:p>20220211_JGI_MD_507130_BioS_final1_IDX_C18_USDAY59443_NEG_MSMS_24RZM_BESC-307-Clat-RZM_1_Rg80to1200-CE102040-rhizo-S1_Run383</text:p>
          </table:table-cell>
          <table:table-cell office:value-type="string" calcext:value-type="string">
            <text:p>nmdc:procsm-11-x7ttp173</text:p>
          </table:table-cell>
          <table:table-cell office:value-type="string" calcext:value-type="string">
            <text:p>nmdc:bsm-11-5snc2s56</text:p>
          </table:table-cell>
        </table:table-row>
        <table:table-row table:style-name="ro1">
          <table:table-cell office:value-type="string" calcext:value-type="string">
            <text:p>nmdc:dgms-12-18hvm210</text:p>
          </table:table-cell>
          <table:table-cell office:value-type="string" calcext:value-type="string">
            <text:p>20220211_JGI_MD_507130_BioS_final1_IDX_C18_USDAY59443_NEG_MSMS_25RM_BESC-307-Clat-RM_2_Rg80to1200-CE102040-root-S1_Run865</text:p>
          </table:table-cell>
          <table:table-cell office:value-type="string" calcext:value-type="string">
            <text:p>nmdc:procsm-11-evs47h63</text:p>
          </table:table-cell>
          <table:table-cell office:value-type="string" calcext:value-type="string">
            <text:p>nmdc:bsm-11-acfvxq24</text:p>
          </table:table-cell>
        </table:table-row>
        <table:table-row table:style-name="ro1">
          <table:table-cell office:value-type="string" calcext:value-type="string">
            <text:p>nmdc:dgms-12-z3cv8b68</text:p>
          </table:table-cell>
          <table:table-cell office:value-type="string" calcext:value-type="string">
            <text:p>20220211_JGI_MD_507130_BioS_final1_IDX_C18_USDAY59443_NEG_MSMS_25RZM_BESC-307-Clat-RZM_2_Rg80to1200-CE102040-rhizo-S1_Run554</text:p>
          </table:table-cell>
          <table:table-cell office:value-type="string" calcext:value-type="string">
            <text:p>nmdc:procsm-11-0tszth07</text:p>
          </table:table-cell>
          <table:table-cell office:value-type="string" calcext:value-type="string">
            <text:p>nmdc:bsm-11-vc1cgz17</text:p>
          </table:table-cell>
        </table:table-row>
        <table:table-row table:style-name="ro1">
          <table:table-cell office:value-type="string" calcext:value-type="string">
            <text:p>nmdc:dgms-12-dgn3ww92</text:p>
          </table:table-cell>
          <table:table-cell office:value-type="string" calcext:value-type="string">
            <text:p>20220211_JGI_MD_507130_BioS_final1_IDX_C18_USDAY59443_NEG_MSMS_26LM_BESC-307-Corv-LM_1_Rg80to1200-CE102040-leaf-S1_Run84</text:p>
          </table:table-cell>
          <table:table-cell office:value-type="string" calcext:value-type="string">
            <text:p>nmdc:procsm-11-gbd5n976</text:p>
          </table:table-cell>
          <table:table-cell office:value-type="string" calcext:value-type="string">
            <text:p>nmdc:bsm-11-6z11g163</text:p>
          </table:table-cell>
        </table:table-row>
        <table:table-row table:style-name="ro1">
          <table:table-cell office:value-type="string" calcext:value-type="string">
            <text:p>nmdc:dgms-12-ms83ga88</text:p>
          </table:table-cell>
          <table:table-cell office:value-type="string" calcext:value-type="string">
            <text:p>20220211_JGI_MD_507130_BioS_final1_IDX_C18_USDAY59443_NEG_MSMS_26RM_BESC-307-Corv-RM_1_Rg80to1200-CE102040-root-S1_Run747</text:p>
          </table:table-cell>
          <table:table-cell office:value-type="string" calcext:value-type="string">
            <text:p>nmdc:procsm-11-pwattr82</text:p>
          </table:table-cell>
          <table:table-cell office:value-type="string" calcext:value-type="string">
            <text:p>nmdc:bsm-11-gwx12029</text:p>
          </table:table-cell>
        </table:table-row>
        <table:table-row table:style-name="ro1">
          <table:table-cell office:value-type="string" calcext:value-type="string">
            <text:p>nmdc:dgms-12-1hpd0x54</text:p>
          </table:table-cell>
          <table:table-cell office:value-type="string" calcext:value-type="string">
            <text:p>20220211_JGI_MD_507130_BioS_final1_IDX_C18_USDAY59443_NEG_MSMS_26RZM_BESC-307-Corv-RZM_1_Rg80to1200-CE102040-rhizo-S1_Run400</text:p>
          </table:table-cell>
          <table:table-cell office:value-type="string" calcext:value-type="string">
            <text:p>nmdc:procsm-11-ywfmwp22</text:p>
          </table:table-cell>
          <table:table-cell office:value-type="string" calcext:value-type="string">
            <text:p>nmdc:bsm-11-6ntzv433</text:p>
          </table:table-cell>
        </table:table-row>
        <table:table-row table:style-name="ro1">
          <table:table-cell office:value-type="string" calcext:value-type="string">
            <text:p>nmdc:dgms-12-1yg5bj60</text:p>
          </table:table-cell>
          <table:table-cell office:value-type="string" calcext:value-type="string">
            <text:p>20220211_JGI_MD_507130_BioS_final1_IDX_C18_USDAY59443_NEG_MSMS_27LM_BESC-307-Corv-LM_2_Rg80to1200-CE102040-leaf-S1_Run158</text:p>
          </table:table-cell>
          <table:table-cell office:value-type="string" calcext:value-type="string">
            <text:p>nmdc:procsm-11-2603sk66</text:p>
          </table:table-cell>
          <table:table-cell office:value-type="string" calcext:value-type="string">
            <text:p>nmdc:bsm-11-j1hqcz15</text:p>
          </table:table-cell>
        </table:table-row>
        <table:table-row table:style-name="ro1">
          <table:table-cell office:value-type="string" calcext:value-type="string">
            <text:p>nmdc:dgms-12-3kds4x29</text:p>
          </table:table-cell>
          <table:table-cell office:value-type="string" calcext:value-type="string">
            <text:p>20220211_JGI_MD_507130_BioS_final1_IDX_C18_USDAY59443_NEG_MSMS_27RM_BESC-307-Corv-RM_2_Rg80to1200-CE102040-root-S1_Run877</text:p>
          </table:table-cell>
          <table:table-cell office:value-type="string" calcext:value-type="string">
            <text:p>nmdc:procsm-11-8fjtyd22</text:p>
          </table:table-cell>
          <table:table-cell office:value-type="string" calcext:value-type="string">
            <text:p>nmdc:bsm-11-jy6ece20</text:p>
          </table:table-cell>
        </table:table-row>
        <table:table-row table:style-name="ro1">
          <table:table-cell office:value-type="string" calcext:value-type="string">
            <text:p>nmdc:dgms-12-kdyyzt86</text:p>
          </table:table-cell>
          <table:table-cell office:value-type="string" calcext:value-type="string">
            <text:p>20220211_JGI_MD_507130_BioS_final1_IDX_C18_USDAY59443_NEG_MSMS_27RZM_BESC-307-Corv-RZM_2_Rg80to1200-CE102040-rhizo-S1_Run545</text:p>
          </table:table-cell>
          <table:table-cell office:value-type="string" calcext:value-type="string">
            <text:p>nmdc:procsm-11-b634z183</text:p>
          </table:table-cell>
          <table:table-cell office:value-type="string" calcext:value-type="string">
            <text:p>nmdc:bsm-11-arjq1c41</text:p>
          </table:table-cell>
        </table:table-row>
        <table:table-row table:style-name="ro1">
          <table:table-cell office:value-type="string" calcext:value-type="string">
            <text:p>nmdc:dgms-12-785pw610</text:p>
          </table:table-cell>
          <table:table-cell office:value-type="string" calcext:value-type="string">
            <text:p>20220211_JGI_MD_507130_BioS_final1_IDX_C18_USDAY59443_NEG_MSMS_28LM_BESC-307-Corv-LM_3_Rg80to1200-CE205060-leaf-S1_Run273</text:p>
          </table:table-cell>
          <table:table-cell office:value-type="string" calcext:value-type="string">
            <text:p>nmdc:procsm-11-wbgzs591</text:p>
          </table:table-cell>
          <table:table-cell office:value-type="string" calcext:value-type="string">
            <text:p>nmdc:bsm-11-pgxc4f08</text:p>
          </table:table-cell>
        </table:table-row>
        <table:table-row table:style-name="ro1">
          <table:table-cell office:value-type="string" calcext:value-type="string">
            <text:p>nmdc:dgms-12-et7b0k96</text:p>
          </table:table-cell>
          <table:table-cell office:value-type="string" calcext:value-type="string">
            <text:p>20220211_JGI_MD_507130_BioS_final1_IDX_C18_USDAY59443_NEG_MSMS_28RM_BESC-307-Corv-RM_3_Rg80to1200-CE205060-root-S1_Run1025</text:p>
          </table:table-cell>
          <table:table-cell office:value-type="string" calcext:value-type="string">
            <text:p>nmdc:procsm-11-q305be20</text:p>
          </table:table-cell>
          <table:table-cell office:value-type="string" calcext:value-type="string">
            <text:p>nmdc:bsm-11-t7xb8h63</text:p>
          </table:table-cell>
        </table:table-row>
        <table:table-row table:style-name="ro1">
          <table:table-cell office:value-type="string" calcext:value-type="string">
            <text:p>nmdc:dgms-12-cpjbxj06</text:p>
          </table:table-cell>
          <table:table-cell office:value-type="string" calcext:value-type="string">
            <text:p>20220211_JGI_MD_507130_BioS_final1_IDX_C18_USDAY59443_NEG_MSMS_28RZM_BESC-307-Corv-RZM_3_Rg80to1200-CE205060-rhizo-S1_Run605</text:p>
          </table:table-cell>
          <table:table-cell office:value-type="string" calcext:value-type="string">
            <text:p>nmdc:procsm-11-d3q41d96</text:p>
          </table:table-cell>
          <table:table-cell office:value-type="string" calcext:value-type="string">
            <text:p>nmdc:bsm-11-rtchk112</text:p>
          </table:table-cell>
        </table:table-row>
        <table:table-row table:style-name="ro1">
          <table:table-cell office:value-type="string" calcext:value-type="string">
            <text:p>nmdc:dgms-12-89dkss80</text:p>
          </table:table-cell>
          <table:table-cell office:value-type="string" calcext:value-type="string">
            <text:p>20220211_JGI_MD_507130_BioS_final1_IDX_C18_USDAY59443_NEG_MSMS_29LM_BESC-331-Clat-LM_2_Rg80to1200-CE102040-leaf-S1_Run128</text:p>
          </table:table-cell>
          <table:table-cell office:value-type="string" calcext:value-type="string">
            <text:p>nmdc:procsm-11-ykm5gm65</text:p>
          </table:table-cell>
          <table:table-cell office:value-type="string" calcext:value-type="string">
            <text:p>nmdc:bsm-11-trpbtt49</text:p>
          </table:table-cell>
        </table:table-row>
        <table:table-row table:style-name="ro1">
          <table:table-cell office:value-type="string" calcext:value-type="string">
            <text:p>nmdc:dgms-12-1jj53z46</text:p>
          </table:table-cell>
          <table:table-cell office:value-type="string" calcext:value-type="string">
            <text:p>20220211_JGI_MD_507130_BioS_final1_IDX_C18_USDAY59443_NEG_MSMS_29RM_BESC-331-Clat-RM_2_Rg80to1200-CE102040-root-S1_Run918</text:p>
          </table:table-cell>
          <table:table-cell office:value-type="string" calcext:value-type="string">
            <text:p>nmdc:procsm-11-a6avr411</text:p>
          </table:table-cell>
          <table:table-cell office:value-type="string" calcext:value-type="string">
            <text:p>nmdc:bsm-11-8g7xbe66</text:p>
          </table:table-cell>
        </table:table-row>
        <table:table-row table:style-name="ro1">
          <table:table-cell office:value-type="string" calcext:value-type="string">
            <text:p>nmdc:dgms-12-nn1d5m67</text:p>
          </table:table-cell>
          <table:table-cell office:value-type="string" calcext:value-type="string">
            <text:p>20220211_JGI_MD_507130_BioS_final1_IDX_C18_USDAY59443_NEG_MSMS_29RZM_BESC-331-Clat-RZM_2_Rg80to1200-CE102040-rhizo-S1_Run548</text:p>
          </table:table-cell>
          <table:table-cell office:value-type="string" calcext:value-type="string">
            <text:p>nmdc:procsm-11-xn21qt76</text:p>
          </table:table-cell>
          <table:table-cell office:value-type="string" calcext:value-type="string">
            <text:p>nmdc:bsm-11-2g6d7w97</text:p>
          </table:table-cell>
        </table:table-row>
        <table:table-row table:style-name="ro1">
          <table:table-cell office:value-type="string" calcext:value-type="string">
            <text:p>nmdc:dgms-12-5c8h4795</text:p>
          </table:table-cell>
          <table:table-cell office:value-type="string" calcext:value-type="string">
            <text:p>20220211_JGI_MD_507130_BioS_final1_IDX_C18_USDAY59443_NEG_MSMS_2LM_BESC-13-Clat-LM_2_Rg80to1200-CE102040-leaf-S1_Run199</text:p>
          </table:table-cell>
          <table:table-cell office:value-type="string" calcext:value-type="string">
            <text:p>nmdc:procsm-11-rhm0bk97</text:p>
          </table:table-cell>
          <table:table-cell office:value-type="string" calcext:value-type="string">
            <text:p>nmdc:bsm-11-nwh9ez71</text:p>
          </table:table-cell>
        </table:table-row>
        <table:table-row table:style-name="ro1">
          <table:table-cell office:value-type="string" calcext:value-type="string">
            <text:p>nmdc:dgms-12-0fz7g093</text:p>
          </table:table-cell>
          <table:table-cell office:value-type="string" calcext:value-type="string">
            <text:p>20220211_JGI_MD_507130_BioS_final1_IDX_C18_USDAY59443_NEG_MSMS_2RM_BESC-13-Clat-RM_2_Rg80to1200-CE102040-root-S1_Run853</text:p>
          </table:table-cell>
          <table:table-cell office:value-type="string" calcext:value-type="string">
            <text:p>nmdc:procsm-11-tgmztq55</text:p>
          </table:table-cell>
          <table:table-cell office:value-type="string" calcext:value-type="string">
            <text:p>nmdc:bsm-11-b7pv2a25</text:p>
          </table:table-cell>
        </table:table-row>
        <table:table-row table:style-name="ro1">
          <table:table-cell office:value-type="string" calcext:value-type="string">
            <text:p>nmdc:dgms-12-vy40vg12</text:p>
          </table:table-cell>
          <table:table-cell office:value-type="string" calcext:value-type="string">
            <text:p>20220211_JGI_MD_507130_BioS_final1_IDX_C18_USDAY59443_NEG_MSMS_2RZM_BESC-13-Clat-RZM_2_Rg80to1200-CE102040-rhizo-S1_Run498</text:p>
          </table:table-cell>
          <table:table-cell office:value-type="string" calcext:value-type="string">
            <text:p>nmdc:procsm-11-vjd0fg23</text:p>
          </table:table-cell>
          <table:table-cell office:value-type="string" calcext:value-type="string">
            <text:p>nmdc:bsm-11-k7jqh647</text:p>
          </table:table-cell>
        </table:table-row>
        <table:table-row table:style-name="ro1">
          <table:table-cell office:value-type="string" calcext:value-type="string">
            <text:p>nmdc:dgms-12-s3axvt59</text:p>
          </table:table-cell>
          <table:table-cell office:value-type="string" calcext:value-type="string">
            <text:p>20220211_JGI_MD_507130_BioS_final1_IDX_C18_USDAY59443_NEG_MSMS_30LM_BESC-331-Corv-LM_1_Rg80to1200-CE102040-leaf-S1_Run69</text:p>
          </table:table-cell>
          <table:table-cell office:value-type="string" calcext:value-type="string">
            <text:p>nmdc:procsm-11-k318kq30</text:p>
          </table:table-cell>
          <table:table-cell office:value-type="string" calcext:value-type="string">
            <text:p>nmdc:bsm-11-jjchgw36</text:p>
          </table:table-cell>
        </table:table-row>
        <table:table-row table:style-name="ro1">
          <table:table-cell office:value-type="string" calcext:value-type="string">
            <text:p>nmdc:dgms-12-vgbdfc88</text:p>
          </table:table-cell>
          <table:table-cell office:value-type="string" calcext:value-type="string">
            <text:p>20220211_JGI_MD_507130_BioS_final1_IDX_C18_USDAY59443_NEG_MSMS_30RM_BESC-331-Corv-RM_1_Rg80to1200-CE102040-root-S1_Run726</text:p>
          </table:table-cell>
          <table:table-cell office:value-type="string" calcext:value-type="string">
            <text:p>nmdc:procsm-11-jam5h604</text:p>
          </table:table-cell>
          <table:table-cell office:value-type="string" calcext:value-type="string">
            <text:p>nmdc:bsm-11-9f2ahd94</text:p>
          </table:table-cell>
        </table:table-row>
        <table:table-row table:style-name="ro1">
          <table:table-cell office:value-type="string" calcext:value-type="string">
            <text:p>nmdc:dgms-12-eb683j28</text:p>
          </table:table-cell>
          <table:table-cell office:value-type="string" calcext:value-type="string">
            <text:p>20220211_JGI_MD_507130_BioS_final1_IDX_C18_USDAY59443_NEG_MSMS_30RZM_BESC-331-Corv-RZM_1_Rg80to1200-CE102040-rhizo-S1_Run377</text:p>
          </table:table-cell>
          <table:table-cell office:value-type="string" calcext:value-type="string">
            <text:p>nmdc:procsm-11-7c09xy54</text:p>
          </table:table-cell>
          <table:table-cell office:value-type="string" calcext:value-type="string">
            <text:p>nmdc:bsm-11-ga8cav80</text:p>
          </table:table-cell>
        </table:table-row>
        <table:table-row table:style-name="ro1">
          <table:table-cell office:value-type="string" calcext:value-type="string">
            <text:p>nmdc:dgms-12-4s60v314</text:p>
          </table:table-cell>
          <table:table-cell office:value-type="string" calcext:value-type="string">
            <text:p>20220211_JGI_MD_507130_BioS_final1_IDX_C18_USDAY59443_NEG_MSMS_31LM_BESC-331-Corv-LM_2_Rg80to1200-CE102040-leaf-S1_Run181</text:p>
          </table:table-cell>
          <table:table-cell office:value-type="string" calcext:value-type="string">
            <text:p>nmdc:procsm-11-6fcyae82</text:p>
          </table:table-cell>
          <table:table-cell office:value-type="string" calcext:value-type="string">
            <text:p>nmdc:bsm-11-bm9haf23</text:p>
          </table:table-cell>
        </table:table-row>
        <table:table-row table:style-name="ro1">
          <table:table-cell office:value-type="string" calcext:value-type="string">
            <text:p>nmdc:dgms-12-wne3q278</text:p>
          </table:table-cell>
          <table:table-cell office:value-type="string" calcext:value-type="string">
            <text:p>20220211_JGI_MD_507130_BioS_final1_IDX_C18_USDAY59443_NEG_MSMS_31RM_BESC-331-Corv-RM_2_Rg80to1200-CE102040-root-S1_Run892</text:p>
          </table:table-cell>
          <table:table-cell office:value-type="string" calcext:value-type="string">
            <text:p>nmdc:procsm-11-bhbzxf70</text:p>
          </table:table-cell>
          <table:table-cell office:value-type="string" calcext:value-type="string">
            <text:p>nmdc:bsm-11-j2pfz414</text:p>
          </table:table-cell>
        </table:table-row>
        <table:table-row table:style-name="ro1">
          <table:table-cell office:value-type="string" calcext:value-type="string">
            <text:p>nmdc:dgms-12-9086km56</text:p>
          </table:table-cell>
          <table:table-cell office:value-type="string" calcext:value-type="string">
            <text:p>20220211_JGI_MD_507130_BioS_final1_IDX_C18_USDAY59443_NEG_MSMS_31RZM_BESC-331-Corv-RZM_2_Rg80to1200-CE102040-rhizo-S1_Run501</text:p>
          </table:table-cell>
          <table:table-cell office:value-type="string" calcext:value-type="string">
            <text:p>nmdc:procsm-11-r323yb98</text:p>
          </table:table-cell>
          <table:table-cell office:value-type="string" calcext:value-type="string">
            <text:p>nmdc:bsm-11-wpsg6186</text:p>
          </table:table-cell>
        </table:table-row>
        <table:table-row table:style-name="ro1">
          <table:table-cell office:value-type="string" calcext:value-type="string">
            <text:p>nmdc:dgms-12-5nnt2n06</text:p>
          </table:table-cell>
          <table:table-cell office:value-type="string" calcext:value-type="string">
            <text:p>20220211_JGI_MD_507130_BioS_final1_IDX_C18_USDAY59443_NEG_MSMS_32LM_BESC-331-Corv-LM_3_Rg80to1200-CE205060-leaf-S1_Run297</text:p>
          </table:table-cell>
          <table:table-cell office:value-type="string" calcext:value-type="string">
            <text:p>nmdc:procsm-11-kxtefz09</text:p>
          </table:table-cell>
          <table:table-cell office:value-type="string" calcext:value-type="string">
            <text:p>nmdc:bsm-11-yd4dqe75</text:p>
          </table:table-cell>
        </table:table-row>
        <table:table-row table:style-name="ro1">
          <table:table-cell office:value-type="string" calcext:value-type="string">
            <text:p>nmdc:dgms-12-32ecjs96</text:p>
          </table:table-cell>
          <table:table-cell office:value-type="string" calcext:value-type="string">
            <text:p>20220211_JGI_MD_507130_BioS_final1_IDX_C18_USDAY59443_NEG_MSMS_32RM_BESC-331-Corv-RM_3_Rg80to1200-CE205060-root-S1_Run1013</text:p>
          </table:table-cell>
          <table:table-cell office:value-type="string" calcext:value-type="string">
            <text:p>nmdc:procsm-11-ysh3jr12</text:p>
          </table:table-cell>
          <table:table-cell office:value-type="string" calcext:value-type="string">
            <text:p>nmdc:bsm-11-kdja3v28</text:p>
          </table:table-cell>
        </table:table-row>
        <table:table-row table:style-name="ro1">
          <table:table-cell office:value-type="string" calcext:value-type="string">
            <text:p>nmdc:dgms-12-m00hpt27</text:p>
          </table:table-cell>
          <table:table-cell office:value-type="string" calcext:value-type="string">
            <text:p>20220211_JGI_MD_507130_BioS_final1_IDX_C18_USDAY59443_NEG_MSMS_32RZM_BESC-331-Corv-RZM_3_Rg80to1200-CE205060-rhizo-S1_Run613</text:p>
          </table:table-cell>
          <table:table-cell office:value-type="string" calcext:value-type="string">
            <text:p>nmdc:procsm-11-ffzpjx93</text:p>
          </table:table-cell>
          <table:table-cell office:value-type="string" calcext:value-type="string">
            <text:p>nmdc:bsm-11-azfn2405</text:p>
          </table:table-cell>
        </table:table-row>
        <table:table-row table:style-name="ro1">
          <table:table-cell office:value-type="string" calcext:value-type="string">
            <text:p>nmdc:dgms-12-rfsdxn55</text:p>
          </table:table-cell>
          <table:table-cell office:value-type="string" calcext:value-type="string">
            <text:p>20220211_JGI_MD_507130_BioS_final1_IDX_C18_USDAY59443_NEG_MSMS_33LM_BESC-351-Clat-LM_1_Rg80to1200-CE102040-leaf-S1_Run98</text:p>
          </table:table-cell>
          <table:table-cell office:value-type="string" calcext:value-type="string">
            <text:p>nmdc:procsm-11-n7hbev40</text:p>
          </table:table-cell>
          <table:table-cell office:value-type="string" calcext:value-type="string">
            <text:p>nmdc:bsm-11-shjn2p67</text:p>
          </table:table-cell>
        </table:table-row>
        <table:table-row table:style-name="ro1">
          <table:table-cell office:value-type="string" calcext:value-type="string">
            <text:p>nmdc:dgms-12-025hwh77</text:p>
          </table:table-cell>
          <table:table-cell office:value-type="string" calcext:value-type="string">
            <text:p>20220211_JGI_MD_507130_BioS_final1_IDX_C18_USDAY59443_NEG_MSMS_33RM_BESC-351-Clat-RM_1_Rg80to1200-CE102040-root-S1_Run767</text:p>
          </table:table-cell>
          <table:table-cell office:value-type="string" calcext:value-type="string">
            <text:p>nmdc:procsm-11-4ez3bp33</text:p>
          </table:table-cell>
          <table:table-cell office:value-type="string" calcext:value-type="string">
            <text:p>nmdc:bsm-11-spav5m37</text:p>
          </table:table-cell>
        </table:table-row>
        <table:table-row table:style-name="ro1">
          <table:table-cell office:value-type="string" calcext:value-type="string">
            <text:p>nmdc:dgms-12-rfcgsp24</text:p>
          </table:table-cell>
          <table:table-cell office:value-type="string" calcext:value-type="string">
            <text:p>20220211_JGI_MD_507130_BioS_final1_IDX_C18_USDAY59443_NEG_MSMS_33RZM_BESC-351-Clat-RZM_1_Rg80to1200-CE102040-rhizo-S1_Run406</text:p>
          </table:table-cell>
          <table:table-cell office:value-type="string" calcext:value-type="string">
            <text:p>nmdc:procsm-11-jbcyhy88</text:p>
          </table:table-cell>
          <table:table-cell office:value-type="string" calcext:value-type="string">
            <text:p>nmdc:bsm-11-ce1sg012</text:p>
          </table:table-cell>
        </table:table-row>
        <table:table-row table:style-name="ro1">
          <table:table-cell office:value-type="string" calcext:value-type="string">
            <text:p>nmdc:dgms-12-yp21mx52</text:p>
          </table:table-cell>
          <table:table-cell office:value-type="string" calcext:value-type="string">
            <text:p>20220211_JGI_MD_507130_BioS_final1_IDX_C18_USDAY59443_NEG_MSMS_34LM_BESC-351-Clat-LM_2_Rg80to1200-CE102040-leaf-S1_Run190</text:p>
          </table:table-cell>
          <table:table-cell office:value-type="string" calcext:value-type="string">
            <text:p>nmdc:procsm-11-fq9fq278</text:p>
          </table:table-cell>
          <table:table-cell office:value-type="string" calcext:value-type="string">
            <text:p>nmdc:bsm-11-94c2xj88</text:p>
          </table:table-cell>
        </table:table-row>
        <table:table-row table:style-name="ro1">
          <table:table-cell office:value-type="string" calcext:value-type="string">
            <text:p>nmdc:dgms-12-k231tt27</text:p>
          </table:table-cell>
          <table:table-cell office:value-type="string" calcext:value-type="string">
            <text:p>20220211_JGI_MD_507130_BioS_final1_IDX_C18_USDAY59443_NEG_MSMS_34RM_BESC-351-Clat-RM_2_Rg80to1200-CE102040-root-S1_Run874</text:p>
          </table:table-cell>
          <table:table-cell office:value-type="string" calcext:value-type="string">
            <text:p>nmdc:procsm-11-gcepb382</text:p>
          </table:table-cell>
          <table:table-cell office:value-type="string" calcext:value-type="string">
            <text:p>nmdc:bsm-11-bqp0m764</text:p>
          </table:table-cell>
        </table:table-row>
        <table:table-row table:style-name="ro1">
          <table:table-cell office:value-type="string" calcext:value-type="string">
            <text:p>nmdc:dgms-12-ktkxmx79</text:p>
          </table:table-cell>
          <table:table-cell office:value-type="string" calcext:value-type="string">
            <text:p>20220211_JGI_MD_507130_BioS_final1_IDX_C18_USDAY59443_NEG_MSMS_34RZM_BESC-351-Clat-RZM_2_Rg80to1200-CE102040-rhizo-S1_Run578</text:p>
          </table:table-cell>
          <table:table-cell office:value-type="string" calcext:value-type="string">
            <text:p>nmdc:procsm-11-my8a9633</text:p>
          </table:table-cell>
          <table:table-cell office:value-type="string" calcext:value-type="string">
            <text:p>nmdc:bsm-11-s110fy15</text:p>
          </table:table-cell>
        </table:table-row>
        <table:table-row table:style-name="ro1">
          <table:table-cell office:value-type="string" calcext:value-type="string">
            <text:p>nmdc:dgms-12-f1w6ey52</text:p>
          </table:table-cell>
          <table:table-cell office:value-type="string" calcext:value-type="string">
            <text:p>20220211_JGI_MD_507130_BioS_final1_IDX_C18_USDAY59443_NEG_MSMS_35LM_BESC-351-Clat-LM_3_Rg80to1200-CE205060-leaf-S1_Run246</text:p>
          </table:table-cell>
          <table:table-cell office:value-type="string" calcext:value-type="string">
            <text:p>nmdc:procsm-11-tgz38h44</text:p>
          </table:table-cell>
          <table:table-cell office:value-type="string" calcext:value-type="string">
            <text:p>nmdc:bsm-11-678ndj04</text:p>
          </table:table-cell>
        </table:table-row>
        <table:table-row table:style-name="ro1">
          <table:table-cell office:value-type="string" calcext:value-type="string">
            <text:p>nmdc:dgms-12-99wb0496</text:p>
          </table:table-cell>
          <table:table-cell office:value-type="string" calcext:value-type="string">
            <text:p>20220211_JGI_MD_507130_BioS_final1_IDX_C18_USDAY59443_NEG_MSMS_35RM_BESC-351-Clat-RM_3_Rg80to1200-CE205060-root-S1_Run983</text:p>
          </table:table-cell>
          <table:table-cell office:value-type="string" calcext:value-type="string">
            <text:p>nmdc:procsm-11-1s2x2595</text:p>
          </table:table-cell>
          <table:table-cell office:value-type="string" calcext:value-type="string">
            <text:p>nmdc:bsm-11-aesqd647</text:p>
          </table:table-cell>
        </table:table-row>
        <table:table-row table:style-name="ro1">
          <table:table-cell office:value-type="string" calcext:value-type="string">
            <text:p>nmdc:dgms-12-42rjjn70</text:p>
          </table:table-cell>
          <table:table-cell office:value-type="string" calcext:value-type="string">
            <text:p>20220211_JGI_MD_507130_BioS_final1_IDX_C18_USDAY59443_NEG_MSMS_35RZM_BESC-351-Clat-RZM_3_Rg80to1200-CE205060-rhizo-S1_Run664</text:p>
          </table:table-cell>
          <table:table-cell office:value-type="string" calcext:value-type="string">
            <text:p>nmdc:procsm-11-xrm8sk77</text:p>
          </table:table-cell>
          <table:table-cell office:value-type="string" calcext:value-type="string">
            <text:p>nmdc:bsm-11-zxvekh84</text:p>
          </table:table-cell>
        </table:table-row>
        <table:table-row table:style-name="ro1">
          <table:table-cell office:value-type="string" calcext:value-type="string">
            <text:p>nmdc:dgms-12-0s71wv05</text:p>
          </table:table-cell>
          <table:table-cell office:value-type="string" calcext:value-type="string">
            <text:p>20220211_JGI_MD_507130_BioS_final1_IDX_C18_USDAY59443_NEG_MSMS_36LM_BESC-351-Corv-LM_1_Rg80to1200-CE102040-leaf-S1_Run24</text:p>
          </table:table-cell>
          <table:table-cell office:value-type="string" calcext:value-type="string">
            <text:p>nmdc:procsm-11-de3gc513</text:p>
          </table:table-cell>
          <table:table-cell office:value-type="string" calcext:value-type="string">
            <text:p>nmdc:bsm-11-cvqsze66</text:p>
          </table:table-cell>
        </table:table-row>
        <table:table-row table:style-name="ro1">
          <table:table-cell office:value-type="string" calcext:value-type="string">
            <text:p>nmdc:dgms-12-9xecdv23</text:p>
          </table:table-cell>
          <table:table-cell office:value-type="string" calcext:value-type="string">
            <text:p>20220211_JGI_MD_507130_BioS_final1_IDX_C18_USDAY59443_NEG_MSMS_36RM_BESC-351-Corv-RM_1_Rg80to1200-CE102040-root-S1_Run714</text:p>
          </table:table-cell>
          <table:table-cell office:value-type="string" calcext:value-type="string">
            <text:p>nmdc:procsm-11-8s878e27</text:p>
          </table:table-cell>
          <table:table-cell office:value-type="string" calcext:value-type="string">
            <text:p>nmdc:bsm-11-nrkha596</text:p>
          </table:table-cell>
        </table:table-row>
        <table:table-row table:style-name="ro1">
          <table:table-cell office:value-type="string" calcext:value-type="string">
            <text:p>nmdc:dgms-12-w6yp8550</text:p>
          </table:table-cell>
          <table:table-cell office:value-type="string" calcext:value-type="string">
            <text:p>20220211_JGI_MD_507130_BioS_final1_IDX_C18_USDAY59443_NEG_MSMS_36RZM_BESC-351-Corv-RZM_1_Rg80to1200-CE102040-rhizo-S1_Run388</text:p>
          </table:table-cell>
          <table:table-cell office:value-type="string" calcext:value-type="string">
            <text:p>nmdc:procsm-11-mnxbsz41</text:p>
          </table:table-cell>
          <table:table-cell office:value-type="string" calcext:value-type="string">
            <text:p>nmdc:bsm-11-k7fkcz65</text:p>
          </table:table-cell>
        </table:table-row>
        <table:table-row table:style-name="ro1">
          <table:table-cell office:value-type="string" calcext:value-type="string">
            <text:p>nmdc:dgms-12-bqpbcj84</text:p>
          </table:table-cell>
          <table:table-cell office:value-type="string" calcext:value-type="string">
            <text:p>20220211_JGI_MD_507130_BioS_final1_IDX_C18_USDAY59443_NEG_MSMS_37LM_BESC-351-Corv-LM_2_Rg80to1200-CE102040-leaf-S1_Run116</text:p>
          </table:table-cell>
          <table:table-cell office:value-type="string" calcext:value-type="string">
            <text:p>nmdc:procsm-11-jzs1x477</text:p>
          </table:table-cell>
          <table:table-cell office:value-type="string" calcext:value-type="string">
            <text:p>nmdc:bsm-11-trbf6m66</text:p>
          </table:table-cell>
        </table:table-row>
        <table:table-row table:style-name="ro1">
          <table:table-cell office:value-type="string" calcext:value-type="string">
            <text:p>nmdc:dgms-12-ras2ys73</text:p>
          </table:table-cell>
          <table:table-cell office:value-type="string" calcext:value-type="string">
            <text:p>20220211_JGI_MD_507130_BioS_final1_IDX_C18_USDAY59443_NEG_MSMS_37RM_BESC-351-Corv-RM_2_Rg80to1200-CE102040-root-S1_Run924</text:p>
          </table:table-cell>
          <table:table-cell office:value-type="string" calcext:value-type="string">
            <text:p>nmdc:procsm-11-rw4bkq62</text:p>
          </table:table-cell>
          <table:table-cell office:value-type="string" calcext:value-type="string">
            <text:p>nmdc:bsm-11-tcxb3w32</text:p>
          </table:table-cell>
        </table:table-row>
        <table:table-row table:style-name="ro1">
          <table:table-cell office:value-type="string" calcext:value-type="string">
            <text:p>nmdc:dgms-12-j9x4wa87</text:p>
          </table:table-cell>
          <table:table-cell office:value-type="string" calcext:value-type="string">
            <text:p>20220211_JGI_MD_507130_BioS_final1_IDX_C18_USDAY59443_NEG_MSMS_37RZM_BESC-351-Corv-RZM_2_Rg80to1200-CE102040-rhizo-S1_Run572</text:p>
          </table:table-cell>
          <table:table-cell office:value-type="string" calcext:value-type="string">
            <text:p>nmdc:procsm-11-vbcf2804</text:p>
          </table:table-cell>
          <table:table-cell office:value-type="string" calcext:value-type="string">
            <text:p>nmdc:bsm-11-hhb2g180</text:p>
          </table:table-cell>
        </table:table-row>
        <table:table-row table:style-name="ro1">
          <table:table-cell office:value-type="string" calcext:value-type="string">
            <text:p>nmdc:dgms-12-r0h7wf09</text:p>
          </table:table-cell>
          <table:table-cell office:value-type="string" calcext:value-type="string">
            <text:p>20220211_JGI_MD_507130_BioS_final1_IDX_C18_USDAY59443_NEG_MSMS_38LM_BESC-351-Corv-LM_3_Rg80to1200-CE205060-leaf-S1_Run267</text:p>
          </table:table-cell>
          <table:table-cell office:value-type="string" calcext:value-type="string">
            <text:p>nmdc:procsm-11-8htfwc67</text:p>
          </table:table-cell>
          <table:table-cell office:value-type="string" calcext:value-type="string">
            <text:p>nmdc:bsm-11-zsdrmw76</text:p>
          </table:table-cell>
        </table:table-row>
        <table:table-row table:style-name="ro1">
          <table:table-cell office:value-type="string" calcext:value-type="string">
            <text:p>nmdc:dgms-12-2rxra858</text:p>
          </table:table-cell>
          <table:table-cell office:value-type="string" calcext:value-type="string">
            <text:p>20220211_JGI_MD_507130_BioS_final1_IDX_C18_USDAY59443_NEG_MSMS_38RM_BESC-351-Corv-RM_3_Rg80to1200-CE205060-root-S1_Run1048</text:p>
          </table:table-cell>
          <table:table-cell office:value-type="string" calcext:value-type="string">
            <text:p>nmdc:procsm-11-dydkb763</text:p>
          </table:table-cell>
          <table:table-cell office:value-type="string" calcext:value-type="string">
            <text:p>nmdc:bsm-11-p4wss361</text:p>
          </table:table-cell>
        </table:table-row>
        <table:table-row table:style-name="ro1">
          <table:table-cell office:value-type="string" calcext:value-type="string">
            <text:p>nmdc:dgms-12-8984sv03</text:p>
          </table:table-cell>
          <table:table-cell office:value-type="string" calcext:value-type="string">
            <text:p>20220211_JGI_MD_507130_BioS_final1_IDX_C18_USDAY59443_NEG_MSMS_38RZM_BESC-351-Corv-RZM_3_Rg80to1200-CE205060-rhizo-S1_Run658</text:p>
          </table:table-cell>
          <table:table-cell office:value-type="string" calcext:value-type="string">
            <text:p>nmdc:procsm-11-bfke2j55</text:p>
          </table:table-cell>
          <table:table-cell office:value-type="string" calcext:value-type="string">
            <text:p>nmdc:bsm-11-z1r5gy96</text:p>
          </table:table-cell>
        </table:table-row>
        <table:table-row table:style-name="ro1">
          <table:table-cell office:value-type="string" calcext:value-type="string">
            <text:p>nmdc:dgms-12-5b1g9b84</text:p>
          </table:table-cell>
          <table:table-cell office:value-type="string" calcext:value-type="string">
            <text:p>20220211_JGI_MD_507130_BioS_final1_IDX_C18_USDAY59443_NEG_MSMS_39LM_BESC-360-Clat-LM_2_Rg80to1200-CE102040-leaf-S1_Run134</text:p>
          </table:table-cell>
          <table:table-cell office:value-type="string" calcext:value-type="string">
            <text:p>nmdc:procsm-11-55qp2725</text:p>
          </table:table-cell>
          <table:table-cell office:value-type="string" calcext:value-type="string">
            <text:p>nmdc:bsm-11-ppp4fk41</text:p>
          </table:table-cell>
        </table:table-row>
        <table:table-row table:style-name="ro1">
          <table:table-cell office:value-type="string" calcext:value-type="string">
            <text:p>nmdc:dgms-12-46y57734</text:p>
          </table:table-cell>
          <table:table-cell office:value-type="string" calcext:value-type="string">
            <text:p>20220211_JGI_MD_507130_BioS_final1_IDX_C18_USDAY59443_NEG_MSMS_39RM_BESC-360-Clat-RM_2_Rg80to1200-CE102040-root-S1_Run830</text:p>
          </table:table-cell>
          <table:table-cell office:value-type="string" calcext:value-type="string">
            <text:p>nmdc:procsm-11-mywgqf31</text:p>
          </table:table-cell>
          <table:table-cell office:value-type="string" calcext:value-type="string">
            <text:p>nmdc:bsm-11-m0h9cb45</text:p>
          </table:table-cell>
        </table:table-row>
        <table:table-row table:style-name="ro1">
          <table:table-cell office:value-type="string" calcext:value-type="string">
            <text:p>nmdc:dgms-12-wc9p1b44</text:p>
          </table:table-cell>
          <table:table-cell office:value-type="string" calcext:value-type="string">
            <text:p>20220211_JGI_MD_507130_BioS_final1_IDX_C18_USDAY59443_NEG_MSMS_39RZM_BESC-360-Clat-RZM_2_Rg80to1200-CE102040-rhizo-S1_Run457</text:p>
          </table:table-cell>
          <table:table-cell office:value-type="string" calcext:value-type="string">
            <text:p>nmdc:procsm-11-25r1td74</text:p>
          </table:table-cell>
          <table:table-cell office:value-type="string" calcext:value-type="string">
            <text:p>nmdc:bsm-11-adzwqg44</text:p>
          </table:table-cell>
        </table:table-row>
        <table:table-row table:style-name="ro1">
          <table:table-cell office:value-type="string" calcext:value-type="string">
            <text:p>nmdc:dgms-12-m7vyqg60</text:p>
          </table:table-cell>
          <table:table-cell office:value-type="string" calcext:value-type="string">
            <text:p>20220211_JGI_MD_507130_BioS_final1_IDX_C18_USDAY59443_NEG_MSMS_3LM_BESC-13-Clat-LM_3_Rg80to1200-CE205060-leaf-S1_Run226</text:p>
          </table:table-cell>
          <table:table-cell office:value-type="string" calcext:value-type="string">
            <text:p>nmdc:procsm-11-37yvbv76</text:p>
          </table:table-cell>
          <table:table-cell office:value-type="string" calcext:value-type="string">
            <text:p>nmdc:bsm-11-73zqmh40</text:p>
          </table:table-cell>
        </table:table-row>
        <table:table-row table:style-name="ro1">
          <table:table-cell office:value-type="string" calcext:value-type="string">
            <text:p>nmdc:dgms-12-9mjs5211</text:p>
          </table:table-cell>
          <table:table-cell office:value-type="string" calcext:value-type="string">
            <text:p>20220211_JGI_MD_507130_BioS_final1_IDX_C18_USDAY59443_NEG_MSMS_3RM_BESC-13-Clat-RM_3_Rg80to1200-CE205060-root-S1_Run1034</text:p>
          </table:table-cell>
          <table:table-cell office:value-type="string" calcext:value-type="string">
            <text:p>nmdc:procsm-11-0qzfnc77</text:p>
          </table:table-cell>
          <table:table-cell office:value-type="string" calcext:value-type="string">
            <text:p>nmdc:bsm-11-jq2e3v76</text:p>
          </table:table-cell>
        </table:table-row>
        <table:table-row table:style-name="ro1">
          <table:table-cell office:value-type="string" calcext:value-type="string">
            <text:p>nmdc:dgms-12-4a4drz20</text:p>
          </table:table-cell>
          <table:table-cell office:value-type="string" calcext:value-type="string">
            <text:p>20220211_JGI_MD_507130_BioS_final1_IDX_C18_USDAY59443_NEG_MSMS_3RZM_BESC-13-Clat-RZM_3_Rg80to1200-CE205060-rhizo-S1_Run584</text:p>
          </table:table-cell>
          <table:table-cell office:value-type="string" calcext:value-type="string">
            <text:p>nmdc:procsm-11-dkp9p459</text:p>
          </table:table-cell>
          <table:table-cell office:value-type="string" calcext:value-type="string">
            <text:p>nmdc:bsm-11-k3zdem68</text:p>
          </table:table-cell>
        </table:table-row>
        <table:table-row table:style-name="ro1">
          <table:table-cell office:value-type="string" calcext:value-type="string">
            <text:p>nmdc:dgms-12-htezmg94</text:p>
          </table:table-cell>
          <table:table-cell office:value-type="string" calcext:value-type="string">
            <text:p>20220211_JGI_MD_507130_BioS_final1_IDX_C18_USDAY59443_NEG_MSMS_40LM_BESC-360-Clat-LM_3_Rg80to1200-CE205060-leaf-S1_Run282</text:p>
          </table:table-cell>
          <table:table-cell office:value-type="string" calcext:value-type="string">
            <text:p>nmdc:procsm-11-yxwtvm30</text:p>
          </table:table-cell>
          <table:table-cell office:value-type="string" calcext:value-type="string">
            <text:p>nmdc:bsm-11-pygdem51</text:p>
          </table:table-cell>
        </table:table-row>
        <table:table-row table:style-name="ro1">
          <table:table-cell office:value-type="string" calcext:value-type="string">
            <text:p>nmdc:dgms-12-8yyph589</text:p>
          </table:table-cell>
          <table:table-cell office:value-type="string" calcext:value-type="string">
            <text:p>20220211_JGI_MD_507130_BioS_final1_IDX_C18_USDAY59443_NEG_MSMS_41LM_BESC-360-Corv-LM_2_Rg80to1200-CE102040-leaf-S1_Run208</text:p>
          </table:table-cell>
          <table:table-cell office:value-type="string" calcext:value-type="string">
            <text:p>nmdc:procsm-11-7kv7wx63</text:p>
          </table:table-cell>
          <table:table-cell office:value-type="string" calcext:value-type="string">
            <text:p>nmdc:bsm-11-hv1hv533</text:p>
          </table:table-cell>
        </table:table-row>
        <table:table-row table:style-name="ro1">
          <table:table-cell office:value-type="string" calcext:value-type="string">
            <text:p>nmdc:dgms-12-c437ga82</text:p>
          </table:table-cell>
          <table:table-cell office:value-type="string" calcext:value-type="string">
            <text:p>20220211_JGI_MD_507130_BioS_final1_IDX_C18_USDAY59443_NEG_MSMS_41RM_BESC-360-Corv-RM_2_Rg80to1200-CE102040-root-S1_Run921</text:p>
          </table:table-cell>
          <table:table-cell office:value-type="string" calcext:value-type="string">
            <text:p>nmdc:procsm-11-ve3gnb88</text:p>
          </table:table-cell>
          <table:table-cell office:value-type="string" calcext:value-type="string">
            <text:p>nmdc:bsm-11-cz68sy30</text:p>
          </table:table-cell>
        </table:table-row>
        <table:table-row table:style-name="ro1">
          <table:table-cell office:value-type="string" calcext:value-type="string">
            <text:p>nmdc:dgms-12-wx5h3t95</text:p>
          </table:table-cell>
          <table:table-cell office:value-type="string" calcext:value-type="string">
            <text:p>20220211_JGI_MD_507130_BioS_final1_IDX_C18_USDAY59443_NEG_MSMS_41RZM_BESC-360-Corv-RZM_2_Rg80to1200-CE102040-rhizo-S1_Run557</text:p>
          </table:table-cell>
          <table:table-cell office:value-type="string" calcext:value-type="string">
            <text:p>nmdc:procsm-11-b6qfw642</text:p>
          </table:table-cell>
          <table:table-cell office:value-type="string" calcext:value-type="string">
            <text:p>nmdc:bsm-11-4yy9a239</text:p>
          </table:table-cell>
        </table:table-row>
        <table:table-row table:style-name="ro1">
          <table:table-cell office:value-type="string" calcext:value-type="string">
            <text:p>nmdc:dgms-12-pv1ag619</text:p>
          </table:table-cell>
          <table:table-cell office:value-type="string" calcext:value-type="string">
            <text:p>20220211_JGI_MD_507130_BioS_final1_IDX_C18_USDAY59443_NEG_MSMS_42LM_BESC-360-Corv-LM_3_Rg80to1200-CE205060-leaf-S1_Run229</text:p>
          </table:table-cell>
          <table:table-cell office:value-type="string" calcext:value-type="string">
            <text:p>nmdc:procsm-11-qanvb513</text:p>
          </table:table-cell>
          <table:table-cell office:value-type="string" calcext:value-type="string">
            <text:p>nmdc:bsm-11-91bdea61</text:p>
          </table:table-cell>
        </table:table-row>
        <table:table-row table:style-name="ro1">
          <table:table-cell office:value-type="string" calcext:value-type="string">
            <text:p>nmdc:dgms-12-kr5wpa65</text:p>
          </table:table-cell>
          <table:table-cell office:value-type="string" calcext:value-type="string">
            <text:p>20220211_JGI_MD_507130_BioS_final1_IDX_C18_USDAY59443_NEG_MSMS_42RM_BESC-360-Corv-RM_3_Rg80to1200-CE205060-root-S1_Run1043</text:p>
          </table:table-cell>
          <table:table-cell office:value-type="string" calcext:value-type="string">
            <text:p>nmdc:procsm-11-twncrn65</text:p>
          </table:table-cell>
          <table:table-cell office:value-type="string" calcext:value-type="string">
            <text:p>nmdc:bsm-11-3nffqc45</text:p>
          </table:table-cell>
        </table:table-row>
        <table:table-row table:style-name="ro1">
          <table:table-cell office:value-type="string" calcext:value-type="string">
            <text:p>nmdc:dgms-12-kh71tv67</text:p>
          </table:table-cell>
          <table:table-cell office:value-type="string" calcext:value-type="string">
            <text:p>20220211_JGI_MD_507130_BioS_final1_IDX_C18_USDAY59443_NEG_MSMS_42RZM_BESC-360-Corv-RZM_3_Rg80to1200-CE205060-rhizo-S1_Run661</text:p>
          </table:table-cell>
          <table:table-cell office:value-type="string" calcext:value-type="string">
            <text:p>nmdc:procsm-11-m2ykbg45</text:p>
          </table:table-cell>
          <table:table-cell office:value-type="string" calcext:value-type="string">
            <text:p>nmdc:bsm-11-v85xpj21</text:p>
          </table:table-cell>
        </table:table-row>
        <table:table-row table:style-name="ro1">
          <table:table-cell office:value-type="string" calcext:value-type="string">
            <text:p>nmdc:dgms-12-rp0ctf17</text:p>
          </table:table-cell>
          <table:table-cell office:value-type="string" calcext:value-type="string">
            <text:p>20220211_JGI_MD_507130_BioS_final1_IDX_C18_USDAY59443_NEG_MSMS_43LM_BESC-388-Clat-LM_1_Rg80to1200-CE102040-leaf-S1_Run54</text:p>
          </table:table-cell>
          <table:table-cell office:value-type="string" calcext:value-type="string">
            <text:p>nmdc:procsm-11-254vy063</text:p>
          </table:table-cell>
          <table:table-cell office:value-type="string" calcext:value-type="string">
            <text:p>nmdc:bsm-11-dva76848</text:p>
          </table:table-cell>
        </table:table-row>
        <table:table-row table:style-name="ro1">
          <table:table-cell office:value-type="string" calcext:value-type="string">
            <text:p>nmdc:dgms-12-7d54s426</text:p>
          </table:table-cell>
          <table:table-cell office:value-type="string" calcext:value-type="string">
            <text:p>20220211_JGI_MD_507130_BioS_final1_IDX_C18_USDAY59443_NEG_MSMS_43RM_BESC-388-Clat-RM_1_Rg80to1200-CE102040-root-S1_Run720</text:p>
          </table:table-cell>
          <table:table-cell office:value-type="string" calcext:value-type="string">
            <text:p>nmdc:procsm-11-0pk4fk38</text:p>
          </table:table-cell>
          <table:table-cell office:value-type="string" calcext:value-type="string">
            <text:p>nmdc:bsm-11-k9192006</text:p>
          </table:table-cell>
        </table:table-row>
        <table:table-row table:style-name="ro1">
          <table:table-cell office:value-type="string" calcext:value-type="string">
            <text:p>nmdc:dgms-12-1btfba25</text:p>
          </table:table-cell>
          <table:table-cell office:value-type="string" calcext:value-type="string">
            <text:p>20220211_JGI_MD_507130_BioS_final1_IDX_C18_USDAY59443_NEG_MSMS_43RZM_BESC-388-Clat-RZM_1_Rg80to1200-CE102040-rhizo-S1_Run412</text:p>
          </table:table-cell>
          <table:table-cell office:value-type="string" calcext:value-type="string">
            <text:p>nmdc:procsm-11-z6fy3j52</text:p>
          </table:table-cell>
          <table:table-cell office:value-type="string" calcext:value-type="string">
            <text:p>nmdc:bsm-11-9gmcv191</text:p>
          </table:table-cell>
        </table:table-row>
        <table:table-row table:style-name="ro1">
          <table:table-cell office:value-type="string" calcext:value-type="string">
            <text:p>nmdc:dgms-12-5vv7qe44</text:p>
          </table:table-cell>
          <table:table-cell office:value-type="string" calcext:value-type="string">
            <text:p>20220211_JGI_MD_507130_BioS_final1_IDX_C18_USDAY59443_NEG_MSMS_44LM_BESC-388-Clat-LM_2_Rg80to1200-CE102040-leaf-S1_Run169</text:p>
          </table:table-cell>
          <table:table-cell office:value-type="string" calcext:value-type="string">
            <text:p>nmdc:procsm-11-1mmqnh75</text:p>
          </table:table-cell>
          <table:table-cell office:value-type="string" calcext:value-type="string">
            <text:p>nmdc:bsm-11-6ya0cs71</text:p>
          </table:table-cell>
        </table:table-row>
        <table:table-row table:style-name="ro1">
          <table:table-cell office:value-type="string" calcext:value-type="string">
            <text:p>nmdc:dgms-12-mwevd280</text:p>
          </table:table-cell>
          <table:table-cell office:value-type="string" calcext:value-type="string">
            <text:p>20220211_JGI_MD_507130_BioS_final1_IDX_C18_USDAY59443_NEG_MSMS_44RM_BESC-388-Clat-RM_2_Rg80to1200-CE102040-root-S1_Run827</text:p>
          </table:table-cell>
          <table:table-cell office:value-type="string" calcext:value-type="string">
            <text:p>nmdc:procsm-11-j11trp62</text:p>
          </table:table-cell>
          <table:table-cell office:value-type="string" calcext:value-type="string">
            <text:p>nmdc:bsm-11-v0p16d89</text:p>
          </table:table-cell>
        </table:table-row>
        <table:table-row table:style-name="ro1">
          <table:table-cell office:value-type="string" calcext:value-type="string">
            <text:p>nmdc:dgms-12-dddj1b24</text:p>
          </table:table-cell>
          <table:table-cell office:value-type="string" calcext:value-type="string">
            <text:p>20220211_JGI_MD_507130_BioS_final1_IDX_C18_USDAY59443_NEG_MSMS_44RZM_BESC-388-Clat-RZM_2_Rg80to1200-CE102040-rhizo-S1_Run519</text:p>
          </table:table-cell>
          <table:table-cell office:value-type="string" calcext:value-type="string">
            <text:p>nmdc:procsm-11-j6331x76</text:p>
          </table:table-cell>
          <table:table-cell office:value-type="string" calcext:value-type="string">
            <text:p>nmdc:bsm-11-nn5snj10</text:p>
          </table:table-cell>
        </table:table-row>
        <table:table-row table:style-name="ro1">
          <table:table-cell office:value-type="string" calcext:value-type="string">
            <text:p>nmdc:dgms-12-chfwxw60</text:p>
          </table:table-cell>
          <table:table-cell office:value-type="string" calcext:value-type="string">
            <text:p>20220211_JGI_MD_507130_BioS_final1_IDX_C18_USDAY59443_NEG_MSMS_45LM_BESC-388-Clat-LM_3_Rg80to1200-CE205060-leaf-S1_Run291</text:p>
          </table:table-cell>
          <table:table-cell office:value-type="string" calcext:value-type="string">
            <text:p>nmdc:procsm-11-6fzjtw19</text:p>
          </table:table-cell>
          <table:table-cell office:value-type="string" calcext:value-type="string">
            <text:p>nmdc:bsm-11-z4hspp43</text:p>
          </table:table-cell>
        </table:table-row>
        <table:table-row table:style-name="ro1">
          <table:table-cell office:value-type="string" calcext:value-type="string">
            <text:p>nmdc:dgms-12-kb86m852</text:p>
          </table:table-cell>
          <table:table-cell office:value-type="string" calcext:value-type="string">
            <text:p>20220211_JGI_MD_507130_BioS_final1_IDX_C18_USDAY59443_NEG_MSMS_45RM_BESC-388-Clat-RM_3_Rg80to1200-CE205060-root-S1_Run1007</text:p>
          </table:table-cell>
          <table:table-cell office:value-type="string" calcext:value-type="string">
            <text:p>nmdc:procsm-11-sx0f0f64</text:p>
          </table:table-cell>
          <table:table-cell office:value-type="string" calcext:value-type="string">
            <text:p>nmdc:bsm-11-ht2v0s47</text:p>
          </table:table-cell>
        </table:table-row>
        <table:table-row table:style-name="ro1">
          <table:table-cell office:value-type="string" calcext:value-type="string">
            <text:p>nmdc:dgms-12-y57jj675</text:p>
          </table:table-cell>
          <table:table-cell office:value-type="string" calcext:value-type="string">
            <text:p>20220211_JGI_MD_507130_BioS_final1_IDX_C18_USDAY59443_NEG_MSMS_45RZM_BESC-388-Clat-RZM_3_Rg80to1200-CE205060-rhizo-S1_Run634</text:p>
          </table:table-cell>
          <table:table-cell office:value-type="string" calcext:value-type="string">
            <text:p>nmdc:procsm-11-3d9z5z11</text:p>
          </table:table-cell>
          <table:table-cell office:value-type="string" calcext:value-type="string">
            <text:p>nmdc:bsm-11-4ep6tc76</text:p>
          </table:table-cell>
        </table:table-row>
        <table:table-row table:style-name="ro1">
          <table:table-cell office:value-type="string" calcext:value-type="string">
            <text:p>nmdc:dgms-12-a5dfm785</text:p>
          </table:table-cell>
          <table:table-cell office:value-type="string" calcext:value-type="string">
            <text:p>20220211_JGI_MD_507130_BioS_final1_IDX_C18_USDAY59443_NEG_MSMS_46LM_BESC-388-Corv-LM_1_Rg80to1200-CE102040-leaf-S1_Run104</text:p>
          </table:table-cell>
          <table:table-cell office:value-type="string" calcext:value-type="string">
            <text:p>nmdc:procsm-11-hn2cas55</text:p>
          </table:table-cell>
          <table:table-cell office:value-type="string" calcext:value-type="string">
            <text:p>nmdc:bsm-11-n9sx1a80</text:p>
          </table:table-cell>
        </table:table-row>
        <table:table-row table:style-name="ro1">
          <table:table-cell office:value-type="string" calcext:value-type="string">
            <text:p>nmdc:dgms-12-8acz7d22</text:p>
          </table:table-cell>
          <table:table-cell office:value-type="string" calcext:value-type="string">
            <text:p>20220211_JGI_MD_507130_BioS_final1_IDX_C18_USDAY59443_NEG_MSMS_46RZM_BESC-388-Corv-RZM_1_Rg80to1200-CE102040-rhizo-S1_Run430</text:p>
          </table:table-cell>
          <table:table-cell office:value-type="string" calcext:value-type="string">
            <text:p>nmdc:procsm-11-jajkk364</text:p>
          </table:table-cell>
          <table:table-cell office:value-type="string" calcext:value-type="string">
            <text:p>nmdc:bsm-11-45z1kv27</text:p>
          </table:table-cell>
        </table:table-row>
        <table:table-row table:style-name="ro1">
          <table:table-cell office:value-type="string" calcext:value-type="string">
            <text:p>nmdc:dgms-12-mb4y3m72</text:p>
          </table:table-cell>
          <table:table-cell office:value-type="string" calcext:value-type="string">
            <text:p>20220211_JGI_MD_507130_BioS_final1_IDX_C18_USDAY59443_NEG_MSMS_47LM_BESC-388-Corv-LM_2_Rg80to1200-CE102040-leaf-S1_Run143</text:p>
          </table:table-cell>
          <table:table-cell office:value-type="string" calcext:value-type="string">
            <text:p>nmdc:procsm-11-frdswj68</text:p>
          </table:table-cell>
          <table:table-cell office:value-type="string" calcext:value-type="string">
            <text:p>nmdc:bsm-11-3tr7f795</text:p>
          </table:table-cell>
        </table:table-row>
        <table:table-row table:style-name="ro1">
          <table:table-cell office:value-type="string" calcext:value-type="string">
            <text:p>nmdc:dgms-12-prggjg77</text:p>
          </table:table-cell>
          <table:table-cell office:value-type="string" calcext:value-type="string">
            <text:p>20220211_JGI_MD_507130_BioS_final1_IDX_C18_USDAY59443_NEG_MSMS_47RM_BESC-388-Corv-RM_2_Rg80to1200-CE102040-root-S1_Run880</text:p>
          </table:table-cell>
          <table:table-cell office:value-type="string" calcext:value-type="string">
            <text:p>nmdc:procsm-11-15b1j270</text:p>
          </table:table-cell>
          <table:table-cell office:value-type="string" calcext:value-type="string">
            <text:p>nmdc:bsm-11-y5w1j489</text:p>
          </table:table-cell>
        </table:table-row>
        <table:table-row table:style-name="ro1">
          <table:table-cell office:value-type="string" calcext:value-type="string">
            <text:p>nmdc:dgms-12-fr4kcc71</text:p>
          </table:table-cell>
          <table:table-cell office:value-type="string" calcext:value-type="string">
            <text:p>20220211_JGI_MD_507130_BioS_final1_IDX_C18_USDAY59443_NEG_MSMS_47RZM_BESC-388-Corv-RZM_2_Rg80to1200-CE102040-rhizo-S1_Run504</text:p>
          </table:table-cell>
          <table:table-cell office:value-type="string" calcext:value-type="string">
            <text:p>nmdc:procsm-11-we0mr290</text:p>
          </table:table-cell>
          <table:table-cell office:value-type="string" calcext:value-type="string">
            <text:p>nmdc:bsm-11-05dve909</text:p>
          </table:table-cell>
        </table:table-row>
        <table:table-row table:style-name="ro1">
          <table:table-cell office:value-type="string" calcext:value-type="string">
            <text:p>nmdc:dgms-12-r78pwk59</text:p>
          </table:table-cell>
          <table:table-cell office:value-type="string" calcext:value-type="string">
            <text:p>20220211_JGI_MD_507130_BioS_final1_IDX_C18_USDAY59443_NEG_MSMS_48LM_BESC-388-Corv-LM_3_Rg80to1200-CE205060-leaf-S1_Run237</text:p>
          </table:table-cell>
          <table:table-cell office:value-type="string" calcext:value-type="string">
            <text:p>nmdc:procsm-11-th0fkq87</text:p>
          </table:table-cell>
          <table:table-cell office:value-type="string" calcext:value-type="string">
            <text:p>nmdc:bsm-11-ht2c1k71</text:p>
          </table:table-cell>
        </table:table-row>
        <table:table-row table:style-name="ro1">
          <table:table-cell office:value-type="string" calcext:value-type="string">
            <text:p>nmdc:dgms-12-0t202k71</text:p>
          </table:table-cell>
          <table:table-cell office:value-type="string" calcext:value-type="string">
            <text:p>20220211_JGI_MD_507130_BioS_final1_IDX_C18_USDAY59443_NEG_MSMS_48RM_BESC-388-Corv-RM_3_Rg80to1200-CE205060-root-S1_Run998</text:p>
          </table:table-cell>
          <table:table-cell office:value-type="string" calcext:value-type="string">
            <text:p>nmdc:procsm-11-ydg5nv38</text:p>
          </table:table-cell>
          <table:table-cell office:value-type="string" calcext:value-type="string">
            <text:p>nmdc:bsm-11-z66zfk92</text:p>
          </table:table-cell>
        </table:table-row>
        <table:table-row table:style-name="ro1">
          <table:table-cell office:value-type="string" calcext:value-type="string">
            <text:p>nmdc:dgms-12-6x8r8e02</text:p>
          </table:table-cell>
          <table:table-cell office:value-type="string" calcext:value-type="string">
            <text:p>20220211_JGI_MD_507130_BioS_final1_IDX_C18_USDAY59443_NEG_MSMS_48RZM_BESC-388-Corv-RZM_3_Rg80to1200-CE205060-rhizo-S1_Run610</text:p>
          </table:table-cell>
          <table:table-cell office:value-type="string" calcext:value-type="string">
            <text:p>nmdc:procsm-11-v9crqk25</text:p>
          </table:table-cell>
          <table:table-cell office:value-type="string" calcext:value-type="string">
            <text:p>nmdc:bsm-11-4htstp40</text:p>
          </table:table-cell>
        </table:table-row>
        <table:table-row table:style-name="ro1">
          <table:table-cell office:value-type="string" calcext:value-type="string">
            <text:p>nmdc:dgms-12-22g6f563</text:p>
          </table:table-cell>
          <table:table-cell office:value-type="string" calcext:value-type="string">
            <text:p>20220211_JGI_MD_507130_BioS_final1_IDX_C18_USDAY59443_NEG_MSMS_49RM_BESC-360-Clat-RM_3_Rg80to1200-CE205060-root-S1_Run1040</text:p>
          </table:table-cell>
          <table:table-cell office:value-type="string" calcext:value-type="string">
            <text:p>nmdc:procsm-11-dwrhdd31</text:p>
          </table:table-cell>
          <table:table-cell office:value-type="string" calcext:value-type="string">
            <text:p>nmdc:bsm-11-g3r2dm95</text:p>
          </table:table-cell>
        </table:table-row>
        <table:table-row table:style-name="ro1">
          <table:table-cell office:value-type="string" calcext:value-type="string">
            <text:p>nmdc:dgms-12-mh54qt61</text:p>
          </table:table-cell>
          <table:table-cell office:value-type="string" calcext:value-type="string">
            <text:p>20220211_JGI_MD_507130_BioS_final1_IDX_C18_USDAY59443_NEG_MSMS_49RM_BESC-448-Clat-RM_1_Rg80to1200-CE102040-root-S1_Run756</text:p>
          </table:table-cell>
          <table:table-cell office:value-type="string" calcext:value-type="string">
            <text:p>nmdc:procsm-11-vmdsxe31</text:p>
          </table:table-cell>
          <table:table-cell office:value-type="string" calcext:value-type="string">
            <text:p>nmdc:bsm-11-w1t8bv92</text:p>
          </table:table-cell>
        </table:table-row>
        <table:table-row table:style-name="ro1">
          <table:table-cell office:value-type="string" calcext:value-type="string">
            <text:p>nmdc:dgms-12-gg0mrs10</text:p>
          </table:table-cell>
          <table:table-cell office:value-type="string" calcext:value-type="string">
            <text:p>20220211_JGI_MD_507130_BioS_final1_IDX_C18_USDAY59443_NEG_MSMS_49RZM_BESC-360-Clat-RZM_3_Rg80to1200-CE205060-rhizo-S1_Run599</text:p>
          </table:table-cell>
          <table:table-cell office:value-type="string" calcext:value-type="string">
            <text:p>nmdc:procsm-11-5402rm84</text:p>
          </table:table-cell>
          <table:table-cell office:value-type="string" calcext:value-type="string">
            <text:p>nmdc:bsm-11-3zh6yy26</text:p>
          </table:table-cell>
        </table:table-row>
        <table:table-row table:style-name="ro1">
          <table:table-cell office:value-type="string" calcext:value-type="string">
            <text:p>nmdc:dgms-12-3pgx1e16</text:p>
          </table:table-cell>
          <table:table-cell office:value-type="string" calcext:value-type="string">
            <text:p>20220211_JGI_MD_507130_BioS_final1_IDX_C18_USDAY59443_NEG_MSMS_49RZM_BESC-448-Clat-RZM_1_Rg80to1200-CE102040-rhizo-S1_Run394</text:p>
          </table:table-cell>
          <table:table-cell office:value-type="string" calcext:value-type="string">
            <text:p>nmdc:procsm-11-jphpds12</text:p>
          </table:table-cell>
          <table:table-cell office:value-type="string" calcext:value-type="string">
            <text:p>nmdc:bsm-11-spzb5g89</text:p>
          </table:table-cell>
        </table:table-row>
        <table:table-row table:style-name="ro1">
          <table:table-cell office:value-type="string" calcext:value-type="string">
            <text:p>nmdc:dgms-12-00hzgh33</text:p>
          </table:table-cell>
          <table:table-cell office:value-type="string" calcext:value-type="string">
            <text:p>20220211_JGI_MD_507130_BioS_final1_IDX_C18_USDAY59443_NEG_MSMS_4LM_BESC-13-Corv-LM_1_Rg80to1200-CE102040-leaf-S1_Run27</text:p>
          </table:table-cell>
          <table:table-cell office:value-type="string" calcext:value-type="string">
            <text:p>nmdc:procsm-11-bpccsj92</text:p>
          </table:table-cell>
          <table:table-cell office:value-type="string" calcext:value-type="string">
            <text:p>nmdc:bsm-11-qqc8e352</text:p>
          </table:table-cell>
        </table:table-row>
        <table:table-row table:style-name="ro1">
          <table:table-cell office:value-type="string" calcext:value-type="string">
            <text:p>nmdc:dgms-12-kv9qty11</text:p>
          </table:table-cell>
          <table:table-cell office:value-type="string" calcext:value-type="string">
            <text:p>20220211_JGI_MD_507130_BioS_final1_IDX_C18_USDAY59443_NEG_MSMS_4RM_BESC-13-Corv-RM_1_Rg80to1200-CE102040-root-S1_Run717</text:p>
          </table:table-cell>
          <table:table-cell office:value-type="string" calcext:value-type="string">
            <text:p>nmdc:procsm-11-744e0053</text:p>
          </table:table-cell>
          <table:table-cell office:value-type="string" calcext:value-type="string">
            <text:p>nmdc:bsm-11-epzqzg45</text:p>
          </table:table-cell>
        </table:table-row>
        <table:table-row table:style-name="ro1">
          <table:table-cell office:value-type="string" calcext:value-type="string">
            <text:p>nmdc:dgms-12-3r8jyc07</text:p>
          </table:table-cell>
          <table:table-cell office:value-type="string" calcext:value-type="string">
            <text:p>20220211_JGI_MD_507130_BioS_final1_IDX_C18_USDAY59443_NEG_MSMS_4RZM_BESC-13-Corv-RZM_1_Rg80to1200-CE102040-rhizo-S1_Run451</text:p>
          </table:table-cell>
          <table:table-cell office:value-type="string" calcext:value-type="string">
            <text:p>nmdc:procsm-11-nnwx3g10</text:p>
          </table:table-cell>
          <table:table-cell office:value-type="string" calcext:value-type="string">
            <text:p>nmdc:bsm-11-97dgrv19</text:p>
          </table:table-cell>
        </table:table-row>
        <table:table-row table:style-name="ro1">
          <table:table-cell office:value-type="string" calcext:value-type="string">
            <text:p>nmdc:dgms-12-yvw2c410</text:p>
          </table:table-cell>
          <table:table-cell office:value-type="string" calcext:value-type="string">
            <text:p>20220211_JGI_MD_507130_BioS_final1_IDX_C18_USDAY59443_NEG_MSMS_50LM_BESC-448-Clat-LM_3_Rg80to1200-CE205060-leaf-S1_Run306</text:p>
          </table:table-cell>
          <table:table-cell office:value-type="string" calcext:value-type="string">
            <text:p>nmdc:procsm-11-k53pa513</text:p>
          </table:table-cell>
          <table:table-cell office:value-type="string" calcext:value-type="string">
            <text:p>nmdc:bsm-11-6y26bz06</text:p>
          </table:table-cell>
        </table:table-row>
        <table:table-row table:style-name="ro1">
          <table:table-cell office:value-type="string" calcext:value-type="string">
            <text:p>nmdc:dgms-12-k2q6r664</text:p>
          </table:table-cell>
          <table:table-cell office:value-type="string" calcext:value-type="string">
            <text:p>20220211_JGI_MD_507130_BioS_final1_IDX_C18_USDAY59443_NEG_MSMS_50RZM_BESC-448-Clat-RZM_3_Rg80to1200-CE205060-rhizo-S1_Run679</text:p>
          </table:table-cell>
          <table:table-cell office:value-type="string" calcext:value-type="string">
            <text:p>nmdc:procsm-11-vj3dqj95</text:p>
          </table:table-cell>
          <table:table-cell office:value-type="string" calcext:value-type="string">
            <text:p>nmdc:bsm-11-vcna9q80</text:p>
          </table:table-cell>
        </table:table-row>
        <table:table-row table:style-name="ro1">
          <table:table-cell office:value-type="string" calcext:value-type="string">
            <text:p>nmdc:dgms-12-yxy3ev47</text:p>
          </table:table-cell>
          <table:table-cell office:value-type="string" calcext:value-type="string">
            <text:p>20220211_JGI_MD_507130_BioS_final1_IDX_C18_USDAY59443_NEG_MSMS_51LM_BESC-470-Clat-LM_2_Rg80to1200-CE102040-leaf-S1_Run175</text:p>
          </table:table-cell>
          <table:table-cell office:value-type="string" calcext:value-type="string">
            <text:p>nmdc:procsm-11-bt9sj709</text:p>
          </table:table-cell>
          <table:table-cell office:value-type="string" calcext:value-type="string">
            <text:p>nmdc:bsm-11-pebqj065</text:p>
          </table:table-cell>
        </table:table-row>
        <table:table-row table:style-name="ro1">
          <table:table-cell office:value-type="string" calcext:value-type="string">
            <text:p>nmdc:dgms-12-np5b9q02</text:p>
          </table:table-cell>
          <table:table-cell office:value-type="string" calcext:value-type="string">
            <text:p>20220211_JGI_MD_507130_BioS_final1_IDX_C18_USDAY59443_NEG_MSMS_51RM_BESC-470-Clat-RM_2_Rg80to1200-CE102040-root-S1_Run930</text:p>
          </table:table-cell>
          <table:table-cell office:value-type="string" calcext:value-type="string">
            <text:p>nmdc:procsm-11-cepf5e94</text:p>
          </table:table-cell>
          <table:table-cell office:value-type="string" calcext:value-type="string">
            <text:p>nmdc:bsm-11-8aktkq28</text:p>
          </table:table-cell>
        </table:table-row>
        <table:table-row table:style-name="ro1">
          <table:table-cell office:value-type="string" calcext:value-type="string">
            <text:p>nmdc:dgms-12-f0txcp41</text:p>
          </table:table-cell>
          <table:table-cell office:value-type="string" calcext:value-type="string">
            <text:p>20220211_JGI_MD_507130_BioS_final1_IDX_C18_USDAY59443_NEG_MSMS_51RZM_BESC-470-Clat-RZM_2_Rg80to1200-CE102040-rhizo-S1_Run480</text:p>
          </table:table-cell>
          <table:table-cell office:value-type="string" calcext:value-type="string">
            <text:p>nmdc:procsm-11-fawymn12</text:p>
          </table:table-cell>
          <table:table-cell office:value-type="string" calcext:value-type="string">
            <text:p>nmdc:bsm-11-1r59n445</text:p>
          </table:table-cell>
        </table:table-row>
        <table:table-row table:style-name="ro1">
          <table:table-cell office:value-type="string" calcext:value-type="string">
            <text:p>nmdc:dgms-12-6d7ndk33</text:p>
          </table:table-cell>
          <table:table-cell office:value-type="string" calcext:value-type="string">
            <text:p>20220211_JGI_MD_507130_BioS_final1_IDX_C18_USDAY59443_NEG_MSMS_52LM_BESC-56-Corv-LM_1_Rg80to1200-CE102040-leaf-S1_Run57</text:p>
          </table:table-cell>
          <table:table-cell office:value-type="string" calcext:value-type="string">
            <text:p>nmdc:procsm-11-mv3a6608</text:p>
          </table:table-cell>
          <table:table-cell office:value-type="string" calcext:value-type="string">
            <text:p>nmdc:bsm-11-wr7h1t97</text:p>
          </table:table-cell>
        </table:table-row>
        <table:table-row table:style-name="ro1">
          <table:table-cell office:value-type="string" calcext:value-type="string">
            <text:p>nmdc:dgms-12-088xwb48</text:p>
          </table:table-cell>
          <table:table-cell office:value-type="string" calcext:value-type="string">
            <text:p>20220211_JGI_MD_507130_BioS_final1_IDX_C18_USDAY59443_NEG_MSMS_52RM_BESC-56-Corv-RM_1_Rg80to1200-CE102040-root-S1_Run797</text:p>
          </table:table-cell>
          <table:table-cell office:value-type="string" calcext:value-type="string">
            <text:p>nmdc:procsm-11-8y61a651</text:p>
          </table:table-cell>
          <table:table-cell office:value-type="string" calcext:value-type="string">
            <text:p>nmdc:bsm-11-tkwn9650</text:p>
          </table:table-cell>
        </table:table-row>
        <table:table-row table:style-name="ro1">
          <table:table-cell office:value-type="string" calcext:value-type="string">
            <text:p>nmdc:dgms-12-xh28w552</text:p>
          </table:table-cell>
          <table:table-cell office:value-type="string" calcext:value-type="string">
            <text:p>20220211_JGI_MD_507130_BioS_final1_IDX_C18_USDAY59443_NEG_MSMS_52RZM_BESC-56-Corv-RZM_1_Rg80to1200-CE102040-rhizo-S1_Run362</text:p>
          </table:table-cell>
          <table:table-cell office:value-type="string" calcext:value-type="string">
            <text:p>nmdc:procsm-11-223jrw73</text:p>
          </table:table-cell>
          <table:table-cell office:value-type="string" calcext:value-type="string">
            <text:p>nmdc:bsm-11-90vp2x95</text:p>
          </table:table-cell>
        </table:table-row>
        <table:table-row table:style-name="ro1">
          <table:table-cell office:value-type="string" calcext:value-type="string">
            <text:p>nmdc:dgms-12-w5agwz96</text:p>
          </table:table-cell>
          <table:table-cell office:value-type="string" calcext:value-type="string">
            <text:p>20220211_JGI_MD_507130_BioS_final1_IDX_C18_USDAY59443_NEG_MSMS_53LM_BESC-56-Corv-LM_2_Rg80to1200-CE102040-leaf-S1_Run214</text:p>
          </table:table-cell>
          <table:table-cell office:value-type="string" calcext:value-type="string">
            <text:p>nmdc:procsm-11-tr8h9128</text:p>
          </table:table-cell>
          <table:table-cell office:value-type="string" calcext:value-type="string">
            <text:p>nmdc:bsm-11-feynq214</text:p>
          </table:table-cell>
        </table:table-row>
        <table:table-row table:style-name="ro1">
          <table:table-cell office:value-type="string" calcext:value-type="string">
            <text:p>nmdc:dgms-12-61qea943</text:p>
          </table:table-cell>
          <table:table-cell office:value-type="string" calcext:value-type="string">
            <text:p>20220211_JGI_MD_507130_BioS_final1_IDX_C18_USDAY59443_NEG_MSMS_53RZM_BESC-56-Corv-RZM_2_Rg80to1200-CE102040-rhizo-S1_Run569</text:p>
          </table:table-cell>
          <table:table-cell office:value-type="string" calcext:value-type="string">
            <text:p>nmdc:procsm-11-86b6v172</text:p>
          </table:table-cell>
          <table:table-cell office:value-type="string" calcext:value-type="string">
            <text:p>nmdc:bsm-11-e9z5qp65</text:p>
          </table:table-cell>
        </table:table-row>
        <table:table-row table:style-name="ro1">
          <table:table-cell office:value-type="string" calcext:value-type="string">
            <text:p>nmdc:dgms-12-8q9xrb70</text:p>
          </table:table-cell>
          <table:table-cell office:value-type="string" calcext:value-type="string">
            <text:p>20220211_JGI_MD_507130_BioS_final1_IDX_C18_USDAY59443_NEG_MSMS_54LM_BESC-56-Corv-LM_3_Rg80to1200-CE205060-leaf-S1_Run311</text:p>
          </table:table-cell>
          <table:table-cell office:value-type="string" calcext:value-type="string">
            <text:p>nmdc:procsm-11-8568yw97</text:p>
          </table:table-cell>
          <table:table-cell office:value-type="string" calcext:value-type="string">
            <text:p>nmdc:bsm-11-evfbfp31</text:p>
          </table:table-cell>
        </table:table-row>
        <table:table-row table:style-name="ro1">
          <table:table-cell office:value-type="string" calcext:value-type="string">
            <text:p>nmdc:dgms-12-t7zvmg19</text:p>
          </table:table-cell>
          <table:table-cell office:value-type="string" calcext:value-type="string">
            <text:p>20220211_JGI_MD_507130_BioS_final1_IDX_C18_USDAY59443_NEG_MSMS_54RM_BESC-56-Corv-RM_3_Rg80to1200-CE205060-root-S1_Run1051</text:p>
          </table:table-cell>
          <table:table-cell office:value-type="string" calcext:value-type="string">
            <text:p>nmdc:procsm-11-fsmz2h15</text:p>
          </table:table-cell>
          <table:table-cell office:value-type="string" calcext:value-type="string">
            <text:p>nmdc:bsm-11-qhq2kh40</text:p>
          </table:table-cell>
        </table:table-row>
        <table:table-row table:style-name="ro1">
          <table:table-cell office:value-type="string" calcext:value-type="string">
            <text:p>nmdc:dgms-12-wejrqr56</text:p>
          </table:table-cell>
          <table:table-cell office:value-type="string" calcext:value-type="string">
            <text:p>20220211_JGI_MD_507130_BioS_final1_IDX_C18_USDAY59443_NEG_MSMS_54RZM_BESC-56-Corv-RZM_3_Rg80to1200-CE205060-rhizo-S1_Run667</text:p>
          </table:table-cell>
          <table:table-cell office:value-type="string" calcext:value-type="string">
            <text:p>nmdc:procsm-11-9kxf2015</text:p>
          </table:table-cell>
          <table:table-cell office:value-type="string" calcext:value-type="string">
            <text:p>nmdc:bsm-11-sqpv6146</text:p>
          </table:table-cell>
        </table:table-row>
        <table:table-row table:style-name="ro1">
          <table:table-cell office:value-type="string" calcext:value-type="string">
            <text:p>nmdc:dgms-12-nd9ebn96</text:p>
          </table:table-cell>
          <table:table-cell office:value-type="string" calcext:value-type="string">
            <text:p>20220211_JGI_MD_507130_BioS_final1_IDX_C18_USDAY59443_NEG_MSMS_55LM_BESC-833-Clat-LM_2_Rg80to1200-CE102040-leaf-S1_Run110</text:p>
          </table:table-cell>
          <table:table-cell office:value-type="string" calcext:value-type="string">
            <text:p>nmdc:procsm-11-8z2qa248</text:p>
          </table:table-cell>
          <table:table-cell office:value-type="string" calcext:value-type="string">
            <text:p>nmdc:bsm-11-syb42s66</text:p>
          </table:table-cell>
        </table:table-row>
        <table:table-row table:style-name="ro1">
          <table:table-cell office:value-type="string" calcext:value-type="string">
            <text:p>nmdc:dgms-12-08b9dn10</text:p>
          </table:table-cell>
          <table:table-cell office:value-type="string" calcext:value-type="string">
            <text:p>20220211_JGI_MD_507130_BioS_final1_IDX_C18_USDAY59443_NEG_MSMS_55RM_BESC-833-Clat-RM_2_Rg80to1200-CE102040-root-S1_Run844</text:p>
          </table:table-cell>
          <table:table-cell office:value-type="string" calcext:value-type="string">
            <text:p>nmdc:procsm-11-z0hg5g22</text:p>
          </table:table-cell>
          <table:table-cell office:value-type="string" calcext:value-type="string">
            <text:p>nmdc:bsm-11-nm187g36</text:p>
          </table:table-cell>
        </table:table-row>
        <table:table-row table:style-name="ro1">
          <table:table-cell office:value-type="string" calcext:value-type="string">
            <text:p>nmdc:dgms-12-0q1kw277</text:p>
          </table:table-cell>
          <table:table-cell office:value-type="string" calcext:value-type="string">
            <text:p>20220211_JGI_MD_507130_BioS_final1_IDX_C18_USDAY59443_NEG_MSMS_55RZM_BESC-833-Clat-RZM_2_Rg80to1200-CE102040-rhizo-S1_Run513</text:p>
          </table:table-cell>
          <table:table-cell office:value-type="string" calcext:value-type="string">
            <text:p>nmdc:procsm-11-kw6t3s16</text:p>
          </table:table-cell>
          <table:table-cell office:value-type="string" calcext:value-type="string">
            <text:p>nmdc:bsm-11-fr4c9n11</text:p>
          </table:table-cell>
        </table:table-row>
        <table:table-row table:style-name="ro1">
          <table:table-cell office:value-type="string" calcext:value-type="string">
            <text:p>nmdc:dgms-12-1kggr968</text:p>
          </table:table-cell>
          <table:table-cell office:value-type="string" calcext:value-type="string">
            <text:p>20220211_JGI_MD_507130_BioS_final1_IDX_C18_USDAY59443_NEG_MSMS_56RM_BESC-833-Clat-RM_3_Rg80to1200-CE205060-root-S1_Run1028</text:p>
          </table:table-cell>
          <table:table-cell office:value-type="string" calcext:value-type="string">
            <text:p>nmdc:procsm-11-vyrsd956</text:p>
          </table:table-cell>
          <table:table-cell office:value-type="string" calcext:value-type="string">
            <text:p>nmdc:bsm-11-c52npq37</text:p>
          </table:table-cell>
        </table:table-row>
        <table:table-row table:style-name="ro1">
          <table:table-cell office:value-type="string" calcext:value-type="string">
            <text:p>nmdc:dgms-12-bwa7h635</text:p>
          </table:table-cell>
          <table:table-cell office:value-type="string" calcext:value-type="string">
            <text:p>20220211_JGI_MD_507130_BioS_final1_IDX_C18_USDAY59443_NEG_MSMS_56RZM_BESC-833-Clat-RZM_3_Rg80to1200-CE205060-rhizo-S1_Run637</text:p>
          </table:table-cell>
          <table:table-cell office:value-type="string" calcext:value-type="string">
            <text:p>nmdc:procsm-11-r6fv1p94</text:p>
          </table:table-cell>
          <table:table-cell office:value-type="string" calcext:value-type="string">
            <text:p>nmdc:bsm-11-at9sda86</text:p>
          </table:table-cell>
        </table:table-row>
        <table:table-row table:style-name="ro1">
          <table:table-cell office:value-type="string" calcext:value-type="string">
            <text:p>nmdc:dgms-12-4rbw8j67</text:p>
          </table:table-cell>
          <table:table-cell office:value-type="string" calcext:value-type="string">
            <text:p>20220211_JGI_MD_507130_BioS_final1_IDX_C18_USDAY59443_NEG_MSMS_57LM_BESC-833-Corv-LM_1_Rg80to1200-CE102040-leaf-S1_Run21</text:p>
          </table:table-cell>
          <table:table-cell office:value-type="string" calcext:value-type="string">
            <text:p>nmdc:procsm-11-6nq6v053</text:p>
          </table:table-cell>
          <table:table-cell office:value-type="string" calcext:value-type="string">
            <text:p>nmdc:bsm-11-e747ch69</text:p>
          </table:table-cell>
        </table:table-row>
        <table:table-row table:style-name="ro1">
          <table:table-cell office:value-type="string" calcext:value-type="string">
            <text:p>nmdc:dgms-12-dhca2q92</text:p>
          </table:table-cell>
          <table:table-cell office:value-type="string" calcext:value-type="string">
            <text:p>20220211_JGI_MD_507130_BioS_final1_IDX_C18_USDAY59443_NEG_MSMS_57RM_BESC-833-Corv-RM_1_Rg80to1200-CE102040-root-S1_Run812</text:p>
          </table:table-cell>
          <table:table-cell office:value-type="string" calcext:value-type="string">
            <text:p>nmdc:procsm-11-28vvkq07</text:p>
          </table:table-cell>
          <table:table-cell office:value-type="string" calcext:value-type="string">
            <text:p>nmdc:bsm-11-gch9pp73</text:p>
          </table:table-cell>
        </table:table-row>
        <table:table-row table:style-name="ro1">
          <table:table-cell office:value-type="string" calcext:value-type="string">
            <text:p>nmdc:dgms-12-1r7x3e66</text:p>
          </table:table-cell>
          <table:table-cell office:value-type="string" calcext:value-type="string">
            <text:p>20220211_JGI_MD_507130_BioS_final1_IDX_C18_USDAY59443_NEG_MSMS_57RZM_BESC-833-Corv-RZM_1_Rg80to1200-CE102040-rhizo-S1_Run421</text:p>
          </table:table-cell>
          <table:table-cell office:value-type="string" calcext:value-type="string">
            <text:p>nmdc:procsm-11-9g7bjc91</text:p>
          </table:table-cell>
          <table:table-cell office:value-type="string" calcext:value-type="string">
            <text:p>nmdc:bsm-11-j8ezj858</text:p>
          </table:table-cell>
        </table:table-row>
        <table:table-row table:style-name="ro1">
          <table:table-cell office:value-type="string" calcext:value-type="string">
            <text:p>nmdc:dgms-12-vq0pbn13</text:p>
          </table:table-cell>
          <table:table-cell office:value-type="string" calcext:value-type="string">
            <text:p>20220211_JGI_MD_507130_BioS_final1_IDX_C18_USDAY59443_NEG_MSMS_58LM_BESC-833-Corv-LM_2_Rg80to1200-CE102040-leaf-S1_Run166</text:p>
          </table:table-cell>
          <table:table-cell office:value-type="string" calcext:value-type="string">
            <text:p>nmdc:procsm-11-kefbng28</text:p>
          </table:table-cell>
          <table:table-cell office:value-type="string" calcext:value-type="string">
            <text:p>nmdc:bsm-11-te5fxe60</text:p>
          </table:table-cell>
        </table:table-row>
        <table:table-row table:style-name="ro1">
          <table:table-cell office:value-type="string" calcext:value-type="string">
            <text:p>nmdc:dgms-12-6bq8s392</text:p>
          </table:table-cell>
          <table:table-cell office:value-type="string" calcext:value-type="string">
            <text:p>20220211_JGI_MD_507130_BioS_final1_IDX_C18_USDAY59443_NEG_MSMS_58RM_BESC-833-Corv-RM_2_Rg80to1200-CE102040-root-S1_Run933</text:p>
          </table:table-cell>
          <table:table-cell office:value-type="string" calcext:value-type="string">
            <text:p>nmdc:procsm-11-sdc6km37</text:p>
          </table:table-cell>
          <table:table-cell office:value-type="string" calcext:value-type="string">
            <text:p>nmdc:bsm-11-acehgb61</text:p>
          </table:table-cell>
        </table:table-row>
        <table:table-row table:style-name="ro1">
          <table:table-cell office:value-type="string" calcext:value-type="string">
            <text:p>nmdc:dgms-12-7n4ksg78</text:p>
          </table:table-cell>
          <table:table-cell office:value-type="string" calcext:value-type="string">
            <text:p>20220211_JGI_MD_507130_BioS_final1_IDX_C18_USDAY59443_NEG_MSMS_58RZM_BESC-833-Corv-RZM_2_Rg80to1200-CE102040-rhizo-S1_Run563</text:p>
          </table:table-cell>
          <table:table-cell office:value-type="string" calcext:value-type="string">
            <text:p>nmdc:procsm-11-d83k2125</text:p>
          </table:table-cell>
          <table:table-cell office:value-type="string" calcext:value-type="string">
            <text:p>nmdc:bsm-11-bd18tk15</text:p>
          </table:table-cell>
        </table:table-row>
        <table:table-row table:style-name="ro1">
          <table:table-cell office:value-type="string" calcext:value-type="string">
            <text:p>nmdc:dgms-12-whnpzn20</text:p>
          </table:table-cell>
          <table:table-cell office:value-type="string" calcext:value-type="string">
            <text:p>20220211_JGI_MD_507130_BioS_final1_IDX_C18_USDAY59443_NEG_MSMS_59LM_BESC-833-Corv-LM_3_Rg80to1200-CE205060-leaf-S1_Run317</text:p>
          </table:table-cell>
          <table:table-cell office:value-type="string" calcext:value-type="string">
            <text:p>nmdc:procsm-11-e11zm551</text:p>
          </table:table-cell>
          <table:table-cell office:value-type="string" calcext:value-type="string">
            <text:p>nmdc:bsm-11-g35dnf26</text:p>
          </table:table-cell>
        </table:table-row>
        <table:table-row table:style-name="ro1">
          <table:table-cell office:value-type="string" calcext:value-type="string">
            <text:p>nmdc:dgms-12-ahngbt73</text:p>
          </table:table-cell>
          <table:table-cell office:value-type="string" calcext:value-type="string">
            <text:p>20220211_JGI_MD_507130_BioS_final1_IDX_C18_USDAY59443_NEG_MSMS_59RM_BESC-833-Corv-RM_3_Rg80to1200-CE205060-root-S1_Run978</text:p>
          </table:table-cell>
          <table:table-cell office:value-type="string" calcext:value-type="string">
            <text:p>nmdc:procsm-11-nbvez120</text:p>
          </table:table-cell>
          <table:table-cell office:value-type="string" calcext:value-type="string">
            <text:p>nmdc:bsm-11-d8cgz835</text:p>
          </table:table-cell>
        </table:table-row>
        <table:table-row table:style-name="ro1">
          <table:table-cell office:value-type="string" calcext:value-type="string">
            <text:p>nmdc:dgms-12-94q9f752</text:p>
          </table:table-cell>
          <table:table-cell office:value-type="string" calcext:value-type="string">
            <text:p>20220211_JGI_MD_507130_BioS_final1_IDX_C18_USDAY59443_NEG_MSMS_59RZM_BESC-833-Corv-RZM_3_Rg80to1200-CE205060-rhizo-S1_Run643</text:p>
          </table:table-cell>
          <table:table-cell office:value-type="string" calcext:value-type="string">
            <text:p>nmdc:procsm-11-4ag9sd13</text:p>
          </table:table-cell>
          <table:table-cell office:value-type="string" calcext:value-type="string">
            <text:p>nmdc:bsm-11-pejvvs20</text:p>
          </table:table-cell>
        </table:table-row>
        <table:table-row table:style-name="ro1">
          <table:table-cell office:value-type="string" calcext:value-type="string">
            <text:p>nmdc:dgms-12-3c7bmc32</text:p>
          </table:table-cell>
          <table:table-cell office:value-type="string" calcext:value-type="string">
            <text:p>20220211_JGI_MD_507130_BioS_final1_IDX_C18_USDAY59443_NEG_MSMS_5LM_BESC-13-Corv-LM_2_Rg80to1200-CE102040-leaf-S1_Run152</text:p>
          </table:table-cell>
          <table:table-cell office:value-type="string" calcext:value-type="string">
            <text:p>nmdc:procsm-11-4t7f2029</text:p>
          </table:table-cell>
          <table:table-cell office:value-type="string" calcext:value-type="string">
            <text:p>nmdc:bsm-11-r4kwpw90</text:p>
          </table:table-cell>
        </table:table-row>
        <table:table-row table:style-name="ro1">
          <table:table-cell office:value-type="string" calcext:value-type="string">
            <text:p>nmdc:dgms-12-gj3zqj23</text:p>
          </table:table-cell>
          <table:table-cell office:value-type="string" calcext:value-type="string">
            <text:p>20220211_JGI_MD_507130_BioS_final1_IDX_C18_USDAY59443_NEG_MSMS_5RM_BESC-13-Corv-RM_2_Rg80to1200-CE102040-root-S1_Run936</text:p>
          </table:table-cell>
          <table:table-cell office:value-type="string" calcext:value-type="string">
            <text:p>nmdc:procsm-11-vvaagk11</text:p>
          </table:table-cell>
          <table:table-cell office:value-type="string" calcext:value-type="string">
            <text:p>nmdc:bsm-11-ahfq0n74</text:p>
          </table:table-cell>
        </table:table-row>
        <table:table-row table:style-name="ro1">
          <table:table-cell office:value-type="string" calcext:value-type="string">
            <text:p>nmdc:dgms-12-xejjfe86</text:p>
          </table:table-cell>
          <table:table-cell office:value-type="string" calcext:value-type="string">
            <text:p>20220211_JGI_MD_507130_BioS_final1_IDX_C18_USDAY59443_NEG_MSMS_5RZM_BESC-13-Corv-RZM_2_Rg80to1200-CE102040-rhizo-S1_Run522</text:p>
          </table:table-cell>
          <table:table-cell office:value-type="string" calcext:value-type="string">
            <text:p>nmdc:procsm-11-q47x7b86</text:p>
          </table:table-cell>
          <table:table-cell office:value-type="string" calcext:value-type="string">
            <text:p>nmdc:bsm-11-nz6f9964</text:p>
          </table:table-cell>
        </table:table-row>
        <table:table-row table:style-name="ro1">
          <table:table-cell office:value-type="string" calcext:value-type="string">
            <text:p>nmdc:dgms-12-pb39xq54</text:p>
          </table:table-cell>
          <table:table-cell office:value-type="string" calcext:value-type="string">
            <text:p>20220211_JGI_MD_507130_BioS_final1_IDX_C18_USDAY59443_NEG_MSMS_60LM_BESC-845-Clat-LM_1_Rg80to1200-CE102040-leaf-S1_Run60</text:p>
          </table:table-cell>
          <table:table-cell office:value-type="string" calcext:value-type="string">
            <text:p>nmdc:procsm-11-r3skfm64</text:p>
          </table:table-cell>
          <table:table-cell office:value-type="string" calcext:value-type="string">
            <text:p>nmdc:bsm-11-b9cjnj29</text:p>
          </table:table-cell>
        </table:table-row>
        <table:table-row table:style-name="ro1">
          <table:table-cell office:value-type="string" calcext:value-type="string">
            <text:p>nmdc:dgms-12-hf7n9d77</text:p>
          </table:table-cell>
          <table:table-cell office:value-type="string" calcext:value-type="string">
            <text:p>20220211_JGI_MD_507130_BioS_final1_IDX_C18_USDAY59443_NEG_MSMS_60RZM_BESC-845-Clat-RZM_1_Rg80to1200-CE102040-rhizo-S1_Run415</text:p>
          </table:table-cell>
          <table:table-cell office:value-type="string" calcext:value-type="string">
            <text:p>nmdc:procsm-11-qfcjbj80</text:p>
          </table:table-cell>
          <table:table-cell office:value-type="string" calcext:value-type="string">
            <text:p>nmdc:bsm-11-vv577p15</text:p>
          </table:table-cell>
        </table:table-row>
        <table:table-row table:style-name="ro1">
          <table:table-cell office:value-type="string" calcext:value-type="string">
            <text:p>nmdc:dgms-12-x4m9s623</text:p>
          </table:table-cell>
          <table:table-cell office:value-type="string" calcext:value-type="string">
            <text:p>20220211_JGI_MD_507130_BioS_final1_IDX_C18_USDAY59443_NEG_MSMS_61RM_BESC-845-Clat-RM_2_Rg80to1200-CE102040-root-S1_Run871</text:p>
          </table:table-cell>
          <table:table-cell office:value-type="string" calcext:value-type="string">
            <text:p>nmdc:procsm-11-0pcxnf90</text:p>
          </table:table-cell>
          <table:table-cell office:value-type="string" calcext:value-type="string">
            <text:p>nmdc:bsm-11-sjtd0y05</text:p>
          </table:table-cell>
        </table:table-row>
        <table:table-row table:style-name="ro1">
          <table:table-cell office:value-type="string" calcext:value-type="string">
            <text:p>nmdc:dgms-12-phgzw741</text:p>
          </table:table-cell>
          <table:table-cell office:value-type="string" calcext:value-type="string">
            <text:p>20220211_JGI_MD_507130_BioS_final1_IDX_C18_USDAY59443_NEG_MSMS_61RZM_BESC-845-Clat-RZM_2_Rg80to1200-CE102040-rhizo-S1_Run486</text:p>
          </table:table-cell>
          <table:table-cell office:value-type="string" calcext:value-type="string">
            <text:p>nmdc:procsm-11-j94gnx27</text:p>
          </table:table-cell>
          <table:table-cell office:value-type="string" calcext:value-type="string">
            <text:p>nmdc:bsm-11-adwwk217</text:p>
          </table:table-cell>
        </table:table-row>
        <table:table-row table:style-name="ro1">
          <table:table-cell office:value-type="string" calcext:value-type="string">
            <text:p>nmdc:dgms-12-qwpk5951</text:p>
          </table:table-cell>
          <table:table-cell office:value-type="string" calcext:value-type="string">
            <text:p>20220211_JGI_MD_507130_BioS_final1_IDX_C18_USDAY59443_NEG_MSMS_62LM_BESC-845-Clat-LM_3_Rg80to1200-CE205060-leaf-S1_Run300</text:p>
          </table:table-cell>
          <table:table-cell office:value-type="string" calcext:value-type="string">
            <text:p>nmdc:procsm-11-vxyzww63</text:p>
          </table:table-cell>
          <table:table-cell office:value-type="string" calcext:value-type="string">
            <text:p>nmdc:bsm-11-82qw5v38</text:p>
          </table:table-cell>
        </table:table-row>
        <table:table-row table:style-name="ro1">
          <table:table-cell office:value-type="string" calcext:value-type="string">
            <text:p>nmdc:dgms-12-we153425</text:p>
          </table:table-cell>
          <table:table-cell office:value-type="string" calcext:value-type="string">
            <text:p>20220211_JGI_MD_507130_BioS_final1_IDX_C18_USDAY59443_NEG_MSMS_62RM_BESC-845-Clat-RM_3_Rg80to1200-CE205060-root-S1_Run1031</text:p>
          </table:table-cell>
          <table:table-cell office:value-type="string" calcext:value-type="string">
            <text:p>nmdc:procsm-11-rnryt691</text:p>
          </table:table-cell>
          <table:table-cell office:value-type="string" calcext:value-type="string">
            <text:p>nmdc:bsm-11-3nhng665</text:p>
          </table:table-cell>
        </table:table-row>
        <table:table-row table:style-name="ro1">
          <table:table-cell office:value-type="string" calcext:value-type="string">
            <text:p>nmdc:dgms-12-bkj4eq91</text:p>
          </table:table-cell>
          <table:table-cell office:value-type="string" calcext:value-type="string">
            <text:p>20220211_JGI_MD_507130_BioS_final1_IDX_C18_USDAY59443_NEG_MSMS_62RZM_BESC-845-Clat-RZM_3_Rg80to1200-CE205060-rhizo-S1_Run649</text:p>
          </table:table-cell>
          <table:table-cell office:value-type="string" calcext:value-type="string">
            <text:p>nmdc:procsm-11-yj851159</text:p>
          </table:table-cell>
          <table:table-cell office:value-type="string" calcext:value-type="string">
            <text:p>nmdc:bsm-11-szd4fj93</text:p>
          </table:table-cell>
        </table:table-row>
        <table:table-row table:style-name="ro1">
          <table:table-cell office:value-type="string" calcext:value-type="string">
            <text:p>nmdc:dgms-12-x3qx9748</text:p>
          </table:table-cell>
          <table:table-cell office:value-type="string" calcext:value-type="string">
            <text:p>20220211_JGI_MD_507130_BioS_final1_IDX_C18_USDAY59443_NEG_MSMS_63LM_BESC-845-Corv-LM_1_Rg80to1200-CE102040-leaf-S1_Run95</text:p>
          </table:table-cell>
          <table:table-cell office:value-type="string" calcext:value-type="string">
            <text:p>nmdc:procsm-11-ambr7876</text:p>
          </table:table-cell>
          <table:table-cell office:value-type="string" calcext:value-type="string">
            <text:p>nmdc:bsm-11-yfc2at70</text:p>
          </table:table-cell>
        </table:table-row>
        <table:table-row table:style-name="ro1">
          <table:table-cell office:value-type="string" calcext:value-type="string">
            <text:p>nmdc:dgms-12-tetp1d35</text:p>
          </table:table-cell>
          <table:table-cell office:value-type="string" calcext:value-type="string">
            <text:p>20220211_JGI_MD_507130_BioS_final1_IDX_C18_USDAY59443_NEG_MSMS_63RZM_BESC-845-Corv-RZM_1_Rg80to1200-CE102040-rhizo-S1_Run445</text:p>
          </table:table-cell>
          <table:table-cell office:value-type="string" calcext:value-type="string">
            <text:p>nmdc:procsm-11-byrvp739</text:p>
          </table:table-cell>
          <table:table-cell office:value-type="string" calcext:value-type="string">
            <text:p>nmdc:bsm-11-wpye0n32</text:p>
          </table:table-cell>
        </table:table-row>
        <table:table-row table:style-name="ro1">
          <table:table-cell office:value-type="string" calcext:value-type="string">
            <text:p>nmdc:dgms-12-3wt90k83</text:p>
          </table:table-cell>
          <table:table-cell office:value-type="string" calcext:value-type="string">
            <text:p>20220211_JGI_MD_507130_BioS_final1_IDX_C18_USDAY59443_NEG_MSMS_64LM_BESC-845-Corv-LM_2_Rg80to1200-CE102040-leaf-S1_Run125</text:p>
          </table:table-cell>
          <table:table-cell office:value-type="string" calcext:value-type="string">
            <text:p>nmdc:procsm-11-yq5fpp85</text:p>
          </table:table-cell>
          <table:table-cell office:value-type="string" calcext:value-type="string">
            <text:p>nmdc:bsm-11-7yg2ne22</text:p>
          </table:table-cell>
        </table:table-row>
        <table:table-row table:style-name="ro1">
          <table:table-cell office:value-type="string" calcext:value-type="string">
            <text:p>nmdc:dgms-12-wayq5d80</text:p>
          </table:table-cell>
          <table:table-cell office:value-type="string" calcext:value-type="string">
            <text:p>20220211_JGI_MD_507130_BioS_final1_IDX_C18_USDAY59443_NEG_MSMS_64RM_BESC-845-Corv-RM_2_Rg80to1200-CE102040-root-S1_Run841</text:p>
          </table:table-cell>
          <table:table-cell office:value-type="string" calcext:value-type="string">
            <text:p>nmdc:procsm-11-tj3w6606</text:p>
          </table:table-cell>
          <table:table-cell office:value-type="string" calcext:value-type="string">
            <text:p>nmdc:bsm-11-r7k97q10</text:p>
          </table:table-cell>
        </table:table-row>
        <table:table-row table:style-name="ro1">
          <table:table-cell office:value-type="string" calcext:value-type="string">
            <text:p>nmdc:dgms-12-vd457894</text:p>
          </table:table-cell>
          <table:table-cell office:value-type="string" calcext:value-type="string">
            <text:p>20220211_JGI_MD_507130_BioS_final1_IDX_C18_USDAY59443_NEG_MSMS_64RZM_BESC-845-Corv-RZM_2_Rg80to1200-CE102040-rhizo-S1_Run510</text:p>
          </table:table-cell>
          <table:table-cell office:value-type="string" calcext:value-type="string">
            <text:p>nmdc:procsm-11-sc10x212</text:p>
          </table:table-cell>
          <table:table-cell office:value-type="string" calcext:value-type="string">
            <text:p>nmdc:bsm-11-hae6xn61</text:p>
          </table:table-cell>
        </table:table-row>
        <table:table-row table:style-name="ro1">
          <table:table-cell office:value-type="string" calcext:value-type="string">
            <text:p>nmdc:dgms-12-912m4013</text:p>
          </table:table-cell>
          <table:table-cell office:value-type="string" calcext:value-type="string">
            <text:p>20220211_JGI_MD_507130_BioS_final1_IDX_C18_USDAY59443_NEG_MSMS_65LM_BESC-845-Corv-LM_3_Rg80to1200-CE205060-leaf-S1_Run249</text:p>
          </table:table-cell>
          <table:table-cell office:value-type="string" calcext:value-type="string">
            <text:p>nmdc:procsm-11-8h0qbg54</text:p>
          </table:table-cell>
          <table:table-cell office:value-type="string" calcext:value-type="string">
            <text:p>nmdc:bsm-11-cjp6kd42</text:p>
          </table:table-cell>
        </table:table-row>
        <table:table-row table:style-name="ro1">
          <table:table-cell office:value-type="string" calcext:value-type="string">
            <text:p>nmdc:dgms-12-1fb24e66</text:p>
          </table:table-cell>
          <table:table-cell office:value-type="string" calcext:value-type="string">
            <text:p>20220211_JGI_MD_507130_BioS_final1_IDX_C18_USDAY59443_NEG_MSMS_65RM_BESC-845-Corv-RM_3_Rg80to1200-CE205060-root-S1_Run1037</text:p>
          </table:table-cell>
          <table:table-cell office:value-type="string" calcext:value-type="string">
            <text:p>nmdc:procsm-11-exbjrt97</text:p>
          </table:table-cell>
          <table:table-cell office:value-type="string" calcext:value-type="string">
            <text:p>nmdc:bsm-11-pq105b36</text:p>
          </table:table-cell>
        </table:table-row>
        <table:table-row table:style-name="ro1">
          <table:table-cell office:value-type="string" calcext:value-type="string">
            <text:p>nmdc:dgms-12-pkeqfq65</text:p>
          </table:table-cell>
          <table:table-cell office:value-type="string" calcext:value-type="string">
            <text:p>20220211_JGI_MD_507130_BioS_final1_IDX_C18_USDAY59443_NEG_MSMS_65RZM_BESC-845-Corv-RZM_3_Rg80to1200-CE205060-rhizo-S1_Run676</text:p>
          </table:table-cell>
          <table:table-cell office:value-type="string" calcext:value-type="string">
            <text:p>nmdc:procsm-11-bb08y446</text:p>
          </table:table-cell>
          <table:table-cell office:value-type="string" calcext:value-type="string">
            <text:p>nmdc:bsm-11-v1ynyj85</text:p>
          </table:table-cell>
        </table:table-row>
        <table:table-row table:style-name="ro1">
          <table:table-cell office:value-type="string" calcext:value-type="string">
            <text:p>nmdc:dgms-12-99gxpj04</text:p>
          </table:table-cell>
          <table:table-cell office:value-type="string" calcext:value-type="string">
            <text:p>20220211_JGI_MD_507130_BioS_final1_IDX_C18_USDAY59443_NEG_MSMS_66LM_BESC-847-Clat-LM_1_Rg80to1200-CE102040-leaf-S1_Run36</text:p>
          </table:table-cell>
          <table:table-cell office:value-type="string" calcext:value-type="string">
            <text:p>nmdc:procsm-11-7akebs12</text:p>
          </table:table-cell>
          <table:table-cell office:value-type="string" calcext:value-type="string">
            <text:p>nmdc:bsm-11-kesw6757</text:p>
          </table:table-cell>
        </table:table-row>
        <table:table-row table:style-name="ro1">
          <table:table-cell office:value-type="string" calcext:value-type="string">
            <text:p>nmdc:dgms-12-2tjj0802</text:p>
          </table:table-cell>
          <table:table-cell office:value-type="string" calcext:value-type="string">
            <text:p>20220211_JGI_MD_507130_BioS_final1_IDX_C18_USDAY59443_NEG_MSMS_66RM_BESC-847-Clat-RM_1_Rg80to1200-CE102040-root-S1_Run794</text:p>
          </table:table-cell>
          <table:table-cell office:value-type="string" calcext:value-type="string">
            <text:p>nmdc:procsm-11-b362cc86</text:p>
          </table:table-cell>
          <table:table-cell office:value-type="string" calcext:value-type="string">
            <text:p>nmdc:bsm-11-ta8dt754</text:p>
          </table:table-cell>
        </table:table-row>
        <table:table-row table:style-name="ro1">
          <table:table-cell office:value-type="string" calcext:value-type="string">
            <text:p>nmdc:dgms-12-dva1v677</text:p>
          </table:table-cell>
          <table:table-cell office:value-type="string" calcext:value-type="string">
            <text:p>20220211_JGI_MD_507130_BioS_final1_IDX_C18_USDAY59443_NEG_MSMS_66RZM_BESC-847-Clat-RZM_1_Rg80to1200-CE102040-rhizo-S1_Run418</text:p>
          </table:table-cell>
          <table:table-cell office:value-type="string" calcext:value-type="string">
            <text:p>nmdc:procsm-11-wa2hrs08</text:p>
          </table:table-cell>
          <table:table-cell office:value-type="string" calcext:value-type="string">
            <text:p>nmdc:bsm-11-zmsv5494</text:p>
          </table:table-cell>
        </table:table-row>
        <table:table-row table:style-name="ro1">
          <table:table-cell office:value-type="string" calcext:value-type="string">
            <text:p>nmdc:dgms-12-1e5j2797</text:p>
          </table:table-cell>
          <table:table-cell office:value-type="string" calcext:value-type="string">
            <text:p>20220211_JGI_MD_507130_BioS_final1_IDX_C18_USDAY59443_NEG_MSMS_67LM_BESC-847-Clat-LM_2_Rg80to1200-CE102040-leaf-S1_Run155</text:p>
          </table:table-cell>
          <table:table-cell office:value-type="string" calcext:value-type="string">
            <text:p>nmdc:procsm-11-a04x6338</text:p>
          </table:table-cell>
          <table:table-cell office:value-type="string" calcext:value-type="string">
            <text:p>nmdc:bsm-11-61xfks69</text:p>
          </table:table-cell>
        </table:table-row>
        <table:table-row table:style-name="ro1">
          <table:table-cell office:value-type="string" calcext:value-type="string">
            <text:p>nmdc:dgms-12-nqnx4324</text:p>
          </table:table-cell>
          <table:table-cell office:value-type="string" calcext:value-type="string">
            <text:p>20220211_JGI_MD_507130_BioS_final1_IDX_C18_USDAY59443_NEG_MSMS_67RM_BESC-847-Clat-RM_2_Rg80to1200-CE102040-root-S1_Run898</text:p>
          </table:table-cell>
          <table:table-cell office:value-type="string" calcext:value-type="string">
            <text:p>nmdc:procsm-11-sq5qng37</text:p>
          </table:table-cell>
          <table:table-cell office:value-type="string" calcext:value-type="string">
            <text:p>nmdc:bsm-11-dqnfvd06</text:p>
          </table:table-cell>
        </table:table-row>
        <table:table-row table:style-name="ro1">
          <table:table-cell office:value-type="string" calcext:value-type="string">
            <text:p>nmdc:dgms-12-t49ne578</text:p>
          </table:table-cell>
          <table:table-cell office:value-type="string" calcext:value-type="string">
            <text:p>20220211_JGI_MD_507130_BioS_final1_IDX_C18_USDAY59443_NEG_MSMS_67RZM_BESC-847-Clat-RZM_2_Rg80to1200-CE102040-rhizo-S1_Run471</text:p>
          </table:table-cell>
          <table:table-cell office:value-type="string" calcext:value-type="string">
            <text:p>nmdc:procsm-11-61gnvg79</text:p>
          </table:table-cell>
          <table:table-cell office:value-type="string" calcext:value-type="string">
            <text:p>nmdc:bsm-11-rbzk5h49</text:p>
          </table:table-cell>
        </table:table-row>
        <table:table-row table:style-name="ro1">
          <table:table-cell office:value-type="string" calcext:value-type="string">
            <text:p>nmdc:dgms-12-fsjq4p26</text:p>
          </table:table-cell>
          <table:table-cell office:value-type="string" calcext:value-type="string">
            <text:p>20220211_JGI_MD_507130_BioS_final1_IDX_C18_USDAY59443_NEG_MSMS_68LM_BESC-847-Clat-LM_3_Rg80to1200-CE205060-leaf-S1_Run255</text:p>
          </table:table-cell>
          <table:table-cell office:value-type="string" calcext:value-type="string">
            <text:p>nmdc:procsm-11-tfjggh75</text:p>
          </table:table-cell>
          <table:table-cell office:value-type="string" calcext:value-type="string">
            <text:p>nmdc:bsm-11-v9k6q078</text:p>
          </table:table-cell>
        </table:table-row>
        <table:table-row table:style-name="ro1">
          <table:table-cell office:value-type="string" calcext:value-type="string">
            <text:p>nmdc:dgms-12-7ezxjy90</text:p>
          </table:table-cell>
          <table:table-cell office:value-type="string" calcext:value-type="string">
            <text:p>20220211_JGI_MD_507130_BioS_final1_IDX_C18_USDAY59443_NEG_MSMS_68RM_BESC-847-Clat-RM_3_Rg80to1200-CE205060-root-S1_Run989</text:p>
          </table:table-cell>
          <table:table-cell office:value-type="string" calcext:value-type="string">
            <text:p>nmdc:procsm-11-fa7z6q54</text:p>
          </table:table-cell>
          <table:table-cell office:value-type="string" calcext:value-type="string">
            <text:p>nmdc:bsm-11-rpj4zm44</text:p>
          </table:table-cell>
        </table:table-row>
        <table:table-row table:style-name="ro1">
          <table:table-cell office:value-type="string" calcext:value-type="string">
            <text:p>nmdc:dgms-12-hwr1kx83</text:p>
          </table:table-cell>
          <table:table-cell office:value-type="string" calcext:value-type="string">
            <text:p>20220211_JGI_MD_507130_BioS_final1_IDX_C18_USDAY59443_NEG_MSMS_68RZM_BESC-847-Clat-RZM_3_Rg80to1200-CE205060-rhizo-S1_Run646</text:p>
          </table:table-cell>
          <table:table-cell office:value-type="string" calcext:value-type="string">
            <text:p>nmdc:procsm-11-gc052d04</text:p>
          </table:table-cell>
          <table:table-cell office:value-type="string" calcext:value-type="string">
            <text:p>nmdc:bsm-11-pgfhya35</text:p>
          </table:table-cell>
        </table:table-row>
        <table:table-row table:style-name="ro1">
          <table:table-cell office:value-type="string" calcext:value-type="string">
            <text:p>nmdc:dgms-12-p16y1p73</text:p>
          </table:table-cell>
          <table:table-cell office:value-type="string" calcext:value-type="string">
            <text:p>20220211_JGI_MD_507130_BioS_final1_IDX_C18_USDAY59443_NEG_MSMS_69LM_BESC-847-Corv-LM_1_Rg80to1200-CE102040-leaf-S1_Run33</text:p>
          </table:table-cell>
          <table:table-cell office:value-type="string" calcext:value-type="string">
            <text:p>nmdc:procsm-11-32sz1m35</text:p>
          </table:table-cell>
          <table:table-cell office:value-type="string" calcext:value-type="string">
            <text:p>nmdc:bsm-11-wqy7mc31</text:p>
          </table:table-cell>
        </table:table-row>
        <table:table-row table:style-name="ro1">
          <table:table-cell office:value-type="string" calcext:value-type="string">
            <text:p>nmdc:dgms-12-f27z5557</text:p>
          </table:table-cell>
          <table:table-cell office:value-type="string" calcext:value-type="string">
            <text:p>20220211_JGI_MD_507130_BioS_final1_IDX_C18_USDAY59443_NEG_MSMS_69RM_BESC-847-Corv-RM_1_Rg80to1200-CE102040-root-S1_Run770</text:p>
          </table:table-cell>
          <table:table-cell office:value-type="string" calcext:value-type="string">
            <text:p>nmdc:procsm-11-jktd3g87</text:p>
          </table:table-cell>
          <table:table-cell office:value-type="string" calcext:value-type="string">
            <text:p>nmdc:bsm-11-ck98jg55</text:p>
          </table:table-cell>
        </table:table-row>
        <table:table-row table:style-name="ro1">
          <table:table-cell office:value-type="string" calcext:value-type="string">
            <text:p>nmdc:dgms-12-2zvyy933</text:p>
          </table:table-cell>
          <table:table-cell office:value-type="string" calcext:value-type="string">
            <text:p>20220211_JGI_MD_507130_BioS_final1_IDX_C18_USDAY59443_NEG_MSMS_69RZM_BESC-847-Corv-RZM_1_Rg80to1200-CE102040-rhizo-S1_Run427</text:p>
          </table:table-cell>
          <table:table-cell office:value-type="string" calcext:value-type="string">
            <text:p>nmdc:procsm-11-dx9pr286</text:p>
          </table:table-cell>
          <table:table-cell office:value-type="string" calcext:value-type="string">
            <text:p>nmdc:bsm-11-qyx7qs76</text:p>
          </table:table-cell>
        </table:table-row>
        <table:table-row table:style-name="ro1">
          <table:table-cell office:value-type="string" calcext:value-type="string">
            <text:p>nmdc:dgms-12-z3x3jk10</text:p>
          </table:table-cell>
          <table:table-cell office:value-type="string" calcext:value-type="string">
            <text:p>20220211_JGI_MD_507130_BioS_final1_IDX_C18_USDAY59443_NEG_MSMS_6LM_BESC-13-Corv-LM_3_Rg80to1200-CE205060-leaf-S1_Run232</text:p>
          </table:table-cell>
          <table:table-cell office:value-type="string" calcext:value-type="string">
            <text:p>nmdc:procsm-11-50bgkx02</text:p>
          </table:table-cell>
          <table:table-cell office:value-type="string" calcext:value-type="string">
            <text:p>nmdc:bsm-11-vme3w877</text:p>
          </table:table-cell>
        </table:table-row>
        <table:table-row table:style-name="ro1">
          <table:table-cell office:value-type="string" calcext:value-type="string">
            <text:p>nmdc:dgms-12-q2r40751</text:p>
          </table:table-cell>
          <table:table-cell office:value-type="string" calcext:value-type="string">
            <text:p>20220211_JGI_MD_507130_BioS_final1_IDX_C18_USDAY59443_NEG_MSMS_6RM_BESC-13-Corv-RM_3_Rg80to1200-CE205060-root-S1_Run966</text:p>
          </table:table-cell>
          <table:table-cell office:value-type="string" calcext:value-type="string">
            <text:p>nmdc:procsm-11-2vjfhh72</text:p>
          </table:table-cell>
          <table:table-cell office:value-type="string" calcext:value-type="string">
            <text:p>nmdc:bsm-11-4838sk73</text:p>
          </table:table-cell>
        </table:table-row>
        <table:table-row table:style-name="ro1">
          <table:table-cell office:value-type="string" calcext:value-type="string">
            <text:p>nmdc:dgms-12-zmd59407</text:p>
          </table:table-cell>
          <table:table-cell office:value-type="string" calcext:value-type="string">
            <text:p>20220211_JGI_MD_507130_BioS_final1_IDX_C18_USDAY59443_NEG_MSMS_6RZM_BESC-13-Corv-RZM_3_Rg80to1200-CE205060-rhizo-S1_Run622</text:p>
          </table:table-cell>
          <table:table-cell office:value-type="string" calcext:value-type="string">
            <text:p>nmdc:procsm-11-05xy3s37</text:p>
          </table:table-cell>
          <table:table-cell office:value-type="string" calcext:value-type="string">
            <text:p>nmdc:bsm-11-f0st6436</text:p>
          </table:table-cell>
        </table:table-row>
        <table:table-row table:style-name="ro1">
          <table:table-cell office:value-type="string" calcext:value-type="string">
            <text:p>nmdc:dgms-12-qr8jnb24</text:p>
          </table:table-cell>
          <table:table-cell office:value-type="string" calcext:value-type="string">
            <text:p>20220211_JGI_MD_507130_BioS_final1_IDX_C18_USDAY59443_NEG_MSMS_70LM_BESC-847-Corv-LM_2_Rg80to1200-CE102040-leaf-S1_Run131</text:p>
          </table:table-cell>
          <table:table-cell office:value-type="string" calcext:value-type="string">
            <text:p>nmdc:procsm-11-3a4cg164</text:p>
          </table:table-cell>
          <table:table-cell office:value-type="string" calcext:value-type="string">
            <text:p>nmdc:bsm-11-34przm31</text:p>
          </table:table-cell>
        </table:table-row>
        <table:table-row table:style-name="ro1">
          <table:table-cell office:value-type="string" calcext:value-type="string">
            <text:p>nmdc:dgms-12-tsvb9c35</text:p>
          </table:table-cell>
          <table:table-cell office:value-type="string" calcext:value-type="string">
            <text:p>20220211_JGI_MD_507130_BioS_final1_IDX_C18_USDAY59443_NEG_MSMS_70RM_BESC-847-Corv-RM_2_Rg80to1200-CE102040-root-S1_Run895</text:p>
          </table:table-cell>
          <table:table-cell office:value-type="string" calcext:value-type="string">
            <text:p>nmdc:procsm-11-btjft883</text:p>
          </table:table-cell>
          <table:table-cell office:value-type="string" calcext:value-type="string">
            <text:p>nmdc:bsm-11-tnbabs47</text:p>
          </table:table-cell>
        </table:table-row>
        <table:table-row table:style-name="ro1">
          <table:table-cell office:value-type="string" calcext:value-type="string">
            <text:p>nmdc:dgms-12-zz9whr83</text:p>
          </table:table-cell>
          <table:table-cell office:value-type="string" calcext:value-type="string">
            <text:p>20220211_JGI_MD_507130_BioS_final1_IDX_C18_USDAY59443_NEG_MSMS_70RZM_BESC-847-Corv-RZM_2_Rg80to1200-CE102040-rhizo-S1_Run483</text:p>
          </table:table-cell>
          <table:table-cell office:value-type="string" calcext:value-type="string">
            <text:p>nmdc:procsm-11-qsy2r233</text:p>
          </table:table-cell>
          <table:table-cell office:value-type="string" calcext:value-type="string">
            <text:p>nmdc:bsm-11-67dmq694</text:p>
          </table:table-cell>
        </table:table-row>
        <table:table-row table:style-name="ro1">
          <table:table-cell office:value-type="string" calcext:value-type="string">
            <text:p>nmdc:dgms-12-f249t973</text:p>
          </table:table-cell>
          <table:table-cell office:value-type="string" calcext:value-type="string">
            <text:p>20220211_JGI_MD_507130_BioS_final1_IDX_C18_USDAY59443_NEG_MSMS_71LM_BESC-847-Corv-LM_3_Rg80to1200-CE205060-leaf-S1_Run223</text:p>
          </table:table-cell>
          <table:table-cell office:value-type="string" calcext:value-type="string">
            <text:p>nmdc:procsm-11-jp2w7y52</text:p>
          </table:table-cell>
          <table:table-cell office:value-type="string" calcext:value-type="string">
            <text:p>nmdc:bsm-11-fm4p4558</text:p>
          </table:table-cell>
        </table:table-row>
        <table:table-row table:style-name="ro1">
          <table:table-cell office:value-type="string" calcext:value-type="string">
            <text:p>nmdc:dgms-12-9nd8g748</text:p>
          </table:table-cell>
          <table:table-cell office:value-type="string" calcext:value-type="string">
            <text:p>20220211_JGI_MD_507130_BioS_final1_IDX_C18_USDAY59443_NEG_MSMS_71RM_BESC-847-Corv-RM_3_Rg80to1200-CE205060-root-S1_Run1001</text:p>
          </table:table-cell>
          <table:table-cell office:value-type="string" calcext:value-type="string">
            <text:p>nmdc:procsm-11-2h1q7w32</text:p>
          </table:table-cell>
          <table:table-cell office:value-type="string" calcext:value-type="string">
            <text:p>nmdc:bsm-11-h96d6881</text:p>
          </table:table-cell>
        </table:table-row>
        <table:table-row table:style-name="ro1">
          <table:table-cell office:value-type="string" calcext:value-type="string">
            <text:p>nmdc:dgms-12-9atbm875</text:p>
          </table:table-cell>
          <table:table-cell office:value-type="string" calcext:value-type="string">
            <text:p>20220211_JGI_MD_507130_BioS_final1_IDX_C18_USDAY59443_NEG_MSMS_71RZM_BESC-847-Corv-RZM_3_Rg80to1200-CE205060-rhizo-S1_Run652</text:p>
          </table:table-cell>
          <table:table-cell office:value-type="string" calcext:value-type="string">
            <text:p>nmdc:procsm-11-3eah7q13</text:p>
          </table:table-cell>
          <table:table-cell office:value-type="string" calcext:value-type="string">
            <text:p>nmdc:bsm-11-jrahe581</text:p>
          </table:table-cell>
        </table:table-row>
        <table:table-row table:style-name="ro1">
          <table:table-cell office:value-type="string" calcext:value-type="string">
            <text:p>nmdc:dgms-12-2d8rdh68</text:p>
          </table:table-cell>
          <table:table-cell office:value-type="string" calcext:value-type="string">
            <text:p>20220211_JGI_MD_507130_BioS_final1_IDX_C18_USDAY59443_NEG_MSMS_72LM_BESC-86-Clat-LM_2_Rg80to1200-CE102040-leaf-S1_Run113</text:p>
          </table:table-cell>
          <table:table-cell office:value-type="string" calcext:value-type="string">
            <text:p>nmdc:procsm-11-rc9sw564</text:p>
          </table:table-cell>
          <table:table-cell office:value-type="string" calcext:value-type="string">
            <text:p>nmdc:bsm-11-8e43d898</text:p>
          </table:table-cell>
        </table:table-row>
        <table:table-row table:style-name="ro1">
          <table:table-cell office:value-type="string" calcext:value-type="string">
            <text:p>nmdc:dgms-12-vnkk1741</text:p>
          </table:table-cell>
          <table:table-cell office:value-type="string" calcext:value-type="string">
            <text:p>20220211_JGI_MD_507130_BioS_final1_IDX_C18_USDAY59443_NEG_MSMS_72RM_BESC-86-Clat-RM_2_Rg80to1200-CE102040-root-S1_Run883</text:p>
          </table:table-cell>
          <table:table-cell office:value-type="string" calcext:value-type="string">
            <text:p>nmdc:procsm-11-a3tq8m58</text:p>
          </table:table-cell>
          <table:table-cell office:value-type="string" calcext:value-type="string">
            <text:p>nmdc:bsm-11-xy5ern23</text:p>
          </table:table-cell>
        </table:table-row>
        <table:table-row table:style-name="ro1">
          <table:table-cell office:value-type="string" calcext:value-type="string">
            <text:p>nmdc:dgms-12-m1xn4g66</text:p>
          </table:table-cell>
          <table:table-cell office:value-type="string" calcext:value-type="string">
            <text:p>20220211_JGI_MD_507130_BioS_final1_IDX_C18_USDAY59443_NEG_MSMS_72RZM_BESC-86-Clat-RZM_2_Rg80to1200-CE102040-rhizo-S1_Run560</text:p>
          </table:table-cell>
          <table:table-cell office:value-type="string" calcext:value-type="string">
            <text:p>nmdc:procsm-11-gynqzk43</text:p>
          </table:table-cell>
          <table:table-cell office:value-type="string" calcext:value-type="string">
            <text:p>nmdc:bsm-11-7bbm7795</text:p>
          </table:table-cell>
        </table:table-row>
        <table:table-row table:style-name="ro1">
          <table:table-cell office:value-type="string" calcext:value-type="string">
            <text:p>nmdc:dgms-12-tpxtqc12</text:p>
          </table:table-cell>
          <table:table-cell office:value-type="string" calcext:value-type="string">
            <text:p>20220211_JGI_MD_507130_BioS_final1_IDX_C18_USDAY59443_NEG_MSMS_73RM_BESC-866-Clat-RM_2_Rg80to1200-CE102040-root-S1_Run912</text:p>
          </table:table-cell>
          <table:table-cell office:value-type="string" calcext:value-type="string">
            <text:p>nmdc:procsm-11-1cdeqw07</text:p>
          </table:table-cell>
          <table:table-cell office:value-type="string" calcext:value-type="string">
            <text:p>nmdc:bsm-11-5rgay328</text:p>
          </table:table-cell>
        </table:table-row>
        <table:table-row table:style-name="ro1">
          <table:table-cell office:value-type="string" calcext:value-type="string">
            <text:p>nmdc:dgms-12-n8gxkz52</text:p>
          </table:table-cell>
          <table:table-cell office:value-type="string" calcext:value-type="string">
            <text:p>20220211_JGI_MD_507130_BioS_final1_IDX_C18_USDAY59443_NEG_MSMS_73RZM_BESC-866-Clat-RZM_2_Rg80to1200-CE102040-rhizo-S1_Run531</text:p>
          </table:table-cell>
          <table:table-cell office:value-type="string" calcext:value-type="string">
            <text:p>nmdc:procsm-11-kpzypx57</text:p>
          </table:table-cell>
          <table:table-cell office:value-type="string" calcext:value-type="string">
            <text:p>nmdc:bsm-11-7j0fnc87</text:p>
          </table:table-cell>
        </table:table-row>
        <table:table-row table:style-name="ro1">
          <table:table-cell office:value-type="string" calcext:value-type="string">
            <text:p>nmdc:dgms-12-kc2gyt83</text:p>
          </table:table-cell>
          <table:table-cell office:value-type="string" calcext:value-type="string">
            <text:p>20220211_JGI_MD_507130_BioS_final1_IDX_C18_USDAY59443_NEG_MSMS_74LM_BESC-866-Clat-LM_3_Rg80to1200-CE205060-leaf-S1_Run320</text:p>
          </table:table-cell>
          <table:table-cell office:value-type="string" calcext:value-type="string">
            <text:p>nmdc:procsm-11-vrwt5d04</text:p>
          </table:table-cell>
          <table:table-cell office:value-type="string" calcext:value-type="string">
            <text:p>nmdc:bsm-11-6m5dma62</text:p>
          </table:table-cell>
        </table:table-row>
        <table:table-row table:style-name="ro1">
          <table:table-cell office:value-type="string" calcext:value-type="string">
            <text:p>nmdc:dgms-12-bc1y1w06</text:p>
          </table:table-cell>
          <table:table-cell office:value-type="string" calcext:value-type="string">
            <text:p>20220211_JGI_MD_507130_BioS_final1_IDX_C18_USDAY59443_NEG_MSMS_74RM_BESC-866-Clat-RM_3_Rg80to1200-CE205060-root-S1_Run1004</text:p>
          </table:table-cell>
          <table:table-cell office:value-type="string" calcext:value-type="string">
            <text:p>nmdc:procsm-11-04ty5358</text:p>
          </table:table-cell>
          <table:table-cell office:value-type="string" calcext:value-type="string">
            <text:p>nmdc:bsm-11-n2a7p974</text:p>
          </table:table-cell>
        </table:table-row>
        <table:table-row table:style-name="ro1">
          <table:table-cell office:value-type="string" calcext:value-type="string">
            <text:p>nmdc:dgms-12-knxfj346</text:p>
          </table:table-cell>
          <table:table-cell office:value-type="string" calcext:value-type="string">
            <text:p>20220211_JGI_MD_507130_BioS_final1_IDX_C18_USDAY59443_NEG_MSMS_74RZM_BESC-866-Clat-RZM_3_Rg80to1200-CE205060-rhizo-S1_Run596</text:p>
          </table:table-cell>
          <table:table-cell office:value-type="string" calcext:value-type="string">
            <text:p>nmdc:procsm-11-1g4t0e46</text:p>
          </table:table-cell>
          <table:table-cell office:value-type="string" calcext:value-type="string">
            <text:p>nmdc:bsm-11-7n6p8d80</text:p>
          </table:table-cell>
        </table:table-row>
        <table:table-row table:style-name="ro1">
          <table:table-cell office:value-type="string" calcext:value-type="string">
            <text:p>nmdc:dgms-12-v730py34</text:p>
          </table:table-cell>
          <table:table-cell office:value-type="string" calcext:value-type="string">
            <text:p>20220211_JGI_MD_507130_BioS_final1_IDX_C18_USDAY59443_NEG_MSMS_75LM_BESC-866-Corv-LM_1_Rg80to1200-CE102040-leaf-S1_Run101</text:p>
          </table:table-cell>
          <table:table-cell office:value-type="string" calcext:value-type="string">
            <text:p>nmdc:procsm-11-sfeqbz30</text:p>
          </table:table-cell>
          <table:table-cell office:value-type="string" calcext:value-type="string">
            <text:p>nmdc:bsm-11-ma7ry826</text:p>
          </table:table-cell>
        </table:table-row>
        <table:table-row table:style-name="ro1">
          <table:table-cell office:value-type="string" calcext:value-type="string">
            <text:p>nmdc:dgms-12-kqchd809</text:p>
          </table:table-cell>
          <table:table-cell office:value-type="string" calcext:value-type="string">
            <text:p>20220211_JGI_MD_507130_BioS_final1_IDX_C18_USDAY59443_NEG_MSMS_75RM_BESC-866-Corv-RM_1_Rg80to1200-CE102040-root-S1_Run803</text:p>
          </table:table-cell>
          <table:table-cell office:value-type="string" calcext:value-type="string">
            <text:p>nmdc:procsm-11-rm8chc97</text:p>
          </table:table-cell>
          <table:table-cell office:value-type="string" calcext:value-type="string">
            <text:p>nmdc:bsm-11-mb9s8c17</text:p>
          </table:table-cell>
        </table:table-row>
        <table:table-row table:style-name="ro1">
          <table:table-cell office:value-type="string" calcext:value-type="string">
            <text:p>nmdc:dgms-12-nzhew187</text:p>
          </table:table-cell>
          <table:table-cell office:value-type="string" calcext:value-type="string">
            <text:p>20220211_JGI_MD_507130_BioS_final1_IDX_C18_USDAY59443_NEG_MSMS_75RZM_BESC-866-Corv-RZM_1_Rg80to1200-CE102040-rhizo-S1_Run424</text:p>
          </table:table-cell>
          <table:table-cell office:value-type="string" calcext:value-type="string">
            <text:p>nmdc:procsm-11-34072658</text:p>
          </table:table-cell>
          <table:table-cell office:value-type="string" calcext:value-type="string">
            <text:p>nmdc:bsm-11-8wd4pp40</text:p>
          </table:table-cell>
        </table:table-row>
        <table:table-row table:style-name="ro1">
          <table:table-cell office:value-type="string" calcext:value-type="string">
            <text:p>nmdc:dgms-12-rr7s9318</text:p>
          </table:table-cell>
          <table:table-cell office:value-type="string" calcext:value-type="string">
            <text:p>20220211_JGI_MD_507130_BioS_final1_IDX_C18_USDAY59443_NEG_MSMS_76LM_BESC-866-Corv-LM_2_Rg80to1200-CE102040-leaf-S1_Run178</text:p>
          </table:table-cell>
          <table:table-cell office:value-type="string" calcext:value-type="string">
            <text:p>nmdc:procsm-11-gn75c463</text:p>
          </table:table-cell>
          <table:table-cell office:value-type="string" calcext:value-type="string">
            <text:p>nmdc:bsm-11-j5y27f16</text:p>
          </table:table-cell>
        </table:table-row>
        <table:table-row table:style-name="ro1">
          <table:table-cell office:value-type="string" calcext:value-type="string">
            <text:p>nmdc:dgms-12-0p5hxt79</text:p>
          </table:table-cell>
          <table:table-cell office:value-type="string" calcext:value-type="string">
            <text:p>20220211_JGI_MD_507130_BioS_final1_IDX_C18_USDAY59443_NEG_MSMS_76RM_BESC-866-Corv-RM_2_Rg80to1200-CE102040-root-S1_Run824</text:p>
          </table:table-cell>
          <table:table-cell office:value-type="string" calcext:value-type="string">
            <text:p>nmdc:procsm-11-h04f8a98</text:p>
          </table:table-cell>
          <table:table-cell office:value-type="string" calcext:value-type="string">
            <text:p>nmdc:bsm-11-5w4ba396</text:p>
          </table:table-cell>
        </table:table-row>
        <table:table-row table:style-name="ro1">
          <table:table-cell office:value-type="string" calcext:value-type="string">
            <text:p>nmdc:dgms-12-5ty4p945</text:p>
          </table:table-cell>
          <table:table-cell office:value-type="string" calcext:value-type="string">
            <text:p>20220211_JGI_MD_507130_BioS_final1_IDX_C18_USDAY59443_NEG_MSMS_76RZM_BESC-866-Corv-RZM_2_Rg80to1200-CE102040-rhizo-S1_Run495</text:p>
          </table:table-cell>
          <table:table-cell office:value-type="string" calcext:value-type="string">
            <text:p>nmdc:procsm-11-5g7b0q16</text:p>
          </table:table-cell>
          <table:table-cell office:value-type="string" calcext:value-type="string">
            <text:p>nmdc:bsm-11-tzp7r259</text:p>
          </table:table-cell>
        </table:table-row>
        <table:table-row table:style-name="ro1">
          <table:table-cell office:value-type="string" calcext:value-type="string">
            <text:p>nmdc:dgms-12-p9a72349</text:p>
          </table:table-cell>
          <table:table-cell office:value-type="string" calcext:value-type="string">
            <text:p>20220211_JGI_MD_507130_BioS_final1_IDX_C18_USDAY59443_NEG_MSMS_77LM_BESC-866-Corv-LM_3_Rg80to1200-CE205060-leaf-S1_Run261</text:p>
          </table:table-cell>
          <table:table-cell office:value-type="string" calcext:value-type="string">
            <text:p>nmdc:procsm-11-rnzhkh13</text:p>
          </table:table-cell>
          <table:table-cell office:value-type="string" calcext:value-type="string">
            <text:p>nmdc:bsm-11-jp678560</text:p>
          </table:table-cell>
        </table:table-row>
        <table:table-row table:style-name="ro1">
          <table:table-cell office:value-type="string" calcext:value-type="string">
            <text:p>nmdc:dgms-12-y3fgqp48</text:p>
          </table:table-cell>
          <table:table-cell office:value-type="string" calcext:value-type="string">
            <text:p>20220211_JGI_MD_507130_BioS_final1_IDX_C18_USDAY59443_NEG_MSMS_77RZM_BESC-866-Corv-RZM_3_Rg80to1200-CE205060-rhizo-S1_Run628</text:p>
          </table:table-cell>
          <table:table-cell office:value-type="string" calcext:value-type="string">
            <text:p>nmdc:procsm-11-qpe1m454</text:p>
          </table:table-cell>
          <table:table-cell office:value-type="string" calcext:value-type="string">
            <text:p>nmdc:bsm-11-kz54ep97</text:p>
          </table:table-cell>
        </table:table-row>
        <table:table-row table:style-name="ro1">
          <table:table-cell office:value-type="string" calcext:value-type="string">
            <text:p>nmdc:dgms-12-t6b2g432</text:p>
          </table:table-cell>
          <table:table-cell office:value-type="string" calcext:value-type="string">
            <text:p>20220211_JGI_MD_507130_BioS_final1_IDX_C18_USDAY59443_NEG_MSMS_78RM_BESC-904-Clat-RM_2_Rg80to1200-CE102040-root-S1_Run927</text:p>
          </table:table-cell>
          <table:table-cell office:value-type="string" calcext:value-type="string">
            <text:p>nmdc:procsm-11-x7m4wb88</text:p>
          </table:table-cell>
          <table:table-cell office:value-type="string" calcext:value-type="string">
            <text:p>nmdc:bsm-11-k0vz1j87</text:p>
          </table:table-cell>
        </table:table-row>
        <table:table-row table:style-name="ro1">
          <table:table-cell office:value-type="string" calcext:value-type="string">
            <text:p>nmdc:dgms-12-ercat453</text:p>
          </table:table-cell>
          <table:table-cell office:value-type="string" calcext:value-type="string">
            <text:p>20220211_JGI_MD_507130_BioS_final1_IDX_C18_USDAY59443_NEG_MSMS_78RZM_BESC-904-Clat-RZM_2_Rg80to1200-CE102040-rhizo-S1_Run474</text:p>
          </table:table-cell>
          <table:table-cell office:value-type="string" calcext:value-type="string">
            <text:p>nmdc:procsm-11-jgw8xe24</text:p>
          </table:table-cell>
          <table:table-cell office:value-type="string" calcext:value-type="string">
            <text:p>nmdc:bsm-11-nvgcpg87</text:p>
          </table:table-cell>
        </table:table-row>
        <table:table-row table:style-name="ro1">
          <table:table-cell office:value-type="string" calcext:value-type="string">
            <text:p>nmdc:dgms-12-xdqm2t98</text:p>
          </table:table-cell>
          <table:table-cell office:value-type="string" calcext:value-type="string">
            <text:p>20220211_JGI_MD_507130_BioS_final1_IDX_C18_USDAY59443_NEG_MSMS_79LM_BESC-904-Clat-LM_3_Rg80to1200-CE205060-leaf-S1_Run264</text:p>
          </table:table-cell>
          <table:table-cell office:value-type="string" calcext:value-type="string">
            <text:p>nmdc:procsm-11-a1rf7q11</text:p>
          </table:table-cell>
          <table:table-cell office:value-type="string" calcext:value-type="string">
            <text:p>nmdc:bsm-11-dppkv536</text:p>
          </table:table-cell>
        </table:table-row>
        <table:table-row table:style-name="ro1">
          <table:table-cell office:value-type="string" calcext:value-type="string">
            <text:p>nmdc:dgms-12-gygyt534</text:p>
          </table:table-cell>
          <table:table-cell office:value-type="string" calcext:value-type="string">
            <text:p>20220211_JGI_MD_507130_BioS_final1_IDX_C18_USDAY59443_NEG_MSMS_79RZM_BESC-904-Clat-RZM_3_Rg80to1200-CE205060-rhizo-S1_Run625</text:p>
          </table:table-cell>
          <table:table-cell office:value-type="string" calcext:value-type="string">
            <text:p>nmdc:procsm-11-480evn02</text:p>
          </table:table-cell>
          <table:table-cell office:value-type="string" calcext:value-type="string">
            <text:p>nmdc:bsm-11-xgrda154</text:p>
          </table:table-cell>
        </table:table-row>
        <table:table-row table:style-name="ro1">
          <table:table-cell office:value-type="string" calcext:value-type="string">
            <text:p>nmdc:dgms-12-p1r36b25</text:p>
          </table:table-cell>
          <table:table-cell office:value-type="string" calcext:value-type="string">
            <text:p>20220211_JGI_MD_507130_BioS_final1_IDX_C18_USDAY59443_NEG_MSMS_7RM_BESC-133-Clat-RM_1_Rg80to1200-CE102040-root-S1_Run729</text:p>
          </table:table-cell>
          <table:table-cell office:value-type="string" calcext:value-type="string">
            <text:p>nmdc:procsm-11-s1es7z51</text:p>
          </table:table-cell>
          <table:table-cell office:value-type="string" calcext:value-type="string">
            <text:p>nmdc:bsm-11-7pyrek52</text:p>
          </table:table-cell>
        </table:table-row>
        <table:table-row table:style-name="ro1">
          <table:table-cell office:value-type="string" calcext:value-type="string">
            <text:p>nmdc:dgms-12-c3n77r51</text:p>
          </table:table-cell>
          <table:table-cell office:value-type="string" calcext:value-type="string">
            <text:p>20220211_JGI_MD_507130_BioS_final1_IDX_C18_USDAY59443_NEG_MSMS_7RZM_BESC-133-Clat-RZM_1_Rg80to1200-CE102040-rhizo-S1_Run359</text:p>
          </table:table-cell>
          <table:table-cell office:value-type="string" calcext:value-type="string">
            <text:p>nmdc:procsm-11-ej2wr498</text:p>
          </table:table-cell>
          <table:table-cell office:value-type="string" calcext:value-type="string">
            <text:p>nmdc:bsm-11-ehqk1b45</text:p>
          </table:table-cell>
        </table:table-row>
        <table:table-row table:style-name="ro1">
          <table:table-cell office:value-type="string" calcext:value-type="string">
            <text:p>nmdc:dgms-12-9c19qq38</text:p>
          </table:table-cell>
          <table:table-cell office:value-type="string" calcext:value-type="string">
            <text:p>20220211_JGI_MD_507130_BioS_final1_IDX_C18_USDAY59443_NEG_MSMS_80LM_BESC-904-Corv-LM_1_Rg80to1200-CE102040-leaf-S1_Run78</text:p>
          </table:table-cell>
          <table:table-cell office:value-type="string" calcext:value-type="string">
            <text:p>nmdc:procsm-11-r36gkx83</text:p>
          </table:table-cell>
          <table:table-cell office:value-type="string" calcext:value-type="string">
            <text:p>nmdc:bsm-11-19v98823</text:p>
          </table:table-cell>
        </table:table-row>
        <table:table-row table:style-name="ro1">
          <table:table-cell office:value-type="string" calcext:value-type="string">
            <text:p>nmdc:dgms-12-4hcsm896</text:p>
          </table:table-cell>
          <table:table-cell office:value-type="string" calcext:value-type="string">
            <text:p>20220211_JGI_MD_507130_BioS_final1_IDX_C18_USDAY59443_NEG_MSMS_80RZM_BESC-904-Corv-RZM_1_Rg80to1200-CE102040-rhizo-S1_Run371</text:p>
          </table:table-cell>
          <table:table-cell office:value-type="string" calcext:value-type="string">
            <text:p>nmdc:procsm-11-aby10w73</text:p>
          </table:table-cell>
          <table:table-cell office:value-type="string" calcext:value-type="string">
            <text:p>nmdc:bsm-11-cd09p052</text:p>
          </table:table-cell>
        </table:table-row>
        <table:table-row table:style-name="ro1">
          <table:table-cell office:value-type="string" calcext:value-type="string">
            <text:p>nmdc:dgms-12-9z5bvc13</text:p>
          </table:table-cell>
          <table:table-cell office:value-type="string" calcext:value-type="string">
            <text:p>20220211_JGI_MD_507130_BioS_final1_IDX_C18_USDAY59443_NEG_MSMS_81LM_BESC-904-Corv-LM_2_Rg80to1200-CE102040-leaf-S1_Run137</text:p>
          </table:table-cell>
          <table:table-cell office:value-type="string" calcext:value-type="string">
            <text:p>nmdc:procsm-11-ejttw861</text:p>
          </table:table-cell>
          <table:table-cell office:value-type="string" calcext:value-type="string">
            <text:p>nmdc:bsm-11-qe13q836</text:p>
          </table:table-cell>
        </table:table-row>
        <table:table-row table:style-name="ro1">
          <table:table-cell office:value-type="string" calcext:value-type="string">
            <text:p>nmdc:dgms-12-xseash96</text:p>
          </table:table-cell>
          <table:table-cell office:value-type="string" calcext:value-type="string">
            <text:p>20220211_JGI_MD_507130_BioS_final1_IDX_C18_USDAY59443_NEG_MSMS_81RM_BESC-904-Corv-RM_2_Rg80to1200-CE102040-root-S1_Run859</text:p>
          </table:table-cell>
          <table:table-cell office:value-type="string" calcext:value-type="string">
            <text:p>nmdc:procsm-11-eg22q380</text:p>
          </table:table-cell>
          <table:table-cell office:value-type="string" calcext:value-type="string">
            <text:p>nmdc:bsm-11-q3qsx507</text:p>
          </table:table-cell>
        </table:table-row>
        <table:table-row table:style-name="ro1">
          <table:table-cell office:value-type="string" calcext:value-type="string">
            <text:p>nmdc:dgms-12-4xcz2h27</text:p>
          </table:table-cell>
          <table:table-cell office:value-type="string" calcext:value-type="string">
            <text:p>20220211_JGI_MD_507130_BioS_final1_IDX_C18_USDAY59443_NEG_MSMS_82LM_BESC-904-Corv-LM_3_Rg80to1200-CE205060-leaf-S1_Run294</text:p>
          </table:table-cell>
          <table:table-cell office:value-type="string" calcext:value-type="string">
            <text:p>nmdc:procsm-11-n0z0em09</text:p>
          </table:table-cell>
          <table:table-cell office:value-type="string" calcext:value-type="string">
            <text:p>nmdc:bsm-11-qms4zn61</text:p>
          </table:table-cell>
        </table:table-row>
        <table:table-row table:style-name="ro1">
          <table:table-cell office:value-type="string" calcext:value-type="string">
            <text:p>nmdc:dgms-12-xbsrkr05</text:p>
          </table:table-cell>
          <table:table-cell office:value-type="string" calcext:value-type="string">
            <text:p>20220211_JGI_MD_507130_BioS_final1_IDX_C18_USDAY59443_NEG_MSMS_82RM_BESC-904-Corv-RM_3_Rg80to1200-CE205060-root-S1_Run969</text:p>
          </table:table-cell>
          <table:table-cell office:value-type="string" calcext:value-type="string">
            <text:p>nmdc:procsm-11-znqvq095</text:p>
          </table:table-cell>
          <table:table-cell office:value-type="string" calcext:value-type="string">
            <text:p>nmdc:bsm-11-zvh2hc82</text:p>
          </table:table-cell>
        </table:table-row>
        <table:table-row table:style-name="ro1">
          <table:table-cell office:value-type="string" calcext:value-type="string">
            <text:p>nmdc:dgms-12-g91eme27</text:p>
          </table:table-cell>
          <table:table-cell office:value-type="string" calcext:value-type="string">
            <text:p>20220211_JGI_MD_507130_BioS_final1_IDX_C18_USDAY59443_NEG_MSMS_82RZM_BESC-904-Corv-RZM_3_Rg80to1200-CE205060-rhizo-S1_Run619</text:p>
          </table:table-cell>
          <table:table-cell office:value-type="string" calcext:value-type="string">
            <text:p>nmdc:procsm-11-q0nrrp59</text:p>
          </table:table-cell>
          <table:table-cell office:value-type="string" calcext:value-type="string">
            <text:p>nmdc:bsm-11-6zd5nb38</text:p>
          </table:table-cell>
        </table:table-row>
        <table:table-row table:style-name="ro1">
          <table:table-cell office:value-type="string" calcext:value-type="string">
            <text:p>nmdc:dgms-12-mza0ce73</text:p>
          </table:table-cell>
          <table:table-cell office:value-type="string" calcext:value-type="string">
            <text:p>20220211_JGI_MD_507130_BioS_final1_IDX_C18_USDAY59443_NEG_MSMS_83LM_BESC-905-Clat-LM_1_Rg80to1200-CE102040-leaf-S1_Run39</text:p>
          </table:table-cell>
          <table:table-cell office:value-type="string" calcext:value-type="string">
            <text:p>nmdc:procsm-11-08939d21</text:p>
          </table:table-cell>
          <table:table-cell office:value-type="string" calcext:value-type="string">
            <text:p>nmdc:bsm-11-28kgw077</text:p>
          </table:table-cell>
        </table:table-row>
        <table:table-row table:style-name="ro1">
          <table:table-cell office:value-type="string" calcext:value-type="string">
            <text:p>nmdc:dgms-12-dy478181</text:p>
          </table:table-cell>
          <table:table-cell office:value-type="string" calcext:value-type="string">
            <text:p>20220211_JGI_MD_507130_BioS_final1_IDX_C18_USDAY59443_NEG_MSMS_83RM_BESC-905-Clat-RM_1_Rg80to1200-CE102040-root-S1_Run809</text:p>
          </table:table-cell>
          <table:table-cell office:value-type="string" calcext:value-type="string">
            <text:p>nmdc:procsm-11-prsjm968</text:p>
          </table:table-cell>
          <table:table-cell office:value-type="string" calcext:value-type="string">
            <text:p>nmdc:bsm-11-rzz0z710</text:p>
          </table:table-cell>
        </table:table-row>
        <table:table-row table:style-name="ro1">
          <table:table-cell office:value-type="string" calcext:value-type="string">
            <text:p>nmdc:dgms-12-59k28b61</text:p>
          </table:table-cell>
          <table:table-cell office:value-type="string" calcext:value-type="string">
            <text:p>20220211_JGI_MD_507130_BioS_final1_IDX_C18_USDAY59443_NEG_MSMS_83RZM_BESC-905-Clat-RZM_1_Rg80to1200-CE102040-rhizo-S1_Run436</text:p>
          </table:table-cell>
          <table:table-cell office:value-type="string" calcext:value-type="string">
            <text:p>nmdc:procsm-11-3whrgc17</text:p>
          </table:table-cell>
          <table:table-cell office:value-type="string" calcext:value-type="string">
            <text:p>nmdc:bsm-11-8eypa967</text:p>
          </table:table-cell>
        </table:table-row>
        <table:table-row table:style-name="ro1">
          <table:table-cell office:value-type="string" calcext:value-type="string">
            <text:p>nmdc:dgms-12-sydk6g06</text:p>
          </table:table-cell>
          <table:table-cell office:value-type="string" calcext:value-type="string">
            <text:p>20220211_JGI_MD_507130_BioS_final1_IDX_C18_USDAY59443_NEG_MSMS_84LM_BESC-360-Corv-LM_1_Rg80to1200-CE102040-leaf-S1_Run75</text:p>
          </table:table-cell>
          <table:table-cell office:value-type="string" calcext:value-type="string">
            <text:p>nmdc:procsm-11-0tpn6d02</text:p>
          </table:table-cell>
          <table:table-cell office:value-type="string" calcext:value-type="string">
            <text:p>nmdc:bsm-11-mbcv4b48</text:p>
          </table:table-cell>
        </table:table-row>
        <table:table-row table:style-name="ro1">
          <table:table-cell office:value-type="string" calcext:value-type="string">
            <text:p>nmdc:dgms-12-xxkrn498</text:p>
          </table:table-cell>
          <table:table-cell office:value-type="string" calcext:value-type="string">
            <text:p>20220211_JGI_MD_507130_BioS_final1_IDX_C18_USDAY59443_NEG_MSMS_84RM_BESC-360-Corv-RM_1_Rg80to1200-CE102040-root-S1_Run732</text:p>
          </table:table-cell>
          <table:table-cell office:value-type="string" calcext:value-type="string">
            <text:p>nmdc:procsm-11-j1t2bd76</text:p>
          </table:table-cell>
          <table:table-cell office:value-type="string" calcext:value-type="string">
            <text:p>nmdc:bsm-11-r3b0ak56</text:p>
          </table:table-cell>
        </table:table-row>
        <table:table-row table:style-name="ro1">
          <table:table-cell office:value-type="string" calcext:value-type="string">
            <text:p>nmdc:dgms-12-yhp0as28</text:p>
          </table:table-cell>
          <table:table-cell office:value-type="string" calcext:value-type="string">
            <text:p>20220211_JGI_MD_507130_BioS_final1_IDX_C18_USDAY59443_NEG_MSMS_84RZM_BESC-360-Corv-RZM_1_Rg80to1200-CE102040-rhizo-S1_Run409</text:p>
          </table:table-cell>
          <table:table-cell office:value-type="string" calcext:value-type="string">
            <text:p>nmdc:procsm-11-pj58xe31</text:p>
          </table:table-cell>
          <table:table-cell office:value-type="string" calcext:value-type="string">
            <text:p>nmdc:bsm-11-k7v09098</text:p>
          </table:table-cell>
        </table:table-row>
        <table:table-row table:style-name="ro1">
          <table:table-cell office:value-type="string" calcext:value-type="string">
            <text:p>nmdc:dgms-12-ch9j0829</text:p>
          </table:table-cell>
          <table:table-cell office:value-type="string" calcext:value-type="string">
            <text:p>20220211_JGI_MD_507130_BioS_final1_IDX_C18_USDAY59443_NEG_MSMS_85LM_GW-11047-Clat-LM_1_Rg80to1200-CE102040-leaf-S1_Run18</text:p>
          </table:table-cell>
          <table:table-cell office:value-type="string" calcext:value-type="string">
            <text:p>nmdc:procsm-11-h85dn860</text:p>
          </table:table-cell>
          <table:table-cell office:value-type="string" calcext:value-type="string">
            <text:p>nmdc:bsm-11-qg6kxr61</text:p>
          </table:table-cell>
        </table:table-row>
        <table:table-row table:style-name="ro1">
          <table:table-cell office:value-type="string" calcext:value-type="string">
            <text:p>nmdc:dgms-12-0vc92b32</text:p>
          </table:table-cell>
          <table:table-cell office:value-type="string" calcext:value-type="string">
            <text:p>20220211_JGI_MD_507130_BioS_final1_IDX_C18_USDAY59443_NEG_MSMS_85RM_GW-11047-Clat-RM_1_Rg80to1200-CE102040-root-S1_Run806</text:p>
          </table:table-cell>
          <table:table-cell office:value-type="string" calcext:value-type="string">
            <text:p>nmdc:procsm-11-8hwgt629</text:p>
          </table:table-cell>
          <table:table-cell office:value-type="string" calcext:value-type="string">
            <text:p>nmdc:bsm-11-bgar5122</text:p>
          </table:table-cell>
        </table:table-row>
        <table:table-row table:style-name="ro1">
          <table:table-cell office:value-type="string" calcext:value-type="string">
            <text:p>nmdc:dgms-12-nt6pt131</text:p>
          </table:table-cell>
          <table:table-cell office:value-type="string" calcext:value-type="string">
            <text:p>20220211_JGI_MD_507130_BioS_final1_IDX_C18_USDAY59443_NEG_MSMS_85RZM_GW-11047-Clat-RZM_1_Rg80to1200-CE102040-rhizo-S1_Run353</text:p>
          </table:table-cell>
          <table:table-cell office:value-type="string" calcext:value-type="string">
            <text:p>nmdc:procsm-11-afe7p502</text:p>
          </table:table-cell>
          <table:table-cell office:value-type="string" calcext:value-type="string">
            <text:p>nmdc:bsm-11-wdfz5578</text:p>
          </table:table-cell>
        </table:table-row>
        <table:table-row table:style-name="ro1">
          <table:table-cell office:value-type="string" calcext:value-type="string">
            <text:p>nmdc:dgms-12-cebwn265</text:p>
          </table:table-cell>
          <table:table-cell office:value-type="string" calcext:value-type="string">
            <text:p>20220211_JGI_MD_507130_BioS_final1_IDX_C18_USDAY59443_NEG_MSMS_86LM_GW-11047-Clat-LM_2_Rg80to1200-CE102040-leaf-S1_Run163</text:p>
          </table:table-cell>
          <table:table-cell office:value-type="string" calcext:value-type="string">
            <text:p>nmdc:procsm-11-hnyma249</text:p>
          </table:table-cell>
          <table:table-cell office:value-type="string" calcext:value-type="string">
            <text:p>nmdc:bsm-11-8cgpqn03</text:p>
          </table:table-cell>
        </table:table-row>
        <table:table-row table:style-name="ro1">
          <table:table-cell office:value-type="string" calcext:value-type="string">
            <text:p>nmdc:dgms-12-atz69e68</text:p>
          </table:table-cell>
          <table:table-cell office:value-type="string" calcext:value-type="string">
            <text:p>20220211_JGI_MD_507130_BioS_final1_IDX_C18_USDAY59443_NEG_MSMS_86RM_GW-11047-Clat-RM_2_Rg80to1200-CE102040-root-S1_Run847</text:p>
          </table:table-cell>
          <table:table-cell office:value-type="string" calcext:value-type="string">
            <text:p>nmdc:procsm-11-xj0hy522</text:p>
          </table:table-cell>
          <table:table-cell office:value-type="string" calcext:value-type="string">
            <text:p>nmdc:bsm-11-5g2kjf44</text:p>
          </table:table-cell>
        </table:table-row>
        <table:table-row table:style-name="ro1">
          <table:table-cell office:value-type="string" calcext:value-type="string">
            <text:p>nmdc:dgms-12-wnd91f58</text:p>
          </table:table-cell>
          <table:table-cell office:value-type="string" calcext:value-type="string">
            <text:p>20220211_JGI_MD_507130_BioS_final1_IDX_C18_USDAY59443_NEG_MSMS_86RZM_GW-11047-Clat-RZM_2_Rg80to1200-CE102040-rhizo-S1_Run542</text:p>
          </table:table-cell>
          <table:table-cell office:value-type="string" calcext:value-type="string">
            <text:p>nmdc:procsm-11-8vak1j76</text:p>
          </table:table-cell>
          <table:table-cell office:value-type="string" calcext:value-type="string">
            <text:p>nmdc:bsm-11-kff3y587</text:p>
          </table:table-cell>
        </table:table-row>
        <table:table-row table:style-name="ro1">
          <table:table-cell office:value-type="string" calcext:value-type="string">
            <text:p>nmdc:dgms-12-sckcxb80</text:p>
          </table:table-cell>
          <table:table-cell office:value-type="string" calcext:value-type="string">
            <text:p>20220211_JGI_MD_507130_BioS_final1_IDX_C18_USDAY59443_NEG_MSMS_87RM_GW-4579-Clat-RM_1_Rg80to1200-CE102040-root-S1_Run788</text:p>
          </table:table-cell>
          <table:table-cell office:value-type="string" calcext:value-type="string">
            <text:p>nmdc:procsm-11-p6svcv36</text:p>
          </table:table-cell>
          <table:table-cell office:value-type="string" calcext:value-type="string">
            <text:p>nmdc:bsm-11-h2k7nv93</text:p>
          </table:table-cell>
        </table:table-row>
        <table:table-row table:style-name="ro1">
          <table:table-cell office:value-type="string" calcext:value-type="string">
            <text:p>nmdc:dgms-12-q4rkq248</text:p>
          </table:table-cell>
          <table:table-cell office:value-type="string" calcext:value-type="string">
            <text:p>20220211_JGI_MD_507130_BioS_final1_IDX_C18_USDAY59443_NEG_MSMS_87RZM_GW-4579-Clat-RZM_1_Rg80to1200-CE102040-rhizo-S1_Run391</text:p>
          </table:table-cell>
          <table:table-cell office:value-type="string" calcext:value-type="string">
            <text:p>nmdc:procsm-11-6737rz34</text:p>
          </table:table-cell>
          <table:table-cell office:value-type="string" calcext:value-type="string">
            <text:p>nmdc:bsm-11-wj8zqj74</text:p>
          </table:table-cell>
        </table:table-row>
        <table:table-row table:style-name="ro1">
          <table:table-cell office:value-type="string" calcext:value-type="string">
            <text:p>nmdc:dgms-12-d4pmkg60</text:p>
          </table:table-cell>
          <table:table-cell office:value-type="string" calcext:value-type="string">
            <text:p>20220211_JGI_MD_507130_BioS_final1_IDX_C18_USDAY59443_NEG_MSMS_88RM_GW-4579-Clat-RM_2_Rg80to1200-CE102040-root-S1_Run850</text:p>
          </table:table-cell>
          <table:table-cell office:value-type="string" calcext:value-type="string">
            <text:p>nmdc:procsm-11-bphxcy81</text:p>
          </table:table-cell>
          <table:table-cell office:value-type="string" calcext:value-type="string">
            <text:p>nmdc:bsm-11-rk62cv25</text:p>
          </table:table-cell>
        </table:table-row>
        <table:table-row table:style-name="ro1">
          <table:table-cell office:value-type="string" calcext:value-type="string">
            <text:p>nmdc:dgms-12-b1hs1y29</text:p>
          </table:table-cell>
          <table:table-cell office:value-type="string" calcext:value-type="string">
            <text:p>20220211_JGI_MD_507130_BioS_final1_IDX_C18_USDAY59443_NEG_MSMS_88RZM_GW-4579-Clat-RZM_2_Rg80to1200-CE102040-rhizo-S1_Run507</text:p>
          </table:table-cell>
          <table:table-cell office:value-type="string" calcext:value-type="string">
            <text:p>nmdc:procsm-11-4pdf0a05</text:p>
          </table:table-cell>
          <table:table-cell office:value-type="string" calcext:value-type="string">
            <text:p>nmdc:bsm-11-6y2dt532</text:p>
          </table:table-cell>
        </table:table-row>
        <table:table-row table:style-name="ro1">
          <table:table-cell office:value-type="string" calcext:value-type="string">
            <text:p>nmdc:dgms-12-5kjv8660</text:p>
          </table:table-cell>
          <table:table-cell office:value-type="string" calcext:value-type="string">
            <text:p>20220211_JGI_MD_507130_BioS_final1_IDX_C18_USDAY59443_NEG_MSMS_89LM_GW-4579-Clat-LM_3_Rg80to1200-CE205060-leaf-S1_Run270</text:p>
          </table:table-cell>
          <table:table-cell office:value-type="string" calcext:value-type="string">
            <text:p>nmdc:procsm-11-ek3bs185</text:p>
          </table:table-cell>
          <table:table-cell office:value-type="string" calcext:value-type="string">
            <text:p>nmdc:bsm-11-7cfwd964</text:p>
          </table:table-cell>
        </table:table-row>
        <table:table-row table:style-name="ro1">
          <table:table-cell office:value-type="string" calcext:value-type="string">
            <text:p>nmdc:dgms-12-y90wtg20</text:p>
          </table:table-cell>
          <table:table-cell office:value-type="string" calcext:value-type="string">
            <text:p>20220211_JGI_MD_507130_BioS_final1_IDX_C18_USDAY59443_NEG_MSMS_89RM_GW-4579-Clat-RM_3_Rg80to1200-CE205060-root-S1_Run975</text:p>
          </table:table-cell>
          <table:table-cell office:value-type="string" calcext:value-type="string">
            <text:p>nmdc:procsm-11-d2b9n849</text:p>
          </table:table-cell>
          <table:table-cell office:value-type="string" calcext:value-type="string">
            <text:p>nmdc:bsm-11-pgmhxj86</text:p>
          </table:table-cell>
        </table:table-row>
        <table:table-row table:style-name="ro1">
          <table:table-cell office:value-type="string" calcext:value-type="string">
            <text:p>nmdc:dgms-12-z5jynx23</text:p>
          </table:table-cell>
          <table:table-cell office:value-type="string" calcext:value-type="string">
            <text:p>20220211_JGI_MD_507130_BioS_final1_IDX_C18_USDAY59443_NEG_MSMS_8LM_BESC-133-Clat-LM_2_Rg80to1200-CE102040-leaf-S1_Run217</text:p>
          </table:table-cell>
          <table:table-cell office:value-type="string" calcext:value-type="string">
            <text:p>nmdc:procsm-11-6azevt85</text:p>
          </table:table-cell>
          <table:table-cell office:value-type="string" calcext:value-type="string">
            <text:p>nmdc:bsm-11-n8t7zs15</text:p>
          </table:table-cell>
        </table:table-row>
        <table:table-row table:style-name="ro1">
          <table:table-cell office:value-type="string" calcext:value-type="string">
            <text:p>nmdc:dgms-12-cc5dvz89</text:p>
          </table:table-cell>
          <table:table-cell office:value-type="string" calcext:value-type="string">
            <text:p>20220211_JGI_MD_507130_BioS_final1_IDX_C18_USDAY59443_NEG_MSMS_8RM_BESC-133-Clat-RM_2_Rg80to1200-CE102040-root-S1_Run886</text:p>
          </table:table-cell>
          <table:table-cell office:value-type="string" calcext:value-type="string">
            <text:p>nmdc:procsm-11-b6qy8c96</text:p>
          </table:table-cell>
          <table:table-cell office:value-type="string" calcext:value-type="string">
            <text:p>nmdc:bsm-11-m9k8tx16</text:p>
          </table:table-cell>
        </table:table-row>
        <table:table-row table:style-name="ro1">
          <table:table-cell office:value-type="string" calcext:value-type="string">
            <text:p>nmdc:dgms-12-263ydk13</text:p>
          </table:table-cell>
          <table:table-cell office:value-type="string" calcext:value-type="string">
            <text:p>20220211_JGI_MD_507130_BioS_final1_IDX_C18_USDAY59443_NEG_MSMS_8RZM_BESC-133-Clat-RZM_2_Rg80to1200-CE102040-rhizo-S1_Run536</text:p>
          </table:table-cell>
          <table:table-cell office:value-type="string" calcext:value-type="string">
            <text:p>nmdc:procsm-11-6vg0vq82</text:p>
          </table:table-cell>
          <table:table-cell office:value-type="string" calcext:value-type="string">
            <text:p>nmdc:bsm-11-1fa0hs25</text:p>
          </table:table-cell>
        </table:table-row>
        <table:table-row table:style-name="ro1">
          <table:table-cell office:value-type="string" calcext:value-type="string">
            <text:p>nmdc:dgms-12-0qpgyv72</text:p>
          </table:table-cell>
          <table:table-cell office:value-type="string" calcext:value-type="string">
            <text:p>20220211_JGI_MD_507130_BioS_final1_IDX_C18_USDAY59443_NEG_MSMS_90LM_GW-4579-Corv-LM_1_Rg80to1200-CE102040-leaf-S1_Run30</text:p>
          </table:table-cell>
          <table:table-cell office:value-type="string" calcext:value-type="string">
            <text:p>nmdc:procsm-11-axn7bc96</text:p>
          </table:table-cell>
          <table:table-cell office:value-type="string" calcext:value-type="string">
            <text:p>nmdc:bsm-11-can3rz84</text:p>
          </table:table-cell>
        </table:table-row>
        <table:table-row table:style-name="ro1">
          <table:table-cell office:value-type="string" calcext:value-type="string">
            <text:p>nmdc:dgms-12-w8f13e52</text:p>
          </table:table-cell>
          <table:table-cell office:value-type="string" calcext:value-type="string">
            <text:p>20220211_JGI_MD_507130_BioS_final1_IDX_C18_USDAY59443_NEG_MSMS_90RM_GW-4579-Corv-RM_1_Rg80to1200-CE102040-root-S1_Run744</text:p>
          </table:table-cell>
          <table:table-cell office:value-type="string" calcext:value-type="string">
            <text:p>nmdc:procsm-11-6j1kyp48</text:p>
          </table:table-cell>
          <table:table-cell office:value-type="string" calcext:value-type="string">
            <text:p>nmdc:bsm-11-h3e54f51</text:p>
          </table:table-cell>
        </table:table-row>
        <table:table-row table:style-name="ro1">
          <table:table-cell office:value-type="string" calcext:value-type="string">
            <text:p>nmdc:dgms-12-pzz61763</text:p>
          </table:table-cell>
          <table:table-cell office:value-type="string" calcext:value-type="string">
            <text:p>20220211_JGI_MD_507130_BioS_final1_IDX_C18_USDAY59443_NEG_MSMS_90RZM_GW-4579-Corv-RZM_1_Rg80to1200-CE102040-rhizo-S1_Run442</text:p>
          </table:table-cell>
          <table:table-cell office:value-type="string" calcext:value-type="string">
            <text:p>nmdc:procsm-11-q8df7f72</text:p>
          </table:table-cell>
          <table:table-cell office:value-type="string" calcext:value-type="string">
            <text:p>nmdc:bsm-11-kgjz0433</text:p>
          </table:table-cell>
        </table:table-row>
        <table:table-row table:style-name="ro1">
          <table:table-cell office:value-type="string" calcext:value-type="string">
            <text:p>nmdc:dgms-12-m88r3g65</text:p>
          </table:table-cell>
          <table:table-cell office:value-type="string" calcext:value-type="string">
            <text:p>20220211_JGI_MD_507130_BioS_final1_IDX_C18_USDAY59443_NEG_MSMS_91LM_GW-4579-Corv-LM_2_Rg80to1200-CE102040-leaf-S1_Run146</text:p>
          </table:table-cell>
          <table:table-cell office:value-type="string" calcext:value-type="string">
            <text:p>nmdc:procsm-11-7jwz4r21</text:p>
          </table:table-cell>
          <table:table-cell office:value-type="string" calcext:value-type="string">
            <text:p>nmdc:bsm-11-j6h8pw46</text:p>
          </table:table-cell>
        </table:table-row>
        <table:table-row table:style-name="ro1">
          <table:table-cell office:value-type="string" calcext:value-type="string">
            <text:p>nmdc:dgms-12-cxn5pm31</text:p>
          </table:table-cell>
          <table:table-cell office:value-type="string" calcext:value-type="string">
            <text:p>20220211_JGI_MD_507130_BioS_final1_IDX_C18_USDAY59443_NEG_MSMS_91RM_GW-4579-Corv-RM_2_Rg80to1200-CE102040-root-S1_Run942</text:p>
          </table:table-cell>
          <table:table-cell office:value-type="string" calcext:value-type="string">
            <text:p>nmdc:procsm-11-wttxb492</text:p>
          </table:table-cell>
          <table:table-cell office:value-type="string" calcext:value-type="string">
            <text:p>nmdc:bsm-11-y80cxc26</text:p>
          </table:table-cell>
        </table:table-row>
        <table:table-row table:style-name="ro1">
          <table:table-cell office:value-type="string" calcext:value-type="string">
            <text:p>nmdc:dgms-12-01ssjv33</text:p>
          </table:table-cell>
          <table:table-cell office:value-type="string" calcext:value-type="string">
            <text:p>20220211_JGI_MD_507130_BioS_final1_IDX_C18_USDAY59443_NEG_MSMS_91RZM_GW-4579-Corv-RZM_2_Rg80to1200-CE102040-rhizo-S1_Run581</text:p>
          </table:table-cell>
          <table:table-cell office:value-type="string" calcext:value-type="string">
            <text:p>nmdc:procsm-11-4mjag197</text:p>
          </table:table-cell>
          <table:table-cell office:value-type="string" calcext:value-type="string">
            <text:p>nmdc:bsm-11-6pr72x09</text:p>
          </table:table-cell>
        </table:table-row>
        <table:table-row table:style-name="ro1">
          <table:table-cell office:value-type="string" calcext:value-type="string">
            <text:p>nmdc:dgms-12-fhqhyj92</text:p>
          </table:table-cell>
          <table:table-cell office:value-type="string" calcext:value-type="string">
            <text:p>20220211_JGI_MD_507130_BioS_final1_IDX_C18_USDAY59443_NEG_MSMS_92LM_GW-4579-Corv-LM_3_Rg80to1200-CE205060-leaf-S1_Run314</text:p>
          </table:table-cell>
          <table:table-cell office:value-type="string" calcext:value-type="string">
            <text:p>nmdc:procsm-11-g15h4w37</text:p>
          </table:table-cell>
          <table:table-cell office:value-type="string" calcext:value-type="string">
            <text:p>nmdc:bsm-11-674m9194</text:p>
          </table:table-cell>
        </table:table-row>
        <table:table-row table:style-name="ro1">
          <table:table-cell office:value-type="string" calcext:value-type="string">
            <text:p>nmdc:dgms-12-f4s1y946</text:p>
          </table:table-cell>
          <table:table-cell office:value-type="string" calcext:value-type="string">
            <text:p>20220211_JGI_MD_507130_BioS_final1_IDX_C18_USDAY59443_NEG_MSMS_92RM_GW-4579-Corv-RM_3_Rg80to1200-CE205060-root-S1_Run992</text:p>
          </table:table-cell>
          <table:table-cell office:value-type="string" calcext:value-type="string">
            <text:p>nmdc:procsm-11-dsfb0b79</text:p>
          </table:table-cell>
          <table:table-cell office:value-type="string" calcext:value-type="string">
            <text:p>nmdc:bsm-11-qam3hk28</text:p>
          </table:table-cell>
        </table:table-row>
        <table:table-row table:style-name="ro1">
          <table:table-cell office:value-type="string" calcext:value-type="string">
            <text:p>nmdc:dgms-12-qa51dx90</text:p>
          </table:table-cell>
          <table:table-cell office:value-type="string" calcext:value-type="string">
            <text:p>20220211_JGI_MD_507130_BioS_final1_IDX_C18_USDAY59443_NEG_MSMS_92RZM_GW-4579-Corv-RZM_3_Rg80to1200-CE205060-rhizo-S1_Run602</text:p>
          </table:table-cell>
          <table:table-cell office:value-type="string" calcext:value-type="string">
            <text:p>nmdc:procsm-11-d78fty25</text:p>
          </table:table-cell>
          <table:table-cell office:value-type="string" calcext:value-type="string">
            <text:p>nmdc:bsm-11-011z7z70</text:p>
          </table:table-cell>
        </table:table-row>
        <table:table-row table:style-name="ro1">
          <table:table-cell office:value-type="string" calcext:value-type="string">
            <text:p>nmdc:dgms-12-k6znmv61</text:p>
          </table:table-cell>
          <table:table-cell office:value-type="string" calcext:value-type="string">
            <text:p>20220211_JGI_MD_507130_BioS_final1_IDX_C18_USDAY59443_NEG_MSMS_93LM_GW-7986-Corv-LM_1_Rg80to1200-CE102040-leaf-S1_Run66</text:p>
          </table:table-cell>
          <table:table-cell office:value-type="string" calcext:value-type="string">
            <text:p>nmdc:procsm-11-ka5j8e68</text:p>
          </table:table-cell>
          <table:table-cell office:value-type="string" calcext:value-type="string">
            <text:p>nmdc:bsm-11-gd31q856</text:p>
          </table:table-cell>
        </table:table-row>
        <table:table-row table:style-name="ro1">
          <table:table-cell office:value-type="string" calcext:value-type="string">
            <text:p>nmdc:dgms-12-mhpvds59</text:p>
          </table:table-cell>
          <table:table-cell office:value-type="string" calcext:value-type="string">
            <text:p>20220211_JGI_MD_507130_BioS_final1_IDX_C18_USDAY59443_NEG_MSMS_93RM_GW-7986-Corv-RM_1_Rg80to1200-CE102040-root-S1_Run735</text:p>
          </table:table-cell>
          <table:table-cell office:value-type="string" calcext:value-type="string">
            <text:p>nmdc:procsm-11-haqzr823</text:p>
          </table:table-cell>
          <table:table-cell office:value-type="string" calcext:value-type="string">
            <text:p>nmdc:bsm-11-6k8cmy53</text:p>
          </table:table-cell>
        </table:table-row>
        <table:table-row table:style-name="ro1">
          <table:table-cell office:value-type="string" calcext:value-type="string">
            <text:p>nmdc:dgms-12-ggz3k531</text:p>
          </table:table-cell>
          <table:table-cell office:value-type="string" calcext:value-type="string">
            <text:p>20220211_JGI_MD_507130_BioS_final1_IDX_C18_USDAY59443_NEG_MSMS_93RZM_GW-7986-Corv-RZM_1_Rg80to1200-CE102040-rhizo-S1_Run433</text:p>
          </table:table-cell>
          <table:table-cell office:value-type="string" calcext:value-type="string">
            <text:p>nmdc:procsm-11-r4m5ny80</text:p>
          </table:table-cell>
          <table:table-cell office:value-type="string" calcext:value-type="string">
            <text:p>nmdc:bsm-11-kgm2s608</text:p>
          </table:table-cell>
        </table:table-row>
        <table:table-row table:style-name="ro1">
          <table:table-cell office:value-type="string" calcext:value-type="string">
            <text:p>nmdc:dgms-12-ame83134</text:p>
          </table:table-cell>
          <table:table-cell office:value-type="string" calcext:value-type="string">
            <text:p>20220211_JGI_MD_507130_BioS_final1_IDX_C18_USDAY59443_NEG_MSMS_94LM_GW-7986-Corv-LM_2_Rg80to1200-CE102040-leaf-S1_Run205</text:p>
          </table:table-cell>
          <table:table-cell office:value-type="string" calcext:value-type="string">
            <text:p>nmdc:procsm-11-6wbdh560</text:p>
          </table:table-cell>
          <table:table-cell office:value-type="string" calcext:value-type="string">
            <text:p>nmdc:bsm-11-vpe6j733</text:p>
          </table:table-cell>
        </table:table-row>
        <table:table-row table:style-name="ro1">
          <table:table-cell office:value-type="string" calcext:value-type="string">
            <text:p>nmdc:dgms-12-v5pj9a70</text:p>
          </table:table-cell>
          <table:table-cell office:value-type="string" calcext:value-type="string">
            <text:p>20220211_JGI_MD_507130_BioS_final1_IDX_C18_USDAY59443_NEG_MSMS_94RM_GW-7986-Corv-RM_2_Rg80to1200-CE102040-root-S1_Run818</text:p>
          </table:table-cell>
          <table:table-cell office:value-type="string" calcext:value-type="string">
            <text:p>nmdc:procsm-11-xk1py718</text:p>
          </table:table-cell>
          <table:table-cell office:value-type="string" calcext:value-type="string">
            <text:p>nmdc:bsm-11-fy3j8w19</text:p>
          </table:table-cell>
        </table:table-row>
        <table:table-row table:style-name="ro1">
          <table:table-cell office:value-type="string" calcext:value-type="string">
            <text:p>nmdc:dgms-12-h89r1147</text:p>
          </table:table-cell>
          <table:table-cell office:value-type="string" calcext:value-type="string">
            <text:p>20220211_JGI_MD_507130_BioS_final1_IDX_C18_USDAY59443_NEG_MSMS_94RZM_GW-7986-Corv-RZM_2_Rg80to1200-CE102040-rhizo-S1_Run528</text:p>
          </table:table-cell>
          <table:table-cell office:value-type="string" calcext:value-type="string">
            <text:p>nmdc:procsm-11-x602p056</text:p>
          </table:table-cell>
          <table:table-cell office:value-type="string" calcext:value-type="string">
            <text:p>nmdc:bsm-11-thpb7b07</text:p>
          </table:table-cell>
        </table:table-row>
        <table:table-row table:style-name="ro1">
          <table:table-cell office:value-type="string" calcext:value-type="string">
            <text:p>nmdc:dgms-12-63fay852</text:p>
          </table:table-cell>
          <table:table-cell office:value-type="string" calcext:value-type="string">
            <text:p>20220211_JGI_MD_507130_BioS_final1_IDX_C18_USDAY59443_NEG_MSMS_95LM_GW-7986-Corv-LM_3_Rg80to1200-CE205060-leaf-S1_Run252</text:p>
          </table:table-cell>
          <table:table-cell office:value-type="string" calcext:value-type="string">
            <text:p>nmdc:procsm-11-8kkkye68</text:p>
          </table:table-cell>
          <table:table-cell office:value-type="string" calcext:value-type="string">
            <text:p>nmdc:bsm-11-cxprmv88</text:p>
          </table:table-cell>
        </table:table-row>
        <table:table-row table:style-name="ro1">
          <table:table-cell office:value-type="string" calcext:value-type="string">
            <text:p>nmdc:dgms-12-8s9jne58</text:p>
          </table:table-cell>
          <table:table-cell office:value-type="string" calcext:value-type="string">
            <text:p>20220211_JGI_MD_507130_BioS_final1_IDX_C18_USDAY59443_NEG_MSMS_95RM_GW-7986-Corv-RM_3_Rg80to1200-CE205060-root-S1_Run972</text:p>
          </table:table-cell>
          <table:table-cell office:value-type="string" calcext:value-type="string">
            <text:p>nmdc:procsm-11-54cndw44</text:p>
          </table:table-cell>
          <table:table-cell office:value-type="string" calcext:value-type="string">
            <text:p>nmdc:bsm-11-e0rz6p82</text:p>
          </table:table-cell>
        </table:table-row>
        <table:table-row table:style-name="ro1">
          <table:table-cell office:value-type="string" calcext:value-type="string">
            <text:p>nmdc:dgms-12-5yzgtf09</text:p>
          </table:table-cell>
          <table:table-cell office:value-type="string" calcext:value-type="string">
            <text:p>20220211_JGI_MD_507130_BioS_final1_IDX_C18_USDAY59443_NEG_MSMS_95RZM_GW-7986-Corv-RZM_3_Rg80to1200-CE205060-rhizo-S1_Run616</text:p>
          </table:table-cell>
          <table:table-cell office:value-type="string" calcext:value-type="string">
            <text:p>nmdc:procsm-11-64nbm792</text:p>
          </table:table-cell>
          <table:table-cell office:value-type="string" calcext:value-type="string">
            <text:p>nmdc:bsm-11-jqwsb466</text:p>
          </table:table-cell>
        </table:table-row>
        <table:table-row table:style-name="ro1">
          <table:table-cell office:value-type="string" calcext:value-type="string">
            <text:p>nmdc:dgms-12-r720sv71</text:p>
          </table:table-cell>
          <table:table-cell office:value-type="string" calcext:value-type="string">
            <text:p>20220211_JGI_MD_507130_BioS_final1_IDX_C18_USDAY59443_NEG_MSMS_96RM_GW-9591-Clat-RM_1_Rg80to1200-CE102040-root-S1_Run800</text:p>
          </table:table-cell>
          <table:table-cell office:value-type="string" calcext:value-type="string">
            <text:p>nmdc:procsm-11-vzh45r02</text:p>
          </table:table-cell>
          <table:table-cell office:value-type="string" calcext:value-type="string">
            <text:p>nmdc:bsm-11-jxazjs92</text:p>
          </table:table-cell>
        </table:table-row>
        <table:table-row table:style-name="ro1">
          <table:table-cell office:value-type="string" calcext:value-type="string">
            <text:p>nmdc:dgms-12-7xcht157</text:p>
          </table:table-cell>
          <table:table-cell office:value-type="string" calcext:value-type="string">
            <text:p>20220211_JGI_MD_507130_BioS_final1_IDX_C18_USDAY59443_NEG_MSMS_96RZM_GW-9591-Clat-RZM_1_Rg80to1200-CE102040-rhizo-S1_Run439</text:p>
          </table:table-cell>
          <table:table-cell office:value-type="string" calcext:value-type="string">
            <text:p>nmdc:procsm-11-dxq25p26</text:p>
          </table:table-cell>
          <table:table-cell office:value-type="string" calcext:value-type="string">
            <text:p>nmdc:bsm-11-ahpvvb55</text:p>
          </table:table-cell>
        </table:table-row>
        <table:table-row table:style-name="ro1">
          <table:table-cell office:value-type="string" calcext:value-type="string">
            <text:p>nmdc:dgms-12-pngbzf84</text:p>
          </table:table-cell>
          <table:table-cell office:value-type="string" calcext:value-type="string">
            <text:p>20220211_JGI_MD_507130_BioS_final1_IDX_C18_USDAY59443_NEG_MSMS_97RM_GW-9591-Clat-RM_2_Rg80to1200-CE102040-root-S1_Run856</text:p>
          </table:table-cell>
          <table:table-cell office:value-type="string" calcext:value-type="string">
            <text:p>nmdc:procsm-11-x2vyts83</text:p>
          </table:table-cell>
          <table:table-cell office:value-type="string" calcext:value-type="string">
            <text:p>nmdc:bsm-11-3xthwx28</text:p>
          </table:table-cell>
        </table:table-row>
        <table:table-row table:style-name="ro1">
          <table:table-cell office:value-type="string" calcext:value-type="string">
            <text:p>nmdc:dgms-12-j7pvyr53</text:p>
          </table:table-cell>
          <table:table-cell office:value-type="string" calcext:value-type="string">
            <text:p>20220211_JGI_MD_507130_BioS_final1_IDX_C18_USDAY59443_NEG_MSMS_97RZM_GW-9591-Clat-RZM_2_Rg80to1200-CE102040-rhizo-S1_Run575</text:p>
          </table:table-cell>
          <table:table-cell office:value-type="string" calcext:value-type="string">
            <text:p>nmdc:procsm-11-vtarem84</text:p>
          </table:table-cell>
          <table:table-cell office:value-type="string" calcext:value-type="string">
            <text:p>nmdc:bsm-11-57ejpn32</text:p>
          </table:table-cell>
        </table:table-row>
        <table:table-row table:style-name="ro1">
          <table:table-cell office:value-type="string" calcext:value-type="string">
            <text:p>nmdc:dgms-12-t8nvtx10</text:p>
          </table:table-cell>
          <table:table-cell office:value-type="string" calcext:value-type="string">
            <text:p>20220211_JGI_MD_507130_BioS_final1_IDX_C18_USDAY59443_NEG_MSMS_98LM_GW-9591-Clat-LM_3_Rg80to1200-CE205060-leaf-S1_Run279</text:p>
          </table:table-cell>
          <table:table-cell office:value-type="string" calcext:value-type="string">
            <text:p>nmdc:procsm-11-07bnyn41</text:p>
          </table:table-cell>
          <table:table-cell office:value-type="string" calcext:value-type="string">
            <text:p>nmdc:bsm-11-9c0hk014</text:p>
          </table:table-cell>
        </table:table-row>
        <table:table-row table:style-name="ro1">
          <table:table-cell office:value-type="string" calcext:value-type="string">
            <text:p>nmdc:dgms-12-tf1gzr24</text:p>
          </table:table-cell>
          <table:table-cell office:value-type="string" calcext:value-type="string">
            <text:p>20220211_JGI_MD_507130_BioS_final1_IDX_C18_USDAY59443_NEG_MSMS_98RM_GW-9591-Clat-RM_3_Rg80to1200-CE205060-root-S1_Run1016</text:p>
          </table:table-cell>
          <table:table-cell office:value-type="string" calcext:value-type="string">
            <text:p>nmdc:procsm-11-xsp14076</text:p>
          </table:table-cell>
          <table:table-cell office:value-type="string" calcext:value-type="string">
            <text:p>nmdc:bsm-11-j1bay453</text:p>
          </table:table-cell>
        </table:table-row>
        <table:table-row table:style-name="ro1">
          <table:table-cell office:value-type="string" calcext:value-type="string">
            <text:p>nmdc:dgms-12-327nbe32</text:p>
          </table:table-cell>
          <table:table-cell office:value-type="string" calcext:value-type="string">
            <text:p>20220211_JGI_MD_507130_BioS_final1_IDX_C18_USDAY59443_NEG_MSMS_98RZM_GW-9591-Clat-RZM_3_Rg80to1200-CE205060-rhizo-S1_Run655</text:p>
          </table:table-cell>
          <table:table-cell office:value-type="string" calcext:value-type="string">
            <text:p>nmdc:procsm-11-gzv59p33</text:p>
          </table:table-cell>
          <table:table-cell office:value-type="string" calcext:value-type="string">
            <text:p>nmdc:bsm-11-xhbae603</text:p>
          </table:table-cell>
        </table:table-row>
        <table:table-row table:style-name="ro1">
          <table:table-cell office:value-type="string" calcext:value-type="string">
            <text:p>nmdc:dgms-12-1mn27367</text:p>
          </table:table-cell>
          <table:table-cell office:value-type="string" calcext:value-type="string">
            <text:p>20220211_JGI_MD_507130_BioS_final1_IDX_C18_USDAY59443_NEG_MSMS_99LM_GW-9591-Corv-LM_1_Rg80to1200-CE102040-leaf-S1_Run51</text:p>
          </table:table-cell>
          <table:table-cell office:value-type="string" calcext:value-type="string">
            <text:p>nmdc:procsm-11-9t8dfc26</text:p>
          </table:table-cell>
          <table:table-cell office:value-type="string" calcext:value-type="string">
            <text:p>nmdc:bsm-11-q94v7385</text:p>
          </table:table-cell>
        </table:table-row>
        <table:table-row table:style-name="ro1">
          <table:table-cell office:value-type="string" calcext:value-type="string">
            <text:p>nmdc:dgms-12-4epqaz62</text:p>
          </table:table-cell>
          <table:table-cell office:value-type="string" calcext:value-type="string">
            <text:p>20220211_JGI_MD_507130_BioS_final1_IDX_C18_USDAY59443_NEG_MSMS_99RM_GW-9591-Corv-RM_1_Rg80to1200-CE102040-root-S1_Run779</text:p>
          </table:table-cell>
          <table:table-cell office:value-type="string" calcext:value-type="string">
            <text:p>nmdc:procsm-11-mbtjqr11</text:p>
          </table:table-cell>
          <table:table-cell office:value-type="string" calcext:value-type="string">
            <text:p>nmdc:bsm-11-cv5vxb38</text:p>
          </table:table-cell>
        </table:table-row>
        <table:table-row table:style-name="ro1">
          <table:table-cell office:value-type="string" calcext:value-type="string">
            <text:p>nmdc:dgms-12-6bmrgp85</text:p>
          </table:table-cell>
          <table:table-cell office:value-type="string" calcext:value-type="string">
            <text:p>20220211_JGI_MD_507130_BioS_final1_IDX_C18_USDAY59443_NEG_MSMS_99RZM_GW-9591-Corv-RZM_1_Rg80to1200-CE102040-rhizo-S1_Run365</text:p>
          </table:table-cell>
          <table:table-cell office:value-type="string" calcext:value-type="string">
            <text:p>nmdc:procsm-11-v41tpt48</text:p>
          </table:table-cell>
          <table:table-cell office:value-type="string" calcext:value-type="string">
            <text:p>nmdc:bsm-11-yms2f086</text:p>
          </table:table-cell>
        </table:table-row>
        <table:table-row table:style-name="ro1">
          <table:table-cell office:value-type="string" calcext:value-type="string">
            <text:p>nmdc:dgms-12-v59eq448</text:p>
          </table:table-cell>
          <table:table-cell office:value-type="string" calcext:value-type="string">
            <text:p>20220211_JGI_MD_507130_BioS_final1_IDX_C18_USDAY59443_NEG_MSMS_9LM_BESC-133-Clat-LM_3_Rg80to1200-CE205060-leaf-S1_Run288</text:p>
          </table:table-cell>
          <table:table-cell office:value-type="string" calcext:value-type="string">
            <text:p>nmdc:procsm-11-tv23xe56</text:p>
          </table:table-cell>
          <table:table-cell office:value-type="string" calcext:value-type="string">
            <text:p>nmdc:bsm-11-6xa4vj59</text:p>
          </table:table-cell>
        </table:table-row>
        <table:table-row table:style-name="ro1">
          <table:table-cell office:value-type="string" calcext:value-type="string">
            <text:p>nmdc:dgms-12-m1tfbt77</text:p>
          </table:table-cell>
          <table:table-cell office:value-type="string" calcext:value-type="string">
            <text:p>20220211_JGI_MD_507130_BioS_final1_IDX_C18_USDAY59443_NEG_MSMS_9RM_BESC-133-Clat-RM_3_Rg80to1200-CE205060-root-S1_Run954</text:p>
          </table:table-cell>
          <table:table-cell office:value-type="string" calcext:value-type="string">
            <text:p>nmdc:procsm-11-bsxf8604</text:p>
          </table:table-cell>
          <table:table-cell office:value-type="string" calcext:value-type="string">
            <text:p>nmdc:bsm-11-fgjpsy56</text:p>
          </table:table-cell>
        </table:table-row>
        <table:table-row table:style-name="ro1">
          <table:table-cell office:value-type="string" calcext:value-type="string">
            <text:p>nmdc:dgms-12-rya9fa30</text:p>
          </table:table-cell>
          <table:table-cell office:value-type="string" calcext:value-type="string">
            <text:p>20220211_JGI_MD_507130_BioS_final1_IDX_C18_USDAY59443_NEG_MSMS_9RZM_BESC-133-Clat-RZM_3_Rg80to1200-CE205060-rhizo-S1_Run590</text:p>
          </table:table-cell>
          <table:table-cell office:value-type="string" calcext:value-type="string">
            <text:p>nmdc:procsm-11-m61f6b35</text:p>
          </table:table-cell>
          <table:table-cell office:value-type="string" calcext:value-type="string">
            <text:p>nmdc:bsm-11-zpf4n944</text:p>
          </table:table-cell>
        </table:table-row>
        <table:table-row table:style-name="ro1">
          <table:table-cell office:value-type="string" calcext:value-type="string">
            <text:p>nmdc:dgms-12-sjqbvy97</text:p>
          </table:table-cell>
          <table:table-cell office:value-type="string" calcext:value-type="string">
            <text:p>20220211_JGI_MD_507130_BioS_final1_IDX_C18_USDAY59443_POS_MSMS_100LM_GW-9591-Corv-LM_2_Rg80to1200-CE102040-leaf-S1_Run171</text:p>
          </table:table-cell>
          <table:table-cell office:value-type="string" calcext:value-type="string">
            <text:p>nmdc:procsm-11-nj8xyt48</text:p>
          </table:table-cell>
          <table:table-cell office:value-type="string" calcext:value-type="string">
            <text:p>nmdc:bsm-11-s6r1q327</text:p>
          </table:table-cell>
        </table:table-row>
        <table:table-row table:style-name="ro1">
          <table:table-cell office:value-type="string" calcext:value-type="string">
            <text:p>nmdc:dgms-12-qpcch307</text:p>
          </table:table-cell>
          <table:table-cell office:value-type="string" calcext:value-type="string">
            <text:p>20220211_JGI_MD_507130_BioS_final1_IDX_C18_USDAY59443_POS_MSMS_100RM_GW-9591-Corv-RM_2_Rg80to1200-CE102040-root-S1_Run834</text:p>
          </table:table-cell>
          <table:table-cell office:value-type="string" calcext:value-type="string">
            <text:p>nmdc:procsm-11-p8pw0p67</text:p>
          </table:table-cell>
          <table:table-cell office:value-type="string" calcext:value-type="string">
            <text:p>nmdc:bsm-11-5ak8ja54</text:p>
          </table:table-cell>
        </table:table-row>
        <table:table-row table:style-name="ro1">
          <table:table-cell office:value-type="string" calcext:value-type="string">
            <text:p>nmdc:dgms-12-rb3wyb32</text:p>
          </table:table-cell>
          <table:table-cell office:value-type="string" calcext:value-type="string">
            <text:p>20220211_JGI_MD_507130_BioS_final1_IDX_C18_USDAY59443_POS_MSMS_100RZM_GW-9591-Corv-RZM_2_Rg80to1200-CE102040-rhizo-S1_Run515</text:p>
          </table:table-cell>
          <table:table-cell office:value-type="string" calcext:value-type="string">
            <text:p>nmdc:procsm-11-q1tza296</text:p>
          </table:table-cell>
          <table:table-cell office:value-type="string" calcext:value-type="string">
            <text:p>nmdc:bsm-11-4f4btc22</text:p>
          </table:table-cell>
        </table:table-row>
        <table:table-row table:style-name="ro1">
          <table:table-cell office:value-type="string" calcext:value-type="string">
            <text:p>nmdc:dgms-12-nnry2e25</text:p>
          </table:table-cell>
          <table:table-cell office:value-type="string" calcext:value-type="string">
            <text:p>20220211_JGI_MD_507130_BioS_final1_IDX_C18_USDAY59443_POS_MSMS_101LM_GW-9591-Corv-LM_3_Rg80to1200-CE205060-leaf-S1_Run302</text:p>
          </table:table-cell>
          <table:table-cell office:value-type="string" calcext:value-type="string">
            <text:p>nmdc:procsm-11-fmph3690</text:p>
          </table:table-cell>
          <table:table-cell office:value-type="string" calcext:value-type="string">
            <text:p>nmdc:bsm-11-tpatza67</text:p>
          </table:table-cell>
        </table:table-row>
        <table:table-row table:style-name="ro1">
          <table:table-cell office:value-type="string" calcext:value-type="string">
            <text:p>nmdc:dgms-12-4hmhzk56</text:p>
          </table:table-cell>
          <table:table-cell office:value-type="string" calcext:value-type="string">
            <text:p>20220211_JGI_MD_507130_BioS_final1_IDX_C18_USDAY59443_POS_MSMS_101RM_GW-9591-Corv-RM_3_Rg80to1200-CE205060-root-S1_Run1009</text:p>
          </table:table-cell>
          <table:table-cell office:value-type="string" calcext:value-type="string">
            <text:p>nmdc:procsm-11-098rcv97</text:p>
          </table:table-cell>
          <table:table-cell office:value-type="string" calcext:value-type="string">
            <text:p>nmdc:bsm-11-3636w778</text:p>
          </table:table-cell>
        </table:table-row>
        <table:table-row table:style-name="ro1">
          <table:table-cell office:value-type="string" calcext:value-type="string">
            <text:p>nmdc:dgms-12-4rbck881</text:p>
          </table:table-cell>
          <table:table-cell office:value-type="string" calcext:value-type="string">
            <text:p>20220211_JGI_MD_507130_BioS_final1_IDX_C18_USDAY59443_POS_MSMS_101RZM_GW-9591-Corv-RZM_3_Rg80to1200-CE205060-rhizo-S1_Run672</text:p>
          </table:table-cell>
          <table:table-cell office:value-type="string" calcext:value-type="string">
            <text:p>nmdc:procsm-11-jnbawt13</text:p>
          </table:table-cell>
          <table:table-cell office:value-type="string" calcext:value-type="string">
            <text:p>nmdc:bsm-11-0xqxvc88</text:p>
          </table:table-cell>
        </table:table-row>
        <table:table-row table:style-name="ro1">
          <table:table-cell office:value-type="string" calcext:value-type="string">
            <text:p>nmdc:dgms-12-1xgr9j05</text:p>
          </table:table-cell>
          <table:table-cell office:value-type="string" calcext:value-type="string">
            <text:p>20220211_JGI_MD_507130_BioS_final1_IDX_C18_USDAY59443_POS_MSMS_102LM_SKWA-24-3-Clat-LM_2_Rg80to1200-CE102040-leaf-S1_Run148</text:p>
          </table:table-cell>
          <table:table-cell office:value-type="string" calcext:value-type="string">
            <text:p>nmdc:procsm-11-2pc0t873</text:p>
          </table:table-cell>
          <table:table-cell office:value-type="string" calcext:value-type="string">
            <text:p>nmdc:bsm-11-sv771k17</text:p>
          </table:table-cell>
        </table:table-row>
        <table:table-row table:style-name="ro1">
          <table:table-cell office:value-type="string" calcext:value-type="string">
            <text:p>nmdc:dgms-12-f2tcb302</text:p>
          </table:table-cell>
          <table:table-cell office:value-type="string" calcext:value-type="string">
            <text:p>20220211_JGI_MD_507130_BioS_final1_IDX_C18_USDAY59443_POS_MSMS_102RM_SKWA-24-3-Clat-RM_2_Rg80to1200-CE102040-root-S1_Run914</text:p>
          </table:table-cell>
          <table:table-cell office:value-type="string" calcext:value-type="string">
            <text:p>nmdc:procsm-11-16y9jp13</text:p>
          </table:table-cell>
          <table:table-cell office:value-type="string" calcext:value-type="string">
            <text:p>nmdc:bsm-11-x0sc5x81</text:p>
          </table:table-cell>
        </table:table-row>
        <table:table-row table:style-name="ro1">
          <table:table-cell office:value-type="string" calcext:value-type="string">
            <text:p>nmdc:dgms-12-pdvaph96</text:p>
          </table:table-cell>
          <table:table-cell office:value-type="string" calcext:value-type="string">
            <text:p>20220211_JGI_MD_507130_BioS_final1_IDX_C18_USDAY59443_POS_MSMS_102RZM_SKWA-24-3-Clat-RZM_2_Rg80to1200-CE102040-rhizo-S1_Run461</text:p>
          </table:table-cell>
          <table:table-cell office:value-type="string" calcext:value-type="string">
            <text:p>nmdc:procsm-11-fk6fqb58</text:p>
          </table:table-cell>
          <table:table-cell office:value-type="string" calcext:value-type="string">
            <text:p>nmdc:bsm-11-aan31e03</text:p>
          </table:table-cell>
        </table:table-row>
        <table:table-row table:style-name="ro1">
          <table:table-cell office:value-type="string" calcext:value-type="string">
            <text:p>nmdc:dgms-12-4fayyk64</text:p>
          </table:table-cell>
          <table:table-cell office:value-type="string" calcext:value-type="string">
            <text:p>20220211_JGI_MD_507130_BioS_final1_IDX_C18_USDAY59443_POS_MSMS_103LM_SKWA-24-3-Corv-LM_1_Rg80to1200-CE102040-leaf-S1_Run88</text:p>
          </table:table-cell>
          <table:table-cell office:value-type="string" calcext:value-type="string">
            <text:p>nmdc:procsm-11-ykh0zt31</text:p>
          </table:table-cell>
          <table:table-cell office:value-type="string" calcext:value-type="string">
            <text:p>nmdc:bsm-11-f8tzvk82</text:p>
          </table:table-cell>
        </table:table-row>
        <table:table-row table:style-name="ro1">
          <table:table-cell office:value-type="string" calcext:value-type="string">
            <text:p>nmdc:dgms-12-096y9t84</text:p>
          </table:table-cell>
          <table:table-cell office:value-type="string" calcext:value-type="string">
            <text:p>20220211_JGI_MD_507130_BioS_final1_IDX_C18_USDAY59443_POS_MSMS_103RM_SKWA-24-3-Corv-RM_1_Rg80to1200-CE102040-root-S1_Run763</text:p>
          </table:table-cell>
          <table:table-cell office:value-type="string" calcext:value-type="string">
            <text:p>nmdc:procsm-11-n0a94z90</text:p>
          </table:table-cell>
          <table:table-cell office:value-type="string" calcext:value-type="string">
            <text:p>nmdc:bsm-11-899bm454</text:p>
          </table:table-cell>
        </table:table-row>
        <table:table-row table:style-name="ro1">
          <table:table-cell office:value-type="string" calcext:value-type="string">
            <text:p>nmdc:dgms-12-23x1tc92</text:p>
          </table:table-cell>
          <table:table-cell office:value-type="string" calcext:value-type="string">
            <text:p>20220211_JGI_MD_507130_BioS_final1_IDX_C18_USDAY59443_POS_MSMS_103RZM_SKWA-24-3-Corv-RZM_1_Rg80to1200-CE102040-rhizo-S1_Run373</text:p>
          </table:table-cell>
          <table:table-cell office:value-type="string" calcext:value-type="string">
            <text:p>nmdc:procsm-11-symhh767</text:p>
          </table:table-cell>
          <table:table-cell office:value-type="string" calcext:value-type="string">
            <text:p>nmdc:bsm-11-zqaeph53</text:p>
          </table:table-cell>
        </table:table-row>
        <table:table-row table:style-name="ro1">
          <table:table-cell office:value-type="string" calcext:value-type="string">
            <text:p>nmdc:dgms-12-vz47px77</text:p>
          </table:table-cell>
          <table:table-cell office:value-type="string" calcext:value-type="string">
            <text:p>20220211_JGI_MD_507130_BioS_final1_IDX_C18_USDAY59443_POS_MSMS_104LM_SKWA-24-3-Corv-LM_2_Rg80to1200-CE102040-leaf-S1_Run121</text:p>
          </table:table-cell>
          <table:table-cell office:value-type="string" calcext:value-type="string">
            <text:p>nmdc:procsm-11-8a49sy17</text:p>
          </table:table-cell>
          <table:table-cell office:value-type="string" calcext:value-type="string">
            <text:p>nmdc:bsm-11-fzvzb345</text:p>
          </table:table-cell>
        </table:table-row>
        <table:table-row table:style-name="ro1">
          <table:table-cell office:value-type="string" calcext:value-type="string">
            <text:p>nmdc:dgms-12-kqb83651</text:p>
          </table:table-cell>
          <table:table-cell office:value-type="string" calcext:value-type="string">
            <text:p>20220211_JGI_MD_507130_BioS_final1_IDX_C18_USDAY59443_POS_MSMS_104RM_SKWA-24-3-Corv-RM_2_Rg80to1200-CE102040-root-S1_Run944</text:p>
          </table:table-cell>
          <table:table-cell office:value-type="string" calcext:value-type="string">
            <text:p>nmdc:procsm-11-tk588q86</text:p>
          </table:table-cell>
          <table:table-cell office:value-type="string" calcext:value-type="string">
            <text:p>nmdc:bsm-11-n6vwc542</text:p>
          </table:table-cell>
        </table:table-row>
        <table:table-row table:style-name="ro1">
          <table:table-cell office:value-type="string" calcext:value-type="string">
            <text:p>nmdc:dgms-12-n1c1r813</text:p>
          </table:table-cell>
          <table:table-cell office:value-type="string" calcext:value-type="string">
            <text:p>20220211_JGI_MD_507130_BioS_final1_IDX_C18_USDAY59443_POS_MSMS_104RZM_SKWA-24-3-Corv-RZM_2_Rg80to1200-CE102040-rhizo-S1_Run467</text:p>
          </table:table-cell>
          <table:table-cell office:value-type="string" calcext:value-type="string">
            <text:p>nmdc:procsm-11-ef6xyd88</text:p>
          </table:table-cell>
          <table:table-cell office:value-type="string" calcext:value-type="string">
            <text:p>nmdc:bsm-11-4pc4k424</text:p>
          </table:table-cell>
        </table:table-row>
        <table:table-row table:style-name="ro1">
          <table:table-cell office:value-type="string" calcext:value-type="string">
            <text:p>nmdc:dgms-12-k56ea904</text:p>
          </table:table-cell>
          <table:table-cell office:value-type="string" calcext:value-type="string">
            <text:p>20220211_JGI_MD_507130_BioS_final1_IDX_C18_USDAY59443_POS_MSMS_105LM_SKWA-24-3-Corv-LM_3_Rg80to1200-CE205060-leaf-S1_Run219</text:p>
          </table:table-cell>
          <table:table-cell office:value-type="string" calcext:value-type="string">
            <text:p>nmdc:procsm-11-1g2c9g75</text:p>
          </table:table-cell>
          <table:table-cell office:value-type="string" calcext:value-type="string">
            <text:p>nmdc:bsm-11-7z1qvf63</text:p>
          </table:table-cell>
        </table:table-row>
        <table:table-row table:style-name="ro1">
          <table:table-cell office:value-type="string" calcext:value-type="string">
            <text:p>nmdc:dgms-12-68079g78</text:p>
          </table:table-cell>
          <table:table-cell office:value-type="string" calcext:value-type="string">
            <text:p>20220211_JGI_MD_507130_BioS_final1_IDX_C18_USDAY59443_POS_MSMS_105RM_SKWA-24-3-Corv-RM_3_Rg80to1200-CE205060-root-S1_Run950</text:p>
          </table:table-cell>
          <table:table-cell office:value-type="string" calcext:value-type="string">
            <text:p>nmdc:procsm-11-w9yk0m41</text:p>
          </table:table-cell>
          <table:table-cell office:value-type="string" calcext:value-type="string">
            <text:p>nmdc:bsm-11-q3sa0t28</text:p>
          </table:table-cell>
        </table:table-row>
        <table:table-row table:style-name="ro1">
          <table:table-cell office:value-type="string" calcext:value-type="string">
            <text:p>nmdc:dgms-12-tytm8n54</text:p>
          </table:table-cell>
          <table:table-cell office:value-type="string" calcext:value-type="string">
            <text:p>20220211_JGI_MD_507130_BioS_final1_IDX_C18_USDAY59443_POS_MSMS_105RZM_SKWA-24-3-Corv-RZM_3_Rg80to1200-CE205060-rhizo-S1_Run592</text:p>
          </table:table-cell>
          <table:table-cell office:value-type="string" calcext:value-type="string">
            <text:p>nmdc:procsm-11-efnxzt84</text:p>
          </table:table-cell>
          <table:table-cell office:value-type="string" calcext:value-type="string">
            <text:p>nmdc:bsm-11-7yjtg159</text:p>
          </table:table-cell>
        </table:table-row>
        <table:table-row table:style-name="ro1">
          <table:table-cell office:value-type="string" calcext:value-type="string">
            <text:p>nmdc:dgms-12-e1bv2b39</text:p>
          </table:table-cell>
          <table:table-cell office:value-type="string" calcext:value-type="string">
            <text:p>20220211_JGI_MD_507130_BioS_final1_IDX_C18_USDAY59443_POS_MSMS_106LM_SKWD-24-1-Clat-LM_2_Rg80to1200-CE102040-leaf-S1_Run183</text:p>
          </table:table-cell>
          <table:table-cell office:value-type="string" calcext:value-type="string">
            <text:p>nmdc:procsm-11-9twyp141</text:p>
          </table:table-cell>
          <table:table-cell office:value-type="string" calcext:value-type="string">
            <text:p>nmdc:bsm-11-5j742c82</text:p>
          </table:table-cell>
        </table:table-row>
        <table:table-row table:style-name="ro1">
          <table:table-cell office:value-type="string" calcext:value-type="string">
            <text:p>nmdc:dgms-12-c4qzg408</text:p>
          </table:table-cell>
          <table:table-cell office:value-type="string" calcext:value-type="string">
            <text:p>20220211_JGI_MD_507130_BioS_final1_IDX_C18_USDAY59443_POS_MSMS_106RM_SKWD-24-1-Clat-RM_2_Rg80to1200-CE102040-root-S1_Run947</text:p>
          </table:table-cell>
          <table:table-cell office:value-type="string" calcext:value-type="string">
            <text:p>nmdc:procsm-11-yy0nd326</text:p>
          </table:table-cell>
          <table:table-cell office:value-type="string" calcext:value-type="string">
            <text:p>nmdc:bsm-11-krcjqt76</text:p>
          </table:table-cell>
        </table:table-row>
        <table:table-row table:style-name="ro1">
          <table:table-cell office:value-type="string" calcext:value-type="string">
            <text:p>nmdc:dgms-12-azgrqm31</text:p>
          </table:table-cell>
          <table:table-cell office:value-type="string" calcext:value-type="string">
            <text:p>20220211_JGI_MD_507130_BioS_final1_IDX_C18_USDAY59443_POS_MSMS_106RZM_SKWD-24-1-Clat-RZM_2_Rg80to1200-CE102040-rhizo-S1_Run550</text:p>
          </table:table-cell>
          <table:table-cell office:value-type="string" calcext:value-type="string">
            <text:p>nmdc:procsm-11-b30v4978</text:p>
          </table:table-cell>
          <table:table-cell office:value-type="string" calcext:value-type="string">
            <text:p>nmdc:bsm-11-af8ap759</text:p>
          </table:table-cell>
        </table:table-row>
        <table:table-row table:style-name="ro1">
          <table:table-cell office:value-type="string" calcext:value-type="string">
            <text:p>nmdc:dgms-12-tnreb855</text:p>
          </table:table-cell>
          <table:table-cell office:value-type="string" calcext:value-type="string">
            <text:p>20220211_JGI_MD_507130_BioS_final1_IDX_C18_USDAY59443_POS_MSMS_107LM_SKWD-24-1-Corv-LM_1_Rg80to1200-CE102040-leaf-S1_Run91</text:p>
          </table:table-cell>
          <table:table-cell office:value-type="string" calcext:value-type="string">
            <text:p>nmdc:procsm-11-pjgvfb64</text:p>
          </table:table-cell>
          <table:table-cell office:value-type="string" calcext:value-type="string">
            <text:p>nmdc:bsm-11-8bewbp90</text:p>
          </table:table-cell>
        </table:table-row>
        <table:table-row table:style-name="ro1">
          <table:table-cell office:value-type="string" calcext:value-type="string">
            <text:p>nmdc:dgms-12-gp2thg28</text:p>
          </table:table-cell>
          <table:table-cell office:value-type="string" calcext:value-type="string">
            <text:p>20220211_JGI_MD_507130_BioS_final1_IDX_C18_USDAY59443_POS_MSMS_107RM_SKWD-24-1-Corv-RM_1_Rg80to1200-CE102040-root-S1_Run775</text:p>
          </table:table-cell>
          <table:table-cell office:value-type="string" calcext:value-type="string">
            <text:p>nmdc:procsm-11-5hrp0r04</text:p>
          </table:table-cell>
          <table:table-cell office:value-type="string" calcext:value-type="string">
            <text:p>nmdc:bsm-11-43rwvm93</text:p>
          </table:table-cell>
        </table:table-row>
        <table:table-row table:style-name="ro1">
          <table:table-cell office:value-type="string" calcext:value-type="string">
            <text:p>nmdc:dgms-12-74wq0x95</text:p>
          </table:table-cell>
          <table:table-cell office:value-type="string" calcext:value-type="string">
            <text:p>20220211_JGI_MD_507130_BioS_final1_IDX_C18_USDAY59443_POS_MSMS_107RZM_SKWD-24-1-Corv-RZM_1_Rg80to1200-CE102040-rhizo-S1_Run396</text:p>
          </table:table-cell>
          <table:table-cell office:value-type="string" calcext:value-type="string">
            <text:p>nmdc:procsm-11-24asyz54</text:p>
          </table:table-cell>
          <table:table-cell office:value-type="string" calcext:value-type="string">
            <text:p>nmdc:bsm-11-hx8qxc63</text:p>
          </table:table-cell>
        </table:table-row>
        <table:table-row table:style-name="ro1">
          <table:table-cell office:value-type="string" calcext:value-type="string">
            <text:p>nmdc:dgms-12-mxw7ww18</text:p>
          </table:table-cell>
          <table:table-cell office:value-type="string" calcext:value-type="string">
            <text:p>20220211_JGI_MD_507130_BioS_final1_IDX_C18_USDAY59443_POS_MSMS_108LM_SKWD-24-1-Corv-LM_2_Rg80to1200-CE102040-leaf-S1_Run195</text:p>
          </table:table-cell>
          <table:table-cell office:value-type="string" calcext:value-type="string">
            <text:p>nmdc:procsm-11-eygsz173</text:p>
          </table:table-cell>
          <table:table-cell office:value-type="string" calcext:value-type="string">
            <text:p>nmdc:bsm-11-m4e83773</text:p>
          </table:table-cell>
        </table:table-row>
        <table:table-row table:style-name="ro1">
          <table:table-cell office:value-type="string" calcext:value-type="string">
            <text:p>nmdc:dgms-12-tj3np107</text:p>
          </table:table-cell>
          <table:table-cell office:value-type="string" calcext:value-type="string">
            <text:p>20220211_JGI_MD_507130_BioS_final1_IDX_C18_USDAY59443_POS_MSMS_108RM_SKWD-24-1-Corv-RM_2_Rg80to1200-CE102040-root-S1_Run908</text:p>
          </table:table-cell>
          <table:table-cell office:value-type="string" calcext:value-type="string">
            <text:p>nmdc:procsm-11-b1zxqj98</text:p>
          </table:table-cell>
          <table:table-cell office:value-type="string" calcext:value-type="string">
            <text:p>nmdc:bsm-11-pvr0ez88</text:p>
          </table:table-cell>
        </table:table-row>
        <table:table-row table:style-name="ro1">
          <table:table-cell office:value-type="string" calcext:value-type="string">
            <text:p>nmdc:dgms-12-xv2zq230</text:p>
          </table:table-cell>
          <table:table-cell office:value-type="string" calcext:value-type="string">
            <text:p>20220211_JGI_MD_507130_BioS_final1_IDX_C18_USDAY59443_POS_MSMS_108RZM_SKWD-24-1-Corv-RZM_2_Rg80to1200-CE102040-rhizo-S1_Run538</text:p>
          </table:table-cell>
          <table:table-cell office:value-type="string" calcext:value-type="string">
            <text:p>nmdc:procsm-11-a3qqqp02</text:p>
          </table:table-cell>
          <table:table-cell office:value-type="string" calcext:value-type="string">
            <text:p>nmdc:bsm-11-wm40z541</text:p>
          </table:table-cell>
        </table:table-row>
        <table:table-row table:style-name="ro1">
          <table:table-cell office:value-type="string" calcext:value-type="string">
            <text:p>nmdc:dgms-12-hf51ek92</text:p>
          </table:table-cell>
          <table:table-cell office:value-type="string" calcext:value-type="string">
            <text:p>20220211_JGI_MD_507130_BioS_final1_IDX_C18_USDAY59443_POS_MSMS_109LM_SKWD-24-1-Corv-LM_3_Rg80to1200-CE205060-leaf-S1_Run284</text:p>
          </table:table-cell>
          <table:table-cell office:value-type="string" calcext:value-type="string">
            <text:p>nmdc:procsm-11-phj9cv48</text:p>
          </table:table-cell>
          <table:table-cell office:value-type="string" calcext:value-type="string">
            <text:p>nmdc:bsm-11-sdjt4464</text:p>
          </table:table-cell>
        </table:table-row>
        <table:table-row table:style-name="ro1">
          <table:table-cell office:value-type="string" calcext:value-type="string">
            <text:p>nmdc:dgms-12-e05nez75</text:p>
          </table:table-cell>
          <table:table-cell office:value-type="string" calcext:value-type="string">
            <text:p>20220211_JGI_MD_507130_BioS_final1_IDX_C18_USDAY59443_POS_MSMS_109RM_SKWD-24-1-Corv-RM_3_Rg80to1200-CE205060-root-S1_Run956</text:p>
          </table:table-cell>
          <table:table-cell office:value-type="string" calcext:value-type="string">
            <text:p>nmdc:procsm-11-yaa8h814</text:p>
          </table:table-cell>
          <table:table-cell office:value-type="string" calcext:value-type="string">
            <text:p>nmdc:bsm-11-qzncy838</text:p>
          </table:table-cell>
        </table:table-row>
        <table:table-row table:style-name="ro1">
          <table:table-cell office:value-type="string" calcext:value-type="string">
            <text:p>nmdc:dgms-12-a2pdzk51</text:p>
          </table:table-cell>
          <table:table-cell office:value-type="string" calcext:value-type="string">
            <text:p>20220211_JGI_MD_507130_BioS_final1_IDX_C18_USDAY59443_POS_MSMS_109RZM_SKWD-24-1-Corv-RZM_3_Rg80to1200-CE205060-rhizo-S1_Run630</text:p>
          </table:table-cell>
          <table:table-cell office:value-type="string" calcext:value-type="string">
            <text:p>nmdc:procsm-11-gs9njg96</text:p>
          </table:table-cell>
          <table:table-cell office:value-type="string" calcext:value-type="string">
            <text:p>nmdc:bsm-11-1a9d1633</text:p>
          </table:table-cell>
        </table:table-row>
        <table:table-row table:style-name="ro1">
          <table:table-cell office:value-type="string" calcext:value-type="string">
            <text:p>nmdc:dgms-12-h08rva39</text:p>
          </table:table-cell>
          <table:table-cell office:value-type="string" calcext:value-type="string">
            <text:p>20220211_JGI_MD_507130_BioS_final1_IDX_C18_USDAY59443_POS_MSMS_10LM_BESC-133-Corv-LM_1_Rg80to1200-CE102040-leaf-S1_Run62</text:p>
          </table:table-cell>
          <table:table-cell office:value-type="string" calcext:value-type="string">
            <text:p>nmdc:procsm-11-8e98g167</text:p>
          </table:table-cell>
          <table:table-cell office:value-type="string" calcext:value-type="string">
            <text:p>nmdc:bsm-11-g4my3419</text:p>
          </table:table-cell>
        </table:table-row>
        <table:table-row table:style-name="ro1">
          <table:table-cell office:value-type="string" calcext:value-type="string">
            <text:p>nmdc:dgms-12-fq31t770</text:p>
          </table:table-cell>
          <table:table-cell office:value-type="string" calcext:value-type="string">
            <text:p>20220211_JGI_MD_507130_BioS_final1_IDX_C18_USDAY59443_POS_MSMS_10RM_BESC-133-Corv-RM_1_Rg80to1200-CE102040-root-S1_Run781</text:p>
          </table:table-cell>
          <table:table-cell office:value-type="string" calcext:value-type="string">
            <text:p>nmdc:procsm-11-fk0rht68</text:p>
          </table:table-cell>
          <table:table-cell office:value-type="string" calcext:value-type="string">
            <text:p>nmdc:bsm-11-sdjyhj66</text:p>
          </table:table-cell>
        </table:table-row>
        <table:table-row table:style-name="ro1">
          <table:table-cell office:value-type="string" calcext:value-type="string">
            <text:p>nmdc:dgms-12-r7s5md55</text:p>
          </table:table-cell>
          <table:table-cell office:value-type="string" calcext:value-type="string">
            <text:p>20220211_JGI_MD_507130_BioS_final1_IDX_C18_USDAY59443_POS_MSMS_10RZM_BESC-133-Corv-RZM_1_Rg80to1200-CE102040-rhizo-S1_Run379</text:p>
          </table:table-cell>
          <table:table-cell office:value-type="string" calcext:value-type="string">
            <text:p>nmdc:procsm-11-bqvnb630</text:p>
          </table:table-cell>
          <table:table-cell office:value-type="string" calcext:value-type="string">
            <text:p>nmdc:bsm-11-h49t7j41</text:p>
          </table:table-cell>
        </table:table-row>
        <table:table-row table:style-name="ro1">
          <table:table-cell office:value-type="string" calcext:value-type="string">
            <text:p>nmdc:dgms-12-w88h5230</text:p>
          </table:table-cell>
          <table:table-cell office:value-type="string" calcext:value-type="string">
            <text:p>20220211_JGI_MD_507130_BioS_final1_IDX_C18_USDAY59443_POS_MSMS_11LM_BESC-133-Corv-LM_2_Rg80to1200-CE102040-leaf-S1_Run139</text:p>
          </table:table-cell>
          <table:table-cell office:value-type="string" calcext:value-type="string">
            <text:p>nmdc:procsm-11-cx8p2d68</text:p>
          </table:table-cell>
          <table:table-cell office:value-type="string" calcext:value-type="string">
            <text:p>nmdc:bsm-11-r3tm7493</text:p>
          </table:table-cell>
        </table:table-row>
        <table:table-row table:style-name="ro1">
          <table:table-cell office:value-type="string" calcext:value-type="string">
            <text:p>nmdc:dgms-12-5vp1cy08</text:p>
          </table:table-cell>
          <table:table-cell office:value-type="string" calcext:value-type="string">
            <text:p>20220211_JGI_MD_507130_BioS_final1_IDX_C18_USDAY59443_POS_MSMS_11RM_BESC-133-Corv-RM_2_Rg80to1200-CE102040-root-S1_Run820</text:p>
          </table:table-cell>
          <table:table-cell office:value-type="string" calcext:value-type="string">
            <text:p>nmdc:procsm-11-t03mzm57</text:p>
          </table:table-cell>
          <table:table-cell office:value-type="string" calcext:value-type="string">
            <text:p>nmdc:bsm-11-dz264p50</text:p>
          </table:table-cell>
        </table:table-row>
        <table:table-row table:style-name="ro1">
          <table:table-cell office:value-type="string" calcext:value-type="string">
            <text:p>nmdc:dgms-12-ng5b7c44</text:p>
          </table:table-cell>
          <table:table-cell office:value-type="string" calcext:value-type="string">
            <text:p>20220211_JGI_MD_507130_BioS_final1_IDX_C18_USDAY59443_POS_MSMS_11RZM_BESC-133-Corv-RZM_2_Rg80to1200-CE102040-rhizo-S1_Run565</text:p>
          </table:table-cell>
          <table:table-cell office:value-type="string" calcext:value-type="string">
            <text:p>nmdc:procsm-11-rnfnbw12</text:p>
          </table:table-cell>
          <table:table-cell office:value-type="string" calcext:value-type="string">
            <text:p>nmdc:bsm-11-ad739z23</text:p>
          </table:table-cell>
        </table:table-row>
        <table:table-row table:style-name="ro1">
          <table:table-cell office:value-type="string" calcext:value-type="string">
            <text:p>nmdc:dgms-12-3858b412</text:p>
          </table:table-cell>
          <table:table-cell office:value-type="string" calcext:value-type="string">
            <text:p>20220211_JGI_MD_507130_BioS_final1_IDX_C18_USDAY59443_POS_MSMS_12LM_BESC-133-Corv-LM_3_Rg80to1200-CE205060-leaf-S1_Run242</text:p>
          </table:table-cell>
          <table:table-cell office:value-type="string" calcext:value-type="string">
            <text:p>nmdc:procsm-11-b27qyr36</text:p>
          </table:table-cell>
          <table:table-cell office:value-type="string" calcext:value-type="string">
            <text:p>nmdc:bsm-11-j6j1p639</text:p>
          </table:table-cell>
        </table:table-row>
        <table:table-row table:style-name="ro1">
          <table:table-cell office:value-type="string" calcext:value-type="string">
            <text:p>nmdc:dgms-12-g7ma0b77</text:p>
          </table:table-cell>
          <table:table-cell office:value-type="string" calcext:value-type="string">
            <text:p>20220211_JGI_MD_507130_BioS_final1_IDX_C18_USDAY59443_POS_MSMS_12RZM_BESC-133-Corv-RZM_3_Rg80to1200-CE205060-rhizo-S1_Run639</text:p>
          </table:table-cell>
          <table:table-cell office:value-type="string" calcext:value-type="string">
            <text:p>nmdc:procsm-11-chd39380</text:p>
          </table:table-cell>
          <table:table-cell office:value-type="string" calcext:value-type="string">
            <text:p>nmdc:bsm-11-g9w69290</text:p>
          </table:table-cell>
        </table:table-row>
        <table:table-row table:style-name="ro1">
          <table:table-cell office:value-type="string" calcext:value-type="string">
            <text:p>nmdc:dgms-12-3zy72628</text:p>
          </table:table-cell>
          <table:table-cell office:value-type="string" calcext:value-type="string">
            <text:p>20220211_JGI_MD_507130_BioS_final1_IDX_C18_USDAY59443_POS_MSMS_13RM_BESC-198-Clat-RM_2_Rg80to1200-CE102040-root-S1_Run938</text:p>
          </table:table-cell>
          <table:table-cell office:value-type="string" calcext:value-type="string">
            <text:p>nmdc:procsm-11-rdjena61</text:p>
          </table:table-cell>
          <table:table-cell office:value-type="string" calcext:value-type="string">
            <text:p>nmdc:bsm-11-766dwa91</text:p>
          </table:table-cell>
        </table:table-row>
        <table:table-row table:style-name="ro1">
          <table:table-cell office:value-type="string" calcext:value-type="string">
            <text:p>nmdc:dgms-12-pkbjg686</text:p>
          </table:table-cell>
          <table:table-cell office:value-type="string" calcext:value-type="string">
            <text:p>20220211_JGI_MD_507130_BioS_final1_IDX_C18_USDAY59443_POS_MSMS_13RZM_BESC-198-Clat-RZM_2_Rg80to1200-CE102040-rhizo-S1_Run476</text:p>
          </table:table-cell>
          <table:table-cell office:value-type="string" calcext:value-type="string">
            <text:p>nmdc:procsm-11-n2jhyk28</text:p>
          </table:table-cell>
          <table:table-cell office:value-type="string" calcext:value-type="string">
            <text:p>nmdc:bsm-11-kgkcxn39</text:p>
          </table:table-cell>
        </table:table-row>
        <table:table-row table:style-name="ro1">
          <table:table-cell office:value-type="string" calcext:value-type="string">
            <text:p>nmdc:dgms-12-dmtb0b84</text:p>
          </table:table-cell>
          <table:table-cell office:value-type="string" calcext:value-type="string">
            <text:p>20220211_JGI_MD_507130_BioS_final1_IDX_C18_USDAY59443_POS_MSMS_14LM_BESC-198-Clat-LM_3_Rg80to1200-CE205060-leaf-S1_Run239</text:p>
          </table:table-cell>
          <table:table-cell office:value-type="string" calcext:value-type="string">
            <text:p>nmdc:procsm-11-m8k2wn62</text:p>
          </table:table-cell>
          <table:table-cell office:value-type="string" calcext:value-type="string">
            <text:p>nmdc:bsm-11-c12hyq86</text:p>
          </table:table-cell>
        </table:table-row>
        <table:table-row table:style-name="ro1">
          <table:table-cell office:value-type="string" calcext:value-type="string">
            <text:p>nmdc:dgms-12-43kt9m32</text:p>
          </table:table-cell>
          <table:table-cell office:value-type="string" calcext:value-type="string">
            <text:p>20220211_JGI_MD_507130_BioS_final1_IDX_C18_USDAY59443_POS_MSMS_15LM_BESC-234-Clat-LM_1_Rg80to1200-CE102040-leaf-S1_Run106</text:p>
          </table:table-cell>
          <table:table-cell office:value-type="string" calcext:value-type="string">
            <text:p>nmdc:procsm-11-h7235w05</text:p>
          </table:table-cell>
          <table:table-cell office:value-type="string" calcext:value-type="string">
            <text:p>nmdc:bsm-11-nr7vje40</text:p>
          </table:table-cell>
        </table:table-row>
        <table:table-row table:style-name="ro1">
          <table:table-cell office:value-type="string" calcext:value-type="string">
            <text:p>nmdc:dgms-12-93yc5167</text:p>
          </table:table-cell>
          <table:table-cell office:value-type="string" calcext:value-type="string">
            <text:p>20220211_JGI_MD_507130_BioS_final1_IDX_C18_USDAY59443_POS_MSMS_15RM_BESC-234-Clat-RM_1_Rg80to1200-CE102040-root-S1_Run740</text:p>
          </table:table-cell>
          <table:table-cell office:value-type="string" calcext:value-type="string">
            <text:p>nmdc:procsm-11-n0bbks47</text:p>
          </table:table-cell>
          <table:table-cell office:value-type="string" calcext:value-type="string">
            <text:p>nmdc:bsm-11-69g1rw32</text:p>
          </table:table-cell>
        </table:table-row>
        <table:table-row table:style-name="ro1">
          <table:table-cell office:value-type="string" calcext:value-type="string">
            <text:p>nmdc:dgms-12-tfgptm63</text:p>
          </table:table-cell>
          <table:table-cell office:value-type="string" calcext:value-type="string">
            <text:p>20220211_JGI_MD_507130_BioS_final1_IDX_C18_USDAY59443_POS_MSMS_15RZM_BESC-234-Clat-RZM_1_Rg80to1200-CE102040-rhizo-S1_Run367</text:p>
          </table:table-cell>
          <table:table-cell office:value-type="string" calcext:value-type="string">
            <text:p>nmdc:procsm-11-kyr5kd41</text:p>
          </table:table-cell>
          <table:table-cell office:value-type="string" calcext:value-type="string">
            <text:p>nmdc:bsm-11-b3d5yg81</text:p>
          </table:table-cell>
        </table:table-row>
        <table:table-row table:style-name="ro1">
          <table:table-cell office:value-type="string" calcext:value-type="string">
            <text:p>nmdc:dgms-12-eb0a7d78</text:p>
          </table:table-cell>
          <table:table-cell office:value-type="string" calcext:value-type="string">
            <text:p>20220211_JGI_MD_507130_BioS_final1_IDX_C18_USDAY59443_POS_MSMS_16LM_BESC-234-Clat-LM_2_Rg80to1200-CE102040-leaf-S1_Run186</text:p>
          </table:table-cell>
          <table:table-cell office:value-type="string" calcext:value-type="string">
            <text:p>nmdc:procsm-11-hjj7aq43</text:p>
          </table:table-cell>
          <table:table-cell office:value-type="string" calcext:value-type="string">
            <text:p>nmdc:bsm-11-c756vg97</text:p>
          </table:table-cell>
        </table:table-row>
        <table:table-row table:style-name="ro1">
          <table:table-cell office:value-type="string" calcext:value-type="string">
            <text:p>nmdc:dgms-12-9pv4a964</text:p>
          </table:table-cell>
          <table:table-cell office:value-type="string" calcext:value-type="string">
            <text:p>20220211_JGI_MD_507130_BioS_final1_IDX_C18_USDAY59443_POS_MSMS_16RM_BESC-234-Clat-RM_2_Rg80to1200-CE102040-root-S1_Run861</text:p>
          </table:table-cell>
          <table:table-cell office:value-type="string" calcext:value-type="string">
            <text:p>nmdc:procsm-11-wmgsh423</text:p>
          </table:table-cell>
          <table:table-cell office:value-type="string" calcext:value-type="string">
            <text:p>nmdc:bsm-11-vp7n5531</text:p>
          </table:table-cell>
        </table:table-row>
        <table:table-row table:style-name="ro1">
          <table:table-cell office:value-type="string" calcext:value-type="string">
            <text:p>nmdc:dgms-12-x3x38m82</text:p>
          </table:table-cell>
          <table:table-cell office:value-type="string" calcext:value-type="string">
            <text:p>20220211_JGI_MD_507130_BioS_final1_IDX_C18_USDAY59443_POS_MSMS_16RZM_BESC-234-Clat-RZM_2_Rg80to1200-CE102040-rhizo-S1_Run491</text:p>
          </table:table-cell>
          <table:table-cell office:value-type="string" calcext:value-type="string">
            <text:p>nmdc:procsm-11-14x7s586</text:p>
          </table:table-cell>
          <table:table-cell office:value-type="string" calcext:value-type="string">
            <text:p>nmdc:bsm-11-aztxt406</text:p>
          </table:table-cell>
        </table:table-row>
        <table:table-row table:style-name="ro1">
          <table:table-cell office:value-type="string" calcext:value-type="string">
            <text:p>nmdc:dgms-12-skn67p09</text:p>
          </table:table-cell>
          <table:table-cell office:value-type="string" calcext:value-type="string">
            <text:p>20220211_JGI_MD_507130_BioS_final1_IDX_C18_USDAY59443_POS_MSMS_17LM_BESC-234-Corv-LM_1_Rg80to1200-CE102040-leaf-S1_Run71</text:p>
          </table:table-cell>
          <table:table-cell office:value-type="string" calcext:value-type="string">
            <text:p>nmdc:procsm-11-qnraw047</text:p>
          </table:table-cell>
          <table:table-cell office:value-type="string" calcext:value-type="string">
            <text:p>nmdc:bsm-11-s70cv630</text:p>
          </table:table-cell>
        </table:table-row>
        <table:table-row table:style-name="ro1">
          <table:table-cell office:value-type="string" calcext:value-type="string">
            <text:p>nmdc:dgms-12-am91te09</text:p>
          </table:table-cell>
          <table:table-cell office:value-type="string" calcext:value-type="string">
            <text:p>20220211_JGI_MD_507130_BioS_final1_IDX_C18_USDAY59443_POS_MSMS_17RM_BESC-234-Corv-RM_1_Rg80to1200-CE102040-root-S1_Run784</text:p>
          </table:table-cell>
          <table:table-cell office:value-type="string" calcext:value-type="string">
            <text:p>nmdc:procsm-11-zbfvz433</text:p>
          </table:table-cell>
          <table:table-cell office:value-type="string" calcext:value-type="string">
            <text:p>nmdc:bsm-11-62fxv990</text:p>
          </table:table-cell>
        </table:table-row>
        <table:table-row table:style-name="ro1">
          <table:table-cell office:value-type="string" calcext:value-type="string">
            <text:p>nmdc:dgms-12-e8w47b03</text:p>
          </table:table-cell>
          <table:table-cell office:value-type="string" calcext:value-type="string">
            <text:p>20220211_JGI_MD_507130_BioS_final1_IDX_C18_USDAY59443_POS_MSMS_17RZM_BESC-234-Corv-RZM_1_Rg80to1200-CE102040-rhizo-S1_Run349</text:p>
          </table:table-cell>
          <table:table-cell office:value-type="string" calcext:value-type="string">
            <text:p>nmdc:procsm-11-k7habn11</text:p>
          </table:table-cell>
          <table:table-cell office:value-type="string" calcext:value-type="string">
            <text:p>nmdc:bsm-11-v0hqhp22</text:p>
          </table:table-cell>
        </table:table-row>
        <table:table-row table:style-name="ro1">
          <table:table-cell office:value-type="string" calcext:value-type="string">
            <text:p>nmdc:dgms-12-m7qgda83</text:p>
          </table:table-cell>
          <table:table-cell office:value-type="string" calcext:value-type="string">
            <text:p>20220211_JGI_MD_507130_BioS_final1_IDX_C18_USDAY59443_POS_MSMS_18LM_BESC-234-Corv-LM_2_Rg80to1200-CE102040-leaf-S1_Run118</text:p>
          </table:table-cell>
          <table:table-cell office:value-type="string" calcext:value-type="string">
            <text:p>nmdc:procsm-11-65fav813</text:p>
          </table:table-cell>
          <table:table-cell office:value-type="string" calcext:value-type="string">
            <text:p>nmdc:bsm-11-fyey4107</text:p>
          </table:table-cell>
        </table:table-row>
        <table:table-row table:style-name="ro1">
          <table:table-cell office:value-type="string" calcext:value-type="string">
            <text:p>nmdc:dgms-12-m3zvjg53</text:p>
          </table:table-cell>
          <table:table-cell office:value-type="string" calcext:value-type="string">
            <text:p>20220211_JGI_MD_507130_BioS_final1_IDX_C18_USDAY59443_POS_MSMS_18RM_BESC-234-Corv-RM_2_Rg80to1200-CE102040-root-S1_Run903</text:p>
          </table:table-cell>
          <table:table-cell office:value-type="string" calcext:value-type="string">
            <text:p>nmdc:procsm-11-erbb8g74</text:p>
          </table:table-cell>
          <table:table-cell office:value-type="string" calcext:value-type="string">
            <text:p>nmdc:bsm-11-dtyb1w45</text:p>
          </table:table-cell>
        </table:table-row>
        <table:table-row table:style-name="ro1">
          <table:table-cell office:value-type="string" calcext:value-type="string">
            <text:p>nmdc:dgms-12-q3yzvp39</text:p>
          </table:table-cell>
          <table:table-cell office:value-type="string" calcext:value-type="string">
            <text:p>20220211_JGI_MD_507130_BioS_final1_IDX_C18_USDAY59443_POS_MSMS_18RZM_BESC-234-Corv-RZM_2_Rg80to1200-CE102040-rhizo-S1_Run488</text:p>
          </table:table-cell>
          <table:table-cell office:value-type="string" calcext:value-type="string">
            <text:p>nmdc:procsm-11-qf8zex56</text:p>
          </table:table-cell>
          <table:table-cell office:value-type="string" calcext:value-type="string">
            <text:p>nmdc:bsm-11-d1h1d248</text:p>
          </table:table-cell>
        </table:table-row>
        <table:table-row table:style-name="ro1">
          <table:table-cell office:value-type="string" calcext:value-type="string">
            <text:p>nmdc:dgms-12-hp3x2m60</text:p>
          </table:table-cell>
          <table:table-cell office:value-type="string" calcext:value-type="string">
            <text:p>20220211_JGI_MD_507130_BioS_final1_IDX_C18_USDAY59443_POS_MSMS_19LM_BESC-234-Corv-LM_3_Rg80to1200-CE205060-leaf-S1_Run275</text:p>
          </table:table-cell>
          <table:table-cell office:value-type="string" calcext:value-type="string">
            <text:p>nmdc:procsm-11-fgkvce14</text:p>
          </table:table-cell>
          <table:table-cell office:value-type="string" calcext:value-type="string">
            <text:p>nmdc:bsm-11-djqze645</text:p>
          </table:table-cell>
        </table:table-row>
        <table:table-row table:style-name="ro1">
          <table:table-cell office:value-type="string" calcext:value-type="string">
            <text:p>nmdc:dgms-12-569tqz07</text:p>
          </table:table-cell>
          <table:table-cell office:value-type="string" calcext:value-type="string">
            <text:p>20220211_JGI_MD_507130_BioS_final1_IDX_C18_USDAY59443_POS_MSMS_19RM_BESC-234-Corv-RM_3_Rg80to1200-CE205060-root-S1_Run994</text:p>
          </table:table-cell>
          <table:table-cell office:value-type="string" calcext:value-type="string">
            <text:p>nmdc:procsm-11-0x9q7r54</text:p>
          </table:table-cell>
          <table:table-cell office:value-type="string" calcext:value-type="string">
            <text:p>nmdc:bsm-11-qvm0vt03</text:p>
          </table:table-cell>
        </table:table-row>
        <table:table-row table:style-name="ro1">
          <table:table-cell office:value-type="string" calcext:value-type="string">
            <text:p>nmdc:dgms-12-1axmj596</text:p>
          </table:table-cell>
          <table:table-cell office:value-type="string" calcext:value-type="string">
            <text:p>20220211_JGI_MD_507130_BioS_final1_IDX_C18_USDAY59443_POS_MSMS_19RZM_BESC-234-Corv-RZM_3_Rg80to1200-CE205060-rhizo-S1_Run669</text:p>
          </table:table-cell>
          <table:table-cell office:value-type="string" calcext:value-type="string">
            <text:p>nmdc:procsm-11-7x2zvn03</text:p>
          </table:table-cell>
          <table:table-cell office:value-type="string" calcext:value-type="string">
            <text:p>nmdc:bsm-11-da01b330</text:p>
          </table:table-cell>
        </table:table-row>
        <table:table-row table:style-name="ro1">
          <table:table-cell office:value-type="string" calcext:value-type="string">
            <text:p>nmdc:dgms-12-eaq4dv43</text:p>
          </table:table-cell>
          <table:table-cell office:value-type="string" calcext:value-type="string">
            <text:p>20220211_JGI_MD_507130_BioS_final1_IDX_C18_USDAY59443_POS_MSMS_1LM_BESC-13-Clat-LM_1_Rg80to1200-CE102040-leaf-S1_Run44</text:p>
          </table:table-cell>
          <table:table-cell office:value-type="string" calcext:value-type="string">
            <text:p>nmdc:procsm-11-2fka8b94</text:p>
          </table:table-cell>
          <table:table-cell office:value-type="string" calcext:value-type="string">
            <text:p>nmdc:bsm-11-p9j7rw40</text:p>
          </table:table-cell>
        </table:table-row>
        <table:table-row table:style-name="ro1">
          <table:table-cell office:value-type="string" calcext:value-type="string">
            <text:p>nmdc:dgms-12-b56v5q34</text:p>
          </table:table-cell>
          <table:table-cell office:value-type="string" calcext:value-type="string">
            <text:p>20220211_JGI_MD_507130_BioS_final1_IDX_C18_USDAY59443_POS_MSMS_1RM_BESC-13-Clat-RM_1_Rg80to1200-CE102040-root-S1_Run814</text:p>
          </table:table-cell>
          <table:table-cell office:value-type="string" calcext:value-type="string">
            <text:p>nmdc:procsm-11-cea3xm38</text:p>
          </table:table-cell>
          <table:table-cell office:value-type="string" calcext:value-type="string">
            <text:p>nmdc:bsm-11-g4rxzh95</text:p>
          </table:table-cell>
        </table:table-row>
        <table:table-row table:style-name="ro1">
          <table:table-cell office:value-type="string" calcext:value-type="string">
            <text:p>nmdc:dgms-12-qcsqes08</text:p>
          </table:table-cell>
          <table:table-cell office:value-type="string" calcext:value-type="string">
            <text:p>20220211_JGI_MD_507130_BioS_final1_IDX_C18_USDAY59443_POS_MSMS_1RZM_BESC-13-Clat-RZM_1_Rg80to1200-CE102040-rhizo-S1_Run355</text:p>
          </table:table-cell>
          <table:table-cell office:value-type="string" calcext:value-type="string">
            <text:p>nmdc:procsm-11-hhezqf68</text:p>
          </table:table-cell>
          <table:table-cell office:value-type="string" calcext:value-type="string">
            <text:p>nmdc:bsm-11-vnkf4228</text:p>
          </table:table-cell>
        </table:table-row>
        <table:table-row table:style-name="ro1">
          <table:table-cell office:value-type="string" calcext:value-type="string">
            <text:p>nmdc:dgms-12-6k2gmn78</text:p>
          </table:table-cell>
          <table:table-cell office:value-type="string" calcext:value-type="string">
            <text:p>20220211_JGI_MD_507130_BioS_final1_IDX_C18_USDAY59443_POS_MSMS_20LM_BESC-258-Clat-LM_1_Rg80to1200-CE102040-leaf-S1_Run41</text:p>
          </table:table-cell>
          <table:table-cell office:value-type="string" calcext:value-type="string">
            <text:p>nmdc:procsm-11-2wy7dv24</text:p>
          </table:table-cell>
          <table:table-cell office:value-type="string" calcext:value-type="string">
            <text:p>nmdc:bsm-11-qy2fef59</text:p>
          </table:table-cell>
        </table:table-row>
        <table:table-row table:style-name="ro1">
          <table:table-cell office:value-type="string" calcext:value-type="string">
            <text:p>nmdc:dgms-12-96ny3a74</text:p>
          </table:table-cell>
          <table:table-cell office:value-type="string" calcext:value-type="string">
            <text:p>20220211_JGI_MD_507130_BioS_final1_IDX_C18_USDAY59443_POS_MSMS_20RM_BESC-258-Clat-RM_1_Rg80to1200-CE102040-root-S1_Run790</text:p>
          </table:table-cell>
          <table:table-cell office:value-type="string" calcext:value-type="string">
            <text:p>nmdc:procsm-11-cmrh8688</text:p>
          </table:table-cell>
          <table:table-cell office:value-type="string" calcext:value-type="string">
            <text:p>nmdc:bsm-11-nx7zwq61</text:p>
          </table:table-cell>
        </table:table-row>
        <table:table-row table:style-name="ro1">
          <table:table-cell office:value-type="string" calcext:value-type="string">
            <text:p>nmdc:dgms-12-0kcrrm69</text:p>
          </table:table-cell>
          <table:table-cell office:value-type="string" calcext:value-type="string">
            <text:p>20220211_JGI_MD_507130_BioS_final1_IDX_C18_USDAY59443_POS_MSMS_20RZM_BESC-258-Clat-RZM_1_Rg80to1200-CE102040-rhizo-S1_Run402</text:p>
          </table:table-cell>
          <table:table-cell office:value-type="string" calcext:value-type="string">
            <text:p>nmdc:procsm-11-7jdwcp02</text:p>
          </table:table-cell>
          <table:table-cell office:value-type="string" calcext:value-type="string">
            <text:p>nmdc:bsm-11-yxxvqg27</text:p>
          </table:table-cell>
        </table:table-row>
        <table:table-row table:style-name="ro1">
          <table:table-cell office:value-type="string" calcext:value-type="string">
            <text:p>nmdc:dgms-12-gr02sr70</text:p>
          </table:table-cell>
          <table:table-cell office:value-type="string" calcext:value-type="string">
            <text:p>20220211_JGI_MD_507130_BioS_final1_IDX_C18_USDAY59443_POS_MSMS_21LM_BESC-258-Clat-LM_2_Rg80to1200-CE102040-leaf-S1_Run210</text:p>
          </table:table-cell>
          <table:table-cell office:value-type="string" calcext:value-type="string">
            <text:p>nmdc:procsm-11-dxzj2j09</text:p>
          </table:table-cell>
          <table:table-cell office:value-type="string" calcext:value-type="string">
            <text:p>nmdc:bsm-11-wnrp0p76</text:p>
          </table:table-cell>
        </table:table-row>
        <table:table-row table:style-name="ro1">
          <table:table-cell office:value-type="string" calcext:value-type="string">
            <text:p>nmdc:dgms-12-5sd0y022</text:p>
          </table:table-cell>
          <table:table-cell office:value-type="string" calcext:value-type="string">
            <text:p>20220211_JGI_MD_507130_BioS_final1_IDX_C18_USDAY59443_POS_MSMS_21RM_BESC-258-Clat-RM_2_Rg80to1200-CE102040-root-S1_Run867</text:p>
          </table:table-cell>
          <table:table-cell office:value-type="string" calcext:value-type="string">
            <text:p>nmdc:procsm-11-zggj4n19</text:p>
          </table:table-cell>
          <table:table-cell office:value-type="string" calcext:value-type="string">
            <text:p>nmdc:bsm-11-wh35sj59</text:p>
          </table:table-cell>
        </table:table-row>
        <table:table-row table:style-name="ro1">
          <table:table-cell office:value-type="string" calcext:value-type="string">
            <text:p>nmdc:dgms-12-0e1thh19</text:p>
          </table:table-cell>
          <table:table-cell office:value-type="string" calcext:value-type="string">
            <text:p>20220211_JGI_MD_507130_BioS_final1_IDX_C18_USDAY59443_POS_MSMS_21RZM_BESC-258-Clat-RZM_2_Rg80to1200-CE102040-rhizo-S1_Run524</text:p>
          </table:table-cell>
          <table:table-cell office:value-type="string" calcext:value-type="string">
            <text:p>nmdc:procsm-11-sfkxwc81</text:p>
          </table:table-cell>
          <table:table-cell office:value-type="string" calcext:value-type="string">
            <text:p>nmdc:bsm-11-8ah8pz02</text:p>
          </table:table-cell>
        </table:table-row>
        <table:table-row table:style-name="ro1">
          <table:table-cell office:value-type="string" calcext:value-type="string">
            <text:p>nmdc:dgms-12-2q3pmq28</text:p>
          </table:table-cell>
          <table:table-cell office:value-type="string" calcext:value-type="string">
            <text:p>20220211_JGI_MD_507130_BioS_final1_IDX_C18_USDAY59443_POS_MSMS_22LM_BESC-285-Clat-LM_1_Rg80to1200-CE102040-leaf-S1_Run47</text:p>
          </table:table-cell>
          <table:table-cell office:value-type="string" calcext:value-type="string">
            <text:p>nmdc:procsm-11-n9kgzs04</text:p>
          </table:table-cell>
          <table:table-cell office:value-type="string" calcext:value-type="string">
            <text:p>nmdc:bsm-11-zf5qxz83</text:p>
          </table:table-cell>
        </table:table-row>
        <table:table-row table:style-name="ro1">
          <table:table-cell office:value-type="string" calcext:value-type="string">
            <text:p>nmdc:dgms-12-0z0zhd25</text:p>
          </table:table-cell>
          <table:table-cell office:value-type="string" calcext:value-type="string">
            <text:p>20220211_JGI_MD_507130_BioS_final1_IDX_C18_USDAY59443_POS_MSMS_22RM_BESC-285-Clat-RM_1_Rg80to1200-CE102040-root-S1_Run772</text:p>
          </table:table-cell>
          <table:table-cell office:value-type="string" calcext:value-type="string">
            <text:p>nmdc:procsm-11-qe49sb92</text:p>
          </table:table-cell>
          <table:table-cell office:value-type="string" calcext:value-type="string">
            <text:p>nmdc:bsm-11-42c9kj17</text:p>
          </table:table-cell>
        </table:table-row>
        <table:table-row table:style-name="ro1">
          <table:table-cell office:value-type="string" calcext:value-type="string">
            <text:p>nmdc:dgms-12-pnjhy331</text:p>
          </table:table-cell>
          <table:table-cell office:value-type="string" calcext:value-type="string">
            <text:p>20220211_JGI_MD_507130_BioS_final1_IDX_C18_USDAY59443_POS_MSMS_22RZM_BESC-285-Clat-RZM_1_Rg80to1200-CE102040-rhizo-S1_Run447</text:p>
          </table:table-cell>
          <table:table-cell office:value-type="string" calcext:value-type="string">
            <text:p>nmdc:procsm-11-e7xqd722</text:p>
          </table:table-cell>
          <table:table-cell office:value-type="string" calcext:value-type="string">
            <text:p>nmdc:bsm-11-18btad96</text:p>
          </table:table-cell>
        </table:table-row>
        <table:table-row table:style-name="ro1">
          <table:table-cell office:value-type="string" calcext:value-type="string">
            <text:p>nmdc:dgms-12-n8e77z04</text:p>
          </table:table-cell>
          <table:table-cell office:value-type="string" calcext:value-type="string">
            <text:p>20220211_JGI_MD_507130_BioS_final1_IDX_C18_USDAY59443_POS_MSMS_23LM_BESC-285-Clat-LM_2_Rg80to1200-CE102040-leaf-S1_Run192</text:p>
          </table:table-cell>
          <table:table-cell office:value-type="string" calcext:value-type="string">
            <text:p>nmdc:procsm-11-xxbzpe55</text:p>
          </table:table-cell>
          <table:table-cell office:value-type="string" calcext:value-type="string">
            <text:p>nmdc:bsm-11-th3sr643</text:p>
          </table:table-cell>
        </table:table-row>
        <table:table-row table:style-name="ro1">
          <table:table-cell office:value-type="string" calcext:value-type="string">
            <text:p>nmdc:dgms-12-cxdagy14</text:p>
          </table:table-cell>
          <table:table-cell office:value-type="string" calcext:value-type="string">
            <text:p>20220211_JGI_MD_507130_BioS_final1_IDX_C18_USDAY59443_POS_MSMS_23RM_BESC-285-Clat-RM_2_Rg80to1200-CE102040-root-S1_Run900</text:p>
          </table:table-cell>
          <table:table-cell office:value-type="string" calcext:value-type="string">
            <text:p>nmdc:procsm-11-rdambc96</text:p>
          </table:table-cell>
          <table:table-cell office:value-type="string" calcext:value-type="string">
            <text:p>nmdc:bsm-11-m4p1ck60</text:p>
          </table:table-cell>
        </table:table-row>
        <table:table-row table:style-name="ro1">
          <table:table-cell office:value-type="string" calcext:value-type="string">
            <text:p>nmdc:dgms-12-can4ty24</text:p>
          </table:table-cell>
          <table:table-cell office:value-type="string" calcext:value-type="string">
            <text:p>20220211_JGI_MD_507130_BioS_final1_IDX_C18_USDAY59443_POS_MSMS_23RZM_BESC-285-Clat-RZM_2_Rg80to1200-CE102040-rhizo-S1_Run464</text:p>
          </table:table-cell>
          <table:table-cell office:value-type="string" calcext:value-type="string">
            <text:p>nmdc:procsm-11-gvxth280</text:p>
          </table:table-cell>
          <table:table-cell office:value-type="string" calcext:value-type="string">
            <text:p>nmdc:bsm-11-2a37n046</text:p>
          </table:table-cell>
        </table:table-row>
        <table:table-row table:style-name="ro1">
          <table:table-cell office:value-type="string" calcext:value-type="string">
            <text:p>nmdc:dgms-12-r355e050</text:p>
          </table:table-cell>
          <table:table-cell office:value-type="string" calcext:value-type="string">
            <text:p>20220211_JGI_MD_507130_BioS_final1_IDX_C18_USDAY59443_POS_MSMS_24LM_BESC-307-Clat-LM_1_Rg80to1200-CE102040-leaf-S1_Run80</text:p>
          </table:table-cell>
          <table:table-cell office:value-type="string" calcext:value-type="string">
            <text:p>nmdc:procsm-11-1rfs4g74</text:p>
          </table:table-cell>
          <table:table-cell office:value-type="string" calcext:value-type="string">
            <text:p>nmdc:bsm-11-z75j2v52</text:p>
          </table:table-cell>
        </table:table-row>
        <table:table-row table:style-name="ro1">
          <table:table-cell office:value-type="string" calcext:value-type="string">
            <text:p>nmdc:dgms-12-eva5b407</text:p>
          </table:table-cell>
          <table:table-cell office:value-type="string" calcext:value-type="string">
            <text:p>20220211_JGI_MD_507130_BioS_final1_IDX_C18_USDAY59443_POS_MSMS_24RM_BESC-307-Clat-RM_1_Rg80to1200-CE102040-root-S1_Run737</text:p>
          </table:table-cell>
          <table:table-cell office:value-type="string" calcext:value-type="string">
            <text:p>nmdc:procsm-11-f852yb84</text:p>
          </table:table-cell>
          <table:table-cell office:value-type="string" calcext:value-type="string">
            <text:p>nmdc:bsm-11-1yvac190</text:p>
          </table:table-cell>
        </table:table-row>
        <table:table-row table:style-name="ro1">
          <table:table-cell office:value-type="string" calcext:value-type="string">
            <text:p>nmdc:dgms-12-2va5ap74</text:p>
          </table:table-cell>
          <table:table-cell office:value-type="string" calcext:value-type="string">
            <text:p>20220211_JGI_MD_507130_BioS_final1_IDX_C18_USDAY59443_POS_MSMS_24RZM_BESC-307-Clat-RZM_1_Rg80to1200-CE102040-rhizo-S1_Run382</text:p>
          </table:table-cell>
          <table:table-cell office:value-type="string" calcext:value-type="string">
            <text:p>nmdc:procsm-11-x7ttp173</text:p>
          </table:table-cell>
          <table:table-cell office:value-type="string" calcext:value-type="string">
            <text:p>nmdc:bsm-11-5snc2s56</text:p>
          </table:table-cell>
        </table:table-row>
        <table:table-row table:style-name="ro1">
          <table:table-cell office:value-type="string" calcext:value-type="string">
            <text:p>nmdc:dgms-12-f3g81576</text:p>
          </table:table-cell>
          <table:table-cell office:value-type="string" calcext:value-type="string">
            <text:p>20220211_JGI_MD_507130_BioS_final1_IDX_C18_USDAY59443_POS_MSMS_25RM_BESC-307-Clat-RM_2_Rg80to1200-CE102040-root-S1_Run864</text:p>
          </table:table-cell>
          <table:table-cell office:value-type="string" calcext:value-type="string">
            <text:p>nmdc:procsm-11-evs47h63</text:p>
          </table:table-cell>
          <table:table-cell office:value-type="string" calcext:value-type="string">
            <text:p>nmdc:bsm-11-acfvxq24</text:p>
          </table:table-cell>
        </table:table-row>
        <table:table-row table:style-name="ro1">
          <table:table-cell office:value-type="string" calcext:value-type="string">
            <text:p>nmdc:dgms-12-6e3s6c38</text:p>
          </table:table-cell>
          <table:table-cell office:value-type="string" calcext:value-type="string">
            <text:p>20220211_JGI_MD_507130_BioS_final1_IDX_C18_USDAY59443_POS_MSMS_25RZM_BESC-307-Clat-RZM_2_Rg80to1200-CE102040-rhizo-S1_Run553</text:p>
          </table:table-cell>
          <table:table-cell office:value-type="string" calcext:value-type="string">
            <text:p>nmdc:procsm-11-0tszth07</text:p>
          </table:table-cell>
          <table:table-cell office:value-type="string" calcext:value-type="string">
            <text:p>nmdc:bsm-11-vc1cgz17</text:p>
          </table:table-cell>
        </table:table-row>
        <table:table-row table:style-name="ro1">
          <table:table-cell office:value-type="string" calcext:value-type="string">
            <text:p>nmdc:dgms-12-hfb8v904</text:p>
          </table:table-cell>
          <table:table-cell office:value-type="string" calcext:value-type="string">
            <text:p>20220211_JGI_MD_507130_BioS_final1_IDX_C18_USDAY59443_POS_MSMS_26LM_BESC-307-Corv-LM_1_Rg80to1200-CE102040-leaf-S1_Run83</text:p>
          </table:table-cell>
          <table:table-cell office:value-type="string" calcext:value-type="string">
            <text:p>nmdc:procsm-11-gbd5n976</text:p>
          </table:table-cell>
          <table:table-cell office:value-type="string" calcext:value-type="string">
            <text:p>nmdc:bsm-11-6z11g163</text:p>
          </table:table-cell>
        </table:table-row>
        <table:table-row table:style-name="ro1">
          <table:table-cell office:value-type="string" calcext:value-type="string">
            <text:p>nmdc:dgms-12-g4t59g95</text:p>
          </table:table-cell>
          <table:table-cell office:value-type="string" calcext:value-type="string">
            <text:p>20220211_JGI_MD_507130_BioS_final1_IDX_C18_USDAY59443_POS_MSMS_26RM_BESC-307-Corv-RM_1_Rg80to1200-CE102040-root-S1_Run746</text:p>
          </table:table-cell>
          <table:table-cell office:value-type="string" calcext:value-type="string">
            <text:p>nmdc:procsm-11-pwattr82</text:p>
          </table:table-cell>
          <table:table-cell office:value-type="string" calcext:value-type="string">
            <text:p>nmdc:bsm-11-gwx12029</text:p>
          </table:table-cell>
        </table:table-row>
        <table:table-row table:style-name="ro1">
          <table:table-cell office:value-type="string" calcext:value-type="string">
            <text:p>nmdc:dgms-12-5nz6j955</text:p>
          </table:table-cell>
          <table:table-cell office:value-type="string" calcext:value-type="string">
            <text:p>20220211_JGI_MD_507130_BioS_final1_IDX_C18_USDAY59443_POS_MSMS_26RZM_BESC-307-Corv-RZM_1_Rg80to1200-CE102040-rhizo-S1_Run399</text:p>
          </table:table-cell>
          <table:table-cell office:value-type="string" calcext:value-type="string">
            <text:p>nmdc:procsm-11-ywfmwp22</text:p>
          </table:table-cell>
          <table:table-cell office:value-type="string" calcext:value-type="string">
            <text:p>nmdc:bsm-11-6ntzv433</text:p>
          </table:table-cell>
        </table:table-row>
        <table:table-row table:style-name="ro1">
          <table:table-cell office:value-type="string" calcext:value-type="string">
            <text:p>nmdc:dgms-12-vdq9ay21</text:p>
          </table:table-cell>
          <table:table-cell office:value-type="string" calcext:value-type="string">
            <text:p>20220211_JGI_MD_507130_BioS_final1_IDX_C18_USDAY59443_POS_MSMS_27LM_BESC-307-Corv-LM_2_Rg80to1200-CE102040-leaf-S1_Run157</text:p>
          </table:table-cell>
          <table:table-cell office:value-type="string" calcext:value-type="string">
            <text:p>nmdc:procsm-11-2603sk66</text:p>
          </table:table-cell>
          <table:table-cell office:value-type="string" calcext:value-type="string">
            <text:p>nmdc:bsm-11-j1hqcz15</text:p>
          </table:table-cell>
        </table:table-row>
        <table:table-row table:style-name="ro1">
          <table:table-cell office:value-type="string" calcext:value-type="string">
            <text:p>nmdc:dgms-12-tvr20g13</text:p>
          </table:table-cell>
          <table:table-cell office:value-type="string" calcext:value-type="string">
            <text:p>20220211_JGI_MD_507130_BioS_final1_IDX_C18_USDAY59443_POS_MSMS_27RM_BESC-307-Corv-RM_2_Rg80to1200-CE102040-root-S1_Run876</text:p>
          </table:table-cell>
          <table:table-cell office:value-type="string" calcext:value-type="string">
            <text:p>nmdc:procsm-11-8fjtyd22</text:p>
          </table:table-cell>
          <table:table-cell office:value-type="string" calcext:value-type="string">
            <text:p>nmdc:bsm-11-jy6ece20</text:p>
          </table:table-cell>
        </table:table-row>
        <table:table-row table:style-name="ro1">
          <table:table-cell office:value-type="string" calcext:value-type="string">
            <text:p>nmdc:dgms-12-3e44k227</text:p>
          </table:table-cell>
          <table:table-cell office:value-type="string" calcext:value-type="string">
            <text:p>20220211_JGI_MD_507130_BioS_final1_IDX_C18_USDAY59443_POS_MSMS_27RZM_BESC-307-Corv-RZM_2_Rg80to1200-CE102040-rhizo-S1_Run544</text:p>
          </table:table-cell>
          <table:table-cell office:value-type="string" calcext:value-type="string">
            <text:p>nmdc:procsm-11-b634z183</text:p>
          </table:table-cell>
          <table:table-cell office:value-type="string" calcext:value-type="string">
            <text:p>nmdc:bsm-11-arjq1c41</text:p>
          </table:table-cell>
        </table:table-row>
        <table:table-row table:style-name="ro1">
          <table:table-cell office:value-type="string" calcext:value-type="string">
            <text:p>nmdc:dgms-12-e736m818</text:p>
          </table:table-cell>
          <table:table-cell office:value-type="string" calcext:value-type="string">
            <text:p>20220211_JGI_MD_507130_BioS_final1_IDX_C18_USDAY59443_POS_MSMS_28LM_BESC-307-Corv-LM_3_Rg80to1200-CE205060-leaf-S1_Run272</text:p>
          </table:table-cell>
          <table:table-cell office:value-type="string" calcext:value-type="string">
            <text:p>nmdc:procsm-11-wbgzs591</text:p>
          </table:table-cell>
          <table:table-cell office:value-type="string" calcext:value-type="string">
            <text:p>nmdc:bsm-11-pgxc4f08</text:p>
          </table:table-cell>
        </table:table-row>
        <table:table-row table:style-name="ro1">
          <table:table-cell office:value-type="string" calcext:value-type="string">
            <text:p>nmdc:dgms-12-s8hvnv80</text:p>
          </table:table-cell>
          <table:table-cell office:value-type="string" calcext:value-type="string">
            <text:p>20220211_JGI_MD_507130_BioS_final1_IDX_C18_USDAY59443_POS_MSMS_28RM_BESC-307-Corv-RM_3_Rg80to1200-CE205060-root-S1_Run1024</text:p>
          </table:table-cell>
          <table:table-cell office:value-type="string" calcext:value-type="string">
            <text:p>nmdc:procsm-11-q305be20</text:p>
          </table:table-cell>
          <table:table-cell office:value-type="string" calcext:value-type="string">
            <text:p>nmdc:bsm-11-t7xb8h63</text:p>
          </table:table-cell>
        </table:table-row>
        <table:table-row table:style-name="ro1">
          <table:table-cell office:value-type="string" calcext:value-type="string">
            <text:p>nmdc:dgms-12-b96eqs43</text:p>
          </table:table-cell>
          <table:table-cell office:value-type="string" calcext:value-type="string">
            <text:p>20220211_JGI_MD_507130_BioS_final1_IDX_C18_USDAY59443_POS_MSMS_28RZM_BESC-307-Corv-RZM_3_Rg80to1200-CE205060-rhizo-S1_Run604</text:p>
          </table:table-cell>
          <table:table-cell office:value-type="string" calcext:value-type="string">
            <text:p>nmdc:procsm-11-d3q41d96</text:p>
          </table:table-cell>
          <table:table-cell office:value-type="string" calcext:value-type="string">
            <text:p>nmdc:bsm-11-rtchk112</text:p>
          </table:table-cell>
        </table:table-row>
        <table:table-row table:style-name="ro1">
          <table:table-cell office:value-type="string" calcext:value-type="string">
            <text:p>nmdc:dgms-12-2yqsab37</text:p>
          </table:table-cell>
          <table:table-cell office:value-type="string" calcext:value-type="string">
            <text:p>20220211_JGI_MD_507130_BioS_final1_IDX_C18_USDAY59443_POS_MSMS_29LM_BESC-331-Clat-LM_2_Rg80to1200-CE102040-leaf-S1_Run127</text:p>
          </table:table-cell>
          <table:table-cell office:value-type="string" calcext:value-type="string">
            <text:p>nmdc:procsm-11-ykm5gm65</text:p>
          </table:table-cell>
          <table:table-cell office:value-type="string" calcext:value-type="string">
            <text:p>nmdc:bsm-11-trpbtt49</text:p>
          </table:table-cell>
        </table:table-row>
        <table:table-row table:style-name="ro1">
          <table:table-cell office:value-type="string" calcext:value-type="string">
            <text:p>nmdc:dgms-12-6gt2x179</text:p>
          </table:table-cell>
          <table:table-cell office:value-type="string" calcext:value-type="string">
            <text:p>20220211_JGI_MD_507130_BioS_final1_IDX_C18_USDAY59443_POS_MSMS_29RM_BESC-331-Clat-RM_2_Rg80to1200-CE102040-root-S1_Run917</text:p>
          </table:table-cell>
          <table:table-cell office:value-type="string" calcext:value-type="string">
            <text:p>nmdc:procsm-11-a6avr411</text:p>
          </table:table-cell>
          <table:table-cell office:value-type="string" calcext:value-type="string">
            <text:p>nmdc:bsm-11-8g7xbe66</text:p>
          </table:table-cell>
        </table:table-row>
        <table:table-row table:style-name="ro1">
          <table:table-cell office:value-type="string" calcext:value-type="string">
            <text:p>nmdc:dgms-12-x7dsez17</text:p>
          </table:table-cell>
          <table:table-cell office:value-type="string" calcext:value-type="string">
            <text:p>20220211_JGI_MD_507130_BioS_final1_IDX_C18_USDAY59443_POS_MSMS_29RZM_BESC-331-Clat-RZM_2_Rg80to1200-CE102040-rhizo-S1_Run547</text:p>
          </table:table-cell>
          <table:table-cell office:value-type="string" calcext:value-type="string">
            <text:p>nmdc:procsm-11-xn21qt76</text:p>
          </table:table-cell>
          <table:table-cell office:value-type="string" calcext:value-type="string">
            <text:p>nmdc:bsm-11-2g6d7w97</text:p>
          </table:table-cell>
        </table:table-row>
        <table:table-row table:style-name="ro1">
          <table:table-cell office:value-type="string" calcext:value-type="string">
            <text:p>nmdc:dgms-12-qx2qfa58</text:p>
          </table:table-cell>
          <table:table-cell office:value-type="string" calcext:value-type="string">
            <text:p>20220211_JGI_MD_507130_BioS_final1_IDX_C18_USDAY59443_POS_MSMS_2LM_BESC-13-Clat-LM_2_Rg80to1200-CE102040-leaf-S1_Run198</text:p>
          </table:table-cell>
          <table:table-cell office:value-type="string" calcext:value-type="string">
            <text:p>nmdc:procsm-11-rhm0bk97</text:p>
          </table:table-cell>
          <table:table-cell office:value-type="string" calcext:value-type="string">
            <text:p>nmdc:bsm-11-nwh9ez71</text:p>
          </table:table-cell>
        </table:table-row>
        <table:table-row table:style-name="ro1">
          <table:table-cell office:value-type="string" calcext:value-type="string">
            <text:p>nmdc:dgms-12-ty83sc37</text:p>
          </table:table-cell>
          <table:table-cell office:value-type="string" calcext:value-type="string">
            <text:p>20220211_JGI_MD_507130_BioS_final1_IDX_C18_USDAY59443_POS_MSMS_2RM_BESC-13-Clat-RM_2_Rg80to1200-CE102040-root-S1_Run852</text:p>
          </table:table-cell>
          <table:table-cell office:value-type="string" calcext:value-type="string">
            <text:p>nmdc:procsm-11-tgmztq55</text:p>
          </table:table-cell>
          <table:table-cell office:value-type="string" calcext:value-type="string">
            <text:p>nmdc:bsm-11-b7pv2a25</text:p>
          </table:table-cell>
        </table:table-row>
        <table:table-row table:style-name="ro1">
          <table:table-cell office:value-type="string" calcext:value-type="string">
            <text:p>nmdc:dgms-12-hdpjyj57</text:p>
          </table:table-cell>
          <table:table-cell office:value-type="string" calcext:value-type="string">
            <text:p>20220211_JGI_MD_507130_BioS_final1_IDX_C18_USDAY59443_POS_MSMS_2RZM_BESC-13-Clat-RZM_2_Rg80to1200-CE102040-rhizo-S1_Run497</text:p>
          </table:table-cell>
          <table:table-cell office:value-type="string" calcext:value-type="string">
            <text:p>nmdc:procsm-11-vjd0fg23</text:p>
          </table:table-cell>
          <table:table-cell office:value-type="string" calcext:value-type="string">
            <text:p>nmdc:bsm-11-k7jqh647</text:p>
          </table:table-cell>
        </table:table-row>
        <table:table-row table:style-name="ro1">
          <table:table-cell office:value-type="string" calcext:value-type="string">
            <text:p>nmdc:dgms-12-mv8qwv71</text:p>
          </table:table-cell>
          <table:table-cell office:value-type="string" calcext:value-type="string">
            <text:p>20220211_JGI_MD_507130_BioS_final1_IDX_C18_USDAY59443_POS_MSMS_30LM_BESC-331-Corv-LM_1_Rg80to1200-CE102040-leaf-S1_Run68</text:p>
          </table:table-cell>
          <table:table-cell office:value-type="string" calcext:value-type="string">
            <text:p>nmdc:procsm-11-k318kq30</text:p>
          </table:table-cell>
          <table:table-cell office:value-type="string" calcext:value-type="string">
            <text:p>nmdc:bsm-11-jjchgw36</text:p>
          </table:table-cell>
        </table:table-row>
        <table:table-row table:style-name="ro1">
          <table:table-cell office:value-type="string" calcext:value-type="string">
            <text:p>nmdc:dgms-12-j1xaa532</text:p>
          </table:table-cell>
          <table:table-cell office:value-type="string" calcext:value-type="string">
            <text:p>20220211_JGI_MD_507130_BioS_final1_IDX_C18_USDAY59443_POS_MSMS_30RM_BESC-331-Corv-RM_1_Rg80to1200-CE102040-root-S1_Run725</text:p>
          </table:table-cell>
          <table:table-cell office:value-type="string" calcext:value-type="string">
            <text:p>nmdc:procsm-11-jam5h604</text:p>
          </table:table-cell>
          <table:table-cell office:value-type="string" calcext:value-type="string">
            <text:p>nmdc:bsm-11-9f2ahd94</text:p>
          </table:table-cell>
        </table:table-row>
        <table:table-row table:style-name="ro1">
          <table:table-cell office:value-type="string" calcext:value-type="string">
            <text:p>nmdc:dgms-12-p70fqq53</text:p>
          </table:table-cell>
          <table:table-cell office:value-type="string" calcext:value-type="string">
            <text:p>20220211_JGI_MD_507130_BioS_final1_IDX_C18_USDAY59443_POS_MSMS_30RZM_BESC-331-Corv-RZM_1_Rg80to1200-CE102040-rhizo-S1_Run376</text:p>
          </table:table-cell>
          <table:table-cell office:value-type="string" calcext:value-type="string">
            <text:p>nmdc:procsm-11-7c09xy54</text:p>
          </table:table-cell>
          <table:table-cell office:value-type="string" calcext:value-type="string">
            <text:p>nmdc:bsm-11-ga8cav80</text:p>
          </table:table-cell>
        </table:table-row>
        <table:table-row table:style-name="ro1">
          <table:table-cell office:value-type="string" calcext:value-type="string">
            <text:p>nmdc:dgms-12-0qyzc853</text:p>
          </table:table-cell>
          <table:table-cell office:value-type="string" calcext:value-type="string">
            <text:p>20220211_JGI_MD_507130_BioS_final1_IDX_C18_USDAY59443_POS_MSMS_31LM_BESC-331-Corv-LM_2_Rg80to1200-CE102040-leaf-S1_Run180</text:p>
          </table:table-cell>
          <table:table-cell office:value-type="string" calcext:value-type="string">
            <text:p>nmdc:procsm-11-6fcyae82</text:p>
          </table:table-cell>
          <table:table-cell office:value-type="string" calcext:value-type="string">
            <text:p>nmdc:bsm-11-bm9haf23</text:p>
          </table:table-cell>
        </table:table-row>
        <table:table-row table:style-name="ro1">
          <table:table-cell office:value-type="string" calcext:value-type="string">
            <text:p>nmdc:dgms-12-1rmke792</text:p>
          </table:table-cell>
          <table:table-cell office:value-type="string" calcext:value-type="string">
            <text:p>20220211_JGI_MD_507130_BioS_final1_IDX_C18_USDAY59443_POS_MSMS_31RM_BESC-331-Corv-RM_2_Rg80to1200-CE102040-root-S1_Run891</text:p>
          </table:table-cell>
          <table:table-cell office:value-type="string" calcext:value-type="string">
            <text:p>nmdc:procsm-11-bhbzxf70</text:p>
          </table:table-cell>
          <table:table-cell office:value-type="string" calcext:value-type="string">
            <text:p>nmdc:bsm-11-j2pfz414</text:p>
          </table:table-cell>
        </table:table-row>
        <table:table-row table:style-name="ro1">
          <table:table-cell office:value-type="string" calcext:value-type="string">
            <text:p>nmdc:dgms-12-891gwk36</text:p>
          </table:table-cell>
          <table:table-cell office:value-type="string" calcext:value-type="string">
            <text:p>20220211_JGI_MD_507130_BioS_final1_IDX_C18_USDAY59443_POS_MSMS_31RZM_BESC-331-Corv-RZM_2_Rg80to1200-CE102040-rhizo-S1_Run500</text:p>
          </table:table-cell>
          <table:table-cell office:value-type="string" calcext:value-type="string">
            <text:p>nmdc:procsm-11-r323yb98</text:p>
          </table:table-cell>
          <table:table-cell office:value-type="string" calcext:value-type="string">
            <text:p>nmdc:bsm-11-wpsg6186</text:p>
          </table:table-cell>
        </table:table-row>
        <table:table-row table:style-name="ro1">
          <table:table-cell office:value-type="string" calcext:value-type="string">
            <text:p>nmdc:dgms-12-k06kd090</text:p>
          </table:table-cell>
          <table:table-cell office:value-type="string" calcext:value-type="string">
            <text:p>20220211_JGI_MD_507130_BioS_final1_IDX_C18_USDAY59443_POS_MSMS_32LM_BESC-331-Corv-LM_3_Rg80to1200-CE205060-leaf-S1_Run296</text:p>
          </table:table-cell>
          <table:table-cell office:value-type="string" calcext:value-type="string">
            <text:p>nmdc:procsm-11-kxtefz09</text:p>
          </table:table-cell>
          <table:table-cell office:value-type="string" calcext:value-type="string">
            <text:p>nmdc:bsm-11-yd4dqe75</text:p>
          </table:table-cell>
        </table:table-row>
        <table:table-row table:style-name="ro1">
          <table:table-cell office:value-type="string" calcext:value-type="string">
            <text:p>nmdc:dgms-12-pgmm8j64</text:p>
          </table:table-cell>
          <table:table-cell office:value-type="string" calcext:value-type="string">
            <text:p>20220211_JGI_MD_507130_BioS_final1_IDX_C18_USDAY59443_POS_MSMS_32RM_BESC-331-Corv-RM_3_Rg80to1200-CE205060-root-S1_Run1012</text:p>
          </table:table-cell>
          <table:table-cell office:value-type="string" calcext:value-type="string">
            <text:p>nmdc:procsm-11-ysh3jr12</text:p>
          </table:table-cell>
          <table:table-cell office:value-type="string" calcext:value-type="string">
            <text:p>nmdc:bsm-11-kdja3v28</text:p>
          </table:table-cell>
        </table:table-row>
        <table:table-row table:style-name="ro1">
          <table:table-cell office:value-type="string" calcext:value-type="string">
            <text:p>nmdc:dgms-12-cqrvqh45</text:p>
          </table:table-cell>
          <table:table-cell office:value-type="string" calcext:value-type="string">
            <text:p>20220211_JGI_MD_507130_BioS_final1_IDX_C18_USDAY59443_POS_MSMS_32RZM_BESC-331-Corv-RZM_3_Rg80to1200-CE205060-rhizo-S1_Run612</text:p>
          </table:table-cell>
          <table:table-cell office:value-type="string" calcext:value-type="string">
            <text:p>nmdc:procsm-11-ffzpjx93</text:p>
          </table:table-cell>
          <table:table-cell office:value-type="string" calcext:value-type="string">
            <text:p>nmdc:bsm-11-azfn2405</text:p>
          </table:table-cell>
        </table:table-row>
        <table:table-row table:style-name="ro1">
          <table:table-cell office:value-type="string" calcext:value-type="string">
            <text:p>nmdc:dgms-12-bs57sr64</text:p>
          </table:table-cell>
          <table:table-cell office:value-type="string" calcext:value-type="string">
            <text:p>20220211_JGI_MD_507130_BioS_final1_IDX_C18_USDAY59443_POS_MSMS_33LM_BESC-351-Clat-LM_1_Rg80to1200-CE102040-leaf-S1_Run97</text:p>
          </table:table-cell>
          <table:table-cell office:value-type="string" calcext:value-type="string">
            <text:p>nmdc:procsm-11-n7hbev40</text:p>
          </table:table-cell>
          <table:table-cell office:value-type="string" calcext:value-type="string">
            <text:p>nmdc:bsm-11-shjn2p67</text:p>
          </table:table-cell>
        </table:table-row>
        <table:table-row table:style-name="ro1">
          <table:table-cell office:value-type="string" calcext:value-type="string">
            <text:p>nmdc:dgms-12-xd77m466</text:p>
          </table:table-cell>
          <table:table-cell office:value-type="string" calcext:value-type="string">
            <text:p>20220211_JGI_MD_507130_BioS_final1_IDX_C18_USDAY59443_POS_MSMS_33RM_BESC-351-Clat-RM_1_Rg80to1200-CE102040-root-S1_Run766</text:p>
          </table:table-cell>
          <table:table-cell office:value-type="string" calcext:value-type="string">
            <text:p>nmdc:procsm-11-4ez3bp33</text:p>
          </table:table-cell>
          <table:table-cell office:value-type="string" calcext:value-type="string">
            <text:p>nmdc:bsm-11-spav5m37</text:p>
          </table:table-cell>
        </table:table-row>
        <table:table-row table:style-name="ro1">
          <table:table-cell office:value-type="string" calcext:value-type="string">
            <text:p>nmdc:dgms-12-964kxb88</text:p>
          </table:table-cell>
          <table:table-cell office:value-type="string" calcext:value-type="string">
            <text:p>20220211_JGI_MD_507130_BioS_final1_IDX_C18_USDAY59443_POS_MSMS_33RZM_BESC-351-Clat-RZM_1_Rg80to1200-CE102040-rhizo-S1_Run405</text:p>
          </table:table-cell>
          <table:table-cell office:value-type="string" calcext:value-type="string">
            <text:p>nmdc:procsm-11-jbcyhy88</text:p>
          </table:table-cell>
          <table:table-cell office:value-type="string" calcext:value-type="string">
            <text:p>nmdc:bsm-11-ce1sg012</text:p>
          </table:table-cell>
        </table:table-row>
        <table:table-row table:style-name="ro1">
          <table:table-cell office:value-type="string" calcext:value-type="string">
            <text:p>nmdc:dgms-12-6rweh127</text:p>
          </table:table-cell>
          <table:table-cell office:value-type="string" calcext:value-type="string">
            <text:p>20220211_JGI_MD_507130_BioS_final1_IDX_C18_USDAY59443_POS_MSMS_34LM_BESC-351-Clat-LM_2_Rg80to1200-CE102040-leaf-S1_Run189</text:p>
          </table:table-cell>
          <table:table-cell office:value-type="string" calcext:value-type="string">
            <text:p>nmdc:procsm-11-fq9fq278</text:p>
          </table:table-cell>
          <table:table-cell office:value-type="string" calcext:value-type="string">
            <text:p>nmdc:bsm-11-94c2xj88</text:p>
          </table:table-cell>
        </table:table-row>
        <table:table-row table:style-name="ro1">
          <table:table-cell office:value-type="string" calcext:value-type="string">
            <text:p>nmdc:dgms-12-fg4ajg18</text:p>
          </table:table-cell>
          <table:table-cell office:value-type="string" calcext:value-type="string">
            <text:p>20220211_JGI_MD_507130_BioS_final1_IDX_C18_USDAY59443_POS_MSMS_34RM_BESC-351-Clat-RM_2_Rg80to1200-CE102040-root-S1_Run873</text:p>
          </table:table-cell>
          <table:table-cell office:value-type="string" calcext:value-type="string">
            <text:p>nmdc:procsm-11-gcepb382</text:p>
          </table:table-cell>
          <table:table-cell office:value-type="string" calcext:value-type="string">
            <text:p>nmdc:bsm-11-bqp0m764</text:p>
          </table:table-cell>
        </table:table-row>
        <table:table-row table:style-name="ro1">
          <table:table-cell office:value-type="string" calcext:value-type="string">
            <text:p>nmdc:dgms-12-a12m3b82</text:p>
          </table:table-cell>
          <table:table-cell office:value-type="string" calcext:value-type="string">
            <text:p>20220211_JGI_MD_507130_BioS_final1_IDX_C18_USDAY59443_POS_MSMS_34RZM_BESC-351-Clat-RZM_2_Rg80to1200-CE102040-rhizo-S1_Run577</text:p>
          </table:table-cell>
          <table:table-cell office:value-type="string" calcext:value-type="string">
            <text:p>nmdc:procsm-11-my8a9633</text:p>
          </table:table-cell>
          <table:table-cell office:value-type="string" calcext:value-type="string">
            <text:p>nmdc:bsm-11-s110fy15</text:p>
          </table:table-cell>
        </table:table-row>
        <table:table-row table:style-name="ro1">
          <table:table-cell office:value-type="string" calcext:value-type="string">
            <text:p>nmdc:dgms-12-gd4rb567</text:p>
          </table:table-cell>
          <table:table-cell office:value-type="string" calcext:value-type="string">
            <text:p>20220211_JGI_MD_507130_BioS_final1_IDX_C18_USDAY59443_POS_MSMS_35LM_BESC-351-Clat-LM_3_Rg80to1200-CE205060-leaf-S1_Run245</text:p>
          </table:table-cell>
          <table:table-cell office:value-type="string" calcext:value-type="string">
            <text:p>nmdc:procsm-11-tgz38h44</text:p>
          </table:table-cell>
          <table:table-cell office:value-type="string" calcext:value-type="string">
            <text:p>nmdc:bsm-11-678ndj04</text:p>
          </table:table-cell>
        </table:table-row>
        <table:table-row table:style-name="ro1">
          <table:table-cell office:value-type="string" calcext:value-type="string">
            <text:p>nmdc:dgms-12-r1cvpq40</text:p>
          </table:table-cell>
          <table:table-cell office:value-type="string" calcext:value-type="string">
            <text:p>20220211_JGI_MD_507130_BioS_final1_IDX_C18_USDAY59443_POS_MSMS_35RM_BESC-351-Clat-RM_3_Rg80to1200-CE205060-root-S1_Run982</text:p>
          </table:table-cell>
          <table:table-cell office:value-type="string" calcext:value-type="string">
            <text:p>nmdc:procsm-11-1s2x2595</text:p>
          </table:table-cell>
          <table:table-cell office:value-type="string" calcext:value-type="string">
            <text:p>nmdc:bsm-11-aesqd647</text:p>
          </table:table-cell>
        </table:table-row>
        <table:table-row table:style-name="ro1">
          <table:table-cell office:value-type="string" calcext:value-type="string">
            <text:p>nmdc:dgms-12-a45qrv65</text:p>
          </table:table-cell>
          <table:table-cell office:value-type="string" calcext:value-type="string">
            <text:p>20220211_JGI_MD_507130_BioS_final1_IDX_C18_USDAY59443_POS_MSMS_35RZM_BESC-351-Clat-RZM_3_Rg80to1200-CE205060-rhizo-S1_Run663</text:p>
          </table:table-cell>
          <table:table-cell office:value-type="string" calcext:value-type="string">
            <text:p>nmdc:procsm-11-xrm8sk77</text:p>
          </table:table-cell>
          <table:table-cell office:value-type="string" calcext:value-type="string">
            <text:p>nmdc:bsm-11-zxvekh84</text:p>
          </table:table-cell>
        </table:table-row>
        <table:table-row table:style-name="ro1">
          <table:table-cell office:value-type="string" calcext:value-type="string">
            <text:p>nmdc:dgms-12-8jkn1w79</text:p>
          </table:table-cell>
          <table:table-cell office:value-type="string" calcext:value-type="string">
            <text:p>20220211_JGI_MD_507130_BioS_final1_IDX_C18_USDAY59443_POS_MSMS_36LM_BESC-351-Corv-LM_1_Rg80to1200-CE102040-leaf-S1_Run23</text:p>
          </table:table-cell>
          <table:table-cell office:value-type="string" calcext:value-type="string">
            <text:p>nmdc:procsm-11-de3gc513</text:p>
          </table:table-cell>
          <table:table-cell office:value-type="string" calcext:value-type="string">
            <text:p>nmdc:bsm-11-cvqsze66</text:p>
          </table:table-cell>
        </table:table-row>
        <table:table-row table:style-name="ro1">
          <table:table-cell office:value-type="string" calcext:value-type="string">
            <text:p>nmdc:dgms-12-rhnm2v79</text:p>
          </table:table-cell>
          <table:table-cell office:value-type="string" calcext:value-type="string">
            <text:p>20220211_JGI_MD_507130_BioS_final1_IDX_C18_USDAY59443_POS_MSMS_36RM_BESC-351-Corv-RM_1_Rg80to1200-CE102040-root-S1_Run713</text:p>
          </table:table-cell>
          <table:table-cell office:value-type="string" calcext:value-type="string">
            <text:p>nmdc:procsm-11-8s878e27</text:p>
          </table:table-cell>
          <table:table-cell office:value-type="string" calcext:value-type="string">
            <text:p>nmdc:bsm-11-nrkha596</text:p>
          </table:table-cell>
        </table:table-row>
        <table:table-row table:style-name="ro1">
          <table:table-cell office:value-type="string" calcext:value-type="string">
            <text:p>nmdc:dgms-12-9y4e2a54</text:p>
          </table:table-cell>
          <table:table-cell office:value-type="string" calcext:value-type="string">
            <text:p>20220211_JGI_MD_507130_BioS_final1_IDX_C18_USDAY59443_POS_MSMS_36RZM_BESC-351-Corv-RZM_1_Rg80to1200-CE102040-rhizo-S1_Run387</text:p>
          </table:table-cell>
          <table:table-cell office:value-type="string" calcext:value-type="string">
            <text:p>nmdc:procsm-11-mnxbsz41</text:p>
          </table:table-cell>
          <table:table-cell office:value-type="string" calcext:value-type="string">
            <text:p>nmdc:bsm-11-k7fkcz65</text:p>
          </table:table-cell>
        </table:table-row>
        <table:table-row table:style-name="ro1">
          <table:table-cell office:value-type="string" calcext:value-type="string">
            <text:p>nmdc:dgms-12-jtn8bb39</text:p>
          </table:table-cell>
          <table:table-cell office:value-type="string" calcext:value-type="string">
            <text:p>20220211_JGI_MD_507130_BioS_final1_IDX_C18_USDAY59443_POS_MSMS_37LM_BESC-351-Corv-LM_2_Rg80to1200-CE102040-leaf-S1_Run115</text:p>
          </table:table-cell>
          <table:table-cell office:value-type="string" calcext:value-type="string">
            <text:p>nmdc:procsm-11-jzs1x477</text:p>
          </table:table-cell>
          <table:table-cell office:value-type="string" calcext:value-type="string">
            <text:p>nmdc:bsm-11-trbf6m66</text:p>
          </table:table-cell>
        </table:table-row>
        <table:table-row table:style-name="ro1">
          <table:table-cell office:value-type="string" calcext:value-type="string">
            <text:p>nmdc:dgms-12-2p4rf713</text:p>
          </table:table-cell>
          <table:table-cell office:value-type="string" calcext:value-type="string">
            <text:p>20220211_JGI_MD_507130_BioS_final1_IDX_C18_USDAY59443_POS_MSMS_37RM_BESC-351-Corv-RM_2_Rg80to1200-CE102040-root-S1_Run923</text:p>
          </table:table-cell>
          <table:table-cell office:value-type="string" calcext:value-type="string">
            <text:p>nmdc:procsm-11-rw4bkq62</text:p>
          </table:table-cell>
          <table:table-cell office:value-type="string" calcext:value-type="string">
            <text:p>nmdc:bsm-11-tcxb3w32</text:p>
          </table:table-cell>
        </table:table-row>
        <table:table-row table:style-name="ro1">
          <table:table-cell office:value-type="string" calcext:value-type="string">
            <text:p>nmdc:dgms-12-wzrmc686</text:p>
          </table:table-cell>
          <table:table-cell office:value-type="string" calcext:value-type="string">
            <text:p>20220211_JGI_MD_507130_BioS_final1_IDX_C18_USDAY59443_POS_MSMS_37RZM_BESC-351-Corv-RZM_2_Rg80to1200-CE102040-rhizo-S1_Run571</text:p>
          </table:table-cell>
          <table:table-cell office:value-type="string" calcext:value-type="string">
            <text:p>nmdc:procsm-11-vbcf2804</text:p>
          </table:table-cell>
          <table:table-cell office:value-type="string" calcext:value-type="string">
            <text:p>nmdc:bsm-11-hhb2g180</text:p>
          </table:table-cell>
        </table:table-row>
        <table:table-row table:style-name="ro1">
          <table:table-cell office:value-type="string" calcext:value-type="string">
            <text:p>nmdc:dgms-12-yj449113</text:p>
          </table:table-cell>
          <table:table-cell office:value-type="string" calcext:value-type="string">
            <text:p>20220211_JGI_MD_507130_BioS_final1_IDX_C18_USDAY59443_POS_MSMS_38LM_BESC-351-Corv-LM_3_Rg80to1200-CE205060-leaf-S1_Run266</text:p>
          </table:table-cell>
          <table:table-cell office:value-type="string" calcext:value-type="string">
            <text:p>nmdc:procsm-11-8htfwc67</text:p>
          </table:table-cell>
          <table:table-cell office:value-type="string" calcext:value-type="string">
            <text:p>nmdc:bsm-11-zsdrmw76</text:p>
          </table:table-cell>
        </table:table-row>
        <table:table-row table:style-name="ro1">
          <table:table-cell office:value-type="string" calcext:value-type="string">
            <text:p>nmdc:dgms-12-99h69f94</text:p>
          </table:table-cell>
          <table:table-cell office:value-type="string" calcext:value-type="string">
            <text:p>20220211_JGI_MD_507130_BioS_final1_IDX_C18_USDAY59443_POS_MSMS_38RM_BESC-351-Corv-RM_3_Rg80to1200-CE205060-root-S1_Run1047</text:p>
          </table:table-cell>
          <table:table-cell office:value-type="string" calcext:value-type="string">
            <text:p>nmdc:procsm-11-dydkb763</text:p>
          </table:table-cell>
          <table:table-cell office:value-type="string" calcext:value-type="string">
            <text:p>nmdc:bsm-11-p4wss361</text:p>
          </table:table-cell>
        </table:table-row>
        <table:table-row table:style-name="ro1">
          <table:table-cell office:value-type="string" calcext:value-type="string">
            <text:p>nmdc:dgms-12-rwzsqj47</text:p>
          </table:table-cell>
          <table:table-cell office:value-type="string" calcext:value-type="string">
            <text:p>20220211_JGI_MD_507130_BioS_final1_IDX_C18_USDAY59443_POS_MSMS_38RZM_BESC-351-Corv-RZM_3_Rg80to1200-CE205060-rhizo-S1_Run657</text:p>
          </table:table-cell>
          <table:table-cell office:value-type="string" calcext:value-type="string">
            <text:p>nmdc:procsm-11-bfke2j55</text:p>
          </table:table-cell>
          <table:table-cell office:value-type="string" calcext:value-type="string">
            <text:p>nmdc:bsm-11-z1r5gy96</text:p>
          </table:table-cell>
        </table:table-row>
        <table:table-row table:style-name="ro1">
          <table:table-cell office:value-type="string" calcext:value-type="string">
            <text:p>nmdc:dgms-12-a32c4f70</text:p>
          </table:table-cell>
          <table:table-cell office:value-type="string" calcext:value-type="string">
            <text:p>20220211_JGI_MD_507130_BioS_final1_IDX_C18_USDAY59443_POS_MSMS_39LM_BESC-360-Clat-LM_2_Rg80to1200-CE102040-leaf-S1_Run133</text:p>
          </table:table-cell>
          <table:table-cell office:value-type="string" calcext:value-type="string">
            <text:p>nmdc:procsm-11-55qp2725</text:p>
          </table:table-cell>
          <table:table-cell office:value-type="string" calcext:value-type="string">
            <text:p>nmdc:bsm-11-ppp4fk41</text:p>
          </table:table-cell>
        </table:table-row>
        <table:table-row table:style-name="ro1">
          <table:table-cell office:value-type="string" calcext:value-type="string">
            <text:p>nmdc:dgms-12-tmx1bg97</text:p>
          </table:table-cell>
          <table:table-cell office:value-type="string" calcext:value-type="string">
            <text:p>20220211_JGI_MD_507130_BioS_final1_IDX_C18_USDAY59443_POS_MSMS_39RM_BESC-360-Clat-RM_2_Rg80to1200-CE102040-root-S1_Run829</text:p>
          </table:table-cell>
          <table:table-cell office:value-type="string" calcext:value-type="string">
            <text:p>nmdc:procsm-11-mywgqf31</text:p>
          </table:table-cell>
          <table:table-cell office:value-type="string" calcext:value-type="string">
            <text:p>nmdc:bsm-11-m0h9cb45</text:p>
          </table:table-cell>
        </table:table-row>
        <table:table-row table:style-name="ro1">
          <table:table-cell office:value-type="string" calcext:value-type="string">
            <text:p>nmdc:dgms-12-agz58160</text:p>
          </table:table-cell>
          <table:table-cell office:value-type="string" calcext:value-type="string">
            <text:p>20220211_JGI_MD_507130_BioS_final1_IDX_C18_USDAY59443_POS_MSMS_39RZM_BESC-360-Clat-RZM_2_Rg80to1200-CE102040-rhizo-S1_Run456</text:p>
          </table:table-cell>
          <table:table-cell office:value-type="string" calcext:value-type="string">
            <text:p>nmdc:procsm-11-25r1td74</text:p>
          </table:table-cell>
          <table:table-cell office:value-type="string" calcext:value-type="string">
            <text:p>nmdc:bsm-11-adzwqg44</text:p>
          </table:table-cell>
        </table:table-row>
        <table:table-row table:style-name="ro1">
          <table:table-cell office:value-type="string" calcext:value-type="string">
            <text:p>nmdc:dgms-12-037pfq05</text:p>
          </table:table-cell>
          <table:table-cell office:value-type="string" calcext:value-type="string">
            <text:p>20220211_JGI_MD_507130_BioS_final1_IDX_C18_USDAY59443_POS_MSMS_3LM_BESC-13-Clat-LM_3_Rg80to1200-CE205060-leaf-S1_Run225</text:p>
          </table:table-cell>
          <table:table-cell office:value-type="string" calcext:value-type="string">
            <text:p>nmdc:procsm-11-37yvbv76</text:p>
          </table:table-cell>
          <table:table-cell office:value-type="string" calcext:value-type="string">
            <text:p>nmdc:bsm-11-73zqmh40</text:p>
          </table:table-cell>
        </table:table-row>
        <table:table-row table:style-name="ro1">
          <table:table-cell office:value-type="string" calcext:value-type="string">
            <text:p>nmdc:dgms-12-x8cp4514</text:p>
          </table:table-cell>
          <table:table-cell office:value-type="string" calcext:value-type="string">
            <text:p>20220211_JGI_MD_507130_BioS_final1_IDX_C18_USDAY59443_POS_MSMS_3RM_BESC-13-Clat-RM_3_Rg80to1200-CE205060-root-S1_Run1033</text:p>
          </table:table-cell>
          <table:table-cell office:value-type="string" calcext:value-type="string">
            <text:p>nmdc:procsm-11-0qzfnc77</text:p>
          </table:table-cell>
          <table:table-cell office:value-type="string" calcext:value-type="string">
            <text:p>nmdc:bsm-11-jq2e3v76</text:p>
          </table:table-cell>
        </table:table-row>
        <table:table-row table:style-name="ro1">
          <table:table-cell office:value-type="string" calcext:value-type="string">
            <text:p>nmdc:dgms-12-7vdvjr02</text:p>
          </table:table-cell>
          <table:table-cell office:value-type="string" calcext:value-type="string">
            <text:p>20220211_JGI_MD_507130_BioS_final1_IDX_C18_USDAY59443_POS_MSMS_3RZM_BESC-13-Clat-RZM_3_Rg80to1200-CE205060-rhizo-S1_Run583</text:p>
          </table:table-cell>
          <table:table-cell office:value-type="string" calcext:value-type="string">
            <text:p>nmdc:procsm-11-dkp9p459</text:p>
          </table:table-cell>
          <table:table-cell office:value-type="string" calcext:value-type="string">
            <text:p>nmdc:bsm-11-k3zdem68</text:p>
          </table:table-cell>
        </table:table-row>
        <table:table-row table:style-name="ro1">
          <table:table-cell office:value-type="string" calcext:value-type="string">
            <text:p>nmdc:dgms-12-sz9w8v29</text:p>
          </table:table-cell>
          <table:table-cell office:value-type="string" calcext:value-type="string">
            <text:p>20220211_JGI_MD_507130_BioS_final1_IDX_C18_USDAY59443_POS_MSMS_40LM_BESC-360-Clat-LM_3_Rg80to1200-CE205060-leaf-S1_Run281</text:p>
          </table:table-cell>
          <table:table-cell office:value-type="string" calcext:value-type="string">
            <text:p>nmdc:procsm-11-yxwtvm30</text:p>
          </table:table-cell>
          <table:table-cell office:value-type="string" calcext:value-type="string">
            <text:p>nmdc:bsm-11-pygdem51</text:p>
          </table:table-cell>
        </table:table-row>
        <table:table-row table:style-name="ro1">
          <table:table-cell office:value-type="string" calcext:value-type="string">
            <text:p>nmdc:dgms-12-nzr9e682</text:p>
          </table:table-cell>
          <table:table-cell office:value-type="string" calcext:value-type="string">
            <text:p>20220211_JGI_MD_507130_BioS_final1_IDX_C18_USDAY59443_POS_MSMS_41LM_BESC-360-Corv-LM_2_Rg80to1200-CE102040-leaf-S1_Run207</text:p>
          </table:table-cell>
          <table:table-cell office:value-type="string" calcext:value-type="string">
            <text:p>nmdc:procsm-11-7kv7wx63</text:p>
          </table:table-cell>
          <table:table-cell office:value-type="string" calcext:value-type="string">
            <text:p>nmdc:bsm-11-hv1hv533</text:p>
          </table:table-cell>
        </table:table-row>
        <table:table-row table:style-name="ro1">
          <table:table-cell office:value-type="string" calcext:value-type="string">
            <text:p>nmdc:dgms-12-kxc4v881</text:p>
          </table:table-cell>
          <table:table-cell office:value-type="string" calcext:value-type="string">
            <text:p>20220211_JGI_MD_507130_BioS_final1_IDX_C18_USDAY59443_POS_MSMS_41RM_BESC-360-Corv-RM_2_Rg80to1200-CE102040-root-S1_Run920</text:p>
          </table:table-cell>
          <table:table-cell office:value-type="string" calcext:value-type="string">
            <text:p>nmdc:procsm-11-ve3gnb88</text:p>
          </table:table-cell>
          <table:table-cell office:value-type="string" calcext:value-type="string">
            <text:p>nmdc:bsm-11-cz68sy30</text:p>
          </table:table-cell>
        </table:table-row>
        <table:table-row table:style-name="ro1">
          <table:table-cell office:value-type="string" calcext:value-type="string">
            <text:p>nmdc:dgms-12-hrydbw82</text:p>
          </table:table-cell>
          <table:table-cell office:value-type="string" calcext:value-type="string">
            <text:p>20220211_JGI_MD_507130_BioS_final1_IDX_C18_USDAY59443_POS_MSMS_41RZM_BESC-360-Corv-RZM_2_Rg80to1200-CE102040-rhizo-S1_Run556</text:p>
          </table:table-cell>
          <table:table-cell office:value-type="string" calcext:value-type="string">
            <text:p>nmdc:procsm-11-b6qfw642</text:p>
          </table:table-cell>
          <table:table-cell office:value-type="string" calcext:value-type="string">
            <text:p>nmdc:bsm-11-4yy9a239</text:p>
          </table:table-cell>
        </table:table-row>
        <table:table-row table:style-name="ro1">
          <table:table-cell office:value-type="string" calcext:value-type="string">
            <text:p>nmdc:dgms-12-47db6h35</text:p>
          </table:table-cell>
          <table:table-cell office:value-type="string" calcext:value-type="string">
            <text:p>20220211_JGI_MD_507130_BioS_final1_IDX_C18_USDAY59443_POS_MSMS_42LM_BESC-360-Corv-LM_3_Rg80to1200-CE205060-leaf-S1_Run228</text:p>
          </table:table-cell>
          <table:table-cell office:value-type="string" calcext:value-type="string">
            <text:p>nmdc:procsm-11-qanvb513</text:p>
          </table:table-cell>
          <table:table-cell office:value-type="string" calcext:value-type="string">
            <text:p>nmdc:bsm-11-91bdea61</text:p>
          </table:table-cell>
        </table:table-row>
        <table:table-row table:style-name="ro1">
          <table:table-cell office:value-type="string" calcext:value-type="string">
            <text:p>nmdc:dgms-12-sqnaee96</text:p>
          </table:table-cell>
          <table:table-cell office:value-type="string" calcext:value-type="string">
            <text:p>20220211_JGI_MD_507130_BioS_final1_IDX_C18_USDAY59443_POS_MSMS_42RM_BESC-360-Corv-RM_3_Rg80to1200-CE205060-root-S1_Run1042</text:p>
          </table:table-cell>
          <table:table-cell office:value-type="string" calcext:value-type="string">
            <text:p>nmdc:procsm-11-twncrn65</text:p>
          </table:table-cell>
          <table:table-cell office:value-type="string" calcext:value-type="string">
            <text:p>nmdc:bsm-11-3nffqc45</text:p>
          </table:table-cell>
        </table:table-row>
        <table:table-row table:style-name="ro1">
          <table:table-cell office:value-type="string" calcext:value-type="string">
            <text:p>nmdc:dgms-12-0rzfme52</text:p>
          </table:table-cell>
          <table:table-cell office:value-type="string" calcext:value-type="string">
            <text:p>20220211_JGI_MD_507130_BioS_final1_IDX_C18_USDAY59443_POS_MSMS_42RZM_BESC-360-Corv-RZM_3_Rg80to1200-CE205060-rhizo-S1_Run660</text:p>
          </table:table-cell>
          <table:table-cell office:value-type="string" calcext:value-type="string">
            <text:p>nmdc:procsm-11-m2ykbg45</text:p>
          </table:table-cell>
          <table:table-cell office:value-type="string" calcext:value-type="string">
            <text:p>nmdc:bsm-11-v85xpj21</text:p>
          </table:table-cell>
        </table:table-row>
        <table:table-row table:style-name="ro1">
          <table:table-cell office:value-type="string" calcext:value-type="string">
            <text:p>nmdc:dgms-12-sxb30t47</text:p>
          </table:table-cell>
          <table:table-cell office:value-type="string" calcext:value-type="string">
            <text:p>20220211_JGI_MD_507130_BioS_final1_IDX_C18_USDAY59443_POS_MSMS_43LM_BESC-388-Clat-LM_1_Rg80to1200-CE102040-leaf-S1_Run53</text:p>
          </table:table-cell>
          <table:table-cell office:value-type="string" calcext:value-type="string">
            <text:p>nmdc:procsm-11-254vy063</text:p>
          </table:table-cell>
          <table:table-cell office:value-type="string" calcext:value-type="string">
            <text:p>nmdc:bsm-11-dva76848</text:p>
          </table:table-cell>
        </table:table-row>
        <table:table-row table:style-name="ro1">
          <table:table-cell office:value-type="string" calcext:value-type="string">
            <text:p>nmdc:dgms-12-h8708a24</text:p>
          </table:table-cell>
          <table:table-cell office:value-type="string" calcext:value-type="string">
            <text:p>20220211_JGI_MD_507130_BioS_final1_IDX_C18_USDAY59443_POS_MSMS_43RM_BESC-388-Clat-RM_1_Rg80to1200-CE102040-root-S1_Run719</text:p>
          </table:table-cell>
          <table:table-cell office:value-type="string" calcext:value-type="string">
            <text:p>nmdc:procsm-11-0pk4fk38</text:p>
          </table:table-cell>
          <table:table-cell office:value-type="string" calcext:value-type="string">
            <text:p>nmdc:bsm-11-k9192006</text:p>
          </table:table-cell>
        </table:table-row>
        <table:table-row table:style-name="ro1">
          <table:table-cell office:value-type="string" calcext:value-type="string">
            <text:p>nmdc:dgms-12-p6v9mn79</text:p>
          </table:table-cell>
          <table:table-cell office:value-type="string" calcext:value-type="string">
            <text:p>20220211_JGI_MD_507130_BioS_final1_IDX_C18_USDAY59443_POS_MSMS_43RZM_BESC-388-Clat-RZM_1_Rg80to1200-CE102040-rhizo-S1_Run411</text:p>
          </table:table-cell>
          <table:table-cell office:value-type="string" calcext:value-type="string">
            <text:p>nmdc:procsm-11-z6fy3j52</text:p>
          </table:table-cell>
          <table:table-cell office:value-type="string" calcext:value-type="string">
            <text:p>nmdc:bsm-11-9gmcv191</text:p>
          </table:table-cell>
        </table:table-row>
        <table:table-row table:style-name="ro1">
          <table:table-cell office:value-type="string" calcext:value-type="string">
            <text:p>nmdc:dgms-12-bqrf8s04</text:p>
          </table:table-cell>
          <table:table-cell office:value-type="string" calcext:value-type="string">
            <text:p>20220211_JGI_MD_507130_BioS_final1_IDX_C18_USDAY59443_POS_MSMS_44LM_BESC-388-Clat-LM_2_Rg80to1200-CE102040-leaf-S1_Run168</text:p>
          </table:table-cell>
          <table:table-cell office:value-type="string" calcext:value-type="string">
            <text:p>nmdc:procsm-11-1mmqnh75</text:p>
          </table:table-cell>
          <table:table-cell office:value-type="string" calcext:value-type="string">
            <text:p>nmdc:bsm-11-6ya0cs71</text:p>
          </table:table-cell>
        </table:table-row>
        <table:table-row table:style-name="ro1">
          <table:table-cell office:value-type="string" calcext:value-type="string">
            <text:p>nmdc:dgms-12-vmtx9592</text:p>
          </table:table-cell>
          <table:table-cell office:value-type="string" calcext:value-type="string">
            <text:p>20220211_JGI_MD_507130_BioS_final1_IDX_C18_USDAY59443_POS_MSMS_44RM_BESC-388-Clat-RM_2_Rg80to1200-CE102040-root-S1_Run826</text:p>
          </table:table-cell>
          <table:table-cell office:value-type="string" calcext:value-type="string">
            <text:p>nmdc:procsm-11-j11trp62</text:p>
          </table:table-cell>
          <table:table-cell office:value-type="string" calcext:value-type="string">
            <text:p>nmdc:bsm-11-v0p16d89</text:p>
          </table:table-cell>
        </table:table-row>
        <table:table-row table:style-name="ro1">
          <table:table-cell office:value-type="string" calcext:value-type="string">
            <text:p>nmdc:dgms-12-60863n19</text:p>
          </table:table-cell>
          <table:table-cell office:value-type="string" calcext:value-type="string">
            <text:p>20220211_JGI_MD_507130_BioS_final1_IDX_C18_USDAY59443_POS_MSMS_44RZM_BESC-388-Clat-RZM_2_Rg80to1200-CE102040-rhizo-S1_Run518</text:p>
          </table:table-cell>
          <table:table-cell office:value-type="string" calcext:value-type="string">
            <text:p>nmdc:procsm-11-j6331x76</text:p>
          </table:table-cell>
          <table:table-cell office:value-type="string" calcext:value-type="string">
            <text:p>nmdc:bsm-11-nn5snj10</text:p>
          </table:table-cell>
        </table:table-row>
        <table:table-row table:style-name="ro1">
          <table:table-cell office:value-type="string" calcext:value-type="string">
            <text:p>nmdc:dgms-12-g8rq3k88</text:p>
          </table:table-cell>
          <table:table-cell office:value-type="string" calcext:value-type="string">
            <text:p>20220211_JGI_MD_507130_BioS_final1_IDX_C18_USDAY59443_POS_MSMS_45LM_BESC-388-Clat-LM_3_Rg80to1200-CE205060-leaf-S1_Run290</text:p>
          </table:table-cell>
          <table:table-cell office:value-type="string" calcext:value-type="string">
            <text:p>nmdc:procsm-11-6fzjtw19</text:p>
          </table:table-cell>
          <table:table-cell office:value-type="string" calcext:value-type="string">
            <text:p>nmdc:bsm-11-z4hspp43</text:p>
          </table:table-cell>
        </table:table-row>
        <table:table-row table:style-name="ro1">
          <table:table-cell office:value-type="string" calcext:value-type="string">
            <text:p>nmdc:dgms-12-7e30va47</text:p>
          </table:table-cell>
          <table:table-cell office:value-type="string" calcext:value-type="string">
            <text:p>20220211_JGI_MD_507130_BioS_final1_IDX_C18_USDAY59443_POS_MSMS_45RM_BESC-388-Clat-RM_3_Rg80to1200-CE205060-root-S1_Run1006</text:p>
          </table:table-cell>
          <table:table-cell office:value-type="string" calcext:value-type="string">
            <text:p>nmdc:procsm-11-sx0f0f64</text:p>
          </table:table-cell>
          <table:table-cell office:value-type="string" calcext:value-type="string">
            <text:p>nmdc:bsm-11-ht2v0s47</text:p>
          </table:table-cell>
        </table:table-row>
        <table:table-row table:style-name="ro1">
          <table:table-cell office:value-type="string" calcext:value-type="string">
            <text:p>nmdc:dgms-12-9wssqp09</text:p>
          </table:table-cell>
          <table:table-cell office:value-type="string" calcext:value-type="string">
            <text:p>20220211_JGI_MD_507130_BioS_final1_IDX_C18_USDAY59443_POS_MSMS_45RZM_BESC-388-Clat-RZM_3_Rg80to1200-CE205060-rhizo-S1_Run633</text:p>
          </table:table-cell>
          <table:table-cell office:value-type="string" calcext:value-type="string">
            <text:p>nmdc:procsm-11-3d9z5z11</text:p>
          </table:table-cell>
          <table:table-cell office:value-type="string" calcext:value-type="string">
            <text:p>nmdc:bsm-11-4ep6tc76</text:p>
          </table:table-cell>
        </table:table-row>
        <table:table-row table:style-name="ro1">
          <table:table-cell office:value-type="string" calcext:value-type="string">
            <text:p>nmdc:dgms-12-7369sn78</text:p>
          </table:table-cell>
          <table:table-cell office:value-type="string" calcext:value-type="string">
            <text:p>20220211_JGI_MD_507130_BioS_final1_IDX_C18_USDAY59443_POS_MSMS_46LM_BESC-388-Corv-LM_1_Rg80to1200-CE102040-leaf-S1_Run103</text:p>
          </table:table-cell>
          <table:table-cell office:value-type="string" calcext:value-type="string">
            <text:p>nmdc:procsm-11-hn2cas55</text:p>
          </table:table-cell>
          <table:table-cell office:value-type="string" calcext:value-type="string">
            <text:p>nmdc:bsm-11-n9sx1a80</text:p>
          </table:table-cell>
        </table:table-row>
        <table:table-row table:style-name="ro1">
          <table:table-cell office:value-type="string" calcext:value-type="string">
            <text:p>nmdc:dgms-12-wdn7jw63</text:p>
          </table:table-cell>
          <table:table-cell office:value-type="string" calcext:value-type="string">
            <text:p>20220211_JGI_MD_507130_BioS_final1_IDX_C18_USDAY59443_POS_MSMS_46RZM_BESC-388-Corv-RZM_1_Rg80to1200-CE102040-rhizo-S1_Run429</text:p>
          </table:table-cell>
          <table:table-cell office:value-type="string" calcext:value-type="string">
            <text:p>nmdc:procsm-11-jajkk364</text:p>
          </table:table-cell>
          <table:table-cell office:value-type="string" calcext:value-type="string">
            <text:p>nmdc:bsm-11-45z1kv27</text:p>
          </table:table-cell>
        </table:table-row>
        <table:table-row table:style-name="ro1">
          <table:table-cell office:value-type="string" calcext:value-type="string">
            <text:p>nmdc:dgms-12-ecry2r18</text:p>
          </table:table-cell>
          <table:table-cell office:value-type="string" calcext:value-type="string">
            <text:p>20220211_JGI_MD_507130_BioS_final1_IDX_C18_USDAY59443_POS_MSMS_47LM_BESC-388-Corv-LM_2_Rg80to1200-CE102040-leaf-S1_Run142</text:p>
          </table:table-cell>
          <table:table-cell office:value-type="string" calcext:value-type="string">
            <text:p>nmdc:procsm-11-frdswj68</text:p>
          </table:table-cell>
          <table:table-cell office:value-type="string" calcext:value-type="string">
            <text:p>nmdc:bsm-11-3tr7f795</text:p>
          </table:table-cell>
        </table:table-row>
        <table:table-row table:style-name="ro1">
          <table:table-cell office:value-type="string" calcext:value-type="string">
            <text:p>nmdc:dgms-12-3mcbdy97</text:p>
          </table:table-cell>
          <table:table-cell office:value-type="string" calcext:value-type="string">
            <text:p>20220211_JGI_MD_507130_BioS_final1_IDX_C18_USDAY59443_POS_MSMS_47RM_BESC-388-Corv-RM_2_Rg80to1200-CE102040-root-S1_Run879</text:p>
          </table:table-cell>
          <table:table-cell office:value-type="string" calcext:value-type="string">
            <text:p>nmdc:procsm-11-15b1j270</text:p>
          </table:table-cell>
          <table:table-cell office:value-type="string" calcext:value-type="string">
            <text:p>nmdc:bsm-11-y5w1j489</text:p>
          </table:table-cell>
        </table:table-row>
        <table:table-row table:style-name="ro1">
          <table:table-cell office:value-type="string" calcext:value-type="string">
            <text:p>nmdc:dgms-12-q4eayd67</text:p>
          </table:table-cell>
          <table:table-cell office:value-type="string" calcext:value-type="string">
            <text:p>20220211_JGI_MD_507130_BioS_final1_IDX_C18_USDAY59443_POS_MSMS_47RZM_BESC-388-Corv-RZM_2_Rg80to1200-CE102040-rhizo-S1_Run503</text:p>
          </table:table-cell>
          <table:table-cell office:value-type="string" calcext:value-type="string">
            <text:p>nmdc:procsm-11-we0mr290</text:p>
          </table:table-cell>
          <table:table-cell office:value-type="string" calcext:value-type="string">
            <text:p>nmdc:bsm-11-05dve909</text:p>
          </table:table-cell>
        </table:table-row>
        <table:table-row table:style-name="ro1">
          <table:table-cell office:value-type="string" calcext:value-type="string">
            <text:p>nmdc:dgms-12-c9816s15</text:p>
          </table:table-cell>
          <table:table-cell office:value-type="string" calcext:value-type="string">
            <text:p>20220211_JGI_MD_507130_BioS_final1_IDX_C18_USDAY59443_POS_MSMS_48LM_BESC-388-Corv-LM_3_Rg80to1200-CE205060-leaf-S1_Run236</text:p>
          </table:table-cell>
          <table:table-cell office:value-type="string" calcext:value-type="string">
            <text:p>nmdc:procsm-11-th0fkq87</text:p>
          </table:table-cell>
          <table:table-cell office:value-type="string" calcext:value-type="string">
            <text:p>nmdc:bsm-11-ht2c1k71</text:p>
          </table:table-cell>
        </table:table-row>
        <table:table-row table:style-name="ro1">
          <table:table-cell office:value-type="string" calcext:value-type="string">
            <text:p>nmdc:dgms-12-dkbvw447</text:p>
          </table:table-cell>
          <table:table-cell office:value-type="string" calcext:value-type="string">
            <text:p>20220211_JGI_MD_507130_BioS_final1_IDX_C18_USDAY59443_POS_MSMS_48RM_BESC-388-Corv-RM_3_Rg80to1200-CE205060-root-S1_Run997</text:p>
          </table:table-cell>
          <table:table-cell office:value-type="string" calcext:value-type="string">
            <text:p>nmdc:procsm-11-ydg5nv38</text:p>
          </table:table-cell>
          <table:table-cell office:value-type="string" calcext:value-type="string">
            <text:p>nmdc:bsm-11-z66zfk92</text:p>
          </table:table-cell>
        </table:table-row>
        <table:table-row table:style-name="ro1">
          <table:table-cell office:value-type="string" calcext:value-type="string">
            <text:p>nmdc:dgms-12-wjs4ey83</text:p>
          </table:table-cell>
          <table:table-cell office:value-type="string" calcext:value-type="string">
            <text:p>20220211_JGI_MD_507130_BioS_final1_IDX_C18_USDAY59443_POS_MSMS_48RZM_BESC-388-Corv-RZM_3_Rg80to1200-CE205060-rhizo-S1_Run609</text:p>
          </table:table-cell>
          <table:table-cell office:value-type="string" calcext:value-type="string">
            <text:p>nmdc:procsm-11-v9crqk25</text:p>
          </table:table-cell>
          <table:table-cell office:value-type="string" calcext:value-type="string">
            <text:p>nmdc:bsm-11-4htstp40</text:p>
          </table:table-cell>
        </table:table-row>
        <table:table-row table:style-name="ro1">
          <table:table-cell office:value-type="string" calcext:value-type="string">
            <text:p>nmdc:dgms-12-63bfnx21</text:p>
          </table:table-cell>
          <table:table-cell office:value-type="string" calcext:value-type="string">
            <text:p>20220211_JGI_MD_507130_BioS_final1_IDX_C18_USDAY59443_POS_MSMS_49RM_BESC-360-Clat-RM_3_Rg80to1200-CE205060-root-S1_Run1039</text:p>
          </table:table-cell>
          <table:table-cell office:value-type="string" calcext:value-type="string">
            <text:p>nmdc:procsm-11-dwrhdd31</text:p>
          </table:table-cell>
          <table:table-cell office:value-type="string" calcext:value-type="string">
            <text:p>nmdc:bsm-11-g3r2dm95</text:p>
          </table:table-cell>
        </table:table-row>
        <table:table-row table:style-name="ro1">
          <table:table-cell office:value-type="string" calcext:value-type="string">
            <text:p>nmdc:dgms-12-f5fk4938</text:p>
          </table:table-cell>
          <table:table-cell office:value-type="string" calcext:value-type="string">
            <text:p>20220211_JGI_MD_507130_BioS_final1_IDX_C18_USDAY59443_POS_MSMS_49RM_BESC-448-Clat-RM_1_Rg80to1200-CE102040-root-S1_Run755</text:p>
          </table:table-cell>
          <table:table-cell office:value-type="string" calcext:value-type="string">
            <text:p>nmdc:procsm-11-vmdsxe31</text:p>
          </table:table-cell>
          <table:table-cell office:value-type="string" calcext:value-type="string">
            <text:p>nmdc:bsm-11-w1t8bv92</text:p>
          </table:table-cell>
        </table:table-row>
        <table:table-row table:style-name="ro1">
          <table:table-cell office:value-type="string" calcext:value-type="string">
            <text:p>nmdc:dgms-12-pv6ezq90</text:p>
          </table:table-cell>
          <table:table-cell office:value-type="string" calcext:value-type="string">
            <text:p>20220211_JGI_MD_507130_BioS_final1_IDX_C18_USDAY59443_POS_MSMS_49RZM_BESC-360-Clat-RZM_3_Rg80to1200-CE205060-rhizo-S1_Run598</text:p>
          </table:table-cell>
          <table:table-cell office:value-type="string" calcext:value-type="string">
            <text:p>nmdc:procsm-11-5402rm84</text:p>
          </table:table-cell>
          <table:table-cell office:value-type="string" calcext:value-type="string">
            <text:p>nmdc:bsm-11-3zh6yy26</text:p>
          </table:table-cell>
        </table:table-row>
        <table:table-row table:style-name="ro1">
          <table:table-cell office:value-type="string" calcext:value-type="string">
            <text:p>nmdc:dgms-12-jphr1s64</text:p>
          </table:table-cell>
          <table:table-cell office:value-type="string" calcext:value-type="string">
            <text:p>20220211_JGI_MD_507130_BioS_final1_IDX_C18_USDAY59443_POS_MSMS_49RZM_BESC-448-Clat-RZM_1_Rg80to1200-CE102040-rhizo-S1_Run393</text:p>
          </table:table-cell>
          <table:table-cell office:value-type="string" calcext:value-type="string">
            <text:p>nmdc:procsm-11-jphpds12</text:p>
          </table:table-cell>
          <table:table-cell office:value-type="string" calcext:value-type="string">
            <text:p>nmdc:bsm-11-spzb5g89</text:p>
          </table:table-cell>
        </table:table-row>
        <table:table-row table:style-name="ro1">
          <table:table-cell office:value-type="string" calcext:value-type="string">
            <text:p>nmdc:dgms-12-4kcnj245</text:p>
          </table:table-cell>
          <table:table-cell office:value-type="string" calcext:value-type="string">
            <text:p>20220211_JGI_MD_507130_BioS_final1_IDX_C18_USDAY59443_POS_MSMS_4LM_BESC-13-Corv-LM_1_Rg80to1200-CE102040-leaf-S1_Run26</text:p>
          </table:table-cell>
          <table:table-cell office:value-type="string" calcext:value-type="string">
            <text:p>nmdc:procsm-11-bpccsj92</text:p>
          </table:table-cell>
          <table:table-cell office:value-type="string" calcext:value-type="string">
            <text:p>nmdc:bsm-11-qqc8e352</text:p>
          </table:table-cell>
        </table:table-row>
        <table:table-row table:style-name="ro1">
          <table:table-cell office:value-type="string" calcext:value-type="string">
            <text:p>nmdc:dgms-12-b4ezy803</text:p>
          </table:table-cell>
          <table:table-cell office:value-type="string" calcext:value-type="string">
            <text:p>20220211_JGI_MD_507130_BioS_final1_IDX_C18_USDAY59443_POS_MSMS_4RM_BESC-13-Corv-RM_1_Rg80to1200-CE102040-root-S1_Run716</text:p>
          </table:table-cell>
          <table:table-cell office:value-type="string" calcext:value-type="string">
            <text:p>nmdc:procsm-11-744e0053</text:p>
          </table:table-cell>
          <table:table-cell office:value-type="string" calcext:value-type="string">
            <text:p>nmdc:bsm-11-epzqzg45</text:p>
          </table:table-cell>
        </table:table-row>
        <table:table-row table:style-name="ro1">
          <table:table-cell office:value-type="string" calcext:value-type="string">
            <text:p>nmdc:dgms-12-jfnpve13</text:p>
          </table:table-cell>
          <table:table-cell office:value-type="string" calcext:value-type="string">
            <text:p>20220211_JGI_MD_507130_BioS_final1_IDX_C18_USDAY59443_POS_MSMS_4RZM_BESC-13-Corv-RZM_1_Rg80to1200-CE102040-rhizo-S1_Run450</text:p>
          </table:table-cell>
          <table:table-cell office:value-type="string" calcext:value-type="string">
            <text:p>nmdc:procsm-11-nnwx3g10</text:p>
          </table:table-cell>
          <table:table-cell office:value-type="string" calcext:value-type="string">
            <text:p>nmdc:bsm-11-97dgrv19</text:p>
          </table:table-cell>
        </table:table-row>
        <table:table-row table:style-name="ro1">
          <table:table-cell office:value-type="string" calcext:value-type="string">
            <text:p>nmdc:dgms-12-d2mtgn65</text:p>
          </table:table-cell>
          <table:table-cell office:value-type="string" calcext:value-type="string">
            <text:p>20220211_JGI_MD_507130_BioS_final1_IDX_C18_USDAY59443_POS_MSMS_50LM_BESC-448-Clat-LM_3_Rg80to1200-CE205060-leaf-S1_Run305</text:p>
          </table:table-cell>
          <table:table-cell office:value-type="string" calcext:value-type="string">
            <text:p>nmdc:procsm-11-k53pa513</text:p>
          </table:table-cell>
          <table:table-cell office:value-type="string" calcext:value-type="string">
            <text:p>nmdc:bsm-11-6y26bz06</text:p>
          </table:table-cell>
        </table:table-row>
        <table:table-row table:style-name="ro1">
          <table:table-cell office:value-type="string" calcext:value-type="string">
            <text:p>nmdc:dgms-12-f4pacq15</text:p>
          </table:table-cell>
          <table:table-cell office:value-type="string" calcext:value-type="string">
            <text:p>20220211_JGI_MD_507130_BioS_final1_IDX_C18_USDAY59443_POS_MSMS_50RZM_BESC-448-Clat-RZM_3_Rg80to1200-CE205060-rhizo-S1_Run678</text:p>
          </table:table-cell>
          <table:table-cell office:value-type="string" calcext:value-type="string">
            <text:p>nmdc:procsm-11-vj3dqj95</text:p>
          </table:table-cell>
          <table:table-cell office:value-type="string" calcext:value-type="string">
            <text:p>nmdc:bsm-11-vcna9q80</text:p>
          </table:table-cell>
        </table:table-row>
        <table:table-row table:style-name="ro1">
          <table:table-cell office:value-type="string" calcext:value-type="string">
            <text:p>nmdc:dgms-12-myvp6s25</text:p>
          </table:table-cell>
          <table:table-cell office:value-type="string" calcext:value-type="string">
            <text:p>20220211_JGI_MD_507130_BioS_final1_IDX_C18_USDAY59443_POS_MSMS_51LM_BESC-470-Clat-LM_2_Rg80to1200-CE102040-leaf-S1_Run174</text:p>
          </table:table-cell>
          <table:table-cell office:value-type="string" calcext:value-type="string">
            <text:p>nmdc:procsm-11-bt9sj709</text:p>
          </table:table-cell>
          <table:table-cell office:value-type="string" calcext:value-type="string">
            <text:p>nmdc:bsm-11-pebqj065</text:p>
          </table:table-cell>
        </table:table-row>
        <table:table-row table:style-name="ro1">
          <table:table-cell office:value-type="string" calcext:value-type="string">
            <text:p>nmdc:dgms-12-bd6xnx49</text:p>
          </table:table-cell>
          <table:table-cell office:value-type="string" calcext:value-type="string">
            <text:p>20220211_JGI_MD_507130_BioS_final1_IDX_C18_USDAY59443_POS_MSMS_51RM_BESC-470-Clat-RM_2_Rg80to1200-CE102040-root-S1_Run929</text:p>
          </table:table-cell>
          <table:table-cell office:value-type="string" calcext:value-type="string">
            <text:p>nmdc:procsm-11-cepf5e94</text:p>
          </table:table-cell>
          <table:table-cell office:value-type="string" calcext:value-type="string">
            <text:p>nmdc:bsm-11-8aktkq28</text:p>
          </table:table-cell>
        </table:table-row>
        <table:table-row table:style-name="ro1">
          <table:table-cell office:value-type="string" calcext:value-type="string">
            <text:p>nmdc:dgms-12-m3zsay36</text:p>
          </table:table-cell>
          <table:table-cell office:value-type="string" calcext:value-type="string">
            <text:p>20220211_JGI_MD_507130_BioS_final1_IDX_C18_USDAY59443_POS_MSMS_51RZM_BESC-470-Clat-RZM_2_Rg80to1200-CE102040-rhizo-S1_Run479</text:p>
          </table:table-cell>
          <table:table-cell office:value-type="string" calcext:value-type="string">
            <text:p>nmdc:procsm-11-fawymn12</text:p>
          </table:table-cell>
          <table:table-cell office:value-type="string" calcext:value-type="string">
            <text:p>nmdc:bsm-11-1r59n445</text:p>
          </table:table-cell>
        </table:table-row>
        <table:table-row table:style-name="ro1">
          <table:table-cell office:value-type="string" calcext:value-type="string">
            <text:p>nmdc:dgms-12-ef4m9583</text:p>
          </table:table-cell>
          <table:table-cell office:value-type="string" calcext:value-type="string">
            <text:p>20220211_JGI_MD_507130_BioS_final1_IDX_C18_USDAY59443_POS_MSMS_52LM_BESC-56-Corv-LM_1_Rg80to1200-CE102040-leaf-S1_Run56</text:p>
          </table:table-cell>
          <table:table-cell office:value-type="string" calcext:value-type="string">
            <text:p>nmdc:procsm-11-mv3a6608</text:p>
          </table:table-cell>
          <table:table-cell office:value-type="string" calcext:value-type="string">
            <text:p>nmdc:bsm-11-wr7h1t97</text:p>
          </table:table-cell>
        </table:table-row>
        <table:table-row table:style-name="ro1">
          <table:table-cell office:value-type="string" calcext:value-type="string">
            <text:p>nmdc:dgms-12-nj2vbp41</text:p>
          </table:table-cell>
          <table:table-cell office:value-type="string" calcext:value-type="string">
            <text:p>20220211_JGI_MD_507130_BioS_final1_IDX_C18_USDAY59443_POS_MSMS_52RM_BESC-56-Corv-RM_1_Rg80to1200-CE102040-root-S1_Run796</text:p>
          </table:table-cell>
          <table:table-cell office:value-type="string" calcext:value-type="string">
            <text:p>nmdc:procsm-11-8y61a651</text:p>
          </table:table-cell>
          <table:table-cell office:value-type="string" calcext:value-type="string">
            <text:p>nmdc:bsm-11-tkwn9650</text:p>
          </table:table-cell>
        </table:table-row>
        <table:table-row table:style-name="ro1">
          <table:table-cell office:value-type="string" calcext:value-type="string">
            <text:p>nmdc:dgms-12-xyy0p307</text:p>
          </table:table-cell>
          <table:table-cell office:value-type="string" calcext:value-type="string">
            <text:p>20220211_JGI_MD_507130_BioS_final1_IDX_C18_USDAY59443_POS_MSMS_52RZM_BESC-56-Corv-RZM_1_Rg80to1200-CE102040-rhizo-S1_Run361</text:p>
          </table:table-cell>
          <table:table-cell office:value-type="string" calcext:value-type="string">
            <text:p>nmdc:procsm-11-223jrw73</text:p>
          </table:table-cell>
          <table:table-cell office:value-type="string" calcext:value-type="string">
            <text:p>nmdc:bsm-11-90vp2x95</text:p>
          </table:table-cell>
        </table:table-row>
        <table:table-row table:style-name="ro1">
          <table:table-cell office:value-type="string" calcext:value-type="string">
            <text:p>nmdc:dgms-12-0q67w939</text:p>
          </table:table-cell>
          <table:table-cell office:value-type="string" calcext:value-type="string">
            <text:p>20220211_JGI_MD_507130_BioS_final1_IDX_C18_USDAY59443_POS_MSMS_53LM_BESC-56-Corv-LM_2_Rg80to1200-CE102040-leaf-S1_Run213</text:p>
          </table:table-cell>
          <table:table-cell office:value-type="string" calcext:value-type="string">
            <text:p>nmdc:procsm-11-tr8h9128</text:p>
          </table:table-cell>
          <table:table-cell office:value-type="string" calcext:value-type="string">
            <text:p>nmdc:bsm-11-feynq214</text:p>
          </table:table-cell>
        </table:table-row>
        <table:table-row table:style-name="ro1">
          <table:table-cell office:value-type="string" calcext:value-type="string">
            <text:p>nmdc:dgms-12-zb69jm74</text:p>
          </table:table-cell>
          <table:table-cell office:value-type="string" calcext:value-type="string">
            <text:p>20220211_JGI_MD_507130_BioS_final1_IDX_C18_USDAY59443_POS_MSMS_53RZM_BESC-56-Corv-RZM_2_Rg80to1200-CE102040-rhizo-S1_Run568</text:p>
          </table:table-cell>
          <table:table-cell office:value-type="string" calcext:value-type="string">
            <text:p>nmdc:procsm-11-86b6v172</text:p>
          </table:table-cell>
          <table:table-cell office:value-type="string" calcext:value-type="string">
            <text:p>nmdc:bsm-11-e9z5qp65</text:p>
          </table:table-cell>
        </table:table-row>
        <table:table-row table:style-name="ro1">
          <table:table-cell office:value-type="string" calcext:value-type="string">
            <text:p>nmdc:dgms-12-2sfgrr61</text:p>
          </table:table-cell>
          <table:table-cell office:value-type="string" calcext:value-type="string">
            <text:p>20220211_JGI_MD_507130_BioS_final1_IDX_C18_USDAY59443_POS_MSMS_54LM_BESC-56-Corv-LM_3_Rg80to1200-CE205060-leaf-S1_Run310</text:p>
          </table:table-cell>
          <table:table-cell office:value-type="string" calcext:value-type="string">
            <text:p>nmdc:procsm-11-8568yw97</text:p>
          </table:table-cell>
          <table:table-cell office:value-type="string" calcext:value-type="string">
            <text:p>nmdc:bsm-11-evfbfp31</text:p>
          </table:table-cell>
        </table:table-row>
        <table:table-row table:style-name="ro1">
          <table:table-cell office:value-type="string" calcext:value-type="string">
            <text:p>nmdc:dgms-12-cnqqe426</text:p>
          </table:table-cell>
          <table:table-cell office:value-type="string" calcext:value-type="string">
            <text:p>20220211_JGI_MD_507130_BioS_final1_IDX_C18_USDAY59443_POS_MSMS_54RM_BESC-56-Corv-RM_3_Rg80to1200-CE205060-root-S1_Run1050</text:p>
          </table:table-cell>
          <table:table-cell office:value-type="string" calcext:value-type="string">
            <text:p>nmdc:procsm-11-fsmz2h15</text:p>
          </table:table-cell>
          <table:table-cell office:value-type="string" calcext:value-type="string">
            <text:p>nmdc:bsm-11-qhq2kh40</text:p>
          </table:table-cell>
        </table:table-row>
        <table:table-row table:style-name="ro1">
          <table:table-cell office:value-type="string" calcext:value-type="string">
            <text:p>nmdc:dgms-12-dqn81j32</text:p>
          </table:table-cell>
          <table:table-cell office:value-type="string" calcext:value-type="string">
            <text:p>20220211_JGI_MD_507130_BioS_final1_IDX_C18_USDAY59443_POS_MSMS_54RZM_BESC-56-Corv-RZM_3_Rg80to1200-CE205060-rhizo-S1_Run666</text:p>
          </table:table-cell>
          <table:table-cell office:value-type="string" calcext:value-type="string">
            <text:p>nmdc:procsm-11-9kxf2015</text:p>
          </table:table-cell>
          <table:table-cell office:value-type="string" calcext:value-type="string">
            <text:p>nmdc:bsm-11-sqpv6146</text:p>
          </table:table-cell>
        </table:table-row>
        <table:table-row table:style-name="ro1">
          <table:table-cell office:value-type="string" calcext:value-type="string">
            <text:p>nmdc:dgms-12-39y7tr06</text:p>
          </table:table-cell>
          <table:table-cell office:value-type="string" calcext:value-type="string">
            <text:p>20220211_JGI_MD_507130_BioS_final1_IDX_C18_USDAY59443_POS_MSMS_55LM_BESC-833-Clat-LM_2_Rg80to1200-CE102040-leaf-S1_Run109</text:p>
          </table:table-cell>
          <table:table-cell office:value-type="string" calcext:value-type="string">
            <text:p>nmdc:procsm-11-8z2qa248</text:p>
          </table:table-cell>
          <table:table-cell office:value-type="string" calcext:value-type="string">
            <text:p>nmdc:bsm-11-syb42s66</text:p>
          </table:table-cell>
        </table:table-row>
        <table:table-row table:style-name="ro1">
          <table:table-cell office:value-type="string" calcext:value-type="string">
            <text:p>nmdc:dgms-12-6q8bcj74</text:p>
          </table:table-cell>
          <table:table-cell office:value-type="string" calcext:value-type="string">
            <text:p>20220211_JGI_MD_507130_BioS_final1_IDX_C18_USDAY59443_POS_MSMS_55RM_BESC-833-Clat-RM_2_Rg80to1200-CE102040-root-S1_Run843</text:p>
          </table:table-cell>
          <table:table-cell office:value-type="string" calcext:value-type="string">
            <text:p>nmdc:procsm-11-z0hg5g22</text:p>
          </table:table-cell>
          <table:table-cell office:value-type="string" calcext:value-type="string">
            <text:p>nmdc:bsm-11-nm187g36</text:p>
          </table:table-cell>
        </table:table-row>
        <table:table-row table:style-name="ro1">
          <table:table-cell office:value-type="string" calcext:value-type="string">
            <text:p>nmdc:dgms-12-h573m895</text:p>
          </table:table-cell>
          <table:table-cell office:value-type="string" calcext:value-type="string">
            <text:p>20220211_JGI_MD_507130_BioS_final1_IDX_C18_USDAY59443_POS_MSMS_55RZM_BESC-833-Clat-RZM_2_Rg80to1200-CE102040-rhizo-S1_Run512</text:p>
          </table:table-cell>
          <table:table-cell office:value-type="string" calcext:value-type="string">
            <text:p>nmdc:procsm-11-kw6t3s16</text:p>
          </table:table-cell>
          <table:table-cell office:value-type="string" calcext:value-type="string">
            <text:p>nmdc:bsm-11-fr4c9n11</text:p>
          </table:table-cell>
        </table:table-row>
        <table:table-row table:style-name="ro1">
          <table:table-cell office:value-type="string" calcext:value-type="string">
            <text:p>nmdc:dgms-12-6zkpyr03</text:p>
          </table:table-cell>
          <table:table-cell office:value-type="string" calcext:value-type="string">
            <text:p>20220211_JGI_MD_507130_BioS_final1_IDX_C18_USDAY59443_POS_MSMS_56RM_BESC-833-Clat-RM_3_Rg80to1200-CE205060-root-S1_Run1027</text:p>
          </table:table-cell>
          <table:table-cell office:value-type="string" calcext:value-type="string">
            <text:p>nmdc:procsm-11-vyrsd956</text:p>
          </table:table-cell>
          <table:table-cell office:value-type="string" calcext:value-type="string">
            <text:p>nmdc:bsm-11-c52npq37</text:p>
          </table:table-cell>
        </table:table-row>
        <table:table-row table:style-name="ro1">
          <table:table-cell office:value-type="string" calcext:value-type="string">
            <text:p>nmdc:dgms-12-76h2ws94</text:p>
          </table:table-cell>
          <table:table-cell office:value-type="string" calcext:value-type="string">
            <text:p>20220211_JGI_MD_507130_BioS_final1_IDX_C18_USDAY59443_POS_MSMS_56RZM_BESC-833-Clat-RZM_3_Rg80to1200-CE205060-rhizo-S1_Run636</text:p>
          </table:table-cell>
          <table:table-cell office:value-type="string" calcext:value-type="string">
            <text:p>nmdc:procsm-11-r6fv1p94</text:p>
          </table:table-cell>
          <table:table-cell office:value-type="string" calcext:value-type="string">
            <text:p>nmdc:bsm-11-at9sda86</text:p>
          </table:table-cell>
        </table:table-row>
        <table:table-row table:style-name="ro1">
          <table:table-cell office:value-type="string" calcext:value-type="string">
            <text:p>nmdc:dgms-12-gfq9e789</text:p>
          </table:table-cell>
          <table:table-cell office:value-type="string" calcext:value-type="string">
            <text:p>20220211_JGI_MD_507130_BioS_final1_IDX_C18_USDAY59443_POS_MSMS_57LM_BESC-833-Corv-LM_1_Rg80to1200-CE102040-leaf-S1_Run20</text:p>
          </table:table-cell>
          <table:table-cell office:value-type="string" calcext:value-type="string">
            <text:p>nmdc:procsm-11-6nq6v053</text:p>
          </table:table-cell>
          <table:table-cell office:value-type="string" calcext:value-type="string">
            <text:p>nmdc:bsm-11-e747ch69</text:p>
          </table:table-cell>
        </table:table-row>
        <table:table-row table:style-name="ro1">
          <table:table-cell office:value-type="string" calcext:value-type="string">
            <text:p>nmdc:dgms-12-r6ha5n53</text:p>
          </table:table-cell>
          <table:table-cell office:value-type="string" calcext:value-type="string">
            <text:p>20220211_JGI_MD_507130_BioS_final1_IDX_C18_USDAY59443_POS_MSMS_57RM_BESC-833-Corv-RM_1_Rg80to1200-CE102040-root-S1_Run811</text:p>
          </table:table-cell>
          <table:table-cell office:value-type="string" calcext:value-type="string">
            <text:p>nmdc:procsm-11-28vvkq07</text:p>
          </table:table-cell>
          <table:table-cell office:value-type="string" calcext:value-type="string">
            <text:p>nmdc:bsm-11-gch9pp73</text:p>
          </table:table-cell>
        </table:table-row>
        <table:table-row table:style-name="ro1">
          <table:table-cell office:value-type="string" calcext:value-type="string">
            <text:p>nmdc:dgms-12-a72vey55</text:p>
          </table:table-cell>
          <table:table-cell office:value-type="string" calcext:value-type="string">
            <text:p>20220211_JGI_MD_507130_BioS_final1_IDX_C18_USDAY59443_POS_MSMS_57RZM_BESC-833-Corv-RZM_1_Rg80to1200-CE102040-rhizo-S1_Run420</text:p>
          </table:table-cell>
          <table:table-cell office:value-type="string" calcext:value-type="string">
            <text:p>nmdc:procsm-11-9g7bjc91</text:p>
          </table:table-cell>
          <table:table-cell office:value-type="string" calcext:value-type="string">
            <text:p>nmdc:bsm-11-j8ezj858</text:p>
          </table:table-cell>
        </table:table-row>
        <table:table-row table:style-name="ro1">
          <table:table-cell office:value-type="string" calcext:value-type="string">
            <text:p>nmdc:dgms-12-g7k37n67</text:p>
          </table:table-cell>
          <table:table-cell office:value-type="string" calcext:value-type="string">
            <text:p>20220211_JGI_MD_507130_BioS_final1_IDX_C18_USDAY59443_POS_MSMS_58LM_BESC-833-Corv-LM_2_Rg80to1200-CE102040-leaf-S1_Run165</text:p>
          </table:table-cell>
          <table:table-cell office:value-type="string" calcext:value-type="string">
            <text:p>nmdc:procsm-11-kefbng28</text:p>
          </table:table-cell>
          <table:table-cell office:value-type="string" calcext:value-type="string">
            <text:p>nmdc:bsm-11-te5fxe60</text:p>
          </table:table-cell>
        </table:table-row>
        <table:table-row table:style-name="ro1">
          <table:table-cell office:value-type="string" calcext:value-type="string">
            <text:p>nmdc:dgms-12-9j65rp76</text:p>
          </table:table-cell>
          <table:table-cell office:value-type="string" calcext:value-type="string">
            <text:p>20220211_JGI_MD_507130_BioS_final1_IDX_C18_USDAY59443_POS_MSMS_58RM_BESC-833-Corv-RM_2_Rg80to1200-CE102040-root-S1_Run932</text:p>
          </table:table-cell>
          <table:table-cell office:value-type="string" calcext:value-type="string">
            <text:p>nmdc:procsm-11-sdc6km37</text:p>
          </table:table-cell>
          <table:table-cell office:value-type="string" calcext:value-type="string">
            <text:p>nmdc:bsm-11-acehgb61</text:p>
          </table:table-cell>
        </table:table-row>
        <table:table-row table:style-name="ro1">
          <table:table-cell office:value-type="string" calcext:value-type="string">
            <text:p>nmdc:dgms-12-fp8kqp13</text:p>
          </table:table-cell>
          <table:table-cell office:value-type="string" calcext:value-type="string">
            <text:p>20220211_JGI_MD_507130_BioS_final1_IDX_C18_USDAY59443_POS_MSMS_58RZM_BESC-833-Corv-RZM_2_Rg80to1200-CE102040-rhizo-S1_Run562</text:p>
          </table:table-cell>
          <table:table-cell office:value-type="string" calcext:value-type="string">
            <text:p>nmdc:procsm-11-d83k2125</text:p>
          </table:table-cell>
          <table:table-cell office:value-type="string" calcext:value-type="string">
            <text:p>nmdc:bsm-11-bd18tk15</text:p>
          </table:table-cell>
        </table:table-row>
        <table:table-row table:style-name="ro1">
          <table:table-cell office:value-type="string" calcext:value-type="string">
            <text:p>nmdc:dgms-12-v0djmt25</text:p>
          </table:table-cell>
          <table:table-cell office:value-type="string" calcext:value-type="string">
            <text:p>20220211_JGI_MD_507130_BioS_final1_IDX_C18_USDAY59443_POS_MSMS_59LM_BESC-833-Corv-LM_3_Rg80to1200-CE205060-leaf-S1_Run316</text:p>
          </table:table-cell>
          <table:table-cell office:value-type="string" calcext:value-type="string">
            <text:p>nmdc:procsm-11-e11zm551</text:p>
          </table:table-cell>
          <table:table-cell office:value-type="string" calcext:value-type="string">
            <text:p>nmdc:bsm-11-g35dnf26</text:p>
          </table:table-cell>
        </table:table-row>
        <table:table-row table:style-name="ro1">
          <table:table-cell office:value-type="string" calcext:value-type="string">
            <text:p>nmdc:dgms-12-0kx1ve78</text:p>
          </table:table-cell>
          <table:table-cell office:value-type="string" calcext:value-type="string">
            <text:p>20220211_JGI_MD_507130_BioS_final1_IDX_C18_USDAY59443_POS_MSMS_59RM_BESC-833-Corv-RM_3_Rg80to1200-CE205060-root-S1_Run977</text:p>
          </table:table-cell>
          <table:table-cell office:value-type="string" calcext:value-type="string">
            <text:p>nmdc:procsm-11-nbvez120</text:p>
          </table:table-cell>
          <table:table-cell office:value-type="string" calcext:value-type="string">
            <text:p>nmdc:bsm-11-d8cgz835</text:p>
          </table:table-cell>
        </table:table-row>
        <table:table-row table:style-name="ro1">
          <table:table-cell office:value-type="string" calcext:value-type="string">
            <text:p>nmdc:dgms-12-hbmdpb32</text:p>
          </table:table-cell>
          <table:table-cell office:value-type="string" calcext:value-type="string">
            <text:p>20220211_JGI_MD_507130_BioS_final1_IDX_C18_USDAY59443_POS_MSMS_59RZM_BESC-833-Corv-RZM_3_Rg80to1200-CE205060-rhizo-S1_Run642</text:p>
          </table:table-cell>
          <table:table-cell office:value-type="string" calcext:value-type="string">
            <text:p>nmdc:procsm-11-4ag9sd13</text:p>
          </table:table-cell>
          <table:table-cell office:value-type="string" calcext:value-type="string">
            <text:p>nmdc:bsm-11-pejvvs20</text:p>
          </table:table-cell>
        </table:table-row>
        <table:table-row table:style-name="ro1">
          <table:table-cell office:value-type="string" calcext:value-type="string">
            <text:p>nmdc:dgms-12-zeag7s46</text:p>
          </table:table-cell>
          <table:table-cell office:value-type="string" calcext:value-type="string">
            <text:p>20220211_JGI_MD_507130_BioS_final1_IDX_C18_USDAY59443_POS_MSMS_5LM_BESC-13-Corv-LM_2_Rg80to1200-CE102040-leaf-S1_Run151</text:p>
          </table:table-cell>
          <table:table-cell office:value-type="string" calcext:value-type="string">
            <text:p>nmdc:procsm-11-4t7f2029</text:p>
          </table:table-cell>
          <table:table-cell office:value-type="string" calcext:value-type="string">
            <text:p>nmdc:bsm-11-r4kwpw90</text:p>
          </table:table-cell>
        </table:table-row>
        <table:table-row table:style-name="ro1">
          <table:table-cell office:value-type="string" calcext:value-type="string">
            <text:p>nmdc:dgms-12-whwx3f30</text:p>
          </table:table-cell>
          <table:table-cell office:value-type="string" calcext:value-type="string">
            <text:p>20220211_JGI_MD_507130_BioS_final1_IDX_C18_USDAY59443_POS_MSMS_5RM_BESC-13-Corv-RM_2_Rg80to1200-CE102040-root-S1_Run935</text:p>
          </table:table-cell>
          <table:table-cell office:value-type="string" calcext:value-type="string">
            <text:p>nmdc:procsm-11-vvaagk11</text:p>
          </table:table-cell>
          <table:table-cell office:value-type="string" calcext:value-type="string">
            <text:p>nmdc:bsm-11-ahfq0n74</text:p>
          </table:table-cell>
        </table:table-row>
        <table:table-row table:style-name="ro1">
          <table:table-cell office:value-type="string" calcext:value-type="string">
            <text:p>nmdc:dgms-12-vaqapr40</text:p>
          </table:table-cell>
          <table:table-cell office:value-type="string" calcext:value-type="string">
            <text:p>20220211_JGI_MD_507130_BioS_final1_IDX_C18_USDAY59443_POS_MSMS_5RZM_BESC-13-Corv-RZM_2_Rg80to1200-CE102040-rhizo-S1_Run521</text:p>
          </table:table-cell>
          <table:table-cell office:value-type="string" calcext:value-type="string">
            <text:p>nmdc:procsm-11-q47x7b86</text:p>
          </table:table-cell>
          <table:table-cell office:value-type="string" calcext:value-type="string">
            <text:p>nmdc:bsm-11-nz6f9964</text:p>
          </table:table-cell>
        </table:table-row>
        <table:table-row table:style-name="ro1">
          <table:table-cell office:value-type="string" calcext:value-type="string">
            <text:p>nmdc:dgms-12-t24mvp65</text:p>
          </table:table-cell>
          <table:table-cell office:value-type="string" calcext:value-type="string">
            <text:p>20220211_JGI_MD_507130_BioS_final1_IDX_C18_USDAY59443_POS_MSMS_60LM_BESC-845-Clat-LM_1_Rg80to1200-CE102040-leaf-S1_Run59</text:p>
          </table:table-cell>
          <table:table-cell office:value-type="string" calcext:value-type="string">
            <text:p>nmdc:procsm-11-r3skfm64</text:p>
          </table:table-cell>
          <table:table-cell office:value-type="string" calcext:value-type="string">
            <text:p>nmdc:bsm-11-b9cjnj29</text:p>
          </table:table-cell>
        </table:table-row>
        <table:table-row table:style-name="ro1">
          <table:table-cell office:value-type="string" calcext:value-type="string">
            <text:p>nmdc:dgms-12-gt3h1m82</text:p>
          </table:table-cell>
          <table:table-cell office:value-type="string" calcext:value-type="string">
            <text:p>20220211_JGI_MD_507130_BioS_final1_IDX_C18_USDAY59443_POS_MSMS_60RZM_BESC-845-Clat-RZM_1_Rg80to1200-CE102040-rhizo-S1_Run414</text:p>
          </table:table-cell>
          <table:table-cell office:value-type="string" calcext:value-type="string">
            <text:p>nmdc:procsm-11-qfcjbj80</text:p>
          </table:table-cell>
          <table:table-cell office:value-type="string" calcext:value-type="string">
            <text:p>nmdc:bsm-11-vv577p15</text:p>
          </table:table-cell>
        </table:table-row>
        <table:table-row table:style-name="ro1">
          <table:table-cell office:value-type="string" calcext:value-type="string">
            <text:p>nmdc:dgms-12-gz6kk587</text:p>
          </table:table-cell>
          <table:table-cell office:value-type="string" calcext:value-type="string">
            <text:p>20220211_JGI_MD_507130_BioS_final1_IDX_C18_USDAY59443_POS_MSMS_61RM_BESC-845-Clat-RM_2_Rg80to1200-CE102040-root-S1_Run870</text:p>
          </table:table-cell>
          <table:table-cell office:value-type="string" calcext:value-type="string">
            <text:p>nmdc:procsm-11-0pcxnf90</text:p>
          </table:table-cell>
          <table:table-cell office:value-type="string" calcext:value-type="string">
            <text:p>nmdc:bsm-11-sjtd0y05</text:p>
          </table:table-cell>
        </table:table-row>
        <table:table-row table:style-name="ro1">
          <table:table-cell office:value-type="string" calcext:value-type="string">
            <text:p>nmdc:dgms-12-aymr2207</text:p>
          </table:table-cell>
          <table:table-cell office:value-type="string" calcext:value-type="string">
            <text:p>20220211_JGI_MD_507130_BioS_final1_IDX_C18_USDAY59443_POS_MSMS_61RZM_BESC-845-Clat-RZM_2_Rg80to1200-CE102040-rhizo-S1_Run485</text:p>
          </table:table-cell>
          <table:table-cell office:value-type="string" calcext:value-type="string">
            <text:p>nmdc:procsm-11-j94gnx27</text:p>
          </table:table-cell>
          <table:table-cell office:value-type="string" calcext:value-type="string">
            <text:p>nmdc:bsm-11-adwwk217</text:p>
          </table:table-cell>
        </table:table-row>
        <table:table-row table:style-name="ro1">
          <table:table-cell office:value-type="string" calcext:value-type="string">
            <text:p>nmdc:dgms-12-keg9x462</text:p>
          </table:table-cell>
          <table:table-cell office:value-type="string" calcext:value-type="string">
            <text:p>20220211_JGI_MD_507130_BioS_final1_IDX_C18_USDAY59443_POS_MSMS_62LM_BESC-845-Clat-LM_3_Rg80to1200-CE205060-leaf-S1_Run299</text:p>
          </table:table-cell>
          <table:table-cell office:value-type="string" calcext:value-type="string">
            <text:p>nmdc:procsm-11-vxyzww63</text:p>
          </table:table-cell>
          <table:table-cell office:value-type="string" calcext:value-type="string">
            <text:p>nmdc:bsm-11-82qw5v38</text:p>
          </table:table-cell>
        </table:table-row>
        <table:table-row table:style-name="ro1">
          <table:table-cell office:value-type="string" calcext:value-type="string">
            <text:p>nmdc:dgms-12-tb6jv692</text:p>
          </table:table-cell>
          <table:table-cell office:value-type="string" calcext:value-type="string">
            <text:p>20220211_JGI_MD_507130_BioS_final1_IDX_C18_USDAY59443_POS_MSMS_62RM_BESC-845-Clat-RM_3_Rg80to1200-CE205060-root-S1_Run1030</text:p>
          </table:table-cell>
          <table:table-cell office:value-type="string" calcext:value-type="string">
            <text:p>nmdc:procsm-11-rnryt691</text:p>
          </table:table-cell>
          <table:table-cell office:value-type="string" calcext:value-type="string">
            <text:p>nmdc:bsm-11-3nhng665</text:p>
          </table:table-cell>
        </table:table-row>
        <table:table-row table:style-name="ro1">
          <table:table-cell office:value-type="string" calcext:value-type="string">
            <text:p>nmdc:dgms-12-aycy4x76</text:p>
          </table:table-cell>
          <table:table-cell office:value-type="string" calcext:value-type="string">
            <text:p>20220211_JGI_MD_507130_BioS_final1_IDX_C18_USDAY59443_POS_MSMS_62RZM_BESC-845-Clat-RZM_3_Rg80to1200-CE205060-rhizo-S1_Run648</text:p>
          </table:table-cell>
          <table:table-cell office:value-type="string" calcext:value-type="string">
            <text:p>nmdc:procsm-11-yj851159</text:p>
          </table:table-cell>
          <table:table-cell office:value-type="string" calcext:value-type="string">
            <text:p>nmdc:bsm-11-szd4fj93</text:p>
          </table:table-cell>
        </table:table-row>
        <table:table-row table:style-name="ro1">
          <table:table-cell office:value-type="string" calcext:value-type="string">
            <text:p>nmdc:dgms-12-36aaa296</text:p>
          </table:table-cell>
          <table:table-cell office:value-type="string" calcext:value-type="string">
            <text:p>20220211_JGI_MD_507130_BioS_final1_IDX_C18_USDAY59443_POS_MSMS_63LM_BESC-845-Corv-LM_1_Rg80to1200-CE102040-leaf-S1_Run94</text:p>
          </table:table-cell>
          <table:table-cell office:value-type="string" calcext:value-type="string">
            <text:p>nmdc:procsm-11-ambr7876</text:p>
          </table:table-cell>
          <table:table-cell office:value-type="string" calcext:value-type="string">
            <text:p>nmdc:bsm-11-yfc2at70</text:p>
          </table:table-cell>
        </table:table-row>
        <table:table-row table:style-name="ro1">
          <table:table-cell office:value-type="string" calcext:value-type="string">
            <text:p>nmdc:dgms-12-n8sdc015</text:p>
          </table:table-cell>
          <table:table-cell office:value-type="string" calcext:value-type="string">
            <text:p>20220211_JGI_MD_507130_BioS_final1_IDX_C18_USDAY59443_POS_MSMS_63RZM_BESC-845-Corv-RZM_1_Rg80to1200-CE102040-rhizo-S1_Run444</text:p>
          </table:table-cell>
          <table:table-cell office:value-type="string" calcext:value-type="string">
            <text:p>nmdc:procsm-11-byrvp739</text:p>
          </table:table-cell>
          <table:table-cell office:value-type="string" calcext:value-type="string">
            <text:p>nmdc:bsm-11-wpye0n32</text:p>
          </table:table-cell>
        </table:table-row>
        <table:table-row table:style-name="ro1">
          <table:table-cell office:value-type="string" calcext:value-type="string">
            <text:p>nmdc:dgms-12-skrk8g24</text:p>
          </table:table-cell>
          <table:table-cell office:value-type="string" calcext:value-type="string">
            <text:p>20220211_JGI_MD_507130_BioS_final1_IDX_C18_USDAY59443_POS_MSMS_64LM_BESC-845-Corv-LM_2_Rg80to1200-CE102040-leaf-S1_Run124</text:p>
          </table:table-cell>
          <table:table-cell office:value-type="string" calcext:value-type="string">
            <text:p>nmdc:procsm-11-yq5fpp85</text:p>
          </table:table-cell>
          <table:table-cell office:value-type="string" calcext:value-type="string">
            <text:p>nmdc:bsm-11-7yg2ne22</text:p>
          </table:table-cell>
        </table:table-row>
        <table:table-row table:style-name="ro1">
          <table:table-cell office:value-type="string" calcext:value-type="string">
            <text:p>nmdc:dgms-12-zpnaze70</text:p>
          </table:table-cell>
          <table:table-cell office:value-type="string" calcext:value-type="string">
            <text:p>20220211_JGI_MD_507130_BioS_final1_IDX_C18_USDAY59443_POS_MSMS_64RM_BESC-845-Corv-RM_2_Rg80to1200-CE102040-root-S1_Run840</text:p>
          </table:table-cell>
          <table:table-cell office:value-type="string" calcext:value-type="string">
            <text:p>nmdc:procsm-11-tj3w6606</text:p>
          </table:table-cell>
          <table:table-cell office:value-type="string" calcext:value-type="string">
            <text:p>nmdc:bsm-11-r7k97q10</text:p>
          </table:table-cell>
        </table:table-row>
        <table:table-row table:style-name="ro1">
          <table:table-cell office:value-type="string" calcext:value-type="string">
            <text:p>nmdc:dgms-12-tythxn76</text:p>
          </table:table-cell>
          <table:table-cell office:value-type="string" calcext:value-type="string">
            <text:p>20220211_JGI_MD_507130_BioS_final1_IDX_C18_USDAY59443_POS_MSMS_64RZM_BESC-845-Corv-RZM_2_Rg80to1200-CE102040-rhizo-S1_Run509</text:p>
          </table:table-cell>
          <table:table-cell office:value-type="string" calcext:value-type="string">
            <text:p>nmdc:procsm-11-sc10x212</text:p>
          </table:table-cell>
          <table:table-cell office:value-type="string" calcext:value-type="string">
            <text:p>nmdc:bsm-11-hae6xn61</text:p>
          </table:table-cell>
        </table:table-row>
        <table:table-row table:style-name="ro1">
          <table:table-cell office:value-type="string" calcext:value-type="string">
            <text:p>nmdc:dgms-12-c1v4dm42</text:p>
          </table:table-cell>
          <table:table-cell office:value-type="string" calcext:value-type="string">
            <text:p>20220211_JGI_MD_507130_BioS_final1_IDX_C18_USDAY59443_POS_MSMS_65LM_BESC-845-Corv-LM_3_Rg80to1200-CE205060-leaf-S1_Run248</text:p>
          </table:table-cell>
          <table:table-cell office:value-type="string" calcext:value-type="string">
            <text:p>nmdc:procsm-11-8h0qbg54</text:p>
          </table:table-cell>
          <table:table-cell office:value-type="string" calcext:value-type="string">
            <text:p>nmdc:bsm-11-cjp6kd42</text:p>
          </table:table-cell>
        </table:table-row>
        <table:table-row table:style-name="ro1">
          <table:table-cell office:value-type="string" calcext:value-type="string">
            <text:p>nmdc:dgms-12-rfq0vf32</text:p>
          </table:table-cell>
          <table:table-cell office:value-type="string" calcext:value-type="string">
            <text:p>20220211_JGI_MD_507130_BioS_final1_IDX_C18_USDAY59443_POS_MSMS_65RM_BESC-845-Corv-RM_3_Rg80to1200-CE205060-root-S1_Run1036</text:p>
          </table:table-cell>
          <table:table-cell office:value-type="string" calcext:value-type="string">
            <text:p>nmdc:procsm-11-exbjrt97</text:p>
          </table:table-cell>
          <table:table-cell office:value-type="string" calcext:value-type="string">
            <text:p>nmdc:bsm-11-pq105b36</text:p>
          </table:table-cell>
        </table:table-row>
        <table:table-row table:style-name="ro1">
          <table:table-cell office:value-type="string" calcext:value-type="string">
            <text:p>nmdc:dgms-12-j6jf1q27</text:p>
          </table:table-cell>
          <table:table-cell office:value-type="string" calcext:value-type="string">
            <text:p>20220211_JGI_MD_507130_BioS_final1_IDX_C18_USDAY59443_POS_MSMS_65RZM_BESC-845-Corv-RZM_3_Rg80to1200-CE205060-rhizo-S1_Run675</text:p>
          </table:table-cell>
          <table:table-cell office:value-type="string" calcext:value-type="string">
            <text:p>nmdc:procsm-11-bb08y446</text:p>
          </table:table-cell>
          <table:table-cell office:value-type="string" calcext:value-type="string">
            <text:p>nmdc:bsm-11-v1ynyj85</text:p>
          </table:table-cell>
        </table:table-row>
        <table:table-row table:style-name="ro1">
          <table:table-cell office:value-type="string" calcext:value-type="string">
            <text:p>nmdc:dgms-12-ab3e8s18</text:p>
          </table:table-cell>
          <table:table-cell office:value-type="string" calcext:value-type="string">
            <text:p>20220211_JGI_MD_507130_BioS_final1_IDX_C18_USDAY59443_POS_MSMS_66LM_BESC-847-Clat-LM_1_Rg80to1200-CE102040-leaf-S1_Run35</text:p>
          </table:table-cell>
          <table:table-cell office:value-type="string" calcext:value-type="string">
            <text:p>nmdc:procsm-11-7akebs12</text:p>
          </table:table-cell>
          <table:table-cell office:value-type="string" calcext:value-type="string">
            <text:p>nmdc:bsm-11-kesw6757</text:p>
          </table:table-cell>
        </table:table-row>
        <table:table-row table:style-name="ro1">
          <table:table-cell office:value-type="string" calcext:value-type="string">
            <text:p>nmdc:dgms-12-16d6ba95</text:p>
          </table:table-cell>
          <table:table-cell office:value-type="string" calcext:value-type="string">
            <text:p>20220211_JGI_MD_507130_BioS_final1_IDX_C18_USDAY59443_POS_MSMS_66RM_BESC-847-Clat-RM_1_Rg80to1200-CE102040-root-S1_Run793</text:p>
          </table:table-cell>
          <table:table-cell office:value-type="string" calcext:value-type="string">
            <text:p>nmdc:procsm-11-b362cc86</text:p>
          </table:table-cell>
          <table:table-cell office:value-type="string" calcext:value-type="string">
            <text:p>nmdc:bsm-11-ta8dt754</text:p>
          </table:table-cell>
        </table:table-row>
        <table:table-row table:style-name="ro1">
          <table:table-cell office:value-type="string" calcext:value-type="string">
            <text:p>nmdc:dgms-12-vfyc2n90</text:p>
          </table:table-cell>
          <table:table-cell office:value-type="string" calcext:value-type="string">
            <text:p>20220211_JGI_MD_507130_BioS_final1_IDX_C18_USDAY59443_POS_MSMS_66RZM_BESC-847-Clat-RZM_1_Rg80to1200-CE102040-rhizo-S1_Run417</text:p>
          </table:table-cell>
          <table:table-cell office:value-type="string" calcext:value-type="string">
            <text:p>nmdc:procsm-11-wa2hrs08</text:p>
          </table:table-cell>
          <table:table-cell office:value-type="string" calcext:value-type="string">
            <text:p>nmdc:bsm-11-zmsv5494</text:p>
          </table:table-cell>
        </table:table-row>
        <table:table-row table:style-name="ro1">
          <table:table-cell office:value-type="string" calcext:value-type="string">
            <text:p>nmdc:dgms-12-8ra73772</text:p>
          </table:table-cell>
          <table:table-cell office:value-type="string" calcext:value-type="string">
            <text:p>20220211_JGI_MD_507130_BioS_final1_IDX_C18_USDAY59443_POS_MSMS_67LM_BESC-847-Clat-LM_2_Rg80to1200-CE102040-leaf-S1_Run154</text:p>
          </table:table-cell>
          <table:table-cell office:value-type="string" calcext:value-type="string">
            <text:p>nmdc:procsm-11-a04x6338</text:p>
          </table:table-cell>
          <table:table-cell office:value-type="string" calcext:value-type="string">
            <text:p>nmdc:bsm-11-61xfks69</text:p>
          </table:table-cell>
        </table:table-row>
        <table:table-row table:style-name="ro1">
          <table:table-cell office:value-type="string" calcext:value-type="string">
            <text:p>nmdc:dgms-12-p9hy4s32</text:p>
          </table:table-cell>
          <table:table-cell office:value-type="string" calcext:value-type="string">
            <text:p>20220211_JGI_MD_507130_BioS_final1_IDX_C18_USDAY59443_POS_MSMS_67RM_BESC-847-Clat-RM_2_Rg80to1200-CE102040-root-S1_Run897</text:p>
          </table:table-cell>
          <table:table-cell office:value-type="string" calcext:value-type="string">
            <text:p>nmdc:procsm-11-sq5qng37</text:p>
          </table:table-cell>
          <table:table-cell office:value-type="string" calcext:value-type="string">
            <text:p>nmdc:bsm-11-dqnfvd06</text:p>
          </table:table-cell>
        </table:table-row>
        <table:table-row table:style-name="ro1">
          <table:table-cell office:value-type="string" calcext:value-type="string">
            <text:p>nmdc:dgms-12-asmwnx66</text:p>
          </table:table-cell>
          <table:table-cell office:value-type="string" calcext:value-type="string">
            <text:p>20220211_JGI_MD_507130_BioS_final1_IDX_C18_USDAY59443_POS_MSMS_67RZM_BESC-847-Clat-RZM_2_Rg80to1200-CE102040-rhizo-S1_Run470</text:p>
          </table:table-cell>
          <table:table-cell office:value-type="string" calcext:value-type="string">
            <text:p>nmdc:procsm-11-61gnvg79</text:p>
          </table:table-cell>
          <table:table-cell office:value-type="string" calcext:value-type="string">
            <text:p>nmdc:bsm-11-rbzk5h49</text:p>
          </table:table-cell>
        </table:table-row>
        <table:table-row table:style-name="ro1">
          <table:table-cell office:value-type="string" calcext:value-type="string">
            <text:p>nmdc:dgms-12-tws4dc41</text:p>
          </table:table-cell>
          <table:table-cell office:value-type="string" calcext:value-type="string">
            <text:p>20220211_JGI_MD_507130_BioS_final1_IDX_C18_USDAY59443_POS_MSMS_68LM_BESC-847-Clat-LM_3_Rg80to1200-CE205060-leaf-S1_Run254</text:p>
          </table:table-cell>
          <table:table-cell office:value-type="string" calcext:value-type="string">
            <text:p>nmdc:procsm-11-tfjggh75</text:p>
          </table:table-cell>
          <table:table-cell office:value-type="string" calcext:value-type="string">
            <text:p>nmdc:bsm-11-v9k6q078</text:p>
          </table:table-cell>
        </table:table-row>
        <table:table-row table:style-name="ro1">
          <table:table-cell office:value-type="string" calcext:value-type="string">
            <text:p>nmdc:dgms-12-6tsmap48</text:p>
          </table:table-cell>
          <table:table-cell office:value-type="string" calcext:value-type="string">
            <text:p>20220211_JGI_MD_507130_BioS_final1_IDX_C18_USDAY59443_POS_MSMS_68RM_BESC-847-Clat-RM_3_Rg80to1200-CE205060-root-S1_Run988</text:p>
          </table:table-cell>
          <table:table-cell office:value-type="string" calcext:value-type="string">
            <text:p>nmdc:procsm-11-fa7z6q54</text:p>
          </table:table-cell>
          <table:table-cell office:value-type="string" calcext:value-type="string">
            <text:p>nmdc:bsm-11-rpj4zm44</text:p>
          </table:table-cell>
        </table:table-row>
        <table:table-row table:style-name="ro1">
          <table:table-cell office:value-type="string" calcext:value-type="string">
            <text:p>nmdc:dgms-12-92xjd525</text:p>
          </table:table-cell>
          <table:table-cell office:value-type="string" calcext:value-type="string">
            <text:p>20220211_JGI_MD_507130_BioS_final1_IDX_C18_USDAY59443_POS_MSMS_68RZM_BESC-847-Clat-RZM_3_Rg80to1200-CE205060-rhizo-S1_Run645</text:p>
          </table:table-cell>
          <table:table-cell office:value-type="string" calcext:value-type="string">
            <text:p>nmdc:procsm-11-gc052d04</text:p>
          </table:table-cell>
          <table:table-cell office:value-type="string" calcext:value-type="string">
            <text:p>nmdc:bsm-11-pgfhya35</text:p>
          </table:table-cell>
        </table:table-row>
        <table:table-row table:style-name="ro1">
          <table:table-cell office:value-type="string" calcext:value-type="string">
            <text:p>nmdc:dgms-12-3bxkjf28</text:p>
          </table:table-cell>
          <table:table-cell office:value-type="string" calcext:value-type="string">
            <text:p>20220211_JGI_MD_507130_BioS_final1_IDX_C18_USDAY59443_POS_MSMS_69LM_BESC-847-Corv-LM_1_Rg80to1200-CE102040-leaf-S1_Run32</text:p>
          </table:table-cell>
          <table:table-cell office:value-type="string" calcext:value-type="string">
            <text:p>nmdc:procsm-11-32sz1m35</text:p>
          </table:table-cell>
          <table:table-cell office:value-type="string" calcext:value-type="string">
            <text:p>nmdc:bsm-11-wqy7mc31</text:p>
          </table:table-cell>
        </table:table-row>
        <table:table-row table:style-name="ro1">
          <table:table-cell office:value-type="string" calcext:value-type="string">
            <text:p>nmdc:dgms-12-6rt8y034</text:p>
          </table:table-cell>
          <table:table-cell office:value-type="string" calcext:value-type="string">
            <text:p>20220211_JGI_MD_507130_BioS_final1_IDX_C18_USDAY59443_POS_MSMS_69RM_BESC-847-Corv-RM_1_Rg80to1200-CE102040-root-S1_Run769</text:p>
          </table:table-cell>
          <table:table-cell office:value-type="string" calcext:value-type="string">
            <text:p>nmdc:procsm-11-jktd3g87</text:p>
          </table:table-cell>
          <table:table-cell office:value-type="string" calcext:value-type="string">
            <text:p>nmdc:bsm-11-ck98jg55</text:p>
          </table:table-cell>
        </table:table-row>
        <table:table-row table:style-name="ro1">
          <table:table-cell office:value-type="string" calcext:value-type="string">
            <text:p>nmdc:dgms-12-j8qygy56</text:p>
          </table:table-cell>
          <table:table-cell office:value-type="string" calcext:value-type="string">
            <text:p>20220211_JGI_MD_507130_BioS_final1_IDX_C18_USDAY59443_POS_MSMS_69RZM_BESC-847-Corv-RZM_1_Rg80to1200-CE102040-rhizo-S1_Run426</text:p>
          </table:table-cell>
          <table:table-cell office:value-type="string" calcext:value-type="string">
            <text:p>nmdc:procsm-11-dx9pr286</text:p>
          </table:table-cell>
          <table:table-cell office:value-type="string" calcext:value-type="string">
            <text:p>nmdc:bsm-11-qyx7qs76</text:p>
          </table:table-cell>
        </table:table-row>
        <table:table-row table:style-name="ro1">
          <table:table-cell office:value-type="string" calcext:value-type="string">
            <text:p>nmdc:dgms-12-htn36677</text:p>
          </table:table-cell>
          <table:table-cell office:value-type="string" calcext:value-type="string">
            <text:p>20220211_JGI_MD_507130_BioS_final1_IDX_C18_USDAY59443_POS_MSMS_6LM_BESC-13-Corv-LM_3_Rg80to1200-CE205060-leaf-S1_Run231</text:p>
          </table:table-cell>
          <table:table-cell office:value-type="string" calcext:value-type="string">
            <text:p>nmdc:procsm-11-50bgkx02</text:p>
          </table:table-cell>
          <table:table-cell office:value-type="string" calcext:value-type="string">
            <text:p>nmdc:bsm-11-vme3w877</text:p>
          </table:table-cell>
        </table:table-row>
        <table:table-row table:style-name="ro1">
          <table:table-cell office:value-type="string" calcext:value-type="string">
            <text:p>nmdc:dgms-12-8kve2b30</text:p>
          </table:table-cell>
          <table:table-cell office:value-type="string" calcext:value-type="string">
            <text:p>20220211_JGI_MD_507130_BioS_final1_IDX_C18_USDAY59443_POS_MSMS_6RM_BESC-13-Corv-RM_3_Rg80to1200-CE205060-root-S1_Run965</text:p>
          </table:table-cell>
          <table:table-cell office:value-type="string" calcext:value-type="string">
            <text:p>nmdc:procsm-11-2vjfhh72</text:p>
          </table:table-cell>
          <table:table-cell office:value-type="string" calcext:value-type="string">
            <text:p>nmdc:bsm-11-4838sk73</text:p>
          </table:table-cell>
        </table:table-row>
        <table:table-row table:style-name="ro1">
          <table:table-cell office:value-type="string" calcext:value-type="string">
            <text:p>nmdc:dgms-12-6xwwad51</text:p>
          </table:table-cell>
          <table:table-cell office:value-type="string" calcext:value-type="string">
            <text:p>20220211_JGI_MD_507130_BioS_final1_IDX_C18_USDAY59443_POS_MSMS_6RZM_BESC-13-Corv-RZM_3_Rg80to1200-CE205060-rhizo-S1_Run621</text:p>
          </table:table-cell>
          <table:table-cell office:value-type="string" calcext:value-type="string">
            <text:p>nmdc:procsm-11-05xy3s37</text:p>
          </table:table-cell>
          <table:table-cell office:value-type="string" calcext:value-type="string">
            <text:p>nmdc:bsm-11-f0st6436</text:p>
          </table:table-cell>
        </table:table-row>
        <table:table-row table:style-name="ro1">
          <table:table-cell office:value-type="string" calcext:value-type="string">
            <text:p>nmdc:dgms-12-h1ypq104</text:p>
          </table:table-cell>
          <table:table-cell office:value-type="string" calcext:value-type="string">
            <text:p>20220211_JGI_MD_507130_BioS_final1_IDX_C18_USDAY59443_POS_MSMS_70LM_BESC-847-Corv-LM_2_Rg80to1200-CE102040-leaf-S1_Run130</text:p>
          </table:table-cell>
          <table:table-cell office:value-type="string" calcext:value-type="string">
            <text:p>nmdc:procsm-11-3a4cg164</text:p>
          </table:table-cell>
          <table:table-cell office:value-type="string" calcext:value-type="string">
            <text:p>nmdc:bsm-11-34przm31</text:p>
          </table:table-cell>
        </table:table-row>
        <table:table-row table:style-name="ro1">
          <table:table-cell office:value-type="string" calcext:value-type="string">
            <text:p>nmdc:dgms-12-th8xrk14</text:p>
          </table:table-cell>
          <table:table-cell office:value-type="string" calcext:value-type="string">
            <text:p>20220211_JGI_MD_507130_BioS_final1_IDX_C18_USDAY59443_POS_MSMS_70RM_BESC-847-Corv-RM_2_Rg80to1200-CE102040-root-S1_Run894</text:p>
          </table:table-cell>
          <table:table-cell office:value-type="string" calcext:value-type="string">
            <text:p>nmdc:procsm-11-btjft883</text:p>
          </table:table-cell>
          <table:table-cell office:value-type="string" calcext:value-type="string">
            <text:p>nmdc:bsm-11-tnbabs47</text:p>
          </table:table-cell>
        </table:table-row>
        <table:table-row table:style-name="ro1">
          <table:table-cell office:value-type="string" calcext:value-type="string">
            <text:p>nmdc:dgms-12-284jgp29</text:p>
          </table:table-cell>
          <table:table-cell office:value-type="string" calcext:value-type="string">
            <text:p>20220211_JGI_MD_507130_BioS_final1_IDX_C18_USDAY59443_POS_MSMS_70RZM_BESC-847-Corv-RZM_2_Rg80to1200-CE102040-rhizo-S1_Run482</text:p>
          </table:table-cell>
          <table:table-cell office:value-type="string" calcext:value-type="string">
            <text:p>nmdc:procsm-11-qsy2r233</text:p>
          </table:table-cell>
          <table:table-cell office:value-type="string" calcext:value-type="string">
            <text:p>nmdc:bsm-11-67dmq694</text:p>
          </table:table-cell>
        </table:table-row>
        <table:table-row table:style-name="ro1">
          <table:table-cell office:value-type="string" calcext:value-type="string">
            <text:p>nmdc:dgms-12-vfdf1t28</text:p>
          </table:table-cell>
          <table:table-cell office:value-type="string" calcext:value-type="string">
            <text:p>20220211_JGI_MD_507130_BioS_final1_IDX_C18_USDAY59443_POS_MSMS_71LM_BESC-847-Corv-LM_3_Rg80to1200-CE205060-leaf-S1_Run222</text:p>
          </table:table-cell>
          <table:table-cell office:value-type="string" calcext:value-type="string">
            <text:p>nmdc:procsm-11-jp2w7y52</text:p>
          </table:table-cell>
          <table:table-cell office:value-type="string" calcext:value-type="string">
            <text:p>nmdc:bsm-11-fm4p4558</text:p>
          </table:table-cell>
        </table:table-row>
        <table:table-row table:style-name="ro1">
          <table:table-cell office:value-type="string" calcext:value-type="string">
            <text:p>nmdc:dgms-12-q488zy17</text:p>
          </table:table-cell>
          <table:table-cell office:value-type="string" calcext:value-type="string">
            <text:p>20220211_JGI_MD_507130_BioS_final1_IDX_C18_USDAY59443_POS_MSMS_71RM_BESC-847-Corv-RM_3_Rg80to1200-CE205060-root-S1_Run1000</text:p>
          </table:table-cell>
          <table:table-cell office:value-type="string" calcext:value-type="string">
            <text:p>nmdc:procsm-11-2h1q7w32</text:p>
          </table:table-cell>
          <table:table-cell office:value-type="string" calcext:value-type="string">
            <text:p>nmdc:bsm-11-h96d6881</text:p>
          </table:table-cell>
        </table:table-row>
        <table:table-row table:style-name="ro1">
          <table:table-cell office:value-type="string" calcext:value-type="string">
            <text:p>nmdc:dgms-12-nn6n0d27</text:p>
          </table:table-cell>
          <table:table-cell office:value-type="string" calcext:value-type="string">
            <text:p>20220211_JGI_MD_507130_BioS_final1_IDX_C18_USDAY59443_POS_MSMS_71RZM_BESC-847-Corv-RZM_3_Rg80to1200-CE205060-rhizo-S1_Run651</text:p>
          </table:table-cell>
          <table:table-cell office:value-type="string" calcext:value-type="string">
            <text:p>nmdc:procsm-11-3eah7q13</text:p>
          </table:table-cell>
          <table:table-cell office:value-type="string" calcext:value-type="string">
            <text:p>nmdc:bsm-11-jrahe581</text:p>
          </table:table-cell>
        </table:table-row>
        <table:table-row table:style-name="ro1">
          <table:table-cell office:value-type="string" calcext:value-type="string">
            <text:p>nmdc:dgms-12-9k3xhp75</text:p>
          </table:table-cell>
          <table:table-cell office:value-type="string" calcext:value-type="string">
            <text:p>20220211_JGI_MD_507130_BioS_final1_IDX_C18_USDAY59443_POS_MSMS_72LM_BESC-86-Clat-LM_2_Rg80to1200-CE102040-leaf-S1_Run112</text:p>
          </table:table-cell>
          <table:table-cell office:value-type="string" calcext:value-type="string">
            <text:p>nmdc:procsm-11-rc9sw564</text:p>
          </table:table-cell>
          <table:table-cell office:value-type="string" calcext:value-type="string">
            <text:p>nmdc:bsm-11-8e43d898</text:p>
          </table:table-cell>
        </table:table-row>
        <table:table-row table:style-name="ro1">
          <table:table-cell office:value-type="string" calcext:value-type="string">
            <text:p>nmdc:dgms-12-fh7ygr97</text:p>
          </table:table-cell>
          <table:table-cell office:value-type="string" calcext:value-type="string">
            <text:p>20220211_JGI_MD_507130_BioS_final1_IDX_C18_USDAY59443_POS_MSMS_72RM_BESC-86-Clat-RM_2_Rg80to1200-CE102040-root-S1_Run882</text:p>
          </table:table-cell>
          <table:table-cell office:value-type="string" calcext:value-type="string">
            <text:p>nmdc:procsm-11-a3tq8m58</text:p>
          </table:table-cell>
          <table:table-cell office:value-type="string" calcext:value-type="string">
            <text:p>nmdc:bsm-11-xy5ern23</text:p>
          </table:table-cell>
        </table:table-row>
        <table:table-row table:style-name="ro1">
          <table:table-cell office:value-type="string" calcext:value-type="string">
            <text:p>nmdc:dgms-12-s2mc1z32</text:p>
          </table:table-cell>
          <table:table-cell office:value-type="string" calcext:value-type="string">
            <text:p>20220211_JGI_MD_507130_BioS_final1_IDX_C18_USDAY59443_POS_MSMS_72RZM_BESC-86-Clat-RZM_2_Rg80to1200-CE102040-rhizo-S1_Run559</text:p>
          </table:table-cell>
          <table:table-cell office:value-type="string" calcext:value-type="string">
            <text:p>nmdc:procsm-11-gynqzk43</text:p>
          </table:table-cell>
          <table:table-cell office:value-type="string" calcext:value-type="string">
            <text:p>nmdc:bsm-11-7bbm7795</text:p>
          </table:table-cell>
        </table:table-row>
        <table:table-row table:style-name="ro1">
          <table:table-cell office:value-type="string" calcext:value-type="string">
            <text:p>nmdc:dgms-12-1m5t3849</text:p>
          </table:table-cell>
          <table:table-cell office:value-type="string" calcext:value-type="string">
            <text:p>20220211_JGI_MD_507130_BioS_final1_IDX_C18_USDAY59443_POS_MSMS_73RM_BESC-866-Clat-RM_2_Rg80to1200-CE102040-root-S1_Run911</text:p>
          </table:table-cell>
          <table:table-cell office:value-type="string" calcext:value-type="string">
            <text:p>nmdc:procsm-11-1cdeqw07</text:p>
          </table:table-cell>
          <table:table-cell office:value-type="string" calcext:value-type="string">
            <text:p>nmdc:bsm-11-5rgay328</text:p>
          </table:table-cell>
        </table:table-row>
        <table:table-row table:style-name="ro1">
          <table:table-cell office:value-type="string" calcext:value-type="string">
            <text:p>nmdc:dgms-12-8k7z3692</text:p>
          </table:table-cell>
          <table:table-cell office:value-type="string" calcext:value-type="string">
            <text:p>20220211_JGI_MD_507130_BioS_final1_IDX_C18_USDAY59443_POS_MSMS_73RZM_BESC-866-Clat-RZM_2_Rg80to1200-CE102040-rhizo-S1_Run530</text:p>
          </table:table-cell>
          <table:table-cell office:value-type="string" calcext:value-type="string">
            <text:p>nmdc:procsm-11-kpzypx57</text:p>
          </table:table-cell>
          <table:table-cell office:value-type="string" calcext:value-type="string">
            <text:p>nmdc:bsm-11-7j0fnc87</text:p>
          </table:table-cell>
        </table:table-row>
        <table:table-row table:style-name="ro1">
          <table:table-cell office:value-type="string" calcext:value-type="string">
            <text:p>nmdc:dgms-12-h37xb105</text:p>
          </table:table-cell>
          <table:table-cell office:value-type="string" calcext:value-type="string">
            <text:p>20220211_JGI_MD_507130_BioS_final1_IDX_C18_USDAY59443_POS_MSMS_74LM_BESC-866-Clat-LM_3_Rg80to1200-CE205060-leaf-S1_Run319</text:p>
          </table:table-cell>
          <table:table-cell office:value-type="string" calcext:value-type="string">
            <text:p>nmdc:procsm-11-vrwt5d04</text:p>
          </table:table-cell>
          <table:table-cell office:value-type="string" calcext:value-type="string">
            <text:p>nmdc:bsm-11-6m5dma62</text:p>
          </table:table-cell>
        </table:table-row>
        <table:table-row table:style-name="ro1">
          <table:table-cell office:value-type="string" calcext:value-type="string">
            <text:p>nmdc:dgms-12-h1dtrr19</text:p>
          </table:table-cell>
          <table:table-cell office:value-type="string" calcext:value-type="string">
            <text:p>20220211_JGI_MD_507130_BioS_final1_IDX_C18_USDAY59443_POS_MSMS_74RM_BESC-866-Clat-RM_3_Rg80to1200-CE205060-root-S1_Run1003</text:p>
          </table:table-cell>
          <table:table-cell office:value-type="string" calcext:value-type="string">
            <text:p>nmdc:procsm-11-04ty5358</text:p>
          </table:table-cell>
          <table:table-cell office:value-type="string" calcext:value-type="string">
            <text:p>nmdc:bsm-11-n2a7p974</text:p>
          </table:table-cell>
        </table:table-row>
        <table:table-row table:style-name="ro1">
          <table:table-cell office:value-type="string" calcext:value-type="string">
            <text:p>nmdc:dgms-12-d1y25s26</text:p>
          </table:table-cell>
          <table:table-cell office:value-type="string" calcext:value-type="string">
            <text:p>20220211_JGI_MD_507130_BioS_final1_IDX_C18_USDAY59443_POS_MSMS_74RZM_BESC-866-Clat-RZM_3_Rg80to1200-CE205060-rhizo-S1_Run595</text:p>
          </table:table-cell>
          <table:table-cell office:value-type="string" calcext:value-type="string">
            <text:p>nmdc:procsm-11-1g4t0e46</text:p>
          </table:table-cell>
          <table:table-cell office:value-type="string" calcext:value-type="string">
            <text:p>nmdc:bsm-11-7n6p8d80</text:p>
          </table:table-cell>
        </table:table-row>
        <table:table-row table:style-name="ro1">
          <table:table-cell office:value-type="string" calcext:value-type="string">
            <text:p>nmdc:dgms-12-m45nkz44</text:p>
          </table:table-cell>
          <table:table-cell office:value-type="string" calcext:value-type="string">
            <text:p>20220211_JGI_MD_507130_BioS_final1_IDX_C18_USDAY59443_POS_MSMS_75LM_BESC-866-Corv-LM_1_Rg80to1200-CE102040-leaf-S1_Run100</text:p>
          </table:table-cell>
          <table:table-cell office:value-type="string" calcext:value-type="string">
            <text:p>nmdc:procsm-11-sfeqbz30</text:p>
          </table:table-cell>
          <table:table-cell office:value-type="string" calcext:value-type="string">
            <text:p>nmdc:bsm-11-ma7ry826</text:p>
          </table:table-cell>
        </table:table-row>
        <table:table-row table:style-name="ro1">
          <table:table-cell office:value-type="string" calcext:value-type="string">
            <text:p>nmdc:dgms-12-5m6bcq96</text:p>
          </table:table-cell>
          <table:table-cell office:value-type="string" calcext:value-type="string">
            <text:p>20220211_JGI_MD_507130_BioS_final1_IDX_C18_USDAY59443_POS_MSMS_75RM_BESC-866-Corv-RM_1_Rg80to1200-CE102040-root-S1_Run802</text:p>
          </table:table-cell>
          <table:table-cell office:value-type="string" calcext:value-type="string">
            <text:p>nmdc:procsm-11-rm8chc97</text:p>
          </table:table-cell>
          <table:table-cell office:value-type="string" calcext:value-type="string">
            <text:p>nmdc:bsm-11-mb9s8c17</text:p>
          </table:table-cell>
        </table:table-row>
        <table:table-row table:style-name="ro1">
          <table:table-cell office:value-type="string" calcext:value-type="string">
            <text:p>nmdc:dgms-12-mv7sx551</text:p>
          </table:table-cell>
          <table:table-cell office:value-type="string" calcext:value-type="string">
            <text:p>20220211_JGI_MD_507130_BioS_final1_IDX_C18_USDAY59443_POS_MSMS_75RZM_BESC-866-Corv-RZM_1_Rg80to1200-CE102040-rhizo-S1_Run423</text:p>
          </table:table-cell>
          <table:table-cell office:value-type="string" calcext:value-type="string">
            <text:p>nmdc:procsm-11-34072658</text:p>
          </table:table-cell>
          <table:table-cell office:value-type="string" calcext:value-type="string">
            <text:p>nmdc:bsm-11-8wd4pp40</text:p>
          </table:table-cell>
        </table:table-row>
        <table:table-row table:style-name="ro1">
          <table:table-cell office:value-type="string" calcext:value-type="string">
            <text:p>nmdc:dgms-12-sjvc9t48</text:p>
          </table:table-cell>
          <table:table-cell office:value-type="string" calcext:value-type="string">
            <text:p>20220211_JGI_MD_507130_BioS_final1_IDX_C18_USDAY59443_POS_MSMS_76LM_BESC-866-Corv-LM_2_Rg80to1200-CE102040-leaf-S1_Run177</text:p>
          </table:table-cell>
          <table:table-cell office:value-type="string" calcext:value-type="string">
            <text:p>nmdc:procsm-11-gn75c463</text:p>
          </table:table-cell>
          <table:table-cell office:value-type="string" calcext:value-type="string">
            <text:p>nmdc:bsm-11-j5y27f16</text:p>
          </table:table-cell>
        </table:table-row>
        <table:table-row table:style-name="ro1">
          <table:table-cell office:value-type="string" calcext:value-type="string">
            <text:p>nmdc:dgms-12-69qz7g31</text:p>
          </table:table-cell>
          <table:table-cell office:value-type="string" calcext:value-type="string">
            <text:p>20220211_JGI_MD_507130_BioS_final1_IDX_C18_USDAY59443_POS_MSMS_76RM_BESC-866-Corv-RM_2_Rg80to1200-CE102040-root-S1_Run823</text:p>
          </table:table-cell>
          <table:table-cell office:value-type="string" calcext:value-type="string">
            <text:p>nmdc:procsm-11-h04f8a98</text:p>
          </table:table-cell>
          <table:table-cell office:value-type="string" calcext:value-type="string">
            <text:p>nmdc:bsm-11-5w4ba396</text:p>
          </table:table-cell>
        </table:table-row>
        <table:table-row table:style-name="ro1">
          <table:table-cell office:value-type="string" calcext:value-type="string">
            <text:p>nmdc:dgms-12-ft0mqg44</text:p>
          </table:table-cell>
          <table:table-cell office:value-type="string" calcext:value-type="string">
            <text:p>20220211_JGI_MD_507130_BioS_final1_IDX_C18_USDAY59443_POS_MSMS_76RZM_BESC-866-Corv-RZM_2_Rg80to1200-CE102040-rhizo-S1_Run494</text:p>
          </table:table-cell>
          <table:table-cell office:value-type="string" calcext:value-type="string">
            <text:p>nmdc:procsm-11-5g7b0q16</text:p>
          </table:table-cell>
          <table:table-cell office:value-type="string" calcext:value-type="string">
            <text:p>nmdc:bsm-11-tzp7r259</text:p>
          </table:table-cell>
        </table:table-row>
        <table:table-row table:style-name="ro1">
          <table:table-cell office:value-type="string" calcext:value-type="string">
            <text:p>nmdc:dgms-12-64kmcm31</text:p>
          </table:table-cell>
          <table:table-cell office:value-type="string" calcext:value-type="string">
            <text:p>20220211_JGI_MD_507130_BioS_final1_IDX_C18_USDAY59443_POS_MSMS_77LM_BESC-866-Corv-LM_3_Rg80to1200-CE205060-leaf-S1_Run260</text:p>
          </table:table-cell>
          <table:table-cell office:value-type="string" calcext:value-type="string">
            <text:p>nmdc:procsm-11-rnzhkh13</text:p>
          </table:table-cell>
          <table:table-cell office:value-type="string" calcext:value-type="string">
            <text:p>nmdc:bsm-11-jp678560</text:p>
          </table:table-cell>
        </table:table-row>
        <table:table-row table:style-name="ro1">
          <table:table-cell office:value-type="string" calcext:value-type="string">
            <text:p>nmdc:dgms-12-0wx6q987</text:p>
          </table:table-cell>
          <table:table-cell office:value-type="string" calcext:value-type="string">
            <text:p>20220211_JGI_MD_507130_BioS_final1_IDX_C18_USDAY59443_POS_MSMS_77RZM_BESC-866-Corv-RZM_3_Rg80to1200-CE205060-rhizo-S1_Run627</text:p>
          </table:table-cell>
          <table:table-cell office:value-type="string" calcext:value-type="string">
            <text:p>nmdc:procsm-11-qpe1m454</text:p>
          </table:table-cell>
          <table:table-cell office:value-type="string" calcext:value-type="string">
            <text:p>nmdc:bsm-11-kz54ep97</text:p>
          </table:table-cell>
        </table:table-row>
        <table:table-row table:style-name="ro1">
          <table:table-cell office:value-type="string" calcext:value-type="string">
            <text:p>nmdc:dgms-12-8ya11373</text:p>
          </table:table-cell>
          <table:table-cell office:value-type="string" calcext:value-type="string">
            <text:p>20220211_JGI_MD_507130_BioS_final1_IDX_C18_USDAY59443_POS_MSMS_78RM_BESC-904-Clat-RM_2_Rg80to1200-CE102040-root-S1_Run926</text:p>
          </table:table-cell>
          <table:table-cell office:value-type="string" calcext:value-type="string">
            <text:p>nmdc:procsm-11-x7m4wb88</text:p>
          </table:table-cell>
          <table:table-cell office:value-type="string" calcext:value-type="string">
            <text:p>nmdc:bsm-11-k0vz1j87</text:p>
          </table:table-cell>
        </table:table-row>
        <table:table-row table:style-name="ro1">
          <table:table-cell office:value-type="string" calcext:value-type="string">
            <text:p>nmdc:dgms-12-78kkw397</text:p>
          </table:table-cell>
          <table:table-cell office:value-type="string" calcext:value-type="string">
            <text:p>20220211_JGI_MD_507130_BioS_final1_IDX_C18_USDAY59443_POS_MSMS_78RZM_BESC-904-Clat-RZM_2_Rg80to1200-CE102040-rhizo-S1_Run473</text:p>
          </table:table-cell>
          <table:table-cell office:value-type="string" calcext:value-type="string">
            <text:p>nmdc:procsm-11-jgw8xe24</text:p>
          </table:table-cell>
          <table:table-cell office:value-type="string" calcext:value-type="string">
            <text:p>nmdc:bsm-11-nvgcpg87</text:p>
          </table:table-cell>
        </table:table-row>
        <table:table-row table:style-name="ro1">
          <table:table-cell office:value-type="string" calcext:value-type="string">
            <text:p>nmdc:dgms-12-g37tq597</text:p>
          </table:table-cell>
          <table:table-cell office:value-type="string" calcext:value-type="string">
            <text:p>20220211_JGI_MD_507130_BioS_final1_IDX_C18_USDAY59443_POS_MSMS_79LM_BESC-904-Clat-LM_3_Rg80to1200-CE205060-leaf-S1_Run263</text:p>
          </table:table-cell>
          <table:table-cell office:value-type="string" calcext:value-type="string">
            <text:p>nmdc:procsm-11-a1rf7q11</text:p>
          </table:table-cell>
          <table:table-cell office:value-type="string" calcext:value-type="string">
            <text:p>nmdc:bsm-11-dppkv536</text:p>
          </table:table-cell>
        </table:table-row>
        <table:table-row table:style-name="ro1">
          <table:table-cell office:value-type="string" calcext:value-type="string">
            <text:p>nmdc:dgms-12-rzkdfz78</text:p>
          </table:table-cell>
          <table:table-cell office:value-type="string" calcext:value-type="string">
            <text:p>20220211_JGI_MD_507130_BioS_final1_IDX_C18_USDAY59443_POS_MSMS_79RZM_BESC-904-Clat-RZM_3_Rg80to1200-CE205060-rhizo-S1_Run624</text:p>
          </table:table-cell>
          <table:table-cell office:value-type="string" calcext:value-type="string">
            <text:p>nmdc:procsm-11-480evn02</text:p>
          </table:table-cell>
          <table:table-cell office:value-type="string" calcext:value-type="string">
            <text:p>nmdc:bsm-11-xgrda154</text:p>
          </table:table-cell>
        </table:table-row>
        <table:table-row table:style-name="ro1">
          <table:table-cell office:value-type="string" calcext:value-type="string">
            <text:p>nmdc:dgms-12-9rqt0c12</text:p>
          </table:table-cell>
          <table:table-cell office:value-type="string" calcext:value-type="string">
            <text:p>20220211_JGI_MD_507130_BioS_final1_IDX_C18_USDAY59443_POS_MSMS_7RM_BESC-133-Clat-RM_1_Rg80to1200-CE102040-root-S1_Run728</text:p>
          </table:table-cell>
          <table:table-cell office:value-type="string" calcext:value-type="string">
            <text:p>nmdc:procsm-11-s1es7z51</text:p>
          </table:table-cell>
          <table:table-cell office:value-type="string" calcext:value-type="string">
            <text:p>nmdc:bsm-11-7pyrek52</text:p>
          </table:table-cell>
        </table:table-row>
        <table:table-row table:style-name="ro1">
          <table:table-cell office:value-type="string" calcext:value-type="string">
            <text:p>nmdc:dgms-12-nt5ktz82</text:p>
          </table:table-cell>
          <table:table-cell office:value-type="string" calcext:value-type="string">
            <text:p>20220211_JGI_MD_507130_BioS_final1_IDX_C18_USDAY59443_POS_MSMS_7RZM_BESC-133-Clat-RZM_1_Rg80to1200-CE102040-rhizo-S1_Run358</text:p>
          </table:table-cell>
          <table:table-cell office:value-type="string" calcext:value-type="string">
            <text:p>nmdc:procsm-11-ej2wr498</text:p>
          </table:table-cell>
          <table:table-cell office:value-type="string" calcext:value-type="string">
            <text:p>nmdc:bsm-11-ehqk1b45</text:p>
          </table:table-cell>
        </table:table-row>
        <table:table-row table:style-name="ro1">
          <table:table-cell office:value-type="string" calcext:value-type="string">
            <text:p>nmdc:dgms-12-0h0tx750</text:p>
          </table:table-cell>
          <table:table-cell office:value-type="string" calcext:value-type="string">
            <text:p>20220211_JGI_MD_507130_BioS_final1_IDX_C18_USDAY59443_POS_MSMS_80LM_BESC-904-Corv-LM_1_Rg80to1200-CE102040-leaf-S1_Run77</text:p>
          </table:table-cell>
          <table:table-cell office:value-type="string" calcext:value-type="string">
            <text:p>nmdc:procsm-11-r36gkx83</text:p>
          </table:table-cell>
          <table:table-cell office:value-type="string" calcext:value-type="string">
            <text:p>nmdc:bsm-11-19v98823</text:p>
          </table:table-cell>
        </table:table-row>
        <table:table-row table:style-name="ro1">
          <table:table-cell office:value-type="string" calcext:value-type="string">
            <text:p>nmdc:dgms-12-ffarqa55</text:p>
          </table:table-cell>
          <table:table-cell office:value-type="string" calcext:value-type="string">
            <text:p>20220211_JGI_MD_507130_BioS_final1_IDX_C18_USDAY59443_POS_MSMS_80RZM_BESC-904-Corv-RZM_1_Rg80to1200-CE102040-rhizo-S1_Run370</text:p>
          </table:table-cell>
          <table:table-cell office:value-type="string" calcext:value-type="string">
            <text:p>nmdc:procsm-11-aby10w73</text:p>
          </table:table-cell>
          <table:table-cell office:value-type="string" calcext:value-type="string">
            <text:p>nmdc:bsm-11-cd09p052</text:p>
          </table:table-cell>
        </table:table-row>
        <table:table-row table:style-name="ro1">
          <table:table-cell office:value-type="string" calcext:value-type="string">
            <text:p>nmdc:dgms-12-aa0a4302</text:p>
          </table:table-cell>
          <table:table-cell office:value-type="string" calcext:value-type="string">
            <text:p>20220211_JGI_MD_507130_BioS_final1_IDX_C18_USDAY59443_POS_MSMS_81LM_BESC-904-Corv-LM_2_Rg80to1200-CE102040-leaf-S1_Run136</text:p>
          </table:table-cell>
          <table:table-cell office:value-type="string" calcext:value-type="string">
            <text:p>nmdc:procsm-11-ejttw861</text:p>
          </table:table-cell>
          <table:table-cell office:value-type="string" calcext:value-type="string">
            <text:p>nmdc:bsm-11-qe13q836</text:p>
          </table:table-cell>
        </table:table-row>
        <table:table-row table:style-name="ro1">
          <table:table-cell office:value-type="string" calcext:value-type="string">
            <text:p>nmdc:dgms-12-9z01d512</text:p>
          </table:table-cell>
          <table:table-cell office:value-type="string" calcext:value-type="string">
            <text:p>20220211_JGI_MD_507130_BioS_final1_IDX_C18_USDAY59443_POS_MSMS_81RM_BESC-904-Corv-RM_2_Rg80to1200-CE102040-root-S1_Run858</text:p>
          </table:table-cell>
          <table:table-cell office:value-type="string" calcext:value-type="string">
            <text:p>nmdc:procsm-11-eg22q380</text:p>
          </table:table-cell>
          <table:table-cell office:value-type="string" calcext:value-type="string">
            <text:p>nmdc:bsm-11-q3qsx507</text:p>
          </table:table-cell>
        </table:table-row>
        <table:table-row table:style-name="ro1">
          <table:table-cell office:value-type="string" calcext:value-type="string">
            <text:p>nmdc:dgms-12-65gy1123</text:p>
          </table:table-cell>
          <table:table-cell office:value-type="string" calcext:value-type="string">
            <text:p>20220211_JGI_MD_507130_BioS_final1_IDX_C18_USDAY59443_POS_MSMS_82LM_BESC-904-Corv-LM_3_Rg80to1200-CE205060-leaf-S1_Run293</text:p>
          </table:table-cell>
          <table:table-cell office:value-type="string" calcext:value-type="string">
            <text:p>nmdc:procsm-11-n0z0em09</text:p>
          </table:table-cell>
          <table:table-cell office:value-type="string" calcext:value-type="string">
            <text:p>nmdc:bsm-11-qms4zn61</text:p>
          </table:table-cell>
        </table:table-row>
        <table:table-row table:style-name="ro1">
          <table:table-cell office:value-type="string" calcext:value-type="string">
            <text:p>nmdc:dgms-12-4m4tke11</text:p>
          </table:table-cell>
          <table:table-cell office:value-type="string" calcext:value-type="string">
            <text:p>20220211_JGI_MD_507130_BioS_final1_IDX_C18_USDAY59443_POS_MSMS_82RM_BESC-904-Corv-RM_3_Rg80to1200-CE205060-root-S1_Run968</text:p>
          </table:table-cell>
          <table:table-cell office:value-type="string" calcext:value-type="string">
            <text:p>nmdc:procsm-11-znqvq095</text:p>
          </table:table-cell>
          <table:table-cell office:value-type="string" calcext:value-type="string">
            <text:p>nmdc:bsm-11-zvh2hc82</text:p>
          </table:table-cell>
        </table:table-row>
        <table:table-row table:style-name="ro1">
          <table:table-cell office:value-type="string" calcext:value-type="string">
            <text:p>nmdc:dgms-12-fqhvcb80</text:p>
          </table:table-cell>
          <table:table-cell office:value-type="string" calcext:value-type="string">
            <text:p>20220211_JGI_MD_507130_BioS_final1_IDX_C18_USDAY59443_POS_MSMS_82RZM_BESC-904-Corv-RZM_3_Rg80to1200-CE205060-rhizo-S1_Run618</text:p>
          </table:table-cell>
          <table:table-cell office:value-type="string" calcext:value-type="string">
            <text:p>nmdc:procsm-11-q0nrrp59</text:p>
          </table:table-cell>
          <table:table-cell office:value-type="string" calcext:value-type="string">
            <text:p>nmdc:bsm-11-6zd5nb38</text:p>
          </table:table-cell>
        </table:table-row>
        <table:table-row table:style-name="ro1">
          <table:table-cell office:value-type="string" calcext:value-type="string">
            <text:p>nmdc:dgms-12-y52r0d55</text:p>
          </table:table-cell>
          <table:table-cell office:value-type="string" calcext:value-type="string">
            <text:p>20220211_JGI_MD_507130_BioS_final1_IDX_C18_USDAY59443_POS_MSMS_83LM_BESC-905-Clat-LM_1_Rg80to1200-CE102040-leaf-S1_Run38</text:p>
          </table:table-cell>
          <table:table-cell office:value-type="string" calcext:value-type="string">
            <text:p>nmdc:procsm-11-08939d21</text:p>
          </table:table-cell>
          <table:table-cell office:value-type="string" calcext:value-type="string">
            <text:p>nmdc:bsm-11-28kgw077</text:p>
          </table:table-cell>
        </table:table-row>
        <table:table-row table:style-name="ro1">
          <table:table-cell office:value-type="string" calcext:value-type="string">
            <text:p>nmdc:dgms-12-9zffgw40</text:p>
          </table:table-cell>
          <table:table-cell office:value-type="string" calcext:value-type="string">
            <text:p>20220211_JGI_MD_507130_BioS_final1_IDX_C18_USDAY59443_POS_MSMS_83RM_BESC-905-Clat-RM_1_Rg80to1200-CE102040-root-S1_Run808</text:p>
          </table:table-cell>
          <table:table-cell office:value-type="string" calcext:value-type="string">
            <text:p>nmdc:procsm-11-prsjm968</text:p>
          </table:table-cell>
          <table:table-cell office:value-type="string" calcext:value-type="string">
            <text:p>nmdc:bsm-11-rzz0z710</text:p>
          </table:table-cell>
        </table:table-row>
        <table:table-row table:style-name="ro1">
          <table:table-cell office:value-type="string" calcext:value-type="string">
            <text:p>nmdc:dgms-12-mbjgmn06</text:p>
          </table:table-cell>
          <table:table-cell office:value-type="string" calcext:value-type="string">
            <text:p>20220211_JGI_MD_507130_BioS_final1_IDX_C18_USDAY59443_POS_MSMS_83RZM_BESC-905-Clat-RZM_1_Rg80to1200-CE102040-rhizo-S1_Run435</text:p>
          </table:table-cell>
          <table:table-cell office:value-type="string" calcext:value-type="string">
            <text:p>nmdc:procsm-11-3whrgc17</text:p>
          </table:table-cell>
          <table:table-cell office:value-type="string" calcext:value-type="string">
            <text:p>nmdc:bsm-11-8eypa967</text:p>
          </table:table-cell>
        </table:table-row>
        <table:table-row table:style-name="ro1">
          <table:table-cell office:value-type="string" calcext:value-type="string">
            <text:p>nmdc:dgms-12-x7zxcs66</text:p>
          </table:table-cell>
          <table:table-cell office:value-type="string" calcext:value-type="string">
            <text:p>20220211_JGI_MD_507130_BioS_final1_IDX_C18_USDAY59443_POS_MSMS_84LM_BESC-360-Corv-LM_1_Rg80to1200-CE102040-leaf-S1_Run74</text:p>
          </table:table-cell>
          <table:table-cell office:value-type="string" calcext:value-type="string">
            <text:p>nmdc:procsm-11-0tpn6d02</text:p>
          </table:table-cell>
          <table:table-cell office:value-type="string" calcext:value-type="string">
            <text:p>nmdc:bsm-11-mbcv4b48</text:p>
          </table:table-cell>
        </table:table-row>
        <table:table-row table:style-name="ro1">
          <table:table-cell office:value-type="string" calcext:value-type="string">
            <text:p>nmdc:dgms-12-26zq2474</text:p>
          </table:table-cell>
          <table:table-cell office:value-type="string" calcext:value-type="string">
            <text:p>20220211_JGI_MD_507130_BioS_final1_IDX_C18_USDAY59443_POS_MSMS_84RM_BESC-360-Corv-RM_1_Rg80to1200-CE102040-root-S1_Run731</text:p>
          </table:table-cell>
          <table:table-cell office:value-type="string" calcext:value-type="string">
            <text:p>nmdc:procsm-11-j1t2bd76</text:p>
          </table:table-cell>
          <table:table-cell office:value-type="string" calcext:value-type="string">
            <text:p>nmdc:bsm-11-r3b0ak56</text:p>
          </table:table-cell>
        </table:table-row>
        <table:table-row table:style-name="ro1">
          <table:table-cell office:value-type="string" calcext:value-type="string">
            <text:p>nmdc:dgms-12-2t6e1v43</text:p>
          </table:table-cell>
          <table:table-cell office:value-type="string" calcext:value-type="string">
            <text:p>20220211_JGI_MD_507130_BioS_final1_IDX_C18_USDAY59443_POS_MSMS_84RZM_BESC-360-Corv-RZM_1_Rg80to1200-CE102040-rhizo-S1_Run408</text:p>
          </table:table-cell>
          <table:table-cell office:value-type="string" calcext:value-type="string">
            <text:p>nmdc:procsm-11-pj58xe31</text:p>
          </table:table-cell>
          <table:table-cell office:value-type="string" calcext:value-type="string">
            <text:p>nmdc:bsm-11-k7v09098</text:p>
          </table:table-cell>
        </table:table-row>
        <table:table-row table:style-name="ro1">
          <table:table-cell office:value-type="string" calcext:value-type="string">
            <text:p>nmdc:dgms-12-s054me42</text:p>
          </table:table-cell>
          <table:table-cell office:value-type="string" calcext:value-type="string">
            <text:p>20220211_JGI_MD_507130_BioS_final1_IDX_C18_USDAY59443_POS_MSMS_85LM_GW-11047-Clat-LM_1_Rg80to1200-CE102040-leaf-S1_Run17</text:p>
          </table:table-cell>
          <table:table-cell office:value-type="string" calcext:value-type="string">
            <text:p>nmdc:procsm-11-h85dn860</text:p>
          </table:table-cell>
          <table:table-cell office:value-type="string" calcext:value-type="string">
            <text:p>nmdc:bsm-11-qg6kxr61</text:p>
          </table:table-cell>
        </table:table-row>
        <table:table-row table:style-name="ro1">
          <table:table-cell office:value-type="string" calcext:value-type="string">
            <text:p>nmdc:dgms-12-0cd1xk06</text:p>
          </table:table-cell>
          <table:table-cell office:value-type="string" calcext:value-type="string">
            <text:p>20220211_JGI_MD_507130_BioS_final1_IDX_C18_USDAY59443_POS_MSMS_85RM_GW-11047-Clat-RM_1_Rg80to1200-CE102040-root-S1_Run805</text:p>
          </table:table-cell>
          <table:table-cell office:value-type="string" calcext:value-type="string">
            <text:p>nmdc:procsm-11-8hwgt629</text:p>
          </table:table-cell>
          <table:table-cell office:value-type="string" calcext:value-type="string">
            <text:p>nmdc:bsm-11-bgar5122</text:p>
          </table:table-cell>
        </table:table-row>
        <table:table-row table:style-name="ro1">
          <table:table-cell office:value-type="string" calcext:value-type="string">
            <text:p>nmdc:dgms-12-zw9rsp23</text:p>
          </table:table-cell>
          <table:table-cell office:value-type="string" calcext:value-type="string">
            <text:p>20220211_JGI_MD_507130_BioS_final1_IDX_C18_USDAY59443_POS_MSMS_85RZM_GW-11047-Clat-RZM_1_Rg80to1200-CE102040-rhizo-S1_Run352</text:p>
          </table:table-cell>
          <table:table-cell office:value-type="string" calcext:value-type="string">
            <text:p>nmdc:procsm-11-afe7p502</text:p>
          </table:table-cell>
          <table:table-cell office:value-type="string" calcext:value-type="string">
            <text:p>nmdc:bsm-11-wdfz5578</text:p>
          </table:table-cell>
        </table:table-row>
        <table:table-row table:style-name="ro1">
          <table:table-cell office:value-type="string" calcext:value-type="string">
            <text:p>nmdc:dgms-12-gjxeta37</text:p>
          </table:table-cell>
          <table:table-cell office:value-type="string" calcext:value-type="string">
            <text:p>20220211_JGI_MD_507130_BioS_final1_IDX_C18_USDAY59443_POS_MSMS_86LM_GW-11047-Clat-LM_2_Rg80to1200-CE102040-leaf-S1_Run162</text:p>
          </table:table-cell>
          <table:table-cell office:value-type="string" calcext:value-type="string">
            <text:p>nmdc:procsm-11-hnyma249</text:p>
          </table:table-cell>
          <table:table-cell office:value-type="string" calcext:value-type="string">
            <text:p>nmdc:bsm-11-8cgpqn03</text:p>
          </table:table-cell>
        </table:table-row>
        <table:table-row table:style-name="ro1">
          <table:table-cell office:value-type="string" calcext:value-type="string">
            <text:p>nmdc:dgms-12-n6ymnt88</text:p>
          </table:table-cell>
          <table:table-cell office:value-type="string" calcext:value-type="string">
            <text:p>20220211_JGI_MD_507130_BioS_final1_IDX_C18_USDAY59443_POS_MSMS_86RM_GW-11047-Clat-RM_2_Rg80to1200-CE102040-root-S1_Run846</text:p>
          </table:table-cell>
          <table:table-cell office:value-type="string" calcext:value-type="string">
            <text:p>nmdc:procsm-11-xj0hy522</text:p>
          </table:table-cell>
          <table:table-cell office:value-type="string" calcext:value-type="string">
            <text:p>nmdc:bsm-11-5g2kjf44</text:p>
          </table:table-cell>
        </table:table-row>
        <table:table-row table:style-name="ro1">
          <table:table-cell office:value-type="string" calcext:value-type="string">
            <text:p>nmdc:dgms-12-2rbts353</text:p>
          </table:table-cell>
          <table:table-cell office:value-type="string" calcext:value-type="string">
            <text:p>20220211_JGI_MD_507130_BioS_final1_IDX_C18_USDAY59443_POS_MSMS_86RZM_GW-11047-Clat-RZM_2_Rg80to1200-CE102040-rhizo-S1_Run541</text:p>
          </table:table-cell>
          <table:table-cell office:value-type="string" calcext:value-type="string">
            <text:p>nmdc:procsm-11-8vak1j76</text:p>
          </table:table-cell>
          <table:table-cell office:value-type="string" calcext:value-type="string">
            <text:p>nmdc:bsm-11-kff3y587</text:p>
          </table:table-cell>
        </table:table-row>
        <table:table-row table:style-name="ro1">
          <table:table-cell office:value-type="string" calcext:value-type="string">
            <text:p>nmdc:dgms-12-fxcbrg60</text:p>
          </table:table-cell>
          <table:table-cell office:value-type="string" calcext:value-type="string">
            <text:p>20220211_JGI_MD_507130_BioS_final1_IDX_C18_USDAY59443_POS_MSMS_87RM_GW-4579-Clat-RM_1_Rg80to1200-CE102040-root-S1_Run787</text:p>
          </table:table-cell>
          <table:table-cell office:value-type="string" calcext:value-type="string">
            <text:p>nmdc:procsm-11-p6svcv36</text:p>
          </table:table-cell>
          <table:table-cell office:value-type="string" calcext:value-type="string">
            <text:p>nmdc:bsm-11-h2k7nv93</text:p>
          </table:table-cell>
        </table:table-row>
        <table:table-row table:style-name="ro1">
          <table:table-cell office:value-type="string" calcext:value-type="string">
            <text:p>nmdc:dgms-12-qamt3f83</text:p>
          </table:table-cell>
          <table:table-cell office:value-type="string" calcext:value-type="string">
            <text:p>20220211_JGI_MD_507130_BioS_final1_IDX_C18_USDAY59443_POS_MSMS_87RZM_GW-4579-Clat-RZM_1_Rg80to1200-CE102040-rhizo-S1_Run390</text:p>
          </table:table-cell>
          <table:table-cell office:value-type="string" calcext:value-type="string">
            <text:p>nmdc:procsm-11-6737rz34</text:p>
          </table:table-cell>
          <table:table-cell office:value-type="string" calcext:value-type="string">
            <text:p>nmdc:bsm-11-wj8zqj74</text:p>
          </table:table-cell>
        </table:table-row>
        <table:table-row table:style-name="ro1">
          <table:table-cell office:value-type="string" calcext:value-type="string">
            <text:p>nmdc:dgms-12-14e9nn64</text:p>
          </table:table-cell>
          <table:table-cell office:value-type="string" calcext:value-type="string">
            <text:p>20220211_JGI_MD_507130_BioS_final1_IDX_C18_USDAY59443_POS_MSMS_88RM_GW-4579-Clat-RM_2_Rg80to1200-CE102040-root-S1_Run849</text:p>
          </table:table-cell>
          <table:table-cell office:value-type="string" calcext:value-type="string">
            <text:p>nmdc:procsm-11-bphxcy81</text:p>
          </table:table-cell>
          <table:table-cell office:value-type="string" calcext:value-type="string">
            <text:p>nmdc:bsm-11-rk62cv25</text:p>
          </table:table-cell>
        </table:table-row>
        <table:table-row table:style-name="ro1">
          <table:table-cell office:value-type="string" calcext:value-type="string">
            <text:p>nmdc:dgms-12-tgb21528</text:p>
          </table:table-cell>
          <table:table-cell office:value-type="string" calcext:value-type="string">
            <text:p>20220211_JGI_MD_507130_BioS_final1_IDX_C18_USDAY59443_POS_MSMS_88RZM_GW-4579-Clat-RZM_2_Rg80to1200-CE102040-rhizo-S1_Run506</text:p>
          </table:table-cell>
          <table:table-cell office:value-type="string" calcext:value-type="string">
            <text:p>nmdc:procsm-11-4pdf0a05</text:p>
          </table:table-cell>
          <table:table-cell office:value-type="string" calcext:value-type="string">
            <text:p>nmdc:bsm-11-6y2dt532</text:p>
          </table:table-cell>
        </table:table-row>
        <table:table-row table:style-name="ro1">
          <table:table-cell office:value-type="string" calcext:value-type="string">
            <text:p>nmdc:dgms-12-rsrhyf65</text:p>
          </table:table-cell>
          <table:table-cell office:value-type="string" calcext:value-type="string">
            <text:p>20220211_JGI_MD_507130_BioS_final1_IDX_C18_USDAY59443_POS_MSMS_89LM_GW-4579-Clat-LM_3_Rg80to1200-CE205060-leaf-S1_Run269</text:p>
          </table:table-cell>
          <table:table-cell office:value-type="string" calcext:value-type="string">
            <text:p>nmdc:procsm-11-ek3bs185</text:p>
          </table:table-cell>
          <table:table-cell office:value-type="string" calcext:value-type="string">
            <text:p>nmdc:bsm-11-7cfwd964</text:p>
          </table:table-cell>
        </table:table-row>
        <table:table-row table:style-name="ro1">
          <table:table-cell office:value-type="string" calcext:value-type="string">
            <text:p>nmdc:dgms-12-jb8f1m85</text:p>
          </table:table-cell>
          <table:table-cell office:value-type="string" calcext:value-type="string">
            <text:p>20220211_JGI_MD_507130_BioS_final1_IDX_C18_USDAY59443_POS_MSMS_89RM_GW-4579-Clat-RM_3_Rg80to1200-CE205060-root-S1_Run974</text:p>
          </table:table-cell>
          <table:table-cell office:value-type="string" calcext:value-type="string">
            <text:p>nmdc:procsm-11-d2b9n849</text:p>
          </table:table-cell>
          <table:table-cell office:value-type="string" calcext:value-type="string">
            <text:p>nmdc:bsm-11-pgmhxj86</text:p>
          </table:table-cell>
        </table:table-row>
        <table:table-row table:style-name="ro1">
          <table:table-cell office:value-type="string" calcext:value-type="string">
            <text:p>nmdc:dgms-12-wbq58r48</text:p>
          </table:table-cell>
          <table:table-cell office:value-type="string" calcext:value-type="string">
            <text:p>20220211_JGI_MD_507130_BioS_final1_IDX_C18_USDAY59443_POS_MSMS_8LM_BESC-133-Clat-LM_2_Rg80to1200-CE102040-leaf-S1_Run216</text:p>
          </table:table-cell>
          <table:table-cell office:value-type="string" calcext:value-type="string">
            <text:p>nmdc:procsm-11-6azevt85</text:p>
          </table:table-cell>
          <table:table-cell office:value-type="string" calcext:value-type="string">
            <text:p>nmdc:bsm-11-n8t7zs15</text:p>
          </table:table-cell>
        </table:table-row>
        <table:table-row table:style-name="ro1">
          <table:table-cell office:value-type="string" calcext:value-type="string">
            <text:p>nmdc:dgms-12-19392c67</text:p>
          </table:table-cell>
          <table:table-cell office:value-type="string" calcext:value-type="string">
            <text:p>20220211_JGI_MD_507130_BioS_final1_IDX_C18_USDAY59443_POS_MSMS_8RM_BESC-133-Clat-RM_2_Rg80to1200-CE102040-root-S1_Run885</text:p>
          </table:table-cell>
          <table:table-cell office:value-type="string" calcext:value-type="string">
            <text:p>nmdc:procsm-11-b6qy8c96</text:p>
          </table:table-cell>
          <table:table-cell office:value-type="string" calcext:value-type="string">
            <text:p>nmdc:bsm-11-m9k8tx16</text:p>
          </table:table-cell>
        </table:table-row>
        <table:table-row table:style-name="ro1">
          <table:table-cell office:value-type="string" calcext:value-type="string">
            <text:p>nmdc:dgms-12-dmkfrh34</text:p>
          </table:table-cell>
          <table:table-cell office:value-type="string" calcext:value-type="string">
            <text:p>20220211_JGI_MD_507130_BioS_final1_IDX_C18_USDAY59443_POS_MSMS_8RZM_BESC-133-Clat-RZM_2_Rg80to1200-CE102040-rhizo-S1_Run535</text:p>
          </table:table-cell>
          <table:table-cell office:value-type="string" calcext:value-type="string">
            <text:p>nmdc:procsm-11-6vg0vq82</text:p>
          </table:table-cell>
          <table:table-cell office:value-type="string" calcext:value-type="string">
            <text:p>nmdc:bsm-11-1fa0hs25</text:p>
          </table:table-cell>
        </table:table-row>
        <table:table-row table:style-name="ro1">
          <table:table-cell office:value-type="string" calcext:value-type="string">
            <text:p>nmdc:dgms-12-q77s6c94</text:p>
          </table:table-cell>
          <table:table-cell office:value-type="string" calcext:value-type="string">
            <text:p>20220211_JGI_MD_507130_BioS_final1_IDX_C18_USDAY59443_POS_MSMS_90LM_GW-4579-Corv-LM_1_Rg80to1200-CE102040-leaf-S1_Run29</text:p>
          </table:table-cell>
          <table:table-cell office:value-type="string" calcext:value-type="string">
            <text:p>nmdc:procsm-11-axn7bc96</text:p>
          </table:table-cell>
          <table:table-cell office:value-type="string" calcext:value-type="string">
            <text:p>nmdc:bsm-11-can3rz84</text:p>
          </table:table-cell>
        </table:table-row>
        <table:table-row table:style-name="ro1">
          <table:table-cell office:value-type="string" calcext:value-type="string">
            <text:p>nmdc:dgms-12-393aj648</text:p>
          </table:table-cell>
          <table:table-cell office:value-type="string" calcext:value-type="string">
            <text:p>20220211_JGI_MD_507130_BioS_final1_IDX_C18_USDAY59443_POS_MSMS_90RM_GW-4579-Corv-RM_1_Rg80to1200-CE102040-root-S1_Run743</text:p>
          </table:table-cell>
          <table:table-cell office:value-type="string" calcext:value-type="string">
            <text:p>nmdc:procsm-11-6j1kyp48</text:p>
          </table:table-cell>
          <table:table-cell office:value-type="string" calcext:value-type="string">
            <text:p>nmdc:bsm-11-h3e54f51</text:p>
          </table:table-cell>
        </table:table-row>
        <table:table-row table:style-name="ro1">
          <table:table-cell office:value-type="string" calcext:value-type="string">
            <text:p>nmdc:dgms-12-01kx7877</text:p>
          </table:table-cell>
          <table:table-cell office:value-type="string" calcext:value-type="string">
            <text:p>20220211_JGI_MD_507130_BioS_final1_IDX_C18_USDAY59443_POS_MSMS_90RZM_GW-4579-Corv-RZM_1_Rg80to1200-CE102040-rhizo-S1_Run441</text:p>
          </table:table-cell>
          <table:table-cell office:value-type="string" calcext:value-type="string">
            <text:p>nmdc:procsm-11-q8df7f72</text:p>
          </table:table-cell>
          <table:table-cell office:value-type="string" calcext:value-type="string">
            <text:p>nmdc:bsm-11-kgjz0433</text:p>
          </table:table-cell>
        </table:table-row>
        <table:table-row table:style-name="ro1">
          <table:table-cell office:value-type="string" calcext:value-type="string">
            <text:p>nmdc:dgms-12-qsabm116</text:p>
          </table:table-cell>
          <table:table-cell office:value-type="string" calcext:value-type="string">
            <text:p>20220211_JGI_MD_507130_BioS_final1_IDX_C18_USDAY59443_POS_MSMS_91LM_GW-4579-Corv-LM_2_Rg80to1200-CE102040-leaf-S1_Run145</text:p>
          </table:table-cell>
          <table:table-cell office:value-type="string" calcext:value-type="string">
            <text:p>nmdc:procsm-11-7jwz4r21</text:p>
          </table:table-cell>
          <table:table-cell office:value-type="string" calcext:value-type="string">
            <text:p>nmdc:bsm-11-j6h8pw46</text:p>
          </table:table-cell>
        </table:table-row>
        <table:table-row table:style-name="ro1">
          <table:table-cell office:value-type="string" calcext:value-type="string">
            <text:p>nmdc:dgms-12-rnj88033</text:p>
          </table:table-cell>
          <table:table-cell office:value-type="string" calcext:value-type="string">
            <text:p>20220211_JGI_MD_507130_BioS_final1_IDX_C18_USDAY59443_POS_MSMS_91RM_GW-4579-Corv-RM_2_Rg80to1200-CE102040-root-S1_Run941</text:p>
          </table:table-cell>
          <table:table-cell office:value-type="string" calcext:value-type="string">
            <text:p>nmdc:procsm-11-wttxb492</text:p>
          </table:table-cell>
          <table:table-cell office:value-type="string" calcext:value-type="string">
            <text:p>nmdc:bsm-11-y80cxc26</text:p>
          </table:table-cell>
        </table:table-row>
        <table:table-row table:style-name="ro1">
          <table:table-cell office:value-type="string" calcext:value-type="string">
            <text:p>nmdc:dgms-12-ngxzqk35</text:p>
          </table:table-cell>
          <table:table-cell office:value-type="string" calcext:value-type="string">
            <text:p>20220211_JGI_MD_507130_BioS_final1_IDX_C18_USDAY59443_POS_MSMS_91RZM_GW-4579-Corv-RZM_2_Rg80to1200-CE102040-rhizo-S1_Run580</text:p>
          </table:table-cell>
          <table:table-cell office:value-type="string" calcext:value-type="string">
            <text:p>nmdc:procsm-11-4mjag197</text:p>
          </table:table-cell>
          <table:table-cell office:value-type="string" calcext:value-type="string">
            <text:p>nmdc:bsm-11-6pr72x09</text:p>
          </table:table-cell>
        </table:table-row>
        <table:table-row table:style-name="ro1">
          <table:table-cell office:value-type="string" calcext:value-type="string">
            <text:p>nmdc:dgms-12-xy27k277</text:p>
          </table:table-cell>
          <table:table-cell office:value-type="string" calcext:value-type="string">
            <text:p>20220211_JGI_MD_507130_BioS_final1_IDX_C18_USDAY59443_POS_MSMS_92LM_GW-4579-Corv-LM_3_Rg80to1200-CE205060-leaf-S1_Run313</text:p>
          </table:table-cell>
          <table:table-cell office:value-type="string" calcext:value-type="string">
            <text:p>nmdc:procsm-11-g15h4w37</text:p>
          </table:table-cell>
          <table:table-cell office:value-type="string" calcext:value-type="string">
            <text:p>nmdc:bsm-11-674m9194</text:p>
          </table:table-cell>
        </table:table-row>
        <table:table-row table:style-name="ro1">
          <table:table-cell office:value-type="string" calcext:value-type="string">
            <text:p>nmdc:dgms-12-xbbws522</text:p>
          </table:table-cell>
          <table:table-cell office:value-type="string" calcext:value-type="string">
            <text:p>20220211_JGI_MD_507130_BioS_final1_IDX_C18_USDAY59443_POS_MSMS_92RM_GW-4579-Corv-RM_3_Rg80to1200-CE205060-root-S1_Run991</text:p>
          </table:table-cell>
          <table:table-cell office:value-type="string" calcext:value-type="string">
            <text:p>nmdc:procsm-11-dsfb0b79</text:p>
          </table:table-cell>
          <table:table-cell office:value-type="string" calcext:value-type="string">
            <text:p>nmdc:bsm-11-qam3hk28</text:p>
          </table:table-cell>
        </table:table-row>
        <table:table-row table:style-name="ro1">
          <table:table-cell office:value-type="string" calcext:value-type="string">
            <text:p>nmdc:dgms-12-efm4kq03</text:p>
          </table:table-cell>
          <table:table-cell office:value-type="string" calcext:value-type="string">
            <text:p>20220211_JGI_MD_507130_BioS_final1_IDX_C18_USDAY59443_POS_MSMS_92RZM_GW-4579-Corv-RZM_3_Rg80to1200-CE205060-rhizo-S1_Run601</text:p>
          </table:table-cell>
          <table:table-cell office:value-type="string" calcext:value-type="string">
            <text:p>nmdc:procsm-11-d78fty25</text:p>
          </table:table-cell>
          <table:table-cell office:value-type="string" calcext:value-type="string">
            <text:p>nmdc:bsm-11-011z7z70</text:p>
          </table:table-cell>
        </table:table-row>
        <table:table-row table:style-name="ro1">
          <table:table-cell office:value-type="string" calcext:value-type="string">
            <text:p>nmdc:dgms-12-12knfn69</text:p>
          </table:table-cell>
          <table:table-cell office:value-type="string" calcext:value-type="string">
            <text:p>20220211_JGI_MD_507130_BioS_final1_IDX_C18_USDAY59443_POS_MSMS_93LM_GW-7986-Corv-LM_1_Rg80to1200-CE102040-leaf-S1_Run65</text:p>
          </table:table-cell>
          <table:table-cell office:value-type="string" calcext:value-type="string">
            <text:p>nmdc:procsm-11-ka5j8e68</text:p>
          </table:table-cell>
          <table:table-cell office:value-type="string" calcext:value-type="string">
            <text:p>nmdc:bsm-11-gd31q856</text:p>
          </table:table-cell>
        </table:table-row>
        <table:table-row table:style-name="ro1">
          <table:table-cell office:value-type="string" calcext:value-type="string">
            <text:p>nmdc:dgms-12-hkqa9p05</text:p>
          </table:table-cell>
          <table:table-cell office:value-type="string" calcext:value-type="string">
            <text:p>20220211_JGI_MD_507130_BioS_final1_IDX_C18_USDAY59443_POS_MSMS_93RM_GW-7986-Corv-RM_1_Rg80to1200-CE102040-root-S1_Run734</text:p>
          </table:table-cell>
          <table:table-cell office:value-type="string" calcext:value-type="string">
            <text:p>nmdc:procsm-11-haqzr823</text:p>
          </table:table-cell>
          <table:table-cell office:value-type="string" calcext:value-type="string">
            <text:p>nmdc:bsm-11-6k8cmy53</text:p>
          </table:table-cell>
        </table:table-row>
        <table:table-row table:style-name="ro1">
          <table:table-cell office:value-type="string" calcext:value-type="string">
            <text:p>nmdc:dgms-12-e4x9vw64</text:p>
          </table:table-cell>
          <table:table-cell office:value-type="string" calcext:value-type="string">
            <text:p>20220211_JGI_MD_507130_BioS_final1_IDX_C18_USDAY59443_POS_MSMS_93RZM_GW-7986-Corv-RZM_1_Rg80to1200-CE102040-rhizo-S1_Run432</text:p>
          </table:table-cell>
          <table:table-cell office:value-type="string" calcext:value-type="string">
            <text:p>nmdc:procsm-11-r4m5ny80</text:p>
          </table:table-cell>
          <table:table-cell office:value-type="string" calcext:value-type="string">
            <text:p>nmdc:bsm-11-kgm2s608</text:p>
          </table:table-cell>
        </table:table-row>
        <table:table-row table:style-name="ro1">
          <table:table-cell office:value-type="string" calcext:value-type="string">
            <text:p>nmdc:dgms-12-v83b7346</text:p>
          </table:table-cell>
          <table:table-cell office:value-type="string" calcext:value-type="string">
            <text:p>20220211_JGI_MD_507130_BioS_final1_IDX_C18_USDAY59443_POS_MSMS_94LM_GW-7986-Corv-LM_2_Rg80to1200-CE102040-leaf-S1_Run204</text:p>
          </table:table-cell>
          <table:table-cell office:value-type="string" calcext:value-type="string">
            <text:p>nmdc:procsm-11-6wbdh560</text:p>
          </table:table-cell>
          <table:table-cell office:value-type="string" calcext:value-type="string">
            <text:p>nmdc:bsm-11-vpe6j733</text:p>
          </table:table-cell>
        </table:table-row>
        <table:table-row table:style-name="ro1">
          <table:table-cell office:value-type="string" calcext:value-type="string">
            <text:p>nmdc:dgms-12-dmjz3y44</text:p>
          </table:table-cell>
          <table:table-cell office:value-type="string" calcext:value-type="string">
            <text:p>20220211_JGI_MD_507130_BioS_final1_IDX_C18_USDAY59443_POS_MSMS_94RM_GW-7986-Corv-RM_2_Rg80to1200-CE102040-root-S1_Run817</text:p>
          </table:table-cell>
          <table:table-cell office:value-type="string" calcext:value-type="string">
            <text:p>nmdc:procsm-11-xk1py718</text:p>
          </table:table-cell>
          <table:table-cell office:value-type="string" calcext:value-type="string">
            <text:p>nmdc:bsm-11-fy3j8w19</text:p>
          </table:table-cell>
        </table:table-row>
        <table:table-row table:style-name="ro1">
          <table:table-cell office:value-type="string" calcext:value-type="string">
            <text:p>nmdc:dgms-12-g0c5cd05</text:p>
          </table:table-cell>
          <table:table-cell office:value-type="string" calcext:value-type="string">
            <text:p>20220211_JGI_MD_507130_BioS_final1_IDX_C18_USDAY59443_POS_MSMS_94RZM_GW-7986-Corv-RZM_2_Rg80to1200-CE102040-rhizo-S1_Run527</text:p>
          </table:table-cell>
          <table:table-cell office:value-type="string" calcext:value-type="string">
            <text:p>nmdc:procsm-11-x602p056</text:p>
          </table:table-cell>
          <table:table-cell office:value-type="string" calcext:value-type="string">
            <text:p>nmdc:bsm-11-thpb7b07</text:p>
          </table:table-cell>
        </table:table-row>
        <table:table-row table:style-name="ro1">
          <table:table-cell office:value-type="string" calcext:value-type="string">
            <text:p>nmdc:dgms-12-2e9n0s68</text:p>
          </table:table-cell>
          <table:table-cell office:value-type="string" calcext:value-type="string">
            <text:p>20220211_JGI_MD_507130_BioS_final1_IDX_C18_USDAY59443_POS_MSMS_95LM_GW-7986-Corv-LM_3_Rg80to1200-CE205060-leaf-S1_Run251</text:p>
          </table:table-cell>
          <table:table-cell office:value-type="string" calcext:value-type="string">
            <text:p>nmdc:procsm-11-8kkkye68</text:p>
          </table:table-cell>
          <table:table-cell office:value-type="string" calcext:value-type="string">
            <text:p>nmdc:bsm-11-cxprmv88</text:p>
          </table:table-cell>
        </table:table-row>
        <table:table-row table:style-name="ro1">
          <table:table-cell office:value-type="string" calcext:value-type="string">
            <text:p>nmdc:dgms-12-1eea6k04</text:p>
          </table:table-cell>
          <table:table-cell office:value-type="string" calcext:value-type="string">
            <text:p>20220211_JGI_MD_507130_BioS_final1_IDX_C18_USDAY59443_POS_MSMS_95RM_GW-7986-Corv-RM_3_Rg80to1200-CE205060-root-S1_Run971</text:p>
          </table:table-cell>
          <table:table-cell office:value-type="string" calcext:value-type="string">
            <text:p>nmdc:procsm-11-54cndw44</text:p>
          </table:table-cell>
          <table:table-cell office:value-type="string" calcext:value-type="string">
            <text:p>nmdc:bsm-11-e0rz6p82</text:p>
          </table:table-cell>
        </table:table-row>
        <table:table-row table:style-name="ro1">
          <table:table-cell office:value-type="string" calcext:value-type="string">
            <text:p>nmdc:dgms-12-dz2e6277</text:p>
          </table:table-cell>
          <table:table-cell office:value-type="string" calcext:value-type="string">
            <text:p>20220211_JGI_MD_507130_BioS_final1_IDX_C18_USDAY59443_POS_MSMS_95RZM_GW-7986-Corv-RZM_3_Rg80to1200-CE205060-rhizo-S1_Run615</text:p>
          </table:table-cell>
          <table:table-cell office:value-type="string" calcext:value-type="string">
            <text:p>nmdc:procsm-11-64nbm792</text:p>
          </table:table-cell>
          <table:table-cell office:value-type="string" calcext:value-type="string">
            <text:p>nmdc:bsm-11-jqwsb466</text:p>
          </table:table-cell>
        </table:table-row>
        <table:table-row table:style-name="ro1">
          <table:table-cell office:value-type="string" calcext:value-type="string">
            <text:p>nmdc:dgms-12-tjevx997</text:p>
          </table:table-cell>
          <table:table-cell office:value-type="string" calcext:value-type="string">
            <text:p>20220211_JGI_MD_507130_BioS_final1_IDX_C18_USDAY59443_POS_MSMS_96RM_GW-9591-Clat-RM_1_Rg80to1200-CE102040-root-S1_Run799</text:p>
          </table:table-cell>
          <table:table-cell office:value-type="string" calcext:value-type="string">
            <text:p>nmdc:procsm-11-vzh45r02</text:p>
          </table:table-cell>
          <table:table-cell office:value-type="string" calcext:value-type="string">
            <text:p>nmdc:bsm-11-jxazjs92</text:p>
          </table:table-cell>
        </table:table-row>
        <table:table-row table:style-name="ro1">
          <table:table-cell office:value-type="string" calcext:value-type="string">
            <text:p>nmdc:dgms-12-3p73d304</text:p>
          </table:table-cell>
          <table:table-cell office:value-type="string" calcext:value-type="string">
            <text:p>20220211_JGI_MD_507130_BioS_final1_IDX_C18_USDAY59443_POS_MSMS_96RZM_GW-9591-Clat-RZM_1_Rg80to1200-CE102040-rhizo-S1_Run438</text:p>
          </table:table-cell>
          <table:table-cell office:value-type="string" calcext:value-type="string">
            <text:p>nmdc:procsm-11-dxq25p26</text:p>
          </table:table-cell>
          <table:table-cell office:value-type="string" calcext:value-type="string">
            <text:p>nmdc:bsm-11-ahpvvb55</text:p>
          </table:table-cell>
        </table:table-row>
        <table:table-row table:style-name="ro1">
          <table:table-cell office:value-type="string" calcext:value-type="string">
            <text:p>nmdc:dgms-12-wje4s560</text:p>
          </table:table-cell>
          <table:table-cell office:value-type="string" calcext:value-type="string">
            <text:p>20220211_JGI_MD_507130_BioS_final1_IDX_C18_USDAY59443_POS_MSMS_97RM_GW-9591-Clat-RM_2_Rg80to1200-CE102040-root-S1_Run855</text:p>
          </table:table-cell>
          <table:table-cell office:value-type="string" calcext:value-type="string">
            <text:p>nmdc:procsm-11-x2vyts83</text:p>
          </table:table-cell>
          <table:table-cell office:value-type="string" calcext:value-type="string">
            <text:p>nmdc:bsm-11-3xthwx28</text:p>
          </table:table-cell>
        </table:table-row>
        <table:table-row table:style-name="ro1">
          <table:table-cell office:value-type="string" calcext:value-type="string">
            <text:p>nmdc:dgms-12-pwrrza45</text:p>
          </table:table-cell>
          <table:table-cell office:value-type="string" calcext:value-type="string">
            <text:p>20220211_JGI_MD_507130_BioS_final1_IDX_C18_USDAY59443_POS_MSMS_97RZM_GW-9591-Clat-RZM_2_Rg80to1200-CE102040-rhizo-S1_Run574</text:p>
          </table:table-cell>
          <table:table-cell office:value-type="string" calcext:value-type="string">
            <text:p>nmdc:procsm-11-vtarem84</text:p>
          </table:table-cell>
          <table:table-cell office:value-type="string" calcext:value-type="string">
            <text:p>nmdc:bsm-11-57ejpn32</text:p>
          </table:table-cell>
        </table:table-row>
        <table:table-row table:style-name="ro1">
          <table:table-cell office:value-type="string" calcext:value-type="string">
            <text:p>nmdc:dgms-12-92xdnz86</text:p>
          </table:table-cell>
          <table:table-cell office:value-type="string" calcext:value-type="string">
            <text:p>20220211_JGI_MD_507130_BioS_final1_IDX_C18_USDAY59443_POS_MSMS_98LM_GW-9591-Clat-LM_3_Rg80to1200-CE205060-leaf-S1_Run278</text:p>
          </table:table-cell>
          <table:table-cell office:value-type="string" calcext:value-type="string">
            <text:p>nmdc:procsm-11-07bnyn41</text:p>
          </table:table-cell>
          <table:table-cell office:value-type="string" calcext:value-type="string">
            <text:p>nmdc:bsm-11-9c0hk014</text:p>
          </table:table-cell>
        </table:table-row>
        <table:table-row table:style-name="ro1">
          <table:table-cell office:value-type="string" calcext:value-type="string">
            <text:p>nmdc:dgms-12-a485zj73</text:p>
          </table:table-cell>
          <table:table-cell office:value-type="string" calcext:value-type="string">
            <text:p>20220211_JGI_MD_507130_BioS_final1_IDX_C18_USDAY59443_POS_MSMS_98RM_GW-9591-Clat-RM_3_Rg80to1200-CE205060-root-S1_Run1015</text:p>
          </table:table-cell>
          <table:table-cell office:value-type="string" calcext:value-type="string">
            <text:p>nmdc:procsm-11-xsp14076</text:p>
          </table:table-cell>
          <table:table-cell office:value-type="string" calcext:value-type="string">
            <text:p>nmdc:bsm-11-j1bay453</text:p>
          </table:table-cell>
        </table:table-row>
        <table:table-row table:style-name="ro1">
          <table:table-cell office:value-type="string" calcext:value-type="string">
            <text:p>nmdc:dgms-12-bg582k56</text:p>
          </table:table-cell>
          <table:table-cell office:value-type="string" calcext:value-type="string">
            <text:p>20220211_JGI_MD_507130_BioS_final1_IDX_C18_USDAY59443_POS_MSMS_98RZM_GW-9591-Clat-RZM_3_Rg80to1200-CE205060-rhizo-S1_Run654</text:p>
          </table:table-cell>
          <table:table-cell office:value-type="string" calcext:value-type="string">
            <text:p>nmdc:procsm-11-gzv59p33</text:p>
          </table:table-cell>
          <table:table-cell office:value-type="string" calcext:value-type="string">
            <text:p>nmdc:bsm-11-xhbae603</text:p>
          </table:table-cell>
        </table:table-row>
        <table:table-row table:style-name="ro1">
          <table:table-cell office:value-type="string" calcext:value-type="string">
            <text:p>nmdc:dgms-12-wxrgtt45</text:p>
          </table:table-cell>
          <table:table-cell office:value-type="string" calcext:value-type="string">
            <text:p>20220211_JGI_MD_507130_BioS_final1_IDX_C18_USDAY59443_POS_MSMS_99LM_GW-9591-Corv-LM_1_Rg80to1200-CE102040-leaf-S1_Run50</text:p>
          </table:table-cell>
          <table:table-cell office:value-type="string" calcext:value-type="string">
            <text:p>nmdc:procsm-11-9t8dfc26</text:p>
          </table:table-cell>
          <table:table-cell office:value-type="string" calcext:value-type="string">
            <text:p>nmdc:bsm-11-q94v7385</text:p>
          </table:table-cell>
        </table:table-row>
        <table:table-row table:style-name="ro1">
          <table:table-cell office:value-type="string" calcext:value-type="string">
            <text:p>nmdc:dgms-12-5nh89q88</text:p>
          </table:table-cell>
          <table:table-cell office:value-type="string" calcext:value-type="string">
            <text:p>20220211_JGI_MD_507130_BioS_final1_IDX_C18_USDAY59443_POS_MSMS_99RM_GW-9591-Corv-RM_1_Rg80to1200-CE102040-root-S1_Run778</text:p>
          </table:table-cell>
          <table:table-cell office:value-type="string" calcext:value-type="string">
            <text:p>nmdc:procsm-11-mbtjqr11</text:p>
          </table:table-cell>
          <table:table-cell office:value-type="string" calcext:value-type="string">
            <text:p>nmdc:bsm-11-cv5vxb38</text:p>
          </table:table-cell>
        </table:table-row>
        <table:table-row table:style-name="ro1">
          <table:table-cell office:value-type="string" calcext:value-type="string">
            <text:p>nmdc:dgms-12-z8579q89</text:p>
          </table:table-cell>
          <table:table-cell office:value-type="string" calcext:value-type="string">
            <text:p>20220211_JGI_MD_507130_BioS_final1_IDX_C18_USDAY59443_POS_MSMS_99RZM_GW-9591-Corv-RZM_1_Rg80to1200-CE102040-rhizo-S1_Run364</text:p>
          </table:table-cell>
          <table:table-cell office:value-type="string" calcext:value-type="string">
            <text:p>nmdc:procsm-11-v41tpt48</text:p>
          </table:table-cell>
          <table:table-cell office:value-type="string" calcext:value-type="string">
            <text:p>nmdc:bsm-11-yms2f086</text:p>
          </table:table-cell>
        </table:table-row>
        <table:table-row table:style-name="ro1">
          <table:table-cell office:value-type="string" calcext:value-type="string">
            <text:p>nmdc:dgms-12-cbfvpk59</text:p>
          </table:table-cell>
          <table:table-cell office:value-type="string" calcext:value-type="string">
            <text:p>20220211_JGI_MD_507130_BioS_final1_IDX_C18_USDAY59443_POS_MSMS_9LM_BESC-133-Clat-LM_3_Rg80to1200-CE205060-leaf-S1_Run287</text:p>
          </table:table-cell>
          <table:table-cell office:value-type="string" calcext:value-type="string">
            <text:p>nmdc:procsm-11-tv23xe56</text:p>
          </table:table-cell>
          <table:table-cell office:value-type="string" calcext:value-type="string">
            <text:p>nmdc:bsm-11-6xa4vj59</text:p>
          </table:table-cell>
        </table:table-row>
        <table:table-row table:style-name="ro1">
          <table:table-cell office:value-type="string" calcext:value-type="string">
            <text:p>nmdc:dgms-12-pt52e789</text:p>
          </table:table-cell>
          <table:table-cell office:value-type="string" calcext:value-type="string">
            <text:p>20220211_JGI_MD_507130_BioS_final1_IDX_C18_USDAY59443_POS_MSMS_9RM_BESC-133-Clat-RM_3_Rg80to1200-CE205060-root-S1_Run953</text:p>
          </table:table-cell>
          <table:table-cell office:value-type="string" calcext:value-type="string">
            <text:p>nmdc:procsm-11-bsxf8604</text:p>
          </table:table-cell>
          <table:table-cell office:value-type="string" calcext:value-type="string">
            <text:p>nmdc:bsm-11-fgjpsy56</text:p>
          </table:table-cell>
        </table:table-row>
        <table:table-row table:style-name="ro1">
          <table:table-cell office:value-type="string" calcext:value-type="string">
            <text:p>nmdc:dgms-12-h7fjyr60</text:p>
          </table:table-cell>
          <table:table-cell office:value-type="string" calcext:value-type="string">
            <text:p>20220211_JGI_MD_507130_BioS_final1_IDX_C18_USDAY59443_POS_MSMS_9RZM_BESC-133-Clat-RZM_3_Rg80to1200-CE205060-rhizo-S1_Run589</text:p>
          </table:table-cell>
          <table:table-cell office:value-type="string" calcext:value-type="string">
            <text:p>nmdc:procsm-11-m61f6b35</text:p>
          </table:table-cell>
          <table:table-cell office:value-type="string" calcext:value-type="string">
            <text:p>nmdc:bsm-11-zpf4n944</text:p>
          </table:table-cell>
        </table:table-row>
      </table:table>
      <table:table table:name="metabolomics_summary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biosample_id</text:p>
          </table:table-cell>
          <table:table-cell office:value-type="string" calcext:value-type="string">
            <text:p>metabolomics_run_count</text:p>
          </table:table-cell>
          <table:table-cell office:value-type="string" calcext:value-type="string">
            <text:p>metabolomics_run_ids</text:p>
          </table:table-cell>
          <table:table-cell/>
        </table:table-row>
        <table:table-row table:style-name="ro1">
          <table:table-cell office:value-type="string" calcext:value-type="string">
            <text:p>nmdc:bsm-11-011z7z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gypda13;nmdc:dgms-12-vcw8ma56;nmdc:dgms-12-qa51dx90;nmdc:dgms-12-efm4kq03</text:p>
          </table:table-cell>
          <table:table-cell/>
        </table:table-row>
        <table:table-row table:style-name="ro1">
          <table:table-cell office:value-type="string" calcext:value-type="string">
            <text:p>nmdc:bsm-11-05dve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vm6fe330;nmdc:dgms-12-yvenm270;nmdc:dgms-12-fr4kcc71;nmdc:dgms-12-q4eayd67</text:p>
          </table:table-cell>
          <table:table-cell/>
        </table:table-row>
        <table:table-row table:style-name="ro1">
          <table:table-cell office:value-type="string" calcext:value-type="string">
            <text:p>nmdc:bsm-11-0xqxvc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tjfjep03;nmdc:dgms-12-kjkf1522;nmdc:dgms-12-xs6kk482;nmdc:dgms-12-4rbck881</text:p>
          </table:table-cell>
          <table:table-cell/>
        </table:table-row>
        <table:table-row table:style-name="ro1">
          <table:table-cell office:value-type="string" calcext:value-type="string">
            <text:p>nmdc:bsm-11-18btad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r5g9b89;nmdc:dgms-12-c5w4rs20;nmdc:dgms-12-z3fjtw06;nmdc:dgms-12-pnjhy331</text:p>
          </table:table-cell>
          <table:table-cell/>
        </table:table-row>
        <table:table-row table:style-name="ro1">
          <table:table-cell office:value-type="string" calcext:value-type="string">
            <text:p>nmdc:bsm-11-19v988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ey7fy93;nmdc:dgms-12-yd76q831;nmdc:dgms-12-9c19qq38;nmdc:dgms-12-0h0tx750</text:p>
          </table:table-cell>
          <table:table-cell/>
        </table:table-row>
        <table:table-row table:style-name="ro1">
          <table:table-cell office:value-type="string" calcext:value-type="string">
            <text:p>nmdc:bsm-11-1a9d16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c79wt25;nmdc:dgms-12-6z5w5v84;nmdc:dgms-12-yvd9ht42;nmdc:dgms-12-a2pdzk51</text:p>
          </table:table-cell>
          <table:table-cell/>
        </table:table-row>
        <table:table-row table:style-name="ro1">
          <table:table-cell office:value-type="string" calcext:value-type="string">
            <text:p>nmdc:bsm-11-1fa0hs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z2bq3j72;nmdc:dgms-12-zwy83398;nmdc:dgms-12-263ydk13;nmdc:dgms-12-dmkfrh34</text:p>
          </table:table-cell>
          <table:table-cell/>
        </table:table-row>
        <table:table-row table:style-name="ro1">
          <table:table-cell office:value-type="string" calcext:value-type="string">
            <text:p>nmdc:bsm-11-1r59n4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kzzpr989;nmdc:dgms-12-jgypkm67;nmdc:dgms-12-f0txcp41;nmdc:dgms-12-m3zsay36</text:p>
          </table:table-cell>
          <table:table-cell/>
        </table:table-row>
        <table:table-row table:style-name="ro1">
          <table:table-cell office:value-type="string" calcext:value-type="string">
            <text:p>nmdc:bsm-11-1yvac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2kj6z37;nmdc:dgms-12-qq8d6a64;nmdc:dgms-12-z53gjm50;nmdc:dgms-12-eva5b407</text:p>
          </table:table-cell>
          <table:table-cell/>
        </table:table-row>
        <table:table-row table:style-name="ro1">
          <table:table-cell office:value-type="string" calcext:value-type="string">
            <text:p>nmdc:bsm-11-28kgw0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w1zj2172;nmdc:dgms-12-gp37x116;nmdc:dgms-12-mza0ce73;nmdc:dgms-12-y52r0d55</text:p>
          </table:table-cell>
          <table:table-cell/>
        </table:table-row>
        <table:table-row table:style-name="ro1">
          <table:table-cell office:value-type="string" calcext:value-type="string">
            <text:p>nmdc:bsm-11-2a37n0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ta2qk258;nmdc:dgms-12-bhsqzw48;nmdc:dgms-12-m5v3nr79;nmdc:dgms-12-can4ty24</text:p>
          </table:table-cell>
          <table:table-cell/>
        </table:table-row>
        <table:table-row table:style-name="ro1">
          <table:table-cell office:value-type="string" calcext:value-type="string">
            <text:p>nmdc:bsm-11-2g6d7w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y1zhmy80;nmdc:dgms-12-n3qgr396;nmdc:dgms-12-nn1d5m67;nmdc:dgms-12-x7dsez17</text:p>
          </table:table-cell>
          <table:table-cell/>
        </table:table-row>
        <table:table-row table:style-name="ro1">
          <table:table-cell office:value-type="string" calcext:value-type="string">
            <text:p>nmdc:bsm-11-34przm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x2x2br59;nmdc:dgms-12-191bj754;nmdc:dgms-12-qr8jnb24;nmdc:dgms-12-h1ypq104</text:p>
          </table:table-cell>
          <table:table-cell/>
        </table:table-row>
        <table:table-row table:style-name="ro1">
          <table:table-cell office:value-type="string" calcext:value-type="string">
            <text:p>nmdc:bsm-11-3636w7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r5jna17;nmdc:dgms-12-q3at8k50;nmdc:dgms-12-4qtaax94;nmdc:dgms-12-4hmhzk56</text:p>
          </table:table-cell>
          <table:table-cell/>
        </table:table-row>
        <table:table-row table:style-name="ro1">
          <table:table-cell office:value-type="string" calcext:value-type="string">
            <text:p>nmdc:bsm-11-3nffqc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p6dtz05;nmdc:dgms-12-bn2grt61;nmdc:dgms-12-kr5wpa65;nmdc:dgms-12-sqnaee96</text:p>
          </table:table-cell>
          <table:table-cell/>
        </table:table-row>
        <table:table-row table:style-name="ro1">
          <table:table-cell office:value-type="string" calcext:value-type="string">
            <text:p>nmdc:bsm-11-3nhng6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apt7b68;nmdc:dgms-12-t55fdd15;nmdc:dgms-12-we153425;nmdc:dgms-12-tb6jv692</text:p>
          </table:table-cell>
          <table:table-cell/>
        </table:table-row>
        <table:table-row table:style-name="ro1">
          <table:table-cell office:value-type="string" calcext:value-type="string">
            <text:p>nmdc:bsm-11-3tr7f7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y0rsy85;nmdc:dgms-12-s8qkjp63;nmdc:dgms-12-mb4y3m72;nmdc:dgms-12-ecry2r18</text:p>
          </table:table-cell>
          <table:table-cell/>
        </table:table-row>
        <table:table-row table:style-name="ro1">
          <table:table-cell office:value-type="string" calcext:value-type="string">
            <text:p>nmdc:bsm-11-3xthwx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rr216g05;nmdc:dgms-12-q77mq666;nmdc:dgms-12-pngbzf84;nmdc:dgms-12-wje4s560</text:p>
          </table:table-cell>
          <table:table-cell/>
        </table:table-row>
        <table:table-row table:style-name="ro1">
          <table:table-cell office:value-type="string" calcext:value-type="string">
            <text:p>nmdc:bsm-11-3zh6yy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s32rv59;nmdc:dgms-12-7bzf9y75;nmdc:dgms-12-gg0mrs10;nmdc:dgms-12-pv6ezq90</text:p>
          </table:table-cell>
          <table:table-cell/>
        </table:table-row>
        <table:table-row table:style-name="ro1">
          <table:table-cell office:value-type="string" calcext:value-type="string">
            <text:p>nmdc:bsm-11-42c9kj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b7b0vh26;nmdc:dgms-12-gyaksd12;nmdc:dgms-12-s7rv7737;nmdc:dgms-12-0z0zhd25</text:p>
          </table:table-cell>
          <table:table-cell/>
        </table:table-row>
        <table:table-row table:style-name="ro1">
          <table:table-cell office:value-type="string" calcext:value-type="string">
            <text:p>nmdc:bsm-11-43rwvm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q6ba557;nmdc:dgms-12-st9cqb58;nmdc:dgms-12-t1t1mp74;nmdc:dgms-12-gp2thg28</text:p>
          </table:table-cell>
          <table:table-cell/>
        </table:table-row>
        <table:table-row table:style-name="ro1">
          <table:table-cell office:value-type="string" calcext:value-type="string">
            <text:p>nmdc:bsm-11-45z1kv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z179t39;nmdc:dgms-12-40rnb064;nmdc:dgms-12-8acz7d22;nmdc:dgms-12-wdn7jw63</text:p>
          </table:table-cell>
          <table:table-cell/>
        </table:table-row>
        <table:table-row table:style-name="ro1">
          <table:table-cell office:value-type="string" calcext:value-type="string">
            <text:p>nmdc:bsm-11-4838sk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9w3r888;nmdc:dgms-12-1n69ha34;nmdc:dgms-12-q2r40751;nmdc:dgms-12-8kve2b30</text:p>
          </table:table-cell>
          <table:table-cell/>
        </table:table-row>
        <table:table-row table:style-name="ro1">
          <table:table-cell office:value-type="string" calcext:value-type="string">
            <text:p>nmdc:bsm-11-4ep6tc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aqkdnq71;nmdc:dgms-12-327a8c71;nmdc:dgms-12-y57jj675;nmdc:dgms-12-9wssqp09</text:p>
          </table:table-cell>
          <table:table-cell/>
        </table:table-row>
        <table:table-row table:style-name="ro1">
          <table:table-cell office:value-type="string" calcext:value-type="string">
            <text:p>nmdc:bsm-11-4f4btc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np5az63;nmdc:dgms-12-x4xk1532;nmdc:dgms-12-bw64gk71;nmdc:dgms-12-rb3wyb32</text:p>
          </table:table-cell>
          <table:table-cell/>
        </table:table-row>
        <table:table-row table:style-name="ro1">
          <table:table-cell office:value-type="string" calcext:value-type="string">
            <text:p>nmdc:bsm-11-4htstp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bmc8cx51;nmdc:dgms-12-8xhkk393;nmdc:dgms-12-6x8r8e02;nmdc:dgms-12-wjs4ey83</text:p>
          </table:table-cell>
          <table:table-cell/>
        </table:table-row>
        <table:table-row table:style-name="ro1">
          <table:table-cell office:value-type="string" calcext:value-type="string">
            <text:p>nmdc:bsm-11-4pc4k4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w9bhkv16;nmdc:dgms-12-ms8cjb84;nmdc:dgms-12-4d3pr875;nmdc:dgms-12-n1c1r813</text:p>
          </table:table-cell>
          <table:table-cell/>
        </table:table-row>
        <table:table-row table:style-name="ro1">
          <table:table-cell office:value-type="string" calcext:value-type="string">
            <text:p>nmdc:bsm-11-4yy9a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bjgc419;nmdc:dgms-12-7v3h2z75;nmdc:dgms-12-wx5h3t95;nmdc:dgms-12-hrydbw82</text:p>
          </table:table-cell>
          <table:table-cell/>
        </table:table-row>
        <table:table-row table:style-name="ro1">
          <table:table-cell office:value-type="string" calcext:value-type="string">
            <text:p>nmdc:bsm-11-57ejpn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a4nd1958;nmdc:dgms-12-s8mtae44;nmdc:dgms-12-j7pvyr53;nmdc:dgms-12-pwrrza45</text:p>
          </table:table-cell>
          <table:table-cell/>
        </table:table-row>
        <table:table-row table:style-name="ro1">
          <table:table-cell office:value-type="string" calcext:value-type="string">
            <text:p>nmdc:bsm-11-5ak8ja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hwfc1a85;nmdc:dgms-12-bv6a8524;nmdc:dgms-12-2rny6f84;nmdc:dgms-12-qpcch307</text:p>
          </table:table-cell>
          <table:table-cell/>
        </table:table-row>
        <table:table-row table:style-name="ro1">
          <table:table-cell office:value-type="string" calcext:value-type="string">
            <text:p>nmdc:bsm-11-5g2kjf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h3y8e36;nmdc:dgms-12-835zwt43;nmdc:dgms-12-atz69e68;nmdc:dgms-12-n6ymnt88</text:p>
          </table:table-cell>
          <table:table-cell/>
        </table:table-row>
        <table:table-row table:style-name="ro1">
          <table:table-cell office:value-type="string" calcext:value-type="string">
            <text:p>nmdc:bsm-11-5j742c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rzgyp88;nmdc:dgms-12-8ngfnr91;nmdc:dgms-12-52tkp865;nmdc:dgms-12-e1bv2b39</text:p>
          </table:table-cell>
          <table:table-cell/>
        </table:table-row>
        <table:table-row table:style-name="ro1">
          <table:table-cell office:value-type="string" calcext:value-type="string">
            <text:p>nmdc:bsm-11-5rgay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2mw9f55;nmdc:dgms-12-kbc5bq85;nmdc:dgms-12-tpxtqc12;nmdc:dgms-12-1m5t3849</text:p>
          </table:table-cell>
          <table:table-cell/>
        </table:table-row>
        <table:table-row table:style-name="ro1">
          <table:table-cell office:value-type="string" calcext:value-type="string">
            <text:p>nmdc:bsm-11-5snc2s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zwwepk56;nmdc:dgms-12-2ex44683;nmdc:dgms-12-bs4et404;nmdc:dgms-12-2va5ap74</text:p>
          </table:table-cell>
          <table:table-cell/>
        </table:table-row>
        <table:table-row table:style-name="ro1">
          <table:table-cell office:value-type="string" calcext:value-type="string">
            <text:p>nmdc:bsm-11-5w4ba3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n33tf07;nmdc:dgms-12-q9hasp10;nmdc:dgms-12-0p5hxt79;nmdc:dgms-12-69qz7g31</text:p>
          </table:table-cell>
          <table:table-cell/>
        </table:table-row>
        <table:table-row table:style-name="ro1">
          <table:table-cell office:value-type="string" calcext:value-type="string">
            <text:p>nmdc:bsm-11-61xfks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cy0cw042;nmdc:dgms-12-eqxtbd04;nmdc:dgms-12-1e5j2797;nmdc:dgms-12-8ra73772</text:p>
          </table:table-cell>
          <table:table-cell/>
        </table:table-row>
        <table:table-row table:style-name="ro1">
          <table:table-cell office:value-type="string" calcext:value-type="string">
            <text:p>nmdc:bsm-11-62fxv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kvpdp63;nmdc:dgms-12-a4w9r164;nmdc:dgms-12-1gr8e509;nmdc:dgms-12-am91te09</text:p>
          </table:table-cell>
          <table:table-cell/>
        </table:table-row>
        <table:table-row table:style-name="ro1">
          <table:table-cell office:value-type="string" calcext:value-type="string">
            <text:p>nmdc:bsm-11-674m91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hd59kx68;nmdc:dgms-12-ae4e0w98;nmdc:dgms-12-fhqhyj92;nmdc:dgms-12-xy27k277</text:p>
          </table:table-cell>
          <table:table-cell/>
        </table:table-row>
        <table:table-row table:style-name="ro1">
          <table:table-cell office:value-type="string" calcext:value-type="string">
            <text:p>nmdc:bsm-11-678ndj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jjm17v47;nmdc:dgms-12-7j9w0t53;nmdc:dgms-12-f1w6ey52;nmdc:dgms-12-gd4rb567</text:p>
          </table:table-cell>
          <table:table-cell/>
        </table:table-row>
        <table:table-row table:style-name="ro1">
          <table:table-cell office:value-type="string" calcext:value-type="string">
            <text:p>nmdc:bsm-11-67dmq6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cexgj72;nmdc:dgms-12-z1bbtn11;nmdc:dgms-12-zz9whr83;nmdc:dgms-12-284jgp29</text:p>
          </table:table-cell>
          <table:table-cell/>
        </table:table-row>
        <table:table-row table:style-name="ro1">
          <table:table-cell office:value-type="string" calcext:value-type="string">
            <text:p>nmdc:bsm-11-69g1rw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afmhe265;nmdc:dgms-12-8xayka46;nmdc:dgms-12-cym27n39;nmdc:dgms-12-93yc5167</text:p>
          </table:table-cell>
          <table:table-cell/>
        </table:table-row>
        <table:table-row table:style-name="ro1">
          <table:table-cell office:value-type="string" calcext:value-type="string">
            <text:p>nmdc:bsm-11-6k8cmy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b0k97903;nmdc:dgms-12-ery64t33;nmdc:dgms-12-mhpvds59;nmdc:dgms-12-hkqa9p05</text:p>
          </table:table-cell>
          <table:table-cell/>
        </table:table-row>
        <table:table-row table:style-name="ro1">
          <table:table-cell office:value-type="string" calcext:value-type="string">
            <text:p>nmdc:bsm-11-6m5dma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kzpjq76;nmdc:dgms-12-fjb7fg67;nmdc:dgms-12-kc2gyt83;nmdc:dgms-12-h37xb105</text:p>
          </table:table-cell>
          <table:table-cell/>
        </table:table-row>
        <table:table-row table:style-name="ro1">
          <table:table-cell office:value-type="string" calcext:value-type="string">
            <text:p>nmdc:bsm-11-6ntzv4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1tybq661;nmdc:dgms-12-ckta7492;nmdc:dgms-12-1hpd0x54;nmdc:dgms-12-5nz6j955</text:p>
          </table:table-cell>
          <table:table-cell/>
        </table:table-row>
        <table:table-row table:style-name="ro1">
          <table:table-cell office:value-type="string" calcext:value-type="string">
            <text:p>nmdc:bsm-11-6pr72x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1yn28y98;nmdc:dgms-12-d49jr802;nmdc:dgms-12-01ssjv33;nmdc:dgms-12-ngxzqk35</text:p>
          </table:table-cell>
          <table:table-cell/>
        </table:table-row>
        <table:table-row table:style-name="ro1">
          <table:table-cell office:value-type="string" calcext:value-type="string">
            <text:p>nmdc:bsm-11-6xa4vj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vn7w542;nmdc:dgms-12-148ss610;nmdc:dgms-12-v59eq448;nmdc:dgms-12-cbfvpk59</text:p>
          </table:table-cell>
          <table:table-cell/>
        </table:table-row>
        <table:table-row table:style-name="ro1">
          <table:table-cell office:value-type="string" calcext:value-type="string">
            <text:p>nmdc:bsm-11-6y26bz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z7c7944;nmdc:dgms-12-efpsjd36;nmdc:dgms-12-yvw2c410;nmdc:dgms-12-d2mtgn65</text:p>
          </table:table-cell>
          <table:table-cell/>
        </table:table-row>
        <table:table-row table:style-name="ro1">
          <table:table-cell office:value-type="string" calcext:value-type="string">
            <text:p>nmdc:bsm-11-6y2dt5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0rn3432;nmdc:dgms-12-atck6f34;nmdc:dgms-12-b1hs1y29;nmdc:dgms-12-tgb21528</text:p>
          </table:table-cell>
          <table:table-cell/>
        </table:table-row>
        <table:table-row table:style-name="ro1">
          <table:table-cell office:value-type="string" calcext:value-type="string">
            <text:p>nmdc:bsm-11-6ya0cs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xaf0831;nmdc:dgms-12-pbdzzw24;nmdc:dgms-12-5vv7qe44;nmdc:dgms-12-bqrf8s04</text:p>
          </table:table-cell>
          <table:table-cell/>
        </table:table-row>
        <table:table-row table:style-name="ro1">
          <table:table-cell office:value-type="string" calcext:value-type="string">
            <text:p>nmdc:bsm-11-6z11g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c7bh253;nmdc:dgms-12-a9npxv36;nmdc:dgms-12-dgn3ww92;nmdc:dgms-12-hfb8v904</text:p>
          </table:table-cell>
          <table:table-cell/>
        </table:table-row>
        <table:table-row table:style-name="ro1">
          <table:table-cell office:value-type="string" calcext:value-type="string">
            <text:p>nmdc:bsm-11-6zd5nb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mdkt1n34;nmdc:dgms-12-8t0w9s23;nmdc:dgms-12-g91eme27;nmdc:dgms-12-fqhvcb80</text:p>
          </table:table-cell>
          <table:table-cell/>
        </table:table-row>
        <table:table-row table:style-name="ro1">
          <table:table-cell office:value-type="string" calcext:value-type="string">
            <text:p>nmdc:bsm-11-73zqmh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n6ey443;nmdc:dgms-12-29j0vh23;nmdc:dgms-12-m7vyqg60;nmdc:dgms-12-037pfq05</text:p>
          </table:table-cell>
          <table:table-cell/>
        </table:table-row>
        <table:table-row table:style-name="ro1">
          <table:table-cell office:value-type="string" calcext:value-type="string">
            <text:p>nmdc:bsm-11-766dwa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sh07v97;nmdc:dgms-12-s1kqph23;nmdc:dgms-12-8v7mqp53;nmdc:dgms-12-3zy72628</text:p>
          </table:table-cell>
          <table:table-cell/>
        </table:table-row>
        <table:table-row table:style-name="ro1">
          <table:table-cell office:value-type="string" calcext:value-type="string">
            <text:p>nmdc:bsm-11-7bbm77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hgse529;nmdc:dgms-12-dphg2k88;nmdc:dgms-12-m1xn4g66;nmdc:dgms-12-s2mc1z32</text:p>
          </table:table-cell>
          <table:table-cell/>
        </table:table-row>
        <table:table-row table:style-name="ro1">
          <table:table-cell office:value-type="string" calcext:value-type="string">
            <text:p>nmdc:bsm-11-7cfwd9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qy4s329;nmdc:dgms-12-k68qpk73;nmdc:dgms-12-5kjv8660;nmdc:dgms-12-rsrhyf65</text:p>
          </table:table-cell>
          <table:table-cell/>
        </table:table-row>
        <table:table-row table:style-name="ro1">
          <table:table-cell office:value-type="string" calcext:value-type="string">
            <text:p>nmdc:bsm-11-7j0fnc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f09z976;nmdc:dgms-12-7by6x716;nmdc:dgms-12-n8gxkz52;nmdc:dgms-12-8k7z3692</text:p>
          </table:table-cell>
          <table:table-cell/>
        </table:table-row>
        <table:table-row table:style-name="ro1">
          <table:table-cell office:value-type="string" calcext:value-type="string">
            <text:p>nmdc:bsm-11-7n6p8d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mmt1c336;nmdc:dgms-12-6xc03q97;nmdc:dgms-12-knxfj346;nmdc:dgms-12-d1y25s26</text:p>
          </table:table-cell>
          <table:table-cell/>
        </table:table-row>
        <table:table-row table:style-name="ro1">
          <table:table-cell office:value-type="string" calcext:value-type="string">
            <text:p>nmdc:bsm-11-7pyrek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jp7tt06;nmdc:dgms-12-st6rxq56;nmdc:dgms-12-p1r36b25;nmdc:dgms-12-9rqt0c12</text:p>
          </table:table-cell>
          <table:table-cell/>
        </table:table-row>
        <table:table-row table:style-name="ro1">
          <table:table-cell office:value-type="string" calcext:value-type="string">
            <text:p>nmdc:bsm-11-7yg2ne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mtp43v18;nmdc:dgms-12-jh8p1v83;nmdc:dgms-12-3wt90k83;nmdc:dgms-12-skrk8g24</text:p>
          </table:table-cell>
          <table:table-cell/>
        </table:table-row>
        <table:table-row table:style-name="ro1">
          <table:table-cell office:value-type="string" calcext:value-type="string">
            <text:p>nmdc:bsm-11-7yjtg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y8rq7q67;nmdc:dgms-12-57z7a455;nmdc:dgms-12-hpbrsm64;nmdc:dgms-12-tytm8n54</text:p>
          </table:table-cell>
          <table:table-cell/>
        </table:table-row>
        <table:table-row table:style-name="ro1">
          <table:table-cell office:value-type="string" calcext:value-type="string">
            <text:p>nmdc:bsm-11-7z1qvf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e04s4911;nmdc:dgms-12-j1mk8y48;nmdc:dgms-12-hrj1v120;nmdc:dgms-12-k56ea904</text:p>
          </table:table-cell>
          <table:table-cell/>
        </table:table-row>
        <table:table-row table:style-name="ro1">
          <table:table-cell office:value-type="string" calcext:value-type="string">
            <text:p>nmdc:bsm-11-82qw5v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rg7brq57;nmdc:dgms-12-p6j97n65;nmdc:dgms-12-qwpk5951;nmdc:dgms-12-keg9x462</text:p>
          </table:table-cell>
          <table:table-cell/>
        </table:table-row>
        <table:table-row table:style-name="ro1">
          <table:table-cell office:value-type="string" calcext:value-type="string">
            <text:p>nmdc:bsm-11-899bm4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xrmm2689;nmdc:dgms-12-vd893y77;nmdc:dgms-12-ws3k6e65;nmdc:dgms-12-096y9t84</text:p>
          </table:table-cell>
          <table:table-cell/>
        </table:table-row>
        <table:table-row table:style-name="ro1">
          <table:table-cell office:value-type="string" calcext:value-type="string">
            <text:p>nmdc:bsm-11-8ah8pz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k9m0m471;nmdc:dgms-12-ed302m52;nmdc:dgms-12-38rq2163;nmdc:dgms-12-0e1thh19</text:p>
          </table:table-cell>
          <table:table-cell/>
        </table:table-row>
        <table:table-row table:style-name="ro1">
          <table:table-cell office:value-type="string" calcext:value-type="string">
            <text:p>nmdc:bsm-11-8aktkq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ng3hd69;nmdc:dgms-12-114df636;nmdc:dgms-12-np5b9q02;nmdc:dgms-12-bd6xnx49</text:p>
          </table:table-cell>
          <table:table-cell/>
        </table:table-row>
        <table:table-row table:style-name="ro1">
          <table:table-cell office:value-type="string" calcext:value-type="string">
            <text:p>nmdc:bsm-11-8bewbp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mhvvvy37;nmdc:dgms-12-xs0s3722;nmdc:dgms-12-gj7bzy56;nmdc:dgms-12-tnreb855</text:p>
          </table:table-cell>
          <table:table-cell/>
        </table:table-row>
        <table:table-row table:style-name="ro1">
          <table:table-cell office:value-type="string" calcext:value-type="string">
            <text:p>nmdc:bsm-11-8cgpqn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b3a4m88;nmdc:dgms-12-vj5bfq19;nmdc:dgms-12-cebwn265;nmdc:dgms-12-gjxeta37</text:p>
          </table:table-cell>
          <table:table-cell/>
        </table:table-row>
        <table:table-row table:style-name="ro1">
          <table:table-cell office:value-type="string" calcext:value-type="string">
            <text:p>nmdc:bsm-11-8e43d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tfaxv897;nmdc:dgms-12-efzb9s29;nmdc:dgms-12-2d8rdh68;nmdc:dgms-12-9k3xhp75</text:p>
          </table:table-cell>
          <table:table-cell/>
        </table:table-row>
        <table:table-row table:style-name="ro1">
          <table:table-cell office:value-type="string" calcext:value-type="string">
            <text:p>nmdc:bsm-11-8eypa9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96cs202;nmdc:dgms-12-d6jx2w43;nmdc:dgms-12-59k28b61;nmdc:dgms-12-mbjgmn06</text:p>
          </table:table-cell>
          <table:table-cell/>
        </table:table-row>
        <table:table-row table:style-name="ro1">
          <table:table-cell office:value-type="string" calcext:value-type="string">
            <text:p>nmdc:bsm-11-8g7xbe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jgyg304;nmdc:dgms-12-zg1k5z85;nmdc:dgms-12-1jj53z46;nmdc:dgms-12-6gt2x179</text:p>
          </table:table-cell>
          <table:table-cell/>
        </table:table-row>
        <table:table-row table:style-name="ro1">
          <table:table-cell office:value-type="string" calcext:value-type="string">
            <text:p>nmdc:bsm-11-8wd4pp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amham474;nmdc:dgms-12-q2hgkf52;nmdc:dgms-12-nzhew187;nmdc:dgms-12-mv7sx551</text:p>
          </table:table-cell>
          <table:table-cell/>
        </table:table-row>
        <table:table-row table:style-name="ro1">
          <table:table-cell office:value-type="string" calcext:value-type="string">
            <text:p>nmdc:bsm-11-90vp2x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c9yv426;nmdc:dgms-12-7drgf177;nmdc:dgms-12-xh28w552;nmdc:dgms-12-xyy0p307</text:p>
          </table:table-cell>
          <table:table-cell/>
        </table:table-row>
        <table:table-row table:style-name="ro1">
          <table:table-cell office:value-type="string" calcext:value-type="string">
            <text:p>nmdc:bsm-11-91bdea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44nhe52;nmdc:dgms-12-spkbct97;nmdc:dgms-12-pv1ag619;nmdc:dgms-12-47db6h35</text:p>
          </table:table-cell>
          <table:table-cell/>
        </table:table-row>
        <table:table-row table:style-name="ro1">
          <table:table-cell office:value-type="string" calcext:value-type="string">
            <text:p>nmdc:bsm-11-94c2xj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dq7dbm22;nmdc:dgms-12-7ckp7t31;nmdc:dgms-12-yp21mx52;nmdc:dgms-12-6rweh127</text:p>
          </table:table-cell>
          <table:table-cell/>
        </table:table-row>
        <table:table-row table:style-name="ro1">
          <table:table-cell office:value-type="string" calcext:value-type="string">
            <text:p>nmdc:bsm-11-97dgrv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462ta673;nmdc:dgms-12-2nv7y959;nmdc:dgms-12-3r8jyc07;nmdc:dgms-12-jfnpve13</text:p>
          </table:table-cell>
          <table:table-cell/>
        </table:table-row>
        <table:table-row table:style-name="ro1">
          <table:table-cell office:value-type="string" calcext:value-type="string">
            <text:p>nmdc:bsm-11-9c0hk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mcthev40;nmdc:dgms-12-54d1j517;nmdc:dgms-12-t8nvtx10;nmdc:dgms-12-92xdnz86</text:p>
          </table:table-cell>
          <table:table-cell/>
        </table:table-row>
        <table:table-row table:style-name="ro1">
          <table:table-cell office:value-type="string" calcext:value-type="string">
            <text:p>nmdc:bsm-11-9f2ahd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y07m4g88;nmdc:dgms-12-6w14m317;nmdc:dgms-12-vgbdfc88;nmdc:dgms-12-j1xaa532</text:p>
          </table:table-cell>
          <table:table-cell/>
        </table:table-row>
        <table:table-row table:style-name="ro1">
          <table:table-cell office:value-type="string" calcext:value-type="string">
            <text:p>nmdc:bsm-11-9gmcv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dgwpv49;nmdc:dgms-12-yn0jb390;nmdc:dgms-12-1btfba25;nmdc:dgms-12-p6v9mn79</text:p>
          </table:table-cell>
          <table:table-cell/>
        </table:table-row>
        <table:table-row table:style-name="ro1">
          <table:table-cell office:value-type="string" calcext:value-type="string">
            <text:p>nmdc:bsm-11-aan31e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1fz3wg32;nmdc:dgms-12-gb1v6726;nmdc:dgms-12-zs9dat86;nmdc:dgms-12-pdvaph96</text:p>
          </table:table-cell>
          <table:table-cell/>
        </table:table-row>
        <table:table-row table:style-name="ro1">
          <table:table-cell office:value-type="string" calcext:value-type="string">
            <text:p>nmdc:bsm-11-acehgb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w17vy21;nmdc:dgms-12-04hh3133;nmdc:dgms-12-6bq8s392;nmdc:dgms-12-9j65rp76</text:p>
          </table:table-cell>
          <table:table-cell/>
        </table:table-row>
        <table:table-row table:style-name="ro1">
          <table:table-cell office:value-type="string" calcext:value-type="string">
            <text:p>nmdc:bsm-11-acfvxq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9fhnkz40;nmdc:dgms-12-j0cxbz51;nmdc:dgms-12-18hvm210;nmdc:dgms-12-f3g81576</text:p>
          </table:table-cell>
          <table:table-cell/>
        </table:table-row>
        <table:table-row table:style-name="ro1">
          <table:table-cell office:value-type="string" calcext:value-type="string">
            <text:p>nmdc:bsm-11-ad739z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dz3akx32;nmdc:dgms-12-skpng327;nmdc:dgms-12-qgzby064;nmdc:dgms-12-ng5b7c44</text:p>
          </table:table-cell>
          <table:table-cell/>
        </table:table-row>
        <table:table-row table:style-name="ro1">
          <table:table-cell office:value-type="string" calcext:value-type="string">
            <text:p>nmdc:bsm-11-adwwk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qhtms57;nmdc:dgms-12-bbmgnx37;nmdc:dgms-12-phgzw741;nmdc:dgms-12-aymr2207</text:p>
          </table:table-cell>
          <table:table-cell/>
        </table:table-row>
        <table:table-row table:style-name="ro1">
          <table:table-cell office:value-type="string" calcext:value-type="string">
            <text:p>nmdc:bsm-11-adzwqg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et6y647;nmdc:dgms-12-zqsa6v10;nmdc:dgms-12-wc9p1b44;nmdc:dgms-12-agz58160</text:p>
          </table:table-cell>
          <table:table-cell/>
        </table:table-row>
        <table:table-row table:style-name="ro1">
          <table:table-cell office:value-type="string" calcext:value-type="string">
            <text:p>nmdc:bsm-11-aesqd6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xh60sb88;nmdc:dgms-12-svywp651;nmdc:dgms-12-99wb0496;nmdc:dgms-12-r1cvpq40</text:p>
          </table:table-cell>
          <table:table-cell/>
        </table:table-row>
        <table:table-row table:style-name="ro1">
          <table:table-cell office:value-type="string" calcext:value-type="string">
            <text:p>nmdc:bsm-11-af8ap7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4fkytb85;nmdc:dgms-12-amhbpr48;nmdc:dgms-12-3xy7sw21;nmdc:dgms-12-azgrqm31</text:p>
          </table:table-cell>
          <table:table-cell/>
        </table:table-row>
        <table:table-row table:style-name="ro1">
          <table:table-cell office:value-type="string" calcext:value-type="string">
            <text:p>nmdc:bsm-11-ahfq0n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dq0kw107;nmdc:dgms-12-2xrzh438;nmdc:dgms-12-gj3zqj23;nmdc:dgms-12-whwx3f30</text:p>
          </table:table-cell>
          <table:table-cell/>
        </table:table-row>
        <table:table-row table:style-name="ro1">
          <table:table-cell office:value-type="string" calcext:value-type="string">
            <text:p>nmdc:bsm-11-ahpvvb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h628y30;nmdc:dgms-12-83c0ze50;nmdc:dgms-12-7xcht157;nmdc:dgms-12-3p73d304</text:p>
          </table:table-cell>
          <table:table-cell/>
        </table:table-row>
        <table:table-row table:style-name="ro1">
          <table:table-cell office:value-type="string" calcext:value-type="string">
            <text:p>nmdc:bsm-11-arjq1c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k6dz2q82;nmdc:dgms-12-4rp76x51;nmdc:dgms-12-kdyyzt86;nmdc:dgms-12-3e44k227</text:p>
          </table:table-cell>
          <table:table-cell/>
        </table:table-row>
        <table:table-row table:style-name="ro1">
          <table:table-cell office:value-type="string" calcext:value-type="string">
            <text:p>nmdc:bsm-11-at9sda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rxj6w330;nmdc:dgms-12-8vhq1151;nmdc:dgms-12-bwa7h635;nmdc:dgms-12-76h2ws94</text:p>
          </table:table-cell>
          <table:table-cell/>
        </table:table-row>
        <table:table-row table:style-name="ro1">
          <table:table-cell office:value-type="string" calcext:value-type="string">
            <text:p>nmdc:bsm-11-azfn24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0et7je92;nmdc:dgms-12-xt3h1511;nmdc:dgms-12-m00hpt27;nmdc:dgms-12-cqrvqh45</text:p>
          </table:table-cell>
          <table:table-cell/>
        </table:table-row>
        <table:table-row table:style-name="ro1">
          <table:table-cell office:value-type="string" calcext:value-type="string">
            <text:p>nmdc:bsm-11-aztxt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m115dq67;nmdc:dgms-12-tq10r597;nmdc:dgms-12-tgvq0t45;nmdc:dgms-12-x3x38m82</text:p>
          </table:table-cell>
          <table:table-cell/>
        </table:table-row>
        <table:table-row table:style-name="ro1">
          <table:table-cell office:value-type="string" calcext:value-type="string">
            <text:p>nmdc:bsm-11-b3d5yg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bgqsj28;nmdc:dgms-12-g1zgv934;nmdc:dgms-12-wj14yx67;nmdc:dgms-12-tfgptm63</text:p>
          </table:table-cell>
          <table:table-cell/>
        </table:table-row>
        <table:table-row table:style-name="ro1">
          <table:table-cell office:value-type="string" calcext:value-type="string">
            <text:p>nmdc:bsm-11-b7pv2a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ecr7a87;nmdc:dgms-12-jnht2c89;nmdc:dgms-12-0fz7g093;nmdc:dgms-12-ty83sc37</text:p>
          </table:table-cell>
          <table:table-cell/>
        </table:table-row>
        <table:table-row table:style-name="ro1">
          <table:table-cell office:value-type="string" calcext:value-type="string">
            <text:p>nmdc:bsm-11-b9cjnj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g6d0d19;nmdc:dgms-12-c7kh0k05;nmdc:dgms-12-pb39xq54;nmdc:dgms-12-t24mvp65</text:p>
          </table:table-cell>
          <table:table-cell/>
        </table:table-row>
        <table:table-row table:style-name="ro1">
          <table:table-cell office:value-type="string" calcext:value-type="string">
            <text:p>nmdc:bsm-11-bd18tk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4gqdd41;nmdc:dgms-12-wcvxy623;nmdc:dgms-12-7n4ksg78;nmdc:dgms-12-fp8kqp13</text:p>
          </table:table-cell>
          <table:table-cell/>
        </table:table-row>
        <table:table-row table:style-name="ro1">
          <table:table-cell office:value-type="string" calcext:value-type="string">
            <text:p>nmdc:bsm-11-bgar5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0a07nf21;nmdc:dgms-12-ksjvyt95;nmdc:dgms-12-0vc92b32;nmdc:dgms-12-0cd1xk06</text:p>
          </table:table-cell>
          <table:table-cell/>
        </table:table-row>
        <table:table-row table:style-name="ro1">
          <table:table-cell office:value-type="string" calcext:value-type="string">
            <text:p>nmdc:bsm-11-bm9ha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xyftz241;nmdc:dgms-12-pp825k84;nmdc:dgms-12-4s60v314;nmdc:dgms-12-0qyzc853</text:p>
          </table:table-cell>
          <table:table-cell/>
        </table:table-row>
        <table:table-row table:style-name="ro1">
          <table:table-cell office:value-type="string" calcext:value-type="string">
            <text:p>nmdc:bsm-11-bqp0m7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56xf250;nmdc:dgms-12-1vqwfv41;nmdc:dgms-12-k231tt27;nmdc:dgms-12-fg4ajg18</text:p>
          </table:table-cell>
          <table:table-cell/>
        </table:table-row>
        <table:table-row table:style-name="ro1">
          <table:table-cell office:value-type="string" calcext:value-type="string">
            <text:p>nmdc:bsm-11-c12hyq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gjf5b02;nmdc:dgms-12-j60ctn57;nmdc:dgms-12-jznm0f19;nmdc:dgms-12-dmtb0b84</text:p>
          </table:table-cell>
          <table:table-cell/>
        </table:table-row>
        <table:table-row table:style-name="ro1">
          <table:table-cell office:value-type="string" calcext:value-type="string">
            <text:p>nmdc:bsm-11-c52npq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45h2kg15;nmdc:dgms-12-hsmqcd84;nmdc:dgms-12-1kggr968;nmdc:dgms-12-6zkpyr03</text:p>
          </table:table-cell>
          <table:table-cell/>
        </table:table-row>
        <table:table-row table:style-name="ro1">
          <table:table-cell office:value-type="string" calcext:value-type="string">
            <text:p>nmdc:bsm-11-c756vg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16bzn730;nmdc:dgms-12-bhkw3m74;nmdc:dgms-12-ry9rnt26;nmdc:dgms-12-eb0a7d78</text:p>
          </table:table-cell>
          <table:table-cell/>
        </table:table-row>
        <table:table-row table:style-name="ro1">
          <table:table-cell office:value-type="string" calcext:value-type="string">
            <text:p>nmdc:bsm-11-can3rz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x9rfv264;nmdc:dgms-12-fvktpf82;nmdc:dgms-12-0qpgyv72;nmdc:dgms-12-q77s6c94</text:p>
          </table:table-cell>
          <table:table-cell/>
        </table:table-row>
        <table:table-row table:style-name="ro1">
          <table:table-cell office:value-type="string" calcext:value-type="string">
            <text:p>nmdc:bsm-11-cd09p0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y13bvv41;nmdc:dgms-12-k0t1sh70;nmdc:dgms-12-4hcsm896;nmdc:dgms-12-ffarqa55</text:p>
          </table:table-cell>
          <table:table-cell/>
        </table:table-row>
        <table:table-row table:style-name="ro1">
          <table:table-cell office:value-type="string" calcext:value-type="string">
            <text:p>nmdc:bsm-11-ce1sg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55p8v35;nmdc:dgms-12-mvxeba78;nmdc:dgms-12-rfcgsp24;nmdc:dgms-12-964kxb88</text:p>
          </table:table-cell>
          <table:table-cell/>
        </table:table-row>
        <table:table-row table:style-name="ro1">
          <table:table-cell office:value-type="string" calcext:value-type="string">
            <text:p>nmdc:bsm-11-cjp6kd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cd6h3516;nmdc:dgms-12-b3ym3045;nmdc:dgms-12-912m4013;nmdc:dgms-12-c1v4dm42</text:p>
          </table:table-cell>
          <table:table-cell/>
        </table:table-row>
        <table:table-row table:style-name="ro1">
          <table:table-cell office:value-type="string" calcext:value-type="string">
            <text:p>nmdc:bsm-11-ck98jg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v36a4e36;nmdc:dgms-12-bhb6hq10;nmdc:dgms-12-f27z5557;nmdc:dgms-12-6rt8y034</text:p>
          </table:table-cell>
          <table:table-cell/>
        </table:table-row>
        <table:table-row table:style-name="ro1">
          <table:table-cell office:value-type="string" calcext:value-type="string">
            <text:p>nmdc:bsm-11-cv5vxb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hvb3qc03;nmdc:dgms-12-m7chjm78;nmdc:dgms-12-4epqaz62;nmdc:dgms-12-5nh89q88</text:p>
          </table:table-cell>
          <table:table-cell/>
        </table:table-row>
        <table:table-row table:style-name="ro1">
          <table:table-cell office:value-type="string" calcext:value-type="string">
            <text:p>nmdc:bsm-11-cvqsze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1eppb19;nmdc:dgms-12-q96qd662;nmdc:dgms-12-0s71wv05;nmdc:dgms-12-8jkn1w79</text:p>
          </table:table-cell>
          <table:table-cell/>
        </table:table-row>
        <table:table-row table:style-name="ro1">
          <table:table-cell office:value-type="string" calcext:value-type="string">
            <text:p>nmdc:bsm-11-cxprmv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0mwwqf87;nmdc:dgms-12-hfkcr394;nmdc:dgms-12-63fay852;nmdc:dgms-12-2e9n0s68</text:p>
          </table:table-cell>
          <table:table-cell/>
        </table:table-row>
        <table:table-row table:style-name="ro1">
          <table:table-cell office:value-type="string" calcext:value-type="string">
            <text:p>nmdc:bsm-11-cz68s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d7yjdc89;nmdc:dgms-12-0814j736;nmdc:dgms-12-c437ga82;nmdc:dgms-12-kxc4v881</text:p>
          </table:table-cell>
          <table:table-cell/>
        </table:table-row>
        <table:table-row table:style-name="ro1">
          <table:table-cell office:value-type="string" calcext:value-type="string">
            <text:p>nmdc:bsm-11-d1h1d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z6t9pd08;nmdc:dgms-12-kmt6rs39;nmdc:dgms-12-5s4vxp42;nmdc:dgms-12-q3yzvp39</text:p>
          </table:table-cell>
          <table:table-cell/>
        </table:table-row>
        <table:table-row table:style-name="ro1">
          <table:table-cell office:value-type="string" calcext:value-type="string">
            <text:p>nmdc:bsm-11-d8cgz8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rhryxe45;nmdc:dgms-12-08s2rg83;nmdc:dgms-12-ahngbt73;nmdc:dgms-12-0kx1ve78</text:p>
          </table:table-cell>
          <table:table-cell/>
        </table:table-row>
        <table:table-row table:style-name="ro1">
          <table:table-cell office:value-type="string" calcext:value-type="string">
            <text:p>nmdc:bsm-11-da01b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9rmh9092;nmdc:dgms-12-mncy9r27;nmdc:dgms-12-zw613e97;nmdc:dgms-12-1axmj596</text:p>
          </table:table-cell>
          <table:table-cell/>
        </table:table-row>
        <table:table-row table:style-name="ro1">
          <table:table-cell office:value-type="string" calcext:value-type="string">
            <text:p>nmdc:bsm-11-djqze6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cmt7y498;nmdc:dgms-12-bk58x862;nmdc:dgms-12-szj1z240;nmdc:dgms-12-hp3x2m60</text:p>
          </table:table-cell>
          <table:table-cell/>
        </table:table-row>
        <table:table-row table:style-name="ro1">
          <table:table-cell office:value-type="string" calcext:value-type="string">
            <text:p>nmdc:bsm-11-dppkv5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wfb01397;nmdc:dgms-12-xpyz2v81;nmdc:dgms-12-xdqm2t98;nmdc:dgms-12-g37tq597</text:p>
          </table:table-cell>
          <table:table-cell/>
        </table:table-row>
        <table:table-row table:style-name="ro1">
          <table:table-cell office:value-type="string" calcext:value-type="string">
            <text:p>nmdc:bsm-11-dqnfvd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n5dd364;nmdc:dgms-12-yg9r9n26;nmdc:dgms-12-nqnx4324;nmdc:dgms-12-p9hy4s32</text:p>
          </table:table-cell>
          <table:table-cell/>
        </table:table-row>
        <table:table-row table:style-name="ro1">
          <table:table-cell office:value-type="string" calcext:value-type="string">
            <text:p>nmdc:bsm-11-dtyb1w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rdv5t13;nmdc:dgms-12-yq4x4r67;nmdc:dgms-12-fnvvw802;nmdc:dgms-12-m3zvjg53</text:p>
          </table:table-cell>
          <table:table-cell/>
        </table:table-row>
        <table:table-row table:style-name="ro1">
          <table:table-cell office:value-type="string" calcext:value-type="string">
            <text:p>nmdc:bsm-11-dva768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y3wpdy35;nmdc:dgms-12-4w0ssv71;nmdc:dgms-12-rp0ctf17;nmdc:dgms-12-sxb30t47</text:p>
          </table:table-cell>
          <table:table-cell/>
        </table:table-row>
        <table:table-row table:style-name="ro1">
          <table:table-cell office:value-type="string" calcext:value-type="string">
            <text:p>nmdc:bsm-11-dz264p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04padp26;nmdc:dgms-12-c8wgfv44;nmdc:dgms-12-b0sr2732;nmdc:dgms-12-5vp1cy08</text:p>
          </table:table-cell>
          <table:table-cell/>
        </table:table-row>
        <table:table-row table:style-name="ro1">
          <table:table-cell office:value-type="string" calcext:value-type="string">
            <text:p>nmdc:bsm-11-e0rz6p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pjt3677;nmdc:dgms-12-h6rxhc66;nmdc:dgms-12-8s9jne58;nmdc:dgms-12-1eea6k04</text:p>
          </table:table-cell>
          <table:table-cell/>
        </table:table-row>
        <table:table-row table:style-name="ro1">
          <table:table-cell office:value-type="string" calcext:value-type="string">
            <text:p>nmdc:bsm-11-e747ch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b02h702;nmdc:dgms-12-1zwcpa76;nmdc:dgms-12-4rbw8j67;nmdc:dgms-12-gfq9e789</text:p>
          </table:table-cell>
          <table:table-cell/>
        </table:table-row>
        <table:table-row table:style-name="ro1">
          <table:table-cell office:value-type="string" calcext:value-type="string">
            <text:p>nmdc:bsm-11-e9z5qp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c3ayz22;nmdc:dgms-12-h8r4ma15;nmdc:dgms-12-61qea943;nmdc:dgms-12-zb69jm74</text:p>
          </table:table-cell>
          <table:table-cell/>
        </table:table-row>
        <table:table-row table:style-name="ro1">
          <table:table-cell office:value-type="string" calcext:value-type="string">
            <text:p>nmdc:bsm-11-ehqk1b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a2zvn11;nmdc:dgms-12-75cst942;nmdc:dgms-12-c3n77r51;nmdc:dgms-12-nt5ktz82</text:p>
          </table:table-cell>
          <table:table-cell/>
        </table:table-row>
        <table:table-row table:style-name="ro1">
          <table:table-cell office:value-type="string" calcext:value-type="string">
            <text:p>nmdc:bsm-11-epzqzg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07wcya25;nmdc:dgms-12-41156x43;nmdc:dgms-12-kv9qty11;nmdc:dgms-12-b4ezy803</text:p>
          </table:table-cell>
          <table:table-cell/>
        </table:table-row>
        <table:table-row table:style-name="ro1">
          <table:table-cell office:value-type="string" calcext:value-type="string">
            <text:p>nmdc:bsm-11-evfbfp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zm4wjx94;nmdc:dgms-12-by5m7832;nmdc:dgms-12-8q9xrb70;nmdc:dgms-12-2sfgrr61</text:p>
          </table:table-cell>
          <table:table-cell/>
        </table:table-row>
        <table:table-row table:style-name="ro1">
          <table:table-cell office:value-type="string" calcext:value-type="string">
            <text:p>nmdc:bsm-11-f0st6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d1pyrx12;nmdc:dgms-12-gysngy50;nmdc:dgms-12-zmd59407;nmdc:dgms-12-6xwwad51</text:p>
          </table:table-cell>
          <table:table-cell/>
        </table:table-row>
        <table:table-row table:style-name="ro1">
          <table:table-cell office:value-type="string" calcext:value-type="string">
            <text:p>nmdc:bsm-11-f8tzvk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a84zbg21;nmdc:dgms-12-7s6c5r40;nmdc:dgms-12-2bpqaq31;nmdc:dgms-12-4fayyk64</text:p>
          </table:table-cell>
          <table:table-cell/>
        </table:table-row>
        <table:table-row table:style-name="ro1">
          <table:table-cell office:value-type="string" calcext:value-type="string">
            <text:p>nmdc:bsm-11-feynq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w6zyzx20;nmdc:dgms-12-r94shx56;nmdc:dgms-12-w5agwz96;nmdc:dgms-12-0q67w939</text:p>
          </table:table-cell>
          <table:table-cell/>
        </table:table-row>
        <table:table-row table:style-name="ro1">
          <table:table-cell office:value-type="string" calcext:value-type="string">
            <text:p>nmdc:bsm-11-fgjpsy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c4fa430;nmdc:dgms-12-d7tj8389;nmdc:dgms-12-m1tfbt77;nmdc:dgms-12-pt52e789</text:p>
          </table:table-cell>
          <table:table-cell/>
        </table:table-row>
        <table:table-row table:style-name="ro1">
          <table:table-cell office:value-type="string" calcext:value-type="string">
            <text:p>nmdc:bsm-11-fm4p45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entm5h56;nmdc:dgms-12-nn3jst46;nmdc:dgms-12-f249t973;nmdc:dgms-12-vfdf1t28</text:p>
          </table:table-cell>
          <table:table-cell/>
        </table:table-row>
        <table:table-row table:style-name="ro1">
          <table:table-cell office:value-type="string" calcext:value-type="string">
            <text:p>nmdc:bsm-11-fr4c9n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wtweck64;nmdc:dgms-12-03ej2990;nmdc:dgms-12-0q1kw277;nmdc:dgms-12-h573m895</text:p>
          </table:table-cell>
          <table:table-cell/>
        </table:table-row>
        <table:table-row table:style-name="ro1">
          <table:table-cell office:value-type="string" calcext:value-type="string">
            <text:p>nmdc:bsm-11-fy3j8w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2h6dv67;nmdc:dgms-12-50y3m118;nmdc:dgms-12-v5pj9a70;nmdc:dgms-12-dmjz3y44</text:p>
          </table:table-cell>
          <table:table-cell/>
        </table:table-row>
        <table:table-row table:style-name="ro1">
          <table:table-cell office:value-type="string" calcext:value-type="string">
            <text:p>nmdc:bsm-11-fyey4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c6p0ea70;nmdc:dgms-12-e1wc0v39;nmdc:dgms-12-cy8nqn15;nmdc:dgms-12-m7qgda83</text:p>
          </table:table-cell>
          <table:table-cell/>
        </table:table-row>
        <table:table-row table:style-name="ro1">
          <table:table-cell office:value-type="string" calcext:value-type="string">
            <text:p>nmdc:bsm-11-fzvzb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ga4kz52;nmdc:dgms-12-v150qp81;nmdc:dgms-12-z2rdb710;nmdc:dgms-12-vz47px77</text:p>
          </table:table-cell>
          <table:table-cell/>
        </table:table-row>
        <table:table-row table:style-name="ro1">
          <table:table-cell office:value-type="string" calcext:value-type="string">
            <text:p>nmdc:bsm-11-g35dnf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g2jet78;nmdc:dgms-12-q5p1jj69;nmdc:dgms-12-whnpzn20;nmdc:dgms-12-v0djmt25</text:p>
          </table:table-cell>
          <table:table-cell/>
        </table:table-row>
        <table:table-row table:style-name="ro1">
          <table:table-cell office:value-type="string" calcext:value-type="string">
            <text:p>nmdc:bsm-11-g3r2dm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beemsz76;nmdc:dgms-12-pbrwxf74;nmdc:dgms-12-22g6f563;nmdc:dgms-12-63bfnx21</text:p>
          </table:table-cell>
          <table:table-cell/>
        </table:table-row>
        <table:table-row table:style-name="ro1">
          <table:table-cell office:value-type="string" calcext:value-type="string">
            <text:p>nmdc:bsm-11-g4my34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wj3q521;nmdc:dgms-12-p3m1te11;nmdc:dgms-12-x5p9f606;nmdc:dgms-12-h08rva39</text:p>
          </table:table-cell>
          <table:table-cell/>
        </table:table-row>
        <table:table-row table:style-name="ro1">
          <table:table-cell office:value-type="string" calcext:value-type="string">
            <text:p>nmdc:bsm-11-g4rxzh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6zgv607;nmdc:dgms-12-812nh731;nmdc:dgms-12-vj4b7v42;nmdc:dgms-12-b56v5q34</text:p>
          </table:table-cell>
          <table:table-cell/>
        </table:table-row>
        <table:table-row table:style-name="ro1">
          <table:table-cell office:value-type="string" calcext:value-type="string">
            <text:p>nmdc:bsm-11-g9w692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4w9dz30;nmdc:dgms-12-t6t3vf76;nmdc:dgms-12-t2k2b931;nmdc:dgms-12-g7ma0b77</text:p>
          </table:table-cell>
          <table:table-cell/>
        </table:table-row>
        <table:table-row table:style-name="ro1">
          <table:table-cell office:value-type="string" calcext:value-type="string">
            <text:p>nmdc:bsm-11-ga8cav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656fm18;nmdc:dgms-12-jzzcaq95;nmdc:dgms-12-eb683j28;nmdc:dgms-12-p70fqq53</text:p>
          </table:table-cell>
          <table:table-cell/>
        </table:table-row>
        <table:table-row table:style-name="ro1">
          <table:table-cell office:value-type="string" calcext:value-type="string">
            <text:p>nmdc:bsm-11-gch9pp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eyt49795;nmdc:dgms-12-wdvgx576;nmdc:dgms-12-dhca2q92;nmdc:dgms-12-r6ha5n53</text:p>
          </table:table-cell>
          <table:table-cell/>
        </table:table-row>
        <table:table-row table:style-name="ro1">
          <table:table-cell office:value-type="string" calcext:value-type="string">
            <text:p>nmdc:bsm-11-gd31q8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nqwpa49;nmdc:dgms-12-6getek33;nmdc:dgms-12-k6znmv61;nmdc:dgms-12-12knfn69</text:p>
          </table:table-cell>
          <table:table-cell/>
        </table:table-row>
        <table:table-row table:style-name="ro1">
          <table:table-cell office:value-type="string" calcext:value-type="string">
            <text:p>nmdc:bsm-11-gwx120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zedgmm42;nmdc:dgms-12-3vjgaa27;nmdc:dgms-12-ms83ga88;nmdc:dgms-12-g4t59g95</text:p>
          </table:table-cell>
          <table:table-cell/>
        </table:table-row>
        <table:table-row table:style-name="ro1">
          <table:table-cell office:value-type="string" calcext:value-type="string">
            <text:p>nmdc:bsm-11-h2k7nv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xmvpds72;nmdc:dgms-12-a9fpap96;nmdc:dgms-12-sckcxb80;nmdc:dgms-12-fxcbrg60</text:p>
          </table:table-cell>
          <table:table-cell/>
        </table:table-row>
        <table:table-row table:style-name="ro1">
          <table:table-cell office:value-type="string" calcext:value-type="string">
            <text:p>nmdc:bsm-11-h3e54f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a7a6d49;nmdc:dgms-12-860jy741;nmdc:dgms-12-w8f13e52;nmdc:dgms-12-393aj648</text:p>
          </table:table-cell>
          <table:table-cell/>
        </table:table-row>
        <table:table-row table:style-name="ro1">
          <table:table-cell office:value-type="string" calcext:value-type="string">
            <text:p>nmdc:bsm-11-h49t7j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jwctr139;nmdc:dgms-12-j1hxbg57;nmdc:dgms-12-7v2aa771;nmdc:dgms-12-r7s5md55</text:p>
          </table:table-cell>
          <table:table-cell/>
        </table:table-row>
        <table:table-row table:style-name="ro1">
          <table:table-cell office:value-type="string" calcext:value-type="string">
            <text:p>nmdc:bsm-11-h96d6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02encp78;nmdc:dgms-12-p4n9b621;nmdc:dgms-12-9nd8g748;nmdc:dgms-12-q488zy17</text:p>
          </table:table-cell>
          <table:table-cell/>
        </table:table-row>
        <table:table-row table:style-name="ro1">
          <table:table-cell office:value-type="string" calcext:value-type="string">
            <text:p>nmdc:bsm-11-hae6xn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vzr7dh20;nmdc:dgms-12-3h0zbe92;nmdc:dgms-12-vd457894;nmdc:dgms-12-tythxn76</text:p>
          </table:table-cell>
          <table:table-cell/>
        </table:table-row>
        <table:table-row table:style-name="ro1">
          <table:table-cell office:value-type="string" calcext:value-type="string">
            <text:p>nmdc:bsm-11-hhb2g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wjjnx50;nmdc:dgms-12-0tzkn963;nmdc:dgms-12-j9x4wa87;nmdc:dgms-12-wzrmc686</text:p>
          </table:table-cell>
          <table:table-cell/>
        </table:table-row>
        <table:table-row table:style-name="ro1">
          <table:table-cell office:value-type="string" calcext:value-type="string">
            <text:p>nmdc:bsm-11-ht2c1k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dwjq2897;nmdc:dgms-12-dd21yn49;nmdc:dgms-12-r78pwk59;nmdc:dgms-12-c9816s15</text:p>
          </table:table-cell>
          <table:table-cell/>
        </table:table-row>
        <table:table-row table:style-name="ro1">
          <table:table-cell office:value-type="string" calcext:value-type="string">
            <text:p>nmdc:bsm-11-ht2v0s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bmzyr38;nmdc:dgms-12-y6zd0417;nmdc:dgms-12-kb86m852;nmdc:dgms-12-7e30va47</text:p>
          </table:table-cell>
          <table:table-cell/>
        </table:table-row>
        <table:table-row table:style-name="ro1">
          <table:table-cell office:value-type="string" calcext:value-type="string">
            <text:p>nmdc:bsm-11-hv1hv5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49b2c96;nmdc:dgms-12-zphw3e14;nmdc:dgms-12-8yyph589;nmdc:dgms-12-nzr9e682</text:p>
          </table:table-cell>
          <table:table-cell/>
        </table:table-row>
        <table:table-row table:style-name="ro1">
          <table:table-cell office:value-type="string" calcext:value-type="string">
            <text:p>nmdc:bsm-11-hx8qxc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wzwzx786;nmdc:dgms-12-zjsc9d15;nmdc:dgms-12-vv9cxd52;nmdc:dgms-12-74wq0x95</text:p>
          </table:table-cell>
          <table:table-cell/>
        </table:table-row>
        <table:table-row table:style-name="ro1">
          <table:table-cell office:value-type="string" calcext:value-type="string">
            <text:p>nmdc:bsm-11-j1bay4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rkgg631;nmdc:dgms-12-ma1ss141;nmdc:dgms-12-tf1gzr24;nmdc:dgms-12-a485zj73</text:p>
          </table:table-cell>
          <table:table-cell/>
        </table:table-row>
        <table:table-row table:style-name="ro1">
          <table:table-cell office:value-type="string" calcext:value-type="string">
            <text:p>nmdc:bsm-11-j1hqcz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kvk8k56;nmdc:dgms-12-0mst0756;nmdc:dgms-12-1yg5bj60;nmdc:dgms-12-vdq9ay21</text:p>
          </table:table-cell>
          <table:table-cell/>
        </table:table-row>
        <table:table-row table:style-name="ro1">
          <table:table-cell office:value-type="string" calcext:value-type="string">
            <text:p>nmdc:bsm-11-j2pfz4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mfej668;nmdc:dgms-12-fg1dt493;nmdc:dgms-12-wne3q278;nmdc:dgms-12-1rmke792</text:p>
          </table:table-cell>
          <table:table-cell/>
        </table:table-row>
        <table:table-row table:style-name="ro1">
          <table:table-cell office:value-type="string" calcext:value-type="string">
            <text:p>nmdc:bsm-11-j5y27f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4pwv4f24;nmdc:dgms-12-crd33151;nmdc:dgms-12-rr7s9318;nmdc:dgms-12-sjvc9t48</text:p>
          </table:table-cell>
          <table:table-cell/>
        </table:table-row>
        <table:table-row table:style-name="ro1">
          <table:table-cell office:value-type="string" calcext:value-type="string">
            <text:p>nmdc:bsm-11-j6h8pw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9agyyp14;nmdc:dgms-12-vd61c588;nmdc:dgms-12-m88r3g65;nmdc:dgms-12-qsabm116</text:p>
          </table:table-cell>
          <table:table-cell/>
        </table:table-row>
        <table:table-row table:style-name="ro1">
          <table:table-cell office:value-type="string" calcext:value-type="string">
            <text:p>nmdc:bsm-11-j6j1p6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wf4ypk70;nmdc:dgms-12-wf822y16;nmdc:dgms-12-1cv3kr31;nmdc:dgms-12-3858b412</text:p>
          </table:table-cell>
          <table:table-cell/>
        </table:table-row>
        <table:table-row table:style-name="ro1">
          <table:table-cell office:value-type="string" calcext:value-type="string">
            <text:p>nmdc:bsm-11-j8ezj8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b8brz45;nmdc:dgms-12-67512b85;nmdc:dgms-12-1r7x3e66;nmdc:dgms-12-a72vey55</text:p>
          </table:table-cell>
          <table:table-cell/>
        </table:table-row>
        <table:table-row table:style-name="ro1">
          <table:table-cell office:value-type="string" calcext:value-type="string">
            <text:p>nmdc:bsm-11-jjchgw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zmc5nn11;nmdc:dgms-12-99sng961;nmdc:dgms-12-s3axvt59;nmdc:dgms-12-mv8qwv71</text:p>
          </table:table-cell>
          <table:table-cell/>
        </table:table-row>
        <table:table-row table:style-name="ro1">
          <table:table-cell office:value-type="string" calcext:value-type="string">
            <text:p>nmdc:bsm-11-jp678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96wcfh61;nmdc:dgms-12-zppyqq50;nmdc:dgms-12-p9a72349;nmdc:dgms-12-64kmcm31</text:p>
          </table:table-cell>
          <table:table-cell/>
        </table:table-row>
        <table:table-row table:style-name="ro1">
          <table:table-cell office:value-type="string" calcext:value-type="string">
            <text:p>nmdc:bsm-11-jq2e3v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c29xfv27;nmdc:dgms-12-4vws0008;nmdc:dgms-12-9mjs5211;nmdc:dgms-12-x8cp4514</text:p>
          </table:table-cell>
          <table:table-cell/>
        </table:table-row>
        <table:table-row table:style-name="ro1">
          <table:table-cell office:value-type="string" calcext:value-type="string">
            <text:p>nmdc:bsm-11-jqwsb4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qjgec18;nmdc:dgms-12-fm6wv590;nmdc:dgms-12-5yzgtf09;nmdc:dgms-12-dz2e6277</text:p>
          </table:table-cell>
          <table:table-cell/>
        </table:table-row>
        <table:table-row table:style-name="ro1">
          <table:table-cell office:value-type="string" calcext:value-type="string">
            <text:p>nmdc:bsm-11-jrahe5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6w7dq62;nmdc:dgms-12-h71f7227;nmdc:dgms-12-9atbm875;nmdc:dgms-12-nn6n0d27</text:p>
          </table:table-cell>
          <table:table-cell/>
        </table:table-row>
        <table:table-row table:style-name="ro1">
          <table:table-cell office:value-type="string" calcext:value-type="string">
            <text:p>nmdc:bsm-11-jxazjs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k5v4h658;nmdc:dgms-12-a6p2f250;nmdc:dgms-12-r720sv71;nmdc:dgms-12-tjevx997</text:p>
          </table:table-cell>
          <table:table-cell/>
        </table:table-row>
        <table:table-row table:style-name="ro1">
          <table:table-cell office:value-type="string" calcext:value-type="string">
            <text:p>nmdc:bsm-11-jy6ece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vr8vf363;nmdc:dgms-12-tsp9y534;nmdc:dgms-12-3kds4x29;nmdc:dgms-12-tvr20g13</text:p>
          </table:table-cell>
          <table:table-cell/>
        </table:table-row>
        <table:table-row table:style-name="ro1">
          <table:table-cell office:value-type="string" calcext:value-type="string">
            <text:p>nmdc:bsm-11-k0vz1j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w0hqvr32;nmdc:dgms-12-qb8yhb56;nmdc:dgms-12-t6b2g432;nmdc:dgms-12-8ya11373</text:p>
          </table:table-cell>
          <table:table-cell/>
        </table:table-row>
        <table:table-row table:style-name="ro1">
          <table:table-cell office:value-type="string" calcext:value-type="string">
            <text:p>nmdc:bsm-11-k3zdem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db32f607;nmdc:dgms-12-e848h333;nmdc:dgms-12-4a4drz20;nmdc:dgms-12-7vdvjr02</text:p>
          </table:table-cell>
          <table:table-cell/>
        </table:table-row>
        <table:table-row table:style-name="ro1">
          <table:table-cell office:value-type="string" calcext:value-type="string">
            <text:p>nmdc:bsm-11-k7fkcz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zpabfe74;nmdc:dgms-12-ba1e3n38;nmdc:dgms-12-w6yp8550;nmdc:dgms-12-9y4e2a54</text:p>
          </table:table-cell>
          <table:table-cell/>
        </table:table-row>
        <table:table-row table:style-name="ro1">
          <table:table-cell office:value-type="string" calcext:value-type="string">
            <text:p>nmdc:bsm-11-k7jqh6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4kvtv66;nmdc:dgms-12-f6g8am83;nmdc:dgms-12-vy40vg12;nmdc:dgms-12-hdpjyj57</text:p>
          </table:table-cell>
          <table:table-cell/>
        </table:table-row>
        <table:table-row table:style-name="ro1">
          <table:table-cell office:value-type="string" calcext:value-type="string">
            <text:p>nmdc:bsm-11-k7v090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5trx844;nmdc:dgms-12-y3wnk778;nmdc:dgms-12-yhp0as28;nmdc:dgms-12-2t6e1v43</text:p>
          </table:table-cell>
          <table:table-cell/>
        </table:table-row>
        <table:table-row table:style-name="ro1">
          <table:table-cell office:value-type="string" calcext:value-type="string">
            <text:p>nmdc:bsm-11-k9192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6e4xh94;nmdc:dgms-12-4bw21q74;nmdc:dgms-12-7d54s426;nmdc:dgms-12-h8708a24</text:p>
          </table:table-cell>
          <table:table-cell/>
        </table:table-row>
        <table:table-row table:style-name="ro1">
          <table:table-cell office:value-type="string" calcext:value-type="string">
            <text:p>nmdc:bsm-11-kdja3v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kdzdz05;nmdc:dgms-12-qj9q8q06;nmdc:dgms-12-32ecjs96;nmdc:dgms-12-pgmm8j64</text:p>
          </table:table-cell>
          <table:table-cell/>
        </table:table-row>
        <table:table-row table:style-name="ro1">
          <table:table-cell office:value-type="string" calcext:value-type="string">
            <text:p>nmdc:bsm-11-kesw67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zq2z9d67;nmdc:dgms-12-tcxawe67;nmdc:dgms-12-99gxpj04;nmdc:dgms-12-ab3e8s18</text:p>
          </table:table-cell>
          <table:table-cell/>
        </table:table-row>
        <table:table-row table:style-name="ro1">
          <table:table-cell office:value-type="string" calcext:value-type="string">
            <text:p>nmdc:bsm-11-kff3y5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bsmnka97;nmdc:dgms-12-zp09yx22;nmdc:dgms-12-wnd91f58;nmdc:dgms-12-2rbts353</text:p>
          </table:table-cell>
          <table:table-cell/>
        </table:table-row>
        <table:table-row table:style-name="ro1">
          <table:table-cell office:value-type="string" calcext:value-type="string">
            <text:p>nmdc:bsm-11-kgjz04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gexqv96;nmdc:dgms-12-nqpre713;nmdc:dgms-12-pzz61763;nmdc:dgms-12-01kx7877</text:p>
          </table:table-cell>
          <table:table-cell/>
        </table:table-row>
        <table:table-row table:style-name="ro1">
          <table:table-cell office:value-type="string" calcext:value-type="string">
            <text:p>nmdc:bsm-11-kgkcxn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nzhfn65;nmdc:dgms-12-53cx2k43;nmdc:dgms-12-bknd2404;nmdc:dgms-12-pkbjg686</text:p>
          </table:table-cell>
          <table:table-cell/>
        </table:table-row>
        <table:table-row table:style-name="ro1">
          <table:table-cell office:value-type="string" calcext:value-type="string">
            <text:p>nmdc:bsm-11-kgm2s6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jw51t806;nmdc:dgms-12-j7t4pa52;nmdc:dgms-12-ggz3k531;nmdc:dgms-12-e4x9vw64</text:p>
          </table:table-cell>
          <table:table-cell/>
        </table:table-row>
        <table:table-row table:style-name="ro1">
          <table:table-cell office:value-type="string" calcext:value-type="string">
            <text:p>nmdc:bsm-11-krcjqt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p2sp7r49;nmdc:dgms-12-prc5zy62;nmdc:dgms-12-7kfgbw77;nmdc:dgms-12-c4qzg408</text:p>
          </table:table-cell>
          <table:table-cell/>
        </table:table-row>
        <table:table-row table:style-name="ro1">
          <table:table-cell office:value-type="string" calcext:value-type="string">
            <text:p>nmdc:bsm-11-kz54ep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0cn1e577;nmdc:dgms-12-pgtqcq85;nmdc:dgms-12-y3fgqp48;nmdc:dgms-12-0wx6q987</text:p>
          </table:table-cell>
          <table:table-cell/>
        </table:table-row>
        <table:table-row table:style-name="ro1">
          <table:table-cell office:value-type="string" calcext:value-type="string">
            <text:p>nmdc:bsm-11-m0h9cb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b702qn62;nmdc:dgms-12-rhymm955;nmdc:dgms-12-46y57734;nmdc:dgms-12-tmx1bg97</text:p>
          </table:table-cell>
          <table:table-cell/>
        </table:table-row>
        <table:table-row table:style-name="ro1">
          <table:table-cell office:value-type="string" calcext:value-type="string">
            <text:p>nmdc:bsm-11-m4e837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prfrf98;nmdc:dgms-12-99q9c853;nmdc:dgms-12-e5x06n49;nmdc:dgms-12-mxw7ww18</text:p>
          </table:table-cell>
          <table:table-cell/>
        </table:table-row>
        <table:table-row table:style-name="ro1">
          <table:table-cell office:value-type="string" calcext:value-type="string">
            <text:p>nmdc:bsm-11-m4p1ck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xrr7z033;nmdc:dgms-12-rj9zs645;nmdc:dgms-12-wpn1bv93;nmdc:dgms-12-cxdagy14</text:p>
          </table:table-cell>
          <table:table-cell/>
        </table:table-row>
        <table:table-row table:style-name="ro1">
          <table:table-cell office:value-type="string" calcext:value-type="string">
            <text:p>nmdc:bsm-11-m9k8tx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wydv311;nmdc:dgms-12-qb4e7j73;nmdc:dgms-12-cc5dvz89;nmdc:dgms-12-19392c67</text:p>
          </table:table-cell>
          <table:table-cell/>
        </table:table-row>
        <table:table-row table:style-name="ro1">
          <table:table-cell office:value-type="string" calcext:value-type="string">
            <text:p>nmdc:bsm-11-ma7ry8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893g012;nmdc:dgms-12-541ekp26;nmdc:dgms-12-v730py34;nmdc:dgms-12-m45nkz44</text:p>
          </table:table-cell>
          <table:table-cell/>
        </table:table-row>
        <table:table-row table:style-name="ro1">
          <table:table-cell office:value-type="string" calcext:value-type="string">
            <text:p>nmdc:bsm-11-mb9s8c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eyyvc82;nmdc:dgms-12-p2nhap70;nmdc:dgms-12-kqchd809;nmdc:dgms-12-5m6bcq96</text:p>
          </table:table-cell>
          <table:table-cell/>
        </table:table-row>
        <table:table-row table:style-name="ro1">
          <table:table-cell office:value-type="string" calcext:value-type="string">
            <text:p>nmdc:bsm-11-mbcv4b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vpa9w20;nmdc:dgms-12-4jsz5302;nmdc:dgms-12-sydk6g06;nmdc:dgms-12-x7zxcs66</text:p>
          </table:table-cell>
          <table:table-cell/>
        </table:table-row>
        <table:table-row table:style-name="ro1">
          <table:table-cell office:value-type="string" calcext:value-type="string">
            <text:p>nmdc:bsm-11-n2a7p9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1xjcn280;nmdc:dgms-12-x1vvkv89;nmdc:dgms-12-bc1y1w06;nmdc:dgms-12-h1dtrr19</text:p>
          </table:table-cell>
          <table:table-cell/>
        </table:table-row>
        <table:table-row table:style-name="ro1">
          <table:table-cell office:value-type="string" calcext:value-type="string">
            <text:p>nmdc:bsm-11-n6vwc5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fbdkw39;nmdc:dgms-12-hc7n2w79;nmdc:dgms-12-6x8ywy69;nmdc:dgms-12-kqb83651</text:p>
          </table:table-cell>
          <table:table-cell/>
        </table:table-row>
        <table:table-row table:style-name="ro1">
          <table:table-cell office:value-type="string" calcext:value-type="string">
            <text:p>nmdc:bsm-11-n8t7zs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pvef962;nmdc:dgms-12-g2040e50;nmdc:dgms-12-z5jynx23;nmdc:dgms-12-wbq58r48</text:p>
          </table:table-cell>
          <table:table-cell/>
        </table:table-row>
        <table:table-row table:style-name="ro1">
          <table:table-cell office:value-type="string" calcext:value-type="string">
            <text:p>nmdc:bsm-11-n9sx1a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px8mm28;nmdc:dgms-12-27vwts58;nmdc:dgms-12-a5dfm785;nmdc:dgms-12-7369sn78</text:p>
          </table:table-cell>
          <table:table-cell/>
        </table:table-row>
        <table:table-row table:style-name="ro1">
          <table:table-cell office:value-type="string" calcext:value-type="string">
            <text:p>nmdc:bsm-11-nm187g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wr3xbe20;nmdc:dgms-12-1dk93n57;nmdc:dgms-12-08b9dn10;nmdc:dgms-12-6q8bcj74</text:p>
          </table:table-cell>
          <table:table-cell/>
        </table:table-row>
        <table:table-row table:style-name="ro1">
          <table:table-cell office:value-type="string" calcext:value-type="string">
            <text:p>nmdc:bsm-11-nn5snj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r7a8a07;nmdc:dgms-12-t47m4r65;nmdc:dgms-12-dddj1b24;nmdc:dgms-12-60863n19</text:p>
          </table:table-cell>
          <table:table-cell/>
        </table:table-row>
        <table:table-row table:style-name="ro1">
          <table:table-cell office:value-type="string" calcext:value-type="string">
            <text:p>nmdc:bsm-11-nr7vje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tn562w62;nmdc:dgms-12-1q86w148;nmdc:dgms-12-sy206c77;nmdc:dgms-12-43kt9m32</text:p>
          </table:table-cell>
          <table:table-cell/>
        </table:table-row>
        <table:table-row table:style-name="ro1">
          <table:table-cell office:value-type="string" calcext:value-type="string">
            <text:p>nmdc:bsm-11-nrkha5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j06bhr51;nmdc:dgms-12-eskczs31;nmdc:dgms-12-9xecdv23;nmdc:dgms-12-rhnm2v79</text:p>
          </table:table-cell>
          <table:table-cell/>
        </table:table-row>
        <table:table-row table:style-name="ro1">
          <table:table-cell office:value-type="string" calcext:value-type="string">
            <text:p>nmdc:bsm-11-nvgcpg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ekn2px03;nmdc:dgms-12-rshs7j08;nmdc:dgms-12-ercat453;nmdc:dgms-12-78kkw397</text:p>
          </table:table-cell>
          <table:table-cell/>
        </table:table-row>
        <table:table-row table:style-name="ro1">
          <table:table-cell office:value-type="string" calcext:value-type="string">
            <text:p>nmdc:bsm-11-nwh9ez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jf2d0363;nmdc:dgms-12-cqeh9580;nmdc:dgms-12-5c8h4795;nmdc:dgms-12-qx2qfa58</text:p>
          </table:table-cell>
          <table:table-cell/>
        </table:table-row>
        <table:table-row table:style-name="ro1">
          <table:table-cell office:value-type="string" calcext:value-type="string">
            <text:p>nmdc:bsm-11-nx7zwq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d1twg50;nmdc:dgms-12-v33qpp90;nmdc:dgms-12-cmexqp93;nmdc:dgms-12-96ny3a74</text:p>
          </table:table-cell>
          <table:table-cell/>
        </table:table-row>
        <table:table-row table:style-name="ro1">
          <table:table-cell office:value-type="string" calcext:value-type="string">
            <text:p>nmdc:bsm-11-nz6f99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y0r9619;nmdc:dgms-12-kxkx7k42;nmdc:dgms-12-xejjfe86;nmdc:dgms-12-vaqapr40</text:p>
          </table:table-cell>
          <table:table-cell/>
        </table:table-row>
        <table:table-row table:style-name="ro1">
          <table:table-cell office:value-type="string" calcext:value-type="string">
            <text:p>nmdc:bsm-11-p4wss3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d4771t47;nmdc:dgms-12-jtn10128;nmdc:dgms-12-2rxra858;nmdc:dgms-12-99h69f94</text:p>
          </table:table-cell>
          <table:table-cell/>
        </table:table-row>
        <table:table-row table:style-name="ro1">
          <table:table-cell office:value-type="string" calcext:value-type="string">
            <text:p>nmdc:bsm-11-p9j7rw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q95y650;nmdc:dgms-12-3frpqe81;nmdc:dgms-12-b50tfz52;nmdc:dgms-12-eaq4dv43</text:p>
          </table:table-cell>
          <table:table-cell/>
        </table:table-row>
        <table:table-row table:style-name="ro1">
          <table:table-cell office:value-type="string" calcext:value-type="string">
            <text:p>nmdc:bsm-11-pebqj0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5wttc44;nmdc:dgms-12-j9apjr70;nmdc:dgms-12-yxy3ev47;nmdc:dgms-12-myvp6s25</text:p>
          </table:table-cell>
          <table:table-cell/>
        </table:table-row>
        <table:table-row table:style-name="ro1">
          <table:table-cell office:value-type="string" calcext:value-type="string">
            <text:p>nmdc:bsm-11-pejvvs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sagyq12;nmdc:dgms-12-kxj3f773;nmdc:dgms-12-94q9f752;nmdc:dgms-12-hbmdpb32</text:p>
          </table:table-cell>
          <table:table-cell/>
        </table:table-row>
        <table:table-row table:style-name="ro1">
          <table:table-cell office:value-type="string" calcext:value-type="string">
            <text:p>nmdc:bsm-11-pgfhya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83p1e44;nmdc:dgms-12-nxkg4h29;nmdc:dgms-12-hwr1kx83;nmdc:dgms-12-92xjd525</text:p>
          </table:table-cell>
          <table:table-cell/>
        </table:table-row>
        <table:table-row table:style-name="ro1">
          <table:table-cell office:value-type="string" calcext:value-type="string">
            <text:p>nmdc:bsm-11-pgmhxj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wk99n23;nmdc:dgms-12-5rrxvs29;nmdc:dgms-12-y90wtg20;nmdc:dgms-12-jb8f1m85</text:p>
          </table:table-cell>
          <table:table-cell/>
        </table:table-row>
        <table:table-row table:style-name="ro1">
          <table:table-cell office:value-type="string" calcext:value-type="string">
            <text:p>nmdc:bsm-11-pgxc4f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jyhkm83;nmdc:dgms-12-pgkfkt31;nmdc:dgms-12-785pw610;nmdc:dgms-12-e736m818</text:p>
          </table:table-cell>
          <table:table-cell/>
        </table:table-row>
        <table:table-row table:style-name="ro1">
          <table:table-cell office:value-type="string" calcext:value-type="string">
            <text:p>nmdc:bsm-11-ppp4fk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k1gk092;nmdc:dgms-12-sszdzv92;nmdc:dgms-12-5b1g9b84;nmdc:dgms-12-a32c4f70</text:p>
          </table:table-cell>
          <table:table-cell/>
        </table:table-row>
        <table:table-row table:style-name="ro1">
          <table:table-cell office:value-type="string" calcext:value-type="string">
            <text:p>nmdc:bsm-11-pq105b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0g3ps34;nmdc:dgms-12-h1qqrb17;nmdc:dgms-12-1fb24e66;nmdc:dgms-12-rfq0vf32</text:p>
          </table:table-cell>
          <table:table-cell/>
        </table:table-row>
        <table:table-row table:style-name="ro1">
          <table:table-cell office:value-type="string" calcext:value-type="string">
            <text:p>nmdc:bsm-11-pvr0ez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cf4ra79;nmdc:dgms-12-s20b2566;nmdc:dgms-12-yykrhv13;nmdc:dgms-12-tj3np107</text:p>
          </table:table-cell>
          <table:table-cell/>
        </table:table-row>
        <table:table-row table:style-name="ro1">
          <table:table-cell office:value-type="string" calcext:value-type="string">
            <text:p>nmdc:bsm-11-pygdem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cxwvp13;nmdc:dgms-12-nqphp788;nmdc:dgms-12-htezmg94;nmdc:dgms-12-sz9w8v29</text:p>
          </table:table-cell>
          <table:table-cell/>
        </table:table-row>
        <table:table-row table:style-name="ro1">
          <table:table-cell office:value-type="string" calcext:value-type="string">
            <text:p>nmdc:bsm-11-q3qsx5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36b0907;nmdc:dgms-12-9b61jd95;nmdc:dgms-12-xseash96;nmdc:dgms-12-9z01d512</text:p>
          </table:table-cell>
          <table:table-cell/>
        </table:table-row>
        <table:table-row table:style-name="ro1">
          <table:table-cell office:value-type="string" calcext:value-type="string">
            <text:p>nmdc:bsm-11-q3sa0t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rxq8744;nmdc:dgms-12-7vvch058;nmdc:dgms-12-167gnx44;nmdc:dgms-12-68079g78</text:p>
          </table:table-cell>
          <table:table-cell/>
        </table:table-row>
        <table:table-row table:style-name="ro1">
          <table:table-cell office:value-type="string" calcext:value-type="string">
            <text:p>nmdc:bsm-11-q94v7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we6cb35;nmdc:dgms-12-6mng7a39;nmdc:dgms-12-1mn27367;nmdc:dgms-12-wxrgtt45</text:p>
          </table:table-cell>
          <table:table-cell/>
        </table:table-row>
        <table:table-row table:style-name="ro1">
          <table:table-cell office:value-type="string" calcext:value-type="string">
            <text:p>nmdc:bsm-11-qam3hk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9kphrt33;nmdc:dgms-12-3csdg421;nmdc:dgms-12-f4s1y946;nmdc:dgms-12-xbbws522</text:p>
          </table:table-cell>
          <table:table-cell/>
        </table:table-row>
        <table:table-row table:style-name="ro1">
          <table:table-cell office:value-type="string" calcext:value-type="string">
            <text:p>nmdc:bsm-11-qe13q8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c4mcs49;nmdc:dgms-12-nd3kpb70;nmdc:dgms-12-9z5bvc13;nmdc:dgms-12-aa0a4302</text:p>
          </table:table-cell>
          <table:table-cell/>
        </table:table-row>
        <table:table-row table:style-name="ro1">
          <table:table-cell office:value-type="string" calcext:value-type="string">
            <text:p>nmdc:bsm-11-qg6kxr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77x6d26;nmdc:dgms-12-kpsfr506;nmdc:dgms-12-ch9j0829;nmdc:dgms-12-s054me42</text:p>
          </table:table-cell>
          <table:table-cell/>
        </table:table-row>
        <table:table-row table:style-name="ro1">
          <table:table-cell office:value-type="string" calcext:value-type="string">
            <text:p>nmdc:bsm-11-qhq2kh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jjcjm253;nmdc:dgms-12-115r5f17;nmdc:dgms-12-t7zvmg19;nmdc:dgms-12-cnqqe426</text:p>
          </table:table-cell>
          <table:table-cell/>
        </table:table-row>
        <table:table-row table:style-name="ro1">
          <table:table-cell office:value-type="string" calcext:value-type="string">
            <text:p>nmdc:bsm-11-qms4zn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4qrzks97;nmdc:dgms-12-y0aj4040;nmdc:dgms-12-4xcz2h27;nmdc:dgms-12-65gy1123</text:p>
          </table:table-cell>
          <table:table-cell/>
        </table:table-row>
        <table:table-row table:style-name="ro1">
          <table:table-cell office:value-type="string" calcext:value-type="string">
            <text:p>nmdc:bsm-11-qqc8e3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d7fqx461;nmdc:dgms-12-ye9hxt37;nmdc:dgms-12-00hzgh33;nmdc:dgms-12-4kcnj245</text:p>
          </table:table-cell>
          <table:table-cell/>
        </table:table-row>
        <table:table-row table:style-name="ro1">
          <table:table-cell office:value-type="string" calcext:value-type="string">
            <text:p>nmdc:bsm-11-qvm0vt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xg54v31;nmdc:dgms-12-ydnv3g57;nmdc:dgms-12-3zabxj37;nmdc:dgms-12-569tqz07</text:p>
          </table:table-cell>
          <table:table-cell/>
        </table:table-row>
        <table:table-row table:style-name="ro1">
          <table:table-cell office:value-type="string" calcext:value-type="string">
            <text:p>nmdc:bsm-11-qy2fef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99ckfc61;nmdc:dgms-12-z5a48g46;nmdc:dgms-12-m4scnx68;nmdc:dgms-12-6k2gmn78</text:p>
          </table:table-cell>
          <table:table-cell/>
        </table:table-row>
        <table:table-row table:style-name="ro1">
          <table:table-cell office:value-type="string" calcext:value-type="string">
            <text:p>nmdc:bsm-11-qyx7qs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9n1sy18;nmdc:dgms-12-4a9trx33;nmdc:dgms-12-2zvyy933;nmdc:dgms-12-j8qygy56</text:p>
          </table:table-cell>
          <table:table-cell/>
        </table:table-row>
        <table:table-row table:style-name="ro1">
          <table:table-cell office:value-type="string" calcext:value-type="string">
            <text:p>nmdc:bsm-11-qzncy8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tme6p088;nmdc:dgms-12-m2y87416;nmdc:dgms-12-ygnr6q83;nmdc:dgms-12-e05nez75</text:p>
          </table:table-cell>
          <table:table-cell/>
        </table:table-row>
        <table:table-row table:style-name="ro1">
          <table:table-cell office:value-type="string" calcext:value-type="string">
            <text:p>nmdc:bsm-11-r3b0ak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4pv7sb42;nmdc:dgms-12-fp6r1b76;nmdc:dgms-12-xxkrn498;nmdc:dgms-12-26zq2474</text:p>
          </table:table-cell>
          <table:table-cell/>
        </table:table-row>
        <table:table-row table:style-name="ro1">
          <table:table-cell office:value-type="string" calcext:value-type="string">
            <text:p>nmdc:bsm-11-r3tm74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jz6d3003;nmdc:dgms-12-6apnck23;nmdc:dgms-12-hgt17b61;nmdc:dgms-12-w88h5230</text:p>
          </table:table-cell>
          <table:table-cell/>
        </table:table-row>
        <table:table-row table:style-name="ro1">
          <table:table-cell office:value-type="string" calcext:value-type="string">
            <text:p>nmdc:bsm-11-r4kwpw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p5jd4c41;nmdc:dgms-12-qa4adv39;nmdc:dgms-12-3c7bmc32;nmdc:dgms-12-zeag7s46</text:p>
          </table:table-cell>
          <table:table-cell/>
        </table:table-row>
        <table:table-row table:style-name="ro1">
          <table:table-cell office:value-type="string" calcext:value-type="string">
            <text:p>nmdc:bsm-11-r7k97q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rbzqme07;nmdc:dgms-12-8ksdep63;nmdc:dgms-12-wayq5d80;nmdc:dgms-12-zpnaze70</text:p>
          </table:table-cell>
          <table:table-cell/>
        </table:table-row>
        <table:table-row table:style-name="ro1">
          <table:table-cell office:value-type="string" calcext:value-type="string">
            <text:p>nmdc:bsm-11-rbzk5h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e57hcg08;nmdc:dgms-12-b9ysfc73;nmdc:dgms-12-t49ne578;nmdc:dgms-12-asmwnx66</text:p>
          </table:table-cell>
          <table:table-cell/>
        </table:table-row>
        <table:table-row table:style-name="ro1">
          <table:table-cell office:value-type="string" calcext:value-type="string">
            <text:p>nmdc:bsm-11-rk62cv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e4b0n89;nmdc:dgms-12-161p0948;nmdc:dgms-12-d4pmkg60;nmdc:dgms-12-14e9nn64</text:p>
          </table:table-cell>
          <table:table-cell/>
        </table:table-row>
        <table:table-row table:style-name="ro1">
          <table:table-cell office:value-type="string" calcext:value-type="string">
            <text:p>nmdc:bsm-11-rpj4zm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eg8dp376;nmdc:dgms-12-h0jrcp43;nmdc:dgms-12-7ezxjy90;nmdc:dgms-12-6tsmap48</text:p>
          </table:table-cell>
          <table:table-cell/>
        </table:table-row>
        <table:table-row table:style-name="ro1">
          <table:table-cell office:value-type="string" calcext:value-type="string">
            <text:p>nmdc:bsm-11-rtchk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5qx3e35;nmdc:dgms-12-nk4xkn12;nmdc:dgms-12-cpjbxj06;nmdc:dgms-12-b96eqs43</text:p>
          </table:table-cell>
          <table:table-cell/>
        </table:table-row>
        <table:table-row table:style-name="ro1">
          <table:table-cell office:value-type="string" calcext:value-type="string">
            <text:p>nmdc:bsm-11-rzz0z7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d29yq68;nmdc:dgms-12-t8wv2d24;nmdc:dgms-12-dy478181;nmdc:dgms-12-9zffgw40</text:p>
          </table:table-cell>
          <table:table-cell/>
        </table:table-row>
        <table:table-row table:style-name="ro1">
          <table:table-cell office:value-type="string" calcext:value-type="string">
            <text:p>nmdc:bsm-11-s110fy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v6hrp98;nmdc:dgms-12-ydtnsf63;nmdc:dgms-12-ktkxmx79;nmdc:dgms-12-a12m3b82</text:p>
          </table:table-cell>
          <table:table-cell/>
        </table:table-row>
        <table:table-row table:style-name="ro1">
          <table:table-cell office:value-type="string" calcext:value-type="string">
            <text:p>nmdc:bsm-11-s6r1q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z261mw55;nmdc:dgms-12-pnkv4y07;nmdc:dgms-12-r1b22r36;nmdc:dgms-12-sjqbvy97</text:p>
          </table:table-cell>
          <table:table-cell/>
        </table:table-row>
        <table:table-row table:style-name="ro1">
          <table:table-cell office:value-type="string" calcext:value-type="string">
            <text:p>nmdc:bsm-11-s70cv6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x6r0m79;nmdc:dgms-12-7vsm6n35;nmdc:dgms-12-fhpfm309;nmdc:dgms-12-skn67p09</text:p>
          </table:table-cell>
          <table:table-cell/>
        </table:table-row>
        <table:table-row table:style-name="ro1">
          <table:table-cell office:value-type="string" calcext:value-type="string">
            <text:p>nmdc:bsm-11-sdjt4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fx7hr23;nmdc:dgms-12-fhgn2k05;nmdc:dgms-12-akq1m916;nmdc:dgms-12-hf51ek92</text:p>
          </table:table-cell>
          <table:table-cell/>
        </table:table-row>
        <table:table-row table:style-name="ro1">
          <table:table-cell office:value-type="string" calcext:value-type="string">
            <text:p>nmdc:bsm-11-sdjyhj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eh8vcz24;nmdc:dgms-12-w9a29b05;nmdc:dgms-12-ajpha606;nmdc:dgms-12-fq31t770</text:p>
          </table:table-cell>
          <table:table-cell/>
        </table:table-row>
        <table:table-row table:style-name="ro1">
          <table:table-cell office:value-type="string" calcext:value-type="string">
            <text:p>nmdc:bsm-11-shjn2p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q3m9v62;nmdc:dgms-12-9vtq7n04;nmdc:dgms-12-rfsdxn55;nmdc:dgms-12-bs57sr64</text:p>
          </table:table-cell>
          <table:table-cell/>
        </table:table-row>
        <table:table-row table:style-name="ro1">
          <table:table-cell office:value-type="string" calcext:value-type="string">
            <text:p>nmdc:bsm-11-sjtd0y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4npfw05;nmdc:dgms-12-89gk6t26;nmdc:dgms-12-x4m9s623;nmdc:dgms-12-gz6kk587</text:p>
          </table:table-cell>
          <table:table-cell/>
        </table:table-row>
        <table:table-row table:style-name="ro1">
          <table:table-cell office:value-type="string" calcext:value-type="string">
            <text:p>nmdc:bsm-11-spav5m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bmcz5285;nmdc:dgms-12-40qhkd45;nmdc:dgms-12-025hwh77;nmdc:dgms-12-xd77m466</text:p>
          </table:table-cell>
          <table:table-cell/>
        </table:table-row>
        <table:table-row table:style-name="ro1">
          <table:table-cell office:value-type="string" calcext:value-type="string">
            <text:p>nmdc:bsm-11-spzb5g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kcx1eb23;nmdc:dgms-12-ae8qxt55;nmdc:dgms-12-3pgx1e16;nmdc:dgms-12-jphr1s64</text:p>
          </table:table-cell>
          <table:table-cell/>
        </table:table-row>
        <table:table-row table:style-name="ro1">
          <table:table-cell office:value-type="string" calcext:value-type="string">
            <text:p>nmdc:bsm-11-sqpv6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25sk193;nmdc:dgms-12-rvza0004;nmdc:dgms-12-wejrqr56;nmdc:dgms-12-dqn81j32</text:p>
          </table:table-cell>
          <table:table-cell/>
        </table:table-row>
        <table:table-row table:style-name="ro1">
          <table:table-cell office:value-type="string" calcext:value-type="string">
            <text:p>nmdc:bsm-11-sv771k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kvg77q73;nmdc:dgms-12-qar8xq16;nmdc:dgms-12-zc82am29;nmdc:dgms-12-1xgr9j05</text:p>
          </table:table-cell>
          <table:table-cell/>
        </table:table-row>
        <table:table-row table:style-name="ro1">
          <table:table-cell office:value-type="string" calcext:value-type="string">
            <text:p>nmdc:bsm-11-syb42s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h3kj8107;nmdc:dgms-12-270q5240;nmdc:dgms-12-nd9ebn96;nmdc:dgms-12-39y7tr06</text:p>
          </table:table-cell>
          <table:table-cell/>
        </table:table-row>
        <table:table-row table:style-name="ro1">
          <table:table-cell office:value-type="string" calcext:value-type="string">
            <text:p>nmdc:bsm-11-szd4fj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hm7fqm79;nmdc:dgms-12-fknj9013;nmdc:dgms-12-bkj4eq91;nmdc:dgms-12-aycy4x76</text:p>
          </table:table-cell>
          <table:table-cell/>
        </table:table-row>
        <table:table-row table:style-name="ro1">
          <table:table-cell office:value-type="string" calcext:value-type="string">
            <text:p>nmdc:bsm-11-t7xb8h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gn5n002;nmdc:dgms-12-mendwv08;nmdc:dgms-12-et7b0k96;nmdc:dgms-12-s8hvnv80</text:p>
          </table:table-cell>
          <table:table-cell/>
        </table:table-row>
        <table:table-row table:style-name="ro1">
          <table:table-cell office:value-type="string" calcext:value-type="string">
            <text:p>nmdc:bsm-11-ta8dt7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x02kjc97;nmdc:dgms-12-4fawda10;nmdc:dgms-12-2tjj0802;nmdc:dgms-12-16d6ba95</text:p>
          </table:table-cell>
          <table:table-cell/>
        </table:table-row>
        <table:table-row table:style-name="ro1">
          <table:table-cell office:value-type="string" calcext:value-type="string">
            <text:p>nmdc:bsm-11-tcxb3w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6450881;nmdc:dgms-12-w3kkwz35;nmdc:dgms-12-ras2ys73;nmdc:dgms-12-2p4rf713</text:p>
          </table:table-cell>
          <table:table-cell/>
        </table:table-row>
        <table:table-row table:style-name="ro1">
          <table:table-cell office:value-type="string" calcext:value-type="string">
            <text:p>nmdc:bsm-11-te5fxe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pqpzcf23;nmdc:dgms-12-sm3gp293;nmdc:dgms-12-vq0pbn13;nmdc:dgms-12-g7k37n67</text:p>
          </table:table-cell>
          <table:table-cell/>
        </table:table-row>
        <table:table-row table:style-name="ro1">
          <table:table-cell office:value-type="string" calcext:value-type="string">
            <text:p>nmdc:bsm-11-th3sr6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405vhf64;nmdc:dgms-12-pqrf8z52;nmdc:dgms-12-rm6z1e90;nmdc:dgms-12-n8e77z04</text:p>
          </table:table-cell>
          <table:table-cell/>
        </table:table-row>
        <table:table-row table:style-name="ro1">
          <table:table-cell office:value-type="string" calcext:value-type="string">
            <text:p>nmdc:bsm-11-thpb7b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7gnz859;nmdc:dgms-12-9kbsws90;nmdc:dgms-12-h89r1147;nmdc:dgms-12-g0c5cd05</text:p>
          </table:table-cell>
          <table:table-cell/>
        </table:table-row>
        <table:table-row table:style-name="ro1">
          <table:table-cell office:value-type="string" calcext:value-type="string">
            <text:p>nmdc:bsm-11-tkwn96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j2b1z98;nmdc:dgms-12-2bs66j48;nmdc:dgms-12-088xwb48;nmdc:dgms-12-nj2vbp41</text:p>
          </table:table-cell>
          <table:table-cell/>
        </table:table-row>
        <table:table-row table:style-name="ro1">
          <table:table-cell office:value-type="string" calcext:value-type="string">
            <text:p>nmdc:bsm-11-tnbabs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wsa0f85;nmdc:dgms-12-3rgd7s23;nmdc:dgms-12-tsvb9c35;nmdc:dgms-12-th8xrk14</text:p>
          </table:table-cell>
          <table:table-cell/>
        </table:table-row>
        <table:table-row table:style-name="ro1">
          <table:table-cell office:value-type="string" calcext:value-type="string">
            <text:p>nmdc:bsm-11-tpatza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bh2gkp43;nmdc:dgms-12-bbdkbp57;nmdc:dgms-12-mx17vc62;nmdc:dgms-12-nnry2e25</text:p>
          </table:table-cell>
          <table:table-cell/>
        </table:table-row>
        <table:table-row table:style-name="ro1">
          <table:table-cell office:value-type="string" calcext:value-type="string">
            <text:p>nmdc:bsm-11-trbf6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hhzpb90;nmdc:dgms-12-c517hp18;nmdc:dgms-12-bqpbcj84;nmdc:dgms-12-jtn8bb39</text:p>
          </table:table-cell>
          <table:table-cell/>
        </table:table-row>
        <table:table-row table:style-name="ro1">
          <table:table-cell office:value-type="string" calcext:value-type="string">
            <text:p>nmdc:bsm-11-trpbtt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1p7pd997;nmdc:dgms-12-y6mmzs03;nmdc:dgms-12-89dkss80;nmdc:dgms-12-2yqsab37</text:p>
          </table:table-cell>
          <table:table-cell/>
        </table:table-row>
        <table:table-row table:style-name="ro1">
          <table:table-cell office:value-type="string" calcext:value-type="string">
            <text:p>nmdc:bsm-11-tzp7r2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f45r669;nmdc:dgms-12-jhpm6f40;nmdc:dgms-12-5ty4p945;nmdc:dgms-12-ft0mqg44</text:p>
          </table:table-cell>
          <table:table-cell/>
        </table:table-row>
        <table:table-row table:style-name="ro1">
          <table:table-cell office:value-type="string" calcext:value-type="string">
            <text:p>nmdc:bsm-11-v0hqh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p2c5rk96;nmdc:dgms-12-h9f1ar42;nmdc:dgms-12-5972kx49;nmdc:dgms-12-e8w47b03</text:p>
          </table:table-cell>
          <table:table-cell/>
        </table:table-row>
        <table:table-row table:style-name="ro1">
          <table:table-cell office:value-type="string" calcext:value-type="string">
            <text:p>nmdc:bsm-11-v0p16d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t6xqsw61;nmdc:dgms-12-qys0cj34;nmdc:dgms-12-mwevd280;nmdc:dgms-12-vmtx9592</text:p>
          </table:table-cell>
          <table:table-cell/>
        </table:table-row>
        <table:table-row table:style-name="ro1">
          <table:table-cell office:value-type="string" calcext:value-type="string">
            <text:p>nmdc:bsm-11-v1ynyj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wmcwv64;nmdc:dgms-12-pxxbrc62;nmdc:dgms-12-pkeqfq65;nmdc:dgms-12-j6jf1q27</text:p>
          </table:table-cell>
          <table:table-cell/>
        </table:table-row>
        <table:table-row table:style-name="ro1">
          <table:table-cell office:value-type="string" calcext:value-type="string">
            <text:p>nmdc:bsm-11-v85xpj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jeamkr14;nmdc:dgms-12-84dazm97;nmdc:dgms-12-kh71tv67;nmdc:dgms-12-0rzfme52</text:p>
          </table:table-cell>
          <table:table-cell/>
        </table:table-row>
        <table:table-row table:style-name="ro1">
          <table:table-cell office:value-type="string" calcext:value-type="string">
            <text:p>nmdc:bsm-11-v9k6q0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p1xgkr06;nmdc:dgms-12-nackrw76;nmdc:dgms-12-fsjq4p26;nmdc:dgms-12-tws4dc41</text:p>
          </table:table-cell>
          <table:table-cell/>
        </table:table-row>
        <table:table-row table:style-name="ro1">
          <table:table-cell office:value-type="string" calcext:value-type="string">
            <text:p>nmdc:bsm-11-vc1cgz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caeh8h83;nmdc:dgms-12-ghqzng58;nmdc:dgms-12-z3cv8b68;nmdc:dgms-12-6e3s6c38</text:p>
          </table:table-cell>
          <table:table-cell/>
        </table:table-row>
        <table:table-row table:style-name="ro1">
          <table:table-cell office:value-type="string" calcext:value-type="string">
            <text:p>nmdc:bsm-11-vcna9q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6ay9h34;nmdc:dgms-12-k4bh1s40;nmdc:dgms-12-k2q6r664;nmdc:dgms-12-f4pacq15</text:p>
          </table:table-cell>
          <table:table-cell/>
        </table:table-row>
        <table:table-row table:style-name="ro1">
          <table:table-cell office:value-type="string" calcext:value-type="string">
            <text:p>nmdc:bsm-11-vme3w8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vj1sr17;nmdc:dgms-12-46bx9t12;nmdc:dgms-12-z3x3jk10;nmdc:dgms-12-htn36677</text:p>
          </table:table-cell>
          <table:table-cell/>
        </table:table-row>
        <table:table-row table:style-name="ro1">
          <table:table-cell office:value-type="string" calcext:value-type="string">
            <text:p>nmdc:bsm-11-vnkf4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n32jw86;nmdc:dgms-12-zdmtm042;nmdc:dgms-12-0s71b942;nmdc:dgms-12-qcsqes08</text:p>
          </table:table-cell>
          <table:table-cell/>
        </table:table-row>
        <table:table-row table:style-name="ro1">
          <table:table-cell office:value-type="string" calcext:value-type="string">
            <text:p>nmdc:bsm-11-vp7n55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t9q9k70;nmdc:dgms-12-ctk3w076;nmdc:dgms-12-phymf744;nmdc:dgms-12-9pv4a964</text:p>
          </table:table-cell>
          <table:table-cell/>
        </table:table-row>
        <table:table-row table:style-name="ro1">
          <table:table-cell office:value-type="string" calcext:value-type="string">
            <text:p>nmdc:bsm-11-vpe6j7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03bj2e10;nmdc:dgms-12-t5gc0054;nmdc:dgms-12-ame83134;nmdc:dgms-12-v83b7346</text:p>
          </table:table-cell>
          <table:table-cell/>
        </table:table-row>
        <table:table-row table:style-name="ro1">
          <table:table-cell office:value-type="string" calcext:value-type="string">
            <text:p>nmdc:bsm-11-vv577p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t5typf80;nmdc:dgms-12-fxdwz810;nmdc:dgms-12-hf7n9d77;nmdc:dgms-12-gt3h1m82</text:p>
          </table:table-cell>
          <table:table-cell/>
        </table:table-row>
        <table:table-row table:style-name="ro1">
          <table:table-cell office:value-type="string" calcext:value-type="string">
            <text:p>nmdc:bsm-11-w1t8bv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tyfkth40;nmdc:dgms-12-x8pbb515;nmdc:dgms-12-mh54qt61;nmdc:dgms-12-f5fk4938</text:p>
          </table:table-cell>
          <table:table-cell/>
        </table:table-row>
        <table:table-row table:style-name="ro1">
          <table:table-cell office:value-type="string" calcext:value-type="string">
            <text:p>nmdc:bsm-11-wdfz55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cdw9087;nmdc:dgms-12-701ama19;nmdc:dgms-12-nt6pt131;nmdc:dgms-12-zw9rsp23</text:p>
          </table:table-cell>
          <table:table-cell/>
        </table:table-row>
        <table:table-row table:style-name="ro1">
          <table:table-cell office:value-type="string" calcext:value-type="string">
            <text:p>nmdc:bsm-11-wh35sj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28rqk03;nmdc:dgms-12-enc09073;nmdc:dgms-12-8p6hwg16;nmdc:dgms-12-5sd0y022</text:p>
          </table:table-cell>
          <table:table-cell/>
        </table:table-row>
        <table:table-row table:style-name="ro1">
          <table:table-cell office:value-type="string" calcext:value-type="string">
            <text:p>nmdc:bsm-11-wj8zqj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1mfp146;nmdc:dgms-12-83v79x47;nmdc:dgms-12-q4rkq248;nmdc:dgms-12-qamt3f83</text:p>
          </table:table-cell>
          <table:table-cell/>
        </table:table-row>
        <table:table-row table:style-name="ro1">
          <table:table-cell office:value-type="string" calcext:value-type="string">
            <text:p>nmdc:bsm-11-wm40z5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a7g0t50;nmdc:dgms-12-sjz55c78;nmdc:dgms-12-pys4cj59;nmdc:dgms-12-xv2zq230</text:p>
          </table:table-cell>
          <table:table-cell/>
        </table:table-row>
        <table:table-row table:style-name="ro1">
          <table:table-cell office:value-type="string" calcext:value-type="string">
            <text:p>nmdc:bsm-11-wnrp0p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7dgpr02;nmdc:dgms-12-15fkka63;nmdc:dgms-12-aratr055;nmdc:dgms-12-gr02sr70</text:p>
          </table:table-cell>
          <table:table-cell/>
        </table:table-row>
        <table:table-row table:style-name="ro1">
          <table:table-cell office:value-type="string" calcext:value-type="string">
            <text:p>nmdc:bsm-11-wpsg6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4sr1v57;nmdc:dgms-12-dxx6ms96;nmdc:dgms-12-9086km56;nmdc:dgms-12-891gwk36</text:p>
          </table:table-cell>
          <table:table-cell/>
        </table:table-row>
        <table:table-row table:style-name="ro1">
          <table:table-cell office:value-type="string" calcext:value-type="string">
            <text:p>nmdc:bsm-11-wpye0n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w7s78752;nmdc:dgms-12-4s8d7y49;nmdc:dgms-12-tetp1d35;nmdc:dgms-12-n8sdc015</text:p>
          </table:table-cell>
          <table:table-cell/>
        </table:table-row>
        <table:table-row table:style-name="ro1">
          <table:table-cell office:value-type="string" calcext:value-type="string">
            <text:p>nmdc:bsm-11-wqy7mc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rzmgj38;nmdc:dgms-12-9nvwmx24;nmdc:dgms-12-p16y1p73;nmdc:dgms-12-3bxkjf28</text:p>
          </table:table-cell>
          <table:table-cell/>
        </table:table-row>
        <table:table-row table:style-name="ro1">
          <table:table-cell office:value-type="string" calcext:value-type="string">
            <text:p>nmdc:bsm-11-wr7h1t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jg4hnv36;nmdc:dgms-12-df591853;nmdc:dgms-12-6d7ndk33;nmdc:dgms-12-ef4m9583</text:p>
          </table:table-cell>
          <table:table-cell/>
        </table:table-row>
        <table:table-row table:style-name="ro1">
          <table:table-cell office:value-type="string" calcext:value-type="string">
            <text:p>nmdc:bsm-11-x0sc5x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11aek64;nmdc:dgms-12-86jshw94;nmdc:dgms-12-4g09rf04;nmdc:dgms-12-f2tcb302</text:p>
          </table:table-cell>
          <table:table-cell/>
        </table:table-row>
        <table:table-row table:style-name="ro1">
          <table:table-cell office:value-type="string" calcext:value-type="string">
            <text:p>nmdc:bsm-11-xgrda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mrccwb37;nmdc:dgms-12-hcbhmy82;nmdc:dgms-12-gygyt534;nmdc:dgms-12-rzkdfz78</text:p>
          </table:table-cell>
          <table:table-cell/>
        </table:table-row>
        <table:table-row table:style-name="ro1">
          <table:table-cell office:value-type="string" calcext:value-type="string">
            <text:p>nmdc:bsm-11-xhbae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qa0qv02;nmdc:dgms-12-v763y681;nmdc:dgms-12-327nbe32;nmdc:dgms-12-bg582k56</text:p>
          </table:table-cell>
          <table:table-cell/>
        </table:table-row>
        <table:table-row table:style-name="ro1">
          <table:table-cell office:value-type="string" calcext:value-type="string">
            <text:p>nmdc:bsm-11-xy5ern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xwgzmx05;nmdc:dgms-12-y8sjrw60;nmdc:dgms-12-vnkk1741;nmdc:dgms-12-fh7ygr97</text:p>
          </table:table-cell>
          <table:table-cell/>
        </table:table-row>
        <table:table-row table:style-name="ro1">
          <table:table-cell office:value-type="string" calcext:value-type="string">
            <text:p>nmdc:bsm-11-y5w1j4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mbn1t90;nmdc:dgms-12-ep5mng87;nmdc:dgms-12-prggjg77;nmdc:dgms-12-3mcbdy97</text:p>
          </table:table-cell>
          <table:table-cell/>
        </table:table-row>
        <table:table-row table:style-name="ro1">
          <table:table-cell office:value-type="string" calcext:value-type="string">
            <text:p>nmdc:bsm-11-y80cxc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cb5xsw44;nmdc:dgms-12-a9vvr208;nmdc:dgms-12-cxn5pm31;nmdc:dgms-12-rnj88033</text:p>
          </table:table-cell>
          <table:table-cell/>
        </table:table-row>
        <table:table-row table:style-name="ro1">
          <table:table-cell office:value-type="string" calcext:value-type="string">
            <text:p>nmdc:bsm-11-yd4dqe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e6v00m17;nmdc:dgms-12-mehjqz32;nmdc:dgms-12-5nnt2n06;nmdc:dgms-12-k06kd090</text:p>
          </table:table-cell>
          <table:table-cell/>
        </table:table-row>
        <table:table-row table:style-name="ro1">
          <table:table-cell office:value-type="string" calcext:value-type="string">
            <text:p>nmdc:bsm-11-yfc2at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y246a90;nmdc:dgms-12-c07yv565;nmdc:dgms-12-x3qx9748;nmdc:dgms-12-36aaa296</text:p>
          </table:table-cell>
          <table:table-cell/>
        </table:table-row>
        <table:table-row table:style-name="ro1">
          <table:table-cell office:value-type="string" calcext:value-type="string">
            <text:p>nmdc:bsm-11-yms2f0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8m2r182;nmdc:dgms-12-ann5pb93;nmdc:dgms-12-6bmrgp85;nmdc:dgms-12-z8579q89</text:p>
          </table:table-cell>
          <table:table-cell/>
        </table:table-row>
        <table:table-row table:style-name="ro1">
          <table:table-cell office:value-type="string" calcext:value-type="string">
            <text:p>nmdc:bsm-11-yxxvqg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3mc8z94;nmdc:dgms-12-anfcgn54;nmdc:dgms-12-qrdq3954;nmdc:dgms-12-0kcrrm69</text:p>
          </table:table-cell>
          <table:table-cell/>
        </table:table-row>
        <table:table-row table:style-name="ro1">
          <table:table-cell office:value-type="string" calcext:value-type="string">
            <text:p>nmdc:bsm-11-z1r5gy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33syq15;nmdc:dgms-12-4nepg056;nmdc:dgms-12-8984sv03;nmdc:dgms-12-rwzsqj47</text:p>
          </table:table-cell>
          <table:table-cell/>
        </table:table-row>
        <table:table-row table:style-name="ro1">
          <table:table-cell office:value-type="string" calcext:value-type="string">
            <text:p>nmdc:bsm-11-z4hspp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1r19y84;nmdc:dgms-12-psvw8493;nmdc:dgms-12-chfwxw60;nmdc:dgms-12-g8rq3k88</text:p>
          </table:table-cell>
          <table:table-cell/>
        </table:table-row>
        <table:table-row table:style-name="ro1">
          <table:table-cell office:value-type="string" calcext:value-type="string">
            <text:p>nmdc:bsm-11-z66zfk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penere87;nmdc:dgms-12-832kfj90;nmdc:dgms-12-0t202k71;nmdc:dgms-12-dkbvw447</text:p>
          </table:table-cell>
          <table:table-cell/>
        </table:table-row>
        <table:table-row table:style-name="ro1">
          <table:table-cell office:value-type="string" calcext:value-type="string">
            <text:p>nmdc:bsm-11-z75j2v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zax8ke60;nmdc:dgms-12-ejjp6m25;nmdc:dgms-12-0j0ww795;nmdc:dgms-12-r355e050</text:p>
          </table:table-cell>
          <table:table-cell/>
        </table:table-row>
        <table:table-row table:style-name="ro1">
          <table:table-cell office:value-type="string" calcext:value-type="string">
            <text:p>nmdc:bsm-11-zf5qxz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a6y6x630;nmdc:dgms-12-4kksz279;nmdc:dgms-12-te1jzn18;nmdc:dgms-12-2q3pmq28</text:p>
          </table:table-cell>
          <table:table-cell/>
        </table:table-row>
        <table:table-row table:style-name="ro1">
          <table:table-cell office:value-type="string" calcext:value-type="string">
            <text:p>nmdc:bsm-11-zmsv54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zcys935;nmdc:dgms-12-qsqw4085;nmdc:dgms-12-dva1v677;nmdc:dgms-12-vfyc2n90</text:p>
          </table:table-cell>
          <table:table-cell/>
        </table:table-row>
        <table:table-row table:style-name="ro1">
          <table:table-cell office:value-type="string" calcext:value-type="string">
            <text:p>nmdc:bsm-11-zpf4n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vaj81824;nmdc:dgms-12-cmcfdc42;nmdc:dgms-12-rya9fa30;nmdc:dgms-12-h7fjyr60</text:p>
          </table:table-cell>
          <table:table-cell/>
        </table:table-row>
        <table:table-row table:style-name="ro1">
          <table:table-cell office:value-type="string" calcext:value-type="string">
            <text:p>nmdc:bsm-11-zqaeph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hbz3hh89;nmdc:dgms-12-yne6xx14;nmdc:dgms-12-skpqzy25;nmdc:dgms-12-23x1tc92</text:p>
          </table:table-cell>
          <table:table-cell/>
        </table:table-row>
        <table:table-row table:style-name="ro1">
          <table:table-cell office:value-type="string" calcext:value-type="string">
            <text:p>nmdc:bsm-11-zsdrmw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tt0ks031;nmdc:dgms-12-1zx82109;nmdc:dgms-12-r0h7wf09;nmdc:dgms-12-yj449113</text:p>
          </table:table-cell>
          <table:table-cell/>
        </table:table-row>
        <table:table-row table:style-name="ro1">
          <table:table-cell office:value-type="string" calcext:value-type="string">
            <text:p>nmdc:bsm-11-zvh2hc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xhj0p669;nmdc:dgms-12-msdsdv38;nmdc:dgms-12-xbsrkr05;nmdc:dgms-12-4m4tke11</text:p>
          </table:table-cell>
          <table:table-cell/>
        </table:table-row>
        <table:table-row table:style-name="ro1">
          <table:table-cell office:value-type="string" calcext:value-type="string">
            <text:p>nmdc:bsm-11-zxvekh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1zcj4871;nmdc:dgms-12-b25fyb02;nmdc:dgms-12-42rjjn70;nmdc:dgms-12-a45qrv65</text:p>
          </table:table-cell>
          <table:table-cell/>
        </table:table-row>
      </table:table>
      <table:table table:name="cohort_final" table:style-name="ta1">
        <table:table-column table:style-name="co2" table:number-columns-repeated="8" table:default-cell-style-name="Default"/>
        <table:table-column table:style-name="co38" table:default-cell-style-name="Default"/>
        <table:table-column table:style-name="co2" table:number-columns-repeated="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mple_key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genotype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host_id</text:p>
          </table:table-cell>
          <table:table-cell office:value-type="string" calcext:value-type="string">
            <text:p>nmdc_biosample_id</text:p>
          </table:table-cell>
          <table:table-cell office:value-type="string" calcext:value-type="string">
            <text:p>metagenome_accession</text:p>
          </table:table-cell>
          <table:table-cell office:value-type="string" calcext:value-type="string">
            <text:p>metabolomics_id</text:p>
          </table:table-cell>
          <table:table-cell office:value-type="string" calcext:value-type="string">
            <text:p>soil_pH</text:p>
          </table:table-cell>
          <table:table-cell office:value-type="string" calcext:value-type="string">
            <text:p>soil_NH4</text:p>
          </table:table-cell>
          <table:table-cell office:value-type="string" calcext:value-type="string">
            <text:p>soil_NO3</text:p>
          </table:table-cell>
          <table:table-cell office:value-type="string" calcext:value-type="string">
            <text:p>soil_total_C</text:p>
          </table:table-cell>
          <table:table-cell office:value-type="string" calcext:value-type="string">
            <text:p>soil_total_N</text:p>
          </table:table-cell>
          <table:table-cell office:value-type="string" calcext:value-type="string">
            <text:p>keep_for_analysi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gold_project_id</text:p>
          </table:table-cell>
          <table:table-cell office:value-type="string" calcext:value-type="string">
            <text:p>metabolomics_present</text:p>
          </table:table-cell>
          <table:table-cell office:value-type="string" calcext:value-type="string">
            <text:p>metabolomics_run_count</text:p>
          </table:table-cell>
          <table:table-cell office:value-type="string" calcext:value-type="string">
            <text:p>cohort_status</text:p>
          </table:table-cell>
        </table:table-row>
        <table:table-row table:style-name="ro1">
          <table:table-cell office:value-type="string" calcext:value-type="string">
            <text:p>BESC-833-Co3_31_3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33-Co3_31_37</text:p>
          </table:table-cell>
          <table:table-cell office:value-type="string" calcext:value-type="string">
            <text:p>nmdc:bsm-11-pejvvs20</text:p>
          </table:table-cell>
          <table:table-cell office:value-type="string" calcext:value-type="string">
            <text:p>SRX21791942</text:p>
          </table:table-cell>
          <table:table-cell office:value-type="string" calcext:value-type="string">
            <text:p>nmdc:dgms-12-5sagyq12;nmdc:dgms-12-kxj3f773;nmdc:dgms-12-94q9f752;nmdc:dgms-12-hbmdpb3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]&lt;&gt;&quot;&quot;;[.H2]&lt;&gt;&quot;&quot;;[.R2]=&quot;yes&quot;;[.S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33-Co2_47_2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33-Co2_47_23</text:p>
          </table:table-cell>
          <table:table-cell office:value-type="string" calcext:value-type="string">
            <text:p>nmdc:bsm-11-bd18tk15</text:p>
          </table:table-cell>
          <table:table-cell office:value-type="string" calcext:value-type="string">
            <text:p>SRX21792390</text:p>
          </table:table-cell>
          <table:table-cell office:value-type="string" calcext:value-type="string">
            <text:p>nmdc:dgms-12-f4gqdd41;nmdc:dgms-12-wcvxy623;nmdc:dgms-12-7n4ksg78;nmdc:dgms-12-fp8kqp1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]&lt;&gt;&quot;&quot;;[.H3]&lt;&gt;&quot;&quot;;[.R3]=&quot;yes&quot;;[.S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33-Co1_6_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33-Co1_6_4</text:p>
          </table:table-cell>
          <table:table-cell office:value-type="string" calcext:value-type="string">
            <text:p>nmdc:bsm-11-j8ezj858</text:p>
          </table:table-cell>
          <table:table-cell office:value-type="string" calcext:value-type="string">
            <text:p>SRX21792392</text:p>
          </table:table-cell>
          <table:table-cell office:value-type="string" calcext:value-type="string">
            <text:p>nmdc:dgms-12-2b8brz45;nmdc:dgms-12-67512b85;nmdc:dgms-12-1r7x3e66;nmdc:dgms-12-a72vey5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4]&lt;&gt;&quot;&quot;;[.H4]&lt;&gt;&quot;&quot;;[.R4]=&quot;yes&quot;;[.S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258-CL1_34_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58-CL1_34_5</text:p>
          </table:table-cell>
          <table:table-cell office:value-type="string" calcext:value-type="string">
            <text:p>nmdc:bsm-11-yxxvqg27</text:p>
          </table:table-cell>
          <table:table-cell office:value-type="string" calcext:value-type="string">
            <text:p>SRX21792395</text:p>
          </table:table-cell>
          <table:table-cell office:value-type="string" calcext:value-type="string">
            <text:p>nmdc:dgms-12-n3mc8z94;nmdc:dgms-12-anfcgn54;nmdc:dgms-12-qrdq3954;nmdc:dgms-12-0kcrrm6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]&lt;&gt;&quot;&quot;;[.H5]&lt;&gt;&quot;&quot;;[.R5]=&quot;yes&quot;;[.S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234-Co1_23_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34-Co1_23_3</text:p>
          </table:table-cell>
          <table:table-cell office:value-type="string" calcext:value-type="string">
            <text:p>nmdc:bsm-11-v0hqhp22</text:p>
          </table:table-cell>
          <table:table-cell office:value-type="string" calcext:value-type="string">
            <text:p>SRX21792401</text:p>
          </table:table-cell>
          <table:table-cell office:value-type="string" calcext:value-type="string">
            <text:p>nmdc:dgms-12-p2c5rk96;nmdc:dgms-12-h9f1ar42;nmdc:dgms-12-5972kx49;nmdc:dgms-12-e8w47b0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]&lt;&gt;&quot;&quot;;[.H6]&lt;&gt;&quot;&quot;;[.R6]=&quot;yes&quot;;[.S6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31-CL2_55_18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31-CL2_55_18</text:p>
          </table:table-cell>
          <table:table-cell office:value-type="string" calcext:value-type="string">
            <text:p>nmdc:bsm-11-2g6d7w97</text:p>
          </table:table-cell>
          <table:table-cell office:value-type="string" calcext:value-type="string">
            <text:p>SRX21792405</text:p>
          </table:table-cell>
          <table:table-cell office:value-type="string" calcext:value-type="string">
            <text:p>nmdc:dgms-12-y1zhmy80;nmdc:dgms-12-n3qgr396;nmdc:dgms-12-nn1d5m67;nmdc:dgms-12-x7dsez1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]&lt;&gt;&quot;&quot;;[.H7]&lt;&gt;&quot;&quot;;[.R7]=&quot;yes&quot;;[.S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31-Co1_12_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31-Co1_12_7</text:p>
          </table:table-cell>
          <table:table-cell office:value-type="string" calcext:value-type="string">
            <text:p>nmdc:bsm-11-ga8cav80</text:p>
          </table:table-cell>
          <table:table-cell office:value-type="string" calcext:value-type="string">
            <text:p>SRX21792406</text:p>
          </table:table-cell>
          <table:table-cell office:value-type="string" calcext:value-type="string">
            <text:p>nmdc:dgms-12-g656fm18;nmdc:dgms-12-jzzcaq95;nmdc:dgms-12-eb683j28;nmdc:dgms-12-p70fqq5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]&lt;&gt;&quot;&quot;;[.H8]&lt;&gt;&quot;&quot;;[.R8]=&quot;yes&quot;;[.S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-Co2_41_2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o2_41_23</text:p>
          </table:table-cell>
          <table:table-cell office:value-type="string" calcext:value-type="string">
            <text:p>nmdc:bsm-11-nz6f9964</text:p>
          </table:table-cell>
          <table:table-cell office:value-type="string" calcext:value-type="string">
            <text:p>SRX21792412</text:p>
          </table:table-cell>
          <table:table-cell office:value-type="string" calcext:value-type="string">
            <text:p>nmdc:dgms-12-fy0r9619;nmdc:dgms-12-kxkx7k42;nmdc:dgms-12-xejjfe86;nmdc:dgms-12-vaqapr4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9]&lt;&gt;&quot;&quot;;[.H9]&lt;&gt;&quot;&quot;;[.R9]=&quot;yes&quot;;[.S9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31-Co2_50_1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31-Co2_50_17</text:p>
          </table:table-cell>
          <table:table-cell office:value-type="string" calcext:value-type="string">
            <text:p>nmdc:bsm-11-wpsg6186</text:p>
          </table:table-cell>
          <table:table-cell office:value-type="string" calcext:value-type="string">
            <text:p>SRX21792776</text:p>
          </table:table-cell>
          <table:table-cell office:value-type="string" calcext:value-type="string">
            <text:p>nmdc:dgms-12-54sr1v57;nmdc:dgms-12-dxx6ms96;nmdc:dgms-12-9086km56;nmdc:dgms-12-891gwk3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]&lt;&gt;&quot;&quot;;[.H10]&lt;&gt;&quot;&quot;;[.R10]=&quot;yes&quot;;[.S10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31-Co3_15_40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31-Co3_15_40</text:p>
          </table:table-cell>
          <table:table-cell office:value-type="string" calcext:value-type="string">
            <text:p>nmdc:bsm-11-azfn2405</text:p>
          </table:table-cell>
          <table:table-cell office:value-type="string" calcext:value-type="string">
            <text:p>SRX21792778</text:p>
          </table:table-cell>
          <table:table-cell office:value-type="string" calcext:value-type="string">
            <text:p>nmdc:dgms-12-0et7je92;nmdc:dgms-12-xt3h1511;nmdc:dgms-12-m00hpt27;nmdc:dgms-12-cqrvqh4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1]&lt;&gt;&quot;&quot;;[.H11]&lt;&gt;&quot;&quot;;[.R11]=&quot;yes&quot;;[.S11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07-Co1_31_6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07-Co1_31_6</text:p>
          </table:table-cell>
          <table:table-cell office:value-type="string" calcext:value-type="string">
            <text:p>nmdc:bsm-11-6ntzv433</text:p>
          </table:table-cell>
          <table:table-cell office:value-type="string" calcext:value-type="string">
            <text:p>SRX21792780</text:p>
          </table:table-cell>
          <table:table-cell office:value-type="string" calcext:value-type="string">
            <text:p>nmdc:dgms-12-1tybq661;nmdc:dgms-12-ckta7492;nmdc:dgms-12-1hpd0x54;nmdc:dgms-12-5nz6j95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2]&lt;&gt;&quot;&quot;;[.H12]&lt;&gt;&quot;&quot;;[.R12]=&quot;yes&quot;;[.S1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-CL1_35_3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L1_35_33</text:p>
          </table:table-cell>
          <table:table-cell office:value-type="string" calcext:value-type="string">
            <text:p>nmdc:bsm-11-vnkf4228</text:p>
          </table:table-cell>
          <table:table-cell office:value-type="string" calcext:value-type="string">
            <text:p>SRX21792795</text:p>
          </table:table-cell>
          <table:table-cell office:value-type="string" calcext:value-type="string">
            <text:p>nmdc:dgms-12-2n32jw86;nmdc:dgms-12-zdmtm042;nmdc:dgms-12-0s71b942;nmdc:dgms-12-qcsqes08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5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3]&lt;&gt;&quot;&quot;;[.H13]&lt;&gt;&quot;&quot;;[.R13]=&quot;yes&quot;;[.S1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-CL2_39_29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L2_39_29</text:p>
          </table:table-cell>
          <table:table-cell office:value-type="string" calcext:value-type="string">
            <text:p>nmdc:bsm-11-k7jqh647</text:p>
          </table:table-cell>
          <table:table-cell office:value-type="string" calcext:value-type="string">
            <text:p>SRX21792799</text:p>
          </table:table-cell>
          <table:table-cell office:value-type="string" calcext:value-type="string">
            <text:p>nmdc:dgms-12-84kvtv66;nmdc:dgms-12-f6g8am83;nmdc:dgms-12-vy40vg12;nmdc:dgms-12-hdpjyj5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5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4]&lt;&gt;&quot;&quot;;[.H14]&lt;&gt;&quot;&quot;;[.R14]=&quot;yes&quot;;[.S1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9591-Co2_62_2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o2_62_24</text:p>
          </table:table-cell>
          <table:table-cell office:value-type="string" calcext:value-type="string">
            <text:p>nmdc:bsm-11-4f4btc22</text:p>
          </table:table-cell>
          <table:table-cell office:value-type="string" calcext:value-type="string">
            <text:p>SRX21790337</text:p>
          </table:table-cell>
          <table:table-cell office:value-type="string" calcext:value-type="string">
            <text:p>nmdc:dgms-12-8np5az63;nmdc:dgms-12-x4xk1532;nmdc:dgms-12-bw64gk71;nmdc:dgms-12-rb3wyb3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5]&lt;&gt;&quot;&quot;;[.H15]&lt;&gt;&quot;&quot;;[.R15]=&quot;yes&quot;;[.S1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SKWD-24-1-Co1_7_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D-24-1-Co1_7_5</text:p>
          </table:table-cell>
          <table:table-cell office:value-type="string" calcext:value-type="string">
            <text:p>nmdc:bsm-11-hx8qxc63</text:p>
          </table:table-cell>
          <table:table-cell office:value-type="string" calcext:value-type="string">
            <text:p>SRX21790338</text:p>
          </table:table-cell>
          <table:table-cell office:value-type="string" calcext:value-type="string">
            <text:p>nmdc:dgms-12-wzwzx786;nmdc:dgms-12-zjsc9d15;nmdc:dgms-12-vv9cxd52;nmdc:dgms-12-74wq0x9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6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6]&lt;&gt;&quot;&quot;;[.H16]&lt;&gt;&quot;&quot;;[.R16]=&quot;yes&quot;;[.S16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7986-Co3_31_39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7986-Co3_31_39</text:p>
          </table:table-cell>
          <table:table-cell office:value-type="string" calcext:value-type="string">
            <text:p>nmdc:bsm-11-jqwsb466</text:p>
          </table:table-cell>
          <table:table-cell office:value-type="string" calcext:value-type="string">
            <text:p>SRX21790339</text:p>
          </table:table-cell>
          <table:table-cell office:value-type="string" calcext:value-type="string">
            <text:p>nmdc:dgms-12-6qjgec18;nmdc:dgms-12-fm6wv590;nmdc:dgms-12-5yzgtf09;nmdc:dgms-12-dz2e627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9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7]&lt;&gt;&quot;&quot;;[.H17]&lt;&gt;&quot;&quot;;[.R17]=&quot;yes&quot;;[.S1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9591-Co3_35_4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o3_35_48</text:p>
          </table:table-cell>
          <table:table-cell office:value-type="string" calcext:value-type="string">
            <text:p>nmdc:bsm-11-0xqxvc88</text:p>
          </table:table-cell>
          <table:table-cell office:value-type="string" calcext:value-type="string">
            <text:p>SRX21790356</text:p>
          </table:table-cell>
          <table:table-cell office:value-type="string" calcext:value-type="string">
            <text:p>nmdc:dgms-12-tjfjep03;nmdc:dgms-12-kjkf1522;nmdc:dgms-12-xs6kk482;nmdc:dgms-12-4rbck881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8]&lt;&gt;&quot;&quot;;[.H18]&lt;&gt;&quot;&quot;;[.R18]=&quot;yes&quot;;[.S1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9591-CL1_34_1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L1_34_16</text:p>
          </table:table-cell>
          <table:table-cell office:value-type="string" calcext:value-type="string">
            <text:p>nmdc:bsm-11-ahpvvb55</text:p>
          </table:table-cell>
          <table:table-cell office:value-type="string" calcext:value-type="string">
            <text:p>SRX21790357</text:p>
          </table:table-cell>
          <table:table-cell office:value-type="string" calcext:value-type="string">
            <text:p>nmdc:dgms-12-nh628y30;nmdc:dgms-12-83c0ze50;nmdc:dgms-12-7xcht157;nmdc:dgms-12-3p73d30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9]&lt;&gt;&quot;&quot;;[.H19]&lt;&gt;&quot;&quot;;[.R19]=&quot;yes&quot;;[.S19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SKWA-24-3-Co3_23_3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A-24-3-Co3_23_35</text:p>
          </table:table-cell>
          <table:table-cell office:value-type="string" calcext:value-type="string">
            <text:p>nmdc:bsm-11-7yjtg159</text:p>
          </table:table-cell>
          <table:table-cell office:value-type="string" calcext:value-type="string">
            <text:p>SRX21790358</text:p>
          </table:table-cell>
          <table:table-cell office:value-type="string" calcext:value-type="string">
            <text:p>nmdc:dgms-12-y8rq7q67;nmdc:dgms-12-57z7a455;nmdc:dgms-12-hpbrsm64;nmdc:dgms-12-tytm8n5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9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0]&lt;&gt;&quot;&quot;;[.H20]&lt;&gt;&quot;&quot;;[.R20]=&quot;yes&quot;;[.S20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SKWD-24-1-CL2_58_2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D-24-1-CL2_58_25</text:p>
          </table:table-cell>
          <table:table-cell office:value-type="string" calcext:value-type="string">
            <text:p>nmdc:bsm-11-af8ap759</text:p>
          </table:table-cell>
          <table:table-cell office:value-type="string" calcext:value-type="string">
            <text:p>SRX21790359</text:p>
          </table:table-cell>
          <table:table-cell office:value-type="string" calcext:value-type="string">
            <text:p>nmdc:dgms-12-4fkytb85;nmdc:dgms-12-amhbpr48;nmdc:dgms-12-3xy7sw21;nmdc:dgms-12-azgrqm31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6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1]&lt;&gt;&quot;&quot;;[.H21]&lt;&gt;&quot;&quot;;[.R21]=&quot;yes&quot;;[.S21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9591-CL2_56_1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L2_56_12</text:p>
          </table:table-cell>
          <table:table-cell office:value-type="string" calcext:value-type="string">
            <text:p>nmdc:bsm-11-57ejpn32</text:p>
          </table:table-cell>
          <table:table-cell office:value-type="string" calcext:value-type="string">
            <text:p>SRX21790360</text:p>
          </table:table-cell>
          <table:table-cell office:value-type="string" calcext:value-type="string">
            <text:p>nmdc:dgms-12-a4nd1958;nmdc:dgms-12-s8mtae44;nmdc:dgms-12-j7pvyr53;nmdc:dgms-12-pwrrza4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2]&lt;&gt;&quot;&quot;;[.H22]&lt;&gt;&quot;&quot;;[.R22]=&quot;yes&quot;;[.S2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SKWD-24-1-Co3_24_32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D-24-1-Co3_24_32</text:p>
          </table:table-cell>
          <table:table-cell office:value-type="string" calcext:value-type="string">
            <text:p>nmdc:bsm-11-1a9d1633</text:p>
          </table:table-cell>
          <table:table-cell office:value-type="string" calcext:value-type="string">
            <text:p>SRX21790361</text:p>
          </table:table-cell>
          <table:table-cell office:value-type="string" calcext:value-type="string">
            <text:p>nmdc:dgms-12-2c79wt25;nmdc:dgms-12-6z5w5v84;nmdc:dgms-12-yvd9ht42;nmdc:dgms-12-a2pdzk51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6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3]&lt;&gt;&quot;&quot;;[.H23]&lt;&gt;&quot;&quot;;[.R23]=&quot;yes&quot;;[.S2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9591-Co1_16_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o1_16_8</text:p>
          </table:table-cell>
          <table:table-cell office:value-type="string" calcext:value-type="string">
            <text:p>nmdc:bsm-11-yms2f086</text:p>
          </table:table-cell>
          <table:table-cell office:value-type="string" calcext:value-type="string">
            <text:p>SRX21790362</text:p>
          </table:table-cell>
          <table:table-cell office:value-type="string" calcext:value-type="string">
            <text:p>nmdc:dgms-12-58m2r182;nmdc:dgms-12-ann5pb93;nmdc:dgms-12-6bmrgp85;nmdc:dgms-12-z8579q8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4]&lt;&gt;&quot;&quot;;[.H24]&lt;&gt;&quot;&quot;;[.R24]=&quot;yes&quot;;[.S2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SKWD-24-1-Co2_54_22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D-24-1-Co2_54_22</text:p>
          </table:table-cell>
          <table:table-cell office:value-type="string" calcext:value-type="string">
            <text:p>nmdc:bsm-11-wm40z541</text:p>
          </table:table-cell>
          <table:table-cell office:value-type="string" calcext:value-type="string">
            <text:p>SRX21790363</text:p>
          </table:table-cell>
          <table:table-cell office:value-type="string" calcext:value-type="string">
            <text:p>nmdc:dgms-12-ga7g0t50;nmdc:dgms-12-sjz55c78;nmdc:dgms-12-pys4cj59;nmdc:dgms-12-xv2zq23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6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5]&lt;&gt;&quot;&quot;;[.H25]&lt;&gt;&quot;&quot;;[.R25]=&quot;yes&quot;;[.S2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7-CL3_83_2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L3_83_27</text:p>
          </table:table-cell>
          <table:table-cell office:value-type="string" calcext:value-type="string">
            <text:p>nmdc:bsm-11-pgfhya35</text:p>
          </table:table-cell>
          <table:table-cell office:value-type="string" calcext:value-type="string">
            <text:p>SRX21790364</text:p>
          </table:table-cell>
          <table:table-cell office:value-type="string" calcext:value-type="string">
            <text:p>nmdc:dgms-12-q83p1e44;nmdc:dgms-12-nxkg4h29;nmdc:dgms-12-hwr1kx83;nmdc:dgms-12-92xjd52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6]&lt;&gt;&quot;&quot;;[.H26]&lt;&gt;&quot;&quot;;[.R26]=&quot;yes&quot;;[.S26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SKWA-24-3-Co2_41_10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A-24-3-Co2_41_10</text:p>
          </table:table-cell>
          <table:table-cell office:value-type="string" calcext:value-type="string">
            <text:p>nmdc:bsm-11-4pc4k424</text:p>
          </table:table-cell>
          <table:table-cell office:value-type="string" calcext:value-type="string">
            <text:p>SRX21790365</text:p>
          </table:table-cell>
          <table:table-cell office:value-type="string" calcext:value-type="string">
            <text:p>nmdc:dgms-12-w9bhkv16;nmdc:dgms-12-ms8cjb84;nmdc:dgms-12-4d3pr875;nmdc:dgms-12-n1c1r81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7]&lt;&gt;&quot;&quot;;[.H27]&lt;&gt;&quot;&quot;;[.R27]=&quot;yes&quot;;[.S2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SKWA-24-3-CL2_69_2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A-24-3-CL2_69_25</text:p>
          </table:table-cell>
          <table:table-cell office:value-type="string" calcext:value-type="string">
            <text:p>nmdc:bsm-11-aan31e03</text:p>
          </table:table-cell>
          <table:table-cell office:value-type="string" calcext:value-type="string">
            <text:p>SRX21791385</text:p>
          </table:table-cell>
          <table:table-cell office:value-type="string" calcext:value-type="string">
            <text:p>nmdc:dgms-12-1fz3wg32;nmdc:dgms-12-gb1v6726;nmdc:dgms-12-zs9dat86;nmdc:dgms-12-pdvaph9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8]&lt;&gt;&quot;&quot;;[.H28]&lt;&gt;&quot;&quot;;[.R28]=&quot;yes&quot;;[.S2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5-Co3_28_42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o3_28_42</text:p>
          </table:table-cell>
          <table:table-cell office:value-type="string" calcext:value-type="string">
            <text:p>nmdc:bsm-11-v1ynyj85</text:p>
          </table:table-cell>
          <table:table-cell office:value-type="string" calcext:value-type="string">
            <text:p>SRX21791386</text:p>
          </table:table-cell>
          <table:table-cell office:value-type="string" calcext:value-type="string">
            <text:p>nmdc:dgms-12-nwmcwv64;nmdc:dgms-12-pxxbrc62;nmdc:dgms-12-pkeqfq65;nmdc:dgms-12-j6jf1q2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9]&lt;&gt;&quot;&quot;;[.H29]&lt;&gt;&quot;&quot;;[.R29]=&quot;yes&quot;;[.S29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5-Co2_60_2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o2_60_28</text:p>
          </table:table-cell>
          <table:table-cell office:value-type="string" calcext:value-type="string">
            <text:p>nmdc:bsm-11-hae6xn61</text:p>
          </table:table-cell>
          <table:table-cell office:value-type="string" calcext:value-type="string">
            <text:p>SRX21791387</text:p>
          </table:table-cell>
          <table:table-cell office:value-type="string" calcext:value-type="string">
            <text:p>nmdc:dgms-12-vzr7dh20;nmdc:dgms-12-3h0zbe92;nmdc:dgms-12-vd457894;nmdc:dgms-12-tythxn7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9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0]&lt;&gt;&quot;&quot;;[.H30]&lt;&gt;&quot;&quot;;[.R30]=&quot;yes&quot;;[.S30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SKWA-24-3-Co1_3_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A-24-3-Co1_3_5</text:p>
          </table:table-cell>
          <table:table-cell office:value-type="string" calcext:value-type="string">
            <text:p>nmdc:bsm-11-zqaeph53</text:p>
          </table:table-cell>
          <table:table-cell office:value-type="string" calcext:value-type="string">
            <text:p>SRX21791412</text:p>
          </table:table-cell>
          <table:table-cell office:value-type="string" calcext:value-type="string">
            <text:p>nmdc:dgms-12-hbz3hh89;nmdc:dgms-12-yne6xx14;nmdc:dgms-12-skpqzy25;nmdc:dgms-12-23x1tc9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1]&lt;&gt;&quot;&quot;;[.H31]&lt;&gt;&quot;&quot;;[.R31]=&quot;yes&quot;;[.S31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7986-Co2_68_2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7986-Co2_68_28</text:p>
          </table:table-cell>
          <table:table-cell office:value-type="string" calcext:value-type="string">
            <text:p>nmdc:bsm-11-thpb7b07</text:p>
          </table:table-cell>
          <table:table-cell office:value-type="string" calcext:value-type="string">
            <text:p>SRX21791413</text:p>
          </table:table-cell>
          <table:table-cell office:value-type="string" calcext:value-type="string">
            <text:p>nmdc:dgms-12-g7gnz859;nmdc:dgms-12-9kbsws90;nmdc:dgms-12-h89r1147;nmdc:dgms-12-g0c5cd0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2]&lt;&gt;&quot;&quot;;[.H32]&lt;&gt;&quot;&quot;;[.R32]=&quot;yes&quot;;[.S3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7-CL2_38_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L2_38_7</text:p>
          </table:table-cell>
          <table:table-cell office:value-type="string" calcext:value-type="string">
            <text:p>nmdc:bsm-11-rbzk5h49</text:p>
          </table:table-cell>
          <table:table-cell office:value-type="string" calcext:value-type="string">
            <text:p>SRX21791414</text:p>
          </table:table-cell>
          <table:table-cell office:value-type="string" calcext:value-type="string">
            <text:p>nmdc:dgms-12-e57hcg08;nmdc:dgms-12-b9ysfc73;nmdc:dgms-12-t49ne578;nmdc:dgms-12-asmwnx6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3]&lt;&gt;&quot;&quot;;[.H33]&lt;&gt;&quot;&quot;;[.R33]=&quot;yes&quot;;[.S3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9591-CL3_98_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L3_98_5</text:p>
          </table:table-cell>
          <table:table-cell office:value-type="string" calcext:value-type="string">
            <text:p>nmdc:bsm-11-xhbae603</text:p>
          </table:table-cell>
          <table:table-cell office:value-type="string" calcext:value-type="string">
            <text:p>SRX21791415</text:p>
          </table:table-cell>
          <table:table-cell office:value-type="string" calcext:value-type="string">
            <text:p>nmdc:dgms-12-5qa0qv02;nmdc:dgms-12-v763y681;nmdc:dgms-12-327nbe32;nmdc:dgms-12-bg582k5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4]&lt;&gt;&quot;&quot;;[.H34]&lt;&gt;&quot;&quot;;[.R34]=&quot;yes&quot;;[.S3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7-CL1_28_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L1_28_5</text:p>
          </table:table-cell>
          <table:table-cell office:value-type="string" calcext:value-type="string">
            <text:p>nmdc:bsm-11-zmsv5494</text:p>
          </table:table-cell>
          <table:table-cell office:value-type="string" calcext:value-type="string">
            <text:p>SRX21791416</text:p>
          </table:table-cell>
          <table:table-cell office:value-type="string" calcext:value-type="string">
            <text:p>nmdc:dgms-12-szcys935;nmdc:dgms-12-qsqw4085;nmdc:dgms-12-dva1v677;nmdc:dgms-12-vfyc2n9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5]&lt;&gt;&quot;&quot;;[.H35]&lt;&gt;&quot;&quot;;[.R35]=&quot;yes&quot;;[.S3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5-Co1_24_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o1_24_3</text:p>
          </table:table-cell>
          <table:table-cell office:value-type="string" calcext:value-type="string">
            <text:p>nmdc:bsm-11-wpye0n32</text:p>
          </table:table-cell>
          <table:table-cell office:value-type="string" calcext:value-type="string">
            <text:p>SRX21791417</text:p>
          </table:table-cell>
          <table:table-cell office:value-type="string" calcext:value-type="string">
            <text:p>nmdc:dgms-12-w7s78752;nmdc:dgms-12-4s8d7y49;nmdc:dgms-12-tetp1d35;nmdc:dgms-12-n8sdc01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6]&lt;&gt;&quot;&quot;;[.H36]&lt;&gt;&quot;&quot;;[.R36]=&quot;yes&quot;;[.S36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7-Co3_9_3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o3_9_34</text:p>
          </table:table-cell>
          <table:table-cell office:value-type="string" calcext:value-type="string">
            <text:p>nmdc:bsm-11-jrahe581</text:p>
          </table:table-cell>
          <table:table-cell office:value-type="string" calcext:value-type="string">
            <text:p>SRX21791425</text:p>
          </table:table-cell>
          <table:table-cell office:value-type="string" calcext:value-type="string">
            <text:p>nmdc:dgms-12-q6w7dq62;nmdc:dgms-12-h71f7227;nmdc:dgms-12-9atbm875;nmdc:dgms-12-nn6n0d2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7]&lt;&gt;&quot;&quot;;[.H37]&lt;&gt;&quot;&quot;;[.R37]=&quot;yes&quot;;[.S3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11047-CL2_41_3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11047-CL2_41_30</text:p>
          </table:table-cell>
          <table:table-cell office:value-type="string" calcext:value-type="string">
            <text:p>nmdc:bsm-11-kff3y587</text:p>
          </table:table-cell>
          <table:table-cell office:value-type="string" calcext:value-type="string">
            <text:p>SRX21791426</text:p>
          </table:table-cell>
          <table:table-cell office:value-type="string" calcext:value-type="string">
            <text:p>nmdc:dgms-12-bsmnka97;nmdc:dgms-12-zp09yx22;nmdc:dgms-12-wnd91f58;nmdc:dgms-12-2rbts35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8]&lt;&gt;&quot;&quot;;[.H38]&lt;&gt;&quot;&quot;;[.R38]=&quot;yes&quot;;[.S3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4579-CL1_25_2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4579-CL1_25_23</text:p>
          </table:table-cell>
          <table:table-cell office:value-type="string" calcext:value-type="string">
            <text:p>nmdc:bsm-11-wj8zqj74</text:p>
          </table:table-cell>
          <table:table-cell office:value-type="string" calcext:value-type="string">
            <text:p>SRX21791427</text:p>
          </table:table-cell>
          <table:table-cell office:value-type="string" calcext:value-type="string">
            <text:p>nmdc:dgms-12-61mfp146;nmdc:dgms-12-83v79x47;nmdc:dgms-12-q4rkq248;nmdc:dgms-12-qamt3f8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9]&lt;&gt;&quot;&quot;;[.H39]&lt;&gt;&quot;&quot;;[.R39]=&quot;yes&quot;;[.S39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904-CL2_57_2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4-CL2_57_20</text:p>
          </table:table-cell>
          <table:table-cell office:value-type="string" calcext:value-type="string">
            <text:p>nmdc:bsm-11-nvgcpg87</text:p>
          </table:table-cell>
          <table:table-cell office:value-type="string" calcext:value-type="string">
            <text:p>SRX21791428</text:p>
          </table:table-cell>
          <table:table-cell office:value-type="string" calcext:value-type="string">
            <text:p>nmdc:dgms-12-ekn2px03;nmdc:dgms-12-rshs7j08;nmdc:dgms-12-ercat453;nmdc:dgms-12-78kkw39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40]&lt;&gt;&quot;&quot;;[.H40]&lt;&gt;&quot;&quot;;[.R40]=&quot;yes&quot;;[.S40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56-Co1_22_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56-Co1_22_4</text:p>
          </table:table-cell>
          <table:table-cell office:value-type="string" calcext:value-type="string">
            <text:p>nmdc:bsm-11-90vp2x95</text:p>
          </table:table-cell>
          <table:table-cell office:value-type="string" calcext:value-type="string">
            <text:p>SRX21791429</text:p>
          </table:table-cell>
          <table:table-cell office:value-type="string" calcext:value-type="string">
            <text:p>nmdc:dgms-12-qc9yv426;nmdc:dgms-12-7drgf177;nmdc:dgms-12-xh28w552;nmdc:dgms-12-xyy0p30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41]&lt;&gt;&quot;&quot;;[.H41]&lt;&gt;&quot;&quot;;[.R41]=&quot;yes&quot;;[.S41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88-Co3_8_5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o3_8_57</text:p>
          </table:table-cell>
          <table:table-cell office:value-type="string" calcext:value-type="string">
            <text:p>nmdc:bsm-11-4htstp40</text:p>
          </table:table-cell>
          <table:table-cell office:value-type="string" calcext:value-type="string">
            <text:p>SRX21791430</text:p>
          </table:table-cell>
          <table:table-cell office:value-type="string" calcext:value-type="string">
            <text:p>nmdc:dgms-12-bmc8cx51;nmdc:dgms-12-8xhkk393;nmdc:dgms-12-6x8r8e02;nmdc:dgms-12-wjs4ey8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42]&lt;&gt;&quot;&quot;;[.H42]&lt;&gt;&quot;&quot;;[.R42]=&quot;yes&quot;;[.S4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448-CL1_35_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448-CL1_35_3</text:p>
          </table:table-cell>
          <table:table-cell office:value-type="string" calcext:value-type="string">
            <text:p>nmdc:bsm-11-spzb5g89</text:p>
          </table:table-cell>
          <table:table-cell office:value-type="string" calcext:value-type="string">
            <text:p>SRX21791431</text:p>
          </table:table-cell>
          <table:table-cell office:value-type="string" calcext:value-type="string">
            <text:p>nmdc:dgms-12-kcx1eb23;nmdc:dgms-12-ae8qxt55;nmdc:dgms-12-3pgx1e16;nmdc:dgms-12-jphr1s6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43]&lt;&gt;&quot;&quot;;[.H43]&lt;&gt;&quot;&quot;;[.R43]=&quot;yes&quot;;[.S4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4579-Co2_44_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4579-Co2_44_8</text:p>
          </table:table-cell>
          <table:table-cell office:value-type="string" calcext:value-type="string">
            <text:p>nmdc:bsm-11-6pr72x09</text:p>
          </table:table-cell>
          <table:table-cell office:value-type="string" calcext:value-type="string">
            <text:p>SRX21791432</text:p>
          </table:table-cell>
          <table:table-cell office:value-type="string" calcext:value-type="string">
            <text:p>nmdc:dgms-12-1yn28y98;nmdc:dgms-12-d49jr802;nmdc:dgms-12-01ssjv33;nmdc:dgms-12-ngxzqk3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44]&lt;&gt;&quot;&quot;;[.H44]&lt;&gt;&quot;&quot;;[.R44]=&quot;yes&quot;;[.S4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6-CL2_69_1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-CL2_69_17</text:p>
          </table:table-cell>
          <table:table-cell office:value-type="string" calcext:value-type="string">
            <text:p>nmdc:bsm-11-7bbm7795</text:p>
          </table:table-cell>
          <table:table-cell office:value-type="string" calcext:value-type="string">
            <text:p>SRX21791433</text:p>
          </table:table-cell>
          <table:table-cell office:value-type="string" calcext:value-type="string">
            <text:p>nmdc:dgms-12-nhgse529;nmdc:dgms-12-dphg2k88;nmdc:dgms-12-m1xn4g66;nmdc:dgms-12-s2mc1z3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45]&lt;&gt;&quot;&quot;;[.H45]&lt;&gt;&quot;&quot;;[.R45]=&quot;yes&quot;;[.S4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904-Co2_51_1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4-Co2_51_17</text:p>
          </table:table-cell>
          <table:table-cell office:value-type="string" calcext:value-type="string">
            <text:p>nmdc:bsm-11-9rcfa470</text:p>
          </table:table-cell>
          <table:table-cell office:value-type="string" calcext:value-type="string">
            <text:p>SRX21791434</text:p>
          </table:table-cell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6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G46]&lt;&gt;&quot;&quot;;[.H46]&lt;&gt;&quot;&quot;;[.R46]=&quot;yes&quot;;[.S46]&gt;0);&quot;ready&quot;;&quot;check&quot;)" office:value-type="string" office:string-value="check" calcext:value-type="string">
            <text:p>check</text:p>
          </table:table-cell>
        </table:table-row>
        <table:table-row table:style-name="ro1">
          <table:table-cell office:value-type="string" calcext:value-type="string">
            <text:p>GW-11047-CL1_23_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11047-CL1_23_5</text:p>
          </table:table-cell>
          <table:table-cell office:value-type="string" calcext:value-type="string">
            <text:p>nmdc:bsm-11-wdfz5578</text:p>
          </table:table-cell>
          <table:table-cell office:value-type="string" calcext:value-type="string">
            <text:p>SRX21791435</text:p>
          </table:table-cell>
          <table:table-cell office:value-type="string" calcext:value-type="string">
            <text:p>nmdc:dgms-12-scdw9087;nmdc:dgms-12-701ama19;nmdc:dgms-12-nt6pt131;nmdc:dgms-12-zw9rsp2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47]&lt;&gt;&quot;&quot;;[.H47]&lt;&gt;&quot;&quot;;[.R47]=&quot;yes&quot;;[.S4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56-Co3_6_5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56-Co3_6_53</text:p>
          </table:table-cell>
          <table:table-cell office:value-type="string" calcext:value-type="string">
            <text:p>nmdc:bsm-11-sqpv6146</text:p>
          </table:table-cell>
          <table:table-cell office:value-type="string" calcext:value-type="string">
            <text:p>SRX21791436</text:p>
          </table:table-cell>
          <table:table-cell office:value-type="string" calcext:value-type="string">
            <text:p>nmdc:dgms-12-225sk193;nmdc:dgms-12-rvza0004;nmdc:dgms-12-wejrqr56;nmdc:dgms-12-dqn81j3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9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48]&lt;&gt;&quot;&quot;;[.H48]&lt;&gt;&quot;&quot;;[.R48]=&quot;yes&quot;;[.S4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904-Co1_5_9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4-Co1_5_9</text:p>
          </table:table-cell>
          <table:table-cell office:value-type="string" calcext:value-type="string">
            <text:p>nmdc:bsm-11-cd09p052</text:p>
          </table:table-cell>
          <table:table-cell office:value-type="string" calcext:value-type="string">
            <text:p>SRX21791437</text:p>
          </table:table-cell>
          <table:table-cell office:value-type="string" calcext:value-type="string">
            <text:p>nmdc:dgms-12-y13bvv41;nmdc:dgms-12-k0t1sh70;nmdc:dgms-12-4hcsm896;nmdc:dgms-12-ffarqa5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49]&lt;&gt;&quot;&quot;;[.H49]&lt;&gt;&quot;&quot;;[.R49]=&quot;yes&quot;;[.S49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88-CL2_50_4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L2_50_4</text:p>
          </table:table-cell>
          <table:table-cell office:value-type="string" calcext:value-type="string">
            <text:p>nmdc:bsm-11-nn5snj10</text:p>
          </table:table-cell>
          <table:table-cell office:value-type="string" calcext:value-type="string">
            <text:p>SRX21791438</text:p>
          </table:table-cell>
          <table:table-cell office:value-type="string" calcext:value-type="string">
            <text:p>nmdc:dgms-12-sr7a8a07;nmdc:dgms-12-t47m4r65;nmdc:dgms-12-dddj1b24;nmdc:dgms-12-60863n1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9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0]&lt;&gt;&quot;&quot;;[.H50]&lt;&gt;&quot;&quot;;[.R50]=&quot;yes&quot;;[.S50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51-CL1_27_1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L1_27_10</text:p>
          </table:table-cell>
          <table:table-cell office:value-type="string" calcext:value-type="string">
            <text:p>nmdc:bsm-11-ce1sg012</text:p>
          </table:table-cell>
          <table:table-cell office:value-type="string" calcext:value-type="string">
            <text:p>SRX21791439</text:p>
          </table:table-cell>
          <table:table-cell office:value-type="string" calcext:value-type="string">
            <text:p>nmdc:dgms-12-g55p8v35;nmdc:dgms-12-mvxeba78;nmdc:dgms-12-rfcgsp24;nmdc:dgms-12-964kxb88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1]&lt;&gt;&quot;&quot;;[.H51]&lt;&gt;&quot;&quot;;[.R51]=&quot;yes&quot;;[.S51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66-Co2_58_19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6-Co2_58_19</text:p>
          </table:table-cell>
          <table:table-cell office:value-type="string" calcext:value-type="string">
            <text:p>nmdc:bsm-11-tzp7r259</text:p>
          </table:table-cell>
          <table:table-cell office:value-type="string" calcext:value-type="string">
            <text:p>SRX21791440</text:p>
          </table:table-cell>
          <table:table-cell office:value-type="string" calcext:value-type="string">
            <text:p>nmdc:dgms-12-sf45r669;nmdc:dgms-12-jhpm6f40;nmdc:dgms-12-5ty4p945;nmdc:dgms-12-ft0mqg4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2]&lt;&gt;&quot;&quot;;[.H52]&lt;&gt;&quot;&quot;;[.R52]=&quot;yes&quot;;[.S5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60-CL2_44_14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60-CL2_44_14</text:p>
          </table:table-cell>
          <table:table-cell office:value-type="string" calcext:value-type="string">
            <text:p>nmdc:bsm-11-adzwqg44</text:p>
          </table:table-cell>
          <table:table-cell office:value-type="string" calcext:value-type="string">
            <text:p>SRX21791441</text:p>
          </table:table-cell>
          <table:table-cell office:value-type="string" calcext:value-type="string">
            <text:p>nmdc:dgms-12-8et6y647;nmdc:dgms-12-zqsa6v10;nmdc:dgms-12-wc9p1b44;nmdc:dgms-12-agz5816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3]&lt;&gt;&quot;&quot;;[.H53]&lt;&gt;&quot;&quot;;[.R53]=&quot;yes&quot;;[.S5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448-CL3_88_3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448-CL3_88_32</text:p>
          </table:table-cell>
          <table:table-cell office:value-type="string" calcext:value-type="string">
            <text:p>nmdc:bsm-11-vcna9q80</text:p>
          </table:table-cell>
          <table:table-cell office:value-type="string" calcext:value-type="string">
            <text:p>SRX21791442</text:p>
          </table:table-cell>
          <table:table-cell office:value-type="string" calcext:value-type="string">
            <text:p>nmdc:dgms-12-q6ay9h34;nmdc:dgms-12-k4bh1s40;nmdc:dgms-12-k2q6r664;nmdc:dgms-12-f4pacq1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4]&lt;&gt;&quot;&quot;;[.H54]&lt;&gt;&quot;&quot;;[.R54]=&quot;yes&quot;;[.S5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56-Co2_51_16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56-Co2_51_16</text:p>
          </table:table-cell>
          <table:table-cell office:value-type="string" calcext:value-type="string">
            <text:p>nmdc:bsm-11-e9z5qp65</text:p>
          </table:table-cell>
          <table:table-cell office:value-type="string" calcext:value-type="string">
            <text:p>SRX21791443</text:p>
          </table:table-cell>
          <table:table-cell office:value-type="string" calcext:value-type="string">
            <text:p>nmdc:dgms-12-2c3ayz22;nmdc:dgms-12-h8r4ma15;nmdc:dgms-12-61qea943;nmdc:dgms-12-zb69jm7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5]&lt;&gt;&quot;&quot;;[.H55]&lt;&gt;&quot;&quot;;[.R55]=&quot;yes&quot;;[.S5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33-CL2_42_1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33-CL2_42_16</text:p>
          </table:table-cell>
          <table:table-cell office:value-type="string" calcext:value-type="string">
            <text:p>nmdc:bsm-11-fr4c9n11</text:p>
          </table:table-cell>
          <table:table-cell office:value-type="string" calcext:value-type="string">
            <text:p>SRX21791444</text:p>
          </table:table-cell>
          <table:table-cell office:value-type="string" calcext:value-type="string">
            <text:p>nmdc:dgms-12-wtweck64;nmdc:dgms-12-03ej2990;nmdc:dgms-12-0q1kw277;nmdc:dgms-12-h573m89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6]&lt;&gt;&quot;&quot;;[.H56]&lt;&gt;&quot;&quot;;[.R56]=&quot;yes&quot;;[.S56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470-CL2_38_2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470-CL2_38_23</text:p>
          </table:table-cell>
          <table:table-cell office:value-type="string" calcext:value-type="string">
            <text:p>nmdc:bsm-11-1r59n445</text:p>
          </table:table-cell>
          <table:table-cell office:value-type="string" calcext:value-type="string">
            <text:p>SRX21791445</text:p>
          </table:table-cell>
          <table:table-cell office:value-type="string" calcext:value-type="string">
            <text:p>nmdc:dgms-12-kzzpr989;nmdc:dgms-12-jgypkm67;nmdc:dgms-12-f0txcp41;nmdc:dgms-12-m3zsay3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7]&lt;&gt;&quot;&quot;;[.H57]&lt;&gt;&quot;&quot;;[.R57]=&quot;yes&quot;;[.S5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905-CL1_32_2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5-CL1_32_20</text:p>
          </table:table-cell>
          <table:table-cell office:value-type="string" calcext:value-type="string">
            <text:p>nmdc:bsm-11-8eypa967</text:p>
          </table:table-cell>
          <table:table-cell office:value-type="string" calcext:value-type="string">
            <text:p>SRX21791446</text:p>
          </table:table-cell>
          <table:table-cell office:value-type="string" calcext:value-type="string">
            <text:p>nmdc:dgms-12-396cs202;nmdc:dgms-12-d6jx2w43;nmdc:dgms-12-59k28b61;nmdc:dgms-12-mbjgmn0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8]&lt;&gt;&quot;&quot;;[.H58]&lt;&gt;&quot;&quot;;[.R58]=&quot;yes&quot;;[.S5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88-Co1_32_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o1_32_7</text:p>
          </table:table-cell>
          <table:table-cell office:value-type="string" calcext:value-type="string">
            <text:p>nmdc:bsm-11-45z1kv27</text:p>
          </table:table-cell>
          <table:table-cell office:value-type="string" calcext:value-type="string">
            <text:p>SRX21791447</text:p>
          </table:table-cell>
          <table:table-cell office:value-type="string" calcext:value-type="string">
            <text:p>nmdc:dgms-12-gz179t39;nmdc:dgms-12-40rnb064;nmdc:dgms-12-8acz7d22;nmdc:dgms-12-wdn7jw6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9]&lt;&gt;&quot;&quot;;[.H59]&lt;&gt;&quot;&quot;;[.R59]=&quot;yes&quot;;[.S59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60-Co2_62_2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60-Co2_62_25</text:p>
          </table:table-cell>
          <table:table-cell office:value-type="string" calcext:value-type="string">
            <text:p>nmdc:bsm-11-4yy9a239</text:p>
          </table:table-cell>
          <table:table-cell office:value-type="string" calcext:value-type="string">
            <text:p>SRX21791448</text:p>
          </table:table-cell>
          <table:table-cell office:value-type="string" calcext:value-type="string">
            <text:p>nmdc:dgms-12-fbjgc419;nmdc:dgms-12-7v3h2z75;nmdc:dgms-12-wx5h3t95;nmdc:dgms-12-hrydbw8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0]&lt;&gt;&quot;&quot;;[.H60]&lt;&gt;&quot;&quot;;[.R60]=&quot;yes&quot;;[.S60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7-Co1_12_9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o1_12_9</text:p>
          </table:table-cell>
          <table:table-cell office:value-type="string" calcext:value-type="string">
            <text:p>nmdc:bsm-11-qyx7qs76</text:p>
          </table:table-cell>
          <table:table-cell office:value-type="string" calcext:value-type="string">
            <text:p>SRX21791449</text:p>
          </table:table-cell>
          <table:table-cell office:value-type="string" calcext:value-type="string">
            <text:p>nmdc:dgms-12-89n1sy18;nmdc:dgms-12-4a9trx33;nmdc:dgms-12-2zvyy933;nmdc:dgms-12-j8qygy5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1]&lt;&gt;&quot;&quot;;[.H61]&lt;&gt;&quot;&quot;;[.R61]=&quot;yes&quot;;[.S61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66-CL3_75_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6-CL3_75_7</text:p>
          </table:table-cell>
          <table:table-cell office:value-type="string" calcext:value-type="string">
            <text:p>nmdc:bsm-11-7n6p8d80</text:p>
          </table:table-cell>
          <table:table-cell office:value-type="string" calcext:value-type="string">
            <text:p>SRX21791450</text:p>
          </table:table-cell>
          <table:table-cell office:value-type="string" calcext:value-type="string">
            <text:p>nmdc:dgms-12-mmt1c336;nmdc:dgms-12-6xc03q97;nmdc:dgms-12-knxfj346;nmdc:dgms-12-d1y25s2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9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2]&lt;&gt;&quot;&quot;;[.H62]&lt;&gt;&quot;&quot;;[.R62]=&quot;yes&quot;;[.S6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51-Co3_11_46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o3_11_46</text:p>
          </table:table-cell>
          <table:table-cell office:value-type="string" calcext:value-type="string">
            <text:p>nmdc:bsm-11-z1r5gy96</text:p>
          </table:table-cell>
          <table:table-cell office:value-type="string" calcext:value-type="string">
            <text:p>SRX21791451</text:p>
          </table:table-cell>
          <table:table-cell office:value-type="string" calcext:value-type="string">
            <text:p>nmdc:dgms-12-333syq15;nmdc:dgms-12-4nepg056;nmdc:dgms-12-8984sv03;nmdc:dgms-12-rwzsqj4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3]&lt;&gt;&quot;&quot;;[.H63]&lt;&gt;&quot;&quot;;[.R63]=&quot;yes&quot;;[.S6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4579-CL2_50_2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4579-CL2_50_20</text:p>
          </table:table-cell>
          <table:table-cell office:value-type="string" calcext:value-type="string">
            <text:p>nmdc:bsm-11-6y2dt532</text:p>
          </table:table-cell>
          <table:table-cell office:value-type="string" calcext:value-type="string">
            <text:p>SRX21791452</text:p>
          </table:table-cell>
          <table:table-cell office:value-type="string" calcext:value-type="string">
            <text:p>nmdc:dgms-12-20rn3432;nmdc:dgms-12-atck6f34;nmdc:dgms-12-b1hs1y29;nmdc:dgms-12-tgb21528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4]&lt;&gt;&quot;&quot;;[.H64]&lt;&gt;&quot;&quot;;[.R64]=&quot;yes&quot;;[.S6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51-Co2_42_1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o2_42_17</text:p>
          </table:table-cell>
          <table:table-cell office:value-type="string" calcext:value-type="string">
            <text:p>nmdc:bsm-11-hhb2g180</text:p>
          </table:table-cell>
          <table:table-cell office:value-type="string" calcext:value-type="string">
            <text:p>SRX21791453</text:p>
          </table:table-cell>
          <table:table-cell office:value-type="string" calcext:value-type="string">
            <text:p>nmdc:dgms-12-qwjjnx50;nmdc:dgms-12-0tzkn963;nmdc:dgms-12-j9x4wa87;nmdc:dgms-12-wzrmc68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5]&lt;&gt;&quot;&quot;;[.H65]&lt;&gt;&quot;&quot;;[.R65]=&quot;yes&quot;;[.S6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88-CL1_25_34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L1_25_34</text:p>
          </table:table-cell>
          <table:table-cell office:value-type="string" calcext:value-type="string">
            <text:p>nmdc:bsm-11-9gmcv191</text:p>
          </table:table-cell>
          <table:table-cell office:value-type="string" calcext:value-type="string">
            <text:p>SRX21791454</text:p>
          </table:table-cell>
          <table:table-cell office:value-type="string" calcext:value-type="string">
            <text:p>nmdc:dgms-12-6dgwpv49;nmdc:dgms-12-yn0jb390;nmdc:dgms-12-1btfba25;nmdc:dgms-12-p6v9mn7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6]&lt;&gt;&quot;&quot;;[.H66]&lt;&gt;&quot;&quot;;[.R66]=&quot;yes&quot;;[.S66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33-CL3_77_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33-CL3_77_6</text:p>
          </table:table-cell>
          <table:table-cell office:value-type="string" calcext:value-type="string">
            <text:p>nmdc:bsm-11-at9sda86</text:p>
          </table:table-cell>
          <table:table-cell office:value-type="string" calcext:value-type="string">
            <text:p>SRX21791455</text:p>
          </table:table-cell>
          <table:table-cell office:value-type="string" calcext:value-type="string">
            <text:p>nmdc:dgms-12-rxj6w330;nmdc:dgms-12-8vhq1151;nmdc:dgms-12-bwa7h635;nmdc:dgms-12-76h2ws9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7]&lt;&gt;&quot;&quot;;[.H67]&lt;&gt;&quot;&quot;;[.R67]=&quot;yes&quot;;[.S6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904-CL3_91_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4-CL3_91_3</text:p>
          </table:table-cell>
          <table:table-cell office:value-type="string" calcext:value-type="string">
            <text:p>nmdc:bsm-11-xgrda154</text:p>
          </table:table-cell>
          <table:table-cell office:value-type="string" calcext:value-type="string">
            <text:p>SRX21791456</text:p>
          </table:table-cell>
          <table:table-cell office:value-type="string" calcext:value-type="string">
            <text:p>nmdc:dgms-12-mrccwb37;nmdc:dgms-12-hcbhmy82;nmdc:dgms-12-gygyt534;nmdc:dgms-12-rzkdfz78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8]&lt;&gt;&quot;&quot;;[.H68]&lt;&gt;&quot;&quot;;[.R68]=&quot;yes&quot;;[.S6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60-Co1_23_6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60-Co1_23_6</text:p>
          </table:table-cell>
          <table:table-cell office:value-type="string" calcext:value-type="string">
            <text:p>nmdc:bsm-11-k7v09098</text:p>
          </table:table-cell>
          <table:table-cell office:value-type="string" calcext:value-type="string">
            <text:p>SRX21791457</text:p>
          </table:table-cell>
          <table:table-cell office:value-type="string" calcext:value-type="string">
            <text:p>nmdc:dgms-12-f5trx844;nmdc:dgms-12-y3wnk778;nmdc:dgms-12-yhp0as28;nmdc:dgms-12-2t6e1v4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9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9]&lt;&gt;&quot;&quot;;[.H69]&lt;&gt;&quot;&quot;;[.R69]=&quot;yes&quot;;[.S69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51-CL2_54_28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L2_54_28</text:p>
          </table:table-cell>
          <table:table-cell office:value-type="string" calcext:value-type="string">
            <text:p>nmdc:bsm-11-s110fy15</text:p>
          </table:table-cell>
          <table:table-cell office:value-type="string" calcext:value-type="string">
            <text:p>SRX21791458</text:p>
          </table:table-cell>
          <table:table-cell office:value-type="string" calcext:value-type="string">
            <text:p>nmdc:dgms-12-8v6hrp98;nmdc:dgms-12-ydtnsf63;nmdc:dgms-12-ktkxmx79;nmdc:dgms-12-a12m3b8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9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0]&lt;&gt;&quot;&quot;;[.H70]&lt;&gt;&quot;&quot;;[.R70]=&quot;yes&quot;;[.S70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4579-Co3_14_51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4579-Co3_14_51</text:p>
          </table:table-cell>
          <table:table-cell office:value-type="string" calcext:value-type="string">
            <text:p>nmdc:bsm-11-011z7z70</text:p>
          </table:table-cell>
          <table:table-cell office:value-type="string" calcext:value-type="string">
            <text:p>SRX21791459</text:p>
          </table:table-cell>
          <table:table-cell office:value-type="string" calcext:value-type="string">
            <text:p>nmdc:dgms-12-5gypda13;nmdc:dgms-12-vcw8ma56;nmdc:dgms-12-qa51dx90;nmdc:dgms-12-efm4kq0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1]&lt;&gt;&quot;&quot;;[.H71]&lt;&gt;&quot;&quot;;[.R71]=&quot;yes&quot;;[.S71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51-CL3_84_2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L3_84_27</text:p>
          </table:table-cell>
          <table:table-cell office:value-type="string" calcext:value-type="string">
            <text:p>nmdc:bsm-11-zxvekh84</text:p>
          </table:table-cell>
          <table:table-cell office:value-type="string" calcext:value-type="string">
            <text:p>SRX21791460</text:p>
          </table:table-cell>
          <table:table-cell office:value-type="string" calcext:value-type="string">
            <text:p>nmdc:dgms-12-1zcj4871;nmdc:dgms-12-b25fyb02;nmdc:dgms-12-42rjjn70;nmdc:dgms-12-a45qrv6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2]&lt;&gt;&quot;&quot;;[.H72]&lt;&gt;&quot;&quot;;[.R72]=&quot;yes&quot;;[.S7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51-Co1_10_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o1_10_3</text:p>
          </table:table-cell>
          <table:table-cell office:value-type="string" calcext:value-type="string">
            <text:p>nmdc:bsm-11-k7fkcz65</text:p>
          </table:table-cell>
          <table:table-cell office:value-type="string" calcext:value-type="string">
            <text:p>SRX21791461</text:p>
          </table:table-cell>
          <table:table-cell office:value-type="string" calcext:value-type="string">
            <text:p>nmdc:dgms-12-zpabfe74;nmdc:dgms-12-ba1e3n38;nmdc:dgms-12-w6yp8550;nmdc:dgms-12-9y4e2a5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3]&lt;&gt;&quot;&quot;;[.H73]&lt;&gt;&quot;&quot;;[.R73]=&quot;yes&quot;;[.S7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60-CL3_72_1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60-CL3_72_12</text:p>
          </table:table-cell>
          <table:table-cell office:value-type="string" calcext:value-type="string">
            <text:p>nmdc:bsm-11-3zh6yy26</text:p>
          </table:table-cell>
          <table:table-cell office:value-type="string" calcext:value-type="string">
            <text:p>SRX21791462</text:p>
          </table:table-cell>
          <table:table-cell office:value-type="string" calcext:value-type="string">
            <text:p>nmdc:dgms-12-8s32rv59;nmdc:dgms-12-7bzf9y75;nmdc:dgms-12-gg0mrs10;nmdc:dgms-12-pv6ezq9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4]&lt;&gt;&quot;&quot;;[.H74]&lt;&gt;&quot;&quot;;[.R74]=&quot;yes&quot;;[.S7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904-Co3_16_51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4-Co3_16_51</text:p>
          </table:table-cell>
          <table:table-cell office:value-type="string" calcext:value-type="string">
            <text:p>nmdc:bsm-11-6zd5nb38</text:p>
          </table:table-cell>
          <table:table-cell office:value-type="string" calcext:value-type="string">
            <text:p>SRX21791463</text:p>
          </table:table-cell>
          <table:table-cell office:value-type="string" calcext:value-type="string">
            <text:p>nmdc:dgms-12-mdkt1n34;nmdc:dgms-12-8t0w9s23;nmdc:dgms-12-g91eme27;nmdc:dgms-12-fqhvcb8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5]&lt;&gt;&quot;&quot;;[.H75]&lt;&gt;&quot;&quot;;[.R75]=&quot;yes&quot;;[.S7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7986-Co1_37_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7986-Co1_37_5</text:p>
          </table:table-cell>
          <table:table-cell office:value-type="string" calcext:value-type="string">
            <text:p>nmdc:bsm-11-kgm2s608</text:p>
          </table:table-cell>
          <table:table-cell office:value-type="string" calcext:value-type="string">
            <text:p>SRX21791464</text:p>
          </table:table-cell>
          <table:table-cell office:value-type="string" calcext:value-type="string">
            <text:p>nmdc:dgms-12-jw51t806;nmdc:dgms-12-j7t4pa52;nmdc:dgms-12-ggz3k531;nmdc:dgms-12-e4x9vw6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6]&lt;&gt;&quot;&quot;;[.H76]&lt;&gt;&quot;&quot;;[.R76]=&quot;yes&quot;;[.S76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66-CL2_50_11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6-CL2_50_11</text:p>
          </table:table-cell>
          <table:table-cell office:value-type="string" calcext:value-type="string">
            <text:p>nmdc:bsm-11-7j0fnc87</text:p>
          </table:table-cell>
          <table:table-cell office:value-type="string" calcext:value-type="string">
            <text:p>SRX21791465</text:p>
          </table:table-cell>
          <table:table-cell office:value-type="string" calcext:value-type="string">
            <text:p>nmdc:dgms-12-sf09z976;nmdc:dgms-12-7by6x716;nmdc:dgms-12-n8gxkz52;nmdc:dgms-12-8k7z369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7]&lt;&gt;&quot;&quot;;[.H77]&lt;&gt;&quot;&quot;;[.R77]=&quot;yes&quot;;[.S7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7-Co2_69_1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o2_69_13</text:p>
          </table:table-cell>
          <table:table-cell office:value-type="string" calcext:value-type="string">
            <text:p>nmdc:bsm-11-67dmq694</text:p>
          </table:table-cell>
          <table:table-cell office:value-type="string" calcext:value-type="string">
            <text:p>SRX21791466</text:p>
          </table:table-cell>
          <table:table-cell office:value-type="string" calcext:value-type="string">
            <text:p>nmdc:dgms-12-gcexgj72;nmdc:dgms-12-z1bbtn11;nmdc:dgms-12-zz9whr83;nmdc:dgms-12-284jgp2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8]&lt;&gt;&quot;&quot;;[.H78]&lt;&gt;&quot;&quot;;[.R78]=&quot;yes&quot;;[.S7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66-Co3_27_4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6-Co3_27_48</text:p>
          </table:table-cell>
          <table:table-cell office:value-type="string" calcext:value-type="string">
            <text:p>nmdc:bsm-11-kz54ep97</text:p>
          </table:table-cell>
          <table:table-cell office:value-type="string" calcext:value-type="string">
            <text:p>SRX21791467</text:p>
          </table:table-cell>
          <table:table-cell office:value-type="string" calcext:value-type="string">
            <text:p>nmdc:dgms-12-0cn1e577;nmdc:dgms-12-pgtqcq85;nmdc:dgms-12-y3fgqp48;nmdc:dgms-12-0wx6q98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9]&lt;&gt;&quot;&quot;;[.H79]&lt;&gt;&quot;&quot;;[.R79]=&quot;yes&quot;;[.S79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60-Co3_13_3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60-Co3_13_34</text:p>
          </table:table-cell>
          <table:table-cell office:value-type="string" calcext:value-type="string">
            <text:p>nmdc:bsm-11-v85xpj21</text:p>
          </table:table-cell>
          <table:table-cell office:value-type="string" calcext:value-type="string">
            <text:p>SRX21791468</text:p>
          </table:table-cell>
          <table:table-cell office:value-type="string" calcext:value-type="string">
            <text:p>nmdc:dgms-12-jeamkr14;nmdc:dgms-12-84dazm97;nmdc:dgms-12-kh71tv67;nmdc:dgms-12-0rzfme5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0]&lt;&gt;&quot;&quot;;[.H80]&lt;&gt;&quot;&quot;;[.R80]=&quot;yes&quot;;[.S80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88-Co2_54_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o2_54_7</text:p>
          </table:table-cell>
          <table:table-cell office:value-type="string" calcext:value-type="string">
            <text:p>nmdc:bsm-11-05dve909</text:p>
          </table:table-cell>
          <table:table-cell office:value-type="string" calcext:value-type="string">
            <text:p>SRX21791469</text:p>
          </table:table-cell>
          <table:table-cell office:value-type="string" calcext:value-type="string">
            <text:p>nmdc:dgms-12-vm6fe330;nmdc:dgms-12-yvenm270;nmdc:dgms-12-fr4kcc71;nmdc:dgms-12-q4eayd6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1]&lt;&gt;&quot;&quot;;[.H81]&lt;&gt;&quot;&quot;;[.R81]=&quot;yes&quot;;[.S81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66-Co1_10_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6-Co1_10_5</text:p>
          </table:table-cell>
          <table:table-cell office:value-type="string" calcext:value-type="string">
            <text:p>nmdc:bsm-11-8wd4pp40</text:p>
          </table:table-cell>
          <table:table-cell office:value-type="string" calcext:value-type="string">
            <text:p>SRX21791470</text:p>
          </table:table-cell>
          <table:table-cell office:value-type="string" calcext:value-type="string">
            <text:p>nmdc:dgms-12-amham474;nmdc:dgms-12-q2hgkf52;nmdc:dgms-12-nzhew187;nmdc:dgms-12-mv7sx551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2]&lt;&gt;&quot;&quot;;[.H82]&lt;&gt;&quot;&quot;;[.R82]=&quot;yes&quot;;[.S8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4579-Co1_14_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4579-Co1_14_4</text:p>
          </table:table-cell>
          <table:table-cell office:value-type="string" calcext:value-type="string">
            <text:p>nmdc:bsm-11-kgjz0433</text:p>
          </table:table-cell>
          <table:table-cell office:value-type="string" calcext:value-type="string">
            <text:p>SRX21791471</text:p>
          </table:table-cell>
          <table:table-cell office:value-type="string" calcext:value-type="string">
            <text:p>nmdc:dgms-12-3gexqv96;nmdc:dgms-12-nqpre713;nmdc:dgms-12-pzz61763;nmdc:dgms-12-01kx787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3]&lt;&gt;&quot;&quot;;[.H83]&lt;&gt;&quot;&quot;;[.R83]=&quot;yes&quot;;[.S8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88-CL3_88_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L3_88_3</text:p>
          </table:table-cell>
          <table:table-cell office:value-type="string" calcext:value-type="string">
            <text:p>nmdc:bsm-11-4ep6tc76</text:p>
          </table:table-cell>
          <table:table-cell office:value-type="string" calcext:value-type="string">
            <text:p>SRX21791472</text:p>
          </table:table-cell>
          <table:table-cell office:value-type="string" calcext:value-type="string">
            <text:p>nmdc:dgms-12-aqkdnq71;nmdc:dgms-12-327a8c71;nmdc:dgms-12-y57jj675;nmdc:dgms-12-9wssqp0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4]&lt;&gt;&quot;&quot;;[.H84]&lt;&gt;&quot;&quot;;[.R84]=&quot;yes&quot;;[.S8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3-CL2_62_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L2_62_7</text:p>
          </table:table-cell>
          <table:table-cell office:value-type="string" calcext:value-type="string">
            <text:p>nmdc:bsm-11-1fa0hs25</text:p>
          </table:table-cell>
          <table:table-cell office:value-type="string" calcext:value-type="string">
            <text:p>SRX21791482</text:p>
          </table:table-cell>
          <table:table-cell office:value-type="string" calcext:value-type="string">
            <text:p>nmdc:dgms-12-z2bq3j72;nmdc:dgms-12-zwy83398;nmdc:dgms-12-263ydk13;nmdc:dgms-12-dmkfrh3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5]&lt;&gt;&quot;&quot;;[.H85]&lt;&gt;&quot;&quot;;[.R85]=&quot;yes&quot;;[.S8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5-CL1_31_2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L1_31_22</text:p>
          </table:table-cell>
          <table:table-cell office:value-type="string" calcext:value-type="string">
            <text:p>nmdc:bsm-11-vv577p15</text:p>
          </table:table-cell>
          <table:table-cell office:value-type="string" calcext:value-type="string">
            <text:p>SRX21791483</text:p>
          </table:table-cell>
          <table:table-cell office:value-type="string" calcext:value-type="string">
            <text:p>nmdc:dgms-12-t5typf80;nmdc:dgms-12-fxdwz810;nmdc:dgms-12-hf7n9d77;nmdc:dgms-12-gt3h1m8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6]&lt;&gt;&quot;&quot;;[.H86]&lt;&gt;&quot;&quot;;[.R86]=&quot;yes&quot;;[.S86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3-Co3_19_46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o3_19_46</text:p>
          </table:table-cell>
          <table:table-cell office:value-type="string" calcext:value-type="string">
            <text:p>nmdc:bsm-11-g9w69290</text:p>
          </table:table-cell>
          <table:table-cell office:value-type="string" calcext:value-type="string">
            <text:p>SRX21791484</text:p>
          </table:table-cell>
          <table:table-cell office:value-type="string" calcext:value-type="string">
            <text:p>nmdc:dgms-12-54w9dz30;nmdc:dgms-12-t6t3vf76;nmdc:dgms-12-t2k2b931;nmdc:dgms-12-g7ma0b7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7]&lt;&gt;&quot;&quot;;[.H87]&lt;&gt;&quot;&quot;;[.R87]=&quot;yes&quot;;[.S8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3-CL1_28_1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L1_28_16</text:p>
          </table:table-cell>
          <table:table-cell office:value-type="string" calcext:value-type="string">
            <text:p>nmdc:bsm-11-ehqk1b45</text:p>
          </table:table-cell>
          <table:table-cell office:value-type="string" calcext:value-type="string">
            <text:p>SRX21791485</text:p>
          </table:table-cell>
          <table:table-cell office:value-type="string" calcext:value-type="string">
            <text:p>nmdc:dgms-12-ga2zvn11;nmdc:dgms-12-75cst942;nmdc:dgms-12-c3n77r51;nmdc:dgms-12-nt5ktz8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8]&lt;&gt;&quot;&quot;;[.H88]&lt;&gt;&quot;&quot;;[.R88]=&quot;yes&quot;;[.S8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234-CL1_24_28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34-CL1_24_28</text:p>
          </table:table-cell>
          <table:table-cell office:value-type="string" calcext:value-type="string">
            <text:p>nmdc:bsm-11-b3d5yg81</text:p>
          </table:table-cell>
          <table:table-cell office:value-type="string" calcext:value-type="string">
            <text:p>SRX21791486</text:p>
          </table:table-cell>
          <table:table-cell office:value-type="string" calcext:value-type="string">
            <text:p>nmdc:dgms-12-2bgqsj28;nmdc:dgms-12-g1zgv934;nmdc:dgms-12-wj14yx67;nmdc:dgms-12-tfgptm6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9]&lt;&gt;&quot;&quot;;[.H89]&lt;&gt;&quot;&quot;;[.R89]=&quot;yes&quot;;[.S89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234-CL2_65_2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34-CL2_65_22</text:p>
          </table:table-cell>
          <table:table-cell office:value-type="string" calcext:value-type="string">
            <text:p>nmdc:bsm-11-aztxt406</text:p>
          </table:table-cell>
          <table:table-cell office:value-type="string" calcext:value-type="string">
            <text:p>SRX21791487</text:p>
          </table:table-cell>
          <table:table-cell office:value-type="string" calcext:value-type="string">
            <text:p>nmdc:dgms-12-m115dq67;nmdc:dgms-12-tq10r597;nmdc:dgms-12-tgvq0t45;nmdc:dgms-12-x3x38m8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90]&lt;&gt;&quot;&quot;;[.H90]&lt;&gt;&quot;&quot;;[.R90]=&quot;yes&quot;;[.S90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98-CL3_81_3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98-CL3_81_33</text:p>
          </table:table-cell>
          <table:table-cell office:value-type="string" calcext:value-type="string">
            <text:p>nmdc:bsm-11-825geg82</text:p>
          </table:table-cell>
          <table:table-cell office:value-type="string" calcext:value-type="string">
            <text:p>SRX21791488</text:p>
          </table:table-cell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9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G91]&lt;&gt;&quot;&quot;;[.H91]&lt;&gt;&quot;&quot;;[.R91]=&quot;yes&quot;;[.S91]&gt;0);&quot;ready&quot;;&quot;check&quot;)" office:value-type="string" office:string-value="check" calcext:value-type="string">
            <text:p>check</text:p>
          </table:table-cell>
        </table:table-row>
        <table:table-row table:style-name="ro1">
          <table:table-cell office:value-type="string" calcext:value-type="string">
            <text:p>BESC-133-CL3_93_1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L3_93_10</text:p>
          </table:table-cell>
          <table:table-cell office:value-type="string" calcext:value-type="string">
            <text:p>nmdc:bsm-11-zpf4n944</text:p>
          </table:table-cell>
          <table:table-cell office:value-type="string" calcext:value-type="string">
            <text:p>SRX21791489</text:p>
          </table:table-cell>
          <table:table-cell office:value-type="string" calcext:value-type="string">
            <text:p>nmdc:dgms-12-vaj81824;nmdc:dgms-12-cmcfdc42;nmdc:dgms-12-rya9fa30;nmdc:dgms-12-h7fjyr6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92]&lt;&gt;&quot;&quot;;[.H92]&lt;&gt;&quot;&quot;;[.R92]=&quot;yes&quot;;[.S9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3-Co2_50_2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o2_50_25</text:p>
          </table:table-cell>
          <table:table-cell office:value-type="string" calcext:value-type="string">
            <text:p>nmdc:bsm-11-ad739z23</text:p>
          </table:table-cell>
          <table:table-cell office:value-type="string" calcext:value-type="string">
            <text:p>SRX21791490</text:p>
          </table:table-cell>
          <table:table-cell office:value-type="string" calcext:value-type="string">
            <text:p>nmdc:dgms-12-dz3akx32;nmdc:dgms-12-skpng327;nmdc:dgms-12-qgzby064;nmdc:dgms-12-ng5b7c4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93]&lt;&gt;&quot;&quot;;[.H93]&lt;&gt;&quot;&quot;;[.R93]=&quot;yes&quot;;[.S9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5-CL2_37_1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L2_37_16</text:p>
          </table:table-cell>
          <table:table-cell office:value-type="string" calcext:value-type="string">
            <text:p>nmdc:bsm-11-adwwk217</text:p>
          </table:table-cell>
          <table:table-cell office:value-type="string" calcext:value-type="string">
            <text:p>SRX21791491</text:p>
          </table:table-cell>
          <table:table-cell office:value-type="string" calcext:value-type="string">
            <text:p>nmdc:dgms-12-6qhtms57;nmdc:dgms-12-bbmgnx37;nmdc:dgms-12-phgzw741;nmdc:dgms-12-aymr220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94]&lt;&gt;&quot;&quot;;[.H94]&lt;&gt;&quot;&quot;;[.R94]=&quot;yes&quot;;[.S9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234-Co2_52_2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34-Co2_52_27</text:p>
          </table:table-cell>
          <table:table-cell office:value-type="string" calcext:value-type="string">
            <text:p>nmdc:bsm-11-d1h1d248</text:p>
          </table:table-cell>
          <table:table-cell office:value-type="string" calcext:value-type="string">
            <text:p>SRX21791492</text:p>
          </table:table-cell>
          <table:table-cell office:value-type="string" calcext:value-type="string">
            <text:p>nmdc:dgms-12-z6t9pd08;nmdc:dgms-12-kmt6rs39;nmdc:dgms-12-5s4vxp42;nmdc:dgms-12-q3yzvp3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95]&lt;&gt;&quot;&quot;;[.H95]&lt;&gt;&quot;&quot;;[.R95]=&quot;yes&quot;;[.S9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98-CL2_38_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98-CL2_38_5</text:p>
          </table:table-cell>
          <table:table-cell office:value-type="string" calcext:value-type="string">
            <text:p>nmdc:bsm-11-kgkcxn39</text:p>
          </table:table-cell>
          <table:table-cell office:value-type="string" calcext:value-type="string">
            <text:p>SRX21791493</text:p>
          </table:table-cell>
          <table:table-cell office:value-type="string" calcext:value-type="string">
            <text:p>nmdc:dgms-12-3nzhfn65;nmdc:dgms-12-53cx2k43;nmdc:dgms-12-bknd2404;nmdc:dgms-12-pkbjg68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96]&lt;&gt;&quot;&quot;;[.H96]&lt;&gt;&quot;&quot;;[.R96]=&quot;yes&quot;;[.S96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-Co3_21_5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o3_21_57</text:p>
          </table:table-cell>
          <table:table-cell office:value-type="string" calcext:value-type="string">
            <text:p>nmdc:bsm-11-f0st6436</text:p>
          </table:table-cell>
          <table:table-cell office:value-type="string" calcext:value-type="string">
            <text:p>SRX21791494</text:p>
          </table:table-cell>
          <table:table-cell office:value-type="string" calcext:value-type="string">
            <text:p>nmdc:dgms-12-d1pyrx12;nmdc:dgms-12-gysngy50;nmdc:dgms-12-zmd59407;nmdc:dgms-12-6xwwad51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97]&lt;&gt;&quot;&quot;;[.H97]&lt;&gt;&quot;&quot;;[.R97]=&quot;yes&quot;;[.S9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5-CL3_80_19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L3_80_19</text:p>
          </table:table-cell>
          <table:table-cell office:value-type="string" calcext:value-type="string">
            <text:p>nmdc:bsm-11-szd4fj93</text:p>
          </table:table-cell>
          <table:table-cell office:value-type="string" calcext:value-type="string">
            <text:p>SRX21791495</text:p>
          </table:table-cell>
          <table:table-cell office:value-type="string" calcext:value-type="string">
            <text:p>nmdc:dgms-12-hm7fqm79;nmdc:dgms-12-fknj9013;nmdc:dgms-12-bkj4eq91;nmdc:dgms-12-aycy4x7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98]&lt;&gt;&quot;&quot;;[.H98]&lt;&gt;&quot;&quot;;[.R98]=&quot;yes&quot;;[.S9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3-Co1_27_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o1_27_3</text:p>
          </table:table-cell>
          <table:table-cell office:value-type="string" calcext:value-type="string">
            <text:p>nmdc:bsm-11-h49t7j41</text:p>
          </table:table-cell>
          <table:table-cell office:value-type="string" calcext:value-type="string">
            <text:p>SRX21791943</text:p>
          </table:table-cell>
          <table:table-cell office:value-type="string" calcext:value-type="string">
            <text:p>nmdc:dgms-12-jwctr139;nmdc:dgms-12-j1hxbg57;nmdc:dgms-12-7v2aa771;nmdc:dgms-12-r7s5md5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99]&lt;&gt;&quot;&quot;;[.H99]&lt;&gt;&quot;&quot;;[.R99]=&quot;yes&quot;;[.S99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-CL3_85_2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L3_85_26</text:p>
          </table:table-cell>
          <table:table-cell office:value-type="string" calcext:value-type="string">
            <text:p>nmdc:bsm-11-k3zdem68</text:p>
          </table:table-cell>
          <table:table-cell office:value-type="string" calcext:value-type="string">
            <text:p>SRX21792391</text:p>
          </table:table-cell>
          <table:table-cell office:value-type="string" calcext:value-type="string">
            <text:p>nmdc:dgms-12-db32f607;nmdc:dgms-12-e848h333;nmdc:dgms-12-4a4drz20;nmdc:dgms-12-7vdvjr0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5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0]&lt;&gt;&quot;&quot;;[.H100]&lt;&gt;&quot;&quot;;[.R100]=&quot;yes&quot;;[.S100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-Co1_30_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o1_30_3</text:p>
          </table:table-cell>
          <table:table-cell office:value-type="string" calcext:value-type="string">
            <text:p>nmdc:bsm-11-97dgrv19</text:p>
          </table:table-cell>
          <table:table-cell office:value-type="string" calcext:value-type="string">
            <text:p>SRX21792398</text:p>
          </table:table-cell>
          <table:table-cell office:value-type="string" calcext:value-type="string">
            <text:p>nmdc:dgms-12-462ta673;nmdc:dgms-12-2nv7y959;nmdc:dgms-12-3r8jyc07;nmdc:dgms-12-jfnpve1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59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1]&lt;&gt;&quot;&quot;;[.H101]&lt;&gt;&quot;&quot;;[.R101]=&quot;yes&quot;;[.S101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258-CL2_67_2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58-CL2_67_23</text:p>
          </table:table-cell>
          <table:table-cell office:value-type="string" calcext:value-type="string">
            <text:p>nmdc:bsm-11-8ah8pz02</text:p>
          </table:table-cell>
          <table:table-cell office:value-type="string" calcext:value-type="string">
            <text:p>SRX21792408</text:p>
          </table:table-cell>
          <table:table-cell office:value-type="string" calcext:value-type="string">
            <text:p>nmdc:dgms-12-k9m0m471;nmdc:dgms-12-ed302m52;nmdc:dgms-12-38rq2163;nmdc:dgms-12-0e1thh1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2]&lt;&gt;&quot;&quot;;[.H102]&lt;&gt;&quot;&quot;;[.R102]=&quot;yes&quot;;[.S10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07-CL1_26_3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07-CL1_26_33</text:p>
          </table:table-cell>
          <table:table-cell office:value-type="string" calcext:value-type="string">
            <text:p>nmdc:bsm-11-5snc2s56</text:p>
          </table:table-cell>
          <table:table-cell office:value-type="string" calcext:value-type="string">
            <text:p>SRX21792409</text:p>
          </table:table-cell>
          <table:table-cell office:value-type="string" calcext:value-type="string">
            <text:p>nmdc:dgms-12-zwwepk56;nmdc:dgms-12-2ex44683;nmdc:dgms-12-bs4et404;nmdc:dgms-12-2va5ap7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9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3]&lt;&gt;&quot;&quot;;[.H103]&lt;&gt;&quot;&quot;;[.R103]=&quot;yes&quot;;[.S10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234-Co3_21_62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34-Co3_21_62</text:p>
          </table:table-cell>
          <table:table-cell office:value-type="string" calcext:value-type="string">
            <text:p>nmdc:bsm-11-da01b330</text:p>
          </table:table-cell>
          <table:table-cell office:value-type="string" calcext:value-type="string">
            <text:p>SRX21792413</text:p>
          </table:table-cell>
          <table:table-cell office:value-type="string" calcext:value-type="string">
            <text:p>nmdc:dgms-12-9rmh9092;nmdc:dgms-12-mncy9r27;nmdc:dgms-12-zw613e97;nmdc:dgms-12-1axmj59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4]&lt;&gt;&quot;&quot;;[.H104]&lt;&gt;&quot;&quot;;[.R104]=&quot;yes&quot;;[.S10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285-CL1_33_1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85-CL1_33_12</text:p>
          </table:table-cell>
          <table:table-cell office:value-type="string" calcext:value-type="string">
            <text:p>nmdc:bsm-11-18btad96</text:p>
          </table:table-cell>
          <table:table-cell office:value-type="string" calcext:value-type="string">
            <text:p>SRX21792777</text:p>
          </table:table-cell>
          <table:table-cell office:value-type="string" calcext:value-type="string">
            <text:p>nmdc:dgms-12-sr5g9b89;nmdc:dgms-12-c5w4rs20;nmdc:dgms-12-z3fjtw06;nmdc:dgms-12-pnjhy331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5]&lt;&gt;&quot;&quot;;[.H105]&lt;&gt;&quot;&quot;;[.R105]=&quot;yes&quot;;[.S10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07-CL2_57_8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07-CL2_57_8</text:p>
          </table:table-cell>
          <table:table-cell office:value-type="string" calcext:value-type="string">
            <text:p>nmdc:bsm-11-vc1cgz17</text:p>
          </table:table-cell>
          <table:table-cell office:value-type="string" calcext:value-type="string">
            <text:p>SRX21792779</text:p>
          </table:table-cell>
          <table:table-cell office:value-type="string" calcext:value-type="string">
            <text:p>nmdc:dgms-12-caeh8h83;nmdc:dgms-12-ghqzng58;nmdc:dgms-12-z3cv8b68;nmdc:dgms-12-6e3s6c38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6]&lt;&gt;&quot;&quot;;[.H106]&lt;&gt;&quot;&quot;;[.R106]=&quot;yes&quot;;[.S106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07-Co3_27_41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07-Co3_27_41</text:p>
          </table:table-cell>
          <table:table-cell office:value-type="string" calcext:value-type="string">
            <text:p>nmdc:bsm-11-rtchk112</text:p>
          </table:table-cell>
          <table:table-cell office:value-type="string" calcext:value-type="string">
            <text:p>SRX21792781</text:p>
          </table:table-cell>
          <table:table-cell office:value-type="string" calcext:value-type="string">
            <text:p>nmdc:dgms-12-55qx3e35;nmdc:dgms-12-nk4xkn12;nmdc:dgms-12-cpjbxj06;nmdc:dgms-12-b96eqs4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7]&lt;&gt;&quot;&quot;;[.H107]&lt;&gt;&quot;&quot;;[.R107]=&quot;yes&quot;;[.S10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285-CL2_56_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85-CL2_56_7</text:p>
          </table:table-cell>
          <table:table-cell office:value-type="string" calcext:value-type="string">
            <text:p>nmdc:bsm-11-2a37n046</text:p>
          </table:table-cell>
          <table:table-cell office:value-type="string" calcext:value-type="string">
            <text:p>SRX21792784</text:p>
          </table:table-cell>
          <table:table-cell office:value-type="string" calcext:value-type="string">
            <text:p>nmdc:dgms-12-ta2qk258;nmdc:dgms-12-bhsqzw48;nmdc:dgms-12-m5v3nr79;nmdc:dgms-12-can4ty2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8]&lt;&gt;&quot;&quot;;[.H108]&lt;&gt;&quot;&quot;;[.R108]=&quot;yes&quot;;[.S10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07-Co2_62_1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07-Co2_62_14</text:p>
          </table:table-cell>
          <table:table-cell office:value-type="string" calcext:value-type="string">
            <text:p>nmdc:bsm-11-arjq1c41</text:p>
          </table:table-cell>
          <table:table-cell office:value-type="string" calcext:value-type="string">
            <text:p>SRX21792787</text:p>
          </table:table-cell>
          <table:table-cell office:value-type="string" calcext:value-type="string">
            <text:p>nmdc:dgms-12-k6dz2q82;nmdc:dgms-12-4rp76x51;nmdc:dgms-12-kdyyzt86;nmdc:dgms-12-3e44k22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9]&lt;&gt;&quot;&quot;;[.H109]&lt;&gt;&quot;&quot;;[.R109]=&quot;yes&quot;;[.S109]&gt;0);&quot;ready&quot;;&quot;check&quot;)" office:value-type="string" office:string-value="ready" calcext:value-type="string">
            <text:p>ready</text:p>
          </table:table-cell>
        </table:table-row>
      </table:table>
      <table:named-expressions/>
      <table:database-ranges>
        <table:database-range table:name="__Anonymous_Sheet_DB__0" table:target-range-address="master.E1:master.E319" table:display-filter-buttons="true">
          <table:filter>
            <table:filter-and>
              <table:filter-condition table:value="rhizosphere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8">
      <number:month/>
      <number:text>/</number:text>
      <number:day/>
      <number:text>/</number:text>
      <number:year number:style="long"/>
    </number:date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hours/>
      <number:text>:</number:text>
      <number:minutes number:style="long"/>
      <number:text> </number:text>
      <number:am-pm/>
    </number:time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4">
      <number:day/>
      <number:text>-</number:text>
      <number:month number:textual="true"/>
    </number:date-style>
    <number:date-style style:name="N143">
      <number:day/>
      <number:text>-</number:text>
      <number:month number:textual="true"/>
      <number:text>-</number:text>
      <number:year/>
    </number:dat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time-style style:name="N139">
      <number:hours/>
      <number:text>:</number:text>
      <number:minutes number:style="long"/>
    </number:time-style>
    <number:date-style style:name="N138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:</number:text>
      <number:seconds number:style="long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2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6T10:42:33.448516117</meta:creation-date>
    <dc:date>2026-04-07T10:51:11.562053034</dc:date>
    <meta:editing-duration>PT5H35M30S</meta:editing-duration>
    <meta:editing-cycles>17</meta:editing-cycles>
    <meta:generator>LibreOffice/7.3.7.2$Linux_X86_64 LibreOffice_project/30$Build-2</meta:generator>
    <meta:document-statistic meta:table-count="9" meta:cell-count="16166" meta:object-count="0"/>
  </office:meta>
</office:document-meta>
</file>